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1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ava_08-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ttps://api.github.com/repos/rstudio/rstudio</text:p>
          </table:table-cell>
          <table:table-cell table:formula="of:=REPLACE([.B1]; 1; 29; &quot;&quot;)" office:value-type="string" office:string-value="rstudio/rstudio" calcext:value-type="string">
            <text:p>rstudio/rstudio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ttps://api.github.com/repos/igvteam/igv</text:p>
          </table:table-cell>
          <table:table-cell table:formula="of:=REPLACE([.B2]; 1; 29; &quot;&quot;)" office:value-type="string" office:string-value="igvteam/igv" calcext:value-type="string">
            <text:p>igvteam/igv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ttps://api.github.com/repos/netty/netty</text:p>
          </table:table-cell>
          <table:table-cell table:formula="of:=REPLACE([.B3]; 1; 29; &quot;&quot;)" office:value-type="string" office:string-value="netty/netty" calcext:value-type="string">
            <text:p>netty/netty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ttps://api.github.com/repos/barchart/barchart-feed-ddf</text:p>
          </table:table-cell>
          <table:table-cell table:formula="of:=REPLACE([.B4]; 1; 29; &quot;&quot;)" office:value-type="string" office:string-value="barchart/barchart-feed-ddf" calcext:value-type="string">
            <text:p>barchart/barchart-feed-ddf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https://api.github.com/repos/MovingBlocks/Terasology</text:p>
          </table:table-cell>
          <table:table-cell table:formula="of:=REPLACE([.B5]; 1; 29; &quot;&quot;)" office:value-type="string" office:string-value="MovingBlocks/Terasology" calcext:value-type="string">
            <text:p>MovingBlocks/Terasology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https://api.github.com/repos/openmicroscopy/bioformats</text:p>
          </table:table-cell>
          <table:table-cell table:formula="of:=REPLACE([.B6]; 1; 29; &quot;&quot;)" office:value-type="string" office:string-value="openmicroscopy/bioformats" calcext:value-type="string">
            <text:p>openmicroscopy/bioformats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https://api.github.com/repos/xetorthio/jedis</text:p>
          </table:table-cell>
          <table:table-cell table:formula="of:=REPLACE([.B7]; 1; 29; &quot;&quot;)" office:value-type="string" office:string-value="xetorthio/jedis" calcext:value-type="string">
            <text:p>xetorthio/jedis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https://api.github.com/repos/grails/grails-core</text:p>
          </table:table-cell>
          <table:table-cell table:formula="of:=REPLACE([.B8]; 1; 29; &quot;&quot;)" office:value-type="string" office:string-value="grails/grails-core" calcext:value-type="string">
            <text:p>grails/grails-core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https://api.github.com/repos/openzipkin/zipkin</text:p>
          </table:table-cell>
          <table:table-cell table:formula="of:=REPLACE([.B9]; 1; 29; &quot;&quot;)" office:value-type="string" office:string-value="openzipkin/zipkin" calcext:value-type="string">
            <text:p>openzipkin/zipkin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https://api.github.com/repos/Evervolv/android_frameworks_base</text:p>
          </table:table-cell>
          <table:table-cell table:formula="of:=REPLACE([.B10]; 1; 29; &quot;&quot;)" office:value-type="string" office:string-value="Evervolv/android_frameworks_base" calcext:value-type="string">
            <text:p>Evervolv/android_frameworks_base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https://api.github.com/repos/liquibase/liquibase</text:p>
          </table:table-cell>
          <table:table-cell table:formula="of:=REPLACE([.B11]; 1; 29; &quot;&quot;)" office:value-type="string" office:string-value="liquibase/liquibase" calcext:value-type="string">
            <text:p>liquibase/liquibase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https://api.github.com/repos/Graylog2/graylog2-server</text:p>
          </table:table-cell>
          <table:table-cell table:formula="of:=REPLACE([.B12]; 1; 29; &quot;&quot;)" office:value-type="string" office:string-value="Graylog2/graylog2-server" calcext:value-type="string">
            <text:p>Graylog2/graylog2-server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https://api.github.com/repos/MinecraftForge/MinecraftForge</text:p>
          </table:table-cell>
          <table:table-cell table:formula="of:=REPLACE([.B13]; 1; 29; &quot;&quot;)" office:value-type="string" office:string-value="MinecraftForge/MinecraftForge" calcext:value-type="string">
            <text:p>MinecraftForge/MinecraftForge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https://api.github.com/repos/infinispan/infinispan</text:p>
          </table:table-cell>
          <table:table-cell table:formula="of:=REPLACE([.B14]; 1; 29; &quot;&quot;)" office:value-type="string" office:string-value="infinispan/infinispan" calcext:value-type="string">
            <text:p>infinispan/infinispan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https://api.github.com/repos/gradle/gradle</text:p>
          </table:table-cell>
          <table:table-cell table:formula="of:=REPLACE([.B15]; 1; 29; &quot;&quot;)" office:value-type="string" office:string-value="gradle/gradle" calcext:value-type="string">
            <text:p>gradle/gradle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https://api.github.com/repos/SpoutDev/Spout</text:p>
          </table:table-cell>
          <table:table-cell table:formula="of:=REPLACE([.B16]; 1; 29; &quot;&quot;)" office:value-type="string" office:string-value="SpoutDev/Spout" calcext:value-type="string">
            <text:p>SpoutDev/Spout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https://api.github.com/repos/candlepin/candlepin</text:p>
          </table:table-cell>
          <table:table-cell table:formula="of:=REPLACE([.B17]; 1; 29; &quot;&quot;)" office:value-type="string" office:string-value="candlepin/candlepin" calcext:value-type="string">
            <text:p>candlepin/candlepin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https://api.github.com/repos/dynjs/dynjs</text:p>
          </table:table-cell>
          <table:table-cell table:formula="of:=REPLACE([.B18]; 1; 29; &quot;&quot;)" office:value-type="string" office:string-value="dynjs/dynjs" calcext:value-type="string">
            <text:p>dynjs/dynjs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https://api.github.com/repos/hangum/TadpoleForDBTools</text:p>
          </table:table-cell>
          <table:table-cell table:formula="of:=REPLACE([.B19]; 1; 29; &quot;&quot;)" office:value-type="string" office:string-value="hangum/TadpoleForDBTools" calcext:value-type="string">
            <text:p>hangum/TadpoleForDBTools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https://api.github.com/repos/PIH/openmrs-module-mirebalais</text:p>
          </table:table-cell>
          <table:table-cell table:formula="of:=REPLACE([.B20]; 1; 29; &quot;&quot;)" office:value-type="string" office:string-value="PIH/openmrs-module-mirebalais" calcext:value-type="string">
            <text:p>PIH/openmrs-module-mirebalais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https://api.github.com/repos/ps3mediaserver/ps3mediaserver</text:p>
          </table:table-cell>
          <table:table-cell table:formula="of:=REPLACE([.B21]; 1; 29; &quot;&quot;)" office:value-type="string" office:string-value="ps3mediaserver/ps3mediaserver" calcext:value-type="string">
            <text:p>ps3mediaserver/ps3mediaserver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https://api.github.com/repos/UNC-Libraries/Carolina-Digital-Repository</text:p>
          </table:table-cell>
          <table:table-cell table:formula="of:=REPLACE([.B22]; 1; 29; &quot;&quot;)" office:value-type="string" office:string-value="UNC-Libraries/Carolina-Digital-Repository" calcext:value-type="string">
            <text:p>UNC-Libraries/Carolina-Digital-Repository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https://api.github.com/repos/wicketstuff/core</text:p>
          </table:table-cell>
          <table:table-cell table:formula="of:=REPLACE([.B23]; 1; 29; &quot;&quot;)" office:value-type="string" office:string-value="wicketstuff/core" calcext:value-type="string">
            <text:p>wicketstuff/core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https://api.github.com/repos/forcedotcom/SalesforceMobileSDK-Android</text:p>
          </table:table-cell>
          <table:table-cell table:formula="of:=REPLACE([.B24]; 1; 29; &quot;&quot;)" office:value-type="string" office:string-value="forcedotcom/SalesforceMobileSDK-Android" calcext:value-type="string">
            <text:p>forcedotcom/SalesforceMobileSDK-Android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https://api.github.com/repos/nutzam/nutz</text:p>
          </table:table-cell>
          <table:table-cell table:formula="of:=REPLACE([.B25]; 1; 29; &quot;&quot;)" office:value-type="string" office:string-value="nutzam/nutz" calcext:value-type="string">
            <text:p>nutzam/nutz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https://api.github.com/repos/floodlight/floodlight</text:p>
          </table:table-cell>
          <table:table-cell table:formula="of:=REPLACE([.B26]; 1; 29; &quot;&quot;)" office:value-type="string" office:string-value="floodlight/floodlight" calcext:value-type="string">
            <text:p>floodlight/floodlight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https://api.github.com/repos/tobie/ua-parser</text:p>
          </table:table-cell>
          <table:table-cell table:formula="of:=REPLACE([.B27]; 1; 29; &quot;&quot;)" office:value-type="string" office:string-value="tobie/ua-parser" calcext:value-type="string">
            <text:p>tobie/ua-parser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https://api.github.com/repos/springside/springside4</text:p>
          </table:table-cell>
          <table:table-cell table:formula="of:=REPLACE([.B28]; 1; 29; &quot;&quot;)" office:value-type="string" office:string-value="springside/springside4" calcext:value-type="string">
            <text:p>springside/springside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https://api.github.com/repos/pentaho/big-data-plugin</text:p>
          </table:table-cell>
          <table:table-cell table:formula="of:=REPLACE([.B29]; 1; 29; &quot;&quot;)" office:value-type="string" office:string-value="pentaho/big-data-plugin" calcext:value-type="string">
            <text:p>pentaho/big-data-plugin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https://api.github.com/repos/droolsjbpm/jbpm</text:p>
          </table:table-cell>
          <table:table-cell table:formula="of:=REPLACE([.B30]; 1; 29; &quot;&quot;)" office:value-type="string" office:string-value="droolsjbpm/jbpm" calcext:value-type="string">
            <text:p>droolsjbpm/jbpm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https://api.github.com/repos/ceylon/ceylon-ide-eclipse</text:p>
          </table:table-cell>
          <table:table-cell table:formula="of:=REPLACE([.B31]; 1; 29; &quot;&quot;)" office:value-type="string" office:string-value="ceylon/ceylon-ide-eclipse" calcext:value-type="string">
            <text:p>ceylon/ceylon-ide-eclipse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https://api.github.com/repos/liferay/liferay-docs</text:p>
          </table:table-cell>
          <table:table-cell table:formula="of:=REPLACE([.B32]; 1; 29; &quot;&quot;)" office:value-type="string" office:string-value="liferay/liferay-docs" calcext:value-type="string">
            <text:p>liferay/liferay-docs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https://api.github.com/repos/bndtools/bndtools</text:p>
          </table:table-cell>
          <table:table-cell table:formula="of:=REPLACE([.B33]; 1; 29; &quot;&quot;)" office:value-type="string" office:string-value="bndtools/bndtools" calcext:value-type="string">
            <text:p>bndtools/bndtools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https://api.github.com/repos/concord-consortium/energy3d</text:p>
          </table:table-cell>
          <table:table-cell table:formula="of:=REPLACE([.B34]; 1; 29; &quot;&quot;)" office:value-type="string" office:string-value="concord-consortium/energy3d" calcext:value-type="string">
            <text:p>concord-consortium/energy3d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https://api.github.com/repos/liferay/liferay-portal</text:p>
          </table:table-cell>
          <table:table-cell table:formula="of:=REPLACE([.B35]; 1; 29; &quot;&quot;)" office:value-type="string" office:string-value="liferay/liferay-portal" calcext:value-type="string">
            <text:p>liferay/liferay-portal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https://api.github.com/repos/hibernate/hibernate-ogm</text:p>
          </table:table-cell>
          <table:table-cell table:formula="of:=REPLACE([.B36]; 1; 29; &quot;&quot;)" office:value-type="string" office:string-value="hibernate/hibernate-ogm" calcext:value-type="string">
            <text:p>hibernate/hibernate-ogm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https://api.github.com/repos/stackmob/stackmob-java-client-sdk</text:p>
          </table:table-cell>
          <table:table-cell table:formula="of:=REPLACE([.B37]; 1; 29; &quot;&quot;)" office:value-type="string" office:string-value="stackmob/stackmob-java-client-sdk" calcext:value-type="string">
            <text:p>stackmob/stackmob-java-client-sdk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https://api.github.com/repos/elastic/elasticsearch</text:p>
          </table:table-cell>
          <table:table-cell table:formula="of:=REPLACE([.B38]; 1; 29; &quot;&quot;)" office:value-type="string" office:string-value="elastic/elasticsearch" calcext:value-type="string">
            <text:p>elastic/elasticsearch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https://api.github.com/repos/essentials/Essentials</text:p>
          </table:table-cell>
          <table:table-cell table:formula="of:=REPLACE([.B39]; 1; 29; &quot;&quot;)" office:value-type="string" office:string-value="essentials/Essentials" calcext:value-type="string">
            <text:p>essentials/Essentials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https://api.github.com/repos/meltmedia/cadmium</text:p>
          </table:table-cell>
          <table:table-cell table:formula="of:=REPLACE([.B40]; 1; 29; &quot;&quot;)" office:value-type="string" office:string-value="meltmedia/cadmium" calcext:value-type="string">
            <text:p>meltmedia/cadmium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https://api.github.com/repos/EngineHub/CommandHelper</text:p>
          </table:table-cell>
          <table:table-cell table:formula="of:=REPLACE([.B41]; 1; 29; &quot;&quot;)" office:value-type="string" office:string-value="EngineHub/CommandHelper" calcext:value-type="string">
            <text:p>EngineHub/CommandHelper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https://api.github.com/repos/plutext/docx4j</text:p>
          </table:table-cell>
          <table:table-cell table:formula="of:=REPLACE([.B42]; 1; 29; &quot;&quot;)" office:value-type="string" office:string-value="plutext/docx4j" calcext:value-type="string">
            <text:p>plutext/docx4j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https://api.github.com/repos/apache/poi</text:p>
          </table:table-cell>
          <table:table-cell table:formula="of:=REPLACE([.B43]; 1; 29; &quot;&quot;)" office:value-type="string" office:string-value="apache/poi" calcext:value-type="string">
            <text:p>apache/poi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https://api.github.com/repos/voldemort/voldemort</text:p>
          </table:table-cell>
          <table:table-cell table:formula="of:=REPLACE([.B44]; 1; 29; &quot;&quot;)" office:value-type="string" office:string-value="voldemort/voldemort" calcext:value-type="string">
            <text:p>voldemort/voldemort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https://api.github.com/repos/Catrobat/Catroid</text:p>
          </table:table-cell>
          <table:table-cell table:formula="of:=REPLACE([.B45]; 1; 29; &quot;&quot;)" office:value-type="string" office:string-value="Catrobat/Catroid" calcext:value-type="string">
            <text:p>Catrobat/Catroid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https://api.github.com/repos/bigbluebutton/bigbluebutton</text:p>
          </table:table-cell>
          <table:table-cell table:formula="of:=REPLACE([.B46]; 1; 29; &quot;&quot;)" office:value-type="string" office:string-value="bigbluebutton/bigbluebutton" calcext:value-type="string">
            <text:p>bigbluebutton/bigbluebutton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string" calcext:value-type="string">
            <text:p>https://api.github.com/repos/unclebob/fitnesse</text:p>
          </table:table-cell>
          <table:table-cell table:formula="of:=REPLACE([.B47]; 1; 29; &quot;&quot;)" office:value-type="string" office:string-value="unclebob/fitnesse" calcext:value-type="string">
            <text:p>unclebob/fitnesse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string" calcext:value-type="string">
            <text:p>https://api.github.com/repos/alkacon/opencms-core</text:p>
          </table:table-cell>
          <table:table-cell table:formula="of:=REPLACE([.B48]; 1; 29; &quot;&quot;)" office:value-type="string" office:string-value="alkacon/opencms-core" calcext:value-type="string">
            <text:p>alkacon/opencms-core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https://api.github.com/repos/apache/lucene-solr</text:p>
          </table:table-cell>
          <table:table-cell table:formula="of:=REPLACE([.B49]; 1; 29; &quot;&quot;)" office:value-type="string" office:string-value="apache/lucene-solr" calcext:value-type="string">
            <text:p>apache/lucene-solr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https://api.github.com/repos/ervandew/eclim</text:p>
          </table:table-cell>
          <table:table-cell table:formula="of:=REPLACE([.B50]; 1; 29; &quot;&quot;)" office:value-type="string" office:string-value="ervandew/eclim" calcext:value-type="string">
            <text:p>ervandew/eclim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https://api.github.com/repos/nicolasgramlich/AndEngine</text:p>
          </table:table-cell>
          <table:table-cell table:formula="of:=REPLACE([.B51]; 1; 29; &quot;&quot;)" office:value-type="string" office:string-value="nicolasgramlich/AndEngine" calcext:value-type="string">
            <text:p>nicolasgramlich/AndEngine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https://api.github.com/repos/todoroo/astrid</text:p>
          </table:table-cell>
          <table:table-cell table:formula="of:=REPLACE([.B52]; 1; 29; &quot;&quot;)" office:value-type="string" office:string-value="todoroo/astrid" calcext:value-type="string">
            <text:p>todoroo/astrid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https://api.github.com/repos/nathanmarz/storm</text:p>
          </table:table-cell>
          <table:table-cell table:formula="of:=REPLACE([.B53]; 1; 29; &quot;&quot;)" office:value-type="string" office:string-value="nathanmarz/storm" calcext:value-type="string">
            <text:p>nathanmarz/storm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https://api.github.com/repos/square/okhttp</text:p>
          </table:table-cell>
          <table:table-cell table:formula="of:=REPLACE([.B54]; 1; 29; &quot;&quot;)" office:value-type="string" office:string-value="square/okhttp" calcext:value-type="string">
            <text:p>square/okhttp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string" calcext:value-type="string">
            <text:p>https://api.github.com/repos/MIT-Mobile/MIT-Mobile-for-Android</text:p>
          </table:table-cell>
          <table:table-cell table:formula="of:=REPLACE([.B55]; 1; 29; &quot;&quot;)" office:value-type="string" office:string-value="MIT-Mobile/MIT-Mobile-for-Android" calcext:value-type="string">
            <text:p>MIT-Mobile/MIT-Mobile-for-Android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https://api.github.com/repos/RoyalDev/RoyalCommands</text:p>
          </table:table-cell>
          <table:table-cell table:formula="of:=REPLACE([.B56]; 1; 29; &quot;&quot;)" office:value-type="string" office:string-value="RoyalDev/RoyalCommands" calcext:value-type="string">
            <text:p>RoyalDev/RoyalCommands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string" calcext:value-type="string">
            <text:p>https://api.github.com/repos/intermine/intermine</text:p>
          </table:table-cell>
          <table:table-cell table:formula="of:=REPLACE([.B57]; 1; 29; &quot;&quot;)" office:value-type="string" office:string-value="intermine/intermine" calcext:value-type="string">
            <text:p>intermine/intermine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string" calcext:value-type="string">
            <text:p>https://api.github.com/repos/Bukkit/Bukkit</text:p>
          </table:table-cell>
          <table:table-cell table:formula="of:=REPLACE([.B58]; 1; 29; &quot;&quot;)" office:value-type="string" office:string-value="Bukkit/Bukkit" calcext:value-type="string">
            <text:p>Bukkit/Bukkit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https://api.github.com/repos/isenseDev/iSENSE-Hardware</text:p>
          </table:table-cell>
          <table:table-cell table:formula="of:=REPLACE([.B59]; 1; 29; &quot;&quot;)" office:value-type="string" office:string-value="isenseDev/iSENSE-Hardware" calcext:value-type="string">
            <text:p>isenseDev/iSENSE-Hardware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https://api.github.com/repos/geoserver/geoserver</text:p>
          </table:table-cell>
          <table:table-cell table:formula="of:=REPLACE([.B60]; 1; 29; &quot;&quot;)" office:value-type="string" office:string-value="geoserver/geoserver" calcext:value-type="string">
            <text:p>geoserver/geoserver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https://api.github.com/repos/restlet/restlet-framework-java</text:p>
          </table:table-cell>
          <table:table-cell table:formula="of:=REPLACE([.B61]; 1; 29; &quot;&quot;)" office:value-type="string" office:string-value="restlet/restlet-framework-java" calcext:value-type="string">
            <text:p>restlet/restlet-framework-java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https://api.github.com/repos/sleuthkit/autopsy</text:p>
          </table:table-cell>
          <table:table-cell table:formula="of:=REPLACE([.B62]; 1; 29; &quot;&quot;)" office:value-type="string" office:string-value="sleuthkit/autopsy" calcext:value-type="string">
            <text:p>sleuthkit/autopsy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https://api.github.com/repos/clojure/clojure</text:p>
          </table:table-cell>
          <table:table-cell table:formula="of:=REPLACE([.B63]; 1; 29; &quot;&quot;)" office:value-type="string" office:string-value="clojure/clojure" calcext:value-type="string">
            <text:p>clojure/clojure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string" calcext:value-type="string">
            <text:p>https://api.github.com/repos/dmarc0001/submatixBTPC</text:p>
          </table:table-cell>
          <table:table-cell table:formula="of:=REPLACE([.B64]; 1; 29; &quot;&quot;)" office:value-type="string" office:string-value="dmarc0001/submatixBTPC" calcext:value-type="string">
            <text:p>dmarc0001/submatixBTPC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string" calcext:value-type="string">
            <text:p>https://api.github.com/repos/thinkaurelius/titan</text:p>
          </table:table-cell>
          <table:table-cell table:formula="of:=REPLACE([.B65]; 1; 29; &quot;&quot;)" office:value-type="string" office:string-value="thinkaurelius/titan" calcext:value-type="string">
            <text:p>thinkaurelius/titan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https://api.github.com/repos/adangel/pmd</text:p>
          </table:table-cell>
          <table:table-cell table:formula="of:=REPLACE([.B66]; 1; 29; &quot;&quot;)" office:value-type="string" office:string-value="adangel/pmd" calcext:value-type="string">
            <text:p>adangel/pmd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https://api.github.com/repos/twitter/commons</text:p>
          </table:table-cell>
          <table:table-cell table:formula="of:=REPLACE([.B67]; 1; 29; &quot;&quot;)" office:value-type="string" office:string-value="twitter/commons" calcext:value-type="string">
            <text:p>twitter/commons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string" calcext:value-type="string">
            <text:p>https://api.github.com/repos/ModeShape/modeshape</text:p>
          </table:table-cell>
          <table:table-cell table:formula="of:=REPLACE([.B68]; 1; 29; &quot;&quot;)" office:value-type="string" office:string-value="ModeShape/modeshape" calcext:value-type="string">
            <text:p>ModeShape/modeshape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string" calcext:value-type="string">
            <text:p>https://api.github.com/repos/Atmosphere/atmosphere</text:p>
          </table:table-cell>
          <table:table-cell table:formula="of:=REPLACE([.B69]; 1; 29; &quot;&quot;)" office:value-type="string" office:string-value="Atmosphere/atmosphere" calcext:value-type="string">
            <text:p>Atmosphere/atmosphere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string" calcext:value-type="string">
            <text:p>https://api.github.com/repos/griddynamics/yhadoop-common</text:p>
          </table:table-cell>
          <table:table-cell table:formula="of:=REPLACE([.B70]; 1; 29; &quot;&quot;)" office:value-type="string" office:string-value="griddynamics/yhadoop-common" calcext:value-type="string">
            <text:p>griddynamics/yhadoop-common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https://api.github.com/repos/CeON/CoAnSys</text:p>
          </table:table-cell>
          <table:table-cell table:formula="of:=REPLACE([.B71]; 1; 29; &quot;&quot;)" office:value-type="string" office:string-value="CeON/CoAnSys" calcext:value-type="string">
            <text:p>CeON/CoAnSys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string" calcext:value-type="string">
            <text:p>https://api.github.com/repos/brianfrankcooper/YCSB</text:p>
          </table:table-cell>
          <table:table-cell table:formula="of:=REPLACE([.B72]; 1; 29; &quot;&quot;)" office:value-type="string" office:string-value="brianfrankcooper/YCSB" calcext:value-type="string">
            <text:p>brianfrankcooper/YCSB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string" calcext:value-type="string">
            <text:p>https://api.github.com/repos/groovy/groovy-eclipse</text:p>
          </table:table-cell>
          <table:table-cell table:formula="of:=REPLACE([.B73]; 1; 29; &quot;&quot;)" office:value-type="string" office:string-value="groovy/groovy-eclipse" calcext:value-type="string">
            <text:p>groovy/groovy-eclipse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string" calcext:value-type="string">
            <text:p>https://api.github.com/repos/jbsalgado/bpa-i</text:p>
          </table:table-cell>
          <table:table-cell table:formula="of:=REPLACE([.B74]; 1; 29; &quot;&quot;)" office:value-type="string" office:string-value="jbsalgado/bpa-i" calcext:value-type="string">
            <text:p>jbsalgado/bpa-i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string" calcext:value-type="string">
            <text:p>https://api.github.com/repos/Sage-Bionetworks/Synapse-Repository-Services</text:p>
          </table:table-cell>
          <table:table-cell table:formula="of:=REPLACE([.B75]; 1; 29; &quot;&quot;)" office:value-type="string" office:string-value="Sage-Bionetworks/Synapse-Repository-Services" calcext:value-type="string">
            <text:p>Sage-Bionetworks/Synapse-Repository-Services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string" calcext:value-type="string">
            <text:p>https://api.github.com/repos/TexasDigitalLibrary/Vireo</text:p>
          </table:table-cell>
          <table:table-cell table:formula="of:=REPLACE([.B76]; 1; 29; &quot;&quot;)" office:value-type="string" office:string-value="TexasDigitalLibrary/Vireo" calcext:value-type="string">
            <text:p>TexasDigitalLibrary/Vireo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string" calcext:value-type="string">
            <text:p>https://api.github.com/repos/yusuke/twitter4j</text:p>
          </table:table-cell>
          <table:table-cell table:formula="of:=REPLACE([.B77]; 1; 29; &quot;&quot;)" office:value-type="string" office:string-value="yusuke/twitter4j" calcext:value-type="string">
            <text:p>yusuke/twitter4j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string" calcext:value-type="string">
            <text:p>https://api.github.com/repos/loopj/android-async-http</text:p>
          </table:table-cell>
          <table:table-cell table:formula="of:=REPLACE([.B78]; 1; 29; &quot;&quot;)" office:value-type="string" office:string-value="loopj/android-async-http" calcext:value-type="string">
            <text:p>loopj/android-async-http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string" calcext:value-type="string">
            <text:p>https://api.github.com/repos/jclouds/jclouds</text:p>
          </table:table-cell>
          <table:table-cell table:formula="of:=REPLACE([.B79]; 1; 29; &quot;&quot;)" office:value-type="string" office:string-value="jclouds/jclouds" calcext:value-type="string">
            <text:p>jclouds/jclouds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https://api.github.com/repos/apache/cassandra</text:p>
          </table:table-cell>
          <table:table-cell table:formula="of:=REPLACE([.B80]; 1; 29; &quot;&quot;)" office:value-type="string" office:string-value="apache/cassandra" calcext:value-type="string">
            <text:p>apache/cassandra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  <table:table-cell office:value-type="string" calcext:value-type="string">
            <text:p>https://api.github.com/repos/ippontech/tatami</text:p>
          </table:table-cell>
          <table:table-cell table:formula="of:=REPLACE([.B81]; 1; 29; &quot;&quot;)" office:value-type="string" office:string-value="ippontech/tatami" calcext:value-type="string">
            <text:p>ippontech/tatami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string" calcext:value-type="string">
            <text:p>https://api.github.com/repos/CERN/apvs</text:p>
          </table:table-cell>
          <table:table-cell table:formula="of:=REPLACE([.B82]; 1; 29; &quot;&quot;)" office:value-type="string" office:string-value="CERN/apvs" calcext:value-type="string">
            <text:p>CERN/apvs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https://api.github.com/repos/jboss-switchyard/components</text:p>
          </table:table-cell>
          <table:table-cell table:formula="of:=REPLACE([.B83]; 1; 29; &quot;&quot;)" office:value-type="string" office:string-value="jboss-switchyard/components" calcext:value-type="string">
            <text:p>jboss-switchyard/components</text:p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string" calcext:value-type="string">
            <text:p>https://api.github.com/repos/mballance/sveditor</text:p>
          </table:table-cell>
          <table:table-cell table:formula="of:=REPLACE([.B84]; 1; 29; &quot;&quot;)" office:value-type="string" office:string-value="mballance/sveditor" calcext:value-type="string">
            <text:p>mballance/sveditor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https://api.github.com/repos/VoltDB/voltdb</text:p>
          </table:table-cell>
          <table:table-cell table:formula="of:=REPLACE([.B85]; 1; 29; &quot;&quot;)" office:value-type="string" office:string-value="VoltDB/voltdb" calcext:value-type="string">
            <text:p>VoltDB/voltdb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https://api.github.com/repos/apereo/cas</text:p>
          </table:table-cell>
          <table:table-cell table:formula="of:=REPLACE([.B86]; 1; 29; &quot;&quot;)" office:value-type="string" office:string-value="apereo/cas" calcext:value-type="string">
            <text:p>apereo/cas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string" calcext:value-type="string">
            <text:p>https://api.github.com/repos/alecgorge/jsonapi</text:p>
          </table:table-cell>
          <table:table-cell table:formula="of:=REPLACE([.B87]; 1; 29; &quot;&quot;)" office:value-type="string" office:string-value="alecgorge/jsonapi" calcext:value-type="string">
            <text:p>alecgorge/jsonapi</text:p>
          </table:table-cell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string" calcext:value-type="string">
            <text:p>https://api.github.com/repos/forge/core</text:p>
          </table:table-cell>
          <table:table-cell table:formula="of:=REPLACE([.B88]; 1; 29; &quot;&quot;)" office:value-type="string" office:string-value="forge/core" calcext:value-type="string">
            <text:p>forge/core</text:p>
          </table:table-cell>
        </table:table-row>
        <table:table-row table:style-name="ro1">
          <table:table-cell office:value-type="float" office:value="9807" calcext:value-type="float">
            <text:p>9807</text:p>
          </table:table-cell>
          <table:table-cell office:value-type="string" calcext:value-type="string">
            <text:p>https://api.github.com/repos/exoplatform/social</text:p>
          </table:table-cell>
          <table:table-cell table:formula="of:=REPLACE([.B89]; 1; 29; &quot;&quot;)" office:value-type="string" office:string-value="exoplatform/social" calcext:value-type="string">
            <text:p>exoplatform/social</text:p>
          </table:table-cell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string" calcext:value-type="string">
            <text:p>https://api.github.com/repos/sk89q/CraftBook</text:p>
          </table:table-cell>
          <table:table-cell table:formula="of:=REPLACE([.B90]; 1; 29; &quot;&quot;)" office:value-type="string" office:string-value="sk89q/CraftBook" calcext:value-type="string">
            <text:p>sk89q/CraftBook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https://api.github.com/repos/mongodb/mongo-java-driver</text:p>
          </table:table-cell>
          <table:table-cell table:formula="of:=REPLACE([.B91]; 1; 29; &quot;&quot;)" office:value-type="string" office:string-value="mongodb/mongo-java-driver" calcext:value-type="string">
            <text:p>mongodb/mongo-java-driver</text:p>
          </table:table-cell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https://api.github.com/repos/exoplatform/platform</text:p>
          </table:table-cell>
          <table:table-cell table:formula="of:=REPLACE([.B92]; 1; 29; &quot;&quot;)" office:value-type="string" office:string-value="exoplatform/platform" calcext:value-type="string">
            <text:p>exoplatform/platform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https://api.github.com/repos/choreos/choreos_middleware</text:p>
          </table:table-cell>
          <table:table-cell table:formula="of:=REPLACE([.B93]; 1; 29; &quot;&quot;)" office:value-type="string" office:string-value="choreos/choreos_middleware" calcext:value-type="string">
            <text:p>choreos/choreos_middleware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https://api.github.com/repos/exoplatform/exogtn</text:p>
          </table:table-cell>
          <table:table-cell table:formula="of:=REPLACE([.B94]; 1; 29; &quot;&quot;)" office:value-type="string" office:string-value="exoplatform/exogtn" calcext:value-type="string">
            <text:p>exoplatform/exogtn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https://api.github.com/repos/cbsrbiobank/biobank</text:p>
          </table:table-cell>
          <table:table-cell table:formula="of:=REPLACE([.B95]; 1; 29; &quot;&quot;)" office:value-type="string" office:string-value="cbsrbiobank/biobank" calcext:value-type="string">
            <text:p>cbsrbiobank/biobank</text:p>
          </table:table-cell>
        </table:table-row>
        <table:table-row table:style-name="ro1">
          <table:table-cell office:value-type="float" office:value="10269" calcext:value-type="float">
            <text:p>10269</text:p>
          </table:table-cell>
          <table:table-cell office:value-type="string" calcext:value-type="string">
            <text:p>https://api.github.com/repos/eucalyptus/eucalyptus</text:p>
          </table:table-cell>
          <table:table-cell table:formula="of:=REPLACE([.B96]; 1; 29; &quot;&quot;)" office:value-type="string" office:string-value="eucalyptus/eucalyptus" calcext:value-type="string">
            <text:p>eucalyptus/eucalyptus</text:p>
          </table:table-cell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string" calcext:value-type="string">
            <text:p>https://api.github.com/repos/exoplatform/ecms</text:p>
          </table:table-cell>
          <table:table-cell table:formula="of:=REPLACE([.B97]; 1; 29; &quot;&quot;)" office:value-type="string" office:string-value="exoplatform/ecms" calcext:value-type="string">
            <text:p>exoplatform/ecms</text:p>
          </table:table-cell>
        </table:table-row>
        <table:table-row table:style-name="ro1">
          <table:table-cell office:value-type="float" office:value="10486" calcext:value-type="float">
            <text:p>10486</text:p>
          </table:table-cell>
          <table:table-cell office:value-type="string" calcext:value-type="string">
            <text:p>https://api.github.com/repos/bio4j/bio4j</text:p>
          </table:table-cell>
          <table:table-cell table:formula="of:=REPLACE([.B98]; 1; 29; &quot;&quot;)" office:value-type="string" office:string-value="bio4j/bio4j" calcext:value-type="string">
            <text:p>bio4j/bio4j</text:p>
          </table:table-cell>
        </table:table-row>
        <table:table-row table:style-name="ro1">
          <table:table-cell office:value-type="float" office:value="10657" calcext:value-type="float">
            <text:p>10657</text:p>
          </table:table-cell>
          <table:table-cell office:value-type="string" calcext:value-type="string">
            <text:p>https://api.github.com/repos/mifos/head</text:p>
          </table:table-cell>
          <table:table-cell table:formula="of:=REPLACE([.B99]; 1; 29; &quot;&quot;)" office:value-type="string" office:string-value="mifos/head" calcext:value-type="string">
            <text:p>mifos/head</text:p>
          </table:table-cell>
        </table:table-row>
        <table:table-row table:style-name="ro1">
          <table:table-cell office:value-type="float" office:value="10880" calcext:value-type="float">
            <text:p>10880</text:p>
          </table:table-cell>
          <table:table-cell office:value-type="string" calcext:value-type="string">
            <text:p>https://api.github.com/repos/cloudsmith/geppetto</text:p>
          </table:table-cell>
          <table:table-cell table:formula="of:=REPLACE([.B100]; 1; 29; &quot;&quot;)" office:value-type="string" office:string-value="cloudsmith/geppetto" calcext:value-type="string">
            <text:p>cloudsmith/geppetto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string" calcext:value-type="string">
            <text:p>https://api.github.com/repos/Cryptite/The-Artifact</text:p>
          </table:table-cell>
          <table:table-cell table:formula="of:=REPLACE([.B101]; 1; 29; &quot;&quot;)" office:value-type="string" office:string-value="Cryptite/The-Artifact" calcext:value-type="string">
            <text:p>Cryptite/The-Artifact</text:p>
          </table:table-cell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https://api.github.com/repos/sk89q/WorldGuard</text:p>
          </table:table-cell>
          <table:table-cell table:formula="of:=REPLACE([.B102]; 1; 29; &quot;&quot;)" office:value-type="string" office:string-value="sk89q/WorldGuard" calcext:value-type="string">
            <text:p>sk89q/WorldGuard</text:p>
          </table:table-cell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https://api.github.com/repos/swagger-api/swagger-core</text:p>
          </table:table-cell>
          <table:table-cell table:formula="of:=REPLACE([.B103]; 1; 29; &quot;&quot;)" office:value-type="string" office:string-value="swagger-api/swagger-core" calcext:value-type="string">
            <text:p>swagger-api/swagger-core</text:p>
          </table:table-cell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string" calcext:value-type="string">
            <text:p>https://api.github.com/repos/janrain/janrain-backplane-2</text:p>
          </table:table-cell>
          <table:table-cell table:formula="of:=REPLACE([.B104]; 1; 29; &quot;&quot;)" office:value-type="string" office:string-value="janrain/janrain-backplane-2" calcext:value-type="string">
            <text:p>janrain/janrain-backplane-2</text:p>
          </table:table-cell>
        </table:table-row>
        <table:table-row table:style-name="ro1">
          <table:table-cell office:value-type="float" office:value="11821" calcext:value-type="float">
            <text:p>11821</text:p>
          </table:table-cell>
          <table:table-cell office:value-type="string" calcext:value-type="string">
            <text:p>https://api.github.com/repos/androidannotations/androidannotations</text:p>
          </table:table-cell>
          <table:table-cell table:formula="of:=REPLACE([.B105]; 1; 29; &quot;&quot;)" office:value-type="string" office:string-value="androidannotations/androidannotations" calcext:value-type="string">
            <text:p>androidannotations/androidannotations</text:p>
          </table:table-cell>
        </table:table-row>
        <table:table-row table:style-name="ro1">
          <table:table-cell office:value-type="float" office:value="11958" calcext:value-type="float">
            <text:p>11958</text:p>
          </table:table-cell>
          <table:table-cell office:value-type="string" calcext:value-type="string">
            <text:p>https://api.github.com/repos/peternixon/opennms-mirror</text:p>
          </table:table-cell>
          <table:table-cell table:formula="of:=REPLACE([.B106]; 1; 29; &quot;&quot;)" office:value-type="string" office:string-value="peternixon/opennms-mirror" calcext:value-type="string">
            <text:p>peternixon/opennms-mirror</text:p>
          </table:table-cell>
        </table:table-row>
        <table:table-row table:style-name="ro1">
          <table:table-cell office:value-type="float" office:value="11972" calcext:value-type="float">
            <text:p>11972</text:p>
          </table:table-cell>
          <table:table-cell office:value-type="string" calcext:value-type="string">
            <text:p>https://api.github.com/repos/openstreetmap/josm</text:p>
          </table:table-cell>
          <table:table-cell table:formula="of:=REPLACE([.B107]; 1; 29; &quot;&quot;)" office:value-type="string" office:string-value="openstreetmap/josm" calcext:value-type="string">
            <text:p>openstreetmap/josm</text:p>
          </table:table-cell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string" calcext:value-type="string">
            <text:p>https://api.github.com/repos/droolsjbpm/drools</text:p>
          </table:table-cell>
          <table:table-cell table:formula="of:=REPLACE([.B108]; 1; 29; &quot;&quot;)" office:value-type="string" office:string-value="droolsjbpm/drools" calcext:value-type="string">
            <text:p>droolsjbpm/drools</text:p>
          </table:table-cell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string" calcext:value-type="string">
            <text:p>https://api.github.com/repos/k9mail/k-9</text:p>
          </table:table-cell>
          <table:table-cell table:formula="of:=REPLACE([.B109]; 1; 29; &quot;&quot;)" office:value-type="string" office:string-value="k9mail/k-9" calcext:value-type="string">
            <text:p>k9mail/k-9</text:p>
          </table:table-cell>
        </table:table-row>
        <table:table-row table:style-name="ro1">
          <table:table-cell office:value-type="float" office:value="12713" calcext:value-type="float">
            <text:p>12713</text:p>
          </table:table-cell>
          <table:table-cell office:value-type="string" calcext:value-type="string">
            <text:p>https://api.github.com/repos/apache/hive</text:p>
          </table:table-cell>
          <table:table-cell table:formula="of:=REPLACE([.B110]; 1; 29; &quot;&quot;)" office:value-type="string" office:string-value="apache/hive" calcext:value-type="string">
            <text:p>apache/hive</text:p>
          </table:table-cell>
        </table:table-row>
        <table:table-row table:style-name="ro1">
          <table:table-cell office:value-type="float" office:value="12876" calcext:value-type="float">
            <text:p>12876</text:p>
          </table:table-cell>
          <table:table-cell office:value-type="string" calcext:value-type="string">
            <text:p>https://api.github.com/repos/liato/android-bankdroid</text:p>
          </table:table-cell>
          <table:table-cell table:formula="of:=REPLACE([.B111]; 1; 29; &quot;&quot;)" office:value-type="string" office:string-value="liato/android-bankdroid" calcext:value-type="string">
            <text:p>liato/android-bankdroid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string" calcext:value-type="string">
            <text:p>https://api.github.com/repos/osmandapp/Osmand</text:p>
          </table:table-cell>
          <table:table-cell table:formula="of:=REPLACE([.B112]; 1; 29; &quot;&quot;)" office:value-type="string" office:string-value="osmandapp/Osmand" calcext:value-type="string">
            <text:p>osmandapp/Osmand</text:p>
          </table:table-cell>
        </table:table-row>
        <table:table-row table:style-name="ro1">
          <table:table-cell office:value-type="float" office:value="13033" calcext:value-type="float">
            <text:p>13033</text:p>
          </table:table-cell>
          <table:table-cell office:value-type="string" calcext:value-type="string">
            <text:p>https://api.github.com/repos/gwtbootstrap/gwt-bootstrap</text:p>
          </table:table-cell>
          <table:table-cell table:formula="of:=REPLACE([.B113]; 1; 29; &quot;&quot;)" office:value-type="string" office:string-value="gwtbootstrap/gwt-bootstrap" calcext:value-type="string">
            <text:p>gwtbootstrap/gwt-bootstrap</text:p>
          </table:table-cell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string" calcext:value-type="string">
            <text:p>https://api.github.com/repos/yahoo/omid</text:p>
          </table:table-cell>
          <table:table-cell table:formula="of:=REPLACE([.B114]; 1; 29; &quot;&quot;)" office:value-type="string" office:string-value="yahoo/omid" calcext:value-type="string">
            <text:p>yahoo/omid</text:p>
          </table:table-cell>
        </table:table-row>
        <table:table-row table:style-name="ro1">
          <table:table-cell office:value-type="float" office:value="13191" calcext:value-type="float">
            <text:p>13191</text:p>
          </table:table-cell>
          <table:table-cell office:value-type="string" calcext:value-type="string">
            <text:p>https://api.github.com/repos/brooklyncentral/brooklyn</text:p>
          </table:table-cell>
          <table:table-cell table:formula="of:=REPLACE([.B115]; 1; 29; &quot;&quot;)" office:value-type="string" office:string-value="brooklyncentral/brooklyn" calcext:value-type="string">
            <text:p>brooklyncentral/brooklyn</text:p>
          </table:table-cell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string" calcext:value-type="string">
            <text:p>https://api.github.com/repos/rhuss/jolokia</text:p>
          </table:table-cell>
          <table:table-cell table:formula="of:=REPLACE([.B116]; 1; 29; &quot;&quot;)" office:value-type="string" office:string-value="rhuss/jolokia" calcext:value-type="string">
            <text:p>rhuss/jolokia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string" calcext:value-type="string">
            <text:p>https://api.github.com/repos/orbisgis/orbisgis</text:p>
          </table:table-cell>
          <table:table-cell table:formula="of:=REPLACE([.B117]; 1; 29; &quot;&quot;)" office:value-type="string" office:string-value="orbisgis/orbisgis" calcext:value-type="string">
            <text:p>orbisgis/orbisgis</text:p>
          </table:table-cell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string" calcext:value-type="string">
            <text:p>https://api.github.com/repos/northern-bites/nbites</text:p>
          </table:table-cell>
          <table:table-cell table:formula="of:=REPLACE([.B118]; 1; 29; &quot;&quot;)" office:value-type="string" office:string-value="northern-bites/nbites" calcext:value-type="string">
            <text:p>northern-bites/nbites</text:p>
          </table:table-cell>
        </table:table-row>
        <table:table-row table:style-name="ro1">
          <table:table-cell office:value-type="float" office:value="13573" calcext:value-type="float">
            <text:p>13573</text:p>
          </table:table-cell>
          <table:table-cell office:value-type="string" calcext:value-type="string">
            <text:p>https://api.github.com/repos/bndtools/bnd</text:p>
          </table:table-cell>
          <table:table-cell table:formula="of:=REPLACE([.B119]; 1; 29; &quot;&quot;)" office:value-type="string" office:string-value="bndtools/bnd" calcext:value-type="string">
            <text:p>bndtools/bnd</text:p>
          </table:table-cell>
        </table:table-row>
        <table:table-row table:style-name="ro1">
          <table:table-cell office:value-type="float" office:value="13718" calcext:value-type="float">
            <text:p>13718</text:p>
          </table:table-cell>
          <table:table-cell office:value-type="string" calcext:value-type="string">
            <text:p>https://api.github.com/repos/caelum/vraptor</text:p>
          </table:table-cell>
          <table:table-cell table:formula="of:=REPLACE([.B120]; 1; 29; &quot;&quot;)" office:value-type="string" office:string-value="caelum/vraptor" calcext:value-type="string">
            <text:p>caelum/vraptor</text:p>
          </table:table-cell>
        </table:table-row>
        <table:table-row table:style-name="ro1">
          <table:table-cell office:value-type="float" office:value="13773" calcext:value-type="float">
            <text:p>13773</text:p>
          </table:table-cell>
          <table:table-cell office:value-type="string" calcext:value-type="string">
            <text:p>https://api.github.com/repos/apache/hbase</text:p>
          </table:table-cell>
          <table:table-cell table:formula="of:=REPLACE([.B121]; 1; 29; &quot;&quot;)" office:value-type="string" office:string-value="apache/hbase" calcext:value-type="string">
            <text:p>apache/hbase</text:p>
          </table:table-cell>
        </table:table-row>
        <table:table-row table:style-name="ro1">
          <table:table-cell office:value-type="float" office:value="13874" calcext:value-type="float">
            <text:p>13874</text:p>
          </table:table-cell>
          <table:table-cell office:value-type="string" calcext:value-type="string">
            <text:p>https://api.github.com/repos/apache/avro</text:p>
          </table:table-cell>
          <table:table-cell table:formula="of:=REPLACE([.B122]; 1; 29; &quot;&quot;)" office:value-type="string" office:string-value="apache/avro" calcext:value-type="string">
            <text:p>apache/avro</text:p>
          </table:table-cell>
        </table:table-row>
        <table:table-row table:style-name="ro1">
          <table:table-cell office:value-type="float" office:value="14138" calcext:value-type="float">
            <text:p>14138</text:p>
          </table:table-cell>
          <table:table-cell office:value-type="string" calcext:value-type="string">
            <text:p>https://api.github.com/repos/ST-DDT/Crazy</text:p>
          </table:table-cell>
          <table:table-cell table:formula="of:=REPLACE([.B123]; 1; 29; &quot;&quot;)" office:value-type="string" office:string-value="ST-DDT/Crazy" calcext:value-type="string">
            <text:p>ST-DDT/Crazy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https://api.github.com/repos/sonatype/nexus</text:p>
          </table:table-cell>
          <table:table-cell table:formula="of:=REPLACE([.B124]; 1; 29; &quot;&quot;)" office:value-type="string" office:string-value="sonatype/nexus" calcext:value-type="string">
            <text:p>sonatype/nexus</text:p>
          </table:table-cell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string" calcext:value-type="string">
            <text:p>https://api.github.com/repos/droolsjbpm/guvnor</text:p>
          </table:table-cell>
          <table:table-cell table:formula="of:=REPLACE([.B125]; 1; 29; &quot;&quot;)" office:value-type="string" office:string-value="droolsjbpm/guvnor" calcext:value-type="string">
            <text:p>droolsjbpm/guvnor</text:p>
          </table:table-cell>
        </table:table-row>
        <table:table-row table:style-name="ro1">
          <table:table-cell office:value-type="float" office:value="14402" calcext:value-type="float">
            <text:p>14402</text:p>
          </table:table-cell>
          <table:table-cell office:value-type="string" calcext:value-type="string">
            <text:p>https://api.github.com/repos/eclipse/jgit</text:p>
          </table:table-cell>
          <table:table-cell table:formula="of:=REPLACE([.B126]; 1; 29; &quot;&quot;)" office:value-type="string" office:string-value="eclipse/jgit" calcext:value-type="string">
            <text:p>eclipse/jgit</text:p>
          </table:table-cell>
        </table:table-row>
        <table:table-row table:style-name="ro1">
          <table:table-cell office:value-type="float" office:value="15138" calcext:value-type="float">
            <text:p>15138</text:p>
          </table:table-cell>
          <table:table-cell office:value-type="string" calcext:value-type="string">
            <text:p>https://api.github.com/repos/apache/sqoop</text:p>
          </table:table-cell>
          <table:table-cell table:formula="of:=REPLACE([.B127]; 1; 29; &quot;&quot;)" office:value-type="string" office:string-value="apache/sqoop" calcext:value-type="string">
            <text:p>apache/sqoop</text:p>
          </table:table-cell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https://api.github.com/repos/mendhak/gpslogger</text:p>
          </table:table-cell>
          <table:table-cell table:formula="of:=REPLACE([.B128]; 1; 29; &quot;&quot;)" office:value-type="string" office:string-value="mendhak/gpslogger" calcext:value-type="string">
            <text:p>mendhak/gpslogger</text:p>
          </table:table-cell>
        </table:table-row>
        <table:table-row table:style-name="ro1">
          <table:table-cell office:value-type="float" office:value="15618" calcext:value-type="float">
            <text:p>15618</text:p>
          </table:table-cell>
          <table:table-cell office:value-type="string" calcext:value-type="string">
            <text:p>https://api.github.com/repos/FluentLenium/FluentLenium</text:p>
          </table:table-cell>
          <table:table-cell table:formula="of:=REPLACE([.B129]; 1; 29; &quot;&quot;)" office:value-type="string" office:string-value="FluentLenium/FluentLenium" calcext:value-type="string">
            <text:p>FluentLenium/FluentLenium</text:p>
          </table:table-cell>
        </table:table-row>
        <table:table-row table:style-name="ro1">
          <table:table-cell office:value-type="float" office:value="15684" calcext:value-type="float">
            <text:p>15684</text:p>
          </table:table-cell>
          <table:table-cell office:value-type="string" calcext:value-type="string">
            <text:p>https://api.github.com/repos/joscha/play-authenticate</text:p>
          </table:table-cell>
          <table:table-cell table:formula="of:=REPLACE([.B130]; 1; 29; &quot;&quot;)" office:value-type="string" office:string-value="joscha/play-authenticate" calcext:value-type="string">
            <text:p>joscha/play-authenticate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office:value-type="string" calcext:value-type="string">
            <text:p>https://api.github.com/repos/cbeust/testng</text:p>
          </table:table-cell>
          <table:table-cell table:formula="of:=REPLACE([.B131]; 1; 29; &quot;&quot;)" office:value-type="string" office:string-value="cbeust/testng" calcext:value-type="string">
            <text:p>cbeust/testng</text:p>
          </table:table-cell>
        </table:table-row>
        <table:table-row table:style-name="ro1">
          <table:table-cell office:value-type="float" office:value="15806" calcext:value-type="float">
            <text:p>15806</text:p>
          </table:table-cell>
          <table:table-cell office:value-type="string" calcext:value-type="string">
            <text:p>https://api.github.com/repos/weld/core</text:p>
          </table:table-cell>
          <table:table-cell table:formula="of:=REPLACE([.B132]; 1; 29; &quot;&quot;)" office:value-type="string" office:string-value="weld/core" calcext:value-type="string">
            <text:p>weld/core</text:p>
          </table:table-cell>
        </table:table-row>
        <table:table-row table:style-name="ro1">
          <table:table-cell office:value-type="float" office:value="15939" calcext:value-type="float">
            <text:p>15939</text:p>
          </table:table-cell>
          <table:table-cell office:value-type="string" calcext:value-type="string">
            <text:p>https://api.github.com/repos/zxing/zxing</text:p>
          </table:table-cell>
          <table:table-cell table:formula="of:=REPLACE([.B133]; 1; 29; &quot;&quot;)" office:value-type="string" office:string-value="zxing/zxing" calcext:value-type="string">
            <text:p>zxing/zxing</text:p>
          </table:table-cell>
        </table:table-row>
        <table:table-row table:style-name="ro1">
          <table:table-cell office:value-type="float" office:value="15952" calcext:value-type="float">
            <text:p>15952</text:p>
          </table:table-cell>
          <table:table-cell office:value-type="string" calcext:value-type="string">
            <text:p>https://api.github.com/repos/svn2github/cytoscape</text:p>
          </table:table-cell>
          <table:table-cell table:formula="of:=REPLACE([.B134]; 1; 29; &quot;&quot;)" office:value-type="string" office:string-value="svn2github/cytoscape" calcext:value-type="string">
            <text:p>svn2github/cytoscape</text:p>
          </table:table-cell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string" calcext:value-type="string">
            <text:p>https://api.github.com/repos/cbeust/testng-eclipse</text:p>
          </table:table-cell>
          <table:table-cell table:formula="of:=REPLACE([.B135]; 1; 29; &quot;&quot;)" office:value-type="string" office:string-value="cbeust/testng-eclipse" calcext:value-type="string">
            <text:p>cbeust/testng-eclipse</text:p>
          </table:table-cell>
        </table:table-row>
        <table:table-row table:style-name="ro1">
          <table:table-cell office:value-type="float" office:value="16278" calcext:value-type="float">
            <text:p>16278</text:p>
          </table:table-cell>
          <table:table-cell office:value-type="string" calcext:value-type="string">
            <text:p>https://api.github.com/repos/bguerout/jongo</text:p>
          </table:table-cell>
          <table:table-cell table:formula="of:=REPLACE([.B136]; 1; 29; &quot;&quot;)" office:value-type="string" office:string-value="bguerout/jongo" calcext:value-type="string">
            <text:p>bguerout/jongo</text:p>
          </table:table-cell>
        </table:table-row>
        <table:table-row table:style-name="ro1">
          <table:table-cell office:value-type="float" office:value="16416" calcext:value-type="float">
            <text:p>16416</text:p>
          </table:table-cell>
          <table:table-cell office:value-type="string" calcext:value-type="string">
            <text:p>https://api.github.com/repos/gephi/gephi</text:p>
          </table:table-cell>
          <table:table-cell table:formula="of:=REPLACE([.B137]; 1; 29; &quot;&quot;)" office:value-type="string" office:string-value="gephi/gephi" calcext:value-type="string">
            <text:p>gephi/gephi</text:p>
          </table:table-cell>
        </table:table-row>
        <table:table-row table:style-name="ro1">
          <table:table-cell office:value-type="float" office:value="16719" calcext:value-type="float">
            <text:p>16719</text:p>
          </table:table-cell>
          <table:table-cell office:value-type="string" calcext:value-type="string">
            <text:p>https://api.github.com/repos/BaseXdb/basex</text:p>
          </table:table-cell>
          <table:table-cell table:formula="of:=REPLACE([.B138]; 1; 29; &quot;&quot;)" office:value-type="string" office:string-value="BaseXdb/basex" calcext:value-type="string">
            <text:p>BaseXdb/basex</text:p>
          </table:table-cell>
        </table:table-row>
        <table:table-row table:style-name="ro1">
          <table:table-cell office:value-type="float" office:value="16779" calcext:value-type="float">
            <text:p>16779</text:p>
          </table:table-cell>
          <table:table-cell office:value-type="string" calcext:value-type="string">
            <text:p>https://api.github.com/repos/MassiveCraft/Factions</text:p>
          </table:table-cell>
          <table:table-cell table:formula="of:=REPLACE([.B139]; 1; 29; &quot;&quot;)" office:value-type="string" office:string-value="MassiveCraft/Factions" calcext:value-type="string">
            <text:p>MassiveCraft/Factions</text:p>
          </table:table-cell>
        </table:table-row>
        <table:table-row table:style-name="ro1">
          <table:table-cell office:value-type="float" office:value="16824" calcext:value-type="float">
            <text:p>16824</text:p>
          </table:table-cell>
          <table:table-cell office:value-type="string" calcext:value-type="string">
            <text:p>https://api.github.com/repos/dblock/waffle</text:p>
          </table:table-cell>
          <table:table-cell table:formula="of:=REPLACE([.B140]; 1; 29; &quot;&quot;)" office:value-type="string" office:string-value="dblock/waffle" calcext:value-type="string">
            <text:p>dblock/waffle</text:p>
          </table:table-cell>
        </table:table-row>
        <table:table-row table:style-name="ro1">
          <table:table-cell office:value-type="float" office:value="16880" calcext:value-type="float">
            <text:p>16880</text:p>
          </table:table-cell>
          <table:table-cell office:value-type="string" calcext:value-type="string">
            <text:p>https://api.github.com/repos/JPMoresmau/eclipsefp</text:p>
          </table:table-cell>
          <table:table-cell table:formula="of:=REPLACE([.B141]; 1; 29; &quot;&quot;)" office:value-type="string" office:string-value="JPMoresmau/eclipsefp" calcext:value-type="string">
            <text:p>JPMoresmau/eclipsefp</text:p>
          </table:table-cell>
        </table:table-row>
        <table:table-row table:style-name="ro1">
          <table:table-cell office:value-type="float" office:value="16948" calcext:value-type="float">
            <text:p>16948</text:p>
          </table:table-cell>
          <table:table-cell office:value-type="string" calcext:value-type="string">
            <text:p>https://api.github.com/repos/BroadleafCommerce/BroadleafCommerce</text:p>
          </table:table-cell>
          <table:table-cell table:formula="of:=REPLACE([.B142]; 1; 29; &quot;&quot;)" office:value-type="string" office:string-value="BroadleafCommerce/BroadleafCommerce" calcext:value-type="string">
            <text:p>BroadleafCommerce/BroadleafCommerce</text:p>
          </table:table-cell>
        </table:table-row>
        <table:table-row table:style-name="ro1">
          <table:table-cell office:value-type="float" office:value="17032" calcext:value-type="float">
            <text:p>17032</text:p>
          </table:table-cell>
          <table:table-cell office:value-type="string" calcext:value-type="string">
            <text:p>https://api.github.com/repos/Silverpeas/Silverpeas-Core</text:p>
          </table:table-cell>
          <table:table-cell table:formula="of:=REPLACE([.B143]; 1; 29; &quot;&quot;)" office:value-type="string" office:string-value="Silverpeas/Silverpeas-Core" calcext:value-type="string">
            <text:p>Silverpeas/Silverpeas-Core</text:p>
          </table:table-cell>
        </table:table-row>
        <table:table-row table:style-name="ro1">
          <table:table-cell office:value-type="float" office:value="17042" calcext:value-type="float">
            <text:p>17042</text:p>
          </table:table-cell>
          <table:table-cell office:value-type="string" calcext:value-type="string">
            <text:p>https://api.github.com/repos/Silverpeas/Silverpeas-Components</text:p>
          </table:table-cell>
          <table:table-cell table:formula="of:=REPLACE([.B144]; 1; 29; &quot;&quot;)" office:value-type="string" office:string-value="Silverpeas/Silverpeas-Components" calcext:value-type="string">
            <text:p>Silverpeas/Silverpeas-Components</text:p>
          </table:table-cell>
        </table:table-row>
        <table:table-row table:style-name="ro1">
          <table:table-cell office:value-type="float" office:value="17318" calcext:value-type="float">
            <text:p>17318</text:p>
          </table:table-cell>
          <table:table-cell office:value-type="string" calcext:value-type="string">
            <text:p>https://api.github.com/repos/rest-assured/rest-assured</text:p>
          </table:table-cell>
          <table:table-cell table:formula="of:=REPLACE([.B145]; 1; 29; &quot;&quot;)" office:value-type="string" office:string-value="rest-assured/rest-assured" calcext:value-type="string">
            <text:p>rest-assured/rest-assured</text:p>
          </table:table-cell>
        </table:table-row>
        <table:table-row table:style-name="ro1">
          <table:table-cell office:value-type="float" office:value="17816" calcext:value-type="float">
            <text:p>17816</text:p>
          </table:table-cell>
          <table:table-cell office:value-type="string" calcext:value-type="string">
            <text:p>https://api.github.com/repos/thucydides-webtests/thucydides</text:p>
          </table:table-cell>
          <table:table-cell table:formula="of:=REPLACE([.B146]; 1; 29; &quot;&quot;)" office:value-type="string" office:string-value="thucydides-webtests/thucydides" calcext:value-type="string">
            <text:p>thucydides-webtests/thucydides</text:p>
          </table:table-cell>
        </table:table-row>
        <table:table-row table:style-name="ro1">
          <table:table-cell office:value-type="float" office:value="18115" calcext:value-type="float">
            <text:p>18115</text:p>
          </table:table-cell>
          <table:table-cell office:value-type="string" calcext:value-type="string">
            <text:p>https://api.github.com/repos/senseobservationsystems/sense-android-library</text:p>
          </table:table-cell>
          <table:table-cell table:formula="of:=REPLACE([.B147]; 1; 29; &quot;&quot;)" office:value-type="string" office:string-value="senseobservationsystems/sense-android-library" calcext:value-type="string">
            <text:p>senseobservationsystems/sense-android-library</text:p>
          </table:table-cell>
        </table:table-row>
        <table:table-row table:style-name="ro1">
          <table:table-cell office:value-type="float" office:value="18159" calcext:value-type="float">
            <text:p>18159</text:p>
          </table:table-cell>
          <table:table-cell office:value-type="string" calcext:value-type="string">
            <text:p>https://api.github.com/repos/jenkinsci/warnings-plugin</text:p>
          </table:table-cell>
          <table:table-cell table:formula="of:=REPLACE([.B148]; 1; 29; &quot;&quot;)" office:value-type="string" office:string-value="jenkinsci/warnings-plugin" calcext:value-type="string">
            <text:p>jenkinsci/warnings-plugin</text:p>
          </table:table-cell>
        </table:table-row>
        <table:table-row table:style-name="ro1">
          <table:table-cell office:value-type="float" office:value="18419" calcext:value-type="float">
            <text:p>18419</text:p>
          </table:table-cell>
          <table:table-cell office:value-type="string" calcext:value-type="string">
            <text:p>https://api.github.com/repos/jberkel/sms-backup-plus</text:p>
          </table:table-cell>
          <table:table-cell table:formula="of:=REPLACE([.B149]; 1; 29; &quot;&quot;)" office:value-type="string" office:string-value="jberkel/sms-backup-plus" calcext:value-type="string">
            <text:p>jberkel/sms-backup-plus</text:p>
          </table:table-cell>
        </table:table-row>
        <table:table-row table:style-name="ro1">
          <table:table-cell office:value-type="float" office:value="18489" calcext:value-type="float">
            <text:p>18489</text:p>
          </table:table-cell>
          <table:table-cell office:value-type="string" calcext:value-type="string">
            <text:p>https://api.github.com/repos/apache/maven-plugins</text:p>
          </table:table-cell>
          <table:table-cell table:formula="of:=REPLACE([.B150]; 1; 29; &quot;&quot;)" office:value-type="string" office:string-value="apache/maven-plugins" calcext:value-type="string">
            <text:p>apache/maven-plugins</text:p>
          </table:table-cell>
        </table:table-row>
        <table:table-row table:style-name="ro1">
          <table:table-cell office:value-type="float" office:value="18584" calcext:value-type="float">
            <text:p>18584</text:p>
          </table:table-cell>
          <table:table-cell office:value-type="string" calcext:value-type="string">
            <text:p>https://api.github.com/repos/AOKP/frameworks_base</text:p>
          </table:table-cell>
          <table:table-cell table:formula="of:=REPLACE([.B151]; 1; 29; &quot;&quot;)" office:value-type="string" office:string-value="AOKP/frameworks_base" calcext:value-type="string">
            <text:p>AOKP/frameworks_base</text:p>
          </table:table-cell>
        </table:table-row>
        <table:table-row table:style-name="ro1">
          <table:table-cell office:value-type="float" office:value="18651" calcext:value-type="float">
            <text:p>18651</text:p>
          </table:table-cell>
          <table:table-cell office:value-type="string" calcext:value-type="string">
            <text:p>https://api.github.com/repos/geogebra/geogebra</text:p>
          </table:table-cell>
          <table:table-cell table:formula="of:=REPLACE([.B152]; 1; 29; &quot;&quot;)" office:value-type="string" office:string-value="geogebra/geogebra" calcext:value-type="string">
            <text:p>geogebra/geogebra</text:p>
          </table:table-cell>
        </table:table-row>
        <table:table-row table:style-name="ro1">
          <table:table-cell office:value-type="float" office:value="18955" calcext:value-type="float">
            <text:p>18955</text:p>
          </table:table-cell>
          <table:table-cell office:value-type="string" calcext:value-type="string">
            <text:p>https://api.github.com/repos/greatman/craftconomy3</text:p>
          </table:table-cell>
          <table:table-cell table:formula="of:=REPLACE([.B153]; 1; 29; &quot;&quot;)" office:value-type="string" office:string-value="greatman/craftconomy3" calcext:value-type="string">
            <text:p>greatman/craftconomy3</text:p>
          </table:table-cell>
        </table:table-row>
        <table:table-row table:style-name="ro1">
          <table:table-cell office:value-type="float" office:value="19246" calcext:value-type="float">
            <text:p>19246</text:p>
          </table:table-cell>
          <table:table-cell office:value-type="string" calcext:value-type="string">
            <text:p>https://api.github.com/repos/cloudfoundry/uaa</text:p>
          </table:table-cell>
          <table:table-cell table:formula="of:=REPLACE([.B154]; 1; 29; &quot;&quot;)" office:value-type="string" office:string-value="cloudfoundry/uaa" calcext:value-type="string">
            <text:p>cloudfoundry/uaa</text:p>
          </table:table-cell>
        </table:table-row>
        <table:table-row table:style-name="ro1">
          <table:table-cell office:value-type="float" office:value="19559" calcext:value-type="float">
            <text:p>19559</text:p>
          </table:table-cell>
          <table:table-cell office:value-type="string" calcext:value-type="string">
            <text:p>https://api.github.com/repos/cismet/cismap-commons</text:p>
          </table:table-cell>
          <table:table-cell table:formula="of:=REPLACE([.B155]; 1; 29; &quot;&quot;)" office:value-type="string" office:string-value="cismet/cismap-commons" calcext:value-type="string">
            <text:p>cismet/cismap-commons</text:p>
          </table:table-cell>
        </table:table-row>
        <table:table-row table:style-name="ro1">
          <table:table-cell office:value-type="float" office:value="19560" calcext:value-type="float">
            <text:p>19560</text:p>
          </table:table-cell>
          <table:table-cell office:value-type="string" calcext:value-type="string">
            <text:p>https://api.github.com/repos/mitreid-connect/OpenID-Connect-Java-Spring-Server</text:p>
          </table:table-cell>
          <table:table-cell table:formula="of:=REPLACE([.B156]; 1; 29; &quot;&quot;)" office:value-type="string" office:string-value="mitreid-connect/OpenID-Connect-Java-Spring-Server" calcext:value-type="string">
            <text:p>mitreid-connect/OpenID-Connect-Java-Spring-Server</text:p>
          </table:table-cell>
        </table:table-row>
        <table:table-row table:style-name="ro1">
          <table:table-cell office:value-type="float" office:value="19562" calcext:value-type="float">
            <text:p>19562</text:p>
          </table:table-cell>
          <table:table-cell office:value-type="string" calcext:value-type="string">
            <text:p>https://api.github.com/repos/okjsp/okjsp-site</text:p>
          </table:table-cell>
          <table:table-cell table:formula="of:=REPLACE([.B157]; 1; 29; &quot;&quot;)" office:value-type="string" office:string-value="okjsp/okjsp-site" calcext:value-type="string">
            <text:p>okjsp/okjsp-site</text:p>
          </table:table-cell>
        </table:table-row>
        <table:table-row table:style-name="ro1">
          <table:table-cell office:value-type="float" office:value="19565" calcext:value-type="float">
            <text:p>19565</text:p>
          </table:table-cell>
          <table:table-cell office:value-type="string" calcext:value-type="string">
            <text:p>https://api.github.com/repos/cismet/cids-server</text:p>
          </table:table-cell>
          <table:table-cell table:formula="of:=REPLACE([.B158]; 1; 29; &quot;&quot;)" office:value-type="string" office:string-value="cismet/cids-server" calcext:value-type="string">
            <text:p>cismet/cids-server</text:p>
          </table:table-cell>
        </table:table-row>
        <table:table-row table:style-name="ro1">
          <table:table-cell office:value-type="float" office:value="20439" calcext:value-type="float">
            <text:p>20439</text:p>
          </table:table-cell>
          <table:table-cell office:value-type="string" calcext:value-type="string">
            <text:p>https://api.github.com/repos/jeeeyul/eclipse-themes</text:p>
          </table:table-cell>
          <table:table-cell table:formula="of:=REPLACE([.B159]; 1; 29; &quot;&quot;)" office:value-type="string" office:string-value="jeeeyul/eclipse-themes" calcext:value-type="string">
            <text:p>jeeeyul/eclipse-themes</text:p>
          </table:table-cell>
        </table:table-row>
        <table:table-row table:style-name="ro1">
          <table:table-cell office:value-type="float" office:value="20796" calcext:value-type="float">
            <text:p>20796</text:p>
          </table:table-cell>
          <table:table-cell office:value-type="string" calcext:value-type="string">
            <text:p>https://api.github.com/repos/hazelcast/hazelcast</text:p>
          </table:table-cell>
          <table:table-cell table:formula="of:=REPLACE([.B160]; 1; 29; &quot;&quot;)" office:value-type="string" office:string-value="hazelcast/hazelcast" calcext:value-type="string">
            <text:p>hazelcast/hazelcast</text:p>
          </table:table-cell>
        </table:table-row>
        <table:table-row table:style-name="ro1">
          <table:table-cell office:value-type="float" office:value="20990" calcext:value-type="float">
            <text:p>20990</text:p>
          </table:table-cell>
          <table:table-cell office:value-type="string" calcext:value-type="string">
            <text:p>https://api.github.com/repos/vtst/ow</text:p>
          </table:table-cell>
          <table:table-cell table:formula="of:=REPLACE([.B161]; 1; 29; &quot;&quot;)" office:value-type="string" office:string-value="vtst/ow" calcext:value-type="string">
            <text:p>vtst/ow</text:p>
          </table:table-cell>
        </table:table-row>
        <table:table-row table:style-name="ro1">
          <table:table-cell office:value-type="float" office:value="21343" calcext:value-type="float">
            <text:p>21343</text:p>
          </table:table-cell>
          <table:table-cell office:value-type="string" calcext:value-type="string">
            <text:p>https://api.github.com/repos/jbosstm/narayana</text:p>
          </table:table-cell>
          <table:table-cell table:formula="of:=REPLACE([.B162]; 1; 29; &quot;&quot;)" office:value-type="string" office:string-value="jbosstm/narayana" calcext:value-type="string">
            <text:p>jbosstm/narayana</text:p>
          </table:table-cell>
        </table:table-row>
        <table:table-row table:style-name="ro1">
          <table:table-cell office:value-type="float" office:value="21371" calcext:value-type="float">
            <text:p>21371</text:p>
          </table:table-cell>
          <table:table-cell office:value-type="string" calcext:value-type="string">
            <text:p>https://api.github.com/repos/broadgsa/gatk</text:p>
          </table:table-cell>
          <table:table-cell table:formula="of:=REPLACE([.B163]; 1; 29; &quot;&quot;)" office:value-type="string" office:string-value="broadgsa/gatk" calcext:value-type="string">
            <text:p>broadgsa/gatk</text:p>
          </table:table-cell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string" calcext:value-type="string">
            <text:p>https://api.github.com/repos/ops4j/org.ops4j.pax.web</text:p>
          </table:table-cell>
          <table:table-cell table:formula="of:=REPLACE([.B164]; 1; 29; &quot;&quot;)" office:value-type="string" office:string-value="ops4j/org.ops4j.pax.web" calcext:value-type="string">
            <text:p>ops4j/org.ops4j.pax.web</text:p>
          </table:table-cell>
        </table:table-row>
        <table:table-row table:style-name="ro1">
          <table:table-cell office:value-type="float" office:value="21597" calcext:value-type="float">
            <text:p>21597</text:p>
          </table:table-cell>
          <table:table-cell office:value-type="string" calcext:value-type="string">
            <text:p>https://api.github.com/repos/geotools/geotools</text:p>
          </table:table-cell>
          <table:table-cell table:formula="of:=REPLACE([.B165]; 1; 29; &quot;&quot;)" office:value-type="string" office:string-value="geotools/geotools" calcext:value-type="string">
            <text:p>geotools/geotools</text:p>
          </table:table-cell>
        </table:table-row>
        <table:table-row table:style-name="ro1">
          <table:table-cell office:value-type="float" office:value="21628" calcext:value-type="float">
            <text:p>21628</text:p>
          </table:table-cell>
          <table:table-cell office:value-type="string" calcext:value-type="string">
            <text:p>https://api.github.com/repos/greese/dasein-cloud-core</text:p>
          </table:table-cell>
          <table:table-cell table:formula="of:=REPLACE([.B166]; 1; 29; &quot;&quot;)" office:value-type="string" office:string-value="greese/dasein-cloud-core" calcext:value-type="string">
            <text:p>greese/dasein-cloud-core</text:p>
          </table:table-cell>
        </table:table-row>
        <table:table-row table:style-name="ro1">
          <table:table-cell office:value-type="float" office:value="22138" calcext:value-type="float">
            <text:p>22138</text:p>
          </table:table-cell>
          <table:table-cell office:value-type="string" calcext:value-type="string">
            <text:p>https://api.github.com/repos/stapler/stapler</text:p>
          </table:table-cell>
          <table:table-cell table:formula="of:=REPLACE([.B167]; 1; 29; &quot;&quot;)" office:value-type="string" office:string-value="stapler/stapler" calcext:value-type="string">
            <text:p>stapler/stapler</text:p>
          </table:table-cell>
        </table:table-row>
        <table:table-row table:style-name="ro1">
          <table:table-cell office:value-type="float" office:value="22358" calcext:value-type="float">
            <text:p>22358</text:p>
          </table:table-cell>
          <table:table-cell office:value-type="string" calcext:value-type="string">
            <text:p>https://api.github.com/repos/jersey/jersey</text:p>
          </table:table-cell>
          <table:table-cell table:formula="of:=REPLACE([.B168]; 1; 29; &quot;&quot;)" office:value-type="string" office:string-value="jersey/jersey" calcext:value-type="string">
            <text:p>jersey/jersey</text:p>
          </table:table-cell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string" calcext:value-type="string">
            <text:p>https://api.github.com/repos/square/retrofit</text:p>
          </table:table-cell>
          <table:table-cell table:formula="of:=REPLACE([.B169]; 1; 29; &quot;&quot;)" office:value-type="string" office:string-value="square/retrofit" calcext:value-type="string">
            <text:p>square/retrofit</text:p>
          </table:table-cell>
        </table:table-row>
        <table:table-row table:style-name="ro1">
          <table:table-cell office:value-type="float" office:value="22668" calcext:value-type="float">
            <text:p>22668</text:p>
          </table:table-cell>
          <table:table-cell office:value-type="string" calcext:value-type="string">
            <text:p>https://api.github.com/repos/Netflix/Priam</text:p>
          </table:table-cell>
          <table:table-cell table:formula="of:=REPLACE([.B170]; 1; 29; &quot;&quot;)" office:value-type="string" office:string-value="Netflix/Priam" calcext:value-type="string">
            <text:p>Netflix/Priam</text:p>
          </table:table-cell>
        </table:table-row>
        <table:table-row table:style-name="ro1">
          <table:table-cell office:value-type="float" office:value="22847" calcext:value-type="float">
            <text:p>22847</text:p>
          </table:table-cell>
          <table:table-cell office:value-type="string" calcext:value-type="string">
            <text:p>https://api.github.com/repos/getrailo/railo</text:p>
          </table:table-cell>
          <table:table-cell table:formula="of:=REPLACE([.B171]; 1; 29; &quot;&quot;)" office:value-type="string" office:string-value="getrailo/railo" calcext:value-type="string">
            <text:p>getrailo/railo</text:p>
          </table:table-cell>
        </table:table-row>
        <table:table-row table:style-name="ro1">
          <table:table-cell office:value-type="float" office:value="22920" calcext:value-type="float">
            <text:p>22920</text:p>
          </table:table-cell>
          <table:table-cell office:value-type="string" calcext:value-type="string">
            <text:p>https://api.github.com/repos/eclipse/jetty.project</text:p>
          </table:table-cell>
          <table:table-cell table:formula="of:=REPLACE([.B172]; 1; 29; &quot;&quot;)" office:value-type="string" office:string-value="eclipse/jetty.project" calcext:value-type="string">
            <text:p>eclipse/jetty.project</text:p>
          </table:table-cell>
        </table:table-row>
        <table:table-row table:style-name="ro1">
          <table:table-cell office:value-type="float" office:value="23011" calcext:value-type="float">
            <text:p>23011</text:p>
          </table:table-cell>
          <table:table-cell office:value-type="string" calcext:value-type="string">
            <text:p>https://api.github.com/repos/rgladwell/m2e-android</text:p>
          </table:table-cell>
          <table:table-cell table:formula="of:=REPLACE([.B173]; 1; 29; &quot;&quot;)" office:value-type="string" office:string-value="rgladwell/m2e-android" calcext:value-type="string">
            <text:p>rgladwell/m2e-android</text:p>
          </table:table-cell>
        </table:table-row>
        <table:table-row table:style-name="ro1">
          <table:table-cell office:value-type="float" office:value="23341" calcext:value-type="float">
            <text:p>23341</text:p>
          </table:table-cell>
          <table:table-cell office:value-type="string" calcext:value-type="string">
            <text:p>https://api.github.com/repos/liferay/liferay-plugins</text:p>
          </table:table-cell>
          <table:table-cell table:formula="of:=REPLACE([.B174]; 1; 29; &quot;&quot;)" office:value-type="string" office:string-value="liferay/liferay-plugins" calcext:value-type="string">
            <text:p>liferay/liferay-plugins</text:p>
          </table:table-cell>
        </table:table-row>
        <table:table-row table:style-name="ro1">
          <table:table-cell office:value-type="float" office:value="23599" calcext:value-type="float">
            <text:p>23599</text:p>
          </table:table-cell>
          <table:table-cell office:value-type="string" calcext:value-type="string">
            <text:p>https://api.github.com/repos/curtisullerich/attendance</text:p>
          </table:table-cell>
          <table:table-cell table:formula="of:=REPLACE([.B175]; 1; 29; &quot;&quot;)" office:value-type="string" office:string-value="curtisullerich/attendance" calcext:value-type="string">
            <text:p>curtisullerich/attendance</text:p>
          </table:table-cell>
        </table:table-row>
        <table:table-row table:style-name="ro1">
          <table:table-cell office:value-type="float" office:value="23676" calcext:value-type="float">
            <text:p>23676</text:p>
          </table:table-cell>
          <table:table-cell office:value-type="string" calcext:value-type="string">
            <text:p>https://api.github.com/repos/Unidata/IDV</text:p>
          </table:table-cell>
          <table:table-cell table:formula="of:=REPLACE([.B176]; 1; 29; &quot;&quot;)" office:value-type="string" office:string-value="Unidata/IDV" calcext:value-type="string">
            <text:p>Unidata/IDV</text:p>
          </table:table-cell>
        </table:table-row>
        <table:table-row table:style-name="ro1">
          <table:table-cell office:value-type="float" office:value="24199" calcext:value-type="float">
            <text:p>24199</text:p>
          </table:table-cell>
          <table:table-cell office:value-type="string" calcext:value-type="string">
            <text:p>https://api.github.com/repos/AdeleResearchGroup/ApAM</text:p>
          </table:table-cell>
          <table:table-cell table:formula="of:=REPLACE([.B177]; 1; 29; &quot;&quot;)" office:value-type="string" office:string-value="AdeleResearchGroup/ApAM" calcext:value-type="string">
            <text:p>AdeleResearchGroup/ApAM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string" calcext:value-type="string">
            <text:p>https://api.github.com/repos/slapperwan/gh4a</text:p>
          </table:table-cell>
          <table:table-cell table:formula="of:=REPLACE([.B178]; 1; 29; &quot;&quot;)" office:value-type="string" office:string-value="slapperwan/gh4a" calcext:value-type="string">
            <text:p>slapperwan/gh4a</text:p>
          </table:table-cell>
        </table:table-row>
        <table:table-row table:style-name="ro1">
          <table:table-cell office:value-type="float" office:value="24302" calcext:value-type="float">
            <text:p>24302</text:p>
          </table:table-cell>
          <table:table-cell office:value-type="string" calcext:value-type="string">
            <text:p>https://api.github.com/repos/geometer/FBReaderJ</text:p>
          </table:table-cell>
          <table:table-cell table:formula="of:=REPLACE([.B179]; 1; 29; &quot;&quot;)" office:value-type="string" office:string-value="geometer/FBReaderJ" calcext:value-type="string">
            <text:p>geometer/FBReaderJ</text:p>
          </table:table-cell>
        </table:table-row>
        <table:table-row table:style-name="ro1">
          <table:table-cell office:value-type="float" office:value="24349" calcext:value-type="float">
            <text:p>24349</text:p>
          </table:table-cell>
          <table:table-cell office:value-type="string" calcext:value-type="string">
            <text:p>https://api.github.com/repos/cometd/cometd</text:p>
          </table:table-cell>
          <table:table-cell table:formula="of:=REPLACE([.B180]; 1; 29; &quot;&quot;)" office:value-type="string" office:string-value="cometd/cometd" calcext:value-type="string">
            <text:p>cometd/cometd</text:p>
          </table:table-cell>
        </table:table-row>
        <table:table-row table:style-name="ro1">
          <table:table-cell office:value-type="float" office:value="24428" calcext:value-type="float">
            <text:p>24428</text:p>
          </table:table-cell>
          <table:table-cell office:value-type="string" calcext:value-type="string">
            <text:p>https://api.github.com/repos/basho/riak-java-client</text:p>
          </table:table-cell>
          <table:table-cell table:formula="of:=REPLACE([.B181]; 1; 29; &quot;&quot;)" office:value-type="string" office:string-value="basho/riak-java-client" calcext:value-type="string">
            <text:p>basho/riak-java-client</text:p>
          </table:table-cell>
        </table:table-row>
        <table:table-row table:style-name="ro1">
          <table:table-cell office:value-type="float" office:value="24552" calcext:value-type="float">
            <text:p>24552</text:p>
          </table:table-cell>
          <table:table-cell office:value-type="string" calcext:value-type="string">
            <text:p>https://api.github.com/repos/jitlogic/zorka</text:p>
          </table:table-cell>
          <table:table-cell table:formula="of:=REPLACE([.B182]; 1; 29; &quot;&quot;)" office:value-type="string" office:string-value="jitlogic/zorka" calcext:value-type="string">
            <text:p>jitlogic/zorka</text:p>
          </table:table-cell>
        </table:table-row>
        <table:table-row table:style-name="ro1">
          <table:table-cell office:value-type="float" office:value="24575" calcext:value-type="float">
            <text:p>24575</text:p>
          </table:table-cell>
          <table:table-cell office:value-type="string" calcext:value-type="string">
            <text:p>https://api.github.com/repos/collectionspace/services</text:p>
          </table:table-cell>
          <table:table-cell table:formula="of:=REPLACE([.B183]; 1; 29; &quot;&quot;)" office:value-type="string" office:string-value="collectionspace/services" calcext:value-type="string">
            <text:p>collectionspace/services</text:p>
          </table:table-cell>
        </table:table-row>
        <table:table-row table:style-name="ro1">
          <table:table-cell office:value-type="float" office:value="24605" calcext:value-type="float">
            <text:p>24605</text:p>
          </table:table-cell>
          <table:table-cell office:value-type="string" calcext:value-type="string">
            <text:p>https://api.github.com/repos/spacecowboy/NotePad</text:p>
          </table:table-cell>
          <table:table-cell table:formula="of:=REPLACE([.B184]; 1; 29; &quot;&quot;)" office:value-type="string" office:string-value="spacecowboy/NotePad" calcext:value-type="string">
            <text:p>spacecowboy/NotePad</text:p>
          </table:table-cell>
        </table:table-row>
        <table:table-row table:style-name="ro1">
          <table:table-cell office:value-type="float" office:value="24741" calcext:value-type="float">
            <text:p>24741</text:p>
          </table:table-cell>
          <table:table-cell office:value-type="string" calcext:value-type="string">
            <text:p>https://api.github.com/repos/threerings/playn</text:p>
          </table:table-cell>
          <table:table-cell table:formula="of:=REPLACE([.B185]; 1; 29; &quot;&quot;)" office:value-type="string" office:string-value="threerings/playn" calcext:value-type="string">
            <text:p>threerings/playn</text:p>
          </table:table-cell>
        </table:table-row>
        <table:table-row table:style-name="ro1">
          <table:table-cell office:value-type="float" office:value="24909" calcext:value-type="float">
            <text:p>24909</text:p>
          </table:table-cell>
          <table:table-cell office:value-type="string" calcext:value-type="string">
            <text:p>https://api.github.com/repos/nutzam/nutzmore</text:p>
          </table:table-cell>
          <table:table-cell table:formula="of:=REPLACE([.B186]; 1; 29; &quot;&quot;)" office:value-type="string" office:string-value="nutzam/nutzmore" calcext:value-type="string">
            <text:p>nutzam/nutzmore</text:p>
          </table:table-cell>
        </table:table-row>
        <table:table-row table:style-name="ro1">
          <table:table-cell office:value-type="float" office:value="25256" calcext:value-type="float">
            <text:p>25256</text:p>
          </table:table-cell>
          <table:table-cell office:value-type="string" calcext:value-type="string">
            <text:p>https://api.github.com/repos/kelemen/JTrim</text:p>
          </table:table-cell>
          <table:table-cell table:formula="of:=REPLACE([.B187]; 1; 29; &quot;&quot;)" office:value-type="string" office:string-value="kelemen/JTrim" calcext:value-type="string">
            <text:p>kelemen/JTrim</text:p>
          </table:table-cell>
        </table:table-row>
        <table:table-row table:style-name="ro1">
          <table:table-cell office:value-type="float" office:value="25445" calcext:value-type="float">
            <text:p>25445</text:p>
          </table:table-cell>
          <table:table-cell office:value-type="string" calcext:value-type="string">
            <text:p>https://api.github.com/repos/android/platform_frameworks_base</text:p>
          </table:table-cell>
          <table:table-cell table:formula="of:=REPLACE([.B188]; 1; 29; &quot;&quot;)" office:value-type="string" office:string-value="android/platform_frameworks_base" calcext:value-type="string">
            <text:p>android/platform_frameworks_base</text:p>
          </table:table-cell>
        </table:table-row>
        <table:table-row table:style-name="ro1">
          <table:table-cell office:value-type="float" office:value="25467" calcext:value-type="float">
            <text:p>25467</text:p>
          </table:table-cell>
          <table:table-cell office:value-type="string" calcext:value-type="string">
            <text:p>https://api.github.com/repos/CloudifySource/cloudify</text:p>
          </table:table-cell>
          <table:table-cell table:formula="of:=REPLACE([.B189]; 1; 29; &quot;&quot;)" office:value-type="string" office:string-value="CloudifySource/cloudify" calcext:value-type="string">
            <text:p>CloudifySource/cloudify</text:p>
          </table:table-cell>
        </table:table-row>
        <table:table-row table:style-name="ro1">
          <table:table-cell office:value-type="float" office:value="25667" calcext:value-type="float">
            <text:p>25667</text:p>
          </table:table-cell>
          <table:table-cell office:value-type="string" calcext:value-type="string">
            <text:p>https://api.github.com/repos/RS485/LogisticsPipes</text:p>
          </table:table-cell>
          <table:table-cell table:formula="of:=REPLACE([.B190]; 1; 29; &quot;&quot;)" office:value-type="string" office:string-value="RS485/LogisticsPipes" calcext:value-type="string">
            <text:p>RS485/LogisticsPipes</text:p>
          </table:table-cell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string" calcext:value-type="string">
            <text:p>https://api.github.com/repos/EnderWiggin/Custom-Salem</text:p>
          </table:table-cell>
          <table:table-cell table:formula="of:=REPLACE([.B191]; 1; 29; &quot;&quot;)" office:value-type="string" office:string-value="EnderWiggin/Custom-Salem" calcext:value-type="string">
            <text:p>EnderWiggin/Custom-Salem</text:p>
          </table:table-cell>
        </table:table-row>
        <table:table-row table:style-name="ro1">
          <table:table-cell office:value-type="float" office:value="26116" calcext:value-type="float">
            <text:p>26116</text:p>
          </table:table-cell>
          <table:table-cell office:value-type="string" calcext:value-type="string">
            <text:p>https://api.github.com/repos/uq-eresearch/oztrack</text:p>
          </table:table-cell>
          <table:table-cell table:formula="of:=REPLACE([.B192]; 1; 29; &quot;&quot;)" office:value-type="string" office:string-value="uq-eresearch/oztrack" calcext:value-type="string">
            <text:p>uq-eresearch/oztrack</text:p>
          </table:table-cell>
        </table:table-row>
        <table:table-row table:style-name="ro1">
          <table:table-cell office:value-type="float" office:value="26140" calcext:value-type="float">
            <text:p>26140</text:p>
          </table:table-cell>
          <table:table-cell office:value-type="string" calcext:value-type="string">
            <text:p>https://api.github.com/repos/dolda2000/salem-client</text:p>
          </table:table-cell>
          <table:table-cell table:formula="of:=REPLACE([.B193]; 1; 29; &quot;&quot;)" office:value-type="string" office:string-value="dolda2000/salem-client" calcext:value-type="string">
            <text:p>dolda2000/salem-client</text:p>
          </table:table-cell>
        </table:table-row>
        <table:table-row table:style-name="ro1">
          <table:table-cell office:value-type="float" office:value="26259" calcext:value-type="float">
            <text:p>26259</text:p>
          </table:table-cell>
          <table:table-cell office:value-type="string" calcext:value-type="string">
            <text:p>https://api.github.com/repos/sk89q/WorldEdit</text:p>
          </table:table-cell>
          <table:table-cell table:formula="of:=REPLACE([.B194]; 1; 29; &quot;&quot;)" office:value-type="string" office:string-value="sk89q/WorldEdit" calcext:value-type="string">
            <text:p>sk89q/WorldEdit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string" calcext:value-type="string">
            <text:p>https://api.github.com/repos/errai/errai</text:p>
          </table:table-cell>
          <table:table-cell table:formula="of:=REPLACE([.B195]; 1; 29; &quot;&quot;)" office:value-type="string" office:string-value="errai/errai" calcext:value-type="string">
            <text:p>errai/errai</text:p>
          </table:table-cell>
        </table:table-row>
        <table:table-row table:style-name="ro1">
          <table:table-cell office:value-type="float" office:value="26361" calcext:value-type="float">
            <text:p>26361</text:p>
          </table:table-cell>
          <table:table-cell office:value-type="string" calcext:value-type="string">
            <text:p>https://api.github.com/repos/commonsguy/cw-omnibus</text:p>
          </table:table-cell>
          <table:table-cell table:formula="of:=REPLACE([.B196]; 1; 29; &quot;&quot;)" office:value-type="string" office:string-value="commonsguy/cw-omnibus" calcext:value-type="string">
            <text:p>commonsguy/cw-omnibus</text:p>
          </table:table-cell>
        </table:table-row>
        <table:table-row table:style-name="ro1">
          <table:table-cell office:value-type="float" office:value="26423" calcext:value-type="float">
            <text:p>26423</text:p>
          </table:table-cell>
          <table:table-cell office:value-type="string" calcext:value-type="string">
            <text:p>https://api.github.com/repos/CONNECT-Solution/CONNECT</text:p>
          </table:table-cell>
          <table:table-cell table:formula="of:=REPLACE([.B197]; 1; 29; &quot;&quot;)" office:value-type="string" office:string-value="CONNECT-Solution/CONNECT" calcext:value-type="string">
            <text:p>CONNECT-Solution/CONNECT</text:p>
          </table:table-cell>
        </table:table-row>
        <table:table-row table:style-name="ro1">
          <table:table-cell office:value-type="float" office:value="26591" calcext:value-type="float">
            <text:p>26591</text:p>
          </table:table-cell>
          <table:table-cell office:value-type="string" calcext:value-type="string">
            <text:p>https://api.github.com/repos/hibernate/hibernate-orm</text:p>
          </table:table-cell>
          <table:table-cell table:formula="of:=REPLACE([.B198]; 1; 29; &quot;&quot;)" office:value-type="string" office:string-value="hibernate/hibernate-orm" calcext:value-type="string">
            <text:p>hibernate/hibernate-orm</text:p>
          </table:table-cell>
        </table:table-row>
        <table:table-row table:style-name="ro1">
          <table:table-cell office:value-type="float" office:value="26636" calcext:value-type="float">
            <text:p>26636</text:p>
          </table:table-cell>
          <table:table-cell office:value-type="string" calcext:value-type="string">
            <text:p>https://api.github.com/repos/mongodb/mongo-hadoop</text:p>
          </table:table-cell>
          <table:table-cell table:formula="of:=REPLACE([.B199]; 1; 29; &quot;&quot;)" office:value-type="string" office:string-value="mongodb/mongo-hadoop" calcext:value-type="string">
            <text:p>mongodb/mongo-hadoop</text:p>
          </table:table-cell>
        </table:table-row>
        <table:table-row table:style-name="ro1">
          <table:table-cell office:value-type="float" office:value="26697" calcext:value-type="float">
            <text:p>26697</text:p>
          </table:table-cell>
          <table:table-cell office:value-type="string" calcext:value-type="string">
            <text:p>https://api.github.com/repos/mcMMO-Dev/mcMMO</text:p>
          </table:table-cell>
          <table:table-cell table:formula="of:=REPLACE([.B200]; 1; 29; &quot;&quot;)" office:value-type="string" office:string-value="mcMMO-Dev/mcMMO" calcext:value-type="string">
            <text:p>mcMMO-Dev/mcMMO</text:p>
          </table:table-cell>
        </table:table-row>
        <table:table-row table:style-name="ro1">
          <table:table-cell office:value-type="float" office:value="26712" calcext:value-type="float">
            <text:p>26712</text:p>
          </table:table-cell>
          <table:table-cell office:value-type="string" calcext:value-type="string">
            <text:p>https://api.github.com/repos/pclewis/mcpatcher</text:p>
          </table:table-cell>
          <table:table-cell table:formula="of:=REPLACE([.B201]; 1; 29; &quot;&quot;)" office:value-type="string" office:string-value="pclewis/mcpatcher" calcext:value-type="string">
            <text:p>pclewis/mcpatcher</text:p>
          </table:table-cell>
        </table:table-row>
        <table:table-row table:style-name="ro1">
          <table:table-cell office:value-type="float" office:value="27519" calcext:value-type="float">
            <text:p>27519</text:p>
          </table:table-cell>
          <table:table-cell office:value-type="string" calcext:value-type="string">
            <text:p>https://api.github.com/repos/twilio/twilio-java</text:p>
          </table:table-cell>
          <table:table-cell table:formula="of:=REPLACE([.B202]; 1; 29; &quot;&quot;)" office:value-type="string" office:string-value="twilio/twilio-java" calcext:value-type="string">
            <text:p>twilio/twilio-java</text:p>
          </table:table-cell>
        </table:table-row>
        <table:table-row table:style-name="ro1">
          <table:table-cell office:value-type="float" office:value="27716" calcext:value-type="float">
            <text:p>27716</text:p>
          </table:table-cell>
          <table:table-cell office:value-type="string" calcext:value-type="string">
            <text:p>https://api.github.com/repos/exoplatform/jcr</text:p>
          </table:table-cell>
          <table:table-cell table:formula="of:=REPLACE([.B203]; 1; 29; &quot;&quot;)" office:value-type="string" office:string-value="exoplatform/jcr" calcext:value-type="string">
            <text:p>exoplatform/jcr</text:p>
          </table:table-cell>
        </table:table-row>
        <table:table-row table:style-name="ro1">
          <table:table-cell office:value-type="float" office:value="27726" calcext:value-type="float">
            <text:p>27726</text:p>
          </table:table-cell>
          <table:table-cell office:value-type="string" calcext:value-type="string">
            <text:p>https://api.github.com/repos/caprica/vlcj</text:p>
          </table:table-cell>
          <table:table-cell table:formula="of:=REPLACE([.B204]; 1; 29; &quot;&quot;)" office:value-type="string" office:string-value="caprica/vlcj" calcext:value-type="string">
            <text:p>caprica/vlcj</text:p>
          </table:table-cell>
        </table:table-row>
        <table:table-row table:style-name="ro1">
          <table:table-cell office:value-type="float" office:value="28021" calcext:value-type="float">
            <text:p>28021</text:p>
          </table:table-cell>
          <table:table-cell office:value-type="string" calcext:value-type="string">
            <text:p>https://api.github.com/repos/exoplatform/wiki</text:p>
          </table:table-cell>
          <table:table-cell table:formula="of:=REPLACE([.B205]; 1; 29; &quot;&quot;)" office:value-type="string" office:string-value="exoplatform/wiki" calcext:value-type="string">
            <text:p>exoplatform/wiki</text:p>
          </table:table-cell>
        </table:table-row>
        <table:table-row table:style-name="ro1">
          <table:table-cell office:value-type="float" office:value="28164" calcext:value-type="float">
            <text:p>28164</text:p>
          </table:table-cell>
          <table:table-cell office:value-type="string" calcext:value-type="string">
            <text:p>https://api.github.com/repos/Gumtree/gumtree</text:p>
          </table:table-cell>
          <table:table-cell table:formula="of:=REPLACE([.B206]; 1; 29; &quot;&quot;)" office:value-type="string" office:string-value="Gumtree/gumtree" calcext:value-type="string">
            <text:p>Gumtree/gumtree</text:p>
          </table:table-cell>
        </table:table-row>
        <table:table-row table:style-name="ro1">
          <table:table-cell office:value-type="float" office:value="28298" calcext:value-type="float">
            <text:p>28298</text:p>
          </table:table-cell>
          <table:table-cell office:value-type="string" calcext:value-type="string">
            <text:p>https://api.github.com/repos/fluxtream/fluxtream-app</text:p>
          </table:table-cell>
          <table:table-cell table:formula="of:=REPLACE([.B207]; 1; 29; &quot;&quot;)" office:value-type="string" office:string-value="fluxtream/fluxtream-app" calcext:value-type="string">
            <text:p>fluxtream/fluxtream-app</text:p>
          </table:table-cell>
        </table:table-row>
        <table:table-row table:style-name="ro1">
          <table:table-cell office:value-type="float" office:value="28420" calcext:value-type="float">
            <text:p>28420</text:p>
          </table:table-cell>
          <table:table-cell office:value-type="string" calcext:value-type="string">
            <text:p>https://api.github.com/repos/apavlo/h-store</text:p>
          </table:table-cell>
          <table:table-cell table:formula="of:=REPLACE([.B208]; 1; 29; &quot;&quot;)" office:value-type="string" office:string-value="apavlo/h-store" calcext:value-type="string">
            <text:p>apavlo/h-store</text:p>
          </table:table-cell>
        </table:table-row>
        <table:table-row table:style-name="ro1">
          <table:table-cell office:value-type="float" office:value="28599" calcext:value-type="float">
            <text:p>28599</text:p>
          </table:table-cell>
          <table:table-cell office:value-type="string" calcext:value-type="string">
            <text:p>https://api.github.com/repos/tinkerpop/rexster</text:p>
          </table:table-cell>
          <table:table-cell table:formula="of:=REPLACE([.B209]; 1; 29; &quot;&quot;)" office:value-type="string" office:string-value="tinkerpop/rexster" calcext:value-type="string">
            <text:p>tinkerpop/rexster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 office:value-type="string" calcext:value-type="string">
            <text:p>https://api.github.com/repos/davidmoten/xuml-tools</text:p>
          </table:table-cell>
          <table:table-cell table:formula="of:=REPLACE([.B210]; 1; 29; &quot;&quot;)" office:value-type="string" office:string-value="davidmoten/xuml-tools" calcext:value-type="string">
            <text:p>davidmoten/xuml-tools</text:p>
          </table:table-cell>
        </table:table-row>
        <table:table-row table:style-name="ro1">
          <table:table-cell office:value-type="float" office:value="29790" calcext:value-type="float">
            <text:p>29790</text:p>
          </table:table-cell>
          <table:table-cell office:value-type="string" calcext:value-type="string">
            <text:p>https://api.github.com/repos/JetBrains/MPS</text:p>
          </table:table-cell>
          <table:table-cell table:formula="of:=REPLACE([.B211]; 1; 29; &quot;&quot;)" office:value-type="string" office:string-value="JetBrains/MPS" calcext:value-type="string">
            <text:p>JetBrains/MPS</text:p>
          </table:table-cell>
        </table:table-row>
        <table:table-row table:style-name="ro1">
          <table:table-cell office:value-type="float" office:value="30543" calcext:value-type="float">
            <text:p>30543</text:p>
          </table:table-cell>
          <table:table-cell office:value-type="string" calcext:value-type="string">
            <text:p>https://api.github.com/repos/gitblit/gitblit</text:p>
          </table:table-cell>
          <table:table-cell table:formula="of:=REPLACE([.B212]; 1; 29; &quot;&quot;)" office:value-type="string" office:string-value="gitblit/gitblit" calcext:value-type="string">
            <text:p>gitblit/gitblit</text:p>
          </table:table-cell>
        </table:table-row>
        <table:table-row table:style-name="ro1">
          <table:table-cell office:value-type="float" office:value="30841" calcext:value-type="float">
            <text:p>30841</text:p>
          </table:table-cell>
          <table:table-cell office:value-type="string" calcext:value-type="string">
            <text:p>https://api.github.com/repos/resteasy/Resteasy</text:p>
          </table:table-cell>
          <table:table-cell table:formula="of:=REPLACE([.B213]; 1; 29; &quot;&quot;)" office:value-type="string" office:string-value="resteasy/Resteasy" calcext:value-type="string">
            <text:p>resteasy/Resteasy</text:p>
          </table:table-cell>
        </table:table-row>
        <table:table-row table:style-name="ro1">
          <table:table-cell office:value-type="float" office:value="30864" calcext:value-type="float">
            <text:p>30864</text:p>
          </table:table-cell>
          <table:table-cell office:value-type="string" calcext:value-type="string">
            <text:p>https://api.github.com/repos/qii/weiciyuan</text:p>
          </table:table-cell>
          <table:table-cell table:formula="of:=REPLACE([.B214]; 1; 29; &quot;&quot;)" office:value-type="string" office:string-value="qii/weiciyuan" calcext:value-type="string">
            <text:p>qii/weiciyuan</text:p>
          </table:table-cell>
        </table:table-row>
        <table:table-row table:style-name="ro1">
          <table:table-cell office:value-type="float" office:value="31366" calcext:value-type="float">
            <text:p>31366</text:p>
          </table:table-cell>
          <table:table-cell office:value-type="string" calcext:value-type="string">
            <text:p>https://api.github.com/repos/nostra13/Android-Universal-Image-Loader</text:p>
          </table:table-cell>
          <table:table-cell table:formula="of:=REPLACE([.B215]; 1; 29; &quot;&quot;)" office:value-type="string" office:string-value="nostra13/Android-Universal-Image-Loader" calcext:value-type="string">
            <text:p>nostra13/Android-Universal-Image-Loader</text:p>
          </table:table-cell>
        </table:table-row>
        <table:table-row table:style-name="ro1">
          <table:table-cell office:value-type="float" office:value="31696" calcext:value-type="float">
            <text:p>31696</text:p>
          </table:table-cell>
          <table:table-cell office:value-type="string" calcext:value-type="string">
            <text:p>https://api.github.com/repos/andstatus/andstatus</text:p>
          </table:table-cell>
          <table:table-cell table:formula="of:=REPLACE([.B216]; 1; 29; &quot;&quot;)" office:value-type="string" office:string-value="andstatus/andstatus" calcext:value-type="string">
            <text:p>andstatus/andstatus</text:p>
          </table:table-cell>
        </table:table-row>
        <table:table-row table:style-name="ro1">
          <table:table-cell office:value-type="float" office:value="32023" calcext:value-type="float">
            <text:p>32023</text:p>
          </table:table-cell>
          <table:table-cell office:value-type="string" calcext:value-type="string">
            <text:p>https://api.github.com/repos/sparklemotion/nokogiri</text:p>
          </table:table-cell>
          <table:table-cell table:formula="of:=REPLACE([.B217]; 1; 29; &quot;&quot;)" office:value-type="string" office:string-value="sparklemotion/nokogiri" calcext:value-type="string">
            <text:p>sparklemotion/nokogiri</text:p>
          </table:table-cell>
        </table:table-row>
        <table:table-row table:style-name="ro1">
          <table:table-cell office:value-type="float" office:value="32310" calcext:value-type="float">
            <text:p>32310</text:p>
          </table:table-cell>
          <table:table-cell office:value-type="string" calcext:value-type="string">
            <text:p>https://api.github.com/repos/rzwitserloot/lombok</text:p>
          </table:table-cell>
          <table:table-cell table:formula="of:=REPLACE([.B218]; 1; 29; &quot;&quot;)" office:value-type="string" office:string-value="rzwitserloot/lombok" calcext:value-type="string">
            <text:p>rzwitserloot/lombok</text:p>
          </table:table-cell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string" calcext:value-type="string">
            <text:p>https://api.github.com/repos/jior/glaf</text:p>
          </table:table-cell>
          <table:table-cell table:formula="of:=REPLACE([.B219]; 1; 29; &quot;&quot;)" office:value-type="string" office:string-value="jior/glaf" calcext:value-type="string">
            <text:p>jior/glaf</text:p>
          </table:table-cell>
        </table:table-row>
        <table:table-row table:style-name="ro1">
          <table:table-cell office:value-type="float" office:value="32709" calcext:value-type="float">
            <text:p>32709</text:p>
          </table:table-cell>
          <table:table-cell office:value-type="string" calcext:value-type="string">
            <text:p>https://api.github.com/repos/jenkinsci/xunit-plugin</text:p>
          </table:table-cell>
          <table:table-cell table:formula="of:=REPLACE([.B220]; 1; 29; &quot;&quot;)" office:value-type="string" office:string-value="jenkinsci/xunit-plugin" calcext:value-type="string">
            <text:p>jenkinsci/xunit-plugin</text:p>
          </table:table-cell>
        </table:table-row>
        <table:table-row table:style-name="ro1">
          <table:table-cell office:value-type="float" office:value="32711" calcext:value-type="float">
            <text:p>32711</text:p>
          </table:table-cell>
          <table:table-cell office:value-type="string" calcext:value-type="string">
            <text:p>https://api.github.com/repos/XBigTK13X/Aigilas</text:p>
          </table:table-cell>
          <table:table-cell table:formula="of:=REPLACE([.B221]; 1; 29; &quot;&quot;)" office:value-type="string" office:string-value="XBigTK13X/Aigilas" calcext:value-type="string">
            <text:p>XBigTK13X/Aigilas</text:p>
          </table:table-cell>
        </table:table-row>
        <table:table-row table:style-name="ro1">
          <table:table-cell office:value-type="float" office:value="32868" calcext:value-type="float">
            <text:p>32868</text:p>
          </table:table-cell>
          <table:table-cell office:value-type="string" calcext:value-type="string">
            <text:p>https://api.github.com/repos/OpenIAM/openiam-idm-ce</text:p>
          </table:table-cell>
          <table:table-cell table:formula="of:=REPLACE([.B222]; 1; 29; &quot;&quot;)" office:value-type="string" office:string-value="OpenIAM/openiam-idm-ce" calcext:value-type="string">
            <text:p>OpenIAM/openiam-idm-ce</text:p>
          </table:table-cell>
        </table:table-row>
        <table:table-row table:style-name="ro1">
          <table:table-cell office:value-type="float" office:value="32950" calcext:value-type="float">
            <text:p>32950</text:p>
          </table:table-cell>
          <table:table-cell office:value-type="string" calcext:value-type="string">
            <text:p>https://api.github.com/repos/nodebox/nodebox</text:p>
          </table:table-cell>
          <table:table-cell table:formula="of:=REPLACE([.B223]; 1; 29; &quot;&quot;)" office:value-type="string" office:string-value="nodebox/nodebox" calcext:value-type="string">
            <text:p>nodebox/nodebox</text:p>
          </table:table-cell>
        </table:table-row>
        <table:table-row table:style-name="ro1">
          <table:table-cell office:value-type="float" office:value="33170" calcext:value-type="float">
            <text:p>33170</text:p>
          </table:table-cell>
          <table:table-cell office:value-type="string" calcext:value-type="string">
            <text:p>https://api.github.com/repos/Unidata/thredds</text:p>
          </table:table-cell>
          <table:table-cell table:formula="of:=REPLACE([.B224]; 1; 29; &quot;&quot;)" office:value-type="string" office:string-value="Unidata/thredds" calcext:value-type="string">
            <text:p>Unidata/thredds</text:p>
          </table:table-cell>
        </table:table-row>
        <table:table-row table:style-name="ro1">
          <table:table-cell office:value-type="float" office:value="33522" calcext:value-type="float">
            <text:p>33522</text:p>
          </table:table-cell>
          <table:table-cell office:value-type="string" calcext:value-type="string">
            <text:p>https://api.github.com/repos/ignatov/intellij-erlang</text:p>
          </table:table-cell>
          <table:table-cell table:formula="of:=REPLACE([.B225]; 1; 29; &quot;&quot;)" office:value-type="string" office:string-value="ignatov/intellij-erlang" calcext:value-type="string">
            <text:p>ignatov/intellij-erlang</text:p>
          </table:table-cell>
        </table:table-row>
        <table:table-row table:style-name="ro1">
          <table:table-cell office:value-type="float" office:value="33635" calcext:value-type="float">
            <text:p>33635</text:p>
          </table:table-cell>
          <table:table-cell office:value-type="string" calcext:value-type="string">
            <text:p>https://api.github.com/repos/sebfz1/wicket-jquery-ui</text:p>
          </table:table-cell>
          <table:table-cell table:formula="of:=REPLACE([.B226]; 1; 29; &quot;&quot;)" office:value-type="string" office:string-value="sebfz1/wicket-jquery-ui" calcext:value-type="string">
            <text:p>sebfz1/wicket-jquery-ui</text:p>
          </table:table-cell>
        </table:table-row>
        <table:table-row table:style-name="ro1">
          <table:table-cell office:value-type="float" office:value="33858" calcext:value-type="float">
            <text:p>33858</text:p>
          </table:table-cell>
          <table:table-cell office:value-type="string" calcext:value-type="string">
            <text:p>https://api.github.com/repos/ceylon/ceylon.language</text:p>
          </table:table-cell>
          <table:table-cell table:formula="of:=REPLACE([.B227]; 1; 29; &quot;&quot;)" office:value-type="string" office:string-value="ceylon/ceylon.language" calcext:value-type="string">
            <text:p>ceylon/ceylon.language</text:p>
          </table:table-cell>
        </table:table-row>
        <table:table-row table:style-name="ro1">
          <table:table-cell office:value-type="float" office:value="33938" calcext:value-type="float">
            <text:p>33938</text:p>
          </table:table-cell>
          <table:table-cell office:value-type="string" calcext:value-type="string">
            <text:p>https://api.github.com/repos/winder/Universal-G-Code-Sender</text:p>
          </table:table-cell>
          <table:table-cell table:formula="of:=REPLACE([.B228]; 1; 29; &quot;&quot;)" office:value-type="string" office:string-value="winder/Universal-G-Code-Sender" calcext:value-type="string">
            <text:p>winder/Universal-G-Code-Sender</text:p>
          </table:table-cell>
        </table:table-row>
        <table:table-row table:style-name="ro1">
          <table:table-cell office:value-type="float" office:value="34645" calcext:value-type="float">
            <text:p>34645</text:p>
          </table:table-cell>
          <table:table-cell office:value-type="string" calcext:value-type="string">
            <text:p>https://api.github.com/repos/eaglesakura/eglibrary</text:p>
          </table:table-cell>
          <table:table-cell table:formula="of:=REPLACE([.B229]; 1; 29; &quot;&quot;)" office:value-type="string" office:string-value="eaglesakura/eglibrary" calcext:value-type="string">
            <text:p>eaglesakura/eglibrary</text:p>
          </table:table-cell>
        </table:table-row>
        <table:table-row table:style-name="ro1">
          <table:table-cell office:value-type="float" office:value="34673" calcext:value-type="float">
            <text:p>34673</text:p>
          </table:table-cell>
          <table:table-cell office:value-type="string" calcext:value-type="string">
            <text:p>https://api.github.com/repos/tananaev/traccar</text:p>
          </table:table-cell>
          <table:table-cell table:formula="of:=REPLACE([.B230]; 1; 29; &quot;&quot;)" office:value-type="string" office:string-value="tananaev/traccar" calcext:value-type="string">
            <text:p>tananaev/traccar</text:p>
          </table:table-cell>
        </table:table-row>
        <table:table-row table:style-name="ro1">
          <table:table-cell office:value-type="float" office:value="34745" calcext:value-type="float">
            <text:p>34745</text:p>
          </table:table-cell>
          <table:table-cell office:value-type="string" calcext:value-type="string">
            <text:p>https://api.github.com/repos/Deadrik/TFCraft</text:p>
          </table:table-cell>
          <table:table-cell table:formula="of:=REPLACE([.B231]; 1; 29; &quot;&quot;)" office:value-type="string" office:string-value="Deadrik/TFCraft" calcext:value-type="string">
            <text:p>Deadrik/TFCraft</text:p>
          </table:table-cell>
        </table:table-row>
        <table:table-row table:style-name="ro1">
          <table:table-cell office:value-type="float" office:value="34853" calcext:value-type="float">
            <text:p>34853</text:p>
          </table:table-cell>
          <table:table-cell office:value-type="string" calcext:value-type="string">
            <text:p>https://api.github.com/repos/openmrs/openmrs-core</text:p>
          </table:table-cell>
          <table:table-cell table:formula="of:=REPLACE([.B232]; 1; 29; &quot;&quot;)" office:value-type="string" office:string-value="openmrs/openmrs-core" calcext:value-type="string">
            <text:p>openmrs/openmrs-core</text:p>
          </table:table-cell>
        </table:table-row>
        <table:table-row table:style-name="ro1">
          <table:table-cell office:value-type="float" office:value="34868" calcext:value-type="float">
            <text:p>34868</text:p>
          </table:table-cell>
          <table:table-cell office:value-type="string" calcext:value-type="string">
            <text:p>https://api.github.com/repos/msgpack/msgpack-java</text:p>
          </table:table-cell>
          <table:table-cell table:formula="of:=REPLACE([.B233]; 1; 29; &quot;&quot;)" office:value-type="string" office:string-value="msgpack/msgpack-java" calcext:value-type="string">
            <text:p>msgpack/msgpack-java</text:p>
          </table:table-cell>
        </table:table-row>
        <table:table-row table:style-name="ro1">
          <table:table-cell office:value-type="float" office:value="35039" calcext:value-type="float">
            <text:p>35039</text:p>
          </table:table-cell>
          <table:table-cell office:value-type="string" calcext:value-type="string">
            <text:p>https://api.github.com/repos/AxonFramework/AxonFramework</text:p>
          </table:table-cell>
          <table:table-cell table:formula="of:=REPLACE([.B234]; 1; 29; &quot;&quot;)" office:value-type="string" office:string-value="AxonFramework/AxonFramework" calcext:value-type="string">
            <text:p>AxonFramework/AxonFramework</text:p>
          </table:table-cell>
        </table:table-row>
        <table:table-row table:style-name="ro1">
          <table:table-cell office:value-type="float" office:value="35176" calcext:value-type="float">
            <text:p>35176</text:p>
          </table:table-cell>
          <table:table-cell office:value-type="string" calcext:value-type="string">
            <text:p>https://api.github.com/repos/searchbox-io/Jest</text:p>
          </table:table-cell>
          <table:table-cell table:formula="of:=REPLACE([.B235]; 1; 29; &quot;&quot;)" office:value-type="string" office:string-value="searchbox-io/Jest" calcext:value-type="string">
            <text:p>searchbox-io/Jest</text:p>
          </table:table-cell>
        </table:table-row>
        <table:table-row table:style-name="ro1">
          <table:table-cell office:value-type="float" office:value="35592" calcext:value-type="float">
            <text:p>35592</text:p>
          </table:table-cell>
          <table:table-cell office:value-type="string" calcext:value-type="string">
            <text:p>https://api.github.com/repos/Atmosphere/nettosphere</text:p>
          </table:table-cell>
          <table:table-cell table:formula="of:=REPLACE([.B236]; 1; 29; &quot;&quot;)" office:value-type="string" office:string-value="Atmosphere/nettosphere" calcext:value-type="string">
            <text:p>Atmosphere/nettosphere</text:p>
          </table:table-cell>
        </table:table-row>
        <table:table-row table:style-name="ro1">
          <table:table-cell office:value-type="float" office:value="35649" calcext:value-type="float">
            <text:p>35649</text:p>
          </table:table-cell>
          <table:table-cell office:value-type="string" calcext:value-type="string">
            <text:p>https://api.github.com/repos/gatein/gatein-portal</text:p>
          </table:table-cell>
          <table:table-cell table:formula="of:=REPLACE([.B237]; 1; 29; &quot;&quot;)" office:value-type="string" office:string-value="gatein/gatein-portal" calcext:value-type="string">
            <text:p>gatein/gatein-portal</text:p>
          </table:table-cell>
        </table:table-row>
        <table:table-row table:style-name="ro1">
          <table:table-cell office:value-type="float" office:value="35704" calcext:value-type="float">
            <text:p>35704</text:p>
          </table:table-cell>
          <table:table-cell office:value-type="string" calcext:value-type="string">
            <text:p>https://api.github.com/repos/tinkerpop/blueprints</text:p>
          </table:table-cell>
          <table:table-cell table:formula="of:=REPLACE([.B238]; 1; 29; &quot;&quot;)" office:value-type="string" office:string-value="tinkerpop/blueprints" calcext:value-type="string">
            <text:p>tinkerpop/blueprints</text:p>
          </table:table-cell>
        </table:table-row>
        <table:table-row table:style-name="ro1">
          <table:table-cell office:value-type="float" office:value="35846" calcext:value-type="float">
            <text:p>35846</text:p>
          </table:table-cell>
          <table:table-cell office:value-type="string" calcext:value-type="string">
            <text:p>https://api.github.com/repos/JetBrains/kotlin</text:p>
          </table:table-cell>
          <table:table-cell table:formula="of:=REPLACE([.B239]; 1; 29; &quot;&quot;)" office:value-type="string" office:string-value="JetBrains/kotlin" calcext:value-type="string">
            <text:p>JetBrains/kotlin</text:p>
          </table:table-cell>
        </table:table-row>
        <table:table-row table:style-name="ro1">
          <table:table-cell office:value-type="float" office:value="35938" calcext:value-type="float">
            <text:p>35938</text:p>
          </table:table-cell>
          <table:table-cell office:value-type="string" calcext:value-type="string">
            <text:p>https://api.github.com/repos/ndw/xmlcalabash1</text:p>
          </table:table-cell>
          <table:table-cell table:formula="of:=REPLACE([.B240]; 1; 29; &quot;&quot;)" office:value-type="string" office:string-value="ndw/xmlcalabash1" calcext:value-type="string">
            <text:p>ndw/xmlcalabash1</text:p>
          </table:table-cell>
        </table:table-row>
        <table:table-row table:style-name="ro1">
          <table:table-cell office:value-type="float" office:value="36108" calcext:value-type="float">
            <text:p>36108</text:p>
          </table:table-cell>
          <table:table-cell office:value-type="string" calcext:value-type="string">
            <text:p>https://api.github.com/repos/sandsmark/QuasselDroid</text:p>
          </table:table-cell>
          <table:table-cell table:formula="of:=REPLACE([.B241]; 1; 29; &quot;&quot;)" office:value-type="string" office:string-value="sandsmark/QuasselDroid" calcext:value-type="string">
            <text:p>sandsmark/QuasselDroid</text:p>
          </table:table-cell>
        </table:table-row>
        <table:table-row table:style-name="ro1">
          <table:table-cell office:value-type="float" office:value="36130" calcext:value-type="float">
            <text:p>36130</text:p>
          </table:table-cell>
          <table:table-cell office:value-type="string" calcext:value-type="string">
            <text:p>https://api.github.com/repos/apache/pig</text:p>
          </table:table-cell>
          <table:table-cell table:formula="of:=REPLACE([.B242]; 1; 29; &quot;&quot;)" office:value-type="string" office:string-value="apache/pig" calcext:value-type="string">
            <text:p>apache/pig</text:p>
          </table:table-cell>
        </table:table-row>
        <table:table-row table:style-name="ro1">
          <table:table-cell office:value-type="float" office:value="36286" calcext:value-type="float">
            <text:p>36286</text:p>
          </table:table-cell>
          <table:table-cell office:value-type="string" calcext:value-type="string">
            <text:p>https://api.github.com/repos/johncarl81/transfuse</text:p>
          </table:table-cell>
          <table:table-cell table:formula="of:=REPLACE([.B243]; 1; 29; &quot;&quot;)" office:value-type="string" office:string-value="johncarl81/transfuse" calcext:value-type="string">
            <text:p>johncarl81/transfuse</text:p>
          </table:table-cell>
        </table:table-row>
        <table:table-row table:style-name="ro1">
          <table:table-cell office:value-type="float" office:value="36320" calcext:value-type="float">
            <text:p>36320</text:p>
          </table:table-cell>
          <table:table-cell office:value-type="string" calcext:value-type="string">
            <text:p>https://api.github.com/repos/helloworld1/AnyMemo</text:p>
          </table:table-cell>
          <table:table-cell table:formula="of:=REPLACE([.B244]; 1; 29; &quot;&quot;)" office:value-type="string" office:string-value="helloworld1/AnyMemo" calcext:value-type="string">
            <text:p>helloworld1/AnyMemo</text:p>
          </table:table-cell>
        </table:table-row>
        <table:table-row table:style-name="ro1">
          <table:table-cell office:value-type="float" office:value="36383" calcext:value-type="float">
            <text:p>36383</text:p>
          </table:table-cell>
          <table:table-cell office:value-type="string" calcext:value-type="string">
            <text:p>https://api.github.com/repos/motech/ananya-kilkari</text:p>
          </table:table-cell>
          <table:table-cell table:formula="of:=REPLACE([.B245]; 1; 29; &quot;&quot;)" office:value-type="string" office:string-value="motech/ananya-kilkari" calcext:value-type="string">
            <text:p>motech/ananya-kilkari</text:p>
          </table:table-cell>
        </table:table-row>
        <table:table-row table:style-name="ro1">
          <table:table-cell office:value-type="float" office:value="36569" calcext:value-type="float">
            <text:p>36569</text:p>
          </table:table-cell>
          <table:table-cell office:value-type="string" calcext:value-type="string">
            <text:p>https://api.github.com/repos/proofpoint/platform</text:p>
          </table:table-cell>
          <table:table-cell table:formula="of:=REPLACE([.B246]; 1; 29; &quot;&quot;)" office:value-type="string" office:string-value="proofpoint/platform" calcext:value-type="string">
            <text:p>proofpoint/platform</text:p>
          </table:table-cell>
        </table:table-row>
        <table:table-row table:style-name="ro1">
          <table:table-cell office:value-type="float" office:value="36589" calcext:value-type="float">
            <text:p>36589</text:p>
          </table:table-cell>
          <table:table-cell office:value-type="string" calcext:value-type="string">
            <text:p>https://api.github.com/repos/ImmobilienScout24/yum-repo-server</text:p>
          </table:table-cell>
          <table:table-cell table:formula="of:=REPLACE([.B247]; 1; 29; &quot;&quot;)" office:value-type="string" office:string-value="ImmobilienScout24/yum-repo-server" calcext:value-type="string">
            <text:p>ImmobilienScout24/yum-repo-server</text:p>
          </table:table-cell>
        </table:table-row>
        <table:table-row table:style-name="ro1">
          <table:table-cell office:value-type="float" office:value="36727" calcext:value-type="float">
            <text:p>36727</text:p>
          </table:table-cell>
          <table:table-cell office:value-type="string" calcext:value-type="string">
            <text:p>https://api.github.com/repos/apache/activemq</text:p>
          </table:table-cell>
          <table:table-cell table:formula="of:=REPLACE([.B248]; 1; 29; &quot;&quot;)" office:value-type="string" office:string-value="apache/activemq" calcext:value-type="string">
            <text:p>apache/activemq</text:p>
          </table:table-cell>
        </table:table-row>
        <table:table-row table:style-name="ro1">
          <table:table-cell office:value-type="float" office:value="36730" calcext:value-type="float">
            <text:p>36730</text:p>
          </table:table-cell>
          <table:table-cell office:value-type="string" calcext:value-type="string">
            <text:p>https://api.github.com/repos/apache/openjpa</text:p>
          </table:table-cell>
          <table:table-cell table:formula="of:=REPLACE([.B249]; 1; 29; &quot;&quot;)" office:value-type="string" office:string-value="apache/openjpa" calcext:value-type="string">
            <text:p>apache/openjpa</text:p>
          </table:table-cell>
        </table:table-row>
        <table:table-row table:style-name="ro1">
          <table:table-cell office:value-type="float" office:value="36731" calcext:value-type="float">
            <text:p>36731</text:p>
          </table:table-cell>
          <table:table-cell office:value-type="string" calcext:value-type="string">
            <text:p>https://api.github.com/repos/apache/nutch</text:p>
          </table:table-cell>
          <table:table-cell table:formula="of:=REPLACE([.B250]; 1; 29; &quot;&quot;)" office:value-type="string" office:string-value="apache/nutch" calcext:value-type="string">
            <text:p>apache/nutch</text:p>
          </table:table-cell>
        </table:table-row>
        <table:table-row table:style-name="ro1">
          <table:table-cell office:value-type="float" office:value="36927" calcext:value-type="float">
            <text:p>36927</text:p>
          </table:table-cell>
          <table:table-cell office:value-type="string" calcext:value-type="string">
            <text:p>https://api.github.com/repos/rasto/lcmc</text:p>
          </table:table-cell>
          <table:table-cell table:formula="of:=REPLACE([.B251]; 1; 29; &quot;&quot;)" office:value-type="string" office:string-value="rasto/lcmc" calcext:value-type="string">
            <text:p>rasto/lcmc</text:p>
          </table:table-cell>
        </table:table-row>
        <table:table-row table:style-name="ro1">
          <table:table-cell office:value-type="float" office:value="37322" calcext:value-type="float">
            <text:p>37322</text:p>
          </table:table-cell>
          <table:table-cell office:value-type="string" calcext:value-type="string">
            <text:p>https://api.github.com/repos/orbeon/orbeon-forms</text:p>
          </table:table-cell>
          <table:table-cell table:formula="of:=REPLACE([.B252]; 1; 29; &quot;&quot;)" office:value-type="string" office:string-value="orbeon/orbeon-forms" calcext:value-type="string">
            <text:p>orbeon/orbeon-forms</text:p>
          </table:table-cell>
        </table:table-row>
        <table:table-row table:style-name="ro1">
          <table:table-cell office:value-type="float" office:value="37761" calcext:value-type="float">
            <text:p>37761</text:p>
          </table:table-cell>
          <table:table-cell office:value-type="string" calcext:value-type="string">
            <text:p>https://api.github.com/repos/AOKP/packages_apps_Phone</text:p>
          </table:table-cell>
          <table:table-cell table:formula="of:=REPLACE([.B253]; 1; 29; &quot;&quot;)" office:value-type="string" office:string-value="AOKP/packages_apps_Phone" calcext:value-type="string">
            <text:p>AOKP/packages_apps_Phone</text:p>
          </table:table-cell>
        </table:table-row>
        <table:table-row table:style-name="ro1">
          <table:table-cell office:value-type="float" office:value="37843" calcext:value-type="float">
            <text:p>37843</text:p>
          </table:table-cell>
          <table:table-cell office:value-type="string" calcext:value-type="string">
            <text:p>https://api.github.com/repos/DSpace/DSpace</text:p>
          </table:table-cell>
          <table:table-cell table:formula="of:=REPLACE([.B254]; 1; 29; &quot;&quot;)" office:value-type="string" office:string-value="DSpace/DSpace" calcext:value-type="string">
            <text:p>DSpace/DSpace</text:p>
          </table:table-cell>
        </table:table-row>
        <table:table-row table:style-name="ro1">
          <table:table-cell office:value-type="float" office:value="37853" calcext:value-type="float">
            <text:p>37853</text:p>
          </table:table-cell>
          <table:table-cell office:value-type="string" calcext:value-type="string">
            <text:p>https://api.github.com/repos/motech/motech-whp</text:p>
          </table:table-cell>
          <table:table-cell table:formula="of:=REPLACE([.B255]; 1; 29; &quot;&quot;)" office:value-type="string" office:string-value="motech/motech-whp" calcext:value-type="string">
            <text:p>motech/motech-whp</text:p>
          </table:table-cell>
        </table:table-row>
        <table:table-row table:style-name="ro1">
          <table:table-cell office:value-type="float" office:value="37923" calcext:value-type="float">
            <text:p>37923</text:p>
          </table:table-cell>
          <table:table-cell office:value-type="string" calcext:value-type="string">
            <text:p>https://api.github.com/repos/nroduit/Weasis</text:p>
          </table:table-cell>
          <table:table-cell table:formula="of:=REPLACE([.B256]; 1; 29; &quot;&quot;)" office:value-type="string" office:string-value="nroduit/Weasis" calcext:value-type="string">
            <text:p>nroduit/Weasis</text:p>
          </table:table-cell>
        </table:table-row>
        <table:table-row table:style-name="ro1">
          <table:table-cell office:value-type="float" office:value="38128" calcext:value-type="float">
            <text:p>38128</text:p>
          </table:table-cell>
          <table:table-cell office:value-type="string" calcext:value-type="string">
            <text:p>https://api.github.com/repos/pahimar/Equivalent-Exchange-3</text:p>
          </table:table-cell>
          <table:table-cell table:formula="of:=REPLACE([.B257]; 1; 29; &quot;&quot;)" office:value-type="string" office:string-value="pahimar/Equivalent-Exchange-3" calcext:value-type="string">
            <text:p>pahimar/Equivalent-Exchange-3</text:p>
          </table:table-cell>
        </table:table-row>
        <table:table-row table:style-name="ro1">
          <table:table-cell office:value-type="float" office:value="38212" calcext:value-type="float">
            <text:p>38212</text:p>
          </table:table-cell>
          <table:table-cell office:value-type="string" calcext:value-type="string">
            <text:p>https://api.github.com/repos/arcao/Geocaching4Locus</text:p>
          </table:table-cell>
          <table:table-cell table:formula="of:=REPLACE([.B258]; 1; 29; &quot;&quot;)" office:value-type="string" office:string-value="arcao/Geocaching4Locus" calcext:value-type="string">
            <text:p>arcao/Geocaching4Locus</text:p>
          </table:table-cell>
        </table:table-row>
        <table:table-row table:style-name="ro1">
          <table:table-cell office:value-type="float" office:value="38343" calcext:value-type="float">
            <text:p>38343</text:p>
          </table:table-cell>
          <table:table-cell office:value-type="string" calcext:value-type="string">
            <text:p>https://api.github.com/repos/impetus-opensource/Kundera</text:p>
          </table:table-cell>
          <table:table-cell table:formula="of:=REPLACE([.B259]; 1; 29; &quot;&quot;)" office:value-type="string" office:string-value="impetus-opensource/Kundera" calcext:value-type="string">
            <text:p>impetus-opensource/Kundera</text:p>
          </table:table-cell>
        </table:table-row>
        <table:table-row table:style-name="ro1">
          <table:table-cell office:value-type="float" office:value="38627" calcext:value-type="float">
            <text:p>38627</text:p>
          </table:table-cell>
          <table:table-cell office:value-type="string" calcext:value-type="string">
            <text:p>https://api.github.com/repos/FasterXML/jackson-core</text:p>
          </table:table-cell>
          <table:table-cell table:formula="of:=REPLACE([.B260]; 1; 29; &quot;&quot;)" office:value-type="string" office:string-value="FasterXML/jackson-core" calcext:value-type="string">
            <text:p>FasterXML/jackson-core</text:p>
          </table:table-cell>
        </table:table-row>
        <table:table-row table:style-name="ro1">
          <table:table-cell office:value-type="float" office:value="38665" calcext:value-type="float">
            <text:p>38665</text:p>
          </table:table-cell>
          <table:table-cell office:value-type="string" calcext:value-type="string">
            <text:p>https://api.github.com/repos/rarnu/root-tools</text:p>
          </table:table-cell>
          <table:table-cell table:formula="of:=REPLACE([.B261]; 1; 29; &quot;&quot;)" office:value-type="string" office:string-value="rarnu/root-tools" calcext:value-type="string">
            <text:p>rarnu/root-tools</text:p>
          </table:table-cell>
        </table:table-row>
        <table:table-row table:style-name="ro1">
          <table:table-cell office:value-type="float" office:value="38679" calcext:value-type="float">
            <text:p>38679</text:p>
          </table:table-cell>
          <table:table-cell office:value-type="string" calcext:value-type="string">
            <text:p>https://api.github.com/repos/MCTCP/TerrainControl</text:p>
          </table:table-cell>
          <table:table-cell table:formula="of:=REPLACE([.B262]; 1; 29; &quot;&quot;)" office:value-type="string" office:string-value="MCTCP/TerrainControl" calcext:value-type="string">
            <text:p>MCTCP/TerrainControl</text:p>
          </table:table-cell>
        </table:table-row>
        <table:table-row table:style-name="ro1">
          <table:table-cell office:value-type="float" office:value="38706" calcext:value-type="float">
            <text:p>38706</text:p>
          </table:table-cell>
          <table:table-cell office:value-type="string" calcext:value-type="string">
            <text:p>https://api.github.com/repos/UweTrottmann/SeriesGuide</text:p>
          </table:table-cell>
          <table:table-cell table:formula="of:=REPLACE([.B263]; 1; 29; &quot;&quot;)" office:value-type="string" office:string-value="UweTrottmann/SeriesGuide" calcext:value-type="string">
            <text:p>UweTrottmann/SeriesGuide</text:p>
          </table:table-cell>
        </table:table-row>
        <table:table-row table:style-name="ro1">
          <table:table-cell office:value-type="float" office:value="38717" calcext:value-type="float">
            <text:p>38717</text:p>
          </table:table-cell>
          <table:table-cell office:value-type="string" calcext:value-type="string">
            <text:p>https://api.github.com/repos/FasterXML/jackson-databind</text:p>
          </table:table-cell>
          <table:table-cell table:formula="of:=REPLACE([.B264]; 1; 29; &quot;&quot;)" office:value-type="string" office:string-value="FasterXML/jackson-databind" calcext:value-type="string">
            <text:p>FasterXML/jackson-databind</text:p>
          </table:table-cell>
        </table:table-row>
        <table:table-row table:style-name="ro1">
          <table:table-cell office:value-type="float" office:value="38779" calcext:value-type="float">
            <text:p>38779</text:p>
          </table:table-cell>
          <table:table-cell office:value-type="string" calcext:value-type="string">
            <text:p>https://api.github.com/repos/evandor/skysail-server</text:p>
          </table:table-cell>
          <table:table-cell table:formula="of:=REPLACE([.B265]; 1; 29; &quot;&quot;)" office:value-type="string" office:string-value="evandor/skysail-server" calcext:value-type="string">
            <text:p>evandor/skysail-server</text:p>
          </table:table-cell>
        </table:table-row>
        <table:table-row table:style-name="ro1">
          <table:table-cell office:value-type="float" office:value="38794" calcext:value-type="float">
            <text:p>38794</text:p>
          </table:table-cell>
          <table:table-cell office:value-type="string" calcext:value-type="string">
            <text:p>https://api.github.com/repos/toshiakisp/akahuku-firefox-sp</text:p>
          </table:table-cell>
          <table:table-cell table:formula="of:=REPLACE([.B266]; 1; 29; &quot;&quot;)" office:value-type="string" office:string-value="toshiakisp/akahuku-firefox-sp" calcext:value-type="string">
            <text:p>toshiakisp/akahuku-firefox-sp</text:p>
          </table:table-cell>
        </table:table-row>
        <table:table-row table:style-name="ro1">
          <table:table-cell office:value-type="float" office:value="38857" calcext:value-type="float">
            <text:p>38857</text:p>
          </table:table-cell>
          <table:table-cell office:value-type="string" calcext:value-type="string">
            <text:p>https://api.github.com/repos/evandor/skysail-server-ext</text:p>
          </table:table-cell>
          <table:table-cell table:formula="of:=REPLACE([.B267]; 1; 29; &quot;&quot;)" office:value-type="string" office:string-value="evandor/skysail-server-ext" calcext:value-type="string">
            <text:p>evandor/skysail-server-ext</text:p>
          </table:table-cell>
        </table:table-row>
        <table:table-row table:style-name="ro1">
          <table:table-cell office:value-type="float" office:value="38929" calcext:value-type="float">
            <text:p>38929</text:p>
          </table:table-cell>
          <table:table-cell office:value-type="string" calcext:value-type="string">
            <text:p>https://api.github.com/repos/wala/WALA</text:p>
          </table:table-cell>
          <table:table-cell table:formula="of:=REPLACE([.B268]; 1; 29; &quot;&quot;)" office:value-type="string" office:string-value="wala/WALA" calcext:value-type="string">
            <text:p>wala/WALA</text:p>
          </table:table-cell>
        </table:table-row>
        <table:table-row table:style-name="ro1">
          <table:table-cell office:value-type="float" office:value="39129" calcext:value-type="float">
            <text:p>39129</text:p>
          </table:table-cell>
          <table:table-cell office:value-type="string" calcext:value-type="string">
            <text:p>https://api.github.com/repos/agilebirds/openflexo</text:p>
          </table:table-cell>
          <table:table-cell table:formula="of:=REPLACE([.B269]; 1; 29; &quot;&quot;)" office:value-type="string" office:string-value="agilebirds/openflexo" calcext:value-type="string">
            <text:p>agilebirds/openflexo</text:p>
          </table:table-cell>
        </table:table-row>
        <table:table-row table:style-name="ro1">
          <table:table-cell office:value-type="float" office:value="39387" calcext:value-type="float">
            <text:p>39387</text:p>
          </table:table-cell>
          <table:table-cell office:value-type="string" calcext:value-type="string">
            <text:p>https://api.github.com/repos/openGDA/gda-core</text:p>
          </table:table-cell>
          <table:table-cell table:formula="of:=REPLACE([.B270]; 1; 29; &quot;&quot;)" office:value-type="string" office:string-value="openGDA/gda-core" calcext:value-type="string">
            <text:p>openGDA/gda-core</text:p>
          </table:table-cell>
        </table:table-row>
        <table:table-row table:style-name="ro1">
          <table:table-cell office:value-type="float" office:value="39443" calcext:value-type="float">
            <text:p>39443</text:p>
          </table:table-cell>
          <table:table-cell office:value-type="string" calcext:value-type="string">
            <text:p>https://api.github.com/repos/DawnScience/scisoft-core</text:p>
          </table:table-cell>
          <table:table-cell table:formula="of:=REPLACE([.B271]; 1; 29; &quot;&quot;)" office:value-type="string" office:string-value="DawnScience/scisoft-core" calcext:value-type="string">
            <text:p>DawnScience/scisoft-core</text:p>
          </table:table-cell>
        </table:table-row>
        <table:table-row table:style-name="ro1">
          <table:table-cell office:value-type="float" office:value="39505" calcext:value-type="float">
            <text:p>39505</text:p>
          </table:table-cell>
          <table:table-cell office:value-type="string" calcext:value-type="string">
            <text:p>https://api.github.com/repos/jOOQ/jOOQ</text:p>
          </table:table-cell>
          <table:table-cell table:formula="of:=REPLACE([.B272]; 1; 29; &quot;&quot;)" office:value-type="string" office:string-value="jOOQ/jOOQ" calcext:value-type="string">
            <text:p>jOOQ/jOOQ</text:p>
          </table:table-cell>
        </table:table-row>
        <table:table-row table:style-name="ro1">
          <table:table-cell office:value-type="float" office:value="39811" calcext:value-type="float">
            <text:p>39811</text:p>
          </table:table-cell>
          <table:table-cell office:value-type="string" calcext:value-type="string">
            <text:p>https://api.github.com/repos/bekvon/Residence</text:p>
          </table:table-cell>
          <table:table-cell table:formula="of:=REPLACE([.B273]; 1; 29; &quot;&quot;)" office:value-type="string" office:string-value="bekvon/Residence" calcext:value-type="string">
            <text:p>bekvon/Residence</text:p>
          </table:table-cell>
        </table:table-row>
        <table:table-row table:style-name="ro1">
          <table:table-cell office:value-type="float" office:value="39979" calcext:value-type="float">
            <text:p>39979</text:p>
          </table:table-cell>
          <table:table-cell office:value-type="string" calcext:value-type="string">
            <text:p>https://api.github.com/repos/almende/dialog</text:p>
          </table:table-cell>
          <table:table-cell table:formula="of:=REPLACE([.B274]; 1; 29; &quot;&quot;)" office:value-type="string" office:string-value="almende/dialog" calcext:value-type="string">
            <text:p>almende/dialog</text:p>
          </table:table-cell>
        </table:table-row>
        <table:table-row table:style-name="ro1">
          <table:table-cell office:value-type="float" office:value="40196" calcext:value-type="float">
            <text:p>40196</text:p>
          </table:table-cell>
          <table:table-cell office:value-type="string" calcext:value-type="string">
            <text:p>https://api.github.com/repos/carrot2/carrot2</text:p>
          </table:table-cell>
          <table:table-cell table:formula="of:=REPLACE([.B275]; 1; 29; &quot;&quot;)" office:value-type="string" office:string-value="carrot2/carrot2" calcext:value-type="string">
            <text:p>carrot2/carrot2</text:p>
          </table:table-cell>
        </table:table-row>
        <table:table-row table:style-name="ro1">
          <table:table-cell office:value-type="float" office:value="40246" calcext:value-type="float">
            <text:p>40246</text:p>
          </table:table-cell>
          <table:table-cell office:value-type="string" calcext:value-type="string">
            <text:p>https://api.github.com/repos/MyAOSP/frameworks_base</text:p>
          </table:table-cell>
          <table:table-cell table:formula="of:=REPLACE([.B276]; 1; 29; &quot;&quot;)" office:value-type="string" office:string-value="MyAOSP/frameworks_base" calcext:value-type="string">
            <text:p>MyAOSP/frameworks_base</text:p>
          </table:table-cell>
        </table:table-row>
        <table:table-row table:style-name="ro1">
          <table:table-cell office:value-type="float" office:value="40423" calcext:value-type="float">
            <text:p>40423</text:p>
          </table:table-cell>
          <table:table-cell office:value-type="string" calcext:value-type="string">
            <text:p>https://api.github.com/repos/jbossas/console</text:p>
          </table:table-cell>
          <table:table-cell table:formula="of:=REPLACE([.B277]; 1; 29; &quot;&quot;)" office:value-type="string" office:string-value="jbossas/console" calcext:value-type="string">
            <text:p>jbossas/console</text:p>
          </table:table-cell>
        </table:table-row>
        <table:table-row table:style-name="ro1">
          <table:table-cell office:value-type="float" office:value="40622" calcext:value-type="float">
            <text:p>40622</text:p>
          </table:table-cell>
          <table:table-cell office:value-type="string" calcext:value-type="string">
            <text:p>https://api.github.com/repos/OpenSpaces/OpenSpaces</text:p>
          </table:table-cell>
          <table:table-cell table:formula="of:=REPLACE([.B278]; 1; 29; &quot;&quot;)" office:value-type="string" office:string-value="OpenSpaces/OpenSpaces" calcext:value-type="string">
            <text:p>OpenSpaces/OpenSpaces</text:p>
          </table:table-cell>
        </table:table-row>
        <table:table-row table:style-name="ro1">
          <table:table-cell office:value-type="float" office:value="40854" calcext:value-type="float">
            <text:p>40854</text:p>
          </table:table-cell>
          <table:table-cell office:value-type="string" calcext:value-type="string">
            <text:p>https://api.github.com/repos/enonic/cms-ce</text:p>
          </table:table-cell>
          <table:table-cell table:formula="of:=REPLACE([.B279]; 1; 29; &quot;&quot;)" office:value-type="string" office:string-value="enonic/cms-ce" calcext:value-type="string">
            <text:p>enonic/cms-ce</text:p>
          </table:table-cell>
        </table:table-row>
        <table:table-row table:style-name="ro1">
          <table:table-cell office:value-type="float" office:value="40930" calcext:value-type="float">
            <text:p>40930</text:p>
          </table:table-cell>
          <table:table-cell office:value-type="string" calcext:value-type="string">
            <text:p>https://api.github.com/repos/Hidendra/LWC</text:p>
          </table:table-cell>
          <table:table-cell table:formula="of:=REPLACE([.B280]; 1; 29; &quot;&quot;)" office:value-type="string" office:string-value="Hidendra/LWC" calcext:value-type="string">
            <text:p>Hidendra/LWC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https://api.github.com/repos/igorkraft/codestore</text:p>
          </table:table-cell>
          <table:table-cell table:formula="of:=REPLACE([.B281]; 1; 29; &quot;&quot;)" office:value-type="string" office:string-value="igorkraft/codestore" calcext:value-type="string">
            <text:p>igorkraft/codestore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https://api.github.com/repos/mbeddr/mbeddr.core</text:p>
          </table:table-cell>
          <table:table-cell table:formula="of:=REPLACE([.B282]; 1; 29; &quot;&quot;)" office:value-type="string" office:string-value="mbeddr/mbeddr.core" calcext:value-type="string">
            <text:p>mbeddr/mbeddr.core</text:p>
          </table:table-cell>
        </table:table-row>
        <table:table-row table:style-name="ro1">
          <table:table-cell office:value-type="float" office:value="41339" calcext:value-type="float">
            <text:p>41339</text:p>
          </table:table-cell>
          <table:table-cell office:value-type="string" calcext:value-type="string">
            <text:p>https://api.github.com/repos/AmanziTel/awe-core</text:p>
          </table:table-cell>
          <table:table-cell table:formula="of:=REPLACE([.B283]; 1; 29; &quot;&quot;)" office:value-type="string" office:string-value="AmanziTel/awe-core" calcext:value-type="string">
            <text:p>AmanziTel/awe-core</text:p>
          </table:table-cell>
        </table:table-row>
        <table:table-row table:style-name="ro1">
          <table:table-cell office:value-type="float" office:value="41601" calcext:value-type="float">
            <text:p>41601</text:p>
          </table:table-cell>
          <table:table-cell office:value-type="string" calcext:value-type="string">
            <text:p>https://api.github.com/repos/societies/SOCIETIES-Platform</text:p>
          </table:table-cell>
          <table:table-cell table:formula="of:=REPLACE([.B284]; 1; 29; &quot;&quot;)" office:value-type="string" office:string-value="societies/SOCIETIES-Platform" calcext:value-type="string">
            <text:p>societies/SOCIETIES-Platform</text:p>
          </table:table-cell>
        </table:table-row>
        <table:table-row table:style-name="ro1">
          <table:table-cell office:value-type="float" office:value="41976" calcext:value-type="float">
            <text:p>41976</text:p>
          </table:table-cell>
          <table:table-cell office:value-type="string" calcext:value-type="string">
            <text:p>https://api.github.com/repos/sreichholf/dreamDroid</text:p>
          </table:table-cell>
          <table:table-cell table:formula="of:=REPLACE([.B285]; 1; 29; &quot;&quot;)" office:value-type="string" office:string-value="sreichholf/dreamDroid" calcext:value-type="string">
            <text:p>sreichholf/dreamDroid</text:p>
          </table:table-cell>
        </table:table-row>
        <table:table-row table:style-name="ro1">
          <table:table-cell office:value-type="float" office:value="42164" calcext:value-type="float">
            <text:p>42164</text:p>
          </table:table-cell>
          <table:table-cell office:value-type="string" calcext:value-type="string">
            <text:p>https://api.github.com/repos/rinde/RinSim</text:p>
          </table:table-cell>
          <table:table-cell table:formula="of:=REPLACE([.B286]; 1; 29; &quot;&quot;)" office:value-type="string" office:string-value="rinde/RinSim" calcext:value-type="string">
            <text:p>rinde/RinSim</text:p>
          </table:table-cell>
        </table:table-row>
        <table:table-row table:style-name="ro1">
          <table:table-cell office:value-type="float" office:value="42227" calcext:value-type="float">
            <text:p>42227</text:p>
          </table:table-cell>
          <table:table-cell office:value-type="string" calcext:value-type="string">
            <text:p>https://api.github.com/repos/qcadoo/mes</text:p>
          </table:table-cell>
          <table:table-cell table:formula="of:=REPLACE([.B287]; 1; 29; &quot;&quot;)" office:value-type="string" office:string-value="qcadoo/mes" calcext:value-type="string">
            <text:p>qcadoo/mes</text:p>
          </table:table-cell>
        </table:table-row>
        <table:table-row table:style-name="ro1">
          <table:table-cell office:value-type="float" office:value="42313" calcext:value-type="float">
            <text:p>42313</text:p>
          </table:table-cell>
          <table:table-cell office:value-type="string" calcext:value-type="string">
            <text:p>https://api.github.com/repos/amplab/carat</text:p>
          </table:table-cell>
          <table:table-cell table:formula="of:=REPLACE([.B288]; 1; 29; &quot;&quot;)" office:value-type="string" office:string-value="amplab/carat" calcext:value-type="string">
            <text:p>amplab/carat</text:p>
          </table:table-cell>
        </table:table-row>
        <table:table-row table:style-name="ro1">
          <table:table-cell office:value-type="float" office:value="42406" calcext:value-type="float">
            <text:p>42406</text:p>
          </table:table-cell>
          <table:table-cell office:value-type="string" calcext:value-type="string">
            <text:p>https://api.github.com/repos/jtalks-org/jcommune</text:p>
          </table:table-cell>
          <table:table-cell table:formula="of:=REPLACE([.B289]; 1; 29; &quot;&quot;)" office:value-type="string" office:string-value="jtalks-org/jcommune" calcext:value-type="string">
            <text:p>jtalks-org/jcommune</text:p>
          </table:table-cell>
        </table:table-row>
        <table:table-row table:style-name="ro1">
          <table:table-cell office:value-type="float" office:value="42447" calcext:value-type="float">
            <text:p>42447</text:p>
          </table:table-cell>
          <table:table-cell office:value-type="string" calcext:value-type="string">
            <text:p>https://api.github.com/repos/robworth/patientview</text:p>
          </table:table-cell>
          <table:table-cell table:formula="of:=REPLACE([.B290]; 1; 29; &quot;&quot;)" office:value-type="string" office:string-value="robworth/patientview" calcext:value-type="string">
            <text:p>robworth/patientview</text:p>
          </table:table-cell>
        </table:table-row>
        <table:table-row table:style-name="ro1">
          <table:table-cell office:value-type="float" office:value="42709" calcext:value-type="float">
            <text:p>42709</text:p>
          </table:table-cell>
          <table:table-cell office:value-type="string" calcext:value-type="string">
            <text:p>https://api.github.com/repos/cdk/cdk</text:p>
          </table:table-cell>
          <table:table-cell table:formula="of:=REPLACE([.B291]; 1; 29; &quot;&quot;)" office:value-type="string" office:string-value="cdk/cdk" calcext:value-type="string">
            <text:p>cdk/cdk</text:p>
          </table:table-cell>
        </table:table-row>
        <table:table-row table:style-name="ro1">
          <table:table-cell office:value-type="float" office:value="42937" calcext:value-type="float">
            <text:p>42937</text:p>
          </table:table-cell>
          <table:table-cell office:value-type="string" calcext:value-type="string">
            <text:p>https://api.github.com/repos/bcdev/sst-cci-toolbox</text:p>
          </table:table-cell>
          <table:table-cell table:formula="of:=REPLACE([.B292]; 1; 29; &quot;&quot;)" office:value-type="string" office:string-value="bcdev/sst-cci-toolbox" calcext:value-type="string">
            <text:p>bcdev/sst-cci-toolbox</text:p>
          </table:table-cell>
        </table:table-row>
        <table:table-row table:style-name="ro1">
          <table:table-cell office:value-type="float" office:value="43256" calcext:value-type="float">
            <text:p>43256</text:p>
          </table:table-cell>
          <table:table-cell office:value-type="string" calcext:value-type="string">
            <text:p>https://api.github.com/repos/apache/ambari</text:p>
          </table:table-cell>
          <table:table-cell table:formula="of:=REPLACE([.B293]; 1; 29; &quot;&quot;)" office:value-type="string" office:string-value="apache/ambari" calcext:value-type="string">
            <text:p>apache/ambari</text:p>
          </table:table-cell>
        </table:table-row>
        <table:table-row table:style-name="ro1">
          <table:table-cell office:value-type="float" office:value="43260" calcext:value-type="float">
            <text:p>43260</text:p>
          </table:table-cell>
          <table:table-cell office:value-type="string" calcext:value-type="string">
            <text:p>https://api.github.com/repos/juzu/juzu</text:p>
          </table:table-cell>
          <table:table-cell table:formula="of:=REPLACE([.B294]; 1; 29; &quot;&quot;)" office:value-type="string" office:string-value="juzu/juzu" calcext:value-type="string">
            <text:p>juzu/juzu</text:p>
          </table:table-cell>
        </table:table-row>
        <table:table-row table:style-name="ro1">
          <table:table-cell office:value-type="float" office:value="43347" calcext:value-type="float">
            <text:p>43347</text:p>
          </table:table-cell>
          <table:table-cell office:value-type="string" calcext:value-type="string">
            <text:p>https://api.github.com/repos/xebialabs/overthere</text:p>
          </table:table-cell>
          <table:table-cell table:formula="of:=REPLACE([.B295]; 1; 29; &quot;&quot;)" office:value-type="string" office:string-value="xebialabs/overthere" calcext:value-type="string">
            <text:p>xebialabs/overthere</text:p>
          </table:table-cell>
        </table:table-row>
        <table:table-row table:style-name="ro1">
          <table:table-cell office:value-type="float" office:value="43563" calcext:value-type="float">
            <text:p>43563</text:p>
          </table:table-cell>
          <table:table-cell office:value-type="string" calcext:value-type="string">
            <text:p>https://api.github.com/repos/thothbot/parallax</text:p>
          </table:table-cell>
          <table:table-cell table:formula="of:=REPLACE([.B296]; 1; 29; &quot;&quot;)" office:value-type="string" office:string-value="thothbot/parallax" calcext:value-type="string">
            <text:p>thothbot/parallax</text:p>
          </table:table-cell>
        </table:table-row>
        <table:table-row table:style-name="ro1">
          <table:table-cell office:value-type="float" office:value="43662" calcext:value-type="float">
            <text:p>43662</text:p>
          </table:table-cell>
          <table:table-cell office:value-type="string" calcext:value-type="string">
            <text:p>https://api.github.com/repos/easysoa/EasySOA</text:p>
          </table:table-cell>
          <table:table-cell table:formula="of:=REPLACE([.B297]; 1; 29; &quot;&quot;)" office:value-type="string" office:string-value="easysoa/EasySOA" calcext:value-type="string">
            <text:p>easysoa/EasySOA</text:p>
          </table:table-cell>
        </table:table-row>
        <table:table-row table:style-name="ro1">
          <table:table-cell office:value-type="float" office:value="43688" calcext:value-type="float">
            <text:p>43688</text:p>
          </table:table-cell>
          <table:table-cell office:value-type="string" calcext:value-type="string">
            <text:p>https://api.github.com/repos/salema/PodCatcher-Deluxe-Android</text:p>
          </table:table-cell>
          <table:table-cell table:formula="of:=REPLACE([.B298]; 1; 29; &quot;&quot;)" office:value-type="string" office:string-value="salema/PodCatcher-Deluxe-Android" calcext:value-type="string">
            <text:p>salema/PodCatcher-Deluxe-Android</text:p>
          </table:table-cell>
        </table:table-row>
        <table:table-row table:style-name="ro1">
          <table:table-cell office:value-type="float" office:value="43726" calcext:value-type="float">
            <text:p>43726</text:p>
          </table:table-cell>
          <table:table-cell office:value-type="string" calcext:value-type="string">
            <text:p>https://api.github.com/repos/apache/mahout</text:p>
          </table:table-cell>
          <table:table-cell table:formula="of:=REPLACE([.B299]; 1; 29; &quot;&quot;)" office:value-type="string" office:string-value="apache/mahout" calcext:value-type="string">
            <text:p>apache/mahout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https://api.github.com/repos/Everteam-Software/tempo</text:p>
          </table:table-cell>
          <table:table-cell table:formula="of:=REPLACE([.B300]; 1; 29; &quot;&quot;)" office:value-type="string" office:string-value="Everteam-Software/tempo" calcext:value-type="string">
            <text:p>Everteam-Software/tempo</text:p>
          </table:table-cell>
        </table:table-row>
        <table:table-row table:style-name="ro1">
          <table:table-cell office:value-type="float" office:value="43875" calcext:value-type="float">
            <text:p>43875</text:p>
          </table:table-cell>
          <table:table-cell office:value-type="string" calcext:value-type="string">
            <text:p>https://api.github.com/repos/xwiki/xwiki-platform</text:p>
          </table:table-cell>
          <table:table-cell table:formula="of:=REPLACE([.B301]; 1; 29; &quot;&quot;)" office:value-type="string" office:string-value="xwiki/xwiki-platform" calcext:value-type="string">
            <text:p>xwiki/xwiki-platform</text:p>
          </table:table-cell>
        </table:table-row>
        <table:table-row table:style-name="ro1">
          <table:table-cell office:value-type="float" office:value="43986" calcext:value-type="float">
            <text:p>43986</text:p>
          </table:table-cell>
          <table:table-cell office:value-type="string" calcext:value-type="string">
            <text:p>https://api.github.com/repos/maninsoft/smartworksV3</text:p>
          </table:table-cell>
          <table:table-cell table:formula="of:=REPLACE([.B302]; 1; 29; &quot;&quot;)" office:value-type="string" office:string-value="maninsoft/smartworksV3" calcext:value-type="string">
            <text:p>maninsoft/smartworksV3</text:p>
          </table:table-cell>
        </table:table-row>
        <table:table-row table:style-name="ro1">
          <table:table-cell office:value-type="float" office:value="44021" calcext:value-type="float">
            <text:p>44021</text:p>
          </table:table-cell>
          <table:table-cell office:value-type="string" calcext:value-type="string">
            <text:p>https://api.github.com/repos/EBISPOT/goci</text:p>
          </table:table-cell>
          <table:table-cell table:formula="of:=REPLACE([.B303]; 1; 29; &quot;&quot;)" office:value-type="string" office:string-value="EBISPOT/goci" calcext:value-type="string">
            <text:p>EBISPOT/goci</text:p>
          </table:table-cell>
        </table:table-row>
        <table:table-row table:style-name="ro1">
          <table:table-cell office:value-type="float" office:value="44086" calcext:value-type="float">
            <text:p>44086</text:p>
          </table:table-cell>
          <table:table-cell office:value-type="string" calcext:value-type="string">
            <text:p>https://api.github.com/repos/docdoku/docdoku-plm</text:p>
          </table:table-cell>
          <table:table-cell table:formula="of:=REPLACE([.B304]; 1; 29; &quot;&quot;)" office:value-type="string" office:string-value="docdoku/docdoku-plm" calcext:value-type="string">
            <text:p>docdoku/docdoku-plm</text:p>
          </table:table-cell>
        </table:table-row>
        <table:table-row table:style-name="ro1">
          <table:table-cell office:value-type="float" office:value="44895" calcext:value-type="float">
            <text:p>44895</text:p>
          </table:table-cell>
          <table:table-cell office:value-type="string" calcext:value-type="string">
            <text:p>https://api.github.com/repos/ISA-tools/ISAcreator</text:p>
          </table:table-cell>
          <table:table-cell table:formula="of:=REPLACE([.B305]; 1; 29; &quot;&quot;)" office:value-type="string" office:string-value="ISA-tools/ISAcreator" calcext:value-type="string">
            <text:p>ISA-tools/ISAcreator</text:p>
          </table:table-cell>
        </table:table-row>
        <table:table-row table:style-name="ro1">
          <table:table-cell office:value-type="float" office:value="44967" calcext:value-type="float">
            <text:p>44967</text:p>
          </table:table-cell>
          <table:table-cell office:value-type="string" calcext:value-type="string">
            <text:p>https://api.github.com/repos/nuxeo/nuxeo</text:p>
          </table:table-cell>
          <table:table-cell table:formula="of:=REPLACE([.B306]; 1; 29; &quot;&quot;)" office:value-type="string" office:string-value="nuxeo/nuxeo" calcext:value-type="string">
            <text:p>nuxeo/nuxeo</text:p>
          </table:table-cell>
        </table:table-row>
        <table:table-row table:style-name="ro1">
          <table:table-cell office:value-type="float" office:value="45297" calcext:value-type="float">
            <text:p>45297</text:p>
          </table:table-cell>
          <table:table-cell office:value-type="string" calcext:value-type="string">
            <text:p>https://api.github.com/repos/apache/kafka</text:p>
          </table:table-cell>
          <table:table-cell table:formula="of:=REPLACE([.B307]; 1; 29; &quot;&quot;)" office:value-type="string" office:string-value="apache/kafka" calcext:value-type="string">
            <text:p>apache/kafka</text:p>
          </table:table-cell>
        </table:table-row>
        <table:table-row table:style-name="ro1">
          <table:table-cell office:value-type="float" office:value="46168" calcext:value-type="float">
            <text:p>46168</text:p>
          </table:table-cell>
          <table:table-cell office:value-type="string" calcext:value-type="string">
            <text:p>https://api.github.com/repos/javalite/activejdbc</text:p>
          </table:table-cell>
          <table:table-cell table:formula="of:=REPLACE([.B308]; 1; 29; &quot;&quot;)" office:value-type="string" office:string-value="javalite/activejdbc" calcext:value-type="string">
            <text:p>javalite/activejdbc</text:p>
          </table:table-cell>
        </table:table-row>
        <table:table-row table:style-name="ro1">
          <table:table-cell office:value-type="float" office:value="46554" calcext:value-type="float">
            <text:p>46554</text:p>
          </table:table-cell>
          <table:table-cell office:value-type="string" calcext:value-type="string">
            <text:p>https://api.github.com/repos/JetBrains/teamcity-nuget-support</text:p>
          </table:table-cell>
          <table:table-cell table:formula="of:=REPLACE([.B309]; 1; 29; &quot;&quot;)" office:value-type="string" office:string-value="JetBrains/teamcity-nuget-support" calcext:value-type="string">
            <text:p>JetBrains/teamcity-nuget-support</text:p>
          </table:table-cell>
        </table:table-row>
        <table:table-row table:style-name="ro1">
          <table:table-cell office:value-type="float" office:value="47421" calcext:value-type="float">
            <text:p>47421</text:p>
          </table:table-cell>
          <table:table-cell office:value-type="string" calcext:value-type="string">
            <text:p>https://api.github.com/repos/DawnScience/dawn-ui</text:p>
          </table:table-cell>
          <table:table-cell table:formula="of:=REPLACE([.B310]; 1; 29; &quot;&quot;)" office:value-type="string" office:string-value="DawnScience/dawn-ui" calcext:value-type="string">
            <text:p>DawnScience/dawn-ui</text:p>
          </table:table-cell>
        </table:table-row>
        <table:table-row table:style-name="ro1">
          <table:table-cell office:value-type="float" office:value="47571" calcext:value-type="float">
            <text:p>47571</text:p>
          </table:table-cell>
          <table:table-cell office:value-type="string" calcext:value-type="string">
            <text:p>https://api.github.com/repos/difi/oxalis</text:p>
          </table:table-cell>
          <table:table-cell table:formula="of:=REPLACE([.B311]; 1; 29; &quot;&quot;)" office:value-type="string" office:string-value="difi/oxalis" calcext:value-type="string">
            <text:p>difi/oxalis</text:p>
          </table:table-cell>
        </table:table-row>
        <table:table-row table:style-name="ro1">
          <table:table-cell office:value-type="float" office:value="47766" calcext:value-type="float">
            <text:p>47766</text:p>
          </table:table-cell>
          <table:table-cell office:value-type="string" calcext:value-type="string">
            <text:p>https://api.github.com/repos/mydlp/mydlp-ui</text:p>
          </table:table-cell>
          <table:table-cell table:formula="of:=REPLACE([.B312]; 1; 29; &quot;&quot;)" office:value-type="string" office:string-value="mydlp/mydlp-ui" calcext:value-type="string">
            <text:p>mydlp/mydlp-ui</text:p>
          </table:table-cell>
        </table:table-row>
        <table:table-row table:style-name="ro1">
          <table:table-cell office:value-type="float" office:value="47945" calcext:value-type="float">
            <text:p>47945</text:p>
          </table:table-cell>
          <table:table-cell office:value-type="string" calcext:value-type="string">
            <text:p>https://api.github.com/repos/apache/wicket</text:p>
          </table:table-cell>
          <table:table-cell table:formula="of:=REPLACE([.B313]; 1; 29; &quot;&quot;)" office:value-type="string" office:string-value="apache/wicket" calcext:value-type="string">
            <text:p>apache/wicket</text:p>
          </table:table-cell>
        </table:table-row>
        <table:table-row table:style-name="ro1">
          <table:table-cell office:value-type="float" office:value="48016" calcext:value-type="float">
            <text:p>48016</text:p>
          </table:table-cell>
          <table:table-cell office:value-type="string" calcext:value-type="string">
            <text:p>https://api.github.com/repos/AOKP/packages_apps_ROMControl</text:p>
          </table:table-cell>
          <table:table-cell table:formula="of:=REPLACE([.B314]; 1; 29; &quot;&quot;)" office:value-type="string" office:string-value="AOKP/packages_apps_ROMControl" calcext:value-type="string">
            <text:p>AOKP/packages_apps_ROMControl</text:p>
          </table:table-cell>
        </table:table-row>
        <table:table-row table:style-name="ro1">
          <table:table-cell office:value-type="float" office:value="48024" calcext:value-type="float">
            <text:p>48024</text:p>
          </table:table-cell>
          <table:table-cell office:value-type="string" calcext:value-type="string">
            <text:p>https://api.github.com/repos/xwiki/xwiki-commons</text:p>
          </table:table-cell>
          <table:table-cell table:formula="of:=REPLACE([.B315]; 1; 29; &quot;&quot;)" office:value-type="string" office:string-value="xwiki/xwiki-commons" calcext:value-type="string">
            <text:p>xwiki/xwiki-commons</text:p>
          </table:table-cell>
        </table:table-row>
        <table:table-row table:style-name="ro1">
          <table:table-cell office:value-type="float" office:value="48033" calcext:value-type="float">
            <text:p>48033</text:p>
          </table:table-cell>
          <table:table-cell office:value-type="string" calcext:value-type="string">
            <text:p>https://api.github.com/repos/NGDATA/lilyproject</text:p>
          </table:table-cell>
          <table:table-cell table:formula="of:=REPLACE([.B316]; 1; 29; &quot;&quot;)" office:value-type="string" office:string-value="NGDATA/lilyproject" calcext:value-type="string">
            <text:p>NGDATA/lilyproject</text:p>
          </table:table-cell>
        </table:table-row>
        <table:table-row table:style-name="ro1">
          <table:table-cell office:value-type="float" office:value="48084" calcext:value-type="float">
            <text:p>48084</text:p>
          </table:table-cell>
          <table:table-cell office:value-type="string" calcext:value-type="string">
            <text:p>https://api.github.com/repos/iFixit/iFixitAndroid</text:p>
          </table:table-cell>
          <table:table-cell table:formula="of:=REPLACE([.B317]; 1; 29; &quot;&quot;)" office:value-type="string" office:string-value="iFixit/iFixitAndroid" calcext:value-type="string">
            <text:p>iFixit/iFixitAndroid</text:p>
          </table:table-cell>
        </table:table-row>
        <table:table-row table:style-name="ro1">
          <table:table-cell office:value-type="float" office:value="48358" calcext:value-type="float">
            <text:p>48358</text:p>
          </table:table-cell>
          <table:table-cell office:value-type="string" calcext:value-type="string">
            <text:p>https://api.github.com/repos/jpos/jPOS-EE</text:p>
          </table:table-cell>
          <table:table-cell table:formula="of:=REPLACE([.B318]; 1; 29; &quot;&quot;)" office:value-type="string" office:string-value="jpos/jPOS-EE" calcext:value-type="string">
            <text:p>jpos/jPOS-EE</text:p>
          </table:table-cell>
        </table:table-row>
        <table:table-row table:style-name="ro1">
          <table:table-cell office:value-type="float" office:value="48485" calcext:value-type="float">
            <text:p>48485</text:p>
          </table:table-cell>
          <table:table-cell office:value-type="string" calcext:value-type="string">
            <text:p>https://api.github.com/repos/OpenGamma/OG-Platform</text:p>
          </table:table-cell>
          <table:table-cell table:formula="of:=REPLACE([.B319]; 1; 29; &quot;&quot;)" office:value-type="string" office:string-value="OpenGamma/OG-Platform" calcext:value-type="string">
            <text:p>OpenGamma/OG-Platform</text:p>
          </table:table-cell>
        </table:table-row>
        <table:table-row table:style-name="ro1">
          <table:table-cell office:value-type="float" office:value="49210" calcext:value-type="float">
            <text:p>49210</text:p>
          </table:table-cell>
          <table:table-cell office:value-type="string" calcext:value-type="string">
            <text:p>https://api.github.com/repos/FAP-Team/Fap-Module</text:p>
          </table:table-cell>
          <table:table-cell table:formula="of:=REPLACE([.B320]; 1; 29; &quot;&quot;)" office:value-type="string" office:string-value="FAP-Team/Fap-Module" calcext:value-type="string">
            <text:p>FAP-Team/Fap-Module</text:p>
          </table:table-cell>
        </table:table-row>
        <table:table-row table:style-name="ro1">
          <table:table-cell office:value-type="float" office:value="49679" calcext:value-type="float">
            <text:p>49679</text:p>
          </table:table-cell>
          <table:table-cell office:value-type="string" calcext:value-type="string">
            <text:p>https://api.github.com/repos/bendisposto/probparsers</text:p>
          </table:table-cell>
          <table:table-cell table:formula="of:=REPLACE([.B321]; 1; 29; &quot;&quot;)" office:value-type="string" office:string-value="bendisposto/probparsers" calcext:value-type="string">
            <text:p>bendisposto/probparsers</text:p>
          </table:table-cell>
        </table:table-row>
        <table:table-row table:style-name="ro1">
          <table:table-cell office:value-type="float" office:value="49895" calcext:value-type="float">
            <text:p>49895</text:p>
          </table:table-cell>
          <table:table-cell office:value-type="string" calcext:value-type="string">
            <text:p>https://api.github.com/repos/Catrobat/Paintroid</text:p>
          </table:table-cell>
          <table:table-cell table:formula="of:=REPLACE([.B322]; 1; 29; &quot;&quot;)" office:value-type="string" office:string-value="Catrobat/Paintroid" calcext:value-type="string">
            <text:p>Catrobat/Paintroid</text:p>
          </table:table-cell>
        </table:table-row>
        <table:table-row table:style-name="ro1">
          <table:table-cell office:value-type="float" office:value="50031" calcext:value-type="float">
            <text:p>50031</text:p>
          </table:table-cell>
          <table:table-cell office:value-type="string" calcext:value-type="string">
            <text:p>https://api.github.com/repos/SomMeri/less4j</text:p>
          </table:table-cell>
          <table:table-cell table:formula="of:=REPLACE([.B323]; 1; 29; &quot;&quot;)" office:value-type="string" office:string-value="SomMeri/less4j" calcext:value-type="string">
            <text:p>SomMeri/less4j</text:p>
          </table:table-cell>
        </table:table-row>
        <table:table-row table:style-name="ro1">
          <table:table-cell office:value-type="float" office:value="50053" calcext:value-type="float">
            <text:p>50053</text:p>
          </table:table-cell>
          <table:table-cell office:value-type="string" calcext:value-type="string">
            <text:p>https://api.github.com/repos/java-native-access/jna</text:p>
          </table:table-cell>
          <table:table-cell table:formula="of:=REPLACE([.B324]; 1; 29; &quot;&quot;)" office:value-type="string" office:string-value="java-native-access/jna" calcext:value-type="string">
            <text:p>java-native-access/jna</text:p>
          </table:table-cell>
        </table:table-row>
        <table:table-row table:style-name="ro1">
          <table:table-cell office:value-type="float" office:value="50119" calcext:value-type="float">
            <text:p>50119</text:p>
          </table:table-cell>
          <table:table-cell office:value-type="string" calcext:value-type="string">
            <text:p>https://api.github.com/repos/JetBrains/Grammar-Kit</text:p>
          </table:table-cell>
          <table:table-cell table:formula="of:=REPLACE([.B325]; 1; 29; &quot;&quot;)" office:value-type="string" office:string-value="JetBrains/Grammar-Kit" calcext:value-type="string">
            <text:p>JetBrains/Grammar-Kit</text:p>
          </table:table-cell>
        </table:table-row>
        <table:table-row table:style-name="ro1">
          <table:table-cell office:value-type="float" office:value="50701" calcext:value-type="float">
            <text:p>50701</text:p>
          </table:table-cell>
          <table:table-cell office:value-type="string" calcext:value-type="string">
            <text:p>https://api.github.com/repos/capedwarf/capedwarf-blue</text:p>
          </table:table-cell>
          <table:table-cell table:formula="of:=REPLACE([.B326]; 1; 29; &quot;&quot;)" office:value-type="string" office:string-value="capedwarf/capedwarf-blue" calcext:value-type="string">
            <text:p>capedwarf/capedwarf-blue</text:p>
          </table:table-cell>
        </table:table-row>
        <table:table-row table:style-name="ro1">
          <table:table-cell office:value-type="float" office:value="50975" calcext:value-type="float">
            <text:p>50975</text:p>
          </table:table-cell>
          <table:table-cell office:value-type="string" calcext:value-type="string">
            <text:p>https://api.github.com/repos/nifty-gui/nifty-gui</text:p>
          </table:table-cell>
          <table:table-cell table:formula="of:=REPLACE([.B327]; 1; 29; &quot;&quot;)" office:value-type="string" office:string-value="nifty-gui/nifty-gui" calcext:value-type="string">
            <text:p>nifty-gui/nifty-gui</text:p>
          </table:table-cell>
        </table:table-row>
        <table:table-row table:style-name="ro1">
          <table:table-cell office:value-type="float" office:value="50978" calcext:value-type="float">
            <text:p>50978</text:p>
          </table:table-cell>
          <table:table-cell office:value-type="string" calcext:value-type="string">
            <text:p>https://api.github.com/repos/marubinotto/Piggydb</text:p>
          </table:table-cell>
          <table:table-cell table:formula="of:=REPLACE([.B328]; 1; 29; &quot;&quot;)" office:value-type="string" office:string-value="marubinotto/Piggydb" calcext:value-type="string">
            <text:p>marubinotto/Piggydb</text:p>
          </table:table-cell>
        </table:table-row>
        <table:table-row table:style-name="ro1">
          <table:table-cell office:value-type="float" office:value="51271" calcext:value-type="float">
            <text:p>51271</text:p>
          </table:table-cell>
          <table:table-cell office:value-type="string" calcext:value-type="string">
            <text:p>https://api.github.com/repos/droolsjbpm/droolsjbpm-knowledge</text:p>
          </table:table-cell>
          <table:table-cell table:formula="of:=REPLACE([.B329]; 1; 29; &quot;&quot;)" office:value-type="string" office:string-value="droolsjbpm/droolsjbpm-knowledge" calcext:value-type="string">
            <text:p>droolsjbpm/droolsjbpm-knowledge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string" calcext:value-type="string">
            <text:p>https://api.github.com/repos/abarisain/dmix</text:p>
          </table:table-cell>
          <table:table-cell table:formula="of:=REPLACE([.B330]; 1; 29; &quot;&quot;)" office:value-type="string" office:string-value="abarisain/dmix" calcext:value-type="string">
            <text:p>abarisain/dmix</text:p>
          </table:table-cell>
        </table:table-row>
        <table:table-row table:style-name="ro1">
          <table:table-cell office:value-type="float" office:value="51691" calcext:value-type="float">
            <text:p>51691</text:p>
          </table:table-cell>
          <table:table-cell office:value-type="string" calcext:value-type="string">
            <text:p>https://api.github.com/repos/jpos/jPOS</text:p>
          </table:table-cell>
          <table:table-cell table:formula="of:=REPLACE([.B331]; 1; 29; &quot;&quot;)" office:value-type="string" office:string-value="jpos/jPOS" calcext:value-type="string">
            <text:p>jpos/jPOS</text:p>
          </table:table-cell>
        </table:table-row>
        <table:table-row table:style-name="ro1">
          <table:table-cell office:value-type="float" office:value="51856" calcext:value-type="float">
            <text:p>51856</text:p>
          </table:table-cell>
          <table:table-cell office:value-type="string" calcext:value-type="string">
            <text:p>https://api.github.com/repos/vrapper/vrapper</text:p>
          </table:table-cell>
          <table:table-cell table:formula="of:=REPLACE([.B332]; 1; 29; &quot;&quot;)" office:value-type="string" office:string-value="vrapper/vrapper" calcext:value-type="string">
            <text:p>vrapper/vrapper</text:p>
          </table:table-cell>
        </table:table-row>
        <table:table-row table:style-name="ro1">
          <table:table-cell office:value-type="float" office:value="52072" calcext:value-type="float">
            <text:p>52072</text:p>
          </table:table-cell>
          <table:table-cell office:value-type="string" calcext:value-type="string">
            <text:p>https://api.github.com/repos/metawidget/metawidget</text:p>
          </table:table-cell>
          <table:table-cell table:formula="of:=REPLACE([.B333]; 1; 29; &quot;&quot;)" office:value-type="string" office:string-value="metawidget/metawidget" calcext:value-type="string">
            <text:p>metawidget/metawidget</text:p>
          </table:table-cell>
        </table:table-row>
        <table:table-row table:style-name="ro1">
          <table:table-cell office:value-type="float" office:value="52266" calcext:value-type="float">
            <text:p>52266</text:p>
          </table:table-cell>
          <table:table-cell office:value-type="string" calcext:value-type="string">
            <text:p>https://api.github.com/repos/Dexels/navajo</text:p>
          </table:table-cell>
          <table:table-cell table:formula="of:=REPLACE([.B334]; 1; 29; &quot;&quot;)" office:value-type="string" office:string-value="Dexels/navajo" calcext:value-type="string">
            <text:p>Dexels/navajo</text:p>
          </table:table-cell>
        </table:table-row>
        <table:table-row table:style-name="ro1">
          <table:table-cell office:value-type="float" office:value="52275" calcext:value-type="float">
            <text:p>52275</text:p>
          </table:table-cell>
          <table:table-cell office:value-type="string" calcext:value-type="string">
            <text:p>https://api.github.com/repos/inspirer/textmapper</text:p>
          </table:table-cell>
          <table:table-cell table:formula="of:=REPLACE([.B335]; 1; 29; &quot;&quot;)" office:value-type="string" office:string-value="inspirer/textmapper" calcext:value-type="string">
            <text:p>inspirer/textmapper</text:p>
          </table:table-cell>
        </table:table-row>
        <table:table-row table:style-name="ro1">
          <table:table-cell office:value-type="float" office:value="52355" calcext:value-type="float">
            <text:p>52355</text:p>
          </table:table-cell>
          <table:table-cell office:value-type="string" calcext:value-type="string">
            <text:p>https://api.github.com/repos/bluesoft-rnd/aperte-workflow-core</text:p>
          </table:table-cell>
          <table:table-cell table:formula="of:=REPLACE([.B336]; 1; 29; &quot;&quot;)" office:value-type="string" office:string-value="bluesoft-rnd/aperte-workflow-core" calcext:value-type="string">
            <text:p>bluesoft-rnd/aperte-workflow-core</text:p>
          </table:table-cell>
        </table:table-row>
        <table:table-row table:style-name="ro1">
          <table:table-cell office:value-type="float" office:value="52967" calcext:value-type="float">
            <text:p>52967</text:p>
          </table:table-cell>
          <table:table-cell office:value-type="string" calcext:value-type="string">
            <text:p>https://api.github.com/repos/ceylon/ceylon-js</text:p>
          </table:table-cell>
          <table:table-cell table:formula="of:=REPLACE([.B337]; 1; 29; &quot;&quot;)" office:value-type="string" office:string-value="ceylon/ceylon-js" calcext:value-type="string">
            <text:p>ceylon/ceylon-js</text:p>
          </table:table-cell>
        </table:table-row>
        <table:table-row table:style-name="ro1">
          <table:table-cell office:value-type="float" office:value="53170" calcext:value-type="float">
            <text:p>53170</text:p>
          </table:table-cell>
          <table:table-cell office:value-type="string" calcext:value-type="string">
            <text:p>https://api.github.com/repos/apache/flume</text:p>
          </table:table-cell>
          <table:table-cell table:formula="of:=REPLACE([.B338]; 1; 29; &quot;&quot;)" office:value-type="string" office:string-value="apache/flume" calcext:value-type="string">
            <text:p>apache/flume</text:p>
          </table:table-cell>
        </table:table-row>
        <table:table-row table:style-name="ro1">
          <table:table-cell office:value-type="float" office:value="53501" calcext:value-type="float">
            <text:p>53501</text:p>
          </table:table-cell>
          <table:table-cell office:value-type="string" calcext:value-type="string">
            <text:p>https://api.github.com/repos/mayocat/mayocat-shop</text:p>
          </table:table-cell>
          <table:table-cell table:formula="of:=REPLACE([.B339]; 1; 29; &quot;&quot;)" office:value-type="string" office:string-value="mayocat/mayocat-shop" calcext:value-type="string">
            <text:p>mayocat/mayocat-shop</text:p>
          </table:table-cell>
        </table:table-row>
        <table:table-row table:style-name="ro1">
          <table:table-cell office:value-type="float" office:value="54270" calcext:value-type="float">
            <text:p>54270</text:p>
          </table:table-cell>
          <table:table-cell office:value-type="string" calcext:value-type="string">
            <text:p>https://api.github.com/repos/camsys/onebusaway-nyc</text:p>
          </table:table-cell>
          <table:table-cell table:formula="of:=REPLACE([.B340]; 1; 29; &quot;&quot;)" office:value-type="string" office:string-value="camsys/onebusaway-nyc" calcext:value-type="string">
            <text:p>camsys/onebusaway-nyc</text:p>
          </table:table-cell>
        </table:table-row>
        <table:table-row table:style-name="ro1">
          <table:table-cell office:value-type="float" office:value="54405" calcext:value-type="float">
            <text:p>54405</text:p>
          </table:table-cell>
          <table:table-cell office:value-type="string" calcext:value-type="string">
            <text:p>https://api.github.com/repos/vmi/selenese-runner-java</text:p>
          </table:table-cell>
          <table:table-cell table:formula="of:=REPLACE([.B341]; 1; 29; &quot;&quot;)" office:value-type="string" office:string-value="vmi/selenese-runner-java" calcext:value-type="string">
            <text:p>vmi/selenese-runner-java</text:p>
          </table:table-cell>
        </table:table-row>
        <table:table-row table:style-name="ro1">
          <table:table-cell office:value-type="float" office:value="54670" calcext:value-type="float">
            <text:p>54670</text:p>
          </table:table-cell>
          <table:table-cell office:value-type="string" calcext:value-type="string">
            <text:p>https://api.github.com/repos/mjdenham/and-bible</text:p>
          </table:table-cell>
          <table:table-cell table:formula="of:=REPLACE([.B342]; 1; 29; &quot;&quot;)" office:value-type="string" office:string-value="mjdenham/and-bible" calcext:value-type="string">
            <text:p>mjdenham/and-bible</text:p>
          </table:table-cell>
        </table:table-row>
        <table:table-row table:style-name="ro1">
          <table:table-cell office:value-type="float" office:value="54701" calcext:value-type="float">
            <text:p>54701</text:p>
          </table:table-cell>
          <table:table-cell office:value-type="string" calcext:value-type="string">
            <text:p>https://api.github.com/repos/maxcom/lorsource</text:p>
          </table:table-cell>
          <table:table-cell table:formula="of:=REPLACE([.B343]; 1; 29; &quot;&quot;)" office:value-type="string" office:string-value="maxcom/lorsource" calcext:value-type="string">
            <text:p>maxcom/lorsource</text:p>
          </table:table-cell>
        </table:table-row>
        <table:table-row table:style-name="ro1">
          <table:table-cell office:value-type="float" office:value="54702" calcext:value-type="float">
            <text:p>54702</text:p>
          </table:table-cell>
          <table:table-cell office:value-type="string" calcext:value-type="string">
            <text:p>https://api.github.com/repos/xXKeyleXx/MyPet</text:p>
          </table:table-cell>
          <table:table-cell table:formula="of:=REPLACE([.B344]; 1; 29; &quot;&quot;)" office:value-type="string" office:string-value="xXKeyleXx/MyPet" calcext:value-type="string">
            <text:p>xXKeyleXx/MyPet</text:p>
          </table:table-cell>
        </table:table-row>
        <table:table-row table:style-name="ro1">
          <table:table-cell office:value-type="float" office:value="55116" calcext:value-type="float">
            <text:p>55116</text:p>
          </table:table-cell>
          <table:table-cell office:value-type="string" calcext:value-type="string">
            <text:p>https://api.github.com/repos/idega/com.idega.core</text:p>
          </table:table-cell>
          <table:table-cell table:formula="of:=REPLACE([.B345]; 1; 29; &quot;&quot;)" office:value-type="string" office:string-value="idega/com.idega.core" calcext:value-type="string">
            <text:p>idega/com.idega.core</text:p>
          </table:table-cell>
        </table:table-row>
        <table:table-row table:style-name="ro1">
          <table:table-cell office:value-type="float" office:value="55219" calcext:value-type="float">
            <text:p>55219</text:p>
          </table:table-cell>
          <table:table-cell office:value-type="string" calcext:value-type="string">
            <text:p>https://api.github.com/repos/JetBrains/intellij-community</text:p>
          </table:table-cell>
          <table:table-cell table:formula="of:=REPLACE([.B346]; 1; 29; &quot;&quot;)" office:value-type="string" office:string-value="JetBrains/intellij-community" calcext:value-type="string">
            <text:p>JetBrains/intellij-community</text:p>
          </table:table-cell>
        </table:table-row>
        <table:table-row table:style-name="ro1">
          <table:table-cell office:value-type="float" office:value="55805" calcext:value-type="float">
            <text:p>55805</text:p>
          </table:table-cell>
          <table:table-cell office:value-type="string" calcext:value-type="string">
            <text:p>https://api.github.com/repos/apache/commons-math</text:p>
          </table:table-cell>
          <table:table-cell table:formula="of:=REPLACE([.B347]; 1; 29; &quot;&quot;)" office:value-type="string" office:string-value="apache/commons-math" calcext:value-type="string">
            <text:p>apache/commons-math</text:p>
          </table:table-cell>
        </table:table-row>
        <table:table-row table:style-name="ro1">
          <table:table-cell office:value-type="float" office:value="56272" calcext:value-type="float">
            <text:p>56272</text:p>
          </table:table-cell>
          <table:table-cell office:value-type="string" calcext:value-type="string">
            <text:p>https://api.github.com/repos/bio2rdf/bio2rdf-scripts</text:p>
          </table:table-cell>
          <table:table-cell table:formula="of:=REPLACE([.B348]; 1; 29; &quot;&quot;)" office:value-type="string" office:string-value="bio2rdf/bio2rdf-scripts" calcext:value-type="string">
            <text:p>bio2rdf/bio2rdf-scripts</text:p>
          </table:table-cell>
        </table:table-row>
        <table:table-row table:style-name="ro1">
          <table:table-cell office:value-type="float" office:value="56501" calcext:value-type="float">
            <text:p>56501</text:p>
          </table:table-cell>
          <table:table-cell office:value-type="string" calcext:value-type="string">
            <text:p>https://api.github.com/repos/mth/yeti</text:p>
          </table:table-cell>
          <table:table-cell table:formula="of:=REPLACE([.B349]; 1; 29; &quot;&quot;)" office:value-type="string" office:string-value="mth/yeti" calcext:value-type="string">
            <text:p>mth/yeti</text:p>
          </table:table-cell>
        </table:table-row>
        <table:table-row table:style-name="ro1">
          <table:table-cell office:value-type="float" office:value="56538" calcext:value-type="float">
            <text:p>56538</text:p>
          </table:table-cell>
          <table:table-cell office:value-type="string" calcext:value-type="string">
            <text:p>https://api.github.com/repos/dana-i2cat/opennaas</text:p>
          </table:table-cell>
          <table:table-cell table:formula="of:=REPLACE([.B350]; 1; 29; &quot;&quot;)" office:value-type="string" office:string-value="dana-i2cat/opennaas" calcext:value-type="string">
            <text:p>dana-i2cat/opennaas</text:p>
          </table:table-cell>
        </table:table-row>
        <table:table-row table:style-name="ro1">
          <table:table-cell office:value-type="float" office:value="56551" calcext:value-type="float">
            <text:p>56551</text:p>
          </table:table-cell>
          <table:table-cell office:value-type="string" calcext:value-type="string">
            <text:p>https://api.github.com/repos/imagej/imagej</text:p>
          </table:table-cell>
          <table:table-cell table:formula="of:=REPLACE([.B351]; 1; 29; &quot;&quot;)" office:value-type="string" office:string-value="imagej/imagej" calcext:value-type="string">
            <text:p>imagej/imagej</text:p>
          </table:table-cell>
        </table:table-row>
        <table:table-row table:style-name="ro1">
          <table:table-cell office:value-type="float" office:value="56860" calcext:value-type="float">
            <text:p>56860</text:p>
          </table:table-cell>
          <table:table-cell office:value-type="string" calcext:value-type="string">
            <text:p>https://api.github.com/repos/apache/roller</text:p>
          </table:table-cell>
          <table:table-cell table:formula="of:=REPLACE([.B352]; 1; 29; &quot;&quot;)" office:value-type="string" office:string-value="apache/roller" calcext:value-type="string">
            <text:p>apache/roller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string" calcext:value-type="string">
            <text:p>https://api.github.com/repos/holatuwol/kolmafia</text:p>
          </table:table-cell>
          <table:table-cell table:formula="of:=REPLACE([.B353]; 1; 29; &quot;&quot;)" office:value-type="string" office:string-value="holatuwol/kolmafia" calcext:value-type="string">
            <text:p>holatuwol/kolmafia</text:p>
          </table:table-cell>
        </table:table-row>
        <table:table-row table:style-name="ro1">
          <table:table-cell office:value-type="float" office:value="57510" calcext:value-type="float">
            <text:p>57510</text:p>
          </table:table-cell>
          <table:table-cell office:value-type="string" calcext:value-type="string">
            <text:p>https://api.github.com/repos/apache/oozie</text:p>
          </table:table-cell>
          <table:table-cell table:formula="of:=REPLACE([.B354]; 1; 29; &quot;&quot;)" office:value-type="string" office:string-value="apache/oozie" calcext:value-type="string">
            <text:p>apache/oozie</text:p>
          </table:table-cell>
        </table:table-row>
        <table:table-row table:style-name="ro1">
          <table:table-cell office:value-type="float" office:value="57795" calcext:value-type="float">
            <text:p>57795</text:p>
          </table:table-cell>
          <table:table-cell office:value-type="string" calcext:value-type="string">
            <text:p>https://api.github.com/repos/greese/dasein-cloud-aws</text:p>
          </table:table-cell>
          <table:table-cell table:formula="of:=REPLACE([.B355]; 1; 29; &quot;&quot;)" office:value-type="string" office:string-value="greese/dasein-cloud-aws" calcext:value-type="string">
            <text:p>greese/dasein-cloud-aws</text:p>
          </table:table-cell>
        </table:table-row>
        <table:table-row table:style-name="ro1">
          <table:table-cell office:value-type="float" office:value="58030" calcext:value-type="float">
            <text:p>58030</text:p>
          </table:table-cell>
          <table:table-cell office:value-type="string" calcext:value-type="string">
            <text:p>https://api.github.com/repos/mamewotoko/podplayer</text:p>
          </table:table-cell>
          <table:table-cell table:formula="of:=REPLACE([.B356]; 1; 29; &quot;&quot;)" office:value-type="string" office:string-value="mamewotoko/podplayer" calcext:value-type="string">
            <text:p>mamewotoko/podplayer</text:p>
          </table:table-cell>
        </table:table-row>
        <table:table-row table:style-name="ro1">
          <table:table-cell office:value-type="float" office:value="58299" calcext:value-type="float">
            <text:p>58299</text:p>
          </table:table-cell>
          <table:table-cell office:value-type="string" calcext:value-type="string">
            <text:p>https://api.github.com/repos/davemckain/qtiworks</text:p>
          </table:table-cell>
          <table:table-cell table:formula="of:=REPLACE([.B357]; 1; 29; &quot;&quot;)" office:value-type="string" office:string-value="davemckain/qtiworks" calcext:value-type="string">
            <text:p>davemckain/qtiworks</text:p>
          </table:table-cell>
        </table:table-row>
        <table:table-row table:style-name="ro1">
          <table:table-cell office:value-type="float" office:value="58510" calcext:value-type="float">
            <text:p>58510</text:p>
          </table:table-cell>
          <table:table-cell office:value-type="string" calcext:value-type="string">
            <text:p>https://api.github.com/repos/daneren2005/Subsonic</text:p>
          </table:table-cell>
          <table:table-cell table:formula="of:=REPLACE([.B358]; 1; 29; &quot;&quot;)" office:value-type="string" office:string-value="daneren2005/Subsonic" calcext:value-type="string">
            <text:p>daneren2005/Subsonic</text:p>
          </table:table-cell>
        </table:table-row>
        <table:table-row table:style-name="ro1">
          <table:table-cell office:value-type="float" office:value="58566" calcext:value-type="float">
            <text:p>58566</text:p>
          </table:table-cell>
          <table:table-cell office:value-type="string" calcext:value-type="string">
            <text:p>https://api.github.com/repos/ccheneau/Holmes</text:p>
          </table:table-cell>
          <table:table-cell table:formula="of:=REPLACE([.B359]; 1; 29; &quot;&quot;)" office:value-type="string" office:string-value="ccheneau/Holmes" calcext:value-type="string">
            <text:p>ccheneau/Holmes</text:p>
          </table:table-cell>
        </table:table-row>
        <table:table-row table:style-name="ro1">
          <table:table-cell office:value-type="float" office:value="59151" calcext:value-type="float">
            <text:p>59151</text:p>
          </table:table-cell>
          <table:table-cell office:value-type="string" calcext:value-type="string">
            <text:p>https://api.github.com/repos/dcm4che/dcm4che</text:p>
          </table:table-cell>
          <table:table-cell table:formula="of:=REPLACE([.B360]; 1; 29; &quot;&quot;)" office:value-type="string" office:string-value="dcm4che/dcm4che" calcext:value-type="string">
            <text:p>dcm4che/dcm4che</text:p>
          </table:table-cell>
        </table:table-row>
        <table:table-row table:style-name="ro1">
          <table:table-cell office:value-type="float" office:value="59433" calcext:value-type="float">
            <text:p>59433</text:p>
          </table:table-cell>
          <table:table-cell office:value-type="string" calcext:value-type="string">
            <text:p>https://api.github.com/repos/Runsafe/Framework</text:p>
          </table:table-cell>
          <table:table-cell table:formula="of:=REPLACE([.B361]; 1; 29; &quot;&quot;)" office:value-type="string" office:string-value="Runsafe/Framework" calcext:value-type="string">
            <text:p>Runsafe/Framework</text:p>
          </table:table-cell>
        </table:table-row>
        <table:table-row table:style-name="ro1">
          <table:table-cell office:value-type="float" office:value="59677" calcext:value-type="float">
            <text:p>59677</text:p>
          </table:table-cell>
          <table:table-cell office:value-type="string" calcext:value-type="string">
            <text:p>https://api.github.com/repos/yanchenko/droidparts</text:p>
          </table:table-cell>
          <table:table-cell table:formula="of:=REPLACE([.B362]; 1; 29; &quot;&quot;)" office:value-type="string" office:string-value="yanchenko/droidparts" calcext:value-type="string">
            <text:p>yanchenko/droidparts</text:p>
          </table:table-cell>
        </table:table-row>
        <table:table-row table:style-name="ro1">
          <table:table-cell office:value-type="float" office:value="59758" calcext:value-type="float">
            <text:p>59758</text:p>
          </table:table-cell>
          <table:table-cell office:value-type="string" calcext:value-type="string">
            <text:p>https://api.github.com/repos/BigScary/GriefPrevention</text:p>
          </table:table-cell>
          <table:table-cell table:formula="of:=REPLACE([.B363]; 1; 29; &quot;&quot;)" office:value-type="string" office:string-value="BigScary/GriefPrevention" calcext:value-type="string">
            <text:p>BigScary/GriefPrevention</text:p>
          </table:table-cell>
        </table:table-row>
        <table:table-row table:style-name="ro1">
          <table:table-cell office:value-type="float" office:value="59903" calcext:value-type="float">
            <text:p>59903</text:p>
          </table:table-cell>
          <table:table-cell office:value-type="string" calcext:value-type="string">
            <text:p>https://api.github.com/repos/societies/SOCIETIES-SCE-Services</text:p>
          </table:table-cell>
          <table:table-cell table:formula="of:=REPLACE([.B364]; 1; 29; &quot;&quot;)" office:value-type="string" office:string-value="societies/SOCIETIES-SCE-Services" calcext:value-type="string">
            <text:p>societies/SOCIETIES-SCE-Services</text:p>
          </table:table-cell>
        </table:table-row>
        <table:table-row table:style-name="ro1">
          <table:table-cell office:value-type="float" office:value="60438" calcext:value-type="float">
            <text:p>60438</text:p>
          </table:table-cell>
          <table:table-cell office:value-type="string" calcext:value-type="string">
            <text:p>https://api.github.com/repos/LimeByte/BattleNight-Core</text:p>
          </table:table-cell>
          <table:table-cell table:formula="of:=REPLACE([.B365]; 1; 29; &quot;&quot;)" office:value-type="string" office:string-value="LimeByte/BattleNight-Core" calcext:value-type="string">
            <text:p>LimeByte/BattleNight-Core</text:p>
          </table:table-cell>
        </table:table-row>
        <table:table-row table:style-name="ro1">
          <table:table-cell office:value-type="float" office:value="60686" calcext:value-type="float">
            <text:p>60686</text:p>
          </table:table-cell>
          <table:table-cell office:value-type="string" calcext:value-type="string">
            <text:p>https://api.github.com/repos/jboss-reddeer/reddeer</text:p>
          </table:table-cell>
          <table:table-cell table:formula="of:=REPLACE([.B366]; 1; 29; &quot;&quot;)" office:value-type="string" office:string-value="jboss-reddeer/reddeer" calcext:value-type="string">
            <text:p>jboss-reddeer/reddeer</text:p>
          </table:table-cell>
        </table:table-row>
        <table:table-row table:style-name="ro1">
          <table:table-cell office:value-type="float" office:value="60853" calcext:value-type="float">
            <text:p>60853</text:p>
          </table:table-cell>
          <table:table-cell office:value-type="string" calcext:value-type="string">
            <text:p>https://api.github.com/repos/thymeleaf/thymeleaf</text:p>
          </table:table-cell>
          <table:table-cell table:formula="of:=REPLACE([.B367]; 1; 29; &quot;&quot;)" office:value-type="string" office:string-value="thymeleaf/thymeleaf" calcext:value-type="string">
            <text:p>thymeleaf/thymeleaf</text:p>
          </table:table-cell>
        </table:table-row>
        <table:table-row table:style-name="ro1">
          <table:table-cell office:value-type="float" office:value="61087" calcext:value-type="float">
            <text:p>61087</text:p>
          </table:table-cell>
          <table:table-cell office:value-type="string" calcext:value-type="string">
            <text:p>https://api.github.com/repos/sigmarkarl/sandbox</text:p>
          </table:table-cell>
          <table:table-cell table:formula="of:=REPLACE([.B368]; 1; 29; &quot;&quot;)" office:value-type="string" office:string-value="sigmarkarl/sandbox" calcext:value-type="string">
            <text:p>sigmarkarl/sandbox</text:p>
          </table:table-cell>
        </table:table-row>
        <table:table-row table:style-name="ro1">
          <table:table-cell office:value-type="float" office:value="61539" calcext:value-type="float">
            <text:p>61539</text:p>
          </table:table-cell>
          <table:table-cell office:value-type="string" calcext:value-type="string">
            <text:p>https://api.github.com/repos/ops4j/org.ops4j.pax.cdi</text:p>
          </table:table-cell>
          <table:table-cell table:formula="of:=REPLACE([.B369]; 1; 29; &quot;&quot;)" office:value-type="string" office:string-value="ops4j/org.ops4j.pax.cdi" calcext:value-type="string">
            <text:p>ops4j/org.ops4j.pax.cdi</text:p>
          </table:table-cell>
        </table:table-row>
        <table:table-row table:style-name="ro1">
          <table:table-cell office:value-type="float" office:value="61596" calcext:value-type="float">
            <text:p>61596</text:p>
          </table:table-cell>
          <table:table-cell office:value-type="string" calcext:value-type="string">
            <text:p>https://api.github.com/repos/tubav/fiteagle</text:p>
          </table:table-cell>
          <table:table-cell table:formula="of:=REPLACE([.B370]; 1; 29; &quot;&quot;)" office:value-type="string" office:string-value="tubav/fiteagle" calcext:value-type="string">
            <text:p>tubav/fiteagle</text:p>
          </table:table-cell>
        </table:table-row>
        <table:table-row table:style-name="ro1">
          <table:table-cell office:value-type="float" office:value="61601" calcext:value-type="float">
            <text:p>61601</text:p>
          </table:table-cell>
          <table:table-cell office:value-type="string" calcext:value-type="string">
            <text:p>https://api.github.com/repos/farin/JCloisterZone</text:p>
          </table:table-cell>
          <table:table-cell table:formula="of:=REPLACE([.B371]; 1; 29; &quot;&quot;)" office:value-type="string" office:string-value="farin/JCloisterZone" calcext:value-type="string">
            <text:p>farin/JCloisterZone</text:p>
          </table:table-cell>
        </table:table-row>
        <table:table-row table:style-name="ro1">
          <table:table-cell office:value-type="float" office:value="62238" calcext:value-type="float">
            <text:p>62238</text:p>
          </table:table-cell>
          <table:table-cell office:value-type="string" calcext:value-type="string">
            <text:p>https://api.github.com/repos/apache/camel</text:p>
          </table:table-cell>
          <table:table-cell table:formula="of:=REPLACE([.B372]; 1; 29; &quot;&quot;)" office:value-type="string" office:string-value="apache/camel" calcext:value-type="string">
            <text:p>apache/camel</text:p>
          </table:table-cell>
        </table:table-row>
        <table:table-row table:style-name="ro1">
          <table:table-cell office:value-type="float" office:value="62373" calcext:value-type="float">
            <text:p>62373</text:p>
          </table:table-cell>
          <table:table-cell office:value-type="string" calcext:value-type="string">
            <text:p>https://api.github.com/repos/ceylon/ceylon-compiler</text:p>
          </table:table-cell>
          <table:table-cell table:formula="of:=REPLACE([.B373]; 1; 29; &quot;&quot;)" office:value-type="string" office:string-value="ceylon/ceylon-compiler" calcext:value-type="string">
            <text:p>ceylon/ceylon-compiler</text:p>
          </table:table-cell>
        </table:table-row>
        <table:table-row table:style-name="ro1">
          <table:table-cell office:value-type="float" office:value="63394" calcext:value-type="float">
            <text:p>63394</text:p>
          </table:table-cell>
          <table:table-cell office:value-type="string" calcext:value-type="string">
            <text:p>https://api.github.com/repos/keepkey/multibit</text:p>
          </table:table-cell>
          <table:table-cell table:formula="of:=REPLACE([.B374]; 1; 29; &quot;&quot;)" office:value-type="string" office:string-value="keepkey/multibit" calcext:value-type="string">
            <text:p>keepkey/multibit</text:p>
          </table:table-cell>
        </table:table-row>
        <table:table-row table:style-name="ro1">
          <table:table-cell office:value-type="float" office:value="63408" calcext:value-type="float">
            <text:p>63408</text:p>
          </table:table-cell>
          <table:table-cell office:value-type="string" calcext:value-type="string">
            <text:p>https://api.github.com/repos/danbernier/WordCram</text:p>
          </table:table-cell>
          <table:table-cell table:formula="of:=REPLACE([.B375]; 1; 29; &quot;&quot;)" office:value-type="string" office:string-value="danbernier/WordCram" calcext:value-type="string">
            <text:p>danbernier/WordCram</text:p>
          </table:table-cell>
        </table:table-row>
        <table:table-row table:style-name="ro1">
          <table:table-cell office:value-type="float" office:value="63593" calcext:value-type="float">
            <text:p>63593</text:p>
          </table:table-cell>
          <table:table-cell office:value-type="string" calcext:value-type="string">
            <text:p>https://api.github.com/repos/apache/jackrabbit</text:p>
          </table:table-cell>
          <table:table-cell table:formula="of:=REPLACE([.B376]; 1; 29; &quot;&quot;)" office:value-type="string" office:string-value="apache/jackrabbit" calcext:value-type="string">
            <text:p>apache/jackrabbit</text:p>
          </table:table-cell>
        </table:table-row>
        <table:table-row table:style-name="ro1">
          <table:table-cell office:value-type="float" office:value="64502" calcext:value-type="float">
            <text:p>64502</text:p>
          </table:table-cell>
          <table:table-cell office:value-type="string" calcext:value-type="string">
            <text:p>https://api.github.com/repos/imeji-community/imeji</text:p>
          </table:table-cell>
          <table:table-cell table:formula="of:=REPLACE([.B377]; 1; 29; &quot;&quot;)" office:value-type="string" office:string-value="imeji-community/imeji" calcext:value-type="string">
            <text:p>imeji-community/imeji</text:p>
          </table:table-cell>
        </table:table-row>
        <table:table-row table:style-name="ro1">
          <table:table-cell office:value-type="float" office:value="64791" calcext:value-type="float">
            <text:p>64791</text:p>
          </table:table-cell>
          <table:table-cell office:value-type="string" calcext:value-type="string">
            <text:p>https://api.github.com/repos/functionaljava/functionaljava</text:p>
          </table:table-cell>
          <table:table-cell table:formula="of:=REPLACE([.B378]; 1; 29; &quot;&quot;)" office:value-type="string" office:string-value="functionaljava/functionaljava" calcext:value-type="string">
            <text:p>functionaljava/functionaljava</text:p>
          </table:table-cell>
        </table:table-row>
        <table:table-row table:style-name="ro1">
          <table:table-cell office:value-type="float" office:value="64801" calcext:value-type="float">
            <text:p>64801</text:p>
          </table:table-cell>
          <table:table-cell office:value-type="string" calcext:value-type="string">
            <text:p>https://api.github.com/repos/arrayexpress/annotare2</text:p>
          </table:table-cell>
          <table:table-cell table:formula="of:=REPLACE([.B379]; 1; 29; &quot;&quot;)" office:value-type="string" office:string-value="arrayexpress/annotare2" calcext:value-type="string">
            <text:p>arrayexpress/annotare2</text:p>
          </table:table-cell>
        </table:table-row>
        <table:table-row table:style-name="ro1">
          <table:table-cell office:value-type="float" office:value="65321" calcext:value-type="float">
            <text:p>65321</text:p>
          </table:table-cell>
          <table:table-cell office:value-type="string" calcext:value-type="string">
            <text:p>https://api.github.com/repos/tomahawk-player/tomahawk-android</text:p>
          </table:table-cell>
          <table:table-cell table:formula="of:=REPLACE([.B380]; 1; 29; &quot;&quot;)" office:value-type="string" office:string-value="tomahawk-player/tomahawk-android" calcext:value-type="string">
            <text:p>tomahawk-player/tomahawk-android</text:p>
          </table:table-cell>
        </table:table-row>
        <table:table-row table:style-name="ro1">
          <table:table-cell office:value-type="float" office:value="66111" calcext:value-type="float">
            <text:p>66111</text:p>
          </table:table-cell>
          <table:table-cell office:value-type="string" calcext:value-type="string">
            <text:p>https://api.github.com/repos/seba--/sugarj</text:p>
          </table:table-cell>
          <table:table-cell table:formula="of:=REPLACE([.B381]; 1; 29; &quot;&quot;)" office:value-type="string" office:string-value="seba--/sugarj" calcext:value-type="string">
            <text:p>seba--/sugarj</text:p>
          </table:table-cell>
        </table:table-row>
        <table:table-row table:style-name="ro1">
          <table:table-cell office:value-type="float" office:value="66311" calcext:value-type="float">
            <text:p>66311</text:p>
          </table:table-cell>
          <table:table-cell office:value-type="string" calcext:value-type="string">
            <text:p>https://api.github.com/repos/nikotsunami/osce</text:p>
          </table:table-cell>
          <table:table-cell table:formula="of:=REPLACE([.B382]; 1; 29; &quot;&quot;)" office:value-type="string" office:string-value="nikotsunami/osce" calcext:value-type="string">
            <text:p>nikotsunami/osce</text:p>
          </table:table-cell>
        </table:table-row>
        <table:table-row table:style-name="ro1">
          <table:table-cell office:value-type="float" office:value="66362" calcext:value-type="float">
            <text:p>66362</text:p>
          </table:table-cell>
          <table:table-cell office:value-type="string" calcext:value-type="string">
            <text:p>https://api.github.com/repos/AnalyticalGraphicsInc/czml-writer</text:p>
          </table:table-cell>
          <table:table-cell table:formula="of:=REPLACE([.B383]; 1; 29; &quot;&quot;)" office:value-type="string" office:string-value="AnalyticalGraphicsInc/czml-writer" calcext:value-type="string">
            <text:p>AnalyticalGraphicsInc/czml-writer</text:p>
          </table:table-cell>
        </table:table-row>
        <table:table-row table:style-name="ro1">
          <table:table-cell office:value-type="float" office:value="66412" calcext:value-type="float">
            <text:p>66412</text:p>
          </table:table-cell>
          <table:table-cell office:value-type="string" calcext:value-type="string">
            <text:p>https://api.github.com/repos/hector-client/hector</text:p>
          </table:table-cell>
          <table:table-cell table:formula="of:=REPLACE([.B384]; 1; 29; &quot;&quot;)" office:value-type="string" office:string-value="hector-client/hector" calcext:value-type="string">
            <text:p>hector-client/hector</text:p>
          </table:table-cell>
        </table:table-row>
        <table:table-row table:style-name="ro1">
          <table:table-cell office:value-type="float" office:value="66925" calcext:value-type="float">
            <text:p>66925</text:p>
          </table:table-cell>
          <table:table-cell office:value-type="string" calcext:value-type="string">
            <text:p>https://api.github.com/repos/cpesch/RouteConverter</text:p>
          </table:table-cell>
          <table:table-cell table:formula="of:=REPLACE([.B385]; 1; 29; &quot;&quot;)" office:value-type="string" office:string-value="cpesch/RouteConverter" calcext:value-type="string">
            <text:p>cpesch/RouteConverter</text:p>
          </table:table-cell>
        </table:table-row>
        <table:table-row table:style-name="ro1">
          <table:table-cell office:value-type="float" office:value="66968" calcext:value-type="float">
            <text:p>66968</text:p>
          </table:table-cell>
          <table:table-cell office:value-type="string" calcext:value-type="string">
            <text:p>https://api.github.com/repos/atlasapi/atlas</text:p>
          </table:table-cell>
          <table:table-cell table:formula="of:=REPLACE([.B386]; 1; 29; &quot;&quot;)" office:value-type="string" office:string-value="atlasapi/atlas" calcext:value-type="string">
            <text:p>atlasapi/atlas</text:p>
          </table:table-cell>
        </table:table-row>
        <table:table-row table:style-name="ro1">
          <table:table-cell office:value-type="float" office:value="67522" calcext:value-type="float">
            <text:p>67522</text:p>
          </table:table-cell>
          <table:table-cell office:value-type="string" calcext:value-type="string">
            <text:p>https://api.github.com/repos/griddynamics/jagger</text:p>
          </table:table-cell>
          <table:table-cell table:formula="of:=REPLACE([.B387]; 1; 29; &quot;&quot;)" office:value-type="string" office:string-value="griddynamics/jagger" calcext:value-type="string">
            <text:p>griddynamics/jagger</text:p>
          </table:table-cell>
        </table:table-row>
        <table:table-row table:style-name="ro1">
          <table:table-cell office:value-type="float" office:value="67633" calcext:value-type="float">
            <text:p>67633</text:p>
          </table:table-cell>
          <table:table-cell office:value-type="string" calcext:value-type="string">
            <text:p>https://api.github.com/repos/mozilla-services/android-sync</text:p>
          </table:table-cell>
          <table:table-cell table:formula="of:=REPLACE([.B388]; 1; 29; &quot;&quot;)" office:value-type="string" office:string-value="mozilla-services/android-sync" calcext:value-type="string">
            <text:p>mozilla-services/android-sync</text:p>
          </table:table-cell>
        </table:table-row>
        <table:table-row table:style-name="ro1">
          <table:table-cell office:value-type="float" office:value="67697" calcext:value-type="float">
            <text:p>67697</text:p>
          </table:table-cell>
          <table:table-cell office:value-type="string" calcext:value-type="string">
            <text:p>https://api.github.com/repos/signed/sandboxes</text:p>
          </table:table-cell>
          <table:table-cell table:formula="of:=REPLACE([.B389]; 1; 29; &quot;&quot;)" office:value-type="string" office:string-value="signed/sandboxes" calcext:value-type="string">
            <text:p>signed/sandboxes</text:p>
          </table:table-cell>
        </table:table-row>
        <table:table-row table:style-name="ro1">
          <table:table-cell office:value-type="float" office:value="67874" calcext:value-type="float">
            <text:p>67874</text:p>
          </table:table-cell>
          <table:table-cell office:value-type="string" calcext:value-type="string">
            <text:p>https://api.github.com/repos/openmicroscopy/openmicroscopy</text:p>
          </table:table-cell>
          <table:table-cell table:formula="of:=REPLACE([.B390]; 1; 29; &quot;&quot;)" office:value-type="string" office:string-value="openmicroscopy/openmicroscopy" calcext:value-type="string">
            <text:p>openmicroscopy/openmicroscopy</text:p>
          </table:table-cell>
        </table:table-row>
        <table:table-row table:style-name="ro1">
          <table:table-cell office:value-type="float" office:value="68072" calcext:value-type="float">
            <text:p>68072</text:p>
          </table:table-cell>
          <table:table-cell office:value-type="string" calcext:value-type="string">
            <text:p>https://api.github.com/repos/willuhn/hibiscus</text:p>
          </table:table-cell>
          <table:table-cell table:formula="of:=REPLACE([.B391]; 1; 29; &quot;&quot;)" office:value-type="string" office:string-value="willuhn/hibiscus" calcext:value-type="string">
            <text:p>willuhn/hibiscus</text:p>
          </table:table-cell>
        </table:table-row>
        <table:table-row table:style-name="ro1">
          <table:table-cell office:value-type="float" office:value="68256" calcext:value-type="float">
            <text:p>68256</text:p>
          </table:table-cell>
          <table:table-cell office:value-type="string" calcext:value-type="string">
            <text:p>https://api.github.com/repos/qos-ch/logback</text:p>
          </table:table-cell>
          <table:table-cell table:formula="of:=REPLACE([.B392]; 1; 29; &quot;&quot;)" office:value-type="string" office:string-value="qos-ch/logback" calcext:value-type="string">
            <text:p>qos-ch/logback</text:p>
          </table:table-cell>
        </table:table-row>
        <table:table-row table:style-name="ro1">
          <table:table-cell office:value-type="float" office:value="68499" calcext:value-type="float">
            <text:p>68499</text:p>
          </table:table-cell>
          <table:table-cell office:value-type="string" calcext:value-type="string">
            <text:p>https://api.github.com/repos/ale-f/big-red</text:p>
          </table:table-cell>
          <table:table-cell table:formula="of:=REPLACE([.B393]; 1; 29; &quot;&quot;)" office:value-type="string" office:string-value="ale-f/big-red" calcext:value-type="string">
            <text:p>ale-f/big-red</text:p>
          </table:table-cell>
        </table:table-row>
        <table:table-row table:style-name="ro1">
          <table:table-cell office:value-type="float" office:value="68610" calcext:value-type="float">
            <text:p>68610</text:p>
          </table:table-cell>
          <table:table-cell office:value-type="string" calcext:value-type="string">
            <text:p>https://api.github.com/repos/belaban/JGroups</text:p>
          </table:table-cell>
          <table:table-cell table:formula="of:=REPLACE([.B394]; 1; 29; &quot;&quot;)" office:value-type="string" office:string-value="belaban/JGroups" calcext:value-type="string">
            <text:p>belaban/JGroups</text:p>
          </table:table-cell>
        </table:table-row>
        <table:table-row table:style-name="ro1">
          <table:table-cell office:value-type="float" office:value="68672" calcext:value-type="float">
            <text:p>68672</text:p>
          </table:table-cell>
          <table:table-cell office:value-type="string" calcext:value-type="string">
            <text:p>https://api.github.com/repos/jdmr/mateo</text:p>
          </table:table-cell>
          <table:table-cell table:formula="of:=REPLACE([.B395]; 1; 29; &quot;&quot;)" office:value-type="string" office:string-value="jdmr/mateo" calcext:value-type="string">
            <text:p>jdmr/mateo</text:p>
          </table:table-cell>
        </table:table-row>
        <table:table-row table:style-name="ro1">
          <table:table-cell office:value-type="float" office:value="68831" calcext:value-type="float">
            <text:p>68831</text:p>
          </table:table-cell>
          <table:table-cell office:value-type="string" calcext:value-type="string">
            <text:p>https://api.github.com/repos/liferay/liferay-faces</text:p>
          </table:table-cell>
          <table:table-cell table:formula="of:=REPLACE([.B396]; 1; 29; &quot;&quot;)" office:value-type="string" office:string-value="liferay/liferay-faces" calcext:value-type="string">
            <text:p>liferay/liferay-faces</text:p>
          </table:table-cell>
        </table:table-row>
        <table:table-row table:style-name="ro1">
          <table:table-cell office:value-type="float" office:value="68907" calcext:value-type="float">
            <text:p>68907</text:p>
          </table:table-cell>
          <table:table-cell office:value-type="string" calcext:value-type="string">
            <text:p>https://api.github.com/repos/almende/eve</text:p>
          </table:table-cell>
          <table:table-cell table:formula="of:=REPLACE([.B397]; 1; 29; &quot;&quot;)" office:value-type="string" office:string-value="almende/eve" calcext:value-type="string">
            <text:p>almende/eve</text:p>
          </table:table-cell>
        </table:table-row>
        <table:table-row table:style-name="ro1">
          <table:table-cell office:value-type="float" office:value="69337" calcext:value-type="float">
            <text:p>69337</text:p>
          </table:table-cell>
          <table:table-cell office:value-type="string" calcext:value-type="string">
            <text:p>https://api.github.com/repos/turt2live-bukkit/AntiShare</text:p>
          </table:table-cell>
          <table:table-cell table:formula="of:=REPLACE([.B398]; 1; 29; &quot;&quot;)" office:value-type="string" office:string-value="turt2live-bukkit/AntiShare" calcext:value-type="string">
            <text:p>turt2live-bukkit/AntiShare</text:p>
          </table:table-cell>
        </table:table-row>
        <table:table-row table:style-name="ro1">
          <table:table-cell office:value-type="float" office:value="70101" calcext:value-type="float">
            <text:p>70101</text:p>
          </table:table-cell>
          <table:table-cell office:value-type="string" calcext:value-type="string">
            <text:p>https://api.github.com/repos/dankurka/mgwt</text:p>
          </table:table-cell>
          <table:table-cell table:formula="of:=REPLACE([.B399]; 1; 29; &quot;&quot;)" office:value-type="string" office:string-value="dankurka/mgwt" calcext:value-type="string">
            <text:p>dankurka/mgwt</text:p>
          </table:table-cell>
        </table:table-row>
        <table:table-row table:style-name="ro1">
          <table:table-cell office:value-type="float" office:value="70160" calcext:value-type="float">
            <text:p>70160</text:p>
          </table:table-cell>
          <table:table-cell office:value-type="string" calcext:value-type="string">
            <text:p>https://api.github.com/repos/soluvas/soluvas-framework</text:p>
          </table:table-cell>
          <table:table-cell table:formula="of:=REPLACE([.B400]; 1; 29; &quot;&quot;)" office:value-type="string" office:string-value="soluvas/soluvas-framework" calcext:value-type="string">
            <text:p>soluvas/soluvas-framework</text:p>
          </table:table-cell>
        </table:table-row>
        <table:table-row table:style-name="ro1">
          <table:table-cell office:value-type="float" office:value="70480" calcext:value-type="float">
            <text:p>70480</text:p>
          </table:table-cell>
          <table:table-cell office:value-type="string" calcext:value-type="string">
            <text:p>https://api.github.com/repos/Jasig/uPortal</text:p>
          </table:table-cell>
          <table:table-cell table:formula="of:=REPLACE([.B401]; 1; 29; &quot;&quot;)" office:value-type="string" office:string-value="Jasig/uPortal" calcext:value-type="string">
            <text:p>Jasig/uPortal</text:p>
          </table:table-cell>
        </table:table-row>
        <table:table-row table:style-name="ro1">
          <table:table-cell office:value-type="float" office:value="70598" calcext:value-type="float">
            <text:p>70598</text:p>
          </table:table-cell>
          <table:table-cell office:value-type="string" calcext:value-type="string">
            <text:p>https://api.github.com/repos/moguonyanko/moglabo</text:p>
          </table:table-cell>
          <table:table-cell table:formula="of:=REPLACE([.B402]; 1; 29; &quot;&quot;)" office:value-type="string" office:string-value="moguonyanko/moglabo" calcext:value-type="string">
            <text:p>moguonyanko/moglabo</text:p>
          </table:table-cell>
        </table:table-row>
        <table:table-row table:style-name="ro1">
          <table:table-cell office:value-type="float" office:value="70634" calcext:value-type="float">
            <text:p>70634</text:p>
          </table:table-cell>
          <table:table-cell office:value-type="string" calcext:value-type="string">
            <text:p>https://api.github.com/repos/pentaho/mondrian</text:p>
          </table:table-cell>
          <table:table-cell table:formula="of:=REPLACE([.B403]; 1; 29; &quot;&quot;)" office:value-type="string" office:string-value="pentaho/mondrian" calcext:value-type="string">
            <text:p>pentaho/mondrian</text:p>
          </table:table-cell>
        </table:table-row>
        <table:table-row table:style-name="ro1">
          <table:table-cell office:value-type="float" office:value="71057" calcext:value-type="float">
            <text:p>71057</text:p>
          </table:table-cell>
          <table:table-cell office:value-type="string" calcext:value-type="string">
            <text:p>https://api.github.com/repos/socialize/socialize-sdk-android</text:p>
          </table:table-cell>
          <table:table-cell table:formula="of:=REPLACE([.B404]; 1; 29; &quot;&quot;)" office:value-type="string" office:string-value="socialize/socialize-sdk-android" calcext:value-type="string">
            <text:p>socialize/socialize-sdk-android</text:p>
          </table:table-cell>
        </table:table-row>
        <table:table-row table:style-name="ro1">
          <table:table-cell office:value-type="float" office:value="71181" calcext:value-type="float">
            <text:p>71181</text:p>
          </table:table-cell>
          <table:table-cell office:value-type="string" calcext:value-type="string">
            <text:p>https://api.github.com/repos/ProjectCCNx/ccnx</text:p>
          </table:table-cell>
          <table:table-cell table:formula="of:=REPLACE([.B405]; 1; 29; &quot;&quot;)" office:value-type="string" office:string-value="ProjectCCNx/ccnx" calcext:value-type="string">
            <text:p>ProjectCCNx/ccnx</text:p>
          </table:table-cell>
        </table:table-row>
        <table:table-row table:style-name="ro1">
          <table:table-cell office:value-type="float" office:value="71374" calcext:value-type="float">
            <text:p>71374</text:p>
          </table:table-cell>
          <table:table-cell office:value-type="string" calcext:value-type="string">
            <text:p>https://api.github.com/repos/pentaho/data-access</text:p>
          </table:table-cell>
          <table:table-cell table:formula="of:=REPLACE([.B406]; 1; 29; &quot;&quot;)" office:value-type="string" office:string-value="pentaho/data-access" calcext:value-type="string">
            <text:p>pentaho/data-access</text:p>
          </table:table-cell>
        </table:table-row>
        <table:table-row table:style-name="ro1">
          <table:table-cell office:value-type="float" office:value="72063" calcext:value-type="float">
            <text:p>72063</text:p>
          </table:table-cell>
          <table:table-cell office:value-type="string" calcext:value-type="string">
            <text:p>https://api.github.com/repos/splunk/splunk-sdk-java</text:p>
          </table:table-cell>
          <table:table-cell table:formula="of:=REPLACE([.B407]; 1; 29; &quot;&quot;)" office:value-type="string" office:string-value="splunk/splunk-sdk-java" calcext:value-type="string">
            <text:p>splunk/splunk-sdk-java</text:p>
          </table:table-cell>
        </table:table-row>
        <table:table-row table:style-name="ro1">
          <table:table-cell office:value-type="float" office:value="73275" calcext:value-type="float">
            <text:p>73275</text:p>
          </table:table-cell>
          <table:table-cell office:value-type="string" calcext:value-type="string">
            <text:p>https://api.github.com/repos/entwinemedia/weblounge</text:p>
          </table:table-cell>
          <table:table-cell table:formula="of:=REPLACE([.B408]; 1; 29; &quot;&quot;)" office:value-type="string" office:string-value="entwinemedia/weblounge" calcext:value-type="string">
            <text:p>entwinemedia/weblounge</text:p>
          </table:table-cell>
        </table:table-row>
        <table:table-row table:style-name="ro1">
          <table:table-cell office:value-type="float" office:value="73636" calcext:value-type="float">
            <text:p>73636</text:p>
          </table:table-cell>
          <table:table-cell office:value-type="string" calcext:value-type="string">
            <text:p>https://api.github.com/repos/Androxyde/Flashtool</text:p>
          </table:table-cell>
          <table:table-cell table:formula="of:=REPLACE([.B409]; 1; 29; &quot;&quot;)" office:value-type="string" office:string-value="Androxyde/Flashtool" calcext:value-type="string">
            <text:p>Androxyde/Flashtool</text:p>
          </table:table-cell>
        </table:table-row>
        <table:table-row table:style-name="ro1">
          <table:table-cell office:value-type="float" office:value="74125" calcext:value-type="float">
            <text:p>74125</text:p>
          </table:table-cell>
          <table:table-cell office:value-type="string" calcext:value-type="string">
            <text:p>https://api.github.com/repos/Sable/soot</text:p>
          </table:table-cell>
          <table:table-cell table:formula="of:=REPLACE([.B410]; 1; 29; &quot;&quot;)" office:value-type="string" office:string-value="Sable/soot" calcext:value-type="string">
            <text:p>Sable/soot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https://api.github.com/repos/tinfoilhat/tinfoil-sms</text:p>
          </table:table-cell>
          <table:table-cell table:formula="of:=REPLACE([.B411]; 1; 29; &quot;&quot;)" office:value-type="string" office:string-value="tinfoilhat/tinfoil-sms" calcext:value-type="string">
            <text:p>tinfoilhat/tinfoil-sms</text:p>
          </table:table-cell>
        </table:table-row>
        <table:table-row table:style-name="ro1">
          <table:table-cell office:value-type="float" office:value="74542" calcext:value-type="float">
            <text:p>74542</text:p>
          </table:table-cell>
          <table:table-cell office:value-type="string" calcext:value-type="string">
            <text:p>https://api.github.com/repos/ligi/gobandroid</text:p>
          </table:table-cell>
          <table:table-cell table:formula="of:=REPLACE([.B412]; 1; 29; &quot;&quot;)" office:value-type="string" office:string-value="ligi/gobandroid" calcext:value-type="string">
            <text:p>ligi/gobandroid</text:p>
          </table:table-cell>
        </table:table-row>
        <table:table-row table:style-name="ro1">
          <table:table-cell office:value-type="float" office:value="74628" calcext:value-type="float">
            <text:p>74628</text:p>
          </table:table-cell>
          <table:table-cell office:value-type="string" calcext:value-type="string">
            <text:p>https://api.github.com/repos/stoicflame/enunciate</text:p>
          </table:table-cell>
          <table:table-cell table:formula="of:=REPLACE([.B413]; 1; 29; &quot;&quot;)" office:value-type="string" office:string-value="stoicflame/enunciate" calcext:value-type="string">
            <text:p>stoicflame/enunciate</text:p>
          </table:table-cell>
        </table:table-row>
        <table:table-row table:style-name="ro1">
          <table:table-cell office:value-type="float" office:value="74676" calcext:value-type="float">
            <text:p>74676</text:p>
          </table:table-cell>
          <table:table-cell office:value-type="string" calcext:value-type="string">
            <text:p>https://api.github.com/repos/buchen/portfolio</text:p>
          </table:table-cell>
          <table:table-cell table:formula="of:=REPLACE([.B414]; 1; 29; &quot;&quot;)" office:value-type="string" office:string-value="buchen/portfolio" calcext:value-type="string">
            <text:p>buchen/portfolio</text:p>
          </table:table-cell>
        </table:table-row>
        <table:table-row table:style-name="ro1">
          <table:table-cell office:value-type="float" office:value="74713" calcext:value-type="float">
            <text:p>74713</text:p>
          </table:table-cell>
          <table:table-cell office:value-type="string" calcext:value-type="string">
            <text:p>https://api.github.com/repos/openstreetmap/josm-plugins</text:p>
          </table:table-cell>
          <table:table-cell table:formula="of:=REPLACE([.B415]; 1; 29; &quot;&quot;)" office:value-type="string" office:string-value="openstreetmap/josm-plugins" calcext:value-type="string">
            <text:p>openstreetmap/josm-plugins</text:p>
          </table:table-cell>
        </table:table-row>
        <table:table-row table:style-name="ro1">
          <table:table-cell office:value-type="float" office:value="75275" calcext:value-type="float">
            <text:p>75275</text:p>
          </table:table-cell>
          <table:table-cell office:value-type="string" calcext:value-type="string">
            <text:p>https://api.github.com/repos/apache/shiro</text:p>
          </table:table-cell>
          <table:table-cell table:formula="of:=REPLACE([.B416]; 1; 29; &quot;&quot;)" office:value-type="string" office:string-value="apache/shiro" calcext:value-type="string">
            <text:p>apache/shiro</text:p>
          </table:table-cell>
        </table:table-row>
        <table:table-row table:style-name="ro1">
          <table:table-cell office:value-type="float" office:value="75566" calcext:value-type="float">
            <text:p>75566</text:p>
          </table:table-cell>
          <table:table-cell office:value-type="string" calcext:value-type="string">
            <text:p>https://api.github.com/repos/zenbones/SmallMind</text:p>
          </table:table-cell>
          <table:table-cell table:formula="of:=REPLACE([.B417]; 1; 29; &quot;&quot;)" office:value-type="string" office:string-value="zenbones/SmallMind" calcext:value-type="string">
            <text:p>zenbones/SmallMind</text:p>
          </table:table-cell>
        </table:table-row>
        <table:table-row table:style-name="ro1">
          <table:table-cell office:value-type="float" office:value="75604" calcext:value-type="float">
            <text:p>75604</text:p>
          </table:table-cell>
          <table:table-cell office:value-type="string" calcext:value-type="string">
            <text:p>https://api.github.com/repos/yuriykulikov/AlarmClock</text:p>
          </table:table-cell>
          <table:table-cell table:formula="of:=REPLACE([.B418]; 1; 29; &quot;&quot;)" office:value-type="string" office:string-value="yuriykulikov/AlarmClock" calcext:value-type="string">
            <text:p>yuriykulikov/AlarmClock</text:p>
          </table:table-cell>
        </table:table-row>
        <table:table-row table:style-name="ro1">
          <table:table-cell office:value-type="float" office:value="75717" calcext:value-type="float">
            <text:p>75717</text:p>
          </table:table-cell>
          <table:table-cell office:value-type="string" calcext:value-type="string">
            <text:p>https://api.github.com/repos/splunk/splunk-shuttl</text:p>
          </table:table-cell>
          <table:table-cell table:formula="of:=REPLACE([.B419]; 1; 29; &quot;&quot;)" office:value-type="string" office:string-value="splunk/splunk-shuttl" calcext:value-type="string">
            <text:p>splunk/splunk-shuttl</text:p>
          </table:table-cell>
        </table:table-row>
        <table:table-row table:style-name="ro1">
          <table:table-cell office:value-type="float" office:value="75875" calcext:value-type="float">
            <text:p>75875</text:p>
          </table:table-cell>
          <table:table-cell office:value-type="string" calcext:value-type="string">
            <text:p>https://api.github.com/repos/headsupdev/agile</text:p>
          </table:table-cell>
          <table:table-cell table:formula="of:=REPLACE([.B420]; 1; 29; &quot;&quot;)" office:value-type="string" office:string-value="headsupdev/agile" calcext:value-type="string">
            <text:p>headsupdev/agile</text:p>
          </table:table-cell>
        </table:table-row>
        <table:table-row table:style-name="ro1">
          <table:table-cell office:value-type="float" office:value="76384" calcext:value-type="float">
            <text:p>76384</text:p>
          </table:table-cell>
          <table:table-cell office:value-type="string" calcext:value-type="string">
            <text:p>https://api.github.com/repos/stripe/stripe-java</text:p>
          </table:table-cell>
          <table:table-cell table:formula="of:=REPLACE([.B421]; 1; 29; &quot;&quot;)" office:value-type="string" office:string-value="stripe/stripe-java" calcext:value-type="string">
            <text:p>stripe/stripe-java</text:p>
          </table:table-cell>
        </table:table-row>
        <table:table-row table:style-name="ro1">
          <table:table-cell office:value-type="float" office:value="76442" calcext:value-type="float">
            <text:p>76442</text:p>
          </table:table-cell>
          <table:table-cell office:value-type="string" calcext:value-type="string">
            <text:p>https://api.github.com/repos/groovy/groovy-core</text:p>
          </table:table-cell>
          <table:table-cell table:formula="of:=REPLACE([.B422]; 1; 29; &quot;&quot;)" office:value-type="string" office:string-value="groovy/groovy-core" calcext:value-type="string">
            <text:p>groovy/groovy-core</text:p>
          </table:table-cell>
        </table:table-row>
        <table:table-row table:style-name="ro1">
          <table:table-cell office:value-type="float" office:value="76647" calcext:value-type="float">
            <text:p>76647</text:p>
          </table:table-cell>
          <table:table-cell office:value-type="string" calcext:value-type="string">
            <text:p>https://api.github.com/repos/frostwire/frostwire-desktop</text:p>
          </table:table-cell>
          <table:table-cell table:formula="of:=REPLACE([.B423]; 1; 29; &quot;&quot;)" office:value-type="string" office:string-value="frostwire/frostwire-desktop" calcext:value-type="string">
            <text:p>frostwire/frostwire-desktop</text:p>
          </table:table-cell>
        </table:table-row>
        <table:table-row table:style-name="ro1">
          <table:table-cell office:value-type="float" office:value="77142" calcext:value-type="float">
            <text:p>77142</text:p>
          </table:table-cell>
          <table:table-cell office:value-type="string" calcext:value-type="string">
            <text:p>https://api.github.com/repos/android/platform_frameworks_support</text:p>
          </table:table-cell>
          <table:table-cell table:formula="of:=REPLACE([.B424]; 1; 29; &quot;&quot;)" office:value-type="string" office:string-value="android/platform_frameworks_support" calcext:value-type="string">
            <text:p>android/platform_frameworks_support</text:p>
          </table:table-cell>
        </table:table-row>
        <table:table-row table:style-name="ro1">
          <table:table-cell office:value-type="float" office:value="77232" calcext:value-type="float">
            <text:p>77232</text:p>
          </table:table-cell>
          <table:table-cell office:value-type="string" calcext:value-type="string">
            <text:p>https://api.github.com/repos/sgothel/jogl</text:p>
          </table:table-cell>
          <table:table-cell table:formula="of:=REPLACE([.B425]; 1; 29; &quot;&quot;)" office:value-type="string" office:string-value="sgothel/jogl" calcext:value-type="string">
            <text:p>sgothel/jogl</text:p>
          </table:table-cell>
        </table:table-row>
        <table:table-row table:style-name="ro1">
          <table:table-cell office:value-type="float" office:value="79266" calcext:value-type="float">
            <text:p>79266</text:p>
          </table:table-cell>
          <table:table-cell office:value-type="string" calcext:value-type="string">
            <text:p>https://api.github.com/repos/Gwindow/WhatAndroid</text:p>
          </table:table-cell>
          <table:table-cell table:formula="of:=REPLACE([.B426]; 1; 29; &quot;&quot;)" office:value-type="string" office:string-value="Gwindow/WhatAndroid" calcext:value-type="string">
            <text:p>Gwindow/WhatAndroid</text:p>
          </table:table-cell>
        </table:table-row>
        <table:table-row table:style-name="ro1">
          <table:table-cell office:value-type="float" office:value="79311" calcext:value-type="float">
            <text:p>79311</text:p>
          </table:table-cell>
          <table:table-cell office:value-type="string" calcext:value-type="string">
            <text:p>https://api.github.com/repos/TGAC/miso-lims</text:p>
          </table:table-cell>
          <table:table-cell table:formula="of:=REPLACE([.B427]; 1; 29; &quot;&quot;)" office:value-type="string" office:string-value="TGAC/miso-lims" calcext:value-type="string">
            <text:p>TGAC/miso-lims</text:p>
          </table:table-cell>
        </table:table-row>
        <table:table-row table:style-name="ro1">
          <table:table-cell office:value-type="float" office:value="80653" calcext:value-type="float">
            <text:p>80653</text:p>
          </table:table-cell>
          <table:table-cell office:value-type="string" calcext:value-type="string">
            <text:p>https://api.github.com/repos/apache/ant</text:p>
          </table:table-cell>
          <table:table-cell table:formula="of:=REPLACE([.B428]; 1; 29; &quot;&quot;)" office:value-type="string" office:string-value="apache/ant" calcext:value-type="string">
            <text:p>apache/ant</text:p>
          </table:table-cell>
        </table:table-row>
        <table:table-row table:style-name="ro1">
          <table:table-cell office:value-type="float" office:value="80688" calcext:value-type="float">
            <text:p>80688</text:p>
          </table:table-cell>
          <table:table-cell office:value-type="string" calcext:value-type="string">
            <text:p>https://api.github.com/repos/zanata/zanata-api</text:p>
          </table:table-cell>
          <table:table-cell table:formula="of:=REPLACE([.B429]; 1; 29; &quot;&quot;)" office:value-type="string" office:string-value="zanata/zanata-api" calcext:value-type="string">
            <text:p>zanata/zanata-api</text:p>
          </table:table-cell>
        </table:table-row>
        <table:table-row table:style-name="ro1">
          <table:table-cell office:value-type="float" office:value="81858" calcext:value-type="float">
            <text:p>81858</text:p>
          </table:table-cell>
          <table:table-cell office:value-type="string" calcext:value-type="string">
            <text:p>https://api.github.com/repos/jtalks-org/poulpe</text:p>
          </table:table-cell>
          <table:table-cell table:formula="of:=REPLACE([.B430]; 1; 29; &quot;&quot;)" office:value-type="string" office:string-value="jtalks-org/poulpe" calcext:value-type="string">
            <text:p>jtalks-org/poulpe</text:p>
          </table:table-cell>
        </table:table-row>
        <table:table-row table:style-name="ro1">
          <table:table-cell office:value-type="float" office:value="82374" calcext:value-type="float">
            <text:p>82374</text:p>
          </table:table-cell>
          <table:table-cell office:value-type="string" calcext:value-type="string">
            <text:p>https://api.github.com/repos/openGDA/gda-epics</text:p>
          </table:table-cell>
          <table:table-cell table:formula="of:=REPLACE([.B431]; 1; 29; &quot;&quot;)" office:value-type="string" office:string-value="openGDA/gda-epics" calcext:value-type="string">
            <text:p>openGDA/gda-epics</text:p>
          </table:table-cell>
        </table:table-row>
        <table:table-row table:style-name="ro1">
          <table:table-cell office:value-type="float" office:value="82739" calcext:value-type="float">
            <text:p>82739</text:p>
          </table:table-cell>
          <table:table-cell office:value-type="string" calcext:value-type="string">
            <text:p>https://api.github.com/repos/sybila/parasim</text:p>
          </table:table-cell>
          <table:table-cell table:formula="of:=REPLACE([.B432]; 1; 29; &quot;&quot;)" office:value-type="string" office:string-value="sybila/parasim" calcext:value-type="string">
            <text:p>sybila/parasim</text:p>
          </table:table-cell>
        </table:table-row>
        <table:table-row table:style-name="ro1">
          <table:table-cell office:value-type="float" office:value="82911" calcext:value-type="float">
            <text:p>82911</text:p>
          </table:table-cell>
          <table:table-cell office:value-type="string" calcext:value-type="string">
            <text:p>https://api.github.com/repos/ObeoNetwork/InformationSystem</text:p>
          </table:table-cell>
          <table:table-cell table:formula="of:=REPLACE([.B433]; 1; 29; &quot;&quot;)" office:value-type="string" office:string-value="ObeoNetwork/InformationSystem" calcext:value-type="string">
            <text:p>ObeoNetwork/InformationSystem</text:p>
          </table:table-cell>
        </table:table-row>
        <table:table-row table:style-name="ro1">
          <table:table-cell office:value-type="float" office:value="83219" calcext:value-type="float">
            <text:p>83219</text:p>
          </table:table-cell>
          <table:table-cell office:value-type="string" calcext:value-type="string">
            <text:p>https://api.github.com/repos/movsim/movsim</text:p>
          </table:table-cell>
          <table:table-cell table:formula="of:=REPLACE([.B434]; 1; 29; &quot;&quot;)" office:value-type="string" office:string-value="movsim/movsim" calcext:value-type="string">
            <text:p>movsim/movsim</text:p>
          </table:table-cell>
        </table:table-row>
        <table:table-row table:style-name="ro1">
          <table:table-cell office:value-type="float" office:value="83937" calcext:value-type="float">
            <text:p>83937</text:p>
          </table:table-cell>
          <table:table-cell office:value-type="string" calcext:value-type="string">
            <text:p>https://api.github.com/repos/jantje/arduino-eclipse-plugin</text:p>
          </table:table-cell>
          <table:table-cell table:formula="of:=REPLACE([.B435]; 1; 29; &quot;&quot;)" office:value-type="string" office:string-value="jantje/arduino-eclipse-plugin" calcext:value-type="string">
            <text:p>jantje/arduino-eclipse-plugin</text:p>
          </table:table-cell>
        </table:table-row>
        <table:table-row table:style-name="ro1">
          <table:table-cell office:value-type="float" office:value="84278" calcext:value-type="float">
            <text:p>84278</text:p>
          </table:table-cell>
          <table:table-cell office:value-type="string" calcext:value-type="string">
            <text:p>https://api.github.com/repos/mixpanel/mixpanel-android</text:p>
          </table:table-cell>
          <table:table-cell table:formula="of:=REPLACE([.B436]; 1; 29; &quot;&quot;)" office:value-type="string" office:string-value="mixpanel/mixpanel-android" calcext:value-type="string">
            <text:p>mixpanel/mixpanel-android</text:p>
          </table:table-cell>
        </table:table-row>
        <table:table-row table:style-name="ro1">
          <table:table-cell office:value-type="float" office:value="84976" calcext:value-type="float">
            <text:p>84976</text:p>
          </table:table-cell>
          <table:table-cell office:value-type="string" calcext:value-type="string">
            <text:p>https://api.github.com/repos/openforis/collect</text:p>
          </table:table-cell>
          <table:table-cell table:formula="of:=REPLACE([.B437]; 1; 29; &quot;&quot;)" office:value-type="string" office:string-value="openforis/collect" calcext:value-type="string">
            <text:p>openforis/collect</text:p>
          </table:table-cell>
        </table:table-row>
        <table:table-row table:style-name="ro1">
          <table:table-cell office:value-type="float" office:value="85003" calcext:value-type="float">
            <text:p>85003</text:p>
          </table:table-cell>
          <table:table-cell office:value-type="string" calcext:value-type="string">
            <text:p>https://api.github.com/repos/skuzzle/polly</text:p>
          </table:table-cell>
          <table:table-cell table:formula="of:=REPLACE([.B438]; 1; 29; &quot;&quot;)" office:value-type="string" office:string-value="skuzzle/polly" calcext:value-type="string">
            <text:p>skuzzle/polly</text:p>
          </table:table-cell>
        </table:table-row>
        <table:table-row table:style-name="ro1">
          <table:table-cell office:value-type="float" office:value="85135" calcext:value-type="float">
            <text:p>85135</text:p>
          </table:table-cell>
          <table:table-cell office:value-type="string" calcext:value-type="string">
            <text:p>https://api.github.com/repos/atlasapi/atlas-model</text:p>
          </table:table-cell>
          <table:table-cell table:formula="of:=REPLACE([.B439]; 1; 29; &quot;&quot;)" office:value-type="string" office:string-value="atlasapi/atlas-model" calcext:value-type="string">
            <text:p>atlasapi/atlas-model</text:p>
          </table:table-cell>
        </table:table-row>
        <table:table-row table:style-name="ro1">
          <table:table-cell office:value-type="float" office:value="85154" calcext:value-type="float">
            <text:p>85154</text:p>
          </table:table-cell>
          <table:table-cell office:value-type="string" calcext:value-type="string">
            <text:p>https://api.github.com/repos/atlasapi/atlas-persistence</text:p>
          </table:table-cell>
          <table:table-cell table:formula="of:=REPLACE([.B440]; 1; 29; &quot;&quot;)" office:value-type="string" office:string-value="atlasapi/atlas-persistence" calcext:value-type="string">
            <text:p>atlasapi/atlas-persistence</text:p>
          </table:table-cell>
        </table:table-row>
        <table:table-row table:style-name="ro1">
          <table:table-cell office:value-type="float" office:value="85370" calcext:value-type="float">
            <text:p>85370</text:p>
          </table:table-cell>
          <table:table-cell office:value-type="string" calcext:value-type="string">
            <text:p>https://api.github.com/repos/bendisposto/prob</text:p>
          </table:table-cell>
          <table:table-cell table:formula="of:=REPLACE([.B441]; 1; 29; &quot;&quot;)" office:value-type="string" office:string-value="bendisposto/prob" calcext:value-type="string">
            <text:p>bendisposto/prob</text:p>
          </table:table-cell>
        </table:table-row>
        <table:table-row table:style-name="ro1">
          <table:table-cell office:value-type="float" office:value="85897" calcext:value-type="float">
            <text:p>85897</text:p>
          </table:table-cell>
          <table:table-cell office:value-type="string" calcext:value-type="string">
            <text:p>https://api.github.com/repos/qcadoo/qcadoo</text:p>
          </table:table-cell>
          <table:table-cell table:formula="of:=REPLACE([.B442]; 1; 29; &quot;&quot;)" office:value-type="string" office:string-value="qcadoo/qcadoo" calcext:value-type="string">
            <text:p>qcadoo/qcadoo</text:p>
          </table:table-cell>
        </table:table-row>
        <table:table-row table:style-name="ro1">
          <table:table-cell office:value-type="float" office:value="86465" calcext:value-type="float">
            <text:p>86465</text:p>
          </table:table-cell>
          <table:table-cell office:value-type="string" calcext:value-type="string">
            <text:p>https://api.github.com/repos/nuxeo/nuxeo-chemistry</text:p>
          </table:table-cell>
          <table:table-cell table:formula="of:=REPLACE([.B443]; 1; 29; &quot;&quot;)" office:value-type="string" office:string-value="nuxeo/nuxeo-chemistry" calcext:value-type="string">
            <text:p>nuxeo/nuxeo-chemistry</text:p>
          </table:table-cell>
        </table:table-row>
        <table:table-row table:style-name="ro1">
          <table:table-cell office:value-type="float" office:value="86526" calcext:value-type="float">
            <text:p>86526</text:p>
          </table:table-cell>
          <table:table-cell office:value-type="string" calcext:value-type="string">
            <text:p>https://api.github.com/repos/structr/structr</text:p>
          </table:table-cell>
          <table:table-cell table:formula="of:=REPLACE([.B444]; 1; 29; &quot;&quot;)" office:value-type="string" office:string-value="structr/structr" calcext:value-type="string">
            <text:p>structr/structr</text:p>
          </table:table-cell>
        </table:table-row>
        <table:table-row table:style-name="ro1">
          <table:table-cell office:value-type="float" office:value="86727" calcext:value-type="float">
            <text:p>86727</text:p>
          </table:table-cell>
          <table:table-cell office:value-type="string" calcext:value-type="string">
            <text:p>https://api.github.com/repos/dzonekl/netxstudio</text:p>
          </table:table-cell>
          <table:table-cell table:formula="of:=REPLACE([.B445]; 1; 29; &quot;&quot;)" office:value-type="string" office:string-value="dzonekl/netxstudio" calcext:value-type="string">
            <text:p>dzonekl/netxstudio</text:p>
          </table:table-cell>
        </table:table-row>
        <table:table-row table:style-name="ro1">
          <table:table-cell office:value-type="float" office:value="86740" calcext:value-type="float">
            <text:p>86740</text:p>
          </table:table-cell>
          <table:table-cell office:value-type="string" calcext:value-type="string">
            <text:p>https://api.github.com/repos/nuxeo/nuxeo-platform-document-routing</text:p>
          </table:table-cell>
          <table:table-cell table:formula="of:=REPLACE([.B446]; 1; 29; &quot;&quot;)" office:value-type="string" office:string-value="nuxeo/nuxeo-platform-document-routing" calcext:value-type="string">
            <text:p>nuxeo/nuxeo-platform-document-routing</text:p>
          </table:table-cell>
        </table:table-row>
        <table:table-row table:style-name="ro1">
          <table:table-cell office:value-type="float" office:value="87005" calcext:value-type="float">
            <text:p>87005</text:p>
          </table:table-cell>
          <table:table-cell office:value-type="string" calcext:value-type="string">
            <text:p>https://api.github.com/repos/christophd/citrus</text:p>
          </table:table-cell>
          <table:table-cell table:formula="of:=REPLACE([.B447]; 1; 29; &quot;&quot;)" office:value-type="string" office:string-value="christophd/citrus" calcext:value-type="string">
            <text:p>christophd/citrus</text:p>
          </table:table-cell>
        </table:table-row>
        <table:table-row table:style-name="ro1">
          <table:table-cell office:value-type="float" office:value="87035" calcext:value-type="float">
            <text:p>87035</text:p>
          </table:table-cell>
          <table:table-cell office:value-type="string" calcext:value-type="string">
            <text:p>https://api.github.com/repos/demoiselle/framework</text:p>
          </table:table-cell>
          <table:table-cell table:formula="of:=REPLACE([.B448]; 1; 29; &quot;&quot;)" office:value-type="string" office:string-value="demoiselle/framework" calcext:value-type="string">
            <text:p>demoiselle/framework</text:p>
          </table:table-cell>
        </table:table-row>
        <table:table-row table:style-name="ro1">
          <table:table-cell office:value-type="float" office:value="87471" calcext:value-type="float">
            <text:p>87471</text:p>
          </table:table-cell>
          <table:table-cell office:value-type="string" calcext:value-type="string">
            <text:p>https://api.github.com/repos/sboesebeck/morphium</text:p>
          </table:table-cell>
          <table:table-cell table:formula="of:=REPLACE([.B449]; 1; 29; &quot;&quot;)" office:value-type="string" office:string-value="sboesebeck/morphium" calcext:value-type="string">
            <text:p>sboesebeck/morphium</text:p>
          </table:table-cell>
        </table:table-row>
        <table:table-row table:style-name="ro1">
          <table:table-cell office:value-type="float" office:value="87806" calcext:value-type="float">
            <text:p>87806</text:p>
          </table:table-cell>
          <table:table-cell office:value-type="string" calcext:value-type="string">
            <text:p>https://api.github.com/repos/apache/zookeeper</text:p>
          </table:table-cell>
          <table:table-cell table:formula="of:=REPLACE([.B450]; 1; 29; &quot;&quot;)" office:value-type="string" office:string-value="apache/zookeeper" calcext:value-type="string">
            <text:p>apache/zookeeper</text:p>
          </table:table-cell>
        </table:table-row>
        <table:table-row table:style-name="ro1">
          <table:table-cell office:value-type="float" office:value="87857" calcext:value-type="float">
            <text:p>87857</text:p>
          </table:table-cell>
          <table:table-cell office:value-type="string" calcext:value-type="string">
            <text:p>https://api.github.com/repos/klassm/andFHEM</text:p>
          </table:table-cell>
          <table:table-cell table:formula="of:=REPLACE([.B451]; 1; 29; &quot;&quot;)" office:value-type="string" office:string-value="klassm/andFHEM" calcext:value-type="string">
            <text:p>klassm/andFHEM</text:p>
          </table:table-cell>
        </table:table-row>
        <table:table-row table:style-name="ro1">
          <table:table-cell office:value-type="float" office:value="88152" calcext:value-type="float">
            <text:p>88152</text:p>
          </table:table-cell>
          <table:table-cell office:value-type="string" calcext:value-type="string">
            <text:p>https://api.github.com/repos/wso2/jaggery</text:p>
          </table:table-cell>
          <table:table-cell table:formula="of:=REPLACE([.B452]; 1; 29; &quot;&quot;)" office:value-type="string" office:string-value="wso2/jaggery" calcext:value-type="string">
            <text:p>wso2/jaggery</text:p>
          </table:table-cell>
        </table:table-row>
        <table:table-row table:style-name="ro1">
          <table:table-cell office:value-type="float" office:value="89036" calcext:value-type="float">
            <text:p>89036</text:p>
          </table:table-cell>
          <table:table-cell office:value-type="string" calcext:value-type="string">
            <text:p>https://api.github.com/repos/redline-smalltalk/redline-smalltalk</text:p>
          </table:table-cell>
          <table:table-cell table:formula="of:=REPLACE([.B453]; 1; 29; &quot;&quot;)" office:value-type="string" office:string-value="redline-smalltalk/redline-smalltalk" calcext:value-type="string">
            <text:p>redline-smalltalk/redline-smalltalk</text:p>
          </table:table-cell>
        </table:table-row>
        <table:table-row table:style-name="ro1">
          <table:table-cell office:value-type="float" office:value="89209" calcext:value-type="float">
            <text:p>89209</text:p>
          </table:table-cell>
          <table:table-cell office:value-type="string" calcext:value-type="string">
            <text:p>https://api.github.com/repos/SmartBear/soapui</text:p>
          </table:table-cell>
          <table:table-cell table:formula="of:=REPLACE([.B454]; 1; 29; &quot;&quot;)" office:value-type="string" office:string-value="SmartBear/soapui" calcext:value-type="string">
            <text:p>SmartBear/soapui</text:p>
          </table:table-cell>
        </table:table-row>
        <table:table-row table:style-name="ro1">
          <table:table-cell office:value-type="float" office:value="89786" calcext:value-type="float">
            <text:p>89786</text:p>
          </table:table-cell>
          <table:table-cell office:value-type="string" calcext:value-type="string">
            <text:p>https://api.github.com/repos/allan-lewis/irunninglog</text:p>
          </table:table-cell>
          <table:table-cell table:formula="of:=REPLACE([.B455]; 1; 29; &quot;&quot;)" office:value-type="string" office:string-value="allan-lewis/irunninglog" calcext:value-type="string">
            <text:p>allan-lewis/irunninglog</text:p>
          </table:table-cell>
        </table:table-row>
        <table:table-row table:style-name="ro1">
          <table:table-cell office:value-type="float" office:value="90347" calcext:value-type="float">
            <text:p>90347</text:p>
          </table:table-cell>
          <table:table-cell office:value-type="string" calcext:value-type="string">
            <text:p>https://api.github.com/repos/NightWhistler/PageTurner</text:p>
          </table:table-cell>
          <table:table-cell table:formula="of:=REPLACE([.B456]; 1; 29; &quot;&quot;)" office:value-type="string" office:string-value="NightWhistler/PageTurner" calcext:value-type="string">
            <text:p>NightWhistler/PageTurner</text:p>
          </table:table-cell>
        </table:table-row>
        <table:table-row table:style-name="ro1">
          <table:table-cell office:value-type="float" office:value="90652" calcext:value-type="float">
            <text:p>90652</text:p>
          </table:table-cell>
          <table:table-cell office:value-type="string" calcext:value-type="string">
            <text:p>https://api.github.com/repos/tomakehurst/wiremock</text:p>
          </table:table-cell>
          <table:table-cell table:formula="of:=REPLACE([.B457]; 1; 29; &quot;&quot;)" office:value-type="string" office:string-value="tomakehurst/wiremock" calcext:value-type="string">
            <text:p>tomakehurst/wiremock</text:p>
          </table:table-cell>
        </table:table-row>
        <table:table-row table:style-name="ro1">
          <table:table-cell office:value-type="float" office:value="91043" calcext:value-type="float">
            <text:p>91043</text:p>
          </table:table-cell>
          <table:table-cell office:value-type="string" calcext:value-type="string">
            <text:p>https://api.github.com/repos/lessthanoptimal/BoofCV</text:p>
          </table:table-cell>
          <table:table-cell table:formula="of:=REPLACE([.B458]; 1; 29; &quot;&quot;)" office:value-type="string" office:string-value="lessthanoptimal/BoofCV" calcext:value-type="string">
            <text:p>lessthanoptimal/BoofCV</text:p>
          </table:table-cell>
        </table:table-row>
        <table:table-row table:style-name="ro1">
          <table:table-cell office:value-type="float" office:value="91762" calcext:value-type="float">
            <text:p>91762</text:p>
          </table:table-cell>
          <table:table-cell office:value-type="string" calcext:value-type="string">
            <text:p>https://api.github.com/repos/locationtech/udig-platform</text:p>
          </table:table-cell>
          <table:table-cell table:formula="of:=REPLACE([.B459]; 1; 29; &quot;&quot;)" office:value-type="string" office:string-value="locationtech/udig-platform" calcext:value-type="string">
            <text:p>locationtech/udig-platform</text:p>
          </table:table-cell>
        </table:table-row>
        <table:table-row table:style-name="ro1">
          <table:table-cell office:value-type="float" office:value="91787" calcext:value-type="float">
            <text:p>91787</text:p>
          </table:table-cell>
          <table:table-cell office:value-type="string" calcext:value-type="string">
            <text:p>https://api.github.com/repos/Spidey01/sxe</text:p>
          </table:table-cell>
          <table:table-cell table:formula="of:=REPLACE([.B460]; 1; 29; &quot;&quot;)" office:value-type="string" office:string-value="Spidey01/sxe" calcext:value-type="string">
            <text:p>Spidey01/sxe</text:p>
          </table:table-cell>
        </table:table-row>
        <table:table-row table:style-name="ro1">
          <table:table-cell office:value-type="float" office:value="92171" calcext:value-type="float">
            <text:p>92171</text:p>
          </table:table-cell>
          <table:table-cell office:value-type="string" calcext:value-type="string">
            <text:p>https://api.github.com/repos/osate/osate2-plugins</text:p>
          </table:table-cell>
          <table:table-cell table:formula="of:=REPLACE([.B461]; 1; 29; &quot;&quot;)" office:value-type="string" office:string-value="osate/osate2-plugins" calcext:value-type="string">
            <text:p>osate/osate2-plugins</text:p>
          </table:table-cell>
        </table:table-row>
        <table:table-row table:style-name="ro1">
          <table:table-cell office:value-type="float" office:value="92535" calcext:value-type="float">
            <text:p>92535</text:p>
          </table:table-cell>
          <table:table-cell office:value-type="string" calcext:value-type="string">
            <text:p>https://api.github.com/repos/molgenis/molgenis</text:p>
          </table:table-cell>
          <table:table-cell table:formula="of:=REPLACE([.B462]; 1; 29; &quot;&quot;)" office:value-type="string" office:string-value="molgenis/molgenis" calcext:value-type="string">
            <text:p>molgenis/molgenis</text:p>
          </table:table-cell>
        </table:table-row>
        <table:table-row table:style-name="ro1">
          <table:table-cell office:value-type="float" office:value="92907" calcext:value-type="float">
            <text:p>92907</text:p>
          </table:table-cell>
          <table:table-cell office:value-type="string" calcext:value-type="string">
            <text:p>https://api.github.com/repos/bsautner/com.nimbits</text:p>
          </table:table-cell>
          <table:table-cell table:formula="of:=REPLACE([.B463]; 1; 29; &quot;&quot;)" office:value-type="string" office:string-value="bsautner/com.nimbits" calcext:value-type="string">
            <text:p>bsautner/com.nimbits</text:p>
          </table:table-cell>
        </table:table-row>
        <table:table-row table:style-name="ro1">
          <table:table-cell office:value-type="float" office:value="93845" calcext:value-type="float">
            <text:p>93845</text:p>
          </table:table-cell>
          <table:table-cell office:value-type="string" calcext:value-type="string">
            <text:p>https://api.github.com/repos/jri/deepamehta</text:p>
          </table:table-cell>
          <table:table-cell table:formula="of:=REPLACE([.B464]; 1; 29; &quot;&quot;)" office:value-type="string" office:string-value="jri/deepamehta" calcext:value-type="string">
            <text:p>jri/deepamehta</text:p>
          </table:table-cell>
        </table:table-row>
        <table:table-row table:style-name="ro1">
          <table:table-cell office:value-type="float" office:value="96943" calcext:value-type="float">
            <text:p>96943</text:p>
          </table:table-cell>
          <table:table-cell office:value-type="string" calcext:value-type="string">
            <text:p>https://api.github.com/repos/shlusiak/Freebloks-Android</text:p>
          </table:table-cell>
          <table:table-cell table:formula="of:=REPLACE([.B465]; 1; 29; &quot;&quot;)" office:value-type="string" office:string-value="shlusiak/Freebloks-Android" calcext:value-type="string">
            <text:p>shlusiak/Freebloks-Android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string" calcext:value-type="string">
            <text:p>https://api.github.com/repos/gitblit/moxie</text:p>
          </table:table-cell>
          <table:table-cell table:formula="of:=REPLACE([.B466]; 1; 29; &quot;&quot;)" office:value-type="string" office:string-value="gitblit/moxie" calcext:value-type="string">
            <text:p>gitblit/moxie</text:p>
          </table:table-cell>
        </table:table-row>
        <table:table-row table:style-name="ro1">
          <table:table-cell office:value-type="float" office:value="97470" calcext:value-type="float">
            <text:p>97470</text:p>
          </table:table-cell>
          <table:table-cell office:value-type="string" calcext:value-type="string">
            <text:p>https://api.github.com/repos/fprates/iocaste</text:p>
          </table:table-cell>
          <table:table-cell table:formula="of:=REPLACE([.B467]; 1; 29; &quot;&quot;)" office:value-type="string" office:string-value="fprates/iocaste" calcext:value-type="string">
            <text:p>fprates/iocaste</text:p>
          </table:table-cell>
        </table:table-row>
        <table:table-row table:style-name="ro1">
          <table:table-cell office:value-type="float" office:value="98419" calcext:value-type="float">
            <text:p>98419</text:p>
          </table:table-cell>
          <table:table-cell office:value-type="string" calcext:value-type="string">
            <text:p>https://api.github.com/repos/guibin/Knowledge</text:p>
          </table:table-cell>
          <table:table-cell table:formula="of:=REPLACE([.B468]; 1; 29; &quot;&quot;)" office:value-type="string" office:string-value="guibin/Knowledge" calcext:value-type="string">
            <text:p>guibin/Knowledge</text:p>
          </table:table-cell>
        </table:table-row>
        <table:table-row table:style-name="ro1">
          <table:table-cell office:value-type="float" office:value="98704" calcext:value-type="float">
            <text:p>98704</text:p>
          </table:table-cell>
          <table:table-cell office:value-type="string" calcext:value-type="string">
            <text:p>https://api.github.com/repos/openpixi/openpixi</text:p>
          </table:table-cell>
          <table:table-cell table:formula="of:=REPLACE([.B469]; 1; 29; &quot;&quot;)" office:value-type="string" office:string-value="openpixi/openpixi" calcext:value-type="string">
            <text:p>openpixi/openpixi</text:p>
          </table:table-cell>
        </table:table-row>
        <table:table-row table:style-name="ro1">
          <table:table-cell office:value-type="float" office:value="100722" calcext:value-type="float">
            <text:p>100722</text:p>
          </table:table-cell>
          <table:table-cell office:value-type="string" calcext:value-type="string">
            <text:p>https://api.github.com/repos/biojava/biojava</text:p>
          </table:table-cell>
          <table:table-cell table:formula="of:=REPLACE([.B470]; 1; 29; &quot;&quot;)" office:value-type="string" office:string-value="biojava/biojava" calcext:value-type="string">
            <text:p>biojava/biojava</text:p>
          </table:table-cell>
        </table:table-row>
        <table:table-row table:style-name="ro1">
          <table:table-cell office:value-type="float" office:value="100788" calcext:value-type="float">
            <text:p>100788</text:p>
          </table:table-cell>
          <table:table-cell office:value-type="string" calcext:value-type="string">
            <text:p>https://api.github.com/repos/bbossgroups/bboss</text:p>
          </table:table-cell>
          <table:table-cell table:formula="of:=REPLACE([.B471]; 1; 29; &quot;&quot;)" office:value-type="string" office:string-value="bbossgroups/bboss" calcext:value-type="string">
            <text:p>bbossgroups/bboss</text:p>
          </table:table-cell>
        </table:table-row>
        <table:table-row table:style-name="ro1">
          <table:table-cell office:value-type="float" office:value="100891" calcext:value-type="float">
            <text:p>100891</text:p>
          </table:table-cell>
          <table:table-cell office:value-type="string" calcext:value-type="string">
            <text:p>https://api.github.com/repos/asksven/BetterBatteryStats</text:p>
          </table:table-cell>
          <table:table-cell table:formula="of:=REPLACE([.B472]; 1; 29; &quot;&quot;)" office:value-type="string" office:string-value="asksven/BetterBatteryStats" calcext:value-type="string">
            <text:p>asksven/BetterBatteryStats</text:p>
          </table:table-cell>
        </table:table-row>
        <table:table-row table:style-name="ro1">
          <table:table-cell office:value-type="float" office:value="101209" calcext:value-type="float">
            <text:p>101209</text:p>
          </table:table-cell>
          <table:table-cell office:value-type="string" calcext:value-type="string">
            <text:p>https://api.github.com/repos/azkaban/azkaban</text:p>
          </table:table-cell>
          <table:table-cell table:formula="of:=REPLACE([.B473]; 1; 29; &quot;&quot;)" office:value-type="string" office:string-value="azkaban/azkaban" calcext:value-type="string">
            <text:p>azkaban/azkaban</text:p>
          </table:table-cell>
        </table:table-row>
        <table:table-row table:style-name="ro1">
          <table:table-cell office:value-type="float" office:value="101257" calcext:value-type="float">
            <text:p>101257</text:p>
          </table:table-cell>
          <table:table-cell office:value-type="string" calcext:value-type="string">
            <text:p>https://api.github.com/repos/timmolter/XChart</text:p>
          </table:table-cell>
          <table:table-cell table:formula="of:=REPLACE([.B474]; 1; 29; &quot;&quot;)" office:value-type="string" office:string-value="timmolter/XChart" calcext:value-type="string">
            <text:p>timmolter/XChart</text:p>
          </table:table-cell>
        </table:table-row>
        <table:table-row table:style-name="ro1">
          <table:table-cell office:value-type="float" office:value="101261" calcext:value-type="float">
            <text:p>101261</text:p>
          </table:table-cell>
          <table:table-cell office:value-type="string" calcext:value-type="string">
            <text:p>https://api.github.com/repos/i2p/i2p.i2p</text:p>
          </table:table-cell>
          <table:table-cell table:formula="of:=REPLACE([.B475]; 1; 29; &quot;&quot;)" office:value-type="string" office:string-value="i2p/i2p.i2p" calcext:value-type="string">
            <text:p>i2p/i2p.i2p</text:p>
          </table:table-cell>
        </table:table-row>
        <table:table-row table:style-name="ro1">
          <table:table-cell office:value-type="float" office:value="101929" calcext:value-type="float">
            <text:p>101929</text:p>
          </table:table-cell>
          <table:table-cell office:value-type="string" calcext:value-type="string">
            <text:p>https://api.github.com/repos/laurentpetit/ccw</text:p>
          </table:table-cell>
          <table:table-cell table:formula="of:=REPLACE([.B476]; 1; 29; &quot;&quot;)" office:value-type="string" office:string-value="laurentpetit/ccw" calcext:value-type="string">
            <text:p>laurentpetit/ccw</text:p>
          </table:table-cell>
        </table:table-row>
        <table:table-row table:style-name="ro1">
          <table:table-cell office:value-type="float" office:value="102468" calcext:value-type="float">
            <text:p>102468</text:p>
          </table:table-cell>
          <table:table-cell office:value-type="string" calcext:value-type="string">
            <text:p>https://api.github.com/repos/slipcor/pvparena</text:p>
          </table:table-cell>
          <table:table-cell table:formula="of:=REPLACE([.B477]; 1; 29; &quot;&quot;)" office:value-type="string" office:string-value="slipcor/pvparena" calcext:value-type="string">
            <text:p>slipcor/pvparena</text:p>
          </table:table-cell>
        </table:table-row>
        <table:table-row table:style-name="ro1">
          <table:table-cell office:value-type="float" office:value="102947" calcext:value-type="float">
            <text:p>102947</text:p>
          </table:table-cell>
          <table:table-cell office:value-type="string" calcext:value-type="string">
            <text:p>https://api.github.com/repos/orfjackal/jumi</text:p>
          </table:table-cell>
          <table:table-cell table:formula="of:=REPLACE([.B478]; 1; 29; &quot;&quot;)" office:value-type="string" office:string-value="orfjackal/jumi" calcext:value-type="string">
            <text:p>orfjackal/jumi</text:p>
          </table:table-cell>
        </table:table-row>
        <table:table-row table:style-name="ro1">
          <table:table-cell office:value-type="float" office:value="103048" calcext:value-type="float">
            <text:p>103048</text:p>
          </table:table-cell>
          <table:table-cell office:value-type="string" calcext:value-type="string">
            <text:p>https://api.github.com/repos/ops4j/org.ops4j.pax.exam2</text:p>
          </table:table-cell>
          <table:table-cell table:formula="of:=REPLACE([.B479]; 1; 29; &quot;&quot;)" office:value-type="string" office:string-value="ops4j/org.ops4j.pax.exam2" calcext:value-type="string">
            <text:p>ops4j/org.ops4j.pax.exam2</text:p>
          </table:table-cell>
        </table:table-row>
        <table:table-row table:style-name="ro1">
          <table:table-cell office:value-type="float" office:value="103377" calcext:value-type="float">
            <text:p>103377</text:p>
          </table:table-cell>
          <table:table-cell office:value-type="string" calcext:value-type="string">
            <text:p>https://api.github.com/repos/thuetz/Energize</text:p>
          </table:table-cell>
          <table:table-cell table:formula="of:=REPLACE([.B480]; 1; 29; &quot;&quot;)" office:value-type="string" office:string-value="thuetz/Energize" calcext:value-type="string">
            <text:p>thuetz/Energize</text:p>
          </table:table-cell>
        </table:table-row>
        <table:table-row table:style-name="ro1">
          <table:table-cell office:value-type="float" office:value="103508" calcext:value-type="float">
            <text:p>103508</text:p>
          </table:table-cell>
          <table:table-cell office:value-type="string" calcext:value-type="string">
            <text:p>https://api.github.com/repos/HUSACCT/HUSACCT</text:p>
          </table:table-cell>
          <table:table-cell table:formula="of:=REPLACE([.B481]; 1; 29; &quot;&quot;)" office:value-type="string" office:string-value="HUSACCT/HUSACCT" calcext:value-type="string">
            <text:p>HUSACCT/HUSACCT</text:p>
          </table:table-cell>
        </table:table-row>
        <table:table-row table:style-name="ro1">
          <table:table-cell office:value-type="float" office:value="103907" calcext:value-type="float">
            <text:p>103907</text:p>
          </table:table-cell>
          <table:table-cell office:value-type="string" calcext:value-type="string">
            <text:p>https://api.github.com/repos/ming13/gambit</text:p>
          </table:table-cell>
          <table:table-cell table:formula="of:=REPLACE([.B482]; 1; 29; &quot;&quot;)" office:value-type="string" office:string-value="ming13/gambit" calcext:value-type="string">
            <text:p>ming13/gambit</text:p>
          </table:table-cell>
        </table:table-row>
        <table:table-row table:style-name="ro1">
          <table:table-cell office:value-type="float" office:value="104080" calcext:value-type="float">
            <text:p>104080</text:p>
          </table:table-cell>
          <table:table-cell office:value-type="string" calcext:value-type="string">
            <text:p>https://api.github.com/repos/webbukkit/DynmapCore</text:p>
          </table:table-cell>
          <table:table-cell table:formula="of:=REPLACE([.B483]; 1; 29; &quot;&quot;)" office:value-type="string" office:string-value="webbukkit/DynmapCore" calcext:value-type="string">
            <text:p>webbukkit/DynmapCore</text:p>
          </table:table-cell>
        </table:table-row>
        <table:table-row table:style-name="ro1">
          <table:table-cell office:value-type="float" office:value="104697" calcext:value-type="float">
            <text:p>104697</text:p>
          </table:table-cell>
          <table:table-cell office:value-type="string" calcext:value-type="string">
            <text:p>https://api.github.com/repos/xwiki/xwiki-enterprise</text:p>
          </table:table-cell>
          <table:table-cell table:formula="of:=REPLACE([.B484]; 1; 29; &quot;&quot;)" office:value-type="string" office:string-value="xwiki/xwiki-enterprise" calcext:value-type="string">
            <text:p>xwiki/xwiki-enterprise</text:p>
          </table:table-cell>
        </table:table-row>
        <table:table-row table:style-name="ro1">
          <table:table-cell office:value-type="float" office:value="105576" calcext:value-type="float">
            <text:p>105576</text:p>
          </table:table-cell>
          <table:table-cell office:value-type="string" calcext:value-type="string">
            <text:p>https://api.github.com/repos/xwiki/xwiki-rendering</text:p>
          </table:table-cell>
          <table:table-cell table:formula="of:=REPLACE([.B485]; 1; 29; &quot;&quot;)" office:value-type="string" office:string-value="xwiki/xwiki-rendering" calcext:value-type="string">
            <text:p>xwiki/xwiki-rendering</text:p>
          </table:table-cell>
        </table:table-row>
        <table:table-row table:style-name="ro1">
          <table:table-cell office:value-type="float" office:value="105762" calcext:value-type="float">
            <text:p>105762</text:p>
          </table:table-cell>
          <table:table-cell office:value-type="string" calcext:value-type="string">
            <text:p>https://api.github.com/repos/akvo/akvo-flow</text:p>
          </table:table-cell>
          <table:table-cell table:formula="of:=REPLACE([.B486]; 1; 29; &quot;&quot;)" office:value-type="string" office:string-value="akvo/akvo-flow" calcext:value-type="string">
            <text:p>akvo/akvo-flow</text:p>
          </table:table-cell>
        </table:table-row>
        <table:table-row table:style-name="ro1">
          <table:table-cell office:value-type="float" office:value="106664" calcext:value-type="float">
            <text:p>106664</text:p>
          </table:table-cell>
          <table:table-cell office:value-type="string" calcext:value-type="string">
            <text:p>https://api.github.com/repos/spockframework/spock</text:p>
          </table:table-cell>
          <table:table-cell table:formula="of:=REPLACE([.B487]; 1; 29; &quot;&quot;)" office:value-type="string" office:string-value="spockframework/spock" calcext:value-type="string">
            <text:p>spockframework/spock</text:p>
          </table:table-cell>
        </table:table-row>
        <table:table-row table:style-name="ro1">
          <table:table-cell office:value-type="float" office:value="107090" calcext:value-type="float">
            <text:p>107090</text:p>
          </table:table-cell>
          <table:table-cell office:value-type="string" calcext:value-type="string">
            <text:p>https://api.github.com/repos/daveclayton/json-schema-validator</text:p>
          </table:table-cell>
          <table:table-cell table:formula="of:=REPLACE([.B488]; 1; 29; &quot;&quot;)" office:value-type="string" office:string-value="daveclayton/json-schema-validator" calcext:value-type="string">
            <text:p>daveclayton/json-schema-validator</text:p>
          </table:table-cell>
        </table:table-row>
        <table:table-row table:style-name="ro1">
          <table:table-cell office:value-type="float" office:value="107478" calcext:value-type="float">
            <text:p>107478</text:p>
          </table:table-cell>
          <table:table-cell office:value-type="string" calcext:value-type="string">
            <text:p>https://api.github.com/repos/turt2live-bukkit/xMail</text:p>
          </table:table-cell>
          <table:table-cell table:formula="of:=REPLACE([.B489]; 1; 29; &quot;&quot;)" office:value-type="string" office:string-value="turt2live-bukkit/xMail" calcext:value-type="string">
            <text:p>turt2live-bukkit/xMail</text:p>
          </table:table-cell>
        </table:table-row>
        <table:table-row table:style-name="ro1">
          <table:table-cell office:value-type="float" office:value="107595" calcext:value-type="float">
            <text:p>107595</text:p>
          </table:table-cell>
          <table:table-cell office:value-type="string" calcext:value-type="string">
            <text:p>https://api.github.com/repos/platformlayer/platformlayer</text:p>
          </table:table-cell>
          <table:table-cell table:formula="of:=REPLACE([.B490]; 1; 29; &quot;&quot;)" office:value-type="string" office:string-value="platformlayer/platformlayer" calcext:value-type="string">
            <text:p>platformlayer/platformlayer</text:p>
          </table:table-cell>
        </table:table-row>
        <table:table-row table:style-name="ro1">
          <table:table-cell office:value-type="float" office:value="107799" calcext:value-type="float">
            <text:p>107799</text:p>
          </table:table-cell>
          <table:table-cell office:value-type="string" calcext:value-type="string">
            <text:p>https://api.github.com/repos/calliopeinitiative/marca</text:p>
          </table:table-cell>
          <table:table-cell table:formula="of:=REPLACE([.B491]; 1; 29; &quot;&quot;)" office:value-type="string" office:string-value="calliopeinitiative/marca" calcext:value-type="string">
            <text:p>calliopeinitiative/marca</text:p>
          </table:table-cell>
        </table:table-row>
        <table:table-row table:style-name="ro1">
          <table:table-cell office:value-type="float" office:value="109070" calcext:value-type="float">
            <text:p>109070</text:p>
          </table:table-cell>
          <table:table-cell office:value-type="string" calcext:value-type="string">
            <text:p>https://api.github.com/repos/Teiid-Designer/teiid-designer</text:p>
          </table:table-cell>
          <table:table-cell table:formula="of:=REPLACE([.B492]; 1; 29; &quot;&quot;)" office:value-type="string" office:string-value="Teiid-Designer/teiid-designer" calcext:value-type="string">
            <text:p>Teiid-Designer/teiid-designer</text:p>
          </table:table-cell>
        </table:table-row>
        <table:table-row table:style-name="ro1">
          <table:table-cell office:value-type="float" office:value="109439" calcext:value-type="float">
            <text:p>109439</text:p>
          </table:table-cell>
          <table:table-cell office:value-type="string" calcext:value-type="string">
            <text:p>https://api.github.com/repos/Updownquark/Quick</text:p>
          </table:table-cell>
          <table:table-cell table:formula="of:=REPLACE([.B493]; 1; 29; &quot;&quot;)" office:value-type="string" office:string-value="Updownquark/Quick" calcext:value-type="string">
            <text:p>Updownquark/Quick</text:p>
          </table:table-cell>
        </table:table-row>
        <table:table-row table:style-name="ro1">
          <table:table-cell office:value-type="float" office:value="110105" calcext:value-type="float">
            <text:p>110105</text:p>
          </table:table-cell>
          <table:table-cell office:value-type="string" calcext:value-type="string">
            <text:p>https://api.github.com/repos/kelemen/netbeans-gradle-project</text:p>
          </table:table-cell>
          <table:table-cell table:formula="of:=REPLACE([.B494]; 1; 29; &quot;&quot;)" office:value-type="string" office:string-value="kelemen/netbeans-gradle-project" calcext:value-type="string">
            <text:p>kelemen/netbeans-gradle-project</text:p>
          </table:table-cell>
        </table:table-row>
        <table:table-row table:style-name="ro1">
          <table:table-cell office:value-type="float" office:value="110569" calcext:value-type="float">
            <text:p>110569</text:p>
          </table:table-cell>
          <table:table-cell office:value-type="string" calcext:value-type="string">
            <text:p>https://api.github.com/repos/fesl/figgo</text:p>
          </table:table-cell>
          <table:table-cell table:formula="of:=REPLACE([.B495]; 1; 29; &quot;&quot;)" office:value-type="string" office:string-value="fesl/figgo" calcext:value-type="string">
            <text:p>fesl/figgo</text:p>
          </table:table-cell>
        </table:table-row>
        <table:table-row table:style-name="ro1">
          <table:table-cell office:value-type="float" office:value="110749" calcext:value-type="float">
            <text:p>110749</text:p>
          </table:table-cell>
          <table:table-cell office:value-type="string" calcext:value-type="string">
            <text:p>https://api.github.com/repos/FasterXML/jackson-dataformat-xml</text:p>
          </table:table-cell>
          <table:table-cell table:formula="of:=REPLACE([.B496]; 1; 29; &quot;&quot;)" office:value-type="string" office:string-value="FasterXML/jackson-dataformat-xml" calcext:value-type="string">
            <text:p>FasterXML/jackson-dataformat-xml</text:p>
          </table:table-cell>
        </table:table-row>
        <table:table-row table:style-name="ro1">
          <table:table-cell office:value-type="float" office:value="112101" calcext:value-type="float">
            <text:p>112101</text:p>
          </table:table-cell>
          <table:table-cell office:value-type="string" calcext:value-type="string">
            <text:p>https://api.github.com/repos/pgjdbc/pgjdbc</text:p>
          </table:table-cell>
          <table:table-cell table:formula="of:=REPLACE([.B497]; 1; 29; &quot;&quot;)" office:value-type="string" office:string-value="pgjdbc/pgjdbc" calcext:value-type="string">
            <text:p>pgjdbc/pgjdbc</text:p>
          </table:table-cell>
        </table:table-row>
        <table:table-row table:style-name="ro1">
          <table:table-cell office:value-type="float" office:value="112319" calcext:value-type="float">
            <text:p>112319</text:p>
          </table:table-cell>
          <table:table-cell office:value-type="string" calcext:value-type="string">
            <text:p>https://api.github.com/repos/JFrogDev/build-info</text:p>
          </table:table-cell>
          <table:table-cell table:formula="of:=REPLACE([.B498]; 1; 29; &quot;&quot;)" office:value-type="string" office:string-value="JFrogDev/build-info" calcext:value-type="string">
            <text:p>JFrogDev/build-info</text:p>
          </table:table-cell>
        </table:table-row>
        <table:table-row table:style-name="ro1">
          <table:table-cell office:value-type="float" office:value="112999" calcext:value-type="float">
            <text:p>112999</text:p>
          </table:table-cell>
          <table:table-cell office:value-type="string" calcext:value-type="string">
            <text:p>https://api.github.com/repos/GeoWebCache/geowebcache</text:p>
          </table:table-cell>
          <table:table-cell table:formula="of:=REPLACE([.B499]; 1; 29; &quot;&quot;)" office:value-type="string" office:string-value="GeoWebCache/geowebcache" calcext:value-type="string">
            <text:p>GeoWebCache/geowebcache</text:p>
          </table:table-cell>
        </table:table-row>
        <table:table-row table:style-name="ro1">
          <table:table-cell office:value-type="float" office:value="113263" calcext:value-type="float">
            <text:p>113263</text:p>
          </table:table-cell>
          <table:table-cell office:value-type="string" calcext:value-type="string">
            <text:p>https://api.github.com/repos/apache/httpclient</text:p>
          </table:table-cell>
          <table:table-cell table:formula="of:=REPLACE([.B500]; 1; 29; &quot;&quot;)" office:value-type="string" office:string-value="apache/httpclient" calcext:value-type="string">
            <text:p>apache/httpclient</text:p>
          </table:table-cell>
        </table:table-row>
        <table:table-row table:style-name="ro1">
          <table:table-cell office:value-type="float" office:value="114977" calcext:value-type="float">
            <text:p>114977</text:p>
          </table:table-cell>
          <table:table-cell office:value-type="string" calcext:value-type="string">
            <text:p>https://api.github.com/repos/graniteds/graniteds</text:p>
          </table:table-cell>
          <table:table-cell table:formula="of:=REPLACE([.B501]; 1; 29; &quot;&quot;)" office:value-type="string" office:string-value="graniteds/graniteds" calcext:value-type="string">
            <text:p>graniteds/graniteds</text:p>
          </table:table-cell>
        </table:table-row>
        <table:table-row table:style-name="ro1">
          <table:table-cell office:value-type="float" office:value="115192" calcext:value-type="float">
            <text:p>115192</text:p>
          </table:table-cell>
          <table:table-cell office:value-type="string" calcext:value-type="string">
            <text:p>https://api.github.com/repos/mocoplex/adlibr-SDK-android</text:p>
          </table:table-cell>
          <table:table-cell table:formula="of:=REPLACE([.B502]; 1; 29; &quot;&quot;)" office:value-type="string" office:string-value="mocoplex/adlibr-SDK-android" calcext:value-type="string">
            <text:p>mocoplex/adlibr-SDK-android</text:p>
          </table:table-cell>
        </table:table-row>
        <table:table-row table:style-name="ro1">
          <table:table-cell office:value-type="float" office:value="115228" calcext:value-type="float">
            <text:p>115228</text:p>
          </table:table-cell>
          <table:table-cell office:value-type="string" calcext:value-type="string">
            <text:p>https://api.github.com/repos/Qi4j/qi4j-sdk</text:p>
          </table:table-cell>
          <table:table-cell table:formula="of:=REPLACE([.B503]; 1; 29; &quot;&quot;)" office:value-type="string" office:string-value="Qi4j/qi4j-sdk" calcext:value-type="string">
            <text:p>Qi4j/qi4j-sdk</text:p>
          </table:table-cell>
        </table:table-row>
        <table:table-row table:style-name="ro1">
          <table:table-cell office:value-type="float" office:value="117468" calcext:value-type="float">
            <text:p>117468</text:p>
          </table:table-cell>
          <table:table-cell office:value-type="string" calcext:value-type="string">
            <text:p>https://api.github.com/repos/vbmacher/emuStudio</text:p>
          </table:table-cell>
          <table:table-cell table:formula="of:=REPLACE([.B504]; 1; 29; &quot;&quot;)" office:value-type="string" office:string-value="vbmacher/emuStudio" calcext:value-type="string">
            <text:p>vbmacher/emuStudio</text:p>
          </table:table-cell>
        </table:table-row>
        <table:table-row table:style-name="ro1">
          <table:table-cell office:value-type="float" office:value="117827" calcext:value-type="float">
            <text:p>117827</text:p>
          </table:table-cell>
          <table:table-cell office:value-type="string" calcext:value-type="string">
            <text:p>https://api.github.com/repos/gumartinm/JavaForFun</text:p>
          </table:table-cell>
          <table:table-cell table:formula="of:=REPLACE([.B505]; 1; 29; &quot;&quot;)" office:value-type="string" office:string-value="gumartinm/JavaForFun" calcext:value-type="string">
            <text:p>gumartinm/JavaForFun</text:p>
          </table:table-cell>
        </table:table-row>
        <table:table-row table:style-name="ro1">
          <table:table-cell office:value-type="float" office:value="118289" calcext:value-type="float">
            <text:p>118289</text:p>
          </table:table-cell>
          <table:table-cell office:value-type="string" calcext:value-type="string">
            <text:p>https://api.github.com/repos/julianhyde/optiq</text:p>
          </table:table-cell>
          <table:table-cell table:formula="of:=REPLACE([.B506]; 1; 29; &quot;&quot;)" office:value-type="string" office:string-value="julianhyde/optiq" calcext:value-type="string">
            <text:p>julianhyde/optiq</text:p>
          </table:table-cell>
        </table:table-row>
        <table:table-row table:style-name="ro1">
          <table:table-cell office:value-type="float" office:value="119024" calcext:value-type="float">
            <text:p>119024</text:p>
          </table:table-cell>
          <table:table-cell office:value-type="string" calcext:value-type="string">
            <text:p>https://api.github.com/repos/stormpath/stormpath-sdk-java</text:p>
          </table:table-cell>
          <table:table-cell table:formula="of:=REPLACE([.B507]; 1; 29; &quot;&quot;)" office:value-type="string" office:string-value="stormpath/stormpath-sdk-java" calcext:value-type="string">
            <text:p>stormpath/stormpath-sdk-java</text:p>
          </table:table-cell>
        </table:table-row>
        <table:table-row table:style-name="ro1">
          <table:table-cell office:value-type="float" office:value="119097" calcext:value-type="float">
            <text:p>119097</text:p>
          </table:table-cell>
          <table:table-cell office:value-type="string" calcext:value-type="string">
            <text:p>https://api.github.com/repos/neophob/PixelController</text:p>
          </table:table-cell>
          <table:table-cell table:formula="of:=REPLACE([.B508]; 1; 29; &quot;&quot;)" office:value-type="string" office:string-value="neophob/PixelController" calcext:value-type="string">
            <text:p>neophob/PixelController</text:p>
          </table:table-cell>
        </table:table-row>
        <table:table-row table:style-name="ro1">
          <table:table-cell office:value-type="float" office:value="119737" calcext:value-type="float">
            <text:p>119737</text:p>
          </table:table-cell>
          <table:table-cell office:value-type="string" calcext:value-type="string">
            <text:p>https://api.github.com/repos/serso/android-calculatorpp</text:p>
          </table:table-cell>
          <table:table-cell table:formula="of:=REPLACE([.B509]; 1; 29; &quot;&quot;)" office:value-type="string" office:string-value="serso/android-calculatorpp" calcext:value-type="string">
            <text:p>serso/android-calculatorpp</text:p>
          </table:table-cell>
        </table:table-row>
        <table:table-row table:style-name="ro1">
          <table:table-cell office:value-type="float" office:value="119895" calcext:value-type="float">
            <text:p>119895</text:p>
          </table:table-cell>
          <table:table-cell office:value-type="string" calcext:value-type="string">
            <text:p>https://api.github.com/repos/celements/celements-core</text:p>
          </table:table-cell>
          <table:table-cell table:formula="of:=REPLACE([.B510]; 1; 29; &quot;&quot;)" office:value-type="string" office:string-value="celements/celements-core" calcext:value-type="string">
            <text:p>celements/celements-core</text:p>
          </table:table-cell>
        </table:table-row>
        <table:table-row table:style-name="ro1">
          <table:table-cell office:value-type="float" office:value="119911" calcext:value-type="float">
            <text:p>119911</text:p>
          </table:table-cell>
          <table:table-cell office:value-type="string" calcext:value-type="string">
            <text:p>https://api.github.com/repos/celements/celements-photo</text:p>
          </table:table-cell>
          <table:table-cell table:formula="of:=REPLACE([.B511]; 1; 29; &quot;&quot;)" office:value-type="string" office:string-value="celements/celements-photo" calcext:value-type="string">
            <text:p>celements/celements-photo</text:p>
          </table:table-cell>
        </table:table-row>
        <table:table-row table:style-name="ro1">
          <table:table-cell office:value-type="float" office:value="120232" calcext:value-type="float">
            <text:p>120232</text:p>
          </table:table-cell>
          <table:table-cell office:value-type="string" calcext:value-type="string">
            <text:p>https://api.github.com/repos/droolsjbpm/droolsjbpm-integration</text:p>
          </table:table-cell>
          <table:table-cell table:formula="of:=REPLACE([.B512]; 1; 29; &quot;&quot;)" office:value-type="string" office:string-value="droolsjbpm/droolsjbpm-integration" calcext:value-type="string">
            <text:p>droolsjbpm/droolsjbpm-integration</text:p>
          </table:table-cell>
        </table:table-row>
        <table:table-row table:style-name="ro1">
          <table:table-cell office:value-type="float" office:value="120335" calcext:value-type="float">
            <text:p>120335</text:p>
          </table:table-cell>
          <table:table-cell office:value-type="string" calcext:value-type="string">
            <text:p>https://api.github.com/repos/jpaw/bonaparte-java</text:p>
          </table:table-cell>
          <table:table-cell table:formula="of:=REPLACE([.B513]; 1; 29; &quot;&quot;)" office:value-type="string" office:string-value="jpaw/bonaparte-java" calcext:value-type="string">
            <text:p>jpaw/bonaparte-java</text:p>
          </table:table-cell>
        </table:table-row>
        <table:table-row table:style-name="ro1">
          <table:table-cell office:value-type="float" office:value="120515" calcext:value-type="float">
            <text:p>120515</text:p>
          </table:table-cell>
          <table:table-cell office:value-type="string" calcext:value-type="string">
            <text:p>https://api.github.com/repos/nhasan/Airports</text:p>
          </table:table-cell>
          <table:table-cell table:formula="of:=REPLACE([.B514]; 1; 29; &quot;&quot;)" office:value-type="string" office:string-value="nhasan/Airports" calcext:value-type="string">
            <text:p>nhasan/Airports</text:p>
          </table:table-cell>
        </table:table-row>
        <table:table-row table:style-name="ro1">
          <table:table-cell office:value-type="float" office:value="121618" calcext:value-type="float">
            <text:p>121618</text:p>
          </table:table-cell>
          <table:table-cell office:value-type="string" calcext:value-type="string">
            <text:p>https://api.github.com/repos/apollo-rsps/apollo</text:p>
          </table:table-cell>
          <table:table-cell table:formula="of:=REPLACE([.B515]; 1; 29; &quot;&quot;)" office:value-type="string" office:string-value="apollo-rsps/apollo" calcext:value-type="string">
            <text:p>apollo-rsps/apollo</text:p>
          </table:table-cell>
        </table:table-row>
        <table:table-row table:style-name="ro1">
          <table:table-cell office:value-type="float" office:value="121891" calcext:value-type="float">
            <text:p>121891</text:p>
          </table:table-cell>
          <table:table-cell office:value-type="string" calcext:value-type="string">
            <text:p>https://api.github.com/repos/zachtaylor/JPokemon</text:p>
          </table:table-cell>
          <table:table-cell table:formula="of:=REPLACE([.B516]; 1; 29; &quot;&quot;)" office:value-type="string" office:string-value="zachtaylor/JPokemon" calcext:value-type="string">
            <text:p>zachtaylor/JPokemon</text:p>
          </table:table-cell>
        </table:table-row>
        <table:table-row table:style-name="ro1">
          <table:table-cell office:value-type="float" office:value="122473" calcext:value-type="float">
            <text:p>122473</text:p>
          </table:table-cell>
          <table:table-cell office:value-type="string" calcext:value-type="string">
            <text:p>https://api.github.com/repos/vmware-serengeti/serengeti-ws</text:p>
          </table:table-cell>
          <table:table-cell table:formula="of:=REPLACE([.B517]; 1; 29; &quot;&quot;)" office:value-type="string" office:string-value="vmware-serengeti/serengeti-ws" calcext:value-type="string">
            <text:p>vmware-serengeti/serengeti-ws</text:p>
          </table:table-cell>
        </table:table-row>
        <table:table-row table:style-name="ro1">
          <table:table-cell office:value-type="float" office:value="122606" calcext:value-type="float">
            <text:p>122606</text:p>
          </table:table-cell>
          <table:table-cell office:value-type="string" calcext:value-type="string">
            <text:p>https://api.github.com/repos/zkoss/zk</text:p>
          </table:table-cell>
          <table:table-cell table:formula="of:=REPLACE([.B518]; 1; 29; &quot;&quot;)" office:value-type="string" office:string-value="zkoss/zk" calcext:value-type="string">
            <text:p>zkoss/zk</text:p>
          </table:table-cell>
        </table:table-row>
        <table:table-row table:style-name="ro1">
          <table:table-cell office:value-type="float" office:value="122703" calcext:value-type="float">
            <text:p>122703</text:p>
          </table:table-cell>
          <table:table-cell office:value-type="string" calcext:value-type="string">
            <text:p>https://api.github.com/repos/apache/tomcat70</text:p>
          </table:table-cell>
          <table:table-cell table:formula="of:=REPLACE([.B519]; 1; 29; &quot;&quot;)" office:value-type="string" office:string-value="apache/tomcat70" calcext:value-type="string">
            <text:p>apache/tomcat70</text:p>
          </table:table-cell>
        </table:table-row>
        <table:table-row table:style-name="ro1">
          <table:table-cell office:value-type="float" office:value="123229" calcext:value-type="float">
            <text:p>123229</text:p>
          </table:table-cell>
          <table:table-cell office:value-type="string" calcext:value-type="string">
            <text:p>https://api.github.com/repos/btmura/rbb</text:p>
          </table:table-cell>
          <table:table-cell table:formula="of:=REPLACE([.B520]; 1; 29; &quot;&quot;)" office:value-type="string" office:string-value="btmura/rbb" calcext:value-type="string">
            <text:p>btmura/rbb</text:p>
          </table:table-cell>
        </table:table-row>
        <table:table-row table:style-name="ro1">
          <table:table-cell office:value-type="float" office:value="124212" calcext:value-type="float">
            <text:p>124212</text:p>
          </table:table-cell>
          <table:table-cell office:value-type="string" calcext:value-type="string">
            <text:p>https://api.github.com/repos/mkszuba/kolmafia</text:p>
          </table:table-cell>
          <table:table-cell table:formula="of:=REPLACE([.B521]; 1; 29; &quot;&quot;)" office:value-type="string" office:string-value="mkszuba/kolmafia" calcext:value-type="string">
            <text:p>mkszuba/kolmafia</text:p>
          </table:table-cell>
        </table:table-row>
        <table:table-row table:style-name="ro1">
          <table:table-cell office:value-type="float" office:value="124859" calcext:value-type="float">
            <text:p>124859</text:p>
          </table:table-cell>
          <table:table-cell office:value-type="string" calcext:value-type="string">
            <text:p>https://api.github.com/repos/bpiwowar/experimaestro</text:p>
          </table:table-cell>
          <table:table-cell table:formula="of:=REPLACE([.B522]; 1; 29; &quot;&quot;)" office:value-type="string" office:string-value="bpiwowar/experimaestro" calcext:value-type="string">
            <text:p>bpiwowar/experimaestro</text:p>
          </table:table-cell>
        </table:table-row>
        <table:table-row table:style-name="ro1">
          <table:table-cell office:value-type="float" office:value="125357" calcext:value-type="float">
            <text:p>125357</text:p>
          </table:table-cell>
          <table:table-cell office:value-type="string" calcext:value-type="string">
            <text:p>https://api.github.com/repos/DawnScience/dawn-common</text:p>
          </table:table-cell>
          <table:table-cell table:formula="of:=REPLACE([.B523]; 1; 29; &quot;&quot;)" office:value-type="string" office:string-value="DawnScience/dawn-common" calcext:value-type="string">
            <text:p>DawnScience/dawn-common</text:p>
          </table:table-cell>
        </table:table-row>
        <table:table-row table:style-name="ro1">
          <table:table-cell office:value-type="float" office:value="126387" calcext:value-type="float">
            <text:p>126387</text:p>
          </table:table-cell>
          <table:table-cell office:value-type="string" calcext:value-type="string">
            <text:p>https://api.github.com/repos/t-oster/VisiCut</text:p>
          </table:table-cell>
          <table:table-cell table:formula="of:=REPLACE([.B524]; 1; 29; &quot;&quot;)" office:value-type="string" office:string-value="t-oster/VisiCut" calcext:value-type="string">
            <text:p>t-oster/VisiCut</text:p>
          </table:table-cell>
        </table:table-row>
        <table:table-row table:style-name="ro1">
          <table:table-cell office:value-type="float" office:value="126646" calcext:value-type="float">
            <text:p>126646</text:p>
          </table:table-cell>
          <table:table-cell office:value-type="string" calcext:value-type="string">
            <text:p>https://api.github.com/repos/jeromerobert/jCAE</text:p>
          </table:table-cell>
          <table:table-cell table:formula="of:=REPLACE([.B525]; 1; 29; &quot;&quot;)" office:value-type="string" office:string-value="jeromerobert/jCAE" calcext:value-type="string">
            <text:p>jeromerobert/jCAE</text:p>
          </table:table-cell>
        </table:table-row>
        <table:table-row table:style-name="ro1">
          <table:table-cell office:value-type="float" office:value="127386" calcext:value-type="float">
            <text:p>127386</text:p>
          </table:table-cell>
          <table:table-cell office:value-type="string" calcext:value-type="string">
            <text:p>https://api.github.com/repos/thomasjungblut/thomasjungblut-common</text:p>
          </table:table-cell>
          <table:table-cell table:formula="of:=REPLACE([.B526]; 1; 29; &quot;&quot;)" office:value-type="string" office:string-value="thomasjungblut/thomasjungblut-common" calcext:value-type="string">
            <text:p>thomasjungblut/thomasjungblut-common</text:p>
          </table:table-cell>
        </table:table-row>
        <table:table-row table:style-name="ro1">
          <table:table-cell office:value-type="float" office:value="128005" calcext:value-type="float">
            <text:p>128005</text:p>
          </table:table-cell>
          <table:table-cell office:value-type="string" calcext:value-type="string">
            <text:p>https://api.github.com/repos/Talend/tesb-rt-se</text:p>
          </table:table-cell>
          <table:table-cell table:formula="of:=REPLACE([.B527]; 1; 29; &quot;&quot;)" office:value-type="string" office:string-value="Talend/tesb-rt-se" calcext:value-type="string">
            <text:p>Talend/tesb-rt-se</text:p>
          </table:table-cell>
        </table:table-row>
        <table:table-row table:style-name="ro1">
          <table:table-cell office:value-type="float" office:value="128036" calcext:value-type="float">
            <text:p>128036</text:p>
          </table:table-cell>
          <table:table-cell office:value-type="string" calcext:value-type="string">
            <text:p>https://api.github.com/repos/wso2-attic/tools</text:p>
          </table:table-cell>
          <table:table-cell table:formula="of:=REPLACE([.B528]; 1; 29; &quot;&quot;)" office:value-type="string" office:string-value="wso2-attic/tools" calcext:value-type="string">
            <text:p>wso2-attic/tools</text:p>
          </table:table-cell>
        </table:table-row>
        <table:table-row table:style-name="ro1">
          <table:table-cell office:value-type="float" office:value="128119" calcext:value-type="float">
            <text:p>128119</text:p>
          </table:table-cell>
          <table:table-cell office:value-type="string" calcext:value-type="string">
            <text:p>https://api.github.com/repos/testmycode/tmc-netbeans</text:p>
          </table:table-cell>
          <table:table-cell table:formula="of:=REPLACE([.B529]; 1; 29; &quot;&quot;)" office:value-type="string" office:string-value="testmycode/tmc-netbeans" calcext:value-type="string">
            <text:p>testmycode/tmc-netbeans</text:p>
          </table:table-cell>
        </table:table-row>
        <table:table-row table:style-name="ro1">
          <table:table-cell office:value-type="float" office:value="128372" calcext:value-type="float">
            <text:p>128372</text:p>
          </table:table-cell>
          <table:table-cell office:value-type="string" calcext:value-type="string">
            <text:p>https://api.github.com/repos/JetBrains/kotlin-web-demo</text:p>
          </table:table-cell>
          <table:table-cell table:formula="of:=REPLACE([.B530]; 1; 29; &quot;&quot;)" office:value-type="string" office:string-value="JetBrains/kotlin-web-demo" calcext:value-type="string">
            <text:p>JetBrains/kotlin-web-demo</text:p>
          </table:table-cell>
        </table:table-row>
        <table:table-row table:style-name="ro1">
          <table:table-cell office:value-type="float" office:value="128620" calcext:value-type="float">
            <text:p>128620</text:p>
          </table:table-cell>
          <table:table-cell office:value-type="string" calcext:value-type="string">
            <text:p>https://api.github.com/repos/ceylon/ceylon-module-resolver</text:p>
          </table:table-cell>
          <table:table-cell table:formula="of:=REPLACE([.B531]; 1; 29; &quot;&quot;)" office:value-type="string" office:string-value="ceylon/ceylon-module-resolver" calcext:value-type="string">
            <text:p>ceylon/ceylon-module-resolver</text:p>
          </table:table-cell>
        </table:table-row>
        <table:table-row table:style-name="ro1">
          <table:table-cell office:value-type="float" office:value="128663" calcext:value-type="float">
            <text:p>128663</text:p>
          </table:table-cell>
          <table:table-cell office:value-type="string" calcext:value-type="string">
            <text:p>https://api.github.com/repos/sanger-pathogens/Artemis</text:p>
          </table:table-cell>
          <table:table-cell table:formula="of:=REPLACE([.B532]; 1; 29; &quot;&quot;)" office:value-type="string" office:string-value="sanger-pathogens/Artemis" calcext:value-type="string">
            <text:p>sanger-pathogens/Artemis</text:p>
          </table:table-cell>
        </table:table-row>
        <table:table-row table:style-name="ro1">
          <table:table-cell office:value-type="float" office:value="128903" calcext:value-type="float">
            <text:p>128903</text:p>
          </table:table-cell>
          <table:table-cell office:value-type="string" calcext:value-type="string">
            <text:p>https://api.github.com/repos/easysoa/EasySOA-Incubation</text:p>
          </table:table-cell>
          <table:table-cell table:formula="of:=REPLACE([.B533]; 1; 29; &quot;&quot;)" office:value-type="string" office:string-value="easysoa/EasySOA-Incubation" calcext:value-type="string">
            <text:p>easysoa/EasySOA-Incubation</text:p>
          </table:table-cell>
        </table:table-row>
        <table:table-row table:style-name="ro1">
          <table:table-cell office:value-type="float" office:value="129172" calcext:value-type="float">
            <text:p>129172</text:p>
          </table:table-cell>
          <table:table-cell office:value-type="string" calcext:value-type="string">
            <text:p>https://api.github.com/repos/steveloughran/hadoop-trunk</text:p>
          </table:table-cell>
          <table:table-cell table:formula="of:=REPLACE([.B534]; 1; 29; &quot;&quot;)" office:value-type="string" office:string-value="steveloughran/hadoop-trunk" calcext:value-type="string">
            <text:p>steveloughran/hadoop-trunk</text:p>
          </table:table-cell>
        </table:table-row>
        <table:table-row table:style-name="ro1">
          <table:table-cell office:value-type="float" office:value="129484" calcext:value-type="float">
            <text:p>129484</text:p>
          </table:table-cell>
          <table:table-cell office:value-type="string" calcext:value-type="string">
            <text:p>https://api.github.com/repos/mdoube/BoneJ</text:p>
          </table:table-cell>
          <table:table-cell table:formula="of:=REPLACE([.B535]; 1; 29; &quot;&quot;)" office:value-type="string" office:string-value="mdoube/BoneJ" calcext:value-type="string">
            <text:p>mdoube/BoneJ</text:p>
          </table:table-cell>
        </table:table-row>
        <table:table-row table:style-name="ro1">
          <table:table-cell office:value-type="float" office:value="131001" calcext:value-type="float">
            <text:p>131001</text:p>
          </table:table-cell>
          <table:table-cell office:value-type="string" calcext:value-type="string">
            <text:p>https://api.github.com/repos/Illarion-eV/Illarion-Java</text:p>
          </table:table-cell>
          <table:table-cell table:formula="of:=REPLACE([.B536]; 1; 29; &quot;&quot;)" office:value-type="string" office:string-value="Illarion-eV/Illarion-Java" calcext:value-type="string">
            <text:p>Illarion-eV/Illarion-Java</text:p>
          </table:table-cell>
        </table:table-row>
        <table:table-row table:style-name="ro1">
          <table:table-cell office:value-type="float" office:value="131166" calcext:value-type="float">
            <text:p>131166</text:p>
          </table:table-cell>
          <table:table-cell office:value-type="string" calcext:value-type="string">
            <text:p>https://api.github.com/repos/lucmoreau/ProvToolbox</text:p>
          </table:table-cell>
          <table:table-cell table:formula="of:=REPLACE([.B537]; 1; 29; &quot;&quot;)" office:value-type="string" office:string-value="lucmoreau/ProvToolbox" calcext:value-type="string">
            <text:p>lucmoreau/ProvToolbox</text:p>
          </table:table-cell>
        </table:table-row>
        <table:table-row table:style-name="ro1">
          <table:table-cell office:value-type="float" office:value="134925" calcext:value-type="float">
            <text:p>134925</text:p>
          </table:table-cell>
          <table:table-cell office:value-type="string" calcext:value-type="string">
            <text:p>https://api.github.com/repos/scala-android/sbt-android</text:p>
          </table:table-cell>
          <table:table-cell table:formula="of:=REPLACE([.B538]; 1; 29; &quot;&quot;)" office:value-type="string" office:string-value="scala-android/sbt-android" calcext:value-type="string">
            <text:p>scala-android/sbt-android</text:p>
          </table:table-cell>
        </table:table-row>
        <table:table-row table:style-name="ro1">
          <table:table-cell office:value-type="float" office:value="134940" calcext:value-type="float">
            <text:p>134940</text:p>
          </table:table-cell>
          <table:table-cell office:value-type="string" calcext:value-type="string">
            <text:p>https://api.github.com/repos/RegalOwl/HyperConomy</text:p>
          </table:table-cell>
          <table:table-cell table:formula="of:=REPLACE([.B539]; 1; 29; &quot;&quot;)" office:value-type="string" office:string-value="RegalOwl/HyperConomy" calcext:value-type="string">
            <text:p>RegalOwl/HyperConomy</text:p>
          </table:table-cell>
        </table:table-row>
        <table:table-row table:style-name="ro1">
          <table:table-cell office:value-type="float" office:value="135068" calcext:value-type="float">
            <text:p>135068</text:p>
          </table:table-cell>
          <table:table-cell office:value-type="string" calcext:value-type="string">
            <text:p>https://api.github.com/repos/Permafrost/Tundra</text:p>
          </table:table-cell>
          <table:table-cell table:formula="of:=REPLACE([.B540]; 1; 29; &quot;&quot;)" office:value-type="string" office:string-value="Permafrost/Tundra" calcext:value-type="string">
            <text:p>Permafrost/Tundra</text:p>
          </table:table-cell>
        </table:table-row>
        <table:table-row table:style-name="ro1">
          <table:table-cell office:value-type="float" office:value="135695" calcext:value-type="float">
            <text:p>135695</text:p>
          </table:table-cell>
          <table:table-cell office:value-type="string" calcext:value-type="string">
            <text:p>https://api.github.com/repos/d3scomp/JDEECo</text:p>
          </table:table-cell>
          <table:table-cell table:formula="of:=REPLACE([.B541]; 1; 29; &quot;&quot;)" office:value-type="string" office:string-value="d3scomp/JDEECo" calcext:value-type="string">
            <text:p>d3scomp/JDEECo</text:p>
          </table:table-cell>
        </table:table-row>
        <table:table-row table:style-name="ro1">
          <table:table-cell office:value-type="float" office:value="136587" calcext:value-type="float">
            <text:p>136587</text:p>
          </table:table-cell>
          <table:table-cell office:value-type="string" calcext:value-type="string">
            <text:p>https://api.github.com/repos/jboss-remoting/jboss-remoting</text:p>
          </table:table-cell>
          <table:table-cell table:formula="of:=REPLACE([.B542]; 1; 29; &quot;&quot;)" office:value-type="string" office:string-value="jboss-remoting/jboss-remoting" calcext:value-type="string">
            <text:p>jboss-remoting/jboss-remoting</text:p>
          </table:table-cell>
        </table:table-row>
        <table:table-row table:style-name="ro1">
          <table:table-cell office:value-type="float" office:value="136651" calcext:value-type="float">
            <text:p>136651</text:p>
          </table:table-cell>
          <table:table-cell office:value-type="string" calcext:value-type="string">
            <text:p>https://api.github.com/repos/jlegewie/zotfile</text:p>
          </table:table-cell>
          <table:table-cell table:formula="of:=REPLACE([.B543]; 1; 29; &quot;&quot;)" office:value-type="string" office:string-value="jlegewie/zotfile" calcext:value-type="string">
            <text:p>jlegewie/zotfile</text:p>
          </table:table-cell>
        </table:table-row>
        <table:table-row table:style-name="ro1">
          <table:table-cell office:value-type="float" office:value="136880" calcext:value-type="float">
            <text:p>136880</text:p>
          </table:table-cell>
          <table:table-cell office:value-type="string" calcext:value-type="string">
            <text:p>https://api.github.com/repos/zibhub/GNDMS</text:p>
          </table:table-cell>
          <table:table-cell table:formula="of:=REPLACE([.B544]; 1; 29; &quot;&quot;)" office:value-type="string" office:string-value="zibhub/GNDMS" calcext:value-type="string">
            <text:p>zibhub/GNDMS</text:p>
          </table:table-cell>
        </table:table-row>
        <table:table-row table:style-name="ro1">
          <table:table-cell office:value-type="float" office:value="136944" calcext:value-type="float">
            <text:p>136944</text:p>
          </table:table-cell>
          <table:table-cell office:value-type="string" calcext:value-type="string">
            <text:p>https://api.github.com/repos/Praqma/cool</text:p>
          </table:table-cell>
          <table:table-cell table:formula="of:=REPLACE([.B545]; 1; 29; &quot;&quot;)" office:value-type="string" office:string-value="Praqma/cool" calcext:value-type="string">
            <text:p>Praqma/cool</text:p>
          </table:table-cell>
        </table:table-row>
        <table:table-row table:style-name="ro1">
          <table:table-cell office:value-type="float" office:value="137469" calcext:value-type="float">
            <text:p>137469</text:p>
          </table:table-cell>
          <table:table-cell office:value-type="string" calcext:value-type="string">
            <text:p>https://api.github.com/repos/FallenMoonNetwork/CanaryRecode</text:p>
          </table:table-cell>
          <table:table-cell table:formula="of:=REPLACE([.B546]; 1; 29; &quot;&quot;)" office:value-type="string" office:string-value="FallenMoonNetwork/CanaryRecode" calcext:value-type="string">
            <text:p>FallenMoonNetwork/CanaryRecode</text:p>
          </table:table-cell>
        </table:table-row>
        <table:table-row table:style-name="ro1">
          <table:table-cell office:value-type="float" office:value="137758" calcext:value-type="float">
            <text:p>137758</text:p>
          </table:table-cell>
          <table:table-cell office:value-type="string" calcext:value-type="string">
            <text:p>https://api.github.com/repos/FallenMoonNetwork/CanaryLib</text:p>
          </table:table-cell>
          <table:table-cell table:formula="of:=REPLACE([.B547]; 1; 29; &quot;&quot;)" office:value-type="string" office:string-value="FallenMoonNetwork/CanaryLib" calcext:value-type="string">
            <text:p>FallenMoonNetwork/CanaryLib</text:p>
          </table:table-cell>
        </table:table-row>
        <table:table-row table:style-name="ro1">
          <table:table-cell office:value-type="float" office:value="138104" calcext:value-type="float">
            <text:p>138104</text:p>
          </table:table-cell>
          <table:table-cell office:value-type="string" calcext:value-type="string">
            <text:p>https://api.github.com/repos/gkhachik/katello-api</text:p>
          </table:table-cell>
          <table:table-cell table:formula="of:=REPLACE([.B548]; 1; 29; &quot;&quot;)" office:value-type="string" office:string-value="gkhachik/katello-api" calcext:value-type="string">
            <text:p>gkhachik/katello-api</text:p>
          </table:table-cell>
        </table:table-row>
        <table:table-row table:style-name="ro1">
          <table:table-cell office:value-type="float" office:value="138238" calcext:value-type="float">
            <text:p>138238</text:p>
          </table:table-cell>
          <table:table-cell office:value-type="string" calcext:value-type="string">
            <text:p>https://api.github.com/repos/bcdev/beam</text:p>
          </table:table-cell>
          <table:table-cell table:formula="of:=REPLACE([.B549]; 1; 29; &quot;&quot;)" office:value-type="string" office:string-value="bcdev/beam" calcext:value-type="string">
            <text:p>bcdev/beam</text:p>
          </table:table-cell>
        </table:table-row>
        <table:table-row table:style-name="ro1">
          <table:table-cell office:value-type="float" office:value="138433" calcext:value-type="float">
            <text:p>138433</text:p>
          </table:table-cell>
          <table:table-cell office:value-type="string" calcext:value-type="string">
            <text:p>https://api.github.com/repos/te-con/ehour</text:p>
          </table:table-cell>
          <table:table-cell table:formula="of:=REPLACE([.B550]; 1; 29; &quot;&quot;)" office:value-type="string" office:string-value="te-con/ehour" calcext:value-type="string">
            <text:p>te-con/ehour</text:p>
          </table:table-cell>
        </table:table-row>
        <table:table-row table:style-name="ro1">
          <table:table-cell office:value-type="float" office:value="138838" calcext:value-type="float">
            <text:p>138838</text:p>
          </table:table-cell>
          <table:table-cell office:value-type="string" calcext:value-type="string">
            <text:p>https://api.github.com/repos/motech/GHANA-National</text:p>
          </table:table-cell>
          <table:table-cell table:formula="of:=REPLACE([.B551]; 1; 29; &quot;&quot;)" office:value-type="string" office:string-value="motech/GHANA-National" calcext:value-type="string">
            <text:p>motech/GHANA-National</text:p>
          </table:table-cell>
        </table:table-row>
        <table:table-row table:style-name="ro1">
          <table:table-cell office:value-type="float" office:value="139262" calcext:value-type="float">
            <text:p>139262</text:p>
          </table:table-cell>
          <table:table-cell office:value-type="string" calcext:value-type="string">
            <text:p>https://api.github.com/repos/mrniko/netty-socketio</text:p>
          </table:table-cell>
          <table:table-cell table:formula="of:=REPLACE([.B552]; 1; 29; &quot;&quot;)" office:value-type="string" office:string-value="mrniko/netty-socketio" calcext:value-type="string">
            <text:p>mrniko/netty-socketio</text:p>
          </table:table-cell>
        </table:table-row>
        <table:table-row table:style-name="ro1">
          <table:table-cell office:value-type="float" office:value="139307" calcext:value-type="float">
            <text:p>139307</text:p>
          </table:table-cell>
          <table:table-cell office:value-type="string" calcext:value-type="string">
            <text:p>https://api.github.com/repos/wuetherich/bundlemaker</text:p>
          </table:table-cell>
          <table:table-cell table:formula="of:=REPLACE([.B553]; 1; 29; &quot;&quot;)" office:value-type="string" office:string-value="wuetherich/bundlemaker" calcext:value-type="string">
            <text:p>wuetherich/bundlemaker</text:p>
          </table:table-cell>
        </table:table-row>
        <table:table-row table:style-name="ro1">
          <table:table-cell office:value-type="float" office:value="139336" calcext:value-type="float">
            <text:p>139336</text:p>
          </table:table-cell>
          <table:table-cell office:value-type="string" calcext:value-type="string">
            <text:p>https://api.github.com/repos/gitools/gitools</text:p>
          </table:table-cell>
          <table:table-cell table:formula="of:=REPLACE([.B554]; 1; 29; &quot;&quot;)" office:value-type="string" office:string-value="gitools/gitools" calcext:value-type="string">
            <text:p>gitools/gitools</text:p>
          </table:table-cell>
        </table:table-row>
        <table:table-row table:style-name="ro1">
          <table:table-cell office:value-type="float" office:value="140373" calcext:value-type="float">
            <text:p>140373</text:p>
          </table:table-cell>
          <table:table-cell office:value-type="string" calcext:value-type="string">
            <text:p>https://api.github.com/repos/atlasapi/atlas-feeds</text:p>
          </table:table-cell>
          <table:table-cell table:formula="of:=REPLACE([.B555]; 1; 29; &quot;&quot;)" office:value-type="string" office:string-value="atlasapi/atlas-feeds" calcext:value-type="string">
            <text:p>atlasapi/atlas-feeds</text:p>
          </table:table-cell>
        </table:table-row>
        <table:table-row table:style-name="ro1">
          <table:table-cell office:value-type="float" office:value="142415" calcext:value-type="float">
            <text:p>142415</text:p>
          </table:table-cell>
          <table:table-cell office:value-type="string" calcext:value-type="string">
            <text:p>https://api.github.com/repos/dukeboard/kevoree</text:p>
          </table:table-cell>
          <table:table-cell table:formula="of:=REPLACE([.B556]; 1; 29; &quot;&quot;)" office:value-type="string" office:string-value="dukeboard/kevoree" calcext:value-type="string">
            <text:p>dukeboard/kevoree</text:p>
          </table:table-cell>
        </table:table-row>
        <table:table-row table:style-name="ro1">
          <table:table-cell office:value-type="float" office:value="143729" calcext:value-type="float">
            <text:p>143729</text:p>
          </table:table-cell>
          <table:table-cell office:value-type="string" calcext:value-type="string">
            <text:p>https://api.github.com/repos/threerings/clyde</text:p>
          </table:table-cell>
          <table:table-cell table:formula="of:=REPLACE([.B557]; 1; 29; &quot;&quot;)" office:value-type="string" office:string-value="threerings/clyde" calcext:value-type="string">
            <text:p>threerings/clyde</text:p>
          </table:table-cell>
        </table:table-row>
        <table:table-row table:style-name="ro1">
          <table:table-cell office:value-type="float" office:value="143738" calcext:value-type="float">
            <text:p>143738</text:p>
          </table:table-cell>
          <table:table-cell office:value-type="string" calcext:value-type="string">
            <text:p>https://api.github.com/repos/AOKP/packages_apps_Settings</text:p>
          </table:table-cell>
          <table:table-cell table:formula="of:=REPLACE([.B558]; 1; 29; &quot;&quot;)" office:value-type="string" office:string-value="AOKP/packages_apps_Settings" calcext:value-type="string">
            <text:p>AOKP/packages_apps_Settings</text:p>
          </table:table-cell>
        </table:table-row>
        <table:table-row table:style-name="ro1">
          <table:table-cell office:value-type="float" office:value="143991" calcext:value-type="float">
            <text:p>143991</text:p>
          </table:table-cell>
          <table:table-cell office:value-type="string" calcext:value-type="string">
            <text:p>https://api.github.com/repos/wyona/yanel</text:p>
          </table:table-cell>
          <table:table-cell table:formula="of:=REPLACE([.B559]; 1; 29; &quot;&quot;)" office:value-type="string" office:string-value="wyona/yanel" calcext:value-type="string">
            <text:p>wyona/yanel</text:p>
          </table:table-cell>
        </table:table-row>
        <table:table-row table:style-name="ro1">
          <table:table-cell office:value-type="float" office:value="144429" calcext:value-type="float">
            <text:p>144429</text:p>
          </table:table-cell>
          <table:table-cell office:value-type="string" calcext:value-type="string">
            <text:p>https://api.github.com/repos/openmrs/openmrs-module-reporting</text:p>
          </table:table-cell>
          <table:table-cell table:formula="of:=REPLACE([.B560]; 1; 29; &quot;&quot;)" office:value-type="string" office:string-value="openmrs/openmrs-module-reporting" calcext:value-type="string">
            <text:p>openmrs/openmrs-module-reporting</text:p>
          </table:table-cell>
        </table:table-row>
        <table:table-row table:style-name="ro1">
          <table:table-cell office:value-type="float" office:value="144701" calcext:value-type="float">
            <text:p>144701</text:p>
          </table:table-cell>
          <table:table-cell office:value-type="string" calcext:value-type="string">
            <text:p>https://api.github.com/repos/romanzenka/swift</text:p>
          </table:table-cell>
          <table:table-cell table:formula="of:=REPLACE([.B561]; 1; 29; &quot;&quot;)" office:value-type="string" office:string-value="romanzenka/swift" calcext:value-type="string">
            <text:p>romanzenka/swift</text:p>
          </table:table-cell>
        </table:table-row>
        <table:table-row table:style-name="ro1">
          <table:table-cell office:value-type="float" office:value="144967" calcext:value-type="float">
            <text:p>144967</text:p>
          </table:table-cell>
          <table:table-cell office:value-type="string" calcext:value-type="string">
            <text:p>https://api.github.com/repos/undertow-io/undertow</text:p>
          </table:table-cell>
          <table:table-cell table:formula="of:=REPLACE([.B562]; 1; 29; &quot;&quot;)" office:value-type="string" office:string-value="undertow-io/undertow" calcext:value-type="string">
            <text:p>undertow-io/undertow</text:p>
          </table:table-cell>
        </table:table-row>
        <table:table-row table:style-name="ro1">
          <table:table-cell office:value-type="float" office:value="145362" calcext:value-type="float">
            <text:p>145362</text:p>
          </table:table-cell>
          <table:table-cell office:value-type="string" calcext:value-type="string">
            <text:p>https://api.github.com/repos/backmeup/backmeup-prototype</text:p>
          </table:table-cell>
          <table:table-cell table:formula="of:=REPLACE([.B563]; 1; 29; &quot;&quot;)" office:value-type="string" office:string-value="backmeup/backmeup-prototype" calcext:value-type="string">
            <text:p>backmeup/backmeup-prototype</text:p>
          </table:table-cell>
        </table:table-row>
        <table:table-row table:style-name="ro1">
          <table:table-cell office:value-type="float" office:value="145471" calcext:value-type="float">
            <text:p>145471</text:p>
          </table:table-cell>
          <table:table-cell office:value-type="string" calcext:value-type="string">
            <text:p>https://api.github.com/repos/openstreetmap/mkgmap</text:p>
          </table:table-cell>
          <table:table-cell table:formula="of:=REPLACE([.B564]; 1; 29; &quot;&quot;)" office:value-type="string" office:string-value="openstreetmap/mkgmap" calcext:value-type="string">
            <text:p>openstreetmap/mkgmap</text:p>
          </table:table-cell>
        </table:table-row>
        <table:table-row table:style-name="ro1">
          <table:table-cell office:value-type="float" office:value="146905" calcext:value-type="float">
            <text:p>146905</text:p>
          </table:table-cell>
          <table:table-cell office:value-type="string" calcext:value-type="string">
            <text:p>https://api.github.com/repos/felixb/callmeter</text:p>
          </table:table-cell>
          <table:table-cell table:formula="of:=REPLACE([.B565]; 1; 29; &quot;&quot;)" office:value-type="string" office:string-value="felixb/callmeter" calcext:value-type="string">
            <text:p>felixb/callmeter</text:p>
          </table:table-cell>
        </table:table-row>
        <table:table-row table:style-name="ro1">
          <table:table-cell office:value-type="float" office:value="147669" calcext:value-type="float">
            <text:p>147669</text:p>
          </table:table-cell>
          <table:table-cell office:value-type="string" calcext:value-type="string">
            <text:p>https://api.github.com/repos/azagniotov/stubby4j</text:p>
          </table:table-cell>
          <table:table-cell table:formula="of:=REPLACE([.B566]; 1; 29; &quot;&quot;)" office:value-type="string" office:string-value="azagniotov/stubby4j" calcext:value-type="string">
            <text:p>azagniotov/stubby4j</text:p>
          </table:table-cell>
        </table:table-row>
        <table:table-row table:style-name="ro1">
          <table:table-cell office:value-type="float" office:value="148389" calcext:value-type="float">
            <text:p>148389</text:p>
          </table:table-cell>
          <table:table-cell office:value-type="string" calcext:value-type="string">
            <text:p>https://api.github.com/repos/apache/qpid</text:p>
          </table:table-cell>
          <table:table-cell table:formula="of:=REPLACE([.B567]; 1; 29; &quot;&quot;)" office:value-type="string" office:string-value="apache/qpid" calcext:value-type="string">
            <text:p>apache/qpid</text:p>
          </table:table-cell>
        </table:table-row>
        <table:table-row table:style-name="ro1">
          <table:table-cell office:value-type="float" office:value="150042" calcext:value-type="float">
            <text:p>150042</text:p>
          </table:table-cell>
          <table:table-cell office:value-type="string" calcext:value-type="string">
            <text:p>https://api.github.com/repos/asakusafw/asakusafw</text:p>
          </table:table-cell>
          <table:table-cell table:formula="of:=REPLACE([.B568]; 1; 29; &quot;&quot;)" office:value-type="string" office:string-value="asakusafw/asakusafw" calcext:value-type="string">
            <text:p>asakusafw/asakusafw</text:p>
          </table:table-cell>
        </table:table-row>
        <table:table-row table:style-name="ro1">
          <table:table-cell office:value-type="float" office:value="152598" calcext:value-type="float">
            <text:p>152598</text:p>
          </table:table-cell>
          <table:table-cell office:value-type="string" calcext:value-type="string">
            <text:p>https://api.github.com/repos/Exalm/Minecraft-mods</text:p>
          </table:table-cell>
          <table:table-cell table:formula="of:=REPLACE([.B569]; 1; 29; &quot;&quot;)" office:value-type="string" office:string-value="Exalm/Minecraft-mods" calcext:value-type="string">
            <text:p>Exalm/Minecraft-mods</text:p>
          </table:table-cell>
        </table:table-row>
        <table:table-row table:style-name="ro1">
          <table:table-cell office:value-type="float" office:value="153853" calcext:value-type="float">
            <text:p>153853</text:p>
          </table:table-cell>
          <table:table-cell office:value-type="string" calcext:value-type="string">
            <text:p>https://api.github.com/repos/grove/presto</text:p>
          </table:table-cell>
          <table:table-cell table:formula="of:=REPLACE([.B570]; 1; 29; &quot;&quot;)" office:value-type="string" office:string-value="grove/presto" calcext:value-type="string">
            <text:p>grove/presto</text:p>
          </table:table-cell>
        </table:table-row>
        <table:table-row table:style-name="ro1">
          <table:table-cell office:value-type="float" office:value="153944" calcext:value-type="float">
            <text:p>153944</text:p>
          </table:table-cell>
          <table:table-cell office:value-type="string" calcext:value-type="string">
            <text:p>https://api.github.com/repos/webdetails/cpf</text:p>
          </table:table-cell>
          <table:table-cell table:formula="of:=REPLACE([.B571]; 1; 29; &quot;&quot;)" office:value-type="string" office:string-value="webdetails/cpf" calcext:value-type="string">
            <text:p>webdetails/cpf</text:p>
          </table:table-cell>
        </table:table-row>
        <table:table-row table:style-name="ro1">
          <table:table-cell office:value-type="float" office:value="155133" calcext:value-type="float">
            <text:p>155133</text:p>
          </table:table-cell>
          <table:table-cell office:value-type="string" calcext:value-type="string">
            <text:p>https://api.github.com/repos/johnmay/mdk</text:p>
          </table:table-cell>
          <table:table-cell table:formula="of:=REPLACE([.B572]; 1; 29; &quot;&quot;)" office:value-type="string" office:string-value="johnmay/mdk" calcext:value-type="string">
            <text:p>johnmay/mdk</text:p>
          </table:table-cell>
        </table:table-row>
        <table:table-row table:style-name="ro1">
          <table:table-cell office:value-type="float" office:value="155485" calcext:value-type="float">
            <text:p>155485</text:p>
          </table:table-cell>
          <table:table-cell office:value-type="string" calcext:value-type="string">
            <text:p>https://api.github.com/repos/apache/felix</text:p>
          </table:table-cell>
          <table:table-cell table:formula="of:=REPLACE([.B573]; 1; 29; &quot;&quot;)" office:value-type="string" office:string-value="apache/felix" calcext:value-type="string">
            <text:p>apache/felix</text:p>
          </table:table-cell>
        </table:table-row>
        <table:table-row table:style-name="ro1">
          <table:table-cell office:value-type="float" office:value="156699" calcext:value-type="float">
            <text:p>156699</text:p>
          </table:table-cell>
          <table:table-cell office:value-type="string" calcext:value-type="string">
            <text:p>https://api.github.com/repos/JFXtras/jfxtras-labs</text:p>
          </table:table-cell>
          <table:table-cell table:formula="of:=REPLACE([.B574]; 1; 29; &quot;&quot;)" office:value-type="string" office:string-value="JFXtras/jfxtras-labs" calcext:value-type="string">
            <text:p>JFXtras/jfxtras-labs</text:p>
          </table:table-cell>
        </table:table-row>
        <table:table-row table:style-name="ro1">
          <table:table-cell office:value-type="float" office:value="156841" calcext:value-type="float">
            <text:p>156841</text:p>
          </table:table-cell>
          <table:table-cell office:value-type="string" calcext:value-type="string">
            <text:p>https://api.github.com/repos/MarkehMe/FactionsPlus</text:p>
          </table:table-cell>
          <table:table-cell table:formula="of:=REPLACE([.B575]; 1; 29; &quot;&quot;)" office:value-type="string" office:string-value="MarkehMe/FactionsPlus" calcext:value-type="string">
            <text:p>MarkehMe/FactionsPlus</text:p>
          </table:table-cell>
        </table:table-row>
        <table:table-row table:style-name="ro1">
          <table:table-cell office:value-type="float" office:value="158249" calcext:value-type="float">
            <text:p>158249</text:p>
          </table:table-cell>
          <table:table-cell office:value-type="string" calcext:value-type="string">
            <text:p>https://api.github.com/repos/android/platform_packages_apps_settings</text:p>
          </table:table-cell>
          <table:table-cell table:formula="of:=REPLACE([.B576]; 1; 29; &quot;&quot;)" office:value-type="string" office:string-value="android/platform_packages_apps_settings" calcext:value-type="string">
            <text:p>android/platform_packages_apps_settings</text:p>
          </table:table-cell>
        </table:table-row>
        <table:table-row table:style-name="ro1">
          <table:table-cell office:value-type="float" office:value="158585" calcext:value-type="float">
            <text:p>158585</text:p>
          </table:table-cell>
          <table:table-cell office:value-type="string" calcext:value-type="string">
            <text:p>https://api.github.com/repos/timmolter/XChange</text:p>
          </table:table-cell>
          <table:table-cell table:formula="of:=REPLACE([.B577]; 1; 29; &quot;&quot;)" office:value-type="string" office:string-value="timmolter/XChange" calcext:value-type="string">
            <text:p>timmolter/XChange</text:p>
          </table:table-cell>
        </table:table-row>
        <table:table-row table:style-name="ro1">
          <table:table-cell office:value-type="float" office:value="160532" calcext:value-type="float">
            <text:p>160532</text:p>
          </table:table-cell>
          <table:table-cell office:value-type="string" calcext:value-type="string">
            <text:p>https://api.github.com/repos/couchbase/couchbase-java-client</text:p>
          </table:table-cell>
          <table:table-cell table:formula="of:=REPLACE([.B578]; 1; 29; &quot;&quot;)" office:value-type="string" office:string-value="couchbase/couchbase-java-client" calcext:value-type="string">
            <text:p>couchbase/couchbase-java-client</text:p>
          </table:table-cell>
        </table:table-row>
        <table:table-row table:style-name="ro1">
          <table:table-cell office:value-type="float" office:value="161044" calcext:value-type="float">
            <text:p>161044</text:p>
          </table:table-cell>
          <table:table-cell office:value-type="string" calcext:value-type="string">
            <text:p>https://api.github.com/repos/nysenate/OpenLegislation</text:p>
          </table:table-cell>
          <table:table-cell table:formula="of:=REPLACE([.B579]; 1; 29; &quot;&quot;)" office:value-type="string" office:string-value="nysenate/OpenLegislation" calcext:value-type="string">
            <text:p>nysenate/OpenLegislation</text:p>
          </table:table-cell>
        </table:table-row>
        <table:table-row table:style-name="ro1">
          <table:table-cell office:value-type="float" office:value="162498" calcext:value-type="float">
            <text:p>162498</text:p>
          </table:table-cell>
          <table:table-cell office:value-type="string" calcext:value-type="string">
            <text:p>https://api.github.com/repos/StackFrame/sarariman</text:p>
          </table:table-cell>
          <table:table-cell table:formula="of:=REPLACE([.B580]; 1; 29; &quot;&quot;)" office:value-type="string" office:string-value="StackFrame/sarariman" calcext:value-type="string">
            <text:p>StackFrame/sarariman</text:p>
          </table:table-cell>
        </table:table-row>
        <table:table-row table:style-name="ro1">
          <table:table-cell office:value-type="float" office:value="162679" calcext:value-type="float">
            <text:p>162679</text:p>
          </table:table-cell>
          <table:table-cell office:value-type="string" calcext:value-type="string">
            <text:p>https://api.github.com/repos/apache/bookkeeper</text:p>
          </table:table-cell>
          <table:table-cell table:formula="of:=REPLACE([.B581]; 1; 29; &quot;&quot;)" office:value-type="string" office:string-value="apache/bookkeeper" calcext:value-type="string">
            <text:p>apache/bookkeeper</text:p>
          </table:table-cell>
        </table:table-row>
        <table:table-row table:style-name="ro1">
          <table:table-cell office:value-type="float" office:value="163381" calcext:value-type="float">
            <text:p>163381</text:p>
          </table:table-cell>
          <table:table-cell office:value-type="string" calcext:value-type="string">
            <text:p>https://api.github.com/repos/apache/httpcore</text:p>
          </table:table-cell>
          <table:table-cell table:formula="of:=REPLACE([.B582]; 1; 29; &quot;&quot;)" office:value-type="string" office:string-value="apache/httpcore" calcext:value-type="string">
            <text:p>apache/httpcore</text:p>
          </table:table-cell>
        </table:table-row>
        <table:table-row table:style-name="ro1">
          <table:table-cell office:value-type="float" office:value="163546" calcext:value-type="float">
            <text:p>163546</text:p>
          </table:table-cell>
          <table:table-cell office:value-type="string" calcext:value-type="string">
            <text:p>https://api.github.com/repos/apache/directmemory</text:p>
          </table:table-cell>
          <table:table-cell table:formula="of:=REPLACE([.B583]; 1; 29; &quot;&quot;)" office:value-type="string" office:string-value="apache/directmemory" calcext:value-type="string">
            <text:p>apache/directmemory</text:p>
          </table:table-cell>
        </table:table-row>
        <table:table-row table:style-name="ro1">
          <table:table-cell office:value-type="float" office:value="163875" calcext:value-type="float">
            <text:p>163875</text:p>
          </table:table-cell>
          <table:table-cell office:value-type="string" calcext:value-type="string">
            <text:p>https://api.github.com/repos/apache/tomcat</text:p>
          </table:table-cell>
          <table:table-cell table:formula="of:=REPLACE([.B584]; 1; 29; &quot;&quot;)" office:value-type="string" office:string-value="apache/tomcat" calcext:value-type="string">
            <text:p>apache/tomcat</text:p>
          </table:table-cell>
        </table:table-row>
        <table:table-row table:style-name="ro1">
          <table:table-cell office:value-type="float" office:value="164084" calcext:value-type="float">
            <text:p>164084</text:p>
          </table:table-cell>
          <table:table-cell office:value-type="string" calcext:value-type="string">
            <text:p>https://api.github.com/repos/sevntu-checkstyle/sevntu.checkstyle</text:p>
          </table:table-cell>
          <table:table-cell table:formula="of:=REPLACE([.B585]; 1; 29; &quot;&quot;)" office:value-type="string" office:string-value="sevntu-checkstyle/sevntu.checkstyle" calcext:value-type="string">
            <text:p>sevntu-checkstyle/sevntu.checkstyle</text:p>
          </table:table-cell>
        </table:table-row>
        <table:table-row table:style-name="ro1">
          <table:table-cell office:value-type="float" office:value="164144" calcext:value-type="float">
            <text:p>164144</text:p>
          </table:table-cell>
          <table:table-cell office:value-type="string" calcext:value-type="string">
            <text:p>https://api.github.com/repos/apache/commons-codec</text:p>
          </table:table-cell>
          <table:table-cell table:formula="of:=REPLACE([.B586]; 1; 29; &quot;&quot;)" office:value-type="string" office:string-value="apache/commons-codec" calcext:value-type="string">
            <text:p>apache/commons-codec</text:p>
          </table:table-cell>
        </table:table-row>
        <table:table-row table:style-name="ro1">
          <table:table-cell office:value-type="float" office:value="166173" calcext:value-type="float">
            <text:p>166173</text:p>
          </table:table-cell>
          <table:table-cell office:value-type="string" calcext:value-type="string">
            <text:p>https://api.github.com/repos/jogetworkflow/jw-community</text:p>
          </table:table-cell>
          <table:table-cell table:formula="of:=REPLACE([.B587]; 1; 29; &quot;&quot;)" office:value-type="string" office:string-value="jogetworkflow/jw-community" calcext:value-type="string">
            <text:p>jogetworkflow/jw-community</text:p>
          </table:table-cell>
        </table:table-row>
        <table:table-row table:style-name="ro1">
          <table:table-cell office:value-type="float" office:value="166873" calcext:value-type="float">
            <text:p>166873</text:p>
          </table:table-cell>
          <table:table-cell office:value-type="string" calcext:value-type="string">
            <text:p>https://api.github.com/repos/cismet/cids-navigator</text:p>
          </table:table-cell>
          <table:table-cell table:formula="of:=REPLACE([.B588]; 1; 29; &quot;&quot;)" office:value-type="string" office:string-value="cismet/cids-navigator" calcext:value-type="string">
            <text:p>cismet/cids-navigator</text:p>
          </table:table-cell>
        </table:table-row>
        <table:table-row table:style-name="ro1">
          <table:table-cell office:value-type="float" office:value="168128" calcext:value-type="float">
            <text:p>168128</text:p>
          </table:table-cell>
          <table:table-cell office:value-type="string" calcext:value-type="string">
            <text:p>https://api.github.com/repos/tomp2p/TomP2P</text:p>
          </table:table-cell>
          <table:table-cell table:formula="of:=REPLACE([.B589]; 1; 29; &quot;&quot;)" office:value-type="string" office:string-value="tomp2p/TomP2P" calcext:value-type="string">
            <text:p>tomp2p/TomP2P</text:p>
          </table:table-cell>
        </table:table-row>
        <table:table-row table:style-name="ro1">
          <table:table-cell office:value-type="float" office:value="168861" calcext:value-type="float">
            <text:p>168861</text:p>
          </table:table-cell>
          <table:table-cell office:value-type="string" calcext:value-type="string">
            <text:p>https://api.github.com/repos/hhru/nuts-and-bolts</text:p>
          </table:table-cell>
          <table:table-cell table:formula="of:=REPLACE([.B590]; 1; 29; &quot;&quot;)" office:value-type="string" office:string-value="hhru/nuts-and-bolts" calcext:value-type="string">
            <text:p>hhru/nuts-and-bolts</text:p>
          </table:table-cell>
        </table:table-row>
        <table:table-row table:style-name="ro1">
          <table:table-cell office:value-type="float" office:value="169154" calcext:value-type="float">
            <text:p>169154</text:p>
          </table:table-cell>
          <table:table-cell office:value-type="string" calcext:value-type="string">
            <text:p>https://api.github.com/repos/BenjaminSchiller/GTNA</text:p>
          </table:table-cell>
          <table:table-cell table:formula="of:=REPLACE([.B591]; 1; 29; &quot;&quot;)" office:value-type="string" office:string-value="BenjaminSchiller/GTNA" calcext:value-type="string">
            <text:p>BenjaminSchiller/GTNA</text:p>
          </table:table-cell>
        </table:table-row>
        <table:table-row table:style-name="ro1">
          <table:table-cell office:value-type="float" office:value="169679" calcext:value-type="float">
            <text:p>169679</text:p>
          </table:table-cell>
          <table:table-cell office:value-type="string" calcext:value-type="string">
            <text:p>https://api.github.com/repos/filipg/amu_automata_2011</text:p>
          </table:table-cell>
          <table:table-cell table:formula="of:=REPLACE([.B592]; 1; 29; &quot;&quot;)" office:value-type="string" office:string-value="filipg/amu_automata_2011" calcext:value-type="string">
            <text:p>filipg/amu_automata_2011</text:p>
          </table:table-cell>
        </table:table-row>
        <table:table-row table:style-name="ro1">
          <table:table-cell office:value-type="float" office:value="170226" calcext:value-type="float">
            <text:p>170226</text:p>
          </table:table-cell>
          <table:table-cell office:value-type="string" calcext:value-type="string">
            <text:p>https://api.github.com/repos/mebigfatguy/fb-contrib</text:p>
          </table:table-cell>
          <table:table-cell table:formula="of:=REPLACE([.B593]; 1; 29; &quot;&quot;)" office:value-type="string" office:string-value="mebigfatguy/fb-contrib" calcext:value-type="string">
            <text:p>mebigfatguy/fb-contrib</text:p>
          </table:table-cell>
        </table:table-row>
        <table:table-row table:style-name="ro1">
          <table:table-cell office:value-type="float" office:value="170600" calcext:value-type="float">
            <text:p>170600</text:p>
          </table:table-cell>
          <table:table-cell office:value-type="string" calcext:value-type="string">
            <text:p>https://api.github.com/repos/cexbrayat/linkit</text:p>
          </table:table-cell>
          <table:table-cell table:formula="of:=REPLACE([.B594]; 1; 29; &quot;&quot;)" office:value-type="string" office:string-value="cexbrayat/linkit" calcext:value-type="string">
            <text:p>cexbrayat/linkit</text:p>
          </table:table-cell>
        </table:table-row>
        <table:table-row table:style-name="ro1">
          <table:table-cell office:value-type="float" office:value="170988" calcext:value-type="float">
            <text:p>170988</text:p>
          </table:table-cell>
          <table:table-cell office:value-type="string" calcext:value-type="string">
            <text:p>https://api.github.com/repos/hibernate/hibernate-search</text:p>
          </table:table-cell>
          <table:table-cell table:formula="of:=REPLACE([.B595]; 1; 29; &quot;&quot;)" office:value-type="string" office:string-value="hibernate/hibernate-search" calcext:value-type="string">
            <text:p>hibernate/hibernate-search</text:p>
          </table:table-cell>
        </table:table-row>
        <table:table-row table:style-name="ro1">
          <table:table-cell office:value-type="float" office:value="171275" calcext:value-type="float">
            <text:p>171275</text:p>
          </table:table-cell>
          <table:table-cell office:value-type="string" calcext:value-type="string">
            <text:p>https://api.github.com/repos/sgothel/gluegen</text:p>
          </table:table-cell>
          <table:table-cell table:formula="of:=REPLACE([.B596]; 1; 29; &quot;&quot;)" office:value-type="string" office:string-value="sgothel/gluegen" calcext:value-type="string">
            <text:p>sgothel/gluegen</text:p>
          </table:table-cell>
        </table:table-row>
        <table:table-row table:style-name="ro1">
          <table:table-cell office:value-type="float" office:value="171390" calcext:value-type="float">
            <text:p>171390</text:p>
          </table:table-cell>
          <table:table-cell office:value-type="string" calcext:value-type="string">
            <text:p>https://api.github.com/repos/antlr/antlr4</text:p>
          </table:table-cell>
          <table:table-cell table:formula="of:=REPLACE([.B597]; 1; 29; &quot;&quot;)" office:value-type="string" office:string-value="antlr/antlr4" calcext:value-type="string">
            <text:p>antlr/antlr4</text:p>
          </table:table-cell>
        </table:table-row>
        <table:table-row table:style-name="ro1">
          <table:table-cell office:value-type="float" office:value="171840" calcext:value-type="float">
            <text:p>171840</text:p>
          </table:table-cell>
          <table:table-cell office:value-type="string" calcext:value-type="string">
            <text:p>https://api.github.com/repos/jbehave/jbehave-core</text:p>
          </table:table-cell>
          <table:table-cell table:formula="of:=REPLACE([.B598]; 1; 29; &quot;&quot;)" office:value-type="string" office:string-value="jbehave/jbehave-core" calcext:value-type="string">
            <text:p>jbehave/jbehave-core</text:p>
          </table:table-cell>
        </table:table-row>
        <table:table-row table:style-name="ro1">
          <table:table-cell office:value-type="float" office:value="171867" calcext:value-type="float">
            <text:p>171867</text:p>
          </table:table-cell>
          <table:table-cell office:value-type="string" calcext:value-type="string">
            <text:p>https://api.github.com/repos/calvinaquino/LNReader-Android</text:p>
          </table:table-cell>
          <table:table-cell table:formula="of:=REPLACE([.B599]; 1; 29; &quot;&quot;)" office:value-type="string" office:string-value="calvinaquino/LNReader-Android" calcext:value-type="string">
            <text:p>calvinaquino/LNReader-Android</text:p>
          </table:table-cell>
        </table:table-row>
        <table:table-row table:style-name="ro1">
          <table:table-cell office:value-type="float" office:value="171884" calcext:value-type="float">
            <text:p>171884</text:p>
          </table:table-cell>
          <table:table-cell office:value-type="string" calcext:value-type="string">
            <text:p>https://api.github.com/repos/kohsuke/github-api</text:p>
          </table:table-cell>
          <table:table-cell table:formula="of:=REPLACE([.B600]; 1; 29; &quot;&quot;)" office:value-type="string" office:string-value="kohsuke/github-api" calcext:value-type="string">
            <text:p>kohsuke/github-api</text:p>
          </table:table-cell>
        </table:table-row>
        <table:table-row table:style-name="ro1">
          <table:table-cell office:value-type="float" office:value="173074" calcext:value-type="float">
            <text:p>173074</text:p>
          </table:table-cell>
          <table:table-cell office:value-type="string" calcext:value-type="string">
            <text:p>https://api.github.com/repos/apache/jackrabbit-oak</text:p>
          </table:table-cell>
          <table:table-cell table:formula="of:=REPLACE([.B601]; 1; 29; &quot;&quot;)" office:value-type="string" office:string-value="apache/jackrabbit-oak" calcext:value-type="string">
            <text:p>apache/jackrabbit-oak</text:p>
          </table:table-cell>
        </table:table-row>
        <table:table-row table:style-name="ro1">
          <table:table-cell office:value-type="float" office:value="177326" calcext:value-type="float">
            <text:p>177326</text:p>
          </table:table-cell>
          <table:table-cell office:value-type="string" calcext:value-type="string">
            <text:p>https://api.github.com/repos/libgdx/libgdx</text:p>
          </table:table-cell>
          <table:table-cell table:formula="of:=REPLACE([.B602]; 1; 29; &quot;&quot;)" office:value-type="string" office:string-value="libgdx/libgdx" calcext:value-type="string">
            <text:p>libgdx/libgdx</text:p>
          </table:table-cell>
        </table:table-row>
        <table:table-row table:style-name="ro1">
          <table:table-cell office:value-type="float" office:value="180018" calcext:value-type="float">
            <text:p>180018</text:p>
          </table:table-cell>
          <table:table-cell office:value-type="string" calcext:value-type="string">
            <text:p>https://api.github.com/repos/perwendel/spark</text:p>
          </table:table-cell>
          <table:table-cell table:formula="of:=REPLACE([.B603]; 1; 29; &quot;&quot;)" office:value-type="string" office:string-value="perwendel/spark" calcext:value-type="string">
            <text:p>perwendel/spark</text:p>
          </table:table-cell>
        </table:table-row>
        <table:table-row table:style-name="ro1">
          <table:table-cell office:value-type="float" office:value="180858" calcext:value-type="float">
            <text:p>180858</text:p>
          </table:table-cell>
          <table:table-cell office:value-type="string" calcext:value-type="string">
            <text:p>https://api.github.com/repos/ushahidi/SMSSync</text:p>
          </table:table-cell>
          <table:table-cell table:formula="of:=REPLACE([.B604]; 1; 29; &quot;&quot;)" office:value-type="string" office:string-value="ushahidi/SMSSync" calcext:value-type="string">
            <text:p>ushahidi/SMSSync</text:p>
          </table:table-cell>
        </table:table-row>
        <table:table-row table:style-name="ro1">
          <table:table-cell office:value-type="float" office:value="181364" calcext:value-type="float">
            <text:p>181364</text:p>
          </table:table-cell>
          <table:table-cell office:value-type="string" calcext:value-type="string">
            <text:p>https://api.github.com/repos/Bio7/bio7</text:p>
          </table:table-cell>
          <table:table-cell table:formula="of:=REPLACE([.B605]; 1; 29; &quot;&quot;)" office:value-type="string" office:string-value="Bio7/bio7" calcext:value-type="string">
            <text:p>Bio7/bio7</text:p>
          </table:table-cell>
        </table:table-row>
        <table:table-row table:style-name="ro1">
          <table:table-cell office:value-type="float" office:value="183726" calcext:value-type="float">
            <text:p>183726</text:p>
          </table:table-cell>
          <table:table-cell office:value-type="string" calcext:value-type="string">
            <text:p>https://api.github.com/repos/hibernate/hibernate-validator</text:p>
          </table:table-cell>
          <table:table-cell table:formula="of:=REPLACE([.B606]; 1; 29; &quot;&quot;)" office:value-type="string" office:string-value="hibernate/hibernate-validator" calcext:value-type="string">
            <text:p>hibernate/hibernate-validator</text:p>
          </table:table-cell>
        </table:table-row>
        <table:table-row table:style-name="ro1">
          <table:table-cell office:value-type="float" office:value="183929" calcext:value-type="float">
            <text:p>183929</text:p>
          </table:table-cell>
          <table:table-cell office:value-type="string" calcext:value-type="string">
            <text:p>https://api.github.com/repos/android/platform_packages_apps_browser</text:p>
          </table:table-cell>
          <table:table-cell table:formula="of:=REPLACE([.B607]; 1; 29; &quot;&quot;)" office:value-type="string" office:string-value="android/platform_packages_apps_browser" calcext:value-type="string">
            <text:p>android/platform_packages_apps_browser</text:p>
          </table:table-cell>
        </table:table-row>
        <table:table-row table:style-name="ro1">
          <table:table-cell office:value-type="float" office:value="184980" calcext:value-type="float">
            <text:p>184980</text:p>
          </table:table-cell>
          <table:table-cell office:value-type="string" calcext:value-type="string">
            <text:p>https://api.github.com/repos/LiquidSmooth/android_packages_apps_Settings</text:p>
          </table:table-cell>
          <table:table-cell table:formula="of:=REPLACE([.B608]; 1; 29; &quot;&quot;)" office:value-type="string" office:string-value="LiquidSmooth/android_packages_apps_Settings" calcext:value-type="string">
            <text:p>LiquidSmooth/android_packages_apps_Settings</text:p>
          </table:table-cell>
        </table:table-row>
        <table:table-row table:style-name="ro1">
          <table:table-cell office:value-type="float" office:value="185583" calcext:value-type="float">
            <text:p>185583</text:p>
          </table:table-cell>
          <table:table-cell office:value-type="string" calcext:value-type="string">
            <text:p>https://api.github.com/repos/apache/pdfbox</text:p>
          </table:table-cell>
          <table:table-cell table:formula="of:=REPLACE([.B609]; 1; 29; &quot;&quot;)" office:value-type="string" office:string-value="apache/pdfbox" calcext:value-type="string">
            <text:p>apache/pdfbox</text:p>
          </table:table-cell>
        </table:table-row>
        <table:table-row table:style-name="ro1">
          <table:table-cell office:value-type="float" office:value="185592" calcext:value-type="float">
            <text:p>185592</text:p>
          </table:table-cell>
          <table:table-cell office:value-type="string" calcext:value-type="string">
            <text:p>https://api.github.com/repos/apache/jmeter</text:p>
          </table:table-cell>
          <table:table-cell table:formula="of:=REPLACE([.B610]; 1; 29; &quot;&quot;)" office:value-type="string" office:string-value="apache/jmeter" calcext:value-type="string">
            <text:p>apache/jmeter</text:p>
          </table:table-cell>
        </table:table-row>
        <table:table-row table:style-name="ro1">
          <table:table-cell office:value-type="float" office:value="185702" calcext:value-type="float">
            <text:p>185702</text:p>
          </table:table-cell>
          <table:table-cell office:value-type="string" calcext:value-type="string">
            <text:p>https://api.github.com/repos/pcpratts/rootbeer1</text:p>
          </table:table-cell>
          <table:table-cell table:formula="of:=REPLACE([.B611]; 1; 29; &quot;&quot;)" office:value-type="string" office:string-value="pcpratts/rootbeer1" calcext:value-type="string">
            <text:p>pcpratts/rootbeer1</text:p>
          </table:table-cell>
        </table:table-row>
        <table:table-row table:style-name="ro1">
          <table:table-cell office:value-type="float" office:value="187172" calcext:value-type="float">
            <text:p>187172</text:p>
          </table:table-cell>
          <table:table-cell office:value-type="string" calcext:value-type="string">
            <text:p>https://api.github.com/repos/ControlSystemStudio/cs-studio</text:p>
          </table:table-cell>
          <table:table-cell table:formula="of:=REPLACE([.B612]; 1; 29; &quot;&quot;)" office:value-type="string" office:string-value="ControlSystemStudio/cs-studio" calcext:value-type="string">
            <text:p>ControlSystemStudio/cs-studio</text:p>
          </table:table-cell>
        </table:table-row>
        <table:table-row table:style-name="ro1">
          <table:table-cell office:value-type="float" office:value="187412" calcext:value-type="float">
            <text:p>187412</text:p>
          </table:table-cell>
          <table:table-cell office:value-type="string" calcext:value-type="string">
            <text:p>https://api.github.com/repos/eclipse/jubula.core</text:p>
          </table:table-cell>
          <table:table-cell table:formula="of:=REPLACE([.B613]; 1; 29; &quot;&quot;)" office:value-type="string" office:string-value="eclipse/jubula.core" calcext:value-type="string">
            <text:p>eclipse/jubula.core</text:p>
          </table:table-cell>
        </table:table-row>
        <table:table-row table:style-name="ro1">
          <table:table-cell office:value-type="float" office:value="188771" calcext:value-type="float">
            <text:p>188771</text:p>
          </table:table-cell>
          <table:table-cell office:value-type="string" calcext:value-type="string">
            <text:p>https://api.github.com/repos/jenkinsci/tfs-plugin</text:p>
          </table:table-cell>
          <table:table-cell table:formula="of:=REPLACE([.B614]; 1; 29; &quot;&quot;)" office:value-type="string" office:string-value="jenkinsci/tfs-plugin" calcext:value-type="string">
            <text:p>jenkinsci/tfs-plugin</text:p>
          </table:table-cell>
        </table:table-row>
        <table:table-row table:style-name="ro1">
          <table:table-cell office:value-type="float" office:value="188939" calcext:value-type="float">
            <text:p>188939</text:p>
          </table:table-cell>
          <table:table-cell office:value-type="string" calcext:value-type="string">
            <text:p>https://api.github.com/repos/Slowpoke101/FTBLaunch</text:p>
          </table:table-cell>
          <table:table-cell table:formula="of:=REPLACE([.B615]; 1; 29; &quot;&quot;)" office:value-type="string" office:string-value="Slowpoke101/FTBLaunch" calcext:value-type="string">
            <text:p>Slowpoke101/FTBLaunch</text:p>
          </table:table-cell>
        </table:table-row>
        <table:table-row table:style-name="ro1">
          <table:table-cell office:value-type="float" office:value="190381" calcext:value-type="float">
            <text:p>190381</text:p>
          </table:table-cell>
          <table:table-cell office:value-type="string" calcext:value-type="string">
            <text:p>https://api.github.com/repos/cismet/cids-custom-wuppertal</text:p>
          </table:table-cell>
          <table:table-cell table:formula="of:=REPLACE([.B616]; 1; 29; &quot;&quot;)" office:value-type="string" office:string-value="cismet/cids-custom-wuppertal" calcext:value-type="string">
            <text:p>cismet/cids-custom-wuppertal</text:p>
          </table:table-cell>
        </table:table-row>
        <table:table-row table:style-name="ro1">
          <table:table-cell office:value-type="float" office:value="191300" calcext:value-type="float">
            <text:p>191300</text:p>
          </table:table-cell>
          <table:table-cell office:value-type="string" calcext:value-type="string">
            <text:p>https://api.github.com/repos/jbossas/jboss-ejb-client</text:p>
          </table:table-cell>
          <table:table-cell table:formula="of:=REPLACE([.B617]; 1; 29; &quot;&quot;)" office:value-type="string" office:string-value="jbossas/jboss-ejb-client" calcext:value-type="string">
            <text:p>jbossas/jboss-ejb-client</text:p>
          </table:table-cell>
        </table:table-row>
        <table:table-row table:style-name="ro1">
          <table:table-cell office:value-type="float" office:value="192325" calcext:value-type="float">
            <text:p>192325</text:p>
          </table:table-cell>
          <table:table-cell office:value-type="string" calcext:value-type="string">
            <text:p>https://api.github.com/repos/cismet/verdis</text:p>
          </table:table-cell>
          <table:table-cell table:formula="of:=REPLACE([.B618]; 1; 29; &quot;&quot;)" office:value-type="string" office:string-value="cismet/verdis" calcext:value-type="string">
            <text:p>cismet/verdis</text:p>
          </table:table-cell>
        </table:table-row>
        <table:table-row table:style-name="ro1">
          <table:table-cell office:value-type="float" office:value="197824" calcext:value-type="float">
            <text:p>197824</text:p>
          </table:table-cell>
          <table:table-cell office:value-type="string" calcext:value-type="string">
            <text:p>https://api.github.com/repos/SonarSource/sonar-php</text:p>
          </table:table-cell>
          <table:table-cell table:formula="of:=REPLACE([.B619]; 1; 29; &quot;&quot;)" office:value-type="string" office:string-value="SonarSource/sonar-php" calcext:value-type="string">
            <text:p>SonarSource/sonar-php</text:p>
          </table:table-cell>
        </table:table-row>
        <table:table-row table:style-name="ro1">
          <table:table-cell office:value-type="float" office:value="197963" calcext:value-type="float">
            <text:p>197963</text:p>
          </table:table-cell>
          <table:table-cell office:value-type="string" calcext:value-type="string">
            <text:p>https://api.github.com/repos/apache/bigtop</text:p>
          </table:table-cell>
          <table:table-cell table:formula="of:=REPLACE([.B620]; 1; 29; &quot;&quot;)" office:value-type="string" office:string-value="apache/bigtop" calcext:value-type="string">
            <text:p>apache/bigtop</text:p>
          </table:table-cell>
        </table:table-row>
        <table:table-row table:style-name="ro1">
          <table:table-cell office:value-type="float" office:value="200554" calcext:value-type="float">
            <text:p>200554</text:p>
          </table:table-cell>
          <table:table-cell office:value-type="string" calcext:value-type="string">
            <text:p>https://api.github.com/repos/Sloy/SeviBus</text:p>
          </table:table-cell>
          <table:table-cell table:formula="of:=REPLACE([.B621]; 1; 29; &quot;&quot;)" office:value-type="string" office:string-value="Sloy/SeviBus" calcext:value-type="string">
            <text:p>Sloy/SeviBus</text:p>
          </table:table-cell>
        </table:table-row>
        <table:table-row table:style-name="ro1">
          <table:table-cell office:value-type="float" office:value="200621" calcext:value-type="float">
            <text:p>200621</text:p>
          </table:table-cell>
          <table:table-cell office:value-type="string" calcext:value-type="string">
            <text:p>https://api.github.com/repos/thargor6/JWildfire</text:p>
          </table:table-cell>
          <table:table-cell table:formula="of:=REPLACE([.B622]; 1; 29; &quot;&quot;)" office:value-type="string" office:string-value="thargor6/JWildfire" calcext:value-type="string">
            <text:p>thargor6/JWildfire</text:p>
          </table:table-cell>
        </table:table-row>
        <table:table-row table:style-name="ro1">
          <table:table-cell office:value-type="float" office:value="201650" calcext:value-type="float">
            <text:p>201650</text:p>
          </table:table-cell>
          <table:table-cell office:value-type="string" calcext:value-type="string">
            <text:p>https://api.github.com/repos/FURCAS-dev/FURCAS</text:p>
          </table:table-cell>
          <table:table-cell table:formula="of:=REPLACE([.B623]; 1; 29; &quot;&quot;)" office:value-type="string" office:string-value="FURCAS-dev/FURCAS" calcext:value-type="string">
            <text:p>FURCAS-dev/FURCAS</text:p>
          </table:table-cell>
        </table:table-row>
        <table:table-row table:style-name="ro1">
          <table:table-cell office:value-type="float" office:value="202801" calcext:value-type="float">
            <text:p>202801</text:p>
          </table:table-cell>
          <table:table-cell office:value-type="string" calcext:value-type="string">
            <text:p>https://api.github.com/repos/radargun/radargun</text:p>
          </table:table-cell>
          <table:table-cell table:formula="of:=REPLACE([.B624]; 1; 29; &quot;&quot;)" office:value-type="string" office:string-value="radargun/radargun" calcext:value-type="string">
            <text:p>radargun/radargun</text:p>
          </table:table-cell>
        </table:table-row>
        <table:table-row table:style-name="ro1">
          <table:table-cell office:value-type="float" office:value="202826" calcext:value-type="float">
            <text:p>202826</text:p>
          </table:table-cell>
          <table:table-cell office:value-type="string" calcext:value-type="string">
            <text:p>https://api.github.com/repos/realtim/mmb</text:p>
          </table:table-cell>
          <table:table-cell table:formula="of:=REPLACE([.B625]; 1; 29; &quot;&quot;)" office:value-type="string" office:string-value="realtim/mmb" calcext:value-type="string">
            <text:p>realtim/mmb</text:p>
          </table:table-cell>
        </table:table-row>
        <table:table-row table:style-name="ro1">
          <table:table-cell office:value-type="float" office:value="205522" calcext:value-type="float">
            <text:p>205522</text:p>
          </table:table-cell>
          <table:table-cell office:value-type="string" calcext:value-type="string">
            <text:p>https://api.github.com/repos/AsyncHttpClient/async-http-client</text:p>
          </table:table-cell>
          <table:table-cell table:formula="of:=REPLACE([.B626]; 1; 29; &quot;&quot;)" office:value-type="string" office:string-value="AsyncHttpClient/async-http-client" calcext:value-type="string">
            <text:p>AsyncHttpClient/async-http-client</text:p>
          </table:table-cell>
        </table:table-row>
        <table:table-row table:style-name="ro1">
          <table:table-cell office:value-type="float" office:value="211937" calcext:value-type="float">
            <text:p>211937</text:p>
          </table:table-cell>
          <table:table-cell office:value-type="string" calcext:value-type="string">
            <text:p>https://api.github.com/repos/griffon/griffon</text:p>
          </table:table-cell>
          <table:table-cell table:formula="of:=REPLACE([.B627]; 1; 29; &quot;&quot;)" office:value-type="string" office:string-value="griffon/griffon" calcext:value-type="string">
            <text:p>griffon/griffon</text:p>
          </table:table-cell>
        </table:table-row>
        <table:table-row table:style-name="ro1">
          <table:table-cell office:value-type="float" office:value="212501" calcext:value-type="float">
            <text:p>212501</text:p>
          </table:table-cell>
          <table:table-cell office:value-type="string" calcext:value-type="string">
            <text:p>https://api.github.com/repos/ferhatelmas/algo</text:p>
          </table:table-cell>
          <table:table-cell table:formula="of:=REPLACE([.B628]; 1; 29; &quot;&quot;)" office:value-type="string" office:string-value="ferhatelmas/algo" calcext:value-type="string">
            <text:p>ferhatelmas/algo</text:p>
          </table:table-cell>
        </table:table-row>
        <table:table-row table:style-name="ro1">
          <table:table-cell office:value-type="float" office:value="212888" calcext:value-type="float">
            <text:p>212888</text:p>
          </table:table-cell>
          <table:table-cell office:value-type="string" calcext:value-type="string">
            <text:p>https://api.github.com/repos/OpenHMIS/openmrs-module-openhmis.cashier</text:p>
          </table:table-cell>
          <table:table-cell table:formula="of:=REPLACE([.B629]; 1; 29; &quot;&quot;)" office:value-type="string" office:string-value="OpenHMIS/openmrs-module-openhmis.cashier" calcext:value-type="string">
            <text:p>OpenHMIS/openmrs-module-openhmis.cashier</text:p>
          </table:table-cell>
        </table:table-row>
        <table:table-row table:style-name="ro1">
          <table:table-cell office:value-type="float" office:value="214654" calcext:value-type="float">
            <text:p>214654</text:p>
          </table:table-cell>
          <table:table-cell office:value-type="string" calcext:value-type="string">
            <text:p>https://api.github.com/repos/gabesoft/topc</text:p>
          </table:table-cell>
          <table:table-cell table:formula="of:=REPLACE([.B630]; 1; 29; &quot;&quot;)" office:value-type="string" office:string-value="gabesoft/topc" calcext:value-type="string">
            <text:p>gabesoft/topc</text:p>
          </table:table-cell>
        </table:table-row>
        <table:table-row table:style-name="ro1">
          <table:table-cell office:value-type="float" office:value="218083" calcext:value-type="float">
            <text:p>218083</text:p>
          </table:table-cell>
          <table:table-cell office:value-type="string" calcext:value-type="string">
            <text:p>https://api.github.com/repos/pm4j/org.pm4j</text:p>
          </table:table-cell>
          <table:table-cell table:formula="of:=REPLACE([.B631]; 1; 29; &quot;&quot;)" office:value-type="string" office:string-value="pm4j/org.pm4j" calcext:value-type="string">
            <text:p>pm4j/org.pm4j</text:p>
          </table:table-cell>
        </table:table-row>
        <table:table-row table:style-name="ro1">
          <table:table-cell office:value-type="float" office:value="222132" calcext:value-type="float">
            <text:p>222132</text:p>
          </table:table-cell>
          <table:table-cell office:value-type="string" calcext:value-type="string">
            <text:p>https://api.github.com/repos/LiquidSmooth/android_frameworks_base</text:p>
          </table:table-cell>
          <table:table-cell table:formula="of:=REPLACE([.B632]; 1; 29; &quot;&quot;)" office:value-type="string" office:string-value="LiquidSmooth/android_frameworks_base" calcext:value-type="string">
            <text:p>LiquidSmooth/android_frameworks_base</text:p>
          </table:table-cell>
        </table:table-row>
        <table:table-row table:style-name="ro1">
          <table:table-cell office:value-type="float" office:value="226268" calcext:value-type="float">
            <text:p>226268</text:p>
          </table:table-cell>
          <table:table-cell office:value-type="string" calcext:value-type="string">
            <text:p>https://api.github.com/repos/deanhiller/playorm</text:p>
          </table:table-cell>
          <table:table-cell table:formula="of:=REPLACE([.B633]; 1; 29; &quot;&quot;)" office:value-type="string" office:string-value="deanhiller/playorm" calcext:value-type="string">
            <text:p>deanhiller/playorm</text:p>
          </table:table-cell>
        </table:table-row>
        <table:table-row table:style-name="ro1">
          <table:table-cell office:value-type="float" office:value="226475" calcext:value-type="float">
            <text:p>226475</text:p>
          </table:table-cell>
          <table:table-cell office:value-type="string" calcext:value-type="string">
            <text:p>https://api.github.com/repos/apache/maven-scm</text:p>
          </table:table-cell>
          <table:table-cell table:formula="of:=REPLACE([.B634]; 1; 29; &quot;&quot;)" office:value-type="string" office:string-value="apache/maven-scm" calcext:value-type="string">
            <text:p>apache/maven-scm</text:p>
          </table:table-cell>
        </table:table-row>
        <table:table-row table:style-name="ro1">
          <table:table-cell office:value-type="float" office:value="226771" calcext:value-type="float">
            <text:p>226771</text:p>
          </table:table-cell>
          <table:table-cell office:value-type="string" calcext:value-type="string">
            <text:p>https://api.github.com/repos/apache/karaf</text:p>
          </table:table-cell>
          <table:table-cell table:formula="of:=REPLACE([.B635]; 1; 29; &quot;&quot;)" office:value-type="string" office:string-value="apache/karaf" calcext:value-type="string">
            <text:p>apache/karaf</text:p>
          </table:table-cell>
        </table:table-row>
        <table:table-row table:style-name="ro1">
          <table:table-cell office:value-type="float" office:value="228210" calcext:value-type="float">
            <text:p>228210</text:p>
          </table:table-cell>
          <table:table-cell office:value-type="string" calcext:value-type="string">
            <text:p>https://api.github.com/repos/fzoli/RemoteControlCar</text:p>
          </table:table-cell>
          <table:table-cell table:formula="of:=REPLACE([.B636]; 1; 29; &quot;&quot;)" office:value-type="string" office:string-value="fzoli/RemoteControlCar" calcext:value-type="string">
            <text:p>fzoli/RemoteControlCar</text:p>
          </table:table-cell>
        </table:table-row>
        <table:table-row table:style-name="ro1">
          <table:table-cell office:value-type="float" office:value="228424" calcext:value-type="float">
            <text:p>228424</text:p>
          </table:table-cell>
          <table:table-cell office:value-type="string" calcext:value-type="string">
            <text:p>https://api.github.com/repos/UniversalMediaServer/UniversalMediaServer</text:p>
          </table:table-cell>
          <table:table-cell table:formula="of:=REPLACE([.B637]; 1; 29; &quot;&quot;)" office:value-type="string" office:string-value="UniversalMediaServer/UniversalMediaServer" calcext:value-type="string">
            <text:p>UniversalMediaServer/UniversalMediaServer</text:p>
          </table:table-cell>
        </table:table-row>
        <table:table-row table:style-name="ro1">
          <table:table-cell office:value-type="float" office:value="229588" calcext:value-type="float">
            <text:p>229588</text:p>
          </table:table-cell>
          <table:table-cell office:value-type="string" calcext:value-type="string">
            <text:p>https://api.github.com/repos/apache/commons-lang</text:p>
          </table:table-cell>
          <table:table-cell table:formula="of:=REPLACE([.B638]; 1; 29; &quot;&quot;)" office:value-type="string" office:string-value="apache/commons-lang" calcext:value-type="string">
            <text:p>apache/commons-lang</text:p>
          </table:table-cell>
        </table:table-row>
        <table:table-row table:style-name="ro1">
          <table:table-cell office:value-type="float" office:value="229636" calcext:value-type="float">
            <text:p>229636</text:p>
          </table:table-cell>
          <table:table-cell office:value-type="string" calcext:value-type="string">
            <text:p>https://api.github.com/repos/dreedyman/Rio</text:p>
          </table:table-cell>
          <table:table-cell table:formula="of:=REPLACE([.B639]; 1; 29; &quot;&quot;)" office:value-type="string" office:string-value="dreedyman/Rio" calcext:value-type="string">
            <text:p>dreedyman/Rio</text:p>
          </table:table-cell>
        </table:table-row>
        <table:table-row table:style-name="ro1">
          <table:table-cell office:value-type="float" office:value="230938" calcext:value-type="float">
            <text:p>230938</text:p>
          </table:table-cell>
          <table:table-cell office:value-type="string" calcext:value-type="string">
            <text:p>https://api.github.com/repos/jenkinsci/analysis-core-plugin</text:p>
          </table:table-cell>
          <table:table-cell table:formula="of:=REPLACE([.B640]; 1; 29; &quot;&quot;)" office:value-type="string" office:string-value="jenkinsci/analysis-core-plugin" calcext:value-type="string">
            <text:p>jenkinsci/analysis-core-plugin</text:p>
          </table:table-cell>
        </table:table-row>
        <table:table-row table:style-name="ro1">
          <table:table-cell office:value-type="float" office:value="232203" calcext:value-type="float">
            <text:p>232203</text:p>
          </table:table-cell>
          <table:table-cell office:value-type="string" calcext:value-type="string">
            <text:p>https://api.github.com/repos/eclipse/cdt</text:p>
          </table:table-cell>
          <table:table-cell table:formula="of:=REPLACE([.B641]; 1; 29; &quot;&quot;)" office:value-type="string" office:string-value="eclipse/cdt" calcext:value-type="string">
            <text:p>eclipse/cdt</text:p>
          </table:table-cell>
        </table:table-row>
        <table:table-row table:style-name="ro1">
          <table:table-cell office:value-type="float" office:value="234076" calcext:value-type="float">
            <text:p>234076</text:p>
          </table:table-cell>
          <table:table-cell office:value-type="string" calcext:value-type="string">
            <text:p>https://api.github.com/repos/akvo/akvo-flow-mobile</text:p>
          </table:table-cell>
          <table:table-cell table:formula="of:=REPLACE([.B642]; 1; 29; &quot;&quot;)" office:value-type="string" office:string-value="akvo/akvo-flow-mobile" calcext:value-type="string">
            <text:p>akvo/akvo-flow-mobile</text:p>
          </table:table-cell>
        </table:table-row>
        <table:table-row table:style-name="ro1">
          <table:table-cell office:value-type="float" office:value="239444" calcext:value-type="float">
            <text:p>239444</text:p>
          </table:table-cell>
          <table:table-cell office:value-type="string" calcext:value-type="string">
            <text:p>https://api.github.com/repos/php-coder/mystamps</text:p>
          </table:table-cell>
          <table:table-cell table:formula="of:=REPLACE([.B643]; 1; 29; &quot;&quot;)" office:value-type="string" office:string-value="php-coder/mystamps" calcext:value-type="string">
            <text:p>php-coder/mystamps</text:p>
          </table:table-cell>
        </table:table-row>
        <table:table-row table:style-name="ro1">
          <table:table-cell office:value-type="float" office:value="251132" calcext:value-type="float">
            <text:p>251132</text:p>
          </table:table-cell>
          <table:table-cell office:value-type="string" calcext:value-type="string">
            <text:p>https://api.github.com/repos/elastic/elasticsearch-hadoop</text:p>
          </table:table-cell>
          <table:table-cell table:formula="of:=REPLACE([.B644]; 1; 29; &quot;&quot;)" office:value-type="string" office:string-value="elastic/elasticsearch-hadoop" calcext:value-type="string">
            <text:p>elastic/elasticsearch-hadoop</text:p>
          </table:table-cell>
        </table:table-row>
        <table:table-row table:style-name="ro1">
          <table:table-cell office:value-type="float" office:value="251889" calcext:value-type="float">
            <text:p>251889</text:p>
          </table:table-cell>
          <table:table-cell office:value-type="string" calcext:value-type="string">
            <text:p>https://api.github.com/repos/pholser/junit-quickcheck</text:p>
          </table:table-cell>
          <table:table-cell table:formula="of:=REPLACE([.B645]; 1; 29; &quot;&quot;)" office:value-type="string" office:string-value="pholser/junit-quickcheck" calcext:value-type="string">
            <text:p>pholser/junit-quickcheck</text:p>
          </table:table-cell>
        </table:table-row>
        <table:table-row table:style-name="ro1">
          <table:table-cell office:value-type="float" office:value="252269" calcext:value-type="float">
            <text:p>252269</text:p>
          </table:table-cell>
          <table:table-cell office:value-type="string" calcext:value-type="string">
            <text:p>https://api.github.com/repos/ybonnel/TransportsRennes</text:p>
          </table:table-cell>
          <table:table-cell table:formula="of:=REPLACE([.B646]; 1; 29; &quot;&quot;)" office:value-type="string" office:string-value="ybonnel/TransportsRennes" calcext:value-type="string">
            <text:p>ybonnel/TransportsRennes</text:p>
          </table:table-cell>
        </table:table-row>
        <table:table-row table:style-name="ro1">
          <table:table-cell office:value-type="float" office:value="257563" calcext:value-type="float">
            <text:p>257563</text:p>
          </table:table-cell>
          <table:table-cell office:value-type="string" calcext:value-type="string">
            <text:p>https://api.github.com/repos/charlesmadere/ClassyGames</text:p>
          </table:table-cell>
          <table:table-cell table:formula="of:=REPLACE([.B647]; 1; 29; &quot;&quot;)" office:value-type="string" office:string-value="charlesmadere/ClassyGames" calcext:value-type="string">
            <text:p>charlesmadere/ClassyGames</text:p>
          </table:table-cell>
        </table:table-row>
        <table:table-row table:style-name="ro1">
          <table:table-cell office:value-type="float" office:value="259475" calcext:value-type="float">
            <text:p>259475</text:p>
          </table:table-cell>
          <table:table-cell office:value-type="string" calcext:value-type="string">
            <text:p>https://api.github.com/repos/eclipse/recommenders</text:p>
          </table:table-cell>
          <table:table-cell table:formula="of:=REPLACE([.B648]; 1; 29; &quot;&quot;)" office:value-type="string" office:string-value="eclipse/recommenders" calcext:value-type="string">
            <text:p>eclipse/recommenders</text:p>
          </table:table-cell>
        </table:table-row>
        <table:table-row table:style-name="ro1">
          <table:table-cell office:value-type="float" office:value="264132" calcext:value-type="float">
            <text:p>264132</text:p>
          </table:table-cell>
          <table:table-cell office:value-type="string" calcext:value-type="string">
            <text:p>https://api.github.com/repos/mapfish/mapfish-print</text:p>
          </table:table-cell>
          <table:table-cell table:formula="of:=REPLACE([.B649]; 1; 29; &quot;&quot;)" office:value-type="string" office:string-value="mapfish/mapfish-print" calcext:value-type="string">
            <text:p>mapfish/mapfish-print</text:p>
          </table:table-cell>
        </table:table-row>
        <table:table-row table:style-name="ro1">
          <table:table-cell office:value-type="float" office:value="264545" calcext:value-type="float">
            <text:p>264545</text:p>
          </table:table-cell>
          <table:table-cell office:value-type="string" calcext:value-type="string">
            <text:p>https://api.github.com/repos/genericworkflownodes/GenericKnimeNodes</text:p>
          </table:table-cell>
          <table:table-cell table:formula="of:=REPLACE([.B650]; 1; 29; &quot;&quot;)" office:value-type="string" office:string-value="genericworkflownodes/GenericKnimeNodes" calcext:value-type="string">
            <text:p>genericworkflownodes/GenericKnimeNodes</text:p>
          </table:table-cell>
        </table:table-row>
        <table:table-row table:style-name="ro1">
          <table:table-cell office:value-type="float" office:value="267334" calcext:value-type="float">
            <text:p>267334</text:p>
          </table:table-cell>
          <table:table-cell office:value-type="string" calcext:value-type="string">
            <text:p>https://api.github.com/repos/AbFab3D/AbFab3D</text:p>
          </table:table-cell>
          <table:table-cell table:formula="of:=REPLACE([.B651]; 1; 29; &quot;&quot;)" office:value-type="string" office:string-value="AbFab3D/AbFab3D" calcext:value-type="string">
            <text:p>AbFab3D/AbFab3D</text:p>
          </table:table-cell>
        </table:table-row>
        <table:table-row table:style-name="ro1">
          <table:table-cell office:value-type="float" office:value="267561" calcext:value-type="float">
            <text:p>267561</text:p>
          </table:table-cell>
          <table:table-cell office:value-type="string" calcext:value-type="string">
            <text:p>https://api.github.com/repos/ebraminio/DroidPersianCalendar</text:p>
          </table:table-cell>
          <table:table-cell table:formula="of:=REPLACE([.B652]; 1; 29; &quot;&quot;)" office:value-type="string" office:string-value="ebraminio/DroidPersianCalendar" calcext:value-type="string">
            <text:p>ebraminio/DroidPersianCalendar</text:p>
          </table:table-cell>
        </table:table-row>
        <table:table-row table:style-name="ro1">
          <table:table-cell office:value-type="float" office:value="274232" calcext:value-type="float">
            <text:p>274232</text:p>
          </table:table-cell>
          <table:table-cell office:value-type="string" calcext:value-type="string">
            <text:p>https://api.github.com/repos/cacheflowe/haxademic</text:p>
          </table:table-cell>
          <table:table-cell table:formula="of:=REPLACE([.B653]; 1; 29; &quot;&quot;)" office:value-type="string" office:string-value="cacheflowe/haxademic" calcext:value-type="string">
            <text:p>cacheflowe/haxademic</text:p>
          </table:table-cell>
        </table:table-row>
        <table:table-row table:style-name="ro1">
          <table:table-cell office:value-type="float" office:value="275010" calcext:value-type="float">
            <text:p>275010</text:p>
          </table:table-cell>
          <table:table-cell office:value-type="string" calcext:value-type="string">
            <text:p>https://api.github.com/repos/SquidPony/SquidLib</text:p>
          </table:table-cell>
          <table:table-cell table:formula="of:=REPLACE([.B654]; 1; 29; &quot;&quot;)" office:value-type="string" office:string-value="SquidPony/SquidLib" calcext:value-type="string">
            <text:p>SquidPony/SquidLib</text:p>
          </table:table-cell>
        </table:table-row>
        <table:table-row table:style-name="ro1">
          <table:table-cell office:value-type="float" office:value="276507" calcext:value-type="float">
            <text:p>276507</text:p>
          </table:table-cell>
          <table:table-cell office:value-type="string" calcext:value-type="string">
            <text:p>https://api.github.com/repos/SynBioDex/libSBOLj</text:p>
          </table:table-cell>
          <table:table-cell table:formula="of:=REPLACE([.B655]; 1; 29; &quot;&quot;)" office:value-type="string" office:string-value="SynBioDex/libSBOLj" calcext:value-type="string">
            <text:p>SynBioDex/libSBOLj</text:p>
          </table:table-cell>
        </table:table-row>
        <table:table-row table:style-name="ro1">
          <table:table-cell office:value-type="float" office:value="278099" calcext:value-type="float">
            <text:p>278099</text:p>
          </table:table-cell>
          <table:table-cell office:value-type="string" calcext:value-type="string">
            <text:p>https://api.github.com/repos/jcryptool/crypto</text:p>
          </table:table-cell>
          <table:table-cell table:formula="of:=REPLACE([.B656]; 1; 29; &quot;&quot;)" office:value-type="string" office:string-value="jcryptool/crypto" calcext:value-type="string">
            <text:p>jcryptool/crypto</text:p>
          </table:table-cell>
        </table:table-row>
        <table:table-row table:style-name="ro1">
          <table:table-cell office:value-type="float" office:value="278150" calcext:value-type="float">
            <text:p>278150</text:p>
          </table:table-cell>
          <table:table-cell office:value-type="string" calcext:value-type="string">
            <text:p>https://api.github.com/repos/zanata/zanata-client</text:p>
          </table:table-cell>
          <table:table-cell table:formula="of:=REPLACE([.B657]; 1; 29; &quot;&quot;)" office:value-type="string" office:string-value="zanata/zanata-client" calcext:value-type="string">
            <text:p>zanata/zanata-client</text:p>
          </table:table-cell>
        </table:table-row>
        <table:table-row table:style-name="ro1">
          <table:table-cell office:value-type="float" office:value="278919" calcext:value-type="float">
            <text:p>278919</text:p>
          </table:table-cell>
          <table:table-cell office:value-type="string" calcext:value-type="string">
            <text:p>https://api.github.com/repos/DevBoost/EMFText</text:p>
          </table:table-cell>
          <table:table-cell table:formula="of:=REPLACE([.B658]; 1; 29; &quot;&quot;)" office:value-type="string" office:string-value="DevBoost/EMFText" calcext:value-type="string">
            <text:p>DevBoost/EMFText</text:p>
          </table:table-cell>
        </table:table-row>
        <table:table-row table:style-name="ro1">
          <table:table-cell office:value-type="float" office:value="279911" calcext:value-type="float">
            <text:p>279911</text:p>
          </table:table-cell>
          <table:table-cell office:value-type="string" calcext:value-type="string">
            <text:p>https://api.github.com/repos/motech/TAMA-Web</text:p>
          </table:table-cell>
          <table:table-cell table:formula="of:=REPLACE([.B659]; 1; 29; &quot;&quot;)" office:value-type="string" office:string-value="motech/TAMA-Web" calcext:value-type="string">
            <text:p>motech/TAMA-Web</text:p>
          </table:table-cell>
        </table:table-row>
        <table:table-row table:style-name="ro1">
          <table:table-cell office:value-type="float" office:value="284075" calcext:value-type="float">
            <text:p>284075</text:p>
          </table:table-cell>
          <table:table-cell office:value-type="string" calcext:value-type="string">
            <text:p>https://api.github.com/repos/INCF/eeg-database</text:p>
          </table:table-cell>
          <table:table-cell table:formula="of:=REPLACE([.B660]; 1; 29; &quot;&quot;)" office:value-type="string" office:string-value="INCF/eeg-database" calcext:value-type="string">
            <text:p>INCF/eeg-database</text:p>
          </table:table-cell>
        </table:table-row>
        <table:table-row table:style-name="ro1">
          <table:table-cell office:value-type="float" office:value="285583" calcext:value-type="float">
            <text:p>285583</text:p>
          </table:table-cell>
          <table:table-cell office:value-type="string" calcext:value-type="string">
            <text:p>https://api.github.com/repos/tyndale/step</text:p>
          </table:table-cell>
          <table:table-cell table:formula="of:=REPLACE([.B661]; 1; 29; &quot;&quot;)" office:value-type="string" office:string-value="tyndale/step" calcext:value-type="string">
            <text:p>tyndale/step</text:p>
          </table:table-cell>
        </table:table-row>
        <table:table-row table:style-name="ro1">
          <table:table-cell office:value-type="float" office:value="285763" calcext:value-type="float">
            <text:p>285763</text:p>
          </table:table-cell>
          <table:table-cell office:value-type="string" calcext:value-type="string">
            <text:p>https://api.github.com/repos/tillnagel/unfolding</text:p>
          </table:table-cell>
          <table:table-cell table:formula="of:=REPLACE([.B662]; 1; 29; &quot;&quot;)" office:value-type="string" office:string-value="tillnagel/unfolding" calcext:value-type="string">
            <text:p>tillnagel/unfolding</text:p>
          </table:table-cell>
        </table:table-row>
        <table:table-row table:style-name="ro1">
          <table:table-cell office:value-type="float" office:value="287203" calcext:value-type="float">
            <text:p>287203</text:p>
          </table:table-cell>
          <table:table-cell office:value-type="string" calcext:value-type="string">
            <text:p>https://api.github.com/repos/hdiv/hdiv</text:p>
          </table:table-cell>
          <table:table-cell table:formula="of:=REPLACE([.B663]; 1; 29; &quot;&quot;)" office:value-type="string" office:string-value="hdiv/hdiv" calcext:value-type="string">
            <text:p>hdiv/hdiv</text:p>
          </table:table-cell>
        </table:table-row>
        <table:table-row table:style-name="ro1">
          <table:table-cell office:value-type="float" office:value="288366" calcext:value-type="float">
            <text:p>288366</text:p>
          </table:table-cell>
          <table:table-cell office:value-type="string" calcext:value-type="string">
            <text:p>https://api.github.com/repos/rabbitmq/rabbitmq-java-client</text:p>
          </table:table-cell>
          <table:table-cell table:formula="of:=REPLACE([.B664]; 1; 29; &quot;&quot;)" office:value-type="string" office:string-value="rabbitmq/rabbitmq-java-client" calcext:value-type="string">
            <text:p>rabbitmq/rabbitmq-java-client</text:p>
          </table:table-cell>
        </table:table-row>
        <table:table-row table:style-name="ro1">
          <table:table-cell office:value-type="float" office:value="289368" calcext:value-type="float">
            <text:p>289368</text:p>
          </table:table-cell>
          <table:table-cell office:value-type="string" calcext:value-type="string">
            <text:p>https://api.github.com/repos/apache/accumulo</text:p>
          </table:table-cell>
          <table:table-cell table:formula="of:=REPLACE([.B665]; 1; 29; &quot;&quot;)" office:value-type="string" office:string-value="apache/accumulo" calcext:value-type="string">
            <text:p>apache/accumulo</text:p>
          </table:table-cell>
        </table:table-row>
        <table:table-row table:style-name="ro1">
          <table:table-cell office:value-type="float" office:value="292635" calcext:value-type="float">
            <text:p>292635</text:p>
          </table:table-cell>
          <table:table-cell office:value-type="string" calcext:value-type="string">
            <text:p>https://api.github.com/repos/sourcepit/b2</text:p>
          </table:table-cell>
          <table:table-cell table:formula="of:=REPLACE([.B666]; 1; 29; &quot;&quot;)" office:value-type="string" office:string-value="sourcepit/b2" calcext:value-type="string">
            <text:p>sourcepit/b2</text:p>
          </table:table-cell>
        </table:table-row>
        <table:table-row table:style-name="ro1">
          <table:table-cell office:value-type="float" office:value="293972" calcext:value-type="float">
            <text:p>293972</text:p>
          </table:table-cell>
          <table:table-cell office:value-type="string" calcext:value-type="string">
            <text:p>https://api.github.com/repos/apache/aries</text:p>
          </table:table-cell>
          <table:table-cell table:formula="of:=REPLACE([.B667]; 1; 29; &quot;&quot;)" office:value-type="string" office:string-value="apache/aries" calcext:value-type="string">
            <text:p>apache/aries</text:p>
          </table:table-cell>
        </table:table-row>
        <table:table-row table:style-name="ro1">
          <table:table-cell office:value-type="float" office:value="298177" calcext:value-type="float">
            <text:p>298177</text:p>
          </table:table-cell>
          <table:table-cell office:value-type="string" calcext:value-type="string">
            <text:p>https://api.github.com/repos/apache/maven-surefire</text:p>
          </table:table-cell>
          <table:table-cell table:formula="of:=REPLACE([.B668]; 1; 29; &quot;&quot;)" office:value-type="string" office:string-value="apache/maven-surefire" calcext:value-type="string">
            <text:p>apache/maven-surefire</text:p>
          </table:table-cell>
        </table:table-row>
        <table:table-row table:style-name="ro1">
          <table:table-cell office:value-type="float" office:value="300035" calcext:value-type="float">
            <text:p>300035</text:p>
          </table:table-cell>
          <table:table-cell office:value-type="string" calcext:value-type="string">
            <text:p>https://api.github.com/repos/objectledge/ledge</text:p>
          </table:table-cell>
          <table:table-cell table:formula="of:=REPLACE([.B669]; 1; 29; &quot;&quot;)" office:value-type="string" office:string-value="objectledge/ledge" calcext:value-type="string">
            <text:p>objectledge/ledge</text:p>
          </table:table-cell>
        </table:table-row>
        <table:table-row table:style-name="ro1">
          <table:table-cell office:value-type="float" office:value="300140" calcext:value-type="float">
            <text:p>300140</text:p>
          </table:table-cell>
          <table:table-cell office:value-type="string" calcext:value-type="string">
            <text:p>https://api.github.com/repos/apache/cxf</text:p>
          </table:table-cell>
          <table:table-cell table:formula="of:=REPLACE([.B670]; 1; 29; &quot;&quot;)" office:value-type="string" office:string-value="apache/cxf" calcext:value-type="string">
            <text:p>apache/cxf</text:p>
          </table:table-cell>
        </table:table-row>
        <table:table-row table:style-name="ro1">
          <table:table-cell office:value-type="float" office:value="300824" calcext:value-type="float">
            <text:p>300824</text:p>
          </table:table-cell>
          <table:table-cell office:value-type="string" calcext:value-type="string">
            <text:p>https://api.github.com/repos/stupidsing/suite</text:p>
          </table:table-cell>
          <table:table-cell table:formula="of:=REPLACE([.B671]; 1; 29; &quot;&quot;)" office:value-type="string" office:string-value="stupidsing/suite" calcext:value-type="string">
            <text:p>stupidsing/suite</text:p>
          </table:table-cell>
        </table:table-row>
        <table:table-row table:style-name="ro1">
          <table:table-cell office:value-type="float" office:value="301222" calcext:value-type="float">
            <text:p>301222</text:p>
          </table:table-cell>
          <table:table-cell office:value-type="string" calcext:value-type="string">
            <text:p>https://api.github.com/repos/scijava/scijava-common</text:p>
          </table:table-cell>
          <table:table-cell table:formula="of:=REPLACE([.B672]; 1; 29; &quot;&quot;)" office:value-type="string" office:string-value="scijava/scijava-common" calcext:value-type="string">
            <text:p>scijava/scijava-common</text:p>
          </table:table-cell>
        </table:table-row>
        <table:table-row table:style-name="ro1">
          <table:table-cell office:value-type="float" office:value="301798" calcext:value-type="float">
            <text:p>301798</text:p>
          </table:table-cell>
          <table:table-cell office:value-type="string" calcext:value-type="string">
            <text:p>https://api.github.com/repos/freemarker/freemarker-old</text:p>
          </table:table-cell>
          <table:table-cell table:formula="of:=REPLACE([.B673]; 1; 29; &quot;&quot;)" office:value-type="string" office:string-value="freemarker/freemarker-old" calcext:value-type="string">
            <text:p>freemarker/freemarker-old</text:p>
          </table:table-cell>
        </table:table-row>
        <table:table-row table:style-name="ro1">
          <table:table-cell office:value-type="float" office:value="307422" calcext:value-type="float">
            <text:p>307422</text:p>
          </table:table-cell>
          <table:table-cell office:value-type="string" calcext:value-type="string">
            <text:p>https://api.github.com/repos/droolsjbpm/jbpm-console-ng</text:p>
          </table:table-cell>
          <table:table-cell table:formula="of:=REPLACE([.B674]; 1; 29; &quot;&quot;)" office:value-type="string" office:string-value="droolsjbpm/jbpm-console-ng" calcext:value-type="string">
            <text:p>droolsjbpm/jbpm-console-ng</text:p>
          </table:table-cell>
        </table:table-row>
        <table:table-row table:style-name="ro1">
          <table:table-cell office:value-type="float" office:value="309847" calcext:value-type="float">
            <text:p>309847</text:p>
          </table:table-cell>
          <table:table-cell office:value-type="string" calcext:value-type="string">
            <text:p>https://api.github.com/repos/threerings/tripleplay</text:p>
          </table:table-cell>
          <table:table-cell table:formula="of:=REPLACE([.B675]; 1; 29; &quot;&quot;)" office:value-type="string" office:string-value="threerings/tripleplay" calcext:value-type="string">
            <text:p>threerings/tripleplay</text:p>
          </table:table-cell>
        </table:table-row>
        <table:table-row table:style-name="ro1">
          <table:table-cell office:value-type="float" office:value="315206" calcext:value-type="float">
            <text:p>315206</text:p>
          </table:table-cell>
          <table:table-cell office:value-type="string" calcext:value-type="string">
            <text:p>https://api.github.com/repos/korpling/ANNIS</text:p>
          </table:table-cell>
          <table:table-cell table:formula="of:=REPLACE([.B676]; 1; 29; &quot;&quot;)" office:value-type="string" office:string-value="korpling/ANNIS" calcext:value-type="string">
            <text:p>korpling/ANNIS</text:p>
          </table:table-cell>
        </table:table-row>
        <table:table-row table:style-name="ro1">
          <table:table-cell office:value-type="float" office:value="323615" calcext:value-type="float">
            <text:p>323615</text:p>
          </table:table-cell>
          <table:table-cell office:value-type="string" calcext:value-type="string">
            <text:p>https://api.github.com/repos/JetBrains/intellij-plugins</text:p>
          </table:table-cell>
          <table:table-cell table:formula="of:=REPLACE([.B677]; 1; 29; &quot;&quot;)" office:value-type="string" office:string-value="JetBrains/intellij-plugins" calcext:value-type="string">
            <text:p>JetBrains/intellij-plugins</text:p>
          </table:table-cell>
        </table:table-row>
        <table:table-row table:style-name="ro1">
          <table:table-cell office:value-type="float" office:value="328767" calcext:value-type="float">
            <text:p>328767</text:p>
          </table:table-cell>
          <table:table-cell office:value-type="string" calcext:value-type="string">
            <text:p>https://api.github.com/repos/openforis/calc</text:p>
          </table:table-cell>
          <table:table-cell table:formula="of:=REPLACE([.B678]; 1; 29; &quot;&quot;)" office:value-type="string" office:string-value="openforis/calc" calcext:value-type="string">
            <text:p>openforis/calc</text:p>
          </table:table-cell>
        </table:table-row>
        <table:table-row table:style-name="ro1">
          <table:table-cell office:value-type="float" office:value="332061" calcext:value-type="float">
            <text:p>332061</text:p>
          </table:table-cell>
          <table:table-cell office:value-type="string" calcext:value-type="string">
            <text:p>https://api.github.com/repos/lrozenblyum/chess</text:p>
          </table:table-cell>
          <table:table-cell table:formula="of:=REPLACE([.B679]; 1; 29; &quot;&quot;)" office:value-type="string" office:string-value="lrozenblyum/chess" calcext:value-type="string">
            <text:p>lrozenblyum/chess</text:p>
          </table:table-cell>
        </table:table-row>
        <table:table-row table:style-name="ro1">
          <table:table-cell office:value-type="float" office:value="335251" calcext:value-type="float">
            <text:p>335251</text:p>
          </table:table-cell>
          <table:table-cell office:value-type="string" calcext:value-type="string">
            <text:p>https://api.github.com/repos/prey/prey-android-client</text:p>
          </table:table-cell>
          <table:table-cell table:formula="of:=REPLACE([.B680]; 1; 29; &quot;&quot;)" office:value-type="string" office:string-value="prey/prey-android-client" calcext:value-type="string">
            <text:p>prey/prey-android-client</text:p>
          </table:table-cell>
        </table:table-row>
        <table:table-row table:style-name="ro1">
          <table:table-cell office:value-type="float" office:value="337902" calcext:value-type="float">
            <text:p>337902</text:p>
          </table:table-cell>
          <table:table-cell office:value-type="string" calcext:value-type="string">
            <text:p>https://api.github.com/repos/apache/tika</text:p>
          </table:table-cell>
          <table:table-cell table:formula="of:=REPLACE([.B681]; 1; 29; &quot;&quot;)" office:value-type="string" office:string-value="apache/tika" calcext:value-type="string">
            <text:p>apache/tika</text:p>
          </table:table-cell>
        </table:table-row>
        <table:table-row table:style-name="ro1">
          <table:table-cell office:value-type="float" office:value="338678" calcext:value-type="float">
            <text:p>338678</text:p>
          </table:table-cell>
          <table:table-cell office:value-type="string" calcext:value-type="string">
            <text:p>https://api.github.com/repos/jschneider/com.cedarsoft.serialization</text:p>
          </table:table-cell>
          <table:table-cell table:formula="of:=REPLACE([.B682]; 1; 29; &quot;&quot;)" office:value-type="string" office:string-value="jschneider/com.cedarsoft.serialization" calcext:value-type="string">
            <text:p>jschneider/com.cedarsoft.serialization</text:p>
          </table:table-cell>
        </table:table-row>
        <table:table-row table:style-name="ro1">
          <table:table-cell office:value-type="float" office:value="340521" calcext:value-type="float">
            <text:p>340521</text:p>
          </table:table-cell>
          <table:table-cell office:value-type="string" calcext:value-type="string">
            <text:p>https://api.github.com/repos/apache/ofbiz</text:p>
          </table:table-cell>
          <table:table-cell table:formula="of:=REPLACE([.B683]; 1; 29; &quot;&quot;)" office:value-type="string" office:string-value="apache/ofbiz" calcext:value-type="string">
            <text:p>apache/ofbiz</text:p>
          </table:table-cell>
        </table:table-row>
        <table:table-row table:style-name="ro1">
          <table:table-cell office:value-type="float" office:value="347533" calcext:value-type="float">
            <text:p>347533</text:p>
          </table:table-cell>
          <table:table-cell office:value-type="string" calcext:value-type="string">
            <text:p>https://api.github.com/repos/bcdev/beam-globalbedo</text:p>
          </table:table-cell>
          <table:table-cell table:formula="of:=REPLACE([.B684]; 1; 29; &quot;&quot;)" office:value-type="string" office:string-value="bcdev/beam-globalbedo" calcext:value-type="string">
            <text:p>bcdev/beam-globalbedo</text:p>
          </table:table-cell>
        </table:table-row>
        <table:table-row table:style-name="ro1">
          <table:table-cell office:value-type="float" office:value="350169" calcext:value-type="float">
            <text:p>350169</text:p>
          </table:table-cell>
          <table:table-cell office:value-type="string" calcext:value-type="string">
            <text:p>https://api.github.com/repos/digipost/digipost-api-client-java</text:p>
          </table:table-cell>
          <table:table-cell table:formula="of:=REPLACE([.B685]; 1; 29; &quot;&quot;)" office:value-type="string" office:string-value="digipost/digipost-api-client-java" calcext:value-type="string">
            <text:p>digipost/digipost-api-client-java</text:p>
          </table:table-cell>
        </table:table-row>
        <table:table-row table:style-name="ro1">
          <table:table-cell office:value-type="float" office:value="352166" calcext:value-type="float">
            <text:p>352166</text:p>
          </table:table-cell>
          <table:table-cell office:value-type="string" calcext:value-type="string">
            <text:p>https://api.github.com/repos/efsavage/ajah</text:p>
          </table:table-cell>
          <table:table-cell table:formula="of:=REPLACE([.B686]; 1; 29; &quot;&quot;)" office:value-type="string" office:string-value="efsavage/ajah" calcext:value-type="string">
            <text:p>efsavage/ajah</text:p>
          </table:table-cell>
        </table:table-row>
        <table:table-row table:style-name="ro1">
          <table:table-cell office:value-type="float" office:value="353083" calcext:value-type="float">
            <text:p>353083</text:p>
          </table:table-cell>
          <table:table-cell office:value-type="string" calcext:value-type="string">
            <text:p>https://api.github.com/repos/fenix-framework/fenix-framework</text:p>
          </table:table-cell>
          <table:table-cell table:formula="of:=REPLACE([.B687]; 1; 29; &quot;&quot;)" office:value-type="string" office:string-value="fenix-framework/fenix-framework" calcext:value-type="string">
            <text:p>fenix-framework/fenix-framework</text:p>
          </table:table-cell>
        </table:table-row>
        <table:table-row table:style-name="ro1">
          <table:table-cell office:value-type="float" office:value="356498" calcext:value-type="float">
            <text:p>356498</text:p>
          </table:table-cell>
          <table:table-cell office:value-type="string" calcext:value-type="string">
            <text:p>https://api.github.com/repos/timrdf/csv2rdf4lod-automation</text:p>
          </table:table-cell>
          <table:table-cell table:formula="of:=REPLACE([.B688]; 1; 29; &quot;&quot;)" office:value-type="string" office:string-value="timrdf/csv2rdf4lod-automation" calcext:value-type="string">
            <text:p>timrdf/csv2rdf4lod-automation</text:p>
          </table:table-cell>
        </table:table-row>
        <table:table-row table:style-name="ro1">
          <table:table-cell office:value-type="float" office:value="361047" calcext:value-type="float">
            <text:p>361047</text:p>
          </table:table-cell>
          <table:table-cell office:value-type="string" calcext:value-type="string">
            <text:p>https://api.github.com/repos/padrig64/ValidationFramework</text:p>
          </table:table-cell>
          <table:table-cell table:formula="of:=REPLACE([.B689]; 1; 29; &quot;&quot;)" office:value-type="string" office:string-value="padrig64/ValidationFramework" calcext:value-type="string">
            <text:p>padrig64/ValidationFramework</text:p>
          </table:table-cell>
        </table:table-row>
        <table:table-row table:style-name="ro1">
          <table:table-cell office:value-type="float" office:value="362445" calcext:value-type="float">
            <text:p>362445</text:p>
          </table:table-cell>
          <table:table-cell office:value-type="string" calcext:value-type="string">
            <text:p>https://api.github.com/repos/jenkinsci/remoting</text:p>
          </table:table-cell>
          <table:table-cell table:formula="of:=REPLACE([.B690]; 1; 29; &quot;&quot;)" office:value-type="string" office:string-value="jenkinsci/remoting" calcext:value-type="string">
            <text:p>jenkinsci/remoting</text:p>
          </table:table-cell>
        </table:table-row>
        <table:table-row table:style-name="ro1">
          <table:table-cell office:value-type="float" office:value="363270" calcext:value-type="float">
            <text:p>363270</text:p>
          </table:table-cell>
          <table:table-cell office:value-type="string" calcext:value-type="string">
            <text:p>https://api.github.com/repos/mtotschnig/MyExpenses</text:p>
          </table:table-cell>
          <table:table-cell table:formula="of:=REPLACE([.B691]; 1; 29; &quot;&quot;)" office:value-type="string" office:string-value="mtotschnig/MyExpenses" calcext:value-type="string">
            <text:p>mtotschnig/MyExpenses</text:p>
          </table:table-cell>
        </table:table-row>
        <table:table-row table:style-name="ro1">
          <table:table-cell office:value-type="float" office:value="367411" calcext:value-type="float">
            <text:p>367411</text:p>
          </table:table-cell>
          <table:table-cell office:value-type="string" calcext:value-type="string">
            <text:p>https://api.github.com/repos/apache/whirr</text:p>
          </table:table-cell>
          <table:table-cell table:formula="of:=REPLACE([.B692]; 1; 29; &quot;&quot;)" office:value-type="string" office:string-value="apache/whirr" calcext:value-type="string">
            <text:p>apache/whirr</text:p>
          </table:table-cell>
        </table:table-row>
        <table:table-row table:style-name="ro1">
          <table:table-cell office:value-type="float" office:value="371922" calcext:value-type="float">
            <text:p>371922</text:p>
          </table:table-cell>
          <table:table-cell office:value-type="string" calcext:value-type="string">
            <text:p>https://api.github.com/repos/hudec/sql-processor</text:p>
          </table:table-cell>
          <table:table-cell table:formula="of:=REPLACE([.B693]; 1; 29; &quot;&quot;)" office:value-type="string" office:string-value="hudec/sql-processor" calcext:value-type="string">
            <text:p>hudec/sql-processor</text:p>
          </table:table-cell>
        </table:table-row>
        <table:table-row table:style-name="ro1">
          <table:table-cell office:value-type="float" office:value="375822" calcext:value-type="float">
            <text:p>375822</text:p>
          </table:table-cell>
          <table:table-cell office:value-type="string" calcext:value-type="string">
            <text:p>https://api.github.com/repos/apache/tapestry5</text:p>
          </table:table-cell>
          <table:table-cell table:formula="of:=REPLACE([.B694]; 1; 29; &quot;&quot;)" office:value-type="string" office:string-value="apache/tapestry5" calcext:value-type="string">
            <text:p>apache/tapestry5</text:p>
          </table:table-cell>
        </table:table-row>
        <table:table-row table:style-name="ro1">
          <table:table-cell office:value-type="float" office:value="381115" calcext:value-type="float">
            <text:p>381115</text:p>
          </table:table-cell>
          <table:table-cell office:value-type="string" calcext:value-type="string">
            <text:p>https://api.github.com/repos/apache/activemq-apollo</text:p>
          </table:table-cell>
          <table:table-cell table:formula="of:=REPLACE([.B695]; 1; 29; &quot;&quot;)" office:value-type="string" office:string-value="apache/activemq-apollo" calcext:value-type="string">
            <text:p>apache/activemq-apollo</text:p>
          </table:table-cell>
        </table:table-row>
        <table:table-row table:style-name="ro1">
          <table:table-cell office:value-type="float" office:value="381222" calcext:value-type="float">
            <text:p>381222</text:p>
          </table:table-cell>
          <table:table-cell office:value-type="string" calcext:value-type="string">
            <text:p>https://api.github.com/repos/ipeirotis/Troia-Server</text:p>
          </table:table-cell>
          <table:table-cell table:formula="of:=REPLACE([.B696]; 1; 29; &quot;&quot;)" office:value-type="string" office:string-value="ipeirotis/Troia-Server" calcext:value-type="string">
            <text:p>ipeirotis/Troia-Server</text:p>
          </table:table-cell>
        </table:table-row>
        <table:table-row table:style-name="ro1">
          <table:table-cell office:value-type="float" office:value="382128" calcext:value-type="float">
            <text:p>382128</text:p>
          </table:table-cell>
          <table:table-cell office:value-type="string" calcext:value-type="string">
            <text:p>https://api.github.com/repos/jboss/mojarra</text:p>
          </table:table-cell>
          <table:table-cell table:formula="of:=REPLACE([.B697]; 1; 29; &quot;&quot;)" office:value-type="string" office:string-value="jboss/mojarra" calcext:value-type="string">
            <text:p>jboss/mojarra</text:p>
          </table:table-cell>
        </table:table-row>
        <table:table-row table:style-name="ro1">
          <table:table-cell office:value-type="float" office:value="382681" calcext:value-type="float">
            <text:p>382681</text:p>
          </table:table-cell>
          <table:table-cell office:value-type="string" calcext:value-type="string">
            <text:p>https://api.github.com/repos/AnalogDevicesLyricLabs/dimple</text:p>
          </table:table-cell>
          <table:table-cell table:formula="of:=REPLACE([.B698]; 1; 29; &quot;&quot;)" office:value-type="string" office:string-value="AnalogDevicesLyricLabs/dimple" calcext:value-type="string">
            <text:p>AnalogDevicesLyricLabs/dimple</text:p>
          </table:table-cell>
        </table:table-row>
        <table:table-row table:style-name="ro1">
          <table:table-cell office:value-type="float" office:value="395979" calcext:value-type="float">
            <text:p>395979</text:p>
          </table:table-cell>
          <table:table-cell office:value-type="string" calcext:value-type="string">
            <text:p>https://api.github.com/repos/soluvas/soluvas-web</text:p>
          </table:table-cell>
          <table:table-cell table:formula="of:=REPLACE([.B699]; 1; 29; &quot;&quot;)" office:value-type="string" office:string-value="soluvas/soluvas-web" calcext:value-type="string">
            <text:p>soluvas/soluvas-web</text:p>
          </table:table-cell>
        </table:table-row>
        <table:table-row table:style-name="ro1">
          <table:table-cell office:value-type="float" office:value="403989" calcext:value-type="float">
            <text:p>403989</text:p>
          </table:table-cell>
          <table:table-cell office:value-type="string" calcext:value-type="string">
            <text:p>https://api.github.com/repos/RestComm/sip-servlets</text:p>
          </table:table-cell>
          <table:table-cell table:formula="of:=REPLACE([.B700]; 1; 29; &quot;&quot;)" office:value-type="string" office:string-value="RestComm/sip-servlets" calcext:value-type="string">
            <text:p>RestComm/sip-servlets</text:p>
          </table:table-cell>
        </table:table-row>
        <table:table-row table:style-name="ro1">
          <table:table-cell office:value-type="float" office:value="406806" calcext:value-type="float">
            <text:p>406806</text:p>
          </table:table-cell>
          <table:table-cell office:value-type="string" calcext:value-type="string">
            <text:p>https://api.github.com/repos/romanchyla/montysolr</text:p>
          </table:table-cell>
          <table:table-cell table:formula="of:=REPLACE([.B701]; 1; 29; &quot;&quot;)" office:value-type="string" office:string-value="romanchyla/montysolr" calcext:value-type="string">
            <text:p>romanchyla/montysolr</text:p>
          </table:table-cell>
        </table:table-row>
        <table:table-row table:style-name="ro1">
          <table:table-cell office:value-type="float" office:value="416583" calcext:value-type="float">
            <text:p>416583</text:p>
          </table:table-cell>
          <table:table-cell office:value-type="string" calcext:value-type="string">
            <text:p>https://api.github.com/repos/blurpy/kouchat-android</text:p>
          </table:table-cell>
          <table:table-cell table:formula="of:=REPLACE([.B702]; 1; 29; &quot;&quot;)" office:value-type="string" office:string-value="blurpy/kouchat-android" calcext:value-type="string">
            <text:p>blurpy/kouchat-android</text:p>
          </table:table-cell>
        </table:table-row>
        <table:table-row table:style-name="ro1">
          <table:table-cell office:value-type="float" office:value="421984" calcext:value-type="float">
            <text:p>421984</text:p>
          </table:table-cell>
          <table:table-cell office:value-type="string" calcext:value-type="string">
            <text:p>https://api.github.com/repos/eclipse/eclipse.platform.ui</text:p>
          </table:table-cell>
          <table:table-cell table:formula="of:=REPLACE([.B703]; 1; 29; &quot;&quot;)" office:value-type="string" office:string-value="eclipse/eclipse.platform.ui" calcext:value-type="string">
            <text:p>eclipse/eclipse.platform.ui</text:p>
          </table:table-cell>
        </table:table-row>
        <table:table-row table:style-name="ro1">
          <table:table-cell office:value-type="float" office:value="423279" calcext:value-type="float">
            <text:p>423279</text:p>
          </table:table-cell>
          <table:table-cell office:value-type="string" calcext:value-type="string">
            <text:p>https://api.github.com/repos/icehockeystar/militaryshop</text:p>
          </table:table-cell>
          <table:table-cell table:formula="of:=REPLACE([.B704]; 1; 29; &quot;&quot;)" office:value-type="string" office:string-value="icehockeystar/militaryshop" calcext:value-type="string">
            <text:p>icehockeystar/militaryshop</text:p>
          </table:table-cell>
        </table:table-row>
        <table:table-row table:style-name="ro1">
          <table:table-cell office:value-type="float" office:value="435675" calcext:value-type="float">
            <text:p>435675</text:p>
          </table:table-cell>
          <table:table-cell office:value-type="string" calcext:value-type="string">
            <text:p>https://api.github.com/repos/nuxeo/nuxeo-platform-lang-ext</text:p>
          </table:table-cell>
          <table:table-cell table:formula="of:=REPLACE([.B705]; 1; 29; &quot;&quot;)" office:value-type="string" office:string-value="nuxeo/nuxeo-platform-lang-ext" calcext:value-type="string">
            <text:p>nuxeo/nuxeo-platform-lang-ext</text:p>
          </table:table-cell>
        </table:table-row>
        <table:table-row table:style-name="ro1">
          <table:table-cell office:value-type="float" office:value="435951" calcext:value-type="float">
            <text:p>435951</text:p>
          </table:table-cell>
          <table:table-cell office:value-type="string" calcext:value-type="string">
            <text:p>https://api.github.com/repos/Catrobat/Musicdroid</text:p>
          </table:table-cell>
          <table:table-cell table:formula="of:=REPLACE([.B706]; 1; 29; &quot;&quot;)" office:value-type="string" office:string-value="Catrobat/Musicdroid" calcext:value-type="string">
            <text:p>Catrobat/Musicdroid</text:p>
          </table:table-cell>
        </table:table-row>
        <table:table-row table:style-name="ro1">
          <table:table-cell office:value-type="float" office:value="438472" calcext:value-type="float">
            <text:p>438472</text:p>
          </table:table-cell>
          <table:table-cell office:value-type="string" calcext:value-type="string">
            <text:p>https://api.github.com/repos/tindandelion/android-radio-t</text:p>
          </table:table-cell>
          <table:table-cell table:formula="of:=REPLACE([.B707]; 1; 29; &quot;&quot;)" office:value-type="string" office:string-value="tindandelion/android-radio-t" calcext:value-type="string">
            <text:p>tindandelion/android-radio-t</text:p>
          </table:table-cell>
        </table:table-row>
        <table:table-row table:style-name="ro1">
          <table:table-cell office:value-type="float" office:value="441353" calcext:value-type="float">
            <text:p>441353</text:p>
          </table:table-cell>
          <table:table-cell office:value-type="string" calcext:value-type="string">
            <text:p>https://api.github.com/repos/pranab/chombo</text:p>
          </table:table-cell>
          <table:table-cell table:formula="of:=REPLACE([.B708]; 1; 29; &quot;&quot;)" office:value-type="string" office:string-value="pranab/chombo" calcext:value-type="string">
            <text:p>pranab/chombo</text:p>
          </table:table-cell>
        </table:table-row>
        <table:table-row table:style-name="ro1">
          <table:table-cell office:value-type="float" office:value="443807" calcext:value-type="float">
            <text:p>443807</text:p>
          </table:table-cell>
          <table:table-cell office:value-type="string" calcext:value-type="string">
            <text:p>https://api.github.com/repos/huxi/lilith</text:p>
          </table:table-cell>
          <table:table-cell table:formula="of:=REPLACE([.B709]; 1; 29; &quot;&quot;)" office:value-type="string" office:string-value="huxi/lilith" calcext:value-type="string">
            <text:p>huxi/lilith</text:p>
          </table:table-cell>
        </table:table-row>
        <table:table-row table:style-name="ro1">
          <table:table-cell office:value-type="float" office:value="444116" calcext:value-type="float">
            <text:p>444116</text:p>
          </table:table-cell>
          <table:table-cell office:value-type="string" calcext:value-type="string">
            <text:p>https://api.github.com/repos/apache/commons-io</text:p>
          </table:table-cell>
          <table:table-cell table:formula="of:=REPLACE([.B710]; 1; 29; &quot;&quot;)" office:value-type="string" office:string-value="apache/commons-io" calcext:value-type="string">
            <text:p>apache/commons-io</text:p>
          </table:table-cell>
        </table:table-row>
        <table:table-row table:style-name="ro1">
          <table:table-cell office:value-type="float" office:value="448145" calcext:value-type="float">
            <text:p>448145</text:p>
          </table:table-cell>
          <table:table-cell office:value-type="string" calcext:value-type="string">
            <text:p>https://api.github.com/repos/validator/validator</text:p>
          </table:table-cell>
          <table:table-cell table:formula="of:=REPLACE([.B711]; 1; 29; &quot;&quot;)" office:value-type="string" office:string-value="validator/validator" calcext:value-type="string">
            <text:p>validator/validator</text:p>
          </table:table-cell>
        </table:table-row>
        <table:table-row table:style-name="ro1">
          <table:table-cell office:value-type="float" office:value="448832" calcext:value-type="float">
            <text:p>448832</text:p>
          </table:table-cell>
          <table:table-cell office:value-type="string" calcext:value-type="string">
            <text:p>https://api.github.com/repos/bendisposto/prob2</text:p>
          </table:table-cell>
          <table:table-cell table:formula="of:=REPLACE([.B712]; 1; 29; &quot;&quot;)" office:value-type="string" office:string-value="bendisposto/prob2" calcext:value-type="string">
            <text:p>bendisposto/prob2</text:p>
          </table:table-cell>
        </table:table-row>
        <table:table-row table:style-name="ro1">
          <table:table-cell office:value-type="float" office:value="449190" calcext:value-type="float">
            <text:p>449190</text:p>
          </table:table-cell>
          <table:table-cell office:value-type="string" calcext:value-type="string">
            <text:p>https://api.github.com/repos/geosdi/geo-platform</text:p>
          </table:table-cell>
          <table:table-cell table:formula="of:=REPLACE([.B713]; 1; 29; &quot;&quot;)" office:value-type="string" office:string-value="geosdi/geo-platform" calcext:value-type="string">
            <text:p>geosdi/geo-platform</text:p>
          </table:table-cell>
        </table:table-row>
        <table:table-row table:style-name="ro1">
          <table:table-cell office:value-type="float" office:value="450517" calcext:value-type="float">
            <text:p>450517</text:p>
          </table:table-cell>
          <table:table-cell office:value-type="string" calcext:value-type="string">
            <text:p>https://api.github.com/repos/ExtrabiomesXL/ExtrabiomesXL</text:p>
          </table:table-cell>
          <table:table-cell table:formula="of:=REPLACE([.B714]; 1; 29; &quot;&quot;)" office:value-type="string" office:string-value="ExtrabiomesXL/ExtrabiomesXL" calcext:value-type="string">
            <text:p>ExtrabiomesXL/ExtrabiomesXL</text:p>
          </table:table-cell>
        </table:table-row>
        <table:table-row table:style-name="ro1">
          <table:table-cell office:value-type="float" office:value="453979" calcext:value-type="float">
            <text:p>453979</text:p>
          </table:table-cell>
          <table:table-cell office:value-type="string" calcext:value-type="string">
            <text:p>https://api.github.com/repos/FlansMods/FlansMod</text:p>
          </table:table-cell>
          <table:table-cell table:formula="of:=REPLACE([.B715]; 1; 29; &quot;&quot;)" office:value-type="string" office:string-value="FlansMods/FlansMod" calcext:value-type="string">
            <text:p>FlansMods/FlansMod</text:p>
          </table:table-cell>
        </table:table-row>
        <table:table-row table:style-name="ro1">
          <table:table-cell office:value-type="float" office:value="454058" calcext:value-type="float">
            <text:p>454058</text:p>
          </table:table-cell>
          <table:table-cell office:value-type="string" calcext:value-type="string">
            <text:p>https://api.github.com/repos/johannilsson/sthlmtraveling</text:p>
          </table:table-cell>
          <table:table-cell table:formula="of:=REPLACE([.B716]; 1; 29; &quot;&quot;)" office:value-type="string" office:string-value="johannilsson/sthlmtraveling" calcext:value-type="string">
            <text:p>johannilsson/sthlmtraveling</text:p>
          </table:table-cell>
        </table:table-row>
        <table:table-row table:style-name="ro1">
          <table:table-cell office:value-type="float" office:value="454271" calcext:value-type="float">
            <text:p>454271</text:p>
          </table:table-cell>
          <table:table-cell office:value-type="string" calcext:value-type="string">
            <text:p>https://api.github.com/repos/exoplatform/ui-test</text:p>
          </table:table-cell>
          <table:table-cell table:formula="of:=REPLACE([.B717]; 1; 29; &quot;&quot;)" office:value-type="string" office:string-value="exoplatform/ui-test" calcext:value-type="string">
            <text:p>exoplatform/ui-test</text:p>
          </table:table-cell>
        </table:table-row>
        <table:table-row table:style-name="ro1">
          <table:table-cell office:value-type="float" office:value="462102" calcext:value-type="float">
            <text:p>462102</text:p>
          </table:table-cell>
          <table:table-cell office:value-type="string" calcext:value-type="string">
            <text:p>https://api.github.com/repos/android/platform_packages_apps_contacts</text:p>
          </table:table-cell>
          <table:table-cell table:formula="of:=REPLACE([.B718]; 1; 29; &quot;&quot;)" office:value-type="string" office:string-value="android/platform_packages_apps_contacts" calcext:value-type="string">
            <text:p>android/platform_packages_apps_contacts</text:p>
          </table:table-cell>
        </table:table-row>
        <table:table-row table:style-name="ro1">
          <table:table-cell office:value-type="float" office:value="463640" calcext:value-type="float">
            <text:p>463640</text:p>
          </table:table-cell>
          <table:table-cell office:value-type="string" calcext:value-type="string">
            <text:p>https://api.github.com/repos/trifork/fmk-schemas</text:p>
          </table:table-cell>
          <table:table-cell table:formula="of:=REPLACE([.B719]; 1; 29; &quot;&quot;)" office:value-type="string" office:string-value="trifork/fmk-schemas" calcext:value-type="string">
            <text:p>trifork/fmk-schemas</text:p>
          </table:table-cell>
        </table:table-row>
        <table:table-row table:style-name="ro1">
          <table:table-cell office:value-type="float" office:value="464413" calcext:value-type="float">
            <text:p>464413</text:p>
          </table:table-cell>
          <table:table-cell office:value-type="string" calcext:value-type="string">
            <text:p>https://api.github.com/repos/eclipse/orion.server</text:p>
          </table:table-cell>
          <table:table-cell table:formula="of:=REPLACE([.B720]; 1; 29; &quot;&quot;)" office:value-type="string" office:string-value="eclipse/orion.server" calcext:value-type="string">
            <text:p>eclipse/orion.server</text:p>
          </table:table-cell>
        </table:table-row>
        <table:table-row table:style-name="ro1">
          <table:table-cell office:value-type="float" office:value="481567" calcext:value-type="float">
            <text:p>481567</text:p>
          </table:table-cell>
          <table:table-cell office:value-type="string" calcext:value-type="string">
            <text:p>https://api.github.com/repos/eclipse/bpmn2-modeler</text:p>
          </table:table-cell>
          <table:table-cell table:formula="of:=REPLACE([.B721]; 1; 29; &quot;&quot;)" office:value-type="string" office:string-value="eclipse/bpmn2-modeler" calcext:value-type="string">
            <text:p>eclipse/bpmn2-modeler</text:p>
          </table:table-cell>
        </table:table-row>
        <table:table-row table:style-name="ro1">
          <table:table-cell office:value-type="float" office:value="482886" calcext:value-type="float">
            <text:p>482886</text:p>
          </table:table-cell>
          <table:table-cell office:value-type="string" calcext:value-type="string">
            <text:p>https://api.github.com/repos/hypercube1024/firefly</text:p>
          </table:table-cell>
          <table:table-cell table:formula="of:=REPLACE([.B722]; 1; 29; &quot;&quot;)" office:value-type="string" office:string-value="hypercube1024/firefly" calcext:value-type="string">
            <text:p>hypercube1024/firefly</text:p>
          </table:table-cell>
        </table:table-row>
        <table:table-row table:style-name="ro1">
          <table:table-cell office:value-type="float" office:value="487911" calcext:value-type="float">
            <text:p>487911</text:p>
          </table:table-cell>
          <table:table-cell office:value-type="string" calcext:value-type="string">
            <text:p>https://api.github.com/repos/bitstadium/HockeySDK-Android</text:p>
          </table:table-cell>
          <table:table-cell table:formula="of:=REPLACE([.B723]; 1; 29; &quot;&quot;)" office:value-type="string" office:string-value="bitstadium/HockeySDK-Android" calcext:value-type="string">
            <text:p>bitstadium/HockeySDK-Android</text:p>
          </table:table-cell>
        </table:table-row>
        <table:table-row table:style-name="ro1">
          <table:table-cell office:value-type="float" office:value="496702" calcext:value-type="float">
            <text:p>496702</text:p>
          </table:table-cell>
          <table:table-cell office:value-type="string" calcext:value-type="string">
            <text:p>https://api.github.com/repos/RestComm/jss7</text:p>
          </table:table-cell>
          <table:table-cell table:formula="of:=REPLACE([.B724]; 1; 29; &quot;&quot;)" office:value-type="string" office:string-value="RestComm/jss7" calcext:value-type="string">
            <text:p>RestComm/jss7</text:p>
          </table:table-cell>
        </table:table-row>
        <table:table-row table:style-name="ro1">
          <table:table-cell office:value-type="float" office:value="498954" calcext:value-type="float">
            <text:p>498954</text:p>
          </table:table-cell>
          <table:table-cell office:value-type="string" calcext:value-type="string">
            <text:p>https://api.github.com/repos/JPII/NavalBattle</text:p>
          </table:table-cell>
          <table:table-cell table:formula="of:=REPLACE([.B725]; 1; 29; &quot;&quot;)" office:value-type="string" office:string-value="JPII/NavalBattle" calcext:value-type="string">
            <text:p>JPII/NavalBattle</text:p>
          </table:table-cell>
        </table:table-row>
        <table:table-row table:style-name="ro1">
          <table:table-cell office:value-type="float" office:value="500132" calcext:value-type="float">
            <text:p>500132</text:p>
          </table:table-cell>
          <table:table-cell office:value-type="string" calcext:value-type="string">
            <text:p>https://api.github.com/repos/magefree/mage</text:p>
          </table:table-cell>
          <table:table-cell table:formula="of:=REPLACE([.B726]; 1; 29; &quot;&quot;)" office:value-type="string" office:string-value="magefree/mage" calcext:value-type="string">
            <text:p>magefree/mage</text:p>
          </table:table-cell>
        </table:table-row>
        <table:table-row table:style-name="ro1">
          <table:table-cell office:value-type="float" office:value="504220" calcext:value-type="float">
            <text:p>504220</text:p>
          </table:table-cell>
          <table:table-cell office:value-type="string" calcext:value-type="string">
            <text:p>https://api.github.com/repos/cismet/cids-custom-wuppertal-server</text:p>
          </table:table-cell>
          <table:table-cell table:formula="of:=REPLACE([.B727]; 1; 29; &quot;&quot;)" office:value-type="string" office:string-value="cismet/cids-custom-wuppertal-server" calcext:value-type="string">
            <text:p>cismet/cids-custom-wuppertal-server</text:p>
          </table:table-cell>
        </table:table-row>
        <table:table-row table:style-name="ro1">
          <table:table-cell office:value-type="float" office:value="507985" calcext:value-type="float">
            <text:p>507985</text:p>
          </table:table-cell>
          <table:table-cell office:value-type="string" calcext:value-type="string">
            <text:p>https://api.github.com/repos/yegor256/s3auth</text:p>
          </table:table-cell>
          <table:table-cell table:formula="of:=REPLACE([.B728]; 1; 29; &quot;&quot;)" office:value-type="string" office:string-value="yegor256/s3auth" calcext:value-type="string">
            <text:p>yegor256/s3auth</text:p>
          </table:table-cell>
        </table:table-row>
        <table:table-row table:style-name="ro1">
          <table:table-cell office:value-type="float" office:value="508059" calcext:value-type="float">
            <text:p>508059</text:p>
          </table:table-cell>
          <table:table-cell office:value-type="string" calcext:value-type="string">
            <text:p>https://api.github.com/repos/dedyk/JaponskiPomocnik</text:p>
          </table:table-cell>
          <table:table-cell table:formula="of:=REPLACE([.B729]; 1; 29; &quot;&quot;)" office:value-type="string" office:string-value="dedyk/JaponskiPomocnik" calcext:value-type="string">
            <text:p>dedyk/JaponskiPomocnik</text:p>
          </table:table-cell>
        </table:table-row>
        <table:table-row table:style-name="ro1">
          <table:table-cell office:value-type="float" office:value="508229" calcext:value-type="float">
            <text:p>508229</text:p>
          </table:table-cell>
          <table:table-cell office:value-type="string" calcext:value-type="string">
            <text:p>https://api.github.com/repos/dedyk/JaponskiSlownik</text:p>
          </table:table-cell>
          <table:table-cell table:formula="of:=REPLACE([.B730]; 1; 29; &quot;&quot;)" office:value-type="string" office:string-value="dedyk/JaponskiSlownik" calcext:value-type="string">
            <text:p>dedyk/JaponskiSlownik</text:p>
          </table:table-cell>
        </table:table-row>
        <table:table-row table:style-name="ro1">
          <table:table-cell office:value-type="float" office:value="516195" calcext:value-type="float">
            <text:p>516195</text:p>
          </table:table-cell>
          <table:table-cell office:value-type="string" calcext:value-type="string">
            <text:p>https://api.github.com/repos/koush/AndroidAsync</text:p>
          </table:table-cell>
          <table:table-cell table:formula="of:=REPLACE([.B731]; 1; 29; &quot;&quot;)" office:value-type="string" office:string-value="koush/AndroidAsync" calcext:value-type="string">
            <text:p>koush/AndroidAsync</text:p>
          </table:table-cell>
        </table:table-row>
        <table:table-row table:style-name="ro1">
          <table:table-cell office:value-type="float" office:value="520623" calcext:value-type="float">
            <text:p>520623</text:p>
          </table:table-cell>
          <table:table-cell office:value-type="string" calcext:value-type="string">
            <text:p>https://api.github.com/repos/RBC1B/ROMS</text:p>
          </table:table-cell>
          <table:table-cell table:formula="of:=REPLACE([.B732]; 1; 29; &quot;&quot;)" office:value-type="string" office:string-value="RBC1B/ROMS" calcext:value-type="string">
            <text:p>RBC1B/ROMS</text:p>
          </table:table-cell>
        </table:table-row>
        <table:table-row table:style-name="ro1">
          <table:table-cell office:value-type="float" office:value="520756" calcext:value-type="float">
            <text:p>520756</text:p>
          </table:table-cell>
          <table:table-cell office:value-type="string" calcext:value-type="string">
            <text:p>https://api.github.com/repos/eclipse/gef</text:p>
          </table:table-cell>
          <table:table-cell table:formula="of:=REPLACE([.B733]; 1; 29; &quot;&quot;)" office:value-type="string" office:string-value="eclipse/gef" calcext:value-type="string">
            <text:p>eclipse/gef</text:p>
          </table:table-cell>
        </table:table-row>
        <table:table-row table:style-name="ro1">
          <table:table-cell office:value-type="float" office:value="521052" calcext:value-type="float">
            <text:p>521052</text:p>
          </table:table-cell>
          <table:table-cell office:value-type="string" calcext:value-type="string">
            <text:p>https://api.github.com/repos/yissachar/fave100</text:p>
          </table:table-cell>
          <table:table-cell table:formula="of:=REPLACE([.B734]; 1; 29; &quot;&quot;)" office:value-type="string" office:string-value="yissachar/fave100" calcext:value-type="string">
            <text:p>yissachar/fave100</text:p>
          </table:table-cell>
        </table:table-row>
        <table:table-row table:style-name="ro1">
          <table:table-cell office:value-type="float" office:value="522041" calcext:value-type="float">
            <text:p>522041</text:p>
          </table:table-cell>
          <table:table-cell office:value-type="string" calcext:value-type="string">
            <text:p>https://api.github.com/repos/CoreMedia/jangaroo-tools</text:p>
          </table:table-cell>
          <table:table-cell table:formula="of:=REPLACE([.B735]; 1; 29; &quot;&quot;)" office:value-type="string" office:string-value="CoreMedia/jangaroo-tools" calcext:value-type="string">
            <text:p>CoreMedia/jangaroo-tools</text:p>
          </table:table-cell>
        </table:table-row>
        <table:table-row table:style-name="ro1">
          <table:table-cell office:value-type="float" office:value="525801" calcext:value-type="float">
            <text:p>525801</text:p>
          </table:table-cell>
          <table:table-cell office:value-type="string" calcext:value-type="string">
            <text:p>https://api.github.com/repos/apache/maven</text:p>
          </table:table-cell>
          <table:table-cell table:formula="of:=REPLACE([.B736]; 1; 29; &quot;&quot;)" office:value-type="string" office:string-value="apache/maven" calcext:value-type="string">
            <text:p>apache/maven</text:p>
          </table:table-cell>
        </table:table-row>
        <table:table-row table:style-name="ro1">
          <table:table-cell office:value-type="float" office:value="534388" calcext:value-type="float">
            <text:p>534388</text:p>
          </table:table-cell>
          <table:table-cell office:value-type="string" calcext:value-type="string">
            <text:p>https://api.github.com/repos/jacoco/jacoco</text:p>
          </table:table-cell>
          <table:table-cell table:formula="of:=REPLACE([.B737]; 1; 29; &quot;&quot;)" office:value-type="string" office:string-value="jacoco/jacoco" calcext:value-type="string">
            <text:p>jacoco/jacoco</text:p>
          </table:table-cell>
        </table:table-row>
        <table:table-row table:style-name="ro1">
          <table:table-cell office:value-type="float" office:value="537036" calcext:value-type="float">
            <text:p>537036</text:p>
          </table:table-cell>
          <table:table-cell office:value-type="string" calcext:value-type="string">
            <text:p>https://api.github.com/repos/mockito/mockito</text:p>
          </table:table-cell>
          <table:table-cell table:formula="of:=REPLACE([.B738]; 1; 29; &quot;&quot;)" office:value-type="string" office:string-value="mockito/mockito" calcext:value-type="string">
            <text:p>mockito/mockito</text:p>
          </table:table-cell>
        </table:table-row>
        <table:table-row table:style-name="ro1">
          <table:table-cell office:value-type="float" office:value="545246" calcext:value-type="float">
            <text:p>545246</text:p>
          </table:table-cell>
          <table:table-cell office:value-type="string" calcext:value-type="string">
            <text:p>https://api.github.com/repos/WASP-System/central</text:p>
          </table:table-cell>
          <table:table-cell table:formula="of:=REPLACE([.B739]; 1; 29; &quot;&quot;)" office:value-type="string" office:string-value="WASP-System/central" calcext:value-type="string">
            <text:p>WASP-System/central</text:p>
          </table:table-cell>
        </table:table-row>
        <table:table-row table:style-name="ro1">
          <table:table-cell office:value-type="float" office:value="546037" calcext:value-type="float">
            <text:p>546037</text:p>
          </table:table-cell>
          <table:table-cell office:value-type="string" calcext:value-type="string">
            <text:p>https://api.github.com/repos/owncloud/android</text:p>
          </table:table-cell>
          <table:table-cell table:formula="of:=REPLACE([.B740]; 1; 29; &quot;&quot;)" office:value-type="string" office:string-value="owncloud/android" calcext:value-type="string">
            <text:p>owncloud/android</text:p>
          </table:table-cell>
        </table:table-row>
        <table:table-row table:style-name="ro1">
          <table:table-cell office:value-type="float" office:value="556443" calcext:value-type="float">
            <text:p>556443</text:p>
          </table:table-cell>
          <table:table-cell office:value-type="string" calcext:value-type="string">
            <text:p>https://api.github.com/repos/slipcor/pvparena_modules</text:p>
          </table:table-cell>
          <table:table-cell table:formula="of:=REPLACE([.B741]; 1; 29; &quot;&quot;)" office:value-type="string" office:string-value="slipcor/pvparena_modules" calcext:value-type="string">
            <text:p>slipcor/pvparena_modules</text:p>
          </table:table-cell>
        </table:table-row>
        <table:table-row table:style-name="ro1">
          <table:table-cell office:value-type="float" office:value="585860" calcext:value-type="float">
            <text:p>585860</text:p>
          </table:table-cell>
          <table:table-cell office:value-type="string" calcext:value-type="string">
            <text:p>https://api.github.com/repos/phenoscape/phenoscape-data</text:p>
          </table:table-cell>
          <table:table-cell table:formula="of:=REPLACE([.B742]; 1; 29; &quot;&quot;)" office:value-type="string" office:string-value="phenoscape/phenoscape-data" calcext:value-type="string">
            <text:p>phenoscape/phenoscape-data</text:p>
          </table:table-cell>
        </table:table-row>
        <table:table-row table:style-name="ro1">
          <table:table-cell office:value-type="float" office:value="595354" calcext:value-type="float">
            <text:p>595354</text:p>
          </table:table-cell>
          <table:table-cell office:value-type="string" calcext:value-type="string">
            <text:p>https://api.github.com/repos/oshi/oshi</text:p>
          </table:table-cell>
          <table:table-cell table:formula="of:=REPLACE([.B743]; 1; 29; &quot;&quot;)" office:value-type="string" office:string-value="oshi/oshi" calcext:value-type="string">
            <text:p>oshi/oshi</text:p>
          </table:table-cell>
        </table:table-row>
        <table:table-row table:style-name="ro1">
          <table:table-cell office:value-type="float" office:value="596781" calcext:value-type="float">
            <text:p>596781</text:p>
          </table:table-cell>
          <table:table-cell office:value-type="string" calcext:value-type="string">
            <text:p>https://api.github.com/repos/PonySDK/PonySDK</text:p>
          </table:table-cell>
          <table:table-cell table:formula="of:=REPLACE([.B744]; 1; 29; &quot;&quot;)" office:value-type="string" office:string-value="PonySDK/PonySDK" calcext:value-type="string">
            <text:p>PonySDK/PonySDK</text:p>
          </table:table-cell>
        </table:table-row>
        <table:table-row table:style-name="ro1">
          <table:table-cell office:value-type="float" office:value="603167" calcext:value-type="float">
            <text:p>603167</text:p>
          </table:table-cell>
          <table:table-cell office:value-type="string" calcext:value-type="string">
            <text:p>https://api.github.com/repos/oboehm/gdv.xport</text:p>
          </table:table-cell>
          <table:table-cell table:formula="of:=REPLACE([.B745]; 1; 29; &quot;&quot;)" office:value-type="string" office:string-value="oboehm/gdv.xport" calcext:value-type="string">
            <text:p>oboehm/gdv.xport</text:p>
          </table:table-cell>
        </table:table-row>
        <table:table-row table:style-name="ro1">
          <table:table-cell office:value-type="float" office:value="604351" calcext:value-type="float">
            <text:p>604351</text:p>
          </table:table-cell>
          <table:table-cell office:value-type="string" calcext:value-type="string">
            <text:p>https://api.github.com/repos/jonabbey/Ganymede</text:p>
          </table:table-cell>
          <table:table-cell table:formula="of:=REPLACE([.B746]; 1; 29; &quot;&quot;)" office:value-type="string" office:string-value="jonabbey/Ganymede" calcext:value-type="string">
            <text:p>jonabbey/Ganymede</text:p>
          </table:table-cell>
        </table:table-row>
        <table:table-row table:style-name="ro1">
          <table:table-cell office:value-type="float" office:value="608960" calcext:value-type="float">
            <text:p>608960</text:p>
          </table:table-cell>
          <table:table-cell office:value-type="string" calcext:value-type="string">
            <text:p>https://api.github.com/repos/treasure-data/td-client-java</text:p>
          </table:table-cell>
          <table:table-cell table:formula="of:=REPLACE([.B747]; 1; 29; &quot;&quot;)" office:value-type="string" office:string-value="treasure-data/td-client-java" calcext:value-type="string">
            <text:p>treasure-data/td-client-java</text:p>
          </table:table-cell>
        </table:table-row>
        <table:table-row table:style-name="ro1">
          <table:table-cell office:value-type="float" office:value="609824" calcext:value-type="float">
            <text:p>609824</text:p>
          </table:table-cell>
          <table:table-cell office:value-type="string" calcext:value-type="string">
            <text:p>https://api.github.com/repos/apache/mina-sshd</text:p>
          </table:table-cell>
          <table:table-cell table:formula="of:=REPLACE([.B748]; 1; 29; &quot;&quot;)" office:value-type="string" office:string-value="apache/mina-sshd" calcext:value-type="string">
            <text:p>apache/mina-sshd</text:p>
          </table:table-cell>
        </table:table-row>
        <table:table-row table:style-name="ro1">
          <table:table-cell office:value-type="float" office:value="611519" calcext:value-type="float">
            <text:p>611519</text:p>
          </table:table-cell>
          <table:table-cell office:value-type="string" calcext:value-type="string">
            <text:p>https://api.github.com/repos/Bombe/Sone</text:p>
          </table:table-cell>
          <table:table-cell table:formula="of:=REPLACE([.B749]; 1; 29; &quot;&quot;)" office:value-type="string" office:string-value="Bombe/Sone" calcext:value-type="string">
            <text:p>Bombe/Sone</text:p>
          </table:table-cell>
        </table:table-row>
        <table:table-row table:style-name="ro1">
          <table:table-cell office:value-type="float" office:value="614029" calcext:value-type="float">
            <text:p>614029</text:p>
          </table:table-cell>
          <table:table-cell office:value-type="string" calcext:value-type="string">
            <text:p>https://api.github.com/repos/opacapp/opacclient</text:p>
          </table:table-cell>
          <table:table-cell table:formula="of:=REPLACE([.B750]; 1; 29; &quot;&quot;)" office:value-type="string" office:string-value="opacapp/opacclient" calcext:value-type="string">
            <text:p>opacapp/opacclient</text:p>
          </table:table-cell>
        </table:table-row>
        <table:table-row table:style-name="ro1">
          <table:table-cell office:value-type="float" office:value="615137" calcext:value-type="float">
            <text:p>615137</text:p>
          </table:table-cell>
          <table:table-cell office:value-type="string" calcext:value-type="string">
            <text:p>https://api.github.com/repos/apache/commons-collections</text:p>
          </table:table-cell>
          <table:table-cell table:formula="of:=REPLACE([.B751]; 1; 29; &quot;&quot;)" office:value-type="string" office:string-value="apache/commons-collections" calcext:value-type="string">
            <text:p>apache/commons-collections</text:p>
          </table:table-cell>
        </table:table-row>
        <table:table-row table:style-name="ro1">
          <table:table-cell office:value-type="float" office:value="615351" calcext:value-type="float">
            <text:p>615351</text:p>
          </table:table-cell>
          <table:table-cell office:value-type="string" calcext:value-type="string">
            <text:p>https://api.github.com/repos/maxirosson/jdroid</text:p>
          </table:table-cell>
          <table:table-cell table:formula="of:=REPLACE([.B752]; 1; 29; &quot;&quot;)" office:value-type="string" office:string-value="maxirosson/jdroid" calcext:value-type="string">
            <text:p>maxirosson/jdroid</text:p>
          </table:table-cell>
        </table:table-row>
        <table:table-row table:style-name="ro1">
          <table:table-cell office:value-type="float" office:value="615454" calcext:value-type="float">
            <text:p>615454</text:p>
          </table:table-cell>
          <table:table-cell office:value-type="string" calcext:value-type="string">
            <text:p>https://api.github.com/repos/ESGF/esg-search</text:p>
          </table:table-cell>
          <table:table-cell table:formula="of:=REPLACE([.B753]; 1; 29; &quot;&quot;)" office:value-type="string" office:string-value="ESGF/esg-search" calcext:value-type="string">
            <text:p>ESGF/esg-search</text:p>
          </table:table-cell>
        </table:table-row>
        <table:table-row table:style-name="ro1">
          <table:table-cell office:value-type="float" office:value="621232" calcext:value-type="float">
            <text:p>621232</text:p>
          </table:table-cell>
          <table:table-cell office:value-type="string" calcext:value-type="string">
            <text:p>https://api.github.com/repos/OpenComm/OpenComm-Group</text:p>
          </table:table-cell>
          <table:table-cell table:formula="of:=REPLACE([.B754]; 1; 29; &quot;&quot;)" office:value-type="string" office:string-value="OpenComm/OpenComm-Group" calcext:value-type="string">
            <text:p>OpenComm/OpenComm-Group</text:p>
          </table:table-cell>
        </table:table-row>
        <table:table-row table:style-name="ro1">
          <table:table-cell office:value-type="float" office:value="622299" calcext:value-type="float">
            <text:p>622299</text:p>
          </table:table-cell>
          <table:table-cell office:value-type="string" calcext:value-type="string">
            <text:p>https://api.github.com/repos/RestComm/Restcomm-Connect</text:p>
          </table:table-cell>
          <table:table-cell table:formula="of:=REPLACE([.B755]; 1; 29; &quot;&quot;)" office:value-type="string" office:string-value="RestComm/Restcomm-Connect" calcext:value-type="string">
            <text:p>RestComm/Restcomm-Connect</text:p>
          </table:table-cell>
        </table:table-row>
        <table:table-row table:style-name="ro1">
          <table:table-cell office:value-type="float" office:value="622408" calcext:value-type="float">
            <text:p>622408</text:p>
          </table:table-cell>
          <table:table-cell office:value-type="string" calcext:value-type="string">
            <text:p>https://api.github.com/repos/justinhrobbins/FlashCards_App</text:p>
          </table:table-cell>
          <table:table-cell table:formula="of:=REPLACE([.B756]; 1; 29; &quot;&quot;)" office:value-type="string" office:string-value="justinhrobbins/FlashCards_App" calcext:value-type="string">
            <text:p>justinhrobbins/FlashCards_App</text:p>
          </table:table-cell>
        </table:table-row>
        <table:table-row table:style-name="ro1">
          <table:table-cell office:value-type="float" office:value="627223" calcext:value-type="float">
            <text:p>627223</text:p>
          </table:table-cell>
          <table:table-cell office:value-type="string" calcext:value-type="string">
            <text:p>https://api.github.com/repos/SlimRoms/frameworks_base</text:p>
          </table:table-cell>
          <table:table-cell table:formula="of:=REPLACE([.B757]; 1; 29; &quot;&quot;)" office:value-type="string" office:string-value="SlimRoms/frameworks_base" calcext:value-type="string">
            <text:p>SlimRoms/frameworks_base</text:p>
          </table:table-cell>
        </table:table-row>
        <table:table-row table:style-name="ro1">
          <table:table-cell office:value-type="float" office:value="628237" calcext:value-type="float">
            <text:p>628237</text:p>
          </table:table-cell>
          <table:table-cell office:value-type="string" calcext:value-type="string">
            <text:p>https://api.github.com/repos/MinELenI/CBSviewer</text:p>
          </table:table-cell>
          <table:table-cell table:formula="of:=REPLACE([.B758]; 1; 29; &quot;&quot;)" office:value-type="string" office:string-value="MinELenI/CBSviewer" calcext:value-type="string">
            <text:p>MinELenI/CBSviewer</text:p>
          </table:table-cell>
        </table:table-row>
        <table:table-row table:style-name="ro1">
          <table:table-cell office:value-type="float" office:value="633551" calcext:value-type="float">
            <text:p>633551</text:p>
          </table:table-cell>
          <table:table-cell office:value-type="string" calcext:value-type="string">
            <text:p>https://api.github.com/repos/apache/stanbol</text:p>
          </table:table-cell>
          <table:table-cell table:formula="of:=REPLACE([.B759]; 1; 29; &quot;&quot;)" office:value-type="string" office:string-value="apache/stanbol" calcext:value-type="string">
            <text:p>apache/stanbol</text:p>
          </table:table-cell>
        </table:table-row>
        <table:table-row table:style-name="ro1">
          <table:table-cell office:value-type="float" office:value="638872" calcext:value-type="float">
            <text:p>638872</text:p>
          </table:table-cell>
          <table:table-cell office:value-type="string" calcext:value-type="string">
            <text:p>https://api.github.com/repos/apache/qpid-proton</text:p>
          </table:table-cell>
          <table:table-cell table:formula="of:=REPLACE([.B760]; 1; 29; &quot;&quot;)" office:value-type="string" office:string-value="apache/qpid-proton" calcext:value-type="string">
            <text:p>apache/qpid-proton</text:p>
          </table:table-cell>
        </table:table-row>
        <table:table-row table:style-name="ro1">
          <table:table-cell office:value-type="float" office:value="648410" calcext:value-type="float">
            <text:p>648410</text:p>
          </table:table-cell>
          <table:table-cell office:value-type="string" calcext:value-type="string">
            <text:p>https://api.github.com/repos/SlimRoms/packages_apps_Settings</text:p>
          </table:table-cell>
          <table:table-cell table:formula="of:=REPLACE([.B761]; 1; 29; &quot;&quot;)" office:value-type="string" office:string-value="SlimRoms/packages_apps_Settings" calcext:value-type="string">
            <text:p>SlimRoms/packages_apps_Settings</text:p>
          </table:table-cell>
        </table:table-row>
        <table:table-row table:style-name="ro1">
          <table:table-cell office:value-type="float" office:value="656095" calcext:value-type="float">
            <text:p>656095</text:p>
          </table:table-cell>
          <table:table-cell office:value-type="string" calcext:value-type="string">
            <text:p>https://api.github.com/repos/mgoellnitz/tangram</text:p>
          </table:table-cell>
          <table:table-cell table:formula="of:=REPLACE([.B762]; 1; 29; &quot;&quot;)" office:value-type="string" office:string-value="mgoellnitz/tangram" calcext:value-type="string">
            <text:p>mgoellnitz/tangram</text:p>
          </table:table-cell>
        </table:table-row>
        <table:table-row table:style-name="ro1">
          <table:table-cell office:value-type="float" office:value="659184" calcext:value-type="float">
            <text:p>659184</text:p>
          </table:table-cell>
          <table:table-cell office:value-type="string" calcext:value-type="string">
            <text:p>https://api.github.com/repos/tengstrand/Laja</text:p>
          </table:table-cell>
          <table:table-cell table:formula="of:=REPLACE([.B763]; 1; 29; &quot;&quot;)" office:value-type="string" office:string-value="tengstrand/Laja" calcext:value-type="string">
            <text:p>tengstrand/Laja</text:p>
          </table:table-cell>
        </table:table-row>
        <table:table-row table:style-name="ro1">
          <table:table-cell office:value-type="float" office:value="665467" calcext:value-type="float">
            <text:p>665467</text:p>
          </table:table-cell>
          <table:table-cell office:value-type="string" calcext:value-type="string">
            <text:p>https://api.github.com/repos/apache/tapestry-5</text:p>
          </table:table-cell>
          <table:table-cell table:formula="of:=REPLACE([.B764]; 1; 29; &quot;&quot;)" office:value-type="string" office:string-value="apache/tapestry-5" calcext:value-type="string">
            <text:p>apache/tapestry-5</text:p>
          </table:table-cell>
        </table:table-row>
        <table:table-row table:style-name="ro1">
          <table:table-cell office:value-type="float" office:value="667114" calcext:value-type="float">
            <text:p>667114</text:p>
          </table:table-cell>
          <table:table-cell office:value-type="string" calcext:value-type="string">
            <text:p>https://api.github.com/repos/Weltraumschaf/commons</text:p>
          </table:table-cell>
          <table:table-cell table:formula="of:=REPLACE([.B765]; 1; 29; &quot;&quot;)" office:value-type="string" office:string-value="Weltraumschaf/commons" calcext:value-type="string">
            <text:p>Weltraumschaf/commons</text:p>
          </table:table-cell>
        </table:table-row>
        <table:table-row table:style-name="ro1">
          <table:table-cell office:value-type="float" office:value="674195" calcext:value-type="float">
            <text:p>674195</text:p>
          </table:table-cell>
          <table:table-cell office:value-type="string" calcext:value-type="string">
            <text:p>https://api.github.com/repos/datasalt/pangool</text:p>
          </table:table-cell>
          <table:table-cell table:formula="of:=REPLACE([.B766]; 1; 29; &quot;&quot;)" office:value-type="string" office:string-value="datasalt/pangool" calcext:value-type="string">
            <text:p>datasalt/pangool</text:p>
          </table:table-cell>
        </table:table-row>
        <table:table-row table:style-name="ro1">
          <table:table-cell office:value-type="float" office:value="675061" calcext:value-type="float">
            <text:p>675061</text:p>
          </table:table-cell>
          <table:table-cell office:value-type="string" calcext:value-type="string">
            <text:p>https://api.github.com/repos/apache/chemistry-opencmis</text:p>
          </table:table-cell>
          <table:table-cell table:formula="of:=REPLACE([.B767]; 1; 29; &quot;&quot;)" office:value-type="string" office:string-value="apache/chemistry-opencmis" calcext:value-type="string">
            <text:p>apache/chemistry-opencmis</text:p>
          </table:table-cell>
        </table:table-row>
        <table:table-row table:style-name="ro1">
          <table:table-cell office:value-type="float" office:value="679322" calcext:value-type="float">
            <text:p>679322</text:p>
          </table:table-cell>
          <table:table-cell office:value-type="string" calcext:value-type="string">
            <text:p>https://api.github.com/repos/yukuku/androidbible</text:p>
          </table:table-cell>
          <table:table-cell table:formula="of:=REPLACE([.B768]; 1; 29; &quot;&quot;)" office:value-type="string" office:string-value="yukuku/androidbible" calcext:value-type="string">
            <text:p>yukuku/androidbible</text:p>
          </table:table-cell>
        </table:table-row>
        <table:table-row table:style-name="ro1">
          <table:table-cell office:value-type="float" office:value="683403" calcext:value-type="float">
            <text:p>683403</text:p>
          </table:table-cell>
          <table:table-cell office:value-type="string" calcext:value-type="string">
            <text:p>https://api.github.com/repos/jcstaff/ejava-javaee</text:p>
          </table:table-cell>
          <table:table-cell table:formula="of:=REPLACE([.B769]; 1; 29; &quot;&quot;)" office:value-type="string" office:string-value="jcstaff/ejava-javaee" calcext:value-type="string">
            <text:p>jcstaff/ejava-javaee</text:p>
          </table:table-cell>
        </table:table-row>
        <table:table-row table:style-name="ro1">
          <table:table-cell office:value-type="float" office:value="685834" calcext:value-type="float">
            <text:p>685834</text:p>
          </table:table-cell>
          <table:table-cell office:value-type="string" calcext:value-type="string">
            <text:p>https://api.github.com/repos/cotrix/cotrixrep</text:p>
          </table:table-cell>
          <table:table-cell table:formula="of:=REPLACE([.B770]; 1; 29; &quot;&quot;)" office:value-type="string" office:string-value="cotrix/cotrixrep" calcext:value-type="string">
            <text:p>cotrix/cotrixrep</text:p>
          </table:table-cell>
        </table:table-row>
        <table:table-row table:style-name="ro1">
          <table:table-cell office:value-type="float" office:value="686459" calcext:value-type="float">
            <text:p>686459</text:p>
          </table:table-cell>
          <table:table-cell office:value-type="string" calcext:value-type="string">
            <text:p>https://api.github.com/repos/apache/archiva</text:p>
          </table:table-cell>
          <table:table-cell table:formula="of:=REPLACE([.B771]; 1; 29; &quot;&quot;)" office:value-type="string" office:string-value="apache/archiva" calcext:value-type="string">
            <text:p>apache/archiva</text:p>
          </table:table-cell>
        </table:table-row>
        <table:table-row table:style-name="ro1">
          <table:table-cell office:value-type="float" office:value="691908" calcext:value-type="float">
            <text:p>691908</text:p>
          </table:table-cell>
          <table:table-cell office:value-type="string" calcext:value-type="string">
            <text:p>https://api.github.com/repos/SonarSource/sonar-java</text:p>
          </table:table-cell>
          <table:table-cell table:formula="of:=REPLACE([.B772]; 1; 29; &quot;&quot;)" office:value-type="string" office:string-value="SonarSource/sonar-java" calcext:value-type="string">
            <text:p>SonarSource/sonar-java</text:p>
          </table:table-cell>
        </table:table-row>
        <table:table-row table:style-name="ro1">
          <table:table-cell office:value-type="float" office:value="692866" calcext:value-type="float">
            <text:p>692866</text:p>
          </table:table-cell>
          <table:table-cell office:value-type="string" calcext:value-type="string">
            <text:p>https://api.github.com/repos/ArcBees/GWTP</text:p>
          </table:table-cell>
          <table:table-cell table:formula="of:=REPLACE([.B773]; 1; 29; &quot;&quot;)" office:value-type="string" office:string-value="ArcBees/GWTP" calcext:value-type="string">
            <text:p>ArcBees/GWTP</text:p>
          </table:table-cell>
        </table:table-row>
        <table:table-row table:style-name="ro1">
          <table:table-cell office:value-type="float" office:value="694138" calcext:value-type="float">
            <text:p>694138</text:p>
          </table:table-cell>
          <table:table-cell office:value-type="string" calcext:value-type="string">
            <text:p>https://api.github.com/repos/Netflix/eureka</text:p>
          </table:table-cell>
          <table:table-cell table:formula="of:=REPLACE([.B774]; 1; 29; &quot;&quot;)" office:value-type="string" office:string-value="Netflix/eureka" calcext:value-type="string">
            <text:p>Netflix/eureka</text:p>
          </table:table-cell>
        </table:table-row>
        <table:table-row table:style-name="ro1">
          <table:table-cell office:value-type="float" office:value="695047" calcext:value-type="float">
            <text:p>695047</text:p>
          </table:table-cell>
          <table:table-cell office:value-type="string" calcext:value-type="string">
            <text:p>https://api.github.com/repos/apache/flex-falcon</text:p>
          </table:table-cell>
          <table:table-cell table:formula="of:=REPLACE([.B775]; 1; 29; &quot;&quot;)" office:value-type="string" office:string-value="apache/flex-falcon" calcext:value-type="string">
            <text:p>apache/flex-falcon</text:p>
          </table:table-cell>
        </table:table-row>
        <table:table-row table:style-name="ro1">
          <table:table-cell office:value-type="float" office:value="696536" calcext:value-type="float">
            <text:p>696536</text:p>
          </table:table-cell>
          <table:table-cell office:value-type="string" calcext:value-type="string">
            <text:p>https://api.github.com/repos/SeqWare/seqware</text:p>
          </table:table-cell>
          <table:table-cell table:formula="of:=REPLACE([.B776]; 1; 29; &quot;&quot;)" office:value-type="string" office:string-value="SeqWare/seqware" calcext:value-type="string">
            <text:p>SeqWare/seqware</text:p>
          </table:table-cell>
        </table:table-row>
        <table:table-row table:style-name="ro1">
          <table:table-cell office:value-type="float" office:value="697058" calcext:value-type="float">
            <text:p>697058</text:p>
          </table:table-cell>
          <table:table-cell office:value-type="string" calcext:value-type="string">
            <text:p>https://api.github.com/repos/fracture91/wpi-suite-tng</text:p>
          </table:table-cell>
          <table:table-cell table:formula="of:=REPLACE([.B777]; 1; 29; &quot;&quot;)" office:value-type="string" office:string-value="fracture91/wpi-suite-tng" calcext:value-type="string">
            <text:p>fracture91/wpi-suite-tng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  <table:table-cell office:value-type="string" calcext:value-type="string">
            <text:p>https://api.github.com/repos/eccentricdevotion/TARDIS</text:p>
          </table:table-cell>
          <table:table-cell table:formula="of:=REPLACE([.B778]; 1; 29; &quot;&quot;)" office:value-type="string" office:string-value="eccentricdevotion/TARDIS" calcext:value-type="string">
            <text:p>eccentricdevotion/TARDIS</text:p>
          </table:table-cell>
        </table:table-row>
        <table:table-row table:style-name="ro1">
          <table:table-cell office:value-type="float" office:value="704428" calcext:value-type="float">
            <text:p>704428</text:p>
          </table:table-cell>
          <table:table-cell office:value-type="string" calcext:value-type="string">
            <text:p>https://api.github.com/repos/apache/sling</text:p>
          </table:table-cell>
          <table:table-cell table:formula="of:=REPLACE([.B779]; 1; 29; &quot;&quot;)" office:value-type="string" office:string-value="apache/sling" calcext:value-type="string">
            <text:p>apache/sling</text:p>
          </table:table-cell>
        </table:table-row>
        <table:table-row table:style-name="ro1">
          <table:table-cell office:value-type="float" office:value="705633" calcext:value-type="float">
            <text:p>705633</text:p>
          </table:table-cell>
          <table:table-cell office:value-type="string" calcext:value-type="string">
            <text:p>https://api.github.com/repos/ClemsonRSRG/RESOLVE</text:p>
          </table:table-cell>
          <table:table-cell table:formula="of:=REPLACE([.B780]; 1; 29; &quot;&quot;)" office:value-type="string" office:string-value="ClemsonRSRG/RESOLVE" calcext:value-type="string">
            <text:p>ClemsonRSRG/RESOLVE</text:p>
          </table:table-cell>
        </table:table-row>
        <table:table-row table:style-name="ro1">
          <table:table-cell office:value-type="float" office:value="708930" calcext:value-type="float">
            <text:p>708930</text:p>
          </table:table-cell>
          <table:table-cell office:value-type="string" calcext:value-type="string">
            <text:p>https://api.github.com/repos/marthaler/schuelerturnier</text:p>
          </table:table-cell>
          <table:table-cell table:formula="of:=REPLACE([.B781]; 1; 29; &quot;&quot;)" office:value-type="string" office:string-value="marthaler/schuelerturnier" calcext:value-type="string">
            <text:p>marthaler/schuelerturnier</text:p>
          </table:table-cell>
        </table:table-row>
        <table:table-row table:style-name="ro1">
          <table:table-cell office:value-type="float" office:value="716930" calcext:value-type="float">
            <text:p>716930</text:p>
          </table:table-cell>
          <table:table-cell office:value-type="string" calcext:value-type="string">
            <text:p>https://api.github.com/repos/ThinkingBridge/platform_frameworks_base</text:p>
          </table:table-cell>
          <table:table-cell table:formula="of:=REPLACE([.B782]; 1; 29; &quot;&quot;)" office:value-type="string" office:string-value="ThinkingBridge/platform_frameworks_base" calcext:value-type="string">
            <text:p>ThinkingBridge/platform_frameworks_base</text:p>
          </table:table-cell>
        </table:table-row>
        <table:table-row table:style-name="ro1">
          <table:table-cell office:value-type="float" office:value="729212" calcext:value-type="float">
            <text:p>729212</text:p>
          </table:table-cell>
          <table:table-cell office:value-type="string" calcext:value-type="string">
            <text:p>https://api.github.com/repos/Permafrost/TundraTN</text:p>
          </table:table-cell>
          <table:table-cell table:formula="of:=REPLACE([.B783]; 1; 29; &quot;&quot;)" office:value-type="string" office:string-value="Permafrost/TundraTN" calcext:value-type="string">
            <text:p>Permafrost/TundraTN</text:p>
          </table:table-cell>
        </table:table-row>
        <table:table-row table:style-name="ro1">
          <table:table-cell office:value-type="float" office:value="730114" calcext:value-type="float">
            <text:p>730114</text:p>
          </table:table-cell>
          <table:table-cell office:value-type="string" calcext:value-type="string">
            <text:p>https://api.github.com/repos/tzaeschke/zoodb</text:p>
          </table:table-cell>
          <table:table-cell table:formula="of:=REPLACE([.B784]; 1; 29; &quot;&quot;)" office:value-type="string" office:string-value="tzaeschke/zoodb" calcext:value-type="string">
            <text:p>tzaeschke/zoodb</text:p>
          </table:table-cell>
        </table:table-row>
        <table:table-row table:style-name="ro1">
          <table:table-cell office:value-type="float" office:value="730516" calcext:value-type="float">
            <text:p>730516</text:p>
          </table:table-cell>
          <table:table-cell office:value-type="string" calcext:value-type="string">
            <text:p>https://api.github.com/repos/eclipse/birt</text:p>
          </table:table-cell>
          <table:table-cell table:formula="of:=REPLACE([.B785]; 1; 29; &quot;&quot;)" office:value-type="string" office:string-value="eclipse/birt" calcext:value-type="string">
            <text:p>eclipse/birt</text:p>
          </table:table-cell>
        </table:table-row>
        <table:table-row table:style-name="ro1">
          <table:table-cell office:value-type="float" office:value="731308" calcext:value-type="float">
            <text:p>731308</text:p>
          </table:table-cell>
          <table:table-cell office:value-type="string" calcext:value-type="string">
            <text:p>https://api.github.com/repos/Pi4J/pi4j</text:p>
          </table:table-cell>
          <table:table-cell table:formula="of:=REPLACE([.B786]; 1; 29; &quot;&quot;)" office:value-type="string" office:string-value="Pi4J/pi4j" calcext:value-type="string">
            <text:p>Pi4J/pi4j</text:p>
          </table:table-cell>
        </table:table-row>
        <table:table-row table:style-name="ro1">
          <table:table-cell office:value-type="float" office:value="731872" calcext:value-type="float">
            <text:p>731872</text:p>
          </table:table-cell>
          <table:table-cell office:value-type="string" calcext:value-type="string">
            <text:p>https://api.github.com/repos/oblac/jodd</text:p>
          </table:table-cell>
          <table:table-cell table:formula="of:=REPLACE([.B787]; 1; 29; &quot;&quot;)" office:value-type="string" office:string-value="oblac/jodd" calcext:value-type="string">
            <text:p>oblac/jodd</text:p>
          </table:table-cell>
        </table:table-row>
        <table:table-row table:style-name="ro1">
          <table:table-cell office:value-type="float" office:value="732705" calcext:value-type="float">
            <text:p>732705</text:p>
          </table:table-cell>
          <table:table-cell office:value-type="string" calcext:value-type="string">
            <text:p>https://api.github.com/repos/timeu/GWA-Portal</text:p>
          </table:table-cell>
          <table:table-cell table:formula="of:=REPLACE([.B788]; 1; 29; &quot;&quot;)" office:value-type="string" office:string-value="timeu/GWA-Portal" calcext:value-type="string">
            <text:p>timeu/GWA-Portal</text:p>
          </table:table-cell>
        </table:table-row>
        <table:table-row table:style-name="ro1">
          <table:table-cell office:value-type="float" office:value="752120" calcext:value-type="float">
            <text:p>752120</text:p>
          </table:table-cell>
          <table:table-cell office:value-type="string" calcext:value-type="string">
            <text:p>https://api.github.com/repos/bugsnag/bugsnag-android</text:p>
          </table:table-cell>
          <table:table-cell table:formula="of:=REPLACE([.B789]; 1; 29; &quot;&quot;)" office:value-type="string" office:string-value="bugsnag/bugsnag-android" calcext:value-type="string">
            <text:p>bugsnag/bugsnag-android</text:p>
          </table:table-cell>
        </table:table-row>
        <table:table-row table:style-name="ro1">
          <table:table-cell office:value-type="float" office:value="761793" calcext:value-type="float">
            <text:p>761793</text:p>
          </table:table-cell>
          <table:table-cell office:value-type="string" calcext:value-type="string">
            <text:p>https://api.github.com/repos/apache/openwebbeans</text:p>
          </table:table-cell>
          <table:table-cell table:formula="of:=REPLACE([.B790]; 1; 29; &quot;&quot;)" office:value-type="string" office:string-value="apache/openwebbeans" calcext:value-type="string">
            <text:p>apache/openwebbeans</text:p>
          </table:table-cell>
        </table:table-row>
        <table:table-row table:style-name="ro1">
          <table:table-cell office:value-type="float" office:value="768619" calcext:value-type="float">
            <text:p>768619</text:p>
          </table:table-cell>
          <table:table-cell office:value-type="string" calcext:value-type="string">
            <text:p>https://api.github.com/repos/eclipse/egit</text:p>
          </table:table-cell>
          <table:table-cell table:formula="of:=REPLACE([.B791]; 1; 29; &quot;&quot;)" office:value-type="string" office:string-value="eclipse/egit" calcext:value-type="string">
            <text:p>eclipse/egit</text:p>
          </table:table-cell>
        </table:table-row>
        <table:table-row table:style-name="ro1">
          <table:table-cell office:value-type="float" office:value="769976" calcext:value-type="float">
            <text:p>769976</text:p>
          </table:table-cell>
          <table:table-cell office:value-type="string" calcext:value-type="string">
            <text:p>https://api.github.com/repos/podd/podd-redesign</text:p>
          </table:table-cell>
          <table:table-cell table:formula="of:=REPLACE([.B792]; 1; 29; &quot;&quot;)" office:value-type="string" office:string-value="podd/podd-redesign" calcext:value-type="string">
            <text:p>podd/podd-redesign</text:p>
          </table:table-cell>
        </table:table-row>
        <table:table-row table:style-name="ro1">
          <table:table-cell office:value-type="float" office:value="777645" calcext:value-type="float">
            <text:p>777645</text:p>
          </table:table-cell>
          <table:table-cell office:value-type="string" calcext:value-type="string">
            <text:p>https://api.github.com/repos/barchart/barchart-util</text:p>
          </table:table-cell>
          <table:table-cell table:formula="of:=REPLACE([.B793]; 1; 29; &quot;&quot;)" office:value-type="string" office:string-value="barchart/barchart-util" calcext:value-type="string">
            <text:p>barchart/barchart-util</text:p>
          </table:table-cell>
        </table:table-row>
        <table:table-row table:style-name="ro1">
          <table:table-cell office:value-type="float" office:value="797568" calcext:value-type="float">
            <text:p>797568</text:p>
          </table:table-cell>
          <table:table-cell office:value-type="string" calcext:value-type="string">
            <text:p>https://api.github.com/repos/soomla/android-store</text:p>
          </table:table-cell>
          <table:table-cell table:formula="of:=REPLACE([.B794]; 1; 29; &quot;&quot;)" office:value-type="string" office:string-value="soomla/android-store" calcext:value-type="string">
            <text:p>soomla/android-store</text:p>
          </table:table-cell>
        </table:table-row>
        <table:table-row table:style-name="ro1">
          <table:table-cell office:value-type="float" office:value="800100" calcext:value-type="float">
            <text:p>800100</text:p>
          </table:table-cell>
          <table:table-cell office:value-type="string" calcext:value-type="string">
            <text:p>https://api.github.com/repos/inovex/zax</text:p>
          </table:table-cell>
          <table:table-cell table:formula="of:=REPLACE([.B795]; 1; 29; &quot;&quot;)" office:value-type="string" office:string-value="inovex/zax" calcext:value-type="string">
            <text:p>inovex/zax</text:p>
          </table:table-cell>
        </table:table-row>
        <table:table-row table:style-name="ro1">
          <table:table-cell office:value-type="float" office:value="801441" calcext:value-type="float">
            <text:p>801441</text:p>
          </table:table-cell>
          <table:table-cell office:value-type="string" calcext:value-type="string">
            <text:p>https://api.github.com/repos/Activiti/Activiti</text:p>
          </table:table-cell>
          <table:table-cell table:formula="of:=REPLACE([.B796]; 1; 29; &quot;&quot;)" office:value-type="string" office:string-value="Activiti/Activiti" calcext:value-type="string">
            <text:p>Activiti/Activiti</text:p>
          </table:table-cell>
        </table:table-row>
        <table:table-row table:style-name="ro1">
          <table:table-cell office:value-type="float" office:value="805784" calcext:value-type="float">
            <text:p>805784</text:p>
          </table:table-cell>
          <table:table-cell office:value-type="string" calcext:value-type="string">
            <text:p>https://api.github.com/repos/opennetworkinglab/flowvisor</text:p>
          </table:table-cell>
          <table:table-cell table:formula="of:=REPLACE([.B797]; 1; 29; &quot;&quot;)" office:value-type="string" office:string-value="opennetworkinglab/flowvisor" calcext:value-type="string">
            <text:p>opennetworkinglab/flowvisor</text:p>
          </table:table-cell>
        </table:table-row>
        <table:table-row table:style-name="ro1">
          <table:table-cell office:value-type="float" office:value="811684" calcext:value-type="float">
            <text:p>811684</text:p>
          </table:table-cell>
          <table:table-cell office:value-type="string" calcext:value-type="string">
            <text:p>https://api.github.com/repos/jutzig/jabylon</text:p>
          </table:table-cell>
          <table:table-cell table:formula="of:=REPLACE([.B798]; 1; 29; &quot;&quot;)" office:value-type="string" office:string-value="jutzig/jabylon" calcext:value-type="string">
            <text:p>jutzig/jabylon</text:p>
          </table:table-cell>
        </table:table-row>
        <table:table-row table:style-name="ro1">
          <table:table-cell office:value-type="float" office:value="823166" calcext:value-type="float">
            <text:p>823166</text:p>
          </table:table-cell>
          <table:table-cell office:value-type="string" calcext:value-type="string">
            <text:p>https://api.github.com/repos/greese/dasein-cloud-openstack</text:p>
          </table:table-cell>
          <table:table-cell table:formula="of:=REPLACE([.B799]; 1; 29; &quot;&quot;)" office:value-type="string" office:string-value="greese/dasein-cloud-openstack" calcext:value-type="string">
            <text:p>greese/dasein-cloud-openstack</text:p>
          </table:table-cell>
        </table:table-row>
        <table:table-row table:style-name="ro1">
          <table:table-cell office:value-type="float" office:value="824631" calcext:value-type="float">
            <text:p>824631</text:p>
          </table:table-cell>
          <table:table-cell office:value-type="string" calcext:value-type="string">
            <text:p>https://api.github.com/repos/aadnk/ProtocolLib</text:p>
          </table:table-cell>
          <table:table-cell table:formula="of:=REPLACE([.B800]; 1; 29; &quot;&quot;)" office:value-type="string" office:string-value="aadnk/ProtocolLib" calcext:value-type="string">
            <text:p>aadnk/ProtocolLib</text:p>
          </table:table-cell>
        </table:table-row>
        <table:table-row table:style-name="ro1">
          <table:table-cell office:value-type="float" office:value="825254" calcext:value-type="float">
            <text:p>825254</text:p>
          </table:table-cell>
          <table:table-cell office:value-type="string" calcext:value-type="string">
            <text:p>https://api.github.com/repos/kaitoy/pcap4j</text:p>
          </table:table-cell>
          <table:table-cell table:formula="of:=REPLACE([.B801]; 1; 29; &quot;&quot;)" office:value-type="string" office:string-value="kaitoy/pcap4j" calcext:value-type="string">
            <text:p>kaitoy/pcap4j</text:p>
          </table:table-cell>
        </table:table-row>
        <table:table-row table:style-name="ro1">
          <table:table-cell office:value-type="float" office:value="833128" calcext:value-type="float">
            <text:p>833128</text:p>
          </table:table-cell>
          <table:table-cell office:value-type="string" calcext:value-type="string">
            <text:p>https://api.github.com/repos/apache/directory-server</text:p>
          </table:table-cell>
          <table:table-cell table:formula="of:=REPLACE([.B802]; 1; 29; &quot;&quot;)" office:value-type="string" office:string-value="apache/directory-server" calcext:value-type="string">
            <text:p>apache/directory-server</text:p>
          </table:table-cell>
        </table:table-row>
        <table:table-row table:style-name="ro1">
          <table:table-cell office:value-type="float" office:value="848964" calcext:value-type="float">
            <text:p>848964</text:p>
          </table:table-cell>
          <table:table-cell office:value-type="string" calcext:value-type="string">
            <text:p>https://api.github.com/repos/graphhopper/graphhopper</text:p>
          </table:table-cell>
          <table:table-cell table:formula="of:=REPLACE([.B803]; 1; 29; &quot;&quot;)" office:value-type="string" office:string-value="graphhopper/graphhopper" calcext:value-type="string">
            <text:p>graphhopper/graphhopper</text:p>
          </table:table-cell>
        </table:table-row>
        <table:table-row table:style-name="ro1">
          <table:table-cell office:value-type="float" office:value="860203" calcext:value-type="float">
            <text:p>860203</text:p>
          </table:table-cell>
          <table:table-cell office:value-type="string" calcext:value-type="string">
            <text:p>https://api.github.com/repos/corydoras/base</text:p>
          </table:table-cell>
          <table:table-cell table:formula="of:=REPLACE([.B804]; 1; 29; &quot;&quot;)" office:value-type="string" office:string-value="corydoras/base" calcext:value-type="string">
            <text:p>corydoras/base</text:p>
          </table:table-cell>
        </table:table-row>
        <table:table-row table:style-name="ro1">
          <table:table-cell office:value-type="float" office:value="868557" calcext:value-type="float">
            <text:p>868557</text:p>
          </table:table-cell>
          <table:table-cell office:value-type="string" calcext:value-type="string">
            <text:p>https://api.github.com/repos/apache/tomcat60</text:p>
          </table:table-cell>
          <table:table-cell table:formula="of:=REPLACE([.B805]; 1; 29; &quot;&quot;)" office:value-type="string" office:string-value="apache/tomcat60" calcext:value-type="string">
            <text:p>apache/tomcat60</text:p>
          </table:table-cell>
        </table:table-row>
        <table:table-row table:style-name="ro1">
          <table:table-cell office:value-type="float" office:value="869919" calcext:value-type="float">
            <text:p>869919</text:p>
          </table:table-cell>
          <table:table-cell office:value-type="string" calcext:value-type="string">
            <text:p>https://api.github.com/repos/indication/OpenRedmine</text:p>
          </table:table-cell>
          <table:table-cell table:formula="of:=REPLACE([.B806]; 1; 29; &quot;&quot;)" office:value-type="string" office:string-value="indication/OpenRedmine" calcext:value-type="string">
            <text:p>indication/OpenRedmine</text:p>
          </table:table-cell>
        </table:table-row>
        <table:table-row table:style-name="ro1">
          <table:table-cell office:value-type="float" office:value="870451" calcext:value-type="float">
            <text:p>870451</text:p>
          </table:table-cell>
          <table:table-cell office:value-type="string" calcext:value-type="string">
            <text:p>https://api.github.com/repos/TanyaGaleyev/Panda-project</text:p>
          </table:table-cell>
          <table:table-cell table:formula="of:=REPLACE([.B807]; 1; 29; &quot;&quot;)" office:value-type="string" office:string-value="TanyaGaleyev/Panda-project" calcext:value-type="string">
            <text:p>TanyaGaleyev/Panda-project</text:p>
          </table:table-cell>
        </table:table-row>
        <table:table-row table:style-name="ro1">
          <table:table-cell office:value-type="float" office:value="872240" calcext:value-type="float">
            <text:p>872240</text:p>
          </table:table-cell>
          <table:table-cell office:value-type="string" calcext:value-type="string">
            <text:p>https://api.github.com/repos/TabakoffLab/PhenoGen</text:p>
          </table:table-cell>
          <table:table-cell table:formula="of:=REPLACE([.B808]; 1; 29; &quot;&quot;)" office:value-type="string" office:string-value="TabakoffLab/PhenoGen" calcext:value-type="string">
            <text:p>TabakoffLab/PhenoGen</text:p>
          </table:table-cell>
        </table:table-row>
        <table:table-row table:style-name="ro1">
          <table:table-cell office:value-type="float" office:value="874097" calcext:value-type="float">
            <text:p>874097</text:p>
          </table:table-cell>
          <table:table-cell office:value-type="string" calcext:value-type="string">
            <text:p>https://api.github.com/repos/JodaOrg/joda-beans</text:p>
          </table:table-cell>
          <table:table-cell table:formula="of:=REPLACE([.B809]; 1; 29; &quot;&quot;)" office:value-type="string" office:string-value="JodaOrg/joda-beans" calcext:value-type="string">
            <text:p>JodaOrg/joda-beans</text:p>
          </table:table-cell>
        </table:table-row>
        <table:table-row table:style-name="ro1">
          <table:table-cell office:value-type="float" office:value="875396" calcext:value-type="float">
            <text:p>875396</text:p>
          </table:table-cell>
          <table:table-cell office:value-type="string" calcext:value-type="string">
            <text:p>https://api.github.com/repos/apache/servicemix4-bundles</text:p>
          </table:table-cell>
          <table:table-cell table:formula="of:=REPLACE([.B810]; 1; 29; &quot;&quot;)" office:value-type="string" office:string-value="apache/servicemix4-bundles" calcext:value-type="string">
            <text:p>apache/servicemix4-bundles</text:p>
          </table:table-cell>
        </table:table-row>
        <table:table-row table:style-name="ro1">
          <table:table-cell office:value-type="float" office:value="876618" calcext:value-type="float">
            <text:p>876618</text:p>
          </table:table-cell>
          <table:table-cell office:value-type="string" calcext:value-type="string">
            <text:p>https://api.github.com/repos/apache/manifoldcf</text:p>
          </table:table-cell>
          <table:table-cell table:formula="of:=REPLACE([.B811]; 1; 29; &quot;&quot;)" office:value-type="string" office:string-value="apache/manifoldcf" calcext:value-type="string">
            <text:p>apache/manifoldcf</text:p>
          </table:table-cell>
        </table:table-row>
        <table:table-row table:style-name="ro1">
          <table:table-cell office:value-type="float" office:value="879234" calcext:value-type="float">
            <text:p>879234</text:p>
          </table:table-cell>
          <table:table-cell office:value-type="string" calcext:value-type="string">
            <text:p>https://api.github.com/repos/apache/opennlp</text:p>
          </table:table-cell>
          <table:table-cell table:formula="of:=REPLACE([.B812]; 1; 29; &quot;&quot;)" office:value-type="string" office:string-value="apache/opennlp" calcext:value-type="string">
            <text:p>apache/opennlp</text:p>
          </table:table-cell>
        </table:table-row>
        <table:table-row table:style-name="ro1">
          <table:table-cell office:value-type="float" office:value="891091" calcext:value-type="float">
            <text:p>891091</text:p>
          </table:table-cell>
          <table:table-cell office:value-type="string" calcext:value-type="string">
            <text:p>https://api.github.com/repos/iBotPeaches/Apktool</text:p>
          </table:table-cell>
          <table:table-cell table:formula="of:=REPLACE([.B813]; 1; 29; &quot;&quot;)" office:value-type="string" office:string-value="iBotPeaches/Apktool" calcext:value-type="string">
            <text:p>iBotPeaches/Apktool</text:p>
          </table:table-cell>
        </table:table-row>
        <table:table-row table:style-name="ro1">
          <table:table-cell office:value-type="float" office:value="893309" calcext:value-type="float">
            <text:p>893309</text:p>
          </table:table-cell>
          <table:table-cell office:value-type="string" calcext:value-type="string">
            <text:p>https://api.github.com/repos/uniba-dsg/betsy</text:p>
          </table:table-cell>
          <table:table-cell table:formula="of:=REPLACE([.B814]; 1; 29; &quot;&quot;)" office:value-type="string" office:string-value="uniba-dsg/betsy" calcext:value-type="string">
            <text:p>uniba-dsg/betsy</text:p>
          </table:table-cell>
        </table:table-row>
        <table:table-row table:style-name="ro1">
          <table:table-cell office:value-type="float" office:value="895057" calcext:value-type="float">
            <text:p>895057</text:p>
          </table:table-cell>
          <table:table-cell office:value-type="string" calcext:value-type="string">
            <text:p>https://api.github.com/repos/infiniteautomation/ma-modules-public</text:p>
          </table:table-cell>
          <table:table-cell table:formula="of:=REPLACE([.B815]; 1; 29; &quot;&quot;)" office:value-type="string" office:string-value="infiniteautomation/ma-modules-public" calcext:value-type="string">
            <text:p>infiniteautomation/ma-modules-public</text:p>
          </table:table-cell>
        </table:table-row>
        <table:table-row table:style-name="ro1">
          <table:table-cell office:value-type="float" office:value="903858" calcext:value-type="float">
            <text:p>903858</text:p>
          </table:table-cell>
          <table:table-cell office:value-type="string" calcext:value-type="string">
            <text:p>https://api.github.com/repos/AOKP/frameworks_base_disabled</text:p>
          </table:table-cell>
          <table:table-cell table:formula="of:=REPLACE([.B816]; 1; 29; &quot;&quot;)" office:value-type="string" office:string-value="AOKP/frameworks_base_disabled" calcext:value-type="string">
            <text:p>AOKP/frameworks_base_disabled</text:p>
          </table:table-cell>
        </table:table-row>
        <table:table-row table:style-name="ro1">
          <table:table-cell office:value-type="float" office:value="909323" calcext:value-type="float">
            <text:p>909323</text:p>
          </table:table-cell>
          <table:table-cell office:value-type="string" calcext:value-type="string">
            <text:p>https://api.github.com/repos/Cognifide/Slice</text:p>
          </table:table-cell>
          <table:table-cell table:formula="of:=REPLACE([.B817]; 1; 29; &quot;&quot;)" office:value-type="string" office:string-value="Cognifide/Slice" calcext:value-type="string">
            <text:p>Cognifide/Slice</text:p>
          </table:table-cell>
        </table:table-row>
        <table:table-row table:style-name="ro1">
          <table:table-cell office:value-type="float" office:value="913688" calcext:value-type="float">
            <text:p>913688</text:p>
          </table:table-cell>
          <table:table-cell office:value-type="string" calcext:value-type="string">
            <text:p>https://api.github.com/repos/mulesoft/mule-common</text:p>
          </table:table-cell>
          <table:table-cell table:formula="of:=REPLACE([.B818]; 1; 29; &quot;&quot;)" office:value-type="string" office:string-value="mulesoft/mule-common" calcext:value-type="string">
            <text:p>mulesoft/mule-common</text:p>
          </table:table-cell>
        </table:table-row>
        <table:table-row table:style-name="ro1">
          <table:table-cell office:value-type="float" office:value="938177" calcext:value-type="float">
            <text:p>938177</text:p>
          </table:table-cell>
          <table:table-cell office:value-type="string" calcext:value-type="string">
            <text:p>https://api.github.com/repos/NoCheatPlus/NoCheatPlus</text:p>
          </table:table-cell>
          <table:table-cell table:formula="of:=REPLACE([.B819]; 1; 29; &quot;&quot;)" office:value-type="string" office:string-value="NoCheatPlus/NoCheatPlus" calcext:value-type="string">
            <text:p>NoCheatPlus/NoCheatPlus</text:p>
          </table:table-cell>
        </table:table-row>
        <table:table-row table:style-name="ro1">
          <table:table-cell office:value-type="float" office:value="946252" calcext:value-type="float">
            <text:p>946252</text:p>
          </table:table-cell>
          <table:table-cell office:value-type="string" calcext:value-type="string">
            <text:p>https://api.github.com/repos/Root-Box/frameworks_base</text:p>
          </table:table-cell>
          <table:table-cell table:formula="of:=REPLACE([.B820]; 1; 29; &quot;&quot;)" office:value-type="string" office:string-value="Root-Box/frameworks_base" calcext:value-type="string">
            <text:p>Root-Box/frameworks_base</text:p>
          </table:table-cell>
        </table:table-row>
        <table:table-row table:style-name="ro1">
          <table:table-cell office:value-type="float" office:value="951782" calcext:value-type="float">
            <text:p>951782</text:p>
          </table:table-cell>
          <table:table-cell office:value-type="string" calcext:value-type="string">
            <text:p>https://api.github.com/repos/haraldk/TwelveMonkeys</text:p>
          </table:table-cell>
          <table:table-cell table:formula="of:=REPLACE([.B821]; 1; 29; &quot;&quot;)" office:value-type="string" office:string-value="haraldk/TwelveMonkeys" calcext:value-type="string">
            <text:p>haraldk/TwelveMonkeys</text:p>
          </table:table-cell>
        </table:table-row>
        <table:table-row table:style-name="ro1">
          <table:table-cell office:value-type="float" office:value="959542" calcext:value-type="float">
            <text:p>959542</text:p>
          </table:table-cell>
          <table:table-cell office:value-type="string" calcext:value-type="string">
            <text:p>https://api.github.com/repos/realityforge/replicant</text:p>
          </table:table-cell>
          <table:table-cell table:formula="of:=REPLACE([.B822]; 1; 29; &quot;&quot;)" office:value-type="string" office:string-value="realityforge/replicant" calcext:value-type="string">
            <text:p>realityforge/replicant</text:p>
          </table:table-cell>
        </table:table-row>
        <table:table-row table:style-name="ro1">
          <table:table-cell office:value-type="float" office:value="971271" calcext:value-type="float">
            <text:p>971271</text:p>
          </table:table-cell>
          <table:table-cell office:value-type="string" calcext:value-type="string">
            <text:p>https://api.github.com/repos/JRebirth/JRebirth</text:p>
          </table:table-cell>
          <table:table-cell table:formula="of:=REPLACE([.B823]; 1; 29; &quot;&quot;)" office:value-type="string" office:string-value="JRebirth/JRebirth" calcext:value-type="string">
            <text:p>JRebirth/JRebirth</text:p>
          </table:table-cell>
        </table:table-row>
        <table:table-row table:style-name="ro1">
          <table:table-cell office:value-type="float" office:value="978319" calcext:value-type="float">
            <text:p>978319</text:p>
          </table:table-cell>
          <table:table-cell office:value-type="string" calcext:value-type="string">
            <text:p>https://api.github.com/repos/perfectsense/dari</text:p>
          </table:table-cell>
          <table:table-cell table:formula="of:=REPLACE([.B824]; 1; 29; &quot;&quot;)" office:value-type="string" office:string-value="perfectsense/dari" calcext:value-type="string">
            <text:p>perfectsense/dari</text:p>
          </table:table-cell>
        </table:table-row>
        <table:table-row table:style-name="ro1">
          <table:table-cell office:value-type="float" office:value="978965" calcext:value-type="float">
            <text:p>978965</text:p>
          </table:table-cell>
          <table:table-cell office:value-type="string" calcext:value-type="string">
            <text:p>https://api.github.com/repos/perfectsense/brightspot-cms</text:p>
          </table:table-cell>
          <table:table-cell table:formula="of:=REPLACE([.B825]; 1; 29; &quot;&quot;)" office:value-type="string" office:string-value="perfectsense/brightspot-cms" calcext:value-type="string">
            <text:p>perfectsense/brightspot-cms</text:p>
          </table:table-cell>
        </table:table-row>
        <table:table-row table:style-name="ro1">
          <table:table-cell office:value-type="float" office:value="986144" calcext:value-type="float">
            <text:p>986144</text:p>
          </table:table-cell>
          <table:table-cell office:value-type="string" calcext:value-type="string">
            <text:p>https://api.github.com/repos/bedatadriven/activityinfo</text:p>
          </table:table-cell>
          <table:table-cell table:formula="of:=REPLACE([.B826]; 1; 29; &quot;&quot;)" office:value-type="string" office:string-value="bedatadriven/activityinfo" calcext:value-type="string">
            <text:p>bedatadriven/activityinfo</text:p>
          </table:table-cell>
        </table:table-row>
        <table:table-row table:style-name="ro1">
          <table:table-cell office:value-type="float" office:value="988231" calcext:value-type="float">
            <text:p>988231</text:p>
          </table:table-cell>
          <table:table-cell office:value-type="string" calcext:value-type="string">
            <text:p>https://api.github.com/repos/mikera/vectorz</text:p>
          </table:table-cell>
          <table:table-cell table:formula="of:=REPLACE([.B827]; 1; 29; &quot;&quot;)" office:value-type="string" office:string-value="mikera/vectorz" calcext:value-type="string">
            <text:p>mikera/vectorz</text:p>
          </table:table-cell>
        </table:table-row>
        <table:table-row table:style-name="ro1">
          <table:table-cell office:value-type="float" office:value="990592" calcext:value-type="float">
            <text:p>990592</text:p>
          </table:table-cell>
          <table:table-cell office:value-type="string" calcext:value-type="string">
            <text:p>https://api.github.com/repos/team-worthwhile/worthwhile</text:p>
          </table:table-cell>
          <table:table-cell table:formula="of:=REPLACE([.B828]; 1; 29; &quot;&quot;)" office:value-type="string" office:string-value="team-worthwhile/worthwhile" calcext:value-type="string">
            <text:p>team-worthwhile/worthwhile</text:p>
          </table:table-cell>
        </table:table-row>
        <table:table-row table:style-name="ro1">
          <table:table-cell office:value-type="float" office:value="993770" calcext:value-type="float">
            <text:p>993770</text:p>
          </table:table-cell>
          <table:table-cell office:value-type="string" calcext:value-type="string">
            <text:p>https://api.github.com/repos/eclipse/eclipse.jdt.core</text:p>
          </table:table-cell>
          <table:table-cell table:formula="of:=REPLACE([.B829]; 1; 29; &quot;&quot;)" office:value-type="string" office:string-value="eclipse/eclipse.jdt.core" calcext:value-type="string">
            <text:p>eclipse/eclipse.jdt.core</text:p>
          </table:table-cell>
        </table:table-row>
        <table:table-row table:style-name="ro1">
          <table:table-cell office:value-type="float" office:value="993812" calcext:value-type="float">
            <text:p>993812</text:p>
          </table:table-cell>
          <table:table-cell office:value-type="string" calcext:value-type="string">
            <text:p>https://api.github.com/repos/eclipse/eclipse.jdt.ui</text:p>
          </table:table-cell>
          <table:table-cell table:formula="of:=REPLACE([.B830]; 1; 29; &quot;&quot;)" office:value-type="string" office:string-value="eclipse/eclipse.jdt.ui" calcext:value-type="string">
            <text:p>eclipse/eclipse.jdt.ui</text:p>
          </table:table-cell>
        </table:table-row>
        <table:table-row table:style-name="ro1">
          <table:table-cell office:value-type="float" office:value="994264" calcext:value-type="float">
            <text:p>994264</text:p>
          </table:table-cell>
          <table:table-cell office:value-type="string" calcext:value-type="string">
            <text:p>https://api.github.com/repos/tferr/ASA</text:p>
          </table:table-cell>
          <table:table-cell table:formula="of:=REPLACE([.B831]; 1; 29; &quot;&quot;)" office:value-type="string" office:string-value="tferr/ASA" calcext:value-type="string">
            <text:p>tferr/ASA</text:p>
          </table:table-cell>
        </table:table-row>
        <table:table-row table:style-name="ro1">
          <table:table-cell office:value-type="float" office:value="996665" calcext:value-type="float">
            <text:p>996665</text:p>
          </table:table-cell>
          <table:table-cell office:value-type="string" calcext:value-type="string">
            <text:p>https://api.github.com/repos/jdmonin/JSettlers2</text:p>
          </table:table-cell>
          <table:table-cell table:formula="of:=REPLACE([.B832]; 1; 29; &quot;&quot;)" office:value-type="string" office:string-value="jdmonin/JSettlers2" calcext:value-type="string">
            <text:p>jdmonin/JSettlers2</text:p>
          </table:table-cell>
        </table:table-row>
        <table:table-row table:style-name="ro1">
          <table:table-cell office:value-type="float" office:value="1001578" calcext:value-type="float">
            <text:p>1001578</text:p>
          </table:table-cell>
          <table:table-cell office:value-type="string" calcext:value-type="string">
            <text:p>https://api.github.com/repos/OpenTSDB/opentsdb</text:p>
          </table:table-cell>
          <table:table-cell table:formula="of:=REPLACE([.B833]; 1; 29; &quot;&quot;)" office:value-type="string" office:string-value="OpenTSDB/opentsdb" calcext:value-type="string">
            <text:p>OpenTSDB/opentsdb</text:p>
          </table:table-cell>
        </table:table-row>
        <table:table-row table:style-name="ro1">
          <table:table-cell office:value-type="float" office:value="1002208" calcext:value-type="float">
            <text:p>1002208</text:p>
          </table:table-cell>
          <table:table-cell office:value-type="string" calcext:value-type="string">
            <text:p>https://api.github.com/repos/eclipse/sapphire</text:p>
          </table:table-cell>
          <table:table-cell table:formula="of:=REPLACE([.B834]; 1; 29; &quot;&quot;)" office:value-type="string" office:string-value="eclipse/sapphire" calcext:value-type="string">
            <text:p>eclipse/sapphire</text:p>
          </table:table-cell>
        </table:table-row>
        <table:table-row table:style-name="ro1">
          <table:table-cell office:value-type="float" office:value="1007881" calcext:value-type="float">
            <text:p>1007881</text:p>
          </table:table-cell>
          <table:table-cell office:value-type="string" calcext:value-type="string">
            <text:p>https://api.github.com/repos/luwrain/luwrain</text:p>
          </table:table-cell>
          <table:table-cell table:formula="of:=REPLACE([.B835]; 1; 29; &quot;&quot;)" office:value-type="string" office:string-value="luwrain/luwrain" calcext:value-type="string">
            <text:p>luwrain/luwrain</text:p>
          </table:table-cell>
        </table:table-row>
        <table:table-row table:style-name="ro1">
          <table:table-cell office:value-type="float" office:value="1008028" calcext:value-type="float">
            <text:p>1008028</text:p>
          </table:table-cell>
          <table:table-cell office:value-type="string" calcext:value-type="string">
            <text:p>https://api.github.com/repos/lupino3/edumips64</text:p>
          </table:table-cell>
          <table:table-cell table:formula="of:=REPLACE([.B836]; 1; 29; &quot;&quot;)" office:value-type="string" office:string-value="lupino3/edumips64" calcext:value-type="string">
            <text:p>lupino3/edumips64</text:p>
          </table:table-cell>
        </table:table-row>
        <table:table-row table:style-name="ro1">
          <table:table-cell office:value-type="float" office:value="1010222" calcext:value-type="float">
            <text:p>1010222</text:p>
          </table:table-cell>
          <table:table-cell office:value-type="string" calcext:value-type="string">
            <text:p>https://api.github.com/repos/apache/axis2-java</text:p>
          </table:table-cell>
          <table:table-cell table:formula="of:=REPLACE([.B837]; 1; 29; &quot;&quot;)" office:value-type="string" office:string-value="apache/axis2-java" calcext:value-type="string">
            <text:p>apache/axis2-java</text:p>
          </table:table-cell>
        </table:table-row>
        <table:table-row table:style-name="ro1">
          <table:table-cell office:value-type="float" office:value="1012906" calcext:value-type="float">
            <text:p>1012906</text:p>
          </table:table-cell>
          <table:table-cell office:value-type="string" calcext:value-type="string">
            <text:p>https://api.github.com/repos/comunes/kune</text:p>
          </table:table-cell>
          <table:table-cell table:formula="of:=REPLACE([.B838]; 1; 29; &quot;&quot;)" office:value-type="string" office:string-value="comunes/kune" calcext:value-type="string">
            <text:p>comunes/kune</text:p>
          </table:table-cell>
        </table:table-row>
        <table:table-row table:style-name="ro1">
          <table:table-cell office:value-type="float" office:value="1017955" calcext:value-type="float">
            <text:p>1017955</text:p>
          </table:table-cell>
          <table:table-cell office:value-type="string" calcext:value-type="string">
            <text:p>https://api.github.com/repos/jcodec/jcodec</text:p>
          </table:table-cell>
          <table:table-cell table:formula="of:=REPLACE([.B839]; 1; 29; &quot;&quot;)" office:value-type="string" office:string-value="jcodec/jcodec" calcext:value-type="string">
            <text:p>jcodec/jcodec</text:p>
          </table:table-cell>
        </table:table-row>
        <table:table-row table:style-name="ro1">
          <table:table-cell office:value-type="float" office:value="1020155" calcext:value-type="float">
            <text:p>1020155</text:p>
          </table:table-cell>
          <table:table-cell office:value-type="string" calcext:value-type="string">
            <text:p>https://api.github.com/repos/tntim96/JSCover</text:p>
          </table:table-cell>
          <table:table-cell table:formula="of:=REPLACE([.B840]; 1; 29; &quot;&quot;)" office:value-type="string" office:string-value="tntim96/JSCover" calcext:value-type="string">
            <text:p>tntim96/JSCover</text:p>
          </table:table-cell>
        </table:table-row>
        <table:table-row table:style-name="ro1">
          <table:table-cell office:value-type="float" office:value="1021986" calcext:value-type="float">
            <text:p>1021986</text:p>
          </table:table-cell>
          <table:table-cell office:value-type="string" calcext:value-type="string">
            <text:p>https://api.github.com/repos/aeshell/aesh</text:p>
          </table:table-cell>
          <table:table-cell table:formula="of:=REPLACE([.B841]; 1; 29; &quot;&quot;)" office:value-type="string" office:string-value="aeshell/aesh" calcext:value-type="string">
            <text:p>aeshell/aesh</text:p>
          </table:table-cell>
        </table:table-row>
        <table:table-row table:style-name="ro1">
          <table:table-cell office:value-type="float" office:value="1025395" calcext:value-type="float">
            <text:p>1025395</text:p>
          </table:table-cell>
          <table:table-cell office:value-type="string" calcext:value-type="string">
            <text:p>https://api.github.com/repos/keeps/roda</text:p>
          </table:table-cell>
          <table:table-cell table:formula="of:=REPLACE([.B842]; 1; 29; &quot;&quot;)" office:value-type="string" office:string-value="keeps/roda" calcext:value-type="string">
            <text:p>keeps/roda</text:p>
          </table:table-cell>
        </table:table-row>
        <table:table-row table:style-name="ro1">
          <table:table-cell office:value-type="float" office:value="1026262" calcext:value-type="float">
            <text:p>1026262</text:p>
          </table:table-cell>
          <table:table-cell office:value-type="string" calcext:value-type="string">
            <text:p>https://api.github.com/repos/pgillet/Glue</text:p>
          </table:table-cell>
          <table:table-cell table:formula="of:=REPLACE([.B843]; 1; 29; &quot;&quot;)" office:value-type="string" office:string-value="pgillet/Glue" calcext:value-type="string">
            <text:p>pgillet/Glue</text:p>
          </table:table-cell>
        </table:table-row>
        <table:table-row table:style-name="ro1">
          <table:table-cell office:value-type="float" office:value="1029082" calcext:value-type="float">
            <text:p>1029082</text:p>
          </table:table-cell>
          <table:table-cell office:value-type="string" calcext:value-type="string">
            <text:p>https://api.github.com/repos/picketlink/picketlink</text:p>
          </table:table-cell>
          <table:table-cell table:formula="of:=REPLACE([.B844]; 1; 29; &quot;&quot;)" office:value-type="string" office:string-value="picketlink/picketlink" calcext:value-type="string">
            <text:p>picketlink/picketlink</text:p>
          </table:table-cell>
        </table:table-row>
        <table:table-row table:style-name="ro1">
          <table:table-cell office:value-type="float" office:value="1039869" calcext:value-type="float">
            <text:p>1039869</text:p>
          </table:table-cell>
          <table:table-cell office:value-type="string" calcext:value-type="string">
            <text:p>https://api.github.com/repos/Amab/SWADroid</text:p>
          </table:table-cell>
          <table:table-cell table:formula="of:=REPLACE([.B845]; 1; 29; &quot;&quot;)" office:value-type="string" office:string-value="Amab/SWADroid" calcext:value-type="string">
            <text:p>Amab/SWADroid</text:p>
          </table:table-cell>
        </table:table-row>
        <table:table-row table:style-name="ro1">
          <table:table-cell office:value-type="float" office:value="1124958" calcext:value-type="float">
            <text:p>1124958</text:p>
          </table:table-cell>
          <table:table-cell office:value-type="string" calcext:value-type="string">
            <text:p>https://api.github.com/repos/eclipse/emf.compare</text:p>
          </table:table-cell>
          <table:table-cell table:formula="of:=REPLACE([.B846]; 1; 29; &quot;&quot;)" office:value-type="string" office:string-value="eclipse/emf.compare" calcext:value-type="string">
            <text:p>eclipse/emf.compare</text:p>
          </table:table-cell>
        </table:table-row>
        <table:table-row table:style-name="ro1">
          <table:table-cell office:value-type="float" office:value="1137905" calcext:value-type="float">
            <text:p>1137905</text:p>
          </table:table-cell>
          <table:table-cell office:value-type="string" calcext:value-type="string">
            <text:p>https://api.github.com/repos/eclipse/eclipse.platform.swt</text:p>
          </table:table-cell>
          <table:table-cell table:formula="of:=REPLACE([.B847]; 1; 29; &quot;&quot;)" office:value-type="string" office:string-value="eclipse/eclipse.platform.swt" calcext:value-type="string">
            <text:p>eclipse/eclipse.platform.swt</text:p>
          </table:table-cell>
        </table:table-row>
        <table:table-row table:style-name="ro1">
          <table:table-cell office:value-type="float" office:value="1150291" calcext:value-type="float">
            <text:p>1150291</text:p>
          </table:table-cell>
          <table:table-cell office:value-type="string" calcext:value-type="string">
            <text:p>https://api.github.com/repos/yamcs/yamcs</text:p>
          </table:table-cell>
          <table:table-cell table:formula="of:=REPLACE([.B848]; 1; 29; &quot;&quot;)" office:value-type="string" office:string-value="yamcs/yamcs" calcext:value-type="string">
            <text:p>yamcs/yamcs</text:p>
          </table:table-cell>
        </table:table-row>
        <table:table-row table:style-name="ro1">
          <table:table-cell office:value-type="float" office:value="1151135" calcext:value-type="float">
            <text:p>1151135</text:p>
          </table:table-cell>
          <table:table-cell office:value-type="string" calcext:value-type="string">
            <text:p>https://api.github.com/repos/apache/directory-studio</text:p>
          </table:table-cell>
          <table:table-cell table:formula="of:=REPLACE([.B849]; 1; 29; &quot;&quot;)" office:value-type="string" office:string-value="apache/directory-studio" calcext:value-type="string">
            <text:p>apache/directory-studio</text:p>
          </table:table-cell>
        </table:table-row>
        <table:table-row table:style-name="ro1">
          <table:table-cell office:value-type="float" office:value="1151160" calcext:value-type="float">
            <text:p>1151160</text:p>
          </table:table-cell>
          <table:table-cell office:value-type="string" calcext:value-type="string">
            <text:p>https://api.github.com/repos/apache/directory-shared</text:p>
          </table:table-cell>
          <table:table-cell table:formula="of:=REPLACE([.B850]; 1; 29; &quot;&quot;)" office:value-type="string" office:string-value="apache/directory-shared" calcext:value-type="string">
            <text:p>apache/directory-shared</text:p>
          </table:table-cell>
        </table:table-row>
        <table:table-row table:style-name="ro1">
          <table:table-cell office:value-type="float" office:value="1151342" calcext:value-type="float">
            <text:p>1151342</text:p>
          </table:table-cell>
          <table:table-cell office:value-type="string" calcext:value-type="string">
            <text:p>https://api.github.com/repos/apache/derby</text:p>
          </table:table-cell>
          <table:table-cell table:formula="of:=REPLACE([.B851]; 1; 29; &quot;&quot;)" office:value-type="string" office:string-value="apache/derby" calcext:value-type="string">
            <text:p>apache/derby</text:p>
          </table:table-cell>
        </table:table-row>
        <table:table-row table:style-name="ro1">
          <table:table-cell office:value-type="float" office:value="1178115" calcext:value-type="float">
            <text:p>1178115</text:p>
          </table:table-cell>
          <table:table-cell office:value-type="string" calcext:value-type="string">
            <text:p>https://api.github.com/repos/ironjan/MensaUPB</text:p>
          </table:table-cell>
          <table:table-cell table:formula="of:=REPLACE([.B852]; 1; 29; &quot;&quot;)" office:value-type="string" office:string-value="ironjan/MensaUPB" calcext:value-type="string">
            <text:p>ironjan/MensaUPB</text:p>
          </table:table-cell>
        </table:table-row>
        <table:table-row table:style-name="ro1">
          <table:table-cell office:value-type="float" office:value="1203540" calcext:value-type="float">
            <text:p>1203540</text:p>
          </table:table-cell>
          <table:table-cell office:value-type="string" calcext:value-type="string">
            <text:p>https://api.github.com/repos/ltettoni/logic2j</text:p>
          </table:table-cell>
          <table:table-cell table:formula="of:=REPLACE([.B853]; 1; 29; &quot;&quot;)" office:value-type="string" office:string-value="ltettoni/logic2j" calcext:value-type="string">
            <text:p>ltettoni/logic2j</text:p>
          </table:table-cell>
        </table:table-row>
        <table:table-row table:style-name="ro1">
          <table:table-cell office:value-type="float" office:value="1223023" calcext:value-type="float">
            <text:p>1223023</text:p>
          </table:table-cell>
          <table:table-cell office:value-type="string" calcext:value-type="string">
            <text:p>https://api.github.com/repos/apache/clerezza</text:p>
          </table:table-cell>
          <table:table-cell table:formula="of:=REPLACE([.B854]; 1; 29; &quot;&quot;)" office:value-type="string" office:string-value="apache/clerezza" calcext:value-type="string">
            <text:p>apache/clerezza</text:p>
          </table:table-cell>
        </table:table-row>
        <table:table-row table:style-name="ro1">
          <table:table-cell office:value-type="float" office:value="1223876" calcext:value-type="float">
            <text:p>1223876</text:p>
          </table:table-cell>
          <table:table-cell office:value-type="string" calcext:value-type="string">
            <text:p>https://api.github.com/repos/eclipse/ocl</text:p>
          </table:table-cell>
          <table:table-cell table:formula="of:=REPLACE([.B855]; 1; 29; &quot;&quot;)" office:value-type="string" office:string-value="eclipse/ocl" calcext:value-type="string">
            <text:p>eclipse/ocl</text:p>
          </table:table-cell>
        </table:table-row>
        <table:table-row table:style-name="ro1">
          <table:table-cell office:value-type="float" office:value="1243484" calcext:value-type="float">
            <text:p>1243484</text:p>
          </table:table-cell>
          <table:table-cell office:value-type="string" calcext:value-type="string">
            <text:p>https://api.github.com/repos/apache/wss4j</text:p>
          </table:table-cell>
          <table:table-cell table:formula="of:=REPLACE([.B856]; 1; 29; &quot;&quot;)" office:value-type="string" office:string-value="apache/wss4j" calcext:value-type="string">
            <text:p>apache/wss4j</text:p>
          </table:table-cell>
        </table:table-row>
        <table:table-row table:style-name="ro1">
          <table:table-cell office:value-type="float" office:value="1266762" calcext:value-type="float">
            <text:p>1266762</text:p>
          </table:table-cell>
          <table:table-cell office:value-type="string" calcext:value-type="string">
            <text:p>https://api.github.com/repos/asad/SMSD</text:p>
          </table:table-cell>
          <table:table-cell table:formula="of:=REPLACE([.B857]; 1; 29; &quot;&quot;)" office:value-type="string" office:string-value="asad/SMSD" calcext:value-type="string">
            <text:p>asad/SMSD</text:p>
          </table:table-cell>
        </table:table-row>
        <table:table-row table:style-name="ro1">
          <table:table-cell office:value-type="float" office:value="1266812" calcext:value-type="float">
            <text:p>1266812</text:p>
          </table:table-cell>
          <table:table-cell office:value-type="string" calcext:value-type="string">
            <text:p>https://api.github.com/repos/eclipse/eclipse.pde.ui</text:p>
          </table:table-cell>
          <table:table-cell table:formula="of:=REPLACE([.B858]; 1; 29; &quot;&quot;)" office:value-type="string" office:string-value="eclipse/eclipse.pde.ui" calcext:value-type="string">
            <text:p>eclipse/eclipse.pde.ui</text:p>
          </table:table-cell>
        </table:table-row>
        <table:table-row table:style-name="ro1">
          <table:table-cell office:value-type="float" office:value="1300993" calcext:value-type="float">
            <text:p>1300993</text:p>
          </table:table-cell>
          <table:table-cell office:value-type="string" calcext:value-type="string">
            <text:p>https://api.github.com/repos/jbosstools/jbosstools-integration-tests</text:p>
          </table:table-cell>
          <table:table-cell table:formula="of:=REPLACE([.B859]; 1; 29; &quot;&quot;)" office:value-type="string" office:string-value="jbosstools/jbosstools-integration-tests" calcext:value-type="string">
            <text:p>jbosstools/jbosstools-integration-tests</text:p>
          </table:table-cell>
        </table:table-row>
        <table:table-row table:style-name="ro1">
          <table:table-cell office:value-type="float" office:value="1306869" calcext:value-type="float">
            <text:p>1306869</text:p>
          </table:table-cell>
          <table:table-cell office:value-type="string" calcext:value-type="string">
            <text:p>https://api.github.com/repos/jbosstools/jbosstools-base</text:p>
          </table:table-cell>
          <table:table-cell table:formula="of:=REPLACE([.B860]; 1; 29; &quot;&quot;)" office:value-type="string" office:string-value="jbosstools/jbosstools-base" calcext:value-type="string">
            <text:p>jbosstools/jbosstools-base</text:p>
          </table:table-cell>
        </table:table-row>
        <table:table-row table:style-name="ro1">
          <table:table-cell office:value-type="float" office:value="1306873" calcext:value-type="float">
            <text:p>1306873</text:p>
          </table:table-cell>
          <table:table-cell office:value-type="string" calcext:value-type="string">
            <text:p>https://api.github.com/repos/jbosstools/jbosstools-server</text:p>
          </table:table-cell>
          <table:table-cell table:formula="of:=REPLACE([.B861]; 1; 29; &quot;&quot;)" office:value-type="string" office:string-value="jbosstools/jbosstools-server" calcext:value-type="string">
            <text:p>jbosstools/jbosstools-server</text:p>
          </table:table-cell>
        </table:table-row>
        <table:table-row table:style-name="ro1">
          <table:table-cell office:value-type="float" office:value="1314694" calcext:value-type="float">
            <text:p>1314694</text:p>
          </table:table-cell>
          <table:table-cell office:value-type="string" calcext:value-type="string">
            <text:p>https://api.github.com/repos/objectledge/cyklotron</text:p>
          </table:table-cell>
          <table:table-cell table:formula="of:=REPLACE([.B862]; 1; 29; &quot;&quot;)" office:value-type="string" office:string-value="objectledge/cyklotron" calcext:value-type="string">
            <text:p>objectledge/cyklotron</text:p>
          </table:table-cell>
        </table:table-row>
        <table:table-row table:style-name="ro1">
          <table:table-cell office:value-type="float" office:value="1316740" calcext:value-type="float">
            <text:p>1316740</text:p>
          </table:table-cell>
          <table:table-cell office:value-type="string" calcext:value-type="string">
            <text:p>https://api.github.com/repos/PAC-ROM/android_frameworks_base</text:p>
          </table:table-cell>
          <table:table-cell table:formula="of:=REPLACE([.B863]; 1; 29; &quot;&quot;)" office:value-type="string" office:string-value="PAC-ROM/android_frameworks_base" calcext:value-type="string">
            <text:p>PAC-ROM/android_frameworks_base</text:p>
          </table:table-cell>
        </table:table-row>
        <table:table-row table:style-name="ro1">
          <table:table-cell office:value-type="float" office:value="1317179" calcext:value-type="float">
            <text:p>1317179</text:p>
          </table:table-cell>
          <table:table-cell office:value-type="string" calcext:value-type="string">
            <text:p>https://api.github.com/repos/PAC-ROM/android_packages_apps_Settings</text:p>
          </table:table-cell>
          <table:table-cell table:formula="of:=REPLACE([.B864]; 1; 29; &quot;&quot;)" office:value-type="string" office:string-value="PAC-ROM/android_packages_apps_Settings" calcext:value-type="string">
            <text:p>PAC-ROM/android_packages_apps_Settings</text:p>
          </table:table-cell>
        </table:table-row>
        <table:table-row table:style-name="ro1">
          <table:table-cell office:value-type="float" office:value="1342730" calcext:value-type="float">
            <text:p>1342730</text:p>
          </table:table-cell>
          <table:table-cell office:value-type="string" calcext:value-type="string">
            <text:p>https://api.github.com/repos/crashub/crash</text:p>
          </table:table-cell>
          <table:table-cell table:formula="of:=REPLACE([.B865]; 1; 29; &quot;&quot;)" office:value-type="string" office:string-value="crashub/crash" calcext:value-type="string">
            <text:p>crashub/crash</text:p>
          </table:table-cell>
        </table:table-row>
        <table:table-row table:style-name="ro1">
          <table:table-cell office:value-type="float" office:value="1358566" calcext:value-type="float">
            <text:p>1358566</text:p>
          </table:table-cell>
          <table:table-cell office:value-type="string" calcext:value-type="string">
            <text:p>https://api.github.com/repos/jankotek/mapdb</text:p>
          </table:table-cell>
          <table:table-cell table:formula="of:=REPLACE([.B866]; 1; 29; &quot;&quot;)" office:value-type="string" office:string-value="jankotek/mapdb" calcext:value-type="string">
            <text:p>jankotek/mapdb</text:p>
          </table:table-cell>
        </table:table-row>
        <table:table-row table:style-name="ro1">
          <table:table-cell office:value-type="float" office:value="1358895" calcext:value-type="float">
            <text:p>1358895</text:p>
          </table:table-cell>
          <table:table-cell office:value-type="string" calcext:value-type="string">
            <text:p>https://api.github.com/repos/pressgang-ccms/PressGangCCMSREST</text:p>
          </table:table-cell>
          <table:table-cell table:formula="of:=REPLACE([.B867]; 1; 29; &quot;&quot;)" office:value-type="string" office:string-value="pressgang-ccms/PressGangCCMSREST" calcext:value-type="string">
            <text:p>pressgang-ccms/PressGangCCMSREST</text:p>
          </table:table-cell>
        </table:table-row>
        <table:table-row table:style-name="ro1">
          <table:table-cell office:value-type="float" office:value="1360535" calcext:value-type="float">
            <text:p>1360535</text:p>
          </table:table-cell>
          <table:table-cell office:value-type="string" calcext:value-type="string">
            <text:p>https://api.github.com/repos/jbosstools/jbosstools-javaee</text:p>
          </table:table-cell>
          <table:table-cell table:formula="of:=REPLACE([.B868]; 1; 29; &quot;&quot;)" office:value-type="string" office:string-value="jbosstools/jbosstools-javaee" calcext:value-type="string">
            <text:p>jbosstools/jbosstools-javaee</text:p>
          </table:table-cell>
        </table:table-row>
        <table:table-row table:style-name="ro1">
          <table:table-cell office:value-type="float" office:value="1360906" calcext:value-type="float">
            <text:p>1360906</text:p>
          </table:table-cell>
          <table:table-cell office:value-type="string" calcext:value-type="string">
            <text:p>https://api.github.com/repos/ox-it/wl-course-signup</text:p>
          </table:table-cell>
          <table:table-cell table:formula="of:=REPLACE([.B869]; 1; 29; &quot;&quot;)" office:value-type="string" office:string-value="ox-it/wl-course-signup" calcext:value-type="string">
            <text:p>ox-it/wl-course-signup</text:p>
          </table:table-cell>
        </table:table-row>
        <table:table-row table:style-name="ro1">
          <table:table-cell office:value-type="float" office:value="1363160" calcext:value-type="float">
            <text:p>1363160</text:p>
          </table:table-cell>
          <table:table-cell office:value-type="string" calcext:value-type="string">
            <text:p>https://api.github.com/repos/jbosstools/jbosstools-openshift</text:p>
          </table:table-cell>
          <table:table-cell table:formula="of:=REPLACE([.B870]; 1; 29; &quot;&quot;)" office:value-type="string" office:string-value="jbosstools/jbosstools-openshift" calcext:value-type="string">
            <text:p>jbosstools/jbosstools-openshift</text:p>
          </table:table-cell>
        </table:table-row>
        <table:table-row table:style-name="ro1">
          <table:table-cell office:value-type="float" office:value="1364457" calcext:value-type="float">
            <text:p>1364457</text:p>
          </table:table-cell>
          <table:table-cell office:value-type="string" calcext:value-type="string">
            <text:p>https://api.github.com/repos/ForgeEssentials/ForgeEssentials</text:p>
          </table:table-cell>
          <table:table-cell table:formula="of:=REPLACE([.B871]; 1; 29; &quot;&quot;)" office:value-type="string" office:string-value="ForgeEssentials/ForgeEssentials" calcext:value-type="string">
            <text:p>ForgeEssentials/ForgeEssentials</text:p>
          </table:table-cell>
        </table:table-row>
        <table:table-row table:style-name="ro1">
          <table:table-cell office:value-type="float" office:value="1366021" calcext:value-type="float">
            <text:p>1366021</text:p>
          </table:table-cell>
          <table:table-cell office:value-type="string" calcext:value-type="string">
            <text:p>https://api.github.com/repos/teiid/teiid</text:p>
          </table:table-cell>
          <table:table-cell table:formula="of:=REPLACE([.B872]; 1; 29; &quot;&quot;)" office:value-type="string" office:string-value="teiid/teiid" calcext:value-type="string">
            <text:p>teiid/teiid</text:p>
          </table:table-cell>
        </table:table-row>
        <table:table-row table:style-name="ro1">
          <table:table-cell office:value-type="float" office:value="1366147" calcext:value-type="float">
            <text:p>1366147</text:p>
          </table:table-cell>
          <table:table-cell office:value-type="string" calcext:value-type="string">
            <text:p>https://api.github.com/repos/neo4j/neo4j</text:p>
          </table:table-cell>
          <table:table-cell table:formula="of:=REPLACE([.B873]; 1; 29; &quot;&quot;)" office:value-type="string" office:string-value="neo4j/neo4j" calcext:value-type="string">
            <text:p>neo4j/neo4j</text:p>
          </table:table-cell>
        </table:table-row>
        <table:table-row table:style-name="ro1">
          <table:table-cell office:value-type="float" office:value="1366976" calcext:value-type="float">
            <text:p>1366976</text:p>
          </table:table-cell>
          <table:table-cell office:value-type="string" calcext:value-type="string">
            <text:p>https://api.github.com/repos/LiveRamp/hank</text:p>
          </table:table-cell>
          <table:table-cell table:formula="of:=REPLACE([.B874]; 1; 29; &quot;&quot;)" office:value-type="string" office:string-value="LiveRamp/hank" calcext:value-type="string">
            <text:p>LiveRamp/hank</text:p>
          </table:table-cell>
        </table:table-row>
        <table:table-row table:style-name="ro1">
          <table:table-cell office:value-type="float" office:value="1367535" calcext:value-type="float">
            <text:p>1367535</text:p>
          </table:table-cell>
          <table:table-cell office:value-type="string" calcext:value-type="string">
            <text:p>https://api.github.com/repos/dreamhead/moco</text:p>
          </table:table-cell>
          <table:table-cell table:formula="of:=REPLACE([.B875]; 1; 29; &quot;&quot;)" office:value-type="string" office:string-value="dreamhead/moco" calcext:value-type="string">
            <text:p>dreamhead/moco</text:p>
          </table:table-cell>
        </table:table-row>
        <table:table-row table:style-name="ro1">
          <table:table-cell office:value-type="float" office:value="1367572" calcext:value-type="float">
            <text:p>1367572</text:p>
          </table:table-cell>
          <table:table-cell office:value-type="string" calcext:value-type="string">
            <text:p>https://api.github.com/repos/webbukkit/DynmapForge</text:p>
          </table:table-cell>
          <table:table-cell table:formula="of:=REPLACE([.B876]; 1; 29; &quot;&quot;)" office:value-type="string" office:string-value="webbukkit/DynmapForge" calcext:value-type="string">
            <text:p>webbukkit/DynmapForge</text:p>
          </table:table-cell>
        </table:table-row>
        <table:table-row table:style-name="ro1">
          <table:table-cell office:value-type="float" office:value="1371250" calcext:value-type="float">
            <text:p>1371250</text:p>
          </table:table-cell>
          <table:table-cell office:value-type="string" calcext:value-type="string">
            <text:p>https://api.github.com/repos/oVirt/ovirt-engine</text:p>
          </table:table-cell>
          <table:table-cell table:formula="of:=REPLACE([.B877]; 1; 29; &quot;&quot;)" office:value-type="string" office:string-value="oVirt/ovirt-engine" calcext:value-type="string">
            <text:p>oVirt/ovirt-engine</text:p>
          </table:table-cell>
        </table:table-row>
        <table:table-row table:style-name="ro1">
          <table:table-cell office:value-type="float" office:value="1373571" calcext:value-type="float">
            <text:p>1373571</text:p>
          </table:table-cell>
          <table:table-cell office:value-type="string" calcext:value-type="string">
            <text:p>https://api.github.com/repos/lobid/lodmill</text:p>
          </table:table-cell>
          <table:table-cell table:formula="of:=REPLACE([.B878]; 1; 29; &quot;&quot;)" office:value-type="string" office:string-value="lobid/lodmill" calcext:value-type="string">
            <text:p>lobid/lodmill</text:p>
          </table:table-cell>
        </table:table-row>
        <table:table-row table:style-name="ro1">
          <table:table-cell office:value-type="float" office:value="1375703" calcext:value-type="float">
            <text:p>1375703</text:p>
          </table:table-cell>
          <table:table-cell office:value-type="string" calcext:value-type="string">
            <text:p>https://api.github.com/repos/membrane/service-proxy</text:p>
          </table:table-cell>
          <table:table-cell table:formula="of:=REPLACE([.B879]; 1; 29; &quot;&quot;)" office:value-type="string" office:string-value="membrane/service-proxy" calcext:value-type="string">
            <text:p>membrane/service-proxy</text:p>
          </table:table-cell>
        </table:table-row>
        <table:table-row table:style-name="ro1">
          <table:table-cell office:value-type="float" office:value="1376604" calcext:value-type="float">
            <text:p>1376604</text:p>
          </table:table-cell>
          <table:table-cell office:value-type="string" calcext:value-type="string">
            <text:p>https://api.github.com/repos/pressgang-ccms/PressGangCCMSUI</text:p>
          </table:table-cell>
          <table:table-cell table:formula="of:=REPLACE([.B880]; 1; 29; &quot;&quot;)" office:value-type="string" office:string-value="pressgang-ccms/PressGangCCMSUI" calcext:value-type="string">
            <text:p>pressgang-ccms/PressGangCCMSUI</text:p>
          </table:table-cell>
        </table:table-row>
        <table:table-row table:style-name="ro1">
          <table:table-cell office:value-type="float" office:value="1377442" calcext:value-type="float">
            <text:p>1377442</text:p>
          </table:table-cell>
          <table:table-cell office:value-type="string" calcext:value-type="string">
            <text:p>https://api.github.com/repos/ukanth/afwall</text:p>
          </table:table-cell>
          <table:table-cell table:formula="of:=REPLACE([.B881]; 1; 29; &quot;&quot;)" office:value-type="string" office:string-value="ukanth/afwall" calcext:value-type="string">
            <text:p>ukanth/afwall</text:p>
          </table:table-cell>
        </table:table-row>
        <table:table-row table:style-name="ro1">
          <table:table-cell office:value-type="float" office:value="1377549" calcext:value-type="float">
            <text:p>1377549</text:p>
          </table:table-cell>
          <table:table-cell office:value-type="string" calcext:value-type="string">
            <text:p>https://api.github.com/repos/aws/aws-sdk-java</text:p>
          </table:table-cell>
          <table:table-cell table:formula="of:=REPLACE([.B882]; 1; 29; &quot;&quot;)" office:value-type="string" office:string-value="aws/aws-sdk-java" calcext:value-type="string">
            <text:p>aws/aws-sdk-java</text:p>
          </table:table-cell>
        </table:table-row>
        <table:table-row table:style-name="ro1">
          <table:table-cell office:value-type="float" office:value="1382104" calcext:value-type="float">
            <text:p>1382104</text:p>
          </table:table-cell>
          <table:table-cell office:value-type="string" calcext:value-type="string">
            <text:p>https://api.github.com/repos/sdenier/Geco</text:p>
          </table:table-cell>
          <table:table-cell table:formula="of:=REPLACE([.B883]; 1; 29; &quot;&quot;)" office:value-type="string" office:string-value="sdenier/Geco" calcext:value-type="string">
            <text:p>sdenier/Geco</text:p>
          </table:table-cell>
        </table:table-row>
        <table:table-row table:style-name="ro1">
          <table:table-cell office:value-type="float" office:value="1386172" calcext:value-type="float">
            <text:p>1386172</text:p>
          </table:table-cell>
          <table:table-cell office:value-type="string" calcext:value-type="string">
            <text:p>https://api.github.com/repos/aidancbrady/Mekanism</text:p>
          </table:table-cell>
          <table:table-cell table:formula="of:=REPLACE([.B884]; 1; 29; &quot;&quot;)" office:value-type="string" office:string-value="aidancbrady/Mekanism" calcext:value-type="string">
            <text:p>aidancbrady/Mekanism</text:p>
          </table:table-cell>
        </table:table-row>
        <table:table-row table:style-name="ro1">
          <table:table-cell office:value-type="float" office:value="1386473" calcext:value-type="float">
            <text:p>1386473</text:p>
          </table:table-cell>
          <table:table-cell office:value-type="string" calcext:value-type="string">
            <text:p>https://api.github.com/repos/jbosstools/jbosstools-central</text:p>
          </table:table-cell>
          <table:table-cell table:formula="of:=REPLACE([.B885]; 1; 29; &quot;&quot;)" office:value-type="string" office:string-value="jbosstools/jbosstools-central" calcext:value-type="string">
            <text:p>jbosstools/jbosstools-central</text:p>
          </table:table-cell>
        </table:table-row>
        <table:table-row table:style-name="ro1">
          <table:table-cell office:value-type="float" office:value="1389678" calcext:value-type="float">
            <text:p>1389678</text:p>
          </table:table-cell>
          <table:table-cell office:value-type="string" calcext:value-type="string">
            <text:p>https://api.github.com/repos/texone/creativecomputing</text:p>
          </table:table-cell>
          <table:table-cell table:formula="of:=REPLACE([.B886]; 1; 29; &quot;&quot;)" office:value-type="string" office:string-value="texone/creativecomputing" calcext:value-type="string">
            <text:p>texone/creativecomputing</text:p>
          </table:table-cell>
        </table:table-row>
        <table:table-row table:style-name="ro1">
          <table:table-cell office:value-type="float" office:value="1390912" calcext:value-type="float">
            <text:p>1390912</text:p>
          </table:table-cell>
          <table:table-cell office:value-type="string" calcext:value-type="string">
            <text:p>https://api.github.com/repos/intel-hadoop/HiBench</text:p>
          </table:table-cell>
          <table:table-cell table:formula="of:=REPLACE([.B887]; 1; 29; &quot;&quot;)" office:value-type="string" office:string-value="intel-hadoop/HiBench" calcext:value-type="string">
            <text:p>intel-hadoop/HiBench</text:p>
          </table:table-cell>
        </table:table-row>
        <table:table-row table:style-name="ro1">
          <table:table-cell office:value-type="float" office:value="1393059" calcext:value-type="float">
            <text:p>1393059</text:p>
          </table:table-cell>
          <table:table-cell office:value-type="string" calcext:value-type="string">
            <text:p>https://api.github.com/repos/kijiproject/kiji-schema</text:p>
          </table:table-cell>
          <table:table-cell table:formula="of:=REPLACE([.B888]; 1; 29; &quot;&quot;)" office:value-type="string" office:string-value="kijiproject/kiji-schema" calcext:value-type="string">
            <text:p>kijiproject/kiji-schema</text:p>
          </table:table-cell>
        </table:table-row>
        <table:table-row table:style-name="ro1">
          <table:table-cell office:value-type="float" office:value="1397723" calcext:value-type="float">
            <text:p>1397723</text:p>
          </table:table-cell>
          <table:table-cell office:value-type="string" calcext:value-type="string">
            <text:p>https://api.github.com/repos/killbill/killbill</text:p>
          </table:table-cell>
          <table:table-cell table:formula="of:=REPLACE([.B889]; 1; 29; &quot;&quot;)" office:value-type="string" office:string-value="killbill/killbill" calcext:value-type="string">
            <text:p>killbill/killbill</text:p>
          </table:table-cell>
        </table:table-row>
        <table:table-row table:style-name="ro1">
          <table:table-cell office:value-type="float" office:value="1406284" calcext:value-type="float">
            <text:p>1406284</text:p>
          </table:table-cell>
          <table:table-cell office:value-type="string" calcext:value-type="string">
            <text:p>https://api.github.com/repos/QuickBlox/quickblox-android-sdk</text:p>
          </table:table-cell>
          <table:table-cell table:formula="of:=REPLACE([.B890]; 1; 29; &quot;&quot;)" office:value-type="string" office:string-value="QuickBlox/quickblox-android-sdk" calcext:value-type="string">
            <text:p>QuickBlox/quickblox-android-sdk</text:p>
          </table:table-cell>
        </table:table-row>
        <table:table-row table:style-name="ro1">
          <table:table-cell office:value-type="float" office:value="1406593" calcext:value-type="float">
            <text:p>1406593</text:p>
          </table:table-cell>
          <table:table-cell office:value-type="string" calcext:value-type="string">
            <text:p>https://api.github.com/repos/OpenLMIS/open-lmis</text:p>
          </table:table-cell>
          <table:table-cell table:formula="of:=REPLACE([.B891]; 1; 29; &quot;&quot;)" office:value-type="string" office:string-value="OpenLMIS/open-lmis" calcext:value-type="string">
            <text:p>OpenLMIS/open-lmis</text:p>
          </table:table-cell>
        </table:table-row>
        <table:table-row table:style-name="ro1">
          <table:table-cell office:value-type="float" office:value="1410363" calcext:value-type="float">
            <text:p>1410363</text:p>
          </table:table-cell>
          <table:table-cell office:value-type="string" calcext:value-type="string">
            <text:p>https://api.github.com/repos/I-TECH/openmrs-module-kenyaemr</text:p>
          </table:table-cell>
          <table:table-cell table:formula="of:=REPLACE([.B892]; 1; 29; &quot;&quot;)" office:value-type="string" office:string-value="I-TECH/openmrs-module-kenyaemr" calcext:value-type="string">
            <text:p>I-TECH/openmrs-module-kenyaemr</text:p>
          </table:table-cell>
        </table:table-row>
        <table:table-row table:style-name="ro1">
          <table:table-cell office:value-type="float" office:value="1412574" calcext:value-type="float">
            <text:p>1412574</text:p>
          </table:table-cell>
          <table:table-cell office:value-type="string" calcext:value-type="string">
            <text:p>https://api.github.com/repos/Weltraumschaf/maconha</text:p>
          </table:table-cell>
          <table:table-cell table:formula="of:=REPLACE([.B893]; 1; 29; &quot;&quot;)" office:value-type="string" office:string-value="Weltraumschaf/maconha" calcext:value-type="string">
            <text:p>Weltraumschaf/maconha</text:p>
          </table:table-cell>
        </table:table-row>
        <table:table-row table:style-name="ro1">
          <table:table-cell office:value-type="float" office:value="1416115" calcext:value-type="float">
            <text:p>1416115</text:p>
          </table:table-cell>
          <table:table-cell office:value-type="string" calcext:value-type="string">
            <text:p>https://api.github.com/repos/paulhoule/infovore</text:p>
          </table:table-cell>
          <table:table-cell table:formula="of:=REPLACE([.B894]; 1; 29; &quot;&quot;)" office:value-type="string" office:string-value="paulhoule/infovore" calcext:value-type="string">
            <text:p>paulhoule/infovore</text:p>
          </table:table-cell>
        </table:table-row>
        <table:table-row table:style-name="ro1">
          <table:table-cell office:value-type="float" office:value="1417117" calcext:value-type="float">
            <text:p>1417117</text:p>
          </table:table-cell>
          <table:table-cell office:value-type="string" calcext:value-type="string">
            <text:p>https://api.github.com/repos/Wikia/selenium-tests</text:p>
          </table:table-cell>
          <table:table-cell table:formula="of:=REPLACE([.B895]; 1; 29; &quot;&quot;)" office:value-type="string" office:string-value="Wikia/selenium-tests" calcext:value-type="string">
            <text:p>Wikia/selenium-tests</text:p>
          </table:table-cell>
        </table:table-row>
        <table:table-row table:style-name="ro1">
          <table:table-cell office:value-type="float" office:value="1421221" calcext:value-type="float">
            <text:p>1421221</text:p>
          </table:table-cell>
          <table:table-cell office:value-type="string" calcext:value-type="string">
            <text:p>https://api.github.com/repos/sakai-mirror/sam</text:p>
          </table:table-cell>
          <table:table-cell table:formula="of:=REPLACE([.B896]; 1; 29; &quot;&quot;)" office:value-type="string" office:string-value="sakai-mirror/sam" calcext:value-type="string">
            <text:p>sakai-mirror/sam</text:p>
          </table:table-cell>
        </table:table-row>
        <table:table-row table:style-name="ro1">
          <table:table-cell office:value-type="float" office:value="1424323" calcext:value-type="float">
            <text:p>1424323</text:p>
          </table:table-cell>
          <table:table-cell office:value-type="string" calcext:value-type="string">
            <text:p>https://api.github.com/repos/Metaswitch/libjitsi</text:p>
          </table:table-cell>
          <table:table-cell table:formula="of:=REPLACE([.B897]; 1; 29; &quot;&quot;)" office:value-type="string" office:string-value="Metaswitch/libjitsi" calcext:value-type="string">
            <text:p>Metaswitch/libjitsi</text:p>
          </table:table-cell>
        </table:table-row>
        <table:table-row table:style-name="ro1">
          <table:table-cell office:value-type="float" office:value="1426860" calcext:value-type="float">
            <text:p>1426860</text:p>
          </table:table-cell>
          <table:table-cell office:value-type="string" calcext:value-type="string">
            <text:p>https://api.github.com/repos/INL/BlackLab</text:p>
          </table:table-cell>
          <table:table-cell table:formula="of:=REPLACE([.B898]; 1; 29; &quot;&quot;)" office:value-type="string" office:string-value="INL/BlackLab" calcext:value-type="string">
            <text:p>INL/BlackLab</text:p>
          </table:table-cell>
        </table:table-row>
        <table:table-row table:style-name="ro1">
          <table:table-cell office:value-type="float" office:value="1429841" calcext:value-type="float">
            <text:p>1429841</text:p>
          </table:table-cell>
          <table:table-cell office:value-type="string" calcext:value-type="string">
            <text:p>https://api.github.com/repos/eroskoller/wsintegra</text:p>
          </table:table-cell>
          <table:table-cell table:formula="of:=REPLACE([.B899]; 1; 29; &quot;&quot;)" office:value-type="string" office:string-value="eroskoller/wsintegra" calcext:value-type="string">
            <text:p>eroskoller/wsintegra</text:p>
          </table:table-cell>
        </table:table-row>
        <table:table-row table:style-name="ro1">
          <table:table-cell office:value-type="float" office:value="1431245" calcext:value-type="float">
            <text:p>1431245</text:p>
          </table:table-cell>
          <table:table-cell office:value-type="string" calcext:value-type="string">
            <text:p>https://api.github.com/repos/lopesdasilva/etoile</text:p>
          </table:table-cell>
          <table:table-cell table:formula="of:=REPLACE([.B900]; 1; 29; &quot;&quot;)" office:value-type="string" office:string-value="lopesdasilva/etoile" calcext:value-type="string">
            <text:p>lopesdasilva/etoile</text:p>
          </table:table-cell>
        </table:table-row>
        <table:table-row table:style-name="ro1">
          <table:table-cell office:value-type="float" office:value="1432166" calcext:value-type="float">
            <text:p>1432166</text:p>
          </table:table-cell>
          <table:table-cell office:value-type="string" calcext:value-type="string">
            <text:p>https://api.github.com/repos/CeON/CERMINE</text:p>
          </table:table-cell>
          <table:table-cell table:formula="of:=REPLACE([.B901]; 1; 29; &quot;&quot;)" office:value-type="string" office:string-value="CeON/CERMINE" calcext:value-type="string">
            <text:p>CeON/CERMINE</text:p>
          </table:table-cell>
        </table:table-row>
        <table:table-row table:style-name="ro1">
          <table:table-cell office:value-type="float" office:value="1435811" calcext:value-type="float">
            <text:p>1435811</text:p>
          </table:table-cell>
          <table:table-cell office:value-type="string" calcext:value-type="string">
            <text:p>https://api.github.com/repos/Omertron/api-themoviedb</text:p>
          </table:table-cell>
          <table:table-cell table:formula="of:=REPLACE([.B902]; 1; 29; &quot;&quot;)" office:value-type="string" office:string-value="Omertron/api-themoviedb" calcext:value-type="string">
            <text:p>Omertron/api-themoviedb</text:p>
          </table:table-cell>
        </table:table-row>
        <table:table-row table:style-name="ro1">
          <table:table-cell office:value-type="float" office:value="1436893" calcext:value-type="float">
            <text:p>1436893</text:p>
          </table:table-cell>
          <table:table-cell office:value-type="string" calcext:value-type="string">
            <text:p>https://api.github.com/repos/Desy-extern/cs-studio</text:p>
          </table:table-cell>
          <table:table-cell table:formula="of:=REPLACE([.B903]; 1; 29; &quot;&quot;)" office:value-type="string" office:string-value="Desy-extern/cs-studio" calcext:value-type="string">
            <text:p>Desy-extern/cs-studio</text:p>
          </table:table-cell>
        </table:table-row>
        <table:table-row table:style-name="ro1">
          <table:table-cell office:value-type="float" office:value="1441148" calcext:value-type="float">
            <text:p>1441148</text:p>
          </table:table-cell>
          <table:table-cell office:value-type="string" calcext:value-type="string">
            <text:p>https://api.github.com/repos/miniboxing/miniboxing-plugin</text:p>
          </table:table-cell>
          <table:table-cell table:formula="of:=REPLACE([.B904]; 1; 29; &quot;&quot;)" office:value-type="string" office:string-value="miniboxing/miniboxing-plugin" calcext:value-type="string">
            <text:p>miniboxing/miniboxing-plugin</text:p>
          </table:table-cell>
        </table:table-row>
        <table:table-row table:style-name="ro1">
          <table:table-cell office:value-type="float" office:value="1447059" calcext:value-type="float">
            <text:p>1447059</text:p>
          </table:table-cell>
          <table:table-cell office:value-type="string" calcext:value-type="string">
            <text:p>https://api.github.com/repos/Docear/Desktop</text:p>
          </table:table-cell>
          <table:table-cell table:formula="of:=REPLACE([.B905]; 1; 29; &quot;&quot;)" office:value-type="string" office:string-value="Docear/Desktop" calcext:value-type="string">
            <text:p>Docear/Desktop</text:p>
          </table:table-cell>
        </table:table-row>
        <table:table-row table:style-name="ro1">
          <table:table-cell office:value-type="float" office:value="1447085" calcext:value-type="float">
            <text:p>1447085</text:p>
          </table:table-cell>
          <table:table-cell office:value-type="string" calcext:value-type="string">
            <text:p>https://api.github.com/repos/datastax/java-driver</text:p>
          </table:table-cell>
          <table:table-cell table:formula="of:=REPLACE([.B906]; 1; 29; &quot;&quot;)" office:value-type="string" office:string-value="datastax/java-driver" calcext:value-type="string">
            <text:p>datastax/java-driver</text:p>
          </table:table-cell>
        </table:table-row>
        <table:table-row table:style-name="ro1">
          <table:table-cell office:value-type="float" office:value="1447696" calcext:value-type="float">
            <text:p>1447696</text:p>
          </table:table-cell>
          <table:table-cell office:value-type="string" calcext:value-type="string">
            <text:p>https://api.github.com/repos/agacek/jkind</text:p>
          </table:table-cell>
          <table:table-cell table:formula="of:=REPLACE([.B907]; 1; 29; &quot;&quot;)" office:value-type="string" office:string-value="agacek/jkind" calcext:value-type="string">
            <text:p>agacek/jkind</text:p>
          </table:table-cell>
        </table:table-row>
        <table:table-row table:style-name="ro1">
          <table:table-cell office:value-type="float" office:value="1448810" calcext:value-type="float">
            <text:p>1448810</text:p>
          </table:table-cell>
          <table:table-cell office:value-type="string" calcext:value-type="string">
            <text:p>https://api.github.com/repos/freeplane/freeplane</text:p>
          </table:table-cell>
          <table:table-cell table:formula="of:=REPLACE([.B908]; 1; 29; &quot;&quot;)" office:value-type="string" office:string-value="freeplane/freeplane" calcext:value-type="string">
            <text:p>freeplane/freeplane</text:p>
          </table:table-cell>
        </table:table-row>
        <table:table-row table:style-name="ro1">
          <table:table-cell office:value-type="float" office:value="1455733" calcext:value-type="float">
            <text:p>1455733</text:p>
          </table:table-cell>
          <table:table-cell office:value-type="string" calcext:value-type="string">
            <text:p>https://api.github.com/repos/PIH/mirebalais-smoke-tests</text:p>
          </table:table-cell>
          <table:table-cell table:formula="of:=REPLACE([.B909]; 1; 29; &quot;&quot;)" office:value-type="string" office:string-value="PIH/mirebalais-smoke-tests" calcext:value-type="string">
            <text:p>PIH/mirebalais-smoke-tests</text:p>
          </table:table-cell>
        </table:table-row>
        <table:table-row table:style-name="ro1">
          <table:table-cell office:value-type="float" office:value="1458254" calcext:value-type="float">
            <text:p>1458254</text:p>
          </table:table-cell>
          <table:table-cell office:value-type="string" calcext:value-type="string">
            <text:p>https://api.github.com/repos/cowtowncoder/ClusterMate</text:p>
          </table:table-cell>
          <table:table-cell table:formula="of:=REPLACE([.B910]; 1; 29; &quot;&quot;)" office:value-type="string" office:string-value="cowtowncoder/ClusterMate" calcext:value-type="string">
            <text:p>cowtowncoder/ClusterMate</text:p>
          </table:table-cell>
        </table:table-row>
        <table:table-row table:style-name="ro1">
          <table:table-cell office:value-type="float" office:value="1458691" calcext:value-type="float">
            <text:p>1458691</text:p>
          </table:table-cell>
          <table:table-cell office:value-type="string" calcext:value-type="string">
            <text:p>https://api.github.com/repos/elan-ev/StudIPAndroidApp</text:p>
          </table:table-cell>
          <table:table-cell table:formula="of:=REPLACE([.B911]; 1; 29; &quot;&quot;)" office:value-type="string" office:string-value="elan-ev/StudIPAndroidApp" calcext:value-type="string">
            <text:p>elan-ev/StudIPAndroidApp</text:p>
          </table:table-cell>
        </table:table-row>
        <table:table-row table:style-name="ro1">
          <table:table-cell office:value-type="float" office:value="1476499" calcext:value-type="float">
            <text:p>1476499</text:p>
          </table:table-cell>
          <table:table-cell office:value-type="string" calcext:value-type="string">
            <text:p>https://api.github.com/repos/eclipse/linuxtools</text:p>
          </table:table-cell>
          <table:table-cell table:formula="of:=REPLACE([.B912]; 1; 29; &quot;&quot;)" office:value-type="string" office:string-value="eclipse/linuxtools" calcext:value-type="string">
            <text:p>eclipse/linuxtools</text:p>
          </table:table-cell>
        </table:table-row>
        <table:table-row table:style-name="ro1">
          <table:table-cell office:value-type="float" office:value="1480226" calcext:value-type="float">
            <text:p>1480226</text:p>
          </table:table-cell>
          <table:table-cell office:value-type="string" calcext:value-type="string">
            <text:p>https://api.github.com/repos/Zubnix/trinityshell</text:p>
          </table:table-cell>
          <table:table-cell table:formula="of:=REPLACE([.B913]; 1; 29; &quot;&quot;)" office:value-type="string" office:string-value="Zubnix/trinityshell" calcext:value-type="string">
            <text:p>Zubnix/trinityshell</text:p>
          </table:table-cell>
        </table:table-row>
        <table:table-row table:style-name="ro1">
          <table:table-cell office:value-type="float" office:value="1481661" calcext:value-type="float">
            <text:p>1481661</text:p>
          </table:table-cell>
          <table:table-cell office:value-type="string" calcext:value-type="string">
            <text:p>https://api.github.com/repos/researchstudio-sat/webofneeds</text:p>
          </table:table-cell>
          <table:table-cell table:formula="of:=REPLACE([.B914]; 1; 29; &quot;&quot;)" office:value-type="string" office:string-value="researchstudio-sat/webofneeds" calcext:value-type="string">
            <text:p>researchstudio-sat/webofneeds</text:p>
          </table:table-cell>
        </table:table-row>
        <table:table-row table:style-name="ro1">
          <table:table-cell office:value-type="float" office:value="1486891" calcext:value-type="float">
            <text:p>1486891</text:p>
          </table:table-cell>
          <table:table-cell office:value-type="string" calcext:value-type="string">
            <text:p>https://api.github.com/repos/mnn/jaffas</text:p>
          </table:table-cell>
          <table:table-cell table:formula="of:=REPLACE([.B915]; 1; 29; &quot;&quot;)" office:value-type="string" office:string-value="mnn/jaffas" calcext:value-type="string">
            <text:p>mnn/jaffas</text:p>
          </table:table-cell>
        </table:table-row>
        <table:table-row table:style-name="ro1">
          <table:table-cell office:value-type="float" office:value="1488281" calcext:value-type="float">
            <text:p>1488281</text:p>
          </table:table-cell>
          <table:table-cell office:value-type="string" calcext:value-type="string">
            <text:p>https://api.github.com/repos/blurpy/kouchat</text:p>
          </table:table-cell>
          <table:table-cell table:formula="of:=REPLACE([.B916]; 1; 29; &quot;&quot;)" office:value-type="string" office:string-value="blurpy/kouchat" calcext:value-type="string">
            <text:p>blurpy/kouchat</text:p>
          </table:table-cell>
        </table:table-row>
        <table:table-row table:style-name="ro1">
          <table:table-cell office:value-type="float" office:value="1493650" calcext:value-type="float">
            <text:p>1493650</text:p>
          </table:table-cell>
          <table:table-cell office:value-type="string" calcext:value-type="string">
            <text:p>https://api.github.com/repos/compbio-UofT/medsavant</text:p>
          </table:table-cell>
          <table:table-cell table:formula="of:=REPLACE([.B917]; 1; 29; &quot;&quot;)" office:value-type="string" office:string-value="compbio-UofT/medsavant" calcext:value-type="string">
            <text:p>compbio-UofT/medsavant</text:p>
          </table:table-cell>
        </table:table-row>
        <table:table-row table:style-name="ro1">
          <table:table-cell office:value-type="float" office:value="1498589" calcext:value-type="float">
            <text:p>1498589</text:p>
          </table:table-cell>
          <table:table-cell office:value-type="string" calcext:value-type="string">
            <text:p>https://api.github.com/repos/Fabric3/fabric3-core</text:p>
          </table:table-cell>
          <table:table-cell table:formula="of:=REPLACE([.B918]; 1; 29; &quot;&quot;)" office:value-type="string" office:string-value="Fabric3/fabric3-core" calcext:value-type="string">
            <text:p>Fabric3/fabric3-core</text:p>
          </table:table-cell>
        </table:table-row>
        <table:table-row table:style-name="ro1">
          <table:table-cell office:value-type="float" office:value="1501131" calcext:value-type="float">
            <text:p>1501131</text:p>
          </table:table-cell>
          <table:table-cell office:value-type="string" calcext:value-type="string">
            <text:p>https://api.github.com/repos/vivo-project/Vitro</text:p>
          </table:table-cell>
          <table:table-cell table:formula="of:=REPLACE([.B919]; 1; 29; &quot;&quot;)" office:value-type="string" office:string-value="vivo-project/Vitro" calcext:value-type="string">
            <text:p>vivo-project/Vitro</text:p>
          </table:table-cell>
        </table:table-row>
        <table:table-row table:style-name="ro1">
          <table:table-cell office:value-type="float" office:value="1503167" calcext:value-type="float">
            <text:p>1503167</text:p>
          </table:table-cell>
          <table:table-cell office:value-type="string" calcext:value-type="string">
            <text:p>https://api.github.com/repos/endosnipe/ENdoSnipe</text:p>
          </table:table-cell>
          <table:table-cell table:formula="of:=REPLACE([.B920]; 1; 29; &quot;&quot;)" office:value-type="string" office:string-value="endosnipe/ENdoSnipe" calcext:value-type="string">
            <text:p>endosnipe/ENdoSnipe</text:p>
          </table:table-cell>
        </table:table-row>
        <table:table-row table:style-name="ro1">
          <table:table-cell office:value-type="float" office:value="1508327" calcext:value-type="float">
            <text:p>1508327</text:p>
          </table:table-cell>
          <table:table-cell office:value-type="string" calcext:value-type="string">
            <text:p>https://api.github.com/repos/sakai-mirror/kernel</text:p>
          </table:table-cell>
          <table:table-cell table:formula="of:=REPLACE([.B921]; 1; 29; &quot;&quot;)" office:value-type="string" office:string-value="sakai-mirror/kernel" calcext:value-type="string">
            <text:p>sakai-mirror/kernel</text:p>
          </table:table-cell>
        </table:table-row>
        <table:table-row table:style-name="ro1">
          <table:table-cell office:value-type="float" office:value="1510270" calcext:value-type="float">
            <text:p>1510270</text:p>
          </table:table-cell>
          <table:table-cell office:value-type="string" calcext:value-type="string">
            <text:p>https://api.github.com/repos/sakai-mirror/portal</text:p>
          </table:table-cell>
          <table:table-cell table:formula="of:=REPLACE([.B922]; 1; 29; &quot;&quot;)" office:value-type="string" office:string-value="sakai-mirror/portal" calcext:value-type="string">
            <text:p>sakai-mirror/portal</text:p>
          </table:table-cell>
        </table:table-row>
        <table:table-row table:style-name="ro1">
          <table:table-cell office:value-type="float" office:value="1510380" calcext:value-type="float">
            <text:p>1510380</text:p>
          </table:table-cell>
          <table:table-cell office:value-type="string" calcext:value-type="string">
            <text:p>https://api.github.com/repos/junkdog/artemis-odb</text:p>
          </table:table-cell>
          <table:table-cell table:formula="of:=REPLACE([.B923]; 1; 29; &quot;&quot;)" office:value-type="string" office:string-value="junkdog/artemis-odb" calcext:value-type="string">
            <text:p>junkdog/artemis-odb</text:p>
          </table:table-cell>
        </table:table-row>
        <table:table-row table:style-name="ro1">
          <table:table-cell office:value-type="float" office:value="1519576" calcext:value-type="float">
            <text:p>1519576</text:p>
          </table:table-cell>
          <table:table-cell office:value-type="string" calcext:value-type="string">
            <text:p>https://api.github.com/repos/heinousjay/JibbrJabbr</text:p>
          </table:table-cell>
          <table:table-cell table:formula="of:=REPLACE([.B924]; 1; 29; &quot;&quot;)" office:value-type="string" office:string-value="heinousjay/JibbrJabbr" calcext:value-type="string">
            <text:p>heinousjay/JibbrJabbr</text:p>
          </table:table-cell>
        </table:table-row>
        <table:table-row table:style-name="ro1">
          <table:table-cell office:value-type="float" office:value="1520200" calcext:value-type="float">
            <text:p>1520200</text:p>
          </table:table-cell>
          <table:table-cell office:value-type="string" calcext:value-type="string">
            <text:p>https://api.github.com/repos/sakai-mirror/lessonbuilder</text:p>
          </table:table-cell>
          <table:table-cell table:formula="of:=REPLACE([.B925]; 1; 29; &quot;&quot;)" office:value-type="string" office:string-value="sakai-mirror/lessonbuilder" calcext:value-type="string">
            <text:p>sakai-mirror/lessonbuilder</text:p>
          </table:table-cell>
        </table:table-row>
        <table:table-row table:style-name="ro1">
          <table:table-cell office:value-type="float" office:value="1528515" calcext:value-type="float">
            <text:p>1528515</text:p>
          </table:table-cell>
          <table:table-cell office:value-type="string" calcext:value-type="string">
            <text:p>https://api.github.com/repos/Netflix/Hystrix</text:p>
          </table:table-cell>
          <table:table-cell table:formula="of:=REPLACE([.B926]; 1; 29; &quot;&quot;)" office:value-type="string" office:string-value="Netflix/Hystrix" calcext:value-type="string">
            <text:p>Netflix/Hystrix</text:p>
          </table:table-cell>
        </table:table-row>
        <table:table-row table:style-name="ro1">
          <table:table-cell office:value-type="float" office:value="1553508" calcext:value-type="float">
            <text:p>1553508</text:p>
          </table:table-cell>
          <table:table-cell office:value-type="string" calcext:value-type="string">
            <text:p>https://api.github.com/repos/LibrePlan/libreplan</text:p>
          </table:table-cell>
          <table:table-cell table:formula="of:=REPLACE([.B927]; 1; 29; &quot;&quot;)" office:value-type="string" office:string-value="LibrePlan/libreplan" calcext:value-type="string">
            <text:p>LibrePlan/libreplan</text:p>
          </table:table-cell>
        </table:table-row>
        <table:table-row table:style-name="ro1">
          <table:table-cell office:value-type="float" office:value="1575983" calcext:value-type="float">
            <text:p>1575983</text:p>
          </table:table-cell>
          <table:table-cell office:value-type="string" calcext:value-type="string">
            <text:p>https://api.github.com/repos/USGS-CIDA/coastal-hazards</text:p>
          </table:table-cell>
          <table:table-cell table:formula="of:=REPLACE([.B928]; 1; 29; &quot;&quot;)" office:value-type="string" office:string-value="USGS-CIDA/coastal-hazards" calcext:value-type="string">
            <text:p>USGS-CIDA/coastal-hazards</text:p>
          </table:table-cell>
        </table:table-row>
        <table:table-row table:style-name="ro1">
          <table:table-cell office:value-type="float" office:value="1583508" calcext:value-type="float">
            <text:p>1583508</text:p>
          </table:table-cell>
          <table:table-cell office:value-type="string" calcext:value-type="string">
            <text:p>https://api.github.com/repos/feigensp/Prophet</text:p>
          </table:table-cell>
          <table:table-cell table:formula="of:=REPLACE([.B929]; 1; 29; &quot;&quot;)" office:value-type="string" office:string-value="feigensp/Prophet" calcext:value-type="string">
            <text:p>feigensp/Prophet</text:p>
          </table:table-cell>
        </table:table-row>
        <table:table-row table:style-name="ro1">
          <table:table-cell office:value-type="float" office:value="1593328" calcext:value-type="float">
            <text:p>1593328</text:p>
          </table:table-cell>
          <table:table-cell office:value-type="string" calcext:value-type="string">
            <text:p>https://api.github.com/repos/mcidasv/mcidasv</text:p>
          </table:table-cell>
          <table:table-cell table:formula="of:=REPLACE([.B930]; 1; 29; &quot;&quot;)" office:value-type="string" office:string-value="mcidasv/mcidasv" calcext:value-type="string">
            <text:p>mcidasv/mcidasv</text:p>
          </table:table-cell>
        </table:table-row>
        <table:table-row table:style-name="ro1">
          <table:table-cell office:value-type="float" office:value="1597570" calcext:value-type="float">
            <text:p>1597570</text:p>
          </table:table-cell>
          <table:table-cell office:value-type="string" calcext:value-type="string">
            <text:p>https://api.github.com/repos/octopus-platform/joern</text:p>
          </table:table-cell>
          <table:table-cell table:formula="of:=REPLACE([.B931]; 1; 29; &quot;&quot;)" office:value-type="string" office:string-value="octopus-platform/joern" calcext:value-type="string">
            <text:p>octopus-platform/joern</text:p>
          </table:table-cell>
        </table:table-row>
        <table:table-row table:style-name="ro1">
          <table:table-cell office:value-type="float" office:value="1600297" calcext:value-type="float">
            <text:p>1600297</text:p>
          </table:table-cell>
          <table:table-cell office:value-type="string" calcext:value-type="string">
            <text:p>https://api.github.com/repos/orcc/orcc</text:p>
          </table:table-cell>
          <table:table-cell table:formula="of:=REPLACE([.B932]; 1; 29; &quot;&quot;)" office:value-type="string" office:string-value="orcc/orcc" calcext:value-type="string">
            <text:p>orcc/orcc</text:p>
          </table:table-cell>
        </table:table-row>
        <table:table-row table:style-name="ro1">
          <table:table-cell office:value-type="float" office:value="1619385" calcext:value-type="float">
            <text:p>1619385</text:p>
          </table:table-cell>
          <table:table-cell office:value-type="string" calcext:value-type="string">
            <text:p>https://api.github.com/repos/apache/cordova-android</text:p>
          </table:table-cell>
          <table:table-cell table:formula="of:=REPLACE([.B933]; 1; 29; &quot;&quot;)" office:value-type="string" office:string-value="apache/cordova-android" calcext:value-type="string">
            <text:p>apache/cordova-android</text:p>
          </table:table-cell>
        </table:table-row>
        <table:table-row table:style-name="ro1">
          <table:table-cell office:value-type="float" office:value="1620146" calcext:value-type="float">
            <text:p>1620146</text:p>
          </table:table-cell>
          <table:table-cell office:value-type="string" calcext:value-type="string">
            <text:p>https://api.github.com/repos/haiwen/seadroid</text:p>
          </table:table-cell>
          <table:table-cell table:formula="of:=REPLACE([.B934]; 1; 29; &quot;&quot;)" office:value-type="string" office:string-value="haiwen/seadroid" calcext:value-type="string">
            <text:p>haiwen/seadroid</text:p>
          </table:table-cell>
        </table:table-row>
        <table:table-row table:style-name="ro1">
          <table:table-cell office:value-type="float" office:value="1663742" calcext:value-type="float">
            <text:p>1663742</text:p>
          </table:table-cell>
          <table:table-cell office:value-type="string" calcext:value-type="string">
            <text:p>https://api.github.com/repos/apps4av/avare</text:p>
          </table:table-cell>
          <table:table-cell table:formula="of:=REPLACE([.B935]; 1; 29; &quot;&quot;)" office:value-type="string" office:string-value="apps4av/avare" calcext:value-type="string">
            <text:p>apps4av/avare</text:p>
          </table:table-cell>
        </table:table-row>
        <table:table-row table:style-name="ro1">
          <table:table-cell office:value-type="float" office:value="1664289" calcext:value-type="float">
            <text:p>1664289</text:p>
          </table:table-cell>
          <table:table-cell office:value-type="string" calcext:value-type="string">
            <text:p>https://api.github.com/repos/nuodb/migration-tools</text:p>
          </table:table-cell>
          <table:table-cell table:formula="of:=REPLACE([.B936]; 1; 29; &quot;&quot;)" office:value-type="string" office:string-value="nuodb/migration-tools" calcext:value-type="string">
            <text:p>nuodb/migration-tools</text:p>
          </table:table-cell>
        </table:table-row>
        <table:table-row table:style-name="ro1">
          <table:table-cell office:value-type="float" office:value="1718008" calcext:value-type="float">
            <text:p>1718008</text:p>
          </table:table-cell>
          <table:table-cell office:value-type="string" calcext:value-type="string">
            <text:p>https://api.github.com/repos/genericsystem/genericsystem2011</text:p>
          </table:table-cell>
          <table:table-cell table:formula="of:=REPLACE([.B937]; 1; 29; &quot;&quot;)" office:value-type="string" office:string-value="genericsystem/genericsystem2011" calcext:value-type="string">
            <text:p>genericsystem/genericsystem2011</text:p>
          </table:table-cell>
        </table:table-row>
        <table:table-row table:style-name="ro1">
          <table:table-cell office:value-type="float" office:value="1721268" calcext:value-type="float">
            <text:p>1721268</text:p>
          </table:table-cell>
          <table:table-cell office:value-type="string" calcext:value-type="string">
            <text:p>https://api.github.com/repos/crawljax/crawljax</text:p>
          </table:table-cell>
          <table:table-cell table:formula="of:=REPLACE([.B938]; 1; 29; &quot;&quot;)" office:value-type="string" office:string-value="crawljax/crawljax" calcext:value-type="string">
            <text:p>crawljax/crawljax</text:p>
          </table:table-cell>
        </table:table-row>
        <table:table-row table:style-name="ro1">
          <table:table-cell office:value-type="float" office:value="1735275" calcext:value-type="float">
            <text:p>1735275</text:p>
          </table:table-cell>
          <table:table-cell office:value-type="string" calcext:value-type="string">
            <text:p>https://api.github.com/repos/flyway/flyway</text:p>
          </table:table-cell>
          <table:table-cell table:formula="of:=REPLACE([.B939]; 1; 29; &quot;&quot;)" office:value-type="string" office:string-value="flyway/flyway" calcext:value-type="string">
            <text:p>flyway/flyway</text:p>
          </table:table-cell>
        </table:table-row>
        <table:table-row table:style-name="ro1">
          <table:table-cell office:value-type="float" office:value="1773315" calcext:value-type="float">
            <text:p>1773315</text:p>
          </table:table-cell>
          <table:table-cell office:value-type="string" calcext:value-type="string">
            <text:p>https://api.github.com/repos/dextra/dextranet</text:p>
          </table:table-cell>
          <table:table-cell table:formula="of:=REPLACE([.B940]; 1; 29; &quot;&quot;)" office:value-type="string" office:string-value="dextra/dextranet" calcext:value-type="string">
            <text:p>dextra/dextranet</text:p>
          </table:table-cell>
        </table:table-row>
        <table:table-row table:style-name="ro1">
          <table:table-cell office:value-type="float" office:value="1778930" calcext:value-type="float">
            <text:p>1778930</text:p>
          </table:table-cell>
          <table:table-cell office:value-type="string" calcext:value-type="string">
            <text:p>https://api.github.com/repos/ansell/openrdf-sesame</text:p>
          </table:table-cell>
          <table:table-cell table:formula="of:=REPLACE([.B941]; 1; 29; &quot;&quot;)" office:value-type="string" office:string-value="ansell/openrdf-sesame" calcext:value-type="string">
            <text:p>ansell/openrdf-sesame</text:p>
          </table:table-cell>
        </table:table-row>
        <table:table-row table:style-name="ro1">
          <table:table-cell office:value-type="float" office:value="1783276" calcext:value-type="float">
            <text:p>1783276</text:p>
          </table:table-cell>
          <table:table-cell office:value-type="string" calcext:value-type="string">
            <text:p>https://api.github.com/repos/eclipse/scout.rt</text:p>
          </table:table-cell>
          <table:table-cell table:formula="of:=REPLACE([.B942]; 1; 29; &quot;&quot;)" office:value-type="string" office:string-value="eclipse/scout.rt" calcext:value-type="string">
            <text:p>eclipse/scout.rt</text:p>
          </table:table-cell>
        </table:table-row>
        <table:table-row table:style-name="ro1">
          <table:table-cell office:value-type="float" office:value="1803672" calcext:value-type="float">
            <text:p>1803672</text:p>
          </table:table-cell>
          <table:table-cell office:value-type="string" calcext:value-type="string">
            <text:p>https://api.github.com/repos/mulesoft/mule</text:p>
          </table:table-cell>
          <table:table-cell table:formula="of:=REPLACE([.B943]; 1; 29; &quot;&quot;)" office:value-type="string" office:string-value="mulesoft/mule" calcext:value-type="string">
            <text:p>mulesoft/mule</text:p>
          </table:table-cell>
        </table:table-row>
        <table:table-row table:style-name="ro1">
          <table:table-cell office:value-type="float" office:value="1816542" calcext:value-type="float">
            <text:p>1816542</text:p>
          </table:table-cell>
          <table:table-cell office:value-type="string" calcext:value-type="string">
            <text:p>https://api.github.com/repos/apache/isis</text:p>
          </table:table-cell>
          <table:table-cell table:formula="of:=REPLACE([.B944]; 1; 29; &quot;&quot;)" office:value-type="string" office:string-value="apache/isis" calcext:value-type="string">
            <text:p>apache/isis</text:p>
          </table:table-cell>
        </table:table-row>
        <table:table-row table:style-name="ro1">
          <table:table-cell office:value-type="float" office:value="1846832" calcext:value-type="float">
            <text:p>1846832</text:p>
          </table:table-cell>
          <table:table-cell office:value-type="string" calcext:value-type="string">
            <text:p>https://api.github.com/repos/osmandapp/OsmAnd-tools</text:p>
          </table:table-cell>
          <table:table-cell table:formula="of:=REPLACE([.B945]; 1; 29; &quot;&quot;)" office:value-type="string" office:string-value="osmandapp/OsmAnd-tools" calcext:value-type="string">
            <text:p>osmandapp/OsmAnd-tools</text:p>
          </table:table-cell>
        </table:table-row>
        <table:table-row table:style-name="ro1">
          <table:table-cell office:value-type="float" office:value="1851052" calcext:value-type="float">
            <text:p>1851052</text:p>
          </table:table-cell>
          <table:table-cell office:value-type="string" calcext:value-type="string">
            <text:p>https://api.github.com/repos/zolyfarkas/spf4j</text:p>
          </table:table-cell>
          <table:table-cell table:formula="of:=REPLACE([.B946]; 1; 29; &quot;&quot;)" office:value-type="string" office:string-value="zolyfarkas/spf4j" calcext:value-type="string">
            <text:p>zolyfarkas/spf4j</text:p>
          </table:table-cell>
        </table:table-row>
        <table:table-row table:style-name="ro1">
          <table:table-cell office:value-type="float" office:value="1854341" calcext:value-type="float">
            <text:p>1854341</text:p>
          </table:table-cell>
          <table:table-cell office:value-type="string" calcext:value-type="string">
            <text:p>https://api.github.com/repos/Appverse/appverse-web</text:p>
          </table:table-cell>
          <table:table-cell table:formula="of:=REPLACE([.B947]; 1; 29; &quot;&quot;)" office:value-type="string" office:string-value="Appverse/appverse-web" calcext:value-type="string">
            <text:p>Appverse/appverse-web</text:p>
          </table:table-cell>
        </table:table-row>
        <table:table-row table:style-name="ro1">
          <table:table-cell office:value-type="float" office:value="1874309" calcext:value-type="float">
            <text:p>1874309</text:p>
          </table:table-cell>
          <table:table-cell office:value-type="string" calcext:value-type="string">
            <text:p>https://api.github.com/repos/scotthartbti/android_frameworks_base</text:p>
          </table:table-cell>
          <table:table-cell table:formula="of:=REPLACE([.B948]; 1; 29; &quot;&quot;)" office:value-type="string" office:string-value="scotthartbti/android_frameworks_base" calcext:value-type="string">
            <text:p>scotthartbti/android_frameworks_base</text:p>
          </table:table-cell>
        </table:table-row>
        <table:table-row table:style-name="ro1">
          <table:table-cell office:value-type="float" office:value="1879783" calcext:value-type="float">
            <text:p>1879783</text:p>
          </table:table-cell>
          <table:table-cell office:value-type="string" calcext:value-type="string">
            <text:p>https://api.github.com/repos/rovo89/XposedInstaller</text:p>
          </table:table-cell>
          <table:table-cell table:formula="of:=REPLACE([.B949]; 1; 29; &quot;&quot;)" office:value-type="string" office:string-value="rovo89/XposedInstaller" calcext:value-type="string">
            <text:p>rovo89/XposedInstaller</text:p>
          </table:table-cell>
        </table:table-row>
        <table:table-row table:style-name="ro1">
          <table:table-cell office:value-type="float" office:value="1880842" calcext:value-type="float">
            <text:p>1880842</text:p>
          </table:table-cell>
          <table:table-cell office:value-type="string" calcext:value-type="string">
            <text:p>https://api.github.com/repos/jenetics/jenetics</text:p>
          </table:table-cell>
          <table:table-cell table:formula="of:=REPLACE([.B950]; 1; 29; &quot;&quot;)" office:value-type="string" office:string-value="jenetics/jenetics" calcext:value-type="string">
            <text:p>jenetics/jenetics</text:p>
          </table:table-cell>
        </table:table-row>
        <table:table-row table:style-name="ro1">
          <table:table-cell office:value-type="float" office:value="1881385" calcext:value-type="float">
            <text:p>1881385</text:p>
          </table:table-cell>
          <table:table-cell office:value-type="string" calcext:value-type="string">
            <text:p>https://api.github.com/repos/Johnnei/JavaTorrent</text:p>
          </table:table-cell>
          <table:table-cell table:formula="of:=REPLACE([.B951]; 1; 29; &quot;&quot;)" office:value-type="string" office:string-value="Johnnei/JavaTorrent" calcext:value-type="string">
            <text:p>Johnnei/JavaTorrent</text:p>
          </table:table-cell>
        </table:table-row>
        <table:table-row table:style-name="ro1">
          <table:table-cell office:value-type="float" office:value="1881912" calcext:value-type="float">
            <text:p>1881912</text:p>
          </table:table-cell>
          <table:table-cell office:value-type="string" calcext:value-type="string">
            <text:p>https://api.github.com/repos/bozimmerman/CoffeeMud</text:p>
          </table:table-cell>
          <table:table-cell table:formula="of:=REPLACE([.B952]; 1; 29; &quot;&quot;)" office:value-type="string" office:string-value="bozimmerman/CoffeeMud" calcext:value-type="string">
            <text:p>bozimmerman/CoffeeMud</text:p>
          </table:table-cell>
        </table:table-row>
        <table:table-row table:style-name="ro1">
          <table:table-cell office:value-type="float" office:value="1882858" calcext:value-type="float">
            <text:p>1882858</text:p>
          </table:table-cell>
          <table:table-cell office:value-type="string" calcext:value-type="string">
            <text:p>https://api.github.com/repos/obiba/magma</text:p>
          </table:table-cell>
          <table:table-cell table:formula="of:=REPLACE([.B953]; 1; 29; &quot;&quot;)" office:value-type="string" office:string-value="obiba/magma" calcext:value-type="string">
            <text:p>obiba/magma</text:p>
          </table:table-cell>
        </table:table-row>
        <table:table-row table:style-name="ro1">
          <table:table-cell office:value-type="float" office:value="1884592" calcext:value-type="float">
            <text:p>1884592</text:p>
          </table:table-cell>
          <table:table-cell office:value-type="string" calcext:value-type="string">
            <text:p>https://api.github.com/repos/vkostyukov/la4j</text:p>
          </table:table-cell>
          <table:table-cell table:formula="of:=REPLACE([.B954]; 1; 29; &quot;&quot;)" office:value-type="string" office:string-value="vkostyukov/la4j" calcext:value-type="string">
            <text:p>vkostyukov/la4j</text:p>
          </table:table-cell>
        </table:table-row>
        <table:table-row table:style-name="ro1">
          <table:table-cell office:value-type="float" office:value="1889369" calcext:value-type="float">
            <text:p>1889369</text:p>
          </table:table-cell>
          <table:table-cell office:value-type="string" calcext:value-type="string">
            <text:p>https://api.github.com/repos/lviggiano/owner</text:p>
          </table:table-cell>
          <table:table-cell table:formula="of:=REPLACE([.B955]; 1; 29; &quot;&quot;)" office:value-type="string" office:string-value="lviggiano/owner" calcext:value-type="string">
            <text:p>lviggiano/owner</text:p>
          </table:table-cell>
        </table:table-row>
        <table:table-row table:style-name="ro1">
          <table:table-cell office:value-type="float" office:value="1889572" calcext:value-type="float">
            <text:p>1889572</text:p>
          </table:table-cell>
          <table:table-cell office:value-type="string" calcext:value-type="string">
            <text:p>https://api.github.com/repos/cojen/Tupl</text:p>
          </table:table-cell>
          <table:table-cell table:formula="of:=REPLACE([.B956]; 1; 29; &quot;&quot;)" office:value-type="string" office:string-value="cojen/Tupl" calcext:value-type="string">
            <text:p>cojen/Tupl</text:p>
          </table:table-cell>
        </table:table-row>
        <table:table-row table:style-name="ro1">
          <table:table-cell office:value-type="float" office:value="1890729" calcext:value-type="float">
            <text:p>1890729</text:p>
          </table:table-cell>
          <table:table-cell office:value-type="string" calcext:value-type="string">
            <text:p>https://api.github.com/repos/SolarNetwork/solarnetwork-node</text:p>
          </table:table-cell>
          <table:table-cell table:formula="of:=REPLACE([.B957]; 1; 29; &quot;&quot;)" office:value-type="string" office:string-value="SolarNetwork/solarnetwork-node" calcext:value-type="string">
            <text:p>SolarNetwork/solarnetwork-node</text:p>
          </table:table-cell>
        </table:table-row>
        <table:table-row table:style-name="ro1">
          <table:table-cell office:value-type="float" office:value="1890739" calcext:value-type="float">
            <text:p>1890739</text:p>
          </table:table-cell>
          <table:table-cell office:value-type="string" calcext:value-type="string">
            <text:p>https://api.github.com/repos/SolarNetwork/solarnetwork-central</text:p>
          </table:table-cell>
          <table:table-cell table:formula="of:=REPLACE([.B958]; 1; 29; &quot;&quot;)" office:value-type="string" office:string-value="SolarNetwork/solarnetwork-central" calcext:value-type="string">
            <text:p>SolarNetwork/solarnetwork-central</text:p>
          </table:table-cell>
        </table:table-row>
        <table:table-row table:style-name="ro1">
          <table:table-cell office:value-type="float" office:value="1892931" calcext:value-type="float">
            <text:p>1892931</text:p>
          </table:table-cell>
          <table:table-cell office:value-type="string" calcext:value-type="string">
            <text:p>https://api.github.com/repos/Xephi/AuthMeReloaded</text:p>
          </table:table-cell>
          <table:table-cell table:formula="of:=REPLACE([.B959]; 1; 29; &quot;&quot;)" office:value-type="string" office:string-value="Xephi/AuthMeReloaded" calcext:value-type="string">
            <text:p>Xephi/AuthMeReloaded</text:p>
          </table:table-cell>
        </table:table-row>
        <table:table-row table:style-name="ro1">
          <table:table-cell office:value-type="float" office:value="1895241" calcext:value-type="float">
            <text:p>1895241</text:p>
          </table:table-cell>
          <table:table-cell office:value-type="string" calcext:value-type="string">
            <text:p>https://api.github.com/repos/Armarr/Autorank-2</text:p>
          </table:table-cell>
          <table:table-cell table:formula="of:=REPLACE([.B960]; 1; 29; &quot;&quot;)" office:value-type="string" office:string-value="Armarr/Autorank-2" calcext:value-type="string">
            <text:p>Armarr/Autorank-2</text:p>
          </table:table-cell>
        </table:table-row>
        <table:table-row table:style-name="ro1">
          <table:table-cell office:value-type="float" office:value="1900513" calcext:value-type="float">
            <text:p>1900513</text:p>
          </table:table-cell>
          <table:table-cell office:value-type="string" calcext:value-type="string">
            <text:p>https://api.github.com/repos/openmrs/openmrs-module-webservices.rest</text:p>
          </table:table-cell>
          <table:table-cell table:formula="of:=REPLACE([.B961]; 1; 29; &quot;&quot;)" office:value-type="string" office:string-value="openmrs/openmrs-module-webservices.rest" calcext:value-type="string">
            <text:p>openmrs/openmrs-module-webservices.rest</text:p>
          </table:table-cell>
        </table:table-row>
        <table:table-row table:style-name="ro1">
          <table:table-cell office:value-type="float" office:value="1906165" calcext:value-type="float">
            <text:p>1906165</text:p>
          </table:table-cell>
          <table:table-cell office:value-type="string" calcext:value-type="string">
            <text:p>https://api.github.com/repos/onepf/AppDF</text:p>
          </table:table-cell>
          <table:table-cell table:formula="of:=REPLACE([.B962]; 1; 29; &quot;&quot;)" office:value-type="string" office:string-value="onepf/AppDF" calcext:value-type="string">
            <text:p>onepf/AppDF</text:p>
          </table:table-cell>
        </table:table-row>
        <table:table-row table:style-name="ro1">
          <table:table-cell office:value-type="float" office:value="1907691" calcext:value-type="float">
            <text:p>1907691</text:p>
          </table:table-cell>
          <table:table-cell office:value-type="string" calcext:value-type="string">
            <text:p>https://api.github.com/repos/kir-dev/korok</text:p>
          </table:table-cell>
          <table:table-cell table:formula="of:=REPLACE([.B963]; 1; 29; &quot;&quot;)" office:value-type="string" office:string-value="kir-dev/korok" calcext:value-type="string">
            <text:p>kir-dev/korok</text:p>
          </table:table-cell>
        </table:table-row>
        <table:table-row table:style-name="ro1">
          <table:table-cell office:value-type="float" office:value="1907920" calcext:value-type="float">
            <text:p>1907920</text:p>
          </table:table-cell>
          <table:table-cell office:value-type="string" calcext:value-type="string">
            <text:p>https://api.github.com/repos/Craftware/Kornell</text:p>
          </table:table-cell>
          <table:table-cell table:formula="of:=REPLACE([.B964]; 1; 29; &quot;&quot;)" office:value-type="string" office:string-value="Craftware/Kornell" calcext:value-type="string">
            <text:p>Craftware/Kornell</text:p>
          </table:table-cell>
        </table:table-row>
        <table:table-row table:style-name="ro1">
          <table:table-cell office:value-type="float" office:value="1919441" calcext:value-type="float">
            <text:p>1919441</text:p>
          </table:table-cell>
          <table:table-cell office:value-type="string" calcext:value-type="string">
            <text:p>https://api.github.com/repos/svn2github/commons-vfs2</text:p>
          </table:table-cell>
          <table:table-cell table:formula="of:=REPLACE([.B965]; 1; 29; &quot;&quot;)" office:value-type="string" office:string-value="svn2github/commons-vfs2" calcext:value-type="string">
            <text:p>svn2github/commons-vfs2</text:p>
          </table:table-cell>
        </table:table-row>
        <table:table-row table:style-name="ro1">
          <table:table-cell office:value-type="float" office:value="1920336" calcext:value-type="float">
            <text:p>1920336</text:p>
          </table:table-cell>
          <table:table-cell office:value-type="string" calcext:value-type="string">
            <text:p>https://api.github.com/repos/OpenNTF/SocialSDK</text:p>
          </table:table-cell>
          <table:table-cell table:formula="of:=REPLACE([.B966]; 1; 29; &quot;&quot;)" office:value-type="string" office:string-value="OpenNTF/SocialSDK" calcext:value-type="string">
            <text:p>OpenNTF/SocialSDK</text:p>
          </table:table-cell>
        </table:table-row>
        <table:table-row table:style-name="ro1">
          <table:table-cell office:value-type="float" office:value="1922766" calcext:value-type="float">
            <text:p>1922766</text:p>
          </table:table-cell>
          <table:table-cell office:value-type="string" calcext:value-type="string">
            <text:p>https://api.github.com/repos/johnmay/metingear</text:p>
          </table:table-cell>
          <table:table-cell table:formula="of:=REPLACE([.B967]; 1; 29; &quot;&quot;)" office:value-type="string" office:string-value="johnmay/metingear" calcext:value-type="string">
            <text:p>johnmay/metingear</text:p>
          </table:table-cell>
        </table:table-row>
        <table:table-row table:style-name="ro1">
          <table:table-cell office:value-type="float" office:value="1925478" calcext:value-type="float">
            <text:p>1925478</text:p>
          </table:table-cell>
          <table:table-cell office:value-type="string" calcext:value-type="string">
            <text:p>https://api.github.com/repos/llbit/chunky</text:p>
          </table:table-cell>
          <table:table-cell table:formula="of:=REPLACE([.B968]; 1; 29; &quot;&quot;)" office:value-type="string" office:string-value="llbit/chunky" calcext:value-type="string">
            <text:p>llbit/chunky</text:p>
          </table:table-cell>
        </table:table-row>
        <table:table-row table:style-name="ro1">
          <table:table-cell office:value-type="float" office:value="1931310" calcext:value-type="float">
            <text:p>1931310</text:p>
          </table:table-cell>
          <table:table-cell office:value-type="string" calcext:value-type="string">
            <text:p>https://api.github.com/repos/pentaho/pentaho-commons-gwt-modules</text:p>
          </table:table-cell>
          <table:table-cell table:formula="of:=REPLACE([.B969]; 1; 29; &quot;&quot;)" office:value-type="string" office:string-value="pentaho/pentaho-commons-gwt-modules" calcext:value-type="string">
            <text:p>pentaho/pentaho-commons-gwt-modules</text:p>
          </table:table-cell>
        </table:table-row>
        <table:table-row table:style-name="ro1">
          <table:table-cell office:value-type="float" office:value="1939897" calcext:value-type="float">
            <text:p>1939897</text:p>
          </table:table-cell>
          <table:table-cell office:value-type="string" calcext:value-type="string">
            <text:p>https://api.github.com/repos/deric/clueminer</text:p>
          </table:table-cell>
          <table:table-cell table:formula="of:=REPLACE([.B970]; 1; 29; &quot;&quot;)" office:value-type="string" office:string-value="deric/clueminer" calcext:value-type="string">
            <text:p>deric/clueminer</text:p>
          </table:table-cell>
        </table:table-row>
        <table:table-row table:style-name="ro1">
          <table:table-cell office:value-type="float" office:value="1940573" calcext:value-type="float">
            <text:p>1940573</text:p>
          </table:table-cell>
          <table:table-cell office:value-type="string" calcext:value-type="string">
            <text:p>https://api.github.com/repos/CLLKazan/UIMA-Ext</text:p>
          </table:table-cell>
          <table:table-cell table:formula="of:=REPLACE([.B971]; 1; 29; &quot;&quot;)" office:value-type="string" office:string-value="CLLKazan/UIMA-Ext" calcext:value-type="string">
            <text:p>CLLKazan/UIMA-Ext</text:p>
          </table:table-cell>
        </table:table-row>
        <table:table-row table:style-name="ro1">
          <table:table-cell office:value-type="float" office:value="1947284" calcext:value-type="float">
            <text:p>1947284</text:p>
          </table:table-cell>
          <table:table-cell office:value-type="string" calcext:value-type="string">
            <text:p>https://api.github.com/repos/ancoron/glassfish-main</text:p>
          </table:table-cell>
          <table:table-cell table:formula="of:=REPLACE([.B972]; 1; 29; &quot;&quot;)" office:value-type="string" office:string-value="ancoron/glassfish-main" calcext:value-type="string">
            <text:p>ancoron/glassfish-main</text:p>
          </table:table-cell>
        </table:table-row>
        <table:table-row table:style-name="ro1">
          <table:table-cell office:value-type="float" office:value="1953184" calcext:value-type="float">
            <text:p>1953184</text:p>
          </table:table-cell>
          <table:table-cell office:value-type="string" calcext:value-type="string">
            <text:p>https://api.github.com/repos/pentaho/pentaho-platform-plugin-reporting</text:p>
          </table:table-cell>
          <table:table-cell table:formula="of:=REPLACE([.B973]; 1; 29; &quot;&quot;)" office:value-type="string" office:string-value="pentaho/pentaho-platform-plugin-reporting" calcext:value-type="string">
            <text:p>pentaho/pentaho-platform-plugin-reporting</text:p>
          </table:table-cell>
        </table:table-row>
        <table:table-row table:style-name="ro1">
          <table:table-cell office:value-type="float" office:value="1953682" calcext:value-type="float">
            <text:p>1953682</text:p>
          </table:table-cell>
          <table:table-cell office:value-type="string" calcext:value-type="string">
            <text:p>https://api.github.com/repos/apache/maven-shared</text:p>
          </table:table-cell>
          <table:table-cell table:formula="of:=REPLACE([.B974]; 1; 29; &quot;&quot;)" office:value-type="string" office:string-value="apache/maven-shared" calcext:value-type="string">
            <text:p>apache/maven-shared</text:p>
          </table:table-cell>
        </table:table-row>
        <table:table-row table:style-name="ro1">
          <table:table-cell office:value-type="float" office:value="1957417" calcext:value-type="float">
            <text:p>1957417</text:p>
          </table:table-cell>
          <table:table-cell office:value-type="string" calcext:value-type="string">
            <text:p>https://api.github.com/repos/ThinkingBridge/platform_packages_apps_Settings</text:p>
          </table:table-cell>
          <table:table-cell table:formula="of:=REPLACE([.B975]; 1; 29; &quot;&quot;)" office:value-type="string" office:string-value="ThinkingBridge/platform_packages_apps_Settings" calcext:value-type="string">
            <text:p>ThinkingBridge/platform_packages_apps_Settings</text:p>
          </table:table-cell>
        </table:table-row>
        <table:table-row table:style-name="ro1">
          <table:table-cell office:value-type="float" office:value="1958216" calcext:value-type="float">
            <text:p>1958216</text:p>
          </table:table-cell>
          <table:table-cell office:value-type="string" calcext:value-type="string">
            <text:p>https://api.github.com/repos/apache/jena</text:p>
          </table:table-cell>
          <table:table-cell table:formula="of:=REPLACE([.B976]; 1; 29; &quot;&quot;)" office:value-type="string" office:string-value="apache/jena" calcext:value-type="string">
            <text:p>apache/jena</text:p>
          </table:table-cell>
        </table:table-row>
        <table:table-row table:style-name="ro1">
          <table:table-cell office:value-type="float" office:value="1958407" calcext:value-type="float">
            <text:p>1958407</text:p>
          </table:table-cell>
          <table:table-cell office:value-type="string" calcext:value-type="string">
            <text:p>https://api.github.com/repos/eclipse/eclipselink.runtime</text:p>
          </table:table-cell>
          <table:table-cell table:formula="of:=REPLACE([.B977]; 1; 29; &quot;&quot;)" office:value-type="string" office:string-value="eclipse/eclipselink.runtime" calcext:value-type="string">
            <text:p>eclipse/eclipselink.runtime</text:p>
          </table:table-cell>
        </table:table-row>
        <table:table-row table:style-name="ro1">
          <table:table-cell office:value-type="float" office:value="1960221" calcext:value-type="float">
            <text:p>1960221</text:p>
          </table:table-cell>
          <table:table-cell office:value-type="string" calcext:value-type="string">
            <text:p>https://api.github.com/repos/deegree/deegree3</text:p>
          </table:table-cell>
          <table:table-cell table:formula="of:=REPLACE([.B978]; 1; 29; &quot;&quot;)" office:value-type="string" office:string-value="deegree/deegree3" calcext:value-type="string">
            <text:p>deegree/deegree3</text:p>
          </table:table-cell>
        </table:table-row>
        <table:table-row table:style-name="ro1">
          <table:table-cell office:value-type="float" office:value="1967648" calcext:value-type="float">
            <text:p>1967648</text:p>
          </table:table-cell>
          <table:table-cell office:value-type="string" calcext:value-type="string">
            <text:p>https://api.github.com/repos/openxc/openxc-android</text:p>
          </table:table-cell>
          <table:table-cell table:formula="of:=REPLACE([.B979]; 1; 29; &quot;&quot;)" office:value-type="string" office:string-value="openxc/openxc-android" calcext:value-type="string">
            <text:p>openxc/openxc-android</text:p>
          </table:table-cell>
        </table:table-row>
        <table:table-row table:style-name="ro1">
          <table:table-cell office:value-type="float" office:value="1970893" calcext:value-type="float">
            <text:p>1970893</text:p>
          </table:table-cell>
          <table:table-cell office:value-type="string" calcext:value-type="string">
            <text:p>https://api.github.com/repos/androidarmv6/android_frameworks_base</text:p>
          </table:table-cell>
          <table:table-cell table:formula="of:=REPLACE([.B980]; 1; 29; &quot;&quot;)" office:value-type="string" office:string-value="androidarmv6/android_frameworks_base" calcext:value-type="string">
            <text:p>androidarmv6/android_frameworks_base</text:p>
          </table:table-cell>
        </table:table-row>
        <table:table-row table:style-name="ro1">
          <table:table-cell office:value-type="float" office:value="1974512" calcext:value-type="float">
            <text:p>1974512</text:p>
          </table:table-cell>
          <table:table-cell office:value-type="string" calcext:value-type="string">
            <text:p>https://api.github.com/repos/ArcBees/arcbees-website</text:p>
          </table:table-cell>
          <table:table-cell table:formula="of:=REPLACE([.B981]; 1; 29; &quot;&quot;)" office:value-type="string" office:string-value="ArcBees/arcbees-website" calcext:value-type="string">
            <text:p>ArcBees/arcbees-website</text:p>
          </table:table-cell>
        </table:table-row>
        <table:table-row table:style-name="ro1">
          <table:table-cell office:value-type="float" office:value="1978784" calcext:value-type="float">
            <text:p>1978784</text:p>
          </table:table-cell>
          <table:table-cell office:value-type="string" calcext:value-type="string">
            <text:p>https://api.github.com/repos/androidarmv6/android_packages_apps_Settings</text:p>
          </table:table-cell>
          <table:table-cell table:formula="of:=REPLACE([.B982]; 1; 29; &quot;&quot;)" office:value-type="string" office:string-value="androidarmv6/android_packages_apps_Settings" calcext:value-type="string">
            <text:p>androidarmv6/android_packages_apps_Settings</text:p>
          </table:table-cell>
        </table:table-row>
        <table:table-row table:style-name="ro1">
          <table:table-cell office:value-type="float" office:value="1986689" calcext:value-type="float">
            <text:p>1986689</text:p>
          </table:table-cell>
          <table:table-cell office:value-type="string" calcext:value-type="string">
            <text:p>https://api.github.com/repos/praveendath92/MDroid</text:p>
          </table:table-cell>
          <table:table-cell table:formula="of:=REPLACE([.B983]; 1; 29; &quot;&quot;)" office:value-type="string" office:string-value="praveendath92/MDroid" calcext:value-type="string">
            <text:p>praveendath92/MDroid</text:p>
          </table:table-cell>
        </table:table-row>
        <table:table-row table:style-name="ro1">
          <table:table-cell office:value-type="float" office:value="1989677" calcext:value-type="float">
            <text:p>1989677</text:p>
          </table:table-cell>
          <table:table-cell office:value-type="string" calcext:value-type="string">
            <text:p>https://api.github.com/repos/pentaho/pentaho-platform</text:p>
          </table:table-cell>
          <table:table-cell table:formula="of:=REPLACE([.B984]; 1; 29; &quot;&quot;)" office:value-type="string" office:string-value="pentaho/pentaho-platform" calcext:value-type="string">
            <text:p>pentaho/pentaho-platform</text:p>
          </table:table-cell>
        </table:table-row>
        <table:table-row table:style-name="ro1">
          <table:table-cell office:value-type="float" office:value="1995504" calcext:value-type="float">
            <text:p>1995504</text:p>
          </table:table-cell>
          <table:table-cell office:value-type="string" calcext:value-type="string">
            <text:p>https://api.github.com/repos/ICS-TU-Ilmenau/fog</text:p>
          </table:table-cell>
          <table:table-cell table:formula="of:=REPLACE([.B985]; 1; 29; &quot;&quot;)" office:value-type="string" office:string-value="ICS-TU-Ilmenau/fog" calcext:value-type="string">
            <text:p>ICS-TU-Ilmenau/fog</text:p>
          </table:table-cell>
        </table:table-row>
        <table:table-row table:style-name="ro1">
          <table:table-cell office:value-type="float" office:value="1999582" calcext:value-type="float">
            <text:p>1999582</text:p>
          </table:table-cell>
          <table:table-cell office:value-type="string" calcext:value-type="string">
            <text:p>https://api.github.com/repos/celements/celements-blog</text:p>
          </table:table-cell>
          <table:table-cell table:formula="of:=REPLACE([.B986]; 1; 29; &quot;&quot;)" office:value-type="string" office:string-value="celements/celements-blog" calcext:value-type="string">
            <text:p>celements/celements-blog</text:p>
          </table:table-cell>
        </table:table-row>
        <table:table-row table:style-name="ro1">
          <table:table-cell office:value-type="float" office:value="2145132" calcext:value-type="float">
            <text:p>2145132</text:p>
          </table:table-cell>
          <table:table-cell office:value-type="string" calcext:value-type="string">
            <text:p>https://api.github.com/repos/p6spy/p6spy</text:p>
          </table:table-cell>
          <table:table-cell table:formula="of:=REPLACE([.B987]; 1; 29; &quot;&quot;)" office:value-type="string" office:string-value="p6spy/p6spy" calcext:value-type="string">
            <text:p>p6spy/p6spy</text:p>
          </table:table-cell>
        </table:table-row>
        <table:table-row table:style-name="ro1">
          <table:table-cell office:value-type="float" office:value="2165195" calcext:value-type="float">
            <text:p>2165195</text:p>
          </table:table-cell>
          <table:table-cell office:value-type="string" calcext:value-type="string">
            <text:p>https://api.github.com/repos/hpsa/hp-application-automation-tools-plugin</text:p>
          </table:table-cell>
          <table:table-cell table:formula="of:=REPLACE([.B988]; 1; 29; &quot;&quot;)" office:value-type="string" office:string-value="hpsa/hp-application-automation-tools-plugin" calcext:value-type="string">
            <text:p>hpsa/hp-application-automation-tools-plugin</text:p>
          </table:table-cell>
        </table:table-row>
        <table:table-row table:style-name="ro1">
          <table:table-cell office:value-type="float" office:value="2198141" calcext:value-type="float">
            <text:p>2198141</text:p>
          </table:table-cell>
          <table:table-cell office:value-type="string" calcext:value-type="string">
            <text:p>https://api.github.com/repos/doanduyhai/Achilles</text:p>
          </table:table-cell>
          <table:table-cell table:formula="of:=REPLACE([.B989]; 1; 29; &quot;&quot;)" office:value-type="string" office:string-value="doanduyhai/Achilles" calcext:value-type="string">
            <text:p>doanduyhai/Achilles</text:p>
          </table:table-cell>
        </table:table-row>
        <table:table-row table:style-name="ro1">
          <table:table-cell office:value-type="float" office:value="2219591" calcext:value-type="float">
            <text:p>2219591</text:p>
          </table:table-cell>
          <table:table-cell office:value-type="string" calcext:value-type="string">
            <text:p>https://api.github.com/repos/apache/commons-compress</text:p>
          </table:table-cell>
          <table:table-cell table:formula="of:=REPLACE([.B990]; 1; 29; &quot;&quot;)" office:value-type="string" office:string-value="apache/commons-compress" calcext:value-type="string">
            <text:p>apache/commons-compress</text:p>
          </table:table-cell>
        </table:table-row>
        <table:table-row table:style-name="ro1">
          <table:table-cell office:value-type="float" office:value="2219620" calcext:value-type="float">
            <text:p>2219620</text:p>
          </table:table-cell>
          <table:table-cell office:value-type="string" calcext:value-type="string">
            <text:p>https://api.github.com/repos/greese/dasein-cloud-azure</text:p>
          </table:table-cell>
          <table:table-cell table:formula="of:=REPLACE([.B991]; 1; 29; &quot;&quot;)" office:value-type="string" office:string-value="greese/dasein-cloud-azure" calcext:value-type="string">
            <text:p>greese/dasein-cloud-azure</text:p>
          </table:table-cell>
        </table:table-row>
        <table:table-row table:style-name="ro1">
          <table:table-cell office:value-type="float" office:value="2220908" calcext:value-type="float">
            <text:p>2220908</text:p>
          </table:table-cell>
          <table:table-cell office:value-type="string" calcext:value-type="string">
            <text:p>https://api.github.com/repos/apache/cxf-fediz</text:p>
          </table:table-cell>
          <table:table-cell table:formula="of:=REPLACE([.B992]; 1; 29; &quot;&quot;)" office:value-type="string" office:string-value="apache/cxf-fediz" calcext:value-type="string">
            <text:p>apache/cxf-fediz</text:p>
          </table:table-cell>
        </table:table-row>
        <table:table-row table:style-name="ro1">
          <table:table-cell office:value-type="float" office:value="2243354" calcext:value-type="float">
            <text:p>2243354</text:p>
          </table:table-cell>
          <table:table-cell office:value-type="string" calcext:value-type="string">
            <text:p>https://api.github.com/repos/openstack-infra/gerrit</text:p>
          </table:table-cell>
          <table:table-cell table:formula="of:=REPLACE([.B993]; 1; 29; &quot;&quot;)" office:value-type="string" office:string-value="openstack-infra/gerrit" calcext:value-type="string">
            <text:p>openstack-infra/gerrit</text:p>
          </table:table-cell>
        </table:table-row>
        <table:table-row table:style-name="ro1">
          <table:table-cell office:value-type="float" office:value="2247020" calcext:value-type="float">
            <text:p>2247020</text:p>
          </table:table-cell>
          <table:table-cell office:value-type="string" calcext:value-type="string">
            <text:p>https://api.github.com/repos/apache/pivot</text:p>
          </table:table-cell>
          <table:table-cell table:formula="of:=REPLACE([.B994]; 1; 29; &quot;&quot;)" office:value-type="string" office:string-value="apache/pivot" calcext:value-type="string">
            <text:p>apache/pivot</text:p>
          </table:table-cell>
        </table:table-row>
        <table:table-row table:style-name="ro1">
          <table:table-cell office:value-type="float" office:value="2248211" calcext:value-type="float">
            <text:p>2248211</text:p>
          </table:table-cell>
          <table:table-cell office:value-type="string" calcext:value-type="string">
            <text:p>https://api.github.com/repos/OpenGrok/OpenGrok</text:p>
          </table:table-cell>
          <table:table-cell table:formula="of:=REPLACE([.B995]; 1; 29; &quot;&quot;)" office:value-type="string" office:string-value="OpenGrok/OpenGrok" calcext:value-type="string">
            <text:p>OpenGrok/OpenGrok</text:p>
          </table:table-cell>
        </table:table-row>
        <table:table-row table:style-name="ro1">
          <table:table-cell office:value-type="float" office:value="2249666" calcext:value-type="float">
            <text:p>2249666</text:p>
          </table:table-cell>
          <table:table-cell office:value-type="string" calcext:value-type="string">
            <text:p>https://api.github.com/repos/MachineMuse/MachineMusePowersuits</text:p>
          </table:table-cell>
          <table:table-cell table:formula="of:=REPLACE([.B996]; 1; 29; &quot;&quot;)" office:value-type="string" office:string-value="MachineMuse/MachineMusePowersuits" calcext:value-type="string">
            <text:p>MachineMuse/MachineMusePowersuits</text:p>
          </table:table-cell>
        </table:table-row>
        <table:table-row table:style-name="ro1">
          <table:table-cell office:value-type="float" office:value="2249948" calcext:value-type="float">
            <text:p>2249948</text:p>
          </table:table-cell>
          <table:table-cell office:value-type="string" calcext:value-type="string">
            <text:p>https://api.github.com/repos/stanfy/enroscar</text:p>
          </table:table-cell>
          <table:table-cell table:formula="of:=REPLACE([.B997]; 1; 29; &quot;&quot;)" office:value-type="string" office:string-value="stanfy/enroscar" calcext:value-type="string">
            <text:p>stanfy/enroscar</text:p>
          </table:table-cell>
        </table:table-row>
        <table:table-row table:style-name="ro1">
          <table:table-cell office:value-type="float" office:value="2249963" calcext:value-type="float">
            <text:p>2249963</text:p>
          </table:table-cell>
          <table:table-cell office:value-type="string" calcext:value-type="string">
            <text:p>https://api.github.com/repos/robovm/robovm</text:p>
          </table:table-cell>
          <table:table-cell table:formula="of:=REPLACE([.B998]; 1; 29; &quot;&quot;)" office:value-type="string" office:string-value="robovm/robovm" calcext:value-type="string">
            <text:p>robovm/robovm</text:p>
          </table:table-cell>
        </table:table-row>
        <table:table-row table:style-name="ro1">
          <table:table-cell office:value-type="float" office:value="2252397" calcext:value-type="float">
            <text:p>2252397</text:p>
          </table:table-cell>
          <table:table-cell office:value-type="string" calcext:value-type="string">
            <text:p>https://api.github.com/repos/cloudfoundry/login-server</text:p>
          </table:table-cell>
          <table:table-cell table:formula="of:=REPLACE([.B999]; 1; 29; &quot;&quot;)" office:value-type="string" office:string-value="cloudfoundry/login-server" calcext:value-type="string">
            <text:p>cloudfoundry/login-server</text:p>
          </table:table-cell>
        </table:table-row>
        <table:table-row table:style-name="ro1">
          <table:table-cell office:value-type="float" office:value="2253799" calcext:value-type="float">
            <text:p>2253799</text:p>
          </table:table-cell>
          <table:table-cell office:value-type="string" calcext:value-type="string">
            <text:p>https://api.github.com/repos/jqno/equalsverifier</text:p>
          </table:table-cell>
          <table:table-cell table:formula="of:=REPLACE([.B1000]; 1; 29; &quot;&quot;)" office:value-type="string" office:string-value="jqno/equalsverifier" calcext:value-type="string">
            <text:p>jqno/equalsverifier</text:p>
          </table:table-cell>
        </table:table-row>
        <table:table-row table:style-name="ro1">
          <table:table-cell office:value-type="float" office:value="2255628" calcext:value-type="float">
            <text:p>2255628</text:p>
          </table:table-cell>
          <table:table-cell office:value-type="string" calcext:value-type="string">
            <text:p>https://api.github.com/repos/digipost/android</text:p>
          </table:table-cell>
          <table:table-cell table:formula="of:=REPLACE([.B1001]; 1; 29; &quot;&quot;)" office:value-type="string" office:string-value="digipost/android" calcext:value-type="string">
            <text:p>digipost/android</text:p>
          </table:table-cell>
        </table:table-row>
        <table:table-row table:style-name="ro1">
          <table:table-cell office:value-type="float" office:value="2255746" calcext:value-type="float">
            <text:p>2255746</text:p>
          </table:table-cell>
          <table:table-cell office:value-type="string" calcext:value-type="string">
            <text:p>https://api.github.com/repos/jMonkeyEngine/jmonkeyengine</text:p>
          </table:table-cell>
          <table:table-cell table:formula="of:=REPLACE([.B1002]; 1; 29; &quot;&quot;)" office:value-type="string" office:string-value="jMonkeyEngine/jmonkeyengine" calcext:value-type="string">
            <text:p>jMonkeyEngine/jmonkeyengine</text:p>
          </table:table-cell>
        </table:table-row>
        <table:table-row table:style-name="ro1">
          <table:table-cell office:value-type="float" office:value="2257570" calcext:value-type="float">
            <text:p>2257570</text:p>
          </table:table-cell>
          <table:table-cell office:value-type="string" calcext:value-type="string">
            <text:p>https://api.github.com/repos/RedHatQE/rhsm-qe</text:p>
          </table:table-cell>
          <table:table-cell table:formula="of:=REPLACE([.B1003]; 1; 29; &quot;&quot;)" office:value-type="string" office:string-value="RedHatQE/rhsm-qe" calcext:value-type="string">
            <text:p>RedHatQE/rhsm-qe</text:p>
          </table:table-cell>
        </table:table-row>
        <table:table-row table:style-name="ro1">
          <table:table-cell office:value-type="float" office:value="2258288" calcext:value-type="float">
            <text:p>2258288</text:p>
          </table:table-cell>
          <table:table-cell office:value-type="string" calcext:value-type="string">
            <text:p>https://api.github.com/repos/MinecraftForge/FML</text:p>
          </table:table-cell>
          <table:table-cell table:formula="of:=REPLACE([.B1004]; 1; 29; &quot;&quot;)" office:value-type="string" office:string-value="MinecraftForge/FML" calcext:value-type="string">
            <text:p>MinecraftForge/FML</text:p>
          </table:table-cell>
        </table:table-row>
        <table:table-row table:style-name="ro1">
          <table:table-cell office:value-type="float" office:value="2261680" calcext:value-type="float">
            <text:p>2261680</text:p>
          </table:table-cell>
          <table:table-cell office:value-type="string" calcext:value-type="string">
            <text:p>https://api.github.com/repos/jmxtrans/jmxtrans</text:p>
          </table:table-cell>
          <table:table-cell table:formula="of:=REPLACE([.B1005]; 1; 29; &quot;&quot;)" office:value-type="string" office:string-value="jmxtrans/jmxtrans" calcext:value-type="string">
            <text:p>jmxtrans/jmxtrans</text:p>
          </table:table-cell>
        </table:table-row>
        <table:table-row table:style-name="ro1">
          <table:table-cell office:value-type="float" office:value="2265834" calcext:value-type="float">
            <text:p>2265834</text:p>
          </table:table-cell>
          <table:table-cell office:value-type="string" calcext:value-type="string">
            <text:p>https://api.github.com/repos/dcoraboeuf/ontrack</text:p>
          </table:table-cell>
          <table:table-cell table:formula="of:=REPLACE([.B1006]; 1; 29; &quot;&quot;)" office:value-type="string" office:string-value="dcoraboeuf/ontrack" calcext:value-type="string">
            <text:p>dcoraboeuf/ontrack</text:p>
          </table:table-cell>
        </table:table-row>
        <table:table-row table:style-name="ro1">
          <table:table-cell office:value-type="float" office:value="2269438" calcext:value-type="float">
            <text:p>2269438</text:p>
          </table:table-cell>
          <table:table-cell office:value-type="string" calcext:value-type="string">
            <text:p>https://api.github.com/repos/ttddyy/datasource-proxy</text:p>
          </table:table-cell>
          <table:table-cell table:formula="of:=REPLACE([.B1007]; 1; 29; &quot;&quot;)" office:value-type="string" office:string-value="ttddyy/datasource-proxy" calcext:value-type="string">
            <text:p>ttddyy/datasource-proxy</text:p>
          </table:table-cell>
        </table:table-row>
        <table:table-row table:style-name="ro1">
          <table:table-cell office:value-type="float" office:value="2272705" calcext:value-type="float">
            <text:p>2272705</text:p>
          </table:table-cell>
          <table:table-cell office:value-type="string" calcext:value-type="string">
            <text:p>https://api.github.com/repos/physion/ovation-ui2</text:p>
          </table:table-cell>
          <table:table-cell table:formula="of:=REPLACE([.B1008]; 1; 29; &quot;&quot;)" office:value-type="string" office:string-value="physion/ovation-ui2" calcext:value-type="string">
            <text:p>physion/ovation-ui2</text:p>
          </table:table-cell>
        </table:table-row>
        <table:table-row table:style-name="ro1">
          <table:table-cell office:value-type="float" office:value="2273477" calcext:value-type="float">
            <text:p>2273477</text:p>
          </table:table-cell>
          <table:table-cell office:value-type="string" calcext:value-type="string">
            <text:p>https://api.github.com/repos/barchart/barchart-feed</text:p>
          </table:table-cell>
          <table:table-cell table:formula="of:=REPLACE([.B1009]; 1; 29; &quot;&quot;)" office:value-type="string" office:string-value="barchart/barchart-feed" calcext:value-type="string">
            <text:p>barchart/barchart-feed</text:p>
          </table:table-cell>
        </table:table-row>
        <table:table-row table:style-name="ro1">
          <table:table-cell office:value-type="float" office:value="2280368" calcext:value-type="float">
            <text:p>2280368</text:p>
          </table:table-cell>
          <table:table-cell office:value-type="string" calcext:value-type="string">
            <text:p>https://api.github.com/repos/levants/lightmare</text:p>
          </table:table-cell>
          <table:table-cell table:formula="of:=REPLACE([.B1010]; 1; 29; &quot;&quot;)" office:value-type="string" office:string-value="levants/lightmare" calcext:value-type="string">
            <text:p>levants/lightmare</text:p>
          </table:table-cell>
        </table:table-row>
        <table:table-row table:style-name="ro1">
          <table:table-cell office:value-type="float" office:value="2286538" calcext:value-type="float">
            <text:p>2286538</text:p>
          </table:table-cell>
          <table:table-cell office:value-type="string" calcext:value-type="string">
            <text:p>https://api.github.com/repos/play-project/play-dcep</text:p>
          </table:table-cell>
          <table:table-cell table:formula="of:=REPLACE([.B1011]; 1; 29; &quot;&quot;)" office:value-type="string" office:string-value="play-project/play-dcep" calcext:value-type="string">
            <text:p>play-project/play-dcep</text:p>
          </table:table-cell>
        </table:table-row>
        <table:table-row table:style-name="ro1">
          <table:table-cell office:value-type="float" office:value="2288934" calcext:value-type="float">
            <text:p>2288934</text:p>
          </table:table-cell>
          <table:table-cell office:value-type="string" calcext:value-type="string">
            <text:p>https://api.github.com/repos/ratpack/ratpack</text:p>
          </table:table-cell>
          <table:table-cell table:formula="of:=REPLACE([.B1012]; 1; 29; &quot;&quot;)" office:value-type="string" office:string-value="ratpack/ratpack" calcext:value-type="string">
            <text:p>ratpack/ratpack</text:p>
          </table:table-cell>
        </table:table-row>
        <table:table-row table:style-name="ro1">
          <table:table-cell office:value-type="float" office:value="2291113" calcext:value-type="float">
            <text:p>2291113</text:p>
          </table:table-cell>
          <table:table-cell office:value-type="string" calcext:value-type="string">
            <text:p>https://api.github.com/repos/pentaho/pentaho-reporting</text:p>
          </table:table-cell>
          <table:table-cell table:formula="of:=REPLACE([.B1013]; 1; 29; &quot;&quot;)" office:value-type="string" office:string-value="pentaho/pentaho-reporting" calcext:value-type="string">
            <text:p>pentaho/pentaho-reporting</text:p>
          </table:table-cell>
        </table:table-row>
        <table:table-row table:style-name="ro1">
          <table:table-cell office:value-type="float" office:value="2293043" calcext:value-type="float">
            <text:p>2293043</text:p>
          </table:table-cell>
          <table:table-cell office:value-type="string" calcext:value-type="string">
            <text:p>https://api.github.com/repos/NeuroML/org.neuroml.export</text:p>
          </table:table-cell>
          <table:table-cell table:formula="of:=REPLACE([.B1014]; 1; 29; &quot;&quot;)" office:value-type="string" office:string-value="NeuroML/org.neuroml.export" calcext:value-type="string">
            <text:p>NeuroML/org.neuroml.export</text:p>
          </table:table-cell>
        </table:table-row>
        <table:table-row table:style-name="ro1">
          <table:table-cell office:value-type="float" office:value="2298477" calcext:value-type="float">
            <text:p>2298477</text:p>
          </table:table-cell>
          <table:table-cell office:value-type="string" calcext:value-type="string">
            <text:p>https://api.github.com/repos/shadowmage45/AncientWarfare</text:p>
          </table:table-cell>
          <table:table-cell table:formula="of:=REPLACE([.B1015]; 1; 29; &quot;&quot;)" office:value-type="string" office:string-value="shadowmage45/AncientWarfare" calcext:value-type="string">
            <text:p>shadowmage45/AncientWarfare</text:p>
          </table:table-cell>
        </table:table-row>
        <table:table-row table:style-name="ro1">
          <table:table-cell office:value-type="float" office:value="2302110" calcext:value-type="float">
            <text:p>2302110</text:p>
          </table:table-cell>
          <table:table-cell office:value-type="string" calcext:value-type="string">
            <text:p>https://api.github.com/repos/BuildCraft/BuildCraft</text:p>
          </table:table-cell>
          <table:table-cell table:formula="of:=REPLACE([.B1016]; 1; 29; &quot;&quot;)" office:value-type="string" office:string-value="BuildCraft/BuildCraft" calcext:value-type="string">
            <text:p>BuildCraft/BuildCraft</text:p>
          </table:table-cell>
        </table:table-row>
        <table:table-row table:style-name="ro1">
          <table:table-cell office:value-type="float" office:value="2302657" calcext:value-type="float">
            <text:p>2302657</text:p>
          </table:table-cell>
          <table:table-cell office:value-type="string" calcext:value-type="string">
            <text:p>https://api.github.com/repos/baasbox/baasbox</text:p>
          </table:table-cell>
          <table:table-cell table:formula="of:=REPLACE([.B1017]; 1; 29; &quot;&quot;)" office:value-type="string" office:string-value="baasbox/baasbox" calcext:value-type="string">
            <text:p>baasbox/baasbox</text:p>
          </table:table-cell>
        </table:table-row>
        <table:table-row table:style-name="ro1">
          <table:table-cell office:value-type="float" office:value="2308013" calcext:value-type="float">
            <text:p>2308013</text:p>
          </table:table-cell>
          <table:table-cell office:value-type="string" calcext:value-type="string">
            <text:p>https://api.github.com/repos/AddstarMC/Minigames</text:p>
          </table:table-cell>
          <table:table-cell table:formula="of:=REPLACE([.B1018]; 1; 29; &quot;&quot;)" office:value-type="string" office:string-value="AddstarMC/Minigames" calcext:value-type="string">
            <text:p>AddstarMC/Minigames</text:p>
          </table:table-cell>
        </table:table-row>
        <table:table-row table:style-name="ro1">
          <table:table-cell office:value-type="float" office:value="2308426" calcext:value-type="float">
            <text:p>2308426</text:p>
          </table:table-cell>
          <table:table-cell office:value-type="string" calcext:value-type="string">
            <text:p>https://api.github.com/repos/turenar/elnetw</text:p>
          </table:table-cell>
          <table:table-cell table:formula="of:=REPLACE([.B1019]; 1; 29; &quot;&quot;)" office:value-type="string" office:string-value="turenar/elnetw" calcext:value-type="string">
            <text:p>turenar/elnetw</text:p>
          </table:table-cell>
        </table:table-row>
        <table:table-row table:style-name="ro1">
          <table:table-cell office:value-type="float" office:value="2308433" calcext:value-type="float">
            <text:p>2308433</text:p>
          </table:table-cell>
          <table:table-cell office:value-type="string" calcext:value-type="string">
            <text:p>https://api.github.com/repos/apache/webservices-axiom</text:p>
          </table:table-cell>
          <table:table-cell table:formula="of:=REPLACE([.B1020]; 1; 29; &quot;&quot;)" office:value-type="string" office:string-value="apache/webservices-axiom" calcext:value-type="string">
            <text:p>apache/webservices-axiom</text:p>
          </table:table-cell>
        </table:table-row>
        <table:table-row table:style-name="ro1">
          <table:table-cell office:value-type="float" office:value="2311074" calcext:value-type="float">
            <text:p>2311074</text:p>
          </table:table-cell>
          <table:table-cell office:value-type="string" calcext:value-type="string">
            <text:p>https://api.github.com/repos/ankidroid/Anki-Android</text:p>
          </table:table-cell>
          <table:table-cell table:formula="of:=REPLACE([.B1021]; 1; 29; &quot;&quot;)" office:value-type="string" office:string-value="ankidroid/Anki-Android" calcext:value-type="string">
            <text:p>ankidroid/Anki-Android</text:p>
          </table:table-cell>
        </table:table-row>
        <table:table-row table:style-name="ro1">
          <table:table-cell office:value-type="float" office:value="2313182" calcext:value-type="float">
            <text:p>2313182</text:p>
          </table:table-cell>
          <table:table-cell office:value-type="string" calcext:value-type="string">
            <text:p>https://api.github.com/repos/dandelion/dandelion</text:p>
          </table:table-cell>
          <table:table-cell table:formula="of:=REPLACE([.B1022]; 1; 29; &quot;&quot;)" office:value-type="string" office:string-value="dandelion/dandelion" calcext:value-type="string">
            <text:p>dandelion/dandelion</text:p>
          </table:table-cell>
        </table:table-row>
        <table:table-row table:style-name="ro1">
          <table:table-cell office:value-type="float" office:value="2316741" calcext:value-type="float">
            <text:p>2316741</text:p>
          </table:table-cell>
          <table:table-cell office:value-type="string" calcext:value-type="string">
            <text:p>https://api.github.com/repos/lawremi/PerFabricaAdAstra</text:p>
          </table:table-cell>
          <table:table-cell table:formula="of:=REPLACE([.B1023]; 1; 29; &quot;&quot;)" office:value-type="string" office:string-value="lawremi/PerFabricaAdAstra" calcext:value-type="string">
            <text:p>lawremi/PerFabricaAdAstra</text:p>
          </table:table-cell>
        </table:table-row>
        <table:table-row table:style-name="ro1">
          <table:table-cell office:value-type="float" office:value="2320053" calcext:value-type="float">
            <text:p>2320053</text:p>
          </table:table-cell>
          <table:table-cell office:value-type="string" calcext:value-type="string">
            <text:p>https://api.github.com/repos/Shevchik/AutoSaveWorld</text:p>
          </table:table-cell>
          <table:table-cell table:formula="of:=REPLACE([.B1024]; 1; 29; &quot;&quot;)" office:value-type="string" office:string-value="Shevchik/AutoSaveWorld" calcext:value-type="string">
            <text:p>Shevchik/AutoSaveWorld</text:p>
          </table:table-cell>
        </table:table-row>
        <table:table-row table:style-name="ro1">
          <table:table-cell office:value-type="float" office:value="2324318" calcext:value-type="float">
            <text:p>2324318</text:p>
          </table:table-cell>
          <table:table-cell office:value-type="string" calcext:value-type="string">
            <text:p>https://api.github.com/repos/dandelion/dandelion-datatables</text:p>
          </table:table-cell>
          <table:table-cell table:formula="of:=REPLACE([.B1025]; 1; 29; &quot;&quot;)" office:value-type="string" office:string-value="dandelion/dandelion-datatables" calcext:value-type="string">
            <text:p>dandelion/dandelion-datatables</text:p>
          </table:table-cell>
        </table:table-row>
        <table:table-row table:style-name="ro1">
          <table:table-cell office:value-type="float" office:value="2329425" calcext:value-type="float">
            <text:p>2329425</text:p>
          </table:table-cell>
          <table:table-cell office:value-type="string" calcext:value-type="string">
            <text:p>https://api.github.com/repos/SeleniumHQ/www.seleniumhq.org</text:p>
          </table:table-cell>
          <table:table-cell table:formula="of:=REPLACE([.B1026]; 1; 29; &quot;&quot;)" office:value-type="string" office:string-value="SeleniumHQ/www.seleniumhq.org" calcext:value-type="string">
            <text:p>SeleniumHQ/www.seleniumhq.org</text:p>
          </table:table-cell>
        </table:table-row>
        <table:table-row table:style-name="ro1">
          <table:table-cell office:value-type="float" office:value="2329580" calcext:value-type="float">
            <text:p>2329580</text:p>
          </table:table-cell>
          <table:table-cell office:value-type="string" calcext:value-type="string">
            <text:p>https://api.github.com/repos/herculeshssj/orcamento</text:p>
          </table:table-cell>
          <table:table-cell table:formula="of:=REPLACE([.B1027]; 1; 29; &quot;&quot;)" office:value-type="string" office:string-value="herculeshssj/orcamento" calcext:value-type="string">
            <text:p>herculeshssj/orcamento</text:p>
          </table:table-cell>
        </table:table-row>
        <table:table-row table:style-name="ro1">
          <table:table-cell office:value-type="float" office:value="2336063" calcext:value-type="float">
            <text:p>2336063</text:p>
          </table:table-cell>
          <table:table-cell office:value-type="string" calcext:value-type="string">
            <text:p>https://api.github.com/repos/apache/cayenne</text:p>
          </table:table-cell>
          <table:table-cell table:formula="of:=REPLACE([.B1028]; 1; 29; &quot;&quot;)" office:value-type="string" office:string-value="apache/cayenne" calcext:value-type="string">
            <text:p>apache/cayenne</text:p>
          </table:table-cell>
        </table:table-row>
        <table:table-row table:style-name="ro1">
          <table:table-cell office:value-type="float" office:value="2338233" calcext:value-type="float">
            <text:p>2338233</text:p>
          </table:table-cell>
          <table:table-cell office:value-type="string" calcext:value-type="string">
            <text:p>https://api.github.com/repos/wholeplatform/whole</text:p>
          </table:table-cell>
          <table:table-cell table:formula="of:=REPLACE([.B1029]; 1; 29; &quot;&quot;)" office:value-type="string" office:string-value="wholeplatform/whole" calcext:value-type="string">
            <text:p>wholeplatform/whole</text:p>
          </table:table-cell>
        </table:table-row>
        <table:table-row table:style-name="ro1">
          <table:table-cell office:value-type="float" office:value="2340671" calcext:value-type="float">
            <text:p>2340671</text:p>
          </table:table-cell>
          <table:table-cell office:value-type="string" calcext:value-type="string">
            <text:p>https://api.github.com/repos/ecologylab/BigSemanticsWrapperRepository</text:p>
          </table:table-cell>
          <table:table-cell table:formula="of:=REPLACE([.B1030]; 1; 29; &quot;&quot;)" office:value-type="string" office:string-value="ecologylab/BigSemanticsWrapperRepository" calcext:value-type="string">
            <text:p>ecologylab/BigSemanticsWrapperRepository</text:p>
          </table:table-cell>
        </table:table-row>
        <table:table-row table:style-name="ro1">
          <table:table-cell office:value-type="float" office:value="2342723" calcext:value-type="float">
            <text:p>2342723</text:p>
          </table:table-cell>
          <table:table-cell office:value-type="string" calcext:value-type="string">
            <text:p>https://api.github.com/repos/neurord/stochdiff</text:p>
          </table:table-cell>
          <table:table-cell table:formula="of:=REPLACE([.B1031]; 1; 29; &quot;&quot;)" office:value-type="string" office:string-value="neurord/stochdiff" calcext:value-type="string">
            <text:p>neurord/stochdiff</text:p>
          </table:table-cell>
        </table:table-row>
        <table:table-row table:style-name="ro1">
          <table:table-cell office:value-type="float" office:value="2344267" calcext:value-type="float">
            <text:p>2344267</text:p>
          </table:table-cell>
          <table:table-cell office:value-type="string" calcext:value-type="string">
            <text:p>https://api.github.com/repos/osate/ErrorModelV2</text:p>
          </table:table-cell>
          <table:table-cell table:formula="of:=REPLACE([.B1032]; 1; 29; &quot;&quot;)" office:value-type="string" office:string-value="osate/ErrorModelV2" calcext:value-type="string">
            <text:p>osate/ErrorModelV2</text:p>
          </table:table-cell>
        </table:table-row>
        <table:table-row table:style-name="ro1">
          <table:table-cell office:value-type="float" office:value="2344415" calcext:value-type="float">
            <text:p>2344415</text:p>
          </table:table-cell>
          <table:table-cell office:value-type="string" calcext:value-type="string">
            <text:p>https://api.github.com/repos/processing/processing</text:p>
          </table:table-cell>
          <table:table-cell table:formula="of:=REPLACE([.B1033]; 1; 29; &quot;&quot;)" office:value-type="string" office:string-value="processing/processing" calcext:value-type="string">
            <text:p>processing/processing</text:p>
          </table:table-cell>
        </table:table-row>
        <table:table-row table:style-name="ro1">
          <table:table-cell office:value-type="float" office:value="2345917" calcext:value-type="float">
            <text:p>2345917</text:p>
          </table:table-cell>
          <table:table-cell office:value-type="string" calcext:value-type="string">
            <text:p>https://api.github.com/repos/openpnp/openpnp</text:p>
          </table:table-cell>
          <table:table-cell table:formula="of:=REPLACE([.B1034]; 1; 29; &quot;&quot;)" office:value-type="string" office:string-value="openpnp/openpnp" calcext:value-type="string">
            <text:p>openpnp/openpnp</text:p>
          </table:table-cell>
        </table:table-row>
        <table:table-row table:style-name="ro1">
          <table:table-cell office:value-type="float" office:value="2346697" calcext:value-type="float">
            <text:p>2346697</text:p>
          </table:table-cell>
          <table:table-cell office:value-type="string" calcext:value-type="string">
            <text:p>https://api.github.com/repos/happyjack27/autoredistrict</text:p>
          </table:table-cell>
          <table:table-cell table:formula="of:=REPLACE([.B1035]; 1; 29; &quot;&quot;)" office:value-type="string" office:string-value="happyjack27/autoredistrict" calcext:value-type="string">
            <text:p>happyjack27/autoredistrict</text:p>
          </table:table-cell>
        </table:table-row>
        <table:table-row table:style-name="ro1">
          <table:table-cell office:value-type="float" office:value="2366972" calcext:value-type="float">
            <text:p>2366972</text:p>
          </table:table-cell>
          <table:table-cell office:value-type="string" calcext:value-type="string">
            <text:p>https://api.github.com/repos/redsolution/xabber-android</text:p>
          </table:table-cell>
          <table:table-cell table:formula="of:=REPLACE([.B1036]; 1; 29; &quot;&quot;)" office:value-type="string" office:string-value="redsolution/xabber-android" calcext:value-type="string">
            <text:p>redsolution/xabber-android</text:p>
          </table:table-cell>
        </table:table-row>
        <table:table-row table:style-name="ro1">
          <table:table-cell office:value-type="float" office:value="2373205" calcext:value-type="float">
            <text:p>2373205</text:p>
          </table:table-cell>
          <table:table-cell office:value-type="string" calcext:value-type="string">
            <text:p>https://api.github.com/repos/StevenRS11/DimDoors</text:p>
          </table:table-cell>
          <table:table-cell table:formula="of:=REPLACE([.B1037]; 1; 29; &quot;&quot;)" office:value-type="string" office:string-value="StevenRS11/DimDoors" calcext:value-type="string">
            <text:p>StevenRS11/DimDoors</text:p>
          </table:table-cell>
        </table:table-row>
        <table:table-row table:style-name="ro1">
          <table:table-cell office:value-type="float" office:value="2401584" calcext:value-type="float">
            <text:p>2401584</text:p>
          </table:table-cell>
          <table:table-cell office:value-type="string" calcext:value-type="string">
            <text:p>https://api.github.com/repos/koral--/android-gif-drawable</text:p>
          </table:table-cell>
          <table:table-cell table:formula="of:=REPLACE([.B1038]; 1; 29; &quot;&quot;)" office:value-type="string" office:string-value="koral--/android-gif-drawable" calcext:value-type="string">
            <text:p>koral--/android-gif-drawable</text:p>
          </table:table-cell>
        </table:table-row>
        <table:table-row table:style-name="ro1">
          <table:table-cell office:value-type="float" office:value="2402618" calcext:value-type="float">
            <text:p>2402618</text:p>
          </table:table-cell>
          <table:table-cell office:value-type="string" calcext:value-type="string">
            <text:p>https://api.github.com/repos/kaspervandenberg/aida</text:p>
          </table:table-cell>
          <table:table-cell table:formula="of:=REPLACE([.B1039]; 1; 29; &quot;&quot;)" office:value-type="string" office:string-value="kaspervandenberg/aida" calcext:value-type="string">
            <text:p>kaspervandenberg/aida</text:p>
          </table:table-cell>
        </table:table-row>
        <table:table-row table:style-name="ro1">
          <table:table-cell office:value-type="float" office:value="2406256" calcext:value-type="float">
            <text:p>2406256</text:p>
          </table:table-cell>
          <table:table-cell office:value-type="string" calcext:value-type="string">
            <text:p>https://api.github.com/repos/mindwind/craft-atom</text:p>
          </table:table-cell>
          <table:table-cell table:formula="of:=REPLACE([.B1040]; 1; 29; &quot;&quot;)" office:value-type="string" office:string-value="mindwind/craft-atom" calcext:value-type="string">
            <text:p>mindwind/craft-atom</text:p>
          </table:table-cell>
        </table:table-row>
        <table:table-row table:style-name="ro1">
          <table:table-cell office:value-type="float" office:value="2409579" calcext:value-type="float">
            <text:p>2409579</text:p>
          </table:table-cell>
          <table:table-cell office:value-type="string" calcext:value-type="string">
            <text:p>https://api.github.com/repos/apache/oodt</text:p>
          </table:table-cell>
          <table:table-cell table:formula="of:=REPLACE([.B1041]; 1; 29; &quot;&quot;)" office:value-type="string" office:string-value="apache/oodt" calcext:value-type="string">
            <text:p>apache/oodt</text:p>
          </table:table-cell>
        </table:table-row>
        <table:table-row table:style-name="ro1">
          <table:table-cell office:value-type="float" office:value="2410878" calcext:value-type="float">
            <text:p>2410878</text:p>
          </table:table-cell>
          <table:table-cell office:value-type="string" calcext:value-type="string">
            <text:p>https://api.github.com/repos/open-infinity/cmt</text:p>
          </table:table-cell>
          <table:table-cell table:formula="of:=REPLACE([.B1042]; 1; 29; &quot;&quot;)" office:value-type="string" office:string-value="open-infinity/cmt" calcext:value-type="string">
            <text:p>open-infinity/cmt</text:p>
          </table:table-cell>
        </table:table-row>
        <table:table-row table:style-name="ro1">
          <table:table-cell office:value-type="float" office:value="2411627" calcext:value-type="float">
            <text:p>2411627</text:p>
          </table:table-cell>
          <table:table-cell office:value-type="string" calcext:value-type="string">
            <text:p>https://api.github.com/repos/shkschneider/android_Skeleton</text:p>
          </table:table-cell>
          <table:table-cell table:formula="of:=REPLACE([.B1043]; 1; 29; &quot;&quot;)" office:value-type="string" office:string-value="shkschneider/android_Skeleton" calcext:value-type="string">
            <text:p>shkschneider/android_Skeleton</text:p>
          </table:table-cell>
        </table:table-row>
        <table:table-row table:style-name="ro1">
          <table:table-cell office:value-type="float" office:value="2412088" calcext:value-type="float">
            <text:p>2412088</text:p>
          </table:table-cell>
          <table:table-cell office:value-type="string" calcext:value-type="string">
            <text:p>https://api.github.com/repos/PLOS/ambra</text:p>
          </table:table-cell>
          <table:table-cell table:formula="of:=REPLACE([.B1044]; 1; 29; &quot;&quot;)" office:value-type="string" office:string-value="PLOS/ambra" calcext:value-type="string">
            <text:p>PLOS/ambra</text:p>
          </table:table-cell>
        </table:table-row>
        <table:table-row table:style-name="ro1">
          <table:table-cell office:value-type="float" office:value="2416647" calcext:value-type="float">
            <text:p>2416647</text:p>
          </table:table-cell>
          <table:table-cell office:value-type="string" calcext:value-type="string">
            <text:p>https://api.github.com/repos/Orego/Orego</text:p>
          </table:table-cell>
          <table:table-cell table:formula="of:=REPLACE([.B1045]; 1; 29; &quot;&quot;)" office:value-type="string" office:string-value="Orego/Orego" calcext:value-type="string">
            <text:p>Orego/Orego</text:p>
          </table:table-cell>
        </table:table-row>
        <table:table-row table:style-name="ro1">
          <table:table-cell office:value-type="float" office:value="2418681" calcext:value-type="float">
            <text:p>2418681</text:p>
          </table:table-cell>
          <table:table-cell office:value-type="string" calcext:value-type="string">
            <text:p>https://api.github.com/repos/txteam/tx-parent</text:p>
          </table:table-cell>
          <table:table-cell table:formula="of:=REPLACE([.B1046]; 1; 29; &quot;&quot;)" office:value-type="string" office:string-value="txteam/tx-parent" calcext:value-type="string">
            <text:p>txteam/tx-parent</text:p>
          </table:table-cell>
        </table:table-row>
        <table:table-row table:style-name="ro1">
          <table:table-cell office:value-type="float" office:value="2421307" calcext:value-type="float">
            <text:p>2421307</text:p>
          </table:table-cell>
          <table:table-cell office:value-type="string" calcext:value-type="string">
            <text:p>https://api.github.com/repos/julianchurchill/text-adventure</text:p>
          </table:table-cell>
          <table:table-cell table:formula="of:=REPLACE([.B1047]; 1; 29; &quot;&quot;)" office:value-type="string" office:string-value="julianchurchill/text-adventure" calcext:value-type="string">
            <text:p>julianchurchill/text-adventure</text:p>
          </table:table-cell>
        </table:table-row>
        <table:table-row table:style-name="ro1">
          <table:table-cell office:value-type="float" office:value="2422346" calcext:value-type="float">
            <text:p>2422346</text:p>
          </table:table-cell>
          <table:table-cell office:value-type="string" calcext:value-type="string">
            <text:p>https://api.github.com/repos/SystemsInMotion/OrgChart_Java</text:p>
          </table:table-cell>
          <table:table-cell table:formula="of:=REPLACE([.B1048]; 1; 29; &quot;&quot;)" office:value-type="string" office:string-value="SystemsInMotion/OrgChart_Java" calcext:value-type="string">
            <text:p>SystemsInMotion/OrgChart_Java</text:p>
          </table:table-cell>
        </table:table-row>
        <table:table-row table:style-name="ro1">
          <table:table-cell office:value-type="float" office:value="2422534" calcext:value-type="float">
            <text:p>2422534</text:p>
          </table:table-cell>
          <table:table-cell office:value-type="string" calcext:value-type="string">
            <text:p>https://api.github.com/repos/coherence-community/oracle-tools</text:p>
          </table:table-cell>
          <table:table-cell table:formula="of:=REPLACE([.B1049]; 1; 29; &quot;&quot;)" office:value-type="string" office:string-value="coherence-community/oracle-tools" calcext:value-type="string">
            <text:p>coherence-community/oracle-tools</text:p>
          </table:table-cell>
        </table:table-row>
        <table:table-row table:style-name="ro1">
          <table:table-cell office:value-type="float" office:value="2428766" calcext:value-type="float">
            <text:p>2428766</text:p>
          </table:table-cell>
          <table:table-cell office:value-type="string" calcext:value-type="string">
            <text:p>https://api.github.com/repos/anba/es6draft</text:p>
          </table:table-cell>
          <table:table-cell table:formula="of:=REPLACE([.B1050]; 1; 29; &quot;&quot;)" office:value-type="string" office:string-value="anba/es6draft" calcext:value-type="string">
            <text:p>anba/es6draft</text:p>
          </table:table-cell>
        </table:table-row>
        <table:table-row table:style-name="ro1">
          <table:table-cell office:value-type="float" office:value="2430110" calcext:value-type="float">
            <text:p>2430110</text:p>
          </table:table-cell>
          <table:table-cell office:value-type="string" calcext:value-type="string">
            <text:p>https://api.github.com/repos/scotthartbti/android_packages_apps_Settings</text:p>
          </table:table-cell>
          <table:table-cell table:formula="of:=REPLACE([.B1051]; 1; 29; &quot;&quot;)" office:value-type="string" office:string-value="scotthartbti/android_packages_apps_Settings" calcext:value-type="string">
            <text:p>scotthartbti/android_packages_apps_Settings</text:p>
          </table:table-cell>
        </table:table-row>
        <table:table-row table:style-name="ro1">
          <table:table-cell office:value-type="float" office:value="2442794" calcext:value-type="float">
            <text:p>2442794</text:p>
          </table:table-cell>
          <table:table-cell office:value-type="string" calcext:value-type="string">
            <text:p>https://api.github.com/repos/dmarc0001/submatixBTAndroid4</text:p>
          </table:table-cell>
          <table:table-cell table:formula="of:=REPLACE([.B1052]; 1; 29; &quot;&quot;)" office:value-type="string" office:string-value="dmarc0001/submatixBTAndroid4" calcext:value-type="string">
            <text:p>dmarc0001/submatixBTAndroid4</text:p>
          </table:table-cell>
        </table:table-row>
        <table:table-row table:style-name="ro1">
          <table:table-cell office:value-type="float" office:value="2443184" calcext:value-type="float">
            <text:p>2443184</text:p>
          </table:table-cell>
          <table:table-cell office:value-type="string" calcext:value-type="string">
            <text:p>https://api.github.com/repos/cytoscape/cytoscape-impl</text:p>
          </table:table-cell>
          <table:table-cell table:formula="of:=REPLACE([.B1053]; 1; 29; &quot;&quot;)" office:value-type="string" office:string-value="cytoscape/cytoscape-impl" calcext:value-type="string">
            <text:p>cytoscape/cytoscape-impl</text:p>
          </table:table-cell>
        </table:table-row>
        <table:table-row table:style-name="ro1">
          <table:table-cell office:value-type="float" office:value="2443836" calcext:value-type="float">
            <text:p>2443836</text:p>
          </table:table-cell>
          <table:table-cell office:value-type="string" calcext:value-type="string">
            <text:p>https://api.github.com/repos/CarbonDev/android_packages_apps_Settings</text:p>
          </table:table-cell>
          <table:table-cell table:formula="of:=REPLACE([.B1054]; 1; 29; &quot;&quot;)" office:value-type="string" office:string-value="CarbonDev/android_packages_apps_Settings" calcext:value-type="string">
            <text:p>CarbonDev/android_packages_apps_Settings</text:p>
          </table:table-cell>
        </table:table-row>
        <table:table-row table:style-name="ro1">
          <table:table-cell office:value-type="float" office:value="2445294" calcext:value-type="float">
            <text:p>2445294</text:p>
          </table:table-cell>
          <table:table-cell office:value-type="string" calcext:value-type="string">
            <text:p>https://api.github.com/repos/ow2-xlcloud/xlcloud</text:p>
          </table:table-cell>
          <table:table-cell table:formula="of:=REPLACE([.B1055]; 1; 29; &quot;&quot;)" office:value-type="string" office:string-value="ow2-xlcloud/xlcloud" calcext:value-type="string">
            <text:p>ow2-xlcloud/xlcloud</text:p>
          </table:table-cell>
        </table:table-row>
        <table:table-row table:style-name="ro1">
          <table:table-cell office:value-type="float" office:value="2456075" calcext:value-type="float">
            <text:p>2456075</text:p>
          </table:table-cell>
          <table:table-cell office:value-type="string" calcext:value-type="string">
            <text:p>https://api.github.com/repos/yuripourre/etyllica</text:p>
          </table:table-cell>
          <table:table-cell table:formula="of:=REPLACE([.B1056]; 1; 29; &quot;&quot;)" office:value-type="string" office:string-value="yuripourre/etyllica" calcext:value-type="string">
            <text:p>yuripourre/etyllica</text:p>
          </table:table-cell>
        </table:table-row>
        <table:table-row table:style-name="ro1">
          <table:table-cell office:value-type="float" office:value="2459499" calcext:value-type="float">
            <text:p>2459499</text:p>
          </table:table-cell>
          <table:table-cell office:value-type="string" calcext:value-type="string">
            <text:p>https://api.github.com/repos/shopgun/shopgun-android-sdk</text:p>
          </table:table-cell>
          <table:table-cell table:formula="of:=REPLACE([.B1057]; 1; 29; &quot;&quot;)" office:value-type="string" office:string-value="shopgun/shopgun-android-sdk" calcext:value-type="string">
            <text:p>shopgun/shopgun-android-sdk</text:p>
          </table:table-cell>
        </table:table-row>
        <table:table-row table:style-name="ro1">
          <table:table-cell office:value-type="float" office:value="2461262" calcext:value-type="float">
            <text:p>2461262</text:p>
          </table:table-cell>
          <table:table-cell office:value-type="string" calcext:value-type="string">
            <text:p>https://api.github.com/repos/CarbonDev/android_frameworks_base</text:p>
          </table:table-cell>
          <table:table-cell table:formula="of:=REPLACE([.B1058]; 1; 29; &quot;&quot;)" office:value-type="string" office:string-value="CarbonDev/android_frameworks_base" calcext:value-type="string">
            <text:p>CarbonDev/android_frameworks_base</text:p>
          </table:table-cell>
        </table:table-row>
        <table:table-row table:style-name="ro1">
          <table:table-cell office:value-type="float" office:value="2464081" calcext:value-type="float">
            <text:p>2464081</text:p>
          </table:table-cell>
          <table:table-cell office:value-type="string" calcext:value-type="string">
            <text:p>https://api.github.com/repos/astrapi69/jaulp.wicket</text:p>
          </table:table-cell>
          <table:table-cell table:formula="of:=REPLACE([.B1059]; 1; 29; &quot;&quot;)" office:value-type="string" office:string-value="astrapi69/jaulp.wicket" calcext:value-type="string">
            <text:p>astrapi69/jaulp.wicket</text:p>
          </table:table-cell>
        </table:table-row>
        <table:table-row table:style-name="ro1">
          <table:table-cell office:value-type="float" office:value="2470321" calcext:value-type="float">
            <text:p>2470321</text:p>
          </table:table-cell>
          <table:table-cell office:value-type="string" calcext:value-type="string">
            <text:p>https://api.github.com/repos/apache/tomee</text:p>
          </table:table-cell>
          <table:table-cell table:formula="of:=REPLACE([.B1060]; 1; 29; &quot;&quot;)" office:value-type="string" office:string-value="apache/tomee" calcext:value-type="string">
            <text:p>apache/tomee</text:p>
          </table:table-cell>
        </table:table-row>
        <table:table-row table:style-name="ro1">
          <table:table-cell office:value-type="float" office:value="2472304" calcext:value-type="float">
            <text:p>2472304</text:p>
          </table:table-cell>
          <table:table-cell office:value-type="string" calcext:value-type="string">
            <text:p>https://api.github.com/repos/miho/VWorkflows</text:p>
          </table:table-cell>
          <table:table-cell table:formula="of:=REPLACE([.B1061]; 1; 29; &quot;&quot;)" office:value-type="string" office:string-value="miho/VWorkflows" calcext:value-type="string">
            <text:p>miho/VWorkflows</text:p>
          </table:table-cell>
        </table:table-row>
        <table:table-row table:style-name="ro1">
          <table:table-cell office:value-type="float" office:value="2474223" calcext:value-type="float">
            <text:p>2474223</text:p>
          </table:table-cell>
          <table:table-cell office:value-type="string" calcext:value-type="string">
            <text:p>https://api.github.com/repos/vaadin/vaadin</text:p>
          </table:table-cell>
          <table:table-cell table:formula="of:=REPLACE([.B1062]; 1; 29; &quot;&quot;)" office:value-type="string" office:string-value="vaadin/vaadin" calcext:value-type="string">
            <text:p>vaadin/vaadin</text:p>
          </table:table-cell>
        </table:table-row>
        <table:table-row table:style-name="ro1">
          <table:table-cell office:value-type="float" office:value="2477660" calcext:value-type="float">
            <text:p>2477660</text:p>
          </table:table-cell>
          <table:table-cell office:value-type="string" calcext:value-type="string">
            <text:p>https://api.github.com/repos/codinguser/gnucash-android</text:p>
          </table:table-cell>
          <table:table-cell table:formula="of:=REPLACE([.B1063]; 1; 29; &quot;&quot;)" office:value-type="string" office:string-value="codinguser/gnucash-android" calcext:value-type="string">
            <text:p>codinguser/gnucash-android</text:p>
          </table:table-cell>
        </table:table-row>
        <table:table-row table:style-name="ro1">
          <table:table-cell office:value-type="float" office:value="2512306" calcext:value-type="float">
            <text:p>2512306</text:p>
          </table:table-cell>
          <table:table-cell office:value-type="string" calcext:value-type="string">
            <text:p>https://api.github.com/repos/memellis/SlotPuzzle</text:p>
          </table:table-cell>
          <table:table-cell table:formula="of:=REPLACE([.B1064]; 1; 29; &quot;&quot;)" office:value-type="string" office:string-value="memellis/SlotPuzzle" calcext:value-type="string">
            <text:p>memellis/SlotPuzzle</text:p>
          </table:table-cell>
        </table:table-row>
        <table:table-row table:style-name="ro1">
          <table:table-cell office:value-type="float" office:value="2531472" calcext:value-type="float">
            <text:p>2531472</text:p>
          </table:table-cell>
          <table:table-cell office:value-type="string" calcext:value-type="string">
            <text:p>https://api.github.com/repos/zeminlu/comitaco</text:p>
          </table:table-cell>
          <table:table-cell table:formula="of:=REPLACE([.B1065]; 1; 29; &quot;&quot;)" office:value-type="string" office:string-value="zeminlu/comitaco" calcext:value-type="string">
            <text:p>zeminlu/comitaco</text:p>
          </table:table-cell>
        </table:table-row>
        <table:table-row table:style-name="ro1">
          <table:table-cell office:value-type="float" office:value="2537055" calcext:value-type="float">
            <text:p>2537055</text:p>
          </table:table-cell>
          <table:table-cell office:value-type="string" calcext:value-type="string">
            <text:p>https://api.github.com/repos/pegasus-isi/pegasus</text:p>
          </table:table-cell>
          <table:table-cell table:formula="of:=REPLACE([.B1066]; 1; 29; &quot;&quot;)" office:value-type="string" office:string-value="pegasus-isi/pegasus" calcext:value-type="string">
            <text:p>pegasus-isi/pegasus</text:p>
          </table:table-cell>
        </table:table-row>
        <table:table-row table:style-name="ro1">
          <table:table-cell office:value-type="float" office:value="2537979" calcext:value-type="float">
            <text:p>2537979</text:p>
          </table:table-cell>
          <table:table-cell office:value-type="string" calcext:value-type="string">
            <text:p>https://api.github.com/repos/camsys/onebusaway-application-modules</text:p>
          </table:table-cell>
          <table:table-cell table:formula="of:=REPLACE([.B1067]; 1; 29; &quot;&quot;)" office:value-type="string" office:string-value="camsys/onebusaway-application-modules" calcext:value-type="string">
            <text:p>camsys/onebusaway-application-modules</text:p>
          </table:table-cell>
        </table:table-row>
        <table:table-row table:style-name="ro1">
          <table:table-cell office:value-type="float" office:value="2560135" calcext:value-type="float">
            <text:p>2560135</text:p>
          </table:table-cell>
          <table:table-cell office:value-type="string" calcext:value-type="string">
            <text:p>https://api.github.com/repos/devhub-tud/devhub</text:p>
          </table:table-cell>
          <table:table-cell table:formula="of:=REPLACE([.B1068]; 1; 29; &quot;&quot;)" office:value-type="string" office:string-value="devhub-tud/devhub" calcext:value-type="string">
            <text:p>devhub-tud/devhub</text:p>
          </table:table-cell>
        </table:table-row>
        <table:table-row table:style-name="ro1">
          <table:table-cell office:value-type="float" office:value="2561674" calcext:value-type="float">
            <text:p>2561674</text:p>
          </table:table-cell>
          <table:table-cell office:value-type="string" calcext:value-type="string">
            <text:p>https://api.github.com/repos/junit-team/junit</text:p>
          </table:table-cell>
          <table:table-cell table:formula="of:=REPLACE([.B1069]; 1; 29; &quot;&quot;)" office:value-type="string" office:string-value="junit-team/junit" calcext:value-type="string">
            <text:p>junit-team/junit</text:p>
          </table:table-cell>
        </table:table-row>
        <table:table-row table:style-name="ro1">
          <table:table-cell office:value-type="float" office:value="2595873" calcext:value-type="float">
            <text:p>2595873</text:p>
          </table:table-cell>
          <table:table-cell office:value-type="string" calcext:value-type="string">
            <text:p>https://api.github.com/repos/mgarber/scriptureV2</text:p>
          </table:table-cell>
          <table:table-cell table:formula="of:=REPLACE([.B1070]; 1; 29; &quot;&quot;)" office:value-type="string" office:string-value="mgarber/scriptureV2" calcext:value-type="string">
            <text:p>mgarber/scriptureV2</text:p>
          </table:table-cell>
        </table:table-row>
        <table:table-row table:style-name="ro1">
          <table:table-cell office:value-type="float" office:value="2596225" calcext:value-type="float">
            <text:p>2596225</text:p>
          </table:table-cell>
          <table:table-cell office:value-type="string" calcext:value-type="string">
            <text:p>https://api.github.com/repos/araqne/logdb</text:p>
          </table:table-cell>
          <table:table-cell table:formula="of:=REPLACE([.B1071]; 1; 29; &quot;&quot;)" office:value-type="string" office:string-value="araqne/logdb" calcext:value-type="string">
            <text:p>araqne/logdb</text:p>
          </table:table-cell>
        </table:table-row>
        <table:table-row table:style-name="ro1">
          <table:table-cell office:value-type="float" office:value="2597720" calcext:value-type="float">
            <text:p>2597720</text:p>
          </table:table-cell>
          <table:table-cell office:value-type="string" calcext:value-type="string">
            <text:p>https://api.github.com/repos/SNePS/CSNePS</text:p>
          </table:table-cell>
          <table:table-cell table:formula="of:=REPLACE([.B1072]; 1; 29; &quot;&quot;)" office:value-type="string" office:string-value="SNePS/CSNePS" calcext:value-type="string">
            <text:p>SNePS/CSNePS</text:p>
          </table:table-cell>
        </table:table-row>
        <table:table-row table:style-name="ro1">
          <table:table-cell office:value-type="float" office:value="2622698" calcext:value-type="float">
            <text:p>2622698</text:p>
          </table:table-cell>
          <table:table-cell office:value-type="string" calcext:value-type="string">
            <text:p>https://api.github.com/repos/skavanagh/KeyBox</text:p>
          </table:table-cell>
          <table:table-cell table:formula="of:=REPLACE([.B1073]; 1; 29; &quot;&quot;)" office:value-type="string" office:string-value="skavanagh/KeyBox" calcext:value-type="string">
            <text:p>skavanagh/KeyBox</text:p>
          </table:table-cell>
        </table:table-row>
        <table:table-row table:style-name="ro1">
          <table:table-cell office:value-type="float" office:value="2647582" calcext:value-type="float">
            <text:p>2647582</text:p>
          </table:table-cell>
          <table:table-cell office:value-type="string" calcext:value-type="string">
            <text:p>https://api.github.com/repos/openMF/mifosx</text:p>
          </table:table-cell>
          <table:table-cell table:formula="of:=REPLACE([.B1074]; 1; 29; &quot;&quot;)" office:value-type="string" office:string-value="openMF/mifosx" calcext:value-type="string">
            <text:p>openMF/mifosx</text:p>
          </table:table-cell>
        </table:table-row>
        <table:table-row table:style-name="ro1">
          <table:table-cell office:value-type="float" office:value="2660528" calcext:value-type="float">
            <text:p>2660528</text:p>
          </table:table-cell>
          <table:table-cell office:value-type="string" calcext:value-type="string">
            <text:p>https://api.github.com/repos/fge/json-schema-core</text:p>
          </table:table-cell>
          <table:table-cell table:formula="of:=REPLACE([.B1075]; 1; 29; &quot;&quot;)" office:value-type="string" office:string-value="fge/json-schema-core" calcext:value-type="string">
            <text:p>fge/json-schema-core</text:p>
          </table:table-cell>
        </table:table-row>
        <table:table-row table:style-name="ro1">
          <table:table-cell office:value-type="float" office:value="2670423" calcext:value-type="float">
            <text:p>2670423</text:p>
          </table:table-cell>
          <table:table-cell office:value-type="string" calcext:value-type="string">
            <text:p>https://api.github.com/repos/MovingBlocks/TerasologyLauncher</text:p>
          </table:table-cell>
          <table:table-cell table:formula="of:=REPLACE([.B1076]; 1; 29; &quot;&quot;)" office:value-type="string" office:string-value="MovingBlocks/TerasologyLauncher" calcext:value-type="string">
            <text:p>MovingBlocks/TerasologyLauncher</text:p>
          </table:table-cell>
        </table:table-row>
        <table:table-row table:style-name="ro1">
          <table:table-cell office:value-type="float" office:value="2683774" calcext:value-type="float">
            <text:p>2683774</text:p>
          </table:table-cell>
          <table:table-cell office:value-type="string" calcext:value-type="string">
            <text:p>https://api.github.com/repos/CloudifySource/Cloudify-iTests</text:p>
          </table:table-cell>
          <table:table-cell table:formula="of:=REPLACE([.B1077]; 1; 29; &quot;&quot;)" office:value-type="string" office:string-value="CloudifySource/Cloudify-iTests" calcext:value-type="string">
            <text:p>CloudifySource/Cloudify-iTests</text:p>
          </table:table-cell>
        </table:table-row>
        <table:table-row table:style-name="ro1">
          <table:table-cell office:value-type="float" office:value="2710591" calcext:value-type="float">
            <text:p>2710591</text:p>
          </table:table-cell>
          <table:table-cell office:value-type="string" calcext:value-type="string">
            <text:p>https://api.github.com/repos/undera/jmeter-plugins</text:p>
          </table:table-cell>
          <table:table-cell table:formula="of:=REPLACE([.B1078]; 1; 29; &quot;&quot;)" office:value-type="string" office:string-value="undera/jmeter-plugins" calcext:value-type="string">
            <text:p>undera/jmeter-plugins</text:p>
          </table:table-cell>
        </table:table-row>
        <table:table-row table:style-name="ro1">
          <table:table-cell office:value-type="float" office:value="2724070" calcext:value-type="float">
            <text:p>2724070</text:p>
          </table:table-cell>
          <table:table-cell office:value-type="string" calcext:value-type="string">
            <text:p>https://api.github.com/repos/jenkinsci/git-client-plugin</text:p>
          </table:table-cell>
          <table:table-cell table:formula="of:=REPLACE([.B1079]; 1; 29; &quot;&quot;)" office:value-type="string" office:string-value="jenkinsci/git-client-plugin" calcext:value-type="string">
            <text:p>jenkinsci/git-client-plugin</text:p>
          </table:table-cell>
        </table:table-row>
        <table:table-row table:style-name="ro1">
          <table:table-cell office:value-type="float" office:value="2728465" calcext:value-type="float">
            <text:p>2728465</text:p>
          </table:table-cell>
          <table:table-cell office:value-type="string" calcext:value-type="string">
            <text:p>https://api.github.com/repos/linkedin/rest.li</text:p>
          </table:table-cell>
          <table:table-cell table:formula="of:=REPLACE([.B1080]; 1; 29; &quot;&quot;)" office:value-type="string" office:string-value="linkedin/rest.li" calcext:value-type="string">
            <text:p>linkedin/rest.li</text:p>
          </table:table-cell>
        </table:table-row>
        <table:table-row table:style-name="ro1">
          <table:table-cell office:value-type="float" office:value="2739220" calcext:value-type="float">
            <text:p>2739220</text:p>
          </table:table-cell>
          <table:table-cell office:value-type="string" calcext:value-type="string">
            <text:p>https://api.github.com/repos/comsysto/jumbodb</text:p>
          </table:table-cell>
          <table:table-cell table:formula="of:=REPLACE([.B1081]; 1; 29; &quot;&quot;)" office:value-type="string" office:string-value="comsysto/jumbodb" calcext:value-type="string">
            <text:p>comsysto/jumbodb</text:p>
          </table:table-cell>
        </table:table-row>
        <table:table-row table:style-name="ro1">
          <table:table-cell office:value-type="float" office:value="2740299" calcext:value-type="float">
            <text:p>2740299</text:p>
          </table:table-cell>
          <table:table-cell office:value-type="string" calcext:value-type="string">
            <text:p>https://api.github.com/repos/mybatis/mybatis-3</text:p>
          </table:table-cell>
          <table:table-cell table:formula="of:=REPLACE([.B1082]; 1; 29; &quot;&quot;)" office:value-type="string" office:string-value="mybatis/mybatis-3" calcext:value-type="string">
            <text:p>mybatis/mybatis-3</text:p>
          </table:table-cell>
        </table:table-row>
        <table:table-row table:style-name="ro1">
          <table:table-cell office:value-type="float" office:value="2740460" calcext:value-type="float">
            <text:p>2740460</text:p>
          </table:table-cell>
          <table:table-cell office:value-type="string" calcext:value-type="string">
            <text:p>https://api.github.com/repos/everit-org/jira-timetracker-plugin</text:p>
          </table:table-cell>
          <table:table-cell table:formula="of:=REPLACE([.B1083]; 1; 29; &quot;&quot;)" office:value-type="string" office:string-value="everit-org/jira-timetracker-plugin" calcext:value-type="string">
            <text:p>everit-org/jira-timetracker-plugin</text:p>
          </table:table-cell>
        </table:table-row>
        <table:table-row table:style-name="ro1">
          <table:table-cell office:value-type="float" office:value="2745238" calcext:value-type="float">
            <text:p>2745238</text:p>
          </table:table-cell>
          <table:table-cell office:value-type="string" calcext:value-type="string">
            <text:p>https://api.github.com/repos/ibissource/iaf</text:p>
          </table:table-cell>
          <table:table-cell table:formula="of:=REPLACE([.B1084]; 1; 29; &quot;&quot;)" office:value-type="string" office:string-value="ibissource/iaf" calcext:value-type="string">
            <text:p>ibissource/iaf</text:p>
          </table:table-cell>
        </table:table-row>
        <table:table-row table:style-name="ro1">
          <table:table-cell office:value-type="float" office:value="2746403" calcext:value-type="float">
            <text:p>2746403</text:p>
          </table:table-cell>
          <table:table-cell office:value-type="string" calcext:value-type="string">
            <text:p>https://api.github.com/repos/OpenTreeOfLife/treemachine</text:p>
          </table:table-cell>
          <table:table-cell table:formula="of:=REPLACE([.B1085]; 1; 29; &quot;&quot;)" office:value-type="string" office:string-value="OpenTreeOfLife/treemachine" calcext:value-type="string">
            <text:p>OpenTreeOfLife/treemachine</text:p>
          </table:table-cell>
        </table:table-row>
        <table:table-row table:style-name="ro1">
          <table:table-cell office:value-type="float" office:value="2748619" calcext:value-type="float">
            <text:p>2748619</text:p>
          </table:table-cell>
          <table:table-cell office:value-type="string" calcext:value-type="string">
            <text:p>https://api.github.com/repos/escamuche/STAB</text:p>
          </table:table-cell>
          <table:table-cell table:formula="of:=REPLACE([.B1086]; 1; 29; &quot;&quot;)" office:value-type="string" office:string-value="escamuche/STAB" calcext:value-type="string">
            <text:p>escamuche/STAB</text:p>
          </table:table-cell>
        </table:table-row>
        <table:table-row table:style-name="ro1">
          <table:table-cell office:value-type="float" office:value="2752178" calcext:value-type="float">
            <text:p>2752178</text:p>
          </table:table-cell>
          <table:table-cell office:value-type="string" calcext:value-type="string">
            <text:p>https://api.github.com/repos/joelittlejohn/jsonschema2pojo</text:p>
          </table:table-cell>
          <table:table-cell table:formula="of:=REPLACE([.B1087]; 1; 29; &quot;&quot;)" office:value-type="string" office:string-value="joelittlejohn/jsonschema2pojo" calcext:value-type="string">
            <text:p>joelittlejohn/jsonschema2pojo</text:p>
          </table:table-cell>
        </table:table-row>
        <table:table-row table:style-name="ro1">
          <table:table-cell office:value-type="float" office:value="2753661" calcext:value-type="float">
            <text:p>2753661</text:p>
          </table:table-cell>
          <table:table-cell office:value-type="string" calcext:value-type="string">
            <text:p>https://api.github.com/repos/Dworzaaa/database-epileptic-patients</text:p>
          </table:table-cell>
          <table:table-cell table:formula="of:=REPLACE([.B1088]; 1; 29; &quot;&quot;)" office:value-type="string" office:string-value="Dworzaaa/database-epileptic-patients" calcext:value-type="string">
            <text:p>Dworzaaa/database-epileptic-patients</text:p>
          </table:table-cell>
        </table:table-row>
        <table:table-row table:style-name="ro1">
          <table:table-cell office:value-type="float" office:value="2755996" calcext:value-type="float">
            <text:p>2755996</text:p>
          </table:table-cell>
          <table:table-cell office:value-type="string" calcext:value-type="string">
            <text:p>https://api.github.com/repos/MarginallyClever/Makelangelo</text:p>
          </table:table-cell>
          <table:table-cell table:formula="of:=REPLACE([.B1089]; 1; 29; &quot;&quot;)" office:value-type="string" office:string-value="MarginallyClever/Makelangelo" calcext:value-type="string">
            <text:p>MarginallyClever/Makelangelo</text:p>
          </table:table-cell>
        </table:table-row>
        <table:table-row table:style-name="ro1">
          <table:table-cell office:value-type="float" office:value="2764514" calcext:value-type="float">
            <text:p>2764514</text:p>
          </table:table-cell>
          <table:table-cell office:value-type="string" calcext:value-type="string">
            <text:p>https://api.github.com/repos/phoenix-bin/client</text:p>
          </table:table-cell>
          <table:table-cell table:formula="of:=REPLACE([.B1090]; 1; 29; &quot;&quot;)" office:value-type="string" office:string-value="phoenix-bin/client" calcext:value-type="string">
            <text:p>phoenix-bin/client</text:p>
          </table:table-cell>
        </table:table-row>
        <table:table-row table:style-name="ro1">
          <table:table-cell office:value-type="float" office:value="2765095" calcext:value-type="float">
            <text:p>2765095</text:p>
          </table:table-cell>
          <table:table-cell office:value-type="string" calcext:value-type="string">
            <text:p>https://api.github.com/repos/almex/Raildelays</text:p>
          </table:table-cell>
          <table:table-cell table:formula="of:=REPLACE([.B1091]; 1; 29; &quot;&quot;)" office:value-type="string" office:string-value="almex/Raildelays" calcext:value-type="string">
            <text:p>almex/Raildelays</text:p>
          </table:table-cell>
        </table:table-row>
        <table:table-row table:style-name="ro1">
          <table:table-cell office:value-type="float" office:value="2765513" calcext:value-type="float">
            <text:p>2765513</text:p>
          </table:table-cell>
          <table:table-cell office:value-type="string" calcext:value-type="string">
            <text:p>https://api.github.com/repos/schildbach/bitcoin-wallet</text:p>
          </table:table-cell>
          <table:table-cell table:formula="of:=REPLACE([.B1092]; 1; 29; &quot;&quot;)" office:value-type="string" office:string-value="schildbach/bitcoin-wallet" calcext:value-type="string">
            <text:p>schildbach/bitcoin-wallet</text:p>
          </table:table-cell>
        </table:table-row>
        <table:table-row table:style-name="ro1">
          <table:table-cell office:value-type="float" office:value="2768058" calcext:value-type="float">
            <text:p>2768058</text:p>
          </table:table-cell>
          <table:table-cell office:value-type="string" calcext:value-type="string">
            <text:p>https://api.github.com/repos/Ideyatech/opentides3</text:p>
          </table:table-cell>
          <table:table-cell table:formula="of:=REPLACE([.B1093]; 1; 29; &quot;&quot;)" office:value-type="string" office:string-value="Ideyatech/opentides3" calcext:value-type="string">
            <text:p>Ideyatech/opentides3</text:p>
          </table:table-cell>
        </table:table-row>
        <table:table-row table:style-name="ro1">
          <table:table-cell office:value-type="float" office:value="2768634" calcext:value-type="float">
            <text:p>2768634</text:p>
          </table:table-cell>
          <table:table-cell office:value-type="string" calcext:value-type="string">
            <text:p>https://api.github.com/repos/JanKoehnlein/FXDiagram</text:p>
          </table:table-cell>
          <table:table-cell table:formula="of:=REPLACE([.B1094]; 1; 29; &quot;&quot;)" office:value-type="string" office:string-value="JanKoehnlein/FXDiagram" calcext:value-type="string">
            <text:p>JanKoehnlein/FXDiagram</text:p>
          </table:table-cell>
        </table:table-row>
        <table:table-row table:style-name="ro1">
          <table:table-cell office:value-type="float" office:value="2776451" calcext:value-type="float">
            <text:p>2776451</text:p>
          </table:table-cell>
          <table:table-cell office:value-type="string" calcext:value-type="string">
            <text:p>https://api.github.com/repos/mpi2/PhenotypeArchive</text:p>
          </table:table-cell>
          <table:table-cell table:formula="of:=REPLACE([.B1095]; 1; 29; &quot;&quot;)" office:value-type="string" office:string-value="mpi2/PhenotypeArchive" calcext:value-type="string">
            <text:p>mpi2/PhenotypeArchive</text:p>
          </table:table-cell>
        </table:table-row>
        <table:table-row table:style-name="ro1">
          <table:table-cell office:value-type="float" office:value="2785892" calcext:value-type="float">
            <text:p>2785892</text:p>
          </table:table-cell>
          <table:table-cell office:value-type="string" calcext:value-type="string">
            <text:p>https://api.github.com/repos/zhuowei/MCPELauncher</text:p>
          </table:table-cell>
          <table:table-cell table:formula="of:=REPLACE([.B1096]; 1; 29; &quot;&quot;)" office:value-type="string" office:string-value="zhuowei/MCPELauncher" calcext:value-type="string">
            <text:p>zhuowei/MCPELauncher</text:p>
          </table:table-cell>
        </table:table-row>
        <table:table-row table:style-name="ro1">
          <table:table-cell office:value-type="float" office:value="2790275" calcext:value-type="float">
            <text:p>2790275</text:p>
          </table:table-cell>
          <table:table-cell office:value-type="string" calcext:value-type="string">
            <text:p>https://api.github.com/repos/artmoni/gardening-manager-android</text:p>
          </table:table-cell>
          <table:table-cell table:formula="of:=REPLACE([.B1097]; 1; 29; &quot;&quot;)" office:value-type="string" office:string-value="artmoni/gardening-manager-android" calcext:value-type="string">
            <text:p>artmoni/gardening-manager-android</text:p>
          </table:table-cell>
        </table:table-row>
        <table:table-row table:style-name="ro1">
          <table:table-cell office:value-type="float" office:value="2793931" calcext:value-type="float">
            <text:p>2793931</text:p>
          </table:table-cell>
          <table:table-cell office:value-type="string" calcext:value-type="string">
            <text:p>https://api.github.com/repos/nitbix/ensemble-testing</text:p>
          </table:table-cell>
          <table:table-cell table:formula="of:=REPLACE([.B1098]; 1; 29; &quot;&quot;)" office:value-type="string" office:string-value="nitbix/ensemble-testing" calcext:value-type="string">
            <text:p>nitbix/ensemble-testing</text:p>
          </table:table-cell>
        </table:table-row>
        <table:table-row table:style-name="ro1">
          <table:table-cell office:value-type="float" office:value="2799049" calcext:value-type="float">
            <text:p>2799049</text:p>
          </table:table-cell>
          <table:table-cell office:value-type="string" calcext:value-type="string">
            <text:p>https://api.github.com/repos/malensek/galileo</text:p>
          </table:table-cell>
          <table:table-cell table:formula="of:=REPLACE([.B1099]; 1; 29; &quot;&quot;)" office:value-type="string" office:string-value="malensek/galileo" calcext:value-type="string">
            <text:p>malensek/galileo</text:p>
          </table:table-cell>
        </table:table-row>
        <table:table-row table:style-name="ro1">
          <table:table-cell office:value-type="float" office:value="2806734" calcext:value-type="float">
            <text:p>2806734</text:p>
          </table:table-cell>
          <table:table-cell office:value-type="string" calcext:value-type="string">
            <text:p>https://api.github.com/repos/xwic/jWic</text:p>
          </table:table-cell>
          <table:table-cell table:formula="of:=REPLACE([.B1100]; 1; 29; &quot;&quot;)" office:value-type="string" office:string-value="xwic/jWic" calcext:value-type="string">
            <text:p>xwic/jWic</text:p>
          </table:table-cell>
        </table:table-row>
        <table:table-row table:style-name="ro1">
          <table:table-cell office:value-type="float" office:value="2832808" calcext:value-type="float">
            <text:p>2832808</text:p>
          </table:table-cell>
          <table:table-cell office:value-type="string" calcext:value-type="string">
            <text:p>https://api.github.com/repos/openworm/org.geppetto.model.neuroml</text:p>
          </table:table-cell>
          <table:table-cell table:formula="of:=REPLACE([.B1101]; 1; 29; &quot;&quot;)" office:value-type="string" office:string-value="openworm/org.geppetto.model.neuroml" calcext:value-type="string">
            <text:p>openworm/org.geppetto.model.neuroml</text:p>
          </table:table-cell>
        </table:table-row>
        <table:table-row table:style-name="ro1">
          <table:table-cell office:value-type="float" office:value="2845608" calcext:value-type="float">
            <text:p>2845608</text:p>
          </table:table-cell>
          <table:table-cell office:value-type="string" calcext:value-type="string">
            <text:p>https://api.github.com/repos/slipstream/SlipStreamServer</text:p>
          </table:table-cell>
          <table:table-cell table:formula="of:=REPLACE([.B1102]; 1; 29; &quot;&quot;)" office:value-type="string" office:string-value="slipstream/SlipStreamServer" calcext:value-type="string">
            <text:p>slipstream/SlipStreamServer</text:p>
          </table:table-cell>
        </table:table-row>
        <table:table-row table:style-name="ro1">
          <table:table-cell office:value-type="float" office:value="2847386" calcext:value-type="float">
            <text:p>2847386</text:p>
          </table:table-cell>
          <table:table-cell office:value-type="string" calcext:value-type="string">
            <text:p>https://api.github.com/repos/Nunnery/MythicDrops</text:p>
          </table:table-cell>
          <table:table-cell table:formula="of:=REPLACE([.B1103]; 1; 29; &quot;&quot;)" office:value-type="string" office:string-value="Nunnery/MythicDrops" calcext:value-type="string">
            <text:p>Nunnery/MythicDrops</text:p>
          </table:table-cell>
        </table:table-row>
        <table:table-row table:style-name="ro1">
          <table:table-cell office:value-type="float" office:value="2848665" calcext:value-type="float">
            <text:p>2848665</text:p>
          </table:table-cell>
          <table:table-cell office:value-type="string" calcext:value-type="string">
            <text:p>https://api.github.com/repos/apache/creadur-rat</text:p>
          </table:table-cell>
          <table:table-cell table:formula="of:=REPLACE([.B1104]; 1; 29; &quot;&quot;)" office:value-type="string" office:string-value="apache/creadur-rat" calcext:value-type="string">
            <text:p>apache/creadur-rat</text:p>
          </table:table-cell>
        </table:table-row>
        <table:table-row table:style-name="ro1">
          <table:table-cell office:value-type="float" office:value="2849890" calcext:value-type="float">
            <text:p>2849890</text:p>
          </table:table-cell>
          <table:table-cell office:value-type="string" calcext:value-type="string">
            <text:p>https://api.github.com/repos/pubnub/java</text:p>
          </table:table-cell>
          <table:table-cell table:formula="of:=REPLACE([.B1105]; 1; 29; &quot;&quot;)" office:value-type="string" office:string-value="pubnub/java" calcext:value-type="string">
            <text:p>pubnub/java</text:p>
          </table:table-cell>
        </table:table-row>
        <table:table-row table:style-name="ro1">
          <table:table-cell office:value-type="float" office:value="2851077" calcext:value-type="float">
            <text:p>2851077</text:p>
          </table:table-cell>
          <table:table-cell office:value-type="string" calcext:value-type="string">
            <text:p>https://api.github.com/repos/anthonycr/Lightning-Browser</text:p>
          </table:table-cell>
          <table:table-cell table:formula="of:=REPLACE([.B1106]; 1; 29; &quot;&quot;)" office:value-type="string" office:string-value="anthonycr/Lightning-Browser" calcext:value-type="string">
            <text:p>anthonycr/Lightning-Browser</text:p>
          </table:table-cell>
        </table:table-row>
        <table:table-row table:style-name="ro1">
          <table:table-cell office:value-type="float" office:value="2852746" calcext:value-type="float">
            <text:p>2852746</text:p>
          </table:table-cell>
          <table:table-cell office:value-type="string" calcext:value-type="string">
            <text:p>https://api.github.com/repos/ReVolt-ROM/frameworks_base</text:p>
          </table:table-cell>
          <table:table-cell table:formula="of:=REPLACE([.B1107]; 1; 29; &quot;&quot;)" office:value-type="string" office:string-value="ReVolt-ROM/frameworks_base" calcext:value-type="string">
            <text:p>ReVolt-ROM/frameworks_base</text:p>
          </table:table-cell>
        </table:table-row>
        <table:table-row table:style-name="ro1">
          <table:table-cell office:value-type="float" office:value="2855306" calcext:value-type="float">
            <text:p>2855306</text:p>
          </table:table-cell>
          <table:table-cell office:value-type="string" calcext:value-type="string">
            <text:p>https://api.github.com/repos/mquasten/merchandise</text:p>
          </table:table-cell>
          <table:table-cell table:formula="of:=REPLACE([.B1108]; 1; 29; &quot;&quot;)" office:value-type="string" office:string-value="mquasten/merchandise" calcext:value-type="string">
            <text:p>mquasten/merchandise</text:p>
          </table:table-cell>
        </table:table-row>
        <table:table-row table:style-name="ro1">
          <table:table-cell office:value-type="float" office:value="2859553" calcext:value-type="float">
            <text:p>2859553</text:p>
          </table:table-cell>
          <table:table-cell office:value-type="string" calcext:value-type="string">
            <text:p>https://api.github.com/repos/ecsec/open-ecard</text:p>
          </table:table-cell>
          <table:table-cell table:formula="of:=REPLACE([.B1109]; 1; 29; &quot;&quot;)" office:value-type="string" office:string-value="ecsec/open-ecard" calcext:value-type="string">
            <text:p>ecsec/open-ecard</text:p>
          </table:table-cell>
        </table:table-row>
        <table:table-row table:style-name="ro1">
          <table:table-cell office:value-type="float" office:value="2860555" calcext:value-type="float">
            <text:p>2860555</text:p>
          </table:table-cell>
          <table:table-cell office:value-type="string" calcext:value-type="string">
            <text:p>https://api.github.com/repos/sveawebpay/java-integration</text:p>
          </table:table-cell>
          <table:table-cell table:formula="of:=REPLACE([.B1110]; 1; 29; &quot;&quot;)" office:value-type="string" office:string-value="sveawebpay/java-integration" calcext:value-type="string">
            <text:p>sveawebpay/java-integration</text:p>
          </table:table-cell>
        </table:table-row>
        <table:table-row table:style-name="ro1">
          <table:table-cell office:value-type="float" office:value="2860593" calcext:value-type="float">
            <text:p>2860593</text:p>
          </table:table-cell>
          <table:table-cell office:value-type="string" calcext:value-type="string">
            <text:p>https://api.github.com/repos/mstepan/incubator</text:p>
          </table:table-cell>
          <table:table-cell table:formula="of:=REPLACE([.B1111]; 1; 29; &quot;&quot;)" office:value-type="string" office:string-value="mstepan/incubator" calcext:value-type="string">
            <text:p>mstepan/incubator</text:p>
          </table:table-cell>
        </table:table-row>
        <table:table-row table:style-name="ro1">
          <table:table-cell office:value-type="float" office:value="2867021" calcext:value-type="float">
            <text:p>2867021</text:p>
          </table:table-cell>
          <table:table-cell office:value-type="string" calcext:value-type="string">
            <text:p>https://api.github.com/repos/OneBusAway/onebusaway-android</text:p>
          </table:table-cell>
          <table:table-cell table:formula="of:=REPLACE([.B1112]; 1; 29; &quot;&quot;)" office:value-type="string" office:string-value="OneBusAway/onebusaway-android" calcext:value-type="string">
            <text:p>OneBusAway/onebusaway-android</text:p>
          </table:table-cell>
        </table:table-row>
        <table:table-row table:style-name="ro1">
          <table:table-cell office:value-type="float" office:value="2867436" calcext:value-type="float">
            <text:p>2867436</text:p>
          </table:table-cell>
          <table:table-cell office:value-type="string" calcext:value-type="string">
            <text:p>https://api.github.com/repos/metaborg/runtime-libraries</text:p>
          </table:table-cell>
          <table:table-cell table:formula="of:=REPLACE([.B1113]; 1; 29; &quot;&quot;)" office:value-type="string" office:string-value="metaborg/runtime-libraries" calcext:value-type="string">
            <text:p>metaborg/runtime-libraries</text:p>
          </table:table-cell>
        </table:table-row>
        <table:table-row table:style-name="ro1">
          <table:table-cell office:value-type="float" office:value="2868910" calcext:value-type="float">
            <text:p>2868910</text:p>
          </table:table-cell>
          <table:table-cell office:value-type="string" calcext:value-type="string">
            <text:p>https://api.github.com/repos/xwic/appkit</text:p>
          </table:table-cell>
          <table:table-cell table:formula="of:=REPLACE([.B1114]; 1; 29; &quot;&quot;)" office:value-type="string" office:string-value="xwic/appkit" calcext:value-type="string">
            <text:p>xwic/appkit</text:p>
          </table:table-cell>
        </table:table-row>
        <table:table-row table:style-name="ro1">
          <table:table-cell office:value-type="float" office:value="2875254" calcext:value-type="float">
            <text:p>2875254</text:p>
          </table:table-cell>
          <table:table-cell office:value-type="string" calcext:value-type="string">
            <text:p>https://api.github.com/repos/rSmart/kuali_kc</text:p>
          </table:table-cell>
          <table:table-cell table:formula="of:=REPLACE([.B1115]; 1; 29; &quot;&quot;)" office:value-type="string" office:string-value="rSmart/kuali_kc" calcext:value-type="string">
            <text:p>rSmart/kuali_kc</text:p>
          </table:table-cell>
        </table:table-row>
        <table:table-row table:style-name="ro1">
          <table:table-cell office:value-type="float" office:value="2875743" calcext:value-type="float">
            <text:p>2875743</text:p>
          </table:table-cell>
          <table:table-cell office:value-type="string" calcext:value-type="string">
            <text:p>https://api.github.com/repos/FamilySearch/gedcomx-java</text:p>
          </table:table-cell>
          <table:table-cell table:formula="of:=REPLACE([.B1116]; 1; 29; &quot;&quot;)" office:value-type="string" office:string-value="FamilySearch/gedcomx-java" calcext:value-type="string">
            <text:p>FamilySearch/gedcomx-java</text:p>
          </table:table-cell>
        </table:table-row>
        <table:table-row table:style-name="ro1">
          <table:table-cell office:value-type="float" office:value="2879379" calcext:value-type="float">
            <text:p>2879379</text:p>
          </table:table-cell>
          <table:table-cell office:value-type="string" calcext:value-type="string">
            <text:p>https://api.github.com/repos/Koller-Digital/200Million_darkEnergy</text:p>
          </table:table-cell>
          <table:table-cell table:formula="of:=REPLACE([.B1117]; 1; 29; &quot;&quot;)" office:value-type="string" office:string-value="Koller-Digital/200Million_darkEnergy" calcext:value-type="string">
            <text:p>Koller-Digital/200Million_darkEnergy</text:p>
          </table:table-cell>
        </table:table-row>
        <table:table-row table:style-name="ro1">
          <table:table-cell office:value-type="float" office:value="2882379" calcext:value-type="float">
            <text:p>2882379</text:p>
          </table:table-cell>
          <table:table-cell office:value-type="string" calcext:value-type="string">
            <text:p>https://api.github.com/repos/chipster/chipster</text:p>
          </table:table-cell>
          <table:table-cell table:formula="of:=REPLACE([.B1118]; 1; 29; &quot;&quot;)" office:value-type="string" office:string-value="chipster/chipster" calcext:value-type="string">
            <text:p>chipster/chipster</text:p>
          </table:table-cell>
        </table:table-row>
        <table:table-row table:style-name="ro1">
          <table:table-cell office:value-type="float" office:value="2882440" calcext:value-type="float">
            <text:p>2882440</text:p>
          </table:table-cell>
          <table:table-cell office:value-type="string" calcext:value-type="string">
            <text:p>https://api.github.com/repos/arnobl/latexdraw</text:p>
          </table:table-cell>
          <table:table-cell table:formula="of:=REPLACE([.B1119]; 1; 29; &quot;&quot;)" office:value-type="string" office:string-value="arnobl/latexdraw" calcext:value-type="string">
            <text:p>arnobl/latexdraw</text:p>
          </table:table-cell>
        </table:table-row>
        <table:table-row table:style-name="ro1">
          <table:table-cell office:value-type="float" office:value="2885371" calcext:value-type="float">
            <text:p>2885371</text:p>
          </table:table-cell>
          <table:table-cell office:value-type="string" calcext:value-type="string">
            <text:p>https://api.github.com/repos/BenjaminSchiller/DNA</text:p>
          </table:table-cell>
          <table:table-cell table:formula="of:=REPLACE([.B1120]; 1; 29; &quot;&quot;)" office:value-type="string" office:string-value="BenjaminSchiller/DNA" calcext:value-type="string">
            <text:p>BenjaminSchiller/DNA</text:p>
          </table:table-cell>
        </table:table-row>
        <table:table-row table:style-name="ro1">
          <table:table-cell office:value-type="float" office:value="2886216" calcext:value-type="float">
            <text:p>2886216</text:p>
          </table:table-cell>
          <table:table-cell office:value-type="string" calcext:value-type="string">
            <text:p>https://api.github.com/repos/eclipse/golo-lang</text:p>
          </table:table-cell>
          <table:table-cell table:formula="of:=REPLACE([.B1121]; 1; 29; &quot;&quot;)" office:value-type="string" office:string-value="eclipse/golo-lang" calcext:value-type="string">
            <text:p>eclipse/golo-lang</text:p>
          </table:table-cell>
        </table:table-row>
        <table:table-row table:style-name="ro1">
          <table:table-cell office:value-type="float" office:value="2886868" calcext:value-type="float">
            <text:p>2886868</text:p>
          </table:table-cell>
          <table:table-cell office:value-type="string" calcext:value-type="string">
            <text:p>https://api.github.com/repos/sculptor/sculptor</text:p>
          </table:table-cell>
          <table:table-cell table:formula="of:=REPLACE([.B1122]; 1; 29; &quot;&quot;)" office:value-type="string" office:string-value="sculptor/sculptor" calcext:value-type="string">
            <text:p>sculptor/sculptor</text:p>
          </table:table-cell>
        </table:table-row>
        <table:table-row table:style-name="ro1">
          <table:table-cell office:value-type="float" office:value="2887424" calcext:value-type="float">
            <text:p>2887424</text:p>
          </table:table-cell>
          <table:table-cell office:value-type="string" calcext:value-type="string">
            <text:p>https://api.github.com/repos/Ribesg/NPlugins</text:p>
          </table:table-cell>
          <table:table-cell table:formula="of:=REPLACE([.B1123]; 1; 29; &quot;&quot;)" office:value-type="string" office:string-value="Ribesg/NPlugins" calcext:value-type="string">
            <text:p>Ribesg/NPlugins</text:p>
          </table:table-cell>
        </table:table-row>
        <table:table-row table:style-name="ro1">
          <table:table-cell office:value-type="float" office:value="2888327" calcext:value-type="float">
            <text:p>2888327</text:p>
          </table:table-cell>
          <table:table-cell office:value-type="string" calcext:value-type="string">
            <text:p>https://api.github.com/repos/scoophealth/oscar</text:p>
          </table:table-cell>
          <table:table-cell table:formula="of:=REPLACE([.B1124]; 1; 29; &quot;&quot;)" office:value-type="string" office:string-value="scoophealth/oscar" calcext:value-type="string">
            <text:p>scoophealth/oscar</text:p>
          </table:table-cell>
        </table:table-row>
        <table:table-row table:style-name="ro1">
          <table:table-cell office:value-type="float" office:value="2888628" calcext:value-type="float">
            <text:p>2888628</text:p>
          </table:table-cell>
          <table:table-cell office:value-type="string" calcext:value-type="string">
            <text:p>https://api.github.com/repos/PIH/openmrs-module-mirebalaisreports</text:p>
          </table:table-cell>
          <table:table-cell table:formula="of:=REPLACE([.B1125]; 1; 29; &quot;&quot;)" office:value-type="string" office:string-value="PIH/openmrs-module-mirebalaisreports" calcext:value-type="string">
            <text:p>PIH/openmrs-module-mirebalaisreports</text:p>
          </table:table-cell>
        </table:table-row>
        <table:table-row table:style-name="ro1">
          <table:table-cell office:value-type="float" office:value="2891309" calcext:value-type="float">
            <text:p>2891309</text:p>
          </table:table-cell>
          <table:table-cell office:value-type="string" calcext:value-type="string">
            <text:p>https://api.github.com/repos/OpenHMIS/openmrs-module-openhmis.inventory</text:p>
          </table:table-cell>
          <table:table-cell table:formula="of:=REPLACE([.B1126]; 1; 29; &quot;&quot;)" office:value-type="string" office:string-value="OpenHMIS/openmrs-module-openhmis.inventory" calcext:value-type="string">
            <text:p>OpenHMIS/openmrs-module-openhmis.inventory</text:p>
          </table:table-cell>
        </table:table-row>
        <table:table-row table:style-name="ro1">
          <table:table-cell office:value-type="float" office:value="2893635" calcext:value-type="float">
            <text:p>2893635</text:p>
          </table:table-cell>
          <table:table-cell office:value-type="string" calcext:value-type="string">
            <text:p>https://api.github.com/repos/haslab/echo</text:p>
          </table:table-cell>
          <table:table-cell table:formula="of:=REPLACE([.B1127]; 1; 29; &quot;&quot;)" office:value-type="string" office:string-value="haslab/echo" calcext:value-type="string">
            <text:p>haslab/echo</text:p>
          </table:table-cell>
        </table:table-row>
        <table:table-row table:style-name="ro1">
          <table:table-cell office:value-type="float" office:value="2897449" calcext:value-type="float">
            <text:p>2897449</text:p>
          </table:table-cell>
          <table:table-cell office:value-type="string" calcext:value-type="string">
            <text:p>https://api.github.com/repos/apache/commons-configuration</text:p>
          </table:table-cell>
          <table:table-cell table:formula="of:=REPLACE([.B1128]; 1; 29; &quot;&quot;)" office:value-type="string" office:string-value="apache/commons-configuration" calcext:value-type="string">
            <text:p>apache/commons-configuration</text:p>
          </table:table-cell>
        </table:table-row>
        <table:table-row table:style-name="ro1">
          <table:table-cell office:value-type="float" office:value="2914062" calcext:value-type="float">
            <text:p>2914062</text:p>
          </table:table-cell>
          <table:table-cell office:value-type="string" calcext:value-type="string">
            <text:p>https://api.github.com/repos/ORCID/ORCID-Source</text:p>
          </table:table-cell>
          <table:table-cell table:formula="of:=REPLACE([.B1129]; 1; 29; &quot;&quot;)" office:value-type="string" office:string-value="ORCID/ORCID-Source" calcext:value-type="string">
            <text:p>ORCID/ORCID-Source</text:p>
          </table:table-cell>
        </table:table-row>
        <table:table-row table:style-name="ro1">
          <table:table-cell office:value-type="float" office:value="2918698" calcext:value-type="float">
            <text:p>2918698</text:p>
          </table:table-cell>
          <table:table-cell office:value-type="string" calcext:value-type="string">
            <text:p>https://api.github.com/repos/teotigraphix/CausticSDK</text:p>
          </table:table-cell>
          <table:table-cell table:formula="of:=REPLACE([.B1130]; 1; 29; &quot;&quot;)" office:value-type="string" office:string-value="teotigraphix/CausticSDK" calcext:value-type="string">
            <text:p>teotigraphix/CausticSDK</text:p>
          </table:table-cell>
        </table:table-row>
        <table:table-row table:style-name="ro1">
          <table:table-cell office:value-type="float" office:value="2918779" calcext:value-type="float">
            <text:p>2918779</text:p>
          </table:table-cell>
          <table:table-cell office:value-type="string" calcext:value-type="string">
            <text:p>https://api.github.com/repos/broadgsa/gatk-protected</text:p>
          </table:table-cell>
          <table:table-cell table:formula="of:=REPLACE([.B1131]; 1; 29; &quot;&quot;)" office:value-type="string" office:string-value="broadgsa/gatk-protected" calcext:value-type="string">
            <text:p>broadgsa/gatk-protected</text:p>
          </table:table-cell>
        </table:table-row>
        <table:table-row table:style-name="ro1">
          <table:table-cell office:value-type="float" office:value="2922081" calcext:value-type="float">
            <text:p>2922081</text:p>
          </table:table-cell>
          <table:table-cell office:value-type="string" calcext:value-type="string">
            <text:p>https://api.github.com/repos/alibaba/druid</text:p>
          </table:table-cell>
          <table:table-cell table:formula="of:=REPLACE([.B1132]; 1; 29; &quot;&quot;)" office:value-type="string" office:string-value="alibaba/druid" calcext:value-type="string">
            <text:p>alibaba/druid</text:p>
          </table:table-cell>
        </table:table-row>
        <table:table-row table:style-name="ro1">
          <table:table-cell office:value-type="float" office:value="2922319" calcext:value-type="float">
            <text:p>2922319</text:p>
          </table:table-cell>
          <table:table-cell office:value-type="string" calcext:value-type="string">
            <text:p>https://api.github.com/repos/alibaba/fastjson</text:p>
          </table:table-cell>
          <table:table-cell table:formula="of:=REPLACE([.B1133]; 1; 29; &quot;&quot;)" office:value-type="string" office:string-value="alibaba/fastjson" calcext:value-type="string">
            <text:p>alibaba/fastjson</text:p>
          </table:table-cell>
        </table:table-row>
        <table:table-row table:style-name="ro1">
          <table:table-cell office:value-type="float" office:value="2922507" calcext:value-type="float">
            <text:p>2922507</text:p>
          </table:table-cell>
          <table:table-cell office:value-type="string" calcext:value-type="string">
            <text:p>https://api.github.com/repos/NineWorlds/serenity-android</text:p>
          </table:table-cell>
          <table:table-cell table:formula="of:=REPLACE([.B1134]; 1; 29; &quot;&quot;)" office:value-type="string" office:string-value="NineWorlds/serenity-android" calcext:value-type="string">
            <text:p>NineWorlds/serenity-android</text:p>
          </table:table-cell>
        </table:table-row>
        <table:table-row table:style-name="ro1">
          <table:table-cell office:value-type="float" office:value="2924538" calcext:value-type="float">
            <text:p>2924538</text:p>
          </table:table-cell>
          <table:table-cell office:value-type="string" calcext:value-type="string">
            <text:p>https://api.github.com/repos/culturegraph/metafacture-core</text:p>
          </table:table-cell>
          <table:table-cell table:formula="of:=REPLACE([.B1135]; 1; 29; &quot;&quot;)" office:value-type="string" office:string-value="culturegraph/metafacture-core" calcext:value-type="string">
            <text:p>culturegraph/metafacture-core</text:p>
          </table:table-cell>
        </table:table-row>
        <table:table-row table:style-name="ro1">
          <table:table-cell office:value-type="float" office:value="2932791" calcext:value-type="float">
            <text:p>2932791</text:p>
          </table:table-cell>
          <table:table-cell office:value-type="string" calcext:value-type="string">
            <text:p>https://api.github.com/repos/Netflix/denominator</text:p>
          </table:table-cell>
          <table:table-cell table:formula="of:=REPLACE([.B1136]; 1; 29; &quot;&quot;)" office:value-type="string" office:string-value="Netflix/denominator" calcext:value-type="string">
            <text:p>Netflix/denominator</text:p>
          </table:table-cell>
        </table:table-row>
        <table:table-row table:style-name="ro1">
          <table:table-cell office:value-type="float" office:value="2936027" calcext:value-type="float">
            <text:p>2936027</text:p>
          </table:table-cell>
          <table:table-cell office:value-type="string" calcext:value-type="string">
            <text:p>https://api.github.com/repos/enhanced-portals/enhanced-portals</text:p>
          </table:table-cell>
          <table:table-cell table:formula="of:=REPLACE([.B1137]; 1; 29; &quot;&quot;)" office:value-type="string" office:string-value="enhanced-portals/enhanced-portals" calcext:value-type="string">
            <text:p>enhanced-portals/enhanced-portals</text:p>
          </table:table-cell>
        </table:table-row>
        <table:table-row table:style-name="ro1">
          <table:table-cell office:value-type="float" office:value="2938066" calcext:value-type="float">
            <text:p>2938066</text:p>
          </table:table-cell>
          <table:table-cell office:value-type="string" calcext:value-type="string">
            <text:p>https://api.github.com/repos/eswartz/emul</text:p>
          </table:table-cell>
          <table:table-cell table:formula="of:=REPLACE([.B1138]; 1; 29; &quot;&quot;)" office:value-type="string" office:string-value="eswartz/emul" calcext:value-type="string">
            <text:p>eswartz/emul</text:p>
          </table:table-cell>
        </table:table-row>
        <table:table-row table:style-name="ro1">
          <table:table-cell office:value-type="float" office:value="2955689" calcext:value-type="float">
            <text:p>2955689</text:p>
          </table:table-cell>
          <table:table-cell office:value-type="string" calcext:value-type="string">
            <text:p>https://api.github.com/repos/pcingola/BigDataScript</text:p>
          </table:table-cell>
          <table:table-cell table:formula="of:=REPLACE([.B1139]; 1; 29; &quot;&quot;)" office:value-type="string" office:string-value="pcingola/BigDataScript" calcext:value-type="string">
            <text:p>pcingola/BigDataScript</text:p>
          </table:table-cell>
        </table:table-row>
        <table:table-row table:style-name="ro1">
          <table:table-cell office:value-type="float" office:value="2956103" calcext:value-type="float">
            <text:p>2956103</text:p>
          </table:table-cell>
          <table:table-cell office:value-type="string" calcext:value-type="string">
            <text:p>https://api.github.com/repos/ccavanaugh/jgnash</text:p>
          </table:table-cell>
          <table:table-cell table:formula="of:=REPLACE([.B1140]; 1; 29; &quot;&quot;)" office:value-type="string" office:string-value="ccavanaugh/jgnash" calcext:value-type="string">
            <text:p>ccavanaugh/jgnash</text:p>
          </table:table-cell>
        </table:table-row>
        <table:table-row table:style-name="ro1">
          <table:table-cell office:value-type="float" office:value="2964163" calcext:value-type="float">
            <text:p>2964163</text:p>
          </table:table-cell>
          <table:table-cell office:value-type="string" calcext:value-type="string">
            <text:p>https://api.github.com/repos/JetBrains/intellij-plugin-verifier</text:p>
          </table:table-cell>
          <table:table-cell table:formula="of:=REPLACE([.B1141]; 1; 29; &quot;&quot;)" office:value-type="string" office:string-value="JetBrains/intellij-plugin-verifier" calcext:value-type="string">
            <text:p>JetBrains/intellij-plugin-verifier</text:p>
          </table:table-cell>
        </table:table-row>
        <table:table-row table:style-name="ro1">
          <table:table-cell office:value-type="float" office:value="2974390" calcext:value-type="float">
            <text:p>2974390</text:p>
          </table:table-cell>
          <table:table-cell office:value-type="string" calcext:value-type="string">
            <text:p>https://api.github.com/repos/JnRouvignac/AutoRefactor</text:p>
          </table:table-cell>
          <table:table-cell table:formula="of:=REPLACE([.B1142]; 1; 29; &quot;&quot;)" office:value-type="string" office:string-value="JnRouvignac/AutoRefactor" calcext:value-type="string">
            <text:p>JnRouvignac/AutoRefactor</text:p>
          </table:table-cell>
        </table:table-row>
        <table:table-row table:style-name="ro1">
          <table:table-cell office:value-type="float" office:value="2980781" calcext:value-type="float">
            <text:p>2980781</text:p>
          </table:table-cell>
          <table:table-cell office:value-type="string" calcext:value-type="string">
            <text:p>https://api.github.com/repos/droolsjbpm/optaplanner</text:p>
          </table:table-cell>
          <table:table-cell table:formula="of:=REPLACE([.B1143]; 1; 29; &quot;&quot;)" office:value-type="string" office:string-value="droolsjbpm/optaplanner" calcext:value-type="string">
            <text:p>droolsjbpm/optaplanner</text:p>
          </table:table-cell>
        </table:table-row>
        <table:table-row table:style-name="ro1">
          <table:table-cell office:value-type="float" office:value="2981995" calcext:value-type="float">
            <text:p>2981995</text:p>
          </table:table-cell>
          <table:table-cell office:value-type="string" calcext:value-type="string">
            <text:p>https://api.github.com/repos/JakeWharton/butterknife</text:p>
          </table:table-cell>
          <table:table-cell table:formula="of:=REPLACE([.B1144]; 1; 29; &quot;&quot;)" office:value-type="string" office:string-value="JakeWharton/butterknife" calcext:value-type="string">
            <text:p>JakeWharton/butterknife</text:p>
          </table:table-cell>
        </table:table-row>
        <table:table-row table:style-name="ro1">
          <table:table-cell office:value-type="float" office:value="2987274" calcext:value-type="float">
            <text:p>2987274</text:p>
          </table:table-cell>
          <table:table-cell office:value-type="string" calcext:value-type="string">
            <text:p>https://api.github.com/repos/gsdlab/chocosolver</text:p>
          </table:table-cell>
          <table:table-cell table:formula="of:=REPLACE([.B1145]; 1; 29; &quot;&quot;)" office:value-type="string" office:string-value="gsdlab/chocosolver" calcext:value-type="string">
            <text:p>gsdlab/chocosolver</text:p>
          </table:table-cell>
        </table:table-row>
        <table:table-row table:style-name="ro1">
          <table:table-cell office:value-type="float" office:value="2990470" calcext:value-type="float">
            <text:p>2990470</text:p>
          </table:table-cell>
          <table:table-cell office:value-type="string" calcext:value-type="string">
            <text:p>https://api.github.com/repos/Jahia/external-provider</text:p>
          </table:table-cell>
          <table:table-cell table:formula="of:=REPLACE([.B1146]; 1; 29; &quot;&quot;)" office:value-type="string" office:string-value="Jahia/external-provider" calcext:value-type="string">
            <text:p>Jahia/external-provider</text:p>
          </table:table-cell>
        </table:table-row>
        <table:table-row table:style-name="ro1">
          <table:table-cell office:value-type="float" office:value="2994283" calcext:value-type="float">
            <text:p>2994283</text:p>
          </table:table-cell>
          <table:table-cell office:value-type="string" calcext:value-type="string">
            <text:p>https://api.github.com/repos/sdl/Testy</text:p>
          </table:table-cell>
          <table:table-cell table:formula="of:=REPLACE([.B1147]; 1; 29; &quot;&quot;)" office:value-type="string" office:string-value="sdl/Testy" calcext:value-type="string">
            <text:p>sdl/Testy</text:p>
          </table:table-cell>
        </table:table-row>
        <table:table-row table:style-name="ro1">
          <table:table-cell office:value-type="float" office:value="2996457" calcext:value-type="float">
            <text:p>2996457</text:p>
          </table:table-cell>
          <table:table-cell office:value-type="string" calcext:value-type="string">
            <text:p>https://api.github.com/repos/prism/Prism</text:p>
          </table:table-cell>
          <table:table-cell table:formula="of:=REPLACE([.B1148]; 1; 29; &quot;&quot;)" office:value-type="string" office:string-value="prism/Prism" calcext:value-type="string">
            <text:p>prism/Prism</text:p>
          </table:table-cell>
        </table:table-row>
        <table:table-row table:style-name="ro1">
          <table:table-cell office:value-type="float" office:value="3020167" calcext:value-type="float">
            <text:p>3020167</text:p>
          </table:table-cell>
          <table:table-cell office:value-type="string" calcext:value-type="string">
            <text:p>https://api.github.com/repos/ramesesinc/incubation</text:p>
          </table:table-cell>
          <table:table-cell table:formula="of:=REPLACE([.B1149]; 1; 29; &quot;&quot;)" office:value-type="string" office:string-value="ramesesinc/incubation" calcext:value-type="string">
            <text:p>ramesesinc/incubation</text:p>
          </table:table-cell>
        </table:table-row>
        <table:table-row table:style-name="ro1">
          <table:table-cell office:value-type="float" office:value="3024326" calcext:value-type="float">
            <text:p>3024326</text:p>
          </table:table-cell>
          <table:table-cell office:value-type="string" calcext:value-type="string">
            <text:p>https://api.github.com/repos/pankajmore/DPP</text:p>
          </table:table-cell>
          <table:table-cell table:formula="of:=REPLACE([.B1150]; 1; 29; &quot;&quot;)" office:value-type="string" office:string-value="pankajmore/DPP" calcext:value-type="string">
            <text:p>pankajmore/DPP</text:p>
          </table:table-cell>
        </table:table-row>
        <table:table-row table:style-name="ro1">
          <table:table-cell office:value-type="float" office:value="3024494" calcext:value-type="float">
            <text:p>3024494</text:p>
          </table:table-cell>
          <table:table-cell office:value-type="string" calcext:value-type="string">
            <text:p>https://api.github.com/repos/haku/Onosendai</text:p>
          </table:table-cell>
          <table:table-cell table:formula="of:=REPLACE([.B1151]; 1; 29; &quot;&quot;)" office:value-type="string" office:string-value="haku/Onosendai" calcext:value-type="string">
            <text:p>haku/Onosendai</text:p>
          </table:table-cell>
        </table:table-row>
        <table:table-row table:style-name="ro1">
          <table:table-cell office:value-type="float" office:value="3027094" calcext:value-type="float">
            <text:p>3027094</text:p>
          </table:table-cell>
          <table:table-cell office:value-type="string" calcext:value-type="string">
            <text:p>https://api.github.com/repos/finmath/finmath-lib</text:p>
          </table:table-cell>
          <table:table-cell table:formula="of:=REPLACE([.B1152]; 1; 29; &quot;&quot;)" office:value-type="string" office:string-value="finmath/finmath-lib" calcext:value-type="string">
            <text:p>finmath/finmath-lib</text:p>
          </table:table-cell>
        </table:table-row>
        <table:table-row table:style-name="ro1">
          <table:table-cell office:value-type="float" office:value="3027411" calcext:value-type="float">
            <text:p>3027411</text:p>
          </table:table-cell>
          <table:table-cell office:value-type="string" calcext:value-type="string">
            <text:p>https://api.github.com/repos/jclouds/jclouds-labs</text:p>
          </table:table-cell>
          <table:table-cell table:formula="of:=REPLACE([.B1153]; 1; 29; &quot;&quot;)" office:value-type="string" office:string-value="jclouds/jclouds-labs" calcext:value-type="string">
            <text:p>jclouds/jclouds-labs</text:p>
          </table:table-cell>
        </table:table-row>
        <table:table-row table:style-name="ro1">
          <table:table-cell office:value-type="float" office:value="3030512" calcext:value-type="float">
            <text:p>3030512</text:p>
          </table:table-cell>
          <table:table-cell office:value-type="string" calcext:value-type="string">
            <text:p>https://api.github.com/repos/OpenNTF/org.openntf.domino</text:p>
          </table:table-cell>
          <table:table-cell table:formula="of:=REPLACE([.B1154]; 1; 29; &quot;&quot;)" office:value-type="string" office:string-value="OpenNTF/org.openntf.domino" calcext:value-type="string">
            <text:p>OpenNTF/org.openntf.domino</text:p>
          </table:table-cell>
        </table:table-row>
        <table:table-row table:style-name="ro1">
          <table:table-cell office:value-type="float" office:value="3037888" calcext:value-type="float">
            <text:p>3037888</text:p>
          </table:table-cell>
          <table:table-cell office:value-type="string" calcext:value-type="string">
            <text:p>https://api.github.com/repos/DougEdey/SB_Elsinore_Server</text:p>
          </table:table-cell>
          <table:table-cell table:formula="of:=REPLACE([.B1155]; 1; 29; &quot;&quot;)" office:value-type="string" office:string-value="DougEdey/SB_Elsinore_Server" calcext:value-type="string">
            <text:p>DougEdey/SB_Elsinore_Server</text:p>
          </table:table-cell>
        </table:table-row>
        <table:table-row table:style-name="ro1">
          <table:table-cell office:value-type="float" office:value="3045168" calcext:value-type="float">
            <text:p>3045168</text:p>
          </table:table-cell>
          <table:table-cell office:value-type="string" calcext:value-type="string">
            <text:p>https://api.github.com/repos/chocoteam/choco3</text:p>
          </table:table-cell>
          <table:table-cell table:formula="of:=REPLACE([.B1156]; 1; 29; &quot;&quot;)" office:value-type="string" office:string-value="chocoteam/choco3" calcext:value-type="string">
            <text:p>chocoteam/choco3</text:p>
          </table:table-cell>
        </table:table-row>
        <table:table-row table:style-name="ro1">
          <table:table-cell office:value-type="float" office:value="3046806" calcext:value-type="float">
            <text:p>3046806</text:p>
          </table:table-cell>
          <table:table-cell office:value-type="string" calcext:value-type="string">
            <text:p>https://api.github.com/repos/JetBrains/jetpad-mapper</text:p>
          </table:table-cell>
          <table:table-cell table:formula="of:=REPLACE([.B1157]; 1; 29; &quot;&quot;)" office:value-type="string" office:string-value="JetBrains/jetpad-mapper" calcext:value-type="string">
            <text:p>JetBrains/jetpad-mapper</text:p>
          </table:table-cell>
        </table:table-row>
        <table:table-row table:style-name="ro1">
          <table:table-cell office:value-type="float" office:value="3050848" calcext:value-type="float">
            <text:p>3050848</text:p>
          </table:table-cell>
          <table:table-cell office:value-type="string" calcext:value-type="string">
            <text:p>https://api.github.com/repos/tferr/Scripts</text:p>
          </table:table-cell>
          <table:table-cell table:formula="of:=REPLACE([.B1158]; 1; 29; &quot;&quot;)" office:value-type="string" office:string-value="tferr/Scripts" calcext:value-type="string">
            <text:p>tferr/Scripts</text:p>
          </table:table-cell>
        </table:table-row>
        <table:table-row table:style-name="ro1">
          <table:table-cell office:value-type="float" office:value="3053043" calcext:value-type="float">
            <text:p>3053043</text:p>
          </table:table-cell>
          <table:table-cell office:value-type="string" calcext:value-type="string">
            <text:p>https://api.github.com/repos/testinfected/molecule</text:p>
          </table:table-cell>
          <table:table-cell table:formula="of:=REPLACE([.B1159]; 1; 29; &quot;&quot;)" office:value-type="string" office:string-value="testinfected/molecule" calcext:value-type="string">
            <text:p>testinfected/molecule</text:p>
          </table:table-cell>
        </table:table-row>
        <table:table-row table:style-name="ro1">
          <table:table-cell office:value-type="float" office:value="3055228" calcext:value-type="float">
            <text:p>3055228</text:p>
          </table:table-cell>
          <table:table-cell office:value-type="string" calcext:value-type="string">
            <text:p>https://api.github.com/repos/Parquet/parquet-mr</text:p>
          </table:table-cell>
          <table:table-cell table:formula="of:=REPLACE([.B1160]; 1; 29; &quot;&quot;)" office:value-type="string" office:string-value="Parquet/parquet-mr" calcext:value-type="string">
            <text:p>Parquet/parquet-mr</text:p>
          </table:table-cell>
        </table:table-row>
        <table:table-row table:style-name="ro1">
          <table:table-cell office:value-type="float" office:value="3062717" calcext:value-type="float">
            <text:p>3062717</text:p>
          </table:table-cell>
          <table:table-cell office:value-type="string" calcext:value-type="string">
            <text:p>https://api.github.com/repos/droolsjbpm/dashboard-builder</text:p>
          </table:table-cell>
          <table:table-cell table:formula="of:=REPLACE([.B1161]; 1; 29; &quot;&quot;)" office:value-type="string" office:string-value="droolsjbpm/dashboard-builder" calcext:value-type="string">
            <text:p>droolsjbpm/dashboard-builder</text:p>
          </table:table-cell>
        </table:table-row>
        <table:table-row table:style-name="ro1">
          <table:table-cell office:value-type="float" office:value="3063823" calcext:value-type="float">
            <text:p>3063823</text:p>
          </table:table-cell>
          <table:table-cell office:value-type="string" calcext:value-type="string">
            <text:p>https://api.github.com/repos/codefollower/Lealone</text:p>
          </table:table-cell>
          <table:table-cell table:formula="of:=REPLACE([.B1162]; 1; 29; &quot;&quot;)" office:value-type="string" office:string-value="codefollower/Lealone" calcext:value-type="string">
            <text:p>codefollower/Lealone</text:p>
          </table:table-cell>
        </table:table-row>
        <table:table-row table:style-name="ro1">
          <table:table-cell office:value-type="float" office:value="3072589" calcext:value-type="float">
            <text:p>3072589</text:p>
          </table:table-cell>
          <table:table-cell office:value-type="string" calcext:value-type="string">
            <text:p>https://api.github.com/repos/micromata/projectforge-webapp</text:p>
          </table:table-cell>
          <table:table-cell table:formula="of:=REPLACE([.B1163]; 1; 29; &quot;&quot;)" office:value-type="string" office:string-value="micromata/projectforge-webapp" calcext:value-type="string">
            <text:p>micromata/projectforge-webapp</text:p>
          </table:table-cell>
        </table:table-row>
        <table:table-row table:style-name="ro1">
          <table:table-cell office:value-type="float" office:value="3075023" calcext:value-type="float">
            <text:p>3075023</text:p>
          </table:table-cell>
          <table:table-cell office:value-type="string" calcext:value-type="string">
            <text:p>https://api.github.com/repos/RedhawkSDR/eclipse-gov.redhawk.core</text:p>
          </table:table-cell>
          <table:table-cell table:formula="of:=REPLACE([.B1164]; 1; 29; &quot;&quot;)" office:value-type="string" office:string-value="RedhawkSDR/eclipse-gov.redhawk.core" calcext:value-type="string">
            <text:p>RedhawkSDR/eclipse-gov.redhawk.core</text:p>
          </table:table-cell>
        </table:table-row>
        <table:table-row table:style-name="ro1">
          <table:table-cell office:value-type="float" office:value="3075333" calcext:value-type="float">
            <text:p>3075333</text:p>
          </table:table-cell>
          <table:table-cell office:value-type="string" calcext:value-type="string">
            <text:p>https://api.github.com/repos/RedhawkSDR/eclipse-gov.redhawk.ide</text:p>
          </table:table-cell>
          <table:table-cell table:formula="of:=REPLACE([.B1165]; 1; 29; &quot;&quot;)" office:value-type="string" office:string-value="RedhawkSDR/eclipse-gov.redhawk.ide" calcext:value-type="string">
            <text:p>RedhawkSDR/eclipse-gov.redhawk.ide</text:p>
          </table:table-cell>
        </table:table-row>
        <table:table-row table:style-name="ro1">
          <table:table-cell office:value-type="float" office:value="3077008" calcext:value-type="float">
            <text:p>3077008</text:p>
          </table:table-cell>
          <table:table-cell office:value-type="string" calcext:value-type="string">
            <text:p>https://api.github.com/repos/uq-eresearch/aorra</text:p>
          </table:table-cell>
          <table:table-cell table:formula="of:=REPLACE([.B1166]; 1; 29; &quot;&quot;)" office:value-type="string" office:string-value="uq-eresearch/aorra" calcext:value-type="string">
            <text:p>uq-eresearch/aorra</text:p>
          </table:table-cell>
        </table:table-row>
        <table:table-row table:style-name="ro1">
          <table:table-cell office:value-type="float" office:value="3102468" calcext:value-type="float">
            <text:p>3102468</text:p>
          </table:table-cell>
          <table:table-cell office:value-type="string" calcext:value-type="string">
            <text:p>https://api.github.com/repos/otavanopisto/muikku</text:p>
          </table:table-cell>
          <table:table-cell table:formula="of:=REPLACE([.B1167]; 1; 29; &quot;&quot;)" office:value-type="string" office:string-value="otavanopisto/muikku" calcext:value-type="string">
            <text:p>otavanopisto/muikku</text:p>
          </table:table-cell>
        </table:table-row>
        <table:table-row table:style-name="ro1">
          <table:table-cell office:value-type="float" office:value="3111449" calcext:value-type="float">
            <text:p>3111449</text:p>
          </table:table-cell>
          <table:table-cell office:value-type="string" calcext:value-type="string">
            <text:p>https://api.github.com/repos/LSTS/neptus</text:p>
          </table:table-cell>
          <table:table-cell table:formula="of:=REPLACE([.B1168]; 1; 29; &quot;&quot;)" office:value-type="string" office:string-value="LSTS/neptus" calcext:value-type="string">
            <text:p>LSTS/neptus</text:p>
          </table:table-cell>
        </table:table-row>
        <table:table-row table:style-name="ro1">
          <table:table-cell office:value-type="float" office:value="3127830" calcext:value-type="float">
            <text:p>3127830</text:p>
          </table:table-cell>
          <table:table-cell office:value-type="string" calcext:value-type="string">
            <text:p>https://api.github.com/repos/camunda/camunda-bpm-platform</text:p>
          </table:table-cell>
          <table:table-cell table:formula="of:=REPLACE([.B1169]; 1; 29; &quot;&quot;)" office:value-type="string" office:string-value="camunda/camunda-bpm-platform" calcext:value-type="string">
            <text:p>camunda/camunda-bpm-platform</text:p>
          </table:table-cell>
        </table:table-row>
        <table:table-row table:style-name="ro1">
          <table:table-cell office:value-type="float" office:value="3133671" calcext:value-type="float">
            <text:p>3133671</text:p>
          </table:table-cell>
          <table:table-cell office:value-type="string" calcext:value-type="string">
            <text:p>https://api.github.com/repos/joel-costigliola/assertj-core</text:p>
          </table:table-cell>
          <table:table-cell table:formula="of:=REPLACE([.B1170]; 1; 29; &quot;&quot;)" office:value-type="string" office:string-value="joel-costigliola/assertj-core" calcext:value-type="string">
            <text:p>joel-costigliola/assertj-core</text:p>
          </table:table-cell>
        </table:table-row>
        <table:table-row table:style-name="ro1">
          <table:table-cell office:value-type="float" office:value="3142597" calcext:value-type="float">
            <text:p>3142597</text:p>
          </table:table-cell>
          <table:table-cell office:value-type="string" calcext:value-type="string">
            <text:p>https://api.github.com/repos/nhaarman/ListViewAnimations</text:p>
          </table:table-cell>
          <table:table-cell table:formula="of:=REPLACE([.B1171]; 1; 29; &quot;&quot;)" office:value-type="string" office:string-value="nhaarman/ListViewAnimations" calcext:value-type="string">
            <text:p>nhaarman/ListViewAnimations</text:p>
          </table:table-cell>
        </table:table-row>
        <table:table-row table:style-name="ro1">
          <table:table-cell office:value-type="float" office:value="3143277" calcext:value-type="float">
            <text:p>3143277</text:p>
          </table:table-cell>
          <table:table-cell office:value-type="string" calcext:value-type="string">
            <text:p>https://api.github.com/repos/TotalFreedom/TotalFreedomMod</text:p>
          </table:table-cell>
          <table:table-cell table:formula="of:=REPLACE([.B1172]; 1; 29; &quot;&quot;)" office:value-type="string" office:string-value="TotalFreedom/TotalFreedomMod" calcext:value-type="string">
            <text:p>TotalFreedom/TotalFreedomMod</text:p>
          </table:table-cell>
        </table:table-row>
        <table:table-row table:style-name="ro1">
          <table:table-cell office:value-type="float" office:value="3148374" calcext:value-type="float">
            <text:p>3148374</text:p>
          </table:table-cell>
          <table:table-cell office:value-type="string" calcext:value-type="string">
            <text:p>https://api.github.com/repos/solkin/mandarin-android</text:p>
          </table:table-cell>
          <table:table-cell table:formula="of:=REPLACE([.B1173]; 1; 29; &quot;&quot;)" office:value-type="string" office:string-value="solkin/mandarin-android" calcext:value-type="string">
            <text:p>solkin/mandarin-android</text:p>
          </table:table-cell>
        </table:table-row>
        <table:table-row table:style-name="ro1">
          <table:table-cell office:value-type="float" office:value="3155805" calcext:value-type="float">
            <text:p>3155805</text:p>
          </table:table-cell>
          <table:table-cell office:value-type="string" calcext:value-type="string">
            <text:p>https://api.github.com/repos/IntersectAustralia/faims-android</text:p>
          </table:table-cell>
          <table:table-cell table:formula="of:=REPLACE([.B1174]; 1; 29; &quot;&quot;)" office:value-type="string" office:string-value="IntersectAustralia/faims-android" calcext:value-type="string">
            <text:p>IntersectAustralia/faims-android</text:p>
          </table:table-cell>
        </table:table-row>
        <table:table-row table:style-name="ro1">
          <table:table-cell office:value-type="float" office:value="3159585" calcext:value-type="float">
            <text:p>3159585</text:p>
          </table:table-cell>
          <table:table-cell office:value-type="string" calcext:value-type="string">
            <text:p>https://api.github.com/repos/skylot/jadx</text:p>
          </table:table-cell>
          <table:table-cell table:formula="of:=REPLACE([.B1175]; 1; 29; &quot;&quot;)" office:value-type="string" office:string-value="skylot/jadx" calcext:value-type="string">
            <text:p>skylot/jadx</text:p>
          </table:table-cell>
        </table:table-row>
        <table:table-row table:style-name="ro1">
          <table:table-cell office:value-type="float" office:value="3160835" calcext:value-type="float">
            <text:p>3160835</text:p>
          </table:table-cell>
          <table:table-cell office:value-type="string" calcext:value-type="string">
            <text:p>https://api.github.com/repos/stripe/stripe-android</text:p>
          </table:table-cell>
          <table:table-cell table:formula="of:=REPLACE([.B1176]; 1; 29; &quot;&quot;)" office:value-type="string" office:string-value="stripe/stripe-android" calcext:value-type="string">
            <text:p>stripe/stripe-android</text:p>
          </table:table-cell>
        </table:table-row>
        <table:table-row table:style-name="ro1">
          <table:table-cell office:value-type="float" office:value="3172620" calcext:value-type="float">
            <text:p>3172620</text:p>
          </table:table-cell>
          <table:table-cell office:value-type="string" calcext:value-type="string">
            <text:p>https://api.github.com/repos/mizdebsk/xmvn</text:p>
          </table:table-cell>
          <table:table-cell table:formula="of:=REPLACE([.B1177]; 1; 29; &quot;&quot;)" office:value-type="string" office:string-value="mizdebsk/xmvn" calcext:value-type="string">
            <text:p>mizdebsk/xmvn</text:p>
          </table:table-cell>
        </table:table-row>
        <table:table-row table:style-name="ro1">
          <table:table-cell office:value-type="float" office:value="3173796" calcext:value-type="float">
            <text:p>3173796</text:p>
          </table:table-cell>
          <table:table-cell office:value-type="string" calcext:value-type="string">
            <text:p>https://api.github.com/repos/eXist-db/exist</text:p>
          </table:table-cell>
          <table:table-cell table:formula="of:=REPLACE([.B1178]; 1; 29; &quot;&quot;)" office:value-type="string" office:string-value="eXist-db/exist" calcext:value-type="string">
            <text:p>eXist-db/exist</text:p>
          </table:table-cell>
        </table:table-row>
        <table:table-row table:style-name="ro1">
          <table:table-cell office:value-type="float" office:value="3175686" calcext:value-type="float">
            <text:p>3175686</text:p>
          </table:table-cell>
          <table:table-cell office:value-type="string" calcext:value-type="string">
            <text:p>https://api.github.com/repos/rSmart/kuali_rice</text:p>
          </table:table-cell>
          <table:table-cell table:formula="of:=REPLACE([.B1179]; 1; 29; &quot;&quot;)" office:value-type="string" office:string-value="rSmart/kuali_rice" calcext:value-type="string">
            <text:p>rSmart/kuali_rice</text:p>
          </table:table-cell>
        </table:table-row>
        <table:table-row table:style-name="ro1">
          <table:table-cell office:value-type="float" office:value="3202225" calcext:value-type="float">
            <text:p>3202225</text:p>
          </table:table-cell>
          <table:table-cell office:value-type="string" calcext:value-type="string">
            <text:p>https://api.github.com/repos/LWJGL/lwjgl3-generated</text:p>
          </table:table-cell>
          <table:table-cell table:formula="of:=REPLACE([.B1180]; 1; 29; &quot;&quot;)" office:value-type="string" office:string-value="LWJGL/lwjgl3-generated" calcext:value-type="string">
            <text:p>LWJGL/lwjgl3-generated</text:p>
          </table:table-cell>
        </table:table-row>
        <table:table-row table:style-name="ro1">
          <table:table-cell office:value-type="float" office:value="3207342" calcext:value-type="float">
            <text:p>3207342</text:p>
          </table:table-cell>
          <table:table-cell office:value-type="string" calcext:value-type="string">
            <text:p>https://api.github.com/repos/buschmais/jqassistant</text:p>
          </table:table-cell>
          <table:table-cell table:formula="of:=REPLACE([.B1181]; 1; 29; &quot;&quot;)" office:value-type="string" office:string-value="buschmais/jqassistant" calcext:value-type="string">
            <text:p>buschmais/jqassistant</text:p>
          </table:table-cell>
        </table:table-row>
        <table:table-row table:style-name="ro1">
          <table:table-cell office:value-type="float" office:value="3212469" calcext:value-type="float">
            <text:p>3212469</text:p>
          </table:table-cell>
          <table:table-cell office:value-type="string" calcext:value-type="string">
            <text:p>https://api.github.com/repos/droolsjbpm/jbpm-form-modeler</text:p>
          </table:table-cell>
          <table:table-cell table:formula="of:=REPLACE([.B1182]; 1; 29; &quot;&quot;)" office:value-type="string" office:string-value="droolsjbpm/jbpm-form-modeler" calcext:value-type="string">
            <text:p>droolsjbpm/jbpm-form-modeler</text:p>
          </table:table-cell>
        </table:table-row>
        <table:table-row table:style-name="ro1">
          <table:table-cell office:value-type="float" office:value="3216686" calcext:value-type="float">
            <text:p>3216686</text:p>
          </table:table-cell>
          <table:table-cell office:value-type="string" calcext:value-type="string">
            <text:p>https://api.github.com/repos/rackerlabs/repose</text:p>
          </table:table-cell>
          <table:table-cell table:formula="of:=REPLACE([.B1183]; 1; 29; &quot;&quot;)" office:value-type="string" office:string-value="rackerlabs/repose" calcext:value-type="string">
            <text:p>rackerlabs/repose</text:p>
          </table:table-cell>
        </table:table-row>
        <table:table-row table:style-name="ro1">
          <table:table-cell office:value-type="float" office:value="3232150" calcext:value-type="float">
            <text:p>3232150</text:p>
          </table:table-cell>
          <table:table-cell office:value-type="string" calcext:value-type="string">
            <text:p>https://api.github.com/repos/frostwire/frostwire-common</text:p>
          </table:table-cell>
          <table:table-cell table:formula="of:=REPLACE([.B1184]; 1; 29; &quot;&quot;)" office:value-type="string" office:string-value="frostwire/frostwire-common" calcext:value-type="string">
            <text:p>frostwire/frostwire-common</text:p>
          </table:table-cell>
        </table:table-row>
        <table:table-row table:style-name="ro1">
          <table:table-cell office:value-type="float" office:value="3235578" calcext:value-type="float">
            <text:p>3235578</text:p>
          </table:table-cell>
          <table:table-cell office:value-type="string" calcext:value-type="string">
            <text:p>https://api.github.com/repos/orbisgis/h2gis</text:p>
          </table:table-cell>
          <table:table-cell table:formula="of:=REPLACE([.B1185]; 1; 29; &quot;&quot;)" office:value-type="string" office:string-value="orbisgis/h2gis" calcext:value-type="string">
            <text:p>orbisgis/h2gis</text:p>
          </table:table-cell>
        </table:table-row>
        <table:table-row table:style-name="ro1">
          <table:table-cell office:value-type="float" office:value="3236008" calcext:value-type="float">
            <text:p>3236008</text:p>
          </table:table-cell>
          <table:table-cell office:value-type="string" calcext:value-type="string">
            <text:p>https://api.github.com/repos/Prototik/HoloEverywhere</text:p>
          </table:table-cell>
          <table:table-cell table:formula="of:=REPLACE([.B1186]; 1; 29; &quot;&quot;)" office:value-type="string" office:string-value="Prototik/HoloEverywhere" calcext:value-type="string">
            <text:p>Prototik/HoloEverywhere</text:p>
          </table:table-cell>
        </table:table-row>
        <table:table-row table:style-name="ro1">
          <table:table-cell office:value-type="float" office:value="3242732" calcext:value-type="float">
            <text:p>3242732</text:p>
          </table:table-cell>
          <table:table-cell office:value-type="string" calcext:value-type="string">
            <text:p>https://api.github.com/repos/amplab/tachyon</text:p>
          </table:table-cell>
          <table:table-cell table:formula="of:=REPLACE([.B1187]; 1; 29; &quot;&quot;)" office:value-type="string" office:string-value="amplab/tachyon" calcext:value-type="string">
            <text:p>amplab/tachyon</text:p>
          </table:table-cell>
        </table:table-row>
        <table:table-row table:style-name="ro1">
          <table:table-cell office:value-type="float" office:value="3249707" calcext:value-type="float">
            <text:p>3249707</text:p>
          </table:table-cell>
          <table:table-cell office:value-type="string" calcext:value-type="string">
            <text:p>https://api.github.com/repos/openmrs/openmrs-distro-referenceapplication</text:p>
          </table:table-cell>
          <table:table-cell table:formula="of:=REPLACE([.B1188]; 1; 29; &quot;&quot;)" office:value-type="string" office:string-value="openmrs/openmrs-distro-referenceapplication" calcext:value-type="string">
            <text:p>openmrs/openmrs-distro-referenceapplication</text:p>
          </table:table-cell>
        </table:table-row>
        <table:table-row table:style-name="ro1">
          <table:table-cell office:value-type="float" office:value="3265286" calcext:value-type="float">
            <text:p>3265286</text:p>
          </table:table-cell>
          <table:table-cell office:value-type="string" calcext:value-type="string">
            <text:p>https://api.github.com/repos/Haehnchen/idea-php-symfony2-plugin</text:p>
          </table:table-cell>
          <table:table-cell table:formula="of:=REPLACE([.B1189]; 1; 29; &quot;&quot;)" office:value-type="string" office:string-value="Haehnchen/idea-php-symfony2-plugin" calcext:value-type="string">
            <text:p>Haehnchen/idea-php-symfony2-plugin</text:p>
          </table:table-cell>
        </table:table-row>
        <table:table-row table:style-name="ro1">
          <table:table-cell office:value-type="float" office:value="3280736" calcext:value-type="float">
            <text:p>3280736</text:p>
          </table:table-cell>
          <table:table-cell office:value-type="string" calcext:value-type="string">
            <text:p>https://api.github.com/repos/ios-driver/ios-driver</text:p>
          </table:table-cell>
          <table:table-cell table:formula="of:=REPLACE([.B1190]; 1; 29; &quot;&quot;)" office:value-type="string" office:string-value="ios-driver/ios-driver" calcext:value-type="string">
            <text:p>ios-driver/ios-driver</text:p>
          </table:table-cell>
        </table:table-row>
        <table:table-row table:style-name="ro1">
          <table:table-cell office:value-type="float" office:value="3281281" calcext:value-type="float">
            <text:p>3281281</text:p>
          </table:table-cell>
          <table:table-cell office:value-type="string" calcext:value-type="string">
            <text:p>https://api.github.com/repos/wildfly/wildfly</text:p>
          </table:table-cell>
          <table:table-cell table:formula="of:=REPLACE([.B1191]; 1; 29; &quot;&quot;)" office:value-type="string" office:string-value="wildfly/wildfly" calcext:value-type="string">
            <text:p>wildfly/wildfly</text:p>
          </table:table-cell>
        </table:table-row>
        <table:table-row table:style-name="ro1">
          <table:table-cell office:value-type="float" office:value="3283201" calcext:value-type="float">
            <text:p>3283201</text:p>
          </table:table-cell>
          <table:table-cell office:value-type="string" calcext:value-type="string">
            <text:p>https://api.github.com/repos/YAMJ/yamj-v3</text:p>
          </table:table-cell>
          <table:table-cell table:formula="of:=REPLACE([.B1192]; 1; 29; &quot;&quot;)" office:value-type="string" office:string-value="YAMJ/yamj-v3" calcext:value-type="string">
            <text:p>YAMJ/yamj-v3</text:p>
          </table:table-cell>
        </table:table-row>
        <table:table-row table:style-name="ro1">
          <table:table-cell office:value-type="float" office:value="3285289" calcext:value-type="float">
            <text:p>3285289</text:p>
          </table:table-cell>
          <table:table-cell office:value-type="string" calcext:value-type="string">
            <text:p>https://api.github.com/repos/clulab/processors</text:p>
          </table:table-cell>
          <table:table-cell table:formula="of:=REPLACE([.B1193]; 1; 29; &quot;&quot;)" office:value-type="string" office:string-value="clulab/processors" calcext:value-type="string">
            <text:p>clulab/processors</text:p>
          </table:table-cell>
        </table:table-row>
        <table:table-row table:style-name="ro1">
          <table:table-cell office:value-type="float" office:value="3297251" calcext:value-type="float">
            <text:p>3297251</text:p>
          </table:table-cell>
          <table:table-cell office:value-type="string" calcext:value-type="string">
            <text:p>https://api.github.com/repos/Parabot/Parabot</text:p>
          </table:table-cell>
          <table:table-cell table:formula="of:=REPLACE([.B1194]; 1; 29; &quot;&quot;)" office:value-type="string" office:string-value="Parabot/Parabot" calcext:value-type="string">
            <text:p>Parabot/Parabot</text:p>
          </table:table-cell>
        </table:table-row>
        <table:table-row table:style-name="ro1">
          <table:table-cell office:value-type="float" office:value="3300396" calcext:value-type="float">
            <text:p>3300396</text:p>
          </table:table-cell>
          <table:table-cell office:value-type="string" calcext:value-type="string">
            <text:p>https://api.github.com/repos/dCache/dcache</text:p>
          </table:table-cell>
          <table:table-cell table:formula="of:=REPLACE([.B1195]; 1; 29; &quot;&quot;)" office:value-type="string" office:string-value="dCache/dcache" calcext:value-type="string">
            <text:p>dCache/dcache</text:p>
          </table:table-cell>
        </table:table-row>
        <table:table-row table:style-name="ro1">
          <table:table-cell office:value-type="float" office:value="3307337" calcext:value-type="float">
            <text:p>3307337</text:p>
          </table:table-cell>
          <table:table-cell office:value-type="string" calcext:value-type="string">
            <text:p>https://api.github.com/repos/calrissian/accumulo-recipes</text:p>
          </table:table-cell>
          <table:table-cell table:formula="of:=REPLACE([.B1196]; 1; 29; &quot;&quot;)" office:value-type="string" office:string-value="calrissian/accumulo-recipes" calcext:value-type="string">
            <text:p>calrissian/accumulo-recipes</text:p>
          </table:table-cell>
        </table:table-row>
        <table:table-row table:style-name="ro1">
          <table:table-cell office:value-type="float" office:value="3314201" calcext:value-type="float">
            <text:p>3314201</text:p>
          </table:table-cell>
          <table:table-cell office:value-type="string" calcext:value-type="string">
            <text:p>https://api.github.com/repos/QuantumBadger/RedReader</text:p>
          </table:table-cell>
          <table:table-cell table:formula="of:=REPLACE([.B1197]; 1; 29; &quot;&quot;)" office:value-type="string" office:string-value="QuantumBadger/RedReader" calcext:value-type="string">
            <text:p>QuantumBadger/RedReader</text:p>
          </table:table-cell>
        </table:table-row>
        <table:table-row table:style-name="ro1">
          <table:table-cell office:value-type="float" office:value="3318537" calcext:value-type="float">
            <text:p>3318537</text:p>
          </table:table-cell>
          <table:table-cell office:value-type="string" calcext:value-type="string">
            <text:p>https://api.github.com/repos/OpenNMS/opennms</text:p>
          </table:table-cell>
          <table:table-cell table:formula="of:=REPLACE([.B1198]; 1; 29; &quot;&quot;)" office:value-type="string" office:string-value="OpenNMS/opennms" calcext:value-type="string">
            <text:p>OpenNMS/opennms</text:p>
          </table:table-cell>
        </table:table-row>
        <table:table-row table:style-name="ro1">
          <table:table-cell office:value-type="float" office:value="3345379" calcext:value-type="float">
            <text:p>3345379</text:p>
          </table:table-cell>
          <table:table-cell office:value-type="string" calcext:value-type="string">
            <text:p>https://api.github.com/repos/AOKP/external_jbirdvegas_mGerrit</text:p>
          </table:table-cell>
          <table:table-cell table:formula="of:=REPLACE([.B1199]; 1; 29; &quot;&quot;)" office:value-type="string" office:string-value="AOKP/external_jbirdvegas_mGerrit" calcext:value-type="string">
            <text:p>AOKP/external_jbirdvegas_mGerrit</text:p>
          </table:table-cell>
        </table:table-row>
        <table:table-row table:style-name="ro1">
          <table:table-cell office:value-type="float" office:value="3345618" calcext:value-type="float">
            <text:p>3345618</text:p>
          </table:table-cell>
          <table:table-cell office:value-type="string" calcext:value-type="string">
            <text:p>https://api.github.com/repos/haveric/RecipeManager2</text:p>
          </table:table-cell>
          <table:table-cell table:formula="of:=REPLACE([.B1200]; 1; 29; &quot;&quot;)" office:value-type="string" office:string-value="haveric/RecipeManager2" calcext:value-type="string">
            <text:p>haveric/RecipeManager2</text:p>
          </table:table-cell>
        </table:table-row>
        <table:table-row table:style-name="ro1">
          <table:table-cell office:value-type="float" office:value="3353349" calcext:value-type="float">
            <text:p>3353349</text:p>
          </table:table-cell>
          <table:table-cell office:value-type="string" calcext:value-type="string">
            <text:p>https://api.github.com/repos/apache/syncope</text:p>
          </table:table-cell>
          <table:table-cell table:formula="of:=REPLACE([.B1201]; 1; 29; &quot;&quot;)" office:value-type="string" office:string-value="apache/syncope" calcext:value-type="string">
            <text:p>apache/syncope</text:p>
          </table:table-cell>
        </table:table-row>
        <table:table-row table:style-name="ro1">
          <table:table-cell office:value-type="float" office:value="3360755" calcext:value-type="float">
            <text:p>3360755</text:p>
          </table:table-cell>
          <table:table-cell office:value-type="string" calcext:value-type="string">
            <text:p>https://api.github.com/repos/Tanaguru/Tanaguru</text:p>
          </table:table-cell>
          <table:table-cell table:formula="of:=REPLACE([.B1202]; 1; 29; &quot;&quot;)" office:value-type="string" office:string-value="Tanaguru/Tanaguru" calcext:value-type="string">
            <text:p>Tanaguru/Tanaguru</text:p>
          </table:table-cell>
        </table:table-row>
        <table:table-row table:style-name="ro1">
          <table:table-cell office:value-type="float" office:value="3370320" calcext:value-type="float">
            <text:p>3370320</text:p>
          </table:table-cell>
          <table:table-cell office:value-type="string" calcext:value-type="string">
            <text:p>https://api.github.com/repos/hyunsik/incubator-tajo</text:p>
          </table:table-cell>
          <table:table-cell table:formula="of:=REPLACE([.B1203]; 1; 29; &quot;&quot;)" office:value-type="string" office:string-value="hyunsik/incubator-tajo" calcext:value-type="string">
            <text:p>hyunsik/incubator-tajo</text:p>
          </table:table-cell>
        </table:table-row>
        <table:table-row table:style-name="ro1">
          <table:table-cell office:value-type="float" office:value="3371823" calcext:value-type="float">
            <text:p>3371823</text:p>
          </table:table-cell>
          <table:table-cell office:value-type="string" calcext:value-type="string">
            <text:p>https://api.github.com/repos/IndustrialScienceTeam/Industrialscience</text:p>
          </table:table-cell>
          <table:table-cell table:formula="of:=REPLACE([.B1204]; 1; 29; &quot;&quot;)" office:value-type="string" office:string-value="IndustrialScienceTeam/Industrialscience" calcext:value-type="string">
            <text:p>IndustrialScienceTeam/Industrialscience</text:p>
          </table:table-cell>
        </table:table-row>
        <table:table-row table:style-name="ro1">
          <table:table-cell office:value-type="float" office:value="3381195" calcext:value-type="float">
            <text:p>3381195</text:p>
          </table:table-cell>
          <table:table-cell office:value-type="string" calcext:value-type="string">
            <text:p>https://api.github.com/repos/hal/core</text:p>
          </table:table-cell>
          <table:table-cell table:formula="of:=REPLACE([.B1205]; 1; 29; &quot;&quot;)" office:value-type="string" office:string-value="hal/core" calcext:value-type="string">
            <text:p>hal/core</text:p>
          </table:table-cell>
        </table:table-row>
        <table:table-row table:style-name="ro1">
          <table:table-cell office:value-type="float" office:value="3381711" calcext:value-type="float">
            <text:p>3381711</text:p>
          </table:table-cell>
          <table:table-cell office:value-type="string" calcext:value-type="string">
            <text:p>https://api.github.com/repos/openmrs/openmrs-module-emrapi</text:p>
          </table:table-cell>
          <table:table-cell table:formula="of:=REPLACE([.B1206]; 1; 29; &quot;&quot;)" office:value-type="string" office:string-value="openmrs/openmrs-module-emrapi" calcext:value-type="string">
            <text:p>openmrs/openmrs-module-emrapi</text:p>
          </table:table-cell>
        </table:table-row>
        <table:table-row table:style-name="ro1">
          <table:table-cell office:value-type="float" office:value="3392659" calcext:value-type="float">
            <text:p>3392659</text:p>
          </table:table-cell>
          <table:table-cell office:value-type="string" calcext:value-type="string">
            <text:p>https://api.github.com/repos/intel-cloud/cosbench</text:p>
          </table:table-cell>
          <table:table-cell table:formula="of:=REPLACE([.B1207]; 1; 29; &quot;&quot;)" office:value-type="string" office:string-value="intel-cloud/cosbench" calcext:value-type="string">
            <text:p>intel-cloud/cosbench</text:p>
          </table:table-cell>
        </table:table-row>
        <table:table-row table:style-name="ro1">
          <table:table-cell office:value-type="float" office:value="3394187" calcext:value-type="float">
            <text:p>3394187</text:p>
          </table:table-cell>
          <table:table-cell office:value-type="string" calcext:value-type="string">
            <text:p>https://api.github.com/repos/mapstruct/mapstruct</text:p>
          </table:table-cell>
          <table:table-cell table:formula="of:=REPLACE([.B1208]; 1; 29; &quot;&quot;)" office:value-type="string" office:string-value="mapstruct/mapstruct" calcext:value-type="string">
            <text:p>mapstruct/mapstruct</text:p>
          </table:table-cell>
        </table:table-row>
        <table:table-row table:style-name="ro1">
          <table:table-cell office:value-type="float" office:value="3403936" calcext:value-type="float">
            <text:p>3403936</text:p>
          </table:table-cell>
          <table:table-cell office:value-type="string" calcext:value-type="string">
            <text:p>https://api.github.com/repos/eclipse/objectteams</text:p>
          </table:table-cell>
          <table:table-cell table:formula="of:=REPLACE([.B1209]; 1; 29; &quot;&quot;)" office:value-type="string" office:string-value="eclipse/objectteams" calcext:value-type="string">
            <text:p>eclipse/objectteams</text:p>
          </table:table-cell>
        </table:table-row>
        <table:table-row table:style-name="ro1">
          <table:table-cell office:value-type="float" office:value="3406875" calcext:value-type="float">
            <text:p>3406875</text:p>
          </table:table-cell>
          <table:table-cell office:value-type="string" calcext:value-type="string">
            <text:p>https://api.github.com/repos/facebook/buck</text:p>
          </table:table-cell>
          <table:table-cell table:formula="of:=REPLACE([.B1210]; 1; 29; &quot;&quot;)" office:value-type="string" office:string-value="facebook/buck" calcext:value-type="string">
            <text:p>facebook/buck</text:p>
          </table:table-cell>
        </table:table-row>
        <table:table-row table:style-name="ro1">
          <table:table-cell office:value-type="float" office:value="3414374" calcext:value-type="float">
            <text:p>3414374</text:p>
          </table:table-cell>
          <table:table-cell office:value-type="string" calcext:value-type="string">
            <text:p>https://api.github.com/repos/gwtproject/gwt</text:p>
          </table:table-cell>
          <table:table-cell table:formula="of:=REPLACE([.B1211]; 1; 29; &quot;&quot;)" office:value-type="string" office:string-value="gwtproject/gwt" calcext:value-type="string">
            <text:p>gwtproject/gwt</text:p>
          </table:table-cell>
        </table:table-row>
        <table:table-row table:style-name="ro1">
          <table:table-cell office:value-type="float" office:value="3418751" calcext:value-type="float">
            <text:p>3418751</text:p>
          </table:table-cell>
          <table:table-cell office:value-type="string" calcext:value-type="string">
            <text:p>https://api.github.com/repos/jpatanooga/Metronome</text:p>
          </table:table-cell>
          <table:table-cell table:formula="of:=REPLACE([.B1212]; 1; 29; &quot;&quot;)" office:value-type="string" office:string-value="jpatanooga/Metronome" calcext:value-type="string">
            <text:p>jpatanooga/Metronome</text:p>
          </table:table-cell>
        </table:table-row>
        <table:table-row table:style-name="ro1">
          <table:table-cell office:value-type="float" office:value="3426666" calcext:value-type="float">
            <text:p>3426666</text:p>
          </table:table-cell>
          <table:table-cell office:value-type="string" calcext:value-type="string">
            <text:p>https://api.github.com/repos/processing/processing-android</text:p>
          </table:table-cell>
          <table:table-cell table:formula="of:=REPLACE([.B1213]; 1; 29; &quot;&quot;)" office:value-type="string" office:string-value="processing/processing-android" calcext:value-type="string">
            <text:p>processing/processing-android</text:p>
          </table:table-cell>
        </table:table-row>
        <table:table-row table:style-name="ro1">
          <table:table-cell office:value-type="float" office:value="3442365" calcext:value-type="float">
            <text:p>3442365</text:p>
          </table:table-cell>
          <table:table-cell office:value-type="string" calcext:value-type="string">
            <text:p>https://api.github.com/repos/ebean-orm/avaje-ebeanorm</text:p>
          </table:table-cell>
          <table:table-cell table:formula="of:=REPLACE([.B1214]; 1; 29; &quot;&quot;)" office:value-type="string" office:string-value="ebean-orm/avaje-ebeanorm" calcext:value-type="string">
            <text:p>ebean-orm/avaje-ebeanorm</text:p>
          </table:table-cell>
        </table:table-row>
        <table:table-row table:style-name="ro1">
          <table:table-cell office:value-type="float" office:value="3447003" calcext:value-type="float">
            <text:p>3447003</text:p>
          </table:table-cell>
          <table:table-cell office:value-type="string" calcext:value-type="string">
            <text:p>https://api.github.com/repos/jbailey2010/FFR</text:p>
          </table:table-cell>
          <table:table-cell table:formula="of:=REPLACE([.B1215]; 1; 29; &quot;&quot;)" office:value-type="string" office:string-value="jbailey2010/FFR" calcext:value-type="string">
            <text:p>jbailey2010/FFR</text:p>
          </table:table-cell>
        </table:table-row>
        <table:table-row table:style-name="ro1">
          <table:table-cell office:value-type="float" office:value="3449756" calcext:value-type="float">
            <text:p>3449756</text:p>
          </table:table-cell>
          <table:table-cell office:value-type="string" calcext:value-type="string">
            <text:p>https://api.github.com/repos/pmlopes/yoke</text:p>
          </table:table-cell>
          <table:table-cell table:formula="of:=REPLACE([.B1216]; 1; 29; &quot;&quot;)" office:value-type="string" office:string-value="pmlopes/yoke" calcext:value-type="string">
            <text:p>pmlopes/yoke</text:p>
          </table:table-cell>
        </table:table-row>
        <table:table-row table:style-name="ro1">
          <table:table-cell office:value-type="float" office:value="3450320" calcext:value-type="float">
            <text:p>3450320</text:p>
          </table:table-cell>
          <table:table-cell office:value-type="string" calcext:value-type="string">
            <text:p>https://api.github.com/repos/integrity-tf/integrity</text:p>
          </table:table-cell>
          <table:table-cell table:formula="of:=REPLACE([.B1217]; 1; 29; &quot;&quot;)" office:value-type="string" office:string-value="integrity-tf/integrity" calcext:value-type="string">
            <text:p>integrity-tf/integrity</text:p>
          </table:table-cell>
        </table:table-row>
        <table:table-row table:style-name="ro1">
          <table:table-cell office:value-type="float" office:value="3451247" calcext:value-type="float">
            <text:p>3451247</text:p>
          </table:table-cell>
          <table:table-cell office:value-type="string" calcext:value-type="string">
            <text:p>https://api.github.com/repos/DavidWhitlock/PortlandStateJava</text:p>
          </table:table-cell>
          <table:table-cell table:formula="of:=REPLACE([.B1218]; 1; 29; &quot;&quot;)" office:value-type="string" office:string-value="DavidWhitlock/PortlandStateJava" calcext:value-type="string">
            <text:p>DavidWhitlock/PortlandStateJava</text:p>
          </table:table-cell>
        </table:table-row>
        <table:table-row table:style-name="ro1">
          <table:table-cell office:value-type="float" office:value="3451265" calcext:value-type="float">
            <text:p>3451265</text:p>
          </table:table-cell>
          <table:table-cell office:value-type="string" calcext:value-type="string">
            <text:p>https://api.github.com/repos/cnaude/PurpleIRC</text:p>
          </table:table-cell>
          <table:table-cell table:formula="of:=REPLACE([.B1219]; 1; 29; &quot;&quot;)" office:value-type="string" office:string-value="cnaude/PurpleIRC" calcext:value-type="string">
            <text:p>cnaude/PurpleIRC</text:p>
          </table:table-cell>
        </table:table-row>
        <table:table-row table:style-name="ro1">
          <table:table-cell office:value-type="float" office:value="3451512" calcext:value-type="float">
            <text:p>3451512</text:p>
          </table:table-cell>
          <table:table-cell office:value-type="string" calcext:value-type="string">
            <text:p>https://api.github.com/repos/monkeylyf/interviewjam</text:p>
          </table:table-cell>
          <table:table-cell table:formula="of:=REPLACE([.B1220]; 1; 29; &quot;&quot;)" office:value-type="string" office:string-value="monkeylyf/interviewjam" calcext:value-type="string">
            <text:p>monkeylyf/interviewjam</text:p>
          </table:table-cell>
        </table:table-row>
        <table:table-row table:style-name="ro1">
          <table:table-cell office:value-type="float" office:value="3451769" calcext:value-type="float">
            <text:p>3451769</text:p>
          </table:table-cell>
          <table:table-cell office:value-type="string" calcext:value-type="string">
            <text:p>https://api.github.com/repos/dozedoff/similarImage</text:p>
          </table:table-cell>
          <table:table-cell table:formula="of:=REPLACE([.B1221]; 1; 29; &quot;&quot;)" office:value-type="string" office:string-value="dozedoff/similarImage" calcext:value-type="string">
            <text:p>dozedoff/similarImage</text:p>
          </table:table-cell>
        </table:table-row>
        <table:table-row table:style-name="ro1">
          <table:table-cell office:value-type="float" office:value="3452180" calcext:value-type="float">
            <text:p>3452180</text:p>
          </table:table-cell>
          <table:table-cell office:value-type="string" calcext:value-type="string">
            <text:p>https://api.github.com/repos/gallandarakhneorg/afc</text:p>
          </table:table-cell>
          <table:table-cell table:formula="of:=REPLACE([.B1222]; 1; 29; &quot;&quot;)" office:value-type="string" office:string-value="gallandarakhneorg/afc" calcext:value-type="string">
            <text:p>gallandarakhneorg/afc</text:p>
          </table:table-cell>
        </table:table-row>
        <table:table-row table:style-name="ro1">
          <table:table-cell office:value-type="float" office:value="3452914" calcext:value-type="float">
            <text:p>3452914</text:p>
          </table:table-cell>
          <table:table-cell office:value-type="string" calcext:value-type="string">
            <text:p>https://api.github.com/repos/sharetask/sharetask</text:p>
          </table:table-cell>
          <table:table-cell table:formula="of:=REPLACE([.B1223]; 1; 29; &quot;&quot;)" office:value-type="string" office:string-value="sharetask/sharetask" calcext:value-type="string">
            <text:p>sharetask/sharetask</text:p>
          </table:table-cell>
        </table:table-row>
        <table:table-row table:style-name="ro1">
          <table:table-cell office:value-type="float" office:value="3457233" calcext:value-type="float">
            <text:p>3457233</text:p>
          </table:table-cell>
          <table:table-cell office:value-type="string" calcext:value-type="string">
            <text:p>https://api.github.com/repos/gnuton/Playground</text:p>
          </table:table-cell>
          <table:table-cell table:formula="of:=REPLACE([.B1224]; 1; 29; &quot;&quot;)" office:value-type="string" office:string-value="gnuton/Playground" calcext:value-type="string">
            <text:p>gnuton/Playground</text:p>
          </table:table-cell>
        </table:table-row>
        <table:table-row table:style-name="ro1">
          <table:table-cell office:value-type="float" office:value="3458302" calcext:value-type="float">
            <text:p>3458302</text:p>
          </table:table-cell>
          <table:table-cell office:value-type="string" calcext:value-type="string">
            <text:p>https://api.github.com/repos/saschaiseli/opentrainingcenter</text:p>
          </table:table-cell>
          <table:table-cell table:formula="of:=REPLACE([.B1225]; 1; 29; &quot;&quot;)" office:value-type="string" office:string-value="saschaiseli/opentrainingcenter" calcext:value-type="string">
            <text:p>saschaiseli/opentrainingcenter</text:p>
          </table:table-cell>
        </table:table-row>
        <table:table-row table:style-name="ro1">
          <table:table-cell office:value-type="float" office:value="3458713" calcext:value-type="float">
            <text:p>3458713</text:p>
          </table:table-cell>
          <table:table-cell office:value-type="string" calcext:value-type="string">
            <text:p>https://api.github.com/repos/adempiere/adempiere</text:p>
          </table:table-cell>
          <table:table-cell table:formula="of:=REPLACE([.B1226]; 1; 29; &quot;&quot;)" office:value-type="string" office:string-value="adempiere/adempiere" calcext:value-type="string">
            <text:p>adempiere/adempiere</text:p>
          </table:table-cell>
        </table:table-row>
        <table:table-row table:style-name="ro1">
          <table:table-cell office:value-type="float" office:value="3463486" calcext:value-type="float">
            <text:p>3463486</text:p>
          </table:table-cell>
          <table:table-cell office:value-type="string" calcext:value-type="string">
            <text:p>https://api.github.com/repos/NightKosh/Gravestone-mod-Graves</text:p>
          </table:table-cell>
          <table:table-cell table:formula="of:=REPLACE([.B1227]; 1; 29; &quot;&quot;)" office:value-type="string" office:string-value="NightKosh/Gravestone-mod-Graves" calcext:value-type="string">
            <text:p>NightKosh/Gravestone-mod-Graves</text:p>
          </table:table-cell>
        </table:table-row>
        <table:table-row table:style-name="ro1">
          <table:table-cell office:value-type="float" office:value="3465482" calcext:value-type="float">
            <text:p>3465482</text:p>
          </table:table-cell>
          <table:table-cell office:value-type="string" calcext:value-type="string">
            <text:p>https://api.github.com/repos/xdc0209/java-code</text:p>
          </table:table-cell>
          <table:table-cell table:formula="of:=REPLACE([.B1228]; 1; 29; &quot;&quot;)" office:value-type="string" office:string-value="xdc0209/java-code" calcext:value-type="string">
            <text:p>xdc0209/java-code</text:p>
          </table:table-cell>
        </table:table-row>
        <table:table-row table:style-name="ro1">
          <table:table-cell office:value-type="float" office:value="3468238" calcext:value-type="float">
            <text:p>3468238</text:p>
          </table:table-cell>
          <table:table-cell office:value-type="string" calcext:value-type="string">
            <text:p>https://api.github.com/repos/jitsi/jitsi</text:p>
          </table:table-cell>
          <table:table-cell table:formula="of:=REPLACE([.B1229]; 1; 29; &quot;&quot;)" office:value-type="string" office:string-value="jitsi/jitsi" calcext:value-type="string">
            <text:p>jitsi/jitsi</text:p>
          </table:table-cell>
        </table:table-row>
        <table:table-row table:style-name="ro1">
          <table:table-cell office:value-type="float" office:value="3469730" calcext:value-type="float">
            <text:p>3469730</text:p>
          </table:table-cell>
          <table:table-cell office:value-type="string" calcext:value-type="string">
            <text:p>https://api.github.com/repos/kornicameister/SpringAtom</text:p>
          </table:table-cell>
          <table:table-cell table:formula="of:=REPLACE([.B1230]; 1; 29; &quot;&quot;)" office:value-type="string" office:string-value="kornicameister/SpringAtom" calcext:value-type="string">
            <text:p>kornicameister/SpringAtom</text:p>
          </table:table-cell>
        </table:table-row>
        <table:table-row table:style-name="ro1">
          <table:table-cell office:value-type="float" office:value="3471754" calcext:value-type="float">
            <text:p>3471754</text:p>
          </table:table-cell>
          <table:table-cell office:value-type="string" calcext:value-type="string">
            <text:p>https://api.github.com/repos/thymeleaf/thymeleaf-tests</text:p>
          </table:table-cell>
          <table:table-cell table:formula="of:=REPLACE([.B1231]; 1; 29; &quot;&quot;)" office:value-type="string" office:string-value="thymeleaf/thymeleaf-tests" calcext:value-type="string">
            <text:p>thymeleaf/thymeleaf-tests</text:p>
          </table:table-cell>
        </table:table-row>
        <table:table-row table:style-name="ro1">
          <table:table-cell office:value-type="float" office:value="3472217" calcext:value-type="float">
            <text:p>3472217</text:p>
          </table:table-cell>
          <table:table-cell office:value-type="string" calcext:value-type="string">
            <text:p>https://api.github.com/repos/ReikaKalseki/DragonAPI</text:p>
          </table:table-cell>
          <table:table-cell table:formula="of:=REPLACE([.B1232]; 1; 29; &quot;&quot;)" office:value-type="string" office:string-value="ReikaKalseki/DragonAPI" calcext:value-type="string">
            <text:p>ReikaKalseki/DragonAPI</text:p>
          </table:table-cell>
        </table:table-row>
        <table:table-row table:style-name="ro1">
          <table:table-cell office:value-type="float" office:value="3472712" calcext:value-type="float">
            <text:p>3472712</text:p>
          </table:table-cell>
          <table:table-cell office:value-type="string" calcext:value-type="string">
            <text:p>https://api.github.com/repos/rhsu/Board</text:p>
          </table:table-cell>
          <table:table-cell table:formula="of:=REPLACE([.B1233]; 1; 29; &quot;&quot;)" office:value-type="string" office:string-value="rhsu/Board" calcext:value-type="string">
            <text:p>rhsu/Board</text:p>
          </table:table-cell>
        </table:table-row>
        <table:table-row table:style-name="ro1">
          <table:table-cell office:value-type="float" office:value="3477976" calcext:value-type="float">
            <text:p>3477976</text:p>
          </table:table-cell>
          <table:table-cell office:value-type="string" calcext:value-type="string">
            <text:p>https://api.github.com/repos/arx-deidentifier/arx</text:p>
          </table:table-cell>
          <table:table-cell table:formula="of:=REPLACE([.B1234]; 1; 29; &quot;&quot;)" office:value-type="string" office:string-value="arx-deidentifier/arx" calcext:value-type="string">
            <text:p>arx-deidentifier/arx</text:p>
          </table:table-cell>
        </table:table-row>
        <table:table-row table:style-name="ro1">
          <table:table-cell office:value-type="float" office:value="3478841" calcext:value-type="float">
            <text:p>3478841</text:p>
          </table:table-cell>
          <table:table-cell office:value-type="string" calcext:value-type="string">
            <text:p>https://api.github.com/repos/BSI-Business-Systems-Integration-AG/org.eclipsescout.demo</text:p>
          </table:table-cell>
          <table:table-cell table:formula="of:=REPLACE([.B1235]; 1; 29; &quot;&quot;)" office:value-type="string" office:string-value="BSI-Business-Systems-Integration-AG/org.eclipsescout.demo" calcext:value-type="string">
            <text:p>BSI-Business-Systems-Integration-AG/org.eclipsescout.demo</text:p>
          </table:table-cell>
        </table:table-row>
        <table:table-row table:style-name="ro1">
          <table:table-cell office:value-type="float" office:value="3481193" calcext:value-type="float">
            <text:p>3481193</text:p>
          </table:table-cell>
          <table:table-cell office:value-type="string" calcext:value-type="string">
            <text:p>https://api.github.com/repos/henrichg/PhoneProfiles</text:p>
          </table:table-cell>
          <table:table-cell table:formula="of:=REPLACE([.B1236]; 1; 29; &quot;&quot;)" office:value-type="string" office:string-value="henrichg/PhoneProfiles" calcext:value-type="string">
            <text:p>henrichg/PhoneProfiles</text:p>
          </table:table-cell>
        </table:table-row>
        <table:table-row table:style-name="ro1">
          <table:table-cell office:value-type="float" office:value="3482927" calcext:value-type="float">
            <text:p>3482927</text:p>
          </table:table-cell>
          <table:table-cell office:value-type="string" calcext:value-type="string">
            <text:p>https://api.github.com/repos/svn2github/icemobile</text:p>
          </table:table-cell>
          <table:table-cell table:formula="of:=REPLACE([.B1237]; 1; 29; &quot;&quot;)" office:value-type="string" office:string-value="svn2github/icemobile" calcext:value-type="string">
            <text:p>svn2github/icemobile</text:p>
          </table:table-cell>
        </table:table-row>
        <table:table-row table:style-name="ro1">
          <table:table-cell office:value-type="float" office:value="3484361" calcext:value-type="float">
            <text:p>3484361</text:p>
          </table:table-cell>
          <table:table-cell office:value-type="string" calcext:value-type="string">
            <text:p>https://api.github.com/repos/openworm/org.geppetto.core</text:p>
          </table:table-cell>
          <table:table-cell table:formula="of:=REPLACE([.B1238]; 1; 29; &quot;&quot;)" office:value-type="string" office:string-value="openworm/org.geppetto.core" calcext:value-type="string">
            <text:p>openworm/org.geppetto.core</text:p>
          </table:table-cell>
        </table:table-row>
        <table:table-row table:style-name="ro1">
          <table:table-cell office:value-type="float" office:value="3485526" calcext:value-type="float">
            <text:p>3485526</text:p>
          </table:table-cell>
          <table:table-cell office:value-type="string" calcext:value-type="string">
            <text:p>https://api.github.com/repos/OpenIotOrg/openiot</text:p>
          </table:table-cell>
          <table:table-cell table:formula="of:=REPLACE([.B1239]; 1; 29; &quot;&quot;)" office:value-type="string" office:string-value="OpenIotOrg/openiot" calcext:value-type="string">
            <text:p>OpenIotOrg/openiot</text:p>
          </table:table-cell>
        </table:table-row>
        <table:table-row table:style-name="ro1">
          <table:table-cell office:value-type="float" office:value="3487451" calcext:value-type="float">
            <text:p>3487451</text:p>
          </table:table-cell>
          <table:table-cell office:value-type="string" calcext:value-type="string">
            <text:p>https://api.github.com/repos/tourettes/libbluray</text:p>
          </table:table-cell>
          <table:table-cell table:formula="of:=REPLACE([.B1240]; 1; 29; &quot;&quot;)" office:value-type="string" office:string-value="tourettes/libbluray" calcext:value-type="string">
            <text:p>tourettes/libbluray</text:p>
          </table:table-cell>
        </table:table-row>
        <table:table-row table:style-name="ro1">
          <table:table-cell office:value-type="float" office:value="3487602" calcext:value-type="float">
            <text:p>3487602</text:p>
          </table:table-cell>
          <table:table-cell office:value-type="string" calcext:value-type="string">
            <text:p>https://api.github.com/repos/apache/tez</text:p>
          </table:table-cell>
          <table:table-cell table:formula="of:=REPLACE([.B1241]; 1; 29; &quot;&quot;)" office:value-type="string" office:string-value="apache/tez" calcext:value-type="string">
            <text:p>apache/tez</text:p>
          </table:table-cell>
        </table:table-row>
        <table:table-row table:style-name="ro1">
          <table:table-cell office:value-type="float" office:value="3489330" calcext:value-type="float">
            <text:p>3489330</text:p>
          </table:table-cell>
          <table:table-cell office:value-type="string" calcext:value-type="string">
            <text:p>https://api.github.com/repos/jberet/jsr352</text:p>
          </table:table-cell>
          <table:table-cell table:formula="of:=REPLACE([.B1242]; 1; 29; &quot;&quot;)" office:value-type="string" office:string-value="jberet/jsr352" calcext:value-type="string">
            <text:p>jberet/jsr352</text:p>
          </table:table-cell>
        </table:table-row>
        <table:table-row table:style-name="ro1">
          <table:table-cell office:value-type="float" office:value="3489697" calcext:value-type="float">
            <text:p>3489697</text:p>
          </table:table-cell>
          <table:table-cell office:value-type="string" calcext:value-type="string">
            <text:p>https://api.github.com/repos/BaderLab/EnrichmentMapApp</text:p>
          </table:table-cell>
          <table:table-cell table:formula="of:=REPLACE([.B1243]; 1; 29; &quot;&quot;)" office:value-type="string" office:string-value="BaderLab/EnrichmentMapApp" calcext:value-type="string">
            <text:p>BaderLab/EnrichmentMapApp</text:p>
          </table:table-cell>
        </table:table-row>
        <table:table-row table:style-name="ro1">
          <table:table-cell office:value-type="float" office:value="3491561" calcext:value-type="float">
            <text:p>3491561</text:p>
          </table:table-cell>
          <table:table-cell office:value-type="string" calcext:value-type="string">
            <text:p>https://api.github.com/repos/craftercms/studio</text:p>
          </table:table-cell>
          <table:table-cell table:formula="of:=REPLACE([.B1244]; 1; 29; &quot;&quot;)" office:value-type="string" office:string-value="craftercms/studio" calcext:value-type="string">
            <text:p>craftercms/studio</text:p>
          </table:table-cell>
        </table:table-row>
        <table:table-row table:style-name="ro1">
          <table:table-cell office:value-type="float" office:value="3493842" calcext:value-type="float">
            <text:p>3493842</text:p>
          </table:table-cell>
          <table:table-cell office:value-type="string" calcext:value-type="string">
            <text:p>https://api.github.com/repos/cobbzilla/cobbzilla-utils</text:p>
          </table:table-cell>
          <table:table-cell table:formula="of:=REPLACE([.B1245]; 1; 29; &quot;&quot;)" office:value-type="string" office:string-value="cobbzilla/cobbzilla-utils" calcext:value-type="string">
            <text:p>cobbzilla/cobbzilla-utils</text:p>
          </table:table-cell>
        </table:table-row>
        <table:table-row table:style-name="ro1">
          <table:table-cell office:value-type="float" office:value="3494930" calcext:value-type="float">
            <text:p>3494930</text:p>
          </table:table-cell>
          <table:table-cell office:value-type="string" calcext:value-type="string">
            <text:p>https://api.github.com/repos/zkoss/zkspreadsheet</text:p>
          </table:table-cell>
          <table:table-cell table:formula="of:=REPLACE([.B1246]; 1; 29; &quot;&quot;)" office:value-type="string" office:string-value="zkoss/zkspreadsheet" calcext:value-type="string">
            <text:p>zkoss/zkspreadsheet</text:p>
          </table:table-cell>
        </table:table-row>
        <table:table-row table:style-name="ro1">
          <table:table-cell office:value-type="float" office:value="3496663" calcext:value-type="float">
            <text:p>3496663</text:p>
          </table:table-cell>
          <table:table-cell office:value-type="string" calcext:value-type="string">
            <text:p>https://api.github.com/repos/OpenSextant/Xponents</text:p>
          </table:table-cell>
          <table:table-cell table:formula="of:=REPLACE([.B1247]; 1; 29; &quot;&quot;)" office:value-type="string" office:string-value="OpenSextant/Xponents" calcext:value-type="string">
            <text:p>OpenSextant/Xponents</text:p>
          </table:table-cell>
        </table:table-row>
        <table:table-row table:style-name="ro1">
          <table:table-cell office:value-type="float" office:value="3497246" calcext:value-type="float">
            <text:p>3497246</text:p>
          </table:table-cell>
          <table:table-cell office:value-type="string" calcext:value-type="string">
            <text:p>https://api.github.com/repos/JabRef/jabref</text:p>
          </table:table-cell>
          <table:table-cell table:formula="of:=REPLACE([.B1248]; 1; 29; &quot;&quot;)" office:value-type="string" office:string-value="JabRef/jabref" calcext:value-type="string">
            <text:p>JabRef/jabref</text:p>
          </table:table-cell>
        </table:table-row>
        <table:table-row table:style-name="ro1">
          <table:table-cell office:value-type="float" office:value="3499647" calcext:value-type="float">
            <text:p>3499647</text:p>
          </table:table-cell>
          <table:table-cell office:value-type="string" calcext:value-type="string">
            <text:p>https://api.github.com/repos/cristianomatos/android_packages_apps_Settings</text:p>
          </table:table-cell>
          <table:table-cell table:formula="of:=REPLACE([.B1249]; 1; 29; &quot;&quot;)" office:value-type="string" office:string-value="cristianomatos/android_packages_apps_Settings" calcext:value-type="string">
            <text:p>cristianomatos/android_packages_apps_Settings</text:p>
          </table:table-cell>
        </table:table-row>
        <table:table-row table:style-name="ro1">
          <table:table-cell office:value-type="float" office:value="3499650" calcext:value-type="float">
            <text:p>3499650</text:p>
          </table:table-cell>
          <table:table-cell office:value-type="string" calcext:value-type="string">
            <text:p>https://api.github.com/repos/cristianomatos/android_frameworks_base</text:p>
          </table:table-cell>
          <table:table-cell table:formula="of:=REPLACE([.B1250]; 1; 29; &quot;&quot;)" office:value-type="string" office:string-value="cristianomatos/android_frameworks_base" calcext:value-type="string">
            <text:p>cristianomatos/android_frameworks_base</text:p>
          </table:table-cell>
        </table:table-row>
        <table:table-row table:style-name="ro1">
          <table:table-cell office:value-type="float" office:value="3500581" calcext:value-type="float">
            <text:p>3500581</text:p>
          </table:table-cell>
          <table:table-cell office:value-type="string" calcext:value-type="string">
            <text:p>https://api.github.com/repos/jitsi/libjitsi</text:p>
          </table:table-cell>
          <table:table-cell table:formula="of:=REPLACE([.B1251]; 1; 29; &quot;&quot;)" office:value-type="string" office:string-value="jitsi/libjitsi" calcext:value-type="string">
            <text:p>jitsi/libjitsi</text:p>
          </table:table-cell>
        </table:table-row>
        <table:table-row table:style-name="ro1">
          <table:table-cell office:value-type="float" office:value="3504727" calcext:value-type="float">
            <text:p>3504727</text:p>
          </table:table-cell>
          <table:table-cell office:value-type="string" calcext:value-type="string">
            <text:p>https://api.github.com/repos/striversist/TVGuide</text:p>
          </table:table-cell>
          <table:table-cell table:formula="of:=REPLACE([.B1252]; 1; 29; &quot;&quot;)" office:value-type="string" office:string-value="striversist/TVGuide" calcext:value-type="string">
            <text:p>striversist/TVGuide</text:p>
          </table:table-cell>
        </table:table-row>
        <table:table-row table:style-name="ro1">
          <table:table-cell office:value-type="float" office:value="3510101" calcext:value-type="float">
            <text:p>3510101</text:p>
          </table:table-cell>
          <table:table-cell office:value-type="string" calcext:value-type="string">
            <text:p>https://api.github.com/repos/taktod/myLib</text:p>
          </table:table-cell>
          <table:table-cell table:formula="of:=REPLACE([.B1253]; 1; 29; &quot;&quot;)" office:value-type="string" office:string-value="taktod/myLib" calcext:value-type="string">
            <text:p>taktod/myLib</text:p>
          </table:table-cell>
        </table:table-row>
        <table:table-row table:style-name="ro1">
          <table:table-cell office:value-type="float" office:value="3521067" calcext:value-type="float">
            <text:p>3521067</text:p>
          </table:table-cell>
          <table:table-cell office:value-type="string" calcext:value-type="string">
            <text:p>https://api.github.com/repos/DigitalPebble/storm-crawler</text:p>
          </table:table-cell>
          <table:table-cell table:formula="of:=REPLACE([.B1254]; 1; 29; &quot;&quot;)" office:value-type="string" office:string-value="DigitalPebble/storm-crawler" calcext:value-type="string">
            <text:p>DigitalPebble/storm-crawler</text:p>
          </table:table-cell>
        </table:table-row>
        <table:table-row table:style-name="ro1">
          <table:table-cell office:value-type="float" office:value="3527439" calcext:value-type="float">
            <text:p>3527439</text:p>
          </table:table-cell>
          <table:table-cell office:value-type="string" calcext:value-type="string">
            <text:p>https://api.github.com/repos/JosephCottam/AbstractRendering</text:p>
          </table:table-cell>
          <table:table-cell table:formula="of:=REPLACE([.B1255]; 1; 29; &quot;&quot;)" office:value-type="string" office:string-value="JosephCottam/AbstractRendering" calcext:value-type="string">
            <text:p>JosephCottam/AbstractRendering</text:p>
          </table:table-cell>
        </table:table-row>
        <table:table-row table:style-name="ro1">
          <table:table-cell office:value-type="float" office:value="3528600" calcext:value-type="float">
            <text:p>3528600</text:p>
          </table:table-cell>
          <table:table-cell office:value-type="string" calcext:value-type="string">
            <text:p>https://api.github.com/repos/sushain97/contestManagement</text:p>
          </table:table-cell>
          <table:table-cell table:formula="of:=REPLACE([.B1256]; 1; 29; &quot;&quot;)" office:value-type="string" office:string-value="sushain97/contestManagement" calcext:value-type="string">
            <text:p>sushain97/contestManagement</text:p>
          </table:table-cell>
        </table:table-row>
        <table:table-row table:style-name="ro1">
          <table:table-cell office:value-type="float" office:value="3538380" calcext:value-type="float">
            <text:p>3538380</text:p>
          </table:table-cell>
          <table:table-cell office:value-type="string" calcext:value-type="string">
            <text:p>https://api.github.com/repos/laforge49/JActor2</text:p>
          </table:table-cell>
          <table:table-cell table:formula="of:=REPLACE([.B1257]; 1; 29; &quot;&quot;)" office:value-type="string" office:string-value="laforge49/JActor2" calcext:value-type="string">
            <text:p>laforge49/JActor2</text:p>
          </table:table-cell>
        </table:table-row>
        <table:table-row table:style-name="ro1">
          <table:table-cell office:value-type="float" office:value="3540281" calcext:value-type="float">
            <text:p>3540281</text:p>
          </table:table-cell>
          <table:table-cell office:value-type="string" calcext:value-type="string">
            <text:p>https://api.github.com/repos/puniverse/quasar</text:p>
          </table:table-cell>
          <table:table-cell table:formula="of:=REPLACE([.B1258]; 1; 29; &quot;&quot;)" office:value-type="string" office:string-value="puniverse/quasar" calcext:value-type="string">
            <text:p>puniverse/quasar</text:p>
          </table:table-cell>
        </table:table-row>
        <table:table-row table:style-name="ro1">
          <table:table-cell office:value-type="float" office:value="3542506" calcext:value-type="float">
            <text:p>3542506</text:p>
          </table:table-cell>
          <table:table-cell office:value-type="string" calcext:value-type="string">
            <text:p>https://api.github.com/repos/windup/windup</text:p>
          </table:table-cell>
          <table:table-cell table:formula="of:=REPLACE([.B1259]; 1; 29; &quot;&quot;)" office:value-type="string" office:string-value="windup/windup" calcext:value-type="string">
            <text:p>windup/windup</text:p>
          </table:table-cell>
        </table:table-row>
        <table:table-row table:style-name="ro1">
          <table:table-cell office:value-type="float" office:value="3546043" calcext:value-type="float">
            <text:p>3546043</text:p>
          </table:table-cell>
          <table:table-cell office:value-type="string" calcext:value-type="string">
            <text:p>https://api.github.com/repos/PIH/openmrs-module-mirebalaismetadata</text:p>
          </table:table-cell>
          <table:table-cell table:formula="of:=REPLACE([.B1260]; 1; 29; &quot;&quot;)" office:value-type="string" office:string-value="PIH/openmrs-module-mirebalaismetadata" calcext:value-type="string">
            <text:p>PIH/openmrs-module-mirebalaismetadata</text:p>
          </table:table-cell>
        </table:table-row>
        <table:table-row table:style-name="ro1">
          <table:table-cell office:value-type="float" office:value="3553068" calcext:value-type="float">
            <text:p>3553068</text:p>
          </table:table-cell>
          <table:table-cell office:value-type="string" calcext:value-type="string">
            <text:p>https://api.github.com/repos/Progga1/YangLib</text:p>
          </table:table-cell>
          <table:table-cell table:formula="of:=REPLACE([.B1261]; 1; 29; &quot;&quot;)" office:value-type="string" office:string-value="Progga1/YangLib" calcext:value-type="string">
            <text:p>Progga1/YangLib</text:p>
          </table:table-cell>
        </table:table-row>
        <table:table-row table:style-name="ro1">
          <table:table-cell office:value-type="float" office:value="3553538" calcext:value-type="float">
            <text:p>3553538</text:p>
          </table:table-cell>
          <table:table-cell office:value-type="string" calcext:value-type="string">
            <text:p>https://api.github.com/repos/openworm/org.geppetto.simulation</text:p>
          </table:table-cell>
          <table:table-cell table:formula="of:=REPLACE([.B1262]; 1; 29; &quot;&quot;)" office:value-type="string" office:string-value="openworm/org.geppetto.simulation" calcext:value-type="string">
            <text:p>openworm/org.geppetto.simulation</text:p>
          </table:table-cell>
        </table:table-row>
        <table:table-row table:style-name="ro1">
          <table:table-cell office:value-type="float" office:value="3553646" calcext:value-type="float">
            <text:p>3553646</text:p>
          </table:table-cell>
          <table:table-cell office:value-type="string" calcext:value-type="string">
            <text:p>https://api.github.com/repos/bhuman/GameController</text:p>
          </table:table-cell>
          <table:table-cell table:formula="of:=REPLACE([.B1263]; 1; 29; &quot;&quot;)" office:value-type="string" office:string-value="bhuman/GameController" calcext:value-type="string">
            <text:p>bhuman/GameController</text:p>
          </table:table-cell>
        </table:table-row>
        <table:table-row table:style-name="ro1">
          <table:table-cell office:value-type="float" office:value="3556129" calcext:value-type="float">
            <text:p>3556129</text:p>
          </table:table-cell>
          <table:table-cell office:value-type="string" calcext:value-type="string">
            <text:p>https://api.github.com/repos/restx/restx</text:p>
          </table:table-cell>
          <table:table-cell table:formula="of:=REPLACE([.B1264]; 1; 29; &quot;&quot;)" office:value-type="string" office:string-value="restx/restx" calcext:value-type="string">
            <text:p>restx/restx</text:p>
          </table:table-cell>
        </table:table-row>
        <table:table-row table:style-name="ro1">
          <table:table-cell office:value-type="float" office:value="3556954" calcext:value-type="float">
            <text:p>3556954</text:p>
          </table:table-cell>
          <table:table-cell office:value-type="string" calcext:value-type="string">
            <text:p>https://api.github.com/repos/droolsjbpm/kie-wb-distributions</text:p>
          </table:table-cell>
          <table:table-cell table:formula="of:=REPLACE([.B1265]; 1; 29; &quot;&quot;)" office:value-type="string" office:string-value="droolsjbpm/kie-wb-distributions" calcext:value-type="string">
            <text:p>droolsjbpm/kie-wb-distributions</text:p>
          </table:table-cell>
        </table:table-row>
        <table:table-row table:style-name="ro1">
          <table:table-cell office:value-type="float" office:value="3562446" calcext:value-type="float">
            <text:p>3562446</text:p>
          </table:table-cell>
          <table:table-cell office:value-type="string" calcext:value-type="string">
            <text:p>https://api.github.com/repos/Tropicraft/Tropicraft</text:p>
          </table:table-cell>
          <table:table-cell table:formula="of:=REPLACE([.B1266]; 1; 29; &quot;&quot;)" office:value-type="string" office:string-value="Tropicraft/Tropicraft" calcext:value-type="string">
            <text:p>Tropicraft/Tropicraft</text:p>
          </table:table-cell>
        </table:table-row>
        <table:table-row table:style-name="ro1">
          <table:table-cell office:value-type="float" office:value="3583369" calcext:value-type="float">
            <text:p>3583369</text:p>
          </table:table-cell>
          <table:table-cell office:value-type="string" calcext:value-type="string">
            <text:p>https://api.github.com/repos/erogenousbeef/BigReactors</text:p>
          </table:table-cell>
          <table:table-cell table:formula="of:=REPLACE([.B1267]; 1; 29; &quot;&quot;)" office:value-type="string" office:string-value="erogenousbeef/BigReactors" calcext:value-type="string">
            <text:p>erogenousbeef/BigReactors</text:p>
          </table:table-cell>
        </table:table-row>
        <table:table-row table:style-name="ro1">
          <table:table-cell office:value-type="float" office:value="3586116" calcext:value-type="float">
            <text:p>3586116</text:p>
          </table:table-cell>
          <table:table-cell office:value-type="string" calcext:value-type="string">
            <text:p>https://api.github.com/repos/karma-exchange-org/karma-exchange</text:p>
          </table:table-cell>
          <table:table-cell table:formula="of:=REPLACE([.B1268]; 1; 29; &quot;&quot;)" office:value-type="string" office:string-value="karma-exchange-org/karma-exchange" calcext:value-type="string">
            <text:p>karma-exchange-org/karma-exchange</text:p>
          </table:table-cell>
        </table:table-row>
        <table:table-row table:style-name="ro1">
          <table:table-cell office:value-type="float" office:value="3591994" calcext:value-type="float">
            <text:p>3591994</text:p>
          </table:table-cell>
          <table:table-cell office:value-type="string" calcext:value-type="string">
            <text:p>https://api.github.com/repos/photon-infotech/framework</text:p>
          </table:table-cell>
          <table:table-cell table:formula="of:=REPLACE([.B1269]; 1; 29; &quot;&quot;)" office:value-type="string" office:string-value="photon-infotech/framework" calcext:value-type="string">
            <text:p>photon-infotech/framework</text:p>
          </table:table-cell>
        </table:table-row>
        <table:table-row table:style-name="ro1">
          <table:table-cell office:value-type="float" office:value="3592006" calcext:value-type="float">
            <text:p>3592006</text:p>
          </table:table-cell>
          <table:table-cell office:value-type="string" calcext:value-type="string">
            <text:p>https://api.github.com/repos/photon-infotech/plugins</text:p>
          </table:table-cell>
          <table:table-cell table:formula="of:=REPLACE([.B1270]; 1; 29; &quot;&quot;)" office:value-type="string" office:string-value="photon-infotech/plugins" calcext:value-type="string">
            <text:p>photon-infotech/plugins</text:p>
          </table:table-cell>
        </table:table-row>
        <table:table-row table:style-name="ro1">
          <table:table-cell office:value-type="float" office:value="3593073" calcext:value-type="float">
            <text:p>3593073</text:p>
          </table:table-cell>
          <table:table-cell office:value-type="string" calcext:value-type="string">
            <text:p>https://api.github.com/repos/photon-infotech/commons</text:p>
          </table:table-cell>
          <table:table-cell table:formula="of:=REPLACE([.B1271]; 1; 29; &quot;&quot;)" office:value-type="string" office:string-value="photon-infotech/commons" calcext:value-type="string">
            <text:p>photon-infotech/commons</text:p>
          </table:table-cell>
        </table:table-row>
        <table:table-row table:style-name="ro1">
          <table:table-cell office:value-type="float" office:value="3593078" calcext:value-type="float">
            <text:p>3593078</text:p>
          </table:table-cell>
          <table:table-cell office:value-type="string" calcext:value-type="string">
            <text:p>https://api.github.com/repos/photon-infotech/service</text:p>
          </table:table-cell>
          <table:table-cell table:formula="of:=REPLACE([.B1272]; 1; 29; &quot;&quot;)" office:value-type="string" office:string-value="photon-infotech/service" calcext:value-type="string">
            <text:p>photon-infotech/service</text:p>
          </table:table-cell>
        </table:table-row>
        <table:table-row table:style-name="ro1">
          <table:table-cell office:value-type="float" office:value="3595561" calcext:value-type="float">
            <text:p>3595561</text:p>
          </table:table-cell>
          <table:table-cell office:value-type="string" calcext:value-type="string">
            <text:p>https://api.github.com/repos/photon-infotech/archetypes</text:p>
          </table:table-cell>
          <table:table-cell table:formula="of:=REPLACE([.B1273]; 1; 29; &quot;&quot;)" office:value-type="string" office:string-value="photon-infotech/archetypes" calcext:value-type="string">
            <text:p>photon-infotech/archetypes</text:p>
          </table:table-cell>
        </table:table-row>
        <table:table-row table:style-name="ro1">
          <table:table-cell office:value-type="float" office:value="3596605" calcext:value-type="float">
            <text:p>3596605</text:p>
          </table:table-cell>
          <table:table-cell office:value-type="string" calcext:value-type="string">
            <text:p>https://api.github.com/repos/apache/cloudstack</text:p>
          </table:table-cell>
          <table:table-cell table:formula="of:=REPLACE([.B1274]; 1; 29; &quot;&quot;)" office:value-type="string" office:string-value="apache/cloudstack" calcext:value-type="string">
            <text:p>apache/cloudstack</text:p>
          </table:table-cell>
        </table:table-row>
        <table:table-row table:style-name="ro1">
          <table:table-cell office:value-type="float" office:value="3600766" calcext:value-type="float">
            <text:p>3600766</text:p>
          </table:table-cell>
          <table:table-cell office:value-type="string" calcext:value-type="string">
            <text:p>https://api.github.com/repos/lindenb/jvarkit</text:p>
          </table:table-cell>
          <table:table-cell table:formula="of:=REPLACE([.B1275]; 1; 29; &quot;&quot;)" office:value-type="string" office:string-value="lindenb/jvarkit" calcext:value-type="string">
            <text:p>lindenb/jvarkit</text:p>
          </table:table-cell>
        </table:table-row>
        <table:table-row table:style-name="ro1">
          <table:table-cell office:value-type="float" office:value="3601640" calcext:value-type="float">
            <text:p>3601640</text:p>
          </table:table-cell>
          <table:table-cell office:value-type="string" calcext:value-type="string">
            <text:p>https://api.github.com/repos/wealdtech/wealdtech</text:p>
          </table:table-cell>
          <table:table-cell table:formula="of:=REPLACE([.B1276]; 1; 29; &quot;&quot;)" office:value-type="string" office:string-value="wealdtech/wealdtech" calcext:value-type="string">
            <text:p>wealdtech/wealdtech</text:p>
          </table:table-cell>
        </table:table-row>
        <table:table-row table:style-name="ro1">
          <table:table-cell office:value-type="float" office:value="3603199" calcext:value-type="float">
            <text:p>3603199</text:p>
          </table:table-cell>
          <table:table-cell office:value-type="string" calcext:value-type="string">
            <text:p>https://api.github.com/repos/codice/ddf</text:p>
          </table:table-cell>
          <table:table-cell table:formula="of:=REPLACE([.B1277]; 1; 29; &quot;&quot;)" office:value-type="string" office:string-value="codice/ddf" calcext:value-type="string">
            <text:p>codice/ddf</text:p>
          </table:table-cell>
        </table:table-row>
        <table:table-row table:style-name="ro1">
          <table:table-cell office:value-type="float" office:value="3609163" calcext:value-type="float">
            <text:p>3609163</text:p>
          </table:table-cell>
          <table:table-cell office:value-type="string" calcext:value-type="string">
            <text:p>https://api.github.com/repos/exoinvitemain/testRepo</text:p>
          </table:table-cell>
          <table:table-cell table:formula="of:=REPLACE([.B1278]; 1; 29; &quot;&quot;)" office:value-type="string" office:string-value="exoinvitemain/testRepo" calcext:value-type="string">
            <text:p>exoinvitemain/testRepo</text:p>
          </table:table-cell>
        </table:table-row>
        <table:table-row table:style-name="ro1">
          <table:table-cell office:value-type="float" office:value="3611436" calcext:value-type="float">
            <text:p>3611436</text:p>
          </table:table-cell>
          <table:table-cell office:value-type="string" calcext:value-type="string">
            <text:p>https://api.github.com/repos/DigitalCampus/oppia-mobile-android</text:p>
          </table:table-cell>
          <table:table-cell table:formula="of:=REPLACE([.B1279]; 1; 29; &quot;&quot;)" office:value-type="string" office:string-value="DigitalCampus/oppia-mobile-android" calcext:value-type="string">
            <text:p>DigitalCampus/oppia-mobile-android</text:p>
          </table:table-cell>
        </table:table-row>
        <table:table-row table:style-name="ro1">
          <table:table-cell office:value-type="float" office:value="3612795" calcext:value-type="float">
            <text:p>3612795</text:p>
          </table:table-cell>
          <table:table-cell office:value-type="string" calcext:value-type="string">
            <text:p>https://api.github.com/repos/bpmn-miwg/bpmn-miwg-tools</text:p>
          </table:table-cell>
          <table:table-cell table:formula="of:=REPLACE([.B1280]; 1; 29; &quot;&quot;)" office:value-type="string" office:string-value="bpmn-miwg/bpmn-miwg-tools" calcext:value-type="string">
            <text:p>bpmn-miwg/bpmn-miwg-tools</text:p>
          </table:table-cell>
        </table:table-row>
        <table:table-row table:style-name="ro1">
          <table:table-cell office:value-type="float" office:value="3622008" calcext:value-type="float">
            <text:p>3622008</text:p>
          </table:table-cell>
          <table:table-cell office:value-type="string" calcext:value-type="string">
            <text:p>https://api.github.com/repos/metaborg/spoofax</text:p>
          </table:table-cell>
          <table:table-cell table:formula="of:=REPLACE([.B1281]; 1; 29; &quot;&quot;)" office:value-type="string" office:string-value="metaborg/spoofax" calcext:value-type="string">
            <text:p>metaborg/spoofax</text:p>
          </table:table-cell>
        </table:table-row>
        <table:table-row table:style-name="ro1">
          <table:table-cell office:value-type="float" office:value="3628251" calcext:value-type="float">
            <text:p>3628251</text:p>
          </table:table-cell>
          <table:table-cell office:value-type="string" calcext:value-type="string">
            <text:p>https://api.github.com/repos/MoKee/android_frameworks_base</text:p>
          </table:table-cell>
          <table:table-cell table:formula="of:=REPLACE([.B1282]; 1; 29; &quot;&quot;)" office:value-type="string" office:string-value="MoKee/android_frameworks_base" calcext:value-type="string">
            <text:p>MoKee/android_frameworks_base</text:p>
          </table:table-cell>
        </table:table-row>
        <table:table-row table:style-name="ro1">
          <table:table-cell office:value-type="float" office:value="3628264" calcext:value-type="float">
            <text:p>3628264</text:p>
          </table:table-cell>
          <table:table-cell office:value-type="string" calcext:value-type="string">
            <text:p>https://api.github.com/repos/MoKee/android_packages_apps_Settings</text:p>
          </table:table-cell>
          <table:table-cell table:formula="of:=REPLACE([.B1283]; 1; 29; &quot;&quot;)" office:value-type="string" office:string-value="MoKee/android_packages_apps_Settings" calcext:value-type="string">
            <text:p>MoKee/android_packages_apps_Settings</text:p>
          </table:table-cell>
        </table:table-row>
        <table:table-row table:style-name="ro1">
          <table:table-cell office:value-type="float" office:value="3629468" calcext:value-type="float">
            <text:p>3629468</text:p>
          </table:table-cell>
          <table:table-cell office:value-type="string" calcext:value-type="string">
            <text:p>https://api.github.com/repos/jamesdbloom/mockserver</text:p>
          </table:table-cell>
          <table:table-cell table:formula="of:=REPLACE([.B1284]; 1; 29; &quot;&quot;)" office:value-type="string" office:string-value="jamesdbloom/mockserver" calcext:value-type="string">
            <text:p>jamesdbloom/mockserver</text:p>
          </table:table-cell>
        </table:table-row>
        <table:table-row table:style-name="ro1">
          <table:table-cell office:value-type="float" office:value="3638933" calcext:value-type="float">
            <text:p>3638933</text:p>
          </table:table-cell>
          <table:table-cell office:value-type="string" calcext:value-type="string">
            <text:p>https://api.github.com/repos/MineSworn/UltimateArena</text:p>
          </table:table-cell>
          <table:table-cell table:formula="of:=REPLACE([.B1285]; 1; 29; &quot;&quot;)" office:value-type="string" office:string-value="MineSworn/UltimateArena" calcext:value-type="string">
            <text:p>MineSworn/UltimateArena</text:p>
          </table:table-cell>
        </table:table-row>
        <table:table-row table:style-name="ro1">
          <table:table-cell office:value-type="float" office:value="3642978" calcext:value-type="float">
            <text:p>3642978</text:p>
          </table:table-cell>
          <table:table-cell office:value-type="string" calcext:value-type="string">
            <text:p>https://api.github.com/repos/segmentio/analytics-android</text:p>
          </table:table-cell>
          <table:table-cell table:formula="of:=REPLACE([.B1286]; 1; 29; &quot;&quot;)" office:value-type="string" office:string-value="segmentio/analytics-android" calcext:value-type="string">
            <text:p>segmentio/analytics-android</text:p>
          </table:table-cell>
        </table:table-row>
        <table:table-row table:style-name="ro1">
          <table:table-cell office:value-type="float" office:value="3653624" calcext:value-type="float">
            <text:p>3653624</text:p>
          </table:table-cell>
          <table:table-cell office:value-type="string" calcext:value-type="string">
            <text:p>https://api.github.com/repos/surespot/android</text:p>
          </table:table-cell>
          <table:table-cell table:formula="of:=REPLACE([.B1287]; 1; 29; &quot;&quot;)" office:value-type="string" office:string-value="surespot/android" calcext:value-type="string">
            <text:p>surespot/android</text:p>
          </table:table-cell>
        </table:table-row>
        <table:table-row table:style-name="ro1">
          <table:table-cell office:value-type="float" office:value="3661783" calcext:value-type="float">
            <text:p>3661783</text:p>
          </table:table-cell>
          <table:table-cell office:value-type="string" calcext:value-type="string">
            <text:p>https://api.github.com/repos/dayatang/dddlib</text:p>
          </table:table-cell>
          <table:table-cell table:formula="of:=REPLACE([.B1288]; 1; 29; &quot;&quot;)" office:value-type="string" office:string-value="dayatang/dddlib" calcext:value-type="string">
            <text:p>dayatang/dddlib</text:p>
          </table:table-cell>
        </table:table-row>
        <table:table-row table:style-name="ro1">
          <table:table-cell office:value-type="float" office:value="3669274" calcext:value-type="float">
            <text:p>3669274</text:p>
          </table:table-cell>
          <table:table-cell office:value-type="string" calcext:value-type="string">
            <text:p>https://api.github.com/repos/TCA-Team/TumCampusApp</text:p>
          </table:table-cell>
          <table:table-cell table:formula="of:=REPLACE([.B1289]; 1; 29; &quot;&quot;)" office:value-type="string" office:string-value="TCA-Team/TumCampusApp" calcext:value-type="string">
            <text:p>TCA-Team/TumCampusApp</text:p>
          </table:table-cell>
        </table:table-row>
        <table:table-row table:style-name="ro1">
          <table:table-cell office:value-type="float" office:value="3672873" calcext:value-type="float">
            <text:p>3672873</text:p>
          </table:table-cell>
          <table:table-cell office:value-type="string" calcext:value-type="string">
            <text:p>https://api.github.com/repos/wnameless/rubycollect4j</text:p>
          </table:table-cell>
          <table:table-cell table:formula="of:=REPLACE([.B1290]; 1; 29; &quot;&quot;)" office:value-type="string" office:string-value="wnameless/rubycollect4j" calcext:value-type="string">
            <text:p>wnameless/rubycollect4j</text:p>
          </table:table-cell>
        </table:table-row>
        <table:table-row table:style-name="ro1">
          <table:table-cell office:value-type="float" office:value="3675350" calcext:value-type="float">
            <text:p>3675350</text:p>
          </table:table-cell>
          <table:table-cell office:value-type="string" calcext:value-type="string">
            <text:p>https://api.github.com/repos/jason17055/micropolis-java</text:p>
          </table:table-cell>
          <table:table-cell table:formula="of:=REPLACE([.B1291]; 1; 29; &quot;&quot;)" office:value-type="string" office:string-value="jason17055/micropolis-java" calcext:value-type="string">
            <text:p>jason17055/micropolis-java</text:p>
          </table:table-cell>
        </table:table-row>
        <table:table-row table:style-name="ro1">
          <table:table-cell office:value-type="float" office:value="3676678" calcext:value-type="float">
            <text:p>3676678</text:p>
          </table:table-cell>
          <table:table-cell office:value-type="string" calcext:value-type="string">
            <text:p>https://api.github.com/repos/novoda/merlin</text:p>
          </table:table-cell>
          <table:table-cell table:formula="of:=REPLACE([.B1292]; 1; 29; &quot;&quot;)" office:value-type="string" office:string-value="novoda/merlin" calcext:value-type="string">
            <text:p>novoda/merlin</text:p>
          </table:table-cell>
        </table:table-row>
        <table:table-row table:style-name="ro1">
          <table:table-cell office:value-type="float" office:value="3696500" calcext:value-type="float">
            <text:p>3696500</text:p>
          </table:table-cell>
          <table:table-cell office:value-type="string" calcext:value-type="string">
            <text:p>https://api.github.com/repos/RIPE-NCC/whois</text:p>
          </table:table-cell>
          <table:table-cell table:formula="of:=REPLACE([.B1293]; 1; 29; &quot;&quot;)" office:value-type="string" office:string-value="RIPE-NCC/whois" calcext:value-type="string">
            <text:p>RIPE-NCC/whois</text:p>
          </table:table-cell>
        </table:table-row>
        <table:table-row table:style-name="ro1">
          <table:table-cell office:value-type="float" office:value="3706397" calcext:value-type="float">
            <text:p>3706397</text:p>
          </table:table-cell>
          <table:table-cell office:value-type="string" calcext:value-type="string">
            <text:p>https://api.github.com/repos/couchbase/couchbase-lite-android</text:p>
          </table:table-cell>
          <table:table-cell table:formula="of:=REPLACE([.B1294]; 1; 29; &quot;&quot;)" office:value-type="string" office:string-value="couchbase/couchbase-lite-android" calcext:value-type="string">
            <text:p>couchbase/couchbase-lite-android</text:p>
          </table:table-cell>
        </table:table-row>
        <table:table-row table:style-name="ro1">
          <table:table-cell office:value-type="float" office:value="3720099" calcext:value-type="float">
            <text:p>3720099</text:p>
          </table:table-cell>
          <table:table-cell office:value-type="string" calcext:value-type="string">
            <text:p>https://api.github.com/repos/square/picasso</text:p>
          </table:table-cell>
          <table:table-cell table:formula="of:=REPLACE([.B1295]; 1; 29; &quot;&quot;)" office:value-type="string" office:string-value="square/picasso" calcext:value-type="string">
            <text:p>square/picasso</text:p>
          </table:table-cell>
        </table:table-row>
        <table:table-row table:style-name="ro1">
          <table:table-cell office:value-type="float" office:value="3721252" calcext:value-type="float">
            <text:p>3721252</text:p>
          </table:table-cell>
          <table:table-cell office:value-type="string" calcext:value-type="string">
            <text:p>https://api.github.com/repos/trimou/trimou</text:p>
          </table:table-cell>
          <table:table-cell table:formula="of:=REPLACE([.B1296]; 1; 29; &quot;&quot;)" office:value-type="string" office:string-value="trimou/trimou" calcext:value-type="string">
            <text:p>trimou/trimou</text:p>
          </table:table-cell>
        </table:table-row>
        <table:table-row table:style-name="ro1">
          <table:table-cell office:value-type="float" office:value="3732256" calcext:value-type="float">
            <text:p>3732256</text:p>
          </table:table-cell>
          <table:table-cell office:value-type="string" calcext:value-type="string">
            <text:p>https://api.github.com/repos/SINTEF-9012/cloudml</text:p>
          </table:table-cell>
          <table:table-cell table:formula="of:=REPLACE([.B1297]; 1; 29; &quot;&quot;)" office:value-type="string" office:string-value="SINTEF-9012/cloudml" calcext:value-type="string">
            <text:p>SINTEF-9012/cloudml</text:p>
          </table:table-cell>
        </table:table-row>
        <table:table-row table:style-name="ro1">
          <table:table-cell office:value-type="float" office:value="3746731" calcext:value-type="float">
            <text:p>3746731</text:p>
          </table:table-cell>
          <table:table-cell office:value-type="string" calcext:value-type="string">
            <text:p>https://api.github.com/repos/DesignAndDeploy/dnd</text:p>
          </table:table-cell>
          <table:table-cell table:formula="of:=REPLACE([.B1298]; 1; 29; &quot;&quot;)" office:value-type="string" office:string-value="DesignAndDeploy/dnd" calcext:value-type="string">
            <text:p>DesignAndDeploy/dnd</text:p>
          </table:table-cell>
        </table:table-row>
        <table:table-row table:style-name="ro1">
          <table:table-cell office:value-type="float" office:value="3752592" calcext:value-type="float">
            <text:p>3752592</text:p>
          </table:table-cell>
          <table:table-cell office:value-type="string" calcext:value-type="string">
            <text:p>https://api.github.com/repos/powerdata/com.powerdata.openpa</text:p>
          </table:table-cell>
          <table:table-cell table:formula="of:=REPLACE([.B1299]; 1; 29; &quot;&quot;)" office:value-type="string" office:string-value="powerdata/com.powerdata.openpa" calcext:value-type="string">
            <text:p>powerdata/com.powerdata.openpa</text:p>
          </table:table-cell>
        </table:table-row>
        <table:table-row table:style-name="ro1">
          <table:table-cell office:value-type="float" office:value="3754049" calcext:value-type="float">
            <text:p>3754049</text:p>
          </table:table-cell>
          <table:table-cell office:value-type="string" calcext:value-type="string">
            <text:p>https://api.github.com/repos/svn2github/H2-Mirror</text:p>
          </table:table-cell>
          <table:table-cell table:formula="of:=REPLACE([.B1300]; 1; 29; &quot;&quot;)" office:value-type="string" office:string-value="svn2github/H2-Mirror" calcext:value-type="string">
            <text:p>svn2github/H2-Mirror</text:p>
          </table:table-cell>
        </table:table-row>
        <table:table-row table:style-name="ro1">
          <table:table-cell office:value-type="float" office:value="3756754" calcext:value-type="float">
            <text:p>3756754</text:p>
          </table:table-cell>
          <table:table-cell office:value-type="string" calcext:value-type="string">
            <text:p>https://api.github.com/repos/WaniKani/Android-Notification</text:p>
          </table:table-cell>
          <table:table-cell table:formula="of:=REPLACE([.B1301]; 1; 29; &quot;&quot;)" office:value-type="string" office:string-value="WaniKani/Android-Notification" calcext:value-type="string">
            <text:p>WaniKani/Android-Notification</text:p>
          </table:table-cell>
        </table:table-row>
        <table:table-row table:style-name="ro1">
          <table:table-cell office:value-type="float" office:value="3759422" calcext:value-type="float">
            <text:p>3759422</text:p>
          </table:table-cell>
          <table:table-cell office:value-type="string" calcext:value-type="string">
            <text:p>https://api.github.com/repos/consulo/consulo</text:p>
          </table:table-cell>
          <table:table-cell table:formula="of:=REPLACE([.B1302]; 1; 29; &quot;&quot;)" office:value-type="string" office:string-value="consulo/consulo" calcext:value-type="string">
            <text:p>consulo/consulo</text:p>
          </table:table-cell>
        </table:table-row>
        <table:table-row table:style-name="ro1">
          <table:table-cell office:value-type="float" office:value="3763338" calcext:value-type="float">
            <text:p>3763338</text:p>
          </table:table-cell>
          <table:table-cell office:value-type="string" calcext:value-type="string">
            <text:p>https://api.github.com/repos/jboss-fuse/fuse</text:p>
          </table:table-cell>
          <table:table-cell table:formula="of:=REPLACE([.B1303]; 1; 29; &quot;&quot;)" office:value-type="string" office:string-value="jboss-fuse/fuse" calcext:value-type="string">
            <text:p>jboss-fuse/fuse</text:p>
          </table:table-cell>
        </table:table-row>
        <table:table-row table:style-name="ro1">
          <table:table-cell office:value-type="float" office:value="3763705" calcext:value-type="float">
            <text:p>3763705</text:p>
          </table:table-cell>
          <table:table-cell office:value-type="string" calcext:value-type="string">
            <text:p>https://api.github.com/repos/secure-software-engineering/soot-infoflow</text:p>
          </table:table-cell>
          <table:table-cell table:formula="of:=REPLACE([.B1304]; 1; 29; &quot;&quot;)" office:value-type="string" office:string-value="secure-software-engineering/soot-infoflow" calcext:value-type="string">
            <text:p>secure-software-engineering/soot-infoflow</text:p>
          </table:table-cell>
        </table:table-row>
        <table:table-row table:style-name="ro1">
          <table:table-cell office:value-type="float" office:value="3767961" calcext:value-type="float">
            <text:p>3767961</text:p>
          </table:table-cell>
          <table:table-cell office:value-type="string" calcext:value-type="string">
            <text:p>https://api.github.com/repos/libraryaddict/LibsDisguises</text:p>
          </table:table-cell>
          <table:table-cell table:formula="of:=REPLACE([.B1305]; 1; 29; &quot;&quot;)" office:value-type="string" office:string-value="libraryaddict/LibsDisguises" calcext:value-type="string">
            <text:p>libraryaddict/LibsDisguises</text:p>
          </table:table-cell>
        </table:table-row>
        <table:table-row table:style-name="ro1">
          <table:table-cell office:value-type="float" office:value="3774627" calcext:value-type="float">
            <text:p>3774627</text:p>
          </table:table-cell>
          <table:table-cell office:value-type="string" calcext:value-type="string">
            <text:p>https://api.github.com/repos/projectdanube/xdi2</text:p>
          </table:table-cell>
          <table:table-cell table:formula="of:=REPLACE([.B1306]; 1; 29; &quot;&quot;)" office:value-type="string" office:string-value="projectdanube/xdi2" calcext:value-type="string">
            <text:p>projectdanube/xdi2</text:p>
          </table:table-cell>
        </table:table-row>
        <table:table-row table:style-name="ro1">
          <table:table-cell office:value-type="float" office:value="3783742" calcext:value-type="float">
            <text:p>3783742</text:p>
          </table:table-cell>
          <table:table-cell office:value-type="string" calcext:value-type="string">
            <text:p>https://api.github.com/repos/jitsi/jitsi-videobridge</text:p>
          </table:table-cell>
          <table:table-cell table:formula="of:=REPLACE([.B1307]; 1; 29; &quot;&quot;)" office:value-type="string" office:string-value="jitsi/jitsi-videobridge" calcext:value-type="string">
            <text:p>jitsi/jitsi-videobridge</text:p>
          </table:table-cell>
        </table:table-row>
        <table:table-row table:style-name="ro1">
          <table:table-cell office:value-type="float" office:value="3794083" calcext:value-type="float">
            <text:p>3794083</text:p>
          </table:table-cell>
          <table:table-cell office:value-type="string" calcext:value-type="string">
            <text:p>https://api.github.com/repos/richfaces/richfaces-qa</text:p>
          </table:table-cell>
          <table:table-cell table:formula="of:=REPLACE([.B1308]; 1; 29; &quot;&quot;)" office:value-type="string" office:string-value="richfaces/richfaces-qa" calcext:value-type="string">
            <text:p>richfaces/richfaces-qa</text:p>
          </table:table-cell>
        </table:table-row>
        <table:table-row table:style-name="ro1">
          <table:table-cell office:value-type="float" office:value="3796031" calcext:value-type="float">
            <text:p>3796031</text:p>
          </table:table-cell>
          <table:table-cell office:value-type="string" calcext:value-type="string">
            <text:p>https://api.github.com/repos/code4craft/webmagic</text:p>
          </table:table-cell>
          <table:table-cell table:formula="of:=REPLACE([.B1309]; 1; 29; &quot;&quot;)" office:value-type="string" office:string-value="code4craft/webmagic" calcext:value-type="string">
            <text:p>code4craft/webmagic</text:p>
          </table:table-cell>
        </table:table-row>
        <table:table-row table:style-name="ro1">
          <table:table-cell office:value-type="float" office:value="3798450" calcext:value-type="float">
            <text:p>3798450</text:p>
          </table:table-cell>
          <table:table-cell office:value-type="string" calcext:value-type="string">
            <text:p>https://api.github.com/repos/PCGen/pcgen</text:p>
          </table:table-cell>
          <table:table-cell table:formula="of:=REPLACE([.B1310]; 1; 29; &quot;&quot;)" office:value-type="string" office:string-value="PCGen/pcgen" calcext:value-type="string">
            <text:p>PCGen/pcgen</text:p>
          </table:table-cell>
        </table:table-row>
        <table:table-row table:style-name="ro1">
          <table:table-cell office:value-type="float" office:value="3799229" calcext:value-type="float">
            <text:p>3799229</text:p>
          </table:table-cell>
          <table:table-cell office:value-type="string" calcext:value-type="string">
            <text:p>https://api.github.com/repos/scifio/scifio</text:p>
          </table:table-cell>
          <table:table-cell table:formula="of:=REPLACE([.B1311]; 1; 29; &quot;&quot;)" office:value-type="string" office:string-value="scifio/scifio" calcext:value-type="string">
            <text:p>scifio/scifio</text:p>
          </table:table-cell>
        </table:table-row>
        <table:table-row table:style-name="ro1">
          <table:table-cell office:value-type="float" office:value="3799531" calcext:value-type="float">
            <text:p>3799531</text:p>
          </table:table-cell>
          <table:table-cell office:value-type="string" calcext:value-type="string">
            <text:p>https://api.github.com/repos/PerfCake/PerfCake</text:p>
          </table:table-cell>
          <table:table-cell table:formula="of:=REPLACE([.B1312]; 1; 29; &quot;&quot;)" office:value-type="string" office:string-value="PerfCake/PerfCake" calcext:value-type="string">
            <text:p>PerfCake/PerfCake</text:p>
          </table:table-cell>
        </table:table-row>
        <table:table-row table:style-name="ro1">
          <table:table-cell office:value-type="float" office:value="3804104" calcext:value-type="float">
            <text:p>3804104</text:p>
          </table:table-cell>
          <table:table-cell office:value-type="string" calcext:value-type="string">
            <text:p>https://api.github.com/repos/rdiachenko/black-box</text:p>
          </table:table-cell>
          <table:table-cell table:formula="of:=REPLACE([.B1313]; 1; 29; &quot;&quot;)" office:value-type="string" office:string-value="rdiachenko/black-box" calcext:value-type="string">
            <text:p>rdiachenko/black-box</text:p>
          </table:table-cell>
        </table:table-row>
        <table:table-row table:style-name="ro1">
          <table:table-cell office:value-type="float" office:value="3808476" calcext:value-type="float">
            <text:p>3808476</text:p>
          </table:table-cell>
          <table:table-cell office:value-type="string" calcext:value-type="string">
            <text:p>https://api.github.com/repos/wocommunity/wonder</text:p>
          </table:table-cell>
          <table:table-cell table:formula="of:=REPLACE([.B1314]; 1; 29; &quot;&quot;)" office:value-type="string" office:string-value="wocommunity/wonder" calcext:value-type="string">
            <text:p>wocommunity/wonder</text:p>
          </table:table-cell>
        </table:table-row>
        <table:table-row table:style-name="ro1">
          <table:table-cell office:value-type="float" office:value="3810046" calcext:value-type="float">
            <text:p>3810046</text:p>
          </table:table-cell>
          <table:table-cell office:value-type="string" calcext:value-type="string">
            <text:p>https://api.github.com/repos/greese/dasein-cloud-google</text:p>
          </table:table-cell>
          <table:table-cell table:formula="of:=REPLACE([.B1315]; 1; 29; &quot;&quot;)" office:value-type="string" office:string-value="greese/dasein-cloud-google" calcext:value-type="string">
            <text:p>greese/dasein-cloud-google</text:p>
          </table:table-cell>
        </table:table-row>
        <table:table-row table:style-name="ro1">
          <table:table-cell office:value-type="float" office:value="3811698" calcext:value-type="float">
            <text:p>3811698</text:p>
          </table:table-cell>
          <table:table-cell office:value-type="string" calcext:value-type="string">
            <text:p>https://api.github.com/repos/NCIP/national-biomedical-image-archive</text:p>
          </table:table-cell>
          <table:table-cell table:formula="of:=REPLACE([.B1316]; 1; 29; &quot;&quot;)" office:value-type="string" office:string-value="NCIP/national-biomedical-image-archive" calcext:value-type="string">
            <text:p>NCIP/national-biomedical-image-archive</text:p>
          </table:table-cell>
        </table:table-row>
        <table:table-row table:style-name="ro1">
          <table:table-cell office:value-type="float" office:value="3812648" calcext:value-type="float">
            <text:p>3812648</text:p>
          </table:table-cell>
          <table:table-cell office:value-type="string" calcext:value-type="string">
            <text:p>https://api.github.com/repos/epsilony/mf</text:p>
          </table:table-cell>
          <table:table-cell table:formula="of:=REPLACE([.B1317]; 1; 29; &quot;&quot;)" office:value-type="string" office:string-value="epsilony/mf" calcext:value-type="string">
            <text:p>epsilony/mf</text:p>
          </table:table-cell>
        </table:table-row>
        <table:table-row table:style-name="ro1">
          <table:table-cell office:value-type="float" office:value="3814375" calcext:value-type="float">
            <text:p>3814375</text:p>
          </table:table-cell>
          <table:table-cell office:value-type="string" calcext:value-type="string">
            <text:p>https://api.github.com/repos/koush/ion</text:p>
          </table:table-cell>
          <table:table-cell table:formula="of:=REPLACE([.B1318]; 1; 29; &quot;&quot;)" office:value-type="string" office:string-value="koush/ion" calcext:value-type="string">
            <text:p>koush/ion</text:p>
          </table:table-cell>
        </table:table-row>
        <table:table-row table:style-name="ro1">
          <table:table-cell office:value-type="float" office:value="3821279" calcext:value-type="float">
            <text:p>3821279</text:p>
          </table:table-cell>
          <table:table-cell office:value-type="string" calcext:value-type="string">
            <text:p>https://api.github.com/repos/zanata/zanata-server</text:p>
          </table:table-cell>
          <table:table-cell table:formula="of:=REPLACE([.B1319]; 1; 29; &quot;&quot;)" office:value-type="string" office:string-value="zanata/zanata-server" calcext:value-type="string">
            <text:p>zanata/zanata-server</text:p>
          </table:table-cell>
        </table:table-row>
        <table:table-row table:style-name="ro1">
          <table:table-cell office:value-type="float" office:value="3825552" calcext:value-type="float">
            <text:p>3825552</text:p>
          </table:table-cell>
          <table:table-cell office:value-type="string" calcext:value-type="string">
            <text:p>https://api.github.com/repos/openmrs/openmrs-module-coreapps</text:p>
          </table:table-cell>
          <table:table-cell table:formula="of:=REPLACE([.B1320]; 1; 29; &quot;&quot;)" office:value-type="string" office:string-value="openmrs/openmrs-module-coreapps" calcext:value-type="string">
            <text:p>openmrs/openmrs-module-coreapps</text:p>
          </table:table-cell>
        </table:table-row>
        <table:table-row table:style-name="ro1">
          <table:table-cell office:value-type="float" office:value="3825774" calcext:value-type="float">
            <text:p>3825774</text:p>
          </table:table-cell>
          <table:table-cell office:value-type="string" calcext:value-type="string">
            <text:p>https://api.github.com/repos/cgeo/cgeo</text:p>
          </table:table-cell>
          <table:table-cell table:formula="of:=REPLACE([.B1321]; 1; 29; &quot;&quot;)" office:value-type="string" office:string-value="cgeo/cgeo" calcext:value-type="string">
            <text:p>cgeo/cgeo</text:p>
          </table:table-cell>
        </table:table-row>
        <table:table-row table:style-name="ro1">
          <table:table-cell office:value-type="float" office:value="3827348" calcext:value-type="float">
            <text:p>3827348</text:p>
          </table:table-cell>
          <table:table-cell office:value-type="string" calcext:value-type="string">
            <text:p>https://api.github.com/repos/phax/as2-lib</text:p>
          </table:table-cell>
          <table:table-cell table:formula="of:=REPLACE([.B1322]; 1; 29; &quot;&quot;)" office:value-type="string" office:string-value="phax/as2-lib" calcext:value-type="string">
            <text:p>phax/as2-lib</text:p>
          </table:table-cell>
        </table:table-row>
        <table:table-row table:style-name="ro1">
          <table:table-cell office:value-type="float" office:value="3834050" calcext:value-type="float">
            <text:p>3834050</text:p>
          </table:table-cell>
          <table:table-cell office:value-type="string" calcext:value-type="string">
            <text:p>https://api.github.com/repos/georgemoralis/arcadeflex036</text:p>
          </table:table-cell>
          <table:table-cell table:formula="of:=REPLACE([.B1323]; 1; 29; &quot;&quot;)" office:value-type="string" office:string-value="georgemoralis/arcadeflex036" calcext:value-type="string">
            <text:p>georgemoralis/arcadeflex036</text:p>
          </table:table-cell>
        </table:table-row>
        <table:table-row table:style-name="ro1">
          <table:table-cell office:value-type="float" office:value="3835924" calcext:value-type="float">
            <text:p>3835924</text:p>
          </table:table-cell>
          <table:table-cell office:value-type="string" calcext:value-type="string">
            <text:p>https://api.github.com/repos/terraframe/Runway-SDK</text:p>
          </table:table-cell>
          <table:table-cell table:formula="of:=REPLACE([.B1324]; 1; 29; &quot;&quot;)" office:value-type="string" office:string-value="terraframe/Runway-SDK" calcext:value-type="string">
            <text:p>terraframe/Runway-SDK</text:p>
          </table:table-cell>
        </table:table-row>
        <table:table-row table:style-name="ro1">
          <table:table-cell office:value-type="float" office:value="3836106" calcext:value-type="float">
            <text:p>3836106</text:p>
          </table:table-cell>
          <table:table-cell office:value-type="string" calcext:value-type="string">
            <text:p>https://api.github.com/repos/powerfolder/PF-CORE</text:p>
          </table:table-cell>
          <table:table-cell table:formula="of:=REPLACE([.B1325]; 1; 29; &quot;&quot;)" office:value-type="string" office:string-value="powerfolder/PF-CORE" calcext:value-type="string">
            <text:p>powerfolder/PF-CORE</text:p>
          </table:table-cell>
        </table:table-row>
        <table:table-row table:style-name="ro1">
          <table:table-cell office:value-type="float" office:value="3844185" calcext:value-type="float">
            <text:p>3844185</text:p>
          </table:table-cell>
          <table:table-cell office:value-type="string" calcext:value-type="string">
            <text:p>https://api.github.com/repos/kermitt2/grobid</text:p>
          </table:table-cell>
          <table:table-cell table:formula="of:=REPLACE([.B1326]; 1; 29; &quot;&quot;)" office:value-type="string" office:string-value="kermitt2/grobid" calcext:value-type="string">
            <text:p>kermitt2/grobid</text:p>
          </table:table-cell>
        </table:table-row>
        <table:table-row table:style-name="ro1">
          <table:table-cell office:value-type="float" office:value="3850251" calcext:value-type="float">
            <text:p>3850251</text:p>
          </table:table-cell>
          <table:table-cell office:value-type="string" calcext:value-type="string">
            <text:p>https://api.github.com/repos/owncloud/News-Android-App</text:p>
          </table:table-cell>
          <table:table-cell table:formula="of:=REPLACE([.B1327]; 1; 29; &quot;&quot;)" office:value-type="string" office:string-value="owncloud/News-Android-App" calcext:value-type="string">
            <text:p>owncloud/News-Android-App</text:p>
          </table:table-cell>
        </table:table-row>
        <table:table-row table:style-name="ro1">
          <table:table-cell office:value-type="float" office:value="3850780" calcext:value-type="float">
            <text:p>3850780</text:p>
          </table:table-cell>
          <table:table-cell office:value-type="string" calcext:value-type="string">
            <text:p>https://api.github.com/repos/antme/pms</text:p>
          </table:table-cell>
          <table:table-cell table:formula="of:=REPLACE([.B1328]; 1; 29; &quot;&quot;)" office:value-type="string" office:string-value="antme/pms" calcext:value-type="string">
            <text:p>antme/pms</text:p>
          </table:table-cell>
        </table:table-row>
        <table:table-row table:style-name="ro1">
          <table:table-cell office:value-type="float" office:value="3852613" calcext:value-type="float">
            <text:p>3852613</text:p>
          </table:table-cell>
          <table:table-cell office:value-type="string" calcext:value-type="string">
            <text:p>https://api.github.com/repos/M66B/XPrivacy</text:p>
          </table:table-cell>
          <table:table-cell table:formula="of:=REPLACE([.B1329]; 1; 29; &quot;&quot;)" office:value-type="string" office:string-value="M66B/XPrivacy" calcext:value-type="string">
            <text:p>M66B/XPrivacy</text:p>
          </table:table-cell>
        </table:table-row>
        <table:table-row table:style-name="ro1">
          <table:table-cell office:value-type="float" office:value="3853693" calcext:value-type="float">
            <text:p>3853693</text:p>
          </table:table-cell>
          <table:table-cell office:value-type="string" calcext:value-type="string">
            <text:p>https://api.github.com/repos/gdg-x/frisbee</text:p>
          </table:table-cell>
          <table:table-cell table:formula="of:=REPLACE([.B1330]; 1; 29; &quot;&quot;)" office:value-type="string" office:string-value="gdg-x/frisbee" calcext:value-type="string">
            <text:p>gdg-x/frisbee</text:p>
          </table:table-cell>
        </table:table-row>
        <table:table-row table:style-name="ro1">
          <table:table-cell office:value-type="float" office:value="3863084" calcext:value-type="float">
            <text:p>3863084</text:p>
          </table:table-cell>
          <table:table-cell office:value-type="string" calcext:value-type="string">
            <text:p>https://api.github.com/repos/BandwidthOnDemand/bandwidth-on-demand</text:p>
          </table:table-cell>
          <table:table-cell table:formula="of:=REPLACE([.B1331]; 1; 29; &quot;&quot;)" office:value-type="string" office:string-value="BandwidthOnDemand/bandwidth-on-demand" calcext:value-type="string">
            <text:p>BandwidthOnDemand/bandwidth-on-demand</text:p>
          </table:table-cell>
        </table:table-row>
        <table:table-row table:style-name="ro1">
          <table:table-cell office:value-type="float" office:value="3869905" calcext:value-type="float">
            <text:p>3869905</text:p>
          </table:table-cell>
          <table:table-cell office:value-type="string" calcext:value-type="string">
            <text:p>https://api.github.com/repos/dkandalov/live-plugin</text:p>
          </table:table-cell>
          <table:table-cell table:formula="of:=REPLACE([.B1332]; 1; 29; &quot;&quot;)" office:value-type="string" office:string-value="dkandalov/live-plugin" calcext:value-type="string">
            <text:p>dkandalov/live-plugin</text:p>
          </table:table-cell>
        </table:table-row>
        <table:table-row table:style-name="ro1">
          <table:table-cell office:value-type="float" office:value="3889563" calcext:value-type="float">
            <text:p>3889563</text:p>
          </table:table-cell>
          <table:table-cell office:value-type="string" calcext:value-type="string">
            <text:p>https://api.github.com/repos/ReikaKalseki/RotaryCraft</text:p>
          </table:table-cell>
          <table:table-cell table:formula="of:=REPLACE([.B1333]; 1; 29; &quot;&quot;)" office:value-type="string" office:string-value="ReikaKalseki/RotaryCraft" calcext:value-type="string">
            <text:p>ReikaKalseki/RotaryCraft</text:p>
          </table:table-cell>
        </table:table-row>
        <table:table-row table:style-name="ro1">
          <table:table-cell office:value-type="float" office:value="3896117" calcext:value-type="float">
            <text:p>3896117</text:p>
          </table:table-cell>
          <table:table-cell office:value-type="string" calcext:value-type="string">
            <text:p>https://api.github.com/repos/openfigis/vme</text:p>
          </table:table-cell>
          <table:table-cell table:formula="of:=REPLACE([.B1334]; 1; 29; &quot;&quot;)" office:value-type="string" office:string-value="openfigis/vme" calcext:value-type="string">
            <text:p>openfigis/vme</text:p>
          </table:table-cell>
        </table:table-row>
        <table:table-row table:style-name="ro1">
          <table:table-cell office:value-type="float" office:value="3903781" calcext:value-type="float">
            <text:p>3903781</text:p>
          </table:table-cell>
          <table:table-cell office:value-type="string" calcext:value-type="string">
            <text:p>https://api.github.com/repos/GrizzlyNIO/grizzly-mirror</text:p>
          </table:table-cell>
          <table:table-cell table:formula="of:=REPLACE([.B1335]; 1; 29; &quot;&quot;)" office:value-type="string" office:string-value="GrizzlyNIO/grizzly-mirror" calcext:value-type="string">
            <text:p>GrizzlyNIO/grizzly-mirror</text:p>
          </table:table-cell>
        </table:table-row>
        <table:table-row table:style-name="ro1">
          <table:table-cell office:value-type="float" office:value="3907597" calcext:value-type="float">
            <text:p>3907597</text:p>
          </table:table-cell>
          <table:table-cell office:value-type="string" calcext:value-type="string">
            <text:p>https://api.github.com/repos/mabrowning/minecrift</text:p>
          </table:table-cell>
          <table:table-cell table:formula="of:=REPLACE([.B1336]; 1; 29; &quot;&quot;)" office:value-type="string" office:string-value="mabrowning/minecrift" calcext:value-type="string">
            <text:p>mabrowning/minecrift</text:p>
          </table:table-cell>
        </table:table-row>
        <table:table-row table:style-name="ro1">
          <table:table-cell office:value-type="float" office:value="3912921" calcext:value-type="float">
            <text:p>3912921</text:p>
          </table:table-cell>
          <table:table-cell office:value-type="string" calcext:value-type="string">
            <text:p>https://api.github.com/repos/otavanopisto/pyramus</text:p>
          </table:table-cell>
          <table:table-cell table:formula="of:=REPLACE([.B1337]; 1; 29; &quot;&quot;)" office:value-type="string" office:string-value="otavanopisto/pyramus" calcext:value-type="string">
            <text:p>otavanopisto/pyramus</text:p>
          </table:table-cell>
        </table:table-row>
        <table:table-row table:style-name="ro1">
          <table:table-cell office:value-type="float" office:value="3913469" calcext:value-type="float">
            <text:p>3913469</text:p>
          </table:table-cell>
          <table:table-cell office:value-type="string" calcext:value-type="string">
            <text:p>https://api.github.com/repos/OpenHFT/Java-Lang</text:p>
          </table:table-cell>
          <table:table-cell table:formula="of:=REPLACE([.B1338]; 1; 29; &quot;&quot;)" office:value-type="string" office:string-value="OpenHFT/Java-Lang" calcext:value-type="string">
            <text:p>OpenHFT/Java-Lang</text:p>
          </table:table-cell>
        </table:table-row>
        <table:table-row table:style-name="ro1">
          <table:table-cell office:value-type="float" office:value="3929652" calcext:value-type="float">
            <text:p>3929652</text:p>
          </table:table-cell>
          <table:table-cell office:value-type="string" calcext:value-type="string">
            <text:p>https://api.github.com/repos/devicehive/devicehive-java</text:p>
          </table:table-cell>
          <table:table-cell table:formula="of:=REPLACE([.B1339]; 1; 29; &quot;&quot;)" office:value-type="string" office:string-value="devicehive/devicehive-java" calcext:value-type="string">
            <text:p>devicehive/devicehive-java</text:p>
          </table:table-cell>
        </table:table-row>
        <table:table-row table:style-name="ro1">
          <table:table-cell office:value-type="float" office:value="3933626" calcext:value-type="float">
            <text:p>3933626</text:p>
          </table:table-cell>
          <table:table-cell office:value-type="string" calcext:value-type="string">
            <text:p>https://api.github.com/repos/viltgroup/minium</text:p>
          </table:table-cell>
          <table:table-cell table:formula="of:=REPLACE([.B1340]; 1; 29; &quot;&quot;)" office:value-type="string" office:string-value="viltgroup/minium" calcext:value-type="string">
            <text:p>viltgroup/minium</text:p>
          </table:table-cell>
        </table:table-row>
        <table:table-row table:style-name="ro1">
          <table:table-cell office:value-type="float" office:value="3955552" calcext:value-type="float">
            <text:p>3955552</text:p>
          </table:table-cell>
          <table:table-cell office:value-type="string" calcext:value-type="string">
            <text:p>https://api.github.com/repos/apache/deltaspike</text:p>
          </table:table-cell>
          <table:table-cell table:formula="of:=REPLACE([.B1341]; 1; 29; &quot;&quot;)" office:value-type="string" office:string-value="apache/deltaspike" calcext:value-type="string">
            <text:p>apache/deltaspike</text:p>
          </table:table-cell>
        </table:table-row>
        <table:table-row table:style-name="ro1">
          <table:table-cell office:value-type="float" office:value="3957580" calcext:value-type="float">
            <text:p>3957580</text:p>
          </table:table-cell>
          <table:table-cell office:value-type="string" calcext:value-type="string">
            <text:p>https://api.github.com/repos/droolsjbpm/kie-wb-common</text:p>
          </table:table-cell>
          <table:table-cell table:formula="of:=REPLACE([.B1342]; 1; 29; &quot;&quot;)" office:value-type="string" office:string-value="droolsjbpm/kie-wb-common" calcext:value-type="string">
            <text:p>droolsjbpm/kie-wb-common</text:p>
          </table:table-cell>
        </table:table-row>
        <table:table-row table:style-name="ro1">
          <table:table-cell office:value-type="float" office:value="3957586" calcext:value-type="float">
            <text:p>3957586</text:p>
          </table:table-cell>
          <table:table-cell office:value-type="string" calcext:value-type="string">
            <text:p>https://api.github.com/repos/droolsjbpm/drools-wb</text:p>
          </table:table-cell>
          <table:table-cell table:formula="of:=REPLACE([.B1343]; 1; 29; &quot;&quot;)" office:value-type="string" office:string-value="droolsjbpm/drools-wb" calcext:value-type="string">
            <text:p>droolsjbpm/drools-wb</text:p>
          </table:table-cell>
        </table:table-row>
        <table:table-row table:style-name="ro1">
          <table:table-cell office:value-type="float" office:value="3961102" calcext:value-type="float">
            <text:p>3961102</text:p>
          </table:table-cell>
          <table:table-cell office:value-type="string" calcext:value-type="string">
            <text:p>https://api.github.com/repos/graphhopper/jsprit</text:p>
          </table:table-cell>
          <table:table-cell table:formula="of:=REPLACE([.B1344]; 1; 29; &quot;&quot;)" office:value-type="string" office:string-value="graphhopper/jsprit" calcext:value-type="string">
            <text:p>graphhopper/jsprit</text:p>
          </table:table-cell>
        </table:table-row>
        <table:table-row table:style-name="ro1">
          <table:table-cell office:value-type="float" office:value="3963976" calcext:value-type="float">
            <text:p>3963976</text:p>
          </table:table-cell>
          <table:table-cell office:value-type="string" calcext:value-type="string">
            <text:p>https://api.github.com/repos/ouya/ouya-sdk-examples</text:p>
          </table:table-cell>
          <table:table-cell table:formula="of:=REPLACE([.B1345]; 1; 29; &quot;&quot;)" office:value-type="string" office:string-value="ouya/ouya-sdk-examples" calcext:value-type="string">
            <text:p>ouya/ouya-sdk-examples</text:p>
          </table:table-cell>
        </table:table-row>
        <table:table-row table:style-name="ro1">
          <table:table-cell office:value-type="float" office:value="3964704" calcext:value-type="float">
            <text:p>3964704</text:p>
          </table:table-cell>
          <table:table-cell office:value-type="string" calcext:value-type="string">
            <text:p>https://api.github.com/repos/bcgit/bc-java</text:p>
          </table:table-cell>
          <table:table-cell table:formula="of:=REPLACE([.B1346]; 1; 29; &quot;&quot;)" office:value-type="string" office:string-value="bcgit/bc-java" calcext:value-type="string">
            <text:p>bcgit/bc-java</text:p>
          </table:table-cell>
        </table:table-row>
        <table:table-row table:style-name="ro1">
          <table:table-cell office:value-type="float" office:value="3976047" calcext:value-type="float">
            <text:p>3976047</text:p>
          </table:table-cell>
          <table:table-cell office:value-type="string" calcext:value-type="string">
            <text:p>https://api.github.com/repos/yegor256/rultor</text:p>
          </table:table-cell>
          <table:table-cell table:formula="of:=REPLACE([.B1347]; 1; 29; &quot;&quot;)" office:value-type="string" office:string-value="yegor256/rultor" calcext:value-type="string">
            <text:p>yegor256/rultor</text:p>
          </table:table-cell>
        </table:table-row>
        <table:table-row table:style-name="ro1">
          <table:table-cell office:value-type="float" office:value="3977203" calcext:value-type="float">
            <text:p>3977203</text:p>
          </table:table-cell>
          <table:table-cell office:value-type="string" calcext:value-type="string">
            <text:p>https://api.github.com/repos/ixa-ehu/ixa-pipe-nerc</text:p>
          </table:table-cell>
          <table:table-cell table:formula="of:=REPLACE([.B1348]; 1; 29; &quot;&quot;)" office:value-type="string" office:string-value="ixa-ehu/ixa-pipe-nerc" calcext:value-type="string">
            <text:p>ixa-ehu/ixa-pipe-nerc</text:p>
          </table:table-cell>
        </table:table-row>
        <table:table-row table:style-name="ro1">
          <table:table-cell office:value-type="float" office:value="3978466" calcext:value-type="float">
            <text:p>3978466</text:p>
          </table:table-cell>
          <table:table-cell office:value-type="string" calcext:value-type="string">
            <text:p>https://api.github.com/repos/europeana/Europeana-Cloud</text:p>
          </table:table-cell>
          <table:table-cell table:formula="of:=REPLACE([.B1349]; 1; 29; &quot;&quot;)" office:value-type="string" office:string-value="europeana/Europeana-Cloud" calcext:value-type="string">
            <text:p>europeana/Europeana-Cloud</text:p>
          </table:table-cell>
        </table:table-row>
        <table:table-row table:style-name="ro1">
          <table:table-cell office:value-type="float" office:value="3984336" calcext:value-type="float">
            <text:p>3984336</text:p>
          </table:table-cell>
          <table:table-cell office:value-type="string" calcext:value-type="string">
            <text:p>https://api.github.com/repos/threadly/threadly</text:p>
          </table:table-cell>
          <table:table-cell table:formula="of:=REPLACE([.B1350]; 1; 29; &quot;&quot;)" office:value-type="string" office:string-value="threadly/threadly" calcext:value-type="string">
            <text:p>threadly/threadly</text:p>
          </table:table-cell>
        </table:table-row>
        <table:table-row table:style-name="ro1">
          <table:table-cell office:value-type="float" office:value="3991395" calcext:value-type="float">
            <text:p>3991395</text:p>
          </table:table-cell>
          <table:table-cell office:value-type="string" calcext:value-type="string">
            <text:p>https://api.github.com/repos/glyptodon/guacamole-client</text:p>
          </table:table-cell>
          <table:table-cell table:formula="of:=REPLACE([.B1351]; 1; 29; &quot;&quot;)" office:value-type="string" office:string-value="glyptodon/guacamole-client" calcext:value-type="string">
            <text:p>glyptodon/guacamole-client</text:p>
          </table:table-cell>
        </table:table-row>
        <table:table-row table:style-name="ro1">
          <table:table-cell office:value-type="float" office:value="3995576" calcext:value-type="float">
            <text:p>3995576</text:p>
          </table:table-cell>
          <table:table-cell office:value-type="string" calcext:value-type="string">
            <text:p>https://api.github.com/repos/schildbach/public-transport-enabler</text:p>
          </table:table-cell>
          <table:table-cell table:formula="of:=REPLACE([.B1352]; 1; 29; &quot;&quot;)" office:value-type="string" office:string-value="schildbach/public-transport-enabler" calcext:value-type="string">
            <text:p>schildbach/public-transport-enabler</text:p>
          </table:table-cell>
        </table:table-row>
        <table:table-row table:style-name="ro1">
          <table:table-cell office:value-type="float" office:value="3996066" calcext:value-type="float">
            <text:p>3996066</text:p>
          </table:table-cell>
          <table:table-cell office:value-type="string" calcext:value-type="string">
            <text:p>https://api.github.com/repos/ninjaframework/ninja</text:p>
          </table:table-cell>
          <table:table-cell table:formula="of:=REPLACE([.B1353]; 1; 29; &quot;&quot;)" office:value-type="string" office:string-value="ninjaframework/ninja" calcext:value-type="string">
            <text:p>ninjaframework/ninja</text:p>
          </table:table-cell>
        </table:table-row>
        <table:table-row table:style-name="ro1">
          <table:table-cell office:value-type="float" office:value="4002014" calcext:value-type="float">
            <text:p>4002014</text:p>
          </table:table-cell>
          <table:table-cell office:value-type="string" calcext:value-type="string">
            <text:p>https://api.github.com/repos/JSQLParser/JSqlParser</text:p>
          </table:table-cell>
          <table:table-cell table:formula="of:=REPLACE([.B1354]; 1; 29; &quot;&quot;)" office:value-type="string" office:string-value="JSQLParser/JSqlParser" calcext:value-type="string">
            <text:p>JSQLParser/JSqlParser</text:p>
          </table:table-cell>
        </table:table-row>
        <table:table-row table:style-name="ro1">
          <table:table-cell office:value-type="float" office:value="4010319" calcext:value-type="float">
            <text:p>4010319</text:p>
          </table:table-cell>
          <table:table-cell office:value-type="string" calcext:value-type="string">
            <text:p>https://api.github.com/repos/mraof/Minestuck</text:p>
          </table:table-cell>
          <table:table-cell table:formula="of:=REPLACE([.B1355]; 1; 29; &quot;&quot;)" office:value-type="string" office:string-value="mraof/Minestuck" calcext:value-type="string">
            <text:p>mraof/Minestuck</text:p>
          </table:table-cell>
        </table:table-row>
        <table:table-row table:style-name="ro1">
          <table:table-cell office:value-type="float" office:value="4011430" calcext:value-type="float">
            <text:p>4011430</text:p>
          </table:table-cell>
          <table:table-cell office:value-type="string" calcext:value-type="string">
            <text:p>https://api.github.com/repos/groovy/GMavenPlus</text:p>
          </table:table-cell>
          <table:table-cell table:formula="of:=REPLACE([.B1356]; 1; 29; &quot;&quot;)" office:value-type="string" office:string-value="groovy/GMavenPlus" calcext:value-type="string">
            <text:p>groovy/GMavenPlus</text:p>
          </table:table-cell>
        </table:table-row>
        <table:table-row table:style-name="ro1">
          <table:table-cell office:value-type="float" office:value="4027957" calcext:value-type="float">
            <text:p>4027957</text:p>
          </table:table-cell>
          <table:table-cell office:value-type="string" calcext:value-type="string">
            <text:p>https://api.github.com/repos/mgarin/weblaf</text:p>
          </table:table-cell>
          <table:table-cell table:formula="of:=REPLACE([.B1357]; 1; 29; &quot;&quot;)" office:value-type="string" office:string-value="mgarin/weblaf" calcext:value-type="string">
            <text:p>mgarin/weblaf</text:p>
          </table:table-cell>
        </table:table-row>
        <table:table-row table:style-name="ro1">
          <table:table-cell office:value-type="float" office:value="4032393" calcext:value-type="float">
            <text:p>4032393</text:p>
          </table:table-cell>
          <table:table-cell office:value-type="string" calcext:value-type="string">
            <text:p>https://api.github.com/repos/svn2github/ehcache</text:p>
          </table:table-cell>
          <table:table-cell table:formula="of:=REPLACE([.B1358]; 1; 29; &quot;&quot;)" office:value-type="string" office:string-value="svn2github/ehcache" calcext:value-type="string">
            <text:p>svn2github/ehcache</text:p>
          </table:table-cell>
        </table:table-row>
        <table:table-row table:style-name="ro1">
          <table:table-cell office:value-type="float" office:value="4033017" calcext:value-type="float">
            <text:p>4033017</text:p>
          </table:table-cell>
          <table:table-cell office:value-type="string" calcext:value-type="string">
            <text:p>https://api.github.com/repos/ubc/acj-versus</text:p>
          </table:table-cell>
          <table:table-cell table:formula="of:=REPLACE([.B1359]; 1; 29; &quot;&quot;)" office:value-type="string" office:string-value="ubc/acj-versus" calcext:value-type="string">
            <text:p>ubc/acj-versus</text:p>
          </table:table-cell>
        </table:table-row>
        <table:table-row table:style-name="ro1">
          <table:table-cell office:value-type="float" office:value="4033049" calcext:value-type="float">
            <text:p>4033049</text:p>
          </table:table-cell>
          <table:table-cell office:value-type="string" calcext:value-type="string">
            <text:p>https://api.github.com/repos/pentaho/pentaho-hadoop-shims</text:p>
          </table:table-cell>
          <table:table-cell table:formula="of:=REPLACE([.B1360]; 1; 29; &quot;&quot;)" office:value-type="string" office:string-value="pentaho/pentaho-hadoop-shims" calcext:value-type="string">
            <text:p>pentaho/pentaho-hadoop-shims</text:p>
          </table:table-cell>
        </table:table-row>
        <table:table-row table:style-name="ro1">
          <table:table-cell office:value-type="float" office:value="4039583" calcext:value-type="float">
            <text:p>4039583</text:p>
          </table:table-cell>
          <table:table-cell office:value-type="string" calcext:value-type="string">
            <text:p>https://api.github.com/repos/apache/sis</text:p>
          </table:table-cell>
          <table:table-cell table:formula="of:=REPLACE([.B1361]; 1; 29; &quot;&quot;)" office:value-type="string" office:string-value="apache/sis" calcext:value-type="string">
            <text:p>apache/sis</text:p>
          </table:table-cell>
        </table:table-row>
        <table:table-row table:style-name="ro1">
          <table:table-cell office:value-type="float" office:value="4042784" calcext:value-type="float">
            <text:p>4042784</text:p>
          </table:table-cell>
          <table:table-cell office:value-type="string" calcext:value-type="string">
            <text:p>https://api.github.com/repos/bitbar/testdroid-api</text:p>
          </table:table-cell>
          <table:table-cell table:formula="of:=REPLACE([.B1362]; 1; 29; &quot;&quot;)" office:value-type="string" office:string-value="bitbar/testdroid-api" calcext:value-type="string">
            <text:p>bitbar/testdroid-api</text:p>
          </table:table-cell>
        </table:table-row>
        <table:table-row table:style-name="ro1">
          <table:table-cell office:value-type="float" office:value="4050825" calcext:value-type="float">
            <text:p>4050825</text:p>
          </table:table-cell>
          <table:table-cell office:value-type="string" calcext:value-type="string">
            <text:p>https://api.github.com/repos/millecker/applications</text:p>
          </table:table-cell>
          <table:table-cell table:formula="of:=REPLACE([.B1363]; 1; 29; &quot;&quot;)" office:value-type="string" office:string-value="millecker/applications" calcext:value-type="string">
            <text:p>millecker/applications</text:p>
          </table:table-cell>
        </table:table-row>
        <table:table-row table:style-name="ro1">
          <table:table-cell office:value-type="float" office:value="4052865" calcext:value-type="float">
            <text:p>4052865</text:p>
          </table:table-cell>
          <table:table-cell office:value-type="string" calcext:value-type="string">
            <text:p>https://api.github.com/repos/ZionSoft/Obadiah</text:p>
          </table:table-cell>
          <table:table-cell table:formula="of:=REPLACE([.B1364]; 1; 29; &quot;&quot;)" office:value-type="string" office:string-value="ZionSoft/Obadiah" calcext:value-type="string">
            <text:p>ZionSoft/Obadiah</text:p>
          </table:table-cell>
        </table:table-row>
        <table:table-row table:style-name="ro1">
          <table:table-cell office:value-type="float" office:value="4054274" calcext:value-type="float">
            <text:p>4054274</text:p>
          </table:table-cell>
          <table:table-cell office:value-type="string" calcext:value-type="string">
            <text:p>https://api.github.com/repos/testify-no/ecFeed</text:p>
          </table:table-cell>
          <table:table-cell table:formula="of:=REPLACE([.B1365]; 1; 29; &quot;&quot;)" office:value-type="string" office:string-value="testify-no/ecFeed" calcext:value-type="string">
            <text:p>testify-no/ecFeed</text:p>
          </table:table-cell>
        </table:table-row>
        <table:table-row table:style-name="ro1">
          <table:table-cell office:value-type="float" office:value="4072004" calcext:value-type="float">
            <text:p>4072004</text:p>
          </table:table-cell>
          <table:table-cell office:value-type="string" calcext:value-type="string">
            <text:p>https://api.github.com/repos/kornl/gMCP</text:p>
          </table:table-cell>
          <table:table-cell table:formula="of:=REPLACE([.B1366]; 1; 29; &quot;&quot;)" office:value-type="string" office:string-value="kornl/gMCP" calcext:value-type="string">
            <text:p>kornl/gMCP</text:p>
          </table:table-cell>
        </table:table-row>
        <table:table-row table:style-name="ro1">
          <table:table-cell office:value-type="float" office:value="4076292" calcext:value-type="float">
            <text:p>4076292</text:p>
          </table:table-cell>
          <table:table-cell office:value-type="string" calcext:value-type="string">
            <text:p>https://api.github.com/repos/withitergroup/quhao</text:p>
          </table:table-cell>
          <table:table-cell table:formula="of:=REPLACE([.B1367]; 1; 29; &quot;&quot;)" office:value-type="string" office:string-value="withitergroup/quhao" calcext:value-type="string">
            <text:p>withitergroup/quhao</text:p>
          </table:table-cell>
        </table:table-row>
        <table:table-row table:style-name="ro1">
          <table:table-cell office:value-type="float" office:value="4100577" calcext:value-type="float">
            <text:p>4100577</text:p>
          </table:table-cell>
          <table:table-cell office:value-type="string" calcext:value-type="string">
            <text:p>https://api.github.com/repos/killbill/killbill-api</text:p>
          </table:table-cell>
          <table:table-cell table:formula="of:=REPLACE([.B1368]; 1; 29; &quot;&quot;)" office:value-type="string" office:string-value="killbill/killbill-api" calcext:value-type="string">
            <text:p>killbill/killbill-api</text:p>
          </table:table-cell>
        </table:table-row>
        <table:table-row table:style-name="ro1">
          <table:table-cell office:value-type="float" office:value="4112140" calcext:value-type="float">
            <text:p>4112140</text:p>
          </table:table-cell>
          <table:table-cell office:value-type="string" calcext:value-type="string">
            <text:p>https://api.github.com/repos/kelsos/mbrc</text:p>
          </table:table-cell>
          <table:table-cell table:formula="of:=REPLACE([.B1369]; 1; 29; &quot;&quot;)" office:value-type="string" office:string-value="kelsos/mbrc" calcext:value-type="string">
            <text:p>kelsos/mbrc</text:p>
          </table:table-cell>
        </table:table-row>
        <table:table-row table:style-name="ro1">
          <table:table-cell office:value-type="float" office:value="4113881" calcext:value-type="float">
            <text:p>4113881</text:p>
          </table:table-cell>
          <table:table-cell office:value-type="string" calcext:value-type="string">
            <text:p>https://api.github.com/repos/caarmen/scrumchatter</text:p>
          </table:table-cell>
          <table:table-cell table:formula="of:=REPLACE([.B1370]; 1; 29; &quot;&quot;)" office:value-type="string" office:string-value="caarmen/scrumchatter" calcext:value-type="string">
            <text:p>caarmen/scrumchatter</text:p>
          </table:table-cell>
        </table:table-row>
        <table:table-row table:style-name="ro1">
          <table:table-cell office:value-type="float" office:value="4132303" calcext:value-type="float">
            <text:p>4132303</text:p>
          </table:table-cell>
          <table:table-cell office:value-type="string" calcext:value-type="string">
            <text:p>https://api.github.com/repos/bsutton/scoutmaster</text:p>
          </table:table-cell>
          <table:table-cell table:formula="of:=REPLACE([.B1371]; 1; 29; &quot;&quot;)" office:value-type="string" office:string-value="bsutton/scoutmaster" calcext:value-type="string">
            <text:p>bsutton/scoutmaster</text:p>
          </table:table-cell>
        </table:table-row>
        <table:table-row table:style-name="ro1">
          <table:table-cell office:value-type="float" office:value="4141117" calcext:value-type="float">
            <text:p>4141117</text:p>
          </table:table-cell>
          <table:table-cell office:value-type="string" calcext:value-type="string">
            <text:p>https://api.github.com/repos/gerc99/SawimNE</text:p>
          </table:table-cell>
          <table:table-cell table:formula="of:=REPLACE([.B1372]; 1; 29; &quot;&quot;)" office:value-type="string" office:string-value="gerc99/SawimNE" calcext:value-type="string">
            <text:p>gerc99/SawimNE</text:p>
          </table:table-cell>
        </table:table-row>
        <table:table-row table:style-name="ro1">
          <table:table-cell office:value-type="float" office:value="4142043" calcext:value-type="float">
            <text:p>4142043</text:p>
          </table:table-cell>
          <table:table-cell office:value-type="string" calcext:value-type="string">
            <text:p>https://api.github.com/repos/luversof/bluesky-project</text:p>
          </table:table-cell>
          <table:table-cell table:formula="of:=REPLACE([.B1373]; 1; 29; &quot;&quot;)" office:value-type="string" office:string-value="luversof/bluesky-project" calcext:value-type="string">
            <text:p>luversof/bluesky-project</text:p>
          </table:table-cell>
        </table:table-row>
        <table:table-row table:style-name="ro1">
          <table:table-cell office:value-type="float" office:value="4148854" calcext:value-type="float">
            <text:p>4148854</text:p>
          </table:table-cell>
          <table:table-cell office:value-type="string" calcext:value-type="string">
            <text:p>https://api.github.com/repos/SblockCo/Sblock</text:p>
          </table:table-cell>
          <table:table-cell table:formula="of:=REPLACE([.B1374]; 1; 29; &quot;&quot;)" office:value-type="string" office:string-value="SblockCo/Sblock" calcext:value-type="string">
            <text:p>SblockCo/Sblock</text:p>
          </table:table-cell>
        </table:table-row>
        <table:table-row table:style-name="ro1">
          <table:table-cell office:value-type="float" office:value="4151350" calcext:value-type="float">
            <text:p>4151350</text:p>
          </table:table-cell>
          <table:table-cell office:value-type="string" calcext:value-type="string">
            <text:p>https://api.github.com/repos/seecr/meresco-lucene</text:p>
          </table:table-cell>
          <table:table-cell table:formula="of:=REPLACE([.B1375]; 1; 29; &quot;&quot;)" office:value-type="string" office:string-value="seecr/meresco-lucene" calcext:value-type="string">
            <text:p>seecr/meresco-lucene</text:p>
          </table:table-cell>
        </table:table-row>
        <table:table-row table:style-name="ro1">
          <table:table-cell office:value-type="float" office:value="4156160" calcext:value-type="float">
            <text:p>4156160</text:p>
          </table:table-cell>
          <table:table-cell office:value-type="string" calcext:value-type="string">
            <text:p>https://api.github.com/repos/elexis/elexis-3-core</text:p>
          </table:table-cell>
          <table:table-cell table:formula="of:=REPLACE([.B1376]; 1; 29; &quot;&quot;)" office:value-type="string" office:string-value="elexis/elexis-3-core" calcext:value-type="string">
            <text:p>elexis/elexis-3-core</text:p>
          </table:table-cell>
        </table:table-row>
        <table:table-row table:style-name="ro1">
          <table:table-cell office:value-type="float" office:value="4174685" calcext:value-type="float">
            <text:p>4174685</text:p>
          </table:table-cell>
          <table:table-cell office:value-type="string" calcext:value-type="string">
            <text:p>https://api.github.com/repos/imagej/imagej-omero</text:p>
          </table:table-cell>
          <table:table-cell table:formula="of:=REPLACE([.B1377]; 1; 29; &quot;&quot;)" office:value-type="string" office:string-value="imagej/imagej-omero" calcext:value-type="string">
            <text:p>imagej/imagej-omero</text:p>
          </table:table-cell>
        </table:table-row>
        <table:table-row table:style-name="ro1">
          <table:table-cell office:value-type="float" office:value="4176275" calcext:value-type="float">
            <text:p>4176275</text:p>
          </table:table-cell>
          <table:table-cell office:value-type="string" calcext:value-type="string">
            <text:p>https://api.github.com/repos/klemens/openolat</text:p>
          </table:table-cell>
          <table:table-cell table:formula="of:=REPLACE([.B1378]; 1; 29; &quot;&quot;)" office:value-type="string" office:string-value="klemens/openolat" calcext:value-type="string">
            <text:p>klemens/openolat</text:p>
          </table:table-cell>
        </table:table-row>
        <table:table-row table:style-name="ro1">
          <table:table-cell office:value-type="float" office:value="4179077" calcext:value-type="float">
            <text:p>4179077</text:p>
          </table:table-cell>
          <table:table-cell office:value-type="string" calcext:value-type="string">
            <text:p>https://api.github.com/repos/mongodb/morphia</text:p>
          </table:table-cell>
          <table:table-cell table:formula="of:=REPLACE([.B1379]; 1; 29; &quot;&quot;)" office:value-type="string" office:string-value="mongodb/morphia" calcext:value-type="string">
            <text:p>mongodb/morphia</text:p>
          </table:table-cell>
        </table:table-row>
        <table:table-row table:style-name="ro1">
          <table:table-cell office:value-type="float" office:value="4186200" calcext:value-type="float">
            <text:p>4186200</text:p>
          </table:table-cell>
          <table:table-cell office:value-type="string" calcext:value-type="string">
            <text:p>https://api.github.com/repos/terre-virtuelle/navisu</text:p>
          </table:table-cell>
          <table:table-cell table:formula="of:=REPLACE([.B1380]; 1; 29; &quot;&quot;)" office:value-type="string" office:string-value="terre-virtuelle/navisu" calcext:value-type="string">
            <text:p>terre-virtuelle/navisu</text:p>
          </table:table-cell>
        </table:table-row>
        <table:table-row table:style-name="ro1">
          <table:table-cell office:value-type="float" office:value="4191308" calcext:value-type="float">
            <text:p>4191308</text:p>
          </table:table-cell>
          <table:table-cell office:value-type="string" calcext:value-type="string">
            <text:p>https://api.github.com/repos/silanis/esl.sdk.java</text:p>
          </table:table-cell>
          <table:table-cell table:formula="of:=REPLACE([.B1381]; 1; 29; &quot;&quot;)" office:value-type="string" office:string-value="silanis/esl.sdk.java" calcext:value-type="string">
            <text:p>silanis/esl.sdk.java</text:p>
          </table:table-cell>
        </table:table-row>
        <table:table-row table:style-name="ro1">
          <table:table-cell office:value-type="float" office:value="4191586" calcext:value-type="float">
            <text:p>4191586</text:p>
          </table:table-cell>
          <table:table-cell office:value-type="string" calcext:value-type="string">
            <text:p>https://api.github.com/repos/domogik/domodroid</text:p>
          </table:table-cell>
          <table:table-cell table:formula="of:=REPLACE([.B1382]; 1; 29; &quot;&quot;)" office:value-type="string" office:string-value="domogik/domodroid" calcext:value-type="string">
            <text:p>domogik/domodroid</text:p>
          </table:table-cell>
        </table:table-row>
        <table:table-row table:style-name="ro1">
          <table:table-cell office:value-type="float" office:value="4192364" calcext:value-type="float">
            <text:p>4192364</text:p>
          </table:table-cell>
          <table:table-cell office:value-type="string" calcext:value-type="string">
            <text:p>https://api.github.com/repos/Netflix/genie</text:p>
          </table:table-cell>
          <table:table-cell table:formula="of:=REPLACE([.B1383]; 1; 29; &quot;&quot;)" office:value-type="string" office:string-value="Netflix/genie" calcext:value-type="string">
            <text:p>Netflix/genie</text:p>
          </table:table-cell>
        </table:table-row>
        <table:table-row table:style-name="ro1">
          <table:table-cell office:value-type="float" office:value="4203516" calcext:value-type="float">
            <text:p>4203516</text:p>
          </table:table-cell>
          <table:table-cell office:value-type="string" calcext:value-type="string">
            <text:p>https://api.github.com/repos/eclipse/osee</text:p>
          </table:table-cell>
          <table:table-cell table:formula="of:=REPLACE([.B1384]; 1; 29; &quot;&quot;)" office:value-type="string" office:string-value="eclipse/osee" calcext:value-type="string">
            <text:p>eclipse/osee</text:p>
          </table:table-cell>
        </table:table-row>
        <table:table-row table:style-name="ro1">
          <table:table-cell office:value-type="float" office:value="4207418" calcext:value-type="float">
            <text:p>4207418</text:p>
          </table:table-cell>
          <table:table-cell office:value-type="string" calcext:value-type="string">
            <text:p>https://api.github.com/repos/foyt/fni</text:p>
          </table:table-cell>
          <table:table-cell table:formula="of:=REPLACE([.B1385]; 1; 29; &quot;&quot;)" office:value-type="string" office:string-value="foyt/fni" calcext:value-type="string">
            <text:p>foyt/fni</text:p>
          </table:table-cell>
        </table:table-row>
        <table:table-row table:style-name="ro1">
          <table:table-cell office:value-type="float" office:value="4209909" calcext:value-type="float">
            <text:p>4209909</text:p>
          </table:table-cell>
          <table:table-cell office:value-type="string" calcext:value-type="string">
            <text:p>https://api.github.com/repos/clun/ff4j</text:p>
          </table:table-cell>
          <table:table-cell table:formula="of:=REPLACE([.B1386]; 1; 29; &quot;&quot;)" office:value-type="string" office:string-value="clun/ff4j" calcext:value-type="string">
            <text:p>clun/ff4j</text:p>
          </table:table-cell>
        </table:table-row>
        <table:table-row table:style-name="ro1">
          <table:table-cell office:value-type="float" office:value="4216450" calcext:value-type="float">
            <text:p>4216450</text:p>
          </table:table-cell>
          <table:table-cell office:value-type="string" calcext:value-type="string">
            <text:p>https://api.github.com/repos/psjava/psjava</text:p>
          </table:table-cell>
          <table:table-cell table:formula="of:=REPLACE([.B1387]; 1; 29; &quot;&quot;)" office:value-type="string" office:string-value="psjava/psjava" calcext:value-type="string">
            <text:p>psjava/psjava</text:p>
          </table:table-cell>
        </table:table-row>
        <table:table-row table:style-name="ro1">
          <table:table-cell office:value-type="float" office:value="4217877" calcext:value-type="float">
            <text:p>4217877</text:p>
          </table:table-cell>
          <table:table-cell office:value-type="string" calcext:value-type="string">
            <text:p>https://api.github.com/repos/felixvelasco/test</text:p>
          </table:table-cell>
          <table:table-cell table:formula="of:=REPLACE([.B1388]; 1; 29; &quot;&quot;)" office:value-type="string" office:string-value="felixvelasco/test" calcext:value-type="string">
            <text:p>felixvelasco/test</text:p>
          </table:table-cell>
        </table:table-row>
        <table:table-row table:style-name="ro1">
          <table:table-cell office:value-type="float" office:value="4222978" calcext:value-type="float">
            <text:p>4222978</text:p>
          </table:table-cell>
          <table:table-cell office:value-type="string" calcext:value-type="string">
            <text:p>https://api.github.com/repos/Esri/arcgis-runtime-samples-java</text:p>
          </table:table-cell>
          <table:table-cell table:formula="of:=REPLACE([.B1389]; 1; 29; &quot;&quot;)" office:value-type="string" office:string-value="Esri/arcgis-runtime-samples-java" calcext:value-type="string">
            <text:p>Esri/arcgis-runtime-samples-java</text:p>
          </table:table-cell>
        </table:table-row>
        <table:table-row table:style-name="ro1">
          <table:table-cell office:value-type="float" office:value="4231290" calcext:value-type="float">
            <text:p>4231290</text:p>
          </table:table-cell>
          <table:table-cell office:value-type="string" calcext:value-type="string">
            <text:p>https://api.github.com/repos/cwoolner/flex-poker</text:p>
          </table:table-cell>
          <table:table-cell table:formula="of:=REPLACE([.B1390]; 1; 29; &quot;&quot;)" office:value-type="string" office:string-value="cwoolner/flex-poker" calcext:value-type="string">
            <text:p>cwoolner/flex-poker</text:p>
          </table:table-cell>
        </table:table-row>
        <table:table-row table:style-name="ro1">
          <table:table-cell office:value-type="float" office:value="4232929" calcext:value-type="float">
            <text:p>4232929</text:p>
          </table:table-cell>
          <table:table-cell office:value-type="string" calcext:value-type="string">
            <text:p>https://api.github.com/repos/cdi-spec/cdi-tck</text:p>
          </table:table-cell>
          <table:table-cell table:formula="of:=REPLACE([.B1391]; 1; 29; &quot;&quot;)" office:value-type="string" office:string-value="cdi-spec/cdi-tck" calcext:value-type="string">
            <text:p>cdi-spec/cdi-tck</text:p>
          </table:table-cell>
        </table:table-row>
        <table:table-row table:style-name="ro1">
          <table:table-cell office:value-type="float" office:value="4254863" calcext:value-type="float">
            <text:p>4254863</text:p>
          </table:table-cell>
          <table:table-cell office:value-type="string" calcext:value-type="string">
            <text:p>https://api.github.com/repos/apache/incubator-tez</text:p>
          </table:table-cell>
          <table:table-cell table:formula="of:=REPLACE([.B1392]; 1; 29; &quot;&quot;)" office:value-type="string" office:string-value="apache/incubator-tez" calcext:value-type="string">
            <text:p>apache/incubator-tez</text:p>
          </table:table-cell>
        </table:table-row>
        <table:table-row table:style-name="ro1">
          <table:table-cell office:value-type="float" office:value="4264879" calcext:value-type="float">
            <text:p>4264879</text:p>
          </table:table-cell>
          <table:table-cell office:value-type="string" calcext:value-type="string">
            <text:p>https://api.github.com/repos/Netflix/feign</text:p>
          </table:table-cell>
          <table:table-cell table:formula="of:=REPLACE([.B1393]; 1; 29; &quot;&quot;)" office:value-type="string" office:string-value="Netflix/feign" calcext:value-type="string">
            <text:p>Netflix/feign</text:p>
          </table:table-cell>
        </table:table-row>
        <table:table-row table:style-name="ro1">
          <table:table-cell office:value-type="float" office:value="4277124" calcext:value-type="float">
            <text:p>4277124</text:p>
          </table:table-cell>
          <table:table-cell office:value-type="string" calcext:value-type="string">
            <text:p>https://api.github.com/repos/Jaspersoft/js-android-sdk</text:p>
          </table:table-cell>
          <table:table-cell table:formula="of:=REPLACE([.B1394]; 1; 29; &quot;&quot;)" office:value-type="string" office:string-value="Jaspersoft/js-android-sdk" calcext:value-type="string">
            <text:p>Jaspersoft/js-android-sdk</text:p>
          </table:table-cell>
        </table:table-row>
        <table:table-row table:style-name="ro1">
          <table:table-cell office:value-type="float" office:value="4277125" calcext:value-type="float">
            <text:p>4277125</text:p>
          </table:table-cell>
          <table:table-cell office:value-type="string" calcext:value-type="string">
            <text:p>https://api.github.com/repos/Jaspersoft/js-android-app</text:p>
          </table:table-cell>
          <table:table-cell table:formula="of:=REPLACE([.B1395]; 1; 29; &quot;&quot;)" office:value-type="string" office:string-value="Jaspersoft/js-android-app" calcext:value-type="string">
            <text:p>Jaspersoft/js-android-app</text:p>
          </table:table-cell>
        </table:table-row>
        <table:table-row table:style-name="ro1">
          <table:table-cell office:value-type="float" office:value="4280791" calcext:value-type="float">
            <text:p>4280791</text:p>
          </table:table-cell>
          <table:table-cell office:value-type="string" calcext:value-type="string">
            <text:p>https://api.github.com/repos/forge/furnace</text:p>
          </table:table-cell>
          <table:table-cell table:formula="of:=REPLACE([.B1396]; 1; 29; &quot;&quot;)" office:value-type="string" office:string-value="forge/furnace" calcext:value-type="string">
            <text:p>forge/furnace</text:p>
          </table:table-cell>
        </table:table-row>
        <table:table-row table:style-name="ro1">
          <table:table-cell office:value-type="float" office:value="4304960" calcext:value-type="float">
            <text:p>4304960</text:p>
          </table:table-cell>
          <table:table-cell office:value-type="string" calcext:value-type="string">
            <text:p>https://api.github.com/repos/stanfordnlp/CoreNLP</text:p>
          </table:table-cell>
          <table:table-cell table:formula="of:=REPLACE([.B1397]; 1; 29; &quot;&quot;)" office:value-type="string" office:string-value="stanfordnlp/CoreNLP" calcext:value-type="string">
            <text:p>stanfordnlp/CoreNLP</text:p>
          </table:table-cell>
        </table:table-row>
        <table:table-row table:style-name="ro1">
          <table:table-cell office:value-type="float" office:value="4307060" calcext:value-type="float">
            <text:p>4307060</text:p>
          </table:table-cell>
          <table:table-cell office:value-type="string" calcext:value-type="string">
            <text:p>https://api.github.com/repos/enviroCar/enviroCar-app</text:p>
          </table:table-cell>
          <table:table-cell table:formula="of:=REPLACE([.B1398]; 1; 29; &quot;&quot;)" office:value-type="string" office:string-value="enviroCar/enviroCar-app" calcext:value-type="string">
            <text:p>enviroCar/enviroCar-app</text:p>
          </table:table-cell>
        </table:table-row>
        <table:table-row table:style-name="ro1">
          <table:table-cell office:value-type="float" office:value="4314311" calcext:value-type="float">
            <text:p>4314311</text:p>
          </table:table-cell>
          <table:table-cell office:value-type="string" calcext:value-type="string">
            <text:p>https://api.github.com/repos/keycloak/keycloak</text:p>
          </table:table-cell>
          <table:table-cell table:formula="of:=REPLACE([.B1399]; 1; 29; &quot;&quot;)" office:value-type="string" office:string-value="keycloak/keycloak" calcext:value-type="string">
            <text:p>keycloak/keycloak</text:p>
          </table:table-cell>
        </table:table-row>
        <table:table-row table:style-name="ro1">
          <table:table-cell office:value-type="float" office:value="4324718" calcext:value-type="float">
            <text:p>4324718</text:p>
          </table:table-cell>
          <table:table-cell office:value-type="string" calcext:value-type="string">
            <text:p>https://api.github.com/repos/joyent/java-manta</text:p>
          </table:table-cell>
          <table:table-cell table:formula="of:=REPLACE([.B1400]; 1; 29; &quot;&quot;)" office:value-type="string" office:string-value="joyent/java-manta" calcext:value-type="string">
            <text:p>joyent/java-manta</text:p>
          </table:table-cell>
        </table:table-row>
        <table:table-row table:style-name="ro1">
          <table:table-cell office:value-type="float" office:value="4325638" calcext:value-type="float">
            <text:p>4325638</text:p>
          </table:table-cell>
          <table:table-cell office:value-type="string" calcext:value-type="string">
            <text:p>https://api.github.com/repos/mdpnp/mdpnp</text:p>
          </table:table-cell>
          <table:table-cell table:formula="of:=REPLACE([.B1401]; 1; 29; &quot;&quot;)" office:value-type="string" office:string-value="mdpnp/mdpnp" calcext:value-type="string">
            <text:p>mdpnp/mdpnp</text:p>
          </table:table-cell>
        </table:table-row>
        <table:table-row table:style-name="ro1">
          <table:table-cell office:value-type="float" office:value="4329188" calcext:value-type="float">
            <text:p>4329188</text:p>
          </table:table-cell>
          <table:table-cell office:value-type="string" calcext:value-type="string">
            <text:p>https://api.github.com/repos/alexmedv/chatvdvoem</text:p>
          </table:table-cell>
          <table:table-cell table:formula="of:=REPLACE([.B1402]; 1; 29; &quot;&quot;)" office:value-type="string" office:string-value="alexmedv/chatvdvoem" calcext:value-type="string">
            <text:p>alexmedv/chatvdvoem</text:p>
          </table:table-cell>
        </table:table-row>
        <table:table-row table:style-name="ro1">
          <table:table-cell office:value-type="float" office:value="4332424" calcext:value-type="float">
            <text:p>4332424</text:p>
          </table:table-cell>
          <table:table-cell office:value-type="string" calcext:value-type="string">
            <text:p>https://api.github.com/repos/TripNRaVeR/android_frameworks_base</text:p>
          </table:table-cell>
          <table:table-cell table:formula="of:=REPLACE([.B1403]; 1; 29; &quot;&quot;)" office:value-type="string" office:string-value="TripNRaVeR/android_frameworks_base" calcext:value-type="string">
            <text:p>TripNRaVeR/android_frameworks_base</text:p>
          </table:table-cell>
        </table:table-row>
        <table:table-row table:style-name="ro1">
          <table:table-cell office:value-type="float" office:value="4332792" calcext:value-type="float">
            <text:p>4332792</text:p>
          </table:table-cell>
          <table:table-cell office:value-type="string" calcext:value-type="string">
            <text:p>https://api.github.com/repos/SANDAG/ABM</text:p>
          </table:table-cell>
          <table:table-cell table:formula="of:=REPLACE([.B1404]; 1; 29; &quot;&quot;)" office:value-type="string" office:string-value="SANDAG/ABM" calcext:value-type="string">
            <text:p>SANDAG/ABM</text:p>
          </table:table-cell>
        </table:table-row>
        <table:table-row table:style-name="ro1">
          <table:table-cell office:value-type="float" office:value="4336697" calcext:value-type="float">
            <text:p>4336697</text:p>
          </table:table-cell>
          <table:table-cell office:value-type="string" calcext:value-type="string">
            <text:p>https://api.github.com/repos/qspin/qtaste</text:p>
          </table:table-cell>
          <table:table-cell table:formula="of:=REPLACE([.B1405]; 1; 29; &quot;&quot;)" office:value-type="string" office:string-value="qspin/qtaste" calcext:value-type="string">
            <text:p>qspin/qtaste</text:p>
          </table:table-cell>
        </table:table-row>
        <table:table-row table:style-name="ro1">
          <table:table-cell office:value-type="float" office:value="4341333" calcext:value-type="float">
            <text:p>4341333</text:p>
          </table:table-cell>
          <table:table-cell office:value-type="string" calcext:value-type="string">
            <text:p>https://api.github.com/repos/ResurrectionRemix/Resurrection_packages_apps_Settings</text:p>
          </table:table-cell>
          <table:table-cell table:formula="of:=REPLACE([.B1406]; 1; 29; &quot;&quot;)" office:value-type="string" office:string-value="ResurrectionRemix/Resurrection_packages_apps_Settings" calcext:value-type="string">
            <text:p>ResurrectionRemix/Resurrection_packages_apps_Settings</text:p>
          </table:table-cell>
        </table:table-row>
        <table:table-row table:style-name="ro1">
          <table:table-cell office:value-type="float" office:value="4346486" calcext:value-type="float">
            <text:p>4346486</text:p>
          </table:table-cell>
          <table:table-cell office:value-type="string" calcext:value-type="string">
            <text:p>https://api.github.com/repos/easemob/sdkexamples-android</text:p>
          </table:table-cell>
          <table:table-cell table:formula="of:=REPLACE([.B1407]; 1; 29; &quot;&quot;)" office:value-type="string" office:string-value="easemob/sdkexamples-android" calcext:value-type="string">
            <text:p>easemob/sdkexamples-android</text:p>
          </table:table-cell>
        </table:table-row>
        <table:table-row table:style-name="ro1">
          <table:table-cell office:value-type="float" office:value="4362388" calcext:value-type="float">
            <text:p>4362388</text:p>
          </table:table-cell>
          <table:table-cell office:value-type="string" calcext:value-type="string">
            <text:p>https://api.github.com/repos/Caleydo/caleydo</text:p>
          </table:table-cell>
          <table:table-cell table:formula="of:=REPLACE([.B1408]; 1; 29; &quot;&quot;)" office:value-type="string" office:string-value="Caleydo/caleydo" calcext:value-type="string">
            <text:p>Caleydo/caleydo</text:p>
          </table:table-cell>
        </table:table-row>
        <table:table-row table:style-name="ro1">
          <table:table-cell office:value-type="float" office:value="4366366" calcext:value-type="float">
            <text:p>4366366</text:p>
          </table:table-cell>
          <table:table-cell office:value-type="string" calcext:value-type="string">
            <text:p>https://api.github.com/repos/mirror/jdownloader</text:p>
          </table:table-cell>
          <table:table-cell table:formula="of:=REPLACE([.B1409]; 1; 29; &quot;&quot;)" office:value-type="string" office:string-value="mirror/jdownloader" calcext:value-type="string">
            <text:p>mirror/jdownloader</text:p>
          </table:table-cell>
        </table:table-row>
        <table:table-row table:style-name="ro1">
          <table:table-cell office:value-type="float" office:value="4368799" calcext:value-type="float">
            <text:p>4368799</text:p>
          </table:table-cell>
          <table:table-cell office:value-type="string" calcext:value-type="string">
            <text:p>https://api.github.com/repos/bonitasoft/bonita-engine</text:p>
          </table:table-cell>
          <table:table-cell table:formula="of:=REPLACE([.B1410]; 1; 29; &quot;&quot;)" office:value-type="string" office:string-value="bonitasoft/bonita-engine" calcext:value-type="string">
            <text:p>bonitasoft/bonita-engine</text:p>
          </table:table-cell>
        </table:table-row>
        <table:table-row table:style-name="ro1">
          <table:table-cell office:value-type="float" office:value="4368812" calcext:value-type="float">
            <text:p>4368812</text:p>
          </table:table-cell>
          <table:table-cell office:value-type="string" calcext:value-type="string">
            <text:p>https://api.github.com/repos/bonitasoft/bonita-userfilters</text:p>
          </table:table-cell>
          <table:table-cell table:formula="of:=REPLACE([.B1411]; 1; 29; &quot;&quot;)" office:value-type="string" office:string-value="bonitasoft/bonita-userfilters" calcext:value-type="string">
            <text:p>bonitasoft/bonita-userfilters</text:p>
          </table:table-cell>
        </table:table-row>
        <table:table-row table:style-name="ro1">
          <table:table-cell office:value-type="float" office:value="4369861" calcext:value-type="float">
            <text:p>4369861</text:p>
          </table:table-cell>
          <table:table-cell office:value-type="string" calcext:value-type="string">
            <text:p>https://api.github.com/repos/saros-project/saros</text:p>
          </table:table-cell>
          <table:table-cell table:formula="of:=REPLACE([.B1412]; 1; 29; &quot;&quot;)" office:value-type="string" office:string-value="saros-project/saros" calcext:value-type="string">
            <text:p>saros-project/saros</text:p>
          </table:table-cell>
        </table:table-row>
        <table:table-row table:style-name="ro1">
          <table:table-cell office:value-type="float" office:value="4380964" calcext:value-type="float">
            <text:p>4380964</text:p>
          </table:table-cell>
          <table:table-cell office:value-type="string" calcext:value-type="string">
            <text:p>https://api.github.com/repos/SpigotMC/Spigot-API</text:p>
          </table:table-cell>
          <table:table-cell table:formula="of:=REPLACE([.B1413]; 1; 29; &quot;&quot;)" office:value-type="string" office:string-value="SpigotMC/Spigot-API" calcext:value-type="string">
            <text:p>SpigotMC/Spigot-API</text:p>
          </table:table-cell>
        </table:table-row>
        <table:table-row table:style-name="ro1">
          <table:table-cell office:value-type="float" office:value="4386034" calcext:value-type="float">
            <text:p>4386034</text:p>
          </table:table-cell>
          <table:table-cell office:value-type="string" calcext:value-type="string">
            <text:p>https://api.github.com/repos/SpigotMC/BungeeCord</text:p>
          </table:table-cell>
          <table:table-cell table:formula="of:=REPLACE([.B1414]; 1; 29; &quot;&quot;)" office:value-type="string" office:string-value="SpigotMC/BungeeCord" calcext:value-type="string">
            <text:p>SpigotMC/BungeeCord</text:p>
          </table:table-cell>
        </table:table-row>
        <table:table-row table:style-name="ro1">
          <table:table-cell office:value-type="float" office:value="4386734" calcext:value-type="float">
            <text:p>4386734</text:p>
          </table:table-cell>
          <table:table-cell office:value-type="string" calcext:value-type="string">
            <text:p>https://api.github.com/repos/gnieh/bluelatex</text:p>
          </table:table-cell>
          <table:table-cell table:formula="of:=REPLACE([.B1415]; 1; 29; &quot;&quot;)" office:value-type="string" office:string-value="gnieh/bluelatex" calcext:value-type="string">
            <text:p>gnieh/bluelatex</text:p>
          </table:table-cell>
        </table:table-row>
        <table:table-row table:style-name="ro1">
          <table:table-cell office:value-type="float" office:value="4388502" calcext:value-type="float">
            <text:p>4388502</text:p>
          </table:table-cell>
          <table:table-cell office:value-type="string" calcext:value-type="string">
            <text:p>https://api.github.com/repos/QuarterCode/Disconnected</text:p>
          </table:table-cell>
          <table:table-cell table:formula="of:=REPLACE([.B1416]; 1; 29; &quot;&quot;)" office:value-type="string" office:string-value="QuarterCode/Disconnected" calcext:value-type="string">
            <text:p>QuarterCode/Disconnected</text:p>
          </table:table-cell>
        </table:table-row>
        <table:table-row table:style-name="ro1">
          <table:table-cell office:value-type="float" office:value="4391700" calcext:value-type="float">
            <text:p>4391700</text:p>
          </table:table-cell>
          <table:table-cell office:value-type="string" calcext:value-type="string">
            <text:p>https://api.github.com/repos/bumptech/glide</text:p>
          </table:table-cell>
          <table:table-cell table:formula="of:=REPLACE([.B1417]; 1; 29; &quot;&quot;)" office:value-type="string" office:string-value="bumptech/glide" calcext:value-type="string">
            <text:p>bumptech/glide</text:p>
          </table:table-cell>
        </table:table-row>
        <table:table-row table:style-name="ro1">
          <table:table-cell office:value-type="float" office:value="4401815" calcext:value-type="float">
            <text:p>4401815</text:p>
          </table:table-cell>
          <table:table-cell office:value-type="string" calcext:value-type="string">
            <text:p>https://api.github.com/repos/opensourceBIM/BIMserver</text:p>
          </table:table-cell>
          <table:table-cell table:formula="of:=REPLACE([.B1418]; 1; 29; &quot;&quot;)" office:value-type="string" office:string-value="opensourceBIM/BIMserver" calcext:value-type="string">
            <text:p>opensourceBIM/BIMserver</text:p>
          </table:table-cell>
        </table:table-row>
        <table:table-row table:style-name="ro1">
          <table:table-cell office:value-type="float" office:value="4409506" calcext:value-type="float">
            <text:p>4409506</text:p>
          </table:table-cell>
          <table:table-cell office:value-type="string" calcext:value-type="string">
            <text:p>https://api.github.com/repos/zycgit/hasor</text:p>
          </table:table-cell>
          <table:table-cell table:formula="of:=REPLACE([.B1419]; 1; 29; &quot;&quot;)" office:value-type="string" office:string-value="zycgit/hasor" calcext:value-type="string">
            <text:p>zycgit/hasor</text:p>
          </table:table-cell>
        </table:table-row>
        <table:table-row table:style-name="ro1">
          <table:table-cell office:value-type="float" office:value="4417278" calcext:value-type="float">
            <text:p>4417278</text:p>
          </table:table-cell>
          <table:table-cell office:value-type="string" calcext:value-type="string">
            <text:p>https://api.github.com/repos/legras/uav3i</text:p>
          </table:table-cell>
          <table:table-cell table:formula="of:=REPLACE([.B1420]; 1; 29; &quot;&quot;)" office:value-type="string" office:string-value="legras/uav3i" calcext:value-type="string">
            <text:p>legras/uav3i</text:p>
          </table:table-cell>
        </table:table-row>
        <table:table-row table:style-name="ro1">
          <table:table-cell office:value-type="float" office:value="4426791" calcext:value-type="float">
            <text:p>4426791</text:p>
          </table:table-cell>
          <table:table-cell office:value-type="string" calcext:value-type="string">
            <text:p>https://api.github.com/repos/molgenis/systemsgenetics</text:p>
          </table:table-cell>
          <table:table-cell table:formula="of:=REPLACE([.B1421]; 1; 29; &quot;&quot;)" office:value-type="string" office:string-value="molgenis/systemsgenetics" calcext:value-type="string">
            <text:p>molgenis/systemsgenetics</text:p>
          </table:table-cell>
        </table:table-row>
        <table:table-row table:style-name="ro1">
          <table:table-cell office:value-type="float" office:value="4428950" calcext:value-type="float">
            <text:p>4428950</text:p>
          </table:table-cell>
          <table:table-cell office:value-type="string" calcext:value-type="string">
            <text:p>https://api.github.com/repos/phenotips/phenotips</text:p>
          </table:table-cell>
          <table:table-cell table:formula="of:=REPLACE([.B1422]; 1; 29; &quot;&quot;)" office:value-type="string" office:string-value="phenotips/phenotips" calcext:value-type="string">
            <text:p>phenotips/phenotips</text:p>
          </table:table-cell>
        </table:table-row>
        <table:table-row table:style-name="ro1">
          <table:table-cell office:value-type="float" office:value="4431319" calcext:value-type="float">
            <text:p>4431319</text:p>
          </table:table-cell>
          <table:table-cell office:value-type="string" calcext:value-type="string">
            <text:p>https://api.github.com/repos/osiam/server</text:p>
          </table:table-cell>
          <table:table-cell table:formula="of:=REPLACE([.B1423]; 1; 29; &quot;&quot;)" office:value-type="string" office:string-value="osiam/server" calcext:value-type="string">
            <text:p>osiam/server</text:p>
          </table:table-cell>
        </table:table-row>
        <table:table-row table:style-name="ro1">
          <table:table-cell office:value-type="float" office:value="4432916" calcext:value-type="float">
            <text:p>4432916</text:p>
          </table:table-cell>
          <table:table-cell office:value-type="string" calcext:value-type="string">
            <text:p>https://api.github.com/repos/afimb/chouette</text:p>
          </table:table-cell>
          <table:table-cell table:formula="of:=REPLACE([.B1424]; 1; 29; &quot;&quot;)" office:value-type="string" office:string-value="afimb/chouette" calcext:value-type="string">
            <text:p>afimb/chouette</text:p>
          </table:table-cell>
        </table:table-row>
        <table:table-row table:style-name="ro1">
          <table:table-cell office:value-type="float" office:value="4433331" calcext:value-type="float">
            <text:p>4433331</text:p>
          </table:table-cell>
          <table:table-cell office:value-type="string" calcext:value-type="string">
            <text:p>https://api.github.com/repos/ow2-chameleon/fuchsia</text:p>
          </table:table-cell>
          <table:table-cell table:formula="of:=REPLACE([.B1425]; 1; 29; &quot;&quot;)" office:value-type="string" office:string-value="ow2-chameleon/fuchsia" calcext:value-type="string">
            <text:p>ow2-chameleon/fuchsia</text:p>
          </table:table-cell>
        </table:table-row>
        <table:table-row table:style-name="ro1">
          <table:table-cell office:value-type="float" office:value="4433564" calcext:value-type="float">
            <text:p>4433564</text:p>
          </table:table-cell>
          <table:table-cell office:value-type="string" calcext:value-type="string">
            <text:p>https://api.github.com/repos/Switajski/FlexibleOrders</text:p>
          </table:table-cell>
          <table:table-cell table:formula="of:=REPLACE([.B1426]; 1; 29; &quot;&quot;)" office:value-type="string" office:string-value="Switajski/FlexibleOrders" calcext:value-type="string">
            <text:p>Switajski/FlexibleOrders</text:p>
          </table:table-cell>
        </table:table-row>
        <table:table-row table:style-name="ro1">
          <table:table-cell office:value-type="float" office:value="4433891" calcext:value-type="float">
            <text:p>4433891</text:p>
          </table:table-cell>
          <table:table-cell office:value-type="string" calcext:value-type="string">
            <text:p>https://api.github.com/repos/charite/jannovar</text:p>
          </table:table-cell>
          <table:table-cell table:formula="of:=REPLACE([.B1427]; 1; 29; &quot;&quot;)" office:value-type="string" office:string-value="charite/jannovar" calcext:value-type="string">
            <text:p>charite/jannovar</text:p>
          </table:table-cell>
        </table:table-row>
        <table:table-row table:style-name="ro1">
          <table:table-cell office:value-type="float" office:value="4434664" calcext:value-type="float">
            <text:p>4434664</text:p>
          </table:table-cell>
          <table:table-cell office:value-type="string" calcext:value-type="string">
            <text:p>https://api.github.com/repos/bonitasoft/bonita-studio</text:p>
          </table:table-cell>
          <table:table-cell table:formula="of:=REPLACE([.B1428]; 1; 29; &quot;&quot;)" office:value-type="string" office:string-value="bonitasoft/bonita-studio" calcext:value-type="string">
            <text:p>bonitasoft/bonita-studio</text:p>
          </table:table-cell>
        </table:table-row>
        <table:table-row table:style-name="ro1">
          <table:table-cell office:value-type="float" office:value="4436603" calcext:value-type="float">
            <text:p>4436603</text:p>
          </table:table-cell>
          <table:table-cell office:value-type="string" calcext:value-type="string">
            <text:p>https://api.github.com/repos/treelogic-swe/aws-mock</text:p>
          </table:table-cell>
          <table:table-cell table:formula="of:=REPLACE([.B1429]; 1; 29; &quot;&quot;)" office:value-type="string" office:string-value="treelogic-swe/aws-mock" calcext:value-type="string">
            <text:p>treelogic-swe/aws-mock</text:p>
          </table:table-cell>
        </table:table-row>
        <table:table-row table:style-name="ro1">
          <table:table-cell office:value-type="float" office:value="4440555" calcext:value-type="float">
            <text:p>4440555</text:p>
          </table:table-cell>
          <table:table-cell office:value-type="string" calcext:value-type="string">
            <text:p>https://api.github.com/repos/killbill/killbill-analytics-plugin</text:p>
          </table:table-cell>
          <table:table-cell table:formula="of:=REPLACE([.B1430]; 1; 29; &quot;&quot;)" office:value-type="string" office:string-value="killbill/killbill-analytics-plugin" calcext:value-type="string">
            <text:p>killbill/killbill-analytics-plugin</text:p>
          </table:table-cell>
        </table:table-row>
        <table:table-row table:style-name="ro1">
          <table:table-cell office:value-type="float" office:value="4446654" calcext:value-type="float">
            <text:p>4446654</text:p>
          </table:table-cell>
          <table:table-cell office:value-type="string" calcext:value-type="string">
            <text:p>https://api.github.com/repos/platypii/BASElineFlightComputer</text:p>
          </table:table-cell>
          <table:table-cell table:formula="of:=REPLACE([.B1431]; 1; 29; &quot;&quot;)" office:value-type="string" office:string-value="platypii/BASElineFlightComputer" calcext:value-type="string">
            <text:p>platypii/BASElineFlightComputer</text:p>
          </table:table-cell>
        </table:table-row>
        <table:table-row table:style-name="ro1">
          <table:table-cell office:value-type="float" office:value="4453152" calcext:value-type="float">
            <text:p>4453152</text:p>
          </table:table-cell>
          <table:table-cell office:value-type="string" calcext:value-type="string">
            <text:p>https://api.github.com/repos/bonitasoft/bonita-web</text:p>
          </table:table-cell>
          <table:table-cell table:formula="of:=REPLACE([.B1432]; 1; 29; &quot;&quot;)" office:value-type="string" office:string-value="bonitasoft/bonita-web" calcext:value-type="string">
            <text:p>bonitasoft/bonita-web</text:p>
          </table:table-cell>
        </table:table-row>
        <table:table-row table:style-name="ro1">
          <table:table-cell office:value-type="float" office:value="4469056" calcext:value-type="float">
            <text:p>4469056</text:p>
          </table:table-cell>
          <table:table-cell office:value-type="string" calcext:value-type="string">
            <text:p>https://api.github.com/repos/estatio/estatio</text:p>
          </table:table-cell>
          <table:table-cell table:formula="of:=REPLACE([.B1433]; 1; 29; &quot;&quot;)" office:value-type="string" office:string-value="estatio/estatio" calcext:value-type="string">
            <text:p>estatio/estatio</text:p>
          </table:table-cell>
        </table:table-row>
        <table:table-row table:style-name="ro1">
          <table:table-cell office:value-type="float" office:value="4474517" calcext:value-type="float">
            <text:p>4474517</text:p>
          </table:table-cell>
          <table:table-cell office:value-type="string" calcext:value-type="string">
            <text:p>https://api.github.com/repos/tyrus-project/tyrus</text:p>
          </table:table-cell>
          <table:table-cell table:formula="of:=REPLACE([.B1434]; 1; 29; &quot;&quot;)" office:value-type="string" office:string-value="tyrus-project/tyrus" calcext:value-type="string">
            <text:p>tyrus-project/tyrus</text:p>
          </table:table-cell>
        </table:table-row>
        <table:table-row table:style-name="ro1">
          <table:table-cell office:value-type="float" office:value="4497847" calcext:value-type="float">
            <text:p>4497847</text:p>
          </table:table-cell>
          <table:table-cell office:value-type="string" calcext:value-type="string">
            <text:p>https://api.github.com/repos/jstakun/gms-world-server</text:p>
          </table:table-cell>
          <table:table-cell table:formula="of:=REPLACE([.B1435]; 1; 29; &quot;&quot;)" office:value-type="string" office:string-value="jstakun/gms-world-server" calcext:value-type="string">
            <text:p>jstakun/gms-world-server</text:p>
          </table:table-cell>
        </table:table-row>
        <table:table-row table:style-name="ro1">
          <table:table-cell office:value-type="float" office:value="4528139" calcext:value-type="float">
            <text:p>4528139</text:p>
          </table:table-cell>
          <table:table-cell office:value-type="string" calcext:value-type="string">
            <text:p>https://api.github.com/repos/osiam/connector4java</text:p>
          </table:table-cell>
          <table:table-cell table:formula="of:=REPLACE([.B1436]; 1; 29; &quot;&quot;)" office:value-type="string" office:string-value="osiam/connector4java" calcext:value-type="string">
            <text:p>osiam/connector4java</text:p>
          </table:table-cell>
        </table:table-row>
        <table:table-row table:style-name="ro1">
          <table:table-cell office:value-type="float" office:value="4552627" calcext:value-type="float">
            <text:p>4552627</text:p>
          </table:table-cell>
          <table:table-cell office:value-type="string" calcext:value-type="string">
            <text:p>https://api.github.com/repos/tingley/globalsight</text:p>
          </table:table-cell>
          <table:table-cell table:formula="of:=REPLACE([.B1437]; 1; 29; &quot;&quot;)" office:value-type="string" office:string-value="tingley/globalsight" calcext:value-type="string">
            <text:p>tingley/globalsight</text:p>
          </table:table-cell>
        </table:table-row>
        <table:table-row table:style-name="ro1">
          <table:table-cell office:value-type="float" office:value="4558958" calcext:value-type="float">
            <text:p>4558958</text:p>
          </table:table-cell>
          <table:table-cell office:value-type="string" calcext:value-type="string">
            <text:p>https://api.github.com/repos/EmilHernvall/tregmine</text:p>
          </table:table-cell>
          <table:table-cell table:formula="of:=REPLACE([.B1438]; 1; 29; &quot;&quot;)" office:value-type="string" office:string-value="EmilHernvall/tregmine" calcext:value-type="string">
            <text:p>EmilHernvall/tregmine</text:p>
          </table:table-cell>
        </table:table-row>
        <table:table-row table:style-name="ro1">
          <table:table-cell office:value-type="float" office:value="4559083" calcext:value-type="float">
            <text:p>4559083</text:p>
          </table:table-cell>
          <table:table-cell office:value-type="string" calcext:value-type="string">
            <text:p>https://api.github.com/repos/jens-meiss/blog</text:p>
          </table:table-cell>
          <table:table-cell table:formula="of:=REPLACE([.B1439]; 1; 29; &quot;&quot;)" office:value-type="string" office:string-value="jens-meiss/blog" calcext:value-type="string">
            <text:p>jens-meiss/blog</text:p>
          </table:table-cell>
        </table:table-row>
        <table:table-row table:style-name="ro1">
          <table:table-cell office:value-type="float" office:value="4561541" calcext:value-type="float">
            <text:p>4561541</text:p>
          </table:table-cell>
          <table:table-cell office:value-type="string" calcext:value-type="string">
            <text:p>https://api.github.com/repos/jior/isdp</text:p>
          </table:table-cell>
          <table:table-cell table:formula="of:=REPLACE([.B1440]; 1; 29; &quot;&quot;)" office:value-type="string" office:string-value="jior/isdp" calcext:value-type="string">
            <text:p>jior/isdp</text:p>
          </table:table-cell>
        </table:table-row>
        <table:table-row table:style-name="ro1">
          <table:table-cell office:value-type="float" office:value="4568830" calcext:value-type="float">
            <text:p>4568830</text:p>
          </table:table-cell>
          <table:table-cell office:value-type="string" calcext:value-type="string">
            <text:p>https://api.github.com/repos/podonoghue/usbdm-eclipse-plugins</text:p>
          </table:table-cell>
          <table:table-cell table:formula="of:=REPLACE([.B1441]; 1; 29; &quot;&quot;)" office:value-type="string" office:string-value="podonoghue/usbdm-eclipse-plugins" calcext:value-type="string">
            <text:p>podonoghue/usbdm-eclipse-plugins</text:p>
          </table:table-cell>
        </table:table-row>
        <table:table-row table:style-name="ro1">
          <table:table-cell office:value-type="float" office:value="4573596" calcext:value-type="float">
            <text:p>4573596</text:p>
          </table:table-cell>
          <table:table-cell office:value-type="string" calcext:value-type="string">
            <text:p>https://api.github.com/repos/madejson/SpolecznoscFinansowa</text:p>
          </table:table-cell>
          <table:table-cell table:formula="of:=REPLACE([.B1442]; 1; 29; &quot;&quot;)" office:value-type="string" office:string-value="madejson/SpolecznoscFinansowa" calcext:value-type="string">
            <text:p>madejson/SpolecznoscFinansowa</text:p>
          </table:table-cell>
        </table:table-row>
        <table:table-row table:style-name="ro1">
          <table:table-cell office:value-type="float" office:value="4583749" calcext:value-type="float">
            <text:p>4583749</text:p>
          </table:table-cell>
          <table:table-cell office:value-type="string" calcext:value-type="string">
            <text:p>https://api.github.com/repos/vauvenal5/pieShare</text:p>
          </table:table-cell>
          <table:table-cell table:formula="of:=REPLACE([.B1443]; 1; 29; &quot;&quot;)" office:value-type="string" office:string-value="vauvenal5/pieShare" calcext:value-type="string">
            <text:p>vauvenal5/pieShare</text:p>
          </table:table-cell>
        </table:table-row>
        <table:table-row table:style-name="ro1">
          <table:table-cell office:value-type="float" office:value="4586174" calcext:value-type="float">
            <text:p>4586174</text:p>
          </table:table-cell>
          <table:table-cell office:value-type="string" calcext:value-type="string">
            <text:p>https://api.github.com/repos/mikepenz/AboutLibraries</text:p>
          </table:table-cell>
          <table:table-cell table:formula="of:=REPLACE([.B1444]; 1; 29; &quot;&quot;)" office:value-type="string" office:string-value="mikepenz/AboutLibraries" calcext:value-type="string">
            <text:p>mikepenz/AboutLibraries</text:p>
          </table:table-cell>
        </table:table-row>
        <table:table-row table:style-name="ro1">
          <table:table-cell office:value-type="float" office:value="4593197" calcext:value-type="float">
            <text:p>4593197</text:p>
          </table:table-cell>
          <table:table-cell office:value-type="string" calcext:value-type="string">
            <text:p>https://api.github.com/repos/vilaca/UrlShortener</text:p>
          </table:table-cell>
          <table:table-cell table:formula="of:=REPLACE([.B1445]; 1; 29; &quot;&quot;)" office:value-type="string" office:string-value="vilaca/UrlShortener" calcext:value-type="string">
            <text:p>vilaca/UrlShortener</text:p>
          </table:table-cell>
        </table:table-row>
        <table:table-row table:style-name="ro1">
          <table:table-cell office:value-type="float" office:value="4600523" calcext:value-type="float">
            <text:p>4600523</text:p>
          </table:table-cell>
          <table:table-cell office:value-type="string" calcext:value-type="string">
            <text:p>https://api.github.com/repos/RedHatQE/jon-tests</text:p>
          </table:table-cell>
          <table:table-cell table:formula="of:=REPLACE([.B1446]; 1; 29; &quot;&quot;)" office:value-type="string" office:string-value="RedHatQE/jon-tests" calcext:value-type="string">
            <text:p>RedHatQE/jon-tests</text:p>
          </table:table-cell>
        </table:table-row>
        <table:table-row table:style-name="ro1">
          <table:table-cell office:value-type="float" office:value="4605048" calcext:value-type="float">
            <text:p>4605048</text:p>
          </table:table-cell>
          <table:table-cell office:value-type="string" calcext:value-type="string">
            <text:p>https://api.github.com/repos/OpenMods/OpenBlocks</text:p>
          </table:table-cell>
          <table:table-cell table:formula="of:=REPLACE([.B1447]; 1; 29; &quot;&quot;)" office:value-type="string" office:string-value="OpenMods/OpenBlocks" calcext:value-type="string">
            <text:p>OpenMods/OpenBlocks</text:p>
          </table:table-cell>
        </table:table-row>
        <table:table-row table:style-name="ro1">
          <table:table-cell office:value-type="float" office:value="4605855" calcext:value-type="float">
            <text:p>4605855</text:p>
          </table:table-cell>
          <table:table-cell office:value-type="string" calcext:value-type="string">
            <text:p>https://api.github.com/repos/devnexus/devnexus-site</text:p>
          </table:table-cell>
          <table:table-cell table:formula="of:=REPLACE([.B1448]; 1; 29; &quot;&quot;)" office:value-type="string" office:string-value="devnexus/devnexus-site" calcext:value-type="string">
            <text:p>devnexus/devnexus-site</text:p>
          </table:table-cell>
        </table:table-row>
        <table:table-row table:style-name="ro1">
          <table:table-cell office:value-type="float" office:value="4616106" calcext:value-type="float">
            <text:p>4616106</text:p>
          </table:table-cell>
          <table:table-cell office:value-type="string" calcext:value-type="string">
            <text:p>https://api.github.com/repos/aipocom/aipo</text:p>
          </table:table-cell>
          <table:table-cell table:formula="of:=REPLACE([.B1449]; 1; 29; &quot;&quot;)" office:value-type="string" office:string-value="aipocom/aipo" calcext:value-type="string">
            <text:p>aipocom/aipo</text:p>
          </table:table-cell>
        </table:table-row>
        <table:table-row table:style-name="ro1">
          <table:table-cell office:value-type="float" office:value="4617542" calcext:value-type="float">
            <text:p>4617542</text:p>
          </table:table-cell>
          <table:table-cell office:value-type="string" calcext:value-type="string">
            <text:p>https://api.github.com/repos/graphaware/neo4j-framework</text:p>
          </table:table-cell>
          <table:table-cell table:formula="of:=REPLACE([.B1450]; 1; 29; &quot;&quot;)" office:value-type="string" office:string-value="graphaware/neo4j-framework" calcext:value-type="string">
            <text:p>graphaware/neo4j-framework</text:p>
          </table:table-cell>
        </table:table-row>
        <table:table-row table:style-name="ro1">
          <table:table-cell office:value-type="float" office:value="4618367" calcext:value-type="float">
            <text:p>4618367</text:p>
          </table:table-cell>
          <table:table-cell office:value-type="string" calcext:value-type="string">
            <text:p>https://api.github.com/repos/synyx/urlaubsverwaltung</text:p>
          </table:table-cell>
          <table:table-cell table:formula="of:=REPLACE([.B1451]; 1; 29; &quot;&quot;)" office:value-type="string" office:string-value="synyx/urlaubsverwaltung" calcext:value-type="string">
            <text:p>synyx/urlaubsverwaltung</text:p>
          </table:table-cell>
        </table:table-row>
        <table:table-row table:style-name="ro1">
          <table:table-cell office:value-type="float" office:value="4629270" calcext:value-type="float">
            <text:p>4629270</text:p>
          </table:table-cell>
          <table:table-cell office:value-type="string" calcext:value-type="string">
            <text:p>https://api.github.com/repos/rslemos/cobolg</text:p>
          </table:table-cell>
          <table:table-cell table:formula="of:=REPLACE([.B1452]; 1; 29; &quot;&quot;)" office:value-type="string" office:string-value="rslemos/cobolg" calcext:value-type="string">
            <text:p>rslemos/cobolg</text:p>
          </table:table-cell>
        </table:table-row>
        <table:table-row table:style-name="ro1">
          <table:table-cell office:value-type="float" office:value="4629695" calcext:value-type="float">
            <text:p>4629695</text:p>
          </table:table-cell>
          <table:table-cell office:value-type="string" calcext:value-type="string">
            <text:p>https://api.github.com/repos/elexis/elexis-3-base</text:p>
          </table:table-cell>
          <table:table-cell table:formula="of:=REPLACE([.B1453]; 1; 29; &quot;&quot;)" office:value-type="string" office:string-value="elexis/elexis-3-base" calcext:value-type="string">
            <text:p>elexis/elexis-3-base</text:p>
          </table:table-cell>
        </table:table-row>
        <table:table-row table:style-name="ro1">
          <table:table-cell office:value-type="float" office:value="4636539" calcext:value-type="float">
            <text:p>4636539</text:p>
          </table:table-cell>
          <table:table-cell office:value-type="string" calcext:value-type="string">
            <text:p>https://api.github.com/repos/protegeproject/webprotege</text:p>
          </table:table-cell>
          <table:table-cell table:formula="of:=REPLACE([.B1454]; 1; 29; &quot;&quot;)" office:value-type="string" office:string-value="protegeproject/webprotege" calcext:value-type="string">
            <text:p>protegeproject/webprotege</text:p>
          </table:table-cell>
        </table:table-row>
        <table:table-row table:style-name="ro1">
          <table:table-cell office:value-type="float" office:value="4640659" calcext:value-type="float">
            <text:p>4640659</text:p>
          </table:table-cell>
          <table:table-cell office:value-type="string" calcext:value-type="string">
            <text:p>https://api.github.com/repos/diesieben07/SevenCommons</text:p>
          </table:table-cell>
          <table:table-cell table:formula="of:=REPLACE([.B1455]; 1; 29; &quot;&quot;)" office:value-type="string" office:string-value="diesieben07/SevenCommons" calcext:value-type="string">
            <text:p>diesieben07/SevenCommons</text:p>
          </table:table-cell>
        </table:table-row>
        <table:table-row table:style-name="ro1">
          <table:table-cell office:value-type="float" office:value="4645779" calcext:value-type="float">
            <text:p>4645779</text:p>
          </table:table-cell>
          <table:table-cell office:value-type="string" calcext:value-type="string">
            <text:p>https://api.github.com/repos/ata4/disunity</text:p>
          </table:table-cell>
          <table:table-cell table:formula="of:=REPLACE([.B1456]; 1; 29; &quot;&quot;)" office:value-type="string" office:string-value="ata4/disunity" calcext:value-type="string">
            <text:p>ata4/disunity</text:p>
          </table:table-cell>
        </table:table-row>
        <table:table-row table:style-name="ro1">
          <table:table-cell office:value-type="float" office:value="4667278" calcext:value-type="float">
            <text:p>4667278</text:p>
          </table:table-cell>
          <table:table-cell office:value-type="string" calcext:value-type="string">
            <text:p>https://api.github.com/repos/bfh-evg/unicrypt</text:p>
          </table:table-cell>
          <table:table-cell table:formula="of:=REPLACE([.B1457]; 1; 29; &quot;&quot;)" office:value-type="string" office:string-value="bfh-evg/unicrypt" calcext:value-type="string">
            <text:p>bfh-evg/unicrypt</text:p>
          </table:table-cell>
        </table:table-row>
        <table:table-row table:style-name="ro1">
          <table:table-cell office:value-type="float" office:value="4667933" calcext:value-type="float">
            <text:p>4667933</text:p>
          </table:table-cell>
          <table:table-cell office:value-type="string" calcext:value-type="string">
            <text:p>https://api.github.com/repos/Synature-Jitthapong/myrepo_m</text:p>
          </table:table-cell>
          <table:table-cell table:formula="of:=REPLACE([.B1458]; 1; 29; &quot;&quot;)" office:value-type="string" office:string-value="Synature-Jitthapong/myrepo_m" calcext:value-type="string">
            <text:p>Synature-Jitthapong/myrepo_m</text:p>
          </table:table-cell>
        </table:table-row>
        <table:table-row table:style-name="ro1">
          <table:table-cell office:value-type="float" office:value="4685711" calcext:value-type="float">
            <text:p>4685711</text:p>
          </table:table-cell>
          <table:table-cell office:value-type="string" calcext:value-type="string">
            <text:p>https://api.github.com/repos/jstakun/gms-world-client</text:p>
          </table:table-cell>
          <table:table-cell table:formula="of:=REPLACE([.B1459]; 1; 29; &quot;&quot;)" office:value-type="string" office:string-value="jstakun/gms-world-client" calcext:value-type="string">
            <text:p>jstakun/gms-world-client</text:p>
          </table:table-cell>
        </table:table-row>
        <table:table-row table:style-name="ro1">
          <table:table-cell office:value-type="float" office:value="4695527" calcext:value-type="float">
            <text:p>4695527</text:p>
          </table:table-cell>
          <table:table-cell office:value-type="string" calcext:value-type="string">
            <text:p>https://api.github.com/repos/owlcs/owlapi</text:p>
          </table:table-cell>
          <table:table-cell table:formula="of:=REPLACE([.B1460]; 1; 29; &quot;&quot;)" office:value-type="string" office:string-value="owlcs/owlapi" calcext:value-type="string">
            <text:p>owlcs/owlapi</text:p>
          </table:table-cell>
        </table:table-row>
        <table:table-row table:style-name="ro1">
          <table:table-cell office:value-type="float" office:value="4695904" calcext:value-type="float">
            <text:p>4695904</text:p>
          </table:table-cell>
          <table:table-cell office:value-type="string" calcext:value-type="string">
            <text:p>https://api.github.com/repos/cauchymop/goblob</text:p>
          </table:table-cell>
          <table:table-cell table:formula="of:=REPLACE([.B1461]; 1; 29; &quot;&quot;)" office:value-type="string" office:string-value="cauchymop/goblob" calcext:value-type="string">
            <text:p>cauchymop/goblob</text:p>
          </table:table-cell>
        </table:table-row>
        <table:table-row table:style-name="ro1">
          <table:table-cell office:value-type="float" office:value="4701226" calcext:value-type="float">
            <text:p>4701226</text:p>
          </table:table-cell>
          <table:table-cell office:value-type="string" calcext:value-type="string">
            <text:p>https://api.github.com/repos/europeana/corelib</text:p>
          </table:table-cell>
          <table:table-cell table:formula="of:=REPLACE([.B1462]; 1; 29; &quot;&quot;)" office:value-type="string" office:string-value="europeana/corelib" calcext:value-type="string">
            <text:p>europeana/corelib</text:p>
          </table:table-cell>
        </table:table-row>
        <table:table-row table:style-name="ro1">
          <table:table-cell office:value-type="float" office:value="4702354" calcext:value-type="float">
            <text:p>4702354</text:p>
          </table:table-cell>
          <table:table-cell office:value-type="string" calcext:value-type="string">
            <text:p>https://api.github.com/repos/europeana/api2</text:p>
          </table:table-cell>
          <table:table-cell table:formula="of:=REPLACE([.B1463]; 1; 29; &quot;&quot;)" office:value-type="string" office:string-value="europeana/api2" calcext:value-type="string">
            <text:p>europeana/api2</text:p>
          </table:table-cell>
        </table:table-row>
        <table:table-row table:style-name="ro1">
          <table:table-cell office:value-type="float" office:value="4709387" calcext:value-type="float">
            <text:p>4709387</text:p>
          </table:table-cell>
          <table:table-cell office:value-type="string" calcext:value-type="string">
            <text:p>https://api.github.com/repos/osiam/connector4java-integration-tests</text:p>
          </table:table-cell>
          <table:table-cell table:formula="of:=REPLACE([.B1464]; 1; 29; &quot;&quot;)" office:value-type="string" office:string-value="osiam/connector4java-integration-tests" calcext:value-type="string">
            <text:p>osiam/connector4java-integration-tests</text:p>
          </table:table-cell>
        </table:table-row>
        <table:table-row table:style-name="ro1">
          <table:table-cell office:value-type="float" office:value="4709454" calcext:value-type="float">
            <text:p>4709454</text:p>
          </table:table-cell>
          <table:table-cell office:value-type="string" calcext:value-type="string">
            <text:p>https://api.github.com/repos/mikosik/smooth-build</text:p>
          </table:table-cell>
          <table:table-cell table:formula="of:=REPLACE([.B1465]; 1; 29; &quot;&quot;)" office:value-type="string" office:string-value="mikosik/smooth-build" calcext:value-type="string">
            <text:p>mikosik/smooth-build</text:p>
          </table:table-cell>
        </table:table-row>
        <table:table-row table:style-name="ro1">
          <table:table-cell office:value-type="float" office:value="4710731" calcext:value-type="float">
            <text:p>4710731</text:p>
          </table:table-cell>
          <table:table-cell office:value-type="string" calcext:value-type="string">
            <text:p>https://api.github.com/repos/Blechd0se/android_packages_apps_AeroControl</text:p>
          </table:table-cell>
          <table:table-cell table:formula="of:=REPLACE([.B1466]; 1; 29; &quot;&quot;)" office:value-type="string" office:string-value="Blechd0se/android_packages_apps_AeroControl" calcext:value-type="string">
            <text:p>Blechd0se/android_packages_apps_AeroControl</text:p>
          </table:table-cell>
        </table:table-row>
        <table:table-row table:style-name="ro1">
          <table:table-cell office:value-type="float" office:value="4713800" calcext:value-type="float">
            <text:p>4713800</text:p>
          </table:table-cell>
          <table:table-cell office:value-type="string" calcext:value-type="string">
            <text:p>https://api.github.com/repos/mitcc/AlgoSolutions</text:p>
          </table:table-cell>
          <table:table-cell table:formula="of:=REPLACE([.B1467]; 1; 29; &quot;&quot;)" office:value-type="string" office:string-value="mitcc/AlgoSolutions" calcext:value-type="string">
            <text:p>mitcc/AlgoSolutions</text:p>
          </table:table-cell>
        </table:table-row>
        <table:table-row table:style-name="ro1">
          <table:table-cell office:value-type="float" office:value="4716768" calcext:value-type="float">
            <text:p>4716768</text:p>
          </table:table-cell>
          <table:table-cell office:value-type="string" calcext:value-type="string">
            <text:p>https://api.github.com/repos/sismics/docs</text:p>
          </table:table-cell>
          <table:table-cell table:formula="of:=REPLACE([.B1468]; 1; 29; &quot;&quot;)" office:value-type="string" office:string-value="sismics/docs" calcext:value-type="string">
            <text:p>sismics/docs</text:p>
          </table:table-cell>
        </table:table-row>
        <table:table-row table:style-name="ro1">
          <table:table-cell office:value-type="float" office:value="4719584" calcext:value-type="float">
            <text:p>4719584</text:p>
          </table:table-cell>
          <table:table-cell office:value-type="string" calcext:value-type="string">
            <text:p>https://api.github.com/repos/MoKee/android_packages_apps_Dialer</text:p>
          </table:table-cell>
          <table:table-cell table:formula="of:=REPLACE([.B1469]; 1; 29; &quot;&quot;)" office:value-type="string" office:string-value="MoKee/android_packages_apps_Dialer" calcext:value-type="string">
            <text:p>MoKee/android_packages_apps_Dialer</text:p>
          </table:table-cell>
        </table:table-row>
        <table:table-row table:style-name="ro1">
          <table:table-cell office:value-type="float" office:value="4720781" calcext:value-type="float">
            <text:p>4720781</text:p>
          </table:table-cell>
          <table:table-cell office:value-type="string" calcext:value-type="string">
            <text:p>https://api.github.com/repos/kframework/java-semantics</text:p>
          </table:table-cell>
          <table:table-cell table:formula="of:=REPLACE([.B1470]; 1; 29; &quot;&quot;)" office:value-type="string" office:string-value="kframework/java-semantics" calcext:value-type="string">
            <text:p>kframework/java-semantics</text:p>
          </table:table-cell>
        </table:table-row>
        <table:table-row table:style-name="ro1">
          <table:table-cell office:value-type="float" office:value="4720787" calcext:value-type="float">
            <text:p>4720787</text:p>
          </table:table-cell>
          <table:table-cell office:value-type="string" calcext:value-type="string">
            <text:p>https://api.github.com/repos/kframework/k</text:p>
          </table:table-cell>
          <table:table-cell table:formula="of:=REPLACE([.B1471]; 1; 29; &quot;&quot;)" office:value-type="string" office:string-value="kframework/k" calcext:value-type="string">
            <text:p>kframework/k</text:p>
          </table:table-cell>
        </table:table-row>
        <table:table-row table:style-name="ro1">
          <table:table-cell office:value-type="float" office:value="4730070" calcext:value-type="float">
            <text:p>4730070</text:p>
          </table:table-cell>
          <table:table-cell office:value-type="string" calcext:value-type="string">
            <text:p>https://api.github.com/repos/jaeksoft/opensearchserver</text:p>
          </table:table-cell>
          <table:table-cell table:formula="of:=REPLACE([.B1472]; 1; 29; &quot;&quot;)" office:value-type="string" office:string-value="jaeksoft/opensearchserver" calcext:value-type="string">
            <text:p>jaeksoft/opensearchserver</text:p>
          </table:table-cell>
        </table:table-row>
        <table:table-row table:style-name="ro1">
          <table:table-cell office:value-type="float" office:value="4731867" calcext:value-type="float">
            <text:p>4731867</text:p>
          </table:table-cell>
          <table:table-cell office:value-type="string" calcext:value-type="string">
            <text:p>https://api.github.com/repos/aseldawy/spatialhadoop2</text:p>
          </table:table-cell>
          <table:table-cell table:formula="of:=REPLACE([.B1473]; 1; 29; &quot;&quot;)" office:value-type="string" office:string-value="aseldawy/spatialhadoop2" calcext:value-type="string">
            <text:p>aseldawy/spatialhadoop2</text:p>
          </table:table-cell>
        </table:table-row>
        <table:table-row table:style-name="ro1">
          <table:table-cell office:value-type="float" office:value="4733691" calcext:value-type="float">
            <text:p>4733691</text:p>
          </table:table-cell>
          <table:table-cell office:value-type="string" calcext:value-type="string">
            <text:p>https://api.github.com/repos/sunriver/projects</text:p>
          </table:table-cell>
          <table:table-cell table:formula="of:=REPLACE([.B1474]; 1; 29; &quot;&quot;)" office:value-type="string" office:string-value="sunriver/projects" calcext:value-type="string">
            <text:p>sunriver/projects</text:p>
          </table:table-cell>
        </table:table-row>
        <table:table-row table:style-name="ro1">
          <table:table-cell office:value-type="float" office:value="4735575" calcext:value-type="float">
            <text:p>4735575</text:p>
          </table:table-cell>
          <table:table-cell office:value-type="string" calcext:value-type="string">
            <text:p>https://api.github.com/repos/WildBamaBoy/minecraft-comes-alive</text:p>
          </table:table-cell>
          <table:table-cell table:formula="of:=REPLACE([.B1475]; 1; 29; &quot;&quot;)" office:value-type="string" office:string-value="WildBamaBoy/minecraft-comes-alive" calcext:value-type="string">
            <text:p>WildBamaBoy/minecraft-comes-alive</text:p>
          </table:table-cell>
        </table:table-row>
        <table:table-row table:style-name="ro1">
          <table:table-cell office:value-type="float" office:value="4736855" calcext:value-type="float">
            <text:p>4736855</text:p>
          </table:table-cell>
          <table:table-cell office:value-type="string" calcext:value-type="string">
            <text:p>https://api.github.com/repos/fixteam/fixflow</text:p>
          </table:table-cell>
          <table:table-cell table:formula="of:=REPLACE([.B1476]; 1; 29; &quot;&quot;)" office:value-type="string" office:string-value="fixteam/fixflow" calcext:value-type="string">
            <text:p>fixteam/fixflow</text:p>
          </table:table-cell>
        </table:table-row>
        <table:table-row table:style-name="ro1">
          <table:table-cell office:value-type="float" office:value="4743988" calcext:value-type="float">
            <text:p>4743988</text:p>
          </table:table-cell>
          <table:table-cell office:value-type="string" calcext:value-type="string">
            <text:p>https://api.github.com/repos/apache/logging-log4j2</text:p>
          </table:table-cell>
          <table:table-cell table:formula="of:=REPLACE([.B1477]; 1; 29; &quot;&quot;)" office:value-type="string" office:string-value="apache/logging-log4j2" calcext:value-type="string">
            <text:p>apache/logging-log4j2</text:p>
          </table:table-cell>
        </table:table-row>
        <table:table-row table:style-name="ro1">
          <table:table-cell office:value-type="float" office:value="4755495" calcext:value-type="float">
            <text:p>4755495</text:p>
          </table:table-cell>
          <table:table-cell office:value-type="string" calcext:value-type="string">
            <text:p>https://api.github.com/repos/apache/qpid-jms</text:p>
          </table:table-cell>
          <table:table-cell table:formula="of:=REPLACE([.B1478]; 1; 29; &quot;&quot;)" office:value-type="string" office:string-value="apache/qpid-jms" calcext:value-type="string">
            <text:p>apache/qpid-jms</text:p>
          </table:table-cell>
        </table:table-row>
        <table:table-row table:style-name="ro1">
          <table:table-cell office:value-type="float" office:value="4756122" calcext:value-type="float">
            <text:p>4756122</text:p>
          </table:table-cell>
          <table:table-cell office:value-type="string" calcext:value-type="string">
            <text:p>https://api.github.com/repos/Nicewuerfel/BlockOwn</text:p>
          </table:table-cell>
          <table:table-cell table:formula="of:=REPLACE([.B1479]; 1; 29; &quot;&quot;)" office:value-type="string" office:string-value="Nicewuerfel/BlockOwn" calcext:value-type="string">
            <text:p>Nicewuerfel/BlockOwn</text:p>
          </table:table-cell>
        </table:table-row>
        <table:table-row table:style-name="ro1">
          <table:table-cell office:value-type="float" office:value="4763137" calcext:value-type="float">
            <text:p>4763137</text:p>
          </table:table-cell>
          <table:table-cell office:value-type="string" calcext:value-type="string">
            <text:p>https://api.github.com/repos/google/auto</text:p>
          </table:table-cell>
          <table:table-cell table:formula="of:=REPLACE([.B1480]; 1; 29; &quot;&quot;)" office:value-type="string" office:string-value="google/auto" calcext:value-type="string">
            <text:p>google/auto</text:p>
          </table:table-cell>
        </table:table-row>
        <table:table-row table:style-name="ro1">
          <table:table-cell office:value-type="float" office:value="4774761" calcext:value-type="float">
            <text:p>4774761</text:p>
          </table:table-cell>
          <table:table-cell office:value-type="string" calcext:value-type="string">
            <text:p>https://api.github.com/repos/searchisko/searchisko</text:p>
          </table:table-cell>
          <table:table-cell table:formula="of:=REPLACE([.B1481]; 1; 29; &quot;&quot;)" office:value-type="string" office:string-value="searchisko/searchisko" calcext:value-type="string">
            <text:p>searchisko/searchisko</text:p>
          </table:table-cell>
        </table:table-row>
        <table:table-row table:style-name="ro1">
          <table:table-cell office:value-type="float" office:value="4784541" calcext:value-type="float">
            <text:p>4784541</text:p>
          </table:table-cell>
          <table:table-cell office:value-type="string" calcext:value-type="string">
            <text:p>https://api.github.com/repos/eclipse/vert.x</text:p>
          </table:table-cell>
          <table:table-cell table:formula="of:=REPLACE([.B1482]; 1; 29; &quot;&quot;)" office:value-type="string" office:string-value="eclipse/vert.x" calcext:value-type="string">
            <text:p>eclipse/vert.x</text:p>
          </table:table-cell>
        </table:table-row>
        <table:table-row table:style-name="ro1">
          <table:table-cell office:value-type="float" office:value="4785013" calcext:value-type="float">
            <text:p>4785013</text:p>
          </table:table-cell>
          <table:table-cell office:value-type="string" calcext:value-type="string">
            <text:p>https://api.github.com/repos/openelisglobal/openelisglobal-core</text:p>
          </table:table-cell>
          <table:table-cell table:formula="of:=REPLACE([.B1483]; 1; 29; &quot;&quot;)" office:value-type="string" office:string-value="openelisglobal/openelisglobal-core" calcext:value-type="string">
            <text:p>openelisglobal/openelisglobal-core</text:p>
          </table:table-cell>
        </table:table-row>
        <table:table-row table:style-name="ro1">
          <table:table-cell office:value-type="float" office:value="4800240" calcext:value-type="float">
            <text:p>4800240</text:p>
          </table:table-cell>
          <table:table-cell office:value-type="string" calcext:value-type="string">
            <text:p>https://api.github.com/repos/tobiasvdp/industrialProcessing</text:p>
          </table:table-cell>
          <table:table-cell table:formula="of:=REPLACE([.B1484]; 1; 29; &quot;&quot;)" office:value-type="string" office:string-value="tobiasvdp/industrialProcessing" calcext:value-type="string">
            <text:p>tobiasvdp/industrialProcessing</text:p>
          </table:table-cell>
        </table:table-row>
        <table:table-row table:style-name="ro1">
          <table:table-cell office:value-type="float" office:value="4823036" calcext:value-type="float">
            <text:p>4823036</text:p>
          </table:table-cell>
          <table:table-cell office:value-type="string" calcext:value-type="string">
            <text:p>https://api.github.com/repos/blacksmithgu/scl</text:p>
          </table:table-cell>
          <table:table-cell table:formula="of:=REPLACE([.B1485]; 1; 29; &quot;&quot;)" office:value-type="string" office:string-value="blacksmithgu/scl" calcext:value-type="string">
            <text:p>blacksmithgu/scl</text:p>
          </table:table-cell>
        </table:table-row>
        <table:table-row table:style-name="ro1">
          <table:table-cell office:value-type="float" office:value="4850394" calcext:value-type="float">
            <text:p>4850394</text:p>
          </table:table-cell>
          <table:table-cell office:value-type="string" calcext:value-type="string">
            <text:p>https://api.github.com/repos/languagetool-org/languagetool</text:p>
          </table:table-cell>
          <table:table-cell table:formula="of:=REPLACE([.B1486]; 1; 29; &quot;&quot;)" office:value-type="string" office:string-value="languagetool-org/languagetool" calcext:value-type="string">
            <text:p>languagetool-org/languagetool</text:p>
          </table:table-cell>
        </table:table-row>
        <table:table-row table:style-name="ro1">
          <table:table-cell office:value-type="float" office:value="4855989" calcext:value-type="float">
            <text:p>4855989</text:p>
          </table:table-cell>
          <table:table-cell office:value-type="string" calcext:value-type="string">
            <text:p>https://api.github.com/repos/dmlloyd/openjdk</text:p>
          </table:table-cell>
          <table:table-cell table:formula="of:=REPLACE([.B1487]; 1; 29; &quot;&quot;)" office:value-type="string" office:string-value="dmlloyd/openjdk" calcext:value-type="string">
            <text:p>dmlloyd/openjdk</text:p>
          </table:table-cell>
        </table:table-row>
        <table:table-row table:style-name="ro1">
          <table:table-cell office:value-type="float" office:value="4863839" calcext:value-type="float">
            <text:p>4863839</text:p>
          </table:table-cell>
          <table:table-cell office:value-type="string" calcext:value-type="string">
            <text:p>https://api.github.com/repos/zqq90/webit-script</text:p>
          </table:table-cell>
          <table:table-cell table:formula="of:=REPLACE([.B1488]; 1; 29; &quot;&quot;)" office:value-type="string" office:string-value="zqq90/webit-script" calcext:value-type="string">
            <text:p>zqq90/webit-script</text:p>
          </table:table-cell>
        </table:table-row>
        <table:table-row table:style-name="ro1">
          <table:table-cell office:value-type="float" office:value="4868364" calcext:value-type="float">
            <text:p>4868364</text:p>
          </table:table-cell>
          <table:table-cell office:value-type="string" calcext:value-type="string">
            <text:p>https://api.github.com/repos/nesi/projectdb-webapp</text:p>
          </table:table-cell>
          <table:table-cell table:formula="of:=REPLACE([.B1489]; 1; 29; &quot;&quot;)" office:value-type="string" office:string-value="nesi/projectdb-webapp" calcext:value-type="string">
            <text:p>nesi/projectdb-webapp</text:p>
          </table:table-cell>
        </table:table-row>
        <table:table-row table:style-name="ro1">
          <table:table-cell office:value-type="float" office:value="4876188" calcext:value-type="float">
            <text:p>4876188</text:p>
          </table:table-cell>
          <table:table-cell office:value-type="string" calcext:value-type="string">
            <text:p>https://api.github.com/repos/spring-projects/spring-framework</text:p>
          </table:table-cell>
          <table:table-cell table:formula="of:=REPLACE([.B1490]; 1; 29; &quot;&quot;)" office:value-type="string" office:string-value="spring-projects/spring-framework" calcext:value-type="string">
            <text:p>spring-projects/spring-framework</text:p>
          </table:table-cell>
        </table:table-row>
        <table:table-row table:style-name="ro1">
          <table:table-cell office:value-type="float" office:value="4876617" calcext:value-type="float">
            <text:p>4876617</text:p>
          </table:table-cell>
          <table:table-cell office:value-type="string" calcext:value-type="string">
            <text:p>https://api.github.com/repos/mff-uk/DPUs</text:p>
          </table:table-cell>
          <table:table-cell table:formula="of:=REPLACE([.B1491]; 1; 29; &quot;&quot;)" office:value-type="string" office:string-value="mff-uk/DPUs" calcext:value-type="string">
            <text:p>mff-uk/DPUs</text:p>
          </table:table-cell>
        </table:table-row>
        <table:table-row table:style-name="ro1">
          <table:table-cell office:value-type="float" office:value="4888572" calcext:value-type="float">
            <text:p>4888572</text:p>
          </table:table-cell>
          <table:table-cell office:value-type="string" calcext:value-type="string">
            <text:p>https://api.github.com/repos/lat-lon/deegree-securityproxy</text:p>
          </table:table-cell>
          <table:table-cell table:formula="of:=REPLACE([.B1492]; 1; 29; &quot;&quot;)" office:value-type="string" office:string-value="lat-lon/deegree-securityproxy" calcext:value-type="string">
            <text:p>lat-lon/deegree-securityproxy</text:p>
          </table:table-cell>
        </table:table-row>
        <table:table-row table:style-name="ro1">
          <table:table-cell office:value-type="float" office:value="4893307" calcext:value-type="float">
            <text:p>4893307</text:p>
          </table:table-cell>
          <table:table-cell office:value-type="string" calcext:value-type="string">
            <text:p>https://api.github.com/repos/demoiselle/behave</text:p>
          </table:table-cell>
          <table:table-cell table:formula="of:=REPLACE([.B1493]; 1; 29; &quot;&quot;)" office:value-type="string" office:string-value="demoiselle/behave" calcext:value-type="string">
            <text:p>demoiselle/behave</text:p>
          </table:table-cell>
        </table:table-row>
        <table:table-row table:style-name="ro1">
          <table:table-cell office:value-type="float" office:value="4894913" calcext:value-type="float">
            <text:p>4894913</text:p>
          </table:table-cell>
          <table:table-cell office:value-type="string" calcext:value-type="string">
            <text:p>https://api.github.com/repos/hortonworks/hoya</text:p>
          </table:table-cell>
          <table:table-cell table:formula="of:=REPLACE([.B1494]; 1; 29; &quot;&quot;)" office:value-type="string" office:string-value="hortonworks/hoya" calcext:value-type="string">
            <text:p>hortonworks/hoya</text:p>
          </table:table-cell>
        </table:table-row>
        <table:table-row table:style-name="ro1">
          <table:table-cell office:value-type="float" office:value="4898514" calcext:value-type="float">
            <text:p>4898514</text:p>
          </table:table-cell>
          <table:table-cell office:value-type="string" calcext:value-type="string">
            <text:p>https://api.github.com/repos/aerogear/aerogear-unifiedpush-server</text:p>
          </table:table-cell>
          <table:table-cell table:formula="of:=REPLACE([.B1495]; 1; 29; &quot;&quot;)" office:value-type="string" office:string-value="aerogear/aerogear-unifiedpush-server" calcext:value-type="string">
            <text:p>aerogear/aerogear-unifiedpush-server</text:p>
          </table:table-cell>
        </table:table-row>
        <table:table-row table:style-name="ro1">
          <table:table-cell office:value-type="float" office:value="4905073" calcext:value-type="float">
            <text:p>4905073</text:p>
          </table:table-cell>
          <table:table-cell office:value-type="string" calcext:value-type="string">
            <text:p>https://api.github.com/repos/spring-projects/spring-data-jpa</text:p>
          </table:table-cell>
          <table:table-cell table:formula="of:=REPLACE([.B1496]; 1; 29; &quot;&quot;)" office:value-type="string" office:string-value="spring-projects/spring-data-jpa" calcext:value-type="string">
            <text:p>spring-projects/spring-data-jpa</text:p>
          </table:table-cell>
        </table:table-row>
        <table:table-row table:style-name="ro1">
          <table:table-cell office:value-type="float" office:value="4907287" calcext:value-type="float">
            <text:p>4907287</text:p>
          </table:table-cell>
          <table:table-cell office:value-type="string" calcext:value-type="string">
            <text:p>https://api.github.com/repos/katzer/cordova-plugin-local-notifications</text:p>
          </table:table-cell>
          <table:table-cell table:formula="of:=REPLACE([.B1497]; 1; 29; &quot;&quot;)" office:value-type="string" office:string-value="katzer/cordova-plugin-local-notifications" calcext:value-type="string">
            <text:p>katzer/cordova-plugin-local-notifications</text:p>
          </table:table-cell>
        </table:table-row>
        <table:table-row table:style-name="ro1">
          <table:table-cell office:value-type="float" office:value="4911290" calcext:value-type="float">
            <text:p>4911290</text:p>
          </table:table-cell>
          <table:table-cell office:value-type="string" calcext:value-type="string">
            <text:p>https://api.github.com/repos/Glitchfiend/BiomesOPlenty</text:p>
          </table:table-cell>
          <table:table-cell table:formula="of:=REPLACE([.B1498]; 1; 29; &quot;&quot;)" office:value-type="string" office:string-value="Glitchfiend/BiomesOPlenty" calcext:value-type="string">
            <text:p>Glitchfiend/BiomesOPlenty</text:p>
          </table:table-cell>
        </table:table-row>
        <table:table-row table:style-name="ro1">
          <table:table-cell office:value-type="float" office:value="4915027" calcext:value-type="float">
            <text:p>4915027</text:p>
          </table:table-cell>
          <table:table-cell office:value-type="string" calcext:value-type="string">
            <text:p>https://api.github.com/repos/rgee/sometrpg</text:p>
          </table:table-cell>
          <table:table-cell table:formula="of:=REPLACE([.B1499]; 1; 29; &quot;&quot;)" office:value-type="string" office:string-value="rgee/sometrpg" calcext:value-type="string">
            <text:p>rgee/sometrpg</text:p>
          </table:table-cell>
        </table:table-row>
        <table:table-row table:style-name="ro1">
          <table:table-cell office:value-type="float" office:value="4929345" calcext:value-type="float">
            <text:p>4929345</text:p>
          </table:table-cell>
          <table:table-cell office:value-type="string" calcext:value-type="string">
            <text:p>https://api.github.com/repos/svn2github/htmlunit-fork</text:p>
          </table:table-cell>
          <table:table-cell table:formula="of:=REPLACE([.B1500]; 1; 29; &quot;&quot;)" office:value-type="string" office:string-value="svn2github/htmlunit-fork" calcext:value-type="string">
            <text:p>svn2github/htmlunit-fork</text:p>
          </table:table-cell>
        </table:table-row>
        <table:table-row table:style-name="ro1">
          <table:table-cell office:value-type="float" office:value="4931613" calcext:value-type="float">
            <text:p>4931613</text:p>
          </table:table-cell>
          <table:table-cell office:value-type="string" calcext:value-type="string">
            <text:p>https://api.github.com/repos/iliakplv/notes</text:p>
          </table:table-cell>
          <table:table-cell table:formula="of:=REPLACE([.B1501]; 1; 29; &quot;&quot;)" office:value-type="string" office:string-value="iliakplv/notes" calcext:value-type="string">
            <text:p>iliakplv/notes</text:p>
          </table:table-cell>
        </table:table-row>
        <table:table-row table:style-name="ro1">
          <table:table-cell office:value-type="float" office:value="4935580" calcext:value-type="float">
            <text:p>4935580</text:p>
          </table:table-cell>
          <table:table-cell office:value-type="string" calcext:value-type="string">
            <text:p>https://api.github.com/repos/tilal6991/HoloIRC</text:p>
          </table:table-cell>
          <table:table-cell table:formula="of:=REPLACE([.B1502]; 1; 29; &quot;&quot;)" office:value-type="string" office:string-value="tilal6991/HoloIRC" calcext:value-type="string">
            <text:p>tilal6991/HoloIRC</text:p>
          </table:table-cell>
        </table:table-row>
        <table:table-row table:style-name="ro1">
          <table:table-cell office:value-type="float" office:value="4952323" calcext:value-type="float">
            <text:p>4952323</text:p>
          </table:table-cell>
          <table:table-cell office:value-type="string" calcext:value-type="string">
            <text:p>https://api.github.com/repos/spring-projects/spring-data-mongodb</text:p>
          </table:table-cell>
          <table:table-cell table:formula="of:=REPLACE([.B1503]; 1; 29; &quot;&quot;)" office:value-type="string" office:string-value="spring-projects/spring-data-mongodb" calcext:value-type="string">
            <text:p>spring-projects/spring-data-mongodb</text:p>
          </table:table-cell>
        </table:table-row>
        <table:table-row table:style-name="ro1">
          <table:table-cell office:value-type="float" office:value="4952325" calcext:value-type="float">
            <text:p>4952325</text:p>
          </table:table-cell>
          <table:table-cell office:value-type="string" calcext:value-type="string">
            <text:p>https://api.github.com/repos/spring-projects/spring-data-rest</text:p>
          </table:table-cell>
          <table:table-cell table:formula="of:=REPLACE([.B1504]; 1; 29; &quot;&quot;)" office:value-type="string" office:string-value="spring-projects/spring-data-rest" calcext:value-type="string">
            <text:p>spring-projects/spring-data-rest</text:p>
          </table:table-cell>
        </table:table-row>
        <table:table-row table:style-name="ro1">
          <table:table-cell office:value-type="float" office:value="4952328" calcext:value-type="float">
            <text:p>4952328</text:p>
          </table:table-cell>
          <table:table-cell office:value-type="string" calcext:value-type="string">
            <text:p>https://api.github.com/repos/spring-projects/spring-xd</text:p>
          </table:table-cell>
          <table:table-cell table:formula="of:=REPLACE([.B1505]; 1; 29; &quot;&quot;)" office:value-type="string" office:string-value="spring-projects/spring-xd" calcext:value-type="string">
            <text:p>spring-projects/spring-xd</text:p>
          </table:table-cell>
        </table:table-row>
        <table:table-row table:style-name="ro1">
          <table:table-cell office:value-type="float" office:value="4952331" calcext:value-type="float">
            <text:p>4952331</text:p>
          </table:table-cell>
          <table:table-cell office:value-type="string" calcext:value-type="string">
            <text:p>https://api.github.com/repos/spring-projects/spring-security</text:p>
          </table:table-cell>
          <table:table-cell table:formula="of:=REPLACE([.B1506]; 1; 29; &quot;&quot;)" office:value-type="string" office:string-value="spring-projects/spring-security" calcext:value-type="string">
            <text:p>spring-projects/spring-security</text:p>
          </table:table-cell>
        </table:table-row>
        <table:table-row table:style-name="ro1">
          <table:table-cell office:value-type="float" office:value="4952332" calcext:value-type="float">
            <text:p>4952332</text:p>
          </table:table-cell>
          <table:table-cell office:value-type="string" calcext:value-type="string">
            <text:p>https://api.github.com/repos/spring-projects/spring-batch</text:p>
          </table:table-cell>
          <table:table-cell table:formula="of:=REPLACE([.B1507]; 1; 29; &quot;&quot;)" office:value-type="string" office:string-value="spring-projects/spring-batch" calcext:value-type="string">
            <text:p>spring-projects/spring-batch</text:p>
          </table:table-cell>
        </table:table-row>
        <table:table-row table:style-name="ro1">
          <table:table-cell office:value-type="float" office:value="4952333" calcext:value-type="float">
            <text:p>4952333</text:p>
          </table:table-cell>
          <table:table-cell office:value-type="string" calcext:value-type="string">
            <text:p>https://api.github.com/repos/spring-projects/spring-data-commons</text:p>
          </table:table-cell>
          <table:table-cell table:formula="of:=REPLACE([.B1508]; 1; 29; &quot;&quot;)" office:value-type="string" office:string-value="spring-projects/spring-data-commons" calcext:value-type="string">
            <text:p>spring-projects/spring-data-commons</text:p>
          </table:table-cell>
        </table:table-row>
        <table:table-row table:style-name="ro1">
          <table:table-cell office:value-type="float" office:value="4952337" calcext:value-type="float">
            <text:p>4952337</text:p>
          </table:table-cell>
          <table:table-cell office:value-type="string" calcext:value-type="string">
            <text:p>https://api.github.com/repos/spring-projects/spring-data-redis</text:p>
          </table:table-cell>
          <table:table-cell table:formula="of:=REPLACE([.B1509]; 1; 29; &quot;&quot;)" office:value-type="string" office:string-value="spring-projects/spring-data-redis" calcext:value-type="string">
            <text:p>spring-projects/spring-data-redis</text:p>
          </table:table-cell>
        </table:table-row>
        <table:table-row table:style-name="ro1">
          <table:table-cell office:value-type="float" office:value="4952338" calcext:value-type="float">
            <text:p>4952338</text:p>
          </table:table-cell>
          <table:table-cell office:value-type="string" calcext:value-type="string">
            <text:p>https://api.github.com/repos/spring-projects/spring-integration</text:p>
          </table:table-cell>
          <table:table-cell table:formula="of:=REPLACE([.B1510]; 1; 29; &quot;&quot;)" office:value-type="string" office:string-value="spring-projects/spring-integration" calcext:value-type="string">
            <text:p>spring-projects/spring-integration</text:p>
          </table:table-cell>
        </table:table-row>
        <table:table-row table:style-name="ro1">
          <table:table-cell office:value-type="float" office:value="4952343" calcext:value-type="float">
            <text:p>4952343</text:p>
          </table:table-cell>
          <table:table-cell office:value-type="string" calcext:value-type="string">
            <text:p>https://api.github.com/repos/spring-projects/spring-data-elasticsearch</text:p>
          </table:table-cell>
          <table:table-cell table:formula="of:=REPLACE([.B1511]; 1; 29; &quot;&quot;)" office:value-type="string" office:string-value="spring-projects/spring-data-elasticsearch" calcext:value-type="string">
            <text:p>spring-projects/spring-data-elasticsearch</text:p>
          </table:table-cell>
        </table:table-row>
        <table:table-row table:style-name="ro1">
          <table:table-cell office:value-type="float" office:value="4952344" calcext:value-type="float">
            <text:p>4952344</text:p>
          </table:table-cell>
          <table:table-cell office:value-type="string" calcext:value-type="string">
            <text:p>https://api.github.com/repos/spring-projects/spring-boot</text:p>
          </table:table-cell>
          <table:table-cell table:formula="of:=REPLACE([.B1512]; 1; 29; &quot;&quot;)" office:value-type="string" office:string-value="spring-projects/spring-boot" calcext:value-type="string">
            <text:p>spring-projects/spring-boot</text:p>
          </table:table-cell>
        </table:table-row>
        <table:table-row table:style-name="ro1">
          <table:table-cell office:value-type="float" office:value="4952360" calcext:value-type="float">
            <text:p>4952360</text:p>
          </table:table-cell>
          <table:table-cell office:value-type="string" calcext:value-type="string">
            <text:p>https://api.github.com/repos/spring-projects/spring-data-couchbase</text:p>
          </table:table-cell>
          <table:table-cell table:formula="of:=REPLACE([.B1513]; 1; 29; &quot;&quot;)" office:value-type="string" office:string-value="spring-projects/spring-data-couchbase" calcext:value-type="string">
            <text:p>spring-projects/spring-data-couchbase</text:p>
          </table:table-cell>
        </table:table-row>
        <table:table-row table:style-name="ro1">
          <table:table-cell office:value-type="float" office:value="4952364" calcext:value-type="float">
            <text:p>4952364</text:p>
          </table:table-cell>
          <table:table-cell office:value-type="string" calcext:value-type="string">
            <text:p>https://api.github.com/repos/spring-projects/spring-data-solr</text:p>
          </table:table-cell>
          <table:table-cell table:formula="of:=REPLACE([.B1514]; 1; 29; &quot;&quot;)" office:value-type="string" office:string-value="spring-projects/spring-data-solr" calcext:value-type="string">
            <text:p>spring-projects/spring-data-solr</text:p>
          </table:table-cell>
        </table:table-row>
        <table:table-row table:style-name="ro1">
          <table:table-cell office:value-type="float" office:value="4952373" calcext:value-type="float">
            <text:p>4952373</text:p>
          </table:table-cell>
          <table:table-cell office:value-type="string" calcext:value-type="string">
            <text:p>https://api.github.com/repos/spring-projects/spring-data-neo4j</text:p>
          </table:table-cell>
          <table:table-cell table:formula="of:=REPLACE([.B1515]; 1; 29; &quot;&quot;)" office:value-type="string" office:string-value="spring-projects/spring-data-neo4j" calcext:value-type="string">
            <text:p>spring-projects/spring-data-neo4j</text:p>
          </table:table-cell>
        </table:table-row>
        <table:table-row table:style-name="ro1">
          <table:table-cell office:value-type="float" office:value="4952380" calcext:value-type="float">
            <text:p>4952380</text:p>
          </table:table-cell>
          <table:table-cell office:value-type="string" calcext:value-type="string">
            <text:p>https://api.github.com/repos/spring-projects/spring-roo</text:p>
          </table:table-cell>
          <table:table-cell table:formula="of:=REPLACE([.B1516]; 1; 29; &quot;&quot;)" office:value-type="string" office:string-value="spring-projects/spring-roo" calcext:value-type="string">
            <text:p>spring-projects/spring-roo</text:p>
          </table:table-cell>
        </table:table-row>
        <table:table-row table:style-name="ro1">
          <table:table-cell office:value-type="float" office:value="4952414" calcext:value-type="float">
            <text:p>4952414</text:p>
          </table:table-cell>
          <table:table-cell office:value-type="string" calcext:value-type="string">
            <text:p>https://api.github.com/repos/spring-projects/spring-hateoas</text:p>
          </table:table-cell>
          <table:table-cell table:formula="of:=REPLACE([.B1517]; 1; 29; &quot;&quot;)" office:value-type="string" office:string-value="spring-projects/spring-hateoas" calcext:value-type="string">
            <text:p>spring-projects/spring-hateoas</text:p>
          </table:table-cell>
        </table:table-row>
        <table:table-row table:style-name="ro1">
          <table:table-cell office:value-type="float" office:value="4952419" calcext:value-type="float">
            <text:p>4952419</text:p>
          </table:table-cell>
          <table:table-cell office:value-type="string" calcext:value-type="string">
            <text:p>https://api.github.com/repos/spring-projects/spring-amqp</text:p>
          </table:table-cell>
          <table:table-cell table:formula="of:=REPLACE([.B1518]; 1; 29; &quot;&quot;)" office:value-type="string" office:string-value="spring-projects/spring-amqp" calcext:value-type="string">
            <text:p>spring-projects/spring-amqp</text:p>
          </table:table-cell>
        </table:table-row>
        <table:table-row table:style-name="ro1">
          <table:table-cell office:value-type="float" office:value="4955338" calcext:value-type="float">
            <text:p>4955338</text:p>
          </table:table-cell>
          <table:table-cell office:value-type="string" calcext:value-type="string">
            <text:p>https://api.github.com/repos/i2p/i2p.android.base</text:p>
          </table:table-cell>
          <table:table-cell table:formula="of:=REPLACE([.B1519]; 1; 29; &quot;&quot;)" office:value-type="string" office:string-value="i2p/i2p.android.base" calcext:value-type="string">
            <text:p>i2p/i2p.android.base</text:p>
          </table:table-cell>
        </table:table-row>
        <table:table-row table:style-name="ro1">
          <table:table-cell office:value-type="float" office:value="4958375" calcext:value-type="float">
            <text:p>4958375</text:p>
          </table:table-cell>
          <table:table-cell office:value-type="string" calcext:value-type="string">
            <text:p>https://api.github.com/repos/ARUP-NGS/Pipeline</text:p>
          </table:table-cell>
          <table:table-cell table:formula="of:=REPLACE([.B1520]; 1; 29; &quot;&quot;)" office:value-type="string" office:string-value="ARUP-NGS/Pipeline" calcext:value-type="string">
            <text:p>ARUP-NGS/Pipeline</text:p>
          </table:table-cell>
        </table:table-row>
        <table:table-row table:style-name="ro1">
          <table:table-cell office:value-type="float" office:value="4959316" calcext:value-type="float">
            <text:p>4959316</text:p>
          </table:table-cell>
          <table:table-cell office:value-type="string" calcext:value-type="string">
            <text:p>https://api.github.com/repos/sgbell/podsalinan</text:p>
          </table:table-cell>
          <table:table-cell table:formula="of:=REPLACE([.B1521]; 1; 29; &quot;&quot;)" office:value-type="string" office:string-value="sgbell/podsalinan" calcext:value-type="string">
            <text:p>sgbell/podsalinan</text:p>
          </table:table-cell>
        </table:table-row>
        <table:table-row table:style-name="ro1">
          <table:table-cell office:value-type="float" office:value="4963769" calcext:value-type="float">
            <text:p>4963769</text:p>
          </table:table-cell>
          <table:table-cell office:value-type="string" calcext:value-type="string">
            <text:p>https://api.github.com/repos/energyos/OpenESPI-DataCustodian-java</text:p>
          </table:table-cell>
          <table:table-cell table:formula="of:=REPLACE([.B1522]; 1; 29; &quot;&quot;)" office:value-type="string" office:string-value="energyos/OpenESPI-DataCustodian-java" calcext:value-type="string">
            <text:p>energyos/OpenESPI-DataCustodian-java</text:p>
          </table:table-cell>
        </table:table-row>
        <table:table-row table:style-name="ro1">
          <table:table-cell office:value-type="float" office:value="4970196" calcext:value-type="float">
            <text:p>4970196</text:p>
          </table:table-cell>
          <table:table-cell office:value-type="string" calcext:value-type="string">
            <text:p>https://api.github.com/repos/tandong8888/topsun</text:p>
          </table:table-cell>
          <table:table-cell table:formula="of:=REPLACE([.B1523]; 1; 29; &quot;&quot;)" office:value-type="string" office:string-value="tandong8888/topsun" calcext:value-type="string">
            <text:p>tandong8888/topsun</text:p>
          </table:table-cell>
        </table:table-row>
        <table:table-row table:style-name="ro1">
          <table:table-cell office:value-type="float" office:value="4975017" calcext:value-type="float">
            <text:p>4975017</text:p>
          </table:table-cell>
          <table:table-cell office:value-type="string" calcext:value-type="string">
            <text:p>https://api.github.com/repos/EXTER7/Foundry</text:p>
          </table:table-cell>
          <table:table-cell table:formula="of:=REPLACE([.B1524]; 1; 29; &quot;&quot;)" office:value-type="string" office:string-value="EXTER7/Foundry" calcext:value-type="string">
            <text:p>EXTER7/Foundry</text:p>
          </table:table-cell>
        </table:table-row>
        <table:table-row table:style-name="ro1">
          <table:table-cell office:value-type="float" office:value="4978967" calcext:value-type="float">
            <text:p>4978967</text:p>
          </table:table-cell>
          <table:table-cell office:value-type="string" calcext:value-type="string">
            <text:p>https://api.github.com/repos/ramesesinc/shared</text:p>
          </table:table-cell>
          <table:table-cell table:formula="of:=REPLACE([.B1525]; 1; 29; &quot;&quot;)" office:value-type="string" office:string-value="ramesesinc/shared" calcext:value-type="string">
            <text:p>ramesesinc/shared</text:p>
          </table:table-cell>
        </table:table-row>
        <table:table-row table:style-name="ro1">
          <table:table-cell office:value-type="float" office:value="4979651" calcext:value-type="float">
            <text:p>4979651</text:p>
          </table:table-cell>
          <table:table-cell office:value-type="string" calcext:value-type="string">
            <text:p>https://api.github.com/repos/ramesesinc/etracs2.5</text:p>
          </table:table-cell>
          <table:table-cell table:formula="of:=REPLACE([.B1526]; 1; 29; &quot;&quot;)" office:value-type="string" office:string-value="ramesesinc/etracs2.5" calcext:value-type="string">
            <text:p>ramesesinc/etracs2.5</text:p>
          </table:table-cell>
        </table:table-row>
        <table:table-row table:style-name="ro1">
          <table:table-cell office:value-type="float" office:value="4981397" calcext:value-type="float">
            <text:p>4981397</text:p>
          </table:table-cell>
          <table:table-cell office:value-type="string" calcext:value-type="string">
            <text:p>https://api.github.com/repos/sgewuhan/pm</text:p>
          </table:table-cell>
          <table:table-cell table:formula="of:=REPLACE([.B1527]; 1; 29; &quot;&quot;)" office:value-type="string" office:string-value="sgewuhan/pm" calcext:value-type="string">
            <text:p>sgewuhan/pm</text:p>
          </table:table-cell>
        </table:table-row>
        <table:table-row table:style-name="ro1">
          <table:table-cell office:value-type="float" office:value="4983394" calcext:value-type="float">
            <text:p>4983394</text:p>
          </table:table-cell>
          <table:table-cell office:value-type="string" calcext:value-type="string">
            <text:p>https://api.github.com/repos/carlosrafaelgn/FPlayAndroid</text:p>
          </table:table-cell>
          <table:table-cell table:formula="of:=REPLACE([.B1528]; 1; 29; &quot;&quot;)" office:value-type="string" office:string-value="carlosrafaelgn/FPlayAndroid" calcext:value-type="string">
            <text:p>carlosrafaelgn/FPlayAndroid</text:p>
          </table:table-cell>
        </table:table-row>
        <table:table-row table:style-name="ro1">
          <table:table-cell office:value-type="float" office:value="4999618" calcext:value-type="float">
            <text:p>4999618</text:p>
          </table:table-cell>
          <table:table-cell office:value-type="string" calcext:value-type="string">
            <text:p>https://api.github.com/repos/NCIP/cadsr-formbuilder</text:p>
          </table:table-cell>
          <table:table-cell table:formula="of:=REPLACE([.B1529]; 1; 29; &quot;&quot;)" office:value-type="string" office:string-value="NCIP/cadsr-formbuilder" calcext:value-type="string">
            <text:p>NCIP/cadsr-formbuilder</text:p>
          </table:table-cell>
        </table:table-row>
        <table:table-row table:style-name="ro1">
          <table:table-cell office:value-type="float" office:value="5001475" calcext:value-type="float">
            <text:p>5001475</text:p>
          </table:table-cell>
          <table:table-cell office:value-type="string" calcext:value-type="string">
            <text:p>https://api.github.com/repos/smaccm/smaccm</text:p>
          </table:table-cell>
          <table:table-cell table:formula="of:=REPLACE([.B1530]; 1; 29; &quot;&quot;)" office:value-type="string" office:string-value="smaccm/smaccm" calcext:value-type="string">
            <text:p>smaccm/smaccm</text:p>
          </table:table-cell>
        </table:table-row>
        <table:table-row table:style-name="ro1">
          <table:table-cell office:value-type="float" office:value="5014894" calcext:value-type="float">
            <text:p>5014894</text:p>
          </table:table-cell>
          <table:table-cell office:value-type="string" calcext:value-type="string">
            <text:p>https://api.github.com/repos/relayrides/pushy</text:p>
          </table:table-cell>
          <table:table-cell table:formula="of:=REPLACE([.B1531]; 1; 29; &quot;&quot;)" office:value-type="string" office:string-value="relayrides/pushy" calcext:value-type="string">
            <text:p>relayrides/pushy</text:p>
          </table:table-cell>
        </table:table-row>
        <table:table-row table:style-name="ro1">
          <table:table-cell office:value-type="float" office:value="5019045" calcext:value-type="float">
            <text:p>5019045</text:p>
          </table:table-cell>
          <table:table-cell office:value-type="string" calcext:value-type="string">
            <text:p>https://api.github.com/repos/InstructoSoar/rosie</text:p>
          </table:table-cell>
          <table:table-cell table:formula="of:=REPLACE([.B1532]; 1; 29; &quot;&quot;)" office:value-type="string" office:string-value="InstructoSoar/rosie" calcext:value-type="string">
            <text:p>InstructoSoar/rosie</text:p>
          </table:table-cell>
        </table:table-row>
        <table:table-row table:style-name="ro1">
          <table:table-cell office:value-type="float" office:value="5019596" calcext:value-type="float">
            <text:p>5019596</text:p>
          </table:table-cell>
          <table:table-cell office:value-type="string" calcext:value-type="string">
            <text:p>https://api.github.com/repos/android-libraries/android_fragments</text:p>
          </table:table-cell>
          <table:table-cell table:formula="of:=REPLACE([.B1533]; 1; 29; &quot;&quot;)" office:value-type="string" office:string-value="android-libraries/android_fragments" calcext:value-type="string">
            <text:p>android-libraries/android_fragments</text:p>
          </table:table-cell>
        </table:table-row>
        <table:table-row table:style-name="ro1">
          <table:table-cell office:value-type="float" office:value="5032323" calcext:value-type="float">
            <text:p>5032323</text:p>
          </table:table-cell>
          <table:table-cell office:value-type="string" calcext:value-type="string">
            <text:p>https://api.github.com/repos/zhanrui/fbi-feb</text:p>
          </table:table-cell>
          <table:table-cell table:formula="of:=REPLACE([.B1534]; 1; 29; &quot;&quot;)" office:value-type="string" office:string-value="zhanrui/fbi-feb" calcext:value-type="string">
            <text:p>zhanrui/fbi-feb</text:p>
          </table:table-cell>
        </table:table-row>
        <table:table-row table:style-name="ro1">
          <table:table-cell office:value-type="float" office:value="5040659" calcext:value-type="float">
            <text:p>5040659</text:p>
          </table:table-cell>
          <table:table-cell office:value-type="string" calcext:value-type="string">
            <text:p>https://api.github.com/repos/asterics/AsTeRICS</text:p>
          </table:table-cell>
          <table:table-cell table:formula="of:=REPLACE([.B1535]; 1; 29; &quot;&quot;)" office:value-type="string" office:string-value="asterics/AsTeRICS" calcext:value-type="string">
            <text:p>asterics/AsTeRICS</text:p>
          </table:table-cell>
        </table:table-row>
        <table:table-row table:style-name="ro1">
          <table:table-cell office:value-type="float" office:value="5047916" calcext:value-type="float">
            <text:p>5047916</text:p>
          </table:table-cell>
          <table:table-cell office:value-type="string" calcext:value-type="string">
            <text:p>https://api.github.com/repos/rackerlabs/blueflood</text:p>
          </table:table-cell>
          <table:table-cell table:formula="of:=REPLACE([.B1536]; 1; 29; &quot;&quot;)" office:value-type="string" office:string-value="rackerlabs/blueflood" calcext:value-type="string">
            <text:p>rackerlabs/blueflood</text:p>
          </table:table-cell>
        </table:table-row>
        <table:table-row table:style-name="ro1">
          <table:table-cell office:value-type="float" office:value="5062234" calcext:value-type="float">
            <text:p>5062234</text:p>
          </table:table-cell>
          <table:table-cell office:value-type="string" calcext:value-type="string">
            <text:p>https://api.github.com/repos/duckduckgo/android</text:p>
          </table:table-cell>
          <table:table-cell table:formula="of:=REPLACE([.B1537]; 1; 29; &quot;&quot;)" office:value-type="string" office:string-value="duckduckgo/android" calcext:value-type="string">
            <text:p>duckduckgo/android</text:p>
          </table:table-cell>
        </table:table-row>
        <table:table-row table:style-name="ro1">
          <table:table-cell office:value-type="float" office:value="5067001" calcext:value-type="float">
            <text:p>5067001</text:p>
          </table:table-cell>
          <table:table-cell office:value-type="string" calcext:value-type="string">
            <text:p>https://api.github.com/repos/protegeproject/protege</text:p>
          </table:table-cell>
          <table:table-cell table:formula="of:=REPLACE([.B1538]; 1; 29; &quot;&quot;)" office:value-type="string" office:string-value="protegeproject/protege" calcext:value-type="string">
            <text:p>protegeproject/protege</text:p>
          </table:table-cell>
        </table:table-row>
        <table:table-row table:style-name="ro1">
          <table:table-cell office:value-type="float" office:value="5069617" calcext:value-type="float">
            <text:p>5069617</text:p>
          </table:table-cell>
          <table:table-cell office:value-type="string" calcext:value-type="string">
            <text:p>https://api.github.com/repos/grkvlt/iterator</text:p>
          </table:table-cell>
          <table:table-cell table:formula="of:=REPLACE([.B1539]; 1; 29; &quot;&quot;)" office:value-type="string" office:string-value="grkvlt/iterator" calcext:value-type="string">
            <text:p>grkvlt/iterator</text:p>
          </table:table-cell>
        </table:table-row>
        <table:table-row table:style-name="ro1">
          <table:table-cell office:value-type="float" office:value="5071890" calcext:value-type="float">
            <text:p>5071890</text:p>
          </table:table-cell>
          <table:table-cell office:value-type="string" calcext:value-type="string">
            <text:p>https://api.github.com/repos/sayems/Java</text:p>
          </table:table-cell>
          <table:table-cell table:formula="of:=REPLACE([.B1540]; 1; 29; &quot;&quot;)" office:value-type="string" office:string-value="sayems/Java" calcext:value-type="string">
            <text:p>sayems/Java</text:p>
          </table:table-cell>
        </table:table-row>
        <table:table-row table:style-name="ro1">
          <table:table-cell office:value-type="float" office:value="5079830" calcext:value-type="float">
            <text:p>5079830</text:p>
          </table:table-cell>
          <table:table-cell office:value-type="string" calcext:value-type="string">
            <text:p>https://api.github.com/repos/powerbot/powerbot</text:p>
          </table:table-cell>
          <table:table-cell table:formula="of:=REPLACE([.B1541]; 1; 29; &quot;&quot;)" office:value-type="string" office:string-value="powerbot/powerbot" calcext:value-type="string">
            <text:p>powerbot/powerbot</text:p>
          </table:table-cell>
        </table:table-row>
        <table:table-row table:style-name="ro1">
          <table:table-cell office:value-type="float" office:value="5102848" calcext:value-type="float">
            <text:p>5102848</text:p>
          </table:table-cell>
          <table:table-cell office:value-type="string" calcext:value-type="string">
            <text:p>https://api.github.com/repos/verio-cloudstack/cloudstack</text:p>
          </table:table-cell>
          <table:table-cell table:formula="of:=REPLACE([.B1542]; 1; 29; &quot;&quot;)" office:value-type="string" office:string-value="verio-cloudstack/cloudstack" calcext:value-type="string">
            <text:p>verio-cloudstack/cloudstack</text:p>
          </table:table-cell>
        </table:table-row>
        <table:table-row table:style-name="ro1">
          <table:table-cell office:value-type="float" office:value="5104158" calcext:value-type="float">
            <text:p>5104158</text:p>
          </table:table-cell>
          <table:table-cell office:value-type="string" calcext:value-type="string">
            <text:p>https://api.github.com/repos/Simperium/simperium-android</text:p>
          </table:table-cell>
          <table:table-cell table:formula="of:=REPLACE([.B1543]; 1; 29; &quot;&quot;)" office:value-type="string" office:string-value="Simperium/simperium-android" calcext:value-type="string">
            <text:p>Simperium/simperium-android</text:p>
          </table:table-cell>
        </table:table-row>
        <table:table-row table:style-name="ro1">
          <table:table-cell office:value-type="float" office:value="5111914" calcext:value-type="float">
            <text:p>5111914</text:p>
          </table:table-cell>
          <table:table-cell office:value-type="string" calcext:value-type="string">
            <text:p>https://api.github.com/repos/Det-Kongelige-Bibliotek/rex</text:p>
          </table:table-cell>
          <table:table-cell table:formula="of:=REPLACE([.B1544]; 1; 29; &quot;&quot;)" office:value-type="string" office:string-value="Det-Kongelige-Bibliotek/rex" calcext:value-type="string">
            <text:p>Det-Kongelige-Bibliotek/rex</text:p>
          </table:table-cell>
        </table:table-row>
        <table:table-row table:style-name="ro1">
          <table:table-cell office:value-type="float" office:value="5118473" calcext:value-type="float">
            <text:p>5118473</text:p>
          </table:table-cell>
          <table:table-cell office:value-type="string" calcext:value-type="string">
            <text:p>https://api.github.com/repos/square/wire</text:p>
          </table:table-cell>
          <table:table-cell table:formula="of:=REPLACE([.B1545]; 1; 29; &quot;&quot;)" office:value-type="string" office:string-value="square/wire" calcext:value-type="string">
            <text:p>square/wire</text:p>
          </table:table-cell>
        </table:table-row>
        <table:table-row table:style-name="ro1">
          <table:table-cell office:value-type="float" office:value="5118576" calcext:value-type="float">
            <text:p>5118576</text:p>
          </table:table-cell>
          <table:table-cell office:value-type="string" calcext:value-type="string">
            <text:p>https://api.github.com/repos/opencb/opencga</text:p>
          </table:table-cell>
          <table:table-cell table:formula="of:=REPLACE([.B1546]; 1; 29; &quot;&quot;)" office:value-type="string" office:string-value="opencb/opencga" calcext:value-type="string">
            <text:p>opencb/opencga</text:p>
          </table:table-cell>
        </table:table-row>
        <table:table-row table:style-name="ro1">
          <table:table-cell office:value-type="float" office:value="5132284" calcext:value-type="float">
            <text:p>5132284</text:p>
          </table:table-cell>
          <table:table-cell office:value-type="string" calcext:value-type="string">
            <text:p>https://api.github.com/repos/ukwa/w3act</text:p>
          </table:table-cell>
          <table:table-cell table:formula="of:=REPLACE([.B1547]; 1; 29; &quot;&quot;)" office:value-type="string" office:string-value="ukwa/w3act" calcext:value-type="string">
            <text:p>ukwa/w3act</text:p>
          </table:table-cell>
        </table:table-row>
        <table:table-row table:style-name="ro1">
          <table:table-cell office:value-type="float" office:value="5140093" calcext:value-type="float">
            <text:p>5140093</text:p>
          </table:table-cell>
          <table:table-cell office:value-type="string" calcext:value-type="string">
            <text:p>https://api.github.com/repos/binkley/binkley</text:p>
          </table:table-cell>
          <table:table-cell table:formula="of:=REPLACE([.B1548]; 1; 29; &quot;&quot;)" office:value-type="string" office:string-value="binkley/binkley" calcext:value-type="string">
            <text:p>binkley/binkley</text:p>
          </table:table-cell>
        </table:table-row>
        <table:table-row table:style-name="ro1">
          <table:table-cell office:value-type="float" office:value="5143834" calcext:value-type="float">
            <text:p>5143834</text:p>
          </table:table-cell>
          <table:table-cell office:value-type="string" calcext:value-type="string">
            <text:p>https://api.github.com/repos/EmilyBjoerk/lsml</text:p>
          </table:table-cell>
          <table:table-cell table:formula="of:=REPLACE([.B1549]; 1; 29; &quot;&quot;)" office:value-type="string" office:string-value="EmilyBjoerk/lsml" calcext:value-type="string">
            <text:p>EmilyBjoerk/lsml</text:p>
          </table:table-cell>
        </table:table-row>
        <table:table-row table:style-name="ro1">
          <table:table-cell office:value-type="float" office:value="5144524" calcext:value-type="float">
            <text:p>5144524</text:p>
          </table:table-cell>
          <table:table-cell office:value-type="string" calcext:value-type="string">
            <text:p>https://api.github.com/repos/petergeneric/stdlib</text:p>
          </table:table-cell>
          <table:table-cell table:formula="of:=REPLACE([.B1550]; 1; 29; &quot;&quot;)" office:value-type="string" office:string-value="petergeneric/stdlib" calcext:value-type="string">
            <text:p>petergeneric/stdlib</text:p>
          </table:table-cell>
        </table:table-row>
        <table:table-row table:style-name="ro1">
          <table:table-cell office:value-type="float" office:value="5164108" calcext:value-type="float">
            <text:p>5164108</text:p>
          </table:table-cell>
          <table:table-cell office:value-type="string" calcext:value-type="string">
            <text:p>https://api.github.com/repos/rlsutton1/VaadinUtils</text:p>
          </table:table-cell>
          <table:table-cell table:formula="of:=REPLACE([.B1551]; 1; 29; &quot;&quot;)" office:value-type="string" office:string-value="rlsutton1/VaadinUtils" calcext:value-type="string">
            <text:p>rlsutton1/VaadinUtils</text:p>
          </table:table-cell>
        </table:table-row>
        <table:table-row table:style-name="ro1">
          <table:table-cell office:value-type="float" office:value="5174134" calcext:value-type="float">
            <text:p>5174134</text:p>
          </table:table-cell>
          <table:table-cell office:value-type="string" calcext:value-type="string">
            <text:p>https://api.github.com/repos/EdwinHasta/Repo-DesignerRHN</text:p>
          </table:table-cell>
          <table:table-cell table:formula="of:=REPLACE([.B1552]; 1; 29; &quot;&quot;)" office:value-type="string" office:string-value="EdwinHasta/Repo-DesignerRHN" calcext:value-type="string">
            <text:p>EdwinHasta/Repo-DesignerRHN</text:p>
          </table:table-cell>
        </table:table-row>
        <table:table-row table:style-name="ro1">
          <table:table-cell office:value-type="float" office:value="5181064" calcext:value-type="float">
            <text:p>5181064</text:p>
          </table:table-cell>
          <table:table-cell office:value-type="string" calcext:value-type="string">
            <text:p>https://api.github.com/repos/dakusui/jcunit</text:p>
          </table:table-cell>
          <table:table-cell table:formula="of:=REPLACE([.B1553]; 1; 29; &quot;&quot;)" office:value-type="string" office:string-value="dakusui/jcunit" calcext:value-type="string">
            <text:p>dakusui/jcunit</text:p>
          </table:table-cell>
        </table:table-row>
        <table:table-row table:style-name="ro1">
          <table:table-cell office:value-type="float" office:value="5195807" calcext:value-type="float">
            <text:p>5195807</text:p>
          </table:table-cell>
          <table:table-cell office:value-type="string" calcext:value-type="string">
            <text:p>https://api.github.com/repos/stevespringett/dependency-track</text:p>
          </table:table-cell>
          <table:table-cell table:formula="of:=REPLACE([.B1554]; 1; 29; &quot;&quot;)" office:value-type="string" office:string-value="stevespringett/dependency-track" calcext:value-type="string">
            <text:p>stevespringett/dependency-track</text:p>
          </table:table-cell>
        </table:table-row>
        <table:table-row table:style-name="ro1">
          <table:table-cell office:value-type="float" office:value="5215147" calcext:value-type="float">
            <text:p>5215147</text:p>
          </table:table-cell>
          <table:table-cell office:value-type="string" calcext:value-type="string">
            <text:p>https://api.github.com/repos/checkstyle/checkstyle</text:p>
          </table:table-cell>
          <table:table-cell table:formula="of:=REPLACE([.B1555]; 1; 29; &quot;&quot;)" office:value-type="string" office:string-value="checkstyle/checkstyle" calcext:value-type="string">
            <text:p>checkstyle/checkstyle</text:p>
          </table:table-cell>
        </table:table-row>
        <table:table-row table:style-name="ro1">
          <table:table-cell office:value-type="float" office:value="5227043" calcext:value-type="float">
            <text:p>5227043</text:p>
          </table:table-cell>
          <table:table-cell office:value-type="string" calcext:value-type="string">
            <text:p>https://api.github.com/repos/huijunwu/leetcode.java</text:p>
          </table:table-cell>
          <table:table-cell table:formula="of:=REPLACE([.B1556]; 1; 29; &quot;&quot;)" office:value-type="string" office:string-value="huijunwu/leetcode.java" calcext:value-type="string">
            <text:p>huijunwu/leetcode.java</text:p>
          </table:table-cell>
        </table:table-row>
        <table:table-row table:style-name="ro1">
          <table:table-cell office:value-type="float" office:value="5228394" calcext:value-type="float">
            <text:p>5228394</text:p>
          </table:table-cell>
          <table:table-cell office:value-type="string" calcext:value-type="string">
            <text:p>https://api.github.com/repos/nls-oskari/oskari-server</text:p>
          </table:table-cell>
          <table:table-cell table:formula="of:=REPLACE([.B1557]; 1; 29; &quot;&quot;)" office:value-type="string" office:string-value="nls-oskari/oskari-server" calcext:value-type="string">
            <text:p>nls-oskari/oskari-server</text:p>
          </table:table-cell>
        </table:table-row>
        <table:table-row table:style-name="ro1">
          <table:table-cell office:value-type="float" office:value="5230478" calcext:value-type="float">
            <text:p>5230478</text:p>
          </table:table-cell>
          <table:table-cell office:value-type="string" calcext:value-type="string">
            <text:p>https://api.github.com/repos/vertigo17/Cerberus</text:p>
          </table:table-cell>
          <table:table-cell table:formula="of:=REPLACE([.B1558]; 1; 29; &quot;&quot;)" office:value-type="string" office:string-value="vertigo17/Cerberus" calcext:value-type="string">
            <text:p>vertigo17/Cerberus</text:p>
          </table:table-cell>
        </table:table-row>
        <table:table-row table:style-name="ro1">
          <table:table-cell office:value-type="float" office:value="5232273" calcext:value-type="float">
            <text:p>5232273</text:p>
          </table:table-cell>
          <table:table-cell office:value-type="string" calcext:value-type="string">
            <text:p>https://api.github.com/repos/GreenDelta/olca-app</text:p>
          </table:table-cell>
          <table:table-cell table:formula="of:=REPLACE([.B1559]; 1; 29; &quot;&quot;)" office:value-type="string" office:string-value="GreenDelta/olca-app" calcext:value-type="string">
            <text:p>GreenDelta/olca-app</text:p>
          </table:table-cell>
        </table:table-row>
        <table:table-row table:style-name="ro1">
          <table:table-cell office:value-type="float" office:value="5253288" calcext:value-type="float">
            <text:p>5253288</text:p>
          </table:table-cell>
          <table:table-cell office:value-type="string" calcext:value-type="string">
            <text:p>https://api.github.com/repos/selendroid/selendroid</text:p>
          </table:table-cell>
          <table:table-cell table:formula="of:=REPLACE([.B1560]; 1; 29; &quot;&quot;)" office:value-type="string" office:string-value="selendroid/selendroid" calcext:value-type="string">
            <text:p>selendroid/selendroid</text:p>
          </table:table-cell>
        </table:table-row>
        <table:table-row table:style-name="ro1">
          <table:table-cell office:value-type="float" office:value="5268468" calcext:value-type="float">
            <text:p>5268468</text:p>
          </table:table-cell>
          <table:table-cell office:value-type="string" calcext:value-type="string">
            <text:p>https://api.github.com/repos/GreenDelta/olca-modules</text:p>
          </table:table-cell>
          <table:table-cell table:formula="of:=REPLACE([.B1561]; 1; 29; &quot;&quot;)" office:value-type="string" office:string-value="GreenDelta/olca-modules" calcext:value-type="string">
            <text:p>GreenDelta/olca-modules</text:p>
          </table:table-cell>
        </table:table-row>
        <table:table-row table:style-name="ro1">
          <table:table-cell office:value-type="float" office:value="5296929" calcext:value-type="float">
            <text:p>5296929</text:p>
          </table:table-cell>
          <table:table-cell office:value-type="string" calcext:value-type="string">
            <text:p>https://api.github.com/repos/Studentmediene/Momus</text:p>
          </table:table-cell>
          <table:table-cell table:formula="of:=REPLACE([.B1562]; 1; 29; &quot;&quot;)" office:value-type="string" office:string-value="Studentmediene/Momus" calcext:value-type="string">
            <text:p>Studentmediene/Momus</text:p>
          </table:table-cell>
        </table:table-row>
        <table:table-row table:style-name="ro1">
          <table:table-cell office:value-type="float" office:value="5308716" calcext:value-type="float">
            <text:p>5308716</text:p>
          </table:table-cell>
          <table:table-cell office:value-type="string" calcext:value-type="string">
            <text:p>https://api.github.com/repos/igd-geo/hale</text:p>
          </table:table-cell>
          <table:table-cell table:formula="of:=REPLACE([.B1563]; 1; 29; &quot;&quot;)" office:value-type="string" office:string-value="igd-geo/hale" calcext:value-type="string">
            <text:p>igd-geo/hale</text:p>
          </table:table-cell>
        </table:table-row>
        <table:table-row table:style-name="ro1">
          <table:table-cell office:value-type="float" office:value="5314883" calcext:value-type="float">
            <text:p>5314883</text:p>
          </table:table-cell>
          <table:table-cell office:value-type="string" calcext:value-type="string">
            <text:p>https://api.github.com/repos/qpHalcy0n/SRDesign</text:p>
          </table:table-cell>
          <table:table-cell table:formula="of:=REPLACE([.B1564]; 1; 29; &quot;&quot;)" office:value-type="string" office:string-value="qpHalcy0n/SRDesign" calcext:value-type="string">
            <text:p>qpHalcy0n/SRDesign</text:p>
          </table:table-cell>
        </table:table-row>
        <table:table-row table:style-name="ro1">
          <table:table-cell office:value-type="float" office:value="5318941" calcext:value-type="float">
            <text:p>5318941</text:p>
          </table:table-cell>
          <table:table-cell office:value-type="string" calcext:value-type="string">
            <text:p>https://api.github.com/repos/Quartzcraft/QuartzCore</text:p>
          </table:table-cell>
          <table:table-cell table:formula="of:=REPLACE([.B1565]; 1; 29; &quot;&quot;)" office:value-type="string" office:string-value="Quartzcraft/QuartzCore" calcext:value-type="string">
            <text:p>Quartzcraft/QuartzCore</text:p>
          </table:table-cell>
        </table:table-row>
        <table:table-row table:style-name="ro1">
          <table:table-cell office:value-type="float" office:value="5328442" calcext:value-type="float">
            <text:p>5328442</text:p>
          </table:table-cell>
          <table:table-cell office:value-type="string" calcext:value-type="string">
            <text:p>https://api.github.com/repos/spring-projects/spring-ide</text:p>
          </table:table-cell>
          <table:table-cell table:formula="of:=REPLACE([.B1566]; 1; 29; &quot;&quot;)" office:value-type="string" office:string-value="spring-projects/spring-ide" calcext:value-type="string">
            <text:p>spring-projects/spring-ide</text:p>
          </table:table-cell>
        </table:table-row>
        <table:table-row table:style-name="ro1">
          <table:table-cell office:value-type="float" office:value="5331377" calcext:value-type="float">
            <text:p>5331377</text:p>
          </table:table-cell>
          <table:table-cell office:value-type="string" calcext:value-type="string">
            <text:p>https://api.github.com/repos/spring-projects/eclipse-integration-commons</text:p>
          </table:table-cell>
          <table:table-cell table:formula="of:=REPLACE([.B1567]; 1; 29; &quot;&quot;)" office:value-type="string" office:string-value="spring-projects/eclipse-integration-commons" calcext:value-type="string">
            <text:p>spring-projects/eclipse-integration-commons</text:p>
          </table:table-cell>
        </table:table-row>
        <table:table-row table:style-name="ro1">
          <table:table-cell office:value-type="float" office:value="5339394" calcext:value-type="float">
            <text:p>5339394</text:p>
          </table:table-cell>
          <table:table-cell office:value-type="string" calcext:value-type="string">
            <text:p>https://api.github.com/repos/monakhv/samlib-Info</text:p>
          </table:table-cell>
          <table:table-cell table:formula="of:=REPLACE([.B1568]; 1; 29; &quot;&quot;)" office:value-type="string" office:string-value="monakhv/samlib-Info" calcext:value-type="string">
            <text:p>monakhv/samlib-Info</text:p>
          </table:table-cell>
        </table:table-row>
        <table:table-row table:style-name="ro1">
          <table:table-cell office:value-type="float" office:value="5341015" calcext:value-type="float">
            <text:p>5341015</text:p>
          </table:table-cell>
          <table:table-cell office:value-type="string" calcext:value-type="string">
            <text:p>https://api.github.com/repos/spring-projects/spring-data-gemfire</text:p>
          </table:table-cell>
          <table:table-cell table:formula="of:=REPLACE([.B1569]; 1; 29; &quot;&quot;)" office:value-type="string" office:string-value="spring-projects/spring-data-gemfire" calcext:value-type="string">
            <text:p>spring-projects/spring-data-gemfire</text:p>
          </table:table-cell>
        </table:table-row>
        <table:table-row table:style-name="ro1">
          <table:table-cell office:value-type="float" office:value="5341451" calcext:value-type="float">
            <text:p>5341451</text:p>
          </table:table-cell>
          <table:table-cell office:value-type="string" calcext:value-type="string">
            <text:p>https://api.github.com/repos/padreati/rapaio</text:p>
          </table:table-cell>
          <table:table-cell table:formula="of:=REPLACE([.B1570]; 1; 29; &quot;&quot;)" office:value-type="string" office:string-value="padreati/rapaio" calcext:value-type="string">
            <text:p>padreati/rapaio</text:p>
          </table:table-cell>
        </table:table-row>
        <table:table-row table:style-name="ro1">
          <table:table-cell office:value-type="float" office:value="5366631" calcext:value-type="float">
            <text:p>5366631</text:p>
          </table:table-cell>
          <table:table-cell office:value-type="string" calcext:value-type="string">
            <text:p>https://api.github.com/repos/nla/amberdb</text:p>
          </table:table-cell>
          <table:table-cell table:formula="of:=REPLACE([.B1571]; 1; 29; &quot;&quot;)" office:value-type="string" office:string-value="nla/amberdb" calcext:value-type="string">
            <text:p>nla/amberdb</text:p>
          </table:table-cell>
        </table:table-row>
        <table:table-row table:style-name="ro1">
          <table:table-cell office:value-type="float" office:value="5370494" calcext:value-type="float">
            <text:p>5370494</text:p>
          </table:table-cell>
          <table:table-cell office:value-type="string" calcext:value-type="string">
            <text:p>https://api.github.com/repos/apache/commons-bcel</text:p>
          </table:table-cell>
          <table:table-cell table:formula="of:=REPLACE([.B1572]; 1; 29; &quot;&quot;)" office:value-type="string" office:string-value="apache/commons-bcel" calcext:value-type="string">
            <text:p>apache/commons-bcel</text:p>
          </table:table-cell>
        </table:table-row>
        <table:table-row table:style-name="ro1">
          <table:table-cell office:value-type="float" office:value="5370986" calcext:value-type="float">
            <text:p>5370986</text:p>
          </table:table-cell>
          <table:table-cell office:value-type="string" calcext:value-type="string">
            <text:p>https://api.github.com/repos/keeps/db-preservation-toolkit</text:p>
          </table:table-cell>
          <table:table-cell table:formula="of:=REPLACE([.B1573]; 1; 29; &quot;&quot;)" office:value-type="string" office:string-value="keeps/db-preservation-toolkit" calcext:value-type="string">
            <text:p>keeps/db-preservation-toolkit</text:p>
          </table:table-cell>
        </table:table-row>
        <table:table-row table:style-name="ro1">
          <table:table-cell office:value-type="float" office:value="5373759" calcext:value-type="float">
            <text:p>5373759</text:p>
          </table:table-cell>
          <table:table-cell office:value-type="string" calcext:value-type="string">
            <text:p>https://api.github.com/repos/link-nv/linkid-sdk</text:p>
          </table:table-cell>
          <table:table-cell table:formula="of:=REPLACE([.B1574]; 1; 29; &quot;&quot;)" office:value-type="string" office:string-value="link-nv/linkid-sdk" calcext:value-type="string">
            <text:p>link-nv/linkid-sdk</text:p>
          </table:table-cell>
        </table:table-row>
        <table:table-row table:style-name="ro1">
          <table:table-cell office:value-type="float" office:value="5393951" calcext:value-type="float">
            <text:p>5393951</text:p>
          </table:table-cell>
          <table:table-cell office:value-type="string" calcext:value-type="string">
            <text:p>https://api.github.com/repos/macc704/CRiPS</text:p>
          </table:table-cell>
          <table:table-cell table:formula="of:=REPLACE([.B1575]; 1; 29; &quot;&quot;)" office:value-type="string" office:string-value="macc704/CRiPS" calcext:value-type="string">
            <text:p>macc704/CRiPS</text:p>
          </table:table-cell>
        </table:table-row>
        <table:table-row table:style-name="ro1">
          <table:table-cell office:value-type="float" office:value="5396264" calcext:value-type="float">
            <text:p>5396264</text:p>
          </table:table-cell>
          <table:table-cell office:value-type="string" calcext:value-type="string">
            <text:p>https://api.github.com/repos/knime-ip/knip</text:p>
          </table:table-cell>
          <table:table-cell table:formula="of:=REPLACE([.B1576]; 1; 29; &quot;&quot;)" office:value-type="string" office:string-value="knime-ip/knip" calcext:value-type="string">
            <text:p>knime-ip/knip</text:p>
          </table:table-cell>
        </table:table-row>
        <table:table-row table:style-name="ro1">
          <table:table-cell office:value-type="float" office:value="5399498" calcext:value-type="float">
            <text:p>5399498</text:p>
          </table:table-cell>
          <table:table-cell office:value-type="string" calcext:value-type="string">
            <text:p>https://api.github.com/repos/irccloud/android</text:p>
          </table:table-cell>
          <table:table-cell table:formula="of:=REPLACE([.B1577]; 1; 29; &quot;&quot;)" office:value-type="string" office:string-value="irccloud/android" calcext:value-type="string">
            <text:p>irccloud/android</text:p>
          </table:table-cell>
        </table:table-row>
        <table:table-row table:style-name="ro1">
          <table:table-cell office:value-type="float" office:value="5399879" calcext:value-type="float">
            <text:p>5399879</text:p>
          </table:table-cell>
          <table:table-cell office:value-type="string" calcext:value-type="string">
            <text:p>https://api.github.com/repos/Mineshopper/carpentersblocks</text:p>
          </table:table-cell>
          <table:table-cell table:formula="of:=REPLACE([.B1578]; 1; 29; &quot;&quot;)" office:value-type="string" office:string-value="Mineshopper/carpentersblocks" calcext:value-type="string">
            <text:p>Mineshopper/carpentersblocks</text:p>
          </table:table-cell>
        </table:table-row>
        <table:table-row table:style-name="ro1">
          <table:table-cell office:value-type="float" office:value="5400372" calcext:value-type="float">
            <text:p>5400372</text:p>
          </table:table-cell>
          <table:table-cell office:value-type="string" calcext:value-type="string">
            <text:p>https://api.github.com/repos/shazichuanshuo/heat_final_version</text:p>
          </table:table-cell>
          <table:table-cell table:formula="of:=REPLACE([.B1579]; 1; 29; &quot;&quot;)" office:value-type="string" office:string-value="shazichuanshuo/heat_final_version" calcext:value-type="string">
            <text:p>shazichuanshuo/heat_final_version</text:p>
          </table:table-cell>
        </table:table-row>
        <table:table-row table:style-name="ro1">
          <table:table-cell office:value-type="float" office:value="5402577" calcext:value-type="float">
            <text:p>5402577</text:p>
          </table:table-cell>
          <table:table-cell office:value-type="string" calcext:value-type="string">
            <text:p>https://api.github.com/repos/dropwizard/dropwizard</text:p>
          </table:table-cell>
          <table:table-cell table:formula="of:=REPLACE([.B1580]; 1; 29; &quot;&quot;)" office:value-type="string" office:string-value="dropwizard/dropwizard" calcext:value-type="string">
            <text:p>dropwizard/dropwizard</text:p>
          </table:table-cell>
        </table:table-row>
        <table:table-row table:style-name="ro1">
          <table:table-cell office:value-type="float" office:value="5403320" calcext:value-type="float">
            <text:p>5403320</text:p>
          </table:table-cell>
          <table:table-cell office:value-type="string" calcext:value-type="string">
            <text:p>https://api.github.com/repos/iZettle/izettle-toolbox</text:p>
          </table:table-cell>
          <table:table-cell table:formula="of:=REPLACE([.B1581]; 1; 29; &quot;&quot;)" office:value-type="string" office:string-value="iZettle/izettle-toolbox" calcext:value-type="string">
            <text:p>iZettle/izettle-toolbox</text:p>
          </table:table-cell>
        </table:table-row>
        <table:table-row table:style-name="ro1">
          <table:table-cell office:value-type="float" office:value="5404409" calcext:value-type="float">
            <text:p>5404409</text:p>
          </table:table-cell>
          <table:table-cell office:value-type="string" calcext:value-type="string">
            <text:p>https://api.github.com/repos/openhab/openhab</text:p>
          </table:table-cell>
          <table:table-cell table:formula="of:=REPLACE([.B1582]; 1; 29; &quot;&quot;)" office:value-type="string" office:string-value="openhab/openhab" calcext:value-type="string">
            <text:p>openhab/openhab</text:p>
          </table:table-cell>
        </table:table-row>
        <table:table-row table:style-name="ro1">
          <table:table-cell office:value-type="float" office:value="5408487" calcext:value-type="float">
            <text:p>5408487</text:p>
          </table:table-cell>
          <table:table-cell office:value-type="string" calcext:value-type="string">
            <text:p>https://api.github.com/repos/Gigaspaces/mongo-datasource</text:p>
          </table:table-cell>
          <table:table-cell table:formula="of:=REPLACE([.B1583]; 1; 29; &quot;&quot;)" office:value-type="string" office:string-value="Gigaspaces/mongo-datasource" calcext:value-type="string">
            <text:p>Gigaspaces/mongo-datasource</text:p>
          </table:table-cell>
        </table:table-row>
        <table:table-row table:style-name="ro1">
          <table:table-cell office:value-type="float" office:value="5417897" calcext:value-type="float">
            <text:p>5417897</text:p>
          </table:table-cell>
          <table:table-cell office:value-type="string" calcext:value-type="string">
            <text:p>https://api.github.com/repos/marshall62/mathspring</text:p>
          </table:table-cell>
          <table:table-cell table:formula="of:=REPLACE([.B1584]; 1; 29; &quot;&quot;)" office:value-type="string" office:string-value="marshall62/mathspring" calcext:value-type="string">
            <text:p>marshall62/mathspring</text:p>
          </table:table-cell>
        </table:table-row>
        <table:table-row table:style-name="ro1">
          <table:table-cell office:value-type="float" office:value="5420628" calcext:value-type="float">
            <text:p>5420628</text:p>
          </table:table-cell>
          <table:table-cell office:value-type="string" calcext:value-type="string">
            <text:p>https://api.github.com/repos/gabrielemariotti/cardslib</text:p>
          </table:table-cell>
          <table:table-cell table:formula="of:=REPLACE([.B1585]; 1; 29; &quot;&quot;)" office:value-type="string" office:string-value="gabrielemariotti/cardslib" calcext:value-type="string">
            <text:p>gabrielemariotti/cardslib</text:p>
          </table:table-cell>
        </table:table-row>
        <table:table-row table:style-name="ro1">
          <table:table-cell office:value-type="float" office:value="5421212" calcext:value-type="float">
            <text:p>5421212</text:p>
          </table:table-cell>
          <table:table-cell office:value-type="string" calcext:value-type="string">
            <text:p>https://api.github.com/repos/jmacglashan/burlap</text:p>
          </table:table-cell>
          <table:table-cell table:formula="of:=REPLACE([.B1586]; 1; 29; &quot;&quot;)" office:value-type="string" office:string-value="jmacglashan/burlap" calcext:value-type="string">
            <text:p>jmacglashan/burlap</text:p>
          </table:table-cell>
        </table:table-row>
        <table:table-row table:style-name="ro1">
          <table:table-cell office:value-type="float" office:value="5441457" calcext:value-type="float">
            <text:p>5441457</text:p>
          </table:table-cell>
          <table:table-cell office:value-type="string" calcext:value-type="string">
            <text:p>https://api.github.com/repos/glob3mobile/g3m</text:p>
          </table:table-cell>
          <table:table-cell table:formula="of:=REPLACE([.B1587]; 1; 29; &quot;&quot;)" office:value-type="string" office:string-value="glob3mobile/g3m" calcext:value-type="string">
            <text:p>glob3mobile/g3m</text:p>
          </table:table-cell>
        </table:table-row>
        <table:table-row table:style-name="ro1">
          <table:table-cell office:value-type="float" office:value="5447052" calcext:value-type="float">
            <text:p>5447052</text:p>
          </table:table-cell>
          <table:table-cell office:value-type="string" calcext:value-type="string">
            <text:p>https://api.github.com/repos/avalax/FitBuddy</text:p>
          </table:table-cell>
          <table:table-cell table:formula="of:=REPLACE([.B1588]; 1; 29; &quot;&quot;)" office:value-type="string" office:string-value="avalax/FitBuddy" calcext:value-type="string">
            <text:p>avalax/FitBuddy</text:p>
          </table:table-cell>
        </table:table-row>
        <table:table-row table:style-name="ro1">
          <table:table-cell office:value-type="float" office:value="5457056" calcext:value-type="float">
            <text:p>5457056</text:p>
          </table:table-cell>
          <table:table-cell office:value-type="string" calcext:value-type="string">
            <text:p>https://api.github.com/repos/codelibs/fess</text:p>
          </table:table-cell>
          <table:table-cell table:formula="of:=REPLACE([.B1589]; 1; 29; &quot;&quot;)" office:value-type="string" office:string-value="codelibs/fess" calcext:value-type="string">
            <text:p>codelibs/fess</text:p>
          </table:table-cell>
        </table:table-row>
        <table:table-row table:style-name="ro1">
          <table:table-cell office:value-type="float" office:value="5462381" calcext:value-type="float">
            <text:p>5462381</text:p>
          </table:table-cell>
          <table:table-cell office:value-type="string" calcext:value-type="string">
            <text:p>https://api.github.com/repos/ganymedes01/Gany-s-Surface</text:p>
          </table:table-cell>
          <table:table-cell table:formula="of:=REPLACE([.B1590]; 1; 29; &quot;&quot;)" office:value-type="string" office:string-value="ganymedes01/Gany-s-Surface" calcext:value-type="string">
            <text:p>ganymedes01/Gany-s-Surface</text:p>
          </table:table-cell>
        </table:table-row>
        <table:table-row table:style-name="ro1">
          <table:table-cell office:value-type="float" office:value="5468686" calcext:value-type="float">
            <text:p>5468686</text:p>
          </table:table-cell>
          <table:table-cell office:value-type="string" calcext:value-type="string">
            <text:p>https://api.github.com/repos/apache/incubator-sentry</text:p>
          </table:table-cell>
          <table:table-cell table:formula="of:=REPLACE([.B1591]; 1; 29; &quot;&quot;)" office:value-type="string" office:string-value="apache/incubator-sentry" calcext:value-type="string">
            <text:p>apache/incubator-sentry</text:p>
          </table:table-cell>
        </table:table-row>
        <table:table-row table:style-name="ro1">
          <table:table-cell office:value-type="float" office:value="5478977" calcext:value-type="float">
            <text:p>5478977</text:p>
          </table:table-cell>
          <table:table-cell office:value-type="string" calcext:value-type="string">
            <text:p>https://api.github.com/repos/torakiki/sejda</text:p>
          </table:table-cell>
          <table:table-cell table:formula="of:=REPLACE([.B1592]; 1; 29; &quot;&quot;)" office:value-type="string" office:string-value="torakiki/sejda" calcext:value-type="string">
            <text:p>torakiki/sejda</text:p>
          </table:table-cell>
        </table:table-row>
        <table:table-row table:style-name="ro1">
          <table:table-cell office:value-type="float" office:value="5479075" calcext:value-type="float">
            <text:p>5479075</text:p>
          </table:table-cell>
          <table:table-cell office:value-type="string" calcext:value-type="string">
            <text:p>https://api.github.com/repos/phenotips/patient-network</text:p>
          </table:table-cell>
          <table:table-cell table:formula="of:=REPLACE([.B1593]; 1; 29; &quot;&quot;)" office:value-type="string" office:string-value="phenotips/patient-network" calcext:value-type="string">
            <text:p>phenotips/patient-network</text:p>
          </table:table-cell>
        </table:table-row>
        <table:table-row table:style-name="ro1">
          <table:table-cell office:value-type="float" office:value="5483983" calcext:value-type="float">
            <text:p>5483983</text:p>
          </table:table-cell>
          <table:table-cell office:value-type="string" calcext:value-type="string">
            <text:p>https://api.github.com/repos/myui/hivemall</text:p>
          </table:table-cell>
          <table:table-cell table:formula="of:=REPLACE([.B1594]; 1; 29; &quot;&quot;)" office:value-type="string" office:string-value="myui/hivemall" calcext:value-type="string">
            <text:p>myui/hivemall</text:p>
          </table:table-cell>
        </table:table-row>
        <table:table-row table:style-name="ro1">
          <table:table-cell office:value-type="float" office:value="5495283" calcext:value-type="float">
            <text:p>5495283</text:p>
          </table:table-cell>
          <table:table-cell office:value-type="string" calcext:value-type="string">
            <text:p>https://api.github.com/repos/torakiki/pdfsam</text:p>
          </table:table-cell>
          <table:table-cell table:formula="of:=REPLACE([.B1595]; 1; 29; &quot;&quot;)" office:value-type="string" office:string-value="torakiki/pdfsam" calcext:value-type="string">
            <text:p>torakiki/pdfsam</text:p>
          </table:table-cell>
        </table:table-row>
        <table:table-row table:style-name="ro1">
          <table:table-cell office:value-type="float" office:value="5505858" calcext:value-type="float">
            <text:p>5505858</text:p>
          </table:table-cell>
          <table:table-cell office:value-type="string" calcext:value-type="string">
            <text:p>https://api.github.com/repos/SeqWare/queryengine</text:p>
          </table:table-cell>
          <table:table-cell table:formula="of:=REPLACE([.B1596]; 1; 29; &quot;&quot;)" office:value-type="string" office:string-value="SeqWare/queryengine" calcext:value-type="string">
            <text:p>SeqWare/queryengine</text:p>
          </table:table-cell>
        </table:table-row>
        <table:table-row table:style-name="ro1">
          <table:table-cell office:value-type="float" office:value="5510561" calcext:value-type="float">
            <text:p>5510561</text:p>
          </table:table-cell>
          <table:table-cell office:value-type="string" calcext:value-type="string">
            <text:p>https://api.github.com/repos/AdoptOpenJDK/jitwatch</text:p>
          </table:table-cell>
          <table:table-cell table:formula="of:=REPLACE([.B1597]; 1; 29; &quot;&quot;)" office:value-type="string" office:string-value="AdoptOpenJDK/jitwatch" calcext:value-type="string">
            <text:p>AdoptOpenJDK/jitwatch</text:p>
          </table:table-cell>
        </table:table-row>
        <table:table-row table:style-name="ro1">
          <table:table-cell office:value-type="float" office:value="5516532" calcext:value-type="float">
            <text:p>5516532</text:p>
          </table:table-cell>
          <table:table-cell office:value-type="string" calcext:value-type="string">
            <text:p>https://api.github.com/repos/inbloom/secure-data-service</text:p>
          </table:table-cell>
          <table:table-cell table:formula="of:=REPLACE([.B1598]; 1; 29; &quot;&quot;)" office:value-type="string" office:string-value="inbloom/secure-data-service" calcext:value-type="string">
            <text:p>inbloom/secure-data-service</text:p>
          </table:table-cell>
        </table:table-row>
        <table:table-row table:style-name="ro1">
          <table:table-cell office:value-type="float" office:value="5523023" calcext:value-type="float">
            <text:p>5523023</text:p>
          </table:table-cell>
          <table:table-cell office:value-type="string" calcext:value-type="string">
            <text:p>https://api.github.com/repos/spring-projects/toolsuite-distribution</text:p>
          </table:table-cell>
          <table:table-cell table:formula="of:=REPLACE([.B1599]; 1; 29; &quot;&quot;)" office:value-type="string" office:string-value="spring-projects/toolsuite-distribution" calcext:value-type="string">
            <text:p>spring-projects/toolsuite-distribution</text:p>
          </table:table-cell>
        </table:table-row>
        <table:table-row table:style-name="ro1">
          <table:table-cell office:value-type="float" office:value="5527739" calcext:value-type="float">
            <text:p>5527739</text:p>
          </table:table-cell>
          <table:table-cell office:value-type="string" calcext:value-type="string">
            <text:p>https://api.github.com/repos/oakesville/mythling</text:p>
          </table:table-cell>
          <table:table-cell table:formula="of:=REPLACE([.B1600]; 1; 29; &quot;&quot;)" office:value-type="string" office:string-value="oakesville/mythling" calcext:value-type="string">
            <text:p>oakesville/mythling</text:p>
          </table:table-cell>
        </table:table-row>
        <table:table-row table:style-name="ro1">
          <table:table-cell office:value-type="float" office:value="5530798" calcext:value-type="float">
            <text:p>5530798</text:p>
          </table:table-cell>
          <table:table-cell office:value-type="string" calcext:value-type="string">
            <text:p>https://api.github.com/repos/SebastianNiemann/ArmadilloJava</text:p>
          </table:table-cell>
          <table:table-cell table:formula="of:=REPLACE([.B1601]; 1; 29; &quot;&quot;)" office:value-type="string" office:string-value="SebastianNiemann/ArmadilloJava" calcext:value-type="string">
            <text:p>SebastianNiemann/ArmadilloJava</text:p>
          </table:table-cell>
        </table:table-row>
        <table:table-row table:style-name="ro1">
          <table:table-cell office:value-type="float" office:value="5532231" calcext:value-type="float">
            <text:p>5532231</text:p>
          </table:table-cell>
          <table:table-cell office:value-type="string" calcext:value-type="string">
            <text:p>https://api.github.com/repos/daneren2005/Subsonic-Plus</text:p>
          </table:table-cell>
          <table:table-cell table:formula="of:=REPLACE([.B1602]; 1; 29; &quot;&quot;)" office:value-type="string" office:string-value="daneren2005/Subsonic-Plus" calcext:value-type="string">
            <text:p>daneren2005/Subsonic-Plus</text:p>
          </table:table-cell>
        </table:table-row>
        <table:table-row table:style-name="ro1">
          <table:table-cell office:value-type="float" office:value="5532886" calcext:value-type="float">
            <text:p>5532886</text:p>
          </table:table-cell>
          <table:table-cell office:value-type="string" calcext:value-type="string">
            <text:p>https://api.github.com/repos/loli10K/doujindb</text:p>
          </table:table-cell>
          <table:table-cell table:formula="of:=REPLACE([.B1603]; 1; 29; &quot;&quot;)" office:value-type="string" office:string-value="loli10K/doujindb" calcext:value-type="string">
            <text:p>loli10K/doujindb</text:p>
          </table:table-cell>
        </table:table-row>
        <table:table-row table:style-name="ro1">
          <table:table-cell office:value-type="float" office:value="5540857" calcext:value-type="float">
            <text:p>5540857</text:p>
          </table:table-cell>
          <table:table-cell office:value-type="string" calcext:value-type="string">
            <text:p>https://api.github.com/repos/w11k/lsql</text:p>
          </table:table-cell>
          <table:table-cell table:formula="of:=REPLACE([.B1604]; 1; 29; &quot;&quot;)" office:value-type="string" office:string-value="w11k/lsql" calcext:value-type="string">
            <text:p>w11k/lsql</text:p>
          </table:table-cell>
        </table:table-row>
        <table:table-row table:style-name="ro1">
          <table:table-cell office:value-type="float" office:value="5546244" calcext:value-type="float">
            <text:p>5546244</text:p>
          </table:table-cell>
          <table:table-cell office:value-type="string" calcext:value-type="string">
            <text:p>https://api.github.com/repos/svn2github/crux-framework</text:p>
          </table:table-cell>
          <table:table-cell table:formula="of:=REPLACE([.B1605]; 1; 29; &quot;&quot;)" office:value-type="string" office:string-value="svn2github/crux-framework" calcext:value-type="string">
            <text:p>svn2github/crux-framework</text:p>
          </table:table-cell>
        </table:table-row>
        <table:table-row table:style-name="ro1">
          <table:table-cell office:value-type="float" office:value="5550359" calcext:value-type="float">
            <text:p>5550359</text:p>
          </table:table-cell>
          <table:table-cell office:value-type="string" calcext:value-type="string">
            <text:p>https://api.github.com/repos/NLeSC/Xenon</text:p>
          </table:table-cell>
          <table:table-cell table:formula="of:=REPLACE([.B1606]; 1; 29; &quot;&quot;)" office:value-type="string" office:string-value="NLeSC/Xenon" calcext:value-type="string">
            <text:p>NLeSC/Xenon</text:p>
          </table:table-cell>
        </table:table-row>
        <table:table-row table:style-name="ro1">
          <table:table-cell office:value-type="float" office:value="5555516" calcext:value-type="float">
            <text:p>5555516</text:p>
          </table:table-cell>
          <table:table-cell office:value-type="string" calcext:value-type="string">
            <text:p>https://api.github.com/repos/warriordog/BlazeLoader</text:p>
          </table:table-cell>
          <table:table-cell table:formula="of:=REPLACE([.B1607]; 1; 29; &quot;&quot;)" office:value-type="string" office:string-value="warriordog/BlazeLoader" calcext:value-type="string">
            <text:p>warriordog/BlazeLoader</text:p>
          </table:table-cell>
        </table:table-row>
        <table:table-row table:style-name="ro1">
          <table:table-cell office:value-type="float" office:value="5557856" calcext:value-type="float">
            <text:p>5557856</text:p>
          </table:table-cell>
          <table:table-cell office:value-type="string" calcext:value-type="string">
            <text:p>https://api.github.com/repos/jenkinsci/ironmq-notifier-plugin</text:p>
          </table:table-cell>
          <table:table-cell table:formula="of:=REPLACE([.B1608]; 1; 29; &quot;&quot;)" office:value-type="string" office:string-value="jenkinsci/ironmq-notifier-plugin" calcext:value-type="string">
            <text:p>jenkinsci/ironmq-notifier-plugin</text:p>
          </table:table-cell>
        </table:table-row>
        <table:table-row table:style-name="ro1">
          <table:table-cell office:value-type="float" office:value="5558684" calcext:value-type="float">
            <text:p>5558684</text:p>
          </table:table-cell>
          <table:table-cell office:value-type="string" calcext:value-type="string">
            <text:p>https://api.github.com/repos/org-badiff/badiff</text:p>
          </table:table-cell>
          <table:table-cell table:formula="of:=REPLACE([.B1609]; 1; 29; &quot;&quot;)" office:value-type="string" office:string-value="org-badiff/badiff" calcext:value-type="string">
            <text:p>org-badiff/badiff</text:p>
          </table:table-cell>
        </table:table-row>
        <table:table-row table:style-name="ro1">
          <table:table-cell office:value-type="float" office:value="5564212" calcext:value-type="float">
            <text:p>5564212</text:p>
          </table:table-cell>
          <table:table-cell office:value-type="string" calcext:value-type="string">
            <text:p>https://api.github.com/repos/novoda/spikes</text:p>
          </table:table-cell>
          <table:table-cell table:formula="of:=REPLACE([.B1610]; 1; 29; &quot;&quot;)" office:value-type="string" office:string-value="novoda/spikes" calcext:value-type="string">
            <text:p>novoda/spikes</text:p>
          </table:table-cell>
        </table:table-row>
        <table:table-row table:style-name="ro1">
          <table:table-cell office:value-type="float" office:value="5565375" calcext:value-type="float">
            <text:p>5565375</text:p>
          </table:table-cell>
          <table:table-cell office:value-type="string" calcext:value-type="string">
            <text:p>https://api.github.com/repos/indeedeng/proctor</text:p>
          </table:table-cell>
          <table:table-cell table:formula="of:=REPLACE([.B1611]; 1; 29; &quot;&quot;)" office:value-type="string" office:string-value="indeedeng/proctor" calcext:value-type="string">
            <text:p>indeedeng/proctor</text:p>
          </table:table-cell>
        </table:table-row>
        <table:table-row table:style-name="ro1">
          <table:table-cell office:value-type="float" office:value="5566510" calcext:value-type="float">
            <text:p>5566510</text:p>
          </table:table-cell>
          <table:table-cell office:value-type="string" calcext:value-type="string">
            <text:p>https://api.github.com/repos/sialcasa/mvvmFX</text:p>
          </table:table-cell>
          <table:table-cell table:formula="of:=REPLACE([.B1612]; 1; 29; &quot;&quot;)" office:value-type="string" office:string-value="sialcasa/mvvmFX" calcext:value-type="string">
            <text:p>sialcasa/mvvmFX</text:p>
          </table:table-cell>
        </table:table-row>
        <table:table-row table:style-name="ro1">
          <table:table-cell office:value-type="float" office:value="5570661" calcext:value-type="float">
            <text:p>5570661</text:p>
          </table:table-cell>
          <table:table-cell office:value-type="string" calcext:value-type="string">
            <text:p>https://api.github.com/repos/spring-projects/spring-data-cassandra</text:p>
          </table:table-cell>
          <table:table-cell table:formula="of:=REPLACE([.B1613]; 1; 29; &quot;&quot;)" office:value-type="string" office:string-value="spring-projects/spring-data-cassandra" calcext:value-type="string">
            <text:p>spring-projects/spring-data-cassandra</text:p>
          </table:table-cell>
        </table:table-row>
        <table:table-row table:style-name="ro1">
          <table:table-cell office:value-type="float" office:value="5570776" calcext:value-type="float">
            <text:p>5570776</text:p>
          </table:table-cell>
          <table:table-cell office:value-type="string" calcext:value-type="string">
            <text:p>https://api.github.com/repos/TEAM-Gummy/android_frameworks_base</text:p>
          </table:table-cell>
          <table:table-cell table:formula="of:=REPLACE([.B1614]; 1; 29; &quot;&quot;)" office:value-type="string" office:string-value="TEAM-Gummy/android_frameworks_base" calcext:value-type="string">
            <text:p>TEAM-Gummy/android_frameworks_base</text:p>
          </table:table-cell>
        </table:table-row>
        <table:table-row table:style-name="ro1">
          <table:table-cell office:value-type="float" office:value="5579922" calcext:value-type="float">
            <text:p>5579922</text:p>
          </table:table-cell>
          <table:table-cell office:value-type="string" calcext:value-type="string">
            <text:p>https://api.github.com/repos/Adobe-Consulting-Services/acs-aem-commons</text:p>
          </table:table-cell>
          <table:table-cell table:formula="of:=REPLACE([.B1615]; 1; 29; &quot;&quot;)" office:value-type="string" office:string-value="Adobe-Consulting-Services/acs-aem-commons" calcext:value-type="string">
            <text:p>Adobe-Consulting-Services/acs-aem-commons</text:p>
          </table:table-cell>
        </table:table-row>
        <table:table-row table:style-name="ro1">
          <table:table-cell office:value-type="float" office:value="5581406" calcext:value-type="float">
            <text:p>5581406</text:p>
          </table:table-cell>
          <table:table-cell office:value-type="string" calcext:value-type="string">
            <text:p>https://api.github.com/repos/open-learning-exchange/BeLL-Apps</text:p>
          </table:table-cell>
          <table:table-cell table:formula="of:=REPLACE([.B1616]; 1; 29; &quot;&quot;)" office:value-type="string" office:string-value="open-learning-exchange/BeLL-Apps" calcext:value-type="string">
            <text:p>open-learning-exchange/BeLL-Apps</text:p>
          </table:table-cell>
        </table:table-row>
        <table:table-row table:style-name="ro1">
          <table:table-cell office:value-type="float" office:value="5587405" calcext:value-type="float">
            <text:p>5587405</text:p>
          </table:table-cell>
          <table:table-cell office:value-type="string" calcext:value-type="string">
            <text:p>https://api.github.com/repos/gf-metro/jaxws</text:p>
          </table:table-cell>
          <table:table-cell table:formula="of:=REPLACE([.B1617]; 1; 29; &quot;&quot;)" office:value-type="string" office:string-value="gf-metro/jaxws" calcext:value-type="string">
            <text:p>gf-metro/jaxws</text:p>
          </table:table-cell>
        </table:table-row>
        <table:table-row table:style-name="ro1">
          <table:table-cell office:value-type="float" office:value="5588735" calcext:value-type="float">
            <text:p>5588735</text:p>
          </table:table-cell>
          <table:table-cell office:value-type="string" calcext:value-type="string">
            <text:p>https://api.github.com/repos/KTachibanaM/cloudemoji</text:p>
          </table:table-cell>
          <table:table-cell table:formula="of:=REPLACE([.B1618]; 1; 29; &quot;&quot;)" office:value-type="string" office:string-value="KTachibanaM/cloudemoji" calcext:value-type="string">
            <text:p>KTachibanaM/cloudemoji</text:p>
          </table:table-cell>
        </table:table-row>
        <table:table-row table:style-name="ro1">
          <table:table-cell office:value-type="float" office:value="5598911" calcext:value-type="float">
            <text:p>5598911</text:p>
          </table:table-cell>
          <table:table-cell office:value-type="string" calcext:value-type="string">
            <text:p>https://api.github.com/repos/vaadin/testbench</text:p>
          </table:table-cell>
          <table:table-cell table:formula="of:=REPLACE([.B1619]; 1; 29; &quot;&quot;)" office:value-type="string" office:string-value="vaadin/testbench" calcext:value-type="string">
            <text:p>vaadin/testbench</text:p>
          </table:table-cell>
        </table:table-row>
        <table:table-row table:style-name="ro1">
          <table:table-cell office:value-type="float" office:value="5601846" calcext:value-type="float">
            <text:p>5601846</text:p>
          </table:table-cell>
          <table:table-cell office:value-type="string" calcext:value-type="string">
            <text:p>https://api.github.com/repos/eea/eea.eunis</text:p>
          </table:table-cell>
          <table:table-cell table:formula="of:=REPLACE([.B1620]; 1; 29; &quot;&quot;)" office:value-type="string" office:string-value="eea/eea.eunis" calcext:value-type="string">
            <text:p>eea/eea.eunis</text:p>
          </table:table-cell>
        </table:table-row>
        <table:table-row table:style-name="ro1">
          <table:table-cell office:value-type="float" office:value="5605363" calcext:value-type="float">
            <text:p>5605363</text:p>
          </table:table-cell>
          <table:table-cell office:value-type="string" calcext:value-type="string">
            <text:p>https://api.github.com/repos/jinahya/bit-io</text:p>
          </table:table-cell>
          <table:table-cell table:formula="of:=REPLACE([.B1621]; 1; 29; &quot;&quot;)" office:value-type="string" office:string-value="jinahya/bit-io" calcext:value-type="string">
            <text:p>jinahya/bit-io</text:p>
          </table:table-cell>
        </table:table-row>
        <table:table-row table:style-name="ro1">
          <table:table-cell office:value-type="float" office:value="5607198" calcext:value-type="float">
            <text:p>5607198</text:p>
          </table:table-cell>
          <table:table-cell office:value-type="string" calcext:value-type="string">
            <text:p>https://api.github.com/repos/jembi/bsis</text:p>
          </table:table-cell>
          <table:table-cell table:formula="of:=REPLACE([.B1622]; 1; 29; &quot;&quot;)" office:value-type="string" office:string-value="jembi/bsis" calcext:value-type="string">
            <text:p>jembi/bsis</text:p>
          </table:table-cell>
        </table:table-row>
        <table:table-row table:style-name="ro1">
          <table:table-cell office:value-type="float" office:value="5610501" calcext:value-type="float">
            <text:p>5610501</text:p>
          </table:table-cell>
          <table:table-cell office:value-type="string" calcext:value-type="string">
            <text:p>https://api.github.com/repos/acanedairri/StrasaWeb</text:p>
          </table:table-cell>
          <table:table-cell table:formula="of:=REPLACE([.B1623]; 1; 29; &quot;&quot;)" office:value-type="string" office:string-value="acanedairri/StrasaWeb" calcext:value-type="string">
            <text:p>acanedairri/StrasaWeb</text:p>
          </table:table-cell>
        </table:table-row>
        <table:table-row table:style-name="ro1">
          <table:table-cell office:value-type="float" office:value="5613772" calcext:value-type="float">
            <text:p>5613772</text:p>
          </table:table-cell>
          <table:table-cell office:value-type="string" calcext:value-type="string">
            <text:p>https://api.github.com/repos/pentaho/pentaho-kettle</text:p>
          </table:table-cell>
          <table:table-cell table:formula="of:=REPLACE([.B1624]; 1; 29; &quot;&quot;)" office:value-type="string" office:string-value="pentaho/pentaho-kettle" calcext:value-type="string">
            <text:p>pentaho/pentaho-kettle</text:p>
          </table:table-cell>
        </table:table-row>
        <table:table-row table:style-name="ro1">
          <table:table-cell office:value-type="float" office:value="5614283" calcext:value-type="float">
            <text:p>5614283</text:p>
          </table:table-cell>
          <table:table-cell office:value-type="string" calcext:value-type="string">
            <text:p>https://api.github.com/repos/CenterForOpenScience/modular-file-renderer</text:p>
          </table:table-cell>
          <table:table-cell table:formula="of:=REPLACE([.B1625]; 1; 29; &quot;&quot;)" office:value-type="string" office:string-value="CenterForOpenScience/modular-file-renderer" calcext:value-type="string">
            <text:p>CenterForOpenScience/modular-file-renderer</text:p>
          </table:table-cell>
        </table:table-row>
        <table:table-row table:style-name="ro1">
          <table:table-cell office:value-type="float" office:value="5615708" calcext:value-type="float">
            <text:p>5615708</text:p>
          </table:table-cell>
          <table:table-cell office:value-type="string" calcext:value-type="string">
            <text:p>https://api.github.com/repos/ltb11/SightReading</text:p>
          </table:table-cell>
          <table:table-cell table:formula="of:=REPLACE([.B1626]; 1; 29; &quot;&quot;)" office:value-type="string" office:string-value="ltb11/SightReading" calcext:value-type="string">
            <text:p>ltb11/SightReading</text:p>
          </table:table-cell>
        </table:table-row>
        <table:table-row table:style-name="ro1">
          <table:table-cell office:value-type="float" office:value="5627162" calcext:value-type="float">
            <text:p>5627162</text:p>
          </table:table-cell>
          <table:table-cell office:value-type="string" calcext:value-type="string">
            <text:p>https://api.github.com/repos/mplushnikov/lombok-intellij-plugin</text:p>
          </table:table-cell>
          <table:table-cell table:formula="of:=REPLACE([.B1627]; 1; 29; &quot;&quot;)" office:value-type="string" office:string-value="mplushnikov/lombok-intellij-plugin" calcext:value-type="string">
            <text:p>mplushnikov/lombok-intellij-plugin</text:p>
          </table:table-cell>
        </table:table-row>
        <table:table-row table:style-name="ro1">
          <table:table-cell office:value-type="float" office:value="5629265" calcext:value-type="float">
            <text:p>5629265</text:p>
          </table:table-cell>
          <table:table-cell office:value-type="string" calcext:value-type="string">
            <text:p>https://api.github.com/repos/terasolunaorg/terasoluna-gfw</text:p>
          </table:table-cell>
          <table:table-cell table:formula="of:=REPLACE([.B1628]; 1; 29; &quot;&quot;)" office:value-type="string" office:string-value="terasolunaorg/terasoluna-gfw" calcext:value-type="string">
            <text:p>terasolunaorg/terasoluna-gfw</text:p>
          </table:table-cell>
        </table:table-row>
        <table:table-row table:style-name="ro1">
          <table:table-cell office:value-type="float" office:value="5629794" calcext:value-type="float">
            <text:p>5629794</text:p>
          </table:table-cell>
          <table:table-cell office:value-type="string" calcext:value-type="string">
            <text:p>https://api.github.com/repos/optimatika/ojAlgo</text:p>
          </table:table-cell>
          <table:table-cell table:formula="of:=REPLACE([.B1629]; 1; 29; &quot;&quot;)" office:value-type="string" office:string-value="optimatika/ojAlgo" calcext:value-type="string">
            <text:p>optimatika/ojAlgo</text:p>
          </table:table-cell>
        </table:table-row>
        <table:table-row table:style-name="ro1">
          <table:table-cell office:value-type="float" office:value="5632450" calcext:value-type="float">
            <text:p>5632450</text:p>
          </table:table-cell>
          <table:table-cell office:value-type="string" calcext:value-type="string">
            <text:p>https://api.github.com/repos/katjahahn/PortEx</text:p>
          </table:table-cell>
          <table:table-cell table:formula="of:=REPLACE([.B1630]; 1; 29; &quot;&quot;)" office:value-type="string" office:string-value="katjahahn/PortEx" calcext:value-type="string">
            <text:p>katjahahn/PortEx</text:p>
          </table:table-cell>
        </table:table-row>
        <table:table-row table:style-name="ro1">
          <table:table-cell office:value-type="float" office:value="5634772" calcext:value-type="float">
            <text:p>5634772</text:p>
          </table:table-cell>
          <table:table-cell office:value-type="string" calcext:value-type="string">
            <text:p>https://api.github.com/repos/Tietoarkisto/metka</text:p>
          </table:table-cell>
          <table:table-cell table:formula="of:=REPLACE([.B1631]; 1; 29; &quot;&quot;)" office:value-type="string" office:string-value="Tietoarkisto/metka" calcext:value-type="string">
            <text:p>Tietoarkisto/metka</text:p>
          </table:table-cell>
        </table:table-row>
        <table:table-row table:style-name="ro1">
          <table:table-cell office:value-type="float" office:value="5637543" calcext:value-type="float">
            <text:p>5637543</text:p>
          </table:table-cell>
          <table:table-cell office:value-type="string" calcext:value-type="string">
            <text:p>https://api.github.com/repos/kuujo/vertigo</text:p>
          </table:table-cell>
          <table:table-cell table:formula="of:=REPLACE([.B1632]; 1; 29; &quot;&quot;)" office:value-type="string" office:string-value="kuujo/vertigo" calcext:value-type="string">
            <text:p>kuujo/vertigo</text:p>
          </table:table-cell>
        </table:table-row>
        <table:table-row table:style-name="ro1">
          <table:table-cell office:value-type="float" office:value="5637816" calcext:value-type="float">
            <text:p>5637816</text:p>
          </table:table-cell>
          <table:table-cell office:value-type="string" calcext:value-type="string">
            <text:p>https://api.github.com/repos/cinchapi/concourse</text:p>
          </table:table-cell>
          <table:table-cell table:formula="of:=REPLACE([.B1633]; 1; 29; &quot;&quot;)" office:value-type="string" office:string-value="cinchapi/concourse" calcext:value-type="string">
            <text:p>cinchapi/concourse</text:p>
          </table:table-cell>
        </table:table-row>
        <table:table-row table:style-name="ro1">
          <table:table-cell office:value-type="float" office:value="5639649" calcext:value-type="float">
            <text:p>5639649</text:p>
          </table:table-cell>
          <table:table-cell office:value-type="string" calcext:value-type="string">
            <text:p>https://api.github.com/repos/sarahtattersall/PIPE</text:p>
          </table:table-cell>
          <table:table-cell table:formula="of:=REPLACE([.B1634]; 1; 29; &quot;&quot;)" office:value-type="string" office:string-value="sarahtattersall/PIPE" calcext:value-type="string">
            <text:p>sarahtattersall/PIPE</text:p>
          </table:table-cell>
        </table:table-row>
        <table:table-row table:style-name="ro1">
          <table:table-cell office:value-type="float" office:value="5642836" calcext:value-type="float">
            <text:p>5642836</text:p>
          </table:table-cell>
          <table:table-cell office:value-type="string" calcext:value-type="string">
            <text:p>https://api.github.com/repos/yhez/SPEC</text:p>
          </table:table-cell>
          <table:table-cell table:formula="of:=REPLACE([.B1635]; 1; 29; &quot;&quot;)" office:value-type="string" office:string-value="yhez/SPEC" calcext:value-type="string">
            <text:p>yhez/SPEC</text:p>
          </table:table-cell>
        </table:table-row>
        <table:table-row table:style-name="ro1">
          <table:table-cell office:value-type="float" office:value="5659045" calcext:value-type="float">
            <text:p>5659045</text:p>
          </table:table-cell>
          <table:table-cell office:value-type="string" calcext:value-type="string">
            <text:p>https://api.github.com/repos/carewebframework/carewebframework-core</text:p>
          </table:table-cell>
          <table:table-cell table:formula="of:=REPLACE([.B1636]; 1; 29; &quot;&quot;)" office:value-type="string" office:string-value="carewebframework/carewebframework-core" calcext:value-type="string">
            <text:p>carewebframework/carewebframework-core</text:p>
          </table:table-cell>
        </table:table-row>
        <table:table-row table:style-name="ro1">
          <table:table-cell office:value-type="float" office:value="5659356" calcext:value-type="float">
            <text:p>5659356</text:p>
          </table:table-cell>
          <table:table-cell office:value-type="string" calcext:value-type="string">
            <text:p>https://api.github.com/repos/thenhkid/universalTranslator</text:p>
          </table:table-cell>
          <table:table-cell table:formula="of:=REPLACE([.B1637]; 1; 29; &quot;&quot;)" office:value-type="string" office:string-value="thenhkid/universalTranslator" calcext:value-type="string">
            <text:p>thenhkid/universalTranslator</text:p>
          </table:table-cell>
        </table:table-row>
        <table:table-row table:style-name="ro1">
          <table:table-cell office:value-type="float" office:value="5660659" calcext:value-type="float">
            <text:p>5660659</text:p>
          </table:table-cell>
          <table:table-cell office:value-type="string" calcext:value-type="string">
            <text:p>https://api.github.com/repos/ikasanEIP/ikasan</text:p>
          </table:table-cell>
          <table:table-cell table:formula="of:=REPLACE([.B1638]; 1; 29; &quot;&quot;)" office:value-type="string" office:string-value="ikasanEIP/ikasan" calcext:value-type="string">
            <text:p>ikasanEIP/ikasan</text:p>
          </table:table-cell>
        </table:table-row>
        <table:table-row table:style-name="ro1">
          <table:table-cell office:value-type="float" office:value="5675572" calcext:value-type="float">
            <text:p>5675572</text:p>
          </table:table-cell>
          <table:table-cell office:value-type="string" calcext:value-type="string">
            <text:p>https://api.github.com/repos/jleyba/js-dossier</text:p>
          </table:table-cell>
          <table:table-cell table:formula="of:=REPLACE([.B1639]; 1; 29; &quot;&quot;)" office:value-type="string" office:string-value="jleyba/js-dossier" calcext:value-type="string">
            <text:p>jleyba/js-dossier</text:p>
          </table:table-cell>
        </table:table-row>
        <table:table-row table:style-name="ro1">
          <table:table-cell office:value-type="float" office:value="5676321" calcext:value-type="float">
            <text:p>5676321</text:p>
          </table:table-cell>
          <table:table-cell office:value-type="string" calcext:value-type="string">
            <text:p>https://api.github.com/repos/jclehner/rxdroid</text:p>
          </table:table-cell>
          <table:table-cell table:formula="of:=REPLACE([.B1640]; 1; 29; &quot;&quot;)" office:value-type="string" office:string-value="jclehner/rxdroid" calcext:value-type="string">
            <text:p>jclehner/rxdroid</text:p>
          </table:table-cell>
        </table:table-row>
        <table:table-row table:style-name="ro1">
          <table:table-cell office:value-type="float" office:value="5676860" calcext:value-type="float">
            <text:p>5676860</text:p>
          </table:table-cell>
          <table:table-cell office:value-type="string" calcext:value-type="string">
            <text:p>https://api.github.com/repos/Studentmediene/barweb</text:p>
          </table:table-cell>
          <table:table-cell table:formula="of:=REPLACE([.B1641]; 1; 29; &quot;&quot;)" office:value-type="string" office:string-value="Studentmediene/barweb" calcext:value-type="string">
            <text:p>Studentmediene/barweb</text:p>
          </table:table-cell>
        </table:table-row>
        <table:table-row table:style-name="ro1">
          <table:table-cell office:value-type="float" office:value="5682027" calcext:value-type="float">
            <text:p>5682027</text:p>
          </table:table-cell>
          <table:table-cell office:value-type="string" calcext:value-type="string">
            <text:p>https://api.github.com/repos/jmpessoa/lazandroidmodulewizard</text:p>
          </table:table-cell>
          <table:table-cell table:formula="of:=REPLACE([.B1642]; 1; 29; &quot;&quot;)" office:value-type="string" office:string-value="jmpessoa/lazandroidmodulewizard" calcext:value-type="string">
            <text:p>jmpessoa/lazandroidmodulewizard</text:p>
          </table:table-cell>
        </table:table-row>
        <table:table-row table:style-name="ro1">
          <table:table-cell office:value-type="float" office:value="5689719" calcext:value-type="float">
            <text:p>5689719</text:p>
          </table:table-cell>
          <table:table-cell office:value-type="string" calcext:value-type="string">
            <text:p>https://api.github.com/repos/Lycanite/LycanitesMobs</text:p>
          </table:table-cell>
          <table:table-cell table:formula="of:=REPLACE([.B1643]; 1; 29; &quot;&quot;)" office:value-type="string" office:string-value="Lycanite/LycanitesMobs" calcext:value-type="string">
            <text:p>Lycanite/LycanitesMobs</text:p>
          </table:table-cell>
        </table:table-row>
        <table:table-row table:style-name="ro1">
          <table:table-cell office:value-type="float" office:value="5698617" calcext:value-type="float">
            <text:p>5698617</text:p>
          </table:table-cell>
          <table:table-cell office:value-type="string" calcext:value-type="string">
            <text:p>https://api.github.com/repos/veluca93/oii-web</text:p>
          </table:table-cell>
          <table:table-cell table:formula="of:=REPLACE([.B1644]; 1; 29; &quot;&quot;)" office:value-type="string" office:string-value="veluca93/oii-web" calcext:value-type="string">
            <text:p>veluca93/oii-web</text:p>
          </table:table-cell>
        </table:table-row>
        <table:table-row table:style-name="ro1">
          <table:table-cell office:value-type="float" office:value="5700441" calcext:value-type="float">
            <text:p>5700441</text:p>
          </table:table-cell>
          <table:table-cell office:value-type="string" calcext:value-type="string">
            <text:p>https://api.github.com/repos/shallem/LinkPublicAppServer</text:p>
          </table:table-cell>
          <table:table-cell table:formula="of:=REPLACE([.B1645]; 1; 29; &quot;&quot;)" office:value-type="string" office:string-value="shallem/LinkPublicAppServer" calcext:value-type="string">
            <text:p>shallem/LinkPublicAppServer</text:p>
          </table:table-cell>
        </table:table-row>
        <table:table-row table:style-name="ro1">
          <table:table-cell office:value-type="float" office:value="5701139" calcext:value-type="float">
            <text:p>5701139</text:p>
          </table:table-cell>
          <table:table-cell office:value-type="string" calcext:value-type="string">
            <text:p>https://api.github.com/repos/ihongs/HongsCORE</text:p>
          </table:table-cell>
          <table:table-cell table:formula="of:=REPLACE([.B1646]; 1; 29; &quot;&quot;)" office:value-type="string" office:string-value="ihongs/HongsCORE" calcext:value-type="string">
            <text:p>ihongs/HongsCORE</text:p>
          </table:table-cell>
        </table:table-row>
        <table:table-row table:style-name="ro1">
          <table:table-cell office:value-type="float" office:value="5710542" calcext:value-type="float">
            <text:p>5710542</text:p>
          </table:table-cell>
          <table:table-cell office:value-type="string" calcext:value-type="string">
            <text:p>https://api.github.com/repos/IanDarwin/javasrc</text:p>
          </table:table-cell>
          <table:table-cell table:formula="of:=REPLACE([.B1647]; 1; 29; &quot;&quot;)" office:value-type="string" office:string-value="IanDarwin/javasrc" calcext:value-type="string">
            <text:p>IanDarwin/javasrc</text:p>
          </table:table-cell>
        </table:table-row>
        <table:table-row table:style-name="ro1">
          <table:table-cell office:value-type="float" office:value="5710729" calcext:value-type="float">
            <text:p>5710729</text:p>
          </table:table-cell>
          <table:table-cell office:value-type="string" calcext:value-type="string">
            <text:p>https://api.github.com/repos/sunnysnell/Projects</text:p>
          </table:table-cell>
          <table:table-cell table:formula="of:=REPLACE([.B1648]; 1; 29; &quot;&quot;)" office:value-type="string" office:string-value="sunnysnell/Projects" calcext:value-type="string">
            <text:p>sunnysnell/Projects</text:p>
          </table:table-cell>
        </table:table-row>
        <table:table-row table:style-name="ro1">
          <table:table-cell office:value-type="float" office:value="5714366" calcext:value-type="float">
            <text:p>5714366</text:p>
          </table:table-cell>
          <table:table-cell office:value-type="string" calcext:value-type="string">
            <text:p>https://api.github.com/repos/kantega/reststop</text:p>
          </table:table-cell>
          <table:table-cell table:formula="of:=REPLACE([.B1649]; 1; 29; &quot;&quot;)" office:value-type="string" office:string-value="kantega/reststop" calcext:value-type="string">
            <text:p>kantega/reststop</text:p>
          </table:table-cell>
        </table:table-row>
        <table:table-row table:style-name="ro1">
          <table:table-cell office:value-type="float" office:value="5722418" calcext:value-type="float">
            <text:p>5722418</text:p>
          </table:table-cell>
          <table:table-cell office:value-type="string" calcext:value-type="string">
            <text:p>https://api.github.com/repos/rene-anderes/edu</text:p>
          </table:table-cell>
          <table:table-cell table:formula="of:=REPLACE([.B1650]; 1; 29; &quot;&quot;)" office:value-type="string" office:string-value="rene-anderes/edu" calcext:value-type="string">
            <text:p>rene-anderes/edu</text:p>
          </table:table-cell>
        </table:table-row>
        <table:table-row table:style-name="ro1">
          <table:table-cell office:value-type="float" office:value="5726308" calcext:value-type="float">
            <text:p>5726308</text:p>
          </table:table-cell>
          <table:table-cell office:value-type="string" calcext:value-type="string">
            <text:p>https://api.github.com/repos/Floobits/floobits-intellij</text:p>
          </table:table-cell>
          <table:table-cell table:formula="of:=REPLACE([.B1651]; 1; 29; &quot;&quot;)" office:value-type="string" office:string-value="Floobits/floobits-intellij" calcext:value-type="string">
            <text:p>Floobits/floobits-intellij</text:p>
          </table:table-cell>
        </table:table-row>
        <table:table-row table:style-name="ro1">
          <table:table-cell office:value-type="float" office:value="5727566" calcext:value-type="float">
            <text:p>5727566</text:p>
          </table:table-cell>
          <table:table-cell office:value-type="string" calcext:value-type="string">
            <text:p>https://api.github.com/repos/ImmobilienScout24/deadcode4j</text:p>
          </table:table-cell>
          <table:table-cell table:formula="of:=REPLACE([.B1652]; 1; 29; &quot;&quot;)" office:value-type="string" office:string-value="ImmobilienScout24/deadcode4j" calcext:value-type="string">
            <text:p>ImmobilienScout24/deadcode4j</text:p>
          </table:table-cell>
        </table:table-row>
        <table:table-row table:style-name="ro1">
          <table:table-cell office:value-type="float" office:value="5732503" calcext:value-type="float">
            <text:p>5732503</text:p>
          </table:table-cell>
          <table:table-cell office:value-type="string" calcext:value-type="string">
            <text:p>https://api.github.com/repos/holmbergius/Wildbook</text:p>
          </table:table-cell>
          <table:table-cell table:formula="of:=REPLACE([.B1653]; 1; 29; &quot;&quot;)" office:value-type="string" office:string-value="holmbergius/Wildbook" calcext:value-type="string">
            <text:p>holmbergius/Wildbook</text:p>
          </table:table-cell>
        </table:table-row>
        <table:table-row table:style-name="ro1">
          <table:table-cell office:value-type="float" office:value="5732517" calcext:value-type="float">
            <text:p>5732517</text:p>
          </table:table-cell>
          <table:table-cell office:value-type="string" calcext:value-type="string">
            <text:p>https://api.github.com/repos/ethanp/programming</text:p>
          </table:table-cell>
          <table:table-cell table:formula="of:=REPLACE([.B1654]; 1; 29; &quot;&quot;)" office:value-type="string" office:string-value="ethanp/programming" calcext:value-type="string">
            <text:p>ethanp/programming</text:p>
          </table:table-cell>
        </table:table-row>
        <table:table-row table:style-name="ro1">
          <table:table-cell office:value-type="float" office:value="5735577" calcext:value-type="float">
            <text:p>5735577</text:p>
          </table:table-cell>
          <table:table-cell office:value-type="string" calcext:value-type="string">
            <text:p>https://api.github.com/repos/umple/umple</text:p>
          </table:table-cell>
          <table:table-cell table:formula="of:=REPLACE([.B1655]; 1; 29; &quot;&quot;)" office:value-type="string" office:string-value="umple/umple" calcext:value-type="string">
            <text:p>umple/umple</text:p>
          </table:table-cell>
        </table:table-row>
        <table:table-row table:style-name="ro1">
          <table:table-cell office:value-type="float" office:value="5735931" calcext:value-type="float">
            <text:p>5735931</text:p>
          </table:table-cell>
          <table:table-cell office:value-type="string" calcext:value-type="string">
            <text:p>https://api.github.com/repos/sannies/mp4parser</text:p>
          </table:table-cell>
          <table:table-cell table:formula="of:=REPLACE([.B1656]; 1; 29; &quot;&quot;)" office:value-type="string" office:string-value="sannies/mp4parser" calcext:value-type="string">
            <text:p>sannies/mp4parser</text:p>
          </table:table-cell>
        </table:table-row>
        <table:table-row table:style-name="ro1">
          <table:table-cell office:value-type="float" office:value="5737635" calcext:value-type="float">
            <text:p>5737635</text:p>
          </table:table-cell>
          <table:table-cell office:value-type="string" calcext:value-type="string">
            <text:p>https://api.github.com/repos/omnirom/android_packages_apps_Settings</text:p>
          </table:table-cell>
          <table:table-cell table:formula="of:=REPLACE([.B1657]; 1; 29; &quot;&quot;)" office:value-type="string" office:string-value="omnirom/android_packages_apps_Settings" calcext:value-type="string">
            <text:p>omnirom/android_packages_apps_Settings</text:p>
          </table:table-cell>
        </table:table-row>
        <table:table-row table:style-name="ro1">
          <table:table-cell office:value-type="float" office:value="5738281" calcext:value-type="float">
            <text:p>5738281</text:p>
          </table:table-cell>
          <table:table-cell office:value-type="string" calcext:value-type="string">
            <text:p>https://api.github.com/repos/Jnoee/coo</text:p>
          </table:table-cell>
          <table:table-cell table:formula="of:=REPLACE([.B1658]; 1; 29; &quot;&quot;)" office:value-type="string" office:string-value="Jnoee/coo" calcext:value-type="string">
            <text:p>Jnoee/coo</text:p>
          </table:table-cell>
        </table:table-row>
        <table:table-row table:style-name="ro1">
          <table:table-cell office:value-type="float" office:value="5740898" calcext:value-type="float">
            <text:p>5740898</text:p>
          </table:table-cell>
          <table:table-cell office:value-type="string" calcext:value-type="string">
            <text:p>https://api.github.com/repos/mff-uk/ODCS</text:p>
          </table:table-cell>
          <table:table-cell table:formula="of:=REPLACE([.B1659]; 1; 29; &quot;&quot;)" office:value-type="string" office:string-value="mff-uk/ODCS" calcext:value-type="string">
            <text:p>mff-uk/ODCS</text:p>
          </table:table-cell>
        </table:table-row>
        <table:table-row table:style-name="ro1">
          <table:table-cell office:value-type="float" office:value="5741950" calcext:value-type="float">
            <text:p>5741950</text:p>
          </table:table-cell>
          <table:table-cell office:value-type="string" calcext:value-type="string">
            <text:p>https://api.github.com/repos/karlmdavis/rps-tourney</text:p>
          </table:table-cell>
          <table:table-cell table:formula="of:=REPLACE([.B1660]; 1; 29; &quot;&quot;)" office:value-type="string" office:string-value="karlmdavis/rps-tourney" calcext:value-type="string">
            <text:p>karlmdavis/rps-tourney</text:p>
          </table:table-cell>
        </table:table-row>
        <table:table-row table:style-name="ro1">
          <table:table-cell office:value-type="float" office:value="5745090" calcext:value-type="float">
            <text:p>5745090</text:p>
          </table:table-cell>
          <table:table-cell office:value-type="string" calcext:value-type="string">
            <text:p>https://api.github.com/repos/statsbiblioteket/newspaper-batch-event-framework</text:p>
          </table:table-cell>
          <table:table-cell table:formula="of:=REPLACE([.B1661]; 1; 29; &quot;&quot;)" office:value-type="string" office:string-value="statsbiblioteket/newspaper-batch-event-framework" calcext:value-type="string">
            <text:p>statsbiblioteket/newspaper-batch-event-framework</text:p>
          </table:table-cell>
        </table:table-row>
        <table:table-row table:style-name="ro1">
          <table:table-cell office:value-type="float" office:value="5756610" calcext:value-type="float">
            <text:p>5756610</text:p>
          </table:table-cell>
          <table:table-cell office:value-type="string" calcext:value-type="string">
            <text:p>https://api.github.com/repos/omnirom/android_frameworks_base</text:p>
          </table:table-cell>
          <table:table-cell table:formula="of:=REPLACE([.B1662]; 1; 29; &quot;&quot;)" office:value-type="string" office:string-value="omnirom/android_frameworks_base" calcext:value-type="string">
            <text:p>omnirom/android_frameworks_base</text:p>
          </table:table-cell>
        </table:table-row>
        <table:table-row table:style-name="ro1">
          <table:table-cell office:value-type="float" office:value="5758647" calcext:value-type="float">
            <text:p>5758647</text:p>
          </table:table-cell>
          <table:table-cell office:value-type="string" calcext:value-type="string">
            <text:p>https://api.github.com/repos/NCIP/catissue-core</text:p>
          </table:table-cell>
          <table:table-cell table:formula="of:=REPLACE([.B1663]; 1; 29; &quot;&quot;)" office:value-type="string" office:string-value="NCIP/catissue-core" calcext:value-type="string">
            <text:p>NCIP/catissue-core</text:p>
          </table:table-cell>
        </table:table-row>
        <table:table-row table:style-name="ro1">
          <table:table-cell office:value-type="float" office:value="5769828" calcext:value-type="float">
            <text:p>5769828</text:p>
          </table:table-cell>
          <table:table-cell office:value-type="string" calcext:value-type="string">
            <text:p>https://api.github.com/repos/stratosphere/stratosphere</text:p>
          </table:table-cell>
          <table:table-cell table:formula="of:=REPLACE([.B1664]; 1; 29; &quot;&quot;)" office:value-type="string" office:string-value="stratosphere/stratosphere" calcext:value-type="string">
            <text:p>stratosphere/stratosphere</text:p>
          </table:table-cell>
        </table:table-row>
        <table:table-row table:style-name="ro1">
          <table:table-cell office:value-type="float" office:value="5770724" calcext:value-type="float">
            <text:p>5770724</text:p>
          </table:table-cell>
          <table:table-cell office:value-type="string" calcext:value-type="string">
            <text:p>https://api.github.com/repos/jbosstools/jbosstools-integration-stack-tests</text:p>
          </table:table-cell>
          <table:table-cell table:formula="of:=REPLACE([.B1665]; 1; 29; &quot;&quot;)" office:value-type="string" office:string-value="jbosstools/jbosstools-integration-stack-tests" calcext:value-type="string">
            <text:p>jbosstools/jbosstools-integration-stack-tests</text:p>
          </table:table-cell>
        </table:table-row>
        <table:table-row table:style-name="ro1">
          <table:table-cell office:value-type="float" office:value="5778207" calcext:value-type="float">
            <text:p>5778207</text:p>
          </table:table-cell>
          <table:table-cell office:value-type="string" calcext:value-type="string">
            <text:p>https://api.github.com/repos/caelum/vraptor4</text:p>
          </table:table-cell>
          <table:table-cell table:formula="of:=REPLACE([.B1666]; 1; 29; &quot;&quot;)" office:value-type="string" office:string-value="caelum/vraptor4" calcext:value-type="string">
            <text:p>caelum/vraptor4</text:p>
          </table:table-cell>
        </table:table-row>
        <table:table-row table:style-name="ro1">
          <table:table-cell office:value-type="float" office:value="5781676" calcext:value-type="float">
            <text:p>5781676</text:p>
          </table:table-cell>
          <table:table-cell office:value-type="string" calcext:value-type="string">
            <text:p>https://api.github.com/repos/dcshock/forklift</text:p>
          </table:table-cell>
          <table:table-cell table:formula="of:=REPLACE([.B1667]; 1; 29; &quot;&quot;)" office:value-type="string" office:string-value="dcshock/forklift" calcext:value-type="string">
            <text:p>dcshock/forklift</text:p>
          </table:table-cell>
        </table:table-row>
        <table:table-row table:style-name="ro1">
          <table:table-cell office:value-type="float" office:value="5783612" calcext:value-type="float">
            <text:p>5783612</text:p>
          </table:table-cell>
          <table:table-cell office:value-type="string" calcext:value-type="string">
            <text:p>https://api.github.com/repos/Alshain01/Flags</text:p>
          </table:table-cell>
          <table:table-cell table:formula="of:=REPLACE([.B1668]; 1; 29; &quot;&quot;)" office:value-type="string" office:string-value="Alshain01/Flags" calcext:value-type="string">
            <text:p>Alshain01/Flags</text:p>
          </table:table-cell>
        </table:table-row>
        <table:table-row table:style-name="ro1">
          <table:table-cell office:value-type="float" office:value="5786045" calcext:value-type="float">
            <text:p>5786045</text:p>
          </table:table-cell>
          <table:table-cell office:value-type="string" calcext:value-type="string">
            <text:p>https://api.github.com/repos/uci-cbcl/genomix</text:p>
          </table:table-cell>
          <table:table-cell table:formula="of:=REPLACE([.B1669]; 1; 29; &quot;&quot;)" office:value-type="string" office:string-value="uci-cbcl/genomix" calcext:value-type="string">
            <text:p>uci-cbcl/genomix</text:p>
          </table:table-cell>
        </table:table-row>
        <table:table-row table:style-name="ro1">
          <table:table-cell office:value-type="float" office:value="5791544" calcext:value-type="float">
            <text:p>5791544</text:p>
          </table:table-cell>
          <table:table-cell office:value-type="string" calcext:value-type="string">
            <text:p>https://api.github.com/repos/overturetool/overture</text:p>
          </table:table-cell>
          <table:table-cell table:formula="of:=REPLACE([.B1670]; 1; 29; &quot;&quot;)" office:value-type="string" office:string-value="overturetool/overture" calcext:value-type="string">
            <text:p>overturetool/overture</text:p>
          </table:table-cell>
        </table:table-row>
        <table:table-row table:style-name="ro1">
          <table:table-cell office:value-type="float" office:value="5802363" calcext:value-type="float">
            <text:p>5802363</text:p>
          </table:table-cell>
          <table:table-cell office:value-type="string" calcext:value-type="string">
            <text:p>https://api.github.com/repos/konsoletyper/teavm</text:p>
          </table:table-cell>
          <table:table-cell table:formula="of:=REPLACE([.B1671]; 1; 29; &quot;&quot;)" office:value-type="string" office:string-value="konsoletyper/teavm" calcext:value-type="string">
            <text:p>konsoletyper/teavm</text:p>
          </table:table-cell>
        </table:table-row>
        <table:table-row table:style-name="ro1">
          <table:table-cell office:value-type="float" office:value="5804021" calcext:value-type="float">
            <text:p>5804021</text:p>
          </table:table-cell>
          <table:table-cell office:value-type="string" calcext:value-type="string">
            <text:p>https://api.github.com/repos/pcdavid/org.eclipse.sirius</text:p>
          </table:table-cell>
          <table:table-cell table:formula="of:=REPLACE([.B1672]; 1; 29; &quot;&quot;)" office:value-type="string" office:string-value="pcdavid/org.eclipse.sirius" calcext:value-type="string">
            <text:p>pcdavid/org.eclipse.sirius</text:p>
          </table:table-cell>
        </table:table-row>
        <table:table-row table:style-name="ro1">
          <table:table-cell office:value-type="float" office:value="5812156" calcext:value-type="float">
            <text:p>5812156</text:p>
          </table:table-cell>
          <table:table-cell office:value-type="string" calcext:value-type="string">
            <text:p>https://api.github.com/repos/perconik/perconik</text:p>
          </table:table-cell>
          <table:table-cell table:formula="of:=REPLACE([.B1673]; 1; 29; &quot;&quot;)" office:value-type="string" office:string-value="perconik/perconik" calcext:value-type="string">
            <text:p>perconik/perconik</text:p>
          </table:table-cell>
        </table:table-row>
        <table:table-row table:style-name="ro1">
          <table:table-cell office:value-type="float" office:value="5816495" calcext:value-type="float">
            <text:p>5816495</text:p>
          </table:table-cell>
          <table:table-cell office:value-type="string" calcext:value-type="string">
            <text:p>https://api.github.com/repos/MenoData/Time4J</text:p>
          </table:table-cell>
          <table:table-cell table:formula="of:=REPLACE([.B1674]; 1; 29; &quot;&quot;)" office:value-type="string" office:string-value="MenoData/Time4J" calcext:value-type="string">
            <text:p>MenoData/Time4J</text:p>
          </table:table-cell>
        </table:table-row>
        <table:table-row table:style-name="ro1">
          <table:table-cell office:value-type="float" office:value="5817678" calcext:value-type="float">
            <text:p>5817678</text:p>
          </table:table-cell>
          <table:table-cell office:value-type="string" calcext:value-type="string">
            <text:p>https://api.github.com/repos/CESNET/perun</text:p>
          </table:table-cell>
          <table:table-cell table:formula="of:=REPLACE([.B1675]; 1; 29; &quot;&quot;)" office:value-type="string" office:string-value="CESNET/perun" calcext:value-type="string">
            <text:p>CESNET/perun</text:p>
          </table:table-cell>
        </table:table-row>
        <table:table-row table:style-name="ro1">
          <table:table-cell office:value-type="float" office:value="5822670" calcext:value-type="float">
            <text:p>5822670</text:p>
          </table:table-cell>
          <table:table-cell office:value-type="string" calcext:value-type="string">
            <text:p>https://api.github.com/repos/FINRAOS/DataGenerator</text:p>
          </table:table-cell>
          <table:table-cell table:formula="of:=REPLACE([.B1676]; 1; 29; &quot;&quot;)" office:value-type="string" office:string-value="FINRAOS/DataGenerator" calcext:value-type="string">
            <text:p>FINRAOS/DataGenerator</text:p>
          </table:table-cell>
        </table:table-row>
        <table:table-row table:style-name="ro1">
          <table:table-cell office:value-type="float" office:value="5824665" calcext:value-type="float">
            <text:p>5824665</text:p>
          </table:table-cell>
          <table:table-cell office:value-type="string" calcext:value-type="string">
            <text:p>https://api.github.com/repos/VanirAOSP/packages_apps_Settings</text:p>
          </table:table-cell>
          <table:table-cell table:formula="of:=REPLACE([.B1677]; 1; 29; &quot;&quot;)" office:value-type="string" office:string-value="VanirAOSP/packages_apps_Settings" calcext:value-type="string">
            <text:p>VanirAOSP/packages_apps_Settings</text:p>
          </table:table-cell>
        </table:table-row>
        <table:table-row table:style-name="ro1">
          <table:table-cell office:value-type="float" office:value="5825730" calcext:value-type="float">
            <text:p>5825730</text:p>
          </table:table-cell>
          <table:table-cell office:value-type="string" calcext:value-type="string">
            <text:p>https://api.github.com/repos/cnyangyifeng/ntp</text:p>
          </table:table-cell>
          <table:table-cell table:formula="of:=REPLACE([.B1678]; 1; 29; &quot;&quot;)" office:value-type="string" office:string-value="cnyangyifeng/ntp" calcext:value-type="string">
            <text:p>cnyangyifeng/ntp</text:p>
          </table:table-cell>
        </table:table-row>
        <table:table-row table:style-name="ro1">
          <table:table-cell office:value-type="float" office:value="5825838" calcext:value-type="float">
            <text:p>5825838</text:p>
          </table:table-cell>
          <table:table-cell office:value-type="string" calcext:value-type="string">
            <text:p>https://api.github.com/repos/VanirAOSP/frameworks_base</text:p>
          </table:table-cell>
          <table:table-cell table:formula="of:=REPLACE([.B1679]; 1; 29; &quot;&quot;)" office:value-type="string" office:string-value="VanirAOSP/frameworks_base" calcext:value-type="string">
            <text:p>VanirAOSP/frameworks_base</text:p>
          </table:table-cell>
        </table:table-row>
        <table:table-row table:style-name="ro1">
          <table:table-cell office:value-type="float" office:value="5827907" calcext:value-type="float">
            <text:p>5827907</text:p>
          </table:table-cell>
          <table:table-cell office:value-type="string" calcext:value-type="string">
            <text:p>https://api.github.com/repos/OCHA-DAP/DAP-System</text:p>
          </table:table-cell>
          <table:table-cell table:formula="of:=REPLACE([.B1680]; 1; 29; &quot;&quot;)" office:value-type="string" office:string-value="OCHA-DAP/DAP-System" calcext:value-type="string">
            <text:p>OCHA-DAP/DAP-System</text:p>
          </table:table-cell>
        </table:table-row>
        <table:table-row table:style-name="ro1">
          <table:table-cell office:value-type="float" office:value="5830664" calcext:value-type="float">
            <text:p>5830664</text:p>
          </table:table-cell>
          <table:table-cell office:value-type="string" calcext:value-type="string">
            <text:p>https://api.github.com/repos/Weltraumschaf/JUberblog</text:p>
          </table:table-cell>
          <table:table-cell table:formula="of:=REPLACE([.B1681]; 1; 29; &quot;&quot;)" office:value-type="string" office:string-value="Weltraumschaf/JUberblog" calcext:value-type="string">
            <text:p>Weltraumschaf/JUberblog</text:p>
          </table:table-cell>
        </table:table-row>
        <table:table-row table:style-name="ro1">
          <table:table-cell office:value-type="float" office:value="5831093" calcext:value-type="float">
            <text:p>5831093</text:p>
          </table:table-cell>
          <table:table-cell office:value-type="string" calcext:value-type="string">
            <text:p>https://api.github.com/repos/FoxDev/FoxBot</text:p>
          </table:table-cell>
          <table:table-cell table:formula="of:=REPLACE([.B1682]; 1; 29; &quot;&quot;)" office:value-type="string" office:string-value="FoxDev/FoxBot" calcext:value-type="string">
            <text:p>FoxDev/FoxBot</text:p>
          </table:table-cell>
        </table:table-row>
        <table:table-row table:style-name="ro1">
          <table:table-cell office:value-type="float" office:value="5841258" calcext:value-type="float">
            <text:p>5841258</text:p>
          </table:table-cell>
          <table:table-cell office:value-type="string" calcext:value-type="string">
            <text:p>https://api.github.com/repos/DmitriBoulanger/samples</text:p>
          </table:table-cell>
          <table:table-cell table:formula="of:=REPLACE([.B1683]; 1; 29; &quot;&quot;)" office:value-type="string" office:string-value="DmitriBoulanger/samples" calcext:value-type="string">
            <text:p>DmitriBoulanger/samples</text:p>
          </table:table-cell>
        </table:table-row>
        <table:table-row table:style-name="ro1">
          <table:table-cell office:value-type="float" office:value="5842839" calcext:value-type="float">
            <text:p>5842839</text:p>
          </table:table-cell>
          <table:table-cell office:value-type="string" calcext:value-type="string">
            <text:p>https://api.github.com/repos/freedomotic/freedomotic</text:p>
          </table:table-cell>
          <table:table-cell table:formula="of:=REPLACE([.B1684]; 1; 29; &quot;&quot;)" office:value-type="string" office:string-value="freedomotic/freedomotic" calcext:value-type="string">
            <text:p>freedomotic/freedomotic</text:p>
          </table:table-cell>
        </table:table-row>
        <table:table-row table:style-name="ro1">
          <table:table-cell office:value-type="float" office:value="5851583" calcext:value-type="float">
            <text:p>5851583</text:p>
          </table:table-cell>
          <table:table-cell office:value-type="string" calcext:value-type="string">
            <text:p>https://api.github.com/repos/Catpaw42/Area51</text:p>
          </table:table-cell>
          <table:table-cell table:formula="of:=REPLACE([.B1685]; 1; 29; &quot;&quot;)" office:value-type="string" office:string-value="Catpaw42/Area51" calcext:value-type="string">
            <text:p>Catpaw42/Area51</text:p>
          </table:table-cell>
        </table:table-row>
        <table:table-row table:style-name="ro1">
          <table:table-cell office:value-type="float" office:value="5852674" calcext:value-type="float">
            <text:p>5852674</text:p>
          </table:table-cell>
          <table:table-cell office:value-type="string" calcext:value-type="string">
            <text:p>https://api.github.com/repos/Technologiya/dbreplicator2</text:p>
          </table:table-cell>
          <table:table-cell table:formula="of:=REPLACE([.B1686]; 1; 29; &quot;&quot;)" office:value-type="string" office:string-value="Technologiya/dbreplicator2" calcext:value-type="string">
            <text:p>Technologiya/dbreplicator2</text:p>
          </table:table-cell>
        </table:table-row>
        <table:table-row table:style-name="ro1">
          <table:table-cell office:value-type="float" office:value="5856434" calcext:value-type="float">
            <text:p>5856434</text:p>
          </table:table-cell>
          <table:table-cell office:value-type="string" calcext:value-type="string">
            <text:p>https://api.github.com/repos/brettwooldridge/HikariCP</text:p>
          </table:table-cell>
          <table:table-cell table:formula="of:=REPLACE([.B1687]; 1; 29; &quot;&quot;)" office:value-type="string" office:string-value="brettwooldridge/HikariCP" calcext:value-type="string">
            <text:p>brettwooldridge/HikariCP</text:p>
          </table:table-cell>
        </table:table-row>
        <table:table-row table:style-name="ro1">
          <table:table-cell office:value-type="float" office:value="5858036" calcext:value-type="float">
            <text:p>5858036</text:p>
          </table:table-cell>
          <table:table-cell office:value-type="string" calcext:value-type="string">
            <text:p>https://api.github.com/repos/svn2github/shopizer</text:p>
          </table:table-cell>
          <table:table-cell table:formula="of:=REPLACE([.B1688]; 1; 29; &quot;&quot;)" office:value-type="string" office:string-value="svn2github/shopizer" calcext:value-type="string">
            <text:p>svn2github/shopizer</text:p>
          </table:table-cell>
        </table:table-row>
        <table:table-row table:style-name="ro1">
          <table:table-cell office:value-type="float" office:value="5859237" calcext:value-type="float">
            <text:p>5859237</text:p>
          </table:table-cell>
          <table:table-cell office:value-type="string" calcext:value-type="string">
            <text:p>https://api.github.com/repos/Tobi29/Scapes</text:p>
          </table:table-cell>
          <table:table-cell table:formula="of:=REPLACE([.B1689]; 1; 29; &quot;&quot;)" office:value-type="string" office:string-value="Tobi29/Scapes" calcext:value-type="string">
            <text:p>Tobi29/Scapes</text:p>
          </table:table-cell>
        </table:table-row>
        <table:table-row table:style-name="ro1">
          <table:table-cell office:value-type="float" office:value="5859259" calcext:value-type="float">
            <text:p>5859259</text:p>
          </table:table-cell>
          <table:table-cell office:value-type="string" calcext:value-type="string">
            <text:p>https://api.github.com/repos/svn2github/weka</text:p>
          </table:table-cell>
          <table:table-cell table:formula="of:=REPLACE([.B1690]; 1; 29; &quot;&quot;)" office:value-type="string" office:string-value="svn2github/weka" calcext:value-type="string">
            <text:p>svn2github/weka</text:p>
          </table:table-cell>
        </table:table-row>
        <table:table-row table:style-name="ro1">
          <table:table-cell office:value-type="float" office:value="5862713" calcext:value-type="float">
            <text:p>5862713</text:p>
          </table:table-cell>
          <table:table-cell office:value-type="string" calcext:value-type="string">
            <text:p>https://api.github.com/repos/JavaMoney/jsr354-ri</text:p>
          </table:table-cell>
          <table:table-cell table:formula="of:=REPLACE([.B1691]; 1; 29; &quot;&quot;)" office:value-type="string" office:string-value="JavaMoney/jsr354-ri" calcext:value-type="string">
            <text:p>JavaMoney/jsr354-ri</text:p>
          </table:table-cell>
        </table:table-row>
        <table:table-row table:style-name="ro1">
          <table:table-cell office:value-type="float" office:value="5865499" calcext:value-type="float">
            <text:p>5865499</text:p>
          </table:table-cell>
          <table:table-cell office:value-type="string" calcext:value-type="string">
            <text:p>https://api.github.com/repos/KilledChicken/in-workshop</text:p>
          </table:table-cell>
          <table:table-cell table:formula="of:=REPLACE([.B1692]; 1; 29; &quot;&quot;)" office:value-type="string" office:string-value="KilledChicken/in-workshop" calcext:value-type="string">
            <text:p>KilledChicken/in-workshop</text:p>
          </table:table-cell>
        </table:table-row>
        <table:table-row table:style-name="ro1">
          <table:table-cell office:value-type="float" office:value="5876180" calcext:value-type="float">
            <text:p>5876180</text:p>
          </table:table-cell>
          <table:table-cell office:value-type="string" calcext:value-type="string">
            <text:p>https://api.github.com/repos/eea/eionet.datadict</text:p>
          </table:table-cell>
          <table:table-cell table:formula="of:=REPLACE([.B1693]; 1; 29; &quot;&quot;)" office:value-type="string" office:string-value="eea/eionet.datadict" calcext:value-type="string">
            <text:p>eea/eionet.datadict</text:p>
          </table:table-cell>
        </table:table-row>
        <table:table-row table:style-name="ro1">
          <table:table-cell office:value-type="float" office:value="5880391" calcext:value-type="float">
            <text:p>5880391</text:p>
          </table:table-cell>
          <table:table-cell office:value-type="string" calcext:value-type="string">
            <text:p>https://api.github.com/repos/mulesoft/mule-tooling-incubator</text:p>
          </table:table-cell>
          <table:table-cell table:formula="of:=REPLACE([.B1694]; 1; 29; &quot;&quot;)" office:value-type="string" office:string-value="mulesoft/mule-tooling-incubator" calcext:value-type="string">
            <text:p>mulesoft/mule-tooling-incubator</text:p>
          </table:table-cell>
        </table:table-row>
        <table:table-row table:style-name="ro1">
          <table:table-cell office:value-type="float" office:value="5887641" calcext:value-type="float">
            <text:p>5887641</text:p>
          </table:table-cell>
          <table:table-cell office:value-type="string" calcext:value-type="string">
            <text:p>https://api.github.com/repos/Knorke/de.htwg.wzzrd</text:p>
          </table:table-cell>
          <table:table-cell table:formula="of:=REPLACE([.B1695]; 1; 29; &quot;&quot;)" office:value-type="string" office:string-value="Knorke/de.htwg.wzzrd" calcext:value-type="string">
            <text:p>Knorke/de.htwg.wzzrd</text:p>
          </table:table-cell>
        </table:table-row>
        <table:table-row table:style-name="ro1">
          <table:table-cell office:value-type="float" office:value="5890387" calcext:value-type="float">
            <text:p>5890387</text:p>
          </table:table-cell>
          <table:table-cell office:value-type="string" calcext:value-type="string">
            <text:p>https://api.github.com/repos/ssaarela/javersion</text:p>
          </table:table-cell>
          <table:table-cell table:formula="of:=REPLACE([.B1696]; 1; 29; &quot;&quot;)" office:value-type="string" office:string-value="ssaarela/javersion" calcext:value-type="string">
            <text:p>ssaarela/javersion</text:p>
          </table:table-cell>
        </table:table-row>
        <table:table-row table:style-name="ro1">
          <table:table-cell office:value-type="float" office:value="5898024" calcext:value-type="float">
            <text:p>5898024</text:p>
          </table:table-cell>
          <table:table-cell office:value-type="string" calcext:value-type="string">
            <text:p>https://api.github.com/repos/xxiaozaichu/xutils</text:p>
          </table:table-cell>
          <table:table-cell table:formula="of:=REPLACE([.B1697]; 1; 29; &quot;&quot;)" office:value-type="string" office:string-value="xxiaozaichu/xutils" calcext:value-type="string">
            <text:p>xxiaozaichu/xutils</text:p>
          </table:table-cell>
        </table:table-row>
        <table:table-row table:style-name="ro1">
          <table:table-cell office:value-type="float" office:value="5904682" calcext:value-type="float">
            <text:p>5904682</text:p>
          </table:table-cell>
          <table:table-cell office:value-type="string" calcext:value-type="string">
            <text:p>https://api.github.com/repos/T1m1/de.htwg.se.monopoly</text:p>
          </table:table-cell>
          <table:table-cell table:formula="of:=REPLACE([.B1698]; 1; 29; &quot;&quot;)" office:value-type="string" office:string-value="T1m1/de.htwg.se.monopoly" calcext:value-type="string">
            <text:p>T1m1/de.htwg.se.monopoly</text:p>
          </table:table-cell>
        </table:table-row>
        <table:table-row table:style-name="ro1">
          <table:table-cell office:value-type="float" office:value="5910354" calcext:value-type="float">
            <text:p>5910354</text:p>
          </table:table-cell>
          <table:table-cell office:value-type="string" calcext:value-type="string">
            <text:p>https://api.github.com/repos/mnipper/AndroidSurvey</text:p>
          </table:table-cell>
          <table:table-cell table:formula="of:=REPLACE([.B1699]; 1; 29; &quot;&quot;)" office:value-type="string" office:string-value="mnipper/AndroidSurvey" calcext:value-type="string">
            <text:p>mnipper/AndroidSurvey</text:p>
          </table:table-cell>
        </table:table-row>
        <table:table-row table:style-name="ro1">
          <table:table-cell office:value-type="float" office:value="5914079" calcext:value-type="float">
            <text:p>5914079</text:p>
          </table:table-cell>
          <table:table-cell office:value-type="string" calcext:value-type="string">
            <text:p>https://api.github.com/repos/almalence/OpenCamera</text:p>
          </table:table-cell>
          <table:table-cell table:formula="of:=REPLACE([.B1700]; 1; 29; &quot;&quot;)" office:value-type="string" office:string-value="almalence/OpenCamera" calcext:value-type="string">
            <text:p>almalence/OpenCamera</text:p>
          </table:table-cell>
        </table:table-row>
        <table:table-row table:style-name="ro1">
          <table:table-cell office:value-type="float" office:value="5923537" calcext:value-type="float">
            <text:p>5923537</text:p>
          </table:table-cell>
          <table:table-cell office:value-type="string" calcext:value-type="string">
            <text:p>https://api.github.com/repos/kaltura/player-sdk-native-android</text:p>
          </table:table-cell>
          <table:table-cell table:formula="of:=REPLACE([.B1701]; 1; 29; &quot;&quot;)" office:value-type="string" office:string-value="kaltura/player-sdk-native-android" calcext:value-type="string">
            <text:p>kaltura/player-sdk-native-android</text:p>
          </table:table-cell>
        </table:table-row>
        <table:table-row table:style-name="ro1">
          <table:table-cell office:value-type="float" office:value="5927256" calcext:value-type="float">
            <text:p>5927256</text:p>
          </table:table-cell>
          <table:table-cell office:value-type="string" calcext:value-type="string">
            <text:p>https://api.github.com/repos/dmillerw/RemoteIO</text:p>
          </table:table-cell>
          <table:table-cell table:formula="of:=REPLACE([.B1702]; 1; 29; &quot;&quot;)" office:value-type="string" office:string-value="dmillerw/RemoteIO" calcext:value-type="string">
            <text:p>dmillerw/RemoteIO</text:p>
          </table:table-cell>
        </table:table-row>
        <table:table-row table:style-name="ro1">
          <table:table-cell office:value-type="float" office:value="5927491" calcext:value-type="float">
            <text:p>5927491</text:p>
          </table:table-cell>
          <table:table-cell office:value-type="string" calcext:value-type="string">
            <text:p>https://api.github.com/repos/strongbox/strongbox</text:p>
          </table:table-cell>
          <table:table-cell table:formula="of:=REPLACE([.B1703]; 1; 29; &quot;&quot;)" office:value-type="string" office:string-value="strongbox/strongbox" calcext:value-type="string">
            <text:p>strongbox/strongbox</text:p>
          </table:table-cell>
        </table:table-row>
        <table:table-row table:style-name="ro1">
          <table:table-cell office:value-type="float" office:value="5931681" calcext:value-type="float">
            <text:p>5931681</text:p>
          </table:table-cell>
          <table:table-cell office:value-type="string" calcext:value-type="string">
            <text:p>https://api.github.com/repos/henrichg/PhoneProfilesPlus</text:p>
          </table:table-cell>
          <table:table-cell table:formula="of:=REPLACE([.B1704]; 1; 29; &quot;&quot;)" office:value-type="string" office:string-value="henrichg/PhoneProfilesPlus" calcext:value-type="string">
            <text:p>henrichg/PhoneProfilesPlus</text:p>
          </table:table-cell>
        </table:table-row>
        <table:table-row table:style-name="ro1">
          <table:table-cell office:value-type="float" office:value="5932496" calcext:value-type="float">
            <text:p>5932496</text:p>
          </table:table-cell>
          <table:table-cell office:value-type="string" calcext:value-type="string">
            <text:p>https://api.github.com/repos/janpolowinski/rvl</text:p>
          </table:table-cell>
          <table:table-cell table:formula="of:=REPLACE([.B1705]; 1; 29; &quot;&quot;)" office:value-type="string" office:string-value="janpolowinski/rvl" calcext:value-type="string">
            <text:p>janpolowinski/rvl</text:p>
          </table:table-cell>
        </table:table-row>
        <table:table-row table:style-name="ro1">
          <table:table-cell office:value-type="float" office:value="5936811" calcext:value-type="float">
            <text:p>5936811</text:p>
          </table:table-cell>
          <table:table-cell office:value-type="string" calcext:value-type="string">
            <text:p>https://api.github.com/repos/runtimeverification/javamop</text:p>
          </table:table-cell>
          <table:table-cell table:formula="of:=REPLACE([.B1706]; 1; 29; &quot;&quot;)" office:value-type="string" office:string-value="runtimeverification/javamop" calcext:value-type="string">
            <text:p>runtimeverification/javamop</text:p>
          </table:table-cell>
        </table:table-row>
        <table:table-row table:style-name="ro1">
          <table:table-cell office:value-type="float" office:value="5939899" calcext:value-type="float">
            <text:p>5939899</text:p>
          </table:table-cell>
          <table:table-cell office:value-type="string" calcext:value-type="string">
            <text:p>https://api.github.com/repos/JBEI/ice</text:p>
          </table:table-cell>
          <table:table-cell table:formula="of:=REPLACE([.B1707]; 1; 29; &quot;&quot;)" office:value-type="string" office:string-value="JBEI/ice" calcext:value-type="string">
            <text:p>JBEI/ice</text:p>
          </table:table-cell>
        </table:table-row>
        <table:table-row table:style-name="ro1">
          <table:table-cell office:value-type="float" office:value="5943411" calcext:value-type="float">
            <text:p>5943411</text:p>
          </table:table-cell>
          <table:table-cell office:value-type="string" calcext:value-type="string">
            <text:p>https://api.github.com/repos/himanshuvermaw2gi/Ignite</text:p>
          </table:table-cell>
          <table:table-cell table:formula="of:=REPLACE([.B1708]; 1; 29; &quot;&quot;)" office:value-type="string" office:string-value="himanshuvermaw2gi/Ignite" calcext:value-type="string">
            <text:p>himanshuvermaw2gi/Ignite</text:p>
          </table:table-cell>
        </table:table-row>
        <table:table-row table:style-name="ro1">
          <table:table-cell office:value-type="float" office:value="5944315" calcext:value-type="float">
            <text:p>5944315</text:p>
          </table:table-cell>
          <table:table-cell office:value-type="string" calcext:value-type="string">
            <text:p>https://api.github.com/repos/SlimeKnights/TinkersConstruct</text:p>
          </table:table-cell>
          <table:table-cell table:formula="of:=REPLACE([.B1709]; 1; 29; &quot;&quot;)" office:value-type="string" office:string-value="SlimeKnights/TinkersConstruct" calcext:value-type="string">
            <text:p>SlimeKnights/TinkersConstruct</text:p>
          </table:table-cell>
        </table:table-row>
        <table:table-row table:style-name="ro1">
          <table:table-cell office:value-type="float" office:value="5950016" calcext:value-type="float">
            <text:p>5950016</text:p>
          </table:table-cell>
          <table:table-cell office:value-type="string" calcext:value-type="string">
            <text:p>https://api.github.com/repos/nailed/nailed-forge</text:p>
          </table:table-cell>
          <table:table-cell table:formula="of:=REPLACE([.B1710]; 1; 29; &quot;&quot;)" office:value-type="string" office:string-value="nailed/nailed-forge" calcext:value-type="string">
            <text:p>nailed/nailed-forge</text:p>
          </table:table-cell>
        </table:table-row>
        <table:table-row table:style-name="ro1">
          <table:table-cell office:value-type="float" office:value="5954378" calcext:value-type="float">
            <text:p>5954378</text:p>
          </table:table-cell>
          <table:table-cell office:value-type="string" calcext:value-type="string">
            <text:p>https://api.github.com/repos/khaing211/knives</text:p>
          </table:table-cell>
          <table:table-cell table:formula="of:=REPLACE([.B1711]; 1; 29; &quot;&quot;)" office:value-type="string" office:string-value="khaing211/knives" calcext:value-type="string">
            <text:p>khaing211/knives</text:p>
          </table:table-cell>
        </table:table-row>
        <table:table-row table:style-name="ro1">
          <table:table-cell office:value-type="float" office:value="5976285" calcext:value-type="float">
            <text:p>5976285</text:p>
          </table:table-cell>
          <table:table-cell office:value-type="string" calcext:value-type="string">
            <text:p>https://api.github.com/repos/vmohan7/Arimaa</text:p>
          </table:table-cell>
          <table:table-cell table:formula="of:=REPLACE([.B1712]; 1; 29; &quot;&quot;)" office:value-type="string" office:string-value="vmohan7/Arimaa" calcext:value-type="string">
            <text:p>vmohan7/Arimaa</text:p>
          </table:table-cell>
        </table:table-row>
        <table:table-row table:style-name="ro1">
          <table:table-cell office:value-type="float" office:value="5977419" calcext:value-type="float">
            <text:p>5977419</text:p>
          </table:table-cell>
          <table:table-cell office:value-type="string" calcext:value-type="string">
            <text:p>https://api.github.com/repos/phrack/ShootOFF</text:p>
          </table:table-cell>
          <table:table-cell table:formula="of:=REPLACE([.B1713]; 1; 29; &quot;&quot;)" office:value-type="string" office:string-value="phrack/ShootOFF" calcext:value-type="string">
            <text:p>phrack/ShootOFF</text:p>
          </table:table-cell>
        </table:table-row>
        <table:table-row table:style-name="ro1">
          <table:table-cell office:value-type="float" office:value="5981071" calcext:value-type="float">
            <text:p>5981071</text:p>
          </table:table-cell>
          <table:table-cell office:value-type="string" calcext:value-type="string">
            <text:p>https://api.github.com/repos/WayofTime/BloodMagic</text:p>
          </table:table-cell>
          <table:table-cell table:formula="of:=REPLACE([.B1714]; 1; 29; &quot;&quot;)" office:value-type="string" office:string-value="WayofTime/BloodMagic" calcext:value-type="string">
            <text:p>WayofTime/BloodMagic</text:p>
          </table:table-cell>
        </table:table-row>
        <table:table-row table:style-name="ro1">
          <table:table-cell office:value-type="float" office:value="5994639" calcext:value-type="float">
            <text:p>5994639</text:p>
          </table:table-cell>
          <table:table-cell office:value-type="string" calcext:value-type="string">
            <text:p>https://api.github.com/repos/infraling/atomic</text:p>
          </table:table-cell>
          <table:table-cell table:formula="of:=REPLACE([.B1715]; 1; 29; &quot;&quot;)" office:value-type="string" office:string-value="infraling/atomic" calcext:value-type="string">
            <text:p>infraling/atomic</text:p>
          </table:table-cell>
        </table:table-row>
        <table:table-row table:style-name="ro1">
          <table:table-cell office:value-type="float" office:value="5995618" calcext:value-type="float">
            <text:p>5995618</text:p>
          </table:table-cell>
          <table:table-cell office:value-type="string" calcext:value-type="string">
            <text:p>https://api.github.com/repos/lkiesow/opencast</text:p>
          </table:table-cell>
          <table:table-cell table:formula="of:=REPLACE([.B1716]; 1; 29; &quot;&quot;)" office:value-type="string" office:string-value="lkiesow/opencast" calcext:value-type="string">
            <text:p>lkiesow/opencast</text:p>
          </table:table-cell>
        </table:table-row>
        <table:table-row table:style-name="ro1">
          <table:table-cell office:value-type="float" office:value="6003535" calcext:value-type="float">
            <text:p>6003535</text:p>
          </table:table-cell>
          <table:table-cell office:value-type="string" calcext:value-type="string">
            <text:p>https://api.github.com/repos/cloudfoundry/cf-java-client</text:p>
          </table:table-cell>
          <table:table-cell table:formula="of:=REPLACE([.B1717]; 1; 29; &quot;&quot;)" office:value-type="string" office:string-value="cloudfoundry/cf-java-client" calcext:value-type="string">
            <text:p>cloudfoundry/cf-java-client</text:p>
          </table:table-cell>
        </table:table-row>
        <table:table-row table:style-name="ro1">
          <table:table-cell office:value-type="float" office:value="6022761" calcext:value-type="float">
            <text:p>6022761</text:p>
          </table:table-cell>
          <table:table-cell office:value-type="string" calcext:value-type="string">
            <text:p>https://api.github.com/repos/LorenzoBettini/xsemantics</text:p>
          </table:table-cell>
          <table:table-cell table:formula="of:=REPLACE([.B1718]; 1; 29; &quot;&quot;)" office:value-type="string" office:string-value="LorenzoBettini/xsemantics" calcext:value-type="string">
            <text:p>LorenzoBettini/xsemantics</text:p>
          </table:table-cell>
        </table:table-row>
        <table:table-row table:style-name="ro1">
          <table:table-cell office:value-type="float" office:value="6028776" calcext:value-type="float">
            <text:p>6028776</text:p>
          </table:table-cell>
          <table:table-cell office:value-type="string" calcext:value-type="string">
            <text:p>https://api.github.com/repos/oglimmer/cyc</text:p>
          </table:table-cell>
          <table:table-cell table:formula="of:=REPLACE([.B1719]; 1; 29; &quot;&quot;)" office:value-type="string" office:string-value="oglimmer/cyc" calcext:value-type="string">
            <text:p>oglimmer/cyc</text:p>
          </table:table-cell>
        </table:table-row>
        <table:table-row table:style-name="ro1">
          <table:table-cell office:value-type="float" office:value="6029850" calcext:value-type="float">
            <text:p>6029850</text:p>
          </table:table-cell>
          <table:table-cell office:value-type="string" calcext:value-type="string">
            <text:p>https://api.github.com/repos/Aberhart-school/abe-site</text:p>
          </table:table-cell>
          <table:table-cell table:formula="of:=REPLACE([.B1720]; 1; 29; &quot;&quot;)" office:value-type="string" office:string-value="Aberhart-school/abe-site" calcext:value-type="string">
            <text:p>Aberhart-school/abe-site</text:p>
          </table:table-cell>
        </table:table-row>
        <table:table-row table:style-name="ro1">
          <table:table-cell office:value-type="float" office:value="6032733" calcext:value-type="float">
            <text:p>6032733</text:p>
          </table:table-cell>
          <table:table-cell office:value-type="string" calcext:value-type="string">
            <text:p>https://api.github.com/repos/consulo/consulo-java</text:p>
          </table:table-cell>
          <table:table-cell table:formula="of:=REPLACE([.B1721]; 1; 29; &quot;&quot;)" office:value-type="string" office:string-value="consulo/consulo-java" calcext:value-type="string">
            <text:p>consulo/consulo-java</text:p>
          </table:table-cell>
        </table:table-row>
        <table:table-row table:style-name="ro1">
          <table:table-cell office:value-type="float" office:value="6033725" calcext:value-type="float">
            <text:p>6033725</text:p>
          </table:table-cell>
          <table:table-cell office:value-type="string" calcext:value-type="string">
            <text:p>https://api.github.com/repos/kim2509/publicChatServer</text:p>
          </table:table-cell>
          <table:table-cell table:formula="of:=REPLACE([.B1722]; 1; 29; &quot;&quot;)" office:value-type="string" office:string-value="kim2509/publicChatServer" calcext:value-type="string">
            <text:p>kim2509/publicChatServer</text:p>
          </table:table-cell>
        </table:table-row>
        <table:table-row table:style-name="ro1">
          <table:table-cell office:value-type="float" office:value="6035825" calcext:value-type="float">
            <text:p>6035825</text:p>
          </table:table-cell>
          <table:table-cell office:value-type="string" calcext:value-type="string">
            <text:p>https://api.github.com/repos/geworkbench-group/geworkbench-web</text:p>
          </table:table-cell>
          <table:table-cell table:formula="of:=REPLACE([.B1723]; 1; 29; &quot;&quot;)" office:value-type="string" office:string-value="geworkbench-group/geworkbench-web" calcext:value-type="string">
            <text:p>geworkbench-group/geworkbench-web</text:p>
          </table:table-cell>
        </table:table-row>
        <table:table-row table:style-name="ro1">
          <table:table-cell office:value-type="float" office:value="6050241" calcext:value-type="float">
            <text:p>6050241</text:p>
          </table:table-cell>
          <table:table-cell office:value-type="string" calcext:value-type="string">
            <text:p>https://api.github.com/repos/vaadin/charts</text:p>
          </table:table-cell>
          <table:table-cell table:formula="of:=REPLACE([.B1724]; 1; 29; &quot;&quot;)" office:value-type="string" office:string-value="vaadin/charts" calcext:value-type="string">
            <text:p>vaadin/charts</text:p>
          </table:table-cell>
        </table:table-row>
        <table:table-row table:style-name="ro1">
          <table:table-cell office:value-type="float" office:value="6059880" calcext:value-type="float">
            <text:p>6059880</text:p>
          </table:table-cell>
          <table:table-cell office:value-type="string" calcext:value-type="string">
            <text:p>https://api.github.com/repos/MinecraftForge/ForgeGradle</text:p>
          </table:table-cell>
          <table:table-cell table:formula="of:=REPLACE([.B1725]; 1; 29; &quot;&quot;)" office:value-type="string" office:string-value="MinecraftForge/ForgeGradle" calcext:value-type="string">
            <text:p>MinecraftForge/ForgeGradle</text:p>
          </table:table-cell>
        </table:table-row>
        <table:table-row table:style-name="ro1">
          <table:table-cell office:value-type="float" office:value="6068733" calcext:value-type="float">
            <text:p>6068733</text:p>
          </table:table-cell>
          <table:table-cell office:value-type="string" calcext:value-type="string">
            <text:p>https://api.github.com/repos/ist-dsi/fenix-webapp</text:p>
          </table:table-cell>
          <table:table-cell table:formula="of:=REPLACE([.B1726]; 1; 29; &quot;&quot;)" office:value-type="string" office:string-value="ist-dsi/fenix-webapp" calcext:value-type="string">
            <text:p>ist-dsi/fenix-webapp</text:p>
          </table:table-cell>
        </table:table-row>
        <table:table-row table:style-name="ro1">
          <table:table-cell office:value-type="float" office:value="6071007" calcext:value-type="float">
            <text:p>6071007</text:p>
          </table:table-cell>
          <table:table-cell office:value-type="string" calcext:value-type="string">
            <text:p>https://api.github.com/repos/opengeospatial/teamengine</text:p>
          </table:table-cell>
          <table:table-cell table:formula="of:=REPLACE([.B1727]; 1; 29; &quot;&quot;)" office:value-type="string" office:string-value="opengeospatial/teamengine" calcext:value-type="string">
            <text:p>opengeospatial/teamengine</text:p>
          </table:table-cell>
        </table:table-row>
        <table:table-row table:style-name="ro1">
          <table:table-cell office:value-type="float" office:value="6072775" calcext:value-type="float">
            <text:p>6072775</text:p>
          </table:table-cell>
          <table:table-cell office:value-type="string" calcext:value-type="string">
            <text:p>https://api.github.com/repos/FeatureIDE/FeatureIDE</text:p>
          </table:table-cell>
          <table:table-cell table:formula="of:=REPLACE([.B1728]; 1; 29; &quot;&quot;)" office:value-type="string" office:string-value="FeatureIDE/FeatureIDE" calcext:value-type="string">
            <text:p>FeatureIDE/FeatureIDE</text:p>
          </table:table-cell>
        </table:table-row>
        <table:table-row table:style-name="ro1">
          <table:table-cell office:value-type="float" office:value="6073069" calcext:value-type="float">
            <text:p>6073069</text:p>
          </table:table-cell>
          <table:table-cell office:value-type="string" calcext:value-type="string">
            <text:p>https://api.github.com/repos/gomede/gpp</text:p>
          </table:table-cell>
          <table:table-cell table:formula="of:=REPLACE([.B1729]; 1; 29; &quot;&quot;)" office:value-type="string" office:string-value="gomede/gpp" calcext:value-type="string">
            <text:p>gomede/gpp</text:p>
          </table:table-cell>
        </table:table-row>
        <table:table-row table:style-name="ro1">
          <table:table-cell office:value-type="float" office:value="6091549" calcext:value-type="float">
            <text:p>6091549</text:p>
          </table:table-cell>
          <table:table-cell office:value-type="string" calcext:value-type="string">
            <text:p>https://api.github.com/repos/fayder/restcountries</text:p>
          </table:table-cell>
          <table:table-cell table:formula="of:=REPLACE([.B1730]; 1; 29; &quot;&quot;)" office:value-type="string" office:string-value="fayder/restcountries" calcext:value-type="string">
            <text:p>fayder/restcountries</text:p>
          </table:table-cell>
        </table:table-row>
        <table:table-row table:style-name="ro1">
          <table:table-cell office:value-type="float" office:value="6094926" calcext:value-type="float">
            <text:p>6094926</text:p>
          </table:table-cell>
          <table:table-cell office:value-type="string" calcext:value-type="string">
            <text:p>https://api.github.com/repos/mirkosertic/GameComposer</text:p>
          </table:table-cell>
          <table:table-cell table:formula="of:=REPLACE([.B1731]; 1; 29; &quot;&quot;)" office:value-type="string" office:string-value="mirkosertic/GameComposer" calcext:value-type="string">
            <text:p>mirkosertic/GameComposer</text:p>
          </table:table-cell>
        </table:table-row>
        <table:table-row table:style-name="ro1">
          <table:table-cell office:value-type="float" office:value="6106030" calcext:value-type="float">
            <text:p>6106030</text:p>
          </table:table-cell>
          <table:table-cell office:value-type="string" calcext:value-type="string">
            <text:p>https://api.github.com/repos/googleads/aw-reporting</text:p>
          </table:table-cell>
          <table:table-cell table:formula="of:=REPLACE([.B1732]; 1; 29; &quot;&quot;)" office:value-type="string" office:string-value="googleads/aw-reporting" calcext:value-type="string">
            <text:p>googleads/aw-reporting</text:p>
          </table:table-cell>
        </table:table-row>
        <table:table-row table:style-name="ro1">
          <table:table-cell office:value-type="float" office:value="6109655" calcext:value-type="float">
            <text:p>6109655</text:p>
          </table:table-cell>
          <table:table-cell office:value-type="string" calcext:value-type="string">
            <text:p>https://api.github.com/repos/bridgedb/BridgeDb</text:p>
          </table:table-cell>
          <table:table-cell table:formula="of:=REPLACE([.B1733]; 1; 29; &quot;&quot;)" office:value-type="string" office:string-value="bridgedb/BridgeDb" calcext:value-type="string">
            <text:p>bridgedb/BridgeDb</text:p>
          </table:table-cell>
        </table:table-row>
        <table:table-row table:style-name="ro1">
          <table:table-cell office:value-type="float" office:value="6115697" calcext:value-type="float">
            <text:p>6115697</text:p>
          </table:table-cell>
          <table:table-cell office:value-type="string" calcext:value-type="string">
            <text:p>https://api.github.com/repos/tmpit/chesshero</text:p>
          </table:table-cell>
          <table:table-cell table:formula="of:=REPLACE([.B1734]; 1; 29; &quot;&quot;)" office:value-type="string" office:string-value="tmpit/chesshero" calcext:value-type="string">
            <text:p>tmpit/chesshero</text:p>
          </table:table-cell>
        </table:table-row>
        <table:table-row table:style-name="ro1">
          <table:table-cell office:value-type="float" office:value="6117386" calcext:value-type="float">
            <text:p>6117386</text:p>
          </table:table-cell>
          <table:table-cell office:value-type="string" calcext:value-type="string">
            <text:p>https://api.github.com/repos/temenostech/IRIS</text:p>
          </table:table-cell>
          <table:table-cell table:formula="of:=REPLACE([.B1735]; 1; 29; &quot;&quot;)" office:value-type="string" office:string-value="temenostech/IRIS" calcext:value-type="string">
            <text:p>temenostech/IRIS</text:p>
          </table:table-cell>
        </table:table-row>
        <table:table-row table:style-name="ro1">
          <table:table-cell office:value-type="float" office:value="6125103" calcext:value-type="float">
            <text:p>6125103</text:p>
          </table:table-cell>
          <table:table-cell office:value-type="string" calcext:value-type="string">
            <text:p>https://api.github.com/repos/EBISPOT/zooma</text:p>
          </table:table-cell>
          <table:table-cell table:formula="of:=REPLACE([.B1736]; 1; 29; &quot;&quot;)" office:value-type="string" office:string-value="EBISPOT/zooma" calcext:value-type="string">
            <text:p>EBISPOT/zooma</text:p>
          </table:table-cell>
        </table:table-row>
        <table:table-row table:style-name="ro1">
          <table:table-cell office:value-type="float" office:value="6140553" calcext:value-type="float">
            <text:p>6140553</text:p>
          </table:table-cell>
          <table:table-cell office:value-type="string" calcext:value-type="string">
            <text:p>https://api.github.com/repos/USAID-DELIVER-PROJECT/elmis</text:p>
          </table:table-cell>
          <table:table-cell table:formula="of:=REPLACE([.B1737]; 1; 29; &quot;&quot;)" office:value-type="string" office:string-value="USAID-DELIVER-PROJECT/elmis" calcext:value-type="string">
            <text:p>USAID-DELIVER-PROJECT/elmis</text:p>
          </table:table-cell>
        </table:table-row>
        <table:table-row table:style-name="ro1">
          <table:table-cell office:value-type="float" office:value="6140745" calcext:value-type="float">
            <text:p>6140745</text:p>
          </table:table-cell>
          <table:table-cell office:value-type="string" calcext:value-type="string">
            <text:p>https://api.github.com/repos/dimitar9/Algorithm_Collection</text:p>
          </table:table-cell>
          <table:table-cell table:formula="of:=REPLACE([.B1738]; 1; 29; &quot;&quot;)" office:value-type="string" office:string-value="dimitar9/Algorithm_Collection" calcext:value-type="string">
            <text:p>dimitar9/Algorithm_Collection</text:p>
          </table:table-cell>
        </table:table-row>
        <table:table-row table:style-name="ro1">
          <table:table-cell office:value-type="float" office:value="6153943" calcext:value-type="float">
            <text:p>6153943</text:p>
          </table:table-cell>
          <table:table-cell office:value-type="string" calcext:value-type="string">
            <text:p>https://api.github.com/repos/mapbox/mapbox-android-sdk-legacy</text:p>
          </table:table-cell>
          <table:table-cell table:formula="of:=REPLACE([.B1739]; 1; 29; &quot;&quot;)" office:value-type="string" office:string-value="mapbox/mapbox-android-sdk-legacy" calcext:value-type="string">
            <text:p>mapbox/mapbox-android-sdk-legacy</text:p>
          </table:table-cell>
        </table:table-row>
        <table:table-row table:style-name="ro1">
          <table:table-cell office:value-type="float" office:value="6154948" calcext:value-type="float">
            <text:p>6154948</text:p>
          </table:table-cell>
          <table:table-cell office:value-type="string" calcext:value-type="string">
            <text:p>https://api.github.com/repos/britzke/shareezy</text:p>
          </table:table-cell>
          <table:table-cell table:formula="of:=REPLACE([.B1740]; 1; 29; &quot;&quot;)" office:value-type="string" office:string-value="britzke/shareezy" calcext:value-type="string">
            <text:p>britzke/shareezy</text:p>
          </table:table-cell>
        </table:table-row>
        <table:table-row table:style-name="ro1">
          <table:table-cell office:value-type="float" office:value="6160016" calcext:value-type="float">
            <text:p>6160016</text:p>
          </table:table-cell>
          <table:table-cell office:value-type="string" calcext:value-type="string">
            <text:p>https://api.github.com/repos/wikimedia/apps-android-wikipedia</text:p>
          </table:table-cell>
          <table:table-cell table:formula="of:=REPLACE([.B1741]; 1; 29; &quot;&quot;)" office:value-type="string" office:string-value="wikimedia/apps-android-wikipedia" calcext:value-type="string">
            <text:p>wikimedia/apps-android-wikipedia</text:p>
          </table:table-cell>
        </table:table-row>
        <table:table-row table:style-name="ro1">
          <table:table-cell office:value-type="float" office:value="6170292" calcext:value-type="float">
            <text:p>6170292</text:p>
          </table:table-cell>
          <table:table-cell office:value-type="string" calcext:value-type="string">
            <text:p>https://api.github.com/repos/huiwq1990/sbgl</text:p>
          </table:table-cell>
          <table:table-cell table:formula="of:=REPLACE([.B1742]; 1; 29; &quot;&quot;)" office:value-type="string" office:string-value="huiwq1990/sbgl" calcext:value-type="string">
            <text:p>huiwq1990/sbgl</text:p>
          </table:table-cell>
        </table:table-row>
        <table:table-row table:style-name="ro1">
          <table:table-cell office:value-type="float" office:value="6177403" calcext:value-type="float">
            <text:p>6177403</text:p>
          </table:table-cell>
          <table:table-cell office:value-type="string" calcext:value-type="string">
            <text:p>https://api.github.com/repos/cwsus/esolutions</text:p>
          </table:table-cell>
          <table:table-cell table:formula="of:=REPLACE([.B1743]; 1; 29; &quot;&quot;)" office:value-type="string" office:string-value="cwsus/esolutions" calcext:value-type="string">
            <text:p>cwsus/esolutions</text:p>
          </table:table-cell>
        </table:table-row>
        <table:table-row table:style-name="ro1">
          <table:table-cell office:value-type="float" office:value="6183367" calcext:value-type="float">
            <text:p>6183367</text:p>
          </table:table-cell>
          <table:table-cell office:value-type="string" calcext:value-type="string">
            <text:p>https://api.github.com/repos/AOSPA/android_frameworks_base</text:p>
          </table:table-cell>
          <table:table-cell table:formula="of:=REPLACE([.B1744]; 1; 29; &quot;&quot;)" office:value-type="string" office:string-value="AOSPA/android_frameworks_base" calcext:value-type="string">
            <text:p>AOSPA/android_frameworks_base</text:p>
          </table:table-cell>
        </table:table-row>
        <table:table-row table:style-name="ro1">
          <table:table-cell office:value-type="float" office:value="6193826" calcext:value-type="float">
            <text:p>6193826</text:p>
          </table:table-cell>
          <table:table-cell office:value-type="string" calcext:value-type="string">
            <text:p>https://api.github.com/repos/netarchivesuite/netarchivesuite</text:p>
          </table:table-cell>
          <table:table-cell table:formula="of:=REPLACE([.B1745]; 1; 29; &quot;&quot;)" office:value-type="string" office:string-value="netarchivesuite/netarchivesuite" calcext:value-type="string">
            <text:p>netarchivesuite/netarchivesuite</text:p>
          </table:table-cell>
        </table:table-row>
        <table:table-row table:style-name="ro1">
          <table:table-cell office:value-type="float" office:value="6194998" calcext:value-type="float">
            <text:p>6194998</text:p>
          </table:table-cell>
          <table:table-cell office:value-type="string" calcext:value-type="string">
            <text:p>https://api.github.com/repos/named-data/jndn</text:p>
          </table:table-cell>
          <table:table-cell table:formula="of:=REPLACE([.B1746]; 1; 29; &quot;&quot;)" office:value-type="string" office:string-value="named-data/jndn" calcext:value-type="string">
            <text:p>named-data/jndn</text:p>
          </table:table-cell>
        </table:table-row>
        <table:table-row table:style-name="ro1">
          <table:table-cell office:value-type="float" office:value="6212026" calcext:value-type="float">
            <text:p>6212026</text:p>
          </table:table-cell>
          <table:table-cell office:value-type="string" calcext:value-type="string">
            <text:p>https://api.github.com/repos/nathantippy/jFAST</text:p>
          </table:table-cell>
          <table:table-cell table:formula="of:=REPLACE([.B1747]; 1; 29; &quot;&quot;)" office:value-type="string" office:string-value="nathantippy/jFAST" calcext:value-type="string">
            <text:p>nathantippy/jFAST</text:p>
          </table:table-cell>
        </table:table-row>
        <table:table-row table:style-name="ro1">
          <table:table-cell office:value-type="float" office:value="6233661" calcext:value-type="float">
            <text:p>6233661</text:p>
          </table:table-cell>
          <table:table-cell office:value-type="string" calcext:value-type="string">
            <text:p>https://api.github.com/repos/atlasapi/atlas-deer</text:p>
          </table:table-cell>
          <table:table-cell table:formula="of:=REPLACE([.B1748]; 1; 29; &quot;&quot;)" office:value-type="string" office:string-value="atlasapi/atlas-deer" calcext:value-type="string">
            <text:p>atlasapi/atlas-deer</text:p>
          </table:table-cell>
        </table:table-row>
        <table:table-row table:style-name="ro1">
          <table:table-cell office:value-type="float" office:value="6260617" calcext:value-type="float">
            <text:p>6260617</text:p>
          </table:table-cell>
          <table:table-cell office:value-type="string" calcext:value-type="string">
            <text:p>https://api.github.com/repos/facebook/presto</text:p>
          </table:table-cell>
          <table:table-cell table:formula="of:=REPLACE([.B1749]; 1; 29; &quot;&quot;)" office:value-type="string" office:string-value="facebook/presto" calcext:value-type="string">
            <text:p>facebook/presto</text:p>
          </table:table-cell>
        </table:table-row>
        <table:table-row table:style-name="ro1">
          <table:table-cell office:value-type="float" office:value="6264946" calcext:value-type="float">
            <text:p>6264946</text:p>
          </table:table-cell>
          <table:table-cell office:value-type="string" calcext:value-type="string">
            <text:p>https://api.github.com/repos/Koozza/PROJ2_V_42IN02VTSOd</text:p>
          </table:table-cell>
          <table:table-cell table:formula="of:=REPLACE([.B1750]; 1; 29; &quot;&quot;)" office:value-type="string" office:string-value="Koozza/PROJ2_V_42IN02VTSOd" calcext:value-type="string">
            <text:p>Koozza/PROJ2_V_42IN02VTSOd</text:p>
          </table:table-cell>
        </table:table-row>
        <table:table-row table:style-name="ro1">
          <table:table-cell office:value-type="float" office:value="6265394" calcext:value-type="float">
            <text:p>6265394</text:p>
          </table:table-cell>
          <table:table-cell office:value-type="string" calcext:value-type="string">
            <text:p>https://api.github.com/repos/vincent23/lambda-alligatoren</text:p>
          </table:table-cell>
          <table:table-cell table:formula="of:=REPLACE([.B1751]; 1; 29; &quot;&quot;)" office:value-type="string" office:string-value="vincent23/lambda-alligatoren" calcext:value-type="string">
            <text:p>vincent23/lambda-alligatoren</text:p>
          </table:table-cell>
        </table:table-row>
        <table:table-row table:style-name="ro1">
          <table:table-cell office:value-type="float" office:value="6269526" calcext:value-type="float">
            <text:p>6269526</text:p>
          </table:table-cell>
          <table:table-cell office:value-type="string" calcext:value-type="string">
            <text:p>https://api.github.com/repos/AdamBien/airhacks</text:p>
          </table:table-cell>
          <table:table-cell table:formula="of:=REPLACE([.B1752]; 1; 29; &quot;&quot;)" office:value-type="string" office:string-value="AdamBien/airhacks" calcext:value-type="string">
            <text:p>AdamBien/airhacks</text:p>
          </table:table-cell>
        </table:table-row>
        <table:table-row table:style-name="ro1">
          <table:table-cell office:value-type="float" office:value="6276580" calcext:value-type="float">
            <text:p>6276580</text:p>
          </table:table-cell>
          <table:table-cell office:value-type="string" calcext:value-type="string">
            <text:p>https://api.github.com/repos/HubSpot/Baragon</text:p>
          </table:table-cell>
          <table:table-cell table:formula="of:=REPLACE([.B1753]; 1; 29; &quot;&quot;)" office:value-type="string" office:string-value="HubSpot/Baragon" calcext:value-type="string">
            <text:p>HubSpot/Baragon</text:p>
          </table:table-cell>
        </table:table-row>
        <table:table-row table:style-name="ro1">
          <table:table-cell office:value-type="float" office:value="6281773" calcext:value-type="float">
            <text:p>6281773</text:p>
          </table:table-cell>
          <table:table-cell office:value-type="string" calcext:value-type="string">
            <text:p>https://api.github.com/repos/nsip/sif3-framework-java</text:p>
          </table:table-cell>
          <table:table-cell table:formula="of:=REPLACE([.B1754]; 1; 29; &quot;&quot;)" office:value-type="string" office:string-value="nsip/sif3-framework-java" calcext:value-type="string">
            <text:p>nsip/sif3-framework-java</text:p>
          </table:table-cell>
        </table:table-row>
        <table:table-row table:style-name="ro1">
          <table:table-cell office:value-type="float" office:value="6292427" calcext:value-type="float">
            <text:p>6292427</text:p>
          </table:table-cell>
          <table:table-cell office:value-type="string" calcext:value-type="string">
            <text:p>https://api.github.com/repos/scenarioo/scenarioo</text:p>
          </table:table-cell>
          <table:table-cell table:formula="of:=REPLACE([.B1755]; 1; 29; &quot;&quot;)" office:value-type="string" office:string-value="scenarioo/scenarioo" calcext:value-type="string">
            <text:p>scenarioo/scenarioo</text:p>
          </table:table-cell>
        </table:table-row>
        <table:table-row table:style-name="ro1">
          <table:table-cell office:value-type="float" office:value="6300153" calcext:value-type="float">
            <text:p>6300153</text:p>
          </table:table-cell>
          <table:table-cell office:value-type="string" calcext:value-type="string">
            <text:p>https://api.github.com/repos/Guanda/LeetcodeOnlineJudge</text:p>
          </table:table-cell>
          <table:table-cell table:formula="of:=REPLACE([.B1756]; 1; 29; &quot;&quot;)" office:value-type="string" office:string-value="Guanda/LeetcodeOnlineJudge" calcext:value-type="string">
            <text:p>Guanda/LeetcodeOnlineJudge</text:p>
          </table:table-cell>
        </table:table-row>
        <table:table-row table:style-name="ro1">
          <table:table-cell office:value-type="float" office:value="6303426" calcext:value-type="float">
            <text:p>6303426</text:p>
          </table:table-cell>
          <table:table-cell office:value-type="string" calcext:value-type="string">
            <text:p>https://api.github.com/repos/ezScrum/ezScrum</text:p>
          </table:table-cell>
          <table:table-cell table:formula="of:=REPLACE([.B1757]; 1; 29; &quot;&quot;)" office:value-type="string" office:string-value="ezScrum/ezScrum" calcext:value-type="string">
            <text:p>ezScrum/ezScrum</text:p>
          </table:table-cell>
        </table:table-row>
        <table:table-row table:style-name="ro1">
          <table:table-cell office:value-type="float" office:value="6304519" calcext:value-type="float">
            <text:p>6304519</text:p>
          </table:table-cell>
          <table:table-cell office:value-type="string" calcext:value-type="string">
            <text:p>https://api.github.com/repos/jcabi/jcabi-github</text:p>
          </table:table-cell>
          <table:table-cell table:formula="of:=REPLACE([.B1758]; 1; 29; &quot;&quot;)" office:value-type="string" office:string-value="jcabi/jcabi-github" calcext:value-type="string">
            <text:p>jcabi/jcabi-github</text:p>
          </table:table-cell>
        </table:table-row>
        <table:table-row table:style-name="ro1">
          <table:table-cell office:value-type="float" office:value="6308316" calcext:value-type="float">
            <text:p>6308316</text:p>
          </table:table-cell>
          <table:table-cell office:value-type="string" calcext:value-type="string">
            <text:p>https://api.github.com/repos/ctt-gob-es/clienteafirma</text:p>
          </table:table-cell>
          <table:table-cell table:formula="of:=REPLACE([.B1759]; 1; 29; &quot;&quot;)" office:value-type="string" office:string-value="ctt-gob-es/clienteafirma" calcext:value-type="string">
            <text:p>ctt-gob-es/clienteafirma</text:p>
          </table:table-cell>
        </table:table-row>
        <table:table-row table:style-name="ro1">
          <table:table-cell office:value-type="float" office:value="6313849" calcext:value-type="float">
            <text:p>6313849</text:p>
          </table:table-cell>
          <table:table-cell office:value-type="string" calcext:value-type="string">
            <text:p>https://api.github.com/repos/shutoff/ugona.net</text:p>
          </table:table-cell>
          <table:table-cell table:formula="of:=REPLACE([.B1760]; 1; 29; &quot;&quot;)" office:value-type="string" office:string-value="shutoff/ugona.net" calcext:value-type="string">
            <text:p>shutoff/ugona.net</text:p>
          </table:table-cell>
        </table:table-row>
        <table:table-row table:style-name="ro1">
          <table:table-cell office:value-type="float" office:value="6335427" calcext:value-type="float">
            <text:p>6335427</text:p>
          </table:table-cell>
          <table:table-cell office:value-type="string" calcext:value-type="string">
            <text:p>https://api.github.com/repos/Minecrell/ServerListPlus</text:p>
          </table:table-cell>
          <table:table-cell table:formula="of:=REPLACE([.B1761]; 1; 29; &quot;&quot;)" office:value-type="string" office:string-value="Minecrell/ServerListPlus" calcext:value-type="string">
            <text:p>Minecrell/ServerListPlus</text:p>
          </table:table-cell>
        </table:table-row>
        <table:table-row table:style-name="ro1">
          <table:table-cell office:value-type="float" office:value="6341675" calcext:value-type="float">
            <text:p>6341675</text:p>
          </table:table-cell>
          <table:table-cell office:value-type="string" calcext:value-type="string">
            <text:p>https://api.github.com/repos/h2r/baking</text:p>
          </table:table-cell>
          <table:table-cell table:formula="of:=REPLACE([.B1762]; 1; 29; &quot;&quot;)" office:value-type="string" office:string-value="h2r/baking" calcext:value-type="string">
            <text:p>h2r/baking</text:p>
          </table:table-cell>
        </table:table-row>
        <table:table-row table:style-name="ro1">
          <table:table-cell office:value-type="float" office:value="6343805" calcext:value-type="float">
            <text:p>6343805</text:p>
          </table:table-cell>
          <table:table-cell office:value-type="string" calcext:value-type="string">
            <text:p>https://api.github.com/repos/lstephen/ootp-ai</text:p>
          </table:table-cell>
          <table:table-cell table:formula="of:=REPLACE([.B1763]; 1; 29; &quot;&quot;)" office:value-type="string" office:string-value="lstephen/ootp-ai" calcext:value-type="string">
            <text:p>lstephen/ootp-ai</text:p>
          </table:table-cell>
        </table:table-row>
        <table:table-row table:style-name="ro1">
          <table:table-cell office:value-type="float" office:value="6359116" calcext:value-type="float">
            <text:p>6359116</text:p>
          </table:table-cell>
          <table:table-cell office:value-type="string" calcext:value-type="string">
            <text:p>https://api.github.com/repos/DawnScience/scisoft-ncd</text:p>
          </table:table-cell>
          <table:table-cell table:formula="of:=REPLACE([.B1764]; 1; 29; &quot;&quot;)" office:value-type="string" office:string-value="DawnScience/scisoft-ncd" calcext:value-type="string">
            <text:p>DawnScience/scisoft-ncd</text:p>
          </table:table-cell>
        </table:table-row>
        <table:table-row table:style-name="ro1">
          <table:table-cell office:value-type="float" office:value="6359801" calcext:value-type="float">
            <text:p>6359801</text:p>
          </table:table-cell>
          <table:table-cell office:value-type="string" calcext:value-type="string">
            <text:p>https://api.github.com/repos/motown-io/motown</text:p>
          </table:table-cell>
          <table:table-cell table:formula="of:=REPLACE([.B1765]; 1; 29; &quot;&quot;)" office:value-type="string" office:string-value="motown-io/motown" calcext:value-type="string">
            <text:p>motown-io/motown</text:p>
          </table:table-cell>
        </table:table-row>
        <table:table-row table:style-name="ro1">
          <table:table-cell office:value-type="float" office:value="6370678" calcext:value-type="float">
            <text:p>6370678</text:p>
          </table:table-cell>
          <table:table-cell office:value-type="string" calcext:value-type="string">
            <text:p>https://api.github.com/repos/SINTEF-9012/ThingML</text:p>
          </table:table-cell>
          <table:table-cell table:formula="of:=REPLACE([.B1766]; 1; 29; &quot;&quot;)" office:value-type="string" office:string-value="SINTEF-9012/ThingML" calcext:value-type="string">
            <text:p>SINTEF-9012/ThingML</text:p>
          </table:table-cell>
        </table:table-row>
        <table:table-row table:style-name="ro1">
          <table:table-cell office:value-type="float" office:value="6371085" calcext:value-type="float">
            <text:p>6371085</text:p>
          </table:table-cell>
          <table:table-cell office:value-type="string" calcext:value-type="string">
            <text:p>https://api.github.com/repos/aapman55/WI3620TU-GROUP2</text:p>
          </table:table-cell>
          <table:table-cell table:formula="of:=REPLACE([.B1767]; 1; 29; &quot;&quot;)" office:value-type="string" office:string-value="aapman55/WI3620TU-GROUP2" calcext:value-type="string">
            <text:p>aapman55/WI3620TU-GROUP2</text:p>
          </table:table-cell>
        </table:table-row>
        <table:table-row table:style-name="ro1">
          <table:table-cell office:value-type="float" office:value="6384807" calcext:value-type="float">
            <text:p>6384807</text:p>
          </table:table-cell>
          <table:table-cell office:value-type="string" calcext:value-type="string">
            <text:p>https://api.github.com/repos/pablodanielrey/java</text:p>
          </table:table-cell>
          <table:table-cell table:formula="of:=REPLACE([.B1768]; 1; 29; &quot;&quot;)" office:value-type="string" office:string-value="pablodanielrey/java" calcext:value-type="string">
            <text:p>pablodanielrey/java</text:p>
          </table:table-cell>
        </table:table-row>
        <table:table-row table:style-name="ro1">
          <table:table-cell office:value-type="float" office:value="6389506" calcext:value-type="float">
            <text:p>6389506</text:p>
          </table:table-cell>
          <table:table-cell office:value-type="string" calcext:value-type="string">
            <text:p>https://api.github.com/repos/Jordi1990/Containing-2013</text:p>
          </table:table-cell>
          <table:table-cell table:formula="of:=REPLACE([.B1769]; 1; 29; &quot;&quot;)" office:value-type="string" office:string-value="Jordi1990/Containing-2013" calcext:value-type="string">
            <text:p>Jordi1990/Containing-2013</text:p>
          </table:table-cell>
        </table:table-row>
        <table:table-row table:style-name="ro1">
          <table:table-cell office:value-type="float" office:value="6394641" calcext:value-type="float">
            <text:p>6394641</text:p>
          </table:table-cell>
          <table:table-cell office:value-type="string" calcext:value-type="string">
            <text:p>https://api.github.com/repos/msoute/vertx-deploy-tools</text:p>
          </table:table-cell>
          <table:table-cell table:formula="of:=REPLACE([.B1770]; 1; 29; &quot;&quot;)" office:value-type="string" office:string-value="msoute/vertx-deploy-tools" calcext:value-type="string">
            <text:p>msoute/vertx-deploy-tools</text:p>
          </table:table-cell>
        </table:table-row>
        <table:table-row table:style-name="ro1">
          <table:table-cell office:value-type="float" office:value="6399078" calcext:value-type="float">
            <text:p>6399078</text:p>
          </table:table-cell>
          <table:table-cell office:value-type="string" calcext:value-type="string">
            <text:p>https://api.github.com/repos/simlar/simlar-android</text:p>
          </table:table-cell>
          <table:table-cell table:formula="of:=REPLACE([.B1771]; 1; 29; &quot;&quot;)" office:value-type="string" office:string-value="simlar/simlar-android" calcext:value-type="string">
            <text:p>simlar/simlar-android</text:p>
          </table:table-cell>
        </table:table-row>
        <table:table-row table:style-name="ro1">
          <table:table-cell office:value-type="float" office:value="6402784" calcext:value-type="float">
            <text:p>6402784</text:p>
          </table:table-cell>
          <table:table-cell office:value-type="string" calcext:value-type="string">
            <text:p>https://api.github.com/repos/jivesoftware/upena</text:p>
          </table:table-cell>
          <table:table-cell table:formula="of:=REPLACE([.B1772]; 1; 29; &quot;&quot;)" office:value-type="string" office:string-value="jivesoftware/upena" calcext:value-type="string">
            <text:p>jivesoftware/upena</text:p>
          </table:table-cell>
        </table:table-row>
        <table:table-row table:style-name="ro1">
          <table:table-cell office:value-type="float" office:value="6405361" calcext:value-type="float">
            <text:p>6405361</text:p>
          </table:table-cell>
          <table:table-cell office:value-type="string" calcext:value-type="string">
            <text:p>https://api.github.com/repos/Whiley/WhileyCompiler</text:p>
          </table:table-cell>
          <table:table-cell table:formula="of:=REPLACE([.B1773]; 1; 29; &quot;&quot;)" office:value-type="string" office:string-value="Whiley/WhileyCompiler" calcext:value-type="string">
            <text:p>Whiley/WhileyCompiler</text:p>
          </table:table-cell>
        </table:table-row>
        <table:table-row table:style-name="ro1">
          <table:table-cell office:value-type="float" office:value="6410338" calcext:value-type="float">
            <text:p>6410338</text:p>
          </table:table-cell>
          <table:table-cell office:value-type="string" calcext:value-type="string">
            <text:p>https://api.github.com/repos/Aleks-Ya/yaal_examples</text:p>
          </table:table-cell>
          <table:table-cell table:formula="of:=REPLACE([.B1774]; 1; 29; &quot;&quot;)" office:value-type="string" office:string-value="Aleks-Ya/yaal_examples" calcext:value-type="string">
            <text:p>Aleks-Ya/yaal_examples</text:p>
          </table:table-cell>
        </table:table-row>
        <table:table-row table:style-name="ro1">
          <table:table-cell office:value-type="float" office:value="6411854" calcext:value-type="float">
            <text:p>6411854</text:p>
          </table:table-cell>
          <table:table-cell office:value-type="string" calcext:value-type="string">
            <text:p>https://api.github.com/repos/symphonytool/symphony</text:p>
          </table:table-cell>
          <table:table-cell table:formula="of:=REPLACE([.B1775]; 1; 29; &quot;&quot;)" office:value-type="string" office:string-value="symphonytool/symphony" calcext:value-type="string">
            <text:p>symphonytool/symphony</text:p>
          </table:table-cell>
        </table:table-row>
        <table:table-row table:style-name="ro1">
          <table:table-cell office:value-type="float" office:value="6413736" calcext:value-type="float">
            <text:p>6413736</text:p>
          </table:table-cell>
          <table:table-cell office:value-type="string" calcext:value-type="string">
            <text:p>https://api.github.com/repos/TN1ck/aal</text:p>
          </table:table-cell>
          <table:table-cell table:formula="of:=REPLACE([.B1776]; 1; 29; &quot;&quot;)" office:value-type="string" office:string-value="TN1ck/aal" calcext:value-type="string">
            <text:p>TN1ck/aal</text:p>
          </table:table-cell>
        </table:table-row>
        <table:table-row table:style-name="ro1">
          <table:table-cell office:value-type="float" office:value="6416694" calcext:value-type="float">
            <text:p>6416694</text:p>
          </table:table-cell>
          <table:table-cell office:value-type="string" calcext:value-type="string">
            <text:p>https://api.github.com/repos/jivesoftware/amza</text:p>
          </table:table-cell>
          <table:table-cell table:formula="of:=REPLACE([.B1777]; 1; 29; &quot;&quot;)" office:value-type="string" office:string-value="jivesoftware/amza" calcext:value-type="string">
            <text:p>jivesoftware/amza</text:p>
          </table:table-cell>
        </table:table-row>
        <table:table-row table:style-name="ro1">
          <table:table-cell office:value-type="float" office:value="6420988" calcext:value-type="float">
            <text:p>6420988</text:p>
          </table:table-cell>
          <table:table-cell office:value-type="string" calcext:value-type="string">
            <text:p>https://api.github.com/repos/apache/aurora</text:p>
          </table:table-cell>
          <table:table-cell table:formula="of:=REPLACE([.B1778]; 1; 29; &quot;&quot;)" office:value-type="string" office:string-value="apache/aurora" calcext:value-type="string">
            <text:p>apache/aurora</text:p>
          </table:table-cell>
        </table:table-row>
        <table:table-row table:style-name="ro1">
          <table:table-cell office:value-type="float" office:value="6427070" calcext:value-type="float">
            <text:p>6427070</text:p>
          </table:table-cell>
          <table:table-cell office:value-type="string" calcext:value-type="string">
            <text:p>https://api.github.com/repos/simpleframework/simple-module-workflow-web</text:p>
          </table:table-cell>
          <table:table-cell table:formula="of:=REPLACE([.B1779]; 1; 29; &quot;&quot;)" office:value-type="string" office:string-value="simpleframework/simple-module-workflow-web" calcext:value-type="string">
            <text:p>simpleframework/simple-module-workflow-web</text:p>
          </table:table-cell>
        </table:table-row>
        <table:table-row table:style-name="ro1">
          <table:table-cell office:value-type="float" office:value="6430167" calcext:value-type="float">
            <text:p>6430167</text:p>
          </table:table-cell>
          <table:table-cell office:value-type="string" calcext:value-type="string">
            <text:p>https://api.github.com/repos/amasciul/Drinks</text:p>
          </table:table-cell>
          <table:table-cell table:formula="of:=REPLACE([.B1780]; 1; 29; &quot;&quot;)" office:value-type="string" office:string-value="amasciul/Drinks" calcext:value-type="string">
            <text:p>amasciul/Drinks</text:p>
          </table:table-cell>
        </table:table-row>
        <table:table-row table:style-name="ro1">
          <table:table-cell office:value-type="float" office:value="6431852" calcext:value-type="float">
            <text:p>6431852</text:p>
          </table:table-cell>
          <table:table-cell office:value-type="string" calcext:value-type="string">
            <text:p>https://api.github.com/repos/robertdj20/Containing</text:p>
          </table:table-cell>
          <table:table-cell table:formula="of:=REPLACE([.B1781]; 1; 29; &quot;&quot;)" office:value-type="string" office:string-value="robertdj20/Containing" calcext:value-type="string">
            <text:p>robertdj20/Containing</text:p>
          </table:table-cell>
        </table:table-row>
        <table:table-row table:style-name="ro1">
          <table:table-cell office:value-type="float" office:value="6432844" calcext:value-type="float">
            <text:p>6432844</text:p>
          </table:table-cell>
          <table:table-cell office:value-type="string" calcext:value-type="string">
            <text:p>https://api.github.com/repos/terasolunaorg/terasoluna-tourreservation</text:p>
          </table:table-cell>
          <table:table-cell table:formula="of:=REPLACE([.B1782]; 1; 29; &quot;&quot;)" office:value-type="string" office:string-value="terasolunaorg/terasoluna-tourreservation" calcext:value-type="string">
            <text:p>terasolunaorg/terasoluna-tourreservation</text:p>
          </table:table-cell>
        </table:table-row>
        <table:table-row table:style-name="ro1">
          <table:table-cell office:value-type="float" office:value="6435771" calcext:value-type="float">
            <text:p>6435771</text:p>
          </table:table-cell>
          <table:table-cell office:value-type="string" calcext:value-type="string">
            <text:p>https://api.github.com/repos/ruleant/getback_gps</text:p>
          </table:table-cell>
          <table:table-cell table:formula="of:=REPLACE([.B1783]; 1; 29; &quot;&quot;)" office:value-type="string" office:string-value="ruleant/getback_gps" calcext:value-type="string">
            <text:p>ruleant/getback_gps</text:p>
          </table:table-cell>
        </table:table-row>
        <table:table-row table:style-name="ro1">
          <table:table-cell office:value-type="float" office:value="6441895" calcext:value-type="float">
            <text:p>6441895</text:p>
          </table:table-cell>
          <table:table-cell office:value-type="string" calcext:value-type="string">
            <text:p>https://api.github.com/repos/uberfire/uberfire</text:p>
          </table:table-cell>
          <table:table-cell table:formula="of:=REPLACE([.B1784]; 1; 29; &quot;&quot;)" office:value-type="string" office:string-value="uberfire/uberfire" calcext:value-type="string">
            <text:p>uberfire/uberfire</text:p>
          </table:table-cell>
        </table:table-row>
        <table:table-row table:style-name="ro1">
          <table:table-cell office:value-type="float" office:value="6447749" calcext:value-type="float">
            <text:p>6447749</text:p>
          </table:table-cell>
          <table:table-cell office:value-type="string" calcext:value-type="string">
            <text:p>https://api.github.com/repos/3dcitydb/importer-exporter</text:p>
          </table:table-cell>
          <table:table-cell table:formula="of:=REPLACE([.B1785]; 1; 29; &quot;&quot;)" office:value-type="string" office:string-value="3dcitydb/importer-exporter" calcext:value-type="string">
            <text:p>3dcitydb/importer-exporter</text:p>
          </table:table-cell>
        </table:table-row>
        <table:table-row table:style-name="ro1">
          <table:table-cell office:value-type="float" office:value="6460080" calcext:value-type="float">
            <text:p>6460080</text:p>
          </table:table-cell>
          <table:table-cell office:value-type="string" calcext:value-type="string">
            <text:p>https://api.github.com/repos/PC-Logix/LanteaCraft</text:p>
          </table:table-cell>
          <table:table-cell table:formula="of:=REPLACE([.B1786]; 1; 29; &quot;&quot;)" office:value-type="string" office:string-value="PC-Logix/LanteaCraft" calcext:value-type="string">
            <text:p>PC-Logix/LanteaCraft</text:p>
          </table:table-cell>
        </table:table-row>
        <table:table-row table:style-name="ro1">
          <table:table-cell office:value-type="float" office:value="6480626" calcext:value-type="float">
            <text:p>6480626</text:p>
          </table:table-cell>
          <table:table-cell office:value-type="string" calcext:value-type="string">
            <text:p>https://api.github.com/repos/iCarto/siga</text:p>
          </table:table-cell>
          <table:table-cell table:formula="of:=REPLACE([.B1787]; 1; 29; &quot;&quot;)" office:value-type="string" office:string-value="iCarto/siga" calcext:value-type="string">
            <text:p>iCarto/siga</text:p>
          </table:table-cell>
        </table:table-row>
        <table:table-row table:style-name="ro1">
          <table:table-cell office:value-type="float" office:value="6487140" calcext:value-type="float">
            <text:p>6487140</text:p>
          </table:table-cell>
          <table:table-cell office:value-type="string" calcext:value-type="string">
            <text:p>https://api.github.com/repos/DDT-IDE/DDT</text:p>
          </table:table-cell>
          <table:table-cell table:formula="of:=REPLACE([.B1788]; 1; 29; &quot;&quot;)" office:value-type="string" office:string-value="DDT-IDE/DDT" calcext:value-type="string">
            <text:p>DDT-IDE/DDT</text:p>
          </table:table-cell>
        </table:table-row>
        <table:table-row table:style-name="ro1">
          <table:table-cell office:value-type="float" office:value="6494034" calcext:value-type="float">
            <text:p>6494034</text:p>
          </table:table-cell>
          <table:table-cell office:value-type="string" calcext:value-type="string">
            <text:p>https://api.github.com/repos/bitcoinj/bitcoinj</text:p>
          </table:table-cell>
          <table:table-cell table:formula="of:=REPLACE([.B1789]; 1; 29; &quot;&quot;)" office:value-type="string" office:string-value="bitcoinj/bitcoinj" calcext:value-type="string">
            <text:p>bitcoinj/bitcoinj</text:p>
          </table:table-cell>
        </table:table-row>
        <table:table-row table:style-name="ro1">
          <table:table-cell office:value-type="float" office:value="6530140" calcext:value-type="float">
            <text:p>6530140</text:p>
          </table:table-cell>
          <table:table-cell office:value-type="string" calcext:value-type="string">
            <text:p>https://api.github.com/repos/missioncommand/mil-sym-java</text:p>
          </table:table-cell>
          <table:table-cell table:formula="of:=REPLACE([.B1790]; 1; 29; &quot;&quot;)" office:value-type="string" office:string-value="missioncommand/mil-sym-java" calcext:value-type="string">
            <text:p>missioncommand/mil-sym-java</text:p>
          </table:table-cell>
        </table:table-row>
        <table:table-row table:style-name="ro1">
          <table:table-cell office:value-type="float" office:value="6532271" calcext:value-type="float">
            <text:p>6532271</text:p>
          </table:table-cell>
          <table:table-cell office:value-type="string" calcext:value-type="string">
            <text:p>https://api.github.com/repos/chudooder/FEMultiplayer</text:p>
          </table:table-cell>
          <table:table-cell table:formula="of:=REPLACE([.B1791]; 1; 29; &quot;&quot;)" office:value-type="string" office:string-value="chudooder/FEMultiplayer" calcext:value-type="string">
            <text:p>chudooder/FEMultiplayer</text:p>
          </table:table-cell>
        </table:table-row>
        <table:table-row table:style-name="ro1">
          <table:table-cell office:value-type="float" office:value="6536050" calcext:value-type="float">
            <text:p>6536050</text:p>
          </table:table-cell>
          <table:table-cell office:value-type="string" calcext:value-type="string">
            <text:p>https://api.github.com/repos/OpenMods/OpenModsLib</text:p>
          </table:table-cell>
          <table:table-cell table:formula="of:=REPLACE([.B1792]; 1; 29; &quot;&quot;)" office:value-type="string" office:string-value="OpenMods/OpenModsLib" calcext:value-type="string">
            <text:p>OpenMods/OpenModsLib</text:p>
          </table:table-cell>
        </table:table-row>
        <table:table-row table:style-name="ro1">
          <table:table-cell office:value-type="float" office:value="6537466" calcext:value-type="float">
            <text:p>6537466</text:p>
          </table:table-cell>
          <table:table-cell office:value-type="string" calcext:value-type="string">
            <text:p>https://api.github.com/repos/wisdom-framework/wisdom</text:p>
          </table:table-cell>
          <table:table-cell table:formula="of:=REPLACE([.B1793]; 1; 29; &quot;&quot;)" office:value-type="string" office:string-value="wisdom-framework/wisdom" calcext:value-type="string">
            <text:p>wisdom-framework/wisdom</text:p>
          </table:table-cell>
        </table:table-row>
        <table:table-row table:style-name="ro1">
          <table:table-cell office:value-type="float" office:value="6541382" calcext:value-type="float">
            <text:p>6541382</text:p>
          </table:table-cell>
          <table:table-cell office:value-type="string" calcext:value-type="string">
            <text:p>https://api.github.com/repos/rapla/rapla</text:p>
          </table:table-cell>
          <table:table-cell table:formula="of:=REPLACE([.B1794]; 1; 29; &quot;&quot;)" office:value-type="string" office:string-value="rapla/rapla" calcext:value-type="string">
            <text:p>rapla/rapla</text:p>
          </table:table-cell>
        </table:table-row>
        <table:table-row table:style-name="ro1">
          <table:table-cell office:value-type="float" office:value="6542435" calcext:value-type="float">
            <text:p>6542435</text:p>
          </table:table-cell>
          <table:table-cell office:value-type="string" calcext:value-type="string">
            <text:p>https://api.github.com/repos/HubSpot/Singularity</text:p>
          </table:table-cell>
          <table:table-cell table:formula="of:=REPLACE([.B1795]; 1; 29; &quot;&quot;)" office:value-type="string" office:string-value="HubSpot/Singularity" calcext:value-type="string">
            <text:p>HubSpot/Singularity</text:p>
          </table:table-cell>
        </table:table-row>
        <table:table-row table:style-name="ro1">
          <table:table-cell office:value-type="float" office:value="6544517" calcext:value-type="float">
            <text:p>6544517</text:p>
          </table:table-cell>
          <table:table-cell office:value-type="string" calcext:value-type="string">
            <text:p>https://api.github.com/repos/geomajas/geomajas-project-client-gwt2</text:p>
          </table:table-cell>
          <table:table-cell table:formula="of:=REPLACE([.B1796]; 1; 29; &quot;&quot;)" office:value-type="string" office:string-value="geomajas/geomajas-project-client-gwt2" calcext:value-type="string">
            <text:p>geomajas/geomajas-project-client-gwt2</text:p>
          </table:table-cell>
        </table:table-row>
        <table:table-row table:style-name="ro1">
          <table:table-cell office:value-type="float" office:value="6546928" calcext:value-type="float">
            <text:p>6546928</text:p>
          </table:table-cell>
          <table:table-cell office:value-type="string" calcext:value-type="string">
            <text:p>https://api.github.com/repos/Teiid-Designer/komodo</text:p>
          </table:table-cell>
          <table:table-cell table:formula="of:=REPLACE([.B1797]; 1; 29; &quot;&quot;)" office:value-type="string" office:string-value="Teiid-Designer/komodo" calcext:value-type="string">
            <text:p>Teiid-Designer/komodo</text:p>
          </table:table-cell>
        </table:table-row>
        <table:table-row table:style-name="ro1">
          <table:table-cell office:value-type="float" office:value="6549052" calcext:value-type="float">
            <text:p>6549052</text:p>
          </table:table-cell>
          <table:table-cell office:value-type="string" calcext:value-type="string">
            <text:p>https://api.github.com/repos/LSIR/gsn</text:p>
          </table:table-cell>
          <table:table-cell table:formula="of:=REPLACE([.B1798]; 1; 29; &quot;&quot;)" office:value-type="string" office:string-value="LSIR/gsn" calcext:value-type="string">
            <text:p>LSIR/gsn</text:p>
          </table:table-cell>
        </table:table-row>
        <table:table-row table:style-name="ro1">
          <table:table-cell office:value-type="float" office:value="6551157" calcext:value-type="float">
            <text:p>6551157</text:p>
          </table:table-cell>
          <table:table-cell office:value-type="string" calcext:value-type="string">
            <text:p>https://api.github.com/repos/lexicalscope/svm</text:p>
          </table:table-cell>
          <table:table-cell table:formula="of:=REPLACE([.B1799]; 1; 29; &quot;&quot;)" office:value-type="string" office:string-value="lexicalscope/svm" calcext:value-type="string">
            <text:p>lexicalscope/svm</text:p>
          </table:table-cell>
        </table:table-row>
        <table:table-row table:style-name="ro1">
          <table:table-cell office:value-type="float" office:value="6557843" calcext:value-type="float">
            <text:p>6557843</text:p>
          </table:table-cell>
          <table:table-cell office:value-type="string" calcext:value-type="string">
            <text:p>https://api.github.com/repos/SecUpwN/Android-IMSI-Catcher-Detector</text:p>
          </table:table-cell>
          <table:table-cell table:formula="of:=REPLACE([.B1800]; 1; 29; &quot;&quot;)" office:value-type="string" office:string-value="SecUpwN/Android-IMSI-Catcher-Detector" calcext:value-type="string">
            <text:p>SecUpwN/Android-IMSI-Catcher-Detector</text:p>
          </table:table-cell>
        </table:table-row>
        <table:table-row table:style-name="ro1">
          <table:table-cell office:value-type="float" office:value="6561022" calcext:value-type="float">
            <text:p>6561022</text:p>
          </table:table-cell>
          <table:table-cell office:value-type="string" calcext:value-type="string">
            <text:p>https://api.github.com/repos/opentripplanner/OpenTripPlanner</text:p>
          </table:table-cell>
          <table:table-cell table:formula="of:=REPLACE([.B1801]; 1; 29; &quot;&quot;)" office:value-type="string" office:string-value="opentripplanner/OpenTripPlanner" calcext:value-type="string">
            <text:p>opentripplanner/OpenTripPlanner</text:p>
          </table:table-cell>
        </table:table-row>
        <table:table-row table:style-name="ro1">
          <table:table-cell office:value-type="float" office:value="6574034" calcext:value-type="float">
            <text:p>6574034</text:p>
          </table:table-cell>
          <table:table-cell office:value-type="string" calcext:value-type="string">
            <text:p>https://api.github.com/repos/OresomeCraft/MapsPlugin</text:p>
          </table:table-cell>
          <table:table-cell table:formula="of:=REPLACE([.B1802]; 1; 29; &quot;&quot;)" office:value-type="string" office:string-value="OresomeCraft/MapsPlugin" calcext:value-type="string">
            <text:p>OresomeCraft/MapsPlugin</text:p>
          </table:table-cell>
        </table:table-row>
        <table:table-row table:style-name="ro1">
          <table:table-cell office:value-type="float" office:value="6576919" calcext:value-type="float">
            <text:p>6576919</text:p>
          </table:table-cell>
          <table:table-cell office:value-type="string" calcext:value-type="string">
            <text:p>https://api.github.com/repos/evanx/chronic</text:p>
          </table:table-cell>
          <table:table-cell table:formula="of:=REPLACE([.B1803]; 1; 29; &quot;&quot;)" office:value-type="string" office:string-value="evanx/chronic" calcext:value-type="string">
            <text:p>evanx/chronic</text:p>
          </table:table-cell>
        </table:table-row>
        <table:table-row table:style-name="ro1">
          <table:table-cell office:value-type="float" office:value="6580418" calcext:value-type="float">
            <text:p>6580418</text:p>
          </table:table-cell>
          <table:table-cell office:value-type="string" calcext:value-type="string">
            <text:p>https://api.github.com/repos/inverts/Data-Tamers</text:p>
          </table:table-cell>
          <table:table-cell table:formula="of:=REPLACE([.B1804]; 1; 29; &quot;&quot;)" office:value-type="string" office:string-value="inverts/Data-Tamers" calcext:value-type="string">
            <text:p>inverts/Data-Tamers</text:p>
          </table:table-cell>
        </table:table-row>
        <table:table-row table:style-name="ro1">
          <table:table-cell office:value-type="float" office:value="6581377" calcext:value-type="float">
            <text:p>6581377</text:p>
          </table:table-cell>
          <table:table-cell office:value-type="string" calcext:value-type="string">
            <text:p>https://api.github.com/repos/prodigasistemas/gsan</text:p>
          </table:table-cell>
          <table:table-cell table:formula="of:=REPLACE([.B1805]; 1; 29; &quot;&quot;)" office:value-type="string" office:string-value="prodigasistemas/gsan" calcext:value-type="string">
            <text:p>prodigasistemas/gsan</text:p>
          </table:table-cell>
        </table:table-row>
        <table:table-row table:style-name="ro1">
          <table:table-cell office:value-type="float" office:value="6581935" calcext:value-type="float">
            <text:p>6581935</text:p>
          </table:table-cell>
          <table:table-cell office:value-type="string" calcext:value-type="string">
            <text:p>https://api.github.com/repos/pierrealainkeyser/JANetRunner</text:p>
          </table:table-cell>
          <table:table-cell table:formula="of:=REPLACE([.B1806]; 1; 29; &quot;&quot;)" office:value-type="string" office:string-value="pierrealainkeyser/JANetRunner" calcext:value-type="string">
            <text:p>pierrealainkeyser/JANetRunner</text:p>
          </table:table-cell>
        </table:table-row>
        <table:table-row table:style-name="ro1">
          <table:table-cell office:value-type="float" office:value="6586758" calcext:value-type="float">
            <text:p>6586758</text:p>
          </table:table-cell>
          <table:table-cell office:value-type="string" calcext:value-type="string">
            <text:p>https://api.github.com/repos/nokok/TwitDuke</text:p>
          </table:table-cell>
          <table:table-cell table:formula="of:=REPLACE([.B1807]; 1; 29; &quot;&quot;)" office:value-type="string" office:string-value="nokok/TwitDuke" calcext:value-type="string">
            <text:p>nokok/TwitDuke</text:p>
          </table:table-cell>
        </table:table-row>
        <table:table-row table:style-name="ro1">
          <table:table-cell office:value-type="float" office:value="6592105" calcext:value-type="float">
            <text:p>6592105</text:p>
          </table:table-cell>
          <table:table-cell office:value-type="string" calcext:value-type="string">
            <text:p>https://api.github.com/repos/matejdro/PebbleNotificationCenter-Android</text:p>
          </table:table-cell>
          <table:table-cell table:formula="of:=REPLACE([.B1808]; 1; 29; &quot;&quot;)" office:value-type="string" office:string-value="matejdro/PebbleNotificationCenter-Android" calcext:value-type="string">
            <text:p>matejdro/PebbleNotificationCenter-Android</text:p>
          </table:table-cell>
        </table:table-row>
        <table:table-row table:style-name="ro1">
          <table:table-cell office:value-type="float" office:value="6596847" calcext:value-type="float">
            <text:p>6596847</text:p>
          </table:table-cell>
          <table:table-cell office:value-type="string" calcext:value-type="string">
            <text:p>https://api.github.com/repos/objectos/way</text:p>
          </table:table-cell>
          <table:table-cell table:formula="of:=REPLACE([.B1809]; 1; 29; &quot;&quot;)" office:value-type="string" office:string-value="objectos/way" calcext:value-type="string">
            <text:p>objectos/way</text:p>
          </table:table-cell>
        </table:table-row>
        <table:table-row table:style-name="ro1">
          <table:table-cell office:value-type="float" office:value="6613024" calcext:value-type="float">
            <text:p>6613024</text:p>
          </table:table-cell>
          <table:table-cell office:value-type="string" calcext:value-type="string">
            <text:p>https://api.github.com/repos/raphw/byte-buddy</text:p>
          </table:table-cell>
          <table:table-cell table:formula="of:=REPLACE([.B1810]; 1; 29; &quot;&quot;)" office:value-type="string" office:string-value="raphw/byte-buddy" calcext:value-type="string">
            <text:p>raphw/byte-buddy</text:p>
          </table:table-cell>
        </table:table-row>
        <table:table-row table:style-name="ro1">
          <table:table-cell office:value-type="float" office:value="6660639" calcext:value-type="float">
            <text:p>6660639</text:p>
          </table:table-cell>
          <table:table-cell office:value-type="string" calcext:value-type="string">
            <text:p>https://api.github.com/repos/foss-for-synopsys-dwc-arc-processors/arc_gnu_eclipse</text:p>
          </table:table-cell>
          <table:table-cell table:formula="of:=REPLACE([.B1811]; 1; 29; &quot;&quot;)" office:value-type="string" office:string-value="foss-for-synopsys-dwc-arc-processors/arc_gnu_eclipse" calcext:value-type="string">
            <text:p>foss-for-synopsys-dwc-arc-processors/arc_gnu_eclipse</text:p>
          </table:table-cell>
        </table:table-row>
        <table:table-row table:style-name="ro1">
          <table:table-cell office:value-type="float" office:value="6663726" calcext:value-type="float">
            <text:p>6663726</text:p>
          </table:table-cell>
          <table:table-cell office:value-type="string" calcext:value-type="string">
            <text:p>https://api.github.com/repos/kevoree/kevoree-library</text:p>
          </table:table-cell>
          <table:table-cell table:formula="of:=REPLACE([.B1812]; 1; 29; &quot;&quot;)" office:value-type="string" office:string-value="kevoree/kevoree-library" calcext:value-type="string">
            <text:p>kevoree/kevoree-library</text:p>
          </table:table-cell>
        </table:table-row>
        <table:table-row table:style-name="ro1">
          <table:table-cell office:value-type="float" office:value="6667653" calcext:value-type="float">
            <text:p>6667653</text:p>
          </table:table-cell>
          <table:table-cell office:value-type="string" calcext:value-type="string">
            <text:p>https://api.github.com/repos/OmniKang/android_frameworks_base</text:p>
          </table:table-cell>
          <table:table-cell table:formula="of:=REPLACE([.B1813]; 1; 29; &quot;&quot;)" office:value-type="string" office:string-value="OmniKang/android_frameworks_base" calcext:value-type="string">
            <text:p>OmniKang/android_frameworks_base</text:p>
          </table:table-cell>
        </table:table-row>
        <table:table-row table:style-name="ro1">
          <table:table-cell office:value-type="float" office:value="6669384" calcext:value-type="float">
            <text:p>6669384</text:p>
          </table:table-cell>
          <table:table-cell office:value-type="string" calcext:value-type="string">
            <text:p>https://api.github.com/repos/e-ucm/ead</text:p>
          </table:table-cell>
          <table:table-cell table:formula="of:=REPLACE([.B1814]; 1; 29; &quot;&quot;)" office:value-type="string" office:string-value="e-ucm/ead" calcext:value-type="string">
            <text:p>e-ucm/ead</text:p>
          </table:table-cell>
        </table:table-row>
        <table:table-row table:style-name="ro1">
          <table:table-cell office:value-type="float" office:value="6678428" calcext:value-type="float">
            <text:p>6678428</text:p>
          </table:table-cell>
          <table:table-cell office:value-type="string" calcext:value-type="string">
            <text:p>https://api.github.com/repos/wso2/carbon-kernel</text:p>
          </table:table-cell>
          <table:table-cell table:formula="of:=REPLACE([.B1815]; 1; 29; &quot;&quot;)" office:value-type="string" office:string-value="wso2/carbon-kernel" calcext:value-type="string">
            <text:p>wso2/carbon-kernel</text:p>
          </table:table-cell>
        </table:table-row>
        <table:table-row table:style-name="ro1">
          <table:table-cell office:value-type="float" office:value="6688215" calcext:value-type="float">
            <text:p>6688215</text:p>
          </table:table-cell>
          <table:table-cell office:value-type="string" calcext:value-type="string">
            <text:p>https://api.github.com/repos/apache/uima-uimaj</text:p>
          </table:table-cell>
          <table:table-cell table:formula="of:=REPLACE([.B1816]; 1; 29; &quot;&quot;)" office:value-type="string" office:string-value="apache/uima-uimaj" calcext:value-type="string">
            <text:p>apache/uima-uimaj</text:p>
          </table:table-cell>
        </table:table-row>
        <table:table-row table:style-name="ro1">
          <table:table-cell office:value-type="float" office:value="6691762" calcext:value-type="float">
            <text:p>6691762</text:p>
          </table:table-cell>
          <table:table-cell office:value-type="string" calcext:value-type="string">
            <text:p>https://api.github.com/repos/nisovin/Shopkeepers</text:p>
          </table:table-cell>
          <table:table-cell table:formula="of:=REPLACE([.B1817]; 1; 29; &quot;&quot;)" office:value-type="string" office:string-value="nisovin/Shopkeepers" calcext:value-type="string">
            <text:p>nisovin/Shopkeepers</text:p>
          </table:table-cell>
        </table:table-row>
        <table:table-row table:style-name="ro1">
          <table:table-cell office:value-type="float" office:value="6702022" calcext:value-type="float">
            <text:p>6702022</text:p>
          </table:table-cell>
          <table:table-cell office:value-type="string" calcext:value-type="string">
            <text:p>https://api.github.com/repos/jvalue/open-data-service</text:p>
          </table:table-cell>
          <table:table-cell table:formula="of:=REPLACE([.B1818]; 1; 29; &quot;&quot;)" office:value-type="string" office:string-value="jvalue/open-data-service" calcext:value-type="string">
            <text:p>jvalue/open-data-service</text:p>
          </table:table-cell>
        </table:table-row>
        <table:table-row table:style-name="ro1">
          <table:table-cell office:value-type="float" office:value="6704816" calcext:value-type="float">
            <text:p>6704816</text:p>
          </table:table-cell>
          <table:table-cell office:value-type="string" calcext:value-type="string">
            <text:p>https://api.github.com/repos/qcri-social/AIDR</text:p>
          </table:table-cell>
          <table:table-cell table:formula="of:=REPLACE([.B1819]; 1; 29; &quot;&quot;)" office:value-type="string" office:string-value="qcri-social/AIDR" calcext:value-type="string">
            <text:p>qcri-social/AIDR</text:p>
          </table:table-cell>
        </table:table-row>
        <table:table-row table:style-name="ro1">
          <table:table-cell office:value-type="float" office:value="6705413" calcext:value-type="float">
            <text:p>6705413</text:p>
          </table:table-cell>
          <table:table-cell office:value-type="string" calcext:value-type="string">
            <text:p>https://api.github.com/repos/K-4U/Hydraulicraft</text:p>
          </table:table-cell>
          <table:table-cell table:formula="of:=REPLACE([.B1820]; 1; 29; &quot;&quot;)" office:value-type="string" office:string-value="K-4U/Hydraulicraft" calcext:value-type="string">
            <text:p>K-4U/Hydraulicraft</text:p>
          </table:table-cell>
        </table:table-row>
        <table:table-row table:style-name="ro1">
          <table:table-cell office:value-type="float" office:value="6707279" calcext:value-type="float">
            <text:p>6707279</text:p>
          </table:table-cell>
          <table:table-cell office:value-type="string" calcext:value-type="string">
            <text:p>https://api.github.com/repos/interactivespaces/interactivespaces</text:p>
          </table:table-cell>
          <table:table-cell table:formula="of:=REPLACE([.B1821]; 1; 29; &quot;&quot;)" office:value-type="string" office:string-value="interactivespaces/interactivespaces" calcext:value-type="string">
            <text:p>interactivespaces/interactivespaces</text:p>
          </table:table-cell>
        </table:table-row>
        <table:table-row table:style-name="ro1">
          <table:table-cell office:value-type="float" office:value="6716589" calcext:value-type="float">
            <text:p>6716589</text:p>
          </table:table-cell>
          <table:table-cell office:value-type="string" calcext:value-type="string">
            <text:p>https://api.github.com/repos/galenframework/galen</text:p>
          </table:table-cell>
          <table:table-cell table:formula="of:=REPLACE([.B1822]; 1; 29; &quot;&quot;)" office:value-type="string" office:string-value="galenframework/galen" calcext:value-type="string">
            <text:p>galenframework/galen</text:p>
          </table:table-cell>
        </table:table-row>
        <table:table-row table:style-name="ro1">
          <table:table-cell office:value-type="float" office:value="6717841" calcext:value-type="float">
            <text:p>6717841</text:p>
          </table:table-cell>
          <table:table-cell office:value-type="string" calcext:value-type="string">
            <text:p>https://api.github.com/repos/kite-sdk/kite</text:p>
          </table:table-cell>
          <table:table-cell table:formula="of:=REPLACE([.B1823]; 1; 29; &quot;&quot;)" office:value-type="string" office:string-value="kite-sdk/kite" calcext:value-type="string">
            <text:p>kite-sdk/kite</text:p>
          </table:table-cell>
        </table:table-row>
        <table:table-row table:style-name="ro1">
          <table:table-cell office:value-type="float" office:value="6718429" calcext:value-type="float">
            <text:p>6718429</text:p>
          </table:table-cell>
          <table:table-cell office:value-type="string" calcext:value-type="string">
            <text:p>https://api.github.com/repos/geopaparazzi/geopaparazzi</text:p>
          </table:table-cell>
          <table:table-cell table:formula="of:=REPLACE([.B1824]; 1; 29; &quot;&quot;)" office:value-type="string" office:string-value="geopaparazzi/geopaparazzi" calcext:value-type="string">
            <text:p>geopaparazzi/geopaparazzi</text:p>
          </table:table-cell>
        </table:table-row>
        <table:table-row table:style-name="ro1">
          <table:table-cell office:value-type="float" office:value="6745086" calcext:value-type="float">
            <text:p>6745086</text:p>
          </table:table-cell>
          <table:table-cell office:value-type="string" calcext:value-type="string">
            <text:p>https://api.github.com/repos/softappeal/yass</text:p>
          </table:table-cell>
          <table:table-cell table:formula="of:=REPLACE([.B1825]; 1; 29; &quot;&quot;)" office:value-type="string" office:string-value="softappeal/yass" calcext:value-type="string">
            <text:p>softappeal/yass</text:p>
          </table:table-cell>
        </table:table-row>
        <table:table-row table:style-name="ro1">
          <table:table-cell office:value-type="float" office:value="6781036" calcext:value-type="float">
            <text:p>6781036</text:p>
          </table:table-cell>
          <table:table-cell office:value-type="string" calcext:value-type="string">
            <text:p>https://api.github.com/repos/havocx42/ozawa</text:p>
          </table:table-cell>
          <table:table-cell table:formula="of:=REPLACE([.B1826]; 1; 29; &quot;&quot;)" office:value-type="string" office:string-value="havocx42/ozawa" calcext:value-type="string">
            <text:p>havocx42/ozawa</text:p>
          </table:table-cell>
        </table:table-row>
        <table:table-row table:style-name="ro1">
          <table:table-cell office:value-type="float" office:value="6784474" calcext:value-type="float">
            <text:p>6784474</text:p>
          </table:table-cell>
          <table:table-cell office:value-type="string" calcext:value-type="string">
            <text:p>https://api.github.com/repos/wattdepot/wattdepot</text:p>
          </table:table-cell>
          <table:table-cell table:formula="of:=REPLACE([.B1827]; 1; 29; &quot;&quot;)" office:value-type="string" office:string-value="wattdepot/wattdepot" calcext:value-type="string">
            <text:p>wattdepot/wattdepot</text:p>
          </table:table-cell>
        </table:table-row>
        <table:table-row table:style-name="ro1">
          <table:table-cell office:value-type="float" office:value="6791914" calcext:value-type="float">
            <text:p>6791914</text:p>
          </table:table-cell>
          <table:table-cell office:value-type="string" calcext:value-type="string">
            <text:p>https://api.github.com/repos/JetBrains/jetpad-projectional</text:p>
          </table:table-cell>
          <table:table-cell table:formula="of:=REPLACE([.B1828]; 1; 29; &quot;&quot;)" office:value-type="string" office:string-value="JetBrains/jetpad-projectional" calcext:value-type="string">
            <text:p>JetBrains/jetpad-projectional</text:p>
          </table:table-cell>
        </table:table-row>
        <table:table-row table:style-name="ro1">
          <table:table-cell office:value-type="float" office:value="6793391" calcext:value-type="float">
            <text:p>6793391</text:p>
          </table:table-cell>
          <table:table-cell office:value-type="string" calcext:value-type="string">
            <text:p>https://api.github.com/repos/denimgroup/threadfix</text:p>
          </table:table-cell>
          <table:table-cell table:formula="of:=REPLACE([.B1829]; 1; 29; &quot;&quot;)" office:value-type="string" office:string-value="denimgroup/threadfix" calcext:value-type="string">
            <text:p>denimgroup/threadfix</text:p>
          </table:table-cell>
        </table:table-row>
        <table:table-row table:style-name="ro1">
          <table:table-cell office:value-type="float" office:value="6796604" calcext:value-type="float">
            <text:p>6796604</text:p>
          </table:table-cell>
          <table:table-cell office:value-type="string" calcext:value-type="string">
            <text:p>https://api.github.com/repos/real-logic/simple-binary-encoding</text:p>
          </table:table-cell>
          <table:table-cell table:formula="of:=REPLACE([.B1830]; 1; 29; &quot;&quot;)" office:value-type="string" office:string-value="real-logic/simple-binary-encoding" calcext:value-type="string">
            <text:p>real-logic/simple-binary-encoding</text:p>
          </table:table-cell>
        </table:table-row>
        <table:table-row table:style-name="ro1">
          <table:table-cell office:value-type="float" office:value="6800010" calcext:value-type="float">
            <text:p>6800010</text:p>
          </table:table-cell>
          <table:table-cell office:value-type="string" calcext:value-type="string">
            <text:p>https://api.github.com/repos/kellybrant/wikiminer-etl</text:p>
          </table:table-cell>
          <table:table-cell table:formula="of:=REPLACE([.B1831]; 1; 29; &quot;&quot;)" office:value-type="string" office:string-value="kellybrant/wikiminer-etl" calcext:value-type="string">
            <text:p>kellybrant/wikiminer-etl</text:p>
          </table:table-cell>
        </table:table-row>
        <table:table-row table:style-name="ro1">
          <table:table-cell office:value-type="float" office:value="6808522" calcext:value-type="float">
            <text:p>6808522</text:p>
          </table:table-cell>
          <table:table-cell office:value-type="string" calcext:value-type="string">
            <text:p>https://api.github.com/repos/itext/itextpdf</text:p>
          </table:table-cell>
          <table:table-cell table:formula="of:=REPLACE([.B1832]; 1; 29; &quot;&quot;)" office:value-type="string" office:string-value="itext/itextpdf" calcext:value-type="string">
            <text:p>itext/itextpdf</text:p>
          </table:table-cell>
        </table:table-row>
        <table:table-row table:style-name="ro1">
          <table:table-cell office:value-type="float" office:value="6817822" calcext:value-type="float">
            <text:p>6817822</text:p>
          </table:table-cell>
          <table:table-cell office:value-type="string" calcext:value-type="string">
            <text:p>https://api.github.com/repos/gbif/occurrence</text:p>
          </table:table-cell>
          <table:table-cell table:formula="of:=REPLACE([.B1833]; 1; 29; &quot;&quot;)" office:value-type="string" office:string-value="gbif/occurrence" calcext:value-type="string">
            <text:p>gbif/occurrence</text:p>
          </table:table-cell>
        </table:table-row>
        <table:table-row table:style-name="ro1">
          <table:table-cell office:value-type="float" office:value="6819635" calcext:value-type="float">
            <text:p>6819635</text:p>
          </table:table-cell>
          <table:table-cell office:value-type="string" calcext:value-type="string">
            <text:p>https://api.github.com/repos/datanucleus/tests</text:p>
          </table:table-cell>
          <table:table-cell table:formula="of:=REPLACE([.B1834]; 1; 29; &quot;&quot;)" office:value-type="string" office:string-value="datanucleus/tests" calcext:value-type="string">
            <text:p>datanucleus/tests</text:p>
          </table:table-cell>
        </table:table-row>
        <table:table-row table:style-name="ro1">
          <table:table-cell office:value-type="float" office:value="6821558" calcext:value-type="float">
            <text:p>6821558</text:p>
          </table:table-cell>
          <table:table-cell office:value-type="string" calcext:value-type="string">
            <text:p>https://api.github.com/repos/mozilla/MozStumbler</text:p>
          </table:table-cell>
          <table:table-cell table:formula="of:=REPLACE([.B1835]; 1; 29; &quot;&quot;)" office:value-type="string" office:string-value="mozilla/MozStumbler" calcext:value-type="string">
            <text:p>mozilla/MozStumbler</text:p>
          </table:table-cell>
        </table:table-row>
        <table:table-row table:style-name="ro1">
          <table:table-cell office:value-type="float" office:value="6834468" calcext:value-type="float">
            <text:p>6834468</text:p>
          </table:table-cell>
          <table:table-cell office:value-type="string" calcext:value-type="string">
            <text:p>https://api.github.com/repos/vanita5/twittnuker</text:p>
          </table:table-cell>
          <table:table-cell table:formula="of:=REPLACE([.B1836]; 1; 29; &quot;&quot;)" office:value-type="string" office:string-value="vanita5/twittnuker" calcext:value-type="string">
            <text:p>vanita5/twittnuker</text:p>
          </table:table-cell>
        </table:table-row>
        <table:table-row table:style-name="ro1">
          <table:table-cell office:value-type="float" office:value="6840180" calcext:value-type="float">
            <text:p>6840180</text:p>
          </table:table-cell>
          <table:table-cell office:value-type="string" calcext:value-type="string">
            <text:p>https://api.github.com/repos/Giswater/giswater</text:p>
          </table:table-cell>
          <table:table-cell table:formula="of:=REPLACE([.B1837]; 1; 29; &quot;&quot;)" office:value-type="string" office:string-value="Giswater/giswater" calcext:value-type="string">
            <text:p>Giswater/giswater</text:p>
          </table:table-cell>
        </table:table-row>
        <table:table-row table:style-name="ro1">
          <table:table-cell office:value-type="float" office:value="6842914" calcext:value-type="float">
            <text:p>6842914</text:p>
          </table:table-cell>
          <table:table-cell office:value-type="string" calcext:value-type="string">
            <text:p>https://api.github.com/repos/jtrfp/terminal-recall</text:p>
          </table:table-cell>
          <table:table-cell table:formula="of:=REPLACE([.B1838]; 1; 29; &quot;&quot;)" office:value-type="string" office:string-value="jtrfp/terminal-recall" calcext:value-type="string">
            <text:p>jtrfp/terminal-recall</text:p>
          </table:table-cell>
        </table:table-row>
        <table:table-row table:style-name="ro1">
          <table:table-cell office:value-type="float" office:value="6843345" calcext:value-type="float">
            <text:p>6843345</text:p>
          </table:table-cell>
          <table:table-cell office:value-type="string" calcext:value-type="string">
            <text:p>https://api.github.com/repos/datanucleus/datanucleus-core</text:p>
          </table:table-cell>
          <table:table-cell table:formula="of:=REPLACE([.B1839]; 1; 29; &quot;&quot;)" office:value-type="string" office:string-value="datanucleus/datanucleus-core" calcext:value-type="string">
            <text:p>datanucleus/datanucleus-core</text:p>
          </table:table-cell>
        </table:table-row>
        <table:table-row table:style-name="ro1">
          <table:table-cell office:value-type="float" office:value="6849644" calcext:value-type="float">
            <text:p>6849644</text:p>
          </table:table-cell>
          <table:table-cell office:value-type="string" calcext:value-type="string">
            <text:p>https://api.github.com/repos/ap251/rumpus-room</text:p>
          </table:table-cell>
          <table:table-cell table:formula="of:=REPLACE([.B1840]; 1; 29; &quot;&quot;)" office:value-type="string" office:string-value="ap251/rumpus-room" calcext:value-type="string">
            <text:p>ap251/rumpus-room</text:p>
          </table:table-cell>
        </table:table-row>
        <table:table-row table:style-name="ro1">
          <table:table-cell office:value-type="float" office:value="6849892" calcext:value-type="float">
            <text:p>6849892</text:p>
          </table:table-cell>
          <table:table-cell office:value-type="string" calcext:value-type="string">
            <text:p>https://api.github.com/repos/asupdev/asup</text:p>
          </table:table-cell>
          <table:table-cell table:formula="of:=REPLACE([.B1841]; 1; 29; &quot;&quot;)" office:value-type="string" office:string-value="asupdev/asup" calcext:value-type="string">
            <text:p>asupdev/asup</text:p>
          </table:table-cell>
        </table:table-row>
        <table:table-row table:style-name="ro1">
          <table:table-cell office:value-type="float" office:value="6876746" calcext:value-type="float">
            <text:p>6876746</text:p>
          </table:table-cell>
          <table:table-cell office:value-type="string" calcext:value-type="string">
            <text:p>https://api.github.com/repos/axkr/symja_android_library</text:p>
          </table:table-cell>
          <table:table-cell table:formula="of:=REPLACE([.B1842]; 1; 29; &quot;&quot;)" office:value-type="string" office:string-value="axkr/symja_android_library" calcext:value-type="string">
            <text:p>axkr/symja_android_library</text:p>
          </table:table-cell>
        </table:table-row>
        <table:table-row table:style-name="ro1">
          <table:table-cell office:value-type="float" office:value="6889106" calcext:value-type="float">
            <text:p>6889106</text:p>
          </table:table-cell>
          <table:table-cell office:value-type="string" calcext:value-type="string">
            <text:p>https://api.github.com/repos/sscarduzio/elasticsearch-readonlyrest-plugin</text:p>
          </table:table-cell>
          <table:table-cell table:formula="of:=REPLACE([.B1843]; 1; 29; &quot;&quot;)" office:value-type="string" office:string-value="sscarduzio/elasticsearch-readonlyrest-plugin" calcext:value-type="string">
            <text:p>sscarduzio/elasticsearch-readonlyrest-plugin</text:p>
          </table:table-cell>
        </table:table-row>
        <table:table-row table:style-name="ro1">
          <table:table-cell office:value-type="float" office:value="6896960" calcext:value-type="float">
            <text:p>6896960</text:p>
          </table:table-cell>
          <table:table-cell office:value-type="string" calcext:value-type="string">
            <text:p>https://api.github.com/repos/tilaksidduram/frameworks_base</text:p>
          </table:table-cell>
          <table:table-cell table:formula="of:=REPLACE([.B1844]; 1; 29; &quot;&quot;)" office:value-type="string" office:string-value="tilaksidduram/frameworks_base" calcext:value-type="string">
            <text:p>tilaksidduram/frameworks_base</text:p>
          </table:table-cell>
        </table:table-row>
        <table:table-row table:style-name="ro1">
          <table:table-cell office:value-type="float" office:value="6903535" calcext:value-type="float">
            <text:p>6903535</text:p>
          </table:table-cell>
          <table:table-cell office:value-type="string" calcext:value-type="string">
            <text:p>https://api.github.com/repos/ksokol/myreader</text:p>
          </table:table-cell>
          <table:table-cell table:formula="of:=REPLACE([.B1845]; 1; 29; &quot;&quot;)" office:value-type="string" office:string-value="ksokol/myreader" calcext:value-type="string">
            <text:p>ksokol/myreader</text:p>
          </table:table-cell>
        </table:table-row>
        <table:table-row table:style-name="ro1">
          <table:table-cell office:value-type="float" office:value="6904801" calcext:value-type="float">
            <text:p>6904801</text:p>
          </table:table-cell>
          <table:table-cell office:value-type="string" calcext:value-type="string">
            <text:p>https://api.github.com/repos/username115/FRCScouting</text:p>
          </table:table-cell>
          <table:table-cell table:formula="of:=REPLACE([.B1846]; 1; 29; &quot;&quot;)" office:value-type="string" office:string-value="username115/FRCScouting" calcext:value-type="string">
            <text:p>username115/FRCScouting</text:p>
          </table:table-cell>
        </table:table-row>
        <table:table-row table:style-name="ro1">
          <table:table-cell office:value-type="float" office:value="6910060" calcext:value-type="float">
            <text:p>6910060</text:p>
          </table:table-cell>
          <table:table-cell office:value-type="string" calcext:value-type="string">
            <text:p>https://api.github.com/repos/ldbc/ldbc_driver</text:p>
          </table:table-cell>
          <table:table-cell table:formula="of:=REPLACE([.B1847]; 1; 29; &quot;&quot;)" office:value-type="string" office:string-value="ldbc/ldbc_driver" calcext:value-type="string">
            <text:p>ldbc/ldbc_driver</text:p>
          </table:table-cell>
        </table:table-row>
        <table:table-row table:style-name="ro1">
          <table:table-cell office:value-type="float" office:value="6913416" calcext:value-type="float">
            <text:p>6913416</text:p>
          </table:table-cell>
          <table:table-cell office:value-type="string" calcext:value-type="string">
            <text:p>https://api.github.com/repos/Glitchfiend/ToughAsNails</text:p>
          </table:table-cell>
          <table:table-cell table:formula="of:=REPLACE([.B1848]; 1; 29; &quot;&quot;)" office:value-type="string" office:string-value="Glitchfiend/ToughAsNails" calcext:value-type="string">
            <text:p>Glitchfiend/ToughAsNails</text:p>
          </table:table-cell>
        </table:table-row>
        <table:table-row table:style-name="ro1">
          <table:table-cell office:value-type="float" office:value="6915775" calcext:value-type="float">
            <text:p>6915775</text:p>
          </table:table-cell>
          <table:table-cell office:value-type="string" calcext:value-type="string">
            <text:p>https://api.github.com/repos/datanucleus/datanucleus-api-jpa</text:p>
          </table:table-cell>
          <table:table-cell table:formula="of:=REPLACE([.B1849]; 1; 29; &quot;&quot;)" office:value-type="string" office:string-value="datanucleus/datanucleus-api-jpa" calcext:value-type="string">
            <text:p>datanucleus/datanucleus-api-jpa</text:p>
          </table:table-cell>
        </table:table-row>
        <table:table-row table:style-name="ro1">
          <table:table-cell office:value-type="float" office:value="6915788" calcext:value-type="float">
            <text:p>6915788</text:p>
          </table:table-cell>
          <table:table-cell office:value-type="string" calcext:value-type="string">
            <text:p>https://api.github.com/repos/datanucleus/datanucleus-rdbms</text:p>
          </table:table-cell>
          <table:table-cell table:formula="of:=REPLACE([.B1850]; 1; 29; &quot;&quot;)" office:value-type="string" office:string-value="datanucleus/datanucleus-rdbms" calcext:value-type="string">
            <text:p>datanucleus/datanucleus-rdbms</text:p>
          </table:table-cell>
        </table:table-row>
        <table:table-row table:style-name="ro1">
          <table:table-cell office:value-type="float" office:value="6917253" calcext:value-type="float">
            <text:p>6917253</text:p>
          </table:table-cell>
          <table:table-cell office:value-type="string" calcext:value-type="string">
            <text:p>https://api.github.com/repos/apache/uima-ducc</text:p>
          </table:table-cell>
          <table:table-cell table:formula="of:=REPLACE([.B1851]; 1; 29; &quot;&quot;)" office:value-type="string" office:string-value="apache/uima-ducc" calcext:value-type="string">
            <text:p>apache/uima-ducc</text:p>
          </table:table-cell>
        </table:table-row>
        <table:table-row table:style-name="ro1">
          <table:table-cell office:value-type="float" office:value="6922108" calcext:value-type="float">
            <text:p>6922108</text:p>
          </table:table-cell>
          <table:table-cell office:value-type="string" calcext:value-type="string">
            <text:p>https://api.github.com/repos/tilaksidduram/packages_apps_Settings</text:p>
          </table:table-cell>
          <table:table-cell table:formula="of:=REPLACE([.B1852]; 1; 29; &quot;&quot;)" office:value-type="string" office:string-value="tilaksidduram/packages_apps_Settings" calcext:value-type="string">
            <text:p>tilaksidduram/packages_apps_Settings</text:p>
          </table:table-cell>
        </table:table-row>
        <table:table-row table:style-name="ro1">
          <table:table-cell office:value-type="float" office:value="6923021" calcext:value-type="float">
            <text:p>6923021</text:p>
          </table:table-cell>
          <table:table-cell office:value-type="string" calcext:value-type="string">
            <text:p>https://api.github.com/repos/terasolunaorg/terasoluna-gfw-functionaltest</text:p>
          </table:table-cell>
          <table:table-cell table:formula="of:=REPLACE([.B1853]; 1; 29; &quot;&quot;)" office:value-type="string" office:string-value="terasolunaorg/terasoluna-gfw-functionaltest" calcext:value-type="string">
            <text:p>terasolunaorg/terasoluna-gfw-functionaltest</text:p>
          </table:table-cell>
        </table:table-row>
        <table:table-row table:style-name="ro1">
          <table:table-cell office:value-type="float" office:value="6925022" calcext:value-type="float">
            <text:p>6925022</text:p>
          </table:table-cell>
          <table:table-cell office:value-type="string" calcext:value-type="string">
            <text:p>https://api.github.com/repos/evrythng/evrythng-java-sdk</text:p>
          </table:table-cell>
          <table:table-cell table:formula="of:=REPLACE([.B1854]; 1; 29; &quot;&quot;)" office:value-type="string" office:string-value="evrythng/evrythng-java-sdk" calcext:value-type="string">
            <text:p>evrythng/evrythng-java-sdk</text:p>
          </table:table-cell>
        </table:table-row>
        <table:table-row table:style-name="ro1">
          <table:table-cell office:value-type="float" office:value="6934787" calcext:value-type="float">
            <text:p>6934787</text:p>
          </table:table-cell>
          <table:table-cell office:value-type="string" calcext:value-type="string">
            <text:p>https://api.github.com/repos/CCI-MIT/XCoLab</text:p>
          </table:table-cell>
          <table:table-cell table:formula="of:=REPLACE([.B1855]; 1; 29; &quot;&quot;)" office:value-type="string" office:string-value="CCI-MIT/XCoLab" calcext:value-type="string">
            <text:p>CCI-MIT/XCoLab</text:p>
          </table:table-cell>
        </table:table-row>
        <table:table-row table:style-name="ro1">
          <table:table-cell office:value-type="float" office:value="6938722" calcext:value-type="float">
            <text:p>6938722</text:p>
          </table:table-cell>
          <table:table-cell office:value-type="string" calcext:value-type="string">
            <text:p>https://api.github.com/repos/enioka/jqm</text:p>
          </table:table-cell>
          <table:table-cell table:formula="of:=REPLACE([.B1856]; 1; 29; &quot;&quot;)" office:value-type="string" office:string-value="enioka/jqm" calcext:value-type="string">
            <text:p>enioka/jqm</text:p>
          </table:table-cell>
        </table:table-row>
        <table:table-row table:style-name="ro1">
          <table:table-cell office:value-type="float" office:value="6940587" calcext:value-type="float">
            <text:p>6940587</text:p>
          </table:table-cell>
          <table:table-cell office:value-type="string" calcext:value-type="string">
            <text:p>https://api.github.com/repos/ResurrectionRemix/android_frameworks_base</text:p>
          </table:table-cell>
          <table:table-cell table:formula="of:=REPLACE([.B1857]; 1; 29; &quot;&quot;)" office:value-type="string" office:string-value="ResurrectionRemix/android_frameworks_base" calcext:value-type="string">
            <text:p>ResurrectionRemix/android_frameworks_base</text:p>
          </table:table-cell>
        </table:table-row>
        <table:table-row table:style-name="ro1">
          <table:table-cell office:value-type="float" office:value="6953493" calcext:value-type="float">
            <text:p>6953493</text:p>
          </table:table-cell>
          <table:table-cell office:value-type="string" calcext:value-type="string">
            <text:p>https://api.github.com/repos/ligi/PassAndroid</text:p>
          </table:table-cell>
          <table:table-cell table:formula="of:=REPLACE([.B1858]; 1; 29; &quot;&quot;)" office:value-type="string" office:string-value="ligi/PassAndroid" calcext:value-type="string">
            <text:p>ligi/PassAndroid</text:p>
          </table:table-cell>
        </table:table-row>
        <table:table-row table:style-name="ro1">
          <table:table-cell office:value-type="float" office:value="6957091" calcext:value-type="float">
            <text:p>6957091</text:p>
          </table:table-cell>
          <table:table-cell office:value-type="string" calcext:value-type="string">
            <text:p>https://api.github.com/repos/rzuniga64/java</text:p>
          </table:table-cell>
          <table:table-cell table:formula="of:=REPLACE([.B1859]; 1; 29; &quot;&quot;)" office:value-type="string" office:string-value="rzuniga64/java" calcext:value-type="string">
            <text:p>rzuniga64/java</text:p>
          </table:table-cell>
        </table:table-row>
        <table:table-row table:style-name="ro1">
          <table:table-cell office:value-type="float" office:value="6960274" calcext:value-type="float">
            <text:p>6960274</text:p>
          </table:table-cell>
          <table:table-cell office:value-type="string" calcext:value-type="string">
            <text:p>https://api.github.com/repos/Ensembl/ensj-healthcheck</text:p>
          </table:table-cell>
          <table:table-cell table:formula="of:=REPLACE([.B1860]; 1; 29; &quot;&quot;)" office:value-type="string" office:string-value="Ensembl/ensj-healthcheck" calcext:value-type="string">
            <text:p>Ensembl/ensj-healthcheck</text:p>
          </table:table-cell>
        </table:table-row>
        <table:table-row table:style-name="ro1">
          <table:table-cell office:value-type="float" office:value="6963315" calcext:value-type="float">
            <text:p>6963315</text:p>
          </table:table-cell>
          <table:table-cell office:value-type="string" calcext:value-type="string">
            <text:p>https://api.github.com/repos/tagbangers/wallride</text:p>
          </table:table-cell>
          <table:table-cell table:formula="of:=REPLACE([.B1861]; 1; 29; &quot;&quot;)" office:value-type="string" office:string-value="tagbangers/wallride" calcext:value-type="string">
            <text:p>tagbangers/wallride</text:p>
          </table:table-cell>
        </table:table-row>
        <table:table-row table:style-name="ro1">
          <table:table-cell office:value-type="float" office:value="6964241" calcext:value-type="float">
            <text:p>6964241</text:p>
          </table:table-cell>
          <table:table-cell office:value-type="string" calcext:value-type="string">
            <text:p>https://api.github.com/repos/joshiejack/Mariculture</text:p>
          </table:table-cell>
          <table:table-cell table:formula="of:=REPLACE([.B1862]; 1; 29; &quot;&quot;)" office:value-type="string" office:string-value="joshiejack/Mariculture" calcext:value-type="string">
            <text:p>joshiejack/Mariculture</text:p>
          </table:table-cell>
        </table:table-row>
        <table:table-row table:style-name="ro1">
          <table:table-cell office:value-type="float" office:value="6970323" calcext:value-type="float">
            <text:p>6970323</text:p>
          </table:table-cell>
          <table:table-cell office:value-type="string" calcext:value-type="string">
            <text:p>https://api.github.com/repos/eclipse/kura</text:p>
          </table:table-cell>
          <table:table-cell table:formula="of:=REPLACE([.B1863]; 1; 29; &quot;&quot;)" office:value-type="string" office:string-value="eclipse/kura" calcext:value-type="string">
            <text:p>eclipse/kura</text:p>
          </table:table-cell>
        </table:table-row>
        <table:table-row table:style-name="ro1">
          <table:table-cell office:value-type="float" office:value="6982973" calcext:value-type="float">
            <text:p>6982973</text:p>
          </table:table-cell>
          <table:table-cell office:value-type="string" calcext:value-type="string">
            <text:p>https://api.github.com/repos/trustathsh/visitmeta</text:p>
          </table:table-cell>
          <table:table-cell table:formula="of:=REPLACE([.B1864]; 1; 29; &quot;&quot;)" office:value-type="string" office:string-value="trustathsh/visitmeta" calcext:value-type="string">
            <text:p>trustathsh/visitmeta</text:p>
          </table:table-cell>
        </table:table-row>
        <table:table-row table:style-name="ro1">
          <table:table-cell office:value-type="float" office:value="6984265" calcext:value-type="float">
            <text:p>6984265</text:p>
          </table:table-cell>
          <table:table-cell office:value-type="string" calcext:value-type="string">
            <text:p>https://api.github.com/repos/gwtbootstrap3/gwtbootstrap3-demo</text:p>
          </table:table-cell>
          <table:table-cell table:formula="of:=REPLACE([.B1865]; 1; 29; &quot;&quot;)" office:value-type="string" office:string-value="gwtbootstrap3/gwtbootstrap3-demo" calcext:value-type="string">
            <text:p>gwtbootstrap3/gwtbootstrap3-demo</text:p>
          </table:table-cell>
        </table:table-row>
        <table:table-row table:style-name="ro1">
          <table:table-cell office:value-type="float" office:value="6989827" calcext:value-type="float">
            <text:p>6989827</text:p>
          </table:table-cell>
          <table:table-cell office:value-type="string" calcext:value-type="string">
            <text:p>https://api.github.com/repos/apache/uima-ruta</text:p>
          </table:table-cell>
          <table:table-cell table:formula="of:=REPLACE([.B1866]; 1; 29; &quot;&quot;)" office:value-type="string" office:string-value="apache/uima-ruta" calcext:value-type="string">
            <text:p>apache/uima-ruta</text:p>
          </table:table-cell>
        </table:table-row>
        <table:table-row table:style-name="ro1">
          <table:table-cell office:value-type="float" office:value="6997274" calcext:value-type="float">
            <text:p>6997274</text:p>
          </table:table-cell>
          <table:table-cell office:value-type="string" calcext:value-type="string">
            <text:p>https://api.github.com/repos/ceskaexpedice/kramerius</text:p>
          </table:table-cell>
          <table:table-cell table:formula="of:=REPLACE([.B1867]; 1; 29; &quot;&quot;)" office:value-type="string" office:string-value="ceskaexpedice/kramerius" calcext:value-type="string">
            <text:p>ceskaexpedice/kramerius</text:p>
          </table:table-cell>
        </table:table-row>
        <table:table-row table:style-name="ro1">
          <table:table-cell office:value-type="float" office:value="7011597" calcext:value-type="float">
            <text:p>7011597</text:p>
          </table:table-cell>
          <table:table-cell office:value-type="string" calcext:value-type="string">
            <text:p>https://api.github.com/repos/Ferioney/nc_social_library</text:p>
          </table:table-cell>
          <table:table-cell table:formula="of:=REPLACE([.B1868]; 1; 29; &quot;&quot;)" office:value-type="string" office:string-value="Ferioney/nc_social_library" calcext:value-type="string">
            <text:p>Ferioney/nc_social_library</text:p>
          </table:table-cell>
        </table:table-row>
        <table:table-row table:style-name="ro1">
          <table:table-cell office:value-type="float" office:value="7018917" calcext:value-type="float">
            <text:p>7018917</text:p>
          </table:table-cell>
          <table:table-cell office:value-type="string" calcext:value-type="string">
            <text:p>https://api.github.com/repos/fiji/TrackMate</text:p>
          </table:table-cell>
          <table:table-cell table:formula="of:=REPLACE([.B1869]; 1; 29; &quot;&quot;)" office:value-type="string" office:string-value="fiji/TrackMate" calcext:value-type="string">
            <text:p>fiji/TrackMate</text:p>
          </table:table-cell>
        </table:table-row>
        <table:table-row table:style-name="ro1">
          <table:table-cell office:value-type="float" office:value="7020162" calcext:value-type="float">
            <text:p>7020162</text:p>
          </table:table-cell>
          <table:table-cell office:value-type="string" calcext:value-type="string">
            <text:p>https://api.github.com/repos/HuygensING/timbuctoo</text:p>
          </table:table-cell>
          <table:table-cell table:formula="of:=REPLACE([.B1870]; 1; 29; &quot;&quot;)" office:value-type="string" office:string-value="HuygensING/timbuctoo" calcext:value-type="string">
            <text:p>HuygensING/timbuctoo</text:p>
          </table:table-cell>
        </table:table-row>
        <table:table-row table:style-name="ro1">
          <table:table-cell office:value-type="float" office:value="7027597" calcext:value-type="float">
            <text:p>7027597</text:p>
          </table:table-cell>
          <table:table-cell office:value-type="string" calcext:value-type="string">
            <text:p>https://api.github.com/repos/7bits/jade-fff</text:p>
          </table:table-cell>
          <table:table-cell table:formula="of:=REPLACE([.B1871]; 1; 29; &quot;&quot;)" office:value-type="string" office:string-value="7bits/jade-fff" calcext:value-type="string">
            <text:p>7bits/jade-fff</text:p>
          </table:table-cell>
        </table:table-row>
        <table:table-row table:style-name="ro1">
          <table:table-cell office:value-type="float" office:value="7033344" calcext:value-type="float">
            <text:p>7033344</text:p>
          </table:table-cell>
          <table:table-cell office:value-type="string" calcext:value-type="string">
            <text:p>https://api.github.com/repos/linagora/linshare-core</text:p>
          </table:table-cell>
          <table:table-cell table:formula="of:=REPLACE([.B1872]; 1; 29; &quot;&quot;)" office:value-type="string" office:string-value="linagora/linshare-core" calcext:value-type="string">
            <text:p>linagora/linshare-core</text:p>
          </table:table-cell>
        </table:table-row>
        <table:table-row table:style-name="ro1">
          <table:table-cell office:value-type="float" office:value="7037864" calcext:value-type="float">
            <text:p>7037864</text:p>
          </table:table-cell>
          <table:table-cell office:value-type="string" calcext:value-type="string">
            <text:p>https://api.github.com/repos/Opetushallitus/organisaatio</text:p>
          </table:table-cell>
          <table:table-cell table:formula="of:=REPLACE([.B1873]; 1; 29; &quot;&quot;)" office:value-type="string" office:string-value="Opetushallitus/organisaatio" calcext:value-type="string">
            <text:p>Opetushallitus/organisaatio</text:p>
          </table:table-cell>
        </table:table-row>
        <table:table-row table:style-name="ro1">
          <table:table-cell office:value-type="float" office:value="7040994" calcext:value-type="float">
            <text:p>7040994</text:p>
          </table:table-cell>
          <table:table-cell office:value-type="string" calcext:value-type="string">
            <text:p>https://api.github.com/repos/wizzardo/tools</text:p>
          </table:table-cell>
          <table:table-cell table:formula="of:=REPLACE([.B1874]; 1; 29; &quot;&quot;)" office:value-type="string" office:string-value="wizzardo/tools" calcext:value-type="string">
            <text:p>wizzardo/tools</text:p>
          </table:table-cell>
        </table:table-row>
        <table:table-row table:style-name="ro1">
          <table:table-cell office:value-type="float" office:value="7054899" calcext:value-type="float">
            <text:p>7054899</text:p>
          </table:table-cell>
          <table:table-cell office:value-type="string" calcext:value-type="string">
            <text:p>https://api.github.com/repos/federicoiosue/Omni-Notes</text:p>
          </table:table-cell>
          <table:table-cell table:formula="of:=REPLACE([.B1875]; 1; 29; &quot;&quot;)" office:value-type="string" office:string-value="federicoiosue/Omni-Notes" calcext:value-type="string">
            <text:p>federicoiosue/Omni-Notes</text:p>
          </table:table-cell>
        </table:table-row>
        <table:table-row table:style-name="ro1">
          <table:table-cell office:value-type="float" office:value="7064849" calcext:value-type="float">
            <text:p>7064849</text:p>
          </table:table-cell>
          <table:table-cell office:value-type="string" calcext:value-type="string">
            <text:p>https://api.github.com/repos/javers/javers</text:p>
          </table:table-cell>
          <table:table-cell table:formula="of:=REPLACE([.B1876]; 1; 29; &quot;&quot;)" office:value-type="string" office:string-value="javers/javers" calcext:value-type="string">
            <text:p>javers/javers</text:p>
          </table:table-cell>
        </table:table-row>
        <table:table-row table:style-name="ro1">
          <table:table-cell office:value-type="float" office:value="7065089" calcext:value-type="float">
            <text:p>7065089</text:p>
          </table:table-cell>
          <table:table-cell office:value-type="string" calcext:value-type="string">
            <text:p>https://api.github.com/repos/RaiMan/SikuliX-2014</text:p>
          </table:table-cell>
          <table:table-cell table:formula="of:=REPLACE([.B1877]; 1; 29; &quot;&quot;)" office:value-type="string" office:string-value="RaiMan/SikuliX-2014" calcext:value-type="string">
            <text:p>RaiMan/SikuliX-2014</text:p>
          </table:table-cell>
        </table:table-row>
        <table:table-row table:style-name="ro1">
          <table:table-cell office:value-type="float" office:value="7069246" calcext:value-type="float">
            <text:p>7069246</text:p>
          </table:table-cell>
          <table:table-cell office:value-type="string" calcext:value-type="string">
            <text:p>https://api.github.com/repos/SimonVT/cathode</text:p>
          </table:table-cell>
          <table:table-cell table:formula="of:=REPLACE([.B1878]; 1; 29; &quot;&quot;)" office:value-type="string" office:string-value="SimonVT/cathode" calcext:value-type="string">
            <text:p>SimonVT/cathode</text:p>
          </table:table-cell>
        </table:table-row>
        <table:table-row table:style-name="ro1">
          <table:table-cell office:value-type="float" office:value="7095173" calcext:value-type="float">
            <text:p>7095173</text:p>
          </table:table-cell>
          <table:table-cell office:value-type="string" calcext:value-type="string">
            <text:p>https://api.github.com/repos/TinusTinus/tinustris</text:p>
          </table:table-cell>
          <table:table-cell table:formula="of:=REPLACE([.B1879]; 1; 29; &quot;&quot;)" office:value-type="string" office:string-value="TinusTinus/tinustris" calcext:value-type="string">
            <text:p>TinusTinus/tinustris</text:p>
          </table:table-cell>
        </table:table-row>
        <table:table-row table:style-name="ro1">
          <table:table-cell office:value-type="float" office:value="7100176" calcext:value-type="float">
            <text:p>7100176</text:p>
          </table:table-cell>
          <table:table-cell office:value-type="string" calcext:value-type="string">
            <text:p>https://api.github.com/repos/bmistree/ralph</text:p>
          </table:table-cell>
          <table:table-cell table:formula="of:=REPLACE([.B1880]; 1; 29; &quot;&quot;)" office:value-type="string" office:string-value="bmistree/ralph" calcext:value-type="string">
            <text:p>bmistree/ralph</text:p>
          </table:table-cell>
        </table:table-row>
        <table:table-row table:style-name="ro1">
          <table:table-cell office:value-type="float" office:value="7111472" calcext:value-type="float">
            <text:p>7111472</text:p>
          </table:table-cell>
          <table:table-cell office:value-type="string" calcext:value-type="string">
            <text:p>https://api.github.com/repos/CodeInside/siu</text:p>
          </table:table-cell>
          <table:table-cell table:formula="of:=REPLACE([.B1881]; 1; 29; &quot;&quot;)" office:value-type="string" office:string-value="CodeInside/siu" calcext:value-type="string">
            <text:p>CodeInside/siu</text:p>
          </table:table-cell>
        </table:table-row>
        <table:table-row table:style-name="ro1">
          <table:table-cell office:value-type="float" office:value="7113839" calcext:value-type="float">
            <text:p>7113839</text:p>
          </table:table-cell>
          <table:table-cell office:value-type="string" calcext:value-type="string">
            <text:p>https://api.github.com/repos/dschadow/JavaSecurity</text:p>
          </table:table-cell>
          <table:table-cell table:formula="of:=REPLACE([.B1882]; 1; 29; &quot;&quot;)" office:value-type="string" office:string-value="dschadow/JavaSecurity" calcext:value-type="string">
            <text:p>dschadow/JavaSecurity</text:p>
          </table:table-cell>
        </table:table-row>
        <table:table-row table:style-name="ro1">
          <table:table-cell office:value-type="float" office:value="7117279" calcext:value-type="float">
            <text:p>7117279</text:p>
          </table:table-cell>
          <table:table-cell office:value-type="string" calcext:value-type="string">
            <text:p>https://api.github.com/repos/coolAlias/ZeldaSwordSkills</text:p>
          </table:table-cell>
          <table:table-cell table:formula="of:=REPLACE([.B1883]; 1; 29; &quot;&quot;)" office:value-type="string" office:string-value="coolAlias/ZeldaSwordSkills" calcext:value-type="string">
            <text:p>coolAlias/ZeldaSwordSkills</text:p>
          </table:table-cell>
        </table:table-row>
        <table:table-row table:style-name="ro1">
          <table:table-cell office:value-type="float" office:value="7132542" calcext:value-type="float">
            <text:p>7132542</text:p>
          </table:table-cell>
          <table:table-cell office:value-type="string" calcext:value-type="string">
            <text:p>https://api.github.com/repos/NamelessRom/android_frameworks_base</text:p>
          </table:table-cell>
          <table:table-cell table:formula="of:=REPLACE([.B1884]; 1; 29; &quot;&quot;)" office:value-type="string" office:string-value="NamelessRom/android_frameworks_base" calcext:value-type="string">
            <text:p>NamelessRom/android_frameworks_base</text:p>
          </table:table-cell>
        </table:table-row>
        <table:table-row table:style-name="ro1">
          <table:table-cell office:value-type="float" office:value="7135889" calcext:value-type="float">
            <text:p>7135889</text:p>
          </table:table-cell>
          <table:table-cell office:value-type="string" calcext:value-type="string">
            <text:p>https://api.github.com/repos/matthewn4444/onscripter-plus-android</text:p>
          </table:table-cell>
          <table:table-cell table:formula="of:=REPLACE([.B1885]; 1; 29; &quot;&quot;)" office:value-type="string" office:string-value="matthewn4444/onscripter-plus-android" calcext:value-type="string">
            <text:p>matthewn4444/onscripter-plus-android</text:p>
          </table:table-cell>
        </table:table-row>
        <table:table-row table:style-name="ro1">
          <table:table-cell office:value-type="float" office:value="7157998" calcext:value-type="float">
            <text:p>7157998</text:p>
          </table:table-cell>
          <table:table-cell office:value-type="string" calcext:value-type="string">
            <text:p>https://api.github.com/repos/NamelessRom/android_packages_apps_Settings</text:p>
          </table:table-cell>
          <table:table-cell table:formula="of:=REPLACE([.B1886]; 1; 29; &quot;&quot;)" office:value-type="string" office:string-value="NamelessRom/android_packages_apps_Settings" calcext:value-type="string">
            <text:p>NamelessRom/android_packages_apps_Settings</text:p>
          </table:table-cell>
        </table:table-row>
        <table:table-row table:style-name="ro1">
          <table:table-cell office:value-type="float" office:value="7162972" calcext:value-type="float">
            <text:p>7162972</text:p>
          </table:table-cell>
          <table:table-cell office:value-type="string" calcext:value-type="string">
            <text:p>https://api.github.com/repos/glowroot/glowroot</text:p>
          </table:table-cell>
          <table:table-cell table:formula="of:=REPLACE([.B1887]; 1; 29; &quot;&quot;)" office:value-type="string" office:string-value="glowroot/glowroot" calcext:value-type="string">
            <text:p>glowroot/glowroot</text:p>
          </table:table-cell>
        </table:table-row>
        <table:table-row table:style-name="ro1">
          <table:table-cell office:value-type="float" office:value="7170967" calcext:value-type="float">
            <text:p>7170967</text:p>
          </table:table-cell>
          <table:table-cell office:value-type="string" calcext:value-type="string">
            <text:p>https://api.github.com/repos/INRIA/spoon</text:p>
          </table:table-cell>
          <table:table-cell table:formula="of:=REPLACE([.B1888]; 1; 29; &quot;&quot;)" office:value-type="string" office:string-value="INRIA/spoon" calcext:value-type="string">
            <text:p>INRIA/spoon</text:p>
          </table:table-cell>
        </table:table-row>
        <table:table-row table:style-name="ro1">
          <table:table-cell office:value-type="float" office:value="7172109" calcext:value-type="float">
            <text:p>7172109</text:p>
          </table:table-cell>
          <table:table-cell office:value-type="string" calcext:value-type="string">
            <text:p>https://api.github.com/repos/mroland/SapWebEscrita</text:p>
          </table:table-cell>
          <table:table-cell table:formula="of:=REPLACE([.B1889]; 1; 29; &quot;&quot;)" office:value-type="string" office:string-value="mroland/SapWebEscrita" calcext:value-type="string">
            <text:p>mroland/SapWebEscrita</text:p>
          </table:table-cell>
        </table:table-row>
        <table:table-row table:style-name="ro1">
          <table:table-cell office:value-type="float" office:value="7177607" calcext:value-type="float">
            <text:p>7177607</text:p>
          </table:table-cell>
          <table:table-cell office:value-type="string" calcext:value-type="string">
            <text:p>https://api.github.com/repos/Thutmose/Thut</text:p>
          </table:table-cell>
          <table:table-cell table:formula="of:=REPLACE([.B1890]; 1; 29; &quot;&quot;)" office:value-type="string" office:string-value="Thutmose/Thut" calcext:value-type="string">
            <text:p>Thutmose/Thut</text:p>
          </table:table-cell>
        </table:table-row>
        <table:table-row table:style-name="ro1">
          <table:table-cell office:value-type="float" office:value="7178062" calcext:value-type="float">
            <text:p>7178062</text:p>
          </table:table-cell>
          <table:table-cell office:value-type="string" calcext:value-type="string">
            <text:p>https://api.github.com/repos/wbaumann/SmartReceiptsLibrary</text:p>
          </table:table-cell>
          <table:table-cell table:formula="of:=REPLACE([.B1891]; 1; 29; &quot;&quot;)" office:value-type="string" office:string-value="wbaumann/SmartReceiptsLibrary" calcext:value-type="string">
            <text:p>wbaumann/SmartReceiptsLibrary</text:p>
          </table:table-cell>
        </table:table-row>
        <table:table-row table:style-name="ro1">
          <table:table-cell office:value-type="float" office:value="7178389" calcext:value-type="float">
            <text:p>7178389</text:p>
          </table:table-cell>
          <table:table-cell office:value-type="string" calcext:value-type="string">
            <text:p>https://api.github.com/repos/dwing4g/jane</text:p>
          </table:table-cell>
          <table:table-cell table:formula="of:=REPLACE([.B1892]; 1; 29; &quot;&quot;)" office:value-type="string" office:string-value="dwing4g/jane" calcext:value-type="string">
            <text:p>dwing4g/jane</text:p>
          </table:table-cell>
        </table:table-row>
        <table:table-row table:style-name="ro1">
          <table:table-cell office:value-type="float" office:value="7184305" calcext:value-type="float">
            <text:p>7184305</text:p>
          </table:table-cell>
          <table:table-cell office:value-type="string" calcext:value-type="string">
            <text:p>https://api.github.com/repos/Evolveum/midpoint</text:p>
          </table:table-cell>
          <table:table-cell table:formula="of:=REPLACE([.B1893]; 1; 29; &quot;&quot;)" office:value-type="string" office:string-value="Evolveum/midpoint" calcext:value-type="string">
            <text:p>Evolveum/midpoint</text:p>
          </table:table-cell>
        </table:table-row>
        <table:table-row table:style-name="ro1">
          <table:table-cell office:value-type="float" office:value="7187312" calcext:value-type="float">
            <text:p>7187312</text:p>
          </table:table-cell>
          <table:table-cell office:value-type="string" calcext:value-type="string">
            <text:p>https://api.github.com/repos/OpenTreeOfLife/reference-taxonomy</text:p>
          </table:table-cell>
          <table:table-cell table:formula="of:=REPLACE([.B1894]; 1; 29; &quot;&quot;)" office:value-type="string" office:string-value="OpenTreeOfLife/reference-taxonomy" calcext:value-type="string">
            <text:p>OpenTreeOfLife/reference-taxonomy</text:p>
          </table:table-cell>
        </table:table-row>
        <table:table-row table:style-name="ro1">
          <table:table-cell office:value-type="float" office:value="7195849" calcext:value-type="float">
            <text:p>7195849</text:p>
          </table:table-cell>
          <table:table-cell office:value-type="string" calcext:value-type="string">
            <text:p>https://api.github.com/repos/dbfit/dbfit</text:p>
          </table:table-cell>
          <table:table-cell table:formula="of:=REPLACE([.B1895]; 1; 29; &quot;&quot;)" office:value-type="string" office:string-value="dbfit/dbfit" calcext:value-type="string">
            <text:p>dbfit/dbfit</text:p>
          </table:table-cell>
        </table:table-row>
        <table:table-row table:style-name="ro1">
          <table:table-cell office:value-type="float" office:value="7197576" calcext:value-type="float">
            <text:p>7197576</text:p>
          </table:table-cell>
          <table:table-cell office:value-type="string" calcext:value-type="string">
            <text:p>https://api.github.com/repos/lvbxr/leetcode</text:p>
          </table:table-cell>
          <table:table-cell table:formula="of:=REPLACE([.B1896]; 1; 29; &quot;&quot;)" office:value-type="string" office:string-value="lvbxr/leetcode" calcext:value-type="string">
            <text:p>lvbxr/leetcode</text:p>
          </table:table-cell>
        </table:table-row>
        <table:table-row table:style-name="ro1">
          <table:table-cell office:value-type="float" office:value="7212167" calcext:value-type="float">
            <text:p>7212167</text:p>
          </table:table-cell>
          <table:table-cell office:value-type="string" calcext:value-type="string">
            <text:p>https://api.github.com/repos/entirej/plugin</text:p>
          </table:table-cell>
          <table:table-cell table:formula="of:=REPLACE([.B1897]; 1; 29; &quot;&quot;)" office:value-type="string" office:string-value="entirej/plugin" calcext:value-type="string">
            <text:p>entirej/plugin</text:p>
          </table:table-cell>
        </table:table-row>
        <table:table-row table:style-name="ro1">
          <table:table-cell office:value-type="float" office:value="7212462" calcext:value-type="float">
            <text:p>7212462</text:p>
          </table:table-cell>
          <table:table-cell office:value-type="string" calcext:value-type="string">
            <text:p>https://api.github.com/repos/go-lang-plugin-org/go-lang-idea-plugin</text:p>
          </table:table-cell>
          <table:table-cell table:formula="of:=REPLACE([.B1898]; 1; 29; &quot;&quot;)" office:value-type="string" office:string-value="go-lang-plugin-org/go-lang-idea-plugin" calcext:value-type="string">
            <text:p>go-lang-plugin-org/go-lang-idea-plugin</text:p>
          </table:table-cell>
        </table:table-row>
        <table:table-row table:style-name="ro1">
          <table:table-cell office:value-type="float" office:value="7230039" calcext:value-type="float">
            <text:p>7230039</text:p>
          </table:table-cell>
          <table:table-cell office:value-type="string" calcext:value-type="string">
            <text:p>https://api.github.com/repos/SEEG-Oxford/ABRAID-MP</text:p>
          </table:table-cell>
          <table:table-cell table:formula="of:=REPLACE([.B1899]; 1; 29; &quot;&quot;)" office:value-type="string" office:string-value="SEEG-Oxford/ABRAID-MP" calcext:value-type="string">
            <text:p>SEEG-Oxford/ABRAID-MP</text:p>
          </table:table-cell>
        </table:table-row>
        <table:table-row table:style-name="ro1">
          <table:table-cell office:value-type="float" office:value="7248533" calcext:value-type="float">
            <text:p>7248533</text:p>
          </table:table-cell>
          <table:table-cell office:value-type="string" calcext:value-type="string">
            <text:p>https://api.github.com/repos/addthis/hydra</text:p>
          </table:table-cell>
          <table:table-cell table:formula="of:=REPLACE([.B1900]; 1; 29; &quot;&quot;)" office:value-type="string" office:string-value="addthis/hydra" calcext:value-type="string">
            <text:p>addthis/hydra</text:p>
          </table:table-cell>
        </table:table-row>
        <table:table-row table:style-name="ro1">
          <table:table-cell office:value-type="float" office:value="7252509" calcext:value-type="float">
            <text:p>7252509</text:p>
          </table:table-cell>
          <table:table-cell office:value-type="string" calcext:value-type="string">
            <text:p>https://api.github.com/repos/Gooru/Gooru-Web</text:p>
          </table:table-cell>
          <table:table-cell table:formula="of:=REPLACE([.B1901]; 1; 29; &quot;&quot;)" office:value-type="string" office:string-value="Gooru/Gooru-Web" calcext:value-type="string">
            <text:p>Gooru/Gooru-Web</text:p>
          </table:table-cell>
        </table:table-row>
        <table:table-row table:style-name="ro1">
          <table:table-cell office:value-type="float" office:value="7260309" calcext:value-type="float">
            <text:p>7260309</text:p>
          </table:table-cell>
          <table:table-cell office:value-type="string" calcext:value-type="string">
            <text:p>https://api.github.com/repos/hcoles/pitest</text:p>
          </table:table-cell>
          <table:table-cell table:formula="of:=REPLACE([.B1902]; 1; 29; &quot;&quot;)" office:value-type="string" office:string-value="hcoles/pitest" calcext:value-type="string">
            <text:p>hcoles/pitest</text:p>
          </table:table-cell>
        </table:table-row>
        <table:table-row table:style-name="ro1">
          <table:table-cell office:value-type="float" office:value="7295625" calcext:value-type="float">
            <text:p>7295625</text:p>
          </table:table-cell>
          <table:table-cell office:value-type="string" calcext:value-type="string">
            <text:p>https://api.github.com/repos/eclipse/smarthome</text:p>
          </table:table-cell>
          <table:table-cell table:formula="of:=REPLACE([.B1903]; 1; 29; &quot;&quot;)" office:value-type="string" office:string-value="eclipse/smarthome" calcext:value-type="string">
            <text:p>eclipse/smarthome</text:p>
          </table:table-cell>
        </table:table-row>
        <table:table-row table:style-name="ro1">
          <table:table-cell office:value-type="float" office:value="7300017" calcext:value-type="float">
            <text:p>7300017</text:p>
          </table:table-cell>
          <table:table-cell office:value-type="string" calcext:value-type="string">
            <text:p>https://api.github.com/repos/openflexo-team/connie</text:p>
          </table:table-cell>
          <table:table-cell table:formula="of:=REPLACE([.B1904]; 1; 29; &quot;&quot;)" office:value-type="string" office:string-value="openflexo-team/connie" calcext:value-type="string">
            <text:p>openflexo-team/connie</text:p>
          </table:table-cell>
        </table:table-row>
        <table:table-row table:style-name="ro1">
          <table:table-cell office:value-type="float" office:value="7301201" calcext:value-type="float">
            <text:p>7301201</text:p>
          </table:table-cell>
          <table:table-cell office:value-type="string" calcext:value-type="string">
            <text:p>https://api.github.com/repos/Opetushallitus/eperusteet</text:p>
          </table:table-cell>
          <table:table-cell table:formula="of:=REPLACE([.B1905]; 1; 29; &quot;&quot;)" office:value-type="string" office:string-value="Opetushallitus/eperusteet" calcext:value-type="string">
            <text:p>Opetushallitus/eperusteet</text:p>
          </table:table-cell>
        </table:table-row>
        <table:table-row table:style-name="ro1">
          <table:table-cell office:value-type="float" office:value="7307771" calcext:value-type="float">
            <text:p>7307771</text:p>
          </table:table-cell>
          <table:table-cell office:value-type="string" calcext:value-type="string">
            <text:p>https://api.github.com/repos/mllofriu/rat_simulator</text:p>
          </table:table-cell>
          <table:table-cell table:formula="of:=REPLACE([.B1906]; 1; 29; &quot;&quot;)" office:value-type="string" office:string-value="mllofriu/rat_simulator" calcext:value-type="string">
            <text:p>mllofriu/rat_simulator</text:p>
          </table:table-cell>
        </table:table-row>
        <table:table-row table:style-name="ro1">
          <table:table-cell office:value-type="float" office:value="7307949" calcext:value-type="float">
            <text:p>7307949</text:p>
          </table:table-cell>
          <table:table-cell office:value-type="string" calcext:value-type="string">
            <text:p>https://api.github.com/repos/CloudScale-Project/Environment</text:p>
          </table:table-cell>
          <table:table-cell table:formula="of:=REPLACE([.B1907]; 1; 29; &quot;&quot;)" office:value-type="string" office:string-value="CloudScale-Project/Environment" calcext:value-type="string">
            <text:p>CloudScale-Project/Environment</text:p>
          </table:table-cell>
        </table:table-row>
        <table:table-row table:style-name="ro1">
          <table:table-cell office:value-type="float" office:value="7309287" calcext:value-type="float">
            <text:p>7309287</text:p>
          </table:table-cell>
          <table:table-cell office:value-type="string" calcext:value-type="string">
            <text:p>https://api.github.com/repos/imagej/imagej1</text:p>
          </table:table-cell>
          <table:table-cell table:formula="of:=REPLACE([.B1908]; 1; 29; &quot;&quot;)" office:value-type="string" office:string-value="imagej/imagej1" calcext:value-type="string">
            <text:p>imagej/imagej1</text:p>
          </table:table-cell>
        </table:table-row>
        <table:table-row table:style-name="ro1">
          <table:table-cell office:value-type="float" office:value="7309525" calcext:value-type="float">
            <text:p>7309525</text:p>
          </table:table-cell>
          <table:table-cell office:value-type="string" calcext:value-type="string">
            <text:p>https://api.github.com/repos/guoguibing/librec</text:p>
          </table:table-cell>
          <table:table-cell table:formula="of:=REPLACE([.B1909]; 1; 29; &quot;&quot;)" office:value-type="string" office:string-value="guoguibing/librec" calcext:value-type="string">
            <text:p>guoguibing/librec</text:p>
          </table:table-cell>
        </table:table-row>
        <table:table-row table:style-name="ro1">
          <table:table-cell office:value-type="float" office:value="7315370" calcext:value-type="float">
            <text:p>7315370</text:p>
          </table:table-cell>
          <table:table-cell office:value-type="string" calcext:value-type="string">
            <text:p>https://api.github.com/repos/carymrobbins/intellij-haskforce</text:p>
          </table:table-cell>
          <table:table-cell table:formula="of:=REPLACE([.B1910]; 1; 29; &quot;&quot;)" office:value-type="string" office:string-value="carymrobbins/intellij-haskforce" calcext:value-type="string">
            <text:p>carymrobbins/intellij-haskforce</text:p>
          </table:table-cell>
        </table:table-row>
        <table:table-row table:style-name="ro1">
          <table:table-cell office:value-type="float" office:value="7316266" calcext:value-type="float">
            <text:p>7316266</text:p>
          </table:table-cell>
          <table:table-cell office:value-type="string" calcext:value-type="string">
            <text:p>https://api.github.com/repos/RuedigerMoeller/fast-serialization</text:p>
          </table:table-cell>
          <table:table-cell table:formula="of:=REPLACE([.B1911]; 1; 29; &quot;&quot;)" office:value-type="string" office:string-value="RuedigerMoeller/fast-serialization" calcext:value-type="string">
            <text:p>RuedigerMoeller/fast-serialization</text:p>
          </table:table-cell>
        </table:table-row>
        <table:table-row table:style-name="ro1">
          <table:table-cell office:value-type="float" office:value="7319946" calcext:value-type="float">
            <text:p>7319946</text:p>
          </table:table-cell>
          <table:table-cell office:value-type="string" calcext:value-type="string">
            <text:p>https://api.github.com/repos/xfcjscn/ZhongYong</text:p>
          </table:table-cell>
          <table:table-cell table:formula="of:=REPLACE([.B1912]; 1; 29; &quot;&quot;)" office:value-type="string" office:string-value="xfcjscn/ZhongYong" calcext:value-type="string">
            <text:p>xfcjscn/ZhongYong</text:p>
          </table:table-cell>
        </table:table-row>
        <table:table-row table:style-name="ro1">
          <table:table-cell office:value-type="float" office:value="7322551" calcext:value-type="float">
            <text:p>7322551</text:p>
          </table:table-cell>
          <table:table-cell office:value-type="string" calcext:value-type="string">
            <text:p>https://api.github.com/repos/openGDA/gda-scm</text:p>
          </table:table-cell>
          <table:table-cell table:formula="of:=REPLACE([.B1913]; 1; 29; &quot;&quot;)" office:value-type="string" office:string-value="openGDA/gda-scm" calcext:value-type="string">
            <text:p>openGDA/gda-scm</text:p>
          </table:table-cell>
        </table:table-row>
        <table:table-row table:style-name="ro1">
          <table:table-cell office:value-type="float" office:value="7325084" calcext:value-type="float">
            <text:p>7325084</text:p>
          </table:table-cell>
          <table:table-cell office:value-type="string" calcext:value-type="string">
            <text:p>https://api.github.com/repos/greenmilellc-org/seimos</text:p>
          </table:table-cell>
          <table:table-cell table:formula="of:=REPLACE([.B1914]; 1; 29; &quot;&quot;)" office:value-type="string" office:string-value="greenmilellc-org/seimos" calcext:value-type="string">
            <text:p>greenmilellc-org/seimos</text:p>
          </table:table-cell>
        </table:table-row>
        <table:table-row table:style-name="ro1">
          <table:table-cell office:value-type="float" office:value="7325375" calcext:value-type="float">
            <text:p>7325375</text:p>
          </table:table-cell>
          <table:table-cell office:value-type="string" calcext:value-type="string">
            <text:p>https://api.github.com/repos/DavidCADanneels/Accounting</text:p>
          </table:table-cell>
          <table:table-cell table:formula="of:=REPLACE([.B1915]; 1; 29; &quot;&quot;)" office:value-type="string" office:string-value="DavidCADanneels/Accounting" calcext:value-type="string">
            <text:p>DavidCADanneels/Accounting</text:p>
          </table:table-cell>
        </table:table-row>
        <table:table-row table:style-name="ro1">
          <table:table-cell office:value-type="float" office:value="7337671" calcext:value-type="float">
            <text:p>7337671</text:p>
          </table:table-cell>
          <table:table-cell office:value-type="string" calcext:value-type="string">
            <text:p>https://api.github.com/repos/gbif/registry</text:p>
          </table:table-cell>
          <table:table-cell table:formula="of:=REPLACE([.B1916]; 1; 29; &quot;&quot;)" office:value-type="string" office:string-value="gbif/registry" calcext:value-type="string">
            <text:p>gbif/registry</text:p>
          </table:table-cell>
        </table:table-row>
        <table:table-row table:style-name="ro1">
          <table:table-cell office:value-type="float" office:value="7338089" calcext:value-type="float">
            <text:p>7338089</text:p>
          </table:table-cell>
          <table:table-cell office:value-type="string" calcext:value-type="string">
            <text:p>https://api.github.com/repos/gbif/checklistbank</text:p>
          </table:table-cell>
          <table:table-cell table:formula="of:=REPLACE([.B1917]; 1; 29; &quot;&quot;)" office:value-type="string" office:string-value="gbif/checklistbank" calcext:value-type="string">
            <text:p>gbif/checklistbank</text:p>
          </table:table-cell>
        </table:table-row>
        <table:table-row table:style-name="ro1">
          <table:table-cell office:value-type="float" office:value="7338506" calcext:value-type="float">
            <text:p>7338506</text:p>
          </table:table-cell>
          <table:table-cell office:value-type="string" calcext:value-type="string">
            <text:p>https://api.github.com/repos/villeteam/vexer</text:p>
          </table:table-cell>
          <table:table-cell table:formula="of:=REPLACE([.B1918]; 1; 29; &quot;&quot;)" office:value-type="string" office:string-value="villeteam/vexer" calcext:value-type="string">
            <text:p>villeteam/vexer</text:p>
          </table:table-cell>
        </table:table-row>
        <table:table-row table:style-name="ro1">
          <table:table-cell office:value-type="float" office:value="7346159" calcext:value-type="float">
            <text:p>7346159</text:p>
          </table:table-cell>
          <table:table-cell office:value-type="string" calcext:value-type="string">
            <text:p>https://api.github.com/repos/mrniko/redisson</text:p>
          </table:table-cell>
          <table:table-cell table:formula="of:=REPLACE([.B1919]; 1; 29; &quot;&quot;)" office:value-type="string" office:string-value="mrniko/redisson" calcext:value-type="string">
            <text:p>mrniko/redisson</text:p>
          </table:table-cell>
        </table:table-row>
        <table:table-row table:style-name="ro1">
          <table:table-cell office:value-type="float" office:value="7348168" calcext:value-type="float">
            <text:p>7348168</text:p>
          </table:table-cell>
          <table:table-cell office:value-type="string" calcext:value-type="string">
            <text:p>https://api.github.com/repos/instructure/CanvasAPI</text:p>
          </table:table-cell>
          <table:table-cell table:formula="of:=REPLACE([.B1920]; 1; 29; &quot;&quot;)" office:value-type="string" office:string-value="instructure/CanvasAPI" calcext:value-type="string">
            <text:p>instructure/CanvasAPI</text:p>
          </table:table-cell>
        </table:table-row>
        <table:table-row table:style-name="ro1">
          <table:table-cell office:value-type="float" office:value="7349619" calcext:value-type="float">
            <text:p>7349619</text:p>
          </table:table-cell>
          <table:table-cell office:value-type="string" calcext:value-type="string">
            <text:p>https://api.github.com/repos/codice/ddf-catalog</text:p>
          </table:table-cell>
          <table:table-cell table:formula="of:=REPLACE([.B1921]; 1; 29; &quot;&quot;)" office:value-type="string" office:string-value="codice/ddf-catalog" calcext:value-type="string">
            <text:p>codice/ddf-catalog</text:p>
          </table:table-cell>
        </table:table-row>
        <table:table-row table:style-name="ro1">
          <table:table-cell office:value-type="float" office:value="7352542" calcext:value-type="float">
            <text:p>7352542</text:p>
          </table:table-cell>
          <table:table-cell office:value-type="string" calcext:value-type="string">
            <text:p>https://api.github.com/repos/OxBRCInformatics/greenlight</text:p>
          </table:table-cell>
          <table:table-cell table:formula="of:=REPLACE([.B1922]; 1; 29; &quot;&quot;)" office:value-type="string" office:string-value="OxBRCInformatics/greenlight" calcext:value-type="string">
            <text:p>OxBRCInformatics/greenlight</text:p>
          </table:table-cell>
        </table:table-row>
        <table:table-row table:style-name="ro1">
          <table:table-cell office:value-type="float" office:value="7353862" calcext:value-type="float">
            <text:p>7353862</text:p>
          </table:table-cell>
          <table:table-cell office:value-type="string" calcext:value-type="string">
            <text:p>https://api.github.com/repos/jenkinsci/docker-plugin</text:p>
          </table:table-cell>
          <table:table-cell table:formula="of:=REPLACE([.B1923]; 1; 29; &quot;&quot;)" office:value-type="string" office:string-value="jenkinsci/docker-plugin" calcext:value-type="string">
            <text:p>jenkinsci/docker-plugin</text:p>
          </table:table-cell>
        </table:table-row>
        <table:table-row table:style-name="ro1">
          <table:table-cell office:value-type="float" office:value="7355597" calcext:value-type="float">
            <text:p>7355597</text:p>
          </table:table-cell>
          <table:table-cell office:value-type="string" calcext:value-type="string">
            <text:p>https://api.github.com/repos/codice/ddf-platform</text:p>
          </table:table-cell>
          <table:table-cell table:formula="of:=REPLACE([.B1924]; 1; 29; &quot;&quot;)" office:value-type="string" office:string-value="codice/ddf-platform" calcext:value-type="string">
            <text:p>codice/ddf-platform</text:p>
          </table:table-cell>
        </table:table-row>
        <table:table-row table:style-name="ro1">
          <table:table-cell office:value-type="float" office:value="7360603" calcext:value-type="float">
            <text:p>7360603</text:p>
          </table:table-cell>
          <table:table-cell office:value-type="string" calcext:value-type="string">
            <text:p>https://api.github.com/repos/Backendless/Android-SDK</text:p>
          </table:table-cell>
          <table:table-cell table:formula="of:=REPLACE([.B1925]; 1; 29; &quot;&quot;)" office:value-type="string" office:string-value="Backendless/Android-SDK" calcext:value-type="string">
            <text:p>Backendless/Android-SDK</text:p>
          </table:table-cell>
        </table:table-row>
        <table:table-row table:style-name="ro1">
          <table:table-cell office:value-type="float" office:value="7367763" calcext:value-type="float">
            <text:p>7367763</text:p>
          </table:table-cell>
          <table:table-cell office:value-type="string" calcext:value-type="string">
            <text:p>https://api.github.com/repos/outadoc/Twistoast-android</text:p>
          </table:table-cell>
          <table:table-cell table:formula="of:=REPLACE([.B1926]; 1; 29; &quot;&quot;)" office:value-type="string" office:string-value="outadoc/Twistoast-android" calcext:value-type="string">
            <text:p>outadoc/Twistoast-android</text:p>
          </table:table-cell>
        </table:table-row>
        <table:table-row table:style-name="ro1">
          <table:table-cell office:value-type="float" office:value="7368207" calcext:value-type="float">
            <text:p>7368207</text:p>
          </table:table-cell>
          <table:table-cell office:value-type="string" calcext:value-type="string">
            <text:p>https://api.github.com/repos/imixs/imixs-workflow</text:p>
          </table:table-cell>
          <table:table-cell table:formula="of:=REPLACE([.B1927]; 1; 29; &quot;&quot;)" office:value-type="string" office:string-value="imixs/imixs-workflow" calcext:value-type="string">
            <text:p>imixs/imixs-workflow</text:p>
          </table:table-cell>
        </table:table-row>
        <table:table-row table:style-name="ro1">
          <table:table-cell office:value-type="float" office:value="7369471" calcext:value-type="float">
            <text:p>7369471</text:p>
          </table:table-cell>
          <table:table-cell office:value-type="string" calcext:value-type="string">
            <text:p>https://api.github.com/repos/EasyBatch/easybatch-framework</text:p>
          </table:table-cell>
          <table:table-cell table:formula="of:=REPLACE([.B1928]; 1; 29; &quot;&quot;)" office:value-type="string" office:string-value="EasyBatch/easybatch-framework" calcext:value-type="string">
            <text:p>EasyBatch/easybatch-framework</text:p>
          </table:table-cell>
        </table:table-row>
        <table:table-row table:style-name="ro1">
          <table:table-cell office:value-type="float" office:value="7378786" calcext:value-type="float">
            <text:p>7378786</text:p>
          </table:table-cell>
          <table:table-cell office:value-type="string" calcext:value-type="string">
            <text:p>https://api.github.com/repos/dcm4che/dcm4chee-arc-cdi</text:p>
          </table:table-cell>
          <table:table-cell table:formula="of:=REPLACE([.B1929]; 1; 29; &quot;&quot;)" office:value-type="string" office:string-value="dcm4che/dcm4chee-arc-cdi" calcext:value-type="string">
            <text:p>dcm4che/dcm4chee-arc-cdi</text:p>
          </table:table-cell>
        </table:table-row>
        <table:table-row table:style-name="ro1">
          <table:table-cell office:value-type="float" office:value="7378836" calcext:value-type="float">
            <text:p>7378836</text:p>
          </table:table-cell>
          <table:table-cell office:value-type="string" calcext:value-type="string">
            <text:p>https://api.github.com/repos/moonlight-stream/moonlight-android</text:p>
          </table:table-cell>
          <table:table-cell table:formula="of:=REPLACE([.B1930]; 1; 29; &quot;&quot;)" office:value-type="string" office:string-value="moonlight-stream/moonlight-android" calcext:value-type="string">
            <text:p>moonlight-stream/moonlight-android</text:p>
          </table:table-cell>
        </table:table-row>
        <table:table-row table:style-name="ro1">
          <table:table-cell office:value-type="float" office:value="7380964" calcext:value-type="float">
            <text:p>7380964</text:p>
          </table:table-cell>
          <table:table-cell office:value-type="string" calcext:value-type="string">
            <text:p>https://api.github.com/repos/openflexo-team/diana</text:p>
          </table:table-cell>
          <table:table-cell table:formula="of:=REPLACE([.B1931]; 1; 29; &quot;&quot;)" office:value-type="string" office:string-value="openflexo-team/diana" calcext:value-type="string">
            <text:p>openflexo-team/diana</text:p>
          </table:table-cell>
        </table:table-row>
        <table:table-row table:style-name="ro1">
          <table:table-cell office:value-type="float" office:value="7383645" calcext:value-type="float">
            <text:p>7383645</text:p>
          </table:table-cell>
          <table:table-cell office:value-type="string" calcext:value-type="string">
            <text:p>https://api.github.com/repos/Vazkii/Botania</text:p>
          </table:table-cell>
          <table:table-cell table:formula="of:=REPLACE([.B1932]; 1; 29; &quot;&quot;)" office:value-type="string" office:string-value="Vazkii/Botania" calcext:value-type="string">
            <text:p>Vazkii/Botania</text:p>
          </table:table-cell>
        </table:table-row>
        <table:table-row table:style-name="ro1">
          <table:table-cell office:value-type="float" office:value="7384184" calcext:value-type="float">
            <text:p>7384184</text:p>
          </table:table-cell>
          <table:table-cell office:value-type="string" calcext:value-type="string">
            <text:p>https://api.github.com/repos/openflexo-team/gina</text:p>
          </table:table-cell>
          <table:table-cell table:formula="of:=REPLACE([.B1933]; 1; 29; &quot;&quot;)" office:value-type="string" office:string-value="openflexo-team/gina" calcext:value-type="string">
            <text:p>openflexo-team/gina</text:p>
          </table:table-cell>
        </table:table-row>
        <table:table-row table:style-name="ro1">
          <table:table-cell office:value-type="float" office:value="7391572" calcext:value-type="float">
            <text:p>7391572</text:p>
          </table:table-cell>
          <table:table-cell office:value-type="string" calcext:value-type="string">
            <text:p>https://api.github.com/repos/wagn/wikirate</text:p>
          </table:table-cell>
          <table:table-cell table:formula="of:=REPLACE([.B1934]; 1; 29; &quot;&quot;)" office:value-type="string" office:string-value="wagn/wikirate" calcext:value-type="string">
            <text:p>wagn/wikirate</text:p>
          </table:table-cell>
        </table:table-row>
        <table:table-row table:style-name="ro1">
          <table:table-cell office:value-type="float" office:value="7393618" calcext:value-type="float">
            <text:p>7393618</text:p>
          </table:table-cell>
          <table:table-cell office:value-type="string" calcext:value-type="string">
            <text:p>https://api.github.com/repos/apache/helix</text:p>
          </table:table-cell>
          <table:table-cell table:formula="of:=REPLACE([.B1935]; 1; 29; &quot;&quot;)" office:value-type="string" office:string-value="apache/helix" calcext:value-type="string">
            <text:p>apache/helix</text:p>
          </table:table-cell>
        </table:table-row>
        <table:table-row table:style-name="ro1">
          <table:table-cell office:value-type="float" office:value="7410164" calcext:value-type="float">
            <text:p>7410164</text:p>
          </table:table-cell>
          <table:table-cell office:value-type="string" calcext:value-type="string">
            <text:p>https://api.github.com/repos/s0nerik/LWM</text:p>
          </table:table-cell>
          <table:table-cell table:formula="of:=REPLACE([.B1936]; 1; 29; &quot;&quot;)" office:value-type="string" office:string-value="s0nerik/LWM" calcext:value-type="string">
            <text:p>s0nerik/LWM</text:p>
          </table:table-cell>
        </table:table-row>
        <table:table-row table:style-name="ro1">
          <table:table-cell office:value-type="float" office:value="7420102" calcext:value-type="float">
            <text:p>7420102</text:p>
          </table:table-cell>
          <table:table-cell office:value-type="string" calcext:value-type="string">
            <text:p>https://api.github.com/repos/apache/struts</text:p>
          </table:table-cell>
          <table:table-cell table:formula="of:=REPLACE([.B1937]; 1; 29; &quot;&quot;)" office:value-type="string" office:string-value="apache/struts" calcext:value-type="string">
            <text:p>apache/struts</text:p>
          </table:table-cell>
        </table:table-row>
        <table:table-row table:style-name="ro1">
          <table:table-cell office:value-type="float" office:value="7427066" calcext:value-type="float">
            <text:p>7427066</text:p>
          </table:table-cell>
          <table:table-cell office:value-type="string" calcext:value-type="string">
            <text:p>https://api.github.com/repos/consulo/consulo-dotnet</text:p>
          </table:table-cell>
          <table:table-cell table:formula="of:=REPLACE([.B1938]; 1; 29; &quot;&quot;)" office:value-type="string" office:string-value="consulo/consulo-dotnet" calcext:value-type="string">
            <text:p>consulo/consulo-dotnet</text:p>
          </table:table-cell>
        </table:table-row>
        <table:table-row table:style-name="ro1">
          <table:table-cell office:value-type="float" office:value="7434569" calcext:value-type="float">
            <text:p>7434569</text:p>
          </table:table-cell>
          <table:table-cell office:value-type="string" calcext:value-type="string">
            <text:p>https://api.github.com/repos/CompEvol/beast2</text:p>
          </table:table-cell>
          <table:table-cell table:formula="of:=REPLACE([.B1939]; 1; 29; &quot;&quot;)" office:value-type="string" office:string-value="CompEvol/beast2" calcext:value-type="string">
            <text:p>CompEvol/beast2</text:p>
          </table:table-cell>
        </table:table-row>
        <table:table-row table:style-name="ro1">
          <table:table-cell office:value-type="float" office:value="7436692" calcext:value-type="float">
            <text:p>7436692</text:p>
          </table:table-cell>
          <table:table-cell office:value-type="string" calcext:value-type="string">
            <text:p>https://api.github.com/repos/NeuronRobotics/java-bowler</text:p>
          </table:table-cell>
          <table:table-cell table:formula="of:=REPLACE([.B1940]; 1; 29; &quot;&quot;)" office:value-type="string" office:string-value="NeuronRobotics/java-bowler" calcext:value-type="string">
            <text:p>NeuronRobotics/java-bowler</text:p>
          </table:table-cell>
        </table:table-row>
        <table:table-row table:style-name="ro1">
          <table:table-cell office:value-type="float" office:value="7445213" calcext:value-type="float">
            <text:p>7445213</text:p>
          </table:table-cell>
          <table:table-cell office:value-type="string" calcext:value-type="string">
            <text:p>https://api.github.com/repos/SharedKnowledge/SharkFW</text:p>
          </table:table-cell>
          <table:table-cell table:formula="of:=REPLACE([.B1941]; 1; 29; &quot;&quot;)" office:value-type="string" office:string-value="SharedKnowledge/SharkFW" calcext:value-type="string">
            <text:p>SharedKnowledge/SharkFW</text:p>
          </table:table-cell>
        </table:table-row>
        <table:table-row table:style-name="ro1">
          <table:table-cell office:value-type="float" office:value="7454184" calcext:value-type="float">
            <text:p>7454184</text:p>
          </table:table-cell>
          <table:table-cell office:value-type="string" calcext:value-type="string">
            <text:p>https://api.github.com/repos/TeamCohen/ProPPR</text:p>
          </table:table-cell>
          <table:table-cell table:formula="of:=REPLACE([.B1942]; 1; 29; &quot;&quot;)" office:value-type="string" office:string-value="TeamCohen/ProPPR" calcext:value-type="string">
            <text:p>TeamCohen/ProPPR</text:p>
          </table:table-cell>
        </table:table-row>
        <table:table-row table:style-name="ro1">
          <table:table-cell office:value-type="float" office:value="7466519" calcext:value-type="float">
            <text:p>7466519</text:p>
          </table:table-cell>
          <table:table-cell office:value-type="string" calcext:value-type="string">
            <text:p>https://api.github.com/repos/terrestris/shogun2</text:p>
          </table:table-cell>
          <table:table-cell table:formula="of:=REPLACE([.B1943]; 1; 29; &quot;&quot;)" office:value-type="string" office:string-value="terrestris/shogun2" calcext:value-type="string">
            <text:p>terrestris/shogun2</text:p>
          </table:table-cell>
        </table:table-row>
        <table:table-row table:style-name="ro1">
          <table:table-cell office:value-type="float" office:value="7467847" calcext:value-type="float">
            <text:p>7467847</text:p>
          </table:table-cell>
          <table:table-cell office:value-type="string" calcext:value-type="string">
            <text:p>https://api.github.com/repos/UrsZeidler/shr5rcp</text:p>
          </table:table-cell>
          <table:table-cell table:formula="of:=REPLACE([.B1944]; 1; 29; &quot;&quot;)" office:value-type="string" office:string-value="UrsZeidler/shr5rcp" calcext:value-type="string">
            <text:p>UrsZeidler/shr5rcp</text:p>
          </table:table-cell>
        </table:table-row>
        <table:table-row table:style-name="ro1">
          <table:table-cell office:value-type="float" office:value="7470585" calcext:value-type="float">
            <text:p>7470585</text:p>
          </table:table-cell>
          <table:table-cell office:value-type="string" calcext:value-type="string">
            <text:p>https://api.github.com/repos/kenwebb/Xholon</text:p>
          </table:table-cell>
          <table:table-cell table:formula="of:=REPLACE([.B1945]; 1; 29; &quot;&quot;)" office:value-type="string" office:string-value="kenwebb/Xholon" calcext:value-type="string">
            <text:p>kenwebb/Xholon</text:p>
          </table:table-cell>
        </table:table-row>
        <table:table-row table:style-name="ro1">
          <table:table-cell office:value-type="float" office:value="7484311" calcext:value-type="float">
            <text:p>7484311</text:p>
          </table:table-cell>
          <table:table-cell office:value-type="string" calcext:value-type="string">
            <text:p>https://api.github.com/repos/fabric8io/fabric8</text:p>
          </table:table-cell>
          <table:table-cell table:formula="of:=REPLACE([.B1946]; 1; 29; &quot;&quot;)" office:value-type="string" office:string-value="fabric8io/fabric8" calcext:value-type="string">
            <text:p>fabric8io/fabric8</text:p>
          </table:table-cell>
        </table:table-row>
        <table:table-row table:style-name="ro1">
          <table:table-cell office:value-type="float" office:value="7488641" calcext:value-type="float">
            <text:p>7488641</text:p>
          </table:table-cell>
          <table:table-cell office:value-type="string" calcext:value-type="string">
            <text:p>https://api.github.com/repos/Morgan-Allen/Presidium-Graphics-Overhaul</text:p>
          </table:table-cell>
          <table:table-cell table:formula="of:=REPLACE([.B1947]; 1; 29; &quot;&quot;)" office:value-type="string" office:string-value="Morgan-Allen/Presidium-Graphics-Overhaul" calcext:value-type="string">
            <text:p>Morgan-Allen/Presidium-Graphics-Overhaul</text:p>
          </table:table-cell>
        </table:table-row>
        <table:table-row table:style-name="ro1">
          <table:table-cell office:value-type="float" office:value="7514114" calcext:value-type="float">
            <text:p>7514114</text:p>
          </table:table-cell>
          <table:table-cell office:value-type="string" calcext:value-type="string">
            <text:p>https://api.github.com/repos/Incoding/apiTest</text:p>
          </table:table-cell>
          <table:table-cell table:formula="of:=REPLACE([.B1948]; 1; 29; &quot;&quot;)" office:value-type="string" office:string-value="Incoding/apiTest" calcext:value-type="string">
            <text:p>Incoding/apiTest</text:p>
          </table:table-cell>
        </table:table-row>
        <table:table-row table:style-name="ro1">
          <table:table-cell office:value-type="float" office:value="7524380" calcext:value-type="float">
            <text:p>7524380</text:p>
          </table:table-cell>
          <table:table-cell office:value-type="string" calcext:value-type="string">
            <text:p>https://api.github.com/repos/openflexo-team/openflexo-core</text:p>
          </table:table-cell>
          <table:table-cell table:formula="of:=REPLACE([.B1949]; 1; 29; &quot;&quot;)" office:value-type="string" office:string-value="openflexo-team/openflexo-core" calcext:value-type="string">
            <text:p>openflexo-team/openflexo-core</text:p>
          </table:table-cell>
        </table:table-row>
        <table:table-row table:style-name="ro1">
          <table:table-cell office:value-type="float" office:value="7533677" calcext:value-type="float">
            <text:p>7533677</text:p>
          </table:table-cell>
          <table:table-cell office:value-type="string" calcext:value-type="string">
            <text:p>https://api.github.com/repos/wso2/carbon-governance</text:p>
          </table:table-cell>
          <table:table-cell table:formula="of:=REPLACE([.B1950]; 1; 29; &quot;&quot;)" office:value-type="string" office:string-value="wso2/carbon-governance" calcext:value-type="string">
            <text:p>wso2/carbon-governance</text:p>
          </table:table-cell>
        </table:table-row>
        <table:table-row table:style-name="ro1">
          <table:table-cell office:value-type="float" office:value="7539519" calcext:value-type="float">
            <text:p>7539519</text:p>
          </table:table-cell>
          <table:table-cell office:value-type="string" calcext:value-type="string">
            <text:p>https://api.github.com/repos/owncloud/android-library</text:p>
          </table:table-cell>
          <table:table-cell table:formula="of:=REPLACE([.B1951]; 1; 29; &quot;&quot;)" office:value-type="string" office:string-value="owncloud/android-library" calcext:value-type="string">
            <text:p>owncloud/android-library</text:p>
          </table:table-cell>
        </table:table-row>
        <table:table-row table:style-name="ro1">
          <table:table-cell office:value-type="float" office:value="7557072" calcext:value-type="float">
            <text:p>7557072</text:p>
          </table:table-cell>
          <table:table-cell office:value-type="string" calcext:value-type="string">
            <text:p>https://api.github.com/repos/apache/marmotta</text:p>
          </table:table-cell>
          <table:table-cell table:formula="of:=REPLACE([.B1952]; 1; 29; &quot;&quot;)" office:value-type="string" office:string-value="apache/marmotta" calcext:value-type="string">
            <text:p>apache/marmotta</text:p>
          </table:table-cell>
        </table:table-row>
        <table:table-row table:style-name="ro1">
          <table:table-cell office:value-type="float" office:value="7563482" calcext:value-type="float">
            <text:p>7563482</text:p>
          </table:table-cell>
          <table:table-cell office:value-type="string" calcext:value-type="string">
            <text:p>https://api.github.com/repos/Wikidata/Wikidata-Toolkit</text:p>
          </table:table-cell>
          <table:table-cell table:formula="of:=REPLACE([.B1953]; 1; 29; &quot;&quot;)" office:value-type="string" office:string-value="Wikidata/Wikidata-Toolkit" calcext:value-type="string">
            <text:p>Wikidata/Wikidata-Toolkit</text:p>
          </table:table-cell>
        </table:table-row>
        <table:table-row table:style-name="ro1">
          <table:table-cell office:value-type="float" office:value="7576880" calcext:value-type="float">
            <text:p>7576880</text:p>
          </table:table-cell>
          <table:table-cell office:value-type="string" calcext:value-type="string">
            <text:p>https://api.github.com/repos/moovida/jgrasstools</text:p>
          </table:table-cell>
          <table:table-cell table:formula="of:=REPLACE([.B1954]; 1; 29; &quot;&quot;)" office:value-type="string" office:string-value="moovida/jgrasstools" calcext:value-type="string">
            <text:p>moovida/jgrasstools</text:p>
          </table:table-cell>
        </table:table-row>
        <table:table-row table:style-name="ro1">
          <table:table-cell office:value-type="float" office:value="7577016" calcext:value-type="float">
            <text:p>7577016</text:p>
          </table:table-cell>
          <table:table-cell office:value-type="string" calcext:value-type="string">
            <text:p>https://api.github.com/repos/openflexo-team/openflexo-technology-adapters</text:p>
          </table:table-cell>
          <table:table-cell table:formula="of:=REPLACE([.B1955]; 1; 29; &quot;&quot;)" office:value-type="string" office:string-value="openflexo-team/openflexo-technology-adapters" calcext:value-type="string">
            <text:p>openflexo-team/openflexo-technology-adapters</text:p>
          </table:table-cell>
        </table:table-row>
        <table:table-row table:style-name="ro1">
          <table:table-cell office:value-type="float" office:value="7580293" calcext:value-type="float">
            <text:p>7580293</text:p>
          </table:table-cell>
          <table:table-cell office:value-type="string" calcext:value-type="string">
            <text:p>https://api.github.com/repos/europeana/annotation</text:p>
          </table:table-cell>
          <table:table-cell table:formula="of:=REPLACE([.B1956]; 1; 29; &quot;&quot;)" office:value-type="string" office:string-value="europeana/annotation" calcext:value-type="string">
            <text:p>europeana/annotation</text:p>
          </table:table-cell>
        </table:table-row>
        <table:table-row table:style-name="ro1">
          <table:table-cell office:value-type="float" office:value="7584635" calcext:value-type="float">
            <text:p>7584635</text:p>
          </table:table-cell>
          <table:table-cell office:value-type="string" calcext:value-type="string">
            <text:p>https://api.github.com/repos/wso2/carbon-kernel</text:p>
          </table:table-cell>
          <table:table-cell table:formula="of:=REPLACE([.B1957]; 1; 29; &quot;&quot;)" office:value-type="string" office:string-value="wso2/carbon-kernel" calcext:value-type="string">
            <text:p>wso2/carbon-kernel</text:p>
          </table:table-cell>
        </table:table-row>
        <table:table-row table:style-name="ro1">
          <table:table-cell office:value-type="float" office:value="7633639" calcext:value-type="float">
            <text:p>7633639</text:p>
          </table:table-cell>
          <table:table-cell office:value-type="string" calcext:value-type="string">
            <text:p>https://api.github.com/repos/magarena/magarena</text:p>
          </table:table-cell>
          <table:table-cell table:formula="of:=REPLACE([.B1958]; 1; 29; &quot;&quot;)" office:value-type="string" office:string-value="magarena/magarena" calcext:value-type="string">
            <text:p>magarena/magarena</text:p>
          </table:table-cell>
        </table:table-row>
        <table:table-row table:style-name="ro1">
          <table:table-cell office:value-type="float" office:value="7653845" calcext:value-type="float">
            <text:p>7653845</text:p>
          </table:table-cell>
          <table:table-cell office:value-type="string" calcext:value-type="string">
            <text:p>https://api.github.com/repos/ganymedes01/TheErebus</text:p>
          </table:table-cell>
          <table:table-cell table:formula="of:=REPLACE([.B1959]; 1; 29; &quot;&quot;)" office:value-type="string" office:string-value="ganymedes01/TheErebus" calcext:value-type="string">
            <text:p>ganymedes01/TheErebus</text:p>
          </table:table-cell>
        </table:table-row>
        <table:table-row table:style-name="ro1">
          <table:table-cell office:value-type="float" office:value="7654719" calcext:value-type="float">
            <text:p>7654719</text:p>
          </table:table-cell>
          <table:table-cell office:value-type="string" calcext:value-type="string">
            <text:p>https://api.github.com/repos/ludup/hypersocket-framework</text:p>
          </table:table-cell>
          <table:table-cell table:formula="of:=REPLACE([.B1960]; 1; 29; &quot;&quot;)" office:value-type="string" office:string-value="ludup/hypersocket-framework" calcext:value-type="string">
            <text:p>ludup/hypersocket-framework</text:p>
          </table:table-cell>
        </table:table-row>
        <table:table-row table:style-name="ro1">
          <table:table-cell office:value-type="float" office:value="7659946" calcext:value-type="float">
            <text:p>7659946</text:p>
          </table:table-cell>
          <table:table-cell office:value-type="string" calcext:value-type="string">
            <text:p>https://api.github.com/repos/apache/airavata</text:p>
          </table:table-cell>
          <table:table-cell table:formula="of:=REPLACE([.B1961]; 1; 29; &quot;&quot;)" office:value-type="string" office:string-value="apache/airavata" calcext:value-type="string">
            <text:p>apache/airavata</text:p>
          </table:table-cell>
        </table:table-row>
        <table:table-row table:style-name="ro1">
          <table:table-cell office:value-type="float" office:value="7666322" calcext:value-type="float">
            <text:p>7666322</text:p>
          </table:table-cell>
          <table:table-cell office:value-type="string" calcext:value-type="string">
            <text:p>https://api.github.com/repos/devlopper/org.cyk.system.root</text:p>
          </table:table-cell>
          <table:table-cell table:formula="of:=REPLACE([.B1962]; 1; 29; &quot;&quot;)" office:value-type="string" office:string-value="devlopper/org.cyk.system.root" calcext:value-type="string">
            <text:p>devlopper/org.cyk.system.root</text:p>
          </table:table-cell>
        </table:table-row>
        <table:table-row table:style-name="ro1">
          <table:table-cell office:value-type="float" office:value="7676495" calcext:value-type="float">
            <text:p>7676495</text:p>
          </table:table-cell>
          <table:table-cell office:value-type="string" calcext:value-type="string">
            <text:p>https://api.github.com/repos/opendaylight/lispflowmapping</text:p>
          </table:table-cell>
          <table:table-cell table:formula="of:=REPLACE([.B1963]; 1; 29; &quot;&quot;)" office:value-type="string" office:string-value="opendaylight/lispflowmapping" calcext:value-type="string">
            <text:p>opendaylight/lispflowmapping</text:p>
          </table:table-cell>
        </table:table-row>
        <table:table-row table:style-name="ro1">
          <table:table-cell office:value-type="float" office:value="7676993" calcext:value-type="float">
            <text:p>7676993</text:p>
          </table:table-cell>
          <table:table-cell office:value-type="string" calcext:value-type="string">
            <text:p>https://api.github.com/repos/opendaylight/controller</text:p>
          </table:table-cell>
          <table:table-cell table:formula="of:=REPLACE([.B1964]; 1; 29; &quot;&quot;)" office:value-type="string" office:string-value="opendaylight/controller" calcext:value-type="string">
            <text:p>opendaylight/controller</text:p>
          </table:table-cell>
        </table:table-row>
        <table:table-row table:style-name="ro1">
          <table:table-cell office:value-type="float" office:value="7677366" calcext:value-type="float">
            <text:p>7677366</text:p>
          </table:table-cell>
          <table:table-cell office:value-type="string" calcext:value-type="string">
            <text:p>https://api.github.com/repos/opendaylight/yangtools</text:p>
          </table:table-cell>
          <table:table-cell table:formula="of:=REPLACE([.B1965]; 1; 29; &quot;&quot;)" office:value-type="string" office:string-value="opendaylight/yangtools" calcext:value-type="string">
            <text:p>opendaylight/yangtools</text:p>
          </table:table-cell>
        </table:table-row>
        <table:table-row table:style-name="ro1">
          <table:table-cell office:value-type="float" office:value="7679946" calcext:value-type="float">
            <text:p>7679946</text:p>
          </table:table-cell>
          <table:table-cell office:value-type="string" calcext:value-type="string">
            <text:p>https://api.github.com/repos/opendaylight/openflowplugin</text:p>
          </table:table-cell>
          <table:table-cell table:formula="of:=REPLACE([.B1966]; 1; 29; &quot;&quot;)" office:value-type="string" office:string-value="opendaylight/openflowplugin" calcext:value-type="string">
            <text:p>opendaylight/openflowplugin</text:p>
          </table:table-cell>
        </table:table-row>
        <table:table-row table:style-name="ro1">
          <table:table-cell office:value-type="float" office:value="7681303" calcext:value-type="float">
            <text:p>7681303</text:p>
          </table:table-cell>
          <table:table-cell office:value-type="string" calcext:value-type="string">
            <text:p>https://api.github.com/repos/wso2/carbon-deployment</text:p>
          </table:table-cell>
          <table:table-cell table:formula="of:=REPLACE([.B1967]; 1; 29; &quot;&quot;)" office:value-type="string" office:string-value="wso2/carbon-deployment" calcext:value-type="string">
            <text:p>wso2/carbon-deployment</text:p>
          </table:table-cell>
        </table:table-row>
        <table:table-row table:style-name="ro1">
          <table:table-cell office:value-type="float" office:value="7682764" calcext:value-type="float">
            <text:p>7682764</text:p>
          </table:table-cell>
          <table:table-cell office:value-type="string" calcext:value-type="string">
            <text:p>https://api.github.com/repos/eppic-team/eppic</text:p>
          </table:table-cell>
          <table:table-cell table:formula="of:=REPLACE([.B1968]; 1; 29; &quot;&quot;)" office:value-type="string" office:string-value="eppic-team/eppic" calcext:value-type="string">
            <text:p>eppic-team/eppic</text:p>
          </table:table-cell>
        </table:table-row>
        <table:table-row table:style-name="ro1">
          <table:table-cell office:value-type="float" office:value="7691517" calcext:value-type="float">
            <text:p>7691517</text:p>
          </table:table-cell>
          <table:table-cell office:value-type="string" calcext:value-type="string">
            <text:p>https://api.github.com/repos/google/j2objc</text:p>
          </table:table-cell>
          <table:table-cell table:formula="of:=REPLACE([.B1969]; 1; 29; &quot;&quot;)" office:value-type="string" office:string-value="google/j2objc" calcext:value-type="string">
            <text:p>google/j2objc</text:p>
          </table:table-cell>
        </table:table-row>
        <table:table-row table:style-name="ro1">
          <table:table-cell office:value-type="float" office:value="7692143" calcext:value-type="float">
            <text:p>7692143</text:p>
          </table:table-cell>
          <table:table-cell office:value-type="string" calcext:value-type="string">
            <text:p>https://api.github.com/repos/sarl/sarl</text:p>
          </table:table-cell>
          <table:table-cell table:formula="of:=REPLACE([.B1970]; 1; 29; &quot;&quot;)" office:value-type="string" office:string-value="sarl/sarl" calcext:value-type="string">
            <text:p>sarl/sarl</text:p>
          </table:table-cell>
        </table:table-row>
        <table:table-row table:style-name="ro1">
          <table:table-cell office:value-type="float" office:value="7694902" calcext:value-type="float">
            <text:p>7694902</text:p>
          </table:table-cell>
          <table:table-cell office:value-type="string" calcext:value-type="string">
            <text:p>https://api.github.com/repos/dropwizard/metrics</text:p>
          </table:table-cell>
          <table:table-cell table:formula="of:=REPLACE([.B1971]; 1; 29; &quot;&quot;)" office:value-type="string" office:string-value="dropwizard/metrics" calcext:value-type="string">
            <text:p>dropwizard/metrics</text:p>
          </table:table-cell>
        </table:table-row>
        <table:table-row table:style-name="ro1">
          <table:table-cell office:value-type="float" office:value="7700012" calcext:value-type="float">
            <text:p>7700012</text:p>
          </table:table-cell>
          <table:table-cell office:value-type="string" calcext:value-type="string">
            <text:p>https://api.github.com/repos/opendaylight/bgpcep</text:p>
          </table:table-cell>
          <table:table-cell table:formula="of:=REPLACE([.B1972]; 1; 29; &quot;&quot;)" office:value-type="string" office:string-value="opendaylight/bgpcep" calcext:value-type="string">
            <text:p>opendaylight/bgpcep</text:p>
          </table:table-cell>
        </table:table-row>
        <table:table-row table:style-name="ro1">
          <table:table-cell office:value-type="float" office:value="7700779" calcext:value-type="float">
            <text:p>7700779</text:p>
          </table:table-cell>
          <table:table-cell office:value-type="string" calcext:value-type="string">
            <text:p>https://api.github.com/repos/spring-projects/spring-data-examples</text:p>
          </table:table-cell>
          <table:table-cell table:formula="of:=REPLACE([.B1973]; 1; 29; &quot;&quot;)" office:value-type="string" office:string-value="spring-projects/spring-data-examples" calcext:value-type="string">
            <text:p>spring-projects/spring-data-examples</text:p>
          </table:table-cell>
        </table:table-row>
        <table:table-row table:style-name="ro1">
          <table:table-cell office:value-type="float" office:value="7703308" calcext:value-type="float">
            <text:p>7703308</text:p>
          </table:table-cell>
          <table:table-cell office:value-type="string" calcext:value-type="string">
            <text:p>https://api.github.com/repos/leondart/FRaMED</text:p>
          </table:table-cell>
          <table:table-cell table:formula="of:=REPLACE([.B1974]; 1; 29; &quot;&quot;)" office:value-type="string" office:string-value="leondart/FRaMED" calcext:value-type="string">
            <text:p>leondart/FRaMED</text:p>
          </table:table-cell>
        </table:table-row>
        <table:table-row table:style-name="ro1">
          <table:table-cell office:value-type="float" office:value="7707439" calcext:value-type="float">
            <text:p>7707439</text:p>
          </table:table-cell>
          <table:table-cell office:value-type="string" calcext:value-type="string">
            <text:p>https://api.github.com/repos/atomix/atomix</text:p>
          </table:table-cell>
          <table:table-cell table:formula="of:=REPLACE([.B1975]; 1; 29; &quot;&quot;)" office:value-type="string" office:string-value="atomix/atomix" calcext:value-type="string">
            <text:p>atomix/atomix</text:p>
          </table:table-cell>
        </table:table-row>
        <table:table-row table:style-name="ro1">
          <table:table-cell office:value-type="float" office:value="7709777" calcext:value-type="float">
            <text:p>7709777</text:p>
          </table:table-cell>
          <table:table-cell office:value-type="string" calcext:value-type="string">
            <text:p>https://api.github.com/repos/agwlvssainokuni/springapp</text:p>
          </table:table-cell>
          <table:table-cell table:formula="of:=REPLACE([.B1976]; 1; 29; &quot;&quot;)" office:value-type="string" office:string-value="agwlvssainokuni/springapp" calcext:value-type="string">
            <text:p>agwlvssainokuni/springapp</text:p>
          </table:table-cell>
        </table:table-row>
        <table:table-row table:style-name="ro1">
          <table:table-cell office:value-type="float" office:value="7710107" calcext:value-type="float">
            <text:p>7710107</text:p>
          </table:table-cell>
          <table:table-cell office:value-type="string" calcext:value-type="string">
            <text:p>https://api.github.com/repos/pcingola/SnpEff</text:p>
          </table:table-cell>
          <table:table-cell table:formula="of:=REPLACE([.B1977]; 1; 29; &quot;&quot;)" office:value-type="string" office:string-value="pcingola/SnpEff" calcext:value-type="string">
            <text:p>pcingola/SnpEff</text:p>
          </table:table-cell>
        </table:table-row>
        <table:table-row table:style-name="ro1">
          <table:table-cell office:value-type="float" office:value="7711506" calcext:value-type="float">
            <text:p>7711506</text:p>
          </table:table-cell>
          <table:table-cell office:value-type="string" calcext:value-type="string">
            <text:p>https://api.github.com/repos/SeanTater/uncc2014watsonsim</text:p>
          </table:table-cell>
          <table:table-cell table:formula="of:=REPLACE([.B1978]; 1; 29; &quot;&quot;)" office:value-type="string" office:string-value="SeanTater/uncc2014watsonsim" calcext:value-type="string">
            <text:p>SeanTater/uncc2014watsonsim</text:p>
          </table:table-cell>
        </table:table-row>
        <table:table-row table:style-name="ro1">
          <table:table-cell office:value-type="float" office:value="7713569" calcext:value-type="float">
            <text:p>7713569</text:p>
          </table:table-cell>
          <table:table-cell office:value-type="string" calcext:value-type="string">
            <text:p>https://api.github.com/repos/cfvbaibai/CardFantasy</text:p>
          </table:table-cell>
          <table:table-cell table:formula="of:=REPLACE([.B1979]; 1; 29; &quot;&quot;)" office:value-type="string" office:string-value="cfvbaibai/CardFantasy" calcext:value-type="string">
            <text:p>cfvbaibai/CardFantasy</text:p>
          </table:table-cell>
        </table:table-row>
        <table:table-row table:style-name="ro1">
          <table:table-cell office:value-type="float" office:value="7741643" calcext:value-type="float">
            <text:p>7741643</text:p>
          </table:table-cell>
          <table:table-cell office:value-type="string" calcext:value-type="string">
            <text:p>https://api.github.com/repos/wso2/carbon-mediation</text:p>
          </table:table-cell>
          <table:table-cell table:formula="of:=REPLACE([.B1980]; 1; 29; &quot;&quot;)" office:value-type="string" office:string-value="wso2/carbon-mediation" calcext:value-type="string">
            <text:p>wso2/carbon-mediation</text:p>
          </table:table-cell>
        </table:table-row>
        <table:table-row table:style-name="ro1">
          <table:table-cell office:value-type="float" office:value="7745617" calcext:value-type="float">
            <text:p>7745617</text:p>
          </table:table-cell>
          <table:table-cell office:value-type="string" calcext:value-type="string">
            <text:p>https://api.github.com/repos/preesm/preesm</text:p>
          </table:table-cell>
          <table:table-cell table:formula="of:=REPLACE([.B1981]; 1; 29; &quot;&quot;)" office:value-type="string" office:string-value="preesm/preesm" calcext:value-type="string">
            <text:p>preesm/preesm</text:p>
          </table:table-cell>
        </table:table-row>
        <table:table-row table:style-name="ro1">
          <table:table-cell office:value-type="float" office:value="7746022" calcext:value-type="float">
            <text:p>7746022</text:p>
          </table:table-cell>
          <table:table-cell office:value-type="string" calcext:value-type="string">
            <text:p>https://api.github.com/repos/V3LD1N/V3LD1N-Bukkit-Plugin</text:p>
          </table:table-cell>
          <table:table-cell table:formula="of:=REPLACE([.B1982]; 1; 29; &quot;&quot;)" office:value-type="string" office:string-value="V3LD1N/V3LD1N-Bukkit-Plugin" calcext:value-type="string">
            <text:p>V3LD1N/V3LD1N-Bukkit-Plugin</text:p>
          </table:table-cell>
        </table:table-row>
        <table:table-row table:style-name="ro1">
          <table:table-cell office:value-type="float" office:value="7747014" calcext:value-type="float">
            <text:p>7747014</text:p>
          </table:table-cell>
          <table:table-cell office:value-type="string" calcext:value-type="string">
            <text:p>https://api.github.com/repos/wso2/wso2-synapse</text:p>
          </table:table-cell>
          <table:table-cell table:formula="of:=REPLACE([.B1983]; 1; 29; &quot;&quot;)" office:value-type="string" office:string-value="wso2/wso2-synapse" calcext:value-type="string">
            <text:p>wso2/wso2-synapse</text:p>
          </table:table-cell>
        </table:table-row>
        <table:table-row table:style-name="ro1">
          <table:table-cell office:value-type="float" office:value="7747254" calcext:value-type="float">
            <text:p>7747254</text:p>
          </table:table-cell>
          <table:table-cell office:value-type="string" calcext:value-type="string">
            <text:p>https://api.github.com/repos/igniterealtime/Smack</text:p>
          </table:table-cell>
          <table:table-cell table:formula="of:=REPLACE([.B1984]; 1; 29; &quot;&quot;)" office:value-type="string" office:string-value="igniterealtime/Smack" calcext:value-type="string">
            <text:p>igniterealtime/Smack</text:p>
          </table:table-cell>
        </table:table-row>
        <table:table-row table:style-name="ro1">
          <table:table-cell office:value-type="float" office:value="7749060" calcext:value-type="float">
            <text:p>7749060</text:p>
          </table:table-cell>
          <table:table-cell office:value-type="string" calcext:value-type="string">
            <text:p>https://api.github.com/repos/WorldCretornica/PlotMe-Core</text:p>
          </table:table-cell>
          <table:table-cell table:formula="of:=REPLACE([.B1985]; 1; 29; &quot;&quot;)" office:value-type="string" office:string-value="WorldCretornica/PlotMe-Core" calcext:value-type="string">
            <text:p>WorldCretornica/PlotMe-Core</text:p>
          </table:table-cell>
        </table:table-row>
        <table:table-row table:style-name="ro1">
          <table:table-cell office:value-type="float" office:value="7751107" calcext:value-type="float">
            <text:p>7751107</text:p>
          </table:table-cell>
          <table:table-cell office:value-type="string" calcext:value-type="string">
            <text:p>https://api.github.com/repos/owntracks/android</text:p>
          </table:table-cell>
          <table:table-cell table:formula="of:=REPLACE([.B1986]; 1; 29; &quot;&quot;)" office:value-type="string" office:string-value="owntracks/android" calcext:value-type="string">
            <text:p>owntracks/android</text:p>
          </table:table-cell>
        </table:table-row>
        <table:table-row table:style-name="ro1">
          <table:table-cell office:value-type="float" office:value="7752110" calcext:value-type="float">
            <text:p>7752110</text:p>
          </table:table-cell>
          <table:table-cell office:value-type="string" calcext:value-type="string">
            <text:p>https://api.github.com/repos/FraunhoferCESE/HazardTrackingSystem</text:p>
          </table:table-cell>
          <table:table-cell table:formula="of:=REPLACE([.B1987]; 1; 29; &quot;&quot;)" office:value-type="string" office:string-value="FraunhoferCESE/HazardTrackingSystem" calcext:value-type="string">
            <text:p>FraunhoferCESE/HazardTrackingSystem</text:p>
          </table:table-cell>
        </table:table-row>
        <table:table-row table:style-name="ro1">
          <table:table-cell office:value-type="float" office:value="7774687" calcext:value-type="float">
            <text:p>7774687</text:p>
          </table:table-cell>
          <table:table-cell office:value-type="string" calcext:value-type="string">
            <text:p>https://api.github.com/repos/europeana/Europeana-Patternlab</text:p>
          </table:table-cell>
          <table:table-cell table:formula="of:=REPLACE([.B1988]; 1; 29; &quot;&quot;)" office:value-type="string" office:string-value="europeana/Europeana-Patternlab" calcext:value-type="string">
            <text:p>europeana/Europeana-Patternlab</text:p>
          </table:table-cell>
        </table:table-row>
        <table:table-row table:style-name="ro1">
          <table:table-cell office:value-type="float" office:value="7778370" calcext:value-type="float">
            <text:p>7778370</text:p>
          </table:table-cell>
          <table:table-cell office:value-type="string" calcext:value-type="string">
            <text:p>https://api.github.com/repos/vaadin/spreadsheet</text:p>
          </table:table-cell>
          <table:table-cell table:formula="of:=REPLACE([.B1989]; 1; 29; &quot;&quot;)" office:value-type="string" office:string-value="vaadin/spreadsheet" calcext:value-type="string">
            <text:p>vaadin/spreadsheet</text:p>
          </table:table-cell>
        </table:table-row>
        <table:table-row table:style-name="ro1">
          <table:table-cell office:value-type="float" office:value="7807149" calcext:value-type="float">
            <text:p>7807149</text:p>
          </table:table-cell>
          <table:table-cell office:value-type="string" calcext:value-type="string">
            <text:p>https://api.github.com/repos/PyBossa/pybossa-default-theme</text:p>
          </table:table-cell>
          <table:table-cell table:formula="of:=REPLACE([.B1990]; 1; 29; &quot;&quot;)" office:value-type="string" office:string-value="PyBossa/pybossa-default-theme" calcext:value-type="string">
            <text:p>PyBossa/pybossa-default-theme</text:p>
          </table:table-cell>
        </table:table-row>
        <table:table-row table:style-name="ro1">
          <table:table-cell office:value-type="float" office:value="7819535" calcext:value-type="float">
            <text:p>7819535</text:p>
          </table:table-cell>
          <table:table-cell office:value-type="string" calcext:value-type="string">
            <text:p>https://api.github.com/repos/millertime3/wrestlineone</text:p>
          </table:table-cell>
          <table:table-cell table:formula="of:=REPLACE([.B1991]; 1; 29; &quot;&quot;)" office:value-type="string" office:string-value="millertime3/wrestlineone" calcext:value-type="string">
            <text:p>millertime3/wrestlineone</text:p>
          </table:table-cell>
        </table:table-row>
        <table:table-row table:style-name="ro1">
          <table:table-cell office:value-type="float" office:value="7821043" calcext:value-type="float">
            <text:p>7821043</text:p>
          </table:table-cell>
          <table:table-cell office:value-type="string" calcext:value-type="string">
            <text:p>https://api.github.com/repos/JetBrains/kotlin-eclipse</text:p>
          </table:table-cell>
          <table:table-cell table:formula="of:=REPLACE([.B1992]; 1; 29; &quot;&quot;)" office:value-type="string" office:string-value="JetBrains/kotlin-eclipse" calcext:value-type="string">
            <text:p>JetBrains/kotlin-eclipse</text:p>
          </table:table-cell>
        </table:table-row>
        <table:table-row table:style-name="ro1">
          <table:table-cell office:value-type="float" office:value="7821110" calcext:value-type="float">
            <text:p>7821110</text:p>
          </table:table-cell>
          <table:table-cell office:value-type="string" calcext:value-type="string">
            <text:p>https://api.github.com/repos/spbsu-ml-community/jmll</text:p>
          </table:table-cell>
          <table:table-cell table:formula="of:=REPLACE([.B1993]; 1; 29; &quot;&quot;)" office:value-type="string" office:string-value="spbsu-ml-community/jmll" calcext:value-type="string">
            <text:p>spbsu-ml-community/jmll</text:p>
          </table:table-cell>
        </table:table-row>
        <table:table-row table:style-name="ro1">
          <table:table-cell office:value-type="float" office:value="7824841" calcext:value-type="float">
            <text:p>7824841</text:p>
          </table:table-cell>
          <table:table-cell office:value-type="string" calcext:value-type="string">
            <text:p>https://api.github.com/repos/wso2/carbon-analytics</text:p>
          </table:table-cell>
          <table:table-cell table:formula="of:=REPLACE([.B1994]; 1; 29; &quot;&quot;)" office:value-type="string" office:string-value="wso2/carbon-analytics" calcext:value-type="string">
            <text:p>wso2/carbon-analytics</text:p>
          </table:table-cell>
        </table:table-row>
        <table:table-row table:style-name="ro1">
          <table:table-cell office:value-type="float" office:value="7828495" calcext:value-type="float">
            <text:p>7828495</text:p>
          </table:table-cell>
          <table:table-cell office:value-type="string" calcext:value-type="string">
            <text:p>https://api.github.com/repos/zenoss/query</text:p>
          </table:table-cell>
          <table:table-cell table:formula="of:=REPLACE([.B1995]; 1; 29; &quot;&quot;)" office:value-type="string" office:string-value="zenoss/query" calcext:value-type="string">
            <text:p>zenoss/query</text:p>
          </table:table-cell>
        </table:table-row>
        <table:table-row table:style-name="ro1">
          <table:table-cell office:value-type="float" office:value="7835214" calcext:value-type="float">
            <text:p>7835214</text:p>
          </table:table-cell>
          <table:table-cell office:value-type="string" calcext:value-type="string">
            <text:p>https://api.github.com/repos/ibikecph/ibikecph-android</text:p>
          </table:table-cell>
          <table:table-cell table:formula="of:=REPLACE([.B1996]; 1; 29; &quot;&quot;)" office:value-type="string" office:string-value="ibikecph/ibikecph-android" calcext:value-type="string">
            <text:p>ibikecph/ibikecph-android</text:p>
          </table:table-cell>
        </table:table-row>
        <table:table-row table:style-name="ro1">
          <table:table-cell office:value-type="float" office:value="7837034" calcext:value-type="float">
            <text:p>7837034</text:p>
          </table:table-cell>
          <table:table-cell office:value-type="string" calcext:value-type="string">
            <text:p>https://api.github.com/repos/wallabag/android-app</text:p>
          </table:table-cell>
          <table:table-cell table:formula="of:=REPLACE([.B1997]; 1; 29; &quot;&quot;)" office:value-type="string" office:string-value="wallabag/android-app" calcext:value-type="string">
            <text:p>wallabag/android-app</text:p>
          </table:table-cell>
        </table:table-row>
        <table:table-row table:style-name="ro1">
          <table:table-cell office:value-type="float" office:value="7840617" calcext:value-type="float">
            <text:p>7840617</text:p>
          </table:table-cell>
          <table:table-cell office:value-type="string" calcext:value-type="string">
            <text:p>https://api.github.com/repos/andreafeccomandi/bibisco</text:p>
          </table:table-cell>
          <table:table-cell table:formula="of:=REPLACE([.B1998]; 1; 29; &quot;&quot;)" office:value-type="string" office:string-value="andreafeccomandi/bibisco" calcext:value-type="string">
            <text:p>andreafeccomandi/bibisco</text:p>
          </table:table-cell>
        </table:table-row>
        <table:table-row table:style-name="ro1">
          <table:table-cell office:value-type="float" office:value="7846650" calcext:value-type="float">
            <text:p>7846650</text:p>
          </table:table-cell>
          <table:table-cell office:value-type="string" calcext:value-type="string">
            <text:p>https://api.github.com/repos/GameDevWeek/CodeBase</text:p>
          </table:table-cell>
          <table:table-cell table:formula="of:=REPLACE([.B1999]; 1; 29; &quot;&quot;)" office:value-type="string" office:string-value="GameDevWeek/CodeBase" calcext:value-type="string">
            <text:p>GameDevWeek/CodeBase</text:p>
          </table:table-cell>
        </table:table-row>
        <table:table-row table:style-name="ro1">
          <table:table-cell office:value-type="float" office:value="7852194" calcext:value-type="float">
            <text:p>7852194</text:p>
          </table:table-cell>
          <table:table-cell office:value-type="string" calcext:value-type="string">
            <text:p>https://api.github.com/repos/hyperic/hq</text:p>
          </table:table-cell>
          <table:table-cell table:formula="of:=REPLACE([.B2000]; 1; 29; &quot;&quot;)" office:value-type="string" office:string-value="hyperic/hq" calcext:value-type="string">
            <text:p>hyperic/hq</text:p>
          </table:table-cell>
        </table:table-row>
        <table:table-row table:style-name="ro1">
          <table:table-cell office:value-type="float" office:value="7852234" calcext:value-type="float">
            <text:p>7852234</text:p>
          </table:table-cell>
          <table:table-cell office:value-type="string" calcext:value-type="string">
            <text:p>https://api.github.com/repos/AlexMl/ZvP</text:p>
          </table:table-cell>
          <table:table-cell table:formula="of:=REPLACE([.B2001]; 1; 29; &quot;&quot;)" office:value-type="string" office:string-value="AlexMl/ZvP" calcext:value-type="string">
            <text:p>AlexMl/ZvP</text:p>
          </table:table-cell>
        </table:table-row>
        <table:table-row table:style-name="ro1">
          <table:table-cell office:value-type="float" office:value="7912981" calcext:value-type="float">
            <text:p>7912981</text:p>
          </table:table-cell>
          <table:table-cell office:value-type="string" calcext:value-type="string">
            <text:p>https://api.github.com/repos/hbz/oerworldmap</text:p>
          </table:table-cell>
          <table:table-cell table:formula="of:=REPLACE([.B2002]; 1; 29; &quot;&quot;)" office:value-type="string" office:string-value="hbz/oerworldmap" calcext:value-type="string">
            <text:p>hbz/oerworldmap</text:p>
          </table:table-cell>
        </table:table-row>
        <table:table-row table:style-name="ro1">
          <table:table-cell office:value-type="float" office:value="7918857" calcext:value-type="float">
            <text:p>7918857</text:p>
          </table:table-cell>
          <table:table-cell office:value-type="string" calcext:value-type="string">
            <text:p>https://api.github.com/repos/couchbase/couchbase-lite-java-core</text:p>
          </table:table-cell>
          <table:table-cell table:formula="of:=REPLACE([.B2003]; 1; 29; &quot;&quot;)" office:value-type="string" office:string-value="couchbase/couchbase-lite-java-core" calcext:value-type="string">
            <text:p>couchbase/couchbase-lite-java-core</text:p>
          </table:table-cell>
        </table:table-row>
        <table:table-row table:style-name="ro1">
          <table:table-cell office:value-type="float" office:value="7920149" calcext:value-type="float">
            <text:p>7920149</text:p>
          </table:table-cell>
          <table:table-cell office:value-type="string" calcext:value-type="string">
            <text:p>https://api.github.com/repos/romannurik/muzei</text:p>
          </table:table-cell>
          <table:table-cell table:formula="of:=REPLACE([.B2004]; 1; 29; &quot;&quot;)" office:value-type="string" office:string-value="romannurik/muzei" calcext:value-type="string">
            <text:p>romannurik/muzei</text:p>
          </table:table-cell>
        </table:table-row>
        <table:table-row table:style-name="ro1">
          <table:table-cell office:value-type="float" office:value="7923049" calcext:value-type="float">
            <text:p>7923049</text:p>
          </table:table-cell>
          <table:table-cell office:value-type="string" calcext:value-type="string">
            <text:p>https://api.github.com/repos/davidmoten/rxjava-jdbc</text:p>
          </table:table-cell>
          <table:table-cell table:formula="of:=REPLACE([.B2005]; 1; 29; &quot;&quot;)" office:value-type="string" office:string-value="davidmoten/rxjava-jdbc" calcext:value-type="string">
            <text:p>davidmoten/rxjava-jdbc</text:p>
          </table:table-cell>
        </table:table-row>
        <table:table-row table:style-name="ro1">
          <table:table-cell office:value-type="float" office:value="7924523" calcext:value-type="float">
            <text:p>7924523</text:p>
          </table:table-cell>
          <table:table-cell office:value-type="string" calcext:value-type="string">
            <text:p>https://api.github.com/repos/foundation-runtime/communication</text:p>
          </table:table-cell>
          <table:table-cell table:formula="of:=REPLACE([.B2006]; 1; 29; &quot;&quot;)" office:value-type="string" office:string-value="foundation-runtime/communication" calcext:value-type="string">
            <text:p>foundation-runtime/communication</text:p>
          </table:table-cell>
        </table:table-row>
        <table:table-row table:style-name="ro1">
          <table:table-cell office:value-type="float" office:value="7926923" calcext:value-type="float">
            <text:p>7926923</text:p>
          </table:table-cell>
          <table:table-cell office:value-type="string" calcext:value-type="string">
            <text:p>https://api.github.com/repos/ferstl/depgraph-maven-plugin</text:p>
          </table:table-cell>
          <table:table-cell table:formula="of:=REPLACE([.B2007]; 1; 29; &quot;&quot;)" office:value-type="string" office:string-value="ferstl/depgraph-maven-plugin" calcext:value-type="string">
            <text:p>ferstl/depgraph-maven-plugin</text:p>
          </table:table-cell>
        </table:table-row>
        <table:table-row table:style-name="ro1">
          <table:table-cell office:value-type="float" office:value="7927353" calcext:value-type="float">
            <text:p>7927353</text:p>
          </table:table-cell>
          <table:table-cell office:value-type="string" calcext:value-type="string">
            <text:p>https://api.github.com/repos/jason51122/LeetCode-Java</text:p>
          </table:table-cell>
          <table:table-cell table:formula="of:=REPLACE([.B2008]; 1; 29; &quot;&quot;)" office:value-type="string" office:string-value="jason51122/LeetCode-Java" calcext:value-type="string">
            <text:p>jason51122/LeetCode-Java</text:p>
          </table:table-cell>
        </table:table-row>
        <table:table-row table:style-name="ro1">
          <table:table-cell office:value-type="float" office:value="7935833" calcext:value-type="float">
            <text:p>7935833</text:p>
          </table:table-cell>
          <table:table-cell office:value-type="string" calcext:value-type="string">
            <text:p>https://api.github.com/repos/ukwa/webarchive-discovery</text:p>
          </table:table-cell>
          <table:table-cell table:formula="of:=REPLACE([.B2009]; 1; 29; &quot;&quot;)" office:value-type="string" office:string-value="ukwa/webarchive-discovery" calcext:value-type="string">
            <text:p>ukwa/webarchive-discovery</text:p>
          </table:table-cell>
        </table:table-row>
        <table:table-row table:style-name="ro1">
          <table:table-cell office:value-type="float" office:value="7943838" calcext:value-type="float">
            <text:p>7943838</text:p>
          </table:table-cell>
          <table:table-cell office:value-type="string" calcext:value-type="string">
            <text:p>https://api.github.com/repos/AChep/AcDisplay</text:p>
          </table:table-cell>
          <table:table-cell table:formula="of:=REPLACE([.B2010]; 1; 29; &quot;&quot;)" office:value-type="string" office:string-value="AChep/AcDisplay" calcext:value-type="string">
            <text:p>AChep/AcDisplay</text:p>
          </table:table-cell>
        </table:table-row>
        <table:table-row table:style-name="ro1">
          <table:table-cell office:value-type="float" office:value="7948887" calcext:value-type="float">
            <text:p>7948887</text:p>
          </table:table-cell>
          <table:table-cell office:value-type="string" calcext:value-type="string">
            <text:p>https://api.github.com/repos/wso2/developer-studio</text:p>
          </table:table-cell>
          <table:table-cell table:formula="of:=REPLACE([.B2011]; 1; 29; &quot;&quot;)" office:value-type="string" office:string-value="wso2/developer-studio" calcext:value-type="string">
            <text:p>wso2/developer-studio</text:p>
          </table:table-cell>
        </table:table-row>
        <table:table-row table:style-name="ro1">
          <table:table-cell office:value-type="float" office:value="7949021" calcext:value-type="float">
            <text:p>7949021</text:p>
          </table:table-cell>
          <table:table-cell office:value-type="string" calcext:value-type="string">
            <text:p>https://api.github.com/repos/wso2/carbon-business-process</text:p>
          </table:table-cell>
          <table:table-cell table:formula="of:=REPLACE([.B2012]; 1; 29; &quot;&quot;)" office:value-type="string" office:string-value="wso2/carbon-business-process" calcext:value-type="string">
            <text:p>wso2/carbon-business-process</text:p>
          </table:table-cell>
        </table:table-row>
        <table:table-row table:style-name="ro1">
          <table:table-cell office:value-type="float" office:value="7953413" calcext:value-type="float">
            <text:p>7953413</text:p>
          </table:table-cell>
          <table:table-cell office:value-type="string" calcext:value-type="string">
            <text:p>https://api.github.com/repos/BrassGoggledCoders/Steamcraft2</text:p>
          </table:table-cell>
          <table:table-cell table:formula="of:=REPLACE([.B2013]; 1; 29; &quot;&quot;)" office:value-type="string" office:string-value="BrassGoggledCoders/Steamcraft2" calcext:value-type="string">
            <text:p>BrassGoggledCoders/Steamcraft2</text:p>
          </table:table-cell>
        </table:table-row>
        <table:table-row table:style-name="ro1">
          <table:table-cell office:value-type="float" office:value="7980131" calcext:value-type="float">
            <text:p>7980131</text:p>
          </table:table-cell>
          <table:table-cell office:value-type="string" calcext:value-type="string">
            <text:p>https://api.github.com/repos/wso2/carbon-registry</text:p>
          </table:table-cell>
          <table:table-cell table:formula="of:=REPLACE([.B2014]; 1; 29; &quot;&quot;)" office:value-type="string" office:string-value="wso2/carbon-registry" calcext:value-type="string">
            <text:p>wso2/carbon-registry</text:p>
          </table:table-cell>
        </table:table-row>
        <table:table-row table:style-name="ro1">
          <table:table-cell office:value-type="float" office:value="7995445" calcext:value-type="float">
            <text:p>7995445</text:p>
          </table:table-cell>
          <table:table-cell office:value-type="string" calcext:value-type="string">
            <text:p>https://api.github.com/repos/igniterealtime/Spark</text:p>
          </table:table-cell>
          <table:table-cell table:formula="of:=REPLACE([.B2015]; 1; 29; &quot;&quot;)" office:value-type="string" office:string-value="igniterealtime/Spark" calcext:value-type="string">
            <text:p>igniterealtime/Spark</text:p>
          </table:table-cell>
        </table:table-row>
        <table:table-row table:style-name="ro1">
          <table:table-cell office:value-type="float" office:value="8011521" calcext:value-type="float">
            <text:p>8011521</text:p>
          </table:table-cell>
          <table:table-cell office:value-type="string" calcext:value-type="string">
            <text:p>https://api.github.com/repos/Itldev/Koya</text:p>
          </table:table-cell>
          <table:table-cell table:formula="of:=REPLACE([.B2016]; 1; 29; &quot;&quot;)" office:value-type="string" office:string-value="Itldev/Koya" calcext:value-type="string">
            <text:p>Itldev/Koya</text:p>
          </table:table-cell>
        </table:table-row>
        <table:table-row table:style-name="ro1">
          <table:table-cell office:value-type="float" office:value="8012764" calcext:value-type="float">
            <text:p>8012764</text:p>
          </table:table-cell>
          <table:table-cell office:value-type="string" calcext:value-type="string">
            <text:p>https://api.github.com/repos/hedgebk/biTest2</text:p>
          </table:table-cell>
          <table:table-cell table:formula="of:=REPLACE([.B2017]; 1; 29; &quot;&quot;)" office:value-type="string" office:string-value="hedgebk/biTest2" calcext:value-type="string">
            <text:p>hedgebk/biTest2</text:p>
          </table:table-cell>
        </table:table-row>
        <table:table-row table:style-name="ro1">
          <table:table-cell office:value-type="float" office:value="8012916" calcext:value-type="float">
            <text:p>8012916</text:p>
          </table:table-cell>
          <table:table-cell office:value-type="string" calcext:value-type="string">
            <text:p>https://api.github.com/repos/CyclopsMC/EvilCraft</text:p>
          </table:table-cell>
          <table:table-cell table:formula="of:=REPLACE([.B2018]; 1; 29; &quot;&quot;)" office:value-type="string" office:string-value="CyclopsMC/EvilCraft" calcext:value-type="string">
            <text:p>CyclopsMC/EvilCraft</text:p>
          </table:table-cell>
        </table:table-row>
        <table:table-row table:style-name="ro1">
          <table:table-cell office:value-type="float" office:value="8019433" calcext:value-type="float">
            <text:p>8019433</text:p>
          </table:table-cell>
          <table:table-cell office:value-type="string" calcext:value-type="string">
            <text:p>https://api.github.com/repos/smartsheet-platform/smartsheet-java-sdk</text:p>
          </table:table-cell>
          <table:table-cell table:formula="of:=REPLACE([.B2019]; 1; 29; &quot;&quot;)" office:value-type="string" office:string-value="smartsheet-platform/smartsheet-java-sdk" calcext:value-type="string">
            <text:p>smartsheet-platform/smartsheet-java-sdk</text:p>
          </table:table-cell>
        </table:table-row>
        <table:table-row table:style-name="ro1">
          <table:table-cell office:value-type="float" office:value="8038090" calcext:value-type="float">
            <text:p>8038090</text:p>
          </table:table-cell>
          <table:table-cell office:value-type="string" calcext:value-type="string">
            <text:p>https://api.github.com/repos/kubatatami/JudoNetworking</text:p>
          </table:table-cell>
          <table:table-cell table:formula="of:=REPLACE([.B2020]; 1; 29; &quot;&quot;)" office:value-type="string" office:string-value="kubatatami/JudoNetworking" calcext:value-type="string">
            <text:p>kubatatami/JudoNetworking</text:p>
          </table:table-cell>
        </table:table-row>
        <table:table-row table:style-name="ro1">
          <table:table-cell office:value-type="float" office:value="8038886" calcext:value-type="float">
            <text:p>8038886</text:p>
          </table:table-cell>
          <table:table-cell office:value-type="string" calcext:value-type="string">
            <text:p>https://api.github.com/repos/chdryra/Reviewer</text:p>
          </table:table-cell>
          <table:table-cell table:formula="of:=REPLACE([.B2021]; 1; 29; &quot;&quot;)" office:value-type="string" office:string-value="chdryra/Reviewer" calcext:value-type="string">
            <text:p>chdryra/Reviewer</text:p>
          </table:table-cell>
        </table:table-row>
        <table:table-row table:style-name="ro1">
          <table:table-cell office:value-type="float" office:value="8042279" calcext:value-type="float">
            <text:p>8042279</text:p>
          </table:table-cell>
          <table:table-cell office:value-type="string" calcext:value-type="string">
            <text:p>https://api.github.com/repos/kuali/kfs</text:p>
          </table:table-cell>
          <table:table-cell table:formula="of:=REPLACE([.B2022]; 1; 29; &quot;&quot;)" office:value-type="string" office:string-value="kuali/kfs" calcext:value-type="string">
            <text:p>kuali/kfs</text:p>
          </table:table-cell>
        </table:table-row>
        <table:table-row table:style-name="ro1">
          <table:table-cell office:value-type="float" office:value="8042449" calcext:value-type="float">
            <text:p>8042449</text:p>
          </table:table-cell>
          <table:table-cell office:value-type="string" calcext:value-type="string">
            <text:p>https://api.github.com/repos/PIH/openmrs-module-pihmalawi</text:p>
          </table:table-cell>
          <table:table-cell table:formula="of:=REPLACE([.B2023]; 1; 29; &quot;&quot;)" office:value-type="string" office:string-value="PIH/openmrs-module-pihmalawi" calcext:value-type="string">
            <text:p>PIH/openmrs-module-pihmalawi</text:p>
          </table:table-cell>
        </table:table-row>
        <table:table-row table:style-name="ro1">
          <table:table-cell office:value-type="float" office:value="8042814" calcext:value-type="float">
            <text:p>8042814</text:p>
          </table:table-cell>
          <table:table-cell office:value-type="string" calcext:value-type="string">
            <text:p>https://api.github.com/repos/shadowmage45/AncientWarfare2</text:p>
          </table:table-cell>
          <table:table-cell table:formula="of:=REPLACE([.B2024]; 1; 29; &quot;&quot;)" office:value-type="string" office:string-value="shadowmage45/AncientWarfare2" calcext:value-type="string">
            <text:p>shadowmage45/AncientWarfare2</text:p>
          </table:table-cell>
        </table:table-row>
        <table:table-row table:style-name="ro1">
          <table:table-cell office:value-type="float" office:value="8053252" calcext:value-type="float">
            <text:p>8053252</text:p>
          </table:table-cell>
          <table:table-cell office:value-type="string" calcext:value-type="string">
            <text:p>https://api.github.com/repos/FusionSP/android_frameworks_base</text:p>
          </table:table-cell>
          <table:table-cell table:formula="of:=REPLACE([.B2025]; 1; 29; &quot;&quot;)" office:value-type="string" office:string-value="FusionSP/android_frameworks_base" calcext:value-type="string">
            <text:p>FusionSP/android_frameworks_base</text:p>
          </table:table-cell>
        </table:table-row>
        <table:table-row table:style-name="ro1">
          <table:table-cell office:value-type="float" office:value="8059090" calcext:value-type="float">
            <text:p>8059090</text:p>
          </table:table-cell>
          <table:table-cell office:value-type="string" calcext:value-type="string">
            <text:p>https://api.github.com/repos/AEFeinstein/mtg-familiar</text:p>
          </table:table-cell>
          <table:table-cell table:formula="of:=REPLACE([.B2026]; 1; 29; &quot;&quot;)" office:value-type="string" office:string-value="AEFeinstein/mtg-familiar" calcext:value-type="string">
            <text:p>AEFeinstein/mtg-familiar</text:p>
          </table:table-cell>
        </table:table-row>
        <table:table-row table:style-name="ro1">
          <table:table-cell office:value-type="float" office:value="8062731" calcext:value-type="float">
            <text:p>8062731</text:p>
          </table:table-cell>
          <table:table-cell office:value-type="string" calcext:value-type="string">
            <text:p>https://api.github.com/repos/ReturnOnIntellingenceTraineeCommunity/rtc-app</text:p>
          </table:table-cell>
          <table:table-cell table:formula="of:=REPLACE([.B2027]; 1; 29; &quot;&quot;)" office:value-type="string" office:string-value="ReturnOnIntellingenceTraineeCommunity/rtc-app" calcext:value-type="string">
            <text:p>ReturnOnIntellingenceTraineeCommunity/rtc-app</text:p>
          </table:table-cell>
        </table:table-row>
        <table:table-row table:style-name="ro1">
          <table:table-cell office:value-type="float" office:value="8066289" calcext:value-type="float">
            <text:p>8066289</text:p>
          </table:table-cell>
          <table:table-cell office:value-type="string" calcext:value-type="string">
            <text:p>https://api.github.com/repos/b1m4w3n/dreamfactory</text:p>
          </table:table-cell>
          <table:table-cell table:formula="of:=REPLACE([.B2028]; 1; 29; &quot;&quot;)" office:value-type="string" office:string-value="b1m4w3n/dreamfactory" calcext:value-type="string">
            <text:p>b1m4w3n/dreamfactory</text:p>
          </table:table-cell>
        </table:table-row>
        <table:table-row table:style-name="ro1">
          <table:table-cell office:value-type="float" office:value="8071356" calcext:value-type="float">
            <text:p>8071356</text:p>
          </table:table-cell>
          <table:table-cell office:value-type="string" calcext:value-type="string">
            <text:p>https://api.github.com/repos/wso2/carbon-commons</text:p>
          </table:table-cell>
          <table:table-cell table:formula="of:=REPLACE([.B2029]; 1; 29; &quot;&quot;)" office:value-type="string" office:string-value="wso2/carbon-commons" calcext:value-type="string">
            <text:p>wso2/carbon-commons</text:p>
          </table:table-cell>
        </table:table-row>
        <table:table-row table:style-name="ro1">
          <table:table-cell office:value-type="float" office:value="8074769" calcext:value-type="float">
            <text:p>8074769</text:p>
          </table:table-cell>
          <table:table-cell office:value-type="string" calcext:value-type="string">
            <text:p>https://api.github.com/repos/FusionSP/android_packages_apps_Settings</text:p>
          </table:table-cell>
          <table:table-cell table:formula="of:=REPLACE([.B2030]; 1; 29; &quot;&quot;)" office:value-type="string" office:string-value="FusionSP/android_packages_apps_Settings" calcext:value-type="string">
            <text:p>FusionSP/android_packages_apps_Settings</text:p>
          </table:table-cell>
        </table:table-row>
        <table:table-row table:style-name="ro1">
          <table:table-cell office:value-type="float" office:value="8081642" calcext:value-type="float">
            <text:p>8081642</text:p>
          </table:table-cell>
          <table:table-cell office:value-type="string" calcext:value-type="string">
            <text:p>https://api.github.com/repos/sarality/appblocks</text:p>
          </table:table-cell>
          <table:table-cell table:formula="of:=REPLACE([.B2031]; 1; 29; &quot;&quot;)" office:value-type="string" office:string-value="sarality/appblocks" calcext:value-type="string">
            <text:p>sarality/appblocks</text:p>
          </table:table-cell>
        </table:table-row>
        <table:table-row table:style-name="ro1">
          <table:table-cell office:value-type="float" office:value="8087562" calcext:value-type="float">
            <text:p>8087562</text:p>
          </table:table-cell>
          <table:table-cell office:value-type="string" calcext:value-type="string">
            <text:p>https://api.github.com/repos/DeegC/zeidon-joe</text:p>
          </table:table-cell>
          <table:table-cell table:formula="of:=REPLACE([.B2032]; 1; 29; &quot;&quot;)" office:value-type="string" office:string-value="DeegC/zeidon-joe" calcext:value-type="string">
            <text:p>DeegC/zeidon-joe</text:p>
          </table:table-cell>
        </table:table-row>
        <table:table-row table:style-name="ro1">
          <table:table-cell office:value-type="float" office:value="8089533" calcext:value-type="float">
            <text:p>8089533</text:p>
          </table:table-cell>
          <table:table-cell office:value-type="string" calcext:value-type="string">
            <text:p>https://api.github.com/repos/duracloud/duracloud</text:p>
          </table:table-cell>
          <table:table-cell table:formula="of:=REPLACE([.B2033]; 1; 29; &quot;&quot;)" office:value-type="string" office:string-value="duracloud/duracloud" calcext:value-type="string">
            <text:p>duracloud/duracloud</text:p>
          </table:table-cell>
        </table:table-row>
        <table:table-row table:style-name="ro1">
          <table:table-cell office:value-type="float" office:value="8097790" calcext:value-type="float">
            <text:p>8097790</text:p>
          </table:table-cell>
          <table:table-cell office:value-type="string" calcext:value-type="string">
            <text:p>https://api.github.com/repos/mengqhai/appbasement</text:p>
          </table:table-cell>
          <table:table-cell table:formula="of:=REPLACE([.B2034]; 1; 29; &quot;&quot;)" office:value-type="string" office:string-value="mengqhai/appbasement" calcext:value-type="string">
            <text:p>mengqhai/appbasement</text:p>
          </table:table-cell>
        </table:table-row>
        <table:table-row table:style-name="ro1">
          <table:table-cell office:value-type="float" office:value="8105030" calcext:value-type="float">
            <text:p>8105030</text:p>
          </table:table-cell>
          <table:table-cell office:value-type="string" calcext:value-type="string">
            <text:p>https://api.github.com/repos/diirt/diirt</text:p>
          </table:table-cell>
          <table:table-cell table:formula="of:=REPLACE([.B2035]; 1; 29; &quot;&quot;)" office:value-type="string" office:string-value="diirt/diirt" calcext:value-type="string">
            <text:p>diirt/diirt</text:p>
          </table:table-cell>
        </table:table-row>
        <table:table-row table:style-name="ro1">
          <table:table-cell office:value-type="float" office:value="8113023" calcext:value-type="float">
            <text:p>8113023</text:p>
          </table:table-cell>
          <table:table-cell office:value-type="string" calcext:value-type="string">
            <text:p>https://api.github.com/repos/TechnicPack/LauncherV3</text:p>
          </table:table-cell>
          <table:table-cell table:formula="of:=REPLACE([.B2036]; 1; 29; &quot;&quot;)" office:value-type="string" office:string-value="TechnicPack/LauncherV3" calcext:value-type="string">
            <text:p>TechnicPack/LauncherV3</text:p>
          </table:table-cell>
        </table:table-row>
        <table:table-row table:style-name="ro1">
          <table:table-cell office:value-type="float" office:value="8113065" calcext:value-type="float">
            <text:p>8113065</text:p>
          </table:table-cell>
          <table:table-cell office:value-type="string" calcext:value-type="string">
            <text:p>https://api.github.com/repos/FITeagle/adapters</text:p>
          </table:table-cell>
          <table:table-cell table:formula="of:=REPLACE([.B2037]; 1; 29; &quot;&quot;)" office:value-type="string" office:string-value="FITeagle/adapters" calcext:value-type="string">
            <text:p>FITeagle/adapters</text:p>
          </table:table-cell>
        </table:table-row>
        <table:table-row table:style-name="ro1">
          <table:table-cell office:value-type="float" office:value="8131446" calcext:value-type="float">
            <text:p>8131446</text:p>
          </table:table-cell>
          <table:table-cell office:value-type="string" calcext:value-type="string">
            <text:p>https://api.github.com/repos/datacleaner/DataCleaner</text:p>
          </table:table-cell>
          <table:table-cell table:formula="of:=REPLACE([.B2038]; 1; 29; &quot;&quot;)" office:value-type="string" office:string-value="datacleaner/DataCleaner" calcext:value-type="string">
            <text:p>datacleaner/DataCleaner</text:p>
          </table:table-cell>
        </table:table-row>
        <table:table-row table:style-name="ro1">
          <table:table-cell office:value-type="float" office:value="8131548" calcext:value-type="float">
            <text:p>8131548</text:p>
          </table:table-cell>
          <table:table-cell office:value-type="string" calcext:value-type="string">
            <text:p>https://api.github.com/repos/fucktheinterview/fuckI</text:p>
          </table:table-cell>
          <table:table-cell table:formula="of:=REPLACE([.B2039]; 1; 29; &quot;&quot;)" office:value-type="string" office:string-value="fucktheinterview/fuckI" calcext:value-type="string">
            <text:p>fucktheinterview/fuckI</text:p>
          </table:table-cell>
        </table:table-row>
        <table:table-row table:style-name="ro1">
          <table:table-cell office:value-type="float" office:value="8132051" calcext:value-type="float">
            <text:p>8132051</text:p>
          </table:table-cell>
          <table:table-cell office:value-type="string" calcext:value-type="string">
            <text:p>https://api.github.com/repos/opendaylight/ovsdb</text:p>
          </table:table-cell>
          <table:table-cell table:formula="of:=REPLACE([.B2040]; 1; 29; &quot;&quot;)" office:value-type="string" office:string-value="opendaylight/ovsdb" calcext:value-type="string">
            <text:p>opendaylight/ovsdb</text:p>
          </table:table-cell>
        </table:table-row>
        <table:table-row table:style-name="ro1">
          <table:table-cell office:value-type="float" office:value="8134111" calcext:value-type="float">
            <text:p>8134111</text:p>
          </table:table-cell>
          <table:table-cell office:value-type="string" calcext:value-type="string">
            <text:p>https://api.github.com/repos/wso2/product-esb</text:p>
          </table:table-cell>
          <table:table-cell table:formula="of:=REPLACE([.B2041]; 1; 29; &quot;&quot;)" office:value-type="string" office:string-value="wso2/product-esb" calcext:value-type="string">
            <text:p>wso2/product-esb</text:p>
          </table:table-cell>
        </table:table-row>
        <table:table-row table:style-name="ro1">
          <table:table-cell office:value-type="float" office:value="8137623" calcext:value-type="float">
            <text:p>8137623</text:p>
          </table:table-cell>
          <table:table-cell office:value-type="string" calcext:value-type="string">
            <text:p>https://api.github.com/repos/fenyo1/FreeCol</text:p>
          </table:table-cell>
          <table:table-cell table:formula="of:=REPLACE([.B2042]; 1; 29; &quot;&quot;)" office:value-type="string" office:string-value="fenyo1/FreeCol" calcext:value-type="string">
            <text:p>fenyo1/FreeCol</text:p>
          </table:table-cell>
        </table:table-row>
        <table:table-row table:style-name="ro1">
          <table:table-cell office:value-type="float" office:value="8142684" calcext:value-type="float">
            <text:p>8142684</text:p>
          </table:table-cell>
          <table:table-cell office:value-type="string" calcext:value-type="string">
            <text:p>https://api.github.com/repos/jpmml/jpmml-evaluator</text:p>
          </table:table-cell>
          <table:table-cell table:formula="of:=REPLACE([.B2043]; 1; 29; &quot;&quot;)" office:value-type="string" office:string-value="jpmml/jpmml-evaluator" calcext:value-type="string">
            <text:p>jpmml/jpmml-evaluator</text:p>
          </table:table-cell>
        </table:table-row>
        <table:table-row table:style-name="ro1">
          <table:table-cell office:value-type="float" office:value="8147959" calcext:value-type="float">
            <text:p>8147959</text:p>
          </table:table-cell>
          <table:table-cell office:value-type="string" calcext:value-type="string">
            <text:p>https://api.github.com/repos/devlopper/org.cyk.ui</text:p>
          </table:table-cell>
          <table:table-cell table:formula="of:=REPLACE([.B2044]; 1; 29; &quot;&quot;)" office:value-type="string" office:string-value="devlopper/org.cyk.ui" calcext:value-type="string">
            <text:p>devlopper/org.cyk.ui</text:p>
          </table:table-cell>
        </table:table-row>
        <table:table-row table:style-name="ro1">
          <table:table-cell office:value-type="float" office:value="8162082" calcext:value-type="float">
            <text:p>8162082</text:p>
          </table:table-cell>
          <table:table-cell office:value-type="string" calcext:value-type="string">
            <text:p>https://api.github.com/repos/a17r/a17rgentoo</text:p>
          </table:table-cell>
          <table:table-cell table:formula="of:=REPLACE([.B2045]; 1; 29; &quot;&quot;)" office:value-type="string" office:string-value="a17r/a17rgentoo" calcext:value-type="string">
            <text:p>a17r/a17rgentoo</text:p>
          </table:table-cell>
        </table:table-row>
        <table:table-row table:style-name="ro1">
          <table:table-cell office:value-type="float" office:value="8175374" calcext:value-type="float">
            <text:p>8175374</text:p>
          </table:table-cell>
          <table:table-cell office:value-type="string" calcext:value-type="string">
            <text:p>https://api.github.com/repos/kontalk/androidclient</text:p>
          </table:table-cell>
          <table:table-cell table:formula="of:=REPLACE([.B2046]; 1; 29; &quot;&quot;)" office:value-type="string" office:string-value="kontalk/androidclient" calcext:value-type="string">
            <text:p>kontalk/androidclient</text:p>
          </table:table-cell>
        </table:table-row>
        <table:table-row table:style-name="ro1">
          <table:table-cell office:value-type="float" office:value="8194569" calcext:value-type="float">
            <text:p>8194569</text:p>
          </table:table-cell>
          <table:table-cell office:value-type="string" calcext:value-type="string">
            <text:p>https://api.github.com/repos/lgallard/qBittorrent-Controller</text:p>
          </table:table-cell>
          <table:table-cell table:formula="of:=REPLACE([.B2047]; 1; 29; &quot;&quot;)" office:value-type="string" office:string-value="lgallard/qBittorrent-Controller" calcext:value-type="string">
            <text:p>lgallard/qBittorrent-Controller</text:p>
          </table:table-cell>
        </table:table-row>
        <table:table-row table:style-name="ro1">
          <table:table-cell office:value-type="float" office:value="8204377" calcext:value-type="float">
            <text:p>8204377</text:p>
          </table:table-cell>
          <table:table-cell office:value-type="string" calcext:value-type="string">
            <text:p>https://api.github.com/repos/gocd/gocd</text:p>
          </table:table-cell>
          <table:table-cell table:formula="of:=REPLACE([.B2048]; 1; 29; &quot;&quot;)" office:value-type="string" office:string-value="gocd/gocd" calcext:value-type="string">
            <text:p>gocd/gocd</text:p>
          </table:table-cell>
        </table:table-row>
        <table:table-row table:style-name="ro1">
          <table:table-cell office:value-type="float" office:value="8216803" calcext:value-type="float">
            <text:p>8216803</text:p>
          </table:table-cell>
          <table:table-cell office:value-type="string" calcext:value-type="string">
            <text:p>https://api.github.com/repos/brmson/yodaqa</text:p>
          </table:table-cell>
          <table:table-cell table:formula="of:=REPLACE([.B2049]; 1; 29; &quot;&quot;)" office:value-type="string" office:string-value="brmson/yodaqa" calcext:value-type="string">
            <text:p>brmson/yodaqa</text:p>
          </table:table-cell>
        </table:table-row>
        <table:table-row table:style-name="ro1">
          <table:table-cell office:value-type="float" office:value="8234517" calcext:value-type="float">
            <text:p>8234517</text:p>
          </table:table-cell>
          <table:table-cell office:value-type="string" calcext:value-type="string">
            <text:p>https://api.github.com/repos/spacewalkproject/spacewalk</text:p>
          </table:table-cell>
          <table:table-cell table:formula="of:=REPLACE([.B2050]; 1; 29; &quot;&quot;)" office:value-type="string" office:string-value="spacewalkproject/spacewalk" calcext:value-type="string">
            <text:p>spacewalkproject/spacewalk</text:p>
          </table:table-cell>
        </table:table-row>
        <table:table-row table:style-name="ro1">
          <table:table-cell office:value-type="float" office:value="8245061" calcext:value-type="float">
            <text:p>8245061</text:p>
          </table:table-cell>
          <table:table-cell office:value-type="string" calcext:value-type="string">
            <text:p>https://api.github.com/repos/cobbzilla/cobbzilla-wizard</text:p>
          </table:table-cell>
          <table:table-cell table:formula="of:=REPLACE([.B2051]; 1; 29; &quot;&quot;)" office:value-type="string" office:string-value="cobbzilla/cobbzilla-wizard" calcext:value-type="string">
            <text:p>cobbzilla/cobbzilla-wizard</text:p>
          </table:table-cell>
        </table:table-row>
        <table:table-row table:style-name="ro1">
          <table:table-cell office:value-type="float" office:value="8251694" calcext:value-type="float">
            <text:p>8251694</text:p>
          </table:table-cell>
          <table:table-cell office:value-type="string" calcext:value-type="string">
            <text:p>https://api.github.com/repos/wso2/product-as</text:p>
          </table:table-cell>
          <table:table-cell table:formula="of:=REPLACE([.B2052]; 1; 29; &quot;&quot;)" office:value-type="string" office:string-value="wso2/product-as" calcext:value-type="string">
            <text:p>wso2/product-as</text:p>
          </table:table-cell>
        </table:table-row>
        <table:table-row table:style-name="ro1">
          <table:table-cell office:value-type="float" office:value="8257749" calcext:value-type="float">
            <text:p>8257749</text:p>
          </table:table-cell>
          <table:table-cell office:value-type="string" calcext:value-type="string">
            <text:p>https://api.github.com/repos/DICE-UNC/jargon</text:p>
          </table:table-cell>
          <table:table-cell table:formula="of:=REPLACE([.B2053]; 1; 29; &quot;&quot;)" office:value-type="string" office:string-value="DICE-UNC/jargon" calcext:value-type="string">
            <text:p>DICE-UNC/jargon</text:p>
          </table:table-cell>
        </table:table-row>
        <table:table-row table:style-name="ro1">
          <table:table-cell office:value-type="float" office:value="8259134" calcext:value-type="float">
            <text:p>8259134</text:p>
          </table:table-cell>
          <table:table-cell office:value-type="string" calcext:value-type="string">
            <text:p>https://api.github.com/repos/ChandraCXC/iris</text:p>
          </table:table-cell>
          <table:table-cell table:formula="of:=REPLACE([.B2054]; 1; 29; &quot;&quot;)" office:value-type="string" office:string-value="ChandraCXC/iris" calcext:value-type="string">
            <text:p>ChandraCXC/iris</text:p>
          </table:table-cell>
        </table:table-row>
        <table:table-row table:style-name="ro1">
          <table:table-cell office:value-type="float" office:value="8260614" calcext:value-type="float">
            <text:p>8260614</text:p>
          </table:table-cell>
          <table:table-cell office:value-type="string" calcext:value-type="string">
            <text:p>https://api.github.com/repos/MirakelX/mirakel-android</text:p>
          </table:table-cell>
          <table:table-cell table:formula="of:=REPLACE([.B2055]; 1; 29; &quot;&quot;)" office:value-type="string" office:string-value="MirakelX/mirakel-android" calcext:value-type="string">
            <text:p>MirakelX/mirakel-android</text:p>
          </table:table-cell>
        </table:table-row>
        <table:table-row table:style-name="ro1">
          <table:table-cell office:value-type="float" office:value="8261988" calcext:value-type="float">
            <text:p>8261988</text:p>
          </table:table-cell>
          <table:table-cell office:value-type="string" calcext:value-type="string">
            <text:p>https://api.github.com/repos/cncgoko/Goko</text:p>
          </table:table-cell>
          <table:table-cell table:formula="of:=REPLACE([.B2056]; 1; 29; &quot;&quot;)" office:value-type="string" office:string-value="cncgoko/Goko" calcext:value-type="string">
            <text:p>cncgoko/Goko</text:p>
          </table:table-cell>
        </table:table-row>
        <table:table-row table:style-name="ro1">
          <table:table-cell office:value-type="float" office:value="8262257" calcext:value-type="float">
            <text:p>8262257</text:p>
          </table:table-cell>
          <table:table-cell office:value-type="string" calcext:value-type="string">
            <text:p>https://api.github.com/repos/xEssentials/xEssentials</text:p>
          </table:table-cell>
          <table:table-cell table:formula="of:=REPLACE([.B2057]; 1; 29; &quot;&quot;)" office:value-type="string" office:string-value="xEssentials/xEssentials" calcext:value-type="string">
            <text:p>xEssentials/xEssentials</text:p>
          </table:table-cell>
        </table:table-row>
        <table:table-row table:style-name="ro1">
          <table:table-cell office:value-type="float" office:value="8270239" calcext:value-type="float">
            <text:p>8270239</text:p>
          </table:table-cell>
          <table:table-cell office:value-type="string" calcext:value-type="string">
            <text:p>https://api.github.com/repos/rhq-project/rhq</text:p>
          </table:table-cell>
          <table:table-cell table:formula="of:=REPLACE([.B2058]; 1; 29; &quot;&quot;)" office:value-type="string" office:string-value="rhq-project/rhq" calcext:value-type="string">
            <text:p>rhq-project/rhq</text:p>
          </table:table-cell>
        </table:table-row>
        <table:table-row table:style-name="ro1">
          <table:table-cell office:value-type="float" office:value="8270843" calcext:value-type="float">
            <text:p>8270843</text:p>
          </table:table-cell>
          <table:table-cell office:value-type="string" calcext:value-type="string">
            <text:p>https://api.github.com/repos/exercism/xjava</text:p>
          </table:table-cell>
          <table:table-cell table:formula="of:=REPLACE([.B2059]; 1; 29; &quot;&quot;)" office:value-type="string" office:string-value="exercism/xjava" calcext:value-type="string">
            <text:p>exercism/xjava</text:p>
          </table:table-cell>
        </table:table-row>
        <table:table-row table:style-name="ro1">
          <table:table-cell office:value-type="float" office:value="8277074" calcext:value-type="float">
            <text:p>8277074</text:p>
          </table:table-cell>
          <table:table-cell office:value-type="string" calcext:value-type="string">
            <text:p>https://api.github.com/repos/GooruAdmin/insights-data-logger</text:p>
          </table:table-cell>
          <table:table-cell table:formula="of:=REPLACE([.B2060]; 1; 29; &quot;&quot;)" office:value-type="string" office:string-value="GooruAdmin/insights-data-logger" calcext:value-type="string">
            <text:p>GooruAdmin/insights-data-logger</text:p>
          </table:table-cell>
        </table:table-row>
        <table:table-row table:style-name="ro1">
          <table:table-cell office:value-type="float" office:value="8279894" calcext:value-type="float">
            <text:p>8279894</text:p>
          </table:table-cell>
          <table:table-cell office:value-type="string" calcext:value-type="string">
            <text:p>https://api.github.com/repos/KrisC369/Flexsim</text:p>
          </table:table-cell>
          <table:table-cell table:formula="of:=REPLACE([.B2061]; 1; 29; &quot;&quot;)" office:value-type="string" office:string-value="KrisC369/Flexsim" calcext:value-type="string">
            <text:p>KrisC369/Flexsim</text:p>
          </table:table-cell>
        </table:table-row>
        <table:table-row table:style-name="ro1">
          <table:table-cell office:value-type="float" office:value="8280870" calcext:value-type="float">
            <text:p>8280870</text:p>
          </table:table-cell>
          <table:table-cell office:value-type="string" calcext:value-type="string">
            <text:p>https://api.github.com/repos/jenkinsci/acceptance-test-harness</text:p>
          </table:table-cell>
          <table:table-cell table:formula="of:=REPLACE([.B2062]; 1; 29; &quot;&quot;)" office:value-type="string" office:string-value="jenkinsci/acceptance-test-harness" calcext:value-type="string">
            <text:p>jenkinsci/acceptance-test-harness</text:p>
          </table:table-cell>
        </table:table-row>
        <table:table-row table:style-name="ro1">
          <table:table-cell office:value-type="float" office:value="8284287" calcext:value-type="float">
            <text:p>8284287</text:p>
          </table:table-cell>
          <table:table-cell office:value-type="string" calcext:value-type="string">
            <text:p>https://api.github.com/repos/MihaiB/mihaib</text:p>
          </table:table-cell>
          <table:table-cell table:formula="of:=REPLACE([.B2063]; 1; 29; &quot;&quot;)" office:value-type="string" office:string-value="MihaiB/mihaib" calcext:value-type="string">
            <text:p>MihaiB/mihaib</text:p>
          </table:table-cell>
        </table:table-row>
        <table:table-row table:style-name="ro1">
          <table:table-cell office:value-type="float" office:value="8286679" calcext:value-type="float">
            <text:p>8286679</text:p>
          </table:table-cell>
          <table:table-cell office:value-type="string" calcext:value-type="string">
            <text:p>https://api.github.com/repos/protegeproject/swrlapi</text:p>
          </table:table-cell>
          <table:table-cell table:formula="of:=REPLACE([.B2064]; 1; 29; &quot;&quot;)" office:value-type="string" office:string-value="protegeproject/swrlapi" calcext:value-type="string">
            <text:p>protegeproject/swrlapi</text:p>
          </table:table-cell>
        </table:table-row>
        <table:table-row table:style-name="ro1">
          <table:table-cell office:value-type="float" office:value="8292833" calcext:value-type="float">
            <text:p>8292833</text:p>
          </table:table-cell>
          <table:table-cell office:value-type="string" calcext:value-type="string">
            <text:p>https://api.github.com/repos/siacs/Conversations</text:p>
          </table:table-cell>
          <table:table-cell table:formula="of:=REPLACE([.B2065]; 1; 29; &quot;&quot;)" office:value-type="string" office:string-value="siacs/Conversations" calcext:value-type="string">
            <text:p>siacs/Conversations</text:p>
          </table:table-cell>
        </table:table-row>
        <table:table-row table:style-name="ro1">
          <table:table-cell office:value-type="float" office:value="8297382" calcext:value-type="float">
            <text:p>8297382</text:p>
          </table:table-cell>
          <table:table-cell office:value-type="string" calcext:value-type="string">
            <text:p>https://api.github.com/repos/Hive2Hive/Hive2Hive</text:p>
          </table:table-cell>
          <table:table-cell table:formula="of:=REPLACE([.B2066]; 1; 29; &quot;&quot;)" office:value-type="string" office:string-value="Hive2Hive/Hive2Hive" calcext:value-type="string">
            <text:p>Hive2Hive/Hive2Hive</text:p>
          </table:table-cell>
        </table:table-row>
        <table:table-row table:style-name="ro1">
          <table:table-cell office:value-type="float" office:value="8333804" calcext:value-type="float">
            <text:p>8333804</text:p>
          </table:table-cell>
          <table:table-cell office:value-type="string" calcext:value-type="string">
            <text:p>https://api.github.com/repos/RoaringBitmap/RoaringBitmap</text:p>
          </table:table-cell>
          <table:table-cell table:formula="of:=REPLACE([.B2067]; 1; 29; &quot;&quot;)" office:value-type="string" office:string-value="RoaringBitmap/RoaringBitmap" calcext:value-type="string">
            <text:p>RoaringBitmap/RoaringBitmap</text:p>
          </table:table-cell>
        </table:table-row>
        <table:table-row table:style-name="ro1">
          <table:table-cell office:value-type="float" office:value="8336063" calcext:value-type="float">
            <text:p>8336063</text:p>
          </table:table-cell>
          <table:table-cell office:value-type="string" calcext:value-type="string">
            <text:p>https://api.github.com/repos/OfficeDev/Office-365-SDK-for-Android</text:p>
          </table:table-cell>
          <table:table-cell table:formula="of:=REPLACE([.B2068]; 1; 29; &quot;&quot;)" office:value-type="string" office:string-value="OfficeDev/Office-365-SDK-for-Android" calcext:value-type="string">
            <text:p>OfficeDev/Office-365-SDK-for-Android</text:p>
          </table:table-cell>
        </table:table-row>
        <table:table-row table:style-name="ro1">
          <table:table-cell office:value-type="float" office:value="8337847" calcext:value-type="float">
            <text:p>8337847</text:p>
          </table:table-cell>
          <table:table-cell office:value-type="string" calcext:value-type="string">
            <text:p>https://api.github.com/repos/apache/knox</text:p>
          </table:table-cell>
          <table:table-cell table:formula="of:=REPLACE([.B2069]; 1; 29; &quot;&quot;)" office:value-type="string" office:string-value="apache/knox" calcext:value-type="string">
            <text:p>apache/knox</text:p>
          </table:table-cell>
        </table:table-row>
        <table:table-row table:style-name="ro1">
          <table:table-cell office:value-type="float" office:value="8353916" calcext:value-type="float">
            <text:p>8353916</text:p>
          </table:table-cell>
          <table:table-cell office:value-type="string" calcext:value-type="string">
            <text:p>https://api.github.com/repos/asiekierka/Computronics</text:p>
          </table:table-cell>
          <table:table-cell table:formula="of:=REPLACE([.B2070]; 1; 29; &quot;&quot;)" office:value-type="string" office:string-value="asiekierka/Computronics" calcext:value-type="string">
            <text:p>asiekierka/Computronics</text:p>
          </table:table-cell>
        </table:table-row>
        <table:table-row table:style-name="ro1">
          <table:table-cell office:value-type="float" office:value="8357285" calcext:value-type="float">
            <text:p>8357285</text:p>
          </table:table-cell>
          <table:table-cell office:value-type="string" calcext:value-type="string">
            <text:p>https://api.github.com/repos/Dynious/RefinedRelocation</text:p>
          </table:table-cell>
          <table:table-cell table:formula="of:=REPLACE([.B2071]; 1; 29; &quot;&quot;)" office:value-type="string" office:string-value="Dynious/RefinedRelocation" calcext:value-type="string">
            <text:p>Dynious/RefinedRelocation</text:p>
          </table:table-cell>
        </table:table-row>
        <table:table-row table:style-name="ro1">
          <table:table-cell office:value-type="float" office:value="8374762" calcext:value-type="float">
            <text:p>8374762</text:p>
          </table:table-cell>
          <table:table-cell office:value-type="string" calcext:value-type="string">
            <text:p>https://api.github.com/repos/coheigea/testcases</text:p>
          </table:table-cell>
          <table:table-cell table:formula="of:=REPLACE([.B2072]; 1; 29; &quot;&quot;)" office:value-type="string" office:string-value="coheigea/testcases" calcext:value-type="string">
            <text:p>coheigea/testcases</text:p>
          </table:table-cell>
        </table:table-row>
        <table:table-row table:style-name="ro1">
          <table:table-cell office:value-type="float" office:value="8375584" calcext:value-type="float">
            <text:p>8375584</text:p>
          </table:table-cell>
          <table:table-cell office:value-type="string" calcext:value-type="string">
            <text:p>https://api.github.com/repos/aequologica/geppaequo</text:p>
          </table:table-cell>
          <table:table-cell table:formula="of:=REPLACE([.B2073]; 1; 29; &quot;&quot;)" office:value-type="string" office:string-value="aequologica/geppaequo" calcext:value-type="string">
            <text:p>aequologica/geppaequo</text:p>
          </table:table-cell>
        </table:table-row>
        <table:table-row table:style-name="ro1">
          <table:table-cell office:value-type="float" office:value="8376617" calcext:value-type="float">
            <text:p>8376617</text:p>
          </table:table-cell>
          <table:table-cell office:value-type="string" calcext:value-type="string">
            <text:p>https://api.github.com/repos/apache/curator</text:p>
          </table:table-cell>
          <table:table-cell table:formula="of:=REPLACE([.B2074]; 1; 29; &quot;&quot;)" office:value-type="string" office:string-value="apache/curator" calcext:value-type="string">
            <text:p>apache/curator</text:p>
          </table:table-cell>
        </table:table-row>
        <table:table-row table:style-name="ro1">
          <table:table-cell office:value-type="float" office:value="8396691" calcext:value-type="float">
            <text:p>8396691</text:p>
          </table:table-cell>
          <table:table-cell office:value-type="string" calcext:value-type="string">
            <text:p>https://api.github.com/repos/plt-tud/r43ples</text:p>
          </table:table-cell>
          <table:table-cell table:formula="of:=REPLACE([.B2075]; 1; 29; &quot;&quot;)" office:value-type="string" office:string-value="plt-tud/r43ples" calcext:value-type="string">
            <text:p>plt-tud/r43ples</text:p>
          </table:table-cell>
        </table:table-row>
        <table:table-row table:style-name="ro1">
          <table:table-cell office:value-type="float" office:value="8406866" calcext:value-type="float">
            <text:p>8406866</text:p>
          </table:table-cell>
          <table:table-cell office:value-type="string" calcext:value-type="string">
            <text:p>https://api.github.com/repos/kiselev-dv/gazetteer</text:p>
          </table:table-cell>
          <table:table-cell table:formula="of:=REPLACE([.B2076]; 1; 29; &quot;&quot;)" office:value-type="string" office:string-value="kiselev-dv/gazetteer" calcext:value-type="string">
            <text:p>kiselev-dv/gazetteer</text:p>
          </table:table-cell>
        </table:table-row>
        <table:table-row table:style-name="ro1">
          <table:table-cell office:value-type="float" office:value="8407619" calcext:value-type="float">
            <text:p>8407619</text:p>
          </table:table-cell>
          <table:table-cell office:value-type="string" calcext:value-type="string">
            <text:p>https://api.github.com/repos/crate/crate</text:p>
          </table:table-cell>
          <table:table-cell table:formula="of:=REPLACE([.B2077]; 1; 29; &quot;&quot;)" office:value-type="string" office:string-value="crate/crate" calcext:value-type="string">
            <text:p>crate/crate</text:p>
          </table:table-cell>
        </table:table-row>
        <table:table-row table:style-name="ro1">
          <table:table-cell office:value-type="float" office:value="8407683" calcext:value-type="float">
            <text:p>8407683</text:p>
          </table:table-cell>
          <table:table-cell office:value-type="string" calcext:value-type="string">
            <text:p>https://api.github.com/repos/obenavidez/MICIO</text:p>
          </table:table-cell>
          <table:table-cell table:formula="of:=REPLACE([.B2078]; 1; 29; &quot;&quot;)" office:value-type="string" office:string-value="obenavidez/MICIO" calcext:value-type="string">
            <text:p>obenavidez/MICIO</text:p>
          </table:table-cell>
        </table:table-row>
        <table:table-row table:style-name="ro1">
          <table:table-cell office:value-type="float" office:value="8408872" calcext:value-type="float">
            <text:p>8408872</text:p>
          </table:table-cell>
          <table:table-cell office:value-type="string" calcext:value-type="string">
            <text:p>https://api.github.com/repos/osmdroid/osmdroid</text:p>
          </table:table-cell>
          <table:table-cell table:formula="of:=REPLACE([.B2079]; 1; 29; &quot;&quot;)" office:value-type="string" office:string-value="osmdroid/osmdroid" calcext:value-type="string">
            <text:p>osmdroid/osmdroid</text:p>
          </table:table-cell>
        </table:table-row>
        <table:table-row table:style-name="ro1">
          <table:table-cell office:value-type="float" office:value="8421731" calcext:value-type="float">
            <text:p>8421731</text:p>
          </table:table-cell>
          <table:table-cell office:value-type="string" calcext:value-type="string">
            <text:p>https://api.github.com/repos/imagej/imagej-ops</text:p>
          </table:table-cell>
          <table:table-cell table:formula="of:=REPLACE([.B2080]; 1; 29; &quot;&quot;)" office:value-type="string" office:string-value="imagej/imagej-ops" calcext:value-type="string">
            <text:p>imagej/imagej-ops</text:p>
          </table:table-cell>
        </table:table-row>
        <table:table-row table:style-name="ro1">
          <table:table-cell office:value-type="float" office:value="8422943" calcext:value-type="float">
            <text:p>8422943</text:p>
          </table:table-cell>
          <table:table-cell office:value-type="string" calcext:value-type="string">
            <text:p>https://api.github.com/repos/adjust/android_sdk</text:p>
          </table:table-cell>
          <table:table-cell table:formula="of:=REPLACE([.B2081]; 1; 29; &quot;&quot;)" office:value-type="string" office:string-value="adjust/android_sdk" calcext:value-type="string">
            <text:p>adjust/android_sdk</text:p>
          </table:table-cell>
        </table:table-row>
        <table:table-row table:style-name="ro1">
          <table:table-cell office:value-type="float" office:value="8427209" calcext:value-type="float">
            <text:p>8427209</text:p>
          </table:table-cell>
          <table:table-cell office:value-type="string" calcext:value-type="string">
            <text:p>https://api.github.com/repos/amahi/android</text:p>
          </table:table-cell>
          <table:table-cell table:formula="of:=REPLACE([.B2082]; 1; 29; &quot;&quot;)" office:value-type="string" office:string-value="amahi/android" calcext:value-type="string">
            <text:p>amahi/android</text:p>
          </table:table-cell>
        </table:table-row>
        <table:table-row table:style-name="ro1">
          <table:table-cell office:value-type="float" office:value="8429711" calcext:value-type="float">
            <text:p>8429711</text:p>
          </table:table-cell>
          <table:table-cell office:value-type="string" calcext:value-type="string">
            <text:p>https://api.github.com/repos/TomasMikula/RichTextFX</text:p>
          </table:table-cell>
          <table:table-cell table:formula="of:=REPLACE([.B2083]; 1; 29; &quot;&quot;)" office:value-type="string" office:string-value="TomasMikula/RichTextFX" calcext:value-type="string">
            <text:p>TomasMikula/RichTextFX</text:p>
          </table:table-cell>
        </table:table-row>
        <table:table-row table:style-name="ro1">
          <table:table-cell office:value-type="float" office:value="8433447" calcext:value-type="float">
            <text:p>8433447</text:p>
          </table:table-cell>
          <table:table-cell office:value-type="string" calcext:value-type="string">
            <text:p>https://api.github.com/repos/EssexUniversityMCTS/gvgai</text:p>
          </table:table-cell>
          <table:table-cell table:formula="of:=REPLACE([.B2084]; 1; 29; &quot;&quot;)" office:value-type="string" office:string-value="EssexUniversityMCTS/gvgai" calcext:value-type="string">
            <text:p>EssexUniversityMCTS/gvgai</text:p>
          </table:table-cell>
        </table:table-row>
        <table:table-row table:style-name="ro1">
          <table:table-cell office:value-type="float" office:value="8437522" calcext:value-type="float">
            <text:p>8437522</text:p>
          </table:table-cell>
          <table:table-cell office:value-type="string" calcext:value-type="string">
            <text:p>https://api.github.com/repos/renepickhardt/generalized-language-modeling-toolkit</text:p>
          </table:table-cell>
          <table:table-cell table:formula="of:=REPLACE([.B2085]; 1; 29; &quot;&quot;)" office:value-type="string" office:string-value="renepickhardt/generalized-language-modeling-toolkit" calcext:value-type="string">
            <text:p>renepickhardt/generalized-language-modeling-toolkit</text:p>
          </table:table-cell>
        </table:table-row>
        <table:table-row table:style-name="ro1">
          <table:table-cell office:value-type="float" office:value="8438474" calcext:value-type="float">
            <text:p>8438474</text:p>
          </table:table-cell>
          <table:table-cell office:value-type="string" calcext:value-type="string">
            <text:p>https://api.github.com/repos/HPI-Information-Systems/Metanome</text:p>
          </table:table-cell>
          <table:table-cell table:formula="of:=REPLACE([.B2086]; 1; 29; &quot;&quot;)" office:value-type="string" office:string-value="HPI-Information-Systems/Metanome" calcext:value-type="string">
            <text:p>HPI-Information-Systems/Metanome</text:p>
          </table:table-cell>
        </table:table-row>
        <table:table-row table:style-name="ro1">
          <table:table-cell office:value-type="float" office:value="8453183" calcext:value-type="float">
            <text:p>8453183</text:p>
          </table:table-cell>
          <table:table-cell office:value-type="string" calcext:value-type="string">
            <text:p>https://api.github.com/repos/ludup/hypersocket-fts</text:p>
          </table:table-cell>
          <table:table-cell table:formula="of:=REPLACE([.B2087]; 1; 29; &quot;&quot;)" office:value-type="string" office:string-value="ludup/hypersocket-fts" calcext:value-type="string">
            <text:p>ludup/hypersocket-fts</text:p>
          </table:table-cell>
        </table:table-row>
        <table:table-row table:style-name="ro1">
          <table:table-cell office:value-type="float" office:value="8464461" calcext:value-type="float">
            <text:p>8464461</text:p>
          </table:table-cell>
          <table:table-cell office:value-type="string" calcext:value-type="string">
            <text:p>https://api.github.com/repos/backmeup/backmeup-service</text:p>
          </table:table-cell>
          <table:table-cell table:formula="of:=REPLACE([.B2088]; 1; 29; &quot;&quot;)" office:value-type="string" office:string-value="backmeup/backmeup-service" calcext:value-type="string">
            <text:p>backmeup/backmeup-service</text:p>
          </table:table-cell>
        </table:table-row>
        <table:table-row table:style-name="ro1">
          <table:table-cell office:value-type="float" office:value="8470004" calcext:value-type="float">
            <text:p>8470004</text:p>
          </table:table-cell>
          <table:table-cell office:value-type="string" calcext:value-type="string">
            <text:p>https://api.github.com/repos/SilentChaos512/SilentGems</text:p>
          </table:table-cell>
          <table:table-cell table:formula="of:=REPLACE([.B2089]; 1; 29; &quot;&quot;)" office:value-type="string" office:string-value="SilentChaos512/SilentGems" calcext:value-type="string">
            <text:p>SilentChaos512/SilentGems</text:p>
          </table:table-cell>
        </table:table-row>
        <table:table-row table:style-name="ro1">
          <table:table-cell office:value-type="float" office:value="8470650" calcext:value-type="float">
            <text:p>8470650</text:p>
          </table:table-cell>
          <table:table-cell office:value-type="string" calcext:value-type="string">
            <text:p>https://api.github.com/repos/protegeproject/swrlapi-drools-engine</text:p>
          </table:table-cell>
          <table:table-cell table:formula="of:=REPLACE([.B2090]; 1; 29; &quot;&quot;)" office:value-type="string" office:string-value="protegeproject/swrlapi-drools-engine" calcext:value-type="string">
            <text:p>protegeproject/swrlapi-drools-engine</text:p>
          </table:table-cell>
        </table:table-row>
        <table:table-row table:style-name="ro1">
          <table:table-cell office:value-type="float" office:value="8482199" calcext:value-type="float">
            <text:p>8482199</text:p>
          </table:table-cell>
          <table:table-cell office:value-type="string" calcext:value-type="string">
            <text:p>https://api.github.com/repos/Uwe-Fuchs/open-ur</text:p>
          </table:table-cell>
          <table:table-cell table:formula="of:=REPLACE([.B2091]; 1; 29; &quot;&quot;)" office:value-type="string" office:string-value="Uwe-Fuchs/open-ur" calcext:value-type="string">
            <text:p>Uwe-Fuchs/open-ur</text:p>
          </table:table-cell>
        </table:table-row>
        <table:table-row table:style-name="ro1">
          <table:table-cell office:value-type="float" office:value="8485405" calcext:value-type="float">
            <text:p>8485405</text:p>
          </table:table-cell>
          <table:table-cell office:value-type="string" calcext:value-type="string">
            <text:p>https://api.github.com/repos/Erudika/para</text:p>
          </table:table-cell>
          <table:table-cell table:formula="of:=REPLACE([.B2092]; 1; 29; &quot;&quot;)" office:value-type="string" office:string-value="Erudika/para" calcext:value-type="string">
            <text:p>Erudika/para</text:p>
          </table:table-cell>
        </table:table-row>
        <table:table-row table:style-name="ro1">
          <table:table-cell office:value-type="float" office:value="8491558" calcext:value-type="float">
            <text:p>8491558</text:p>
          </table:table-cell>
          <table:table-cell office:value-type="string" calcext:value-type="string">
            <text:p>https://api.github.com/repos/aequologica/shakuntala</text:p>
          </table:table-cell>
          <table:table-cell table:formula="of:=REPLACE([.B2093]; 1; 29; &quot;&quot;)" office:value-type="string" office:string-value="aequologica/shakuntala" calcext:value-type="string">
            <text:p>aequologica/shakuntala</text:p>
          </table:table-cell>
        </table:table-row>
        <table:table-row table:style-name="ro1">
          <table:table-cell office:value-type="float" office:value="8497112" calcext:value-type="float">
            <text:p>8497112</text:p>
          </table:table-cell>
          <table:table-cell office:value-type="string" calcext:value-type="string">
            <text:p>https://api.github.com/repos/xinwucwp/xmw</text:p>
          </table:table-cell>
          <table:table-cell table:formula="of:=REPLACE([.B2094]; 1; 29; &quot;&quot;)" office:value-type="string" office:string-value="xinwucwp/xmw" calcext:value-type="string">
            <text:p>xinwucwp/xmw</text:p>
          </table:table-cell>
        </table:table-row>
        <table:table-row table:style-name="ro1">
          <table:table-cell office:value-type="float" office:value="8502160" calcext:value-type="float">
            <text:p>8502160</text:p>
          </table:table-cell>
          <table:table-cell office:value-type="string" calcext:value-type="string">
            <text:p>https://api.github.com/repos/yegor256/thindeck</text:p>
          </table:table-cell>
          <table:table-cell table:formula="of:=REPLACE([.B2095]; 1; 29; &quot;&quot;)" office:value-type="string" office:string-value="yegor256/thindeck" calcext:value-type="string">
            <text:p>yegor256/thindeck</text:p>
          </table:table-cell>
        </table:table-row>
        <table:table-row table:style-name="ro1">
          <table:table-cell office:value-type="float" office:value="8503464" calcext:value-type="float">
            <text:p>8503464</text:p>
          </table:table-cell>
          <table:table-cell office:value-type="string" calcext:value-type="string">
            <text:p>https://api.github.com/repos/iharh/prj</text:p>
          </table:table-cell>
          <table:table-cell table:formula="of:=REPLACE([.B2096]; 1; 29; &quot;&quot;)" office:value-type="string" office:string-value="iharh/prj" calcext:value-type="string">
            <text:p>iharh/prj</text:p>
          </table:table-cell>
        </table:table-row>
        <table:table-row table:style-name="ro1">
          <table:table-cell office:value-type="float" office:value="8504689" calcext:value-type="float">
            <text:p>8504689</text:p>
          </table:table-cell>
          <table:table-cell office:value-type="string" calcext:value-type="string">
            <text:p>https://api.github.com/repos/robeio/robe</text:p>
          </table:table-cell>
          <table:table-cell table:formula="of:=REPLACE([.B2097]; 1; 29; &quot;&quot;)" office:value-type="string" office:string-value="robeio/robe" calcext:value-type="string">
            <text:p>robeio/robe</text:p>
          </table:table-cell>
        </table:table-row>
        <table:table-row table:style-name="ro1">
          <table:table-cell office:value-type="float" office:value="8505004" calcext:value-type="float">
            <text:p>8505004</text:p>
          </table:table-cell>
          <table:table-cell office:value-type="string" calcext:value-type="string">
            <text:p>https://api.github.com/repos/hk2-project/hk2</text:p>
          </table:table-cell>
          <table:table-cell table:formula="of:=REPLACE([.B2098]; 1; 29; &quot;&quot;)" office:value-type="string" office:string-value="hk2-project/hk2" calcext:value-type="string">
            <text:p>hk2-project/hk2</text:p>
          </table:table-cell>
        </table:table-row>
        <table:table-row table:style-name="ro1">
          <table:table-cell office:value-type="float" office:value="8515406" calcext:value-type="float">
            <text:p>8515406</text:p>
          </table:table-cell>
          <table:table-cell office:value-type="string" calcext:value-type="string">
            <text:p>https://api.github.com/repos/Gooru/Gooru-Core-API</text:p>
          </table:table-cell>
          <table:table-cell table:formula="of:=REPLACE([.B2099]; 1; 29; &quot;&quot;)" office:value-type="string" office:string-value="Gooru/Gooru-Core-API" calcext:value-type="string">
            <text:p>Gooru/Gooru-Core-API</text:p>
          </table:table-cell>
        </table:table-row>
        <table:table-row table:style-name="ro1">
          <table:table-cell office:value-type="float" office:value="8518243" calcext:value-type="float">
            <text:p>8518243</text:p>
          </table:table-cell>
          <table:table-cell office:value-type="string" calcext:value-type="string">
            <text:p>https://api.github.com/repos/bitsquare/bitsquare</text:p>
          </table:table-cell>
          <table:table-cell table:formula="of:=REPLACE([.B2100]; 1; 29; &quot;&quot;)" office:value-type="string" office:string-value="bitsquare/bitsquare" calcext:value-type="string">
            <text:p>bitsquare/bitsquare</text:p>
          </table:table-cell>
        </table:table-row>
        <table:table-row table:style-name="ro1">
          <table:table-cell office:value-type="float" office:value="8518699" calcext:value-type="float">
            <text:p>8518699</text:p>
          </table:table-cell>
          <table:table-cell office:value-type="string" calcext:value-type="string">
            <text:p>https://api.github.com/repos/learning-layers/SocialSemanticServer</text:p>
          </table:table-cell>
          <table:table-cell table:formula="of:=REPLACE([.B2101]; 1; 29; &quot;&quot;)" office:value-type="string" office:string-value="learning-layers/SocialSemanticServer" calcext:value-type="string">
            <text:p>learning-layers/SocialSemanticServer</text:p>
          </table:table-cell>
        </table:table-row>
        <table:table-row table:style-name="ro1">
          <table:table-cell office:value-type="float" office:value="8527041" calcext:value-type="float">
            <text:p>8527041</text:p>
          </table:table-cell>
          <table:table-cell office:value-type="string" calcext:value-type="string">
            <text:p>https://api.github.com/repos/tetrapods/core</text:p>
          </table:table-cell>
          <table:table-cell table:formula="of:=REPLACE([.B2102]; 1; 29; &quot;&quot;)" office:value-type="string" office:string-value="tetrapods/core" calcext:value-type="string">
            <text:p>tetrapods/core</text:p>
          </table:table-cell>
        </table:table-row>
        <table:table-row table:style-name="ro1">
          <table:table-cell office:value-type="float" office:value="8532376" calcext:value-type="float">
            <text:p>8532376</text:p>
          </table:table-cell>
          <table:table-cell office:value-type="string" calcext:value-type="string">
            <text:p>https://api.github.com/repos/dsukhoroslov/bagri</text:p>
          </table:table-cell>
          <table:table-cell table:formula="of:=REPLACE([.B2103]; 1; 29; &quot;&quot;)" office:value-type="string" office:string-value="dsukhoroslov/bagri" calcext:value-type="string">
            <text:p>dsukhoroslov/bagri</text:p>
          </table:table-cell>
        </table:table-row>
        <table:table-row table:style-name="ro1">
          <table:table-cell office:value-type="float" office:value="8552536" calcext:value-type="float">
            <text:p>8552536</text:p>
          </table:table-cell>
          <table:table-cell office:value-type="string" calcext:value-type="string">
            <text:p>https://api.github.com/repos/KleeGroup/vertigo</text:p>
          </table:table-cell>
          <table:table-cell table:formula="of:=REPLACE([.B2104]; 1; 29; &quot;&quot;)" office:value-type="string" office:string-value="KleeGroup/vertigo" calcext:value-type="string">
            <text:p>KleeGroup/vertigo</text:p>
          </table:table-cell>
        </table:table-row>
        <table:table-row table:style-name="ro1">
          <table:table-cell office:value-type="float" office:value="8575015" calcext:value-type="float">
            <text:p>8575015</text:p>
          </table:table-cell>
          <table:table-cell office:value-type="string" calcext:value-type="string">
            <text:p>https://api.github.com/repos/Ordinastie/MalisisCore</text:p>
          </table:table-cell>
          <table:table-cell table:formula="of:=REPLACE([.B2105]; 1; 29; &quot;&quot;)" office:value-type="string" office:string-value="Ordinastie/MalisisCore" calcext:value-type="string">
            <text:p>Ordinastie/MalisisCore</text:p>
          </table:table-cell>
        </table:table-row>
        <table:table-row table:style-name="ro1">
          <table:table-cell office:value-type="float" office:value="8593255" calcext:value-type="float">
            <text:p>8593255</text:p>
          </table:table-cell>
          <table:table-cell office:value-type="string" calcext:value-type="string">
            <text:p>https://api.github.com/repos/OsgiliathEnterprise/net.osgiliath.parent</text:p>
          </table:table-cell>
          <table:table-cell table:formula="of:=REPLACE([.B2106]; 1; 29; &quot;&quot;)" office:value-type="string" office:string-value="OsgiliathEnterprise/net.osgiliath.parent" calcext:value-type="string">
            <text:p>OsgiliathEnterprise/net.osgiliath.parent</text:p>
          </table:table-cell>
        </table:table-row>
        <table:table-row table:style-name="ro1">
          <table:table-cell office:value-type="float" office:value="8598078" calcext:value-type="float">
            <text:p>8598078</text:p>
          </table:table-cell>
          <table:table-cell office:value-type="string" calcext:value-type="string">
            <text:p>https://api.github.com/repos/geecko86/QuickLyric</text:p>
          </table:table-cell>
          <table:table-cell table:formula="of:=REPLACE([.B2107]; 1; 29; &quot;&quot;)" office:value-type="string" office:string-value="geecko86/QuickLyric" calcext:value-type="string">
            <text:p>geecko86/QuickLyric</text:p>
          </table:table-cell>
        </table:table-row>
        <table:table-row table:style-name="ro1">
          <table:table-cell office:value-type="float" office:value="8622718" calcext:value-type="float">
            <text:p>8622718</text:p>
          </table:table-cell>
          <table:table-cell office:value-type="string" calcext:value-type="string">
            <text:p>https://api.github.com/repos/vovak/tc-bp-plugin</text:p>
          </table:table-cell>
          <table:table-cell table:formula="of:=REPLACE([.B2108]; 1; 29; &quot;&quot;)" office:value-type="string" office:string-value="vovak/tc-bp-plugin" calcext:value-type="string">
            <text:p>vovak/tc-bp-plugin</text:p>
          </table:table-cell>
        </table:table-row>
        <table:table-row table:style-name="ro1">
          <table:table-cell office:value-type="float" office:value="8629468" calcext:value-type="float">
            <text:p>8629468</text:p>
          </table:table-cell>
          <table:table-cell office:value-type="string" calcext:value-type="string">
            <text:p>https://api.github.com/repos/CodeStory/fluent-http</text:p>
          </table:table-cell>
          <table:table-cell table:formula="of:=REPLACE([.B2109]; 1; 29; &quot;&quot;)" office:value-type="string" office:string-value="CodeStory/fluent-http" calcext:value-type="string">
            <text:p>CodeStory/fluent-http</text:p>
          </table:table-cell>
        </table:table-row>
        <table:table-row table:style-name="ro1">
          <table:table-cell office:value-type="float" office:value="8638861" calcext:value-type="float">
            <text:p>8638861</text:p>
          </table:table-cell>
          <table:table-cell office:value-type="string" calcext:value-type="string">
            <text:p>https://api.github.com/repos/iPlantArchive/DiscoveryEnvironment</text:p>
          </table:table-cell>
          <table:table-cell table:formula="of:=REPLACE([.B2110]; 1; 29; &quot;&quot;)" office:value-type="string" office:string-value="iPlantArchive/DiscoveryEnvironment" calcext:value-type="string">
            <text:p>iPlantArchive/DiscoveryEnvironment</text:p>
          </table:table-cell>
        </table:table-row>
        <table:table-row table:style-name="ro1">
          <table:table-cell office:value-type="float" office:value="8641293" calcext:value-type="float">
            <text:p>8641293</text:p>
          </table:table-cell>
          <table:table-cell office:value-type="string" calcext:value-type="string">
            <text:p>https://api.github.com/repos/ysc/word</text:p>
          </table:table-cell>
          <table:table-cell table:formula="of:=REPLACE([.B2111]; 1; 29; &quot;&quot;)" office:value-type="string" office:string-value="ysc/word" calcext:value-type="string">
            <text:p>ysc/word</text:p>
          </table:table-cell>
        </table:table-row>
        <table:table-row table:style-name="ro1">
          <table:table-cell office:value-type="float" office:value="8651858" calcext:value-type="float">
            <text:p>8651858</text:p>
          </table:table-cell>
          <table:table-cell office:value-type="string" calcext:value-type="string">
            <text:p>https://api.github.com/repos/lsds/SEEP</text:p>
          </table:table-cell>
          <table:table-cell table:formula="of:=REPLACE([.B2112]; 1; 29; &quot;&quot;)" office:value-type="string" office:string-value="lsds/SEEP" calcext:value-type="string">
            <text:p>lsds/SEEP</text:p>
          </table:table-cell>
        </table:table-row>
        <table:table-row table:style-name="ro1">
          <table:table-cell office:value-type="float" office:value="8654711" calcext:value-type="float">
            <text:p>8654711</text:p>
          </table:table-cell>
          <table:table-cell office:value-type="string" calcext:value-type="string">
            <text:p>https://api.github.com/repos/SceneMaker/VisualSceneMaker</text:p>
          </table:table-cell>
          <table:table-cell table:formula="of:=REPLACE([.B2113]; 1; 29; &quot;&quot;)" office:value-type="string" office:string-value="SceneMaker/VisualSceneMaker" calcext:value-type="string">
            <text:p>SceneMaker/VisualSceneMaker</text:p>
          </table:table-cell>
        </table:table-row>
        <table:table-row table:style-name="ro1">
          <table:table-cell office:value-type="float" office:value="8681360" calcext:value-type="float">
            <text:p>8681360</text:p>
          </table:table-cell>
          <table:table-cell office:value-type="string" calcext:value-type="string">
            <text:p>https://api.github.com/repos/rsiebert/TVHClient</text:p>
          </table:table-cell>
          <table:table-cell table:formula="of:=REPLACE([.B2114]; 1; 29; &quot;&quot;)" office:value-type="string" office:string-value="rsiebert/TVHClient" calcext:value-type="string">
            <text:p>rsiebert/TVHClient</text:p>
          </table:table-cell>
        </table:table-row>
        <table:table-row table:style-name="ro1">
          <table:table-cell office:value-type="float" office:value="8683388" calcext:value-type="float">
            <text:p>8683388</text:p>
          </table:table-cell>
          <table:table-cell office:value-type="string" calcext:value-type="string">
            <text:p>https://api.github.com/repos/opencb/biodata</text:p>
          </table:table-cell>
          <table:table-cell table:formula="of:=REPLACE([.B2115]; 1; 29; &quot;&quot;)" office:value-type="string" office:string-value="opencb/biodata" calcext:value-type="string">
            <text:p>opencb/biodata</text:p>
          </table:table-cell>
        </table:table-row>
        <table:table-row table:style-name="ro1">
          <table:table-cell office:value-type="float" office:value="8688318" calcext:value-type="float">
            <text:p>8688318</text:p>
          </table:table-cell>
          <table:table-cell office:value-type="string" calcext:value-type="string">
            <text:p>https://api.github.com/repos/apache/incubator-streams</text:p>
          </table:table-cell>
          <table:table-cell table:formula="of:=REPLACE([.B2116]; 1; 29; &quot;&quot;)" office:value-type="string" office:string-value="apache/incubator-streams" calcext:value-type="string">
            <text:p>apache/incubator-streams</text:p>
          </table:table-cell>
        </table:table-row>
        <table:table-row table:style-name="ro1">
          <table:table-cell office:value-type="float" office:value="8705269" calcext:value-type="float">
            <text:p>8705269</text:p>
          </table:table-cell>
          <table:table-cell office:value-type="string" calcext:value-type="string">
            <text:p>https://api.github.com/repos/xeredi/portico</text:p>
          </table:table-cell>
          <table:table-cell table:formula="of:=REPLACE([.B2117]; 1; 29; &quot;&quot;)" office:value-type="string" office:string-value="xeredi/portico" calcext:value-type="string">
            <text:p>xeredi/portico</text:p>
          </table:table-cell>
        </table:table-row>
        <table:table-row table:style-name="ro1">
          <table:table-cell office:value-type="float" office:value="8717218" calcext:value-type="float">
            <text:p>8717218</text:p>
          </table:table-cell>
          <table:table-cell office:value-type="string" calcext:value-type="string">
            <text:p>https://api.github.com/repos/gondor/openstack4j</text:p>
          </table:table-cell>
          <table:table-cell table:formula="of:=REPLACE([.B2118]; 1; 29; &quot;&quot;)" office:value-type="string" office:string-value="gondor/openstack4j" calcext:value-type="string">
            <text:p>gondor/openstack4j</text:p>
          </table:table-cell>
        </table:table-row>
        <table:table-row table:style-name="ro1">
          <table:table-cell office:value-type="float" office:value="8723934" calcext:value-type="float">
            <text:p>8723934</text:p>
          </table:table-cell>
          <table:table-cell office:value-type="string" calcext:value-type="string">
            <text:p>https://api.github.com/repos/adisandro/MMINT</text:p>
          </table:table-cell>
          <table:table-cell table:formula="of:=REPLACE([.B2119]; 1; 29; &quot;&quot;)" office:value-type="string" office:string-value="adisandro/MMINT" calcext:value-type="string">
            <text:p>adisandro/MMINT</text:p>
          </table:table-cell>
        </table:table-row>
        <table:table-row table:style-name="ro1">
          <table:table-cell office:value-type="float" office:value="8725128" calcext:value-type="float">
            <text:p>8725128</text:p>
          </table:table-cell>
          <table:table-cell office:value-type="string" calcext:value-type="string">
            <text:p>https://api.github.com/repos/apache/tajo</text:p>
          </table:table-cell>
          <table:table-cell table:formula="of:=REPLACE([.B2120]; 1; 29; &quot;&quot;)" office:value-type="string" office:string-value="apache/tajo" calcext:value-type="string">
            <text:p>apache/tajo</text:p>
          </table:table-cell>
        </table:table-row>
        <table:table-row table:style-name="ro1">
          <table:table-cell office:value-type="float" office:value="8727615" calcext:value-type="float">
            <text:p>8727615</text:p>
          </table:table-cell>
          <table:table-cell office:value-type="string" calcext:value-type="string">
            <text:p>https://api.github.com/repos/CloverETL/CloverETL-Engine</text:p>
          </table:table-cell>
          <table:table-cell table:formula="of:=REPLACE([.B2121]; 1; 29; &quot;&quot;)" office:value-type="string" office:string-value="CloverETL/CloverETL-Engine" calcext:value-type="string">
            <text:p>CloverETL/CloverETL-Engine</text:p>
          </table:table-cell>
        </table:table-row>
        <table:table-row table:style-name="ro1">
          <table:table-cell office:value-type="float" office:value="8740581" calcext:value-type="float">
            <text:p>8740581</text:p>
          </table:table-cell>
          <table:table-cell office:value-type="string" calcext:value-type="string">
            <text:p>https://api.github.com/repos/shouldit/android-proxy</text:p>
          </table:table-cell>
          <table:table-cell table:formula="of:=REPLACE([.B2122]; 1; 29; &quot;&quot;)" office:value-type="string" office:string-value="shouldit/android-proxy" calcext:value-type="string">
            <text:p>shouldit/android-proxy</text:p>
          </table:table-cell>
        </table:table-row>
        <table:table-row table:style-name="ro1">
          <table:table-cell office:value-type="float" office:value="8766834" calcext:value-type="float">
            <text:p>8766834</text:p>
          </table:table-cell>
          <table:table-cell office:value-type="string" calcext:value-type="string">
            <text:p>https://api.github.com/repos/Geomatys/constellation</text:p>
          </table:table-cell>
          <table:table-cell table:formula="of:=REPLACE([.B2123]; 1; 29; &quot;&quot;)" office:value-type="string" office:string-value="Geomatys/constellation" calcext:value-type="string">
            <text:p>Geomatys/constellation</text:p>
          </table:table-cell>
        </table:table-row>
        <table:table-row table:style-name="ro1">
          <table:table-cell office:value-type="float" office:value="8772086" calcext:value-type="float">
            <text:p>8772086</text:p>
          </table:table-cell>
          <table:table-cell office:value-type="string" calcext:value-type="string">
            <text:p>https://api.github.com/repos/javamelody/javamelody</text:p>
          </table:table-cell>
          <table:table-cell table:formula="of:=REPLACE([.B2124]; 1; 29; &quot;&quot;)" office:value-type="string" office:string-value="javamelody/javamelody" calcext:value-type="string">
            <text:p>javamelody/javamelody</text:p>
          </table:table-cell>
        </table:table-row>
        <table:table-row table:style-name="ro1">
          <table:table-cell office:value-type="float" office:value="8790633" calcext:value-type="float">
            <text:p>8790633</text:p>
          </table:table-cell>
          <table:table-cell office:value-type="string" calcext:value-type="string">
            <text:p>https://api.github.com/repos/omnifaces/omnifaces</text:p>
          </table:table-cell>
          <table:table-cell table:formula="of:=REPLACE([.B2125]; 1; 29; &quot;&quot;)" office:value-type="string" office:string-value="omnifaces/omnifaces" calcext:value-type="string">
            <text:p>omnifaces/omnifaces</text:p>
          </table:table-cell>
        </table:table-row>
        <table:table-row table:style-name="ro1">
          <table:table-cell office:value-type="float" office:value="8797876" calcext:value-type="float">
            <text:p>8797876</text:p>
          </table:table-cell>
          <table:table-cell office:value-type="string" calcext:value-type="string">
            <text:p>https://api.github.com/repos/Transitime/core</text:p>
          </table:table-cell>
          <table:table-cell table:formula="of:=REPLACE([.B2126]; 1; 29; &quot;&quot;)" office:value-type="string" office:string-value="Transitime/core" calcext:value-type="string">
            <text:p>Transitime/core</text:p>
          </table:table-cell>
        </table:table-row>
        <table:table-row table:style-name="ro1">
          <table:table-cell office:value-type="float" office:value="8804952" calcext:value-type="float">
            <text:p>8804952</text:p>
          </table:table-cell>
          <table:table-cell office:value-type="string" calcext:value-type="string">
            <text:p>https://api.github.com/repos/SonarSource/sonarqube</text:p>
          </table:table-cell>
          <table:table-cell table:formula="of:=REPLACE([.B2127]; 1; 29; &quot;&quot;)" office:value-type="string" office:string-value="SonarSource/sonarqube" calcext:value-type="string">
            <text:p>SonarSource/sonarqube</text:p>
          </table:table-cell>
        </table:table-row>
        <table:table-row table:style-name="ro1">
          <table:table-cell office:value-type="float" office:value="8817580" calcext:value-type="float">
            <text:p>8817580</text:p>
          </table:table-cell>
          <table:table-cell office:value-type="string" calcext:value-type="string">
            <text:p>https://api.github.com/repos/fogbow/fogbow-manager</text:p>
          </table:table-cell>
          <table:table-cell table:formula="of:=REPLACE([.B2128]; 1; 29; &quot;&quot;)" office:value-type="string" office:string-value="fogbow/fogbow-manager" calcext:value-type="string">
            <text:p>fogbow/fogbow-manager</text:p>
          </table:table-cell>
        </table:table-row>
        <table:table-row table:style-name="ro1">
          <table:table-cell office:value-type="float" office:value="8819408" calcext:value-type="float">
            <text:p>8819408</text:p>
          </table:table-cell>
          <table:table-cell office:value-type="string" calcext:value-type="string">
            <text:p>https://api.github.com/repos/Odel/vscape</text:p>
          </table:table-cell>
          <table:table-cell table:formula="of:=REPLACE([.B2129]; 1; 29; &quot;&quot;)" office:value-type="string" office:string-value="Odel/vscape" calcext:value-type="string">
            <text:p>Odel/vscape</text:p>
          </table:table-cell>
        </table:table-row>
        <table:table-row table:style-name="ro1">
          <table:table-cell office:value-type="float" office:value="8838487" calcext:value-type="float">
            <text:p>8838487</text:p>
          </table:table-cell>
          <table:table-cell office:value-type="string" calcext:value-type="string">
            <text:p>https://api.github.com/repos/fabric8io/docker-maven-plugin</text:p>
          </table:table-cell>
          <table:table-cell table:formula="of:=REPLACE([.B2130]; 1; 29; &quot;&quot;)" office:value-type="string" office:string-value="fabric8io/docker-maven-plugin" calcext:value-type="string">
            <text:p>fabric8io/docker-maven-plugin</text:p>
          </table:table-cell>
        </table:table-row>
        <table:table-row table:style-name="ro1">
          <table:table-cell office:value-type="float" office:value="8838600" calcext:value-type="float">
            <text:p>8838600</text:p>
          </table:table-cell>
          <table:table-cell office:value-type="string" calcext:value-type="string">
            <text:p>https://api.github.com/repos/dbsoftcombr/dbsfaces</text:p>
          </table:table-cell>
          <table:table-cell table:formula="of:=REPLACE([.B2131]; 1; 29; &quot;&quot;)" office:value-type="string" office:string-value="dbsoftcombr/dbsfaces" calcext:value-type="string">
            <text:p>dbsoftcombr/dbsfaces</text:p>
          </table:table-cell>
        </table:table-row>
        <table:table-row table:style-name="ro1">
          <table:table-cell office:value-type="float" office:value="8840106" calcext:value-type="float">
            <text:p>8840106</text:p>
          </table:table-cell>
          <table:table-cell office:value-type="string" calcext:value-type="string">
            <text:p>https://api.github.com/repos/GluuFederation/oxCore</text:p>
          </table:table-cell>
          <table:table-cell table:formula="of:=REPLACE([.B2132]; 1; 29; &quot;&quot;)" office:value-type="string" office:string-value="GluuFederation/oxCore" calcext:value-type="string">
            <text:p>GluuFederation/oxCore</text:p>
          </table:table-cell>
        </table:table-row>
        <table:table-row table:style-name="ro1">
          <table:table-cell office:value-type="float" office:value="8855674" calcext:value-type="float">
            <text:p>8855674</text:p>
          </table:table-cell>
          <table:table-cell office:value-type="string" calcext:value-type="string">
            <text:p>https://api.github.com/repos/stagemonitor/stagemonitor</text:p>
          </table:table-cell>
          <table:table-cell table:formula="of:=REPLACE([.B2133]; 1; 29; &quot;&quot;)" office:value-type="string" office:string-value="stagemonitor/stagemonitor" calcext:value-type="string">
            <text:p>stagemonitor/stagemonitor</text:p>
          </table:table-cell>
        </table:table-row>
        <table:table-row table:style-name="ro1">
          <table:table-cell office:value-type="float" office:value="8857247" calcext:value-type="float">
            <text:p>8857247</text:p>
          </table:table-cell>
          <table:table-cell office:value-type="string" calcext:value-type="string">
            <text:p>https://api.github.com/repos/Opetushallitus/aitu</text:p>
          </table:table-cell>
          <table:table-cell table:formula="of:=REPLACE([.B2134]; 1; 29; &quot;&quot;)" office:value-type="string" office:string-value="Opetushallitus/aitu" calcext:value-type="string">
            <text:p>Opetushallitus/aitu</text:p>
          </table:table-cell>
        </table:table-row>
        <table:table-row table:style-name="ro1">
          <table:table-cell office:value-type="float" office:value="8859250" calcext:value-type="float">
            <text:p>8859250</text:p>
          </table:table-cell>
          <table:table-cell office:value-type="string" calcext:value-type="string">
            <text:p>https://api.github.com/repos/Craftolution/CraftoPlugin</text:p>
          </table:table-cell>
          <table:table-cell table:formula="of:=REPLACE([.B2135]; 1; 29; &quot;&quot;)" office:value-type="string" office:string-value="Craftolution/CraftoPlugin" calcext:value-type="string">
            <text:p>Craftolution/CraftoPlugin</text:p>
          </table:table-cell>
        </table:table-row>
        <table:table-row table:style-name="ro1">
          <table:table-cell office:value-type="float" office:value="8862401" calcext:value-type="float">
            <text:p>8862401</text:p>
          </table:table-cell>
          <table:table-cell office:value-type="string" calcext:value-type="string">
            <text:p>https://api.github.com/repos/ATLauncher/ATLauncher</text:p>
          </table:table-cell>
          <table:table-cell table:formula="of:=REPLACE([.B2136]; 1; 29; &quot;&quot;)" office:value-type="string" office:string-value="ATLauncher/ATLauncher" calcext:value-type="string">
            <text:p>ATLauncher/ATLauncher</text:p>
          </table:table-cell>
        </table:table-row>
        <table:table-row table:style-name="ro1">
          <table:table-cell office:value-type="float" office:value="8864545" calcext:value-type="float">
            <text:p>8864545</text:p>
          </table:table-cell>
          <table:table-cell office:value-type="string" calcext:value-type="string">
            <text:p>https://api.github.com/repos/PhenoImageShare/PhenoImageShare</text:p>
          </table:table-cell>
          <table:table-cell table:formula="of:=REPLACE([.B2137]; 1; 29; &quot;&quot;)" office:value-type="string" office:string-value="PhenoImageShare/PhenoImageShare" calcext:value-type="string">
            <text:p>PhenoImageShare/PhenoImageShare</text:p>
          </table:table-cell>
        </table:table-row>
        <table:table-row table:style-name="ro1">
          <table:table-cell office:value-type="float" office:value="8865228" calcext:value-type="float">
            <text:p>8865228</text:p>
          </table:table-cell>
          <table:table-cell office:value-type="string" calcext:value-type="string">
            <text:p>https://api.github.com/repos/spring-io/sagan</text:p>
          </table:table-cell>
          <table:table-cell table:formula="of:=REPLACE([.B2138]; 1; 29; &quot;&quot;)" office:value-type="string" office:string-value="spring-io/sagan" calcext:value-type="string">
            <text:p>spring-io/sagan</text:p>
          </table:table-cell>
        </table:table-row>
        <table:table-row table:style-name="ro1">
          <table:table-cell office:value-type="float" office:value="8865905" calcext:value-type="float">
            <text:p>8865905</text:p>
          </table:table-cell>
          <table:table-cell office:value-type="string" calcext:value-type="string">
            <text:p>https://api.github.com/repos/dbsoftcombr/dbssdk</text:p>
          </table:table-cell>
          <table:table-cell table:formula="of:=REPLACE([.B2139]; 1; 29; &quot;&quot;)" office:value-type="string" office:string-value="dbsoftcombr/dbssdk" calcext:value-type="string">
            <text:p>dbsoftcombr/dbssdk</text:p>
          </table:table-cell>
        </table:table-row>
        <table:table-row table:style-name="ro1">
          <table:table-cell office:value-type="float" office:value="8866206" calcext:value-type="float">
            <text:p>8866206</text:p>
          </table:table-cell>
          <table:table-cell office:value-type="string" calcext:value-type="string">
            <text:p>https://api.github.com/repos/ChiralBehaviors/Ultrastructure</text:p>
          </table:table-cell>
          <table:table-cell table:formula="of:=REPLACE([.B2140]; 1; 29; &quot;&quot;)" office:value-type="string" office:string-value="ChiralBehaviors/Ultrastructure" calcext:value-type="string">
            <text:p>ChiralBehaviors/Ultrastructure</text:p>
          </table:table-cell>
        </table:table-row>
        <table:table-row table:style-name="ro1">
          <table:table-cell office:value-type="float" office:value="8866657" calcext:value-type="float">
            <text:p>8866657</text:p>
          </table:table-cell>
          <table:table-cell office:value-type="string" calcext:value-type="string">
            <text:p>https://api.github.com/repos/revolsys/com.revolsys.open</text:p>
          </table:table-cell>
          <table:table-cell table:formula="of:=REPLACE([.B2141]; 1; 29; &quot;&quot;)" office:value-type="string" office:string-value="revolsys/com.revolsys.open" calcext:value-type="string">
            <text:p>revolsys/com.revolsys.open</text:p>
          </table:table-cell>
        </table:table-row>
        <table:table-row table:style-name="ro1">
          <table:table-cell office:value-type="float" office:value="8877623" calcext:value-type="float">
            <text:p>8877623</text:p>
          </table:table-cell>
          <table:table-cell office:value-type="string" calcext:value-type="string">
            <text:p>https://api.github.com/repos/pellepelster/mango</text:p>
          </table:table-cell>
          <table:table-cell table:formula="of:=REPLACE([.B2142]; 1; 29; &quot;&quot;)" office:value-type="string" office:string-value="pellepelster/mango" calcext:value-type="string">
            <text:p>pellepelster/mango</text:p>
          </table:table-cell>
        </table:table-row>
        <table:table-row table:style-name="ro1">
          <table:table-cell office:value-type="float" office:value="8885398" calcext:value-type="float">
            <text:p>8885398</text:p>
          </table:table-cell>
          <table:table-cell office:value-type="string" calcext:value-type="string">
            <text:p>https://api.github.com/repos/GluuFederation/oxAuth</text:p>
          </table:table-cell>
          <table:table-cell table:formula="of:=REPLACE([.B2143]; 1; 29; &quot;&quot;)" office:value-type="string" office:string-value="GluuFederation/oxAuth" calcext:value-type="string">
            <text:p>GluuFederation/oxAuth</text:p>
          </table:table-cell>
        </table:table-row>
        <table:table-row table:style-name="ro1">
          <table:table-cell office:value-type="float" office:value="8898904" calcext:value-type="float">
            <text:p>8898904</text:p>
          </table:table-cell>
          <table:table-cell office:value-type="string" calcext:value-type="string">
            <text:p>https://api.github.com/repos/curtcox/OysterCracker</text:p>
          </table:table-cell>
          <table:table-cell table:formula="of:=REPLACE([.B2144]; 1; 29; &quot;&quot;)" office:value-type="string" office:string-value="curtcox/OysterCracker" calcext:value-type="string">
            <text:p>curtcox/OysterCracker</text:p>
          </table:table-cell>
        </table:table-row>
        <table:table-row table:style-name="ro1">
          <table:table-cell office:value-type="float" office:value="8903489" calcext:value-type="float">
            <text:p>8903489</text:p>
          </table:table-cell>
          <table:table-cell office:value-type="string" calcext:value-type="string">
            <text:p>https://api.github.com/repos/caarmen/network-monitor</text:p>
          </table:table-cell>
          <table:table-cell table:formula="of:=REPLACE([.B2145]; 1; 29; &quot;&quot;)" office:value-type="string" office:string-value="caarmen/network-monitor" calcext:value-type="string">
            <text:p>caarmen/network-monitor</text:p>
          </table:table-cell>
        </table:table-row>
        <table:table-row table:style-name="ro1">
          <table:table-cell office:value-type="float" office:value="8918602" calcext:value-type="float">
            <text:p>8918602</text:p>
          </table:table-cell>
          <table:table-cell office:value-type="string" calcext:value-type="string">
            <text:p>https://api.github.com/repos/terasolunaorg/terasoluna-gfw-web-multi-blank</text:p>
          </table:table-cell>
          <table:table-cell table:formula="of:=REPLACE([.B2146]; 1; 29; &quot;&quot;)" office:value-type="string" office:string-value="terasolunaorg/terasoluna-gfw-web-multi-blank" calcext:value-type="string">
            <text:p>terasolunaorg/terasoluna-gfw-web-multi-blank</text:p>
          </table:table-cell>
        </table:table-row>
        <table:table-row table:style-name="ro1">
          <table:table-cell office:value-type="float" office:value="8928573" calcext:value-type="float">
            <text:p>8928573</text:p>
          </table:table-cell>
          <table:table-cell office:value-type="string" calcext:value-type="string">
            <text:p>https://api.github.com/repos/xipki/xipki</text:p>
          </table:table-cell>
          <table:table-cell table:formula="of:=REPLACE([.B2147]; 1; 29; &quot;&quot;)" office:value-type="string" office:string-value="xipki/xipki" calcext:value-type="string">
            <text:p>xipki/xipki</text:p>
          </table:table-cell>
        </table:table-row>
        <table:table-row table:style-name="ro1">
          <table:table-cell office:value-type="float" office:value="8952646" calcext:value-type="float">
            <text:p>8952646</text:p>
          </table:table-cell>
          <table:table-cell office:value-type="string" calcext:value-type="string">
            <text:p>https://api.github.com/repos/MyRobotLab/myrobotlab</text:p>
          </table:table-cell>
          <table:table-cell table:formula="of:=REPLACE([.B2148]; 1; 29; &quot;&quot;)" office:value-type="string" office:string-value="MyRobotLab/myrobotlab" calcext:value-type="string">
            <text:p>MyRobotLab/myrobotlab</text:p>
          </table:table-cell>
        </table:table-row>
        <table:table-row table:style-name="ro1">
          <table:table-cell office:value-type="float" office:value="8954919" calcext:value-type="float">
            <text:p>8954919</text:p>
          </table:table-cell>
          <table:table-cell office:value-type="string" calcext:value-type="string">
            <text:p>https://api.github.com/repos/UnifiedViews/Plugins</text:p>
          </table:table-cell>
          <table:table-cell table:formula="of:=REPLACE([.B2149]; 1; 29; &quot;&quot;)" office:value-type="string" office:string-value="UnifiedViews/Plugins" calcext:value-type="string">
            <text:p>UnifiedViews/Plugins</text:p>
          </table:table-cell>
        </table:table-row>
        <table:table-row table:style-name="ro1">
          <table:table-cell office:value-type="float" office:value="8955607" calcext:value-type="float">
            <text:p>8955607</text:p>
          </table:table-cell>
          <table:table-cell office:value-type="string" calcext:value-type="string">
            <text:p>https://api.github.com/repos/InMobi/grill</text:p>
          </table:table-cell>
          <table:table-cell table:formula="of:=REPLACE([.B2150]; 1; 29; &quot;&quot;)" office:value-type="string" office:string-value="InMobi/grill" calcext:value-type="string">
            <text:p>InMobi/grill</text:p>
          </table:table-cell>
        </table:table-row>
        <table:table-row table:style-name="ro1">
          <table:table-cell office:value-type="float" office:value="8962722" calcext:value-type="float">
            <text:p>8962722</text:p>
          </table:table-cell>
          <table:table-cell office:value-type="string" calcext:value-type="string">
            <text:p>https://api.github.com/repos/learning-layers/AchSo</text:p>
          </table:table-cell>
          <table:table-cell table:formula="of:=REPLACE([.B2151]; 1; 29; &quot;&quot;)" office:value-type="string" office:string-value="learning-layers/AchSo" calcext:value-type="string">
            <text:p>learning-layers/AchSo</text:p>
          </table:table-cell>
        </table:table-row>
        <table:table-row table:style-name="ro1">
          <table:table-cell office:value-type="float" office:value="8963597" calcext:value-type="float">
            <text:p>8963597</text:p>
          </table:table-cell>
          <table:table-cell office:value-type="string" calcext:value-type="string">
            <text:p>https://api.github.com/repos/jakimfett/Minechem</text:p>
          </table:table-cell>
          <table:table-cell table:formula="of:=REPLACE([.B2152]; 1; 29; &quot;&quot;)" office:value-type="string" office:string-value="jakimfett/Minechem" calcext:value-type="string">
            <text:p>jakimfett/Minechem</text:p>
          </table:table-cell>
        </table:table-row>
        <table:table-row table:style-name="ro1">
          <table:table-cell office:value-type="float" office:value="8967064" calcext:value-type="float">
            <text:p>8967064</text:p>
          </table:table-cell>
          <table:table-cell office:value-type="string" calcext:value-type="string">
            <text:p>https://api.github.com/repos/LexHsu/Summary</text:p>
          </table:table-cell>
          <table:table-cell table:formula="of:=REPLACE([.B2153]; 1; 29; &quot;&quot;)" office:value-type="string" office:string-value="LexHsu/Summary" calcext:value-type="string">
            <text:p>LexHsu/Summary</text:p>
          </table:table-cell>
        </table:table-row>
        <table:table-row table:style-name="ro1">
          <table:table-cell office:value-type="float" office:value="8970805" calcext:value-type="float">
            <text:p>8970805</text:p>
          </table:table-cell>
          <table:table-cell office:value-type="string" calcext:value-type="string">
            <text:p>https://api.github.com/repos/telefonicaid/fiware-paas</text:p>
          </table:table-cell>
          <table:table-cell table:formula="of:=REPLACE([.B2154]; 1; 29; &quot;&quot;)" office:value-type="string" office:string-value="telefonicaid/fiware-paas" calcext:value-type="string">
            <text:p>telefonicaid/fiware-paas</text:p>
          </table:table-cell>
        </table:table-row>
        <table:table-row table:style-name="ro1">
          <table:table-cell office:value-type="float" office:value="8973121" calcext:value-type="float">
            <text:p>8973121</text:p>
          </table:table-cell>
          <table:table-cell office:value-type="string" calcext:value-type="string">
            <text:p>https://api.github.com/repos/thejpark/jparksrc</text:p>
          </table:table-cell>
          <table:table-cell table:formula="of:=REPLACE([.B2155]; 1; 29; &quot;&quot;)" office:value-type="string" office:string-value="thejpark/jparksrc" calcext:value-type="string">
            <text:p>thejpark/jparksrc</text:p>
          </table:table-cell>
        </table:table-row>
        <table:table-row table:style-name="ro1">
          <table:table-cell office:value-type="float" office:value="8973478" calcext:value-type="float">
            <text:p>8973478</text:p>
          </table:table-cell>
          <table:table-cell office:value-type="string" calcext:value-type="string">
            <text:p>https://api.github.com/repos/javadev/underscore-java</text:p>
          </table:table-cell>
          <table:table-cell table:formula="of:=REPLACE([.B2156]; 1; 29; &quot;&quot;)" office:value-type="string" office:string-value="javadev/underscore-java" calcext:value-type="string">
            <text:p>javadev/underscore-java</text:p>
          </table:table-cell>
        </table:table-row>
        <table:table-row table:style-name="ro1">
          <table:table-cell office:value-type="float" office:value="8974995" calcext:value-type="float">
            <text:p>8974995</text:p>
          </table:table-cell>
          <table:table-cell office:value-type="string" calcext:value-type="string">
            <text:p>https://api.github.com/repos/weize/fws</text:p>
          </table:table-cell>
          <table:table-cell table:formula="of:=REPLACE([.B2157]; 1; 29; &quot;&quot;)" office:value-type="string" office:string-value="weize/fws" calcext:value-type="string">
            <text:p>weize/fws</text:p>
          </table:table-cell>
        </table:table-row>
        <table:table-row table:style-name="ro1">
          <table:table-cell office:value-type="float" office:value="8975078" calcext:value-type="float">
            <text:p>8975078</text:p>
          </table:table-cell>
          <table:table-cell office:value-type="string" calcext:value-type="string">
            <text:p>https://api.github.com/repos/seulkikims/hashtable</text:p>
          </table:table-cell>
          <table:table-cell table:formula="of:=REPLACE([.B2158]; 1; 29; &quot;&quot;)" office:value-type="string" office:string-value="seulkikims/hashtable" calcext:value-type="string">
            <text:p>seulkikims/hashtable</text:p>
          </table:table-cell>
        </table:table-row>
        <table:table-row table:style-name="ro1">
          <table:table-cell office:value-type="float" office:value="8975655" calcext:value-type="float">
            <text:p>8975655</text:p>
          </table:table-cell>
          <table:table-cell office:value-type="string" calcext:value-type="string">
            <text:p>https://api.github.com/repos/ConSol/sakuli</text:p>
          </table:table-cell>
          <table:table-cell table:formula="of:=REPLACE([.B2159]; 1; 29; &quot;&quot;)" office:value-type="string" office:string-value="ConSol/sakuli" calcext:value-type="string">
            <text:p>ConSol/sakuli</text:p>
          </table:table-cell>
        </table:table-row>
        <table:table-row table:style-name="ro1">
          <table:table-cell office:value-type="float" office:value="8978351" calcext:value-type="float">
            <text:p>8978351</text:p>
          </table:table-cell>
          <table:table-cell office:value-type="string" calcext:value-type="string">
            <text:p>https://api.github.com/repos/GluuFederation/oxTrust</text:p>
          </table:table-cell>
          <table:table-cell table:formula="of:=REPLACE([.B2160]; 1; 29; &quot;&quot;)" office:value-type="string" office:string-value="GluuFederation/oxTrust" calcext:value-type="string">
            <text:p>GluuFederation/oxTrust</text:p>
          </table:table-cell>
        </table:table-row>
        <table:table-row table:style-name="ro1">
          <table:table-cell office:value-type="float" office:value="8981241" calcext:value-type="float">
            <text:p>8981241</text:p>
          </table:table-cell>
          <table:table-cell office:value-type="string" calcext:value-type="string">
            <text:p>https://api.github.com/repos/ramesesinc/projects</text:p>
          </table:table-cell>
          <table:table-cell table:formula="of:=REPLACE([.B2161]; 1; 29; &quot;&quot;)" office:value-type="string" office:string-value="ramesesinc/projects" calcext:value-type="string">
            <text:p>ramesesinc/projects</text:p>
          </table:table-cell>
        </table:table-row>
        <table:table-row table:style-name="ro1">
          <table:table-cell office:value-type="float" office:value="8984656" calcext:value-type="float">
            <text:p>8984656</text:p>
          </table:table-cell>
          <table:table-cell office:value-type="string" calcext:value-type="string">
            <text:p>https://api.github.com/repos/SharedHealth/FreeSHR</text:p>
          </table:table-cell>
          <table:table-cell table:formula="of:=REPLACE([.B2162]; 1; 29; &quot;&quot;)" office:value-type="string" office:string-value="SharedHealth/FreeSHR" calcext:value-type="string">
            <text:p>SharedHealth/FreeSHR</text:p>
          </table:table-cell>
        </table:table-row>
        <table:table-row table:style-name="ro1">
          <table:table-cell office:value-type="float" office:value="8990920" calcext:value-type="float">
            <text:p>8990920</text:p>
          </table:table-cell>
          <table:table-cell office:value-type="string" calcext:value-type="string">
            <text:p>https://api.github.com/repos/GridOPTICS/GOSS</text:p>
          </table:table-cell>
          <table:table-cell table:formula="of:=REPLACE([.B2163]; 1; 29; &quot;&quot;)" office:value-type="string" office:string-value="GridOPTICS/GOSS" calcext:value-type="string">
            <text:p>GridOPTICS/GOSS</text:p>
          </table:table-cell>
        </table:table-row>
        <table:table-row table:style-name="ro1">
          <table:table-cell office:value-type="float" office:value="9000684" calcext:value-type="float">
            <text:p>9000684</text:p>
          </table:table-cell>
          <table:table-cell office:value-type="string" calcext:value-type="string">
            <text:p>https://api.github.com/repos/saalfeldlab/render</text:p>
          </table:table-cell>
          <table:table-cell table:formula="of:=REPLACE([.B2164]; 1; 29; &quot;&quot;)" office:value-type="string" office:string-value="saalfeldlab/render" calcext:value-type="string">
            <text:p>saalfeldlab/render</text:p>
          </table:table-cell>
        </table:table-row>
        <table:table-row table:style-name="ro1">
          <table:table-cell office:value-type="float" office:value="9002111" calcext:value-type="float">
            <text:p>9002111</text:p>
          </table:table-cell>
          <table:table-cell office:value-type="string" calcext:value-type="string">
            <text:p>https://api.github.com/repos/Azure/azure-sdk-for-java</text:p>
          </table:table-cell>
          <table:table-cell table:formula="of:=REPLACE([.B2165]; 1; 29; &quot;&quot;)" office:value-type="string" office:string-value="Azure/azure-sdk-for-java" calcext:value-type="string">
            <text:p>Azure/azure-sdk-for-java</text:p>
          </table:table-cell>
        </table:table-row>
        <table:table-row table:style-name="ro1">
          <table:table-cell office:value-type="float" office:value="9014599" calcext:value-type="float">
            <text:p>9014599</text:p>
          </table:table-cell>
          <table:table-cell office:value-type="string" calcext:value-type="string">
            <text:p>https://api.github.com/repos/kmbulebu/NickNack</text:p>
          </table:table-cell>
          <table:table-cell table:formula="of:=REPLACE([.B2166]; 1; 29; &quot;&quot;)" office:value-type="string" office:string-value="kmbulebu/NickNack" calcext:value-type="string">
            <text:p>kmbulebu/NickNack</text:p>
          </table:table-cell>
        </table:table-row>
        <table:table-row table:style-name="ro1">
          <table:table-cell office:value-type="float" office:value="9015730" calcext:value-type="float">
            <text:p>9015730</text:p>
          </table:table-cell>
          <table:table-cell office:value-type="string" calcext:value-type="string">
            <text:p>https://api.github.com/repos/TeamEOS/packages_apps_Settings</text:p>
          </table:table-cell>
          <table:table-cell table:formula="of:=REPLACE([.B2167]; 1; 29; &quot;&quot;)" office:value-type="string" office:string-value="TeamEOS/packages_apps_Settings" calcext:value-type="string">
            <text:p>TeamEOS/packages_apps_Settings</text:p>
          </table:table-cell>
        </table:table-row>
        <table:table-row table:style-name="ro1">
          <table:table-cell office:value-type="float" office:value="9018311" calcext:value-type="float">
            <text:p>9018311</text:p>
          </table:table-cell>
          <table:table-cell office:value-type="string" calcext:value-type="string">
            <text:p>https://api.github.com/repos/peterstevens130561/sonar-mscover</text:p>
          </table:table-cell>
          <table:table-cell table:formula="of:=REPLACE([.B2168]; 1; 29; &quot;&quot;)" office:value-type="string" office:string-value="peterstevens130561/sonar-mscover" calcext:value-type="string">
            <text:p>peterstevens130561/sonar-mscover</text:p>
          </table:table-cell>
        </table:table-row>
        <table:table-row table:style-name="ro1">
          <table:table-cell office:value-type="float" office:value="9020424" calcext:value-type="float">
            <text:p>9020424</text:p>
          </table:table-cell>
          <table:table-cell office:value-type="string" calcext:value-type="string">
            <text:p>https://api.github.com/repos/Ontotext-AD/S4</text:p>
          </table:table-cell>
          <table:table-cell table:formula="of:=REPLACE([.B2169]; 1; 29; &quot;&quot;)" office:value-type="string" office:string-value="Ontotext-AD/S4" calcext:value-type="string">
            <text:p>Ontotext-AD/S4</text:p>
          </table:table-cell>
        </table:table-row>
        <table:table-row table:style-name="ro1">
          <table:table-cell office:value-type="float" office:value="9020822" calcext:value-type="float">
            <text:p>9020822</text:p>
          </table:table-cell>
          <table:table-cell office:value-type="string" calcext:value-type="string">
            <text:p>https://api.github.com/repos/sudosurootdev/frameworks_base</text:p>
          </table:table-cell>
          <table:table-cell table:formula="of:=REPLACE([.B2170]; 1; 29; &quot;&quot;)" office:value-type="string" office:string-value="sudosurootdev/frameworks_base" calcext:value-type="string">
            <text:p>sudosurootdev/frameworks_base</text:p>
          </table:table-cell>
        </table:table-row>
        <table:table-row table:style-name="ro1">
          <table:table-cell office:value-type="float" office:value="9031013" calcext:value-type="float">
            <text:p>9031013</text:p>
          </table:table-cell>
          <table:table-cell office:value-type="string" calcext:value-type="string">
            <text:p>https://api.github.com/repos/TeamEOS/frameworks_base</text:p>
          </table:table-cell>
          <table:table-cell table:formula="of:=REPLACE([.B2171]; 1; 29; &quot;&quot;)" office:value-type="string" office:string-value="TeamEOS/frameworks_base" calcext:value-type="string">
            <text:p>TeamEOS/frameworks_base</text:p>
          </table:table-cell>
        </table:table-row>
        <table:table-row table:style-name="ro1">
          <table:table-cell office:value-type="float" office:value="9043209" calcext:value-type="float">
            <text:p>9043209</text:p>
          </table:table-cell>
          <table:table-cell office:value-type="string" calcext:value-type="string">
            <text:p>https://api.github.com/repos/open-keychain/open-keychain</text:p>
          </table:table-cell>
          <table:table-cell table:formula="of:=REPLACE([.B2172]; 1; 29; &quot;&quot;)" office:value-type="string" office:string-value="open-keychain/open-keychain" calcext:value-type="string">
            <text:p>open-keychain/open-keychain</text:p>
          </table:table-cell>
        </table:table-row>
        <table:table-row table:style-name="ro1">
          <table:table-cell office:value-type="float" office:value="9044423" calcext:value-type="float">
            <text:p>9044423</text:p>
          </table:table-cell>
          <table:table-cell office:value-type="string" calcext:value-type="string">
            <text:p>https://api.github.com/repos/fabianpiau/webapp</text:p>
          </table:table-cell>
          <table:table-cell table:formula="of:=REPLACE([.B2173]; 1; 29; &quot;&quot;)" office:value-type="string" office:string-value="fabianpiau/webapp" calcext:value-type="string">
            <text:p>fabianpiau/webapp</text:p>
          </table:table-cell>
        </table:table-row>
        <table:table-row table:style-name="ro1">
          <table:table-cell office:value-type="float" office:value="9050519" calcext:value-type="float">
            <text:p>9050519</text:p>
          </table:table-cell>
          <table:table-cell office:value-type="string" calcext:value-type="string">
            <text:p>https://api.github.com/repos/zurdo153/SCOI</text:p>
          </table:table-cell>
          <table:table-cell table:formula="of:=REPLACE([.B2174]; 1; 29; &quot;&quot;)" office:value-type="string" office:string-value="zurdo153/SCOI" calcext:value-type="string">
            <text:p>zurdo153/SCOI</text:p>
          </table:table-cell>
        </table:table-row>
        <table:table-row table:style-name="ro1">
          <table:table-cell office:value-type="float" office:value="9063395" calcext:value-type="float">
            <text:p>9063395</text:p>
          </table:table-cell>
          <table:table-cell office:value-type="string" calcext:value-type="string">
            <text:p>https://api.github.com/repos/igniterealtime/Openfire</text:p>
          </table:table-cell>
          <table:table-cell table:formula="of:=REPLACE([.B2175]; 1; 29; &quot;&quot;)" office:value-type="string" office:string-value="igniterealtime/Openfire" calcext:value-type="string">
            <text:p>igniterealtime/Openfire</text:p>
          </table:table-cell>
        </table:table-row>
        <table:table-row table:style-name="ro1">
          <table:table-cell office:value-type="float" office:value="9063904" calcext:value-type="float">
            <text:p>9063904</text:p>
          </table:table-cell>
          <table:table-cell office:value-type="string" calcext:value-type="string">
            <text:p>https://api.github.com/repos/smallAreaHealthStatisticsUnit/rapidInquiryFacility</text:p>
          </table:table-cell>
          <table:table-cell table:formula="of:=REPLACE([.B2176]; 1; 29; &quot;&quot;)" office:value-type="string" office:string-value="smallAreaHealthStatisticsUnit/rapidInquiryFacility" calcext:value-type="string">
            <text:p>smallAreaHealthStatisticsUnit/rapidInquiryFacility</text:p>
          </table:table-cell>
        </table:table-row>
        <table:table-row table:style-name="ro1">
          <table:table-cell office:value-type="float" office:value="9068160" calcext:value-type="float">
            <text:p>9068160</text:p>
          </table:table-cell>
          <table:table-cell office:value-type="string" calcext:value-type="string">
            <text:p>https://api.github.com/repos/Nukkit/Nukkit</text:p>
          </table:table-cell>
          <table:table-cell table:formula="of:=REPLACE([.B2177]; 1; 29; &quot;&quot;)" office:value-type="string" office:string-value="Nukkit/Nukkit" calcext:value-type="string">
            <text:p>Nukkit/Nukkit</text:p>
          </table:table-cell>
        </table:table-row>
        <table:table-row table:style-name="ro1">
          <table:table-cell office:value-type="float" office:value="9074854" calcext:value-type="float">
            <text:p>9074854</text:p>
          </table:table-cell>
          <table:table-cell office:value-type="string" calcext:value-type="string">
            <text:p>https://api.github.com/repos/rapidoid/rapidoid</text:p>
          </table:table-cell>
          <table:table-cell table:formula="of:=REPLACE([.B2178]; 1; 29; &quot;&quot;)" office:value-type="string" office:string-value="rapidoid/rapidoid" calcext:value-type="string">
            <text:p>rapidoid/rapidoid</text:p>
          </table:table-cell>
        </table:table-row>
        <table:table-row table:style-name="ro1">
          <table:table-cell office:value-type="float" office:value="9082816" calcext:value-type="float">
            <text:p>9082816</text:p>
          </table:table-cell>
          <table:table-cell office:value-type="string" calcext:value-type="string">
            <text:p>https://api.github.com/repos/aodn/harvesters</text:p>
          </table:table-cell>
          <table:table-cell table:formula="of:=REPLACE([.B2179]; 1; 29; &quot;&quot;)" office:value-type="string" office:string-value="aodn/harvesters" calcext:value-type="string">
            <text:p>aodn/harvesters</text:p>
          </table:table-cell>
        </table:table-row>
        <table:table-row table:style-name="ro1">
          <table:table-cell office:value-type="float" office:value="9087500" calcext:value-type="float">
            <text:p>9087500</text:p>
          </table:table-cell>
          <table:table-cell office:value-type="string" calcext:value-type="string">
            <text:p>https://api.github.com/repos/Codelanx/CodelanxLib</text:p>
          </table:table-cell>
          <table:table-cell table:formula="of:=REPLACE([.B2180]; 1; 29; &quot;&quot;)" office:value-type="string" office:string-value="Codelanx/CodelanxLib" calcext:value-type="string">
            <text:p>Codelanx/CodelanxLib</text:p>
          </table:table-cell>
        </table:table-row>
        <table:table-row table:style-name="ro1">
          <table:table-cell office:value-type="float" office:value="9089912" calcext:value-type="float">
            <text:p>9089912</text:p>
          </table:table-cell>
          <table:table-cell office:value-type="string" calcext:value-type="string">
            <text:p>https://api.github.com/repos/dana-i2cat/mqnaas</text:p>
          </table:table-cell>
          <table:table-cell table:formula="of:=REPLACE([.B2181]; 1; 29; &quot;&quot;)" office:value-type="string" office:string-value="dana-i2cat/mqnaas" calcext:value-type="string">
            <text:p>dana-i2cat/mqnaas</text:p>
          </table:table-cell>
        </table:table-row>
        <table:table-row table:style-name="ro1">
          <table:table-cell office:value-type="float" office:value="9092891" calcext:value-type="float">
            <text:p>9092891</text:p>
          </table:table-cell>
          <table:table-cell office:value-type="string" calcext:value-type="string">
            <text:p>https://api.github.com/repos/mapzen/LOST</text:p>
          </table:table-cell>
          <table:table-cell table:formula="of:=REPLACE([.B2182]; 1; 29; &quot;&quot;)" office:value-type="string" office:string-value="mapzen/LOST" calcext:value-type="string">
            <text:p>mapzen/LOST</text:p>
          </table:table-cell>
        </table:table-row>
        <table:table-row table:style-name="ro1">
          <table:table-cell office:value-type="float" office:value="9094907" calcext:value-type="float">
            <text:p>9094907</text:p>
          </table:table-cell>
          <table:table-cell office:value-type="string" calcext:value-type="string">
            <text:p>https://api.github.com/repos/marklogic/java-client-api</text:p>
          </table:table-cell>
          <table:table-cell table:formula="of:=REPLACE([.B2183]; 1; 29; &quot;&quot;)" office:value-type="string" office:string-value="marklogic/java-client-api" calcext:value-type="string">
            <text:p>marklogic/java-client-api</text:p>
          </table:table-cell>
        </table:table-row>
        <table:table-row table:style-name="ro1">
          <table:table-cell office:value-type="float" office:value="9097259" calcext:value-type="float">
            <text:p>9097259</text:p>
          </table:table-cell>
          <table:table-cell office:value-type="string" calcext:value-type="string">
            <text:p>https://api.github.com/repos/unitsofmeasurement/unit-ri</text:p>
          </table:table-cell>
          <table:table-cell table:formula="of:=REPLACE([.B2184]; 1; 29; &quot;&quot;)" office:value-type="string" office:string-value="unitsofmeasurement/unit-ri" calcext:value-type="string">
            <text:p>unitsofmeasurement/unit-ri</text:p>
          </table:table-cell>
        </table:table-row>
        <table:table-row table:style-name="ro1">
          <table:table-cell office:value-type="float" office:value="9098296" calcext:value-type="float">
            <text:p>9098296</text:p>
          </table:table-cell>
          <table:table-cell office:value-type="string" calcext:value-type="string">
            <text:p>https://api.github.com/repos/FEMR/femr</text:p>
          </table:table-cell>
          <table:table-cell table:formula="of:=REPLACE([.B2185]; 1; 29; &quot;&quot;)" office:value-type="string" office:string-value="FEMR/femr" calcext:value-type="string">
            <text:p>FEMR/femr</text:p>
          </table:table-cell>
        </table:table-row>
        <table:table-row table:style-name="ro1">
          <table:table-cell office:value-type="float" office:value="9100489" calcext:value-type="float">
            <text:p>9100489</text:p>
          </table:table-cell>
          <table:table-cell office:value-type="string" calcext:value-type="string">
            <text:p>https://api.github.com/repos/BBN-E/tac-kbp-eal</text:p>
          </table:table-cell>
          <table:table-cell table:formula="of:=REPLACE([.B2186]; 1; 29; &quot;&quot;)" office:value-type="string" office:string-value="BBN-E/tac-kbp-eal" calcext:value-type="string">
            <text:p>BBN-E/tac-kbp-eal</text:p>
          </table:table-cell>
        </table:table-row>
        <table:table-row table:style-name="ro1">
          <table:table-cell office:value-type="float" office:value="9106007" calcext:value-type="float">
            <text:p>9106007</text:p>
          </table:table-cell>
          <table:table-cell office:value-type="string" calcext:value-type="string">
            <text:p>https://api.github.com/repos/sharegov/opencirm</text:p>
          </table:table-cell>
          <table:table-cell table:formula="of:=REPLACE([.B2187]; 1; 29; &quot;&quot;)" office:value-type="string" office:string-value="sharegov/opencirm" calcext:value-type="string">
            <text:p>sharegov/opencirm</text:p>
          </table:table-cell>
        </table:table-row>
        <table:table-row table:style-name="ro1">
          <table:table-cell office:value-type="float" office:value="9117657" calcext:value-type="float">
            <text:p>9117657</text:p>
          </table:table-cell>
          <table:table-cell office:value-type="string" calcext:value-type="string">
            <text:p>https://api.github.com/repos/telefonicaid/fiware-sdc</text:p>
          </table:table-cell>
          <table:table-cell table:formula="of:=REPLACE([.B2188]; 1; 29; &quot;&quot;)" office:value-type="string" office:string-value="telefonicaid/fiware-sdc" calcext:value-type="string">
            <text:p>telefonicaid/fiware-sdc</text:p>
          </table:table-cell>
        </table:table-row>
        <table:table-row table:style-name="ro1">
          <table:table-cell office:value-type="float" office:value="9119157" calcext:value-type="float">
            <text:p>9119157</text:p>
          </table:table-cell>
          <table:table-cell office:value-type="string" calcext:value-type="string">
            <text:p>https://api.github.com/repos/Sage-Bionetworks/BridgePF</text:p>
          </table:table-cell>
          <table:table-cell table:formula="of:=REPLACE([.B2189]; 1; 29; &quot;&quot;)" office:value-type="string" office:string-value="Sage-Bionetworks/BridgePF" calcext:value-type="string">
            <text:p>Sage-Bionetworks/BridgePF</text:p>
          </table:table-cell>
        </table:table-row>
        <table:table-row table:style-name="ro1">
          <table:table-cell office:value-type="float" office:value="9134323" calcext:value-type="float">
            <text:p>9134323</text:p>
          </table:table-cell>
          <table:table-cell office:value-type="string" calcext:value-type="string">
            <text:p>https://api.github.com/repos/soon530/BabySitter</text:p>
          </table:table-cell>
          <table:table-cell table:formula="of:=REPLACE([.B2190]; 1; 29; &quot;&quot;)" office:value-type="string" office:string-value="soon530/BabySitter" calcext:value-type="string">
            <text:p>soon530/BabySitter</text:p>
          </table:table-cell>
        </table:table-row>
        <table:table-row table:style-name="ro1">
          <table:table-cell office:value-type="float" office:value="9147116" calcext:value-type="float">
            <text:p>9147116</text:p>
          </table:table-cell>
          <table:table-cell office:value-type="string" calcext:value-type="string">
            <text:p>https://api.github.com/repos/martiner/gooddata-java</text:p>
          </table:table-cell>
          <table:table-cell table:formula="of:=REPLACE([.B2191]; 1; 29; &quot;&quot;)" office:value-type="string" office:string-value="martiner/gooddata-java" calcext:value-type="string">
            <text:p>martiner/gooddata-java</text:p>
          </table:table-cell>
        </table:table-row>
        <table:table-row table:style-name="ro1">
          <table:table-cell office:value-type="float" office:value="9157775" calcext:value-type="float">
            <text:p>9157775</text:p>
          </table:table-cell>
          <table:table-cell office:value-type="string" calcext:value-type="string">
            <text:p>https://api.github.com/repos/TNG/JGiven</text:p>
          </table:table-cell>
          <table:table-cell table:formula="of:=REPLACE([.B2192]; 1; 29; &quot;&quot;)" office:value-type="string" office:string-value="TNG/JGiven" calcext:value-type="string">
            <text:p>TNG/JGiven</text:p>
          </table:table-cell>
        </table:table-row>
        <table:table-row table:style-name="ro1">
          <table:table-cell office:value-type="float" office:value="9158125" calcext:value-type="float">
            <text:p>9158125</text:p>
          </table:table-cell>
          <table:table-cell office:value-type="string" calcext:value-type="string">
            <text:p>https://api.github.com/repos/vitalidze/traccar-web</text:p>
          </table:table-cell>
          <table:table-cell table:formula="of:=REPLACE([.B2193]; 1; 29; &quot;&quot;)" office:value-type="string" office:string-value="vitalidze/traccar-web" calcext:value-type="string">
            <text:p>vitalidze/traccar-web</text:p>
          </table:table-cell>
        </table:table-row>
        <table:table-row table:style-name="ro1">
          <table:table-cell office:value-type="float" office:value="9161888" calcext:value-type="float">
            <text:p>9161888</text:p>
          </table:table-cell>
          <table:table-cell office:value-type="string" calcext:value-type="string">
            <text:p>https://api.github.com/repos/qalingo/qalingo-engine</text:p>
          </table:table-cell>
          <table:table-cell table:formula="of:=REPLACE([.B2194]; 1; 29; &quot;&quot;)" office:value-type="string" office:string-value="qalingo/qalingo-engine" calcext:value-type="string">
            <text:p>qalingo/qalingo-engine</text:p>
          </table:table-cell>
        </table:table-row>
        <table:table-row table:style-name="ro1">
          <table:table-cell office:value-type="float" office:value="9165797" calcext:value-type="float">
            <text:p>9165797</text:p>
          </table:table-cell>
          <table:table-cell office:value-type="string" calcext:value-type="string">
            <text:p>https://api.github.com/repos/MusesProject/MusesClient</text:p>
          </table:table-cell>
          <table:table-cell table:formula="of:=REPLACE([.B2195]; 1; 29; &quot;&quot;)" office:value-type="string" office:string-value="MusesProject/MusesClient" calcext:value-type="string">
            <text:p>MusesProject/MusesClient</text:p>
          </table:table-cell>
        </table:table-row>
        <table:table-row table:style-name="ro1">
          <table:table-cell office:value-type="float" office:value="9165908" calcext:value-type="float">
            <text:p>9165908</text:p>
          </table:table-cell>
          <table:table-cell office:value-type="string" calcext:value-type="string">
            <text:p>https://api.github.com/repos/MusesProject/MusesServer</text:p>
          </table:table-cell>
          <table:table-cell table:formula="of:=REPLACE([.B2196]; 1; 29; &quot;&quot;)" office:value-type="string" office:string-value="MusesProject/MusesServer" calcext:value-type="string">
            <text:p>MusesProject/MusesServer</text:p>
          </table:table-cell>
        </table:table-row>
        <table:table-row table:style-name="ro1">
          <table:table-cell office:value-type="float" office:value="9166050" calcext:value-type="float">
            <text:p>9166050</text:p>
          </table:table-cell>
          <table:table-cell office:value-type="string" calcext:value-type="string">
            <text:p>https://api.github.com/repos/JensBee/QueryClarity</text:p>
          </table:table-cell>
          <table:table-cell table:formula="of:=REPLACE([.B2197]; 1; 29; &quot;&quot;)" office:value-type="string" office:string-value="JensBee/QueryClarity" calcext:value-type="string">
            <text:p>JensBee/QueryClarity</text:p>
          </table:table-cell>
        </table:table-row>
        <table:table-row table:style-name="ro1">
          <table:table-cell office:value-type="float" office:value="9197332" calcext:value-type="float">
            <text:p>9197332</text:p>
          </table:table-cell>
          <table:table-cell office:value-type="string" calcext:value-type="string">
            <text:p>https://api.github.com/repos/looly/hutool</text:p>
          </table:table-cell>
          <table:table-cell table:formula="of:=REPLACE([.B2198]; 1; 29; &quot;&quot;)" office:value-type="string" office:string-value="looly/hutool" calcext:value-type="string">
            <text:p>looly/hutool</text:p>
          </table:table-cell>
        </table:table-row>
        <table:table-row table:style-name="ro1">
          <table:table-cell office:value-type="float" office:value="9214216" calcext:value-type="float">
            <text:p>9214216</text:p>
          </table:table-cell>
          <table:table-cell office:value-type="string" calcext:value-type="string">
            <text:p>https://api.github.com/repos/npi-ufc-qxd/gpa-pesquisa</text:p>
          </table:table-cell>
          <table:table-cell table:formula="of:=REPLACE([.B2199]; 1; 29; &quot;&quot;)" office:value-type="string" office:string-value="npi-ufc-qxd/gpa-pesquisa" calcext:value-type="string">
            <text:p>npi-ufc-qxd/gpa-pesquisa</text:p>
          </table:table-cell>
        </table:table-row>
        <table:table-row table:style-name="ro1">
          <table:table-cell office:value-type="float" office:value="9242052" calcext:value-type="float">
            <text:p>9242052</text:p>
          </table:table-cell>
          <table:table-cell office:value-type="string" calcext:value-type="string">
            <text:p>https://api.github.com/repos/dgageot/simplelenium</text:p>
          </table:table-cell>
          <table:table-cell table:formula="of:=REPLACE([.B2200]; 1; 29; &quot;&quot;)" office:value-type="string" office:string-value="dgageot/simplelenium" calcext:value-type="string">
            <text:p>dgageot/simplelenium</text:p>
          </table:table-cell>
        </table:table-row>
        <table:table-row table:style-name="ro1">
          <table:table-cell office:value-type="float" office:value="9243058" calcext:value-type="float">
            <text:p>9243058</text:p>
          </table:table-cell>
          <table:table-cell office:value-type="string" calcext:value-type="string">
            <text:p>https://api.github.com/repos/hl7-fhir/fhir-svn</text:p>
          </table:table-cell>
          <table:table-cell table:formula="of:=REPLACE([.B2201]; 1; 29; &quot;&quot;)" office:value-type="string" office:string-value="hl7-fhir/fhir-svn" calcext:value-type="string">
            <text:p>hl7-fhir/fhir-svn</text:p>
          </table:table-cell>
        </table:table-row>
        <table:table-row table:style-name="ro1">
          <table:table-cell office:value-type="float" office:value="9246946" calcext:value-type="float">
            <text:p>9246946</text:p>
          </table:table-cell>
          <table:table-cell office:value-type="string" calcext:value-type="string">
            <text:p>https://api.github.com/repos/europeana/ImageHarvester</text:p>
          </table:table-cell>
          <table:table-cell table:formula="of:=REPLACE([.B2202]; 1; 29; &quot;&quot;)" office:value-type="string" office:string-value="europeana/ImageHarvester" calcext:value-type="string">
            <text:p>europeana/ImageHarvester</text:p>
          </table:table-cell>
        </table:table-row>
        <table:table-row table:style-name="ro1">
          <table:table-cell office:value-type="float" office:value="9254233" calcext:value-type="float">
            <text:p>9254233</text:p>
          </table:table-cell>
          <table:table-cell office:value-type="string" calcext:value-type="string">
            <text:p>https://api.github.com/repos/openMF/android-client</text:p>
          </table:table-cell>
          <table:table-cell table:formula="of:=REPLACE([.B2203]; 1; 29; &quot;&quot;)" office:value-type="string" office:string-value="openMF/android-client" calcext:value-type="string">
            <text:p>openMF/android-client</text:p>
          </table:table-cell>
        </table:table-row>
        <table:table-row table:style-name="ro1">
          <table:table-cell office:value-type="float" office:value="9260952" calcext:value-type="float">
            <text:p>9260952</text:p>
          </table:table-cell>
          <table:table-cell office:value-type="string" calcext:value-type="string">
            <text:p>https://api.github.com/repos/sghpjuikit/player</text:p>
          </table:table-cell>
          <table:table-cell table:formula="of:=REPLACE([.B2204]; 1; 29; &quot;&quot;)" office:value-type="string" office:string-value="sghpjuikit/player" calcext:value-type="string">
            <text:p>sghpjuikit/player</text:p>
          </table:table-cell>
        </table:table-row>
        <table:table-row table:style-name="ro1">
          <table:table-cell office:value-type="float" office:value="9261202" calcext:value-type="float">
            <text:p>9261202</text:p>
          </table:table-cell>
          <table:table-cell office:value-type="string" calcext:value-type="string">
            <text:p>https://api.github.com/repos/jphp-compiler/jphp</text:p>
          </table:table-cell>
          <table:table-cell table:formula="of:=REPLACE([.B2205]; 1; 29; &quot;&quot;)" office:value-type="string" office:string-value="jphp-compiler/jphp" calcext:value-type="string">
            <text:p>jphp-compiler/jphp</text:p>
          </table:table-cell>
        </table:table-row>
        <table:table-row table:style-name="ro1">
          <table:table-cell office:value-type="float" office:value="9268949" calcext:value-type="float">
            <text:p>9268949</text:p>
          </table:table-cell>
          <table:table-cell office:value-type="string" calcext:value-type="string">
            <text:p>https://api.github.com/repos/couchbase/couchbase-jvm-core</text:p>
          </table:table-cell>
          <table:table-cell table:formula="of:=REPLACE([.B2206]; 1; 29; &quot;&quot;)" office:value-type="string" office:string-value="couchbase/couchbase-jvm-core" calcext:value-type="string">
            <text:p>couchbase/couchbase-jvm-core</text:p>
          </table:table-cell>
        </table:table-row>
        <table:table-row table:style-name="ro1">
          <table:table-cell office:value-type="float" office:value="9278601" calcext:value-type="float">
            <text:p>9278601</text:p>
          </table:table-cell>
          <table:table-cell office:value-type="string" calcext:value-type="string">
            <text:p>https://api.github.com/repos/nudelman-mauricio/mamisHockey</text:p>
          </table:table-cell>
          <table:table-cell table:formula="of:=REPLACE([.B2207]; 1; 29; &quot;&quot;)" office:value-type="string" office:string-value="nudelman-mauricio/mamisHockey" calcext:value-type="string">
            <text:p>nudelman-mauricio/mamisHockey</text:p>
          </table:table-cell>
        </table:table-row>
        <table:table-row table:style-name="ro1">
          <table:table-cell office:value-type="float" office:value="9281863" calcext:value-type="float">
            <text:p>9281863</text:p>
          </table:table-cell>
          <table:table-cell office:value-type="string" calcext:value-type="string">
            <text:p>https://api.github.com/repos/the-blue-alliance/the-blue-alliance-android</text:p>
          </table:table-cell>
          <table:table-cell table:formula="of:=REPLACE([.B2208]; 1; 29; &quot;&quot;)" office:value-type="string" office:string-value="the-blue-alliance/the-blue-alliance-android" calcext:value-type="string">
            <text:p>the-blue-alliance/the-blue-alliance-android</text:p>
          </table:table-cell>
        </table:table-row>
        <table:table-row table:style-name="ro1">
          <table:table-cell office:value-type="float" office:value="9293083" calcext:value-type="float">
            <text:p>9293083</text:p>
          </table:table-cell>
          <table:table-cell office:value-type="string" calcext:value-type="string">
            <text:p>https://api.github.com/repos/TestFX/TestFX</text:p>
          </table:table-cell>
          <table:table-cell table:formula="of:=REPLACE([.B2209]; 1; 29; &quot;&quot;)" office:value-type="string" office:string-value="TestFX/TestFX" calcext:value-type="string">
            <text:p>TestFX/TestFX</text:p>
          </table:table-cell>
        </table:table-row>
        <table:table-row table:style-name="ro1">
          <table:table-cell office:value-type="float" office:value="9294078" calcext:value-type="float">
            <text:p>9294078</text:p>
          </table:table-cell>
          <table:table-cell office:value-type="string" calcext:value-type="string">
            <text:p>https://api.github.com/repos/chylex/Hardcore-Ender-Expansion</text:p>
          </table:table-cell>
          <table:table-cell table:formula="of:=REPLACE([.B2210]; 1; 29; &quot;&quot;)" office:value-type="string" office:string-value="chylex/Hardcore-Ender-Expansion" calcext:value-type="string">
            <text:p>chylex/Hardcore-Ender-Expansion</text:p>
          </table:table-cell>
        </table:table-row>
        <table:table-row table:style-name="ro1">
          <table:table-cell office:value-type="float" office:value="9301026" calcext:value-type="float">
            <text:p>9301026</text:p>
          </table:table-cell>
          <table:table-cell office:value-type="string" calcext:value-type="string">
            <text:p>https://api.github.com/repos/quimtestar/Aletheia</text:p>
          </table:table-cell>
          <table:table-cell table:formula="of:=REPLACE([.B2211]; 1; 29; &quot;&quot;)" office:value-type="string" office:string-value="quimtestar/Aletheia" calcext:value-type="string">
            <text:p>quimtestar/Aletheia</text:p>
          </table:table-cell>
        </table:table-row>
        <table:table-row table:style-name="ro1">
          <table:table-cell office:value-type="float" office:value="9311989" calcext:value-type="float">
            <text:p>9311989</text:p>
          </table:table-cell>
          <table:table-cell office:value-type="string" calcext:value-type="string">
            <text:p>https://api.github.com/repos/seleniumQuery/seleniumQuery</text:p>
          </table:table-cell>
          <table:table-cell table:formula="of:=REPLACE([.B2212]; 1; 29; &quot;&quot;)" office:value-type="string" office:string-value="seleniumQuery/seleniumQuery" calcext:value-type="string">
            <text:p>seleniumQuery/seleniumQuery</text:p>
          </table:table-cell>
        </table:table-row>
        <table:table-row table:style-name="ro1">
          <table:table-cell office:value-type="float" office:value="9315712" calcext:value-type="float">
            <text:p>9315712</text:p>
          </table:table-cell>
          <table:table-cell office:value-type="string" calcext:value-type="string">
            <text:p>https://api.github.com/repos/elBukkit/MagicAPI</text:p>
          </table:table-cell>
          <table:table-cell table:formula="of:=REPLACE([.B2213]; 1; 29; &quot;&quot;)" office:value-type="string" office:string-value="elBukkit/MagicAPI" calcext:value-type="string">
            <text:p>elBukkit/MagicAPI</text:p>
          </table:table-cell>
        </table:table-row>
        <table:table-row table:style-name="ro1">
          <table:table-cell office:value-type="float" office:value="9317616" calcext:value-type="float">
            <text:p>9317616</text:p>
          </table:table-cell>
          <table:table-cell office:value-type="string" calcext:value-type="string">
            <text:p>https://api.github.com/repos/puniverse/capsule</text:p>
          </table:table-cell>
          <table:table-cell table:formula="of:=REPLACE([.B2214]; 1; 29; &quot;&quot;)" office:value-type="string" office:string-value="puniverse/capsule" calcext:value-type="string">
            <text:p>puniverse/capsule</text:p>
          </table:table-cell>
        </table:table-row>
        <table:table-row table:style-name="ro1">
          <table:table-cell office:value-type="float" office:value="9331149" calcext:value-type="float">
            <text:p>9331149</text:p>
          </table:table-cell>
          <table:table-cell office:value-type="string" calcext:value-type="string">
            <text:p>https://api.github.com/repos/WalnutiQ/wAlnut</text:p>
          </table:table-cell>
          <table:table-cell table:formula="of:=REPLACE([.B2215]; 1; 29; &quot;&quot;)" office:value-type="string" office:string-value="WalnutiQ/wAlnut" calcext:value-type="string">
            <text:p>WalnutiQ/wAlnut</text:p>
          </table:table-cell>
        </table:table-row>
        <table:table-row table:style-name="ro1">
          <table:table-cell office:value-type="float" office:value="9341543" calcext:value-type="float">
            <text:p>9341543</text:p>
          </table:table-cell>
          <table:table-cell office:value-type="string" calcext:value-type="string">
            <text:p>https://api.github.com/repos/wso2/siddhi</text:p>
          </table:table-cell>
          <table:table-cell table:formula="of:=REPLACE([.B2216]; 1; 29; &quot;&quot;)" office:value-type="string" office:string-value="wso2/siddhi" calcext:value-type="string">
            <text:p>wso2/siddhi</text:p>
          </table:table-cell>
        </table:table-row>
        <table:table-row table:style-name="ro1">
          <table:table-cell office:value-type="float" office:value="9369007" calcext:value-type="float">
            <text:p>9369007</text:p>
          </table:table-cell>
          <table:table-cell office:value-type="string" calcext:value-type="string">
            <text:p>https://api.github.com/repos/RandoApp/Rando-android</text:p>
          </table:table-cell>
          <table:table-cell table:formula="of:=REPLACE([.B2217]; 1; 29; &quot;&quot;)" office:value-type="string" office:string-value="RandoApp/Rando-android" calcext:value-type="string">
            <text:p>RandoApp/Rando-android</text:p>
          </table:table-cell>
        </table:table-row>
        <table:table-row table:style-name="ro1">
          <table:table-cell office:value-type="float" office:value="9369204" calcext:value-type="float">
            <text:p>9369204</text:p>
          </table:table-cell>
          <table:table-cell office:value-type="string" calcext:value-type="string">
            <text:p>https://api.github.com/repos/imagej/imagej-legacy</text:p>
          </table:table-cell>
          <table:table-cell table:formula="of:=REPLACE([.B2218]; 1; 29; &quot;&quot;)" office:value-type="string" office:string-value="imagej/imagej-legacy" calcext:value-type="string">
            <text:p>imagej/imagej-legacy</text:p>
          </table:table-cell>
        </table:table-row>
        <table:table-row table:style-name="ro1">
          <table:table-cell office:value-type="float" office:value="9373634" calcext:value-type="float">
            <text:p>9373634</text:p>
          </table:table-cell>
          <table:table-cell office:value-type="string" calcext:value-type="string">
            <text:p>https://api.github.com/repos/skeleton-software-community/skeleton-generator</text:p>
          </table:table-cell>
          <table:table-cell table:formula="of:=REPLACE([.B2219]; 1; 29; &quot;&quot;)" office:value-type="string" office:string-value="skeleton-software-community/skeleton-generator" calcext:value-type="string">
            <text:p>skeleton-software-community/skeleton-generator</text:p>
          </table:table-cell>
        </table:table-row>
        <table:table-row table:style-name="ro1">
          <table:table-cell office:value-type="float" office:value="9375634" calcext:value-type="float">
            <text:p>9375634</text:p>
          </table:table-cell>
          <table:table-cell office:value-type="string" calcext:value-type="string">
            <text:p>https://api.github.com/repos/pheidotting/dejonge</text:p>
          </table:table-cell>
          <table:table-cell table:formula="of:=REPLACE([.B2220]; 1; 29; &quot;&quot;)" office:value-type="string" office:string-value="pheidotting/dejonge" calcext:value-type="string">
            <text:p>pheidotting/dejonge</text:p>
          </table:table-cell>
        </table:table-row>
        <table:table-row table:style-name="ro1">
          <table:table-cell office:value-type="float" office:value="9375636" calcext:value-type="float">
            <text:p>9375636</text:p>
          </table:table-cell>
          <table:table-cell office:value-type="string" calcext:value-type="string">
            <text:p>https://api.github.com/repos/rutgersmobile/android-client</text:p>
          </table:table-cell>
          <table:table-cell table:formula="of:=REPLACE([.B2221]; 1; 29; &quot;&quot;)" office:value-type="string" office:string-value="rutgersmobile/android-client" calcext:value-type="string">
            <text:p>rutgersmobile/android-client</text:p>
          </table:table-cell>
        </table:table-row>
        <table:table-row table:style-name="ro1">
          <table:table-cell office:value-type="float" office:value="9382054" calcext:value-type="float">
            <text:p>9382054</text:p>
          </table:table-cell>
          <table:table-cell office:value-type="string" calcext:value-type="string">
            <text:p>https://api.github.com/repos/shilad/wikibrain</text:p>
          </table:table-cell>
          <table:table-cell table:formula="of:=REPLACE([.B2222]; 1; 29; &quot;&quot;)" office:value-type="string" office:string-value="shilad/wikibrain" calcext:value-type="string">
            <text:p>shilad/wikibrain</text:p>
          </table:table-cell>
        </table:table-row>
        <table:table-row table:style-name="ro1">
          <table:table-cell office:value-type="float" office:value="9389703" calcext:value-type="float">
            <text:p>9389703</text:p>
          </table:table-cell>
          <table:table-cell office:value-type="string" calcext:value-type="string">
            <text:p>https://api.github.com/repos/genomizer/genomizer-server</text:p>
          </table:table-cell>
          <table:table-cell table:formula="of:=REPLACE([.B2223]; 1; 29; &quot;&quot;)" office:value-type="string" office:string-value="genomizer/genomizer-server" calcext:value-type="string">
            <text:p>genomizer/genomizer-server</text:p>
          </table:table-cell>
        </table:table-row>
        <table:table-row table:style-name="ro1">
          <table:table-cell office:value-type="float" office:value="9407604" calcext:value-type="float">
            <text:p>9407604</text:p>
          </table:table-cell>
          <table:table-cell office:value-type="string" calcext:value-type="string">
            <text:p>https://api.github.com/repos/IQSS/dataverse</text:p>
          </table:table-cell>
          <table:table-cell table:formula="of:=REPLACE([.B2224]; 1; 29; &quot;&quot;)" office:value-type="string" office:string-value="IQSS/dataverse" calcext:value-type="string">
            <text:p>IQSS/dataverse</text:p>
          </table:table-cell>
        </table:table-row>
        <table:table-row table:style-name="ro1">
          <table:table-cell office:value-type="float" office:value="9418608" calcext:value-type="float">
            <text:p>9418608</text:p>
          </table:table-cell>
          <table:table-cell office:value-type="string" calcext:value-type="string">
            <text:p>https://api.github.com/repos/nekopanda/logbook</text:p>
          </table:table-cell>
          <table:table-cell table:formula="of:=REPLACE([.B2225]; 1; 29; &quot;&quot;)" office:value-type="string" office:string-value="nekopanda/logbook" calcext:value-type="string">
            <text:p>nekopanda/logbook</text:p>
          </table:table-cell>
        </table:table-row>
        <table:table-row table:style-name="ro1">
          <table:table-cell office:value-type="float" office:value="9420601" calcext:value-type="float">
            <text:p>9420601</text:p>
          </table:table-cell>
          <table:table-cell office:value-type="string" calcext:value-type="string">
            <text:p>https://api.github.com/repos/lumongo/lumongo</text:p>
          </table:table-cell>
          <table:table-cell table:formula="of:=REPLACE([.B2226]; 1; 29; &quot;&quot;)" office:value-type="string" office:string-value="lumongo/lumongo" calcext:value-type="string">
            <text:p>lumongo/lumongo</text:p>
          </table:table-cell>
        </table:table-row>
        <table:table-row table:style-name="ro1">
          <table:table-cell office:value-type="float" office:value="9430587" calcext:value-type="float">
            <text:p>9430587</text:p>
          </table:table-cell>
          <table:table-cell office:value-type="string" calcext:value-type="string">
            <text:p>https://api.github.com/repos/prezi/spaghetti</text:p>
          </table:table-cell>
          <table:table-cell table:formula="of:=REPLACE([.B2227]; 1; 29; &quot;&quot;)" office:value-type="string" office:string-value="prezi/spaghetti" calcext:value-type="string">
            <text:p>prezi/spaghetti</text:p>
          </table:table-cell>
        </table:table-row>
        <table:table-row table:style-name="ro1">
          <table:table-cell office:value-type="float" office:value="9433366" calcext:value-type="float">
            <text:p>9433366</text:p>
          </table:table-cell>
          <table:table-cell office:value-type="string" calcext:value-type="string">
            <text:p>https://api.github.com/repos/thelinmichael/spotify-web-api-java</text:p>
          </table:table-cell>
          <table:table-cell table:formula="of:=REPLACE([.B2228]; 1; 29; &quot;&quot;)" office:value-type="string" office:string-value="thelinmichael/spotify-web-api-java" calcext:value-type="string">
            <text:p>thelinmichael/spotify-web-api-java</text:p>
          </table:table-cell>
        </table:table-row>
        <table:table-row table:style-name="ro1">
          <table:table-cell office:value-type="float" office:value="9436029" calcext:value-type="float">
            <text:p>9436029</text:p>
          </table:table-cell>
          <table:table-cell office:value-type="string" calcext:value-type="string">
            <text:p>https://api.github.com/repos/intrbiz/bergamot</text:p>
          </table:table-cell>
          <table:table-cell table:formula="of:=REPLACE([.B2229]; 1; 29; &quot;&quot;)" office:value-type="string" office:string-value="intrbiz/bergamot" calcext:value-type="string">
            <text:p>intrbiz/bergamot</text:p>
          </table:table-cell>
        </table:table-row>
        <table:table-row table:style-name="ro1">
          <table:table-cell office:value-type="float" office:value="9441209" calcext:value-type="float">
            <text:p>9441209</text:p>
          </table:table-cell>
          <table:table-cell office:value-type="string" calcext:value-type="string">
            <text:p>https://api.github.com/repos/syncany/syncany</text:p>
          </table:table-cell>
          <table:table-cell table:formula="of:=REPLACE([.B2230]; 1; 29; &quot;&quot;)" office:value-type="string" office:string-value="syncany/syncany" calcext:value-type="string">
            <text:p>syncany/syncany</text:p>
          </table:table-cell>
        </table:table-row>
        <table:table-row table:style-name="ro1">
          <table:table-cell office:value-type="float" office:value="9442521" calcext:value-type="float">
            <text:p>9442521</text:p>
          </table:table-cell>
          <table:table-cell office:value-type="string" calcext:value-type="string">
            <text:p>https://api.github.com/repos/SiLeBAT/BfROpenLab</text:p>
          </table:table-cell>
          <table:table-cell table:formula="of:=REPLACE([.B2231]; 1; 29; &quot;&quot;)" office:value-type="string" office:string-value="SiLeBAT/BfROpenLab" calcext:value-type="string">
            <text:p>SiLeBAT/BfROpenLab</text:p>
          </table:table-cell>
        </table:table-row>
        <table:table-row table:style-name="ro1">
          <table:table-cell office:value-type="float" office:value="9454264" calcext:value-type="float">
            <text:p>9454264</text:p>
          </table:table-cell>
          <table:table-cell office:value-type="string" calcext:value-type="string">
            <text:p>https://api.github.com/repos/elBukkit/MagicLib</text:p>
          </table:table-cell>
          <table:table-cell table:formula="of:=REPLACE([.B2232]; 1; 29; &quot;&quot;)" office:value-type="string" office:string-value="elBukkit/MagicLib" calcext:value-type="string">
            <text:p>elBukkit/MagicLib</text:p>
          </table:table-cell>
        </table:table-row>
        <table:table-row table:style-name="ro1">
          <table:table-cell office:value-type="float" office:value="9467555" calcext:value-type="float">
            <text:p>9467555</text:p>
          </table:table-cell>
          <table:table-cell office:value-type="string" calcext:value-type="string">
            <text:p>https://api.github.com/repos/w3c/omn</text:p>
          </table:table-cell>
          <table:table-cell table:formula="of:=REPLACE([.B2233]; 1; 29; &quot;&quot;)" office:value-type="string" office:string-value="w3c/omn" calcext:value-type="string">
            <text:p>w3c/omn</text:p>
          </table:table-cell>
        </table:table-row>
        <table:table-row table:style-name="ro1">
          <table:table-cell office:value-type="float" office:value="9473689" calcext:value-type="float">
            <text:p>9473689</text:p>
          </table:table-cell>
          <table:table-cell office:value-type="string" calcext:value-type="string">
            <text:p>https://api.github.com/repos/querydsl/querydsl</text:p>
          </table:table-cell>
          <table:table-cell table:formula="of:=REPLACE([.B2234]; 1; 29; &quot;&quot;)" office:value-type="string" office:string-value="querydsl/querydsl" calcext:value-type="string">
            <text:p>querydsl/querydsl</text:p>
          </table:table-cell>
        </table:table-row>
        <table:table-row table:style-name="ro1">
          <table:table-cell office:value-type="float" office:value="9474239" calcext:value-type="float">
            <text:p>9474239</text:p>
          </table:table-cell>
          <table:table-cell office:value-type="string" calcext:value-type="string">
            <text:p>https://api.github.com/repos/genericsystem/genericsystem2014</text:p>
          </table:table-cell>
          <table:table-cell table:formula="of:=REPLACE([.B2235]; 1; 29; &quot;&quot;)" office:value-type="string" office:string-value="genericsystem/genericsystem2014" calcext:value-type="string">
            <text:p>genericsystem/genericsystem2014</text:p>
          </table:table-cell>
        </table:table-row>
        <table:table-row table:style-name="ro1">
          <table:table-cell office:value-type="float" office:value="9476417" calcext:value-type="float">
            <text:p>9476417</text:p>
          </table:table-cell>
          <table:table-cell office:value-type="string" calcext:value-type="string">
            <text:p>https://api.github.com/repos/ShifuML/shifu</text:p>
          </table:table-cell>
          <table:table-cell table:formula="of:=REPLACE([.B2236]; 1; 29; &quot;&quot;)" office:value-type="string" office:string-value="ShifuML/shifu" calcext:value-type="string">
            <text:p>ShifuML/shifu</text:p>
          </table:table-cell>
        </table:table-row>
        <table:table-row table:style-name="ro1">
          <table:table-cell office:value-type="float" office:value="9479750" calcext:value-type="float">
            <text:p>9479750</text:p>
          </table:table-cell>
          <table:table-cell office:value-type="string" calcext:value-type="string">
            <text:p>https://api.github.com/repos/dell-oss/Doradus</text:p>
          </table:table-cell>
          <table:table-cell table:formula="of:=REPLACE([.B2237]; 1; 29; &quot;&quot;)" office:value-type="string" office:string-value="dell-oss/Doradus" calcext:value-type="string">
            <text:p>dell-oss/Doradus</text:p>
          </table:table-cell>
        </table:table-row>
        <table:table-row table:style-name="ro1">
          <table:table-cell office:value-type="float" office:value="9482767" calcext:value-type="float">
            <text:p>9482767</text:p>
          </table:table-cell>
          <table:table-cell office:value-type="string" calcext:value-type="string">
            <text:p>https://api.github.com/repos/imagej/imagej-ui-swing</text:p>
          </table:table-cell>
          <table:table-cell table:formula="of:=REPLACE([.B2238]; 1; 29; &quot;&quot;)" office:value-type="string" office:string-value="imagej/imagej-ui-swing" calcext:value-type="string">
            <text:p>imagej/imagej-ui-swing</text:p>
          </table:table-cell>
        </table:table-row>
        <table:table-row table:style-name="ro1">
          <table:table-cell office:value-type="float" office:value="9489720" calcext:value-type="float">
            <text:p>9489720</text:p>
          </table:table-cell>
          <table:table-cell office:value-type="string" calcext:value-type="string">
            <text:p>https://api.github.com/repos/flabbergast-config/flabbergast</text:p>
          </table:table-cell>
          <table:table-cell table:formula="of:=REPLACE([.B2239]; 1; 29; &quot;&quot;)" office:value-type="string" office:string-value="flabbergast-config/flabbergast" calcext:value-type="string">
            <text:p>flabbergast-config/flabbergast</text:p>
          </table:table-cell>
        </table:table-row>
        <table:table-row table:style-name="ro1">
          <table:table-cell office:value-type="float" office:value="9490829" calcext:value-type="float">
            <text:p>9490829</text:p>
          </table:table-cell>
          <table:table-cell office:value-type="string" calcext:value-type="string">
            <text:p>https://api.github.com/repos/IDRASoft-P160-Um3c4/UmecaApp</text:p>
          </table:table-cell>
          <table:table-cell table:formula="of:=REPLACE([.B2240]; 1; 29; &quot;&quot;)" office:value-type="string" office:string-value="IDRASoft-P160-Um3c4/UmecaApp" calcext:value-type="string">
            <text:p>IDRASoft-P160-Um3c4/UmecaApp</text:p>
          </table:table-cell>
        </table:table-row>
        <table:table-row table:style-name="ro1">
          <table:table-cell office:value-type="float" office:value="9501649" calcext:value-type="float">
            <text:p>9501649</text:p>
          </table:table-cell>
          <table:table-cell office:value-type="string" calcext:value-type="string">
            <text:p>https://api.github.com/repos/hevs-isi/gdx2d</text:p>
          </table:table-cell>
          <table:table-cell table:formula="of:=REPLACE([.B2241]; 1; 29; &quot;&quot;)" office:value-type="string" office:string-value="hevs-isi/gdx2d" calcext:value-type="string">
            <text:p>hevs-isi/gdx2d</text:p>
          </table:table-cell>
        </table:table-row>
        <table:table-row table:style-name="ro1">
          <table:table-cell office:value-type="float" office:value="9509377" calcext:value-type="float">
            <text:p>9509377</text:p>
          </table:table-cell>
          <table:table-cell office:value-type="string" calcext:value-type="string">
            <text:p>https://api.github.com/repos/google/closure-compiler</text:p>
          </table:table-cell>
          <table:table-cell table:formula="of:=REPLACE([.B2242]; 1; 29; &quot;&quot;)" office:value-type="string" office:string-value="google/closure-compiler" calcext:value-type="string">
            <text:p>google/closure-compiler</text:p>
          </table:table-cell>
        </table:table-row>
        <table:table-row table:style-name="ro1">
          <table:table-cell office:value-type="float" office:value="9509918" calcext:value-type="float">
            <text:p>9509918</text:p>
          </table:table-cell>
          <table:table-cell office:value-type="string" calcext:value-type="string">
            <text:p>https://api.github.com/repos/samtools/htsjdk</text:p>
          </table:table-cell>
          <table:table-cell table:formula="of:=REPLACE([.B2243]; 1; 29; &quot;&quot;)" office:value-type="string" office:string-value="samtools/htsjdk" calcext:value-type="string">
            <text:p>samtools/htsjdk</text:p>
          </table:table-cell>
        </table:table-row>
        <table:table-row table:style-name="ro1">
          <table:table-cell office:value-type="float" office:value="9511697" calcext:value-type="float">
            <text:p>9511697</text:p>
          </table:table-cell>
          <table:table-cell office:value-type="string" calcext:value-type="string">
            <text:p>https://api.github.com/repos/PhilJay/MPAndroidChart</text:p>
          </table:table-cell>
          <table:table-cell table:formula="of:=REPLACE([.B2244]; 1; 29; &quot;&quot;)" office:value-type="string" office:string-value="PhilJay/MPAndroidChart" calcext:value-type="string">
            <text:p>PhilJay/MPAndroidChart</text:p>
          </table:table-cell>
        </table:table-row>
        <table:table-row table:style-name="ro1">
          <table:table-cell office:value-type="float" office:value="9519015" calcext:value-type="float">
            <text:p>9519015</text:p>
          </table:table-cell>
          <table:table-cell office:value-type="string" calcext:value-type="string">
            <text:p>https://api.github.com/repos/Alfresco/records-management</text:p>
          </table:table-cell>
          <table:table-cell table:formula="of:=REPLACE([.B2245]; 1; 29; &quot;&quot;)" office:value-type="string" office:string-value="Alfresco/records-management" calcext:value-type="string">
            <text:p>Alfresco/records-management</text:p>
          </table:table-cell>
        </table:table-row>
        <table:table-row table:style-name="ro1">
          <table:table-cell office:value-type="float" office:value="9519727" calcext:value-type="float">
            <text:p>9519727</text:p>
          </table:table-cell>
          <table:table-cell office:value-type="string" calcext:value-type="string">
            <text:p>https://api.github.com/repos/google/closure-templates</text:p>
          </table:table-cell>
          <table:table-cell table:formula="of:=REPLACE([.B2246]; 1; 29; &quot;&quot;)" office:value-type="string" office:string-value="google/closure-templates" calcext:value-type="string">
            <text:p>google/closure-templates</text:p>
          </table:table-cell>
        </table:table-row>
        <table:table-row table:style-name="ro1">
          <table:table-cell office:value-type="float" office:value="9534533" calcext:value-type="float">
            <text:p>9534533</text:p>
          </table:table-cell>
          <table:table-cell office:value-type="string" calcext:value-type="string">
            <text:p>https://api.github.com/repos/Alfresco/community-edition</text:p>
          </table:table-cell>
          <table:table-cell table:formula="of:=REPLACE([.B2247]; 1; 29; &quot;&quot;)" office:value-type="string" office:string-value="Alfresco/community-edition" calcext:value-type="string">
            <text:p>Alfresco/community-edition</text:p>
          </table:table-cell>
        </table:table-row>
        <table:table-row table:style-name="ro1">
          <table:table-cell office:value-type="float" office:value="9545343" calcext:value-type="float">
            <text:p>9545343</text:p>
          </table:table-cell>
          <table:table-cell office:value-type="string" calcext:value-type="string">
            <text:p>https://api.github.com/repos/ForestryMC/ForestryMC</text:p>
          </table:table-cell>
          <table:table-cell table:formula="of:=REPLACE([.B2248]; 1; 29; &quot;&quot;)" office:value-type="string" office:string-value="ForestryMC/ForestryMC" calcext:value-type="string">
            <text:p>ForestryMC/ForestryMC</text:p>
          </table:table-cell>
        </table:table-row>
        <table:table-row table:style-name="ro1">
          <table:table-cell office:value-type="float" office:value="9552932" calcext:value-type="float">
            <text:p>9552932</text:p>
          </table:table-cell>
          <table:table-cell office:value-type="string" calcext:value-type="string">
            <text:p>https://api.github.com/repos/teamed/qulice</text:p>
          </table:table-cell>
          <table:table-cell table:formula="of:=REPLACE([.B2249]; 1; 29; &quot;&quot;)" office:value-type="string" office:string-value="teamed/qulice" calcext:value-type="string">
            <text:p>teamed/qulice</text:p>
          </table:table-cell>
        </table:table-row>
        <table:table-row table:style-name="ro1">
          <table:table-cell office:value-type="float" office:value="9554414" calcext:value-type="float">
            <text:p>9554414</text:p>
          </table:table-cell>
          <table:table-cell office:value-type="string" calcext:value-type="string">
            <text:p>https://api.github.com/repos/Minecolonies/minecolonies</text:p>
          </table:table-cell>
          <table:table-cell table:formula="of:=REPLACE([.B2250]; 1; 29; &quot;&quot;)" office:value-type="string" office:string-value="Minecolonies/minecolonies" calcext:value-type="string">
            <text:p>Minecolonies/minecolonies</text:p>
          </table:table-cell>
        </table:table-row>
        <table:table-row table:style-name="ro1">
          <table:table-cell office:value-type="float" office:value="9562305" calcext:value-type="float">
            <text:p>9562305</text:p>
          </table:table-cell>
          <table:table-cell office:value-type="string" calcext:value-type="string">
            <text:p>https://api.github.com/repos/learning-layers/LivingDocumentsServer</text:p>
          </table:table-cell>
          <table:table-cell table:formula="of:=REPLACE([.B2251]; 1; 29; &quot;&quot;)" office:value-type="string" office:string-value="learning-layers/LivingDocumentsServer" calcext:value-type="string">
            <text:p>learning-layers/LivingDocumentsServer</text:p>
          </table:table-cell>
        </table:table-row>
        <table:table-row table:style-name="ro1">
          <table:table-cell office:value-type="float" office:value="9568786" calcext:value-type="float">
            <text:p>9568786</text:p>
          </table:table-cell>
          <table:table-cell office:value-type="string" calcext:value-type="string">
            <text:p>https://api.github.com/repos/genomizer/genomizer-desktop</text:p>
          </table:table-cell>
          <table:table-cell table:formula="of:=REPLACE([.B2252]; 1; 29; &quot;&quot;)" office:value-type="string" office:string-value="genomizer/genomizer-desktop" calcext:value-type="string">
            <text:p>genomizer/genomizer-desktop</text:p>
          </table:table-cell>
        </table:table-row>
        <table:table-row table:style-name="ro1">
          <table:table-cell office:value-type="float" office:value="9571785" calcext:value-type="float">
            <text:p>9571785</text:p>
          </table:table-cell>
          <table:table-cell office:value-type="string" calcext:value-type="string">
            <text:p>https://api.github.com/repos/OceanLabs/Android-Print-SDK</text:p>
          </table:table-cell>
          <table:table-cell table:formula="of:=REPLACE([.B2253]; 1; 29; &quot;&quot;)" office:value-type="string" office:string-value="OceanLabs/Android-Print-SDK" calcext:value-type="string">
            <text:p>OceanLabs/Android-Print-SDK</text:p>
          </table:table-cell>
        </table:table-row>
        <table:table-row table:style-name="ro1">
          <table:table-cell office:value-type="float" office:value="9599106" calcext:value-type="float">
            <text:p>9599106</text:p>
          </table:table-cell>
          <table:table-cell office:value-type="string" calcext:value-type="string">
            <text:p>https://api.github.com/repos/belluccifranco/sic</text:p>
          </table:table-cell>
          <table:table-cell table:formula="of:=REPLACE([.B2254]; 1; 29; &quot;&quot;)" office:value-type="string" office:string-value="belluccifranco/sic" calcext:value-type="string">
            <text:p>belluccifranco/sic</text:p>
          </table:table-cell>
        </table:table-row>
        <table:table-row table:style-name="ro1">
          <table:table-cell office:value-type="float" office:value="9600436" calcext:value-type="float">
            <text:p>9600436</text:p>
          </table:table-cell>
          <table:table-cell office:value-type="string" calcext:value-type="string">
            <text:p>https://api.github.com/repos/jdepend/cooper</text:p>
          </table:table-cell>
          <table:table-cell table:formula="of:=REPLACE([.B2255]; 1; 29; &quot;&quot;)" office:value-type="string" office:string-value="jdepend/cooper" calcext:value-type="string">
            <text:p>jdepend/cooper</text:p>
          </table:table-cell>
        </table:table-row>
        <table:table-row table:style-name="ro1">
          <table:table-cell office:value-type="float" office:value="9602025" calcext:value-type="float">
            <text:p>9602025</text:p>
          </table:table-cell>
          <table:table-cell office:value-type="string" calcext:value-type="string">
            <text:p>https://api.github.com/repos/CoFH/CoFHCore</text:p>
          </table:table-cell>
          <table:table-cell table:formula="of:=REPLACE([.B2256]; 1; 29; &quot;&quot;)" office:value-type="string" office:string-value="CoFH/CoFHCore" calcext:value-type="string">
            <text:p>CoFH/CoFHCore</text:p>
          </table:table-cell>
        </table:table-row>
        <table:table-row table:style-name="ro1">
          <table:table-cell office:value-type="float" office:value="9607267" calcext:value-type="float">
            <text:p>9607267</text:p>
          </table:table-cell>
          <table:table-cell office:value-type="string" calcext:value-type="string">
            <text:p>https://api.github.com/repos/Floens/Clover</text:p>
          </table:table-cell>
          <table:table-cell table:formula="of:=REPLACE([.B2257]; 1; 29; &quot;&quot;)" office:value-type="string" office:string-value="Floens/Clover" calcext:value-type="string">
            <text:p>Floens/Clover</text:p>
          </table:table-cell>
        </table:table-row>
        <table:table-row table:style-name="ro1">
          <table:table-cell office:value-type="float" office:value="9625983" calcext:value-type="float">
            <text:p>9625983</text:p>
          </table:table-cell>
          <table:table-cell office:value-type="string" calcext:value-type="string">
            <text:p>https://api.github.com/repos/jvalue/hochwasser-app</text:p>
          </table:table-cell>
          <table:table-cell table:formula="of:=REPLACE([.B2258]; 1; 29; &quot;&quot;)" office:value-type="string" office:string-value="jvalue/hochwasser-app" calcext:value-type="string">
            <text:p>jvalue/hochwasser-app</text:p>
          </table:table-cell>
        </table:table-row>
        <table:table-row table:style-name="ro1">
          <table:table-cell office:value-type="float" office:value="9630652" calcext:value-type="float">
            <text:p>9630652</text:p>
          </table:table-cell>
          <table:table-cell office:value-type="string" calcext:value-type="string">
            <text:p>https://api.github.com/repos/broadinstitute/picard</text:p>
          </table:table-cell>
          <table:table-cell table:formula="of:=REPLACE([.B2259]; 1; 29; &quot;&quot;)" office:value-type="string" office:string-value="broadinstitute/picard" calcext:value-type="string">
            <text:p>broadinstitute/picard</text:p>
          </table:table-cell>
        </table:table-row>
        <table:table-row table:style-name="ro1">
          <table:table-cell office:value-type="float" office:value="9633961" calcext:value-type="float">
            <text:p>9633961</text:p>
          </table:table-cell>
          <table:table-cell office:value-type="string" calcext:value-type="string">
            <text:p>https://api.github.com/repos/jindrapetrik/jpexs-decompiler</text:p>
          </table:table-cell>
          <table:table-cell table:formula="of:=REPLACE([.B2260]; 1; 29; &quot;&quot;)" office:value-type="string" office:string-value="jindrapetrik/jpexs-decompiler" calcext:value-type="string">
            <text:p>jindrapetrik/jpexs-decompiler</text:p>
          </table:table-cell>
        </table:table-row>
        <table:table-row table:style-name="ro1">
          <table:table-cell office:value-type="float" office:value="9643644" calcext:value-type="float">
            <text:p>9643644</text:p>
          </table:table-cell>
          <table:table-cell office:value-type="string" calcext:value-type="string">
            <text:p>https://api.github.com/repos/bioinform/varsim</text:p>
          </table:table-cell>
          <table:table-cell table:formula="of:=REPLACE([.B2261]; 1; 29; &quot;&quot;)" office:value-type="string" office:string-value="bioinform/varsim" calcext:value-type="string">
            <text:p>bioinform/varsim</text:p>
          </table:table-cell>
        </table:table-row>
        <table:table-row table:style-name="ro1">
          <table:table-cell office:value-type="float" office:value="9650529" calcext:value-type="float">
            <text:p>9650529</text:p>
          </table:table-cell>
          <table:table-cell office:value-type="string" calcext:value-type="string">
            <text:p>https://api.github.com/repos/RuedigerMoeller/kontraktor</text:p>
          </table:table-cell>
          <table:table-cell table:formula="of:=REPLACE([.B2262]; 1; 29; &quot;&quot;)" office:value-type="string" office:string-value="RuedigerMoeller/kontraktor" calcext:value-type="string">
            <text:p>RuedigerMoeller/kontraktor</text:p>
          </table:table-cell>
        </table:table-row>
        <table:table-row table:style-name="ro1">
          <table:table-cell office:value-type="float" office:value="9659622" calcext:value-type="float">
            <text:p>9659622</text:p>
          </table:table-cell>
          <table:table-cell office:value-type="string" calcext:value-type="string">
            <text:p>https://api.github.com/repos/emmt/TiPi</text:p>
          </table:table-cell>
          <table:table-cell table:formula="of:=REPLACE([.B2263]; 1; 29; &quot;&quot;)" office:value-type="string" office:string-value="emmt/TiPi" calcext:value-type="string">
            <text:p>emmt/TiPi</text:p>
          </table:table-cell>
        </table:table-row>
        <table:table-row table:style-name="ro1">
          <table:table-cell office:value-type="float" office:value="9665600" calcext:value-type="float">
            <text:p>9665600</text:p>
          </table:table-cell>
          <table:table-cell office:value-type="string" calcext:value-type="string">
            <text:p>https://api.github.com/repos/nemerosa/ontrack</text:p>
          </table:table-cell>
          <table:table-cell table:formula="of:=REPLACE([.B2264]; 1; 29; &quot;&quot;)" office:value-type="string" office:string-value="nemerosa/ontrack" calcext:value-type="string">
            <text:p>nemerosa/ontrack</text:p>
          </table:table-cell>
        </table:table-row>
        <table:table-row table:style-name="ro1">
          <table:table-cell office:value-type="float" office:value="9670456" calcext:value-type="float">
            <text:p>9670456</text:p>
          </table:table-cell>
          <table:table-cell office:value-type="string" calcext:value-type="string">
            <text:p>https://api.github.com/repos/hgdev-ch/toposuite-android</text:p>
          </table:table-cell>
          <table:table-cell table:formula="of:=REPLACE([.B2265]; 1; 29; &quot;&quot;)" office:value-type="string" office:string-value="hgdev-ch/toposuite-android" calcext:value-type="string">
            <text:p>hgdev-ch/toposuite-android</text:p>
          </table:table-cell>
        </table:table-row>
        <table:table-row table:style-name="ro1">
          <table:table-cell office:value-type="float" office:value="9673362" calcext:value-type="float">
            <text:p>9673362</text:p>
          </table:table-cell>
          <table:table-cell office:value-type="string" calcext:value-type="string">
            <text:p>https://api.github.com/repos/jenkinsci/workflow-plugin</text:p>
          </table:table-cell>
          <table:table-cell table:formula="of:=REPLACE([.B2266]; 1; 29; &quot;&quot;)" office:value-type="string" office:string-value="jenkinsci/workflow-plugin" calcext:value-type="string">
            <text:p>jenkinsci/workflow-plugin</text:p>
          </table:table-cell>
        </table:table-row>
        <table:table-row table:style-name="ro1">
          <table:table-cell office:value-type="float" office:value="9684809" calcext:value-type="float">
            <text:p>9684809</text:p>
          </table:table-cell>
          <table:table-cell office:value-type="string" calcext:value-type="string">
            <text:p>https://api.github.com/repos/fiji/TrackMate3</text:p>
          </table:table-cell>
          <table:table-cell table:formula="of:=REPLACE([.B2267]; 1; 29; &quot;&quot;)" office:value-type="string" office:string-value="fiji/TrackMate3" calcext:value-type="string">
            <text:p>fiji/TrackMate3</text:p>
          </table:table-cell>
        </table:table-row>
        <table:table-row table:style-name="ro1">
          <table:table-cell office:value-type="float" office:value="9686313" calcext:value-type="float">
            <text:p>9686313</text:p>
          </table:table-cell>
          <table:table-cell office:value-type="string" calcext:value-type="string">
            <text:p>https://api.github.com/repos/fcrepo4/fcrepo4</text:p>
          </table:table-cell>
          <table:table-cell table:formula="of:=REPLACE([.B2268]; 1; 29; &quot;&quot;)" office:value-type="string" office:string-value="fcrepo4/fcrepo4" calcext:value-type="string">
            <text:p>fcrepo4/fcrepo4</text:p>
          </table:table-cell>
        </table:table-row>
        <table:table-row table:style-name="ro1">
          <table:table-cell office:value-type="float" office:value="9686536" calcext:value-type="float">
            <text:p>9686536</text:p>
          </table:table-cell>
          <table:table-cell office:value-type="string" calcext:value-type="string">
            <text:p>https://api.github.com/repos/olivergeith/android_wallpaperDesigner</text:p>
          </table:table-cell>
          <table:table-cell table:formula="of:=REPLACE([.B2269]; 1; 29; &quot;&quot;)" office:value-type="string" office:string-value="olivergeith/android_wallpaperDesigner" calcext:value-type="string">
            <text:p>olivergeith/android_wallpaperDesigner</text:p>
          </table:table-cell>
        </table:table-row>
        <table:table-row table:style-name="ro1">
          <table:table-cell office:value-type="float" office:value="9693005" calcext:value-type="float">
            <text:p>9693005</text:p>
          </table:table-cell>
          <table:table-cell office:value-type="string" calcext:value-type="string">
            <text:p>https://api.github.com/repos/tonysparks/seventh</text:p>
          </table:table-cell>
          <table:table-cell table:formula="of:=REPLACE([.B2270]; 1; 29; &quot;&quot;)" office:value-type="string" office:string-value="tonysparks/seventh" calcext:value-type="string">
            <text:p>tonysparks/seventh</text:p>
          </table:table-cell>
        </table:table-row>
        <table:table-row table:style-name="ro1">
          <table:table-cell office:value-type="float" office:value="9695590" calcext:value-type="float">
            <text:p>9695590</text:p>
          </table:table-cell>
          <table:table-cell office:value-type="string" calcext:value-type="string">
            <text:p>https://api.github.com/repos/hbhk/aili</text:p>
          </table:table-cell>
          <table:table-cell table:formula="of:=REPLACE([.B2271]; 1; 29; &quot;&quot;)" office:value-type="string" office:string-value="hbhk/aili" calcext:value-type="string">
            <text:p>hbhk/aili</text:p>
          </table:table-cell>
        </table:table-row>
        <table:table-row table:style-name="ro1">
          <table:table-cell office:value-type="float" office:value="9695592" calcext:value-type="float">
            <text:p>9695592</text:p>
          </table:table-cell>
          <table:table-cell office:value-type="string" calcext:value-type="string">
            <text:p>https://api.github.com/repos/Nastel/TNT4J</text:p>
          </table:table-cell>
          <table:table-cell table:formula="of:=REPLACE([.B2272]; 1; 29; &quot;&quot;)" office:value-type="string" office:string-value="Nastel/TNT4J" calcext:value-type="string">
            <text:p>Nastel/TNT4J</text:p>
          </table:table-cell>
        </table:table-row>
        <table:table-row table:style-name="ro1">
          <table:table-cell office:value-type="float" office:value="9701270" calcext:value-type="float">
            <text:p>9701270</text:p>
          </table:table-cell>
          <table:table-cell office:value-type="string" calcext:value-type="string">
            <text:p>https://api.github.com/repos/FoxelBox/zOLD_FoxBukkit</text:p>
          </table:table-cell>
          <table:table-cell table:formula="of:=REPLACE([.B2273]; 1; 29; &quot;&quot;)" office:value-type="string" office:string-value="FoxelBox/zOLD_FoxBukkit" calcext:value-type="string">
            <text:p>FoxelBox/zOLD_FoxBukkit</text:p>
          </table:table-cell>
        </table:table-row>
        <table:table-row table:style-name="ro1">
          <table:table-cell office:value-type="float" office:value="9702841" calcext:value-type="float">
            <text:p>9702841</text:p>
          </table:table-cell>
          <table:table-cell office:value-type="string" calcext:value-type="string">
            <text:p>https://api.github.com/repos/ruby-processing/JRubyArt</text:p>
          </table:table-cell>
          <table:table-cell table:formula="of:=REPLACE([.B2274]; 1; 29; &quot;&quot;)" office:value-type="string" office:string-value="ruby-processing/JRubyArt" calcext:value-type="string">
            <text:p>ruby-processing/JRubyArt</text:p>
          </table:table-cell>
        </table:table-row>
        <table:table-row table:style-name="ro1">
          <table:table-cell office:value-type="float" office:value="9703997" calcext:value-type="float">
            <text:p>9703997</text:p>
          </table:table-cell>
          <table:table-cell office:value-type="string" calcext:value-type="string">
            <text:p>https://api.github.com/repos/socia-platform/htwplus</text:p>
          </table:table-cell>
          <table:table-cell table:formula="of:=REPLACE([.B2275]; 1; 29; &quot;&quot;)" office:value-type="string" office:string-value="socia-platform/htwplus" calcext:value-type="string">
            <text:p>socia-platform/htwplus</text:p>
          </table:table-cell>
        </table:table-row>
        <table:table-row table:style-name="ro1">
          <table:table-cell office:value-type="float" office:value="9715845" calcext:value-type="float">
            <text:p>9715845</text:p>
          </table:table-cell>
          <table:table-cell office:value-type="string" calcext:value-type="string">
            <text:p>https://api.github.com/repos/Open-MBEE/MDK</text:p>
          </table:table-cell>
          <table:table-cell table:formula="of:=REPLACE([.B2276]; 1; 29; &quot;&quot;)" office:value-type="string" office:string-value="Open-MBEE/MDK" calcext:value-type="string">
            <text:p>Open-MBEE/MDK</text:p>
          </table:table-cell>
        </table:table-row>
        <table:table-row table:style-name="ro1">
          <table:table-cell office:value-type="float" office:value="9720727" calcext:value-type="float">
            <text:p>9720727</text:p>
          </table:table-cell>
          <table:table-cell office:value-type="string" calcext:value-type="string">
            <text:p>https://api.github.com/repos/ALIADA/aliada-tool</text:p>
          </table:table-cell>
          <table:table-cell table:formula="of:=REPLACE([.B2277]; 1; 29; &quot;&quot;)" office:value-type="string" office:string-value="ALIADA/aliada-tool" calcext:value-type="string">
            <text:p>ALIADA/aliada-tool</text:p>
          </table:table-cell>
        </table:table-row>
        <table:table-row table:style-name="ro1">
          <table:table-cell office:value-type="float" office:value="9723850" calcext:value-type="float">
            <text:p>9723850</text:p>
          </table:table-cell>
          <table:table-cell office:value-type="string" calcext:value-type="string">
            <text:p>https://api.github.com/repos/foxinmy/weixin4j</text:p>
          </table:table-cell>
          <table:table-cell table:formula="of:=REPLACE([.B2278]; 1; 29; &quot;&quot;)" office:value-type="string" office:string-value="foxinmy/weixin4j" calcext:value-type="string">
            <text:p>foxinmy/weixin4j</text:p>
          </table:table-cell>
        </table:table-row>
        <table:table-row table:style-name="ro1">
          <table:table-cell office:value-type="float" office:value="9725428" calcext:value-type="float">
            <text:p>9725428</text:p>
          </table:table-cell>
          <table:table-cell office:value-type="string" calcext:value-type="string">
            <text:p>https://api.github.com/repos/leedongwei/CRIMP</text:p>
          </table:table-cell>
          <table:table-cell table:formula="of:=REPLACE([.B2279]; 1; 29; &quot;&quot;)" office:value-type="string" office:string-value="leedongwei/CRIMP" calcext:value-type="string">
            <text:p>leedongwei/CRIMP</text:p>
          </table:table-cell>
        </table:table-row>
        <table:table-row table:style-name="ro1">
          <table:table-cell office:value-type="float" office:value="9730754" calcext:value-type="float">
            <text:p>9730754</text:p>
          </table:table-cell>
          <table:table-cell office:value-type="string" calcext:value-type="string">
            <text:p>https://api.github.com/repos/bither/bither-android</text:p>
          </table:table-cell>
          <table:table-cell table:formula="of:=REPLACE([.B2280]; 1; 29; &quot;&quot;)" office:value-type="string" office:string-value="bither/bither-android" calcext:value-type="string">
            <text:p>bither/bither-android</text:p>
          </table:table-cell>
        </table:table-row>
        <table:table-row table:style-name="ro1">
          <table:table-cell office:value-type="float" office:value="9732013" calcext:value-type="float">
            <text:p>9732013</text:p>
          </table:table-cell>
          <table:table-cell office:value-type="string" calcext:value-type="string">
            <text:p>https://api.github.com/repos/seven332/EhViewer</text:p>
          </table:table-cell>
          <table:table-cell table:formula="of:=REPLACE([.B2281]; 1; 29; &quot;&quot;)" office:value-type="string" office:string-value="seven332/EhViewer" calcext:value-type="string">
            <text:p>seven332/EhViewer</text:p>
          </table:table-cell>
        </table:table-row>
        <table:table-row table:style-name="ro1">
          <table:table-cell office:value-type="float" office:value="9732041" calcext:value-type="float">
            <text:p>9732041</text:p>
          </table:table-cell>
          <table:table-cell office:value-type="string" calcext:value-type="string">
            <text:p>https://api.github.com/repos/appsgate2015/appsgate</text:p>
          </table:table-cell>
          <table:table-cell table:formula="of:=REPLACE([.B2282]; 1; 29; &quot;&quot;)" office:value-type="string" office:string-value="appsgate2015/appsgate" calcext:value-type="string">
            <text:p>appsgate2015/appsgate</text:p>
          </table:table-cell>
        </table:table-row>
        <table:table-row table:style-name="ro1">
          <table:table-cell office:value-type="float" office:value="9736961" calcext:value-type="float">
            <text:p>9736961</text:p>
          </table:table-cell>
          <table:table-cell office:value-type="string" calcext:value-type="string">
            <text:p>https://api.github.com/repos/fhoeben/hsac-fitnesse-fixtures</text:p>
          </table:table-cell>
          <table:table-cell table:formula="of:=REPLACE([.B2283]; 1; 29; &quot;&quot;)" office:value-type="string" office:string-value="fhoeben/hsac-fitnesse-fixtures" calcext:value-type="string">
            <text:p>fhoeben/hsac-fitnesse-fixtures</text:p>
          </table:table-cell>
        </table:table-row>
        <table:table-row table:style-name="ro1">
          <table:table-cell office:value-type="float" office:value="9740611" calcext:value-type="float">
            <text:p>9740611</text:p>
          </table:table-cell>
          <table:table-cell office:value-type="string" calcext:value-type="string">
            <text:p>https://api.github.com/repos/BlockServerProject/BlockServer</text:p>
          </table:table-cell>
          <table:table-cell table:formula="of:=REPLACE([.B2284]; 1; 29; &quot;&quot;)" office:value-type="string" office:string-value="BlockServerProject/BlockServer" calcext:value-type="string">
            <text:p>BlockServerProject/BlockServer</text:p>
          </table:table-cell>
        </table:table-row>
        <table:table-row table:style-name="ro1">
          <table:table-cell office:value-type="float" office:value="9743334" calcext:value-type="float">
            <text:p>9743334</text:p>
          </table:table-cell>
          <table:table-cell office:value-type="string" calcext:value-type="string">
            <text:p>https://api.github.com/repos/NFSdb/nfsdb</text:p>
          </table:table-cell>
          <table:table-cell table:formula="of:=REPLACE([.B2285]; 1; 29; &quot;&quot;)" office:value-type="string" office:string-value="NFSdb/nfsdb" calcext:value-type="string">
            <text:p>NFSdb/nfsdb</text:p>
          </table:table-cell>
        </table:table-row>
        <table:table-row table:style-name="ro1">
          <table:table-cell office:value-type="float" office:value="9744014" calcext:value-type="float">
            <text:p>9744014</text:p>
          </table:table-cell>
          <table:table-cell office:value-type="string" calcext:value-type="string">
            <text:p>https://api.github.com/repos/exoplatform/mobile-android</text:p>
          </table:table-cell>
          <table:table-cell table:formula="of:=REPLACE([.B2286]; 1; 29; &quot;&quot;)" office:value-type="string" office:string-value="exoplatform/mobile-android" calcext:value-type="string">
            <text:p>exoplatform/mobile-android</text:p>
          </table:table-cell>
        </table:table-row>
        <table:table-row table:style-name="ro1">
          <table:table-cell office:value-type="float" office:value="9744383" calcext:value-type="float">
            <text:p>9744383</text:p>
          </table:table-cell>
          <table:table-cell office:value-type="string" calcext:value-type="string">
            <text:p>https://api.github.com/repos/podio/podio-android</text:p>
          </table:table-cell>
          <table:table-cell table:formula="of:=REPLACE([.B2287]; 1; 29; &quot;&quot;)" office:value-type="string" office:string-value="podio/podio-android" calcext:value-type="string">
            <text:p>podio/podio-android</text:p>
          </table:table-cell>
        </table:table-row>
        <table:table-row table:style-name="ro1">
          <table:table-cell office:value-type="float" office:value="9745778" calcext:value-type="float">
            <text:p>9745778</text:p>
          </table:table-cell>
          <table:table-cell office:value-type="string" calcext:value-type="string">
            <text:p>https://api.github.com/repos/kontalk/desktopclient-java</text:p>
          </table:table-cell>
          <table:table-cell table:formula="of:=REPLACE([.B2288]; 1; 29; &quot;&quot;)" office:value-type="string" office:string-value="kontalk/desktopclient-java" calcext:value-type="string">
            <text:p>kontalk/desktopclient-java</text:p>
          </table:table-cell>
        </table:table-row>
        <table:table-row table:style-name="ro1">
          <table:table-cell office:value-type="float" office:value="9747377" calcext:value-type="float">
            <text:p>9747377</text:p>
          </table:table-cell>
          <table:table-cell office:value-type="string" calcext:value-type="string">
            <text:p>https://api.github.com/repos/liuxiangwin/Algorithm</text:p>
          </table:table-cell>
          <table:table-cell table:formula="of:=REPLACE([.B2289]; 1; 29; &quot;&quot;)" office:value-type="string" office:string-value="liuxiangwin/Algorithm" calcext:value-type="string">
            <text:p>liuxiangwin/Algorithm</text:p>
          </table:table-cell>
        </table:table-row>
        <table:table-row table:style-name="ro1">
          <table:table-cell office:value-type="float" office:value="9749981" calcext:value-type="float">
            <text:p>9749981</text:p>
          </table:table-cell>
          <table:table-cell office:value-type="string" calcext:value-type="string">
            <text:p>https://api.github.com/repos/hbz/lobid</text:p>
          </table:table-cell>
          <table:table-cell table:formula="of:=REPLACE([.B2290]; 1; 29; &quot;&quot;)" office:value-type="string" office:string-value="hbz/lobid" calcext:value-type="string">
            <text:p>hbz/lobid</text:p>
          </table:table-cell>
        </table:table-row>
        <table:table-row table:style-name="ro1">
          <table:table-cell office:value-type="float" office:value="9752320" calcext:value-type="float">
            <text:p>9752320</text:p>
          </table:table-cell>
          <table:table-cell office:value-type="string" calcext:value-type="string">
            <text:p>https://api.github.com/repos/crate/crate-jdbc</text:p>
          </table:table-cell>
          <table:table-cell table:formula="of:=REPLACE([.B2291]; 1; 29; &quot;&quot;)" office:value-type="string" office:string-value="crate/crate-jdbc" calcext:value-type="string">
            <text:p>crate/crate-jdbc</text:p>
          </table:table-cell>
        </table:table-row>
        <table:table-row table:style-name="ro1">
          <table:table-cell office:value-type="float" office:value="9761741" calcext:value-type="float">
            <text:p>9761741</text:p>
          </table:table-cell>
          <table:table-cell office:value-type="string" calcext:value-type="string">
            <text:p>https://api.github.com/repos/q-programming/tasq</text:p>
          </table:table-cell>
          <table:table-cell table:formula="of:=REPLACE([.B2292]; 1; 29; &quot;&quot;)" office:value-type="string" office:string-value="q-programming/tasq" calcext:value-type="string">
            <text:p>q-programming/tasq</text:p>
          </table:table-cell>
        </table:table-row>
        <table:table-row table:style-name="ro1">
          <table:table-cell office:value-type="float" office:value="9770330" calcext:value-type="float">
            <text:p>9770330</text:p>
          </table:table-cell>
          <table:table-cell office:value-type="string" calcext:value-type="string">
            <text:p>https://api.github.com/repos/sphereio/commercetools-sunrise-java</text:p>
          </table:table-cell>
          <table:table-cell table:formula="of:=REPLACE([.B2293]; 1; 29; &quot;&quot;)" office:value-type="string" office:string-value="sphereio/commercetools-sunrise-java" calcext:value-type="string">
            <text:p>sphereio/commercetools-sunrise-java</text:p>
          </table:table-cell>
        </table:table-row>
        <table:table-row table:style-name="ro1">
          <table:table-cell office:value-type="float" office:value="9771183" calcext:value-type="float">
            <text:p>9771183</text:p>
          </table:table-cell>
          <table:table-cell office:value-type="string" calcext:value-type="string">
            <text:p>https://api.github.com/repos/PhilippGrulich/HAW-SE2-projecthorse</text:p>
          </table:table-cell>
          <table:table-cell table:formula="of:=REPLACE([.B2294]; 1; 29; &quot;&quot;)" office:value-type="string" office:string-value="PhilippGrulich/HAW-SE2-projecthorse" calcext:value-type="string">
            <text:p>PhilippGrulich/HAW-SE2-projecthorse</text:p>
          </table:table-cell>
        </table:table-row>
        <table:table-row table:style-name="ro1">
          <table:table-cell office:value-type="float" office:value="9771882" calcext:value-type="float">
            <text:p>9771882</text:p>
          </table:table-cell>
          <table:table-cell office:value-type="string" calcext:value-type="string">
            <text:p>https://api.github.com/repos/snowplow/snowplow-android-tracker</text:p>
          </table:table-cell>
          <table:table-cell table:formula="of:=REPLACE([.B2295]; 1; 29; &quot;&quot;)" office:value-type="string" office:string-value="snowplow/snowplow-android-tracker" calcext:value-type="string">
            <text:p>snowplow/snowplow-android-tracker</text:p>
          </table:table-cell>
        </table:table-row>
        <table:table-row table:style-name="ro1">
          <table:table-cell office:value-type="float" office:value="9775100" calcext:value-type="float">
            <text:p>9775100</text:p>
          </table:table-cell>
          <table:table-cell office:value-type="string" calcext:value-type="string">
            <text:p>https://api.github.com/repos/apache/olingo-odata4</text:p>
          </table:table-cell>
          <table:table-cell table:formula="of:=REPLACE([.B2296]; 1; 29; &quot;&quot;)" office:value-type="string" office:string-value="apache/olingo-odata4" calcext:value-type="string">
            <text:p>apache/olingo-odata4</text:p>
          </table:table-cell>
        </table:table-row>
        <table:table-row table:style-name="ro1">
          <table:table-cell office:value-type="float" office:value="9783841" calcext:value-type="float">
            <text:p>9783841</text:p>
          </table:table-cell>
          <table:table-cell office:value-type="string" calcext:value-type="string">
            <text:p>https://api.github.com/repos/daisy/pipeline-mod-braille</text:p>
          </table:table-cell>
          <table:table-cell table:formula="of:=REPLACE([.B2297]; 1; 29; &quot;&quot;)" office:value-type="string" office:string-value="daisy/pipeline-mod-braille" calcext:value-type="string">
            <text:p>daisy/pipeline-mod-braille</text:p>
          </table:table-cell>
        </table:table-row>
        <table:table-row table:style-name="ro1">
          <table:table-cell office:value-type="float" office:value="9787697" calcext:value-type="float">
            <text:p>9787697</text:p>
          </table:table-cell>
          <table:table-cell office:value-type="string" calcext:value-type="string">
            <text:p>https://api.github.com/repos/viridian1138/SimpleAlgebra_V2</text:p>
          </table:table-cell>
          <table:table-cell table:formula="of:=REPLACE([.B2298]; 1; 29; &quot;&quot;)" office:value-type="string" office:string-value="viridian1138/SimpleAlgebra_V2" calcext:value-type="string">
            <text:p>viridian1138/SimpleAlgebra_V2</text:p>
          </table:table-cell>
        </table:table-row>
        <table:table-row table:style-name="ro1">
          <table:table-cell office:value-type="float" office:value="9793928" calcext:value-type="float">
            <text:p>9793928</text:p>
          </table:table-cell>
          <table:table-cell office:value-type="string" calcext:value-type="string">
            <text:p>https://api.github.com/repos/PC-Logix/LanteaBot</text:p>
          </table:table-cell>
          <table:table-cell table:formula="of:=REPLACE([.B2299]; 1; 29; &quot;&quot;)" office:value-type="string" office:string-value="PC-Logix/LanteaBot" calcext:value-type="string">
            <text:p>PC-Logix/LanteaBot</text:p>
          </table:table-cell>
        </table:table-row>
        <table:table-row table:style-name="ro1">
          <table:table-cell office:value-type="float" office:value="9794481" calcext:value-type="float">
            <text:p>9794481</text:p>
          </table:table-cell>
          <table:table-cell office:value-type="string" calcext:value-type="string">
            <text:p>https://api.github.com/repos/mp911de/lettuce</text:p>
          </table:table-cell>
          <table:table-cell table:formula="of:=REPLACE([.B2300]; 1; 29; &quot;&quot;)" office:value-type="string" office:string-value="mp911de/lettuce" calcext:value-type="string">
            <text:p>mp911de/lettuce</text:p>
          </table:table-cell>
        </table:table-row>
        <table:table-row table:style-name="ro1">
          <table:table-cell office:value-type="float" office:value="9799440" calcext:value-type="float">
            <text:p>9799440</text:p>
          </table:table-cell>
          <table:table-cell office:value-type="string" calcext:value-type="string">
            <text:p>https://api.github.com/repos/nhl/link-rest</text:p>
          </table:table-cell>
          <table:table-cell table:formula="of:=REPLACE([.B2301]; 1; 29; &quot;&quot;)" office:value-type="string" office:string-value="nhl/link-rest" calcext:value-type="string">
            <text:p>nhl/link-rest</text:p>
          </table:table-cell>
        </table:table-row>
        <table:table-row table:style-name="ro1">
          <table:table-cell office:value-type="float" office:value="9800222" calcext:value-type="float">
            <text:p>9800222</text:p>
          </table:table-cell>
          <table:table-cell office:value-type="string" calcext:value-type="string">
            <text:p>https://api.github.com/repos/samphippen/spe</text:p>
          </table:table-cell>
          <table:table-cell table:formula="of:=REPLACE([.B2302]; 1; 29; &quot;&quot;)" office:value-type="string" office:string-value="samphippen/spe" calcext:value-type="string">
            <text:p>samphippen/spe</text:p>
          </table:table-cell>
        </table:table-row>
        <table:table-row table:style-name="ro1">
          <table:table-cell office:value-type="float" office:value="9807598" calcext:value-type="float">
            <text:p>9807598</text:p>
          </table:table-cell>
          <table:table-cell office:value-type="string" calcext:value-type="string">
            <text:p>https://api.github.com/repos/BrassGoggledCoders/Boilerplate</text:p>
          </table:table-cell>
          <table:table-cell table:formula="of:=REPLACE([.B2303]; 1; 29; &quot;&quot;)" office:value-type="string" office:string-value="BrassGoggledCoders/Boilerplate" calcext:value-type="string">
            <text:p>BrassGoggledCoders/Boilerplate</text:p>
          </table:table-cell>
        </table:table-row>
        <table:table-row table:style-name="ro1">
          <table:table-cell office:value-type="float" office:value="9809117" calcext:value-type="float">
            <text:p>9809117</text:p>
          </table:table-cell>
          <table:table-cell office:value-type="string" calcext:value-type="string">
            <text:p>https://api.github.com/repos/phon-ca/phon</text:p>
          </table:table-cell>
          <table:table-cell table:formula="of:=REPLACE([.B2304]; 1; 29; &quot;&quot;)" office:value-type="string" office:string-value="phon-ca/phon" calcext:value-type="string">
            <text:p>phon-ca/phon</text:p>
          </table:table-cell>
        </table:table-row>
        <table:table-row table:style-name="ro1">
          <table:table-cell office:value-type="float" office:value="9815257" calcext:value-type="float">
            <text:p>9815257</text:p>
          </table:table-cell>
          <table:table-cell office:value-type="string" calcext:value-type="string">
            <text:p>https://api.github.com/repos/apache/incubator-slider</text:p>
          </table:table-cell>
          <table:table-cell table:formula="of:=REPLACE([.B2305]; 1; 29; &quot;&quot;)" office:value-type="string" office:string-value="apache/incubator-slider" calcext:value-type="string">
            <text:p>apache/incubator-slider</text:p>
          </table:table-cell>
        </table:table-row>
        <table:table-row table:style-name="ro1">
          <table:table-cell office:value-type="float" office:value="9816032" calcext:value-type="float">
            <text:p>9816032</text:p>
          </table:table-cell>
          <table:table-cell office:value-type="string" calcext:value-type="string">
            <text:p>https://api.github.com/repos/tvesalainen/util</text:p>
          </table:table-cell>
          <table:table-cell table:formula="of:=REPLACE([.B2306]; 1; 29; &quot;&quot;)" office:value-type="string" office:string-value="tvesalainen/util" calcext:value-type="string">
            <text:p>tvesalainen/util</text:p>
          </table:table-cell>
        </table:table-row>
        <table:table-row table:style-name="ro1">
          <table:table-cell office:value-type="float" office:value="9830219" calcext:value-type="float">
            <text:p>9830219</text:p>
          </table:table-cell>
          <table:table-cell office:value-type="string" calcext:value-type="string">
            <text:p>https://api.github.com/repos/antoine-tran/Hedera</text:p>
          </table:table-cell>
          <table:table-cell table:formula="of:=REPLACE([.B2307]; 1; 29; &quot;&quot;)" office:value-type="string" office:string-value="antoine-tran/Hedera" calcext:value-type="string">
            <text:p>antoine-tran/Hedera</text:p>
          </table:table-cell>
        </table:table-row>
        <table:table-row table:style-name="ro1">
          <table:table-cell office:value-type="float" office:value="9839226" calcext:value-type="float">
            <text:p>9839226</text:p>
          </table:table-cell>
          <table:table-cell office:value-type="string" calcext:value-type="string">
            <text:p>https://api.github.com/repos/openhab/openhab2-addons</text:p>
          </table:table-cell>
          <table:table-cell table:formula="of:=REPLACE([.B2308]; 1; 29; &quot;&quot;)" office:value-type="string" office:string-value="openhab/openhab2-addons" calcext:value-type="string">
            <text:p>openhab/openhab2-addons</text:p>
          </table:table-cell>
        </table:table-row>
        <table:table-row table:style-name="ro1">
          <table:table-cell office:value-type="float" office:value="9841271" calcext:value-type="float">
            <text:p>9841271</text:p>
          </table:table-cell>
          <table:table-cell office:value-type="string" calcext:value-type="string">
            <text:p>https://api.github.com/repos/opendaylight/groupbasedpolicy</text:p>
          </table:table-cell>
          <table:table-cell table:formula="of:=REPLACE([.B2309]; 1; 29; &quot;&quot;)" office:value-type="string" office:string-value="opendaylight/groupbasedpolicy" calcext:value-type="string">
            <text:p>opendaylight/groupbasedpolicy</text:p>
          </table:table-cell>
        </table:table-row>
        <table:table-row table:style-name="ro1">
          <table:table-cell office:value-type="float" office:value="9843140" calcext:value-type="float">
            <text:p>9843140</text:p>
          </table:table-cell>
          <table:table-cell office:value-type="string" calcext:value-type="string">
            <text:p>https://api.github.com/repos/thatJavaNerd/JRAW</text:p>
          </table:table-cell>
          <table:table-cell table:formula="of:=REPLACE([.B2310]; 1; 29; &quot;&quot;)" office:value-type="string" office:string-value="thatJavaNerd/JRAW" calcext:value-type="string">
            <text:p>thatJavaNerd/JRAW</text:p>
          </table:table-cell>
        </table:table-row>
        <table:table-row table:style-name="ro1">
          <table:table-cell office:value-type="float" office:value="9843639" calcext:value-type="float">
            <text:p>9843639</text:p>
          </table:table-cell>
          <table:table-cell office:value-type="string" calcext:value-type="string">
            <text:p>https://api.github.com/repos/CubeEngine/core</text:p>
          </table:table-cell>
          <table:table-cell table:formula="of:=REPLACE([.B2311]; 1; 29; &quot;&quot;)" office:value-type="string" office:string-value="CubeEngine/core" calcext:value-type="string">
            <text:p>CubeEngine/core</text:p>
          </table:table-cell>
        </table:table-row>
        <table:table-row table:style-name="ro1">
          <table:table-cell office:value-type="float" office:value="9847248" calcext:value-type="float">
            <text:p>9847248</text:p>
          </table:table-cell>
          <table:table-cell office:value-type="string" calcext:value-type="string">
            <text:p>https://api.github.com/repos/onehippo/essentials</text:p>
          </table:table-cell>
          <table:table-cell table:formula="of:=REPLACE([.B2312]; 1; 29; &quot;&quot;)" office:value-type="string" office:string-value="onehippo/essentials" calcext:value-type="string">
            <text:p>onehippo/essentials</text:p>
          </table:table-cell>
        </table:table-row>
        <table:table-row table:style-name="ro1">
          <table:table-cell office:value-type="float" office:value="9851240" calcext:value-type="float">
            <text:p>9851240</text:p>
          </table:table-cell>
          <table:table-cell office:value-type="string" calcext:value-type="string">
            <text:p>https://api.github.com/repos/develone/jpeg-2000-test</text:p>
          </table:table-cell>
          <table:table-cell table:formula="of:=REPLACE([.B2313]; 1; 29; &quot;&quot;)" office:value-type="string" office:string-value="develone/jpeg-2000-test" calcext:value-type="string">
            <text:p>develone/jpeg-2000-test</text:p>
          </table:table-cell>
        </table:table-row>
        <table:table-row table:style-name="ro1">
          <table:table-cell office:value-type="float" office:value="9853368" calcext:value-type="float">
            <text:p>9853368</text:p>
          </table:table-cell>
          <table:table-cell office:value-type="string" calcext:value-type="string">
            <text:p>https://api.github.com/repos/johan-martenson/settlers</text:p>
          </table:table-cell>
          <table:table-cell table:formula="of:=REPLACE([.B2314]; 1; 29; &quot;&quot;)" office:value-type="string" office:string-value="johan-martenson/settlers" calcext:value-type="string">
            <text:p>johan-martenson/settlers</text:p>
          </table:table-cell>
        </table:table-row>
        <table:table-row table:style-name="ro1">
          <table:table-cell office:value-type="float" office:value="9866343" calcext:value-type="float">
            <text:p>9866343</text:p>
          </table:table-cell>
          <table:table-cell office:value-type="string" calcext:value-type="string">
            <text:p>https://api.github.com/repos/shxr/NJG</text:p>
          </table:table-cell>
          <table:table-cell table:formula="of:=REPLACE([.B2315]; 1; 29; &quot;&quot;)" office:value-type="string" office:string-value="shxr/NJG" calcext:value-type="string">
            <text:p>shxr/NJG</text:p>
          </table:table-cell>
        </table:table-row>
        <table:table-row table:style-name="ro1">
          <table:table-cell office:value-type="float" office:value="9870314" calcext:value-type="float">
            <text:p>9870314</text:p>
          </table:table-cell>
          <table:table-cell office:value-type="string" calcext:value-type="string">
            <text:p>https://api.github.com/repos/zutherb/AppStash</text:p>
          </table:table-cell>
          <table:table-cell table:formula="of:=REPLACE([.B2316]; 1; 29; &quot;&quot;)" office:value-type="string" office:string-value="zutherb/AppStash" calcext:value-type="string">
            <text:p>zutherb/AppStash</text:p>
          </table:table-cell>
        </table:table-row>
        <table:table-row table:style-name="ro1">
          <table:table-cell office:value-type="float" office:value="9871956" calcext:value-type="float">
            <text:p>9871956</text:p>
          </table:table-cell>
          <table:table-cell office:value-type="string" calcext:value-type="string">
            <text:p>https://api.github.com/repos/LoDoMa/Lime</text:p>
          </table:table-cell>
          <table:table-cell table:formula="of:=REPLACE([.B2317]; 1; 29; &quot;&quot;)" office:value-type="string" office:string-value="LoDoMa/Lime" calcext:value-type="string">
            <text:p>LoDoMa/Lime</text:p>
          </table:table-cell>
        </table:table-row>
        <table:table-row table:style-name="ro1">
          <table:table-cell office:value-type="float" office:value="9876444" calcext:value-type="float">
            <text:p>9876444</text:p>
          </table:table-cell>
          <table:table-cell office:value-type="string" calcext:value-type="string">
            <text:p>https://api.github.com/repos/sewerk/Bill-Calculator</text:p>
          </table:table-cell>
          <table:table-cell table:formula="of:=REPLACE([.B2318]; 1; 29; &quot;&quot;)" office:value-type="string" office:string-value="sewerk/Bill-Calculator" calcext:value-type="string">
            <text:p>sewerk/Bill-Calculator</text:p>
          </table:table-cell>
        </table:table-row>
        <table:table-row table:style-name="ro1">
          <table:table-cell office:value-type="float" office:value="9876959" calcext:value-type="float">
            <text:p>9876959</text:p>
          </table:table-cell>
          <table:table-cell office:value-type="string" calcext:value-type="string">
            <text:p>https://api.github.com/repos/CU-CommunityApps/cu-kfs</text:p>
          </table:table-cell>
          <table:table-cell table:formula="of:=REPLACE([.B2319]; 1; 29; &quot;&quot;)" office:value-type="string" office:string-value="CU-CommunityApps/cu-kfs" calcext:value-type="string">
            <text:p>CU-CommunityApps/cu-kfs</text:p>
          </table:table-cell>
        </table:table-row>
        <table:table-row table:style-name="ro1">
          <table:table-cell office:value-type="float" office:value="9884072" calcext:value-type="float">
            <text:p>9884072</text:p>
          </table:table-cell>
          <table:table-cell office:value-type="string" calcext:value-type="string">
            <text:p>https://api.github.com/repos/exoplatform/gatein-portal</text:p>
          </table:table-cell>
          <table:table-cell table:formula="of:=REPLACE([.B2320]; 1; 29; &quot;&quot;)" office:value-type="string" office:string-value="exoplatform/gatein-portal" calcext:value-type="string">
            <text:p>exoplatform/gatein-portal</text:p>
          </table:table-cell>
        </table:table-row>
        <table:table-row table:style-name="ro1">
          <table:table-cell office:value-type="float" office:value="9884484" calcext:value-type="float">
            <text:p>9884484</text:p>
          </table:table-cell>
          <table:table-cell office:value-type="string" calcext:value-type="string">
            <text:p>https://api.github.com/repos/liudongmiao/ForceStopGB</text:p>
          </table:table-cell>
          <table:table-cell table:formula="of:=REPLACE([.B2321]; 1; 29; &quot;&quot;)" office:value-type="string" office:string-value="liudongmiao/ForceStopGB" calcext:value-type="string">
            <text:p>liudongmiao/ForceStopGB</text:p>
          </table:table-cell>
        </table:table-row>
        <table:table-row table:style-name="ro1">
          <table:table-cell office:value-type="float" office:value="9893939" calcext:value-type="float">
            <text:p>9893939</text:p>
          </table:table-cell>
          <table:table-cell office:value-type="string" calcext:value-type="string">
            <text:p>https://api.github.com/repos/Nasdanika/server</text:p>
          </table:table-cell>
          <table:table-cell table:formula="of:=REPLACE([.B2322]; 1; 29; &quot;&quot;)" office:value-type="string" office:string-value="Nasdanika/server" calcext:value-type="string">
            <text:p>Nasdanika/server</text:p>
          </table:table-cell>
        </table:table-row>
        <table:table-row table:style-name="ro1">
          <table:table-cell office:value-type="float" office:value="9896585" calcext:value-type="float">
            <text:p>9896585</text:p>
          </table:table-cell>
          <table:table-cell office:value-type="string" calcext:value-type="string">
            <text:p>https://api.github.com/repos/CubeEngine/modules-main</text:p>
          </table:table-cell>
          <table:table-cell table:formula="of:=REPLACE([.B2323]; 1; 29; &quot;&quot;)" office:value-type="string" office:string-value="CubeEngine/modules-main" calcext:value-type="string">
            <text:p>CubeEngine/modules-main</text:p>
          </table:table-cell>
        </table:table-row>
        <table:table-row table:style-name="ro1">
          <table:table-cell office:value-type="float" office:value="9900446" calcext:value-type="float">
            <text:p>9900446</text:p>
          </table:table-cell>
          <table:table-cell office:value-type="string" calcext:value-type="string">
            <text:p>https://api.github.com/repos/CeON/saos</text:p>
          </table:table-cell>
          <table:table-cell table:formula="of:=REPLACE([.B2324]; 1; 29; &quot;&quot;)" office:value-type="string" office:string-value="CeON/saos" calcext:value-type="string">
            <text:p>CeON/saos</text:p>
          </table:table-cell>
        </table:table-row>
        <table:table-row table:style-name="ro1">
          <table:table-cell office:value-type="float" office:value="9903757" calcext:value-type="float">
            <text:p>9903757</text:p>
          </table:table-cell>
          <table:table-cell office:value-type="string" calcext:value-type="string">
            <text:p>https://api.github.com/repos/apache/incubator-brooklyn</text:p>
          </table:table-cell>
          <table:table-cell table:formula="of:=REPLACE([.B2325]; 1; 29; &quot;&quot;)" office:value-type="string" office:string-value="apache/incubator-brooklyn" calcext:value-type="string">
            <text:p>apache/incubator-brooklyn</text:p>
          </table:table-cell>
        </table:table-row>
        <table:table-row table:style-name="ro1">
          <table:table-cell office:value-type="float" office:value="9907729" calcext:value-type="float">
            <text:p>9907729</text:p>
          </table:table-cell>
          <table:table-cell office:value-type="string" calcext:value-type="string">
            <text:p>https://api.github.com/repos/bladecoder/bladecoder-adventure-engine</text:p>
          </table:table-cell>
          <table:table-cell table:formula="of:=REPLACE([.B2326]; 1; 29; &quot;&quot;)" office:value-type="string" office:string-value="bladecoder/bladecoder-adventure-engine" calcext:value-type="string">
            <text:p>bladecoder/bladecoder-adventure-engine</text:p>
          </table:table-cell>
        </table:table-row>
        <table:table-row table:style-name="ro1">
          <table:table-cell office:value-type="float" office:value="9919279" calcext:value-type="float">
            <text:p>9919279</text:p>
          </table:table-cell>
          <table:table-cell office:value-type="string" calcext:value-type="string">
            <text:p>https://api.github.com/repos/NitorCreations/nflow</text:p>
          </table:table-cell>
          <table:table-cell table:formula="of:=REPLACE([.B2327]; 1; 29; &quot;&quot;)" office:value-type="string" office:string-value="NitorCreations/nflow" calcext:value-type="string">
            <text:p>NitorCreations/nflow</text:p>
          </table:table-cell>
        </table:table-row>
        <table:table-row table:style-name="ro1">
          <table:table-cell office:value-type="float" office:value="9921040" calcext:value-type="float">
            <text:p>9921040</text:p>
          </table:table-cell>
          <table:table-cell office:value-type="string" calcext:value-type="string">
            <text:p>https://api.github.com/repos/apache/incubator-blur</text:p>
          </table:table-cell>
          <table:table-cell table:formula="of:=REPLACE([.B2328]; 1; 29; &quot;&quot;)" office:value-type="string" office:string-value="apache/incubator-blur" calcext:value-type="string">
            <text:p>apache/incubator-blur</text:p>
          </table:table-cell>
        </table:table-row>
        <table:table-row table:style-name="ro1">
          <table:table-cell office:value-type="float" office:value="9921720" calcext:value-type="float">
            <text:p>9921720</text:p>
          </table:table-cell>
          <table:table-cell office:value-type="string" calcext:value-type="string">
            <text:p>https://api.github.com/repos/JCTools/JCTools</text:p>
          </table:table-cell>
          <table:table-cell table:formula="of:=REPLACE([.B2329]; 1; 29; &quot;&quot;)" office:value-type="string" office:string-value="JCTools/JCTools" calcext:value-type="string">
            <text:p>JCTools/JCTools</text:p>
          </table:table-cell>
        </table:table-row>
        <table:table-row table:style-name="ro1">
          <table:table-cell office:value-type="float" office:value="9925226" calcext:value-type="float">
            <text:p>9925226</text:p>
          </table:table-cell>
          <table:table-cell office:value-type="string" calcext:value-type="string">
            <text:p>https://api.github.com/repos/knightliao/disconf</text:p>
          </table:table-cell>
          <table:table-cell table:formula="of:=REPLACE([.B2330]; 1; 29; &quot;&quot;)" office:value-type="string" office:string-value="knightliao/disconf" calcext:value-type="string">
            <text:p>knightliao/disconf</text:p>
          </table:table-cell>
        </table:table-row>
        <table:table-row table:style-name="ro1">
          <table:table-cell office:value-type="float" office:value="9932187" calcext:value-type="float">
            <text:p>9932187</text:p>
          </table:table-cell>
          <table:table-cell office:value-type="string" calcext:value-type="string">
            <text:p>https://api.github.com/repos/VoIPGRID/vialer-android</text:p>
          </table:table-cell>
          <table:table-cell table:formula="of:=REPLACE([.B2331]; 1; 29; &quot;&quot;)" office:value-type="string" office:string-value="VoIPGRID/vialer-android" calcext:value-type="string">
            <text:p>VoIPGRID/vialer-android</text:p>
          </table:table-cell>
        </table:table-row>
        <table:table-row table:style-name="ro1">
          <table:table-cell office:value-type="float" office:value="9967921" calcext:value-type="float">
            <text:p>9967921</text:p>
          </table:table-cell>
          <table:table-cell office:value-type="string" calcext:value-type="string">
            <text:p>https://api.github.com/repos/unic/neba</text:p>
          </table:table-cell>
          <table:table-cell table:formula="of:=REPLACE([.B2332]; 1; 29; &quot;&quot;)" office:value-type="string" office:string-value="unic/neba" calcext:value-type="string">
            <text:p>unic/neba</text:p>
          </table:table-cell>
        </table:table-row>
        <table:table-row table:style-name="ro1">
          <table:table-cell office:value-type="float" office:value="9977991" calcext:value-type="float">
            <text:p>9977991</text:p>
          </table:table-cell>
          <table:table-cell office:value-type="string" calcext:value-type="string">
            <text:p>https://api.github.com/repos/honzour/backpropagation</text:p>
          </table:table-cell>
          <table:table-cell table:formula="of:=REPLACE([.B2333]; 1; 29; &quot;&quot;)" office:value-type="string" office:string-value="honzour/backpropagation" calcext:value-type="string">
            <text:p>honzour/backpropagation</text:p>
          </table:table-cell>
        </table:table-row>
        <table:table-row table:style-name="ro1">
          <table:table-cell office:value-type="float" office:value="9991853" calcext:value-type="float">
            <text:p>9991853</text:p>
          </table:table-cell>
          <table:table-cell office:value-type="string" calcext:value-type="string">
            <text:p>https://api.github.com/repos/juxeii/JForexUtils</text:p>
          </table:table-cell>
          <table:table-cell table:formula="of:=REPLACE([.B2334]; 1; 29; &quot;&quot;)" office:value-type="string" office:string-value="juxeii/JForexUtils" calcext:value-type="string">
            <text:p>juxeii/JForexUtils</text:p>
          </table:table-cell>
        </table:table-row>
        <table:table-row table:style-name="ro1">
          <table:table-cell office:value-type="float" office:value="9996988" calcext:value-type="float">
            <text:p>9996988</text:p>
          </table:table-cell>
          <table:table-cell office:value-type="string" calcext:value-type="string">
            <text:p>https://api.github.com/repos/docker-java/docker-java</text:p>
          </table:table-cell>
          <table:table-cell table:formula="of:=REPLACE([.B2335]; 1; 29; &quot;&quot;)" office:value-type="string" office:string-value="docker-java/docker-java" calcext:value-type="string">
            <text:p>docker-java/docker-java</text:p>
          </table:table-cell>
        </table:table-row>
        <table:table-row table:style-name="ro1">
          <table:table-cell office:value-type="float" office:value="9997017" calcext:value-type="float">
            <text:p>9997017</text:p>
          </table:table-cell>
          <table:table-cell office:value-type="string" calcext:value-type="string">
            <text:p>https://api.github.com/repos/kaaproject/kaa</text:p>
          </table:table-cell>
          <table:table-cell table:formula="of:=REPLACE([.B2336]; 1; 29; &quot;&quot;)" office:value-type="string" office:string-value="kaaproject/kaa" calcext:value-type="string">
            <text:p>kaaproject/kaa</text:p>
          </table:table-cell>
        </table:table-row>
        <table:table-row table:style-name="ro1">
          <table:table-cell office:value-type="float" office:value="10013365" calcext:value-type="float">
            <text:p>10013365</text:p>
          </table:table-cell>
          <table:table-cell office:value-type="string" calcext:value-type="string">
            <text:p>https://api.github.com/repos/johnpelquingua/freightbit-logistics</text:p>
          </table:table-cell>
          <table:table-cell table:formula="of:=REPLACE([.B2337]; 1; 29; &quot;&quot;)" office:value-type="string" office:string-value="johnpelquingua/freightbit-logistics" calcext:value-type="string">
            <text:p>johnpelquingua/freightbit-logistics</text:p>
          </table:table-cell>
        </table:table-row>
        <table:table-row table:style-name="ro1">
          <table:table-cell office:value-type="float" office:value="10014152" calcext:value-type="float">
            <text:p>10014152</text:p>
          </table:table-cell>
          <table:table-cell office:value-type="string" calcext:value-type="string">
            <text:p>https://api.github.com/repos/xtreemfs/xtreemfs</text:p>
          </table:table-cell>
          <table:table-cell table:formula="of:=REPLACE([.B2338]; 1; 29; &quot;&quot;)" office:value-type="string" office:string-value="xtreemfs/xtreemfs" calcext:value-type="string">
            <text:p>xtreemfs/xtreemfs</text:p>
          </table:table-cell>
        </table:table-row>
        <table:table-row table:style-name="ro1">
          <table:table-cell office:value-type="float" office:value="10014963" calcext:value-type="float">
            <text:p>10014963</text:p>
          </table:table-cell>
          <table:table-cell office:value-type="string" calcext:value-type="string">
            <text:p>https://api.github.com/repos/motech/modules</text:p>
          </table:table-cell>
          <table:table-cell table:formula="of:=REPLACE([.B2339]; 1; 29; &quot;&quot;)" office:value-type="string" office:string-value="motech/modules" calcext:value-type="string">
            <text:p>motech/modules</text:p>
          </table:table-cell>
        </table:table-row>
        <table:table-row table:style-name="ro1">
          <table:table-cell office:value-type="float" office:value="10016721" calcext:value-type="float">
            <text:p>10016721</text:p>
          </table:table-cell>
          <table:table-cell office:value-type="string" calcext:value-type="string">
            <text:p>https://api.github.com/repos/apache/stratos</text:p>
          </table:table-cell>
          <table:table-cell table:formula="of:=REPLACE([.B2340]; 1; 29; &quot;&quot;)" office:value-type="string" office:string-value="apache/stratos" calcext:value-type="string">
            <text:p>apache/stratos</text:p>
          </table:table-cell>
        </table:table-row>
        <table:table-row table:style-name="ro1">
          <table:table-cell office:value-type="float" office:value="10021446" calcext:value-type="float">
            <text:p>10021446</text:p>
          </table:table-cell>
          <table:table-cell office:value-type="string" calcext:value-type="string">
            <text:p>https://api.github.com/repos/ngageoint/geowave</text:p>
          </table:table-cell>
          <table:table-cell table:formula="of:=REPLACE([.B2341]; 1; 29; &quot;&quot;)" office:value-type="string" office:string-value="ngageoint/geowave" calcext:value-type="string">
            <text:p>ngageoint/geowave</text:p>
          </table:table-cell>
        </table:table-row>
        <table:table-row table:style-name="ro1">
          <table:table-cell office:value-type="float" office:value="10028876" calcext:value-type="float">
            <text:p>10028876</text:p>
          </table:table-cell>
          <table:table-cell office:value-type="string" calcext:value-type="string">
            <text:p>https://api.github.com/repos/SharedHealth/openmrs-module-bdshrclient</text:p>
          </table:table-cell>
          <table:table-cell table:formula="of:=REPLACE([.B2342]; 1; 29; &quot;&quot;)" office:value-type="string" office:string-value="SharedHealth/openmrs-module-bdshrclient" calcext:value-type="string">
            <text:p>SharedHealth/openmrs-module-bdshrclient</text:p>
          </table:table-cell>
        </table:table-row>
        <table:table-row table:style-name="ro1">
          <table:table-cell office:value-type="float" office:value="10031532" calcext:value-type="float">
            <text:p>10031532</text:p>
          </table:table-cell>
          <table:table-cell office:value-type="string" calcext:value-type="string">
            <text:p>https://api.github.com/repos/GoClipse/goclipse</text:p>
          </table:table-cell>
          <table:table-cell table:formula="of:=REPLACE([.B2343]; 1; 29; &quot;&quot;)" office:value-type="string" office:string-value="GoClipse/goclipse" calcext:value-type="string">
            <text:p>GoClipse/goclipse</text:p>
          </table:table-cell>
        </table:table-row>
        <table:table-row table:style-name="ro1">
          <table:table-cell office:value-type="float" office:value="10032456" calcext:value-type="float">
            <text:p>10032456</text:p>
          </table:table-cell>
          <table:table-cell office:value-type="string" calcext:value-type="string">
            <text:p>https://api.github.com/repos/apache/phoenix</text:p>
          </table:table-cell>
          <table:table-cell table:formula="of:=REPLACE([.B2344]; 1; 29; &quot;&quot;)" office:value-type="string" office:string-value="apache/phoenix" calcext:value-type="string">
            <text:p>apache/phoenix</text:p>
          </table:table-cell>
        </table:table-row>
        <table:table-row table:style-name="ro1">
          <table:table-cell office:value-type="float" office:value="10036367" calcext:value-type="float">
            <text:p>10036367</text:p>
          </table:table-cell>
          <table:table-cell office:value-type="string" calcext:value-type="string">
            <text:p>https://api.github.com/repos/MassiveCraft/MassiveCore</text:p>
          </table:table-cell>
          <table:table-cell table:formula="of:=REPLACE([.B2345]; 1; 29; &quot;&quot;)" office:value-type="string" office:string-value="MassiveCraft/MassiveCore" calcext:value-type="string">
            <text:p>MassiveCraft/MassiveCore</text:p>
          </table:table-cell>
        </table:table-row>
        <table:table-row table:style-name="ro1">
          <table:table-cell office:value-type="float" office:value="10038367" calcext:value-type="float">
            <text:p>10038367</text:p>
          </table:table-cell>
          <table:table-cell office:value-type="string" calcext:value-type="string">
            <text:p>https://api.github.com/repos/wildfly-security/wildfly-elytron</text:p>
          </table:table-cell>
          <table:table-cell table:formula="of:=REPLACE([.B2346]; 1; 29; &quot;&quot;)" office:value-type="string" office:string-value="wildfly-security/wildfly-elytron" calcext:value-type="string">
            <text:p>wildfly-security/wildfly-elytron</text:p>
          </table:table-cell>
        </table:table-row>
        <table:table-row table:style-name="ro1">
          <table:table-cell office:value-type="float" office:value="10042485" calcext:value-type="float">
            <text:p>10042485</text:p>
          </table:table-cell>
          <table:table-cell office:value-type="string" calcext:value-type="string">
            <text:p>https://api.github.com/repos/spotify/docker-client</text:p>
          </table:table-cell>
          <table:table-cell table:formula="of:=REPLACE([.B2347]; 1; 29; &quot;&quot;)" office:value-type="string" office:string-value="spotify/docker-client" calcext:value-type="string">
            <text:p>spotify/docker-client</text:p>
          </table:table-cell>
        </table:table-row>
        <table:table-row table:style-name="ro1">
          <table:table-cell office:value-type="float" office:value="10042678" calcext:value-type="float">
            <text:p>10042678</text:p>
          </table:table-cell>
          <table:table-cell office:value-type="string" calcext:value-type="string">
            <text:p>https://api.github.com/repos/getsentry/raven-java</text:p>
          </table:table-cell>
          <table:table-cell table:formula="of:=REPLACE([.B2348]; 1; 29; &quot;&quot;)" office:value-type="string" office:string-value="getsentry/raven-java" calcext:value-type="string">
            <text:p>getsentry/raven-java</text:p>
          </table:table-cell>
        </table:table-row>
        <table:table-row table:style-name="ro1">
          <table:table-cell office:value-type="float" office:value="10052463" calcext:value-type="float">
            <text:p>10052463</text:p>
          </table:table-cell>
          <table:table-cell office:value-type="string" calcext:value-type="string">
            <text:p>https://api.github.com/repos/kbase/workspace_deluxe</text:p>
          </table:table-cell>
          <table:table-cell table:formula="of:=REPLACE([.B2349]; 1; 29; &quot;&quot;)" office:value-type="string" office:string-value="kbase/workspace_deluxe" calcext:value-type="string">
            <text:p>kbase/workspace_deluxe</text:p>
          </table:table-cell>
        </table:table-row>
        <table:table-row table:style-name="ro1">
          <table:table-cell office:value-type="float" office:value="10076410" calcext:value-type="float">
            <text:p>10076410</text:p>
          </table:table-cell>
          <table:table-cell office:value-type="string" calcext:value-type="string">
            <text:p>https://api.github.com/repos/rainasmoon/online-application</text:p>
          </table:table-cell>
          <table:table-cell table:formula="of:=REPLACE([.B2350]; 1; 29; &quot;&quot;)" office:value-type="string" office:string-value="rainasmoon/online-application" calcext:value-type="string">
            <text:p>rainasmoon/online-application</text:p>
          </table:table-cell>
        </table:table-row>
        <table:table-row table:style-name="ro1">
          <table:table-cell office:value-type="float" office:value="10078344" calcext:value-type="float">
            <text:p>10078344</text:p>
          </table:table-cell>
          <table:table-cell office:value-type="string" calcext:value-type="string">
            <text:p>https://api.github.com/repos/eswaraj/platform</text:p>
          </table:table-cell>
          <table:table-cell table:formula="of:=REPLACE([.B2351]; 1; 29; &quot;&quot;)" office:value-type="string" office:string-value="eswaraj/platform" calcext:value-type="string">
            <text:p>eswaraj/platform</text:p>
          </table:table-cell>
        </table:table-row>
        <table:table-row table:style-name="ro1">
          <table:table-cell office:value-type="float" office:value="10088234" calcext:value-type="float">
            <text:p>10088234</text:p>
          </table:table-cell>
          <table:table-cell office:value-type="string" calcext:value-type="string">
            <text:p>https://api.github.com/repos/spotify/helios</text:p>
          </table:table-cell>
          <table:table-cell table:formula="of:=REPLACE([.B2352]; 1; 29; &quot;&quot;)" office:value-type="string" office:string-value="spotify/helios" calcext:value-type="string">
            <text:p>spotify/helios</text:p>
          </table:table-cell>
        </table:table-row>
        <table:table-row table:style-name="ro1">
          <table:table-cell office:value-type="float" office:value="10099309" calcext:value-type="float">
            <text:p>10099309</text:p>
          </table:table-cell>
          <table:table-cell office:value-type="string" calcext:value-type="string">
            <text:p>https://api.github.com/repos/HogeschoolLeiden/website</text:p>
          </table:table-cell>
          <table:table-cell table:formula="of:=REPLACE([.B2353]; 1; 29; &quot;&quot;)" office:value-type="string" office:string-value="HogeschoolLeiden/website" calcext:value-type="string">
            <text:p>HogeschoolLeiden/website</text:p>
          </table:table-cell>
        </table:table-row>
        <table:table-row table:style-name="ro1">
          <table:table-cell office:value-type="float" office:value="10100483" calcext:value-type="float">
            <text:p>10100483</text:p>
          </table:table-cell>
          <table:table-cell office:value-type="string" calcext:value-type="string">
            <text:p>https://api.github.com/repos/SolidStateGroup/patientview</text:p>
          </table:table-cell>
          <table:table-cell table:formula="of:=REPLACE([.B2354]; 1; 29; &quot;&quot;)" office:value-type="string" office:string-value="SolidStateGroup/patientview" calcext:value-type="string">
            <text:p>SolidStateGroup/patientview</text:p>
          </table:table-cell>
        </table:table-row>
        <table:table-row table:style-name="ro1">
          <table:table-cell office:value-type="float" office:value="10108040" calcext:value-type="float">
            <text:p>10108040</text:p>
          </table:table-cell>
          <table:table-cell office:value-type="string" calcext:value-type="string">
            <text:p>https://api.github.com/repos/joel-costigliola/assertj-db</text:p>
          </table:table-cell>
          <table:table-cell table:formula="of:=REPLACE([.B2355]; 1; 29; &quot;&quot;)" office:value-type="string" office:string-value="joel-costigliola/assertj-db" calcext:value-type="string">
            <text:p>joel-costigliola/assertj-db</text:p>
          </table:table-cell>
        </table:table-row>
        <table:table-row table:style-name="ro1">
          <table:table-cell office:value-type="float" office:value="10110868" calcext:value-type="float">
            <text:p>10110868</text:p>
          </table:table-cell>
          <table:table-cell office:value-type="string" calcext:value-type="string">
            <text:p>https://api.github.com/repos/DJL4-4/android_packages_apps_Email</text:p>
          </table:table-cell>
          <table:table-cell table:formula="of:=REPLACE([.B2356]; 1; 29; &quot;&quot;)" office:value-type="string" office:string-value="DJL4-4/android_packages_apps_Email" calcext:value-type="string">
            <text:p>DJL4-4/android_packages_apps_Email</text:p>
          </table:table-cell>
        </table:table-row>
        <table:table-row table:style-name="ro1">
          <table:table-cell office:value-type="float" office:value="10122257" calcext:value-type="float">
            <text:p>10122257</text:p>
          </table:table-cell>
          <table:table-cell office:value-type="string" calcext:value-type="string">
            <text:p>https://api.github.com/repos/tmikov/c99</text:p>
          </table:table-cell>
          <table:table-cell table:formula="of:=REPLACE([.B2357]; 1; 29; &quot;&quot;)" office:value-type="string" office:string-value="tmikov/c99" calcext:value-type="string">
            <text:p>tmikov/c99</text:p>
          </table:table-cell>
        </table:table-row>
        <table:table-row table:style-name="ro1">
          <table:table-cell office:value-type="float" office:value="10141527" calcext:value-type="float">
            <text:p>10141527</text:p>
          </table:table-cell>
          <table:table-cell office:value-type="string" calcext:value-type="string">
            <text:p>https://api.github.com/repos/samminweng/WhileyOpenCL</text:p>
          </table:table-cell>
          <table:table-cell table:formula="of:=REPLACE([.B2358]; 1; 29; &quot;&quot;)" office:value-type="string" office:string-value="samminweng/WhileyOpenCL" calcext:value-type="string">
            <text:p>samminweng/WhileyOpenCL</text:p>
          </table:table-cell>
        </table:table-row>
        <table:table-row table:style-name="ro1">
          <table:table-cell office:value-type="float" office:value="10144068" calcext:value-type="float">
            <text:p>10144068</text:p>
          </table:table-cell>
          <table:table-cell office:value-type="string" calcext:value-type="string">
            <text:p>https://api.github.com/repos/carlosleilson/CONJMCJSF</text:p>
          </table:table-cell>
          <table:table-cell table:formula="of:=REPLACE([.B2359]; 1; 29; &quot;&quot;)" office:value-type="string" office:string-value="carlosleilson/CONJMCJSF" calcext:value-type="string">
            <text:p>carlosleilson/CONJMCJSF</text:p>
          </table:table-cell>
        </table:table-row>
        <table:table-row table:style-name="ro1">
          <table:table-cell office:value-type="float" office:value="10146853" calcext:value-type="float">
            <text:p>10146853</text:p>
          </table:table-cell>
          <table:table-cell office:value-type="string" calcext:value-type="string">
            <text:p>https://api.github.com/repos/osfans/trime</text:p>
          </table:table-cell>
          <table:table-cell table:formula="of:=REPLACE([.B2360]; 1; 29; &quot;&quot;)" office:value-type="string" office:string-value="osfans/trime" calcext:value-type="string">
            <text:p>osfans/trime</text:p>
          </table:table-cell>
        </table:table-row>
        <table:table-row table:style-name="ro1">
          <table:table-cell office:value-type="float" office:value="10149555" calcext:value-type="float">
            <text:p>10149555</text:p>
          </table:table-cell>
          <table:table-cell office:value-type="string" calcext:value-type="string">
            <text:p>https://api.github.com/repos/eclipse/californium</text:p>
          </table:table-cell>
          <table:table-cell table:formula="of:=REPLACE([.B2361]; 1; 29; &quot;&quot;)" office:value-type="string" office:string-value="eclipse/californium" calcext:value-type="string">
            <text:p>eclipse/californium</text:p>
          </table:table-cell>
        </table:table-row>
        <table:table-row table:style-name="ro1">
          <table:table-cell office:value-type="float" office:value="10152719" calcext:value-type="float">
            <text:p>10152719</text:p>
          </table:table-cell>
          <table:table-cell office:value-type="string" calcext:value-type="string">
            <text:p>https://api.github.com/repos/OpenPplSoft/OPS</text:p>
          </table:table-cell>
          <table:table-cell table:formula="of:=REPLACE([.B2362]; 1; 29; &quot;&quot;)" office:value-type="string" office:string-value="OpenPplSoft/OPS" calcext:value-type="string">
            <text:p>OpenPplSoft/OPS</text:p>
          </table:table-cell>
        </table:table-row>
        <table:table-row table:style-name="ro1">
          <table:table-cell office:value-type="float" office:value="10163572" calcext:value-type="float">
            <text:p>10163572</text:p>
          </table:table-cell>
          <table:table-cell office:value-type="string" calcext:value-type="string">
            <text:p>https://api.github.com/repos/oles2008/Training</text:p>
          </table:table-cell>
          <table:table-cell table:formula="of:=REPLACE([.B2363]; 1; 29; &quot;&quot;)" office:value-type="string" office:string-value="oles2008/Training" calcext:value-type="string">
            <text:p>oles2008/Training</text:p>
          </table:table-cell>
        </table:table-row>
        <table:table-row table:style-name="ro1">
          <table:table-cell office:value-type="float" office:value="10175650" calcext:value-type="float">
            <text:p>10175650</text:p>
          </table:table-cell>
          <table:table-cell office:value-type="string" calcext:value-type="string">
            <text:p>https://api.github.com/repos/Utviklingsutvalget/ACTion</text:p>
          </table:table-cell>
          <table:table-cell table:formula="of:=REPLACE([.B2364]; 1; 29; &quot;&quot;)" office:value-type="string" office:string-value="Utviklingsutvalget/ACTion" calcext:value-type="string">
            <text:p>Utviklingsutvalget/ACTion</text:p>
          </table:table-cell>
        </table:table-row>
        <table:table-row table:style-name="ro1">
          <table:table-cell office:value-type="float" office:value="10181506" calcext:value-type="float">
            <text:p>10181506</text:p>
          </table:table-cell>
          <table:table-cell office:value-type="string" calcext:value-type="string">
            <text:p>https://api.github.com/repos/GraphWalker/graphwalker-project</text:p>
          </table:table-cell>
          <table:table-cell table:formula="of:=REPLACE([.B2365]; 1; 29; &quot;&quot;)" office:value-type="string" office:string-value="GraphWalker/graphwalker-project" calcext:value-type="string">
            <text:p>GraphWalker/graphwalker-project</text:p>
          </table:table-cell>
        </table:table-row>
        <table:table-row table:style-name="ro1">
          <table:table-cell office:value-type="float" office:value="10183009" calcext:value-type="float">
            <text:p>10183009</text:p>
          </table:table-cell>
          <table:table-cell office:value-type="string" calcext:value-type="string">
            <text:p>https://api.github.com/repos/kymjs/KJFrameForAndroid</text:p>
          </table:table-cell>
          <table:table-cell table:formula="of:=REPLACE([.B2366]; 1; 29; &quot;&quot;)" office:value-type="string" office:string-value="kymjs/KJFrameForAndroid" calcext:value-type="string">
            <text:p>kymjs/KJFrameForAndroid</text:p>
          </table:table-cell>
        </table:table-row>
        <table:table-row table:style-name="ro1">
          <table:table-cell office:value-type="float" office:value="10183653" calcext:value-type="float">
            <text:p>10183653</text:p>
          </table:table-cell>
          <table:table-cell office:value-type="string" calcext:value-type="string">
            <text:p>https://api.github.com/repos/githublemming/CloudTrailViewer</text:p>
          </table:table-cell>
          <table:table-cell table:formula="of:=REPLACE([.B2367]; 1; 29; &quot;&quot;)" office:value-type="string" office:string-value="githublemming/CloudTrailViewer" calcext:value-type="string">
            <text:p>githublemming/CloudTrailViewer</text:p>
          </table:table-cell>
        </table:table-row>
        <table:table-row table:style-name="ro1">
          <table:table-cell office:value-type="float" office:value="10185183" calcext:value-type="float">
            <text:p>10185183</text:p>
          </table:table-cell>
          <table:table-cell office:value-type="string" calcext:value-type="string">
            <text:p>https://api.github.com/repos/aegif/NemakiWare</text:p>
          </table:table-cell>
          <table:table-cell table:formula="of:=REPLACE([.B2368]; 1; 29; &quot;&quot;)" office:value-type="string" office:string-value="aegif/NemakiWare" calcext:value-type="string">
            <text:p>aegif/NemakiWare</text:p>
          </table:table-cell>
        </table:table-row>
        <table:table-row table:style-name="ro1">
          <table:table-cell office:value-type="float" office:value="10195172" calcext:value-type="float">
            <text:p>10195172</text:p>
          </table:table-cell>
          <table:table-cell office:value-type="string" calcext:value-type="string">
            <text:p>https://api.github.com/repos/krampenschiesser/idnadrev</text:p>
          </table:table-cell>
          <table:table-cell table:formula="of:=REPLACE([.B2369]; 1; 29; &quot;&quot;)" office:value-type="string" office:string-value="krampenschiesser/idnadrev" calcext:value-type="string">
            <text:p>krampenschiesser/idnadrev</text:p>
          </table:table-cell>
        </table:table-row>
        <table:table-row table:style-name="ro1">
          <table:table-cell office:value-type="float" office:value="10199040" calcext:value-type="float">
            <text:p>10199040</text:p>
          </table:table-cell>
          <table:table-cell office:value-type="string" calcext:value-type="string">
            <text:p>https://api.github.com/repos/structurizr/java</text:p>
          </table:table-cell>
          <table:table-cell table:formula="of:=REPLACE([.B2370]; 1; 29; &quot;&quot;)" office:value-type="string" office:string-value="structurizr/java" calcext:value-type="string">
            <text:p>structurizr/java</text:p>
          </table:table-cell>
        </table:table-row>
        <table:table-row table:style-name="ro1">
          <table:table-cell office:value-type="float" office:value="10207540" calcext:value-type="float">
            <text:p>10207540</text:p>
          </table:table-cell>
          <table:table-cell office:value-type="string" calcext:value-type="string">
            <text:p>https://api.github.com/repos/idexmai/springProjectWithSeveralBranches</text:p>
          </table:table-cell>
          <table:table-cell table:formula="of:=REPLACE([.B2371]; 1; 29; &quot;&quot;)" office:value-type="string" office:string-value="idexmai/springProjectWithSeveralBranches" calcext:value-type="string">
            <text:p>idexmai/springProjectWithSeveralBranches</text:p>
          </table:table-cell>
        </table:table-row>
        <table:table-row table:style-name="ro1">
          <table:table-cell office:value-type="float" office:value="10212782" calcext:value-type="float">
            <text:p>10212782</text:p>
          </table:table-cell>
          <table:table-cell office:value-type="string" calcext:value-type="string">
            <text:p>https://api.github.com/repos/robot-aquila/aquila</text:p>
          </table:table-cell>
          <table:table-cell table:formula="of:=REPLACE([.B2372]; 1; 29; &quot;&quot;)" office:value-type="string" office:string-value="robot-aquila/aquila" calcext:value-type="string">
            <text:p>robot-aquila/aquila</text:p>
          </table:table-cell>
        </table:table-row>
        <table:table-row table:style-name="ro1">
          <table:table-cell office:value-type="float" office:value="10212869" calcext:value-type="float">
            <text:p>10212869</text:p>
          </table:table-cell>
          <table:table-cell office:value-type="string" calcext:value-type="string">
            <text:p>https://api.github.com/repos/zhanrui/ky-epss</text:p>
          </table:table-cell>
          <table:table-cell table:formula="of:=REPLACE([.B2373]; 1; 29; &quot;&quot;)" office:value-type="string" office:string-value="zhanrui/ky-epss" calcext:value-type="string">
            <text:p>zhanrui/ky-epss</text:p>
          </table:table-cell>
        </table:table-row>
        <table:table-row table:style-name="ro1">
          <table:table-cell office:value-type="float" office:value="10215065" calcext:value-type="float">
            <text:p>10215065</text:p>
          </table:table-cell>
          <table:table-cell office:value-type="string" calcext:value-type="string">
            <text:p>https://api.github.com/repos/TheRabbitologist/IceAndShadow2</text:p>
          </table:table-cell>
          <table:table-cell table:formula="of:=REPLACE([.B2374]; 1; 29; &quot;&quot;)" office:value-type="string" office:string-value="TheRabbitologist/IceAndShadow2" calcext:value-type="string">
            <text:p>TheRabbitologist/IceAndShadow2</text:p>
          </table:table-cell>
        </table:table-row>
        <table:table-row table:style-name="ro1">
          <table:table-cell office:value-type="float" office:value="10223189" calcext:value-type="float">
            <text:p>10223189</text:p>
          </table:table-cell>
          <table:table-cell office:value-type="string" calcext:value-type="string">
            <text:p>https://api.github.com/repos/wso2/product-apim</text:p>
          </table:table-cell>
          <table:table-cell table:formula="of:=REPLACE([.B2375]; 1; 29; &quot;&quot;)" office:value-type="string" office:string-value="wso2/product-apim" calcext:value-type="string">
            <text:p>wso2/product-apim</text:p>
          </table:table-cell>
        </table:table-row>
        <table:table-row table:style-name="ro1">
          <table:table-cell office:value-type="float" office:value="10224555" calcext:value-type="float">
            <text:p>10224555</text:p>
          </table:table-cell>
          <table:table-cell office:value-type="string" calcext:value-type="string">
            <text:p>https://api.github.com/repos/anycook/anycook-einkaufszettel-android</text:p>
          </table:table-cell>
          <table:table-cell table:formula="of:=REPLACE([.B2376]; 1; 29; &quot;&quot;)" office:value-type="string" office:string-value="anycook/anycook-einkaufszettel-android" calcext:value-type="string">
            <text:p>anycook/anycook-einkaufszettel-android</text:p>
          </table:table-cell>
        </table:table-row>
        <table:table-row table:style-name="ro1">
          <table:table-cell office:value-type="float" office:value="10224563" calcext:value-type="float">
            <text:p>10224563</text:p>
          </table:table-cell>
          <table:table-cell office:value-type="string" calcext:value-type="string">
            <text:p>https://api.github.com/repos/swift-lang/swift-t</text:p>
          </table:table-cell>
          <table:table-cell table:formula="of:=REPLACE([.B2377]; 1; 29; &quot;&quot;)" office:value-type="string" office:string-value="swift-lang/swift-t" calcext:value-type="string">
            <text:p>swift-lang/swift-t</text:p>
          </table:table-cell>
        </table:table-row>
        <table:table-row table:style-name="ro1">
          <table:table-cell office:value-type="float" office:value="10228133" calcext:value-type="float">
            <text:p>10228133</text:p>
          </table:table-cell>
          <table:table-cell office:value-type="string" calcext:value-type="string">
            <text:p>https://api.github.com/repos/csipiemonte/yucca-dataservice</text:p>
          </table:table-cell>
          <table:table-cell table:formula="of:=REPLACE([.B2378]; 1; 29; &quot;&quot;)" office:value-type="string" office:string-value="csipiemonte/yucca-dataservice" calcext:value-type="string">
            <text:p>csipiemonte/yucca-dataservice</text:p>
          </table:table-cell>
        </table:table-row>
        <table:table-row table:style-name="ro1">
          <table:table-cell office:value-type="float" office:value="10243237" calcext:value-type="float">
            <text:p>10243237</text:p>
          </table:table-cell>
          <table:table-cell office:value-type="string" calcext:value-type="string">
            <text:p>https://api.github.com/repos/lumifyio/lumify</text:p>
          </table:table-cell>
          <table:table-cell table:formula="of:=REPLACE([.B2379]; 1; 29; &quot;&quot;)" office:value-type="string" office:string-value="lumifyio/lumify" calcext:value-type="string">
            <text:p>lumifyio/lumify</text:p>
          </table:table-cell>
        </table:table-row>
        <table:table-row table:style-name="ro1">
          <table:table-cell office:value-type="float" office:value="10250433" calcext:value-type="float">
            <text:p>10250433</text:p>
          </table:table-cell>
          <table:table-cell office:value-type="string" calcext:value-type="string">
            <text:p>https://api.github.com/repos/ProjectKorra/ProjectKorra</text:p>
          </table:table-cell>
          <table:table-cell table:formula="of:=REPLACE([.B2380]; 1; 29; &quot;&quot;)" office:value-type="string" office:string-value="ProjectKorra/ProjectKorra" calcext:value-type="string">
            <text:p>ProjectKorra/ProjectKorra</text:p>
          </table:table-cell>
        </table:table-row>
        <table:table-row table:style-name="ro1">
          <table:table-cell office:value-type="float" office:value="10257810" calcext:value-type="float">
            <text:p>10257810</text:p>
          </table:table-cell>
          <table:table-cell office:value-type="string" calcext:value-type="string">
            <text:p>https://api.github.com/repos/IHTSDO/MLDS</text:p>
          </table:table-cell>
          <table:table-cell table:formula="of:=REPLACE([.B2381]; 1; 29; &quot;&quot;)" office:value-type="string" office:string-value="IHTSDO/MLDS" calcext:value-type="string">
            <text:p>IHTSDO/MLDS</text:p>
          </table:table-cell>
        </table:table-row>
        <table:table-row table:style-name="ro1">
          <table:table-cell office:value-type="float" office:value="10261993" calcext:value-type="float">
            <text:p>10261993</text:p>
          </table:table-cell>
          <table:table-cell office:value-type="string" calcext:value-type="string">
            <text:p>https://api.github.com/repos/opendaylight/odlparent</text:p>
          </table:table-cell>
          <table:table-cell table:formula="of:=REPLACE([.B2382]; 1; 29; &quot;&quot;)" office:value-type="string" office:string-value="opendaylight/odlparent" calcext:value-type="string">
            <text:p>opendaylight/odlparent</text:p>
          </table:table-cell>
        </table:table-row>
        <table:table-row table:style-name="ro1">
          <table:table-cell office:value-type="float" office:value="10262664" calcext:value-type="float">
            <text:p>10262664</text:p>
          </table:table-cell>
          <table:table-cell office:value-type="string" calcext:value-type="string">
            <text:p>https://api.github.com/repos/opendaylight/sfc</text:p>
          </table:table-cell>
          <table:table-cell table:formula="of:=REPLACE([.B2383]; 1; 29; &quot;&quot;)" office:value-type="string" office:string-value="opendaylight/sfc" calcext:value-type="string">
            <text:p>opendaylight/sfc</text:p>
          </table:table-cell>
        </table:table-row>
        <table:table-row table:style-name="ro1">
          <table:table-cell office:value-type="float" office:value="10271053" calcext:value-type="float">
            <text:p>10271053</text:p>
          </table:table-cell>
          <table:table-cell office:value-type="string" calcext:value-type="string">
            <text:p>https://api.github.com/repos/clemble/clemble-casino</text:p>
          </table:table-cell>
          <table:table-cell table:formula="of:=REPLACE([.B2384]; 1; 29; &quot;&quot;)" office:value-type="string" office:string-value="clemble/clemble-casino" calcext:value-type="string">
            <text:p>clemble/clemble-casino</text:p>
          </table:table-cell>
        </table:table-row>
        <table:table-row table:style-name="ro1">
          <table:table-cell office:value-type="float" office:value="10277722" calcext:value-type="float">
            <text:p>10277722</text:p>
          </table:table-cell>
          <table:table-cell office:value-type="string" calcext:value-type="string">
            <text:p>https://api.github.com/repos/TechCavern/WaveTact</text:p>
          </table:table-cell>
          <table:table-cell table:formula="of:=REPLACE([.B2385]; 1; 29; &quot;&quot;)" office:value-type="string" office:string-value="TechCavern/WaveTact" calcext:value-type="string">
            <text:p>TechCavern/WaveTact</text:p>
          </table:table-cell>
        </table:table-row>
        <table:table-row table:style-name="ro1">
          <table:table-cell office:value-type="float" office:value="10282738" calcext:value-type="float">
            <text:p>10282738</text:p>
          </table:table-cell>
          <table:table-cell office:value-type="string" calcext:value-type="string">
            <text:p>https://api.github.com/repos/sphereio/sphere-jvm-sdk</text:p>
          </table:table-cell>
          <table:table-cell table:formula="of:=REPLACE([.B2386]; 1; 29; &quot;&quot;)" office:value-type="string" office:string-value="sphereio/sphere-jvm-sdk" calcext:value-type="string">
            <text:p>sphereio/sphere-jvm-sdk</text:p>
          </table:table-cell>
        </table:table-row>
        <table:table-row table:style-name="ro1">
          <table:table-cell office:value-type="float" office:value="10304631" calcext:value-type="float">
            <text:p>10304631</text:p>
          </table:table-cell>
          <table:table-cell office:value-type="string" calcext:value-type="string">
            <text:p>https://api.github.com/repos/hazelcast/hazelcast-code-samples</text:p>
          </table:table-cell>
          <table:table-cell table:formula="of:=REPLACE([.B2387]; 1; 29; &quot;&quot;)" office:value-type="string" office:string-value="hazelcast/hazelcast-code-samples" calcext:value-type="string">
            <text:p>hazelcast/hazelcast-code-samples</text:p>
          </table:table-cell>
        </table:table-row>
        <table:table-row table:style-name="ro1">
          <table:table-cell office:value-type="float" office:value="10312178" calcext:value-type="float">
            <text:p>10312178</text:p>
          </table:table-cell>
          <table:table-cell office:value-type="string" calcext:value-type="string">
            <text:p>https://api.github.com/repos/TDMX/tdmx</text:p>
          </table:table-cell>
          <table:table-cell table:formula="of:=REPLACE([.B2388]; 1; 29; &quot;&quot;)" office:value-type="string" office:string-value="TDMX/tdmx" calcext:value-type="string">
            <text:p>TDMX/tdmx</text:p>
          </table:table-cell>
        </table:table-row>
        <table:table-row table:style-name="ro1">
          <table:table-cell office:value-type="float" office:value="10315190" calcext:value-type="float">
            <text:p>10315190</text:p>
          </table:table-cell>
          <table:table-cell office:value-type="string" calcext:value-type="string">
            <text:p>https://api.github.com/repos/MyEssentials/MyTown2</text:p>
          </table:table-cell>
          <table:table-cell table:formula="of:=REPLACE([.B2389]; 1; 29; &quot;&quot;)" office:value-type="string" office:string-value="MyEssentials/MyTown2" calcext:value-type="string">
            <text:p>MyEssentials/MyTown2</text:p>
          </table:table-cell>
        </table:table-row>
        <table:table-row table:style-name="ro1">
          <table:table-cell office:value-type="float" office:value="10328584" calcext:value-type="float">
            <text:p>10328584</text:p>
          </table:table-cell>
          <table:table-cell office:value-type="string" calcext:value-type="string">
            <text:p>https://api.github.com/repos/Rise-Vision/storage-server</text:p>
          </table:table-cell>
          <table:table-cell table:formula="of:=REPLACE([.B2390]; 1; 29; &quot;&quot;)" office:value-type="string" office:string-value="Rise-Vision/storage-server" calcext:value-type="string">
            <text:p>Rise-Vision/storage-server</text:p>
          </table:table-cell>
        </table:table-row>
        <table:table-row table:style-name="ro1">
          <table:table-cell office:value-type="float" office:value="10343631" calcext:value-type="float">
            <text:p>10343631</text:p>
          </table:table-cell>
          <table:table-cell office:value-type="string" calcext:value-type="string">
            <text:p>https://api.github.com/repos/dimagi/commcare-odk</text:p>
          </table:table-cell>
          <table:table-cell table:formula="of:=REPLACE([.B2391]; 1; 29; &quot;&quot;)" office:value-type="string" office:string-value="dimagi/commcare-odk" calcext:value-type="string">
            <text:p>dimagi/commcare-odk</text:p>
          </table:table-cell>
        </table:table-row>
        <table:table-row table:style-name="ro1">
          <table:table-cell office:value-type="float" office:value="10346390" calcext:value-type="float">
            <text:p>10346390</text:p>
          </table:table-cell>
          <table:table-cell office:value-type="string" calcext:value-type="string">
            <text:p>https://api.github.com/repos/snowplow/snowplow-java-tracker</text:p>
          </table:table-cell>
          <table:table-cell table:formula="of:=REPLACE([.B2392]; 1; 29; &quot;&quot;)" office:value-type="string" office:string-value="snowplow/snowplow-java-tracker" calcext:value-type="string">
            <text:p>snowplow/snowplow-java-tracker</text:p>
          </table:table-cell>
        </table:table-row>
        <table:table-row table:style-name="ro1">
          <table:table-cell office:value-type="float" office:value="10347938" calcext:value-type="float">
            <text:p>10347938</text:p>
          </table:table-cell>
          <table:table-cell office:value-type="string" calcext:value-type="string">
            <text:p>https://api.github.com/repos/opendaylight/aaa</text:p>
          </table:table-cell>
          <table:table-cell table:formula="of:=REPLACE([.B2393]; 1; 29; &quot;&quot;)" office:value-type="string" office:string-value="opendaylight/aaa" calcext:value-type="string">
            <text:p>opendaylight/aaa</text:p>
          </table:table-cell>
        </table:table-row>
        <table:table-row table:style-name="ro1">
          <table:table-cell office:value-type="float" office:value="10348100" calcext:value-type="float">
            <text:p>10348100</text:p>
          </table:table-cell>
          <table:table-cell office:value-type="string" calcext:value-type="string">
            <text:p>https://api.github.com/repos/Jakegogo/concurrent</text:p>
          </table:table-cell>
          <table:table-cell table:formula="of:=REPLACE([.B2394]; 1; 29; &quot;&quot;)" office:value-type="string" office:string-value="Jakegogo/concurrent" calcext:value-type="string">
            <text:p>Jakegogo/concurrent</text:p>
          </table:table-cell>
        </table:table-row>
        <table:table-row table:style-name="ro1">
          <table:table-cell office:value-type="float" office:value="10349247" calcext:value-type="float">
            <text:p>10349247</text:p>
          </table:table-cell>
          <table:table-cell office:value-type="string" calcext:value-type="string">
            <text:p>https://api.github.com/repos/nik7007/UpgradeCraft</text:p>
          </table:table-cell>
          <table:table-cell table:formula="of:=REPLACE([.B2395]; 1; 29; &quot;&quot;)" office:value-type="string" office:string-value="nik7007/UpgradeCraft" calcext:value-type="string">
            <text:p>nik7007/UpgradeCraft</text:p>
          </table:table-cell>
        </table:table-row>
        <table:table-row table:style-name="ro1">
          <table:table-cell office:value-type="float" office:value="10356462" calcext:value-type="float">
            <text:p>10356462</text:p>
          </table:table-cell>
          <table:table-cell office:value-type="string" calcext:value-type="string">
            <text:p>https://api.github.com/repos/s-aska/Justaway-for-Android-Original</text:p>
          </table:table-cell>
          <table:table-cell table:formula="of:=REPLACE([.B2396]; 1; 29; &quot;&quot;)" office:value-type="string" office:string-value="s-aska/Justaway-for-Android-Original" calcext:value-type="string">
            <text:p>s-aska/Justaway-for-Android-Original</text:p>
          </table:table-cell>
        </table:table-row>
        <table:table-row table:style-name="ro1">
          <table:table-cell office:value-type="float" office:value="10357431" calcext:value-type="float">
            <text:p>10357431</text:p>
          </table:table-cell>
          <table:table-cell office:value-type="string" calcext:value-type="string">
            <text:p>https://api.github.com/repos/milaboratory/milib</text:p>
          </table:table-cell>
          <table:table-cell table:formula="of:=REPLACE([.B2397]; 1; 29; &quot;&quot;)" office:value-type="string" office:string-value="milaboratory/milib" calcext:value-type="string">
            <text:p>milaboratory/milib</text:p>
          </table:table-cell>
        </table:table-row>
        <table:table-row table:style-name="ro1">
          <table:table-cell office:value-type="float" office:value="10358009" calcext:value-type="float">
            <text:p>10358009</text:p>
          </table:table-cell>
          <table:table-cell office:value-type="string" calcext:value-type="string">
            <text:p>https://api.github.com/repos/kopl/SPLevo</text:p>
          </table:table-cell>
          <table:table-cell table:formula="of:=REPLACE([.B2398]; 1; 29; &quot;&quot;)" office:value-type="string" office:string-value="kopl/SPLevo" calcext:value-type="string">
            <text:p>kopl/SPLevo</text:p>
          </table:table-cell>
        </table:table-row>
        <table:table-row table:style-name="ro1">
          <table:table-cell office:value-type="float" office:value="10363228" calcext:value-type="float">
            <text:p>10363228</text:p>
          </table:table-cell>
          <table:table-cell office:value-type="string" calcext:value-type="string">
            <text:p>https://api.github.com/repos/dimagi/commcare</text:p>
          </table:table-cell>
          <table:table-cell table:formula="of:=REPLACE([.B2399]; 1; 29; &quot;&quot;)" office:value-type="string" office:string-value="dimagi/commcare" calcext:value-type="string">
            <text:p>dimagi/commcare</text:p>
          </table:table-cell>
        </table:table-row>
        <table:table-row table:style-name="ro1">
          <table:table-cell office:value-type="float" office:value="10363277" calcext:value-type="float">
            <text:p>10363277</text:p>
          </table:table-cell>
          <table:table-cell office:value-type="string" calcext:value-type="string">
            <text:p>https://api.github.com/repos/dimagi/javarosa</text:p>
          </table:table-cell>
          <table:table-cell table:formula="of:=REPLACE([.B2400]; 1; 29; &quot;&quot;)" office:value-type="string" office:string-value="dimagi/javarosa" calcext:value-type="string">
            <text:p>dimagi/javarosa</text:p>
          </table:table-cell>
        </table:table-row>
        <table:table-row table:style-name="ro1">
          <table:table-cell office:value-type="float" office:value="10366627" calcext:value-type="float">
            <text:p>10366627</text:p>
          </table:table-cell>
          <table:table-cell office:value-type="string" calcext:value-type="string">
            <text:p>https://api.github.com/repos/killbill/killbill-platform</text:p>
          </table:table-cell>
          <table:table-cell table:formula="of:=REPLACE([.B2401]; 1; 29; &quot;&quot;)" office:value-type="string" office:string-value="killbill/killbill-platform" calcext:value-type="string">
            <text:p>killbill/killbill-platform</text:p>
          </table:table-cell>
        </table:table-row>
        <table:table-row table:style-name="ro1">
          <table:table-cell office:value-type="float" office:value="10372529" calcext:value-type="float">
            <text:p>10372529</text:p>
          </table:table-cell>
          <table:table-cell office:value-type="string" calcext:value-type="string">
            <text:p>https://api.github.com/repos/aherbert/GDSC-SMLM</text:p>
          </table:table-cell>
          <table:table-cell table:formula="of:=REPLACE([.B2402]; 1; 29; &quot;&quot;)" office:value-type="string" office:string-value="aherbert/GDSC-SMLM" calcext:value-type="string">
            <text:p>aherbert/GDSC-SMLM</text:p>
          </table:table-cell>
        </table:table-row>
        <table:table-row table:style-name="ro1">
          <table:table-cell office:value-type="float" office:value="10373839" calcext:value-type="float">
            <text:p>10373839</text:p>
          </table:table-cell>
          <table:table-cell office:value-type="string" calcext:value-type="string">
            <text:p>https://api.github.com/repos/openforis/collect-earth</text:p>
          </table:table-cell>
          <table:table-cell table:formula="of:=REPLACE([.B2403]; 1; 29; &quot;&quot;)" office:value-type="string" office:string-value="openforis/collect-earth" calcext:value-type="string">
            <text:p>openforis/collect-earth</text:p>
          </table:table-cell>
        </table:table-row>
        <table:table-row table:style-name="ro1">
          <table:table-cell office:value-type="float" office:value="10374213" calcext:value-type="float">
            <text:p>10374213</text:p>
          </table:table-cell>
          <table:table-cell office:value-type="string" calcext:value-type="string">
            <text:p>https://api.github.com/repos/cozy/cozy-files</text:p>
          </table:table-cell>
          <table:table-cell table:formula="of:=REPLACE([.B2404]; 1; 29; &quot;&quot;)" office:value-type="string" office:string-value="cozy/cozy-files" calcext:value-type="string">
            <text:p>cozy/cozy-files</text:p>
          </table:table-cell>
        </table:table-row>
        <table:table-row table:style-name="ro1">
          <table:table-cell office:value-type="float" office:value="10382307" calcext:value-type="float">
            <text:p>10382307</text:p>
          </table:table-cell>
          <table:table-cell office:value-type="string" calcext:value-type="string">
            <text:p>https://api.github.com/repos/rusher81572/cloudExplorer</text:p>
          </table:table-cell>
          <table:table-cell table:formula="of:=REPLACE([.B2405]; 1; 29; &quot;&quot;)" office:value-type="string" office:string-value="rusher81572/cloudExplorer" calcext:value-type="string">
            <text:p>rusher81572/cloudExplorer</text:p>
          </table:table-cell>
        </table:table-row>
        <table:table-row table:style-name="ro1">
          <table:table-cell office:value-type="float" office:value="10382427" calcext:value-type="float">
            <text:p>10382427</text:p>
          </table:table-cell>
          <table:table-cell office:value-type="string" calcext:value-type="string">
            <text:p>https://api.github.com/repos/google/truth</text:p>
          </table:table-cell>
          <table:table-cell table:formula="of:=REPLACE([.B2406]; 1; 29; &quot;&quot;)" office:value-type="string" office:string-value="google/truth" calcext:value-type="string">
            <text:p>google/truth</text:p>
          </table:table-cell>
        </table:table-row>
        <table:table-row table:style-name="ro1">
          <table:table-cell office:value-type="float" office:value="10394578" calcext:value-type="float">
            <text:p>10394578</text:p>
          </table:table-cell>
          <table:table-cell office:value-type="string" calcext:value-type="string">
            <text:p>https://api.github.com/repos/spring-projects/spring-session</text:p>
          </table:table-cell>
          <table:table-cell table:formula="of:=REPLACE([.B2407]; 1; 29; &quot;&quot;)" office:value-type="string" office:string-value="spring-projects/spring-session" calcext:value-type="string">
            <text:p>spring-projects/spring-session</text:p>
          </table:table-cell>
        </table:table-row>
        <table:table-row table:style-name="ro1">
          <table:table-cell office:value-type="float" office:value="10397764" calcext:value-type="float">
            <text:p>10397764</text:p>
          </table:table-cell>
          <table:table-cell office:value-type="string" calcext:value-type="string">
            <text:p>https://api.github.com/repos/toyknight/project_aeii</text:p>
          </table:table-cell>
          <table:table-cell table:formula="of:=REPLACE([.B2408]; 1; 29; &quot;&quot;)" office:value-type="string" office:string-value="toyknight/project_aeii" calcext:value-type="string">
            <text:p>toyknight/project_aeii</text:p>
          </table:table-cell>
        </table:table-row>
        <table:table-row table:style-name="ro1">
          <table:table-cell office:value-type="float" office:value="10402463" calcext:value-type="float">
            <text:p>10402463</text:p>
          </table:table-cell>
          <table:table-cell office:value-type="string" calcext:value-type="string">
            <text:p>https://api.github.com/repos/jMetal/jMetal</text:p>
          </table:table-cell>
          <table:table-cell table:formula="of:=REPLACE([.B2409]; 1; 29; &quot;&quot;)" office:value-type="string" office:string-value="jMetal/jMetal" calcext:value-type="string">
            <text:p>jMetal/jMetal</text:p>
          </table:table-cell>
        </table:table-row>
        <table:table-row table:style-name="ro1">
          <table:table-cell office:value-type="float" office:value="10404539" calcext:value-type="float">
            <text:p>10404539</text:p>
          </table:table-cell>
          <table:table-cell office:value-type="string" calcext:value-type="string">
            <text:p>https://api.github.com/repos/ethereum/ethereumj</text:p>
          </table:table-cell>
          <table:table-cell table:formula="of:=REPLACE([.B2410]; 1; 29; &quot;&quot;)" office:value-type="string" office:string-value="ethereum/ethereumj" calcext:value-type="string">
            <text:p>ethereum/ethereumj</text:p>
          </table:table-cell>
        </table:table-row>
        <table:table-row table:style-name="ro1">
          <table:table-cell office:value-type="float" office:value="10407807" calcext:value-type="float">
            <text:p>10407807</text:p>
          </table:table-cell>
          <table:table-cell office:value-type="string" calcext:value-type="string">
            <text:p>https://api.github.com/repos/active-learning/active-learning-scala</text:p>
          </table:table-cell>
          <table:table-cell table:formula="of:=REPLACE([.B2411]; 1; 29; &quot;&quot;)" office:value-type="string" office:string-value="active-learning/active-learning-scala" calcext:value-type="string">
            <text:p>active-learning/active-learning-scala</text:p>
          </table:table-cell>
        </table:table-row>
        <table:table-row table:style-name="ro1">
          <table:table-cell office:value-type="float" office:value="10420788" calcext:value-type="float">
            <text:p>10420788</text:p>
          </table:table-cell>
          <table:table-cell office:value-type="string" calcext:value-type="string">
            <text:p>https://api.github.com/repos/scj-devel/hvm-scj</text:p>
          </table:table-cell>
          <table:table-cell table:formula="of:=REPLACE([.B2412]; 1; 29; &quot;&quot;)" office:value-type="string" office:string-value="scj-devel/hvm-scj" calcext:value-type="string">
            <text:p>scj-devel/hvm-scj</text:p>
          </table:table-cell>
        </table:table-row>
        <table:table-row table:style-name="ro1">
          <table:table-cell office:value-type="float" office:value="10422325" calcext:value-type="float">
            <text:p>10422325</text:p>
          </table:table-cell>
          <table:table-cell office:value-type="string" calcext:value-type="string">
            <text:p>https://api.github.com/repos/Dyvil/Dyvil</text:p>
          </table:table-cell>
          <table:table-cell table:formula="of:=REPLACE([.B2413]; 1; 29; &quot;&quot;)" office:value-type="string" office:string-value="Dyvil/Dyvil" calcext:value-type="string">
            <text:p>Dyvil/Dyvil</text:p>
          </table:table-cell>
        </table:table-row>
        <table:table-row table:style-name="ro1">
          <table:table-cell office:value-type="float" office:value="10425739" calcext:value-type="float">
            <text:p>10425739</text:p>
          </table:table-cell>
          <table:table-cell office:value-type="string" calcext:value-type="string">
            <text:p>https://api.github.com/repos/google/ExoPlayer</text:p>
          </table:table-cell>
          <table:table-cell table:formula="of:=REPLACE([.B2414]; 1; 29; &quot;&quot;)" office:value-type="string" office:string-value="google/ExoPlayer" calcext:value-type="string">
            <text:p>google/ExoPlayer</text:p>
          </table:table-cell>
        </table:table-row>
        <table:table-row table:style-name="ro1">
          <table:table-cell office:value-type="float" office:value="10425779" calcext:value-type="float">
            <text:p>10425779</text:p>
          </table:table-cell>
          <table:table-cell office:value-type="string" calcext:value-type="string">
            <text:p>https://api.github.com/repos/HubTurbo/HubTurbo</text:p>
          </table:table-cell>
          <table:table-cell table:formula="of:=REPLACE([.B2415]; 1; 29; &quot;&quot;)" office:value-type="string" office:string-value="HubTurbo/HubTurbo" calcext:value-type="string">
            <text:p>HubTurbo/HubTurbo</text:p>
          </table:table-cell>
        </table:table-row>
        <table:table-row table:style-name="ro1">
          <table:table-cell office:value-type="float" office:value="10432015" calcext:value-type="float">
            <text:p>10432015</text:p>
          </table:table-cell>
          <table:table-cell office:value-type="string" calcext:value-type="string">
            <text:p>https://api.github.com/repos/Talend/tbd-studio-se</text:p>
          </table:table-cell>
          <table:table-cell table:formula="of:=REPLACE([.B2416]; 1; 29; &quot;&quot;)" office:value-type="string" office:string-value="Talend/tbd-studio-se" calcext:value-type="string">
            <text:p>Talend/tbd-studio-se</text:p>
          </table:table-cell>
        </table:table-row>
        <table:table-row table:style-name="ro1">
          <table:table-cell office:value-type="float" office:value="10433189" calcext:value-type="float">
            <text:p>10433189</text:p>
          </table:table-cell>
          <table:table-cell office:value-type="string" calcext:value-type="string">
            <text:p>https://api.github.com/repos/Talend/tdq-studio-se</text:p>
          </table:table-cell>
          <table:table-cell table:formula="of:=REPLACE([.B2417]; 1; 29; &quot;&quot;)" office:value-type="string" office:string-value="Talend/tdq-studio-se" calcext:value-type="string">
            <text:p>Talend/tdq-studio-se</text:p>
          </table:table-cell>
        </table:table-row>
        <table:table-row table:style-name="ro1">
          <table:table-cell office:value-type="float" office:value="10434314" calcext:value-type="float">
            <text:p>10434314</text:p>
          </table:table-cell>
          <table:table-cell office:value-type="string" calcext:value-type="string">
            <text:p>https://api.github.com/repos/ObeoNetwork/UML-Designer</text:p>
          </table:table-cell>
          <table:table-cell table:formula="of:=REPLACE([.B2418]; 1; 29; &quot;&quot;)" office:value-type="string" office:string-value="ObeoNetwork/UML-Designer" calcext:value-type="string">
            <text:p>ObeoNetwork/UML-Designer</text:p>
          </table:table-cell>
        </table:table-row>
        <table:table-row table:style-name="ro1">
          <table:table-cell office:value-type="float" office:value="10435523" calcext:value-type="float">
            <text:p>10435523</text:p>
          </table:table-cell>
          <table:table-cell office:value-type="string" calcext:value-type="string">
            <text:p>https://api.github.com/repos/Talend/tesb-studio-se</text:p>
          </table:table-cell>
          <table:table-cell table:formula="of:=REPLACE([.B2419]; 1; 29; &quot;&quot;)" office:value-type="string" office:string-value="Talend/tesb-studio-se" calcext:value-type="string">
            <text:p>Talend/tesb-studio-se</text:p>
          </table:table-cell>
        </table:table-row>
        <table:table-row table:style-name="ro1">
          <table:table-cell office:value-type="float" office:value="10435619" calcext:value-type="float">
            <text:p>10435619</text:p>
          </table:table-cell>
          <table:table-cell office:value-type="string" calcext:value-type="string">
            <text:p>https://api.github.com/repos/Talend/tcommon-studio-se</text:p>
          </table:table-cell>
          <table:table-cell table:formula="of:=REPLACE([.B2420]; 1; 29; &quot;&quot;)" office:value-type="string" office:string-value="Talend/tcommon-studio-se" calcext:value-type="string">
            <text:p>Talend/tcommon-studio-se</text:p>
          </table:table-cell>
        </table:table-row>
        <table:table-row table:style-name="ro1">
          <table:table-cell office:value-type="float" office:value="10435837" calcext:value-type="float">
            <text:p>10435837</text:p>
          </table:table-cell>
          <table:table-cell office:value-type="string" calcext:value-type="string">
            <text:p>https://api.github.com/repos/Talend/tmdm-common</text:p>
          </table:table-cell>
          <table:table-cell table:formula="of:=REPLACE([.B2421]; 1; 29; &quot;&quot;)" office:value-type="string" office:string-value="Talend/tmdm-common" calcext:value-type="string">
            <text:p>Talend/tmdm-common</text:p>
          </table:table-cell>
        </table:table-row>
        <table:table-row table:style-name="ro1">
          <table:table-cell office:value-type="float" office:value="10436032" calcext:value-type="float">
            <text:p>10436032</text:p>
          </table:table-cell>
          <table:table-cell office:value-type="string" calcext:value-type="string">
            <text:p>https://api.github.com/repos/Talend/tmdm-studio-se</text:p>
          </table:table-cell>
          <table:table-cell table:formula="of:=REPLACE([.B2422]; 1; 29; &quot;&quot;)" office:value-type="string" office:string-value="Talend/tmdm-studio-se" calcext:value-type="string">
            <text:p>Talend/tmdm-studio-se</text:p>
          </table:table-cell>
        </table:table-row>
        <table:table-row table:style-name="ro1">
          <table:table-cell office:value-type="float" office:value="10441541" calcext:value-type="float">
            <text:p>10441541</text:p>
          </table:table-cell>
          <table:table-cell office:value-type="string" calcext:value-type="string">
            <text:p>https://api.github.com/repos/hsz/idea-gitignore</text:p>
          </table:table-cell>
          <table:table-cell table:formula="of:=REPLACE([.B2423]; 1; 29; &quot;&quot;)" office:value-type="string" office:string-value="hsz/idea-gitignore" calcext:value-type="string">
            <text:p>hsz/idea-gitignore</text:p>
          </table:table-cell>
        </table:table-row>
        <table:table-row table:style-name="ro1">
          <table:table-cell office:value-type="float" office:value="10444040" calcext:value-type="float">
            <text:p>10444040</text:p>
          </table:table-cell>
          <table:table-cell office:value-type="string" calcext:value-type="string">
            <text:p>https://api.github.com/repos/engsyst/ftua</text:p>
          </table:table-cell>
          <table:table-cell table:formula="of:=REPLACE([.B2424]; 1; 29; &quot;&quot;)" office:value-type="string" office:string-value="engsyst/ftua" calcext:value-type="string">
            <text:p>engsyst/ftua</text:p>
          </table:table-cell>
        </table:table-row>
        <table:table-row table:style-name="ro1">
          <table:table-cell office:value-type="float" office:value="10444698" calcext:value-type="float">
            <text:p>10444698</text:p>
          </table:table-cell>
          <table:table-cell office:value-type="string" calcext:value-type="string">
            <text:p>https://api.github.com/repos/hltcoe/concrete-java</text:p>
          </table:table-cell>
          <table:table-cell table:formula="of:=REPLACE([.B2425]; 1; 29; &quot;&quot;)" office:value-type="string" office:string-value="hltcoe/concrete-java" calcext:value-type="string">
            <text:p>hltcoe/concrete-java</text:p>
          </table:table-cell>
        </table:table-row>
        <table:table-row table:style-name="ro1">
          <table:table-cell office:value-type="float" office:value="10448622" calcext:value-type="float">
            <text:p>10448622</text:p>
          </table:table-cell>
          <table:table-cell office:value-type="string" calcext:value-type="string">
            <text:p>https://api.github.com/repos/wso2/andes</text:p>
          </table:table-cell>
          <table:table-cell table:formula="of:=REPLACE([.B2426]; 1; 29; &quot;&quot;)" office:value-type="string" office:string-value="wso2/andes" calcext:value-type="string">
            <text:p>wso2/andes</text:p>
          </table:table-cell>
        </table:table-row>
        <table:table-row table:style-name="ro1">
          <table:table-cell office:value-type="float" office:value="10451383" calcext:value-type="float">
            <text:p>10451383</text:p>
          </table:table-cell>
          <table:table-cell office:value-type="string" calcext:value-type="string">
            <text:p>https://api.github.com/repos/cryptobiu/scapi</text:p>
          </table:table-cell>
          <table:table-cell table:formula="of:=REPLACE([.B2427]; 1; 29; &quot;&quot;)" office:value-type="string" office:string-value="cryptobiu/scapi" calcext:value-type="string">
            <text:p>cryptobiu/scapi</text:p>
          </table:table-cell>
        </table:table-row>
        <table:table-row table:style-name="ro1">
          <table:table-cell office:value-type="float" office:value="10458921" calcext:value-type="float">
            <text:p>10458921</text:p>
          </table:table-cell>
          <table:table-cell office:value-type="string" calcext:value-type="string">
            <text:p>https://api.github.com/repos/randi2/randi2</text:p>
          </table:table-cell>
          <table:table-cell table:formula="of:=REPLACE([.B2428]; 1; 29; &quot;&quot;)" office:value-type="string" office:string-value="randi2/randi2" calcext:value-type="string">
            <text:p>randi2/randi2</text:p>
          </table:table-cell>
        </table:table-row>
        <table:table-row table:style-name="ro1">
          <table:table-cell office:value-type="float" office:value="10463212" calcext:value-type="float">
            <text:p>10463212</text:p>
          </table:table-cell>
          <table:table-cell office:value-type="string" calcext:value-type="string">
            <text:p>https://api.github.com/repos/oharaandrew314/TinkerTime</text:p>
          </table:table-cell>
          <table:table-cell table:formula="of:=REPLACE([.B2429]; 1; 29; &quot;&quot;)" office:value-type="string" office:string-value="oharaandrew314/TinkerTime" calcext:value-type="string">
            <text:p>oharaandrew314/TinkerTime</text:p>
          </table:table-cell>
        </table:table-row>
        <table:table-row table:style-name="ro1">
          <table:table-cell office:value-type="float" office:value="10463899" calcext:value-type="float">
            <text:p>10463899</text:p>
          </table:table-cell>
          <table:table-cell office:value-type="string" calcext:value-type="string">
            <text:p>https://api.github.com/repos/liferay/liferay-apps-content-targeting</text:p>
          </table:table-cell>
          <table:table-cell table:formula="of:=REPLACE([.B2430]; 1; 29; &quot;&quot;)" office:value-type="string" office:string-value="liferay/liferay-apps-content-targeting" calcext:value-type="string">
            <text:p>liferay/liferay-apps-content-targeting</text:p>
          </table:table-cell>
        </table:table-row>
        <table:table-row table:style-name="ro1">
          <table:table-cell office:value-type="float" office:value="10468384" calcext:value-type="float">
            <text:p>10468384</text:p>
          </table:table-cell>
          <table:table-cell office:value-type="string" calcext:value-type="string">
            <text:p>https://api.github.com/repos/univmobile/unm-backend</text:p>
          </table:table-cell>
          <table:table-cell table:formula="of:=REPLACE([.B2431]; 1; 29; &quot;&quot;)" office:value-type="string" office:string-value="univmobile/unm-backend" calcext:value-type="string">
            <text:p>univmobile/unm-backend</text:p>
          </table:table-cell>
        </table:table-row>
        <table:table-row table:style-name="ro1">
          <table:table-cell office:value-type="float" office:value="10474302" calcext:value-type="float">
            <text:p>10474302</text:p>
          </table:table-cell>
          <table:table-cell office:value-type="string" calcext:value-type="string">
            <text:p>https://api.github.com/repos/juancadavid/papyrus</text:p>
          </table:table-cell>
          <table:table-cell table:formula="of:=REPLACE([.B2432]; 1; 29; &quot;&quot;)" office:value-type="string" office:string-value="juancadavid/papyrus" calcext:value-type="string">
            <text:p>juancadavid/papyrus</text:p>
          </table:table-cell>
        </table:table-row>
        <table:table-row table:style-name="ro1">
          <table:table-cell office:value-type="float" office:value="10475417" calcext:value-type="float">
            <text:p>10475417</text:p>
          </table:table-cell>
          <table:table-cell office:value-type="string" calcext:value-type="string">
            <text:p>https://api.github.com/repos/jamesagnew/hapi-fhir</text:p>
          </table:table-cell>
          <table:table-cell table:formula="of:=REPLACE([.B2433]; 1; 29; &quot;&quot;)" office:value-type="string" office:string-value="jamesagnew/hapi-fhir" calcext:value-type="string">
            <text:p>jamesagnew/hapi-fhir</text:p>
          </table:table-cell>
        </table:table-row>
        <table:table-row table:style-name="ro1">
          <table:table-cell office:value-type="float" office:value="10477698" calcext:value-type="float">
            <text:p>10477698</text:p>
          </table:table-cell>
          <table:table-cell office:value-type="string" calcext:value-type="string">
            <text:p>https://api.github.com/repos/spotify/docker-maven-plugin</text:p>
          </table:table-cell>
          <table:table-cell table:formula="of:=REPLACE([.B2434]; 1; 29; &quot;&quot;)" office:value-type="string" office:string-value="spotify/docker-maven-plugin" calcext:value-type="string">
            <text:p>spotify/docker-maven-plugin</text:p>
          </table:table-cell>
        </table:table-row>
        <table:table-row table:style-name="ro1">
          <table:table-cell office:value-type="float" office:value="10480688" calcext:value-type="float">
            <text:p>10480688</text:p>
          </table:table-cell>
          <table:table-cell office:value-type="string" calcext:value-type="string">
            <text:p>https://api.github.com/repos/naver/yobi</text:p>
          </table:table-cell>
          <table:table-cell table:formula="of:=REPLACE([.B2435]; 1; 29; &quot;&quot;)" office:value-type="string" office:string-value="naver/yobi" calcext:value-type="string">
            <text:p>naver/yobi</text:p>
          </table:table-cell>
        </table:table-row>
        <table:table-row table:style-name="ro1">
          <table:table-cell office:value-type="float" office:value="10481880" calcext:value-type="float">
            <text:p>10481880</text:p>
          </table:table-cell>
          <table:table-cell office:value-type="string" calcext:value-type="string">
            <text:p>https://api.github.com/repos/naver/ngrinder</text:p>
          </table:table-cell>
          <table:table-cell table:formula="of:=REPLACE([.B2436]; 1; 29; &quot;&quot;)" office:value-type="string" office:string-value="naver/ngrinder" calcext:value-type="string">
            <text:p>naver/ngrinder</text:p>
          </table:table-cell>
        </table:table-row>
        <table:table-row table:style-name="ro1">
          <table:table-cell office:value-type="float" office:value="10483383" calcext:value-type="float">
            <text:p>10483383</text:p>
          </table:table-cell>
          <table:table-cell office:value-type="string" calcext:value-type="string">
            <text:p>https://api.github.com/repos/wso2/carbon-business-messaging</text:p>
          </table:table-cell>
          <table:table-cell table:formula="of:=REPLACE([.B2437]; 1; 29; &quot;&quot;)" office:value-type="string" office:string-value="wso2/carbon-business-messaging" calcext:value-type="string">
            <text:p>wso2/carbon-business-messaging</text:p>
          </table:table-cell>
        </table:table-row>
        <table:table-row table:style-name="ro1">
          <table:table-cell office:value-type="float" office:value="10485680" calcext:value-type="float">
            <text:p>10485680</text:p>
          </table:table-cell>
          <table:table-cell office:value-type="string" calcext:value-type="string">
            <text:p>https://api.github.com/repos/clickwise/user_click</text:p>
          </table:table-cell>
          <table:table-cell table:formula="of:=REPLACE([.B2438]; 1; 29; &quot;&quot;)" office:value-type="string" office:string-value="clickwise/user_click" calcext:value-type="string">
            <text:p>clickwise/user_click</text:p>
          </table:table-cell>
        </table:table-row>
        <table:table-row table:style-name="ro1">
          <table:table-cell office:value-type="float" office:value="10485732" calcext:value-type="float">
            <text:p>10485732</text:p>
          </table:table-cell>
          <table:table-cell office:value-type="string" calcext:value-type="string">
            <text:p>https://api.github.com/repos/entcore/entcore</text:p>
          </table:table-cell>
          <table:table-cell table:formula="of:=REPLACE([.B2439]; 1; 29; &quot;&quot;)" office:value-type="string" office:string-value="entcore/entcore" calcext:value-type="string">
            <text:p>entcore/entcore</text:p>
          </table:table-cell>
        </table:table-row>
        <table:table-row table:style-name="ro1">
          <table:table-cell office:value-type="float" office:value="10487743" calcext:value-type="float">
            <text:p>10487743</text:p>
          </table:table-cell>
          <table:table-cell office:value-type="string" calcext:value-type="string">
            <text:p>https://api.github.com/repos/wso2/product-mb</text:p>
          </table:table-cell>
          <table:table-cell table:formula="of:=REPLACE([.B2440]; 1; 29; &quot;&quot;)" office:value-type="string" office:string-value="wso2/product-mb" calcext:value-type="string">
            <text:p>wso2/product-mb</text:p>
          </table:table-cell>
        </table:table-row>
        <table:table-row table:style-name="ro1">
          <table:table-cell office:value-type="float" office:value="10494786" calcext:value-type="float">
            <text:p>10494786</text:p>
          </table:table-cell>
          <table:table-cell office:value-type="string" calcext:value-type="string">
            <text:p>https://api.github.com/repos/uwescience/myria</text:p>
          </table:table-cell>
          <table:table-cell table:formula="of:=REPLACE([.B2441]; 1; 29; &quot;&quot;)" office:value-type="string" office:string-value="uwescience/myria" calcext:value-type="string">
            <text:p>uwescience/myria</text:p>
          </table:table-cell>
        </table:table-row>
        <table:table-row table:style-name="ro1">
          <table:table-cell office:value-type="float" office:value="10494827" calcext:value-type="float">
            <text:p>10494827</text:p>
          </table:table-cell>
          <table:table-cell office:value-type="string" calcext:value-type="string">
            <text:p>https://api.github.com/repos/Bammerbom/UltimateCore</text:p>
          </table:table-cell>
          <table:table-cell table:formula="of:=REPLACE([.B2442]; 1; 29; &quot;&quot;)" office:value-type="string" office:string-value="Bammerbom/UltimateCore" calcext:value-type="string">
            <text:p>Bammerbom/UltimateCore</text:p>
          </table:table-cell>
        </table:table-row>
        <table:table-row table:style-name="ro1">
          <table:table-cell office:value-type="float" office:value="10504658" calcext:value-type="float">
            <text:p>10504658</text:p>
          </table:table-cell>
          <table:table-cell office:value-type="string" calcext:value-type="string">
            <text:p>https://api.github.com/repos/HSLdevcom/parkandrideAPI</text:p>
          </table:table-cell>
          <table:table-cell table:formula="of:=REPLACE([.B2443]; 1; 29; &quot;&quot;)" office:value-type="string" office:string-value="HSLdevcom/parkandrideAPI" calcext:value-type="string">
            <text:p>HSLdevcom/parkandrideAPI</text:p>
          </table:table-cell>
        </table:table-row>
        <table:table-row table:style-name="ro1">
          <table:table-cell office:value-type="float" office:value="10504845" calcext:value-type="float">
            <text:p>10504845</text:p>
          </table:table-cell>
          <table:table-cell office:value-type="string" calcext:value-type="string">
            <text:p>https://api.github.com/repos/clintonhealthaccess/chailmis-android</text:p>
          </table:table-cell>
          <table:table-cell table:formula="of:=REPLACE([.B2444]; 1; 29; &quot;&quot;)" office:value-type="string" office:string-value="clintonhealthaccess/chailmis-android" calcext:value-type="string">
            <text:p>clintonhealthaccess/chailmis-android</text:p>
          </table:table-cell>
        </table:table-row>
        <table:table-row table:style-name="ro1">
          <table:table-cell office:value-type="float" office:value="10505039" calcext:value-type="float">
            <text:p>10505039</text:p>
          </table:table-cell>
          <table:table-cell office:value-type="string" calcext:value-type="string">
            <text:p>https://api.github.com/repos/OpenClinica/OpenClinica</text:p>
          </table:table-cell>
          <table:table-cell table:formula="of:=REPLACE([.B2445]; 1; 29; &quot;&quot;)" office:value-type="string" office:string-value="OpenClinica/OpenClinica" calcext:value-type="string">
            <text:p>OpenClinica/OpenClinica</text:p>
          </table:table-cell>
        </table:table-row>
        <table:table-row table:style-name="ro1">
          <table:table-cell office:value-type="float" office:value="10511360" calcext:value-type="float">
            <text:p>10511360</text:p>
          </table:table-cell>
          <table:table-cell office:value-type="string" calcext:value-type="string">
            <text:p>https://api.github.com/repos/mesos/storm</text:p>
          </table:table-cell>
          <table:table-cell table:formula="of:=REPLACE([.B2446]; 1; 29; &quot;&quot;)" office:value-type="string" office:string-value="mesos/storm" calcext:value-type="string">
            <text:p>mesos/storm</text:p>
          </table:table-cell>
        </table:table-row>
        <table:table-row table:style-name="ro1">
          <table:table-cell office:value-type="float" office:value="10520255" calcext:value-type="float">
            <text:p>10520255</text:p>
          </table:table-cell>
          <table:table-cell office:value-type="string" calcext:value-type="string">
            <text:p>https://api.github.com/repos/fimkrypto/fimk</text:p>
          </table:table-cell>
          <table:table-cell table:formula="of:=REPLACE([.B2447]; 1; 29; &quot;&quot;)" office:value-type="string" office:string-value="fimkrypto/fimk" calcext:value-type="string">
            <text:p>fimkrypto/fimk</text:p>
          </table:table-cell>
        </table:table-row>
        <table:table-row table:style-name="ro1">
          <table:table-cell office:value-type="float" office:value="10524106" calcext:value-type="float">
            <text:p>10524106</text:p>
          </table:table-cell>
          <table:table-cell office:value-type="string" calcext:value-type="string">
            <text:p>https://api.github.com/repos/quran/quran_android</text:p>
          </table:table-cell>
          <table:table-cell table:formula="of:=REPLACE([.B2448]; 1; 29; &quot;&quot;)" office:value-type="string" office:string-value="quran/quran_android" calcext:value-type="string">
            <text:p>quran/quran_android</text:p>
          </table:table-cell>
        </table:table-row>
        <table:table-row table:style-name="ro1">
          <table:table-cell office:value-type="float" office:value="10528514" calcext:value-type="float">
            <text:p>10528514</text:p>
          </table:table-cell>
          <table:table-cell office:value-type="string" calcext:value-type="string">
            <text:p>https://api.github.com/repos/RobertHilbrich/assist-public</text:p>
          </table:table-cell>
          <table:table-cell table:formula="of:=REPLACE([.B2449]; 1; 29; &quot;&quot;)" office:value-type="string" office:string-value="RobertHilbrich/assist-public" calcext:value-type="string">
            <text:p>RobertHilbrich/assist-public</text:p>
          </table:table-cell>
        </table:table-row>
        <table:table-row table:style-name="ro1">
          <table:table-cell office:value-type="float" office:value="10534721" calcext:value-type="float">
            <text:p>10534721</text:p>
          </table:table-cell>
          <table:table-cell office:value-type="string" calcext:value-type="string">
            <text:p>https://api.github.com/repos/olivergondza/dumpling</text:p>
          </table:table-cell>
          <table:table-cell table:formula="of:=REPLACE([.B2450]; 1; 29; &quot;&quot;)" office:value-type="string" office:string-value="olivergondza/dumpling" calcext:value-type="string">
            <text:p>olivergondza/dumpling</text:p>
          </table:table-cell>
        </table:table-row>
        <table:table-row table:style-name="ro1">
          <table:table-cell office:value-type="float" office:value="10537402" calcext:value-type="float">
            <text:p>10537402</text:p>
          </table:table-cell>
          <table:table-cell office:value-type="string" calcext:value-type="string">
            <text:p>https://api.github.com/repos/gnosygnu/xowa</text:p>
          </table:table-cell>
          <table:table-cell table:formula="of:=REPLACE([.B2451]; 1; 29; &quot;&quot;)" office:value-type="string" office:string-value="gnosygnu/xowa" calcext:value-type="string">
            <text:p>gnosygnu/xowa</text:p>
          </table:table-cell>
        </table:table-row>
        <table:table-row table:style-name="ro1">
          <table:table-cell office:value-type="float" office:value="10537742" calcext:value-type="float">
            <text:p>10537742</text:p>
          </table:table-cell>
          <table:table-cell office:value-type="string" calcext:value-type="string">
            <text:p>https://api.github.com/repos/itdelatrisu/opsu</text:p>
          </table:table-cell>
          <table:table-cell table:formula="of:=REPLACE([.B2452]; 1; 29; &quot;&quot;)" office:value-type="string" office:string-value="itdelatrisu/opsu" calcext:value-type="string">
            <text:p>itdelatrisu/opsu</text:p>
          </table:table-cell>
        </table:table-row>
        <table:table-row table:style-name="ro1">
          <table:table-cell office:value-type="float" office:value="10540689" calcext:value-type="float">
            <text:p>10540689</text:p>
          </table:table-cell>
          <table:table-cell office:value-type="string" calcext:value-type="string">
            <text:p>https://api.github.com/repos/Servoy/servoy-client</text:p>
          </table:table-cell>
          <table:table-cell table:formula="of:=REPLACE([.B2453]; 1; 29; &quot;&quot;)" office:value-type="string" office:string-value="Servoy/servoy-client" calcext:value-type="string">
            <text:p>Servoy/servoy-client</text:p>
          </table:table-cell>
        </table:table-row>
        <table:table-row table:style-name="ro1">
          <table:table-cell office:value-type="float" office:value="10541085" calcext:value-type="float">
            <text:p>10541085</text:p>
          </table:table-cell>
          <table:table-cell office:value-type="string" calcext:value-type="string">
            <text:p>https://api.github.com/repos/Servoy/servoy-eclipse</text:p>
          </table:table-cell>
          <table:table-cell table:formula="of:=REPLACE([.B2454]; 1; 29; &quot;&quot;)" office:value-type="string" office:string-value="Servoy/servoy-eclipse" calcext:value-type="string">
            <text:p>Servoy/servoy-eclipse</text:p>
          </table:table-cell>
        </table:table-row>
        <table:table-row table:style-name="ro1">
          <table:table-cell office:value-type="float" office:value="10541846" calcext:value-type="float">
            <text:p>10541846</text:p>
          </table:table-cell>
          <table:table-cell office:value-type="string" calcext:value-type="string">
            <text:p>https://api.github.com/repos/stefoid/dungeonbash</text:p>
          </table:table-cell>
          <table:table-cell table:formula="of:=REPLACE([.B2455]; 1; 29; &quot;&quot;)" office:value-type="string" office:string-value="stefoid/dungeonbash" calcext:value-type="string">
            <text:p>stefoid/dungeonbash</text:p>
          </table:table-cell>
        </table:table-row>
        <table:table-row table:style-name="ro1">
          <table:table-cell office:value-type="float" office:value="10542616" calcext:value-type="float">
            <text:p>10542616</text:p>
          </table:table-cell>
          <table:table-cell office:value-type="string" calcext:value-type="string">
            <text:p>https://api.github.com/repos/consulo/consulo-csharp</text:p>
          </table:table-cell>
          <table:table-cell table:formula="of:=REPLACE([.B2456]; 1; 29; &quot;&quot;)" office:value-type="string" office:string-value="consulo/consulo-csharp" calcext:value-type="string">
            <text:p>consulo/consulo-csharp</text:p>
          </table:table-cell>
        </table:table-row>
        <table:table-row table:style-name="ro1">
          <table:table-cell office:value-type="float" office:value="10544875" calcext:value-type="float">
            <text:p>10544875</text:p>
          </table:table-cell>
          <table:table-cell office:value-type="string" calcext:value-type="string">
            <text:p>https://api.github.com/repos/iotcloud/iotrobots</text:p>
          </table:table-cell>
          <table:table-cell table:formula="of:=REPLACE([.B2457]; 1; 29; &quot;&quot;)" office:value-type="string" office:string-value="iotcloud/iotrobots" calcext:value-type="string">
            <text:p>iotcloud/iotrobots</text:p>
          </table:table-cell>
        </table:table-row>
        <table:table-row table:style-name="ro1">
          <table:table-cell office:value-type="float" office:value="10546831" calcext:value-type="float">
            <text:p>10546831</text:p>
          </table:table-cell>
          <table:table-cell office:value-type="string" calcext:value-type="string">
            <text:p>https://api.github.com/repos/wordpress-mobile/WordPress-Utils-Android</text:p>
          </table:table-cell>
          <table:table-cell table:formula="of:=REPLACE([.B2458]; 1; 29; &quot;&quot;)" office:value-type="string" office:string-value="wordpress-mobile/WordPress-Utils-Android" calcext:value-type="string">
            <text:p>wordpress-mobile/WordPress-Utils-Android</text:p>
          </table:table-cell>
        </table:table-row>
        <table:table-row table:style-name="ro1">
          <table:table-cell office:value-type="float" office:value="10549054" calcext:value-type="float">
            <text:p>10549054</text:p>
          </table:table-cell>
          <table:table-cell office:value-type="string" calcext:value-type="string">
            <text:p>https://api.github.com/repos/Ivorforce/RecurrentComplex</text:p>
          </table:table-cell>
          <table:table-cell table:formula="of:=REPLACE([.B2459]; 1; 29; &quot;&quot;)" office:value-type="string" office:string-value="Ivorforce/RecurrentComplex" calcext:value-type="string">
            <text:p>Ivorforce/RecurrentComplex</text:p>
          </table:table-cell>
        </table:table-row>
        <table:table-row table:style-name="ro1">
          <table:table-cell office:value-type="float" office:value="10557995" calcext:value-type="float">
            <text:p>10557995</text:p>
          </table:table-cell>
          <table:table-cell office:value-type="string" calcext:value-type="string">
            <text:p>https://api.github.com/repos/moneymanagerex/android-money-manager-ex</text:p>
          </table:table-cell>
          <table:table-cell table:formula="of:=REPLACE([.B2460]; 1; 29; &quot;&quot;)" office:value-type="string" office:string-value="moneymanagerex/android-money-manager-ex" calcext:value-type="string">
            <text:p>moneymanagerex/android-money-manager-ex</text:p>
          </table:table-cell>
        </table:table-row>
        <table:table-row table:style-name="ro1">
          <table:table-cell office:value-type="float" office:value="10559190" calcext:value-type="float">
            <text:p>10559190</text:p>
          </table:table-cell>
          <table:table-cell office:value-type="string" calcext:value-type="string">
            <text:p>https://api.github.com/repos/UnifiedViews/Plugin-DevEnv</text:p>
          </table:table-cell>
          <table:table-cell table:formula="of:=REPLACE([.B2461]; 1; 29; &quot;&quot;)" office:value-type="string" office:string-value="UnifiedViews/Plugin-DevEnv" calcext:value-type="string">
            <text:p>UnifiedViews/Plugin-DevEnv</text:p>
          </table:table-cell>
        </table:table-row>
        <table:table-row table:style-name="ro1">
          <table:table-cell office:value-type="float" office:value="10563482" calcext:value-type="float">
            <text:p>10563482</text:p>
          </table:table-cell>
          <table:table-cell office:value-type="string" calcext:value-type="string">
            <text:p>https://api.github.com/repos/oyachai/HearthSim</text:p>
          </table:table-cell>
          <table:table-cell table:formula="of:=REPLACE([.B2462]; 1; 29; &quot;&quot;)" office:value-type="string" office:string-value="oyachai/HearthSim" calcext:value-type="string">
            <text:p>oyachai/HearthSim</text:p>
          </table:table-cell>
        </table:table-row>
        <table:table-row table:style-name="ro1">
          <table:table-cell office:value-type="float" office:value="10564118" calcext:value-type="float">
            <text:p>10564118</text:p>
          </table:table-cell>
          <table:table-cell office:value-type="string" calcext:value-type="string">
            <text:p>https://api.github.com/repos/wildfly/wildfly-core</text:p>
          </table:table-cell>
          <table:table-cell table:formula="of:=REPLACE([.B2463]; 1; 29; &quot;&quot;)" office:value-type="string" office:string-value="wildfly/wildfly-core" calcext:value-type="string">
            <text:p>wildfly/wildfly-core</text:p>
          </table:table-cell>
        </table:table-row>
        <table:table-row table:style-name="ro1">
          <table:table-cell office:value-type="float" office:value="10570709" calcext:value-type="float">
            <text:p>10570709</text:p>
          </table:table-cell>
          <table:table-cell office:value-type="string" calcext:value-type="string">
            <text:p>https://api.github.com/repos/altsoft/PlatypusJS</text:p>
          </table:table-cell>
          <table:table-cell table:formula="of:=REPLACE([.B2464]; 1; 29; &quot;&quot;)" office:value-type="string" office:string-value="altsoft/PlatypusJS" calcext:value-type="string">
            <text:p>altsoft/PlatypusJS</text:p>
          </table:table-cell>
        </table:table-row>
        <table:table-row table:style-name="ro1">
          <table:table-cell office:value-type="float" office:value="10573052" calcext:value-type="float">
            <text:p>10573052</text:p>
          </table:table-cell>
          <table:table-cell office:value-type="string" calcext:value-type="string">
            <text:p>https://api.github.com/repos/projektSI/si</text:p>
          </table:table-cell>
          <table:table-cell table:formula="of:=REPLACE([.B2465]; 1; 29; &quot;&quot;)" office:value-type="string" office:string-value="projektSI/si" calcext:value-type="string">
            <text:p>projektSI/si</text:p>
          </table:table-cell>
        </table:table-row>
        <table:table-row table:style-name="ro1">
          <table:table-cell office:value-type="float" office:value="10573325" calcext:value-type="float">
            <text:p>10573325</text:p>
          </table:table-cell>
          <table:table-cell office:value-type="string" calcext:value-type="string">
            <text:p>https://api.github.com/repos/dashbuilder/dashbuilder</text:p>
          </table:table-cell>
          <table:table-cell table:formula="of:=REPLACE([.B2466]; 1; 29; &quot;&quot;)" office:value-type="string" office:string-value="dashbuilder/dashbuilder" calcext:value-type="string">
            <text:p>dashbuilder/dashbuilder</text:p>
          </table:table-cell>
        </table:table-row>
        <table:table-row table:style-name="ro1">
          <table:table-cell office:value-type="float" office:value="10574081" calcext:value-type="float">
            <text:p>10574081</text:p>
          </table:table-cell>
          <table:table-cell office:value-type="string" calcext:value-type="string">
            <text:p>https://api.github.com/repos/open-eid/digidoc4j</text:p>
          </table:table-cell>
          <table:table-cell table:formula="of:=REPLACE([.B2467]; 1; 29; &quot;&quot;)" office:value-type="string" office:string-value="open-eid/digidoc4j" calcext:value-type="string">
            <text:p>open-eid/digidoc4j</text:p>
          </table:table-cell>
        </table:table-row>
        <table:table-row table:style-name="ro1">
          <table:table-cell office:value-type="float" office:value="10576030" calcext:value-type="float">
            <text:p>10576030</text:p>
          </table:table-cell>
          <table:table-cell office:value-type="string" calcext:value-type="string">
            <text:p>https://api.github.com/repos/fujaba/SDMLib</text:p>
          </table:table-cell>
          <table:table-cell table:formula="of:=REPLACE([.B2468]; 1; 29; &quot;&quot;)" office:value-type="string" office:string-value="fujaba/SDMLib" calcext:value-type="string">
            <text:p>fujaba/SDMLib</text:p>
          </table:table-cell>
        </table:table-row>
        <table:table-row table:style-name="ro1">
          <table:table-cell office:value-type="float" office:value="10582342" calcext:value-type="float">
            <text:p>10582342</text:p>
          </table:table-cell>
          <table:table-cell office:value-type="string" calcext:value-type="string">
            <text:p>https://api.github.com/repos/marklogic/corb2</text:p>
          </table:table-cell>
          <table:table-cell table:formula="of:=REPLACE([.B2469]; 1; 29; &quot;&quot;)" office:value-type="string" office:string-value="marklogic/corb2" calcext:value-type="string">
            <text:p>marklogic/corb2</text:p>
          </table:table-cell>
        </table:table-row>
        <table:table-row table:style-name="ro1">
          <table:table-cell office:value-type="float" office:value="10583536" calcext:value-type="float">
            <text:p>10583536</text:p>
          </table:table-cell>
          <table:table-cell office:value-type="string" calcext:value-type="string">
            <text:p>https://api.github.com/repos/gojb/GoJbGoodies</text:p>
          </table:table-cell>
          <table:table-cell table:formula="of:=REPLACE([.B2470]; 1; 29; &quot;&quot;)" office:value-type="string" office:string-value="gojb/GoJbGoodies" calcext:value-type="string">
            <text:p>gojb/GoJbGoodies</text:p>
          </table:table-cell>
        </table:table-row>
        <table:table-row table:style-name="ro1">
          <table:table-cell office:value-type="float" office:value="10585765" calcext:value-type="float">
            <text:p>10585765</text:p>
          </table:table-cell>
          <table:table-cell office:value-type="string" calcext:value-type="string">
            <text:p>https://api.github.com/repos/ExCiteS/Sapelli</text:p>
          </table:table-cell>
          <table:table-cell table:formula="of:=REPLACE([.B2471]; 1; 29; &quot;&quot;)" office:value-type="string" office:string-value="ExCiteS/Sapelli" calcext:value-type="string">
            <text:p>ExCiteS/Sapelli</text:p>
          </table:table-cell>
        </table:table-row>
        <table:table-row table:style-name="ro1">
          <table:table-cell office:value-type="float" office:value="10586086" calcext:value-type="float">
            <text:p>10586086</text:p>
          </table:table-cell>
          <table:table-cell office:value-type="string" calcext:value-type="string">
            <text:p>https://api.github.com/repos/fujaba/NetworkParser</text:p>
          </table:table-cell>
          <table:table-cell table:formula="of:=REPLACE([.B2472]; 1; 29; &quot;&quot;)" office:value-type="string" office:string-value="fujaba/NetworkParser" calcext:value-type="string">
            <text:p>fujaba/NetworkParser</text:p>
          </table:table-cell>
        </table:table-row>
        <table:table-row table:style-name="ro1">
          <table:table-cell office:value-type="float" office:value="10597628" calcext:value-type="float">
            <text:p>10597628</text:p>
          </table:table-cell>
          <table:table-cell office:value-type="string" calcext:value-type="string">
            <text:p>https://api.github.com/repos/jenkinsci/gitlab-plugin</text:p>
          </table:table-cell>
          <table:table-cell table:formula="of:=REPLACE([.B2473]; 1; 29; &quot;&quot;)" office:value-type="string" office:string-value="jenkinsci/gitlab-plugin" calcext:value-type="string">
            <text:p>jenkinsci/gitlab-plugin</text:p>
          </table:table-cell>
        </table:table-row>
        <table:table-row table:style-name="ro1">
          <table:table-cell office:value-type="float" office:value="10606107" calcext:value-type="float">
            <text:p>10606107</text:p>
          </table:table-cell>
          <table:table-cell office:value-type="string" calcext:value-type="string">
            <text:p>https://api.github.com/repos/thenghiapham/w2vcomp</text:p>
          </table:table-cell>
          <table:table-cell table:formula="of:=REPLACE([.B2474]; 1; 29; &quot;&quot;)" office:value-type="string" office:string-value="thenghiapham/w2vcomp" calcext:value-type="string">
            <text:p>thenghiapham/w2vcomp</text:p>
          </table:table-cell>
        </table:table-row>
        <table:table-row table:style-name="ro1">
          <table:table-cell office:value-type="float" office:value="10609844" calcext:value-type="float">
            <text:p>10609844</text:p>
          </table:table-cell>
          <table:table-cell office:value-type="string" calcext:value-type="string">
            <text:p>https://api.github.com/repos/OpenGamma/OG-Commons</text:p>
          </table:table-cell>
          <table:table-cell table:formula="of:=REPLACE([.B2475]; 1; 29; &quot;&quot;)" office:value-type="string" office:string-value="OpenGamma/OG-Commons" calcext:value-type="string">
            <text:p>OpenGamma/OG-Commons</text:p>
          </table:table-cell>
        </table:table-row>
        <table:table-row table:style-name="ro1">
          <table:table-cell office:value-type="float" office:value="10618896" calcext:value-type="float">
            <text:p>10618896</text:p>
          </table:table-cell>
          <table:table-cell office:value-type="string" calcext:value-type="string">
            <text:p>https://api.github.com/repos/Minz-Chan/snview</text:p>
          </table:table-cell>
          <table:table-cell table:formula="of:=REPLACE([.B2476]; 1; 29; &quot;&quot;)" office:value-type="string" office:string-value="Minz-Chan/snview" calcext:value-type="string">
            <text:p>Minz-Chan/snview</text:p>
          </table:table-cell>
        </table:table-row>
        <table:table-row table:style-name="ro1">
          <table:table-cell office:value-type="float" office:value="10622415" calcext:value-type="float">
            <text:p>10622415</text:p>
          </table:table-cell>
          <table:table-cell office:value-type="string" calcext:value-type="string">
            <text:p>https://api.github.com/repos/CarbonROM/android_frameworks_base</text:p>
          </table:table-cell>
          <table:table-cell table:formula="of:=REPLACE([.B2477]; 1; 29; &quot;&quot;)" office:value-type="string" office:string-value="CarbonROM/android_frameworks_base" calcext:value-type="string">
            <text:p>CarbonROM/android_frameworks_base</text:p>
          </table:table-cell>
        </table:table-row>
        <table:table-row table:style-name="ro1">
          <table:table-cell office:value-type="float" office:value="10645258" calcext:value-type="float">
            <text:p>10645258</text:p>
          </table:table-cell>
          <table:table-cell office:value-type="string" calcext:value-type="string">
            <text:p>https://api.github.com/repos/CienProject2014/OneLevelHero</text:p>
          </table:table-cell>
          <table:table-cell table:formula="of:=REPLACE([.B2478]; 1; 29; &quot;&quot;)" office:value-type="string" office:string-value="CienProject2014/OneLevelHero" calcext:value-type="string">
            <text:p>CienProject2014/OneLevelHero</text:p>
          </table:table-cell>
        </table:table-row>
        <table:table-row table:style-name="ro1">
          <table:table-cell office:value-type="float" office:value="10645675" calcext:value-type="float">
            <text:p>10645675</text:p>
          </table:table-cell>
          <table:table-cell office:value-type="string" calcext:value-type="string">
            <text:p>https://api.github.com/repos/votingsystem/votingsystem</text:p>
          </table:table-cell>
          <table:table-cell table:formula="of:=REPLACE([.B2479]; 1; 29; &quot;&quot;)" office:value-type="string" office:string-value="votingsystem/votingsystem" calcext:value-type="string">
            <text:p>votingsystem/votingsystem</text:p>
          </table:table-cell>
        </table:table-row>
        <table:table-row table:style-name="ro1">
          <table:table-cell office:value-type="float" office:value="10646271" calcext:value-type="float">
            <text:p>10646271</text:p>
          </table:table-cell>
          <table:table-cell office:value-type="string" calcext:value-type="string">
            <text:p>https://api.github.com/repos/cloud-ats/cloud-ats</text:p>
          </table:table-cell>
          <table:table-cell table:formula="of:=REPLACE([.B2480]; 1; 29; &quot;&quot;)" office:value-type="string" office:string-value="cloud-ats/cloud-ats" calcext:value-type="string">
            <text:p>cloud-ats/cloud-ats</text:p>
          </table:table-cell>
        </table:table-row>
        <table:table-row table:style-name="ro1">
          <table:table-cell office:value-type="float" office:value="10647060" calcext:value-type="float">
            <text:p>10647060</text:p>
          </table:table-cell>
          <table:table-cell office:value-type="string" calcext:value-type="string">
            <text:p>https://api.github.com/repos/slartus/4pdaClient-plus</text:p>
          </table:table-cell>
          <table:table-cell table:formula="of:=REPLACE([.B2481]; 1; 29; &quot;&quot;)" office:value-type="string" office:string-value="slartus/4pdaClient-plus" calcext:value-type="string">
            <text:p>slartus/4pdaClient-plus</text:p>
          </table:table-cell>
        </table:table-row>
        <table:table-row table:style-name="ro1">
          <table:table-cell office:value-type="float" office:value="10652766" calcext:value-type="float">
            <text:p>10652766</text:p>
          </table:table-cell>
          <table:table-cell office:value-type="string" calcext:value-type="string">
            <text:p>https://api.github.com/repos/jairleo95/TALENTO_HUMANO</text:p>
          </table:table-cell>
          <table:table-cell table:formula="of:=REPLACE([.B2482]; 1; 29; &quot;&quot;)" office:value-type="string" office:string-value="jairleo95/TALENTO_HUMANO" calcext:value-type="string">
            <text:p>jairleo95/TALENTO_HUMANO</text:p>
          </table:table-cell>
        </table:table-row>
        <table:table-row table:style-name="ro1">
          <table:table-cell office:value-type="float" office:value="10657677" calcext:value-type="float">
            <text:p>10657677</text:p>
          </table:table-cell>
          <table:table-cell office:value-type="string" calcext:value-type="string">
            <text:p>https://api.github.com/repos/jruby/jruby-openssl</text:p>
          </table:table-cell>
          <table:table-cell table:formula="of:=REPLACE([.B2483]; 1; 29; &quot;&quot;)" office:value-type="string" office:string-value="jruby/jruby-openssl" calcext:value-type="string">
            <text:p>jruby/jruby-openssl</text:p>
          </table:table-cell>
        </table:table-row>
        <table:table-row table:style-name="ro1">
          <table:table-cell office:value-type="float" office:value="10658795" calcext:value-type="float">
            <text:p>10658795</text:p>
          </table:table-cell>
          <table:table-cell office:value-type="string" calcext:value-type="string">
            <text:p>https://api.github.com/repos/pendelhaven3/magic</text:p>
          </table:table-cell>
          <table:table-cell table:formula="of:=REPLACE([.B2484]; 1; 29; &quot;&quot;)" office:value-type="string" office:string-value="pendelhaven3/magic" calcext:value-type="string">
            <text:p>pendelhaven3/magic</text:p>
          </table:table-cell>
        </table:table-row>
        <table:table-row table:style-name="ro1">
          <table:table-cell office:value-type="float" office:value="10665304" calcext:value-type="float">
            <text:p>10665304</text:p>
          </table:table-cell>
          <table:table-cell office:value-type="string" calcext:value-type="string">
            <text:p>https://api.github.com/repos/rikvdkleij/intellij-haskell</text:p>
          </table:table-cell>
          <table:table-cell table:formula="of:=REPLACE([.B2485]; 1; 29; &quot;&quot;)" office:value-type="string" office:string-value="rikvdkleij/intellij-haskell" calcext:value-type="string">
            <text:p>rikvdkleij/intellij-haskell</text:p>
          </table:table-cell>
        </table:table-row>
        <table:table-row table:style-name="ro1">
          <table:table-cell office:value-type="float" office:value="10733838" calcext:value-type="float">
            <text:p>10733838</text:p>
          </table:table-cell>
          <table:table-cell office:value-type="string" calcext:value-type="string">
            <text:p>https://api.github.com/repos/lenskit/lenskit</text:p>
          </table:table-cell>
          <table:table-cell table:formula="of:=REPLACE([.B2486]; 1; 29; &quot;&quot;)" office:value-type="string" office:string-value="lenskit/lenskit" calcext:value-type="string">
            <text:p>lenskit/lenskit</text:p>
          </table:table-cell>
        </table:table-row>
        <table:table-row table:style-name="ro1">
          <table:table-cell office:value-type="float" office:value="10738834" calcext:value-type="float">
            <text:p>10738834</text:p>
          </table:table-cell>
          <table:table-cell office:value-type="string" calcext:value-type="string">
            <text:p>https://api.github.com/repos/QuickBlox/q-municate-android</text:p>
          </table:table-cell>
          <table:table-cell table:formula="of:=REPLACE([.B2487]; 1; 29; &quot;&quot;)" office:value-type="string" office:string-value="QuickBlox/q-municate-android" calcext:value-type="string">
            <text:p>QuickBlox/q-municate-android</text:p>
          </table:table-cell>
        </table:table-row>
        <table:table-row table:style-name="ro1">
          <table:table-cell office:value-type="float" office:value="10745530" calcext:value-type="float">
            <text:p>10745530</text:p>
          </table:table-cell>
          <table:table-cell office:value-type="string" calcext:value-type="string">
            <text:p>https://api.github.com/repos/hxwang/CodeBase</text:p>
          </table:table-cell>
          <table:table-cell table:formula="of:=REPLACE([.B2488]; 1; 29; &quot;&quot;)" office:value-type="string" office:string-value="hxwang/CodeBase" calcext:value-type="string">
            <text:p>hxwang/CodeBase</text:p>
          </table:table-cell>
        </table:table-row>
        <table:table-row table:style-name="ro1">
          <table:table-cell office:value-type="float" office:value="10746786" calcext:value-type="float">
            <text:p>10746786</text:p>
          </table:table-cell>
          <table:table-cell office:value-type="string" calcext:value-type="string">
            <text:p>https://api.github.com/repos/EugeneKay/subsonic</text:p>
          </table:table-cell>
          <table:table-cell table:formula="of:=REPLACE([.B2489]; 1; 29; &quot;&quot;)" office:value-type="string" office:string-value="EugeneKay/subsonic" calcext:value-type="string">
            <text:p>EugeneKay/subsonic</text:p>
          </table:table-cell>
        </table:table-row>
        <table:table-row table:style-name="ro1">
          <table:table-cell office:value-type="float" office:value="10752458" calcext:value-type="float">
            <text:p>10752458</text:p>
          </table:table-cell>
          <table:table-cell office:value-type="string" calcext:value-type="string">
            <text:p>https://api.github.com/repos/AppVet/appvet</text:p>
          </table:table-cell>
          <table:table-cell table:formula="of:=REPLACE([.B2490]; 1; 29; &quot;&quot;)" office:value-type="string" office:string-value="AppVet/appvet" calcext:value-type="string">
            <text:p>AppVet/appvet</text:p>
          </table:table-cell>
        </table:table-row>
        <table:table-row table:style-name="ro1">
          <table:table-cell office:value-type="float" office:value="10753322" calcext:value-type="float">
            <text:p>10753322</text:p>
          </table:table-cell>
          <table:table-cell office:value-type="string" calcext:value-type="string">
            <text:p>https://api.github.com/repos/prabhash1785/Java</text:p>
          </table:table-cell>
          <table:table-cell table:formula="of:=REPLACE([.B2491]; 1; 29; &quot;&quot;)" office:value-type="string" office:string-value="prabhash1785/Java" calcext:value-type="string">
            <text:p>prabhash1785/Java</text:p>
          </table:table-cell>
        </table:table-row>
        <table:table-row table:style-name="ro1">
          <table:table-cell office:value-type="float" office:value="10756018" calcext:value-type="float">
            <text:p>10756018</text:p>
          </table:table-cell>
          <table:table-cell office:value-type="string" calcext:value-type="string">
            <text:p>https://api.github.com/repos/davidcmm/campinaPulse</text:p>
          </table:table-cell>
          <table:table-cell table:formula="of:=REPLACE([.B2492]; 1; 29; &quot;&quot;)" office:value-type="string" office:string-value="davidcmm/campinaPulse" calcext:value-type="string">
            <text:p>davidcmm/campinaPulse</text:p>
          </table:table-cell>
        </table:table-row>
        <table:table-row table:style-name="ro1">
          <table:table-cell office:value-type="float" office:value="10767720" calcext:value-type="float">
            <text:p>10767720</text:p>
          </table:table-cell>
          <table:table-cell office:value-type="string" calcext:value-type="string">
            <text:p>https://api.github.com/repos/Geomatys/geotoolkit</text:p>
          </table:table-cell>
          <table:table-cell table:formula="of:=REPLACE([.B2493]; 1; 29; &quot;&quot;)" office:value-type="string" office:string-value="Geomatys/geotoolkit" calcext:value-type="string">
            <text:p>Geomatys/geotoolkit</text:p>
          </table:table-cell>
        </table:table-row>
        <table:table-row table:style-name="ro1">
          <table:table-cell office:value-type="float" office:value="10772376" calcext:value-type="float">
            <text:p>10772376</text:p>
          </table:table-cell>
          <table:table-cell office:value-type="string" calcext:value-type="string">
            <text:p>https://api.github.com/repos/jmockit/jmockit1</text:p>
          </table:table-cell>
          <table:table-cell table:formula="of:=REPLACE([.B2494]; 1; 29; &quot;&quot;)" office:value-type="string" office:string-value="jmockit/jmockit1" calcext:value-type="string">
            <text:p>jmockit/jmockit1</text:p>
          </table:table-cell>
        </table:table-row>
        <table:table-row table:style-name="ro1">
          <table:table-cell office:value-type="float" office:value="10788607" calcext:value-type="float">
            <text:p>10788607</text:p>
          </table:table-cell>
          <table:table-cell office:value-type="string" calcext:value-type="string">
            <text:p>https://api.github.com/repos/AzureAD/azure-activedirectory-library-for-android</text:p>
          </table:table-cell>
          <table:table-cell table:formula="of:=REPLACE([.B2495]; 1; 29; &quot;&quot;)" office:value-type="string" office:string-value="AzureAD/azure-activedirectory-library-for-android" calcext:value-type="string">
            <text:p>AzureAD/azure-activedirectory-library-for-android</text:p>
          </table:table-cell>
        </table:table-row>
        <table:table-row table:style-name="ro1">
          <table:table-cell office:value-type="float" office:value="10789119" calcext:value-type="float">
            <text:p>10789119</text:p>
          </table:table-cell>
          <table:table-cell office:value-type="string" calcext:value-type="string">
            <text:p>https://api.github.com/repos/salema/Podcatcher-Deluxe-Android-Studio</text:p>
          </table:table-cell>
          <table:table-cell table:formula="of:=REPLACE([.B2496]; 1; 29; &quot;&quot;)" office:value-type="string" office:string-value="salema/Podcatcher-Deluxe-Android-Studio" calcext:value-type="string">
            <text:p>salema/Podcatcher-Deluxe-Android-Studio</text:p>
          </table:table-cell>
        </table:table-row>
        <table:table-row table:style-name="ro1">
          <table:table-cell office:value-type="float" office:value="10790478" calcext:value-type="float">
            <text:p>10790478</text:p>
          </table:table-cell>
          <table:table-cell office:value-type="string" calcext:value-type="string">
            <text:p>https://api.github.com/repos/amlcurran/Messages</text:p>
          </table:table-cell>
          <table:table-cell table:formula="of:=REPLACE([.B2497]; 1; 29; &quot;&quot;)" office:value-type="string" office:string-value="amlcurran/Messages" calcext:value-type="string">
            <text:p>amlcurran/Messages</text:p>
          </table:table-cell>
        </table:table-row>
        <table:table-row table:style-name="ro1">
          <table:table-cell office:value-type="float" office:value="10792828" calcext:value-type="float">
            <text:p>10792828</text:p>
          </table:table-cell>
          <table:table-cell office:value-type="string" calcext:value-type="string">
            <text:p>https://api.github.com/repos/uniVocity/univocity-parsers</text:p>
          </table:table-cell>
          <table:table-cell table:formula="of:=REPLACE([.B2498]; 1; 29; &quot;&quot;)" office:value-type="string" office:string-value="uniVocity/univocity-parsers" calcext:value-type="string">
            <text:p>uniVocity/univocity-parsers</text:p>
          </table:table-cell>
        </table:table-row>
        <table:table-row table:style-name="ro1">
          <table:table-cell office:value-type="float" office:value="10794822" calcext:value-type="float">
            <text:p>10794822</text:p>
          </table:table-cell>
          <table:table-cell office:value-type="string" calcext:value-type="string">
            <text:p>https://api.github.com/repos/kupolua/WordCounter</text:p>
          </table:table-cell>
          <table:table-cell table:formula="of:=REPLACE([.B2499]; 1; 29; &quot;&quot;)" office:value-type="string" office:string-value="kupolua/WordCounter" calcext:value-type="string">
            <text:p>kupolua/WordCounter</text:p>
          </table:table-cell>
        </table:table-row>
        <table:table-row table:style-name="ro1">
          <table:table-cell office:value-type="float" office:value="10799408" calcext:value-type="float">
            <text:p>10799408</text:p>
          </table:table-cell>
          <table:table-cell office:value-type="string" calcext:value-type="string">
            <text:p>https://api.github.com/repos/offbynull/peernetic</text:p>
          </table:table-cell>
          <table:table-cell table:formula="of:=REPLACE([.B2500]; 1; 29; &quot;&quot;)" office:value-type="string" office:string-value="offbynull/peernetic" calcext:value-type="string">
            <text:p>offbynull/peernetic</text:p>
          </table:table-cell>
        </table:table-row>
        <table:table-row table:style-name="ro1">
          <table:table-cell office:value-type="float" office:value="10801708" calcext:value-type="float">
            <text:p>10801708</text:p>
          </table:table-cell>
          <table:table-cell office:value-type="string" calcext:value-type="string">
            <text:p>https://api.github.com/repos/Frozen-Developers/android-periodic-table</text:p>
          </table:table-cell>
          <table:table-cell table:formula="of:=REPLACE([.B2501]; 1; 29; &quot;&quot;)" office:value-type="string" office:string-value="Frozen-Developers/android-periodic-table" calcext:value-type="string">
            <text:p>Frozen-Developers/android-periodic-table</text:p>
          </table:table-cell>
        </table:table-row>
        <table:table-row table:style-name="ro1">
          <table:table-cell office:value-type="float" office:value="10812311" calcext:value-type="float">
            <text:p>10812311</text:p>
          </table:table-cell>
          <table:table-cell office:value-type="string" calcext:value-type="string">
            <text:p>https://api.github.com/repos/ssaring/sportstracker</text:p>
          </table:table-cell>
          <table:table-cell table:formula="of:=REPLACE([.B2502]; 1; 29; &quot;&quot;)" office:value-type="string" office:string-value="ssaring/sportstracker" calcext:value-type="string">
            <text:p>ssaring/sportstracker</text:p>
          </table:table-cell>
        </table:table-row>
        <table:table-row table:style-name="ro1">
          <table:table-cell office:value-type="float" office:value="10821121" calcext:value-type="float">
            <text:p>10821121</text:p>
          </table:table-cell>
          <table:table-cell office:value-type="string" calcext:value-type="string">
            <text:p>https://api.github.com/repos/PeerWasp/PeerWasp</text:p>
          </table:table-cell>
          <table:table-cell table:formula="of:=REPLACE([.B2503]; 1; 29; &quot;&quot;)" office:value-type="string" office:string-value="PeerWasp/PeerWasp" calcext:value-type="string">
            <text:p>PeerWasp/PeerWasp</text:p>
          </table:table-cell>
        </table:table-row>
        <table:table-row table:style-name="ro1">
          <table:table-cell office:value-type="float" office:value="10821623" calcext:value-type="float">
            <text:p>10821623</text:p>
          </table:table-cell>
          <table:table-cell office:value-type="string" calcext:value-type="string">
            <text:p>https://api.github.com/repos/aequologica/dagr</text:p>
          </table:table-cell>
          <table:table-cell table:formula="of:=REPLACE([.B2504]; 1; 29; &quot;&quot;)" office:value-type="string" office:string-value="aequologica/dagr" calcext:value-type="string">
            <text:p>aequologica/dagr</text:p>
          </table:table-cell>
        </table:table-row>
        <table:table-row table:style-name="ro1">
          <table:table-cell office:value-type="float" office:value="10825037" calcext:value-type="float">
            <text:p>10825037</text:p>
          </table:table-cell>
          <table:table-cell office:value-type="string" calcext:value-type="string">
            <text:p>https://api.github.com/repos/Veritiv/xcomv2</text:p>
          </table:table-cell>
          <table:table-cell table:formula="of:=REPLACE([.B2505]; 1; 29; &quot;&quot;)" office:value-type="string" office:string-value="Veritiv/xcomv2" calcext:value-type="string">
            <text:p>Veritiv/xcomv2</text:p>
          </table:table-cell>
        </table:table-row>
        <table:table-row table:style-name="ro1">
          <table:table-cell office:value-type="float" office:value="10826180" calcext:value-type="float">
            <text:p>10826180</text:p>
          </table:table-cell>
          <table:table-cell office:value-type="string" calcext:value-type="string">
            <text:p>https://api.github.com/repos/Reading-eScience-Centre/edal-java</text:p>
          </table:table-cell>
          <table:table-cell table:formula="of:=REPLACE([.B2506]; 1; 29; &quot;&quot;)" office:value-type="string" office:string-value="Reading-eScience-Centre/edal-java" calcext:value-type="string">
            <text:p>Reading-eScience-Centre/edal-java</text:p>
          </table:table-cell>
        </table:table-row>
        <table:table-row table:style-name="ro1">
          <table:table-cell office:value-type="float" office:value="10833022" calcext:value-type="float">
            <text:p>10833022</text:p>
          </table:table-cell>
          <table:table-cell office:value-type="string" calcext:value-type="string">
            <text:p>https://api.github.com/repos/MediaFire/mediafire-java-sdk</text:p>
          </table:table-cell>
          <table:table-cell table:formula="of:=REPLACE([.B2507]; 1; 29; &quot;&quot;)" office:value-type="string" office:string-value="MediaFire/mediafire-java-sdk" calcext:value-type="string">
            <text:p>MediaFire/mediafire-java-sdk</text:p>
          </table:table-cell>
        </table:table-row>
        <table:table-row table:style-name="ro1">
          <table:table-cell office:value-type="float" office:value="10834107" calcext:value-type="float">
            <text:p>10834107</text:p>
          </table:table-cell>
          <table:table-cell office:value-type="string" calcext:value-type="string">
            <text:p>https://api.github.com/repos/TragicNeko/TragicMC2</text:p>
          </table:table-cell>
          <table:table-cell table:formula="of:=REPLACE([.B2508]; 1; 29; &quot;&quot;)" office:value-type="string" office:string-value="TragicNeko/TragicMC2" calcext:value-type="string">
            <text:p>TragicNeko/TragicMC2</text:p>
          </table:table-cell>
        </table:table-row>
        <table:table-row table:style-name="ro1">
          <table:table-cell office:value-type="float" office:value="10837723" calcext:value-type="float">
            <text:p>10837723</text:p>
          </table:table-cell>
          <table:table-cell office:value-type="string" calcext:value-type="string">
            <text:p>https://api.github.com/repos/IDgis/geo-publisher</text:p>
          </table:table-cell>
          <table:table-cell table:formula="of:=REPLACE([.B2509]; 1; 29; &quot;&quot;)" office:value-type="string" office:string-value="IDgis/geo-publisher" calcext:value-type="string">
            <text:p>IDgis/geo-publisher</text:p>
          </table:table-cell>
        </table:table-row>
        <table:table-row table:style-name="ro1">
          <table:table-cell office:value-type="float" office:value="10849669" calcext:value-type="float">
            <text:p>10849669</text:p>
          </table:table-cell>
          <table:table-cell office:value-type="string" calcext:value-type="string">
            <text:p>https://api.github.com/repos/openstack/monasca-api</text:p>
          </table:table-cell>
          <table:table-cell table:formula="of:=REPLACE([.B2510]; 1; 29; &quot;&quot;)" office:value-type="string" office:string-value="openstack/monasca-api" calcext:value-type="string">
            <text:p>openstack/monasca-api</text:p>
          </table:table-cell>
        </table:table-row>
        <table:table-row table:style-name="ro1">
          <table:table-cell office:value-type="float" office:value="10858105" calcext:value-type="float">
            <text:p>10858105</text:p>
          </table:table-cell>
          <table:table-cell office:value-type="string" calcext:value-type="string">
            <text:p>https://api.github.com/repos/d3sformal/panda</text:p>
          </table:table-cell>
          <table:table-cell table:formula="of:=REPLACE([.B2511]; 1; 29; &quot;&quot;)" office:value-type="string" office:string-value="d3sformal/panda" calcext:value-type="string">
            <text:p>d3sformal/panda</text:p>
          </table:table-cell>
        </table:table-row>
        <table:table-row table:style-name="ro1">
          <table:table-cell office:value-type="float" office:value="10861199" calcext:value-type="float">
            <text:p>10861199</text:p>
          </table:table-cell>
          <table:table-cell office:value-type="string" calcext:value-type="string">
            <text:p>https://api.github.com/repos/FAU-Inf2/AuDoscore</text:p>
          </table:table-cell>
          <table:table-cell table:formula="of:=REPLACE([.B2512]; 1; 29; &quot;&quot;)" office:value-type="string" office:string-value="FAU-Inf2/AuDoscore" calcext:value-type="string">
            <text:p>FAU-Inf2/AuDoscore</text:p>
          </table:table-cell>
        </table:table-row>
        <table:table-row table:style-name="ro1">
          <table:table-cell office:value-type="float" office:value="10864471" calcext:value-type="float">
            <text:p>10864471</text:p>
          </table:table-cell>
          <table:table-cell office:value-type="string" calcext:value-type="string">
            <text:p>https://api.github.com/repos/arpitkh96/AmazeFileManager</text:p>
          </table:table-cell>
          <table:table-cell table:formula="of:=REPLACE([.B2513]; 1; 29; &quot;&quot;)" office:value-type="string" office:string-value="arpitkh96/AmazeFileManager" calcext:value-type="string">
            <text:p>arpitkh96/AmazeFileManager</text:p>
          </table:table-cell>
        </table:table-row>
        <table:table-row table:style-name="ro1">
          <table:table-cell office:value-type="float" office:value="10864473" calcext:value-type="float">
            <text:p>10864473</text:p>
          </table:table-cell>
          <table:table-cell office:value-type="string" calcext:value-type="string">
            <text:p>https://api.github.com/repos/fabric8io/fabric8-devops</text:p>
          </table:table-cell>
          <table:table-cell table:formula="of:=REPLACE([.B2514]; 1; 29; &quot;&quot;)" office:value-type="string" office:string-value="fabric8io/fabric8-devops" calcext:value-type="string">
            <text:p>fabric8io/fabric8-devops</text:p>
          </table:table-cell>
        </table:table-row>
        <table:table-row table:style-name="ro1">
          <table:table-cell office:value-type="float" office:value="10865823" calcext:value-type="float">
            <text:p>10865823</text:p>
          </table:table-cell>
          <table:table-cell office:value-type="string" calcext:value-type="string">
            <text:p>https://api.github.com/repos/Internet2/grouper</text:p>
          </table:table-cell>
          <table:table-cell table:formula="of:=REPLACE([.B2515]; 1; 29; &quot;&quot;)" office:value-type="string" office:string-value="Internet2/grouper" calcext:value-type="string">
            <text:p>Internet2/grouper</text:p>
          </table:table-cell>
        </table:table-row>
        <table:table-row table:style-name="ro1">
          <table:table-cell office:value-type="float" office:value="10869530" calcext:value-type="float">
            <text:p>10869530</text:p>
          </table:table-cell>
          <table:table-cell office:value-type="string" calcext:value-type="string">
            <text:p>https://api.github.com/repos/AnaelMobilia/NextINpact-Unofficial</text:p>
          </table:table-cell>
          <table:table-cell table:formula="of:=REPLACE([.B2516]; 1; 29; &quot;&quot;)" office:value-type="string" office:string-value="AnaelMobilia/NextINpact-Unofficial" calcext:value-type="string">
            <text:p>AnaelMobilia/NextINpact-Unofficial</text:p>
          </table:table-cell>
        </table:table-row>
        <table:table-row table:style-name="ro1">
          <table:table-cell office:value-type="float" office:value="10872579" calcext:value-type="float">
            <text:p>10872579</text:p>
          </table:table-cell>
          <table:table-cell office:value-type="string" calcext:value-type="string">
            <text:p>https://api.github.com/repos/KylinOLAP/Kylin</text:p>
          </table:table-cell>
          <table:table-cell table:formula="of:=REPLACE([.B2517]; 1; 29; &quot;&quot;)" office:value-type="string" office:string-value="KylinOLAP/Kylin" calcext:value-type="string">
            <text:p>KylinOLAP/Kylin</text:p>
          </table:table-cell>
        </table:table-row>
        <table:table-row table:style-name="ro1">
          <table:table-cell office:value-type="float" office:value="10877788" calcext:value-type="float">
            <text:p>10877788</text:p>
          </table:table-cell>
          <table:table-cell office:value-type="string" calcext:value-type="string">
            <text:p>https://api.github.com/repos/Projekt-CMM/CMM</text:p>
          </table:table-cell>
          <table:table-cell table:formula="of:=REPLACE([.B2518]; 1; 29; &quot;&quot;)" office:value-type="string" office:string-value="Projekt-CMM/CMM" calcext:value-type="string">
            <text:p>Projekt-CMM/CMM</text:p>
          </table:table-cell>
        </table:table-row>
        <table:table-row table:style-name="ro1">
          <table:table-cell office:value-type="float" office:value="10880945" calcext:value-type="float">
            <text:p>10880945</text:p>
          </table:table-cell>
          <table:table-cell office:value-type="string" calcext:value-type="string">
            <text:p>https://api.github.com/repos/edoweb/regal-api</text:p>
          </table:table-cell>
          <table:table-cell table:formula="of:=REPLACE([.B2519]; 1; 29; &quot;&quot;)" office:value-type="string" office:string-value="edoweb/regal-api" calcext:value-type="string">
            <text:p>edoweb/regal-api</text:p>
          </table:table-cell>
        </table:table-row>
        <table:table-row table:style-name="ro1">
          <table:table-cell office:value-type="float" office:value="10882164" calcext:value-type="float">
            <text:p>10882164</text:p>
          </table:table-cell>
          <table:table-cell office:value-type="string" calcext:value-type="string">
            <text:p>https://api.github.com/repos/sequenceiq/cloudbreak</text:p>
          </table:table-cell>
          <table:table-cell table:formula="of:=REPLACE([.B2520]; 1; 29; &quot;&quot;)" office:value-type="string" office:string-value="sequenceiq/cloudbreak" calcext:value-type="string">
            <text:p>sequenceiq/cloudbreak</text:p>
          </table:table-cell>
        </table:table-row>
        <table:table-row table:style-name="ro1">
          <table:table-cell office:value-type="float" office:value="10891942" calcext:value-type="float">
            <text:p>10891942</text:p>
          </table:table-cell>
          <table:table-cell office:value-type="string" calcext:value-type="string">
            <text:p>https://api.github.com/repos/nightscout/android-uploader</text:p>
          </table:table-cell>
          <table:table-cell table:formula="of:=REPLACE([.B2521]; 1; 29; &quot;&quot;)" office:value-type="string" office:string-value="nightscout/android-uploader" calcext:value-type="string">
            <text:p>nightscout/android-uploader</text:p>
          </table:table-cell>
        </table:table-row>
        <table:table-row table:style-name="ro1">
          <table:table-cell office:value-type="float" office:value="10898985" calcext:value-type="float">
            <text:p>10898985</text:p>
          </table:table-cell>
          <table:table-cell office:value-type="string" calcext:value-type="string">
            <text:p>https://api.github.com/repos/OpenHFT/Chronicle-Map</text:p>
          </table:table-cell>
          <table:table-cell table:formula="of:=REPLACE([.B2522]; 1; 29; &quot;&quot;)" office:value-type="string" office:string-value="OpenHFT/Chronicle-Map" calcext:value-type="string">
            <text:p>OpenHFT/Chronicle-Map</text:p>
          </table:table-cell>
        </table:table-row>
        <table:table-row table:style-name="ro1">
          <table:table-cell office:value-type="float" office:value="10904095" calcext:value-type="float">
            <text:p>10904095</text:p>
          </table:table-cell>
          <table:table-cell office:value-type="string" calcext:value-type="string">
            <text:p>https://api.github.com/repos/nusco/narjillos</text:p>
          </table:table-cell>
          <table:table-cell table:formula="of:=REPLACE([.B2523]; 1; 29; &quot;&quot;)" office:value-type="string" office:string-value="nusco/narjillos" calcext:value-type="string">
            <text:p>nusco/narjillos</text:p>
          </table:table-cell>
        </table:table-row>
        <table:table-row table:style-name="ro1">
          <table:table-cell office:value-type="float" office:value="10907893" calcext:value-type="float">
            <text:p>10907893</text:p>
          </table:table-cell>
          <table:table-cell office:value-type="string" calcext:value-type="string">
            <text:p>https://api.github.com/repos/AntonGoley/setretest</text:p>
          </table:table-cell>
          <table:table-cell table:formula="of:=REPLACE([.B2524]; 1; 29; &quot;&quot;)" office:value-type="string" office:string-value="AntonGoley/setretest" calcext:value-type="string">
            <text:p>AntonGoley/setretest</text:p>
          </table:table-cell>
        </table:table-row>
        <table:table-row table:style-name="ro1">
          <table:table-cell office:value-type="float" office:value="10912988" calcext:value-type="float">
            <text:p>10912988</text:p>
          </table:table-cell>
          <table:table-cell office:value-type="string" calcext:value-type="string">
            <text:p>https://api.github.com/repos/tg123/leetcode</text:p>
          </table:table-cell>
          <table:table-cell table:formula="of:=REPLACE([.B2525]; 1; 29; &quot;&quot;)" office:value-type="string" office:string-value="tg123/leetcode" calcext:value-type="string">
            <text:p>tg123/leetcode</text:p>
          </table:table-cell>
        </table:table-row>
        <table:table-row table:style-name="ro1">
          <table:table-cell office:value-type="float" office:value="10924544" calcext:value-type="float">
            <text:p>10924544</text:p>
          </table:table-cell>
          <table:table-cell office:value-type="string" calcext:value-type="string">
            <text:p>https://api.github.com/repos/RolecraftDev/RolecraftCore</text:p>
          </table:table-cell>
          <table:table-cell table:formula="of:=REPLACE([.B2526]; 1; 29; &quot;&quot;)" office:value-type="string" office:string-value="RolecraftDev/RolecraftCore" calcext:value-type="string">
            <text:p>RolecraftDev/RolecraftCore</text:p>
          </table:table-cell>
        </table:table-row>
        <table:table-row table:style-name="ro1">
          <table:table-cell office:value-type="float" office:value="10926776" calcext:value-type="float">
            <text:p>10926776</text:p>
          </table:table-cell>
          <table:table-cell office:value-type="string" calcext:value-type="string">
            <text:p>https://api.github.com/repos/mission-peace/interview</text:p>
          </table:table-cell>
          <table:table-cell table:formula="of:=REPLACE([.B2527]; 1; 29; &quot;&quot;)" office:value-type="string" office:string-value="mission-peace/interview" calcext:value-type="string">
            <text:p>mission-peace/interview</text:p>
          </table:table-cell>
        </table:table-row>
        <table:table-row table:style-name="ro1">
          <table:table-cell office:value-type="float" office:value="10927423" calcext:value-type="float">
            <text:p>10927423</text:p>
          </table:table-cell>
          <table:table-cell office:value-type="string" calcext:value-type="string">
            <text:p>https://api.github.com/repos/freenet/fred</text:p>
          </table:table-cell>
          <table:table-cell table:formula="of:=REPLACE([.B2528]; 1; 29; &quot;&quot;)" office:value-type="string" office:string-value="freenet/fred" calcext:value-type="string">
            <text:p>freenet/fred</text:p>
          </table:table-cell>
        </table:table-row>
        <table:table-row table:style-name="ro1">
          <table:table-cell office:value-type="float" office:value="10928122" calcext:value-type="float">
            <text:p>10928122</text:p>
          </table:table-cell>
          <table:table-cell office:value-type="string" calcext:value-type="string">
            <text:p>https://api.github.com/repos/senbox-org/s3tbx</text:p>
          </table:table-cell>
          <table:table-cell table:formula="of:=REPLACE([.B2529]; 1; 29; &quot;&quot;)" office:value-type="string" office:string-value="senbox-org/s3tbx" calcext:value-type="string">
            <text:p>senbox-org/s3tbx</text:p>
          </table:table-cell>
        </table:table-row>
        <table:table-row table:style-name="ro1">
          <table:table-cell office:value-type="float" office:value="10937629" calcext:value-type="float">
            <text:p>10937629</text:p>
          </table:table-cell>
          <table:table-cell office:value-type="string" calcext:value-type="string">
            <text:p>https://api.github.com/repos/grzegorznittner/chanu</text:p>
          </table:table-cell>
          <table:table-cell table:formula="of:=REPLACE([.B2530]; 1; 29; &quot;&quot;)" office:value-type="string" office:string-value="grzegorznittner/chanu" calcext:value-type="string">
            <text:p>grzegorznittner/chanu</text:p>
          </table:table-cell>
        </table:table-row>
        <table:table-row table:style-name="ro1">
          <table:table-cell office:value-type="float" office:value="10937937" calcext:value-type="float">
            <text:p>10937937</text:p>
          </table:table-cell>
          <table:table-cell office:value-type="string" calcext:value-type="string">
            <text:p>https://api.github.com/repos/MyCATApache/Mycat-Server</text:p>
          </table:table-cell>
          <table:table-cell table:formula="of:=REPLACE([.B2531]; 1; 29; &quot;&quot;)" office:value-type="string" office:string-value="MyCATApache/Mycat-Server" calcext:value-type="string">
            <text:p>MyCATApache/Mycat-Server</text:p>
          </table:table-cell>
        </table:table-row>
        <table:table-row table:style-name="ro1">
          <table:table-cell office:value-type="float" office:value="10940766" calcext:value-type="float">
            <text:p>10940766</text:p>
          </table:table-cell>
          <table:table-cell office:value-type="string" calcext:value-type="string">
            <text:p>https://api.github.com/repos/xlwang/queryprovenance</text:p>
          </table:table-cell>
          <table:table-cell table:formula="of:=REPLACE([.B2532]; 1; 29; &quot;&quot;)" office:value-type="string" office:string-value="xlwang/queryprovenance" calcext:value-type="string">
            <text:p>xlwang/queryprovenance</text:p>
          </table:table-cell>
        </table:table-row>
        <table:table-row table:style-name="ro1">
          <table:table-cell office:value-type="float" office:value="10942807" calcext:value-type="float">
            <text:p>10942807</text:p>
          </table:table-cell>
          <table:table-cell office:value-type="string" calcext:value-type="string">
            <text:p>https://api.github.com/repos/entermedia-community/entermedia-core</text:p>
          </table:table-cell>
          <table:table-cell table:formula="of:=REPLACE([.B2533]; 1; 29; &quot;&quot;)" office:value-type="string" office:string-value="entermedia-community/entermedia-core" calcext:value-type="string">
            <text:p>entermedia-community/entermedia-core</text:p>
          </table:table-cell>
        </table:table-row>
        <table:table-row table:style-name="ro1">
          <table:table-cell office:value-type="float" office:value="10946263" calcext:value-type="float">
            <text:p>10946263</text:p>
          </table:table-cell>
          <table:table-cell office:value-type="string" calcext:value-type="string">
            <text:p>https://api.github.com/repos/freenet/plugin-Library</text:p>
          </table:table-cell>
          <table:table-cell table:formula="of:=REPLACE([.B2534]; 1; 29; &quot;&quot;)" office:value-type="string" office:string-value="freenet/plugin-Library" calcext:value-type="string">
            <text:p>freenet/plugin-Library</text:p>
          </table:table-cell>
        </table:table-row>
        <table:table-row table:style-name="ro1">
          <table:table-cell office:value-type="float" office:value="10947073" calcext:value-type="float">
            <text:p>10947073</text:p>
          </table:table-cell>
          <table:table-cell office:value-type="string" calcext:value-type="string">
            <text:p>https://api.github.com/repos/emojidex/emojidex-android</text:p>
          </table:table-cell>
          <table:table-cell table:formula="of:=REPLACE([.B2535]; 1; 29; &quot;&quot;)" office:value-type="string" office:string-value="emojidex/emojidex-android" calcext:value-type="string">
            <text:p>emojidex/emojidex-android</text:p>
          </table:table-cell>
        </table:table-row>
        <table:table-row table:style-name="ro1">
          <table:table-cell office:value-type="float" office:value="10953909" calcext:value-type="float">
            <text:p>10953909</text:p>
          </table:table-cell>
          <table:table-cell office:value-type="string" calcext:value-type="string">
            <text:p>https://api.github.com/repos/calipho-sib/nextprot-api</text:p>
          </table:table-cell>
          <table:table-cell table:formula="of:=REPLACE([.B2536]; 1; 29; &quot;&quot;)" office:value-type="string" office:string-value="calipho-sib/nextprot-api" calcext:value-type="string">
            <text:p>calipho-sib/nextprot-api</text:p>
          </table:table-cell>
        </table:table-row>
        <table:table-row table:style-name="ro1">
          <table:table-cell office:value-type="float" office:value="10961787" calcext:value-type="float">
            <text:p>10961787</text:p>
          </table:table-cell>
          <table:table-cell office:value-type="string" calcext:value-type="string">
            <text:p>https://api.github.com/repos/RiskyKen/Armourers-Workshop</text:p>
          </table:table-cell>
          <table:table-cell table:formula="of:=REPLACE([.B2537]; 1; 29; &quot;&quot;)" office:value-type="string" office:string-value="RiskyKen/Armourers-Workshop" calcext:value-type="string">
            <text:p>RiskyKen/Armourers-Workshop</text:p>
          </table:table-cell>
        </table:table-row>
        <table:table-row table:style-name="ro1">
          <table:table-cell office:value-type="float" office:value="10970179" calcext:value-type="float">
            <text:p>10970179</text:p>
          </table:table-cell>
          <table:table-cell office:value-type="string" calcext:value-type="string">
            <text:p>https://api.github.com/repos/lack006/Android-Hosts-L</text:p>
          </table:table-cell>
          <table:table-cell table:formula="of:=REPLACE([.B2538]; 1; 29; &quot;&quot;)" office:value-type="string" office:string-value="lack006/Android-Hosts-L" calcext:value-type="string">
            <text:p>lack006/Android-Hosts-L</text:p>
          </table:table-cell>
        </table:table-row>
        <table:table-row table:style-name="ro1">
          <table:table-cell office:value-type="float" office:value="10976714" calcext:value-type="float">
            <text:p>10976714</text:p>
          </table:table-cell>
          <table:table-cell office:value-type="string" calcext:value-type="string">
            <text:p>https://api.github.com/repos/freenet/plugin-WebOfTrust</text:p>
          </table:table-cell>
          <table:table-cell table:formula="of:=REPLACE([.B2539]; 1; 29; &quot;&quot;)" office:value-type="string" office:string-value="freenet/plugin-WebOfTrust" calcext:value-type="string">
            <text:p>freenet/plugin-WebOfTrust</text:p>
          </table:table-cell>
        </table:table-row>
        <table:table-row table:style-name="ro1">
          <table:table-cell office:value-type="float" office:value="10980152" calcext:value-type="float">
            <text:p>10980152</text:p>
          </table:table-cell>
          <table:table-cell office:value-type="string" calcext:value-type="string">
            <text:p>https://api.github.com/repos/f-droid/fdroidclient</text:p>
          </table:table-cell>
          <table:table-cell table:formula="of:=REPLACE([.B2540]; 1; 29; &quot;&quot;)" office:value-type="string" office:string-value="f-droid/fdroidclient" calcext:value-type="string">
            <text:p>f-droid/fdroidclient</text:p>
          </table:table-cell>
        </table:table-row>
        <table:table-row table:style-name="ro1">
          <table:table-cell office:value-type="float" office:value="10981654" calcext:value-type="float">
            <text:p>10981654</text:p>
          </table:table-cell>
          <table:table-cell office:value-type="string" calcext:value-type="string">
            <text:p>https://api.github.com/repos/OpenSilk/Orpheus</text:p>
          </table:table-cell>
          <table:table-cell table:formula="of:=REPLACE([.B2541]; 1; 29; &quot;&quot;)" office:value-type="string" office:string-value="OpenSilk/Orpheus" calcext:value-type="string">
            <text:p>OpenSilk/Orpheus</text:p>
          </table:table-cell>
        </table:table-row>
        <table:table-row table:style-name="ro1">
          <table:table-cell office:value-type="float" office:value="10988900" calcext:value-type="float">
            <text:p>10988900</text:p>
          </table:table-cell>
          <table:table-cell office:value-type="string" calcext:value-type="string">
            <text:p>https://api.github.com/repos/sgehrman/UTubeTV</text:p>
          </table:table-cell>
          <table:table-cell table:formula="of:=REPLACE([.B2542]; 1; 29; &quot;&quot;)" office:value-type="string" office:string-value="sgehrman/UTubeTV" calcext:value-type="string">
            <text:p>sgehrman/UTubeTV</text:p>
          </table:table-cell>
        </table:table-row>
        <table:table-row table:style-name="ro1">
          <table:table-cell office:value-type="float" office:value="10994073" calcext:value-type="float">
            <text:p>10994073</text:p>
          </table:table-cell>
          <table:table-cell office:value-type="string" calcext:value-type="string">
            <text:p>https://api.github.com/repos/crapo/sadlos2</text:p>
          </table:table-cell>
          <table:table-cell table:formula="of:=REPLACE([.B2543]; 1; 29; &quot;&quot;)" office:value-type="string" office:string-value="crapo/sadlos2" calcext:value-type="string">
            <text:p>crapo/sadlos2</text:p>
          </table:table-cell>
        </table:table-row>
        <table:table-row table:style-name="ro1">
          <table:table-cell office:value-type="float" office:value="11017314" calcext:value-type="float">
            <text:p>11017314</text:p>
          </table:table-cell>
          <table:table-cell office:value-type="string" calcext:value-type="string">
            <text:p>https://api.github.com/repos/goalhub/grammar</text:p>
          </table:table-cell>
          <table:table-cell table:formula="of:=REPLACE([.B2544]; 1; 29; &quot;&quot;)" office:value-type="string" office:string-value="goalhub/grammar" calcext:value-type="string">
            <text:p>goalhub/grammar</text:p>
          </table:table-cell>
        </table:table-row>
        <table:table-row table:style-name="ro1">
          <table:table-cell office:value-type="float" office:value="11023752" calcext:value-type="float">
            <text:p>11023752</text:p>
          </table:table-cell>
          <table:table-cell office:value-type="string" calcext:value-type="string">
            <text:p>https://api.github.com/repos/lecture2go/plugins-sdk-6.2</text:p>
          </table:table-cell>
          <table:table-cell table:formula="of:=REPLACE([.B2545]; 1; 29; &quot;&quot;)" office:value-type="string" office:string-value="lecture2go/plugins-sdk-6.2" calcext:value-type="string">
            <text:p>lecture2go/plugins-sdk-6.2</text:p>
          </table:table-cell>
        </table:table-row>
        <table:table-row table:style-name="ro1">
          <table:table-cell office:value-type="float" office:value="11025614" calcext:value-type="float">
            <text:p>11025614</text:p>
          </table:table-cell>
          <table:table-cell office:value-type="string" calcext:value-type="string">
            <text:p>https://api.github.com/repos/hbz/lobid-organisations</text:p>
          </table:table-cell>
          <table:table-cell table:formula="of:=REPLACE([.B2546]; 1; 29; &quot;&quot;)" office:value-type="string" office:string-value="hbz/lobid-organisations" calcext:value-type="string">
            <text:p>hbz/lobid-organisations</text:p>
          </table:table-cell>
        </table:table-row>
        <table:table-row table:style-name="ro1">
          <table:table-cell office:value-type="float" office:value="11031437" calcext:value-type="float">
            <text:p>11031437</text:p>
          </table:table-cell>
          <table:table-cell office:value-type="string" calcext:value-type="string">
            <text:p>https://api.github.com/repos/TheJulianJES/UtilsPlus</text:p>
          </table:table-cell>
          <table:table-cell table:formula="of:=REPLACE([.B2547]; 1; 29; &quot;&quot;)" office:value-type="string" office:string-value="TheJulianJES/UtilsPlus" calcext:value-type="string">
            <text:p>TheJulianJES/UtilsPlus</text:p>
          </table:table-cell>
        </table:table-row>
        <table:table-row table:style-name="ro1">
          <table:table-cell office:value-type="float" office:value="11033897" calcext:value-type="float">
            <text:p>11033897</text:p>
          </table:table-cell>
          <table:table-cell office:value-type="string" calcext:value-type="string">
            <text:p>https://api.github.com/repos/gitwalex/MonMa</text:p>
          </table:table-cell>
          <table:table-cell table:formula="of:=REPLACE([.B2548]; 1; 29; &quot;&quot;)" office:value-type="string" office:string-value="gitwalex/MonMa" calcext:value-type="string">
            <text:p>gitwalex/MonMa</text:p>
          </table:table-cell>
        </table:table-row>
        <table:table-row table:style-name="ro1">
          <table:table-cell office:value-type="float" office:value="11034425" calcext:value-type="float">
            <text:p>11034425</text:p>
          </table:table-cell>
          <table:table-cell office:value-type="string" calcext:value-type="string">
            <text:p>https://api.github.com/repos/Victorious3/Integrated-Circuits</text:p>
          </table:table-cell>
          <table:table-cell table:formula="of:=REPLACE([.B2549]; 1; 29; &quot;&quot;)" office:value-type="string" office:string-value="Victorious3/Integrated-Circuits" calcext:value-type="string">
            <text:p>Victorious3/Integrated-Circuits</text:p>
          </table:table-cell>
        </table:table-row>
        <table:table-row table:style-name="ro1">
          <table:table-cell office:value-type="float" office:value="11035722" calcext:value-type="float">
            <text:p>11035722</text:p>
          </table:table-cell>
          <table:table-cell office:value-type="string" calcext:value-type="string">
            <text:p>https://api.github.com/repos/viniciusfernandes/plastecno</text:p>
          </table:table-cell>
          <table:table-cell table:formula="of:=REPLACE([.B2550]; 1; 29; &quot;&quot;)" office:value-type="string" office:string-value="viniciusfernandes/plastecno" calcext:value-type="string">
            <text:p>viniciusfernandes/plastecno</text:p>
          </table:table-cell>
        </table:table-row>
        <table:table-row table:style-name="ro1">
          <table:table-cell office:value-type="float" office:value="11039656" calcext:value-type="float">
            <text:p>11039656</text:p>
          </table:table-cell>
          <table:table-cell office:value-type="string" calcext:value-type="string">
            <text:p>https://api.github.com/repos/Ri5ux/AliensVsPredator</text:p>
          </table:table-cell>
          <table:table-cell table:formula="of:=REPLACE([.B2551]; 1; 29; &quot;&quot;)" office:value-type="string" office:string-value="Ri5ux/AliensVsPredator" calcext:value-type="string">
            <text:p>Ri5ux/AliensVsPredator</text:p>
          </table:table-cell>
        </table:table-row>
        <table:table-row table:style-name="ro1">
          <table:table-cell office:value-type="float" office:value="11041306" calcext:value-type="float">
            <text:p>11041306</text:p>
          </table:table-cell>
          <table:table-cell office:value-type="string" calcext:value-type="string">
            <text:p>https://api.github.com/repos/L2J/L2J_Server</text:p>
          </table:table-cell>
          <table:table-cell table:formula="of:=REPLACE([.B2552]; 1; 29; &quot;&quot;)" office:value-type="string" office:string-value="L2J/L2J_Server" calcext:value-type="string">
            <text:p>L2J/L2J_Server</text:p>
          </table:table-cell>
        </table:table-row>
        <table:table-row table:style-name="ro1">
          <table:table-cell office:value-type="float" office:value="11041526" calcext:value-type="float">
            <text:p>11041526</text:p>
          </table:table-cell>
          <table:table-cell office:value-type="string" calcext:value-type="string">
            <text:p>https://api.github.com/repos/MrApocalypse/frameworks_base</text:p>
          </table:table-cell>
          <table:table-cell table:formula="of:=REPLACE([.B2553]; 1; 29; &quot;&quot;)" office:value-type="string" office:string-value="MrApocalypse/frameworks_base" calcext:value-type="string">
            <text:p>MrApocalypse/frameworks_base</text:p>
          </table:table-cell>
        </table:table-row>
        <table:table-row table:style-name="ro1">
          <table:table-cell office:value-type="float" office:value="11045433" calcext:value-type="float">
            <text:p>11045433</text:p>
          </table:table-cell>
          <table:table-cell office:value-type="string" calcext:value-type="string">
            <text:p>https://api.github.com/repos/xiaoliyad/root</text:p>
          </table:table-cell>
          <table:table-cell table:formula="of:=REPLACE([.B2554]; 1; 29; &quot;&quot;)" office:value-type="string" office:string-value="xiaoliyad/root" calcext:value-type="string">
            <text:p>xiaoliyad/root</text:p>
          </table:table-cell>
        </table:table-row>
        <table:table-row table:style-name="ro1">
          <table:table-cell office:value-type="float" office:value="11049573" calcext:value-type="float">
            <text:p>11049573</text:p>
          </table:table-cell>
          <table:table-cell office:value-type="string" calcext:value-type="string">
            <text:p>https://api.github.com/repos/MrApocalypse/packages_apps_Settings</text:p>
          </table:table-cell>
          <table:table-cell table:formula="of:=REPLACE([.B2555]; 1; 29; &quot;&quot;)" office:value-type="string" office:string-value="MrApocalypse/packages_apps_Settings" calcext:value-type="string">
            <text:p>MrApocalypse/packages_apps_Settings</text:p>
          </table:table-cell>
        </table:table-row>
        <table:table-row table:style-name="ro1">
          <table:table-cell office:value-type="float" office:value="11051221" calcext:value-type="float">
            <text:p>11051221</text:p>
          </table:table-cell>
          <table:table-cell office:value-type="string" calcext:value-type="string">
            <text:p>https://api.github.com/repos/andrewgaul/s3proxy</text:p>
          </table:table-cell>
          <table:table-cell table:formula="of:=REPLACE([.B2556]; 1; 29; &quot;&quot;)" office:value-type="string" office:string-value="andrewgaul/s3proxy" calcext:value-type="string">
            <text:p>andrewgaul/s3proxy</text:p>
          </table:table-cell>
        </table:table-row>
        <table:table-row table:style-name="ro1">
          <table:table-cell office:value-type="float" office:value="11053888" calcext:value-type="float">
            <text:p>11053888</text:p>
          </table:table-cell>
          <table:table-cell office:value-type="string" calcext:value-type="string">
            <text:p>https://api.github.com/repos/DraqueT/PolyGlot</text:p>
          </table:table-cell>
          <table:table-cell table:formula="of:=REPLACE([.B2557]; 1; 29; &quot;&quot;)" office:value-type="string" office:string-value="DraqueT/PolyGlot" calcext:value-type="string">
            <text:p>DraqueT/PolyGlot</text:p>
          </table:table-cell>
        </table:table-row>
        <table:table-row table:style-name="ro1">
          <table:table-cell office:value-type="float" office:value="11054678" calcext:value-type="float">
            <text:p>11054678</text:p>
          </table:table-cell>
          <table:table-cell office:value-type="string" calcext:value-type="string">
            <text:p>https://api.github.com/repos/TwidereProject/Twidere-Android</text:p>
          </table:table-cell>
          <table:table-cell table:formula="of:=REPLACE([.B2558]; 1; 29; &quot;&quot;)" office:value-type="string" office:string-value="TwidereProject/Twidere-Android" calcext:value-type="string">
            <text:p>TwidereProject/Twidere-Android</text:p>
          </table:table-cell>
        </table:table-row>
        <table:table-row table:style-name="ro1">
          <table:table-cell office:value-type="float" office:value="11056787" calcext:value-type="float">
            <text:p>11056787</text:p>
          </table:table-cell>
          <table:table-cell office:value-type="string" calcext:value-type="string">
            <text:p>https://api.github.com/repos/Mrzy/kaka</text:p>
          </table:table-cell>
          <table:table-cell table:formula="of:=REPLACE([.B2559]; 1; 29; &quot;&quot;)" office:value-type="string" office:string-value="Mrzy/kaka" calcext:value-type="string">
            <text:p>Mrzy/kaka</text:p>
          </table:table-cell>
        </table:table-row>
        <table:table-row table:style-name="ro1">
          <table:table-cell office:value-type="float" office:value="11056989" calcext:value-type="float">
            <text:p>11056989</text:p>
          </table:table-cell>
          <table:table-cell office:value-type="string" calcext:value-type="string">
            <text:p>https://api.github.com/repos/pietermartin/sqlg</text:p>
          </table:table-cell>
          <table:table-cell table:formula="of:=REPLACE([.B2560]; 1; 29; &quot;&quot;)" office:value-type="string" office:string-value="pietermartin/sqlg" calcext:value-type="string">
            <text:p>pietermartin/sqlg</text:p>
          </table:table-cell>
        </table:table-row>
        <table:table-row table:style-name="ro1">
          <table:table-cell office:value-type="float" office:value="11057173" calcext:value-type="float">
            <text:p>11057173</text:p>
          </table:table-cell>
          <table:table-cell office:value-type="string" calcext:value-type="string">
            <text:p>https://api.github.com/repos/kryptnostic/rhizome</text:p>
          </table:table-cell>
          <table:table-cell table:formula="of:=REPLACE([.B2561]; 1; 29; &quot;&quot;)" office:value-type="string" office:string-value="kryptnostic/rhizome" calcext:value-type="string">
            <text:p>kryptnostic/rhizome</text:p>
          </table:table-cell>
        </table:table-row>
        <table:table-row table:style-name="ro1">
          <table:table-cell office:value-type="float" office:value="11058652" calcext:value-type="float">
            <text:p>11058652</text:p>
          </table:table-cell>
          <table:table-cell office:value-type="string" calcext:value-type="string">
            <text:p>https://api.github.com/repos/storages/fms</text:p>
          </table:table-cell>
          <table:table-cell table:formula="of:=REPLACE([.B2562]; 1; 29; &quot;&quot;)" office:value-type="string" office:string-value="storages/fms" calcext:value-type="string">
            <text:p>storages/fms</text:p>
          </table:table-cell>
        </table:table-row>
        <table:table-row table:style-name="ro1">
          <table:table-cell office:value-type="float" office:value="11059041" calcext:value-type="float">
            <text:p>11059041</text:p>
          </table:table-cell>
          <table:table-cell office:value-type="string" calcext:value-type="string">
            <text:p>https://api.github.com/repos/KronicDeth/intellij-elixir</text:p>
          </table:table-cell>
          <table:table-cell table:formula="of:=REPLACE([.B2563]; 1; 29; &quot;&quot;)" office:value-type="string" office:string-value="KronicDeth/intellij-elixir" calcext:value-type="string">
            <text:p>KronicDeth/intellij-elixir</text:p>
          </table:table-cell>
        </table:table-row>
        <table:table-row table:style-name="ro1">
          <table:table-cell office:value-type="float" office:value="11061105" calcext:value-type="float">
            <text:p>11061105</text:p>
          </table:table-cell>
          <table:table-cell office:value-type="string" calcext:value-type="string">
            <text:p>https://api.github.com/repos/AltBeacon/android-beacon-library</text:p>
          </table:table-cell>
          <table:table-cell table:formula="of:=REPLACE([.B2564]; 1; 29; &quot;&quot;)" office:value-type="string" office:string-value="AltBeacon/android-beacon-library" calcext:value-type="string">
            <text:p>AltBeacon/android-beacon-library</text:p>
          </table:table-cell>
        </table:table-row>
        <table:table-row table:style-name="ro1">
          <table:table-cell office:value-type="float" office:value="11067620" calcext:value-type="float">
            <text:p>11067620</text:p>
          </table:table-cell>
          <table:table-cell office:value-type="string" calcext:value-type="string">
            <text:p>https://api.github.com/repos/libetl/soundtransform</text:p>
          </table:table-cell>
          <table:table-cell table:formula="of:=REPLACE([.B2565]; 1; 29; &quot;&quot;)" office:value-type="string" office:string-value="libetl/soundtransform" calcext:value-type="string">
            <text:p>libetl/soundtransform</text:p>
          </table:table-cell>
        </table:table-row>
        <table:table-row table:style-name="ro1">
          <table:table-cell office:value-type="float" office:value="11068980" calcext:value-type="float">
            <text:p>11068980</text:p>
          </table:table-cell>
          <table:table-cell office:value-type="string" calcext:value-type="string">
            <text:p>https://api.github.com/repos/groldan/geoserver_trunk</text:p>
          </table:table-cell>
          <table:table-cell table:formula="of:=REPLACE([.B2566]; 1; 29; &quot;&quot;)" office:value-type="string" office:string-value="groldan/geoserver_trunk" calcext:value-type="string">
            <text:p>groldan/geoserver_trunk</text:p>
          </table:table-cell>
        </table:table-row>
        <table:table-row table:style-name="ro1">
          <table:table-cell office:value-type="float" office:value="11078699" calcext:value-type="float">
            <text:p>11078699</text:p>
          </table:table-cell>
          <table:table-cell office:value-type="string" calcext:value-type="string">
            <text:p>https://api.github.com/repos/McJty/RFTools</text:p>
          </table:table-cell>
          <table:table-cell table:formula="of:=REPLACE([.B2567]; 1; 29; &quot;&quot;)" office:value-type="string" office:string-value="McJty/RFTools" calcext:value-type="string">
            <text:p>McJty/RFTools</text:p>
          </table:table-cell>
        </table:table-row>
        <table:table-row table:style-name="ro1">
          <table:table-cell office:value-type="float" office:value="11096506" calcext:value-type="float">
            <text:p>11096506</text:p>
          </table:table-cell>
          <table:table-cell office:value-type="string" calcext:value-type="string">
            <text:p>https://api.github.com/repos/PaperAirplane-Dev-Team/BlackLight</text:p>
          </table:table-cell>
          <table:table-cell table:formula="of:=REPLACE([.B2568]; 1; 29; &quot;&quot;)" office:value-type="string" office:string-value="PaperAirplane-Dev-Team/BlackLight" calcext:value-type="string">
            <text:p>PaperAirplane-Dev-Team/BlackLight</text:p>
          </table:table-cell>
        </table:table-row>
        <table:table-row table:style-name="ro1">
          <table:table-cell office:value-type="float" office:value="11097044" calcext:value-type="float">
            <text:p>11097044</text:p>
          </table:table-cell>
          <table:table-cell office:value-type="string" calcext:value-type="string">
            <text:p>https://api.github.com/repos/openmrs/openmrs-contrib-android-client</text:p>
          </table:table-cell>
          <table:table-cell table:formula="of:=REPLACE([.B2569]; 1; 29; &quot;&quot;)" office:value-type="string" office:string-value="openmrs/openmrs-contrib-android-client" calcext:value-type="string">
            <text:p>openmrs/openmrs-contrib-android-client</text:p>
          </table:table-cell>
        </table:table-row>
        <table:table-row table:style-name="ro1">
          <table:table-cell office:value-type="float" office:value="11101845" calcext:value-type="float">
            <text:p>11101845</text:p>
          </table:table-cell>
          <table:table-cell office:value-type="string" calcext:value-type="string">
            <text:p>https://api.github.com/repos/rectangle-dbmi/Realtime-Port-Authority</text:p>
          </table:table-cell>
          <table:table-cell table:formula="of:=REPLACE([.B2570]; 1; 29; &quot;&quot;)" office:value-type="string" office:string-value="rectangle-dbmi/Realtime-Port-Authority" calcext:value-type="string">
            <text:p>rectangle-dbmi/Realtime-Port-Authority</text:p>
          </table:table-cell>
        </table:table-row>
        <table:table-row table:style-name="ro1">
          <table:table-cell office:value-type="float" office:value="11106076" calcext:value-type="float">
            <text:p>11106076</text:p>
          </table:table-cell>
          <table:table-cell office:value-type="string" calcext:value-type="string">
            <text:p>https://api.github.com/repos/npi-ufc-qxd/sisat-sistema-de-atendimento</text:p>
          </table:table-cell>
          <table:table-cell table:formula="of:=REPLACE([.B2571]; 1; 29; &quot;&quot;)" office:value-type="string" office:string-value="npi-ufc-qxd/sisat-sistema-de-atendimento" calcext:value-type="string">
            <text:p>npi-ufc-qxd/sisat-sistema-de-atendimento</text:p>
          </table:table-cell>
        </table:table-row>
        <table:table-row table:style-name="ro1">
          <table:table-cell office:value-type="float" office:value="11106231" calcext:value-type="float">
            <text:p>11106231</text:p>
          </table:table-cell>
          <table:table-cell office:value-type="string" calcext:value-type="string">
            <text:p>https://api.github.com/repos/Mackenzie-High/autumn</text:p>
          </table:table-cell>
          <table:table-cell table:formula="of:=REPLACE([.B2572]; 1; 29; &quot;&quot;)" office:value-type="string" office:string-value="Mackenzie-High/autumn" calcext:value-type="string">
            <text:p>Mackenzie-High/autumn</text:p>
          </table:table-cell>
        </table:table-row>
        <table:table-row table:style-name="ro1">
          <table:table-cell office:value-type="float" office:value="11109457" calcext:value-type="float">
            <text:p>11109457</text:p>
          </table:table-cell>
          <table:table-cell office:value-type="string" calcext:value-type="string">
            <text:p>https://api.github.com/repos/Softgreen/SistCoop</text:p>
          </table:table-cell>
          <table:table-cell table:formula="of:=REPLACE([.B2573]; 1; 29; &quot;&quot;)" office:value-type="string" office:string-value="Softgreen/SistCoop" calcext:value-type="string">
            <text:p>Softgreen/SistCoop</text:p>
          </table:table-cell>
        </table:table-row>
        <table:table-row table:style-name="ro1">
          <table:table-cell office:value-type="float" office:value="11116373" calcext:value-type="float">
            <text:p>11116373</text:p>
          </table:table-cell>
          <table:table-cell office:value-type="string" calcext:value-type="string">
            <text:p>https://api.github.com/repos/mhacks/MHacks-Android</text:p>
          </table:table-cell>
          <table:table-cell table:formula="of:=REPLACE([.B2574]; 1; 29; &quot;&quot;)" office:value-type="string" office:string-value="mhacks/MHacks-Android" calcext:value-type="string">
            <text:p>mhacks/MHacks-Android</text:p>
          </table:table-cell>
        </table:table-row>
        <table:table-row table:style-name="ro1">
          <table:table-cell office:value-type="float" office:value="11121205" calcext:value-type="float">
            <text:p>11121205</text:p>
          </table:table-cell>
          <table:table-cell office:value-type="string" calcext:value-type="string">
            <text:p>https://api.github.com/repos/codecentric/spring-boot-admin</text:p>
          </table:table-cell>
          <table:table-cell table:formula="of:=REPLACE([.B2575]; 1; 29; &quot;&quot;)" office:value-type="string" office:string-value="codecentric/spring-boot-admin" calcext:value-type="string">
            <text:p>codecentric/spring-boot-admin</text:p>
          </table:table-cell>
        </table:table-row>
        <table:table-row table:style-name="ro1">
          <table:table-cell office:value-type="float" office:value="11126818" calcext:value-type="float">
            <text:p>11126818</text:p>
          </table:table-cell>
          <table:table-cell office:value-type="string" calcext:value-type="string">
            <text:p>https://api.github.com/repos/wso2/product-is</text:p>
          </table:table-cell>
          <table:table-cell table:formula="of:=REPLACE([.B2576]; 1; 29; &quot;&quot;)" office:value-type="string" office:string-value="wso2/product-is" calcext:value-type="string">
            <text:p>wso2/product-is</text:p>
          </table:table-cell>
        </table:table-row>
        <table:table-row table:style-name="ro1">
          <table:table-cell office:value-type="float" office:value="11129083" calcext:value-type="float">
            <text:p>11129083</text:p>
          </table:table-cell>
          <table:table-cell office:value-type="string" calcext:value-type="string">
            <text:p>https://api.github.com/repos/flexiblepower/powermatcher</text:p>
          </table:table-cell>
          <table:table-cell table:formula="of:=REPLACE([.B2577]; 1; 29; &quot;&quot;)" office:value-type="string" office:string-value="flexiblepower/powermatcher" calcext:value-type="string">
            <text:p>flexiblepower/powermatcher</text:p>
          </table:table-cell>
        </table:table-row>
        <table:table-row table:style-name="ro1">
          <table:table-cell office:value-type="float" office:value="11142865" calcext:value-type="float">
            <text:p>11142865</text:p>
          </table:table-cell>
          <table:table-cell office:value-type="string" calcext:value-type="string">
            <text:p>https://api.github.com/repos/AdaptiveMe/adaptive-arp-api</text:p>
          </table:table-cell>
          <table:table-cell table:formula="of:=REPLACE([.B2578]; 1; 29; &quot;&quot;)" office:value-type="string" office:string-value="AdaptiveMe/adaptive-arp-api" calcext:value-type="string">
            <text:p>AdaptiveMe/adaptive-arp-api</text:p>
          </table:table-cell>
        </table:table-row>
        <table:table-row table:style-name="ro1">
          <table:table-cell office:value-type="float" office:value="11146275" calcext:value-type="float">
            <text:p>11146275</text:p>
          </table:table-cell>
          <table:table-cell office:value-type="string" calcext:value-type="string">
            <text:p>https://api.github.com/repos/swift-lang/swift-k</text:p>
          </table:table-cell>
          <table:table-cell table:formula="of:=REPLACE([.B2579]; 1; 29; &quot;&quot;)" office:value-type="string" office:string-value="swift-lang/swift-k" calcext:value-type="string">
            <text:p>swift-lang/swift-k</text:p>
          </table:table-cell>
        </table:table-row>
        <table:table-row table:style-name="ro1">
          <table:table-cell office:value-type="float" office:value="11146469" calcext:value-type="float">
            <text:p>11146469</text:p>
          </table:table-cell>
          <table:table-cell office:value-type="string" calcext:value-type="string">
            <text:p>https://api.github.com/repos/YuyaMurata/AgentSystem</text:p>
          </table:table-cell>
          <table:table-cell table:formula="of:=REPLACE([.B2580]; 1; 29; &quot;&quot;)" office:value-type="string" office:string-value="YuyaMurata/AgentSystem" calcext:value-type="string">
            <text:p>YuyaMurata/AgentSystem</text:p>
          </table:table-cell>
        </table:table-row>
        <table:table-row table:style-name="ro1">
          <table:table-cell office:value-type="float" office:value="11149683" calcext:value-type="float">
            <text:p>11149683</text:p>
          </table:table-cell>
          <table:table-cell office:value-type="string" calcext:value-type="string">
            <text:p>https://api.github.com/repos/jhu-digital-manuscripts/rosa2</text:p>
          </table:table-cell>
          <table:table-cell table:formula="of:=REPLACE([.B2581]; 1; 29; &quot;&quot;)" office:value-type="string" office:string-value="jhu-digital-manuscripts/rosa2" calcext:value-type="string">
            <text:p>jhu-digital-manuscripts/rosa2</text:p>
          </table:table-cell>
        </table:table-row>
        <table:table-row table:style-name="ro1">
          <table:table-cell office:value-type="float" office:value="11151647" calcext:value-type="float">
            <text:p>11151647</text:p>
          </table:table-cell>
          <table:table-cell office:value-type="string" calcext:value-type="string">
            <text:p>https://api.github.com/repos/murraycu/android-galaxyzoo</text:p>
          </table:table-cell>
          <table:table-cell table:formula="of:=REPLACE([.B2582]; 1; 29; &quot;&quot;)" office:value-type="string" office:string-value="murraycu/android-galaxyzoo" calcext:value-type="string">
            <text:p>murraycu/android-galaxyzoo</text:p>
          </table:table-cell>
        </table:table-row>
        <table:table-row table:style-name="ro1">
          <table:table-cell office:value-type="float" office:value="11156014" calcext:value-type="float">
            <text:p>11156014</text:p>
          </table:table-cell>
          <table:table-cell office:value-type="string" calcext:value-type="string">
            <text:p>https://api.github.com/repos/UNN-VMK-Software/agile-course-practice</text:p>
          </table:table-cell>
          <table:table-cell table:formula="of:=REPLACE([.B2583]; 1; 29; &quot;&quot;)" office:value-type="string" office:string-value="UNN-VMK-Software/agile-course-practice" calcext:value-type="string">
            <text:p>UNN-VMK-Software/agile-course-practice</text:p>
          </table:table-cell>
        </table:table-row>
        <table:table-row table:style-name="ro1">
          <table:table-cell office:value-type="float" office:value="11159332" calcext:value-type="float">
            <text:p>11159332</text:p>
          </table:table-cell>
          <table:table-cell office:value-type="string" calcext:value-type="string">
            <text:p>https://api.github.com/repos/mini2Dx/mini2Dx</text:p>
          </table:table-cell>
          <table:table-cell table:formula="of:=REPLACE([.B2584]; 1; 29; &quot;&quot;)" office:value-type="string" office:string-value="mini2Dx/mini2Dx" calcext:value-type="string">
            <text:p>mini2Dx/mini2Dx</text:p>
          </table:table-cell>
        </table:table-row>
        <table:table-row table:style-name="ro1">
          <table:table-cell office:value-type="float" office:value="11167991" calcext:value-type="float">
            <text:p>11167991</text:p>
          </table:table-cell>
          <table:table-cell office:value-type="string" calcext:value-type="string">
            <text:p>https://api.github.com/repos/CodeCrafter47/BungeeTabListPlus</text:p>
          </table:table-cell>
          <table:table-cell table:formula="of:=REPLACE([.B2585]; 1; 29; &quot;&quot;)" office:value-type="string" office:string-value="CodeCrafter47/BungeeTabListPlus" calcext:value-type="string">
            <text:p>CodeCrafter47/BungeeTabListPlus</text:p>
          </table:table-cell>
        </table:table-row>
        <table:table-row table:style-name="ro1">
          <table:table-cell office:value-type="float" office:value="11171820" calcext:value-type="float">
            <text:p>11171820</text:p>
          </table:table-cell>
          <table:table-cell office:value-type="string" calcext:value-type="string">
            <text:p>https://api.github.com/repos/T145/magistics</text:p>
          </table:table-cell>
          <table:table-cell table:formula="of:=REPLACE([.B2586]; 1; 29; &quot;&quot;)" office:value-type="string" office:string-value="T145/magistics" calcext:value-type="string">
            <text:p>T145/magistics</text:p>
          </table:table-cell>
        </table:table-row>
        <table:table-row table:style-name="ro1">
          <table:table-cell office:value-type="float" office:value="11199337" calcext:value-type="float">
            <text:p>11199337</text:p>
          </table:table-cell>
          <table:table-cell office:value-type="string" calcext:value-type="string">
            <text:p>https://api.github.com/repos/sensorberg-dev/android-sdk</text:p>
          </table:table-cell>
          <table:table-cell table:formula="of:=REPLACE([.B2587]; 1; 29; &quot;&quot;)" office:value-type="string" office:string-value="sensorberg-dev/android-sdk" calcext:value-type="string">
            <text:p>sensorberg-dev/android-sdk</text:p>
          </table:table-cell>
        </table:table-row>
        <table:table-row table:style-name="ro1">
          <table:table-cell office:value-type="float" office:value="11200539" calcext:value-type="float">
            <text:p>11200539</text:p>
          </table:table-cell>
          <table:table-cell office:value-type="string" calcext:value-type="string">
            <text:p>https://api.github.com/repos/kkrull/javaspec</text:p>
          </table:table-cell>
          <table:table-cell table:formula="of:=REPLACE([.B2588]; 1; 29; &quot;&quot;)" office:value-type="string" office:string-value="kkrull/javaspec" calcext:value-type="string">
            <text:p>kkrull/javaspec</text:p>
          </table:table-cell>
        </table:table-row>
        <table:table-row table:style-name="ro1">
          <table:table-cell office:value-type="float" office:value="11209474" calcext:value-type="float">
            <text:p>11209474</text:p>
          </table:table-cell>
          <table:table-cell office:value-type="string" calcext:value-type="string">
            <text:p>https://api.github.com/repos/davidfauthoux/ninio</text:p>
          </table:table-cell>
          <table:table-cell table:formula="of:=REPLACE([.B2589]; 1; 29; &quot;&quot;)" office:value-type="string" office:string-value="davidfauthoux/ninio" calcext:value-type="string">
            <text:p>davidfauthoux/ninio</text:p>
          </table:table-cell>
        </table:table-row>
        <table:table-row table:style-name="ro1">
          <table:table-cell office:value-type="float" office:value="11212832" calcext:value-type="float">
            <text:p>11212832</text:p>
          </table:table-cell>
          <table:table-cell office:value-type="string" calcext:value-type="string">
            <text:p>https://api.github.com/repos/bardsoftware/ganttproject</text:p>
          </table:table-cell>
          <table:table-cell table:formula="of:=REPLACE([.B2590]; 1; 29; &quot;&quot;)" office:value-type="string" office:string-value="bardsoftware/ganttproject" calcext:value-type="string">
            <text:p>bardsoftware/ganttproject</text:p>
          </table:table-cell>
        </table:table-row>
        <table:table-row table:style-name="ro1">
          <table:table-cell office:value-type="float" office:value="11213665" calcext:value-type="float">
            <text:p>11213665</text:p>
          </table:table-cell>
          <table:table-cell office:value-type="string" calcext:value-type="string">
            <text:p>https://api.github.com/repos/AuScope/AuScope-Portal</text:p>
          </table:table-cell>
          <table:table-cell table:formula="of:=REPLACE([.B2591]; 1; 29; &quot;&quot;)" office:value-type="string" office:string-value="AuScope/AuScope-Portal" calcext:value-type="string">
            <text:p>AuScope/AuScope-Portal</text:p>
          </table:table-cell>
        </table:table-row>
        <table:table-row table:style-name="ro1">
          <table:table-cell office:value-type="float" office:value="11218835" calcext:value-type="float">
            <text:p>11218835</text:p>
          </table:table-cell>
          <table:table-cell office:value-type="string" calcext:value-type="string">
            <text:p>https://api.github.com/repos/Qmunity/BluePower</text:p>
          </table:table-cell>
          <table:table-cell table:formula="of:=REPLACE([.B2592]; 1; 29; &quot;&quot;)" office:value-type="string" office:string-value="Qmunity/BluePower" calcext:value-type="string">
            <text:p>Qmunity/BluePower</text:p>
          </table:table-cell>
        </table:table-row>
        <table:table-row table:style-name="ro1">
          <table:table-cell office:value-type="float" office:value="11220444" calcext:value-type="float">
            <text:p>11220444</text:p>
          </table:table-cell>
          <table:table-cell office:value-type="string" calcext:value-type="string">
            <text:p>https://api.github.com/repos/d-pac/d-pac.client</text:p>
          </table:table-cell>
          <table:table-cell table:formula="of:=REPLACE([.B2593]; 1; 29; &quot;&quot;)" office:value-type="string" office:string-value="d-pac/d-pac.client" calcext:value-type="string">
            <text:p>d-pac/d-pac.client</text:p>
          </table:table-cell>
        </table:table-row>
        <table:table-row table:style-name="ro1">
          <table:table-cell office:value-type="float" office:value="11223846" calcext:value-type="float">
            <text:p>11223846</text:p>
          </table:table-cell>
          <table:table-cell office:value-type="string" calcext:value-type="string">
            <text:p>https://api.github.com/repos/ehcache/ehcache3</text:p>
          </table:table-cell>
          <table:table-cell table:formula="of:=REPLACE([.B2594]; 1; 29; &quot;&quot;)" office:value-type="string" office:string-value="ehcache/ehcache3" calcext:value-type="string">
            <text:p>ehcache/ehcache3</text:p>
          </table:table-cell>
        </table:table-row>
        <table:table-row table:style-name="ro1">
          <table:table-cell office:value-type="float" office:value="11228638" calcext:value-type="float">
            <text:p>11228638</text:p>
          </table:table-cell>
          <table:table-cell office:value-type="string" calcext:value-type="string">
            <text:p>https://api.github.com/repos/LambdaInnovation/LIUtils</text:p>
          </table:table-cell>
          <table:table-cell table:formula="of:=REPLACE([.B2595]; 1; 29; &quot;&quot;)" office:value-type="string" office:string-value="LambdaInnovation/LIUtils" calcext:value-type="string">
            <text:p>LambdaInnovation/LIUtils</text:p>
          </table:table-cell>
        </table:table-row>
        <table:table-row table:style-name="ro1">
          <table:table-cell office:value-type="float" office:value="11241962" calcext:value-type="float">
            <text:p>11241962</text:p>
          </table:table-cell>
          <table:table-cell office:value-type="string" calcext:value-type="string">
            <text:p>https://api.github.com/repos/fbacchella/LogHub</text:p>
          </table:table-cell>
          <table:table-cell table:formula="of:=REPLACE([.B2596]; 1; 29; &quot;&quot;)" office:value-type="string" office:string-value="fbacchella/LogHub" calcext:value-type="string">
            <text:p>fbacchella/LogHub</text:p>
          </table:table-cell>
        </table:table-row>
        <table:table-row table:style-name="ro1">
          <table:table-cell office:value-type="float" office:value="11256510" calcext:value-type="float">
            <text:p>11256510</text:p>
          </table:table-cell>
          <table:table-cell office:value-type="string" calcext:value-type="string">
            <text:p>https://api.github.com/repos/jmrozanec/cron-utils</text:p>
          </table:table-cell>
          <table:table-cell table:formula="of:=REPLACE([.B2597]; 1; 29; &quot;&quot;)" office:value-type="string" office:string-value="jmrozanec/cron-utils" calcext:value-type="string">
            <text:p>jmrozanec/cron-utils</text:p>
          </table:table-cell>
        </table:table-row>
        <table:table-row table:style-name="ro1">
          <table:table-cell office:value-type="float" office:value="11261197" calcext:value-type="float">
            <text:p>11261197</text:p>
          </table:table-cell>
          <table:table-cell office:value-type="string" calcext:value-type="string">
            <text:p>https://api.github.com/repos/SchweizerischeBundesbahnen/conference-buddy</text:p>
          </table:table-cell>
          <table:table-cell table:formula="of:=REPLACE([.B2598]; 1; 29; &quot;&quot;)" office:value-type="string" office:string-value="SchweizerischeBundesbahnen/conference-buddy" calcext:value-type="string">
            <text:p>SchweizerischeBundesbahnen/conference-buddy</text:p>
          </table:table-cell>
        </table:table-row>
        <table:table-row table:style-name="ro1">
          <table:table-cell office:value-type="float" office:value="11275724" calcext:value-type="float">
            <text:p>11275724</text:p>
          </table:table-cell>
          <table:table-cell office:value-type="string" calcext:value-type="string">
            <text:p>https://api.github.com/repos/Kurento/kurento-java</text:p>
          </table:table-cell>
          <table:table-cell table:formula="of:=REPLACE([.B2599]; 1; 29; &quot;&quot;)" office:value-type="string" office:string-value="Kurento/kurento-java" calcext:value-type="string">
            <text:p>Kurento/kurento-java</text:p>
          </table:table-cell>
        </table:table-row>
        <table:table-row table:style-name="ro1">
          <table:table-cell office:value-type="float" office:value="11298289" calcext:value-type="float">
            <text:p>11298289</text:p>
          </table:table-cell>
          <table:table-cell office:value-type="string" calcext:value-type="string">
            <text:p>https://api.github.com/repos/LearnPAd/learnpad</text:p>
          </table:table-cell>
          <table:table-cell table:formula="of:=REPLACE([.B2600]; 1; 29; &quot;&quot;)" office:value-type="string" office:string-value="LearnPAd/learnpad" calcext:value-type="string">
            <text:p>LearnPAd/learnpad</text:p>
          </table:table-cell>
        </table:table-row>
        <table:table-row table:style-name="ro1">
          <table:table-cell office:value-type="float" office:value="11299661" calcext:value-type="float">
            <text:p>11299661</text:p>
          </table:table-cell>
          <table:table-cell office:value-type="string" calcext:value-type="string">
            <text:p>https://api.github.com/repos/NamTThai/PokemonShowdownAndroidClient</text:p>
          </table:table-cell>
          <table:table-cell table:formula="of:=REPLACE([.B2601]; 1; 29; &quot;&quot;)" office:value-type="string" office:string-value="NamTThai/PokemonShowdownAndroidClient" calcext:value-type="string">
            <text:p>NamTThai/PokemonShowdownAndroidClient</text:p>
          </table:table-cell>
        </table:table-row>
        <table:table-row table:style-name="ro1">
          <table:table-cell office:value-type="float" office:value="11313132" calcext:value-type="float">
            <text:p>11313132</text:p>
          </table:table-cell>
          <table:table-cell office:value-type="string" calcext:value-type="string">
            <text:p>https://api.github.com/repos/iluwatar/java-design-patterns</text:p>
          </table:table-cell>
          <table:table-cell table:formula="of:=REPLACE([.B2602]; 1; 29; &quot;&quot;)" office:value-type="string" office:string-value="iluwatar/java-design-patterns" calcext:value-type="string">
            <text:p>iluwatar/java-design-patterns</text:p>
          </table:table-cell>
        </table:table-row>
        <table:table-row table:style-name="ro1">
          <table:table-cell office:value-type="float" office:value="11314413" calcext:value-type="float">
            <text:p>11314413</text:p>
          </table:table-cell>
          <table:table-cell office:value-type="string" calcext:value-type="string">
            <text:p>https://api.github.com/repos/gitskarios/Gitskarios</text:p>
          </table:table-cell>
          <table:table-cell table:formula="of:=REPLACE([.B2603]; 1; 29; &quot;&quot;)" office:value-type="string" office:string-value="gitskarios/Gitskarios" calcext:value-type="string">
            <text:p>gitskarios/Gitskarios</text:p>
          </table:table-cell>
        </table:table-row>
        <table:table-row table:style-name="ro1">
          <table:table-cell office:value-type="float" office:value="11319261" calcext:value-type="float">
            <text:p>11319261</text:p>
          </table:table-cell>
          <table:table-cell office:value-type="string" calcext:value-type="string">
            <text:p>https://api.github.com/repos/zeapo/Android-Password-Store</text:p>
          </table:table-cell>
          <table:table-cell table:formula="of:=REPLACE([.B2604]; 1; 29; &quot;&quot;)" office:value-type="string" office:string-value="zeapo/Android-Password-Store" calcext:value-type="string">
            <text:p>zeapo/Android-Password-Store</text:p>
          </table:table-cell>
        </table:table-row>
        <table:table-row table:style-name="ro1">
          <table:table-cell office:value-type="float" office:value="11325161" calcext:value-type="float">
            <text:p>11325161</text:p>
          </table:table-cell>
          <table:table-cell office:value-type="string" calcext:value-type="string">
            <text:p>https://api.github.com/repos/sanity/quickml</text:p>
          </table:table-cell>
          <table:table-cell table:formula="of:=REPLACE([.B2605]; 1; 29; &quot;&quot;)" office:value-type="string" office:string-value="sanity/quickml" calcext:value-type="string">
            <text:p>sanity/quickml</text:p>
          </table:table-cell>
        </table:table-row>
        <table:table-row table:style-name="ro1">
          <table:table-cell office:value-type="float" office:value="11327614" calcext:value-type="float">
            <text:p>11327614</text:p>
          </table:table-cell>
          <table:table-cell office:value-type="string" calcext:value-type="string">
            <text:p>https://api.github.com/repos/HuskyBin/LeetCode</text:p>
          </table:table-cell>
          <table:table-cell table:formula="of:=REPLACE([.B2606]; 1; 29; &quot;&quot;)" office:value-type="string" office:string-value="HuskyBin/LeetCode" calcext:value-type="string">
            <text:p>HuskyBin/LeetCode</text:p>
          </table:table-cell>
        </table:table-row>
        <table:table-row table:style-name="ro1">
          <table:table-cell office:value-type="float" office:value="11328008" calcext:value-type="float">
            <text:p>11328008</text:p>
          </table:table-cell>
          <table:table-cell office:value-type="string" calcext:value-type="string">
            <text:p>https://api.github.com/repos/bozaro/git-as-svn</text:p>
          </table:table-cell>
          <table:table-cell table:formula="of:=REPLACE([.B2607]; 1; 29; &quot;&quot;)" office:value-type="string" office:string-value="bozaro/git-as-svn" calcext:value-type="string">
            <text:p>bozaro/git-as-svn</text:p>
          </table:table-cell>
        </table:table-row>
        <table:table-row table:style-name="ro1">
          <table:table-cell office:value-type="float" office:value="11332899" calcext:value-type="float">
            <text:p>11332899</text:p>
          </table:table-cell>
          <table:table-cell office:value-type="string" calcext:value-type="string">
            <text:p>https://api.github.com/repos/cflint/CFLint</text:p>
          </table:table-cell>
          <table:table-cell table:formula="of:=REPLACE([.B2608]; 1; 29; &quot;&quot;)" office:value-type="string" office:string-value="cflint/CFLint" calcext:value-type="string">
            <text:p>cflint/CFLint</text:p>
          </table:table-cell>
        </table:table-row>
        <table:table-row table:style-name="ro1">
          <table:table-cell office:value-type="float" office:value="11335451" calcext:value-type="float">
            <text:p>11335451</text:p>
          </table:table-cell>
          <table:table-cell office:value-type="string" calcext:value-type="string">
            <text:p>https://api.github.com/repos/TeamLapen/Vampirism</text:p>
          </table:table-cell>
          <table:table-cell table:formula="of:=REPLACE([.B2609]; 1; 29; &quot;&quot;)" office:value-type="string" office:string-value="TeamLapen/Vampirism" calcext:value-type="string">
            <text:p>TeamLapen/Vampirism</text:p>
          </table:table-cell>
        </table:table-row>
        <table:table-row table:style-name="ro1">
          <table:table-cell office:value-type="float" office:value="11338515" calcext:value-type="float">
            <text:p>11338515</text:p>
          </table:table-cell>
          <table:table-cell office:value-type="string" calcext:value-type="string">
            <text:p>https://api.github.com/repos/FTSRG/trainbenchmark</text:p>
          </table:table-cell>
          <table:table-cell table:formula="of:=REPLACE([.B2610]; 1; 29; &quot;&quot;)" office:value-type="string" office:string-value="FTSRG/trainbenchmark" calcext:value-type="string">
            <text:p>FTSRG/trainbenchmark</text:p>
          </table:table-cell>
        </table:table-row>
        <table:table-row table:style-name="ro1">
          <table:table-cell office:value-type="float" office:value="11345628" calcext:value-type="float">
            <text:p>11345628</text:p>
          </table:table-cell>
          <table:table-cell office:value-type="string" calcext:value-type="string">
            <text:p>https://api.github.com/repos/Jukkorsis/Hadrian</text:p>
          </table:table-cell>
          <table:table-cell table:formula="of:=REPLACE([.B2611]; 1; 29; &quot;&quot;)" office:value-type="string" office:string-value="Jukkorsis/Hadrian" calcext:value-type="string">
            <text:p>Jukkorsis/Hadrian</text:p>
          </table:table-cell>
        </table:table-row>
        <table:table-row table:style-name="ro1">
          <table:table-cell office:value-type="float" office:value="11349454" calcext:value-type="float">
            <text:p>11349454</text:p>
          </table:table-cell>
          <table:table-cell office:value-type="string" calcext:value-type="string">
            <text:p>https://api.github.com/repos/zxh0/classpy</text:p>
          </table:table-cell>
          <table:table-cell table:formula="of:=REPLACE([.B2612]; 1; 29; &quot;&quot;)" office:value-type="string" office:string-value="zxh0/classpy" calcext:value-type="string">
            <text:p>zxh0/classpy</text:p>
          </table:table-cell>
        </table:table-row>
        <table:table-row table:style-name="ro1">
          <table:table-cell office:value-type="float" office:value="11350564" calcext:value-type="float">
            <text:p>11350564</text:p>
          </table:table-cell>
          <table:table-cell office:value-type="string" calcext:value-type="string">
            <text:p>https://api.github.com/repos/bitcoin-solutions/multibit-hd</text:p>
          </table:table-cell>
          <table:table-cell table:formula="of:=REPLACE([.B2613]; 1; 29; &quot;&quot;)" office:value-type="string" office:string-value="bitcoin-solutions/multibit-hd" calcext:value-type="string">
            <text:p>bitcoin-solutions/multibit-hd</text:p>
          </table:table-cell>
        </table:table-row>
        <table:table-row table:style-name="ro1">
          <table:table-cell office:value-type="float" office:value="11354994" calcext:value-type="float">
            <text:p>11354994</text:p>
          </table:table-cell>
          <table:table-cell office:value-type="string" calcext:value-type="string">
            <text:p>https://api.github.com/repos/fasterthanlime/jooc-legacy</text:p>
          </table:table-cell>
          <table:table-cell table:formula="of:=REPLACE([.B2614]; 1; 29; &quot;&quot;)" office:value-type="string" office:string-value="fasterthanlime/jooc-legacy" calcext:value-type="string">
            <text:p>fasterthanlime/jooc-legacy</text:p>
          </table:table-cell>
        </table:table-row>
        <table:table-row table:style-name="ro1">
          <table:table-cell office:value-type="float" office:value="11357451" calcext:value-type="float">
            <text:p>11357451</text:p>
          </table:table-cell>
          <table:table-cell office:value-type="string" calcext:value-type="string">
            <text:p>https://api.github.com/repos/jivesoftware/miru</text:p>
          </table:table-cell>
          <table:table-cell table:formula="of:=REPLACE([.B2615]; 1; 29; &quot;&quot;)" office:value-type="string" office:string-value="jivesoftware/miru" calcext:value-type="string">
            <text:p>jivesoftware/miru</text:p>
          </table:table-cell>
        </table:table-row>
        <table:table-row table:style-name="ro1">
          <table:table-cell office:value-type="float" office:value="11371017" calcext:value-type="float">
            <text:p>11371017</text:p>
          </table:table-cell>
          <table:table-cell office:value-type="string" calcext:value-type="string">
            <text:p>https://api.github.com/repos/qzind/qz-print</text:p>
          </table:table-cell>
          <table:table-cell table:formula="of:=REPLACE([.B2616]; 1; 29; &quot;&quot;)" office:value-type="string" office:string-value="qzind/qz-print" calcext:value-type="string">
            <text:p>qzind/qz-print</text:p>
          </table:table-cell>
        </table:table-row>
        <table:table-row table:style-name="ro1">
          <table:table-cell office:value-type="float" office:value="11386397" calcext:value-type="float">
            <text:p>11386397</text:p>
          </table:table-cell>
          <table:table-cell office:value-type="string" calcext:value-type="string">
            <text:p>https://api.github.com/repos/complitex/complitex</text:p>
          </table:table-cell>
          <table:table-cell table:formula="of:=REPLACE([.B2617]; 1; 29; &quot;&quot;)" office:value-type="string" office:string-value="complitex/complitex" calcext:value-type="string">
            <text:p>complitex/complitex</text:p>
          </table:table-cell>
        </table:table-row>
        <table:table-row table:style-name="ro1">
          <table:table-cell office:value-type="float" office:value="11386762" calcext:value-type="float">
            <text:p>11386762</text:p>
          </table:table-cell>
          <table:table-cell office:value-type="string" calcext:value-type="string">
            <text:p>https://api.github.com/repos/digibib/ls.ext</text:p>
          </table:table-cell>
          <table:table-cell table:formula="of:=REPLACE([.B2618]; 1; 29; &quot;&quot;)" office:value-type="string" office:string-value="digibib/ls.ext" calcext:value-type="string">
            <text:p>digibib/ls.ext</text:p>
          </table:table-cell>
        </table:table-row>
        <table:table-row table:style-name="ro1">
          <table:table-cell office:value-type="float" office:value="11390679" calcext:value-type="float">
            <text:p>11390679</text:p>
          </table:table-cell>
          <table:table-cell office:value-type="string" calcext:value-type="string">
            <text:p>https://api.github.com/repos/tinggengyan/Study</text:p>
          </table:table-cell>
          <table:table-cell table:formula="of:=REPLACE([.B2619]; 1; 29; &quot;&quot;)" office:value-type="string" office:string-value="tinggengyan/Study" calcext:value-type="string">
            <text:p>tinggengyan/Study</text:p>
          </table:table-cell>
        </table:table-row>
        <table:table-row table:style-name="ro1">
          <table:table-cell office:value-type="float" office:value="11412928" calcext:value-type="float">
            <text:p>11412928</text:p>
          </table:table-cell>
          <table:table-cell office:value-type="string" calcext:value-type="string">
            <text:p>https://api.github.com/repos/VHAINNOVATIONS/InfoButtons</text:p>
          </table:table-cell>
          <table:table-cell table:formula="of:=REPLACE([.B2620]; 1; 29; &quot;&quot;)" office:value-type="string" office:string-value="VHAINNOVATIONS/InfoButtons" calcext:value-type="string">
            <text:p>VHAINNOVATIONS/InfoButtons</text:p>
          </table:table-cell>
        </table:table-row>
        <table:table-row table:style-name="ro1">
          <table:table-cell office:value-type="float" office:value="11414017" calcext:value-type="float">
            <text:p>11414017</text:p>
          </table:table-cell>
          <table:table-cell office:value-type="string" calcext:value-type="string">
            <text:p>https://api.github.com/repos/septadev/SEPTA-Android</text:p>
          </table:table-cell>
          <table:table-cell table:formula="of:=REPLACE([.B2621]; 1; 29; &quot;&quot;)" office:value-type="string" office:string-value="septadev/SEPTA-Android" calcext:value-type="string">
            <text:p>septadev/SEPTA-Android</text:p>
          </table:table-cell>
        </table:table-row>
        <table:table-row table:style-name="ro1">
          <table:table-cell office:value-type="float" office:value="11416169" calcext:value-type="float">
            <text:p>11416169</text:p>
          </table:table-cell>
          <table:table-cell office:value-type="string" calcext:value-type="string">
            <text:p>https://api.github.com/repos/lightblue-platform/lightblue-core</text:p>
          </table:table-cell>
          <table:table-cell table:formula="of:=REPLACE([.B2622]; 1; 29; &quot;&quot;)" office:value-type="string" office:string-value="lightblue-platform/lightblue-core" calcext:value-type="string">
            <text:p>lightblue-platform/lightblue-core</text:p>
          </table:table-cell>
        </table:table-row>
        <table:table-row table:style-name="ro1">
          <table:table-cell office:value-type="float" office:value="11432559" calcext:value-type="float">
            <text:p>11432559</text:p>
          </table:table-cell>
          <table:table-cell office:value-type="string" calcext:value-type="string">
            <text:p>https://api.github.com/repos/plastboks/HiOA</text:p>
          </table:table-cell>
          <table:table-cell table:formula="of:=REPLACE([.B2623]; 1; 29; &quot;&quot;)" office:value-type="string" office:string-value="plastboks/HiOA" calcext:value-type="string">
            <text:p>plastboks/HiOA</text:p>
          </table:table-cell>
        </table:table-row>
        <table:table-row table:style-name="ro1">
          <table:table-cell office:value-type="float" office:value="11432738" calcext:value-type="float">
            <text:p>11432738</text:p>
          </table:table-cell>
          <table:table-cell office:value-type="string" calcext:value-type="string">
            <text:p>https://api.github.com/repos/xaverW/MediathekView</text:p>
          </table:table-cell>
          <table:table-cell table:formula="of:=REPLACE([.B2624]; 1; 29; &quot;&quot;)" office:value-type="string" office:string-value="xaverW/MediathekView" calcext:value-type="string">
            <text:p>xaverW/MediathekView</text:p>
          </table:table-cell>
        </table:table-row>
        <table:table-row table:style-name="ro1">
          <table:table-cell office:value-type="float" office:value="11442068" calcext:value-type="float">
            <text:p>11442068</text:p>
          </table:table-cell>
          <table:table-cell office:value-type="string" calcext:value-type="string">
            <text:p>https://api.github.com/repos/xaverW/MSearch</text:p>
          </table:table-cell>
          <table:table-cell table:formula="of:=REPLACE([.B2625]; 1; 29; &quot;&quot;)" office:value-type="string" office:string-value="xaverW/MSearch" calcext:value-type="string">
            <text:p>xaverW/MSearch</text:p>
          </table:table-cell>
        </table:table-row>
        <table:table-row table:style-name="ro1">
          <table:table-cell office:value-type="float" office:value="11444591" calcext:value-type="float">
            <text:p>11444591</text:p>
          </table:table-cell>
          <table:table-cell office:value-type="string" calcext:value-type="string">
            <text:p>https://api.github.com/repos/qiujuer/Genius-Android</text:p>
          </table:table-cell>
          <table:table-cell table:formula="of:=REPLACE([.B2626]; 1; 29; &quot;&quot;)" office:value-type="string" office:string-value="qiujuer/Genius-Android" calcext:value-type="string">
            <text:p>qiujuer/Genius-Android</text:p>
          </table:table-cell>
        </table:table-row>
        <table:table-row table:style-name="ro1">
          <table:table-cell office:value-type="float" office:value="11447711" calcext:value-type="float">
            <text:p>11447711</text:p>
          </table:table-cell>
          <table:table-cell office:value-type="string" calcext:value-type="string">
            <text:p>https://api.github.com/repos/lukehutch/fast-classpath-scanner</text:p>
          </table:table-cell>
          <table:table-cell table:formula="of:=REPLACE([.B2627]; 1; 29; &quot;&quot;)" office:value-type="string" office:string-value="lukehutch/fast-classpath-scanner" calcext:value-type="string">
            <text:p>lukehutch/fast-classpath-scanner</text:p>
          </table:table-cell>
        </table:table-row>
        <table:table-row table:style-name="ro1">
          <table:table-cell office:value-type="float" office:value="11448671" calcext:value-type="float">
            <text:p>11448671</text:p>
          </table:table-cell>
          <table:table-cell office:value-type="string" calcext:value-type="string">
            <text:p>https://api.github.com/repos/ifrost/afterwriting-labs</text:p>
          </table:table-cell>
          <table:table-cell table:formula="of:=REPLACE([.B2628]; 1; 29; &quot;&quot;)" office:value-type="string" office:string-value="ifrost/afterwriting-labs" calcext:value-type="string">
            <text:p>ifrost/afterwriting-labs</text:p>
          </table:table-cell>
        </table:table-row>
        <table:table-row table:style-name="ro1">
          <table:table-cell office:value-type="float" office:value="11448927" calcext:value-type="float">
            <text:p>11448927</text:p>
          </table:table-cell>
          <table:table-cell office:value-type="string" calcext:value-type="string">
            <text:p>https://api.github.com/repos/lightblue-platform/lightblue-rest</text:p>
          </table:table-cell>
          <table:table-cell table:formula="of:=REPLACE([.B2629]; 1; 29; &quot;&quot;)" office:value-type="string" office:string-value="lightblue-platform/lightblue-rest" calcext:value-type="string">
            <text:p>lightblue-platform/lightblue-rest</text:p>
          </table:table-cell>
        </table:table-row>
        <table:table-row table:style-name="ro1">
          <table:table-cell office:value-type="float" office:value="11449719" calcext:value-type="float">
            <text:p>11449719</text:p>
          </table:table-cell>
          <table:table-cell office:value-type="string" calcext:value-type="string">
            <text:p>https://api.github.com/repos/locationtech/geogig</text:p>
          </table:table-cell>
          <table:table-cell table:formula="of:=REPLACE([.B2630]; 1; 29; &quot;&quot;)" office:value-type="string" office:string-value="locationtech/geogig" calcext:value-type="string">
            <text:p>locationtech/geogig</text:p>
          </table:table-cell>
        </table:table-row>
        <table:table-row table:style-name="ro1">
          <table:table-cell office:value-type="float" office:value="11457453" calcext:value-type="float">
            <text:p>11457453</text:p>
          </table:table-cell>
          <table:table-cell office:value-type="string" calcext:value-type="string">
            <text:p>https://api.github.com/repos/vert-x3/vertx-examples</text:p>
          </table:table-cell>
          <table:table-cell table:formula="of:=REPLACE([.B2631]; 1; 29; &quot;&quot;)" office:value-type="string" office:string-value="vert-x3/vertx-examples" calcext:value-type="string">
            <text:p>vert-x3/vertx-examples</text:p>
          </table:table-cell>
        </table:table-row>
        <table:table-row table:style-name="ro1">
          <table:table-cell office:value-type="float" office:value="11459311" calcext:value-type="float">
            <text:p>11459311</text:p>
          </table:table-cell>
          <table:table-cell office:value-type="string" calcext:value-type="string">
            <text:p>https://api.github.com/repos/phax/ph-commons</text:p>
          </table:table-cell>
          <table:table-cell table:formula="of:=REPLACE([.B2632]; 1; 29; &quot;&quot;)" office:value-type="string" office:string-value="phax/ph-commons" calcext:value-type="string">
            <text:p>phax/ph-commons</text:p>
          </table:table-cell>
        </table:table-row>
        <table:table-row table:style-name="ro1">
          <table:table-cell office:value-type="float" office:value="11460123" calcext:value-type="float">
            <text:p>11460123</text:p>
          </table:table-cell>
          <table:table-cell office:value-type="string" calcext:value-type="string">
            <text:p>https://api.github.com/repos/Cardshifter/Cardshifter</text:p>
          </table:table-cell>
          <table:table-cell table:formula="of:=REPLACE([.B2633]; 1; 29; &quot;&quot;)" office:value-type="string" office:string-value="Cardshifter/Cardshifter" calcext:value-type="string">
            <text:p>Cardshifter/Cardshifter</text:p>
          </table:table-cell>
        </table:table-row>
        <table:table-row table:style-name="ro1">
          <table:table-cell office:value-type="float" office:value="11462622" calcext:value-type="float">
            <text:p>11462622</text:p>
          </table:table-cell>
          <table:table-cell office:value-type="string" calcext:value-type="string">
            <text:p>https://api.github.com/repos/rasheedamir/fmu</text:p>
          </table:table-cell>
          <table:table-cell table:formula="of:=REPLACE([.B2634]; 1; 29; &quot;&quot;)" office:value-type="string" office:string-value="rasheedamir/fmu" calcext:value-type="string">
            <text:p>rasheedamir/fmu</text:p>
          </table:table-cell>
        </table:table-row>
        <table:table-row table:style-name="ro1">
          <table:table-cell office:value-type="float" office:value="11464591" calcext:value-type="float">
            <text:p>11464591</text:p>
          </table:table-cell>
          <table:table-cell office:value-type="string" calcext:value-type="string">
            <text:p>https://api.github.com/repos/OpenRock/OpenAM</text:p>
          </table:table-cell>
          <table:table-cell table:formula="of:=REPLACE([.B2635]; 1; 29; &quot;&quot;)" office:value-type="string" office:string-value="OpenRock/OpenAM" calcext:value-type="string">
            <text:p>OpenRock/OpenAM</text:p>
          </table:table-cell>
        </table:table-row>
        <table:table-row table:style-name="ro1">
          <table:table-cell office:value-type="float" office:value="11464982" calcext:value-type="float">
            <text:p>11464982</text:p>
          </table:table-cell>
          <table:table-cell office:value-type="string" calcext:value-type="string">
            <text:p>https://api.github.com/repos/GenomicParisCentre/eoulsan</text:p>
          </table:table-cell>
          <table:table-cell table:formula="of:=REPLACE([.B2636]; 1; 29; &quot;&quot;)" office:value-type="string" office:string-value="GenomicParisCentre/eoulsan" calcext:value-type="string">
            <text:p>GenomicParisCentre/eoulsan</text:p>
          </table:table-cell>
        </table:table-row>
        <table:table-row table:style-name="ro1">
          <table:table-cell office:value-type="float" office:value="11467439" calcext:value-type="float">
            <text:p>11467439</text:p>
          </table:table-cell>
          <table:table-cell office:value-type="string" calcext:value-type="string">
            <text:p>https://api.github.com/repos/Unidata/awips2</text:p>
          </table:table-cell>
          <table:table-cell table:formula="of:=REPLACE([.B2637]; 1; 29; &quot;&quot;)" office:value-type="string" office:string-value="Unidata/awips2" calcext:value-type="string">
            <text:p>Unidata/awips2</text:p>
          </table:table-cell>
        </table:table-row>
        <table:table-row table:style-name="ro1">
          <table:table-cell office:value-type="float" office:value="11469108" calcext:value-type="float">
            <text:p>11469108</text:p>
          </table:table-cell>
          <table:table-cell office:value-type="string" calcext:value-type="string">
            <text:p>https://api.github.com/repos/senbox-org/s1tbx</text:p>
          </table:table-cell>
          <table:table-cell table:formula="of:=REPLACE([.B2638]; 1; 29; &quot;&quot;)" office:value-type="string" office:string-value="senbox-org/s1tbx" calcext:value-type="string">
            <text:p>senbox-org/s1tbx</text:p>
          </table:table-cell>
        </table:table-row>
        <table:table-row table:style-name="ro1">
          <table:table-cell office:value-type="float" office:value="11469705" calcext:value-type="float">
            <text:p>11469705</text:p>
          </table:table-cell>
          <table:table-cell office:value-type="string" calcext:value-type="string">
            <text:p>https://api.github.com/repos/hlbraddock/relay-migration</text:p>
          </table:table-cell>
          <table:table-cell table:formula="of:=REPLACE([.B2639]; 1; 29; &quot;&quot;)" office:value-type="string" office:string-value="hlbraddock/relay-migration" calcext:value-type="string">
            <text:p>hlbraddock/relay-migration</text:p>
          </table:table-cell>
        </table:table-row>
        <table:table-row table:style-name="ro1">
          <table:table-cell office:value-type="float" office:value="11471667" calcext:value-type="float">
            <text:p>11471667</text:p>
          </table:table-cell>
          <table:table-cell office:value-type="string" calcext:value-type="string">
            <text:p>https://api.github.com/repos/OpenRock/OpenIDM</text:p>
          </table:table-cell>
          <table:table-cell table:formula="of:=REPLACE([.B2640]; 1; 29; &quot;&quot;)" office:value-type="string" office:string-value="OpenRock/OpenIDM" calcext:value-type="string">
            <text:p>OpenRock/OpenIDM</text:p>
          </table:table-cell>
        </table:table-row>
        <table:table-row table:style-name="ro1">
          <table:table-cell office:value-type="float" office:value="11474326" calcext:value-type="float">
            <text:p>11474326</text:p>
          </table:table-cell>
          <table:table-cell office:value-type="string" calcext:value-type="string">
            <text:p>https://api.github.com/repos/ReactiveX/RxJava</text:p>
          </table:table-cell>
          <table:table-cell table:formula="of:=REPLACE([.B2641]; 1; 29; &quot;&quot;)" office:value-type="string" office:string-value="ReactiveX/RxJava" calcext:value-type="string">
            <text:p>ReactiveX/RxJava</text:p>
          </table:table-cell>
        </table:table-row>
        <table:table-row table:style-name="ro1">
          <table:table-cell office:value-type="float" office:value="11475115" calcext:value-type="float">
            <text:p>11475115</text:p>
          </table:table-cell>
          <table:table-cell office:value-type="string" calcext:value-type="string">
            <text:p>https://api.github.com/repos/northbright/Notes</text:p>
          </table:table-cell>
          <table:table-cell table:formula="of:=REPLACE([.B2642]; 1; 29; &quot;&quot;)" office:value-type="string" office:string-value="northbright/Notes" calcext:value-type="string">
            <text:p>northbright/Notes</text:p>
          </table:table-cell>
        </table:table-row>
        <table:table-row table:style-name="ro1">
          <table:table-cell office:value-type="float" office:value="11478289" calcext:value-type="float">
            <text:p>11478289</text:p>
          </table:table-cell>
          <table:table-cell office:value-type="string" calcext:value-type="string">
            <text:p>https://api.github.com/repos/Thanu/SAT</text:p>
          </table:table-cell>
          <table:table-cell table:formula="of:=REPLACE([.B2643]; 1; 29; &quot;&quot;)" office:value-type="string" office:string-value="Thanu/SAT" calcext:value-type="string">
            <text:p>Thanu/SAT</text:p>
          </table:table-cell>
        </table:table-row>
        <table:table-row table:style-name="ro1">
          <table:table-cell office:value-type="float" office:value="11483311" calcext:value-type="float">
            <text:p>11483311</text:p>
          </table:table-cell>
          <table:table-cell office:value-type="string" calcext:value-type="string">
            <text:p>https://api.github.com/repos/GenomicParisCentre/aozan</text:p>
          </table:table-cell>
          <table:table-cell table:formula="of:=REPLACE([.B2644]; 1; 29; &quot;&quot;)" office:value-type="string" office:string-value="GenomicParisCentre/aozan" calcext:value-type="string">
            <text:p>GenomicParisCentre/aozan</text:p>
          </table:table-cell>
        </table:table-row>
        <table:table-row table:style-name="ro1">
          <table:table-cell office:value-type="float" office:value="11484506" calcext:value-type="float">
            <text:p>11484506</text:p>
          </table:table-cell>
          <table:table-cell office:value-type="string" calcext:value-type="string">
            <text:p>https://api.github.com/repos/uniprot/enzymeportal</text:p>
          </table:table-cell>
          <table:table-cell table:formula="of:=REPLACE([.B2645]; 1; 29; &quot;&quot;)" office:value-type="string" office:string-value="uniprot/enzymeportal" calcext:value-type="string">
            <text:p>uniprot/enzymeportal</text:p>
          </table:table-cell>
        </table:table-row>
        <table:table-row table:style-name="ro1">
          <table:table-cell office:value-type="float" office:value="11493162" calcext:value-type="float">
            <text:p>11493162</text:p>
          </table:table-cell>
          <table:table-cell office:value-type="string" calcext:value-type="string">
            <text:p>https://api.github.com/repos/OpenRock/OpenDJ</text:p>
          </table:table-cell>
          <table:table-cell table:formula="of:=REPLACE([.B2646]; 1; 29; &quot;&quot;)" office:value-type="string" office:string-value="OpenRock/OpenDJ" calcext:value-type="string">
            <text:p>OpenRock/OpenDJ</text:p>
          </table:table-cell>
        </table:table-row>
        <table:table-row table:style-name="ro1">
          <table:table-cell office:value-type="float" office:value="11494266" calcext:value-type="float">
            <text:p>11494266</text:p>
          </table:table-cell>
          <table:table-cell office:value-type="string" calcext:value-type="string">
            <text:p>https://api.github.com/repos/CalebFenton/simplify</text:p>
          </table:table-cell>
          <table:table-cell table:formula="of:=REPLACE([.B2647]; 1; 29; &quot;&quot;)" office:value-type="string" office:string-value="CalebFenton/simplify" calcext:value-type="string">
            <text:p>CalebFenton/simplify</text:p>
          </table:table-cell>
        </table:table-row>
        <table:table-row table:style-name="ro1">
          <table:table-cell office:value-type="float" office:value="11498663" calcext:value-type="float">
            <text:p>11498663</text:p>
          </table:table-cell>
          <table:table-cell office:value-type="string" calcext:value-type="string">
            <text:p>https://api.github.com/repos/kryptnostic/kodex</text:p>
          </table:table-cell>
          <table:table-cell table:formula="of:=REPLACE([.B2648]; 1; 29; &quot;&quot;)" office:value-type="string" office:string-value="kryptnostic/kodex" calcext:value-type="string">
            <text:p>kryptnostic/kodex</text:p>
          </table:table-cell>
        </table:table-row>
        <table:table-row table:style-name="ro1">
          <table:table-cell office:value-type="float" office:value="11503636" calcext:value-type="float">
            <text:p>11503636</text:p>
          </table:table-cell>
          <table:table-cell office:value-type="string" calcext:value-type="string">
            <text:p>https://api.github.com/repos/relayr/android-sdk</text:p>
          </table:table-cell>
          <table:table-cell table:formula="of:=REPLACE([.B2649]; 1; 29; &quot;&quot;)" office:value-type="string" office:string-value="relayr/android-sdk" calcext:value-type="string">
            <text:p>relayr/android-sdk</text:p>
          </table:table-cell>
        </table:table-row>
        <table:table-row table:style-name="ro1">
          <table:table-cell office:value-type="float" office:value="11504660" calcext:value-type="float">
            <text:p>11504660</text:p>
          </table:table-cell>
          <table:table-cell office:value-type="string" calcext:value-type="string">
            <text:p>https://api.github.com/repos/Logrus86/Autobase</text:p>
          </table:table-cell>
          <table:table-cell table:formula="of:=REPLACE([.B2650]; 1; 29; &quot;&quot;)" office:value-type="string" office:string-value="Logrus86/Autobase" calcext:value-type="string">
            <text:p>Logrus86/Autobase</text:p>
          </table:table-cell>
        </table:table-row>
        <table:table-row table:style-name="ro1">
          <table:table-cell office:value-type="float" office:value="11506913" calcext:value-type="float">
            <text:p>11506913</text:p>
          </table:table-cell>
          <table:table-cell office:value-type="string" calcext:value-type="string">
            <text:p>https://api.github.com/repos/codeka/wwmmo</text:p>
          </table:table-cell>
          <table:table-cell table:formula="of:=REPLACE([.B2651]; 1; 29; &quot;&quot;)" office:value-type="string" office:string-value="codeka/wwmmo" calcext:value-type="string">
            <text:p>codeka/wwmmo</text:p>
          </table:table-cell>
        </table:table-row>
        <table:table-row table:style-name="ro1">
          <table:table-cell office:value-type="float" office:value="11516520" calcext:value-type="float">
            <text:p>11516520</text:p>
          </table:table-cell>
          <table:table-cell office:value-type="string" calcext:value-type="string">
            <text:p>https://api.github.com/repos/OpenRock/OpenIG</text:p>
          </table:table-cell>
          <table:table-cell table:formula="of:=REPLACE([.B2652]; 1; 29; &quot;&quot;)" office:value-type="string" office:string-value="OpenRock/OpenIG" calcext:value-type="string">
            <text:p>OpenRock/OpenIG</text:p>
          </table:table-cell>
        </table:table-row>
        <table:table-row table:style-name="ro1">
          <table:table-cell office:value-type="float" office:value="11516560" calcext:value-type="float">
            <text:p>11516560</text:p>
          </table:table-cell>
          <table:table-cell office:value-type="string" calcext:value-type="string">
            <text:p>https://api.github.com/repos/TheSlayerMC/Essence</text:p>
          </table:table-cell>
          <table:table-cell table:formula="of:=REPLACE([.B2653]; 1; 29; &quot;&quot;)" office:value-type="string" office:string-value="TheSlayerMC/Essence" calcext:value-type="string">
            <text:p>TheSlayerMC/Essence</text:p>
          </table:table-cell>
        </table:table-row>
        <table:table-row table:style-name="ro1">
          <table:table-cell office:value-type="float" office:value="11520137" calcext:value-type="float">
            <text:p>11520137</text:p>
          </table:table-cell>
          <table:table-cell office:value-type="string" calcext:value-type="string">
            <text:p>https://api.github.com/repos/tokuhirom/avans</text:p>
          </table:table-cell>
          <table:table-cell table:formula="of:=REPLACE([.B2654]; 1; 29; &quot;&quot;)" office:value-type="string" office:string-value="tokuhirom/avans" calcext:value-type="string">
            <text:p>tokuhirom/avans</text:p>
          </table:table-cell>
        </table:table-row>
        <table:table-row table:style-name="ro1">
          <table:table-cell office:value-type="float" office:value="11529771" calcext:value-type="float">
            <text:p>11529771</text:p>
          </table:table-cell>
          <table:table-cell office:value-type="string" calcext:value-type="string">
            <text:p>https://api.github.com/repos/equalitie/ceno</text:p>
          </table:table-cell>
          <table:table-cell table:formula="of:=REPLACE([.B2655]; 1; 29; &quot;&quot;)" office:value-type="string" office:string-value="equalitie/ceno" calcext:value-type="string">
            <text:p>equalitie/ceno</text:p>
          </table:table-cell>
        </table:table-row>
        <table:table-row table:style-name="ro1">
          <table:table-cell office:value-type="float" office:value="11537087" calcext:value-type="float">
            <text:p>11537087</text:p>
          </table:table-cell>
          <table:table-cell office:value-type="string" calcext:value-type="string">
            <text:p>https://api.github.com/repos/google/error-prone</text:p>
          </table:table-cell>
          <table:table-cell table:formula="of:=REPLACE([.B2656]; 1; 29; &quot;&quot;)" office:value-type="string" office:string-value="google/error-prone" calcext:value-type="string">
            <text:p>google/error-prone</text:p>
          </table:table-cell>
        </table:table-row>
        <table:table-row table:style-name="ro1">
          <table:table-cell office:value-type="float" office:value="11540041" calcext:value-type="float">
            <text:p>11540041</text:p>
          </table:table-cell>
          <table:table-cell office:value-type="string" calcext:value-type="string">
            <text:p>https://api.github.com/repos/optimizationBenchmarking/optimizationBenchmarking</text:p>
          </table:table-cell>
          <table:table-cell table:formula="of:=REPLACE([.B2657]; 1; 29; &quot;&quot;)" office:value-type="string" office:string-value="optimizationBenchmarking/optimizationBenchmarking" calcext:value-type="string">
            <text:p>optimizationBenchmarking/optimizationBenchmarking</text:p>
          </table:table-cell>
        </table:table-row>
        <table:table-row table:style-name="ro1">
          <table:table-cell office:value-type="float" office:value="11542240" calcext:value-type="float">
            <text:p>11542240</text:p>
          </table:table-cell>
          <table:table-cell office:value-type="string" calcext:value-type="string">
            <text:p>https://api.github.com/repos/redtroy/sxj-src</text:p>
          </table:table-cell>
          <table:table-cell table:formula="of:=REPLACE([.B2658]; 1; 29; &quot;&quot;)" office:value-type="string" office:string-value="redtroy/sxj-src" calcext:value-type="string">
            <text:p>redtroy/sxj-src</text:p>
          </table:table-cell>
        </table:table-row>
        <table:table-row table:style-name="ro1">
          <table:table-cell office:value-type="float" office:value="11543796" calcext:value-type="float">
            <text:p>11543796</text:p>
          </table:table-cell>
          <table:table-cell office:value-type="string" calcext:value-type="string">
            <text:p>https://api.github.com/repos/gemoc/gemoc-studio</text:p>
          </table:table-cell>
          <table:table-cell table:formula="of:=REPLACE([.B2659]; 1; 29; &quot;&quot;)" office:value-type="string" office:string-value="gemoc/gemoc-studio" calcext:value-type="string">
            <text:p>gemoc/gemoc-studio</text:p>
          </table:table-cell>
        </table:table-row>
        <table:table-row table:style-name="ro1">
          <table:table-cell office:value-type="float" office:value="11547868" calcext:value-type="float">
            <text:p>11547868</text:p>
          </table:table-cell>
          <table:table-cell office:value-type="string" calcext:value-type="string">
            <text:p>https://api.github.com/repos/TridentSDK/Trident</text:p>
          </table:table-cell>
          <table:table-cell table:formula="of:=REPLACE([.B2660]; 1; 29; &quot;&quot;)" office:value-type="string" office:string-value="TridentSDK/Trident" calcext:value-type="string">
            <text:p>TridentSDK/Trident</text:p>
          </table:table-cell>
        </table:table-row>
        <table:table-row table:style-name="ro1">
          <table:table-cell office:value-type="float" office:value="11547932" calcext:value-type="float">
            <text:p>11547932</text:p>
          </table:table-cell>
          <table:table-cell office:value-type="string" calcext:value-type="string">
            <text:p>https://api.github.com/repos/TridentSDK/TridentSDK</text:p>
          </table:table-cell>
          <table:table-cell table:formula="of:=REPLACE([.B2661]; 1; 29; &quot;&quot;)" office:value-type="string" office:string-value="TridentSDK/TridentSDK" calcext:value-type="string">
            <text:p>TridentSDK/TridentSDK</text:p>
          </table:table-cell>
        </table:table-row>
        <table:table-row table:style-name="ro1">
          <table:table-cell office:value-type="float" office:value="11551386" calcext:value-type="float">
            <text:p>11551386</text:p>
          </table:table-cell>
          <table:table-cell office:value-type="string" calcext:value-type="string">
            <text:p>https://api.github.com/repos/numenta/htm.java</text:p>
          </table:table-cell>
          <table:table-cell table:formula="of:=REPLACE([.B2662]; 1; 29; &quot;&quot;)" office:value-type="string" office:string-value="numenta/htm.java" calcext:value-type="string">
            <text:p>numenta/htm.java</text:p>
          </table:table-cell>
        </table:table-row>
        <table:table-row table:style-name="ro1">
          <table:table-cell office:value-type="float" office:value="11564059" calcext:value-type="float">
            <text:p>11564059</text:p>
          </table:table-cell>
          <table:table-cell office:value-type="string" calcext:value-type="string">
            <text:p>https://api.github.com/repos/jaquadro/StorageDrawers</text:p>
          </table:table-cell>
          <table:table-cell table:formula="of:=REPLACE([.B2663]; 1; 29; &quot;&quot;)" office:value-type="string" office:string-value="jaquadro/StorageDrawers" calcext:value-type="string">
            <text:p>jaquadro/StorageDrawers</text:p>
          </table:table-cell>
        </table:table-row>
        <table:table-row table:style-name="ro1">
          <table:table-cell office:value-type="float" office:value="11581824" calcext:value-type="float">
            <text:p>11581824</text:p>
          </table:table-cell>
          <table:table-cell office:value-type="string" calcext:value-type="string">
            <text:p>https://api.github.com/repos/Skepter/AllAssets</text:p>
          </table:table-cell>
          <table:table-cell table:formula="of:=REPLACE([.B2664]; 1; 29; &quot;&quot;)" office:value-type="string" office:string-value="Skepter/AllAssets" calcext:value-type="string">
            <text:p>Skepter/AllAssets</text:p>
          </table:table-cell>
        </table:table-row>
        <table:table-row table:style-name="ro1">
          <table:table-cell office:value-type="float" office:value="11585218" calcext:value-type="float">
            <text:p>11585218</text:p>
          </table:table-cell>
          <table:table-cell office:value-type="string" calcext:value-type="string">
            <text:p>https://api.github.com/repos/NLPchina/elasticsearch-sql</text:p>
          </table:table-cell>
          <table:table-cell table:formula="of:=REPLACE([.B2665]; 1; 29; &quot;&quot;)" office:value-type="string" office:string-value="NLPchina/elasticsearch-sql" calcext:value-type="string">
            <text:p>NLPchina/elasticsearch-sql</text:p>
          </table:table-cell>
        </table:table-row>
        <table:table-row table:style-name="ro1">
          <table:table-cell office:value-type="float" office:value="11596470" calcext:value-type="float">
            <text:p>11596470</text:p>
          </table:table-cell>
          <table:table-cell office:value-type="string" calcext:value-type="string">
            <text:p>https://api.github.com/repos/phax/ph-web</text:p>
          </table:table-cell>
          <table:table-cell table:formula="of:=REPLACE([.B2666]; 1; 29; &quot;&quot;)" office:value-type="string" office:string-value="phax/ph-web" calcext:value-type="string">
            <text:p>phax/ph-web</text:p>
          </table:table-cell>
        </table:table-row>
        <table:table-row table:style-name="ro1">
          <table:table-cell office:value-type="float" office:value="11596720" calcext:value-type="float">
            <text:p>11596720</text:p>
          </table:table-cell>
          <table:table-cell office:value-type="string" calcext:value-type="string">
            <text:p>https://api.github.com/repos/balicamp/balicamp-lib-zk</text:p>
          </table:table-cell>
          <table:table-cell table:formula="of:=REPLACE([.B2667]; 1; 29; &quot;&quot;)" office:value-type="string" office:string-value="balicamp/balicamp-lib-zk" calcext:value-type="string">
            <text:p>balicamp/balicamp-lib-zk</text:p>
          </table:table-cell>
        </table:table-row>
        <table:table-row table:style-name="ro1">
          <table:table-cell office:value-type="float" office:value="11598286" calcext:value-type="float">
            <text:p>11598286</text:p>
          </table:table-cell>
          <table:table-cell office:value-type="string" calcext:value-type="string">
            <text:p>https://api.github.com/repos/Talend/tdi-studio-se</text:p>
          </table:table-cell>
          <table:table-cell table:formula="of:=REPLACE([.B2668]; 1; 29; &quot;&quot;)" office:value-type="string" office:string-value="Talend/tdi-studio-se" calcext:value-type="string">
            <text:p>Talend/tdi-studio-se</text:p>
          </table:table-cell>
        </table:table-row>
        <table:table-row table:style-name="ro1">
          <table:table-cell office:value-type="float" office:value="11606405" calcext:value-type="float">
            <text:p>11606405</text:p>
          </table:table-cell>
          <table:table-cell office:value-type="string" calcext:value-type="string">
            <text:p>https://api.github.com/repos/fuzhengjia/resaVLDTopology</text:p>
          </table:table-cell>
          <table:table-cell table:formula="of:=REPLACE([.B2669]; 1; 29; &quot;&quot;)" office:value-type="string" office:string-value="fuzhengjia/resaVLDTopology" calcext:value-type="string">
            <text:p>fuzhengjia/resaVLDTopology</text:p>
          </table:table-cell>
        </table:table-row>
        <table:table-row table:style-name="ro1">
          <table:table-cell office:value-type="float" office:value="11610797" calcext:value-type="float">
            <text:p>11610797</text:p>
          </table:table-cell>
          <table:table-cell office:value-type="string" calcext:value-type="string">
            <text:p>https://api.github.com/repos/apache/storm</text:p>
          </table:table-cell>
          <table:table-cell table:formula="of:=REPLACE([.B2670]; 1; 29; &quot;&quot;)" office:value-type="string" office:string-value="apache/storm" calcext:value-type="string">
            <text:p>apache/storm</text:p>
          </table:table-cell>
        </table:table-row>
        <table:table-row table:style-name="ro1">
          <table:table-cell office:value-type="float" office:value="11613715" calcext:value-type="float">
            <text:p>11613715</text:p>
          </table:table-cell>
          <table:table-cell office:value-type="string" calcext:value-type="string">
            <text:p>https://api.github.com/repos/astefanutti/camel-cdi</text:p>
          </table:table-cell>
          <table:table-cell table:formula="of:=REPLACE([.B2671]; 1; 29; &quot;&quot;)" office:value-type="string" office:string-value="astefanutti/camel-cdi" calcext:value-type="string">
            <text:p>astefanutti/camel-cdi</text:p>
          </table:table-cell>
        </table:table-row>
        <table:table-row table:style-name="ro1">
          <table:table-cell office:value-type="float" office:value="11625773" calcext:value-type="float">
            <text:p>11625773</text:p>
          </table:table-cell>
          <table:table-cell office:value-type="string" calcext:value-type="string">
            <text:p>https://api.github.com/repos/psywombats/mgne</text:p>
          </table:table-cell>
          <table:table-cell table:formula="of:=REPLACE([.B2672]; 1; 29; &quot;&quot;)" office:value-type="string" office:string-value="psywombats/mgne" calcext:value-type="string">
            <text:p>psywombats/mgne</text:p>
          </table:table-cell>
        </table:table-row>
        <table:table-row table:style-name="ro1">
          <table:table-cell office:value-type="float" office:value="11627061" calcext:value-type="float">
            <text:p>11627061</text:p>
          </table:table-cell>
          <table:table-cell office:value-type="string" calcext:value-type="string">
            <text:p>https://api.github.com/repos/jacksondan/ListaAcessivel</text:p>
          </table:table-cell>
          <table:table-cell table:formula="of:=REPLACE([.B2673]; 1; 29; &quot;&quot;)" office:value-type="string" office:string-value="jacksondan/ListaAcessivel" calcext:value-type="string">
            <text:p>jacksondan/ListaAcessivel</text:p>
          </table:table-cell>
        </table:table-row>
        <table:table-row table:style-name="ro1">
          <table:table-cell office:value-type="float" office:value="11627445" calcext:value-type="float">
            <text:p>11627445</text:p>
          </table:table-cell>
          <table:table-cell office:value-type="string" calcext:value-type="string">
            <text:p>https://api.github.com/repos/SpongePowered/SpongeAPI</text:p>
          </table:table-cell>
          <table:table-cell table:formula="of:=REPLACE([.B2674]; 1; 29; &quot;&quot;)" office:value-type="string" office:string-value="SpongePowered/SpongeAPI" calcext:value-type="string">
            <text:p>SpongePowered/SpongeAPI</text:p>
          </table:table-cell>
        </table:table-row>
        <table:table-row table:style-name="ro1">
          <table:table-cell office:value-type="float" office:value="11629866" calcext:value-type="float">
            <text:p>11629866</text:p>
          </table:table-cell>
          <table:table-cell office:value-type="string" calcext:value-type="string">
            <text:p>https://api.github.com/repos/paypal/SeLion</text:p>
          </table:table-cell>
          <table:table-cell table:formula="of:=REPLACE([.B2675]; 1; 29; &quot;&quot;)" office:value-type="string" office:string-value="paypal/SeLion" calcext:value-type="string">
            <text:p>paypal/SeLion</text:p>
          </table:table-cell>
        </table:table-row>
        <table:table-row table:style-name="ro1">
          <table:table-cell office:value-type="float" office:value="11631667" calcext:value-type="float">
            <text:p>11631667</text:p>
          </table:table-cell>
          <table:table-cell office:value-type="string" calcext:value-type="string">
            <text:p>https://api.github.com/repos/thompsct/SemGen</text:p>
          </table:table-cell>
          <table:table-cell table:formula="of:=REPLACE([.B2676]; 1; 29; &quot;&quot;)" office:value-type="string" office:string-value="thompsct/SemGen" calcext:value-type="string">
            <text:p>thompsct/SemGen</text:p>
          </table:table-cell>
        </table:table-row>
        <table:table-row table:style-name="ro1">
          <table:table-cell office:value-type="float" office:value="11637006" calcext:value-type="float">
            <text:p>11637006</text:p>
          </table:table-cell>
          <table:table-cell office:value-type="string" calcext:value-type="string">
            <text:p>https://api.github.com/repos/GlowstoneMC/Glowstone</text:p>
          </table:table-cell>
          <table:table-cell table:formula="of:=REPLACE([.B2677]; 1; 29; &quot;&quot;)" office:value-type="string" office:string-value="GlowstoneMC/Glowstone" calcext:value-type="string">
            <text:p>GlowstoneMC/Glowstone</text:p>
          </table:table-cell>
        </table:table-row>
        <table:table-row table:style-name="ro1">
          <table:table-cell office:value-type="float" office:value="11639995" calcext:value-type="float">
            <text:p>11639995</text:p>
          </table:table-cell>
          <table:table-cell office:value-type="string" calcext:value-type="string">
            <text:p>https://api.github.com/repos/marunjar/anewjkuapp</text:p>
          </table:table-cell>
          <table:table-cell table:formula="of:=REPLACE([.B2678]; 1; 29; &quot;&quot;)" office:value-type="string" office:string-value="marunjar/anewjkuapp" calcext:value-type="string">
            <text:p>marunjar/anewjkuapp</text:p>
          </table:table-cell>
        </table:table-row>
        <table:table-row table:style-name="ro1">
          <table:table-cell office:value-type="float" office:value="11645112" calcext:value-type="float">
            <text:p>11645112</text:p>
          </table:table-cell>
          <table:table-cell office:value-type="string" calcext:value-type="string">
            <text:p>https://api.github.com/repos/SpongePowered/SpongeForge</text:p>
          </table:table-cell>
          <table:table-cell table:formula="of:=REPLACE([.B2679]; 1; 29; &quot;&quot;)" office:value-type="string" office:string-value="SpongePowered/SpongeForge" calcext:value-type="string">
            <text:p>SpongePowered/SpongeForge</text:p>
          </table:table-cell>
        </table:table-row>
        <table:table-row table:style-name="ro1">
          <table:table-cell office:value-type="float" office:value="11650935" calcext:value-type="float">
            <text:p>11650935</text:p>
          </table:table-cell>
          <table:table-cell office:value-type="string" calcext:value-type="string">
            <text:p>https://api.github.com/repos/pantsbuild/intellij-pants-plugin</text:p>
          </table:table-cell>
          <table:table-cell table:formula="of:=REPLACE([.B2680]; 1; 29; &quot;&quot;)" office:value-type="string" office:string-value="pantsbuild/intellij-pants-plugin" calcext:value-type="string">
            <text:p>pantsbuild/intellij-pants-plugin</text:p>
          </table:table-cell>
        </table:table-row>
        <table:table-row table:style-name="ro1">
          <table:table-cell office:value-type="float" office:value="11653603" calcext:value-type="float">
            <text:p>11653603</text:p>
          </table:table-cell>
          <table:table-cell office:value-type="string" calcext:value-type="string">
            <text:p>https://api.github.com/repos/airokay/smash-ranks-android</text:p>
          </table:table-cell>
          <table:table-cell table:formula="of:=REPLACE([.B2681]; 1; 29; &quot;&quot;)" office:value-type="string" office:string-value="airokay/smash-ranks-android" calcext:value-type="string">
            <text:p>airokay/smash-ranks-android</text:p>
          </table:table-cell>
        </table:table-row>
        <table:table-row table:style-name="ro1">
          <table:table-cell office:value-type="float" office:value="11659110" calcext:value-type="float">
            <text:p>11659110</text:p>
          </table:table-cell>
          <table:table-cell office:value-type="string" calcext:value-type="string">
            <text:p>https://api.github.com/repos/phax/ph-pdf-layout</text:p>
          </table:table-cell>
          <table:table-cell table:formula="of:=REPLACE([.B2682]; 1; 29; &quot;&quot;)" office:value-type="string" office:string-value="phax/ph-pdf-layout" calcext:value-type="string">
            <text:p>phax/ph-pdf-layout</text:p>
          </table:table-cell>
        </table:table-row>
        <table:table-row table:style-name="ro1">
          <table:table-cell office:value-type="float" office:value="11663470" calcext:value-type="float">
            <text:p>11663470</text:p>
          </table:table-cell>
          <table:table-cell office:value-type="string" calcext:value-type="string">
            <text:p>https://api.github.com/repos/robertblust/cdo-server</text:p>
          </table:table-cell>
          <table:table-cell table:formula="of:=REPLACE([.B2683]; 1; 29; &quot;&quot;)" office:value-type="string" office:string-value="robertblust/cdo-server" calcext:value-type="string">
            <text:p>robertblust/cdo-server</text:p>
          </table:table-cell>
        </table:table-row>
        <table:table-row table:style-name="ro1">
          <table:table-cell office:value-type="float" office:value="11667667" calcext:value-type="float">
            <text:p>11667667</text:p>
          </table:table-cell>
          <table:table-cell office:value-type="string" calcext:value-type="string">
            <text:p>https://api.github.com/repos/gemini-hlsw/ocs</text:p>
          </table:table-cell>
          <table:table-cell table:formula="of:=REPLACE([.B2684]; 1; 29; &quot;&quot;)" office:value-type="string" office:string-value="gemini-hlsw/ocs" calcext:value-type="string">
            <text:p>gemini-hlsw/ocs</text:p>
          </table:table-cell>
        </table:table-row>
        <table:table-row table:style-name="ro1">
          <table:table-cell office:value-type="float" office:value="11668490" calcext:value-type="float">
            <text:p>11668490</text:p>
          </table:table-cell>
          <table:table-cell office:value-type="string" calcext:value-type="string">
            <text:p>https://api.github.com/repos/mafagafogigante/dungeon</text:p>
          </table:table-cell>
          <table:table-cell table:formula="of:=REPLACE([.B2685]; 1; 29; &quot;&quot;)" office:value-type="string" office:string-value="mafagafogigante/dungeon" calcext:value-type="string">
            <text:p>mafagafogigante/dungeon</text:p>
          </table:table-cell>
        </table:table-row>
        <table:table-row table:style-name="ro1">
          <table:table-cell office:value-type="float" office:value="11674684" calcext:value-type="float">
            <text:p>11674684</text:p>
          </table:table-cell>
          <table:table-cell office:value-type="string" calcext:value-type="string">
            <text:p>https://api.github.com/repos/MineMaarten/PneumaticCraft</text:p>
          </table:table-cell>
          <table:table-cell table:formula="of:=REPLACE([.B2686]; 1; 29; &quot;&quot;)" office:value-type="string" office:string-value="MineMaarten/PneumaticCraft" calcext:value-type="string">
            <text:p>MineMaarten/PneumaticCraft</text:p>
          </table:table-cell>
        </table:table-row>
        <table:table-row table:style-name="ro1">
          <table:table-cell office:value-type="float" office:value="11688242" calcext:value-type="float">
            <text:p>11688242</text:p>
          </table:table-cell>
          <table:table-cell office:value-type="string" calcext:value-type="string">
            <text:p>https://api.github.com/repos/migueljazz/tramite</text:p>
          </table:table-cell>
          <table:table-cell table:formula="of:=REPLACE([.B2687]; 1; 29; &quot;&quot;)" office:value-type="string" office:string-value="migueljazz/tramite" calcext:value-type="string">
            <text:p>migueljazz/tramite</text:p>
          </table:table-cell>
        </table:table-row>
        <table:table-row table:style-name="ro1">
          <table:table-cell office:value-type="float" office:value="11689789" calcext:value-type="float">
            <text:p>11689789</text:p>
          </table:table-cell>
          <table:table-cell office:value-type="string" calcext:value-type="string">
            <text:p>https://api.github.com/repos/Mendeley/mendeley-android-sdk</text:p>
          </table:table-cell>
          <table:table-cell table:formula="of:=REPLACE([.B2688]; 1; 29; &quot;&quot;)" office:value-type="string" office:string-value="Mendeley/mendeley-android-sdk" calcext:value-type="string">
            <text:p>Mendeley/mendeley-android-sdk</text:p>
          </table:table-cell>
        </table:table-row>
        <table:table-row table:style-name="ro1">
          <table:table-cell office:value-type="float" office:value="11695547" calcext:value-type="float">
            <text:p>11695547</text:p>
          </table:table-cell>
          <table:table-cell office:value-type="string" calcext:value-type="string">
            <text:p>https://api.github.com/repos/davidmoten/rtree</text:p>
          </table:table-cell>
          <table:table-cell table:formula="of:=REPLACE([.B2689]; 1; 29; &quot;&quot;)" office:value-type="string" office:string-value="davidmoten/rtree" calcext:value-type="string">
            <text:p>davidmoten/rtree</text:p>
          </table:table-cell>
        </table:table-row>
        <table:table-row table:style-name="ro1">
          <table:table-cell office:value-type="float" office:value="11700144" calcext:value-type="float">
            <text:p>11700144</text:p>
          </table:table-cell>
          <table:table-cell office:value-type="string" calcext:value-type="string">
            <text:p>https://api.github.com/repos/ski-matic/GiggerAndroid</text:p>
          </table:table-cell>
          <table:table-cell table:formula="of:=REPLACE([.B2690]; 1; 29; &quot;&quot;)" office:value-type="string" office:string-value="ski-matic/GiggerAndroid" calcext:value-type="string">
            <text:p>ski-matic/GiggerAndroid</text:p>
          </table:table-cell>
        </table:table-row>
        <table:table-row table:style-name="ro1">
          <table:table-cell office:value-type="float" office:value="11701448" calcext:value-type="float">
            <text:p>11701448</text:p>
          </table:table-cell>
          <table:table-cell office:value-type="string" calcext:value-type="string">
            <text:p>https://api.github.com/repos/bither/bitherj</text:p>
          </table:table-cell>
          <table:table-cell table:formula="of:=REPLACE([.B2691]; 1; 29; &quot;&quot;)" office:value-type="string" office:string-value="bither/bitherj" calcext:value-type="string">
            <text:p>bither/bitherj</text:p>
          </table:table-cell>
        </table:table-row>
        <table:table-row table:style-name="ro1">
          <table:table-cell office:value-type="float" office:value="11734319" calcext:value-type="float">
            <text:p>11734319</text:p>
          </table:table-cell>
          <table:table-cell office:value-type="string" calcext:value-type="string">
            <text:p>https://api.github.com/repos/cymcsg/UltimateAndroid</text:p>
          </table:table-cell>
          <table:table-cell table:formula="of:=REPLACE([.B2692]; 1; 29; &quot;&quot;)" office:value-type="string" office:string-value="cymcsg/UltimateAndroid" calcext:value-type="string">
            <text:p>cymcsg/UltimateAndroid</text:p>
          </table:table-cell>
        </table:table-row>
        <table:table-row table:style-name="ro1">
          <table:table-cell office:value-type="float" office:value="11734497" calcext:value-type="float">
            <text:p>11734497</text:p>
          </table:table-cell>
          <table:table-cell office:value-type="string" calcext:value-type="string">
            <text:p>https://api.github.com/repos/dita4publishers/dita4publishers</text:p>
          </table:table-cell>
          <table:table-cell table:formula="of:=REPLACE([.B2693]; 1; 29; &quot;&quot;)" office:value-type="string" office:string-value="dita4publishers/dita4publishers" calcext:value-type="string">
            <text:p>dita4publishers/dita4publishers</text:p>
          </table:table-cell>
        </table:table-row>
        <table:table-row table:style-name="ro1">
          <table:table-cell office:value-type="float" office:value="11739975" calcext:value-type="float">
            <text:p>11739975</text:p>
          </table:table-cell>
          <table:table-cell office:value-type="string" calcext:value-type="string">
            <text:p>https://api.github.com/repos/TruckMuncher/TruckMuncher-Android</text:p>
          </table:table-cell>
          <table:table-cell table:formula="of:=REPLACE([.B2694]; 1; 29; &quot;&quot;)" office:value-type="string" office:string-value="TruckMuncher/TruckMuncher-Android" calcext:value-type="string">
            <text:p>TruckMuncher/TruckMuncher-Android</text:p>
          </table:table-cell>
        </table:table-row>
        <table:table-row table:style-name="ro1">
          <table:table-cell office:value-type="float" office:value="11750659" calcext:value-type="float">
            <text:p>11750659</text:p>
          </table:table-cell>
          <table:table-cell office:value-type="string" calcext:value-type="string">
            <text:p>https://api.github.com/repos/spring-cloud/spring-cloud-bus</text:p>
          </table:table-cell>
          <table:table-cell table:formula="of:=REPLACE([.B2695]; 1; 29; &quot;&quot;)" office:value-type="string" office:string-value="spring-cloud/spring-cloud-bus" calcext:value-type="string">
            <text:p>spring-cloud/spring-cloud-bus</text:p>
          </table:table-cell>
        </table:table-row>
        <table:table-row table:style-name="ro1">
          <table:table-cell office:value-type="float" office:value="11750714" calcext:value-type="float">
            <text:p>11750714</text:p>
          </table:table-cell>
          <table:table-cell office:value-type="string" calcext:value-type="string">
            <text:p>https://api.github.com/repos/spring-cloud/spring-cloud-netflix</text:p>
          </table:table-cell>
          <table:table-cell table:formula="of:=REPLACE([.B2696]; 1; 29; &quot;&quot;)" office:value-type="string" office:string-value="spring-cloud/spring-cloud-netflix" calcext:value-type="string">
            <text:p>spring-cloud/spring-cloud-netflix</text:p>
          </table:table-cell>
        </table:table-row>
        <table:table-row table:style-name="ro1">
          <table:table-cell office:value-type="float" office:value="11751392" calcext:value-type="float">
            <text:p>11751392</text:p>
          </table:table-cell>
          <table:table-cell office:value-type="string" calcext:value-type="string">
            <text:p>https://api.github.com/repos/nwyxxj/hsemr</text:p>
          </table:table-cell>
          <table:table-cell table:formula="of:=REPLACE([.B2697]; 1; 29; &quot;&quot;)" office:value-type="string" office:string-value="nwyxxj/hsemr" calcext:value-type="string">
            <text:p>nwyxxj/hsemr</text:p>
          </table:table-cell>
        </table:table-row>
        <table:table-row table:style-name="ro1">
          <table:table-cell office:value-type="float" office:value="11752306" calcext:value-type="float">
            <text:p>11752306</text:p>
          </table:table-cell>
          <table:table-cell office:value-type="string" calcext:value-type="string">
            <text:p>https://api.github.com/repos/jwhitbeck/dendrite</text:p>
          </table:table-cell>
          <table:table-cell table:formula="of:=REPLACE([.B2698]; 1; 29; &quot;&quot;)" office:value-type="string" office:string-value="jwhitbeck/dendrite" calcext:value-type="string">
            <text:p>jwhitbeck/dendrite</text:p>
          </table:table-cell>
        </table:table-row>
        <table:table-row table:style-name="ro1">
          <table:table-cell office:value-type="float" office:value="11758028" calcext:value-type="float">
            <text:p>11758028</text:p>
          </table:table-cell>
          <table:table-cell office:value-type="string" calcext:value-type="string">
            <text:p>https://api.github.com/repos/piyushkp/DataStructure-Java</text:p>
          </table:table-cell>
          <table:table-cell table:formula="of:=REPLACE([.B2699]; 1; 29; &quot;&quot;)" office:value-type="string" office:string-value="piyushkp/DataStructure-Java" calcext:value-type="string">
            <text:p>piyushkp/DataStructure-Java</text:p>
          </table:table-cell>
        </table:table-row>
        <table:table-row table:style-name="ro1">
          <table:table-cell office:value-type="float" office:value="11758724" calcext:value-type="float">
            <text:p>11758724</text:p>
          </table:table-cell>
          <table:table-cell office:value-type="string" calcext:value-type="string">
            <text:p>https://api.github.com/repos/Sage-Bionetworks/BridgeJavaSDK</text:p>
          </table:table-cell>
          <table:table-cell table:formula="of:=REPLACE([.B2700]; 1; 29; &quot;&quot;)" office:value-type="string" office:string-value="Sage-Bionetworks/BridgeJavaSDK" calcext:value-type="string">
            <text:p>Sage-Bionetworks/BridgeJavaSDK</text:p>
          </table:table-cell>
        </table:table-row>
        <table:table-row table:style-name="ro1">
          <table:table-cell office:value-type="float" office:value="11763671" calcext:value-type="float">
            <text:p>11763671</text:p>
          </table:table-cell>
          <table:table-cell office:value-type="string" calcext:value-type="string">
            <text:p>https://api.github.com/repos/wizzardo/http</text:p>
          </table:table-cell>
          <table:table-cell table:formula="of:=REPLACE([.B2701]; 1; 29; &quot;&quot;)" office:value-type="string" office:string-value="wizzardo/http" calcext:value-type="string">
            <text:p>wizzardo/http</text:p>
          </table:table-cell>
        </table:table-row>
        <table:table-row table:style-name="ro1">
          <table:table-cell office:value-type="float" office:value="11766726" calcext:value-type="float">
            <text:p>11766726</text:p>
          </table:table-cell>
          <table:table-cell office:value-type="string" calcext:value-type="string">
            <text:p>https://api.github.com/repos/deeplearning4j/nd4j</text:p>
          </table:table-cell>
          <table:table-cell table:formula="of:=REPLACE([.B2702]; 1; 29; &quot;&quot;)" office:value-type="string" office:string-value="deeplearning4j/nd4j" calcext:value-type="string">
            <text:p>deeplearning4j/nd4j</text:p>
          </table:table-cell>
        </table:table-row>
        <table:table-row table:style-name="ro1">
          <table:table-cell office:value-type="float" office:value="11769435" calcext:value-type="float">
            <text:p>11769435</text:p>
          </table:table-cell>
          <table:table-cell office:value-type="string" calcext:value-type="string">
            <text:p>https://api.github.com/repos/tsantalis/JDeodorant</text:p>
          </table:table-cell>
          <table:table-cell table:formula="of:=REPLACE([.B2703]; 1; 29; &quot;&quot;)" office:value-type="string" office:string-value="tsantalis/JDeodorant" calcext:value-type="string">
            <text:p>tsantalis/JDeodorant</text:p>
          </table:table-cell>
        </table:table-row>
        <table:table-row table:style-name="ro1">
          <table:table-cell office:value-type="float" office:value="11770629" calcext:value-type="float">
            <text:p>11770629</text:p>
          </table:table-cell>
          <table:table-cell office:value-type="string" calcext:value-type="string">
            <text:p>https://api.github.com/repos/RWTH-i5-IDSG/BikeMan</text:p>
          </table:table-cell>
          <table:table-cell table:formula="of:=REPLACE([.B2704]; 1; 29; &quot;&quot;)" office:value-type="string" office:string-value="RWTH-i5-IDSG/BikeMan" calcext:value-type="string">
            <text:p>RWTH-i5-IDSG/BikeMan</text:p>
          </table:table-cell>
        </table:table-row>
        <table:table-row table:style-name="ro1">
          <table:table-cell office:value-type="float" office:value="11773271" calcext:value-type="float">
            <text:p>11773271</text:p>
          </table:table-cell>
          <table:table-cell office:value-type="string" calcext:value-type="string">
            <text:p>https://api.github.com/repos/blackdoor/DAC</text:p>
          </table:table-cell>
          <table:table-cell table:formula="of:=REPLACE([.B2705]; 1; 29; &quot;&quot;)" office:value-type="string" office:string-value="blackdoor/DAC" calcext:value-type="string">
            <text:p>blackdoor/DAC</text:p>
          </table:table-cell>
        </table:table-row>
        <table:table-row table:style-name="ro1">
          <table:table-cell office:value-type="float" office:value="11779318" calcext:value-type="float">
            <text:p>11779318</text:p>
          </table:table-cell>
          <table:table-cell office:value-type="string" calcext:value-type="string">
            <text:p>https://api.github.com/repos/OpenHFT/Chronicle-Queue</text:p>
          </table:table-cell>
          <table:table-cell table:formula="of:=REPLACE([.B2706]; 1; 29; &quot;&quot;)" office:value-type="string" office:string-value="OpenHFT/Chronicle-Queue" calcext:value-type="string">
            <text:p>OpenHFT/Chronicle-Queue</text:p>
          </table:table-cell>
        </table:table-row>
        <table:table-row table:style-name="ro1">
          <table:table-cell office:value-type="float" office:value="11781700" calcext:value-type="float">
            <text:p>11781700</text:p>
          </table:table-cell>
          <table:table-cell office:value-type="string" calcext:value-type="string">
            <text:p>https://api.github.com/repos/CovertJaguar/Railcraft</text:p>
          </table:table-cell>
          <table:table-cell table:formula="of:=REPLACE([.B2707]; 1; 29; &quot;&quot;)" office:value-type="string" office:string-value="CovertJaguar/Railcraft" calcext:value-type="string">
            <text:p>CovertJaguar/Railcraft</text:p>
          </table:table-cell>
        </table:table-row>
        <table:table-row table:style-name="ro1">
          <table:table-cell office:value-type="float" office:value="11787463" calcext:value-type="float">
            <text:p>11787463</text:p>
          </table:table-cell>
          <table:table-cell office:value-type="string" calcext:value-type="string">
            <text:p>https://api.github.com/repos/flaxsearch/BioSolr</text:p>
          </table:table-cell>
          <table:table-cell table:formula="of:=REPLACE([.B2708]; 1; 29; &quot;&quot;)" office:value-type="string" office:string-value="flaxsearch/BioSolr" calcext:value-type="string">
            <text:p>flaxsearch/BioSolr</text:p>
          </table:table-cell>
        </table:table-row>
        <table:table-row table:style-name="ro1">
          <table:table-cell office:value-type="float" office:value="11791245" calcext:value-type="float">
            <text:p>11791245</text:p>
          </table:table-cell>
          <table:table-cell office:value-type="string" calcext:value-type="string">
            <text:p>https://api.github.com/repos/richwps/modelbuilder</text:p>
          </table:table-cell>
          <table:table-cell table:formula="of:=REPLACE([.B2709]; 1; 29; &quot;&quot;)" office:value-type="string" office:string-value="richwps/modelbuilder" calcext:value-type="string">
            <text:p>richwps/modelbuilder</text:p>
          </table:table-cell>
        </table:table-row>
        <table:table-row table:style-name="ro1">
          <table:table-cell office:value-type="float" office:value="11793080" calcext:value-type="float">
            <text:p>11793080</text:p>
          </table:table-cell>
          <table:table-cell office:value-type="string" calcext:value-type="string">
            <text:p>https://api.github.com/repos/caskdata/cdap</text:p>
          </table:table-cell>
          <table:table-cell table:formula="of:=REPLACE([.B2710]; 1; 29; &quot;&quot;)" office:value-type="string" office:string-value="caskdata/cdap" calcext:value-type="string">
            <text:p>caskdata/cdap</text:p>
          </table:table-cell>
        </table:table-row>
        <table:table-row table:style-name="ro1">
          <table:table-cell office:value-type="float" office:value="11793869" calcext:value-type="float">
            <text:p>11793869</text:p>
          </table:table-cell>
          <table:table-cell office:value-type="string" calcext:value-type="string">
            <text:p>https://api.github.com/repos/caskdata/coopr</text:p>
          </table:table-cell>
          <table:table-cell table:formula="of:=REPLACE([.B2711]; 1; 29; &quot;&quot;)" office:value-type="string" office:string-value="caskdata/coopr" calcext:value-type="string">
            <text:p>caskdata/coopr</text:p>
          </table:table-cell>
        </table:table-row>
        <table:table-row table:style-name="ro1">
          <table:table-cell office:value-type="float" office:value="11796947" calcext:value-type="float">
            <text:p>11796947</text:p>
          </table:table-cell>
          <table:table-cell office:value-type="string" calcext:value-type="string">
            <text:p>https://api.github.com/repos/OpenConext/OpenConext-dashboard</text:p>
          </table:table-cell>
          <table:table-cell table:formula="of:=REPLACE([.B2712]; 1; 29; &quot;&quot;)" office:value-type="string" office:string-value="OpenConext/OpenConext-dashboard" calcext:value-type="string">
            <text:p>OpenConext/OpenConext-dashboard</text:p>
          </table:table-cell>
        </table:table-row>
        <table:table-row table:style-name="ro1">
          <table:table-cell office:value-type="float" office:value="11797075" calcext:value-type="float">
            <text:p>11797075</text:p>
          </table:table-cell>
          <table:table-cell office:value-type="string" calcext:value-type="string">
            <text:p>https://api.github.com/repos/AppliedEnergistics/Applied-Energistics-2</text:p>
          </table:table-cell>
          <table:table-cell table:formula="of:=REPLACE([.B2713]; 1; 29; &quot;&quot;)" office:value-type="string" office:string-value="AppliedEnergistics/Applied-Energistics-2" calcext:value-type="string">
            <text:p>AppliedEnergistics/Applied-Energistics-2</text:p>
          </table:table-cell>
        </table:table-row>
        <table:table-row table:style-name="ro1">
          <table:table-cell office:value-type="float" office:value="11797542" calcext:value-type="float">
            <text:p>11797542</text:p>
          </table:table-cell>
          <table:table-cell office:value-type="string" calcext:value-type="string">
            <text:p>https://api.github.com/repos/thm-projects/arsnova-backend</text:p>
          </table:table-cell>
          <table:table-cell table:formula="of:=REPLACE([.B2714]; 1; 29; &quot;&quot;)" office:value-type="string" office:string-value="thm-projects/arsnova-backend" calcext:value-type="string">
            <text:p>thm-projects/arsnova-backend</text:p>
          </table:table-cell>
        </table:table-row>
        <table:table-row table:style-name="ro1">
          <table:table-cell office:value-type="float" office:value="11805998" calcext:value-type="float">
            <text:p>11805998</text:p>
          </table:table-cell>
          <table:table-cell office:value-type="string" calcext:value-type="string">
            <text:p>https://api.github.com/repos/payara/Payara</text:p>
          </table:table-cell>
          <table:table-cell table:formula="of:=REPLACE([.B2715]; 1; 29; &quot;&quot;)" office:value-type="string" office:string-value="payara/Payara" calcext:value-type="string">
            <text:p>payara/Payara</text:p>
          </table:table-cell>
        </table:table-row>
        <table:table-row table:style-name="ro1">
          <table:table-cell office:value-type="float" office:value="11808700" calcext:value-type="float">
            <text:p>11808700</text:p>
          </table:table-cell>
          <table:table-cell office:value-type="string" calcext:value-type="string">
            <text:p>https://api.github.com/repos/mahmoudparsian/data-algorithms-book</text:p>
          </table:table-cell>
          <table:table-cell table:formula="of:=REPLACE([.B2716]; 1; 29; &quot;&quot;)" office:value-type="string" office:string-value="mahmoudparsian/data-algorithms-book" calcext:value-type="string">
            <text:p>mahmoudparsian/data-algorithms-book</text:p>
          </table:table-cell>
        </table:table-row>
        <table:table-row table:style-name="ro1">
          <table:table-cell office:value-type="float" office:value="11808890" calcext:value-type="float">
            <text:p>11808890</text:p>
          </table:table-cell>
          <table:table-cell office:value-type="string" calcext:value-type="string">
            <text:p>https://api.github.com/repos/dragon66/icafe</text:p>
          </table:table-cell>
          <table:table-cell table:formula="of:=REPLACE([.B2717]; 1; 29; &quot;&quot;)" office:value-type="string" office:string-value="dragon66/icafe" calcext:value-type="string">
            <text:p>dragon66/icafe</text:p>
          </table:table-cell>
        </table:table-row>
        <table:table-row table:style-name="ro1">
          <table:table-cell office:value-type="float" office:value="11813432" calcext:value-type="float">
            <text:p>11813432</text:p>
          </table:table-cell>
          <table:table-cell office:value-type="string" calcext:value-type="string">
            <text:p>https://api.github.com/repos/denzilferreira/aware-client</text:p>
          </table:table-cell>
          <table:table-cell table:formula="of:=REPLACE([.B2718]; 1; 29; &quot;&quot;)" office:value-type="string" office:string-value="denzilferreira/aware-client" calcext:value-type="string">
            <text:p>denzilferreira/aware-client</text:p>
          </table:table-cell>
        </table:table-row>
        <table:table-row table:style-name="ro1">
          <table:table-cell office:value-type="float" office:value="11818600" calcext:value-type="float">
            <text:p>11818600</text:p>
          </table:table-cell>
          <table:table-cell office:value-type="string" calcext:value-type="string">
            <text:p>https://api.github.com/repos/MattiasBuelens/MazeStormer</text:p>
          </table:table-cell>
          <table:table-cell table:formula="of:=REPLACE([.B2719]; 1; 29; &quot;&quot;)" office:value-type="string" office:string-value="MattiasBuelens/MazeStormer" calcext:value-type="string">
            <text:p>MattiasBuelens/MazeStormer</text:p>
          </table:table-cell>
        </table:table-row>
        <table:table-row table:style-name="ro1">
          <table:table-cell office:value-type="float" office:value="11821702" calcext:value-type="float">
            <text:p>11821702</text:p>
          </table:table-cell>
          <table:table-cell office:value-type="string" calcext:value-type="string">
            <text:p>https://api.github.com/repos/OpenTOSCA/container</text:p>
          </table:table-cell>
          <table:table-cell table:formula="of:=REPLACE([.B2720]; 1; 29; &quot;&quot;)" office:value-type="string" office:string-value="OpenTOSCA/container" calcext:value-type="string">
            <text:p>OpenTOSCA/container</text:p>
          </table:table-cell>
        </table:table-row>
        <table:table-row table:style-name="ro1">
          <table:table-cell office:value-type="float" office:value="11825997" calcext:value-type="float">
            <text:p>11825997</text:p>
          </table:table-cell>
          <table:table-cell office:value-type="string" calcext:value-type="string">
            <text:p>https://api.github.com/repos/spring-cloud/spring-cloud-config</text:p>
          </table:table-cell>
          <table:table-cell table:formula="of:=REPLACE([.B2721]; 1; 29; &quot;&quot;)" office:value-type="string" office:string-value="spring-cloud/spring-cloud-config" calcext:value-type="string">
            <text:p>spring-cloud/spring-cloud-config</text:p>
          </table:table-cell>
        </table:table-row>
        <table:table-row table:style-name="ro1">
          <table:table-cell office:value-type="float" office:value="11828005" calcext:value-type="float">
            <text:p>11828005</text:p>
          </table:table-cell>
          <table:table-cell office:value-type="string" calcext:value-type="string">
            <text:p>https://api.github.com/repos/calblueprint/watershed</text:p>
          </table:table-cell>
          <table:table-cell table:formula="of:=REPLACE([.B2722]; 1; 29; &quot;&quot;)" office:value-type="string" office:string-value="calblueprint/watershed" calcext:value-type="string">
            <text:p>calblueprint/watershed</text:p>
          </table:table-cell>
        </table:table-row>
        <table:table-row table:style-name="ro1">
          <table:table-cell office:value-type="float" office:value="11832201" calcext:value-type="float">
            <text:p>11832201</text:p>
          </table:table-cell>
          <table:table-cell office:value-type="string" calcext:value-type="string">
            <text:p>https://api.github.com/repos/Swifta/PSAWebPortal</text:p>
          </table:table-cell>
          <table:table-cell table:formula="of:=REPLACE([.B2723]; 1; 29; &quot;&quot;)" office:value-type="string" office:string-value="Swifta/PSAWebPortal" calcext:value-type="string">
            <text:p>Swifta/PSAWebPortal</text:p>
          </table:table-cell>
        </table:table-row>
        <table:table-row table:style-name="ro1">
          <table:table-cell office:value-type="float" office:value="11832442" calcext:value-type="float">
            <text:p>11832442</text:p>
          </table:table-cell>
          <table:table-cell office:value-type="string" calcext:value-type="string">
            <text:p>https://api.github.com/repos/Maxr1998/MaxLock</text:p>
          </table:table-cell>
          <table:table-cell table:formula="of:=REPLACE([.B2724]; 1; 29; &quot;&quot;)" office:value-type="string" office:string-value="Maxr1998/MaxLock" calcext:value-type="string">
            <text:p>Maxr1998/MaxLock</text:p>
          </table:table-cell>
        </table:table-row>
        <table:table-row table:style-name="ro1">
          <table:table-cell office:value-type="float" office:value="11837834" calcext:value-type="float">
            <text:p>11837834</text:p>
          </table:table-cell>
          <table:table-cell office:value-type="string" calcext:value-type="string">
            <text:p>https://api.github.com/repos/calblueprint/phc</text:p>
          </table:table-cell>
          <table:table-cell table:formula="of:=REPLACE([.B2725]; 1; 29; &quot;&quot;)" office:value-type="string" office:string-value="calblueprint/phc" calcext:value-type="string">
            <text:p>calblueprint/phc</text:p>
          </table:table-cell>
        </table:table-row>
        <table:table-row table:style-name="ro1">
          <table:table-cell office:value-type="float" office:value="11838677" calcext:value-type="float">
            <text:p>11838677</text:p>
          </table:table-cell>
          <table:table-cell office:value-type="string" calcext:value-type="string">
            <text:p>https://api.github.com/repos/liferay/liferay-screens</text:p>
          </table:table-cell>
          <table:table-cell table:formula="of:=REPLACE([.B2726]; 1; 29; &quot;&quot;)" office:value-type="string" office:string-value="liferay/liferay-screens" calcext:value-type="string">
            <text:p>liferay/liferay-screens</text:p>
          </table:table-cell>
        </table:table-row>
        <table:table-row table:style-name="ro1">
          <table:table-cell office:value-type="float" office:value="11856018" calcext:value-type="float">
            <text:p>11856018</text:p>
          </table:table-cell>
          <table:table-cell office:value-type="string" calcext:value-type="string">
            <text:p>https://api.github.com/repos/AnyFetch/companion</text:p>
          </table:table-cell>
          <table:table-cell table:formula="of:=REPLACE([.B2727]; 1; 29; &quot;&quot;)" office:value-type="string" office:string-value="AnyFetch/companion" calcext:value-type="string">
            <text:p>AnyFetch/companion</text:p>
          </table:table-cell>
        </table:table-row>
        <table:table-row table:style-name="ro1">
          <table:table-cell office:value-type="float" office:value="11870777" calcext:value-type="float">
            <text:p>11870777</text:p>
          </table:table-cell>
          <table:table-cell office:value-type="string" calcext:value-type="string">
            <text:p>https://api.github.com/repos/ToeBee/myjosm</text:p>
          </table:table-cell>
          <table:table-cell table:formula="of:=REPLACE([.B2728]; 1; 29; &quot;&quot;)" office:value-type="string" office:string-value="ToeBee/myjosm" calcext:value-type="string">
            <text:p>ToeBee/myjosm</text:p>
          </table:table-cell>
        </table:table-row>
        <table:table-row table:style-name="ro1">
          <table:table-cell office:value-type="float" office:value="11917293" calcext:value-type="float">
            <text:p>11917293</text:p>
          </table:table-cell>
          <table:table-cell office:value-type="string" calcext:value-type="string">
            <text:p>https://api.github.com/repos/dbflute/dbflute-core</text:p>
          </table:table-cell>
          <table:table-cell table:formula="of:=REPLACE([.B2729]; 1; 29; &quot;&quot;)" office:value-type="string" office:string-value="dbflute/dbflute-core" calcext:value-type="string">
            <text:p>dbflute/dbflute-core</text:p>
          </table:table-cell>
        </table:table-row>
        <table:table-row table:style-name="ro1">
          <table:table-cell office:value-type="float" office:value="11918505" calcext:value-type="float">
            <text:p>11918505</text:p>
          </table:table-cell>
          <table:table-cell office:value-type="string" calcext:value-type="string">
            <text:p>https://api.github.com/repos/harrifeng/java-in-action</text:p>
          </table:table-cell>
          <table:table-cell table:formula="of:=REPLACE([.B2730]; 1; 29; &quot;&quot;)" office:value-type="string" office:string-value="harrifeng/java-in-action" calcext:value-type="string">
            <text:p>harrifeng/java-in-action</text:p>
          </table:table-cell>
        </table:table-row>
        <table:table-row table:style-name="ro1">
          <table:table-cell office:value-type="float" office:value="11931107" calcext:value-type="float">
            <text:p>11931107</text:p>
          </table:table-cell>
          <table:table-cell office:value-type="string" calcext:value-type="string">
            <text:p>https://api.github.com/repos/spring-cloud/spring-cloud-cli</text:p>
          </table:table-cell>
          <table:table-cell table:formula="of:=REPLACE([.B2731]; 1; 29; &quot;&quot;)" office:value-type="string" office:string-value="spring-cloud/spring-cloud-cli" calcext:value-type="string">
            <text:p>spring-cloud/spring-cloud-cli</text:p>
          </table:table-cell>
        </table:table-row>
        <table:table-row table:style-name="ro1">
          <table:table-cell office:value-type="float" office:value="12044768" calcext:value-type="float">
            <text:p>12044768</text:p>
          </table:table-cell>
          <table:table-cell office:value-type="string" calcext:value-type="string">
            <text:p>https://api.github.com/repos/wisegps/baba</text:p>
          </table:table-cell>
          <table:table-cell table:formula="of:=REPLACE([.B2732]; 1; 29; &quot;&quot;)" office:value-type="string" office:string-value="wisegps/baba" calcext:value-type="string">
            <text:p>wisegps/baba</text:p>
          </table:table-cell>
        </table:table-row>
        <table:table-row table:style-name="ro1">
          <table:table-cell office:value-type="float" office:value="12066163" calcext:value-type="float">
            <text:p>12066163</text:p>
          </table:table-cell>
          <table:table-cell office:value-type="string" calcext:value-type="string">
            <text:p>https://api.github.com/repos/jdr0887/MaPSeq-Distribution</text:p>
          </table:table-cell>
          <table:table-cell table:formula="of:=REPLACE([.B2733]; 1; 29; &quot;&quot;)" office:value-type="string" office:string-value="jdr0887/MaPSeq-Distribution" calcext:value-type="string">
            <text:p>jdr0887/MaPSeq-Distribution</text:p>
          </table:table-cell>
        </table:table-row>
        <table:table-row table:style-name="ro1">
          <table:table-cell office:value-type="float" office:value="12094416" calcext:value-type="float">
            <text:p>12094416</text:p>
          </table:table-cell>
          <table:table-cell office:value-type="string" calcext:value-type="string">
            <text:p>https://api.github.com/repos/BeagleLab/beagle</text:p>
          </table:table-cell>
          <table:table-cell table:formula="of:=REPLACE([.B2734]; 1; 29; &quot;&quot;)" office:value-type="string" office:string-value="BeagleLab/beagle" calcext:value-type="string">
            <text:p>BeagleLab/beagle</text:p>
          </table:table-cell>
        </table:table-row>
        <table:table-row table:style-name="ro1">
          <table:table-cell office:value-type="float" office:value="12099740" calcext:value-type="float">
            <text:p>12099740</text:p>
          </table:table-cell>
          <table:table-cell office:value-type="string" calcext:value-type="string">
            <text:p>https://api.github.com/repos/eitchnet/strolch</text:p>
          </table:table-cell>
          <table:table-cell table:formula="of:=REPLACE([.B2735]; 1; 29; &quot;&quot;)" office:value-type="string" office:string-value="eitchnet/strolch" calcext:value-type="string">
            <text:p>eitchnet/strolch</text:p>
          </table:table-cell>
        </table:table-row>
        <table:table-row table:style-name="ro1">
          <table:table-cell office:value-type="float" office:value="12115113" calcext:value-type="float">
            <text:p>12115113</text:p>
          </table:table-cell>
          <table:table-cell office:value-type="string" calcext:value-type="string">
            <text:p>https://api.github.com/repos/LapisBlue/Pore</text:p>
          </table:table-cell>
          <table:table-cell table:formula="of:=REPLACE([.B2736]; 1; 29; &quot;&quot;)" office:value-type="string" office:string-value="LapisBlue/Pore" calcext:value-type="string">
            <text:p>LapisBlue/Pore</text:p>
          </table:table-cell>
        </table:table-row>
        <table:table-row table:style-name="ro1">
          <table:table-cell office:value-type="float" office:value="12118816" calcext:value-type="float">
            <text:p>12118816</text:p>
          </table:table-cell>
          <table:table-cell office:value-type="string" calcext:value-type="string">
            <text:p>https://api.github.com/repos/dantetam/civgame</text:p>
          </table:table-cell>
          <table:table-cell table:formula="of:=REPLACE([.B2737]; 1; 29; &quot;&quot;)" office:value-type="string" office:string-value="dantetam/civgame" calcext:value-type="string">
            <text:p>dantetam/civgame</text:p>
          </table:table-cell>
        </table:table-row>
        <table:table-row table:style-name="ro1">
          <table:table-cell office:value-type="float" office:value="12122233" calcext:value-type="float">
            <text:p>12122233</text:p>
          </table:table-cell>
          <table:table-cell office:value-type="string" calcext:value-type="string">
            <text:p>https://api.github.com/repos/Qabel/qabel-core</text:p>
          </table:table-cell>
          <table:table-cell table:formula="of:=REPLACE([.B2738]; 1; 29; &quot;&quot;)" office:value-type="string" office:string-value="Qabel/qabel-core" calcext:value-type="string">
            <text:p>Qabel/qabel-core</text:p>
          </table:table-cell>
        </table:table-row>
        <table:table-row table:style-name="ro1">
          <table:table-cell office:value-type="float" office:value="12122557" calcext:value-type="float">
            <text:p>12122557</text:p>
          </table:table-cell>
          <table:table-cell office:value-type="string" calcext:value-type="string">
            <text:p>https://api.github.com/repos/Tri-NventSystemsInc/web-tri-accounting</text:p>
          </table:table-cell>
          <table:table-cell table:formula="of:=REPLACE([.B2739]; 1; 29; &quot;&quot;)" office:value-type="string" office:string-value="Tri-NventSystemsInc/web-tri-accounting" calcext:value-type="string">
            <text:p>Tri-NventSystemsInc/web-tri-accounting</text:p>
          </table:table-cell>
        </table:table-row>
        <table:table-row table:style-name="ro1">
          <table:table-cell office:value-type="float" office:value="12123306" calcext:value-type="float">
            <text:p>12123306</text:p>
          </table:table-cell>
          <table:table-cell office:value-type="string" calcext:value-type="string">
            <text:p>https://api.github.com/repos/james-hu/jabb-core</text:p>
          </table:table-cell>
          <table:table-cell table:formula="of:=REPLACE([.B2740]; 1; 29; &quot;&quot;)" office:value-type="string" office:string-value="james-hu/jabb-core" calcext:value-type="string">
            <text:p>james-hu/jabb-core</text:p>
          </table:table-cell>
        </table:table-row>
        <table:table-row table:style-name="ro1">
          <table:table-cell office:value-type="float" office:value="12133121" calcext:value-type="float">
            <text:p>12133121</text:p>
          </table:table-cell>
          <table:table-cell office:value-type="string" calcext:value-type="string">
            <text:p>https://api.github.com/repos/SiLeBAT/PMM-Lab</text:p>
          </table:table-cell>
          <table:table-cell table:formula="of:=REPLACE([.B2741]; 1; 29; &quot;&quot;)" office:value-type="string" office:string-value="SiLeBAT/PMM-Lab" calcext:value-type="string">
            <text:p>SiLeBAT/PMM-Lab</text:p>
          </table:table-cell>
        </table:table-row>
        <table:table-row table:style-name="ro1">
          <table:table-cell office:value-type="float" office:value="12135314" calcext:value-type="float">
            <text:p>12135314</text:p>
          </table:table-cell>
          <table:table-cell office:value-type="string" calcext:value-type="string">
            <text:p>https://api.github.com/repos/fgatti675/cahueAndroid</text:p>
          </table:table-cell>
          <table:table-cell table:formula="of:=REPLACE([.B2742]; 1; 29; &quot;&quot;)" office:value-type="string" office:string-value="fgatti675/cahueAndroid" calcext:value-type="string">
            <text:p>fgatti675/cahueAndroid</text:p>
          </table:table-cell>
        </table:table-row>
        <table:table-row table:style-name="ro1">
          <table:table-cell office:value-type="float" office:value="12141002" calcext:value-type="float">
            <text:p>12141002</text:p>
          </table:table-cell>
          <table:table-cell office:value-type="string" calcext:value-type="string">
            <text:p>https://api.github.com/repos/GluuFederation/oxd</text:p>
          </table:table-cell>
          <table:table-cell table:formula="of:=REPLACE([.B2743]; 1; 29; &quot;&quot;)" office:value-type="string" office:string-value="GluuFederation/oxd" calcext:value-type="string">
            <text:p>GluuFederation/oxd</text:p>
          </table:table-cell>
        </table:table-row>
        <table:table-row table:style-name="ro1">
          <table:table-cell office:value-type="float" office:value="12143760" calcext:value-type="float">
            <text:p>12143760</text:p>
          </table:table-cell>
          <table:table-cell office:value-type="string" calcext:value-type="string">
            <text:p>https://api.github.com/repos/realm/realm-java</text:p>
          </table:table-cell>
          <table:table-cell table:formula="of:=REPLACE([.B2744]; 1; 29; &quot;&quot;)" office:value-type="string" office:string-value="realm/realm-java" calcext:value-type="string">
            <text:p>realm/realm-java</text:p>
          </table:table-cell>
        </table:table-row>
        <table:table-row table:style-name="ro1">
          <table:table-cell office:value-type="float" office:value="12143834" calcext:value-type="float">
            <text:p>12143834</text:p>
          </table:table-cell>
          <table:table-cell office:value-type="string" calcext:value-type="string">
            <text:p>https://api.github.com/repos/feroult/yawp</text:p>
          </table:table-cell>
          <table:table-cell table:formula="of:=REPLACE([.B2745]; 1; 29; &quot;&quot;)" office:value-type="string" office:string-value="feroult/yawp" calcext:value-type="string">
            <text:p>feroult/yawp</text:p>
          </table:table-cell>
        </table:table-row>
        <table:table-row table:style-name="ro1">
          <table:table-cell office:value-type="float" office:value="12156045" calcext:value-type="float">
            <text:p>12156045</text:p>
          </table:table-cell>
          <table:table-cell office:value-type="string" calcext:value-type="string">
            <text:p>https://api.github.com/repos/davide-maestroni/jroutine</text:p>
          </table:table-cell>
          <table:table-cell table:formula="of:=REPLACE([.B2746]; 1; 29; &quot;&quot;)" office:value-type="string" office:string-value="davide-maestroni/jroutine" calcext:value-type="string">
            <text:p>davide-maestroni/jroutine</text:p>
          </table:table-cell>
        </table:table-row>
        <table:table-row table:style-name="ro1">
          <table:table-cell office:value-type="float" office:value="12169301" calcext:value-type="float">
            <text:p>12169301</text:p>
          </table:table-cell>
          <table:table-cell office:value-type="string" calcext:value-type="string">
            <text:p>https://api.github.com/repos/OpenSOC/opensoc-streaming</text:p>
          </table:table-cell>
          <table:table-cell table:formula="of:=REPLACE([.B2747]; 1; 29; &quot;&quot;)" office:value-type="string" office:string-value="OpenSOC/opensoc-streaming" calcext:value-type="string">
            <text:p>OpenSOC/opensoc-streaming</text:p>
          </table:table-cell>
        </table:table-row>
        <table:table-row table:style-name="ro1">
          <table:table-cell office:value-type="float" office:value="12179074" calcext:value-type="float">
            <text:p>12179074</text:p>
          </table:table-cell>
          <table:table-cell office:value-type="string" calcext:value-type="string">
            <text:p>https://api.github.com/repos/mezz/JustEnoughItems</text:p>
          </table:table-cell>
          <table:table-cell table:formula="of:=REPLACE([.B2748]; 1; 29; &quot;&quot;)" office:value-type="string" office:string-value="mezz/JustEnoughItems" calcext:value-type="string">
            <text:p>mezz/JustEnoughItems</text:p>
          </table:table-cell>
        </table:table-row>
        <table:table-row table:style-name="ro1">
          <table:table-cell office:value-type="float" office:value="12187659" calcext:value-type="float">
            <text:p>12187659</text:p>
          </table:table-cell>
          <table:table-cell office:value-type="string" calcext:value-type="string">
            <text:p>https://api.github.com/repos/google/physical-web</text:p>
          </table:table-cell>
          <table:table-cell table:formula="of:=REPLACE([.B2749]; 1; 29; &quot;&quot;)" office:value-type="string" office:string-value="google/physical-web" calcext:value-type="string">
            <text:p>google/physical-web</text:p>
          </table:table-cell>
        </table:table-row>
        <table:table-row table:style-name="ro1">
          <table:table-cell office:value-type="float" office:value="12191607" calcext:value-type="float">
            <text:p>12191607</text:p>
          </table:table-cell>
          <table:table-cell office:value-type="string" calcext:value-type="string">
            <text:p>https://api.github.com/repos/Proftaak-S33b/AirHockey</text:p>
          </table:table-cell>
          <table:table-cell table:formula="of:=REPLACE([.B2750]; 1; 29; &quot;&quot;)" office:value-type="string" office:string-value="Proftaak-S33b/AirHockey" calcext:value-type="string">
            <text:p>Proftaak-S33b/AirHockey</text:p>
          </table:table-cell>
        </table:table-row>
        <table:table-row table:style-name="ro1">
          <table:table-cell office:value-type="float" office:value="12193463" calcext:value-type="float">
            <text:p>12193463</text:p>
          </table:table-cell>
          <table:table-cell office:value-type="string" calcext:value-type="string">
            <text:p>https://api.github.com/repos/Shtevay/JavaJesus</text:p>
          </table:table-cell>
          <table:table-cell table:formula="of:=REPLACE([.B2751]; 1; 29; &quot;&quot;)" office:value-type="string" office:string-value="Shtevay/JavaJesus" calcext:value-type="string">
            <text:p>Shtevay/JavaJesus</text:p>
          </table:table-cell>
        </table:table-row>
        <table:table-row table:style-name="ro1">
          <table:table-cell office:value-type="float" office:value="12197036" calcext:value-type="float">
            <text:p>12197036</text:p>
          </table:table-cell>
          <table:table-cell office:value-type="string" calcext:value-type="string">
            <text:p>https://api.github.com/repos/YaleSTC/YalePublic-android</text:p>
          </table:table-cell>
          <table:table-cell table:formula="of:=REPLACE([.B2752]; 1; 29; &quot;&quot;)" office:value-type="string" office:string-value="YaleSTC/YalePublic-android" calcext:value-type="string">
            <text:p>YaleSTC/YalePublic-android</text:p>
          </table:table-cell>
        </table:table-row>
        <table:table-row table:style-name="ro1">
          <table:table-cell office:value-type="float" office:value="12202590" calcext:value-type="float">
            <text:p>12202590</text:p>
          </table:table-cell>
          <table:table-cell office:value-type="string" calcext:value-type="string">
            <text:p>https://api.github.com/repos/imanuelcostigan/RSQLServer</text:p>
          </table:table-cell>
          <table:table-cell table:formula="of:=REPLACE([.B2753]; 1; 29; &quot;&quot;)" office:value-type="string" office:string-value="imanuelcostigan/RSQLServer" calcext:value-type="string">
            <text:p>imanuelcostigan/RSQLServer</text:p>
          </table:table-cell>
        </table:table-row>
        <table:table-row table:style-name="ro1">
          <table:table-cell office:value-type="float" office:value="12218541" calcext:value-type="float">
            <text:p>12218541</text:p>
          </table:table-cell>
          <table:table-cell office:value-type="string" calcext:value-type="string">
            <text:p>https://api.github.com/repos/mtransitapps/mtransit-for-android</text:p>
          </table:table-cell>
          <table:table-cell table:formula="of:=REPLACE([.B2754]; 1; 29; &quot;&quot;)" office:value-type="string" office:string-value="mtransitapps/mtransit-for-android" calcext:value-type="string">
            <text:p>mtransitapps/mtransit-for-android</text:p>
          </table:table-cell>
        </table:table-row>
        <table:table-row table:style-name="ro1">
          <table:table-cell office:value-type="float" office:value="12222334" calcext:value-type="float">
            <text:p>12222334</text:p>
          </table:table-cell>
          <table:table-cell office:value-type="string" calcext:value-type="string">
            <text:p>https://api.github.com/repos/liawuhenmeidi/meidi</text:p>
          </table:table-cell>
          <table:table-cell table:formula="of:=REPLACE([.B2755]; 1; 29; &quot;&quot;)" office:value-type="string" office:string-value="liawuhenmeidi/meidi" calcext:value-type="string">
            <text:p>liawuhenmeidi/meidi</text:p>
          </table:table-cell>
        </table:table-row>
        <table:table-row table:style-name="ro1">
          <table:table-cell office:value-type="float" office:value="12226423" calcext:value-type="float">
            <text:p>12226423</text:p>
          </table:table-cell>
          <table:table-cell office:value-type="string" calcext:value-type="string">
            <text:p>https://api.github.com/repos/SmallTigerBrother/TigerFramework</text:p>
          </table:table-cell>
          <table:table-cell table:formula="of:=REPLACE([.B2756]; 1; 29; &quot;&quot;)" office:value-type="string" office:string-value="SmallTigerBrother/TigerFramework" calcext:value-type="string">
            <text:p>SmallTigerBrother/TigerFramework</text:p>
          </table:table-cell>
        </table:table-row>
        <table:table-row table:style-name="ro1">
          <table:table-cell office:value-type="float" office:value="12229264" calcext:value-type="float">
            <text:p>12229264</text:p>
          </table:table-cell>
          <table:table-cell office:value-type="string" calcext:value-type="string">
            <text:p>https://api.github.com/repos/citiususc/calendula</text:p>
          </table:table-cell>
          <table:table-cell table:formula="of:=REPLACE([.B2757]; 1; 29; &quot;&quot;)" office:value-type="string" office:string-value="citiususc/calendula" calcext:value-type="string">
            <text:p>citiususc/calendula</text:p>
          </table:table-cell>
        </table:table-row>
        <table:table-row table:style-name="ro1">
          <table:table-cell office:value-type="float" office:value="12237690" calcext:value-type="float">
            <text:p>12237690</text:p>
          </table:table-cell>
          <table:table-cell office:value-type="string" calcext:value-type="string">
            <text:p>https://api.github.com/repos/btrplace/scheduler</text:p>
          </table:table-cell>
          <table:table-cell table:formula="of:=REPLACE([.B2758]; 1; 29; &quot;&quot;)" office:value-type="string" office:string-value="btrplace/scheduler" calcext:value-type="string">
            <text:p>btrplace/scheduler</text:p>
          </table:table-cell>
        </table:table-row>
        <table:table-row table:style-name="ro1">
          <table:table-cell office:value-type="float" office:value="12239372" calcext:value-type="float">
            <text:p>12239372</text:p>
          </table:table-cell>
          <table:table-cell office:value-type="string" calcext:value-type="string">
            <text:p>https://api.github.com/repos/alien4cloud/alien4cloud</text:p>
          </table:table-cell>
          <table:table-cell table:formula="of:=REPLACE([.B2759]; 1; 29; &quot;&quot;)" office:value-type="string" office:string-value="alien4cloud/alien4cloud" calcext:value-type="string">
            <text:p>alien4cloud/alien4cloud</text:p>
          </table:table-cell>
        </table:table-row>
        <table:table-row table:style-name="ro1">
          <table:table-cell office:value-type="float" office:value="12253985" calcext:value-type="float">
            <text:p>12253985</text:p>
          </table:table-cell>
          <table:table-cell office:value-type="string" calcext:value-type="string">
            <text:p>https://api.github.com/repos/chdryra/Android</text:p>
          </table:table-cell>
          <table:table-cell table:formula="of:=REPLACE([.B2760]; 1; 29; &quot;&quot;)" office:value-type="string" office:string-value="chdryra/Android" calcext:value-type="string">
            <text:p>chdryra/Android</text:p>
          </table:table-cell>
        </table:table-row>
        <table:table-row table:style-name="ro1">
          <table:table-cell office:value-type="float" office:value="12260086" calcext:value-type="float">
            <text:p>12260086</text:p>
          </table:table-cell>
          <table:table-cell office:value-type="string" calcext:value-type="string">
            <text:p>https://api.github.com/repos/JohnSimonCo/PayBack</text:p>
          </table:table-cell>
          <table:table-cell table:formula="of:=REPLACE([.B2761]; 1; 29; &quot;&quot;)" office:value-type="string" office:string-value="JohnSimonCo/PayBack" calcext:value-type="string">
            <text:p>JohnSimonCo/PayBack</text:p>
          </table:table-cell>
        </table:table-row>
        <table:table-row table:style-name="ro1">
          <table:table-cell office:value-type="float" office:value="12280000" calcext:value-type="float">
            <text:p>12280000</text:p>
          </table:table-cell>
          <table:table-cell office:value-type="string" calcext:value-type="string">
            <text:p>https://api.github.com/repos/aterai/java-swing-tips</text:p>
          </table:table-cell>
          <table:table-cell table:formula="of:=REPLACE([.B2762]; 1; 29; &quot;&quot;)" office:value-type="string" office:string-value="aterai/java-swing-tips" calcext:value-type="string">
            <text:p>aterai/java-swing-tips</text:p>
          </table:table-cell>
        </table:table-row>
        <table:table-row table:style-name="ro1">
          <table:table-cell office:value-type="float" office:value="12296262" calcext:value-type="float">
            <text:p>12296262</text:p>
          </table:table-cell>
          <table:table-cell office:value-type="string" calcext:value-type="string">
            <text:p>https://api.github.com/repos/nuxeo/nuxeo-drive-server</text:p>
          </table:table-cell>
          <table:table-cell table:formula="of:=REPLACE([.B2763]; 1; 29; &quot;&quot;)" office:value-type="string" office:string-value="nuxeo/nuxeo-drive-server" calcext:value-type="string">
            <text:p>nuxeo/nuxeo-drive-server</text:p>
          </table:table-cell>
        </table:table-row>
        <table:table-row table:style-name="ro1">
          <table:table-cell office:value-type="float" office:value="12297697" calcext:value-type="float">
            <text:p>12297697</text:p>
          </table:table-cell>
          <table:table-cell office:value-type="string" calcext:value-type="string">
            <text:p>https://api.github.com/repos/pyamsoft/power-manager</text:p>
          </table:table-cell>
          <table:table-cell table:formula="of:=REPLACE([.B2764]; 1; 29; &quot;&quot;)" office:value-type="string" office:string-value="pyamsoft/power-manager" calcext:value-type="string">
            <text:p>pyamsoft/power-manager</text:p>
          </table:table-cell>
        </table:table-row>
        <table:table-row table:style-name="ro1">
          <table:table-cell office:value-type="float" office:value="12304279" calcext:value-type="float">
            <text:p>12304279</text:p>
          </table:table-cell>
          <table:table-cell office:value-type="string" calcext:value-type="string">
            <text:p>https://api.github.com/repos/fappel/xiliary</text:p>
          </table:table-cell>
          <table:table-cell table:formula="of:=REPLACE([.B2765]; 1; 29; &quot;&quot;)" office:value-type="string" office:string-value="fappel/xiliary" calcext:value-type="string">
            <text:p>fappel/xiliary</text:p>
          </table:table-cell>
        </table:table-row>
        <table:table-row table:style-name="ro1">
          <table:table-cell office:value-type="float" office:value="12304336" calcext:value-type="float">
            <text:p>12304336</text:p>
          </table:table-cell>
          <table:table-cell office:value-type="string" calcext:value-type="string">
            <text:p>https://api.github.com/repos/Year4000/Utilities</text:p>
          </table:table-cell>
          <table:table-cell table:formula="of:=REPLACE([.B2766]; 1; 29; &quot;&quot;)" office:value-type="string" office:string-value="Year4000/Utilities" calcext:value-type="string">
            <text:p>Year4000/Utilities</text:p>
          </table:table-cell>
        </table:table-row>
        <table:table-row table:style-name="ro1">
          <table:table-cell office:value-type="float" office:value="12307738" calcext:value-type="float">
            <text:p>12307738</text:p>
          </table:table-cell>
          <table:table-cell office:value-type="string" calcext:value-type="string">
            <text:p>https://api.github.com/repos/ushahidi/platform-android</text:p>
          </table:table-cell>
          <table:table-cell table:formula="of:=REPLACE([.B2767]; 1; 29; &quot;&quot;)" office:value-type="string" office:string-value="ushahidi/platform-android" calcext:value-type="string">
            <text:p>ushahidi/platform-android</text:p>
          </table:table-cell>
        </table:table-row>
        <table:table-row table:style-name="ro1">
          <table:table-cell office:value-type="float" office:value="12327809" calcext:value-type="float">
            <text:p>12327809</text:p>
          </table:table-cell>
          <table:table-cell office:value-type="string" calcext:value-type="string">
            <text:p>https://api.github.com/repos/spring-cloud/spring-cloud-security</text:p>
          </table:table-cell>
          <table:table-cell table:formula="of:=REPLACE([.B2768]; 1; 29; &quot;&quot;)" office:value-type="string" office:string-value="spring-cloud/spring-cloud-security" calcext:value-type="string">
            <text:p>spring-cloud/spring-cloud-security</text:p>
          </table:table-cell>
        </table:table-row>
        <table:table-row table:style-name="ro1">
          <table:table-cell office:value-type="float" office:value="12334703" calcext:value-type="float">
            <text:p>12334703</text:p>
          </table:table-cell>
          <table:table-cell office:value-type="string" calcext:value-type="string">
            <text:p>https://api.github.com/repos/spacejens/GaGrOr</text:p>
          </table:table-cell>
          <table:table-cell table:formula="of:=REPLACE([.B2769]; 1; 29; &quot;&quot;)" office:value-type="string" office:string-value="spacejens/GaGrOr" calcext:value-type="string">
            <text:p>spacejens/GaGrOr</text:p>
          </table:table-cell>
        </table:table-row>
        <table:table-row table:style-name="ro1">
          <table:table-cell office:value-type="float" office:value="12349339" calcext:value-type="float">
            <text:p>12349339</text:p>
          </table:table-cell>
          <table:table-cell office:value-type="string" calcext:value-type="string">
            <text:p>https://api.github.com/repos/TheCoder4eu/BootsFaces-OSP</text:p>
          </table:table-cell>
          <table:table-cell table:formula="of:=REPLACE([.B2770]; 1; 29; &quot;&quot;)" office:value-type="string" office:string-value="TheCoder4eu/BootsFaces-OSP" calcext:value-type="string">
            <text:p>TheCoder4eu/BootsFaces-OSP</text:p>
          </table:table-cell>
        </table:table-row>
        <table:table-row table:style-name="ro1">
          <table:table-cell office:value-type="float" office:value="12349841" calcext:value-type="float">
            <text:p>12349841</text:p>
          </table:table-cell>
          <table:table-cell office:value-type="string" calcext:value-type="string">
            <text:p>https://api.github.com/repos/phax/meta</text:p>
          </table:table-cell>
          <table:table-cell table:formula="of:=REPLACE([.B2771]; 1; 29; &quot;&quot;)" office:value-type="string" office:string-value="phax/meta" calcext:value-type="string">
            <text:p>phax/meta</text:p>
          </table:table-cell>
        </table:table-row>
        <table:table-row table:style-name="ro1">
          <table:table-cell office:value-type="float" office:value="12353886" calcext:value-type="float">
            <text:p>12353886</text:p>
          </table:table-cell>
          <table:table-cell office:value-type="string" calcext:value-type="string">
            <text:p>https://api.github.com/repos/usc-isi-i2/Web-Karma</text:p>
          </table:table-cell>
          <table:table-cell table:formula="of:=REPLACE([.B2772]; 1; 29; &quot;&quot;)" office:value-type="string" office:string-value="usc-isi-i2/Web-Karma" calcext:value-type="string">
            <text:p>usc-isi-i2/Web-Karma</text:p>
          </table:table-cell>
        </table:table-row>
        <table:table-row table:style-name="ro1">
          <table:table-cell office:value-type="float" office:value="12355648" calcext:value-type="float">
            <text:p>12355648</text:p>
          </table:table-cell>
          <table:table-cell office:value-type="string" calcext:value-type="string">
            <text:p>https://api.github.com/repos/openmhealth/schemas</text:p>
          </table:table-cell>
          <table:table-cell table:formula="of:=REPLACE([.B2773]; 1; 29; &quot;&quot;)" office:value-type="string" office:string-value="openmhealth/schemas" calcext:value-type="string">
            <text:p>openmhealth/schemas</text:p>
          </table:table-cell>
        </table:table-row>
        <table:table-row table:style-name="ro1">
          <table:table-cell office:value-type="float" office:value="12367121" calcext:value-type="float">
            <text:p>12367121</text:p>
          </table:table-cell>
          <table:table-cell office:value-type="string" calcext:value-type="string">
            <text:p>https://api.github.com/repos/syncany/syncany-plugin-gui</text:p>
          </table:table-cell>
          <table:table-cell table:formula="of:=REPLACE([.B2774]; 1; 29; &quot;&quot;)" office:value-type="string" office:string-value="syncany/syncany-plugin-gui" calcext:value-type="string">
            <text:p>syncany/syncany-plugin-gui</text:p>
          </table:table-cell>
        </table:table-row>
        <table:table-row table:style-name="ro1">
          <table:table-cell office:value-type="float" office:value="12369230" calcext:value-type="float">
            <text:p>12369230</text:p>
          </table:table-cell>
          <table:table-cell office:value-type="string" calcext:value-type="string">
            <text:p>https://api.github.com/repos/kcoolsae/Degage</text:p>
          </table:table-cell>
          <table:table-cell table:formula="of:=REPLACE([.B2775]; 1; 29; &quot;&quot;)" office:value-type="string" office:string-value="kcoolsae/Degage" calcext:value-type="string">
            <text:p>kcoolsae/Degage</text:p>
          </table:table-cell>
        </table:table-row>
        <table:table-row table:style-name="ro1">
          <table:table-cell office:value-type="float" office:value="12376844" calcext:value-type="float">
            <text:p>12376844</text:p>
          </table:table-cell>
          <table:table-cell office:value-type="string" calcext:value-type="string">
            <text:p>https://api.github.com/repos/creativecommons/list</text:p>
          </table:table-cell>
          <table:table-cell table:formula="of:=REPLACE([.B2776]; 1; 29; &quot;&quot;)" office:value-type="string" office:string-value="creativecommons/list" calcext:value-type="string">
            <text:p>creativecommons/list</text:p>
          </table:table-cell>
        </table:table-row>
        <table:table-row table:style-name="ro1">
          <table:table-cell office:value-type="float" office:value="12377083" calcext:value-type="float">
            <text:p>12377083</text:p>
          </table:table-cell>
          <table:table-cell office:value-type="string" calcext:value-type="string">
            <text:p>https://api.github.com/repos/OpenHFT/Chronicle-Engine</text:p>
          </table:table-cell>
          <table:table-cell table:formula="of:=REPLACE([.B2777]; 1; 29; &quot;&quot;)" office:value-type="string" office:string-value="OpenHFT/Chronicle-Engine" calcext:value-type="string">
            <text:p>OpenHFT/Chronicle-Engine</text:p>
          </table:table-cell>
        </table:table-row>
        <table:table-row table:style-name="ro1">
          <table:table-cell office:value-type="float" office:value="12383113" calcext:value-type="float">
            <text:p>12383113</text:p>
          </table:table-cell>
          <table:table-cell office:value-type="string" calcext:value-type="string">
            <text:p>https://api.github.com/repos/Citizen-Cane/teaselib</text:p>
          </table:table-cell>
          <table:table-cell table:formula="of:=REPLACE([.B2778]; 1; 29; &quot;&quot;)" office:value-type="string" office:string-value="Citizen-Cane/teaselib" calcext:value-type="string">
            <text:p>Citizen-Cane/teaselib</text:p>
          </table:table-cell>
        </table:table-row>
        <table:table-row table:style-name="ro1">
          <table:table-cell office:value-type="float" office:value="12385907" calcext:value-type="float">
            <text:p>12385907</text:p>
          </table:table-cell>
          <table:table-cell office:value-type="string" calcext:value-type="string">
            <text:p>https://api.github.com/repos/tastybento/askyblock</text:p>
          </table:table-cell>
          <table:table-cell table:formula="of:=REPLACE([.B2779]; 1; 29; &quot;&quot;)" office:value-type="string" office:string-value="tastybento/askyblock" calcext:value-type="string">
            <text:p>tastybento/askyblock</text:p>
          </table:table-cell>
        </table:table-row>
        <table:table-row table:style-name="ro1">
          <table:table-cell office:value-type="float" office:value="12401401" calcext:value-type="float">
            <text:p>12401401</text:p>
          </table:table-cell>
          <table:table-cell office:value-type="string" calcext:value-type="string">
            <text:p>https://api.github.com/repos/maruohon/enderutilities</text:p>
          </table:table-cell>
          <table:table-cell table:formula="of:=REPLACE([.B2780]; 1; 29; &quot;&quot;)" office:value-type="string" office:string-value="maruohon/enderutilities" calcext:value-type="string">
            <text:p>maruohon/enderutilities</text:p>
          </table:table-cell>
        </table:table-row>
        <table:table-row table:style-name="ro1">
          <table:table-cell office:value-type="float" office:value="12405029" calcext:value-type="float">
            <text:p>12405029</text:p>
          </table:table-cell>
          <table:table-cell office:value-type="string" calcext:value-type="string">
            <text:p>https://api.github.com/repos/MrSpring/TheKitchenMod</text:p>
          </table:table-cell>
          <table:table-cell table:formula="of:=REPLACE([.B2781]; 1; 29; &quot;&quot;)" office:value-type="string" office:string-value="MrSpring/TheKitchenMod" calcext:value-type="string">
            <text:p>MrSpring/TheKitchenMod</text:p>
          </table:table-cell>
        </table:table-row>
        <table:table-row table:style-name="ro1">
          <table:table-cell office:value-type="float" office:value="12407490" calcext:value-type="float">
            <text:p>12407490</text:p>
          </table:table-cell>
          <table:table-cell office:value-type="string" calcext:value-type="string">
            <text:p>https://api.github.com/repos/metaborg/dynsem</text:p>
          </table:table-cell>
          <table:table-cell table:formula="of:=REPLACE([.B2782]; 1; 29; &quot;&quot;)" office:value-type="string" office:string-value="metaborg/dynsem" calcext:value-type="string">
            <text:p>metaborg/dynsem</text:p>
          </table:table-cell>
        </table:table-row>
        <table:table-row table:style-name="ro1">
          <table:table-cell office:value-type="float" office:value="12408177" calcext:value-type="float">
            <text:p>12408177</text:p>
          </table:table-cell>
          <table:table-cell office:value-type="string" calcext:value-type="string">
            <text:p>https://api.github.com/repos/onepf/OPFPush</text:p>
          </table:table-cell>
          <table:table-cell table:formula="of:=REPLACE([.B2783]; 1; 29; &quot;&quot;)" office:value-type="string" office:string-value="onepf/OPFPush" calcext:value-type="string">
            <text:p>onepf/OPFPush</text:p>
          </table:table-cell>
        </table:table-row>
        <table:table-row table:style-name="ro1">
          <table:table-cell office:value-type="float" office:value="12413135" calcext:value-type="float">
            <text:p>12413135</text:p>
          </table:table-cell>
          <table:table-cell office:value-type="string" calcext:value-type="string">
            <text:p>https://api.github.com/repos/sitewhere/sitewhere</text:p>
          </table:table-cell>
          <table:table-cell table:formula="of:=REPLACE([.B2784]; 1; 29; &quot;&quot;)" office:value-type="string" office:string-value="sitewhere/sitewhere" calcext:value-type="string">
            <text:p>sitewhere/sitewhere</text:p>
          </table:table-cell>
        </table:table-row>
        <table:table-row table:style-name="ro1">
          <table:table-cell office:value-type="float" office:value="12413187" calcext:value-type="float">
            <text:p>12413187</text:p>
          </table:table-cell>
          <table:table-cell office:value-type="string" calcext:value-type="string">
            <text:p>https://api.github.com/repos/smartdevicelink/sdl_android</text:p>
          </table:table-cell>
          <table:table-cell table:formula="of:=REPLACE([.B2785]; 1; 29; &quot;&quot;)" office:value-type="string" office:string-value="smartdevicelink/sdl_android" calcext:value-type="string">
            <text:p>smartdevicelink/sdl_android</text:p>
          </table:table-cell>
        </table:table-row>
        <table:table-row table:style-name="ro1">
          <table:table-cell office:value-type="float" office:value="12422861" calcext:value-type="float">
            <text:p>12422861</text:p>
          </table:table-cell>
          <table:table-cell office:value-type="string" calcext:value-type="string">
            <text:p>https://api.github.com/repos/alikdolg/genefo-releases</text:p>
          </table:table-cell>
          <table:table-cell table:formula="of:=REPLACE([.B2786]; 1; 29; &quot;&quot;)" office:value-type="string" office:string-value="alikdolg/genefo-releases" calcext:value-type="string">
            <text:p>alikdolg/genefo-releases</text:p>
          </table:table-cell>
        </table:table-row>
        <table:table-row table:style-name="ro1">
          <table:table-cell office:value-type="float" office:value="12425321" calcext:value-type="float">
            <text:p>12425321</text:p>
          </table:table-cell>
          <table:table-cell office:value-type="string" calcext:value-type="string">
            <text:p>https://api.github.com/repos/andsel/moquette</text:p>
          </table:table-cell>
          <table:table-cell table:formula="of:=REPLACE([.B2787]; 1; 29; &quot;&quot;)" office:value-type="string" office:string-value="andsel/moquette" calcext:value-type="string">
            <text:p>andsel/moquette</text:p>
          </table:table-cell>
        </table:table-row>
        <table:table-row table:style-name="ro1">
          <table:table-cell office:value-type="float" office:value="12431057" calcext:value-type="float">
            <text:p>12431057</text:p>
          </table:table-cell>
          <table:table-cell office:value-type="string" calcext:value-type="string">
            <text:p>https://api.github.com/repos/idexmai/pushChangesTest</text:p>
          </table:table-cell>
          <table:table-cell table:formula="of:=REPLACE([.B2788]; 1; 29; &quot;&quot;)" office:value-type="string" office:string-value="idexmai/pushChangesTest" calcext:value-type="string">
            <text:p>idexmai/pushChangesTest</text:p>
          </table:table-cell>
        </table:table-row>
        <table:table-row table:style-name="ro1">
          <table:table-cell office:value-type="float" office:value="12432524" calcext:value-type="float">
            <text:p>12432524</text:p>
          </table:table-cell>
          <table:table-cell office:value-type="string" calcext:value-type="string">
            <text:p>https://api.github.com/repos/npi-ufc-qxd/gestao-pessoas</text:p>
          </table:table-cell>
          <table:table-cell table:formula="of:=REPLACE([.B2789]; 1; 29; &quot;&quot;)" office:value-type="string" office:string-value="npi-ufc-qxd/gestao-pessoas" calcext:value-type="string">
            <text:p>npi-ufc-qxd/gestao-pessoas</text:p>
          </table:table-cell>
        </table:table-row>
        <table:table-row table:style-name="ro1">
          <table:table-cell office:value-type="float" office:value="12435685" calcext:value-type="float">
            <text:p>12435685</text:p>
          </table:table-cell>
          <table:table-cell office:value-type="string" calcext:value-type="string">
            <text:p>https://api.github.com/repos/idexmai/gitPullTest</text:p>
          </table:table-cell>
          <table:table-cell table:formula="of:=REPLACE([.B2790]; 1; 29; &quot;&quot;)" office:value-type="string" office:string-value="idexmai/gitPullTest" calcext:value-type="string">
            <text:p>idexmai/gitPullTest</text:p>
          </table:table-cell>
        </table:table-row>
        <table:table-row table:style-name="ro1">
          <table:table-cell office:value-type="float" office:value="12438762" calcext:value-type="float">
            <text:p>12438762</text:p>
          </table:table-cell>
          <table:table-cell office:value-type="string" calcext:value-type="string">
            <text:p>https://api.github.com/repos/googlegsa/library</text:p>
          </table:table-cell>
          <table:table-cell table:formula="of:=REPLACE([.B2791]; 1; 29; &quot;&quot;)" office:value-type="string" office:string-value="googlegsa/library" calcext:value-type="string">
            <text:p>googlegsa/library</text:p>
          </table:table-cell>
        </table:table-row>
        <table:table-row table:style-name="ro1">
          <table:table-cell office:value-type="float" office:value="12444736" calcext:value-type="float">
            <text:p>12444736</text:p>
          </table:table-cell>
          <table:table-cell office:value-type="string" calcext:value-type="string">
            <text:p>https://api.github.com/repos/robcruz/stamps-test-framework</text:p>
          </table:table-cell>
          <table:table-cell table:formula="of:=REPLACE([.B2792]; 1; 29; &quot;&quot;)" office:value-type="string" office:string-value="robcruz/stamps-test-framework" calcext:value-type="string">
            <text:p>robcruz/stamps-test-framework</text:p>
          </table:table-cell>
        </table:table-row>
        <table:table-row table:style-name="ro1">
          <table:table-cell office:value-type="float" office:value="12448492" calcext:value-type="float">
            <text:p>12448492</text:p>
          </table:table-cell>
          <table:table-cell office:value-type="string" calcext:value-type="string">
            <text:p>https://api.github.com/repos/imCodePartnerAB/imcms</text:p>
          </table:table-cell>
          <table:table-cell table:formula="of:=REPLACE([.B2793]; 1; 29; &quot;&quot;)" office:value-type="string" office:string-value="imCodePartnerAB/imcms" calcext:value-type="string">
            <text:p>imCodePartnerAB/imcms</text:p>
          </table:table-cell>
        </table:table-row>
        <table:table-row table:style-name="ro1">
          <table:table-cell office:value-type="float" office:value="12449083" calcext:value-type="float">
            <text:p>12449083</text:p>
          </table:table-cell>
          <table:table-cell office:value-type="string" calcext:value-type="string">
            <text:p>https://api.github.com/repos/jokius/gurps_generator_java</text:p>
          </table:table-cell>
          <table:table-cell table:formula="of:=REPLACE([.B2794]; 1; 29; &quot;&quot;)" office:value-type="string" office:string-value="jokius/gurps_generator_java" calcext:value-type="string">
            <text:p>jokius/gurps_generator_java</text:p>
          </table:table-cell>
        </table:table-row>
        <table:table-row table:style-name="ro1">
          <table:table-cell office:value-type="float" office:value="12451428" calcext:value-type="float">
            <text:p>12451428</text:p>
          </table:table-cell>
          <table:table-cell office:value-type="string" calcext:value-type="string">
            <text:p>https://api.github.com/repos/jitsi/jitsi-meet-torture</text:p>
          </table:table-cell>
          <table:table-cell table:formula="of:=REPLACE([.B2795]; 1; 29; &quot;&quot;)" office:value-type="string" office:string-value="jitsi/jitsi-meet-torture" calcext:value-type="string">
            <text:p>jitsi/jitsi-meet-torture</text:p>
          </table:table-cell>
        </table:table-row>
        <table:table-row table:style-name="ro1">
          <table:table-cell office:value-type="float" office:value="12456210" calcext:value-type="float">
            <text:p>12456210</text:p>
          </table:table-cell>
          <table:table-cell office:value-type="string" calcext:value-type="string">
            <text:p>https://api.github.com/repos/ResearchWorx/Cresco-Agent-Controller-Plugin</text:p>
          </table:table-cell>
          <table:table-cell table:formula="of:=REPLACE([.B2796]; 1; 29; &quot;&quot;)" office:value-type="string" office:string-value="ResearchWorx/Cresco-Agent-Controller-Plugin" calcext:value-type="string">
            <text:p>ResearchWorx/Cresco-Agent-Controller-Plugin</text:p>
          </table:table-cell>
        </table:table-row>
        <table:table-row table:style-name="ro1">
          <table:table-cell office:value-type="float" office:value="12459222" calcext:value-type="float">
            <text:p>12459222</text:p>
          </table:table-cell>
          <table:table-cell office:value-type="string" calcext:value-type="string">
            <text:p>https://api.github.com/repos/mhogrefe/qbar</text:p>
          </table:table-cell>
          <table:table-cell table:formula="of:=REPLACE([.B2797]; 1; 29; &quot;&quot;)" office:value-type="string" office:string-value="mhogrefe/qbar" calcext:value-type="string">
            <text:p>mhogrefe/qbar</text:p>
          </table:table-cell>
        </table:table-row>
        <table:table-row table:style-name="ro1">
          <table:table-cell office:value-type="float" office:value="12459669" calcext:value-type="float">
            <text:p>12459669</text:p>
          </table:table-cell>
          <table:table-cell office:value-type="string" calcext:value-type="string">
            <text:p>https://api.github.com/repos/math4tots/ccl</text:p>
          </table:table-cell>
          <table:table-cell table:formula="of:=REPLACE([.B2798]; 1; 29; &quot;&quot;)" office:value-type="string" office:string-value="math4tots/ccl" calcext:value-type="string">
            <text:p>math4tots/ccl</text:p>
          </table:table-cell>
        </table:table-row>
        <table:table-row table:style-name="ro1">
          <table:table-cell office:value-type="float" office:value="12463380" calcext:value-type="float">
            <text:p>12463380</text:p>
          </table:table-cell>
          <table:table-cell office:value-type="string" calcext:value-type="string">
            <text:p>https://api.github.com/repos/xamde/Xydra</text:p>
          </table:table-cell>
          <table:table-cell table:formula="of:=REPLACE([.B2799]; 1; 29; &quot;&quot;)" office:value-type="string" office:string-value="xamde/Xydra" calcext:value-type="string">
            <text:p>xamde/Xydra</text:p>
          </table:table-cell>
        </table:table-row>
        <table:table-row table:style-name="ro1">
          <table:table-cell office:value-type="float" office:value="12469854" calcext:value-type="float">
            <text:p>12469854</text:p>
          </table:table-cell>
          <table:table-cell office:value-type="string" calcext:value-type="string">
            <text:p>https://api.github.com/repos/icode/ameba</text:p>
          </table:table-cell>
          <table:table-cell table:formula="of:=REPLACE([.B2800]; 1; 29; &quot;&quot;)" office:value-type="string" office:string-value="icode/ameba" calcext:value-type="string">
            <text:p>icode/ameba</text:p>
          </table:table-cell>
        </table:table-row>
        <table:table-row table:style-name="ro1">
          <table:table-cell office:value-type="float" office:value="12481882" calcext:value-type="float">
            <text:p>12481882</text:p>
          </table:table-cell>
          <table:table-cell office:value-type="string" calcext:value-type="string">
            <text:p>https://api.github.com/repos/iconmaster5326/Source</text:p>
          </table:table-cell>
          <table:table-cell table:formula="of:=REPLACE([.B2801]; 1; 29; &quot;&quot;)" office:value-type="string" office:string-value="iconmaster5326/Source" calcext:value-type="string">
            <text:p>iconmaster5326/Source</text:p>
          </table:table-cell>
        </table:table-row>
        <table:table-row table:style-name="ro1">
          <table:table-cell office:value-type="float" office:value="12492498" calcext:value-type="float">
            <text:p>12492498</text:p>
          </table:table-cell>
          <table:table-cell office:value-type="string" calcext:value-type="string">
            <text:p>https://api.github.com/repos/openlangrid/langrid</text:p>
          </table:table-cell>
          <table:table-cell table:formula="of:=REPLACE([.B2802]; 1; 29; &quot;&quot;)" office:value-type="string" office:string-value="openlangrid/langrid" calcext:value-type="string">
            <text:p>openlangrid/langrid</text:p>
          </table:table-cell>
        </table:table-row>
        <table:table-row table:style-name="ro1">
          <table:table-cell office:value-type="float" office:value="12500637" calcext:value-type="float">
            <text:p>12500637</text:p>
          </table:table-cell>
          <table:table-cell office:value-type="string" calcext:value-type="string">
            <text:p>https://api.github.com/repos/takari/takari-lifecycle</text:p>
          </table:table-cell>
          <table:table-cell table:formula="of:=REPLACE([.B2803]; 1; 29; &quot;&quot;)" office:value-type="string" office:string-value="takari/takari-lifecycle" calcext:value-type="string">
            <text:p>takari/takari-lifecycle</text:p>
          </table:table-cell>
        </table:table-row>
        <table:table-row table:style-name="ro1">
          <table:table-cell office:value-type="float" office:value="12511658" calcext:value-type="float">
            <text:p>12511658</text:p>
          </table:table-cell>
          <table:table-cell office:value-type="string" calcext:value-type="string">
            <text:p>https://api.github.com/repos/lixiangcliff/leetcode</text:p>
          </table:table-cell>
          <table:table-cell table:formula="of:=REPLACE([.B2804]; 1; 29; &quot;&quot;)" office:value-type="string" office:string-value="lixiangcliff/leetcode" calcext:value-type="string">
            <text:p>lixiangcliff/leetcode</text:p>
          </table:table-cell>
        </table:table-row>
        <table:table-row table:style-name="ro1">
          <table:table-cell office:value-type="float" office:value="12515921" calcext:value-type="float">
            <text:p>12515921</text:p>
          </table:table-cell>
          <table:table-cell office:value-type="string" calcext:value-type="string">
            <text:p>https://api.github.com/repos/cristal-ise/kernel</text:p>
          </table:table-cell>
          <table:table-cell table:formula="of:=REPLACE([.B2805]; 1; 29; &quot;&quot;)" office:value-type="string" office:string-value="cristal-ise/kernel" calcext:value-type="string">
            <text:p>cristal-ise/kernel</text:p>
          </table:table-cell>
        </table:table-row>
        <table:table-row table:style-name="ro1">
          <table:table-cell office:value-type="float" office:value="12516630" calcext:value-type="float">
            <text:p>12516630</text:p>
          </table:table-cell>
          <table:table-cell office:value-type="string" calcext:value-type="string">
            <text:p>https://api.github.com/repos/sysmo-nms/sysmo-core</text:p>
          </table:table-cell>
          <table:table-cell table:formula="of:=REPLACE([.B2806]; 1; 29; &quot;&quot;)" office:value-type="string" office:string-value="sysmo-nms/sysmo-core" calcext:value-type="string">
            <text:p>sysmo-nms/sysmo-core</text:p>
          </table:table-cell>
        </table:table-row>
        <table:table-row table:style-name="ro1">
          <table:table-cell office:value-type="float" office:value="12524297" calcext:value-type="float">
            <text:p>12524297</text:p>
          </table:table-cell>
          <table:table-cell office:value-type="string" calcext:value-type="string">
            <text:p>https://api.github.com/repos/hoiwanjohnlouis/nyu-scps-android-F2014</text:p>
          </table:table-cell>
          <table:table-cell table:formula="of:=REPLACE([.B2807]; 1; 29; &quot;&quot;)" office:value-type="string" office:string-value="hoiwanjohnlouis/nyu-scps-android-F2014" calcext:value-type="string">
            <text:p>hoiwanjohnlouis/nyu-scps-android-F2014</text:p>
          </table:table-cell>
        </table:table-row>
        <table:table-row table:style-name="ro1">
          <table:table-cell office:value-type="float" office:value="12527516" calcext:value-type="float">
            <text:p>12527516</text:p>
          </table:table-cell>
          <table:table-cell office:value-type="string" calcext:value-type="string">
            <text:p>https://api.github.com/repos/develar/__intellij_settings</text:p>
          </table:table-cell>
          <table:table-cell table:formula="of:=REPLACE([.B2808]; 1; 29; &quot;&quot;)" office:value-type="string" office:string-value="develar/__intellij_settings" calcext:value-type="string">
            <text:p>develar/__intellij_settings</text:p>
          </table:table-cell>
        </table:table-row>
        <table:table-row table:style-name="ro1">
          <table:table-cell office:value-type="float" office:value="12539234" calcext:value-type="float">
            <text:p>12539234</text:p>
          </table:table-cell>
          <table:table-cell office:value-type="string" calcext:value-type="string">
            <text:p>https://api.github.com/repos/sillelien/dollar</text:p>
          </table:table-cell>
          <table:table-cell table:formula="of:=REPLACE([.B2809]; 1; 29; &quot;&quot;)" office:value-type="string" office:string-value="sillelien/dollar" calcext:value-type="string">
            <text:p>sillelien/dollar</text:p>
          </table:table-cell>
        </table:table-row>
        <table:table-row table:style-name="ro1">
          <table:table-cell office:value-type="float" office:value="12547479" calcext:value-type="float">
            <text:p>12547479</text:p>
          </table:table-cell>
          <table:table-cell office:value-type="string" calcext:value-type="string">
            <text:p>https://api.github.com/repos/codarchlab/gazetteer</text:p>
          </table:table-cell>
          <table:table-cell table:formula="of:=REPLACE([.B2810]; 1; 29; &quot;&quot;)" office:value-type="string" office:string-value="codarchlab/gazetteer" calcext:value-type="string">
            <text:p>codarchlab/gazetteer</text:p>
          </table:table-cell>
        </table:table-row>
        <table:table-row table:style-name="ro1">
          <table:table-cell office:value-type="float" office:value="12559527" calcext:value-type="float">
            <text:p>12559527</text:p>
          </table:table-cell>
          <table:table-cell office:value-type="string" calcext:value-type="string">
            <text:p>https://api.github.com/repos/matrix-org/matrix-android-sdk</text:p>
          </table:table-cell>
          <table:table-cell table:formula="of:=REPLACE([.B2811]; 1; 29; &quot;&quot;)" office:value-type="string" office:string-value="matrix-org/matrix-android-sdk" calcext:value-type="string">
            <text:p>matrix-org/matrix-android-sdk</text:p>
          </table:table-cell>
        </table:table-row>
        <table:table-row table:style-name="ro1">
          <table:table-cell office:value-type="float" office:value="12562510" calcext:value-type="float">
            <text:p>12562510</text:p>
          </table:table-cell>
          <table:table-cell office:value-type="string" calcext:value-type="string">
            <text:p>https://api.github.com/repos/entando/entando-components</text:p>
          </table:table-cell>
          <table:table-cell table:formula="of:=REPLACE([.B2812]; 1; 29; &quot;&quot;)" office:value-type="string" office:string-value="entando/entando-components" calcext:value-type="string">
            <text:p>entando/entando-components</text:p>
          </table:table-cell>
        </table:table-row>
        <table:table-row table:style-name="ro1">
          <table:table-cell office:value-type="float" office:value="12581936" calcext:value-type="float">
            <text:p>12581936</text:p>
          </table:table-cell>
          <table:table-cell office:value-type="string" calcext:value-type="string">
            <text:p>https://api.github.com/repos/codeine-cd/codeine</text:p>
          </table:table-cell>
          <table:table-cell table:formula="of:=REPLACE([.B2813]; 1; 29; &quot;&quot;)" office:value-type="string" office:string-value="codeine-cd/codeine" calcext:value-type="string">
            <text:p>codeine-cd/codeine</text:p>
          </table:table-cell>
        </table:table-row>
        <table:table-row table:style-name="ro1">
          <table:table-cell office:value-type="float" office:value="12582791" calcext:value-type="float">
            <text:p>12582791</text:p>
          </table:table-cell>
          <table:table-cell office:value-type="string" calcext:value-type="string">
            <text:p>https://api.github.com/repos/lecho/hellocharts-android</text:p>
          </table:table-cell>
          <table:table-cell table:formula="of:=REPLACE([.B2814]; 1; 29; &quot;&quot;)" office:value-type="string" office:string-value="lecho/hellocharts-android" calcext:value-type="string">
            <text:p>lecho/hellocharts-android</text:p>
          </table:table-cell>
        </table:table-row>
        <table:table-row table:style-name="ro1">
          <table:table-cell office:value-type="float" office:value="12582919" calcext:value-type="float">
            <text:p>12582919</text:p>
          </table:table-cell>
          <table:table-cell office:value-type="string" calcext:value-type="string">
            <text:p>https://api.github.com/repos/aks47u/HackerRank</text:p>
          </table:table-cell>
          <table:table-cell table:formula="of:=REPLACE([.B2815]; 1; 29; &quot;&quot;)" office:value-type="string" office:string-value="aks47u/HackerRank" calcext:value-type="string">
            <text:p>aks47u/HackerRank</text:p>
          </table:table-cell>
        </table:table-row>
        <table:table-row table:style-name="ro1">
          <table:table-cell office:value-type="float" office:value="12585984" calcext:value-type="float">
            <text:p>12585984</text:p>
          </table:table-cell>
          <table:table-cell office:value-type="string" calcext:value-type="string">
            <text:p>https://api.github.com/repos/flamingchickens1540/common-chicken-runtime-engine</text:p>
          </table:table-cell>
          <table:table-cell table:formula="of:=REPLACE([.B2816]; 1; 29; &quot;&quot;)" office:value-type="string" office:string-value="flamingchickens1540/common-chicken-runtime-engine" calcext:value-type="string">
            <text:p>flamingchickens1540/common-chicken-runtime-engine</text:p>
          </table:table-cell>
        </table:table-row>
        <table:table-row table:style-name="ro1">
          <table:table-cell office:value-type="float" office:value="12604096" calcext:value-type="float">
            <text:p>12604096</text:p>
          </table:table-cell>
          <table:table-cell office:value-type="string" calcext:value-type="string">
            <text:p>https://api.github.com/repos/ICGC-TCGA-PanCancer/SeqWare-CGP-SomaticCore</text:p>
          </table:table-cell>
          <table:table-cell table:formula="of:=REPLACE([.B2817]; 1; 29; &quot;&quot;)" office:value-type="string" office:string-value="ICGC-TCGA-PanCancer/SeqWare-CGP-SomaticCore" calcext:value-type="string">
            <text:p>ICGC-TCGA-PanCancer/SeqWare-CGP-SomaticCore</text:p>
          </table:table-cell>
        </table:table-row>
        <table:table-row table:style-name="ro1">
          <table:table-cell office:value-type="float" office:value="12607406" calcext:value-type="float">
            <text:p>12607406</text:p>
          </table:table-cell>
          <table:table-cell office:value-type="string" calcext:value-type="string">
            <text:p>https://api.github.com/repos/Geforce132/SecurityCraft</text:p>
          </table:table-cell>
          <table:table-cell table:formula="of:=REPLACE([.B2818]; 1; 29; &quot;&quot;)" office:value-type="string" office:string-value="Geforce132/SecurityCraft" calcext:value-type="string">
            <text:p>Geforce132/SecurityCraft</text:p>
          </table:table-cell>
        </table:table-row>
        <table:table-row table:style-name="ro1">
          <table:table-cell office:value-type="float" office:value="12611806" calcext:value-type="float">
            <text:p>12611806</text:p>
          </table:table-cell>
          <table:table-cell office:value-type="string" calcext:value-type="string">
            <text:p>https://api.github.com/repos/dswarm/dswarm</text:p>
          </table:table-cell>
          <table:table-cell table:formula="of:=REPLACE([.B2819]; 1; 29; &quot;&quot;)" office:value-type="string" office:string-value="dswarm/dswarm" calcext:value-type="string">
            <text:p>dswarm/dswarm</text:p>
          </table:table-cell>
        </table:table-row>
        <table:table-row table:style-name="ro1">
          <table:table-cell office:value-type="float" office:value="12616951" calcext:value-type="float">
            <text:p>12616951</text:p>
          </table:table-cell>
          <table:table-cell office:value-type="string" calcext:value-type="string">
            <text:p>https://api.github.com/repos/HubSpot/jinjava</text:p>
          </table:table-cell>
          <table:table-cell table:formula="of:=REPLACE([.B2820]; 1; 29; &quot;&quot;)" office:value-type="string" office:string-value="HubSpot/jinjava" calcext:value-type="string">
            <text:p>HubSpot/jinjava</text:p>
          </table:table-cell>
        </table:table-row>
        <table:table-row table:style-name="ro1">
          <table:table-cell office:value-type="float" office:value="12618860" calcext:value-type="float">
            <text:p>12618860</text:p>
          </table:table-cell>
          <table:table-cell office:value-type="string" calcext:value-type="string">
            <text:p>https://api.github.com/repos/zkfairytale/LeetCode</text:p>
          </table:table-cell>
          <table:table-cell table:formula="of:=REPLACE([.B2821]; 1; 29; &quot;&quot;)" office:value-type="string" office:string-value="zkfairytale/LeetCode" calcext:value-type="string">
            <text:p>zkfairytale/LeetCode</text:p>
          </table:table-cell>
        </table:table-row>
        <table:table-row table:style-name="ro1">
          <table:table-cell office:value-type="float" office:value="12623571" calcext:value-type="float">
            <text:p>12623571</text:p>
          </table:table-cell>
          <table:table-cell office:value-type="string" calcext:value-type="string">
            <text:p>https://api.github.com/repos/nishihatapalmer/byteseek</text:p>
          </table:table-cell>
          <table:table-cell table:formula="of:=REPLACE([.B2822]; 1; 29; &quot;&quot;)" office:value-type="string" office:string-value="nishihatapalmer/byteseek" calcext:value-type="string">
            <text:p>nishihatapalmer/byteseek</text:p>
          </table:table-cell>
        </table:table-row>
        <table:table-row table:style-name="ro1">
          <table:table-cell office:value-type="float" office:value="12628086" calcext:value-type="float">
            <text:p>12628086</text:p>
          </table:table-cell>
          <table:table-cell office:value-type="string" calcext:value-type="string">
            <text:p>https://api.github.com/repos/immutables/immutables</text:p>
          </table:table-cell>
          <table:table-cell table:formula="of:=REPLACE([.B2823]; 1; 29; &quot;&quot;)" office:value-type="string" office:string-value="immutables/immutables" calcext:value-type="string">
            <text:p>immutables/immutables</text:p>
          </table:table-cell>
        </table:table-row>
        <table:table-row table:style-name="ro1">
          <table:table-cell office:value-type="float" office:value="12631911" calcext:value-type="float">
            <text:p>12631911</text:p>
          </table:table-cell>
          <table:table-cell office:value-type="string" calcext:value-type="string">
            <text:p>https://api.github.com/repos/axelor/axelor-business-suite</text:p>
          </table:table-cell>
          <table:table-cell table:formula="of:=REPLACE([.B2824]; 1; 29; &quot;&quot;)" office:value-type="string" office:string-value="axelor/axelor-business-suite" calcext:value-type="string">
            <text:p>axelor/axelor-business-suite</text:p>
          </table:table-cell>
        </table:table-row>
        <table:table-row table:style-name="ro1">
          <table:table-cell office:value-type="float" office:value="12633333" calcext:value-type="float">
            <text:p>12633333</text:p>
          </table:table-cell>
          <table:table-cell office:value-type="string" calcext:value-type="string">
            <text:p>https://api.github.com/repos/idexmai/testRepository</text:p>
          </table:table-cell>
          <table:table-cell table:formula="of:=REPLACE([.B2825]; 1; 29; &quot;&quot;)" office:value-type="string" office:string-value="idexmai/testRepository" calcext:value-type="string">
            <text:p>idexmai/testRepository</text:p>
          </table:table-cell>
        </table:table-row>
        <table:table-row table:style-name="ro1">
          <table:table-cell office:value-type="float" office:value="12640042" calcext:value-type="float">
            <text:p>12640042</text:p>
          </table:table-cell>
          <table:table-cell office:value-type="string" calcext:value-type="string">
            <text:p>https://api.github.com/repos/Linda-sunshine/IR_Base</text:p>
          </table:table-cell>
          <table:table-cell table:formula="of:=REPLACE([.B2826]; 1; 29; &quot;&quot;)" office:value-type="string" office:string-value="Linda-sunshine/IR_Base" calcext:value-type="string">
            <text:p>Linda-sunshine/IR_Base</text:p>
          </table:table-cell>
        </table:table-row>
        <table:table-row table:style-name="ro1">
          <table:table-cell office:value-type="float" office:value="12640422" calcext:value-type="float">
            <text:p>12640422</text:p>
          </table:table-cell>
          <table:table-cell office:value-type="string" calcext:value-type="string">
            <text:p>https://api.github.com/repos/lightblue-platform/lightblue-migrator</text:p>
          </table:table-cell>
          <table:table-cell table:formula="of:=REPLACE([.B2827]; 1; 29; &quot;&quot;)" office:value-type="string" office:string-value="lightblue-platform/lightblue-migrator" calcext:value-type="string">
            <text:p>lightblue-platform/lightblue-migrator</text:p>
          </table:table-cell>
        </table:table-row>
        <table:table-row table:style-name="ro1">
          <table:table-cell office:value-type="float" office:value="12650935" calcext:value-type="float">
            <text:p>12650935</text:p>
          </table:table-cell>
          <table:table-cell office:value-type="string" calcext:value-type="string">
            <text:p>https://api.github.com/repos/aayvazyan-tgm/osiris</text:p>
          </table:table-cell>
          <table:table-cell table:formula="of:=REPLACE([.B2828]; 1; 29; &quot;&quot;)" office:value-type="string" office:string-value="aayvazyan-tgm/osiris" calcext:value-type="string">
            <text:p>aayvazyan-tgm/osiris</text:p>
          </table:table-cell>
        </table:table-row>
        <table:table-row table:style-name="ro1">
          <table:table-cell office:value-type="float" office:value="12651234" calcext:value-type="float">
            <text:p>12651234</text:p>
          </table:table-cell>
          <table:table-cell office:value-type="string" calcext:value-type="string">
            <text:p>https://api.github.com/repos/nestorm001/study</text:p>
          </table:table-cell>
          <table:table-cell table:formula="of:=REPLACE([.B2829]; 1; 29; &quot;&quot;)" office:value-type="string" office:string-value="nestorm001/study" calcext:value-type="string">
            <text:p>nestorm001/study</text:p>
          </table:table-cell>
        </table:table-row>
        <table:table-row table:style-name="ro1">
          <table:table-cell office:value-type="float" office:value="12658202" calcext:value-type="float">
            <text:p>12658202</text:p>
          </table:table-cell>
          <table:table-cell office:value-type="string" calcext:value-type="string">
            <text:p>https://api.github.com/repos/svn2github/filebot</text:p>
          </table:table-cell>
          <table:table-cell table:formula="of:=REPLACE([.B2830]; 1; 29; &quot;&quot;)" office:value-type="string" office:string-value="svn2github/filebot" calcext:value-type="string">
            <text:p>svn2github/filebot</text:p>
          </table:table-cell>
        </table:table-row>
        <table:table-row table:style-name="ro1">
          <table:table-cell office:value-type="float" office:value="12667187" calcext:value-type="float">
            <text:p>12667187</text:p>
          </table:table-cell>
          <table:table-cell office:value-type="string" calcext:value-type="string">
            <text:p>https://api.github.com/repos/imglib/imglib2</text:p>
          </table:table-cell>
          <table:table-cell table:formula="of:=REPLACE([.B2831]; 1; 29; &quot;&quot;)" office:value-type="string" office:string-value="imglib/imglib2" calcext:value-type="string">
            <text:p>imglib/imglib2</text:p>
          </table:table-cell>
        </table:table-row>
        <table:table-row table:style-name="ro1">
          <table:table-cell office:value-type="float" office:value="12675125" calcext:value-type="float">
            <text:p>12675125</text:p>
          </table:table-cell>
          <table:table-cell office:value-type="string" calcext:value-type="string">
            <text:p>https://api.github.com/repos/eea/eionet.xmlconv</text:p>
          </table:table-cell>
          <table:table-cell table:formula="of:=REPLACE([.B2832]; 1; 29; &quot;&quot;)" office:value-type="string" office:string-value="eea/eionet.xmlconv" calcext:value-type="string">
            <text:p>eea/eionet.xmlconv</text:p>
          </table:table-cell>
        </table:table-row>
        <table:table-row table:style-name="ro1">
          <table:table-cell office:value-type="float" office:value="12677573" calcext:value-type="float">
            <text:p>12677573</text:p>
          </table:table-cell>
          <table:table-cell office:value-type="string" calcext:value-type="string">
            <text:p>https://api.github.com/repos/3sidedcube/Android-LightningUi</text:p>
          </table:table-cell>
          <table:table-cell table:formula="of:=REPLACE([.B2833]; 1; 29; &quot;&quot;)" office:value-type="string" office:string-value="3sidedcube/Android-LightningUi" calcext:value-type="string">
            <text:p>3sidedcube/Android-LightningUi</text:p>
          </table:table-cell>
        </table:table-row>
        <table:table-row table:style-name="ro1">
          <table:table-cell office:value-type="float" office:value="12686597" calcext:value-type="float">
            <text:p>12686597</text:p>
          </table:table-cell>
          <table:table-cell office:value-type="string" calcext:value-type="string">
            <text:p>https://api.github.com/repos/jbosboom/streamjit</text:p>
          </table:table-cell>
          <table:table-cell table:formula="of:=REPLACE([.B2834]; 1; 29; &quot;&quot;)" office:value-type="string" office:string-value="jbosboom/streamjit" calcext:value-type="string">
            <text:p>jbosboom/streamjit</text:p>
          </table:table-cell>
        </table:table-row>
        <table:table-row table:style-name="ro1">
          <table:table-cell office:value-type="float" office:value="12692794" calcext:value-type="float">
            <text:p>12692794</text:p>
          </table:table-cell>
          <table:table-cell office:value-type="string" calcext:value-type="string">
            <text:p>https://api.github.com/repos/hockeyhurd/Project-Zed</text:p>
          </table:table-cell>
          <table:table-cell table:formula="of:=REPLACE([.B2835]; 1; 29; &quot;&quot;)" office:value-type="string" office:string-value="hockeyhurd/Project-Zed" calcext:value-type="string">
            <text:p>hockeyhurd/Project-Zed</text:p>
          </table:table-cell>
        </table:table-row>
        <table:table-row table:style-name="ro1">
          <table:table-cell office:value-type="float" office:value="12697626" calcext:value-type="float">
            <text:p>12697626</text:p>
          </table:table-cell>
          <table:table-cell office:value-type="string" calcext:value-type="string">
            <text:p>https://api.github.com/repos/oswetto/Loboevolution</text:p>
          </table:table-cell>
          <table:table-cell table:formula="of:=REPLACE([.B2836]; 1; 29; &quot;&quot;)" office:value-type="string" office:string-value="oswetto/Loboevolution" calcext:value-type="string">
            <text:p>oswetto/Loboevolution</text:p>
          </table:table-cell>
        </table:table-row>
        <table:table-row table:style-name="ro1">
          <table:table-cell office:value-type="float" office:value="12704639" calcext:value-type="float">
            <text:p>12704639</text:p>
          </table:table-cell>
          <table:table-cell office:value-type="string" calcext:value-type="string">
            <text:p>https://api.github.com/repos/openmic62/code_practice</text:p>
          </table:table-cell>
          <table:table-cell table:formula="of:=REPLACE([.B2837]; 1; 29; &quot;&quot;)" office:value-type="string" office:string-value="openmic62/code_practice" calcext:value-type="string">
            <text:p>openmic62/code_practice</text:p>
          </table:table-cell>
        </table:table-row>
        <table:table-row table:style-name="ro1">
          <table:table-cell office:value-type="float" office:value="12705275" calcext:value-type="float">
            <text:p>12705275</text:p>
          </table:table-cell>
          <table:table-cell office:value-type="string" calcext:value-type="string">
            <text:p>https://api.github.com/repos/siddur/mydesk</text:p>
          </table:table-cell>
          <table:table-cell table:formula="of:=REPLACE([.B2838]; 1; 29; &quot;&quot;)" office:value-type="string" office:string-value="siddur/mydesk" calcext:value-type="string">
            <text:p>siddur/mydesk</text:p>
          </table:table-cell>
        </table:table-row>
        <table:table-row table:style-name="ro1">
          <table:table-cell office:value-type="float" office:value="12735086" calcext:value-type="float">
            <text:p>12735086</text:p>
          </table:table-cell>
          <table:table-cell office:value-type="string" calcext:value-type="string">
            <text:p>https://api.github.com/repos/skltp-anpassningstjanster/riv.en13606.NPOAdapterService</text:p>
          </table:table-cell>
          <table:table-cell table:formula="of:=REPLACE([.B2839]; 1; 29; &quot;&quot;)" office:value-type="string" office:string-value="skltp-anpassningstjanster/riv.en13606.NPOAdapterService" calcext:value-type="string">
            <text:p>skltp-anpassningstjanster/riv.en13606.NPOAdapterService</text:p>
          </table:table-cell>
        </table:table-row>
        <table:table-row table:style-name="ro1">
          <table:table-cell office:value-type="float" office:value="12740551" calcext:value-type="float">
            <text:p>12740551</text:p>
          </table:table-cell>
          <table:table-cell office:value-type="string" calcext:value-type="string">
            <text:p>https://api.github.com/repos/millecker/storm-apps</text:p>
          </table:table-cell>
          <table:table-cell table:formula="of:=REPLACE([.B2840]; 1; 29; &quot;&quot;)" office:value-type="string" office:string-value="millecker/storm-apps" calcext:value-type="string">
            <text:p>millecker/storm-apps</text:p>
          </table:table-cell>
        </table:table-row>
        <table:table-row table:style-name="ro1">
          <table:table-cell office:value-type="float" office:value="12741978" calcext:value-type="float">
            <text:p>12741978</text:p>
          </table:table-cell>
          <table:table-cell office:value-type="string" calcext:value-type="string">
            <text:p>https://api.github.com/repos/OliverSch/compiler</text:p>
          </table:table-cell>
          <table:table-cell table:formula="of:=REPLACE([.B2841]; 1; 29; &quot;&quot;)" office:value-type="string" office:string-value="OliverSch/compiler" calcext:value-type="string">
            <text:p>OliverSch/compiler</text:p>
          </table:table-cell>
        </table:table-row>
        <table:table-row table:style-name="ro1">
          <table:table-cell office:value-type="float" office:value="12749718" calcext:value-type="float">
            <text:p>12749718</text:p>
          </table:table-cell>
          <table:table-cell office:value-type="string" calcext:value-type="string">
            <text:p>https://api.github.com/repos/VincSch/Photoplatform_Angular_Spring</text:p>
          </table:table-cell>
          <table:table-cell table:formula="of:=REPLACE([.B2842]; 1; 29; &quot;&quot;)" office:value-type="string" office:string-value="VincSch/Photoplatform_Angular_Spring" calcext:value-type="string">
            <text:p>VincSch/Photoplatform_Angular_Spring</text:p>
          </table:table-cell>
        </table:table-row>
        <table:table-row table:style-name="ro1">
          <table:table-cell office:value-type="float" office:value="12762020" calcext:value-type="float">
            <text:p>12762020</text:p>
          </table:table-cell>
          <table:table-cell office:value-type="string" calcext:value-type="string">
            <text:p>https://api.github.com/repos/BrambleLLC/Tacticus</text:p>
          </table:table-cell>
          <table:table-cell table:formula="of:=REPLACE([.B2843]; 1; 29; &quot;&quot;)" office:value-type="string" office:string-value="BrambleLLC/Tacticus" calcext:value-type="string">
            <text:p>BrambleLLC/Tacticus</text:p>
          </table:table-cell>
        </table:table-row>
        <table:table-row table:style-name="ro1">
          <table:table-cell office:value-type="float" office:value="12772926" calcext:value-type="float">
            <text:p>12772926</text:p>
          </table:table-cell>
          <table:table-cell office:value-type="string" calcext:value-type="string">
            <text:p>https://api.github.com/repos/entando/entando-core</text:p>
          </table:table-cell>
          <table:table-cell table:formula="of:=REPLACE([.B2844]; 1; 29; &quot;&quot;)" office:value-type="string" office:string-value="entando/entando-core" calcext:value-type="string">
            <text:p>entando/entando-core</text:p>
          </table:table-cell>
        </table:table-row>
        <table:table-row table:style-name="ro1">
          <table:table-cell office:value-type="float" office:value="12811703" calcext:value-type="float">
            <text:p>12811703</text:p>
          </table:table-cell>
          <table:table-cell office:value-type="string" calcext:value-type="string">
            <text:p>https://api.github.com/repos/hydrodog/LiquiZ2</text:p>
          </table:table-cell>
          <table:table-cell table:formula="of:=REPLACE([.B2845]; 1; 29; &quot;&quot;)" office:value-type="string" office:string-value="hydrodog/LiquiZ2" calcext:value-type="string">
            <text:p>hydrodog/LiquiZ2</text:p>
          </table:table-cell>
        </table:table-row>
        <table:table-row table:style-name="ro1">
          <table:table-cell office:value-type="float" office:value="12813026" calcext:value-type="float">
            <text:p>12813026</text:p>
          </table:table-cell>
          <table:table-cell office:value-type="string" calcext:value-type="string">
            <text:p>https://api.github.com/repos/swagger-api/swagger-codegen</text:p>
          </table:table-cell>
          <table:table-cell table:formula="of:=REPLACE([.B2846]; 1; 29; &quot;&quot;)" office:value-type="string" office:string-value="swagger-api/swagger-codegen" calcext:value-type="string">
            <text:p>swagger-api/swagger-codegen</text:p>
          </table:table-cell>
        </table:table-row>
        <table:table-row table:style-name="ro1">
          <table:table-cell office:value-type="float" office:value="12813154" calcext:value-type="float">
            <text:p>12813154</text:p>
          </table:table-cell>
          <table:table-cell office:value-type="string" calcext:value-type="string">
            <text:p>https://api.github.com/repos/swagger-api/swagger-core</text:p>
          </table:table-cell>
          <table:table-cell table:formula="of:=REPLACE([.B2847]; 1; 29; &quot;&quot;)" office:value-type="string" office:string-value="swagger-api/swagger-core" calcext:value-type="string">
            <text:p>swagger-api/swagger-core</text:p>
          </table:table-cell>
        </table:table-row>
        <table:table-row table:style-name="ro1">
          <table:table-cell office:value-type="float" office:value="12817487" calcext:value-type="float">
            <text:p>12817487</text:p>
          </table:table-cell>
          <table:table-cell office:value-type="string" calcext:value-type="string">
            <text:p>https://api.github.com/repos/Time1ess/MyCodes</text:p>
          </table:table-cell>
          <table:table-cell table:formula="of:=REPLACE([.B2848]; 1; 29; &quot;&quot;)" office:value-type="string" office:string-value="Time1ess/MyCodes" calcext:value-type="string">
            <text:p>Time1ess/MyCodes</text:p>
          </table:table-cell>
        </table:table-row>
        <table:table-row table:style-name="ro1">
          <table:table-cell office:value-type="float" office:value="12821831" calcext:value-type="float">
            <text:p>12821831</text:p>
          </table:table-cell>
          <table:table-cell office:value-type="string" calcext:value-type="string">
            <text:p>https://api.github.com/repos/fbiville/liquigraph</text:p>
          </table:table-cell>
          <table:table-cell table:formula="of:=REPLACE([.B2849]; 1; 29; &quot;&quot;)" office:value-type="string" office:string-value="fbiville/liquigraph" calcext:value-type="string">
            <text:p>fbiville/liquigraph</text:p>
          </table:table-cell>
        </table:table-row>
        <table:table-row table:style-name="ro1">
          <table:table-cell office:value-type="float" office:value="12823087" calcext:value-type="float">
            <text:p>12823087</text:p>
          </table:table-cell>
          <table:table-cell office:value-type="string" calcext:value-type="string">
            <text:p>https://api.github.com/repos/intellimate/Izou</text:p>
          </table:table-cell>
          <table:table-cell table:formula="of:=REPLACE([.B2850]; 1; 29; &quot;&quot;)" office:value-type="string" office:string-value="intellimate/Izou" calcext:value-type="string">
            <text:p>intellimate/Izou</text:p>
          </table:table-cell>
        </table:table-row>
        <table:table-row table:style-name="ro1">
          <table:table-cell office:value-type="float" office:value="12826146" calcext:value-type="float">
            <text:p>12826146</text:p>
          </table:table-cell>
          <table:table-cell office:value-type="string" calcext:value-type="string">
            <text:p>https://api.github.com/repos/sgewuhan/pm3</text:p>
          </table:table-cell>
          <table:table-cell table:formula="of:=REPLACE([.B2851]; 1; 29; &quot;&quot;)" office:value-type="string" office:string-value="sgewuhan/pm3" calcext:value-type="string">
            <text:p>sgewuhan/pm3</text:p>
          </table:table-cell>
        </table:table-row>
        <table:table-row table:style-name="ro1">
          <table:table-cell office:value-type="float" office:value="12831427" calcext:value-type="float">
            <text:p>12831427</text:p>
          </table:table-cell>
          <table:table-cell office:value-type="string" calcext:value-type="string">
            <text:p>https://api.github.com/repos/Swrve/swrve-android-sdk</text:p>
          </table:table-cell>
          <table:table-cell table:formula="of:=REPLACE([.B2852]; 1; 29; &quot;&quot;)" office:value-type="string" office:string-value="Swrve/swrve-android-sdk" calcext:value-type="string">
            <text:p>Swrve/swrve-android-sdk</text:p>
          </table:table-cell>
        </table:table-row>
        <table:table-row table:style-name="ro1">
          <table:table-cell office:value-type="float" office:value="12832010" calcext:value-type="float">
            <text:p>12832010</text:p>
          </table:table-cell>
          <table:table-cell office:value-type="string" calcext:value-type="string">
            <text:p>https://api.github.com/repos/apache/reef</text:p>
          </table:table-cell>
          <table:table-cell table:formula="of:=REPLACE([.B2853]; 1; 29; &quot;&quot;)" office:value-type="string" office:string-value="apache/reef" calcext:value-type="string">
            <text:p>apache/reef</text:p>
          </table:table-cell>
        </table:table-row>
        <table:table-row table:style-name="ro1">
          <table:table-cell office:value-type="float" office:value="12834002" calcext:value-type="float">
            <text:p>12834002</text:p>
          </table:table-cell>
          <table:table-cell office:value-type="string" calcext:value-type="string">
            <text:p>https://api.github.com/repos/charles-wangkai/leetcode</text:p>
          </table:table-cell>
          <table:table-cell table:formula="of:=REPLACE([.B2854]; 1; 29; &quot;&quot;)" office:value-type="string" office:string-value="charles-wangkai/leetcode" calcext:value-type="string">
            <text:p>charles-wangkai/leetcode</text:p>
          </table:table-cell>
        </table:table-row>
        <table:table-row table:style-name="ro1">
          <table:table-cell office:value-type="float" office:value="12835234" calcext:value-type="float">
            <text:p>12835234</text:p>
          </table:table-cell>
          <table:table-cell office:value-type="string" calcext:value-type="string">
            <text:p>https://api.github.com/repos/RHITJuniorProjects/JrProj-1415-Mike</text:p>
          </table:table-cell>
          <table:table-cell table:formula="of:=REPLACE([.B2855]; 1; 29; &quot;&quot;)" office:value-type="string" office:string-value="RHITJuniorProjects/JrProj-1415-Mike" calcext:value-type="string">
            <text:p>RHITJuniorProjects/JrProj-1415-Mike</text:p>
          </table:table-cell>
        </table:table-row>
        <table:table-row table:style-name="ro1">
          <table:table-cell office:value-type="float" office:value="12858219" calcext:value-type="float">
            <text:p>12858219</text:p>
          </table:table-cell>
          <table:table-cell office:value-type="string" calcext:value-type="string">
            <text:p>https://api.github.com/repos/maxapryg/UITest</text:p>
          </table:table-cell>
          <table:table-cell table:formula="of:=REPLACE([.B2856]; 1; 29; &quot;&quot;)" office:value-type="string" office:string-value="maxapryg/UITest" calcext:value-type="string">
            <text:p>maxapryg/UITest</text:p>
          </table:table-cell>
        </table:table-row>
        <table:table-row table:style-name="ro1">
          <table:table-cell office:value-type="float" office:value="12863392" calcext:value-type="float">
            <text:p>12863392</text:p>
          </table:table-cell>
          <table:table-cell office:value-type="string" calcext:value-type="string">
            <text:p>https://api.github.com/repos/bowlinktech/rr-mvn-repo</text:p>
          </table:table-cell>
          <table:table-cell table:formula="of:=REPLACE([.B2857]; 1; 29; &quot;&quot;)" office:value-type="string" office:string-value="bowlinktech/rr-mvn-repo" calcext:value-type="string">
            <text:p>bowlinktech/rr-mvn-repo</text:p>
          </table:table-cell>
        </table:table-row>
        <table:table-row table:style-name="ro1">
          <table:table-cell office:value-type="float" office:value="12887161" calcext:value-type="float">
            <text:p>12887161</text:p>
          </table:table-cell>
          <table:table-cell office:value-type="string" calcext:value-type="string">
            <text:p>https://api.github.com/repos/autolab/Autolab</text:p>
          </table:table-cell>
          <table:table-cell table:formula="of:=REPLACE([.B2858]; 1; 29; &quot;&quot;)" office:value-type="string" office:string-value="autolab/Autolab" calcext:value-type="string">
            <text:p>autolab/Autolab</text:p>
          </table:table-cell>
        </table:table-row>
        <table:table-row table:style-name="ro1">
          <table:table-cell office:value-type="float" office:value="12887638" calcext:value-type="float">
            <text:p>12887638</text:p>
          </table:table-cell>
          <table:table-cell office:value-type="string" calcext:value-type="string">
            <text:p>https://api.github.com/repos/krico/jas</text:p>
          </table:table-cell>
          <table:table-cell table:formula="of:=REPLACE([.B2859]; 1; 29; &quot;&quot;)" office:value-type="string" office:string-value="krico/jas" calcext:value-type="string">
            <text:p>krico/jas</text:p>
          </table:table-cell>
        </table:table-row>
        <table:table-row table:style-name="ro1">
          <table:table-cell office:value-type="float" office:value="12931754" calcext:value-type="float">
            <text:p>12931754</text:p>
          </table:table-cell>
          <table:table-cell office:value-type="string" calcext:value-type="string">
            <text:p>https://api.github.com/repos/IntellectualSites/PlotSquared</text:p>
          </table:table-cell>
          <table:table-cell table:formula="of:=REPLACE([.B2860]; 1; 29; &quot;&quot;)" office:value-type="string" office:string-value="IntellectualSites/PlotSquared" calcext:value-type="string">
            <text:p>IntellectualSites/PlotSquared</text:p>
          </table:table-cell>
        </table:table-row>
        <table:table-row table:style-name="ro1">
          <table:table-cell office:value-type="float" office:value="12935009" calcext:value-type="float">
            <text:p>12935009</text:p>
          </table:table-cell>
          <table:table-cell office:value-type="string" calcext:value-type="string">
            <text:p>https://api.github.com/repos/Team-OctOS/platform_packages_apps_settings</text:p>
          </table:table-cell>
          <table:table-cell table:formula="of:=REPLACE([.B2861]; 1; 29; &quot;&quot;)" office:value-type="string" office:string-value="Team-OctOS/platform_packages_apps_settings" calcext:value-type="string">
            <text:p>Team-OctOS/platform_packages_apps_settings</text:p>
          </table:table-cell>
        </table:table-row>
        <table:table-row table:style-name="ro1">
          <table:table-cell office:value-type="float" office:value="12939270" calcext:value-type="float">
            <text:p>12939270</text:p>
          </table:table-cell>
          <table:table-cell office:value-type="string" calcext:value-type="string">
            <text:p>https://api.github.com/repos/pinguet62/JSFring</text:p>
          </table:table-cell>
          <table:table-cell table:formula="of:=REPLACE([.B2862]; 1; 29; &quot;&quot;)" office:value-type="string" office:string-value="pinguet62/JSFring" calcext:value-type="string">
            <text:p>pinguet62/JSFring</text:p>
          </table:table-cell>
        </table:table-row>
        <table:table-row table:style-name="ro1">
          <table:table-cell office:value-type="float" office:value="12940438" calcext:value-type="float">
            <text:p>12940438</text:p>
          </table:table-cell>
          <table:table-cell office:value-type="string" calcext:value-type="string">
            <text:p>https://api.github.com/repos/Chisel-2/Chisel-2</text:p>
          </table:table-cell>
          <table:table-cell table:formula="of:=REPLACE([.B2863]; 1; 29; &quot;&quot;)" office:value-type="string" office:string-value="Chisel-2/Chisel-2" calcext:value-type="string">
            <text:p>Chisel-2/Chisel-2</text:p>
          </table:table-cell>
        </table:table-row>
        <table:table-row table:style-name="ro1">
          <table:table-cell office:value-type="float" office:value="12941757" calcext:value-type="float">
            <text:p>12941757</text:p>
          </table:table-cell>
          <table:table-cell office:value-type="string" calcext:value-type="string">
            <text:p>https://api.github.com/repos/arquillian/arquillian-cube</text:p>
          </table:table-cell>
          <table:table-cell table:formula="of:=REPLACE([.B2864]; 1; 29; &quot;&quot;)" office:value-type="string" office:string-value="arquillian/arquillian-cube" calcext:value-type="string">
            <text:p>arquillian/arquillian-cube</text:p>
          </table:table-cell>
        </table:table-row>
        <table:table-row table:style-name="ro1">
          <table:table-cell office:value-type="float" office:value="12952642" calcext:value-type="float">
            <text:p>12952642</text:p>
          </table:table-cell>
          <table:table-cell office:value-type="string" calcext:value-type="string">
            <text:p>https://api.github.com/repos/visiriCEP/VISIRI</text:p>
          </table:table-cell>
          <table:table-cell table:formula="of:=REPLACE([.B2865]; 1; 29; &quot;&quot;)" office:value-type="string" office:string-value="visiriCEP/VISIRI" calcext:value-type="string">
            <text:p>visiriCEP/VISIRI</text:p>
          </table:table-cell>
        </table:table-row>
        <table:table-row table:style-name="ro1">
          <table:table-cell office:value-type="float" office:value="12954875" calcext:value-type="float">
            <text:p>12954875</text:p>
          </table:table-cell>
          <table:table-cell office:value-type="string" calcext:value-type="string">
            <text:p>https://api.github.com/repos/CloudScale-Project/ArchitecturalTemplates</text:p>
          </table:table-cell>
          <table:table-cell table:formula="of:=REPLACE([.B2866]; 1; 29; &quot;&quot;)" office:value-type="string" office:string-value="CloudScale-Project/ArchitecturalTemplates" calcext:value-type="string">
            <text:p>CloudScale-Project/ArchitecturalTemplates</text:p>
          </table:table-cell>
        </table:table-row>
        <table:table-row table:style-name="ro1">
          <table:table-cell office:value-type="float" office:value="12956329" calcext:value-type="float">
            <text:p>12956329</text:p>
          </table:table-cell>
          <table:table-cell office:value-type="string" calcext:value-type="string">
            <text:p>https://api.github.com/repos/wtonribeiro/RBIB</text:p>
          </table:table-cell>
          <table:table-cell table:formula="of:=REPLACE([.B2867]; 1; 29; &quot;&quot;)" office:value-type="string" office:string-value="wtonribeiro/RBIB" calcext:value-type="string">
            <text:p>wtonribeiro/RBIB</text:p>
          </table:table-cell>
        </table:table-row>
        <table:table-row table:style-name="ro1">
          <table:table-cell office:value-type="float" office:value="12962137" calcext:value-type="float">
            <text:p>12962137</text:p>
          </table:table-cell>
          <table:table-cell office:value-type="string" calcext:value-type="string">
            <text:p>https://api.github.com/repos/DaveVoorhis/Rel</text:p>
          </table:table-cell>
          <table:table-cell table:formula="of:=REPLACE([.B2868]; 1; 29; &quot;&quot;)" office:value-type="string" office:string-value="DaveVoorhis/Rel" calcext:value-type="string">
            <text:p>DaveVoorhis/Rel</text:p>
          </table:table-cell>
        </table:table-row>
        <table:table-row table:style-name="ro1">
          <table:table-cell office:value-type="float" office:value="12971959" calcext:value-type="float">
            <text:p>12971959</text:p>
          </table:table-cell>
          <table:table-cell office:value-type="string" calcext:value-type="string">
            <text:p>https://api.github.com/repos/igarape/copcast-android</text:p>
          </table:table-cell>
          <table:table-cell table:formula="of:=REPLACE([.B2869]; 1; 29; &quot;&quot;)" office:value-type="string" office:string-value="igarape/copcast-android" calcext:value-type="string">
            <text:p>igarape/copcast-android</text:p>
          </table:table-cell>
        </table:table-row>
        <table:table-row table:style-name="ro1">
          <table:table-cell office:value-type="float" office:value="12973532" calcext:value-type="float">
            <text:p>12973532</text:p>
          </table:table-cell>
          <table:table-cell office:value-type="string" calcext:value-type="string">
            <text:p>https://api.github.com/repos/spring-cloud/spring-cloud-aws</text:p>
          </table:table-cell>
          <table:table-cell table:formula="of:=REPLACE([.B2870]; 1; 29; &quot;&quot;)" office:value-type="string" office:string-value="spring-cloud/spring-cloud-aws" calcext:value-type="string">
            <text:p>spring-cloud/spring-cloud-aws</text:p>
          </table:table-cell>
        </table:table-row>
        <table:table-row table:style-name="ro1">
          <table:table-cell office:value-type="float" office:value="12979215" calcext:value-type="float">
            <text:p>12979215</text:p>
          </table:table-cell>
          <table:table-cell office:value-type="string" calcext:value-type="string">
            <text:p>https://api.github.com/repos/HxCKDMS/HxCCore</text:p>
          </table:table-cell>
          <table:table-cell table:formula="of:=REPLACE([.B2871]; 1; 29; &quot;&quot;)" office:value-type="string" office:string-value="HxCKDMS/HxCCore" calcext:value-type="string">
            <text:p>HxCKDMS/HxCCore</text:p>
          </table:table-cell>
        </table:table-row>
        <table:table-row table:style-name="ro1">
          <table:table-cell office:value-type="float" office:value="12979968" calcext:value-type="float">
            <text:p>12979968</text:p>
          </table:table-cell>
          <table:table-cell office:value-type="string" calcext:value-type="string">
            <text:p>https://api.github.com/repos/deeplearning4j/deeplearning4j</text:p>
          </table:table-cell>
          <table:table-cell table:formula="of:=REPLACE([.B2872]; 1; 29; &quot;&quot;)" office:value-type="string" office:string-value="deeplearning4j/deeplearning4j" calcext:value-type="string">
            <text:p>deeplearning4j/deeplearning4j</text:p>
          </table:table-cell>
        </table:table-row>
        <table:table-row table:style-name="ro1">
          <table:table-cell office:value-type="float" office:value="12995089" calcext:value-type="float">
            <text:p>12995089</text:p>
          </table:table-cell>
          <table:table-cell office:value-type="string" calcext:value-type="string">
            <text:p>https://api.github.com/repos/ijpb/MorphoLibJ</text:p>
          </table:table-cell>
          <table:table-cell table:formula="of:=REPLACE([.B2873]; 1; 29; &quot;&quot;)" office:value-type="string" office:string-value="ijpb/MorphoLibJ" calcext:value-type="string">
            <text:p>ijpb/MorphoLibJ</text:p>
          </table:table-cell>
        </table:table-row>
        <table:table-row table:style-name="ro1">
          <table:table-cell office:value-type="float" office:value="12996179" calcext:value-type="float">
            <text:p>12996179</text:p>
          </table:table-cell>
          <table:table-cell office:value-type="string" calcext:value-type="string">
            <text:p>https://api.github.com/repos/sensiasoft/sensorhub-core</text:p>
          </table:table-cell>
          <table:table-cell table:formula="of:=REPLACE([.B2874]; 1; 29; &quot;&quot;)" office:value-type="string" office:string-value="sensiasoft/sensorhub-core" calcext:value-type="string">
            <text:p>sensiasoft/sensorhub-core</text:p>
          </table:table-cell>
        </table:table-row>
        <table:table-row table:style-name="ro1">
          <table:table-cell office:value-type="float" office:value="13010402" calcext:value-type="float">
            <text:p>13010402</text:p>
          </table:table-cell>
          <table:table-cell office:value-type="string" calcext:value-type="string">
            <text:p>https://api.github.com/repos/ericmok/android-rts-game</text:p>
          </table:table-cell>
          <table:table-cell table:formula="of:=REPLACE([.B2875]; 1; 29; &quot;&quot;)" office:value-type="string" office:string-value="ericmok/android-rts-game" calcext:value-type="string">
            <text:p>ericmok/android-rts-game</text:p>
          </table:table-cell>
        </table:table-row>
        <table:table-row table:style-name="ro1">
          <table:table-cell office:value-type="float" office:value="13015228" calcext:value-type="float">
            <text:p>13015228</text:p>
          </table:table-cell>
          <table:table-cell office:value-type="string" calcext:value-type="string">
            <text:p>https://api.github.com/repos/sklintyg/webcert</text:p>
          </table:table-cell>
          <table:table-cell table:formula="of:=REPLACE([.B2876]; 1; 29; &quot;&quot;)" office:value-type="string" office:string-value="sklintyg/webcert" calcext:value-type="string">
            <text:p>sklintyg/webcert</text:p>
          </table:table-cell>
        </table:table-row>
        <table:table-row table:style-name="ro1">
          <table:table-cell office:value-type="float" office:value="13016520" calcext:value-type="float">
            <text:p>13016520</text:p>
          </table:table-cell>
          <table:table-cell office:value-type="string" calcext:value-type="string">
            <text:p>https://api.github.com/repos/sklintyg/intygstyper</text:p>
          </table:table-cell>
          <table:table-cell table:formula="of:=REPLACE([.B2877]; 1; 29; &quot;&quot;)" office:value-type="string" office:string-value="sklintyg/intygstyper" calcext:value-type="string">
            <text:p>sklintyg/intygstyper</text:p>
          </table:table-cell>
        </table:table-row>
        <table:table-row table:style-name="ro1">
          <table:table-cell office:value-type="float" office:value="13016855" calcext:value-type="float">
            <text:p>13016855</text:p>
          </table:table-cell>
          <table:table-cell office:value-type="string" calcext:value-type="string">
            <text:p>https://api.github.com/repos/sklintyg/intygstjanst</text:p>
          </table:table-cell>
          <table:table-cell table:formula="of:=REPLACE([.B2878]; 1; 29; &quot;&quot;)" office:value-type="string" office:string-value="sklintyg/intygstjanst" calcext:value-type="string">
            <text:p>sklintyg/intygstjanst</text:p>
          </table:table-cell>
        </table:table-row>
        <table:table-row table:style-name="ro1">
          <table:table-cell office:value-type="float" office:value="13022674" calcext:value-type="float">
            <text:p>13022674</text:p>
          </table:table-cell>
          <table:table-cell office:value-type="string" calcext:value-type="string">
            <text:p>https://api.github.com/repos/sklintyg/schemas</text:p>
          </table:table-cell>
          <table:table-cell table:formula="of:=REPLACE([.B2879]; 1; 29; &quot;&quot;)" office:value-type="string" office:string-value="sklintyg/schemas" calcext:value-type="string">
            <text:p>sklintyg/schemas</text:p>
          </table:table-cell>
        </table:table-row>
        <table:table-row table:style-name="ro1">
          <table:table-cell office:value-type="float" office:value="13024620" calcext:value-type="float">
            <text:p>13024620</text:p>
          </table:table-cell>
          <table:table-cell office:value-type="string" calcext:value-type="string">
            <text:p>https://api.github.com/repos/michaelvu97/LodeStar</text:p>
          </table:table-cell>
          <table:table-cell table:formula="of:=REPLACE([.B2880]; 1; 29; &quot;&quot;)" office:value-type="string" office:string-value="michaelvu97/LodeStar" calcext:value-type="string">
            <text:p>michaelvu97/LodeStar</text:p>
          </table:table-cell>
        </table:table-row>
        <table:table-row table:style-name="ro1">
          <table:table-cell office:value-type="float" office:value="13030983" calcext:value-type="float">
            <text:p>13030983</text:p>
          </table:table-cell>
          <table:table-cell office:value-type="string" calcext:value-type="string">
            <text:p>https://api.github.com/repos/ictrobot/Cubes</text:p>
          </table:table-cell>
          <table:table-cell table:formula="of:=REPLACE([.B2881]; 1; 29; &quot;&quot;)" office:value-type="string" office:string-value="ictrobot/Cubes" calcext:value-type="string">
            <text:p>ictrobot/Cubes</text:p>
          </table:table-cell>
        </table:table-row>
        <table:table-row table:style-name="ro1">
          <table:table-cell office:value-type="float" office:value="13040115" calcext:value-type="float">
            <text:p>13040115</text:p>
          </table:table-cell>
          <table:table-cell office:value-type="string" calcext:value-type="string">
            <text:p>https://api.github.com/repos/PrinceOfAmber/SamsPowerups</text:p>
          </table:table-cell>
          <table:table-cell table:formula="of:=REPLACE([.B2882]; 1; 29; &quot;&quot;)" office:value-type="string" office:string-value="PrinceOfAmber/SamsPowerups" calcext:value-type="string">
            <text:p>PrinceOfAmber/SamsPowerups</text:p>
          </table:table-cell>
        </table:table-row>
        <table:table-row table:style-name="ro1">
          <table:table-cell office:value-type="float" office:value="13040685" calcext:value-type="float">
            <text:p>13040685</text:p>
          </table:table-cell>
          <table:table-cell office:value-type="string" calcext:value-type="string">
            <text:p>https://api.github.com/repos/arangodb/arangodb-java-driver</text:p>
          </table:table-cell>
          <table:table-cell table:formula="of:=REPLACE([.B2883]; 1; 29; &quot;&quot;)" office:value-type="string" office:string-value="arangodb/arangodb-java-driver" calcext:value-type="string">
            <text:p>arangodb/arangodb-java-driver</text:p>
          </table:table-cell>
        </table:table-row>
        <table:table-row table:style-name="ro1">
          <table:table-cell office:value-type="float" office:value="13041846" calcext:value-type="float">
            <text:p>13041846</text:p>
          </table:table-cell>
          <table:table-cell office:value-type="string" calcext:value-type="string">
            <text:p>https://api.github.com/repos/operasoftware/operaprestodriver</text:p>
          </table:table-cell>
          <table:table-cell table:formula="of:=REPLACE([.B2884]; 1; 29; &quot;&quot;)" office:value-type="string" office:string-value="operasoftware/operaprestodriver" calcext:value-type="string">
            <text:p>operasoftware/operaprestodriver</text:p>
          </table:table-cell>
        </table:table-row>
        <table:table-row table:style-name="ro1">
          <table:table-cell office:value-type="float" office:value="13041972" calcext:value-type="float">
            <text:p>13041972</text:p>
          </table:table-cell>
          <table:table-cell office:value-type="string" calcext:value-type="string">
            <text:p>https://api.github.com/repos/sklintyg/minaintyg</text:p>
          </table:table-cell>
          <table:table-cell table:formula="of:=REPLACE([.B2885]; 1; 29; &quot;&quot;)" office:value-type="string" office:string-value="sklintyg/minaintyg" calcext:value-type="string">
            <text:p>sklintyg/minaintyg</text:p>
          </table:table-cell>
        </table:table-row>
        <table:table-row table:style-name="ro1">
          <table:table-cell office:value-type="float" office:value="13042927" calcext:value-type="float">
            <text:p>13042927</text:p>
          </table:table-cell>
          <table:table-cell office:value-type="string" calcext:value-type="string">
            <text:p>https://api.github.com/repos/SWT14W18/MDG-2000</text:p>
          </table:table-cell>
          <table:table-cell table:formula="of:=REPLACE([.B2886]; 1; 29; &quot;&quot;)" office:value-type="string" office:string-value="SWT14W18/MDG-2000" calcext:value-type="string">
            <text:p>SWT14W18/MDG-2000</text:p>
          </table:table-cell>
        </table:table-row>
        <table:table-row table:style-name="ro1">
          <table:table-cell office:value-type="float" office:value="13049309" calcext:value-type="float">
            <text:p>13049309</text:p>
          </table:table-cell>
          <table:table-cell office:value-type="string" calcext:value-type="string">
            <text:p>https://api.github.com/repos/holodeck-b2b/Holodeck-B2B</text:p>
          </table:table-cell>
          <table:table-cell table:formula="of:=REPLACE([.B2887]; 1; 29; &quot;&quot;)" office:value-type="string" office:string-value="holodeck-b2b/Holodeck-B2B" calcext:value-type="string">
            <text:p>holodeck-b2b/Holodeck-B2B</text:p>
          </table:table-cell>
        </table:table-row>
        <table:table-row table:style-name="ro1">
          <table:table-cell office:value-type="float" office:value="13049854" calcext:value-type="float">
            <text:p>13049854</text:p>
          </table:table-cell>
          <table:table-cell office:value-type="string" calcext:value-type="string">
            <text:p>https://api.github.com/repos/phillipcheng/log.analysis</text:p>
          </table:table-cell>
          <table:table-cell table:formula="of:=REPLACE([.B2888]; 1; 29; &quot;&quot;)" office:value-type="string" office:string-value="phillipcheng/log.analysis" calcext:value-type="string">
            <text:p>phillipcheng/log.analysis</text:p>
          </table:table-cell>
        </table:table-row>
        <table:table-row table:style-name="ro1">
          <table:table-cell office:value-type="float" office:value="13061647" calcext:value-type="float">
            <text:p>13061647</text:p>
          </table:table-cell>
          <table:table-cell office:value-type="string" calcext:value-type="string">
            <text:p>https://api.github.com/repos/IncQueryLabs/incquery-examples-cps</text:p>
          </table:table-cell>
          <table:table-cell table:formula="of:=REPLACE([.B2889]; 1; 29; &quot;&quot;)" office:value-type="string" office:string-value="IncQueryLabs/incquery-examples-cps" calcext:value-type="string">
            <text:p>IncQueryLabs/incquery-examples-cps</text:p>
          </table:table-cell>
        </table:table-row>
        <table:table-row table:style-name="ro1">
          <table:table-cell office:value-type="float" office:value="13066443" calcext:value-type="float">
            <text:p>13066443</text:p>
          </table:table-cell>
          <table:table-cell office:value-type="string" calcext:value-type="string">
            <text:p>https://api.github.com/repos/google/guava</text:p>
          </table:table-cell>
          <table:table-cell table:formula="of:=REPLACE([.B2890]; 1; 29; &quot;&quot;)" office:value-type="string" office:string-value="google/guava" calcext:value-type="string">
            <text:p>google/guava</text:p>
          </table:table-cell>
        </table:table-row>
        <table:table-row table:style-name="ro1">
          <table:table-cell office:value-type="float" office:value="13069452" calcext:value-type="float">
            <text:p>13069452</text:p>
          </table:table-cell>
          <table:table-cell office:value-type="string" calcext:value-type="string">
            <text:p>https://api.github.com/repos/mikepenz/Android-Iconics</text:p>
          </table:table-cell>
          <table:table-cell table:formula="of:=REPLACE([.B2891]; 1; 29; &quot;&quot;)" office:value-type="string" office:string-value="mikepenz/Android-Iconics" calcext:value-type="string">
            <text:p>mikepenz/Android-Iconics</text:p>
          </table:table-cell>
        </table:table-row>
        <table:table-row table:style-name="ro1">
          <table:table-cell office:value-type="float" office:value="13070430" calcext:value-type="float">
            <text:p>13070430</text:p>
          </table:table-cell>
          <table:table-cell office:value-type="string" calcext:value-type="string">
            <text:p>https://api.github.com/repos/Data4All/Data4All</text:p>
          </table:table-cell>
          <table:table-cell table:formula="of:=REPLACE([.B2892]; 1; 29; &quot;&quot;)" office:value-type="string" office:string-value="Data4All/Data4All" calcext:value-type="string">
            <text:p>Data4All/Data4All</text:p>
          </table:table-cell>
        </table:table-row>
        <table:table-row table:style-name="ro1">
          <table:table-cell office:value-type="float" office:value="13080385" calcext:value-type="float">
            <text:p>13080385</text:p>
          </table:table-cell>
          <table:table-cell office:value-type="string" calcext:value-type="string">
            <text:p>https://api.github.com/repos/Pratilipi/pratilipi</text:p>
          </table:table-cell>
          <table:table-cell table:formula="of:=REPLACE([.B2893]; 1; 29; &quot;&quot;)" office:value-type="string" office:string-value="Pratilipi/pratilipi" calcext:value-type="string">
            <text:p>Pratilipi/pratilipi</text:p>
          </table:table-cell>
        </table:table-row>
        <table:table-row table:style-name="ro1">
          <table:table-cell office:value-type="float" office:value="13105103" calcext:value-type="float">
            <text:p>13105103</text:p>
          </table:table-cell>
          <table:table-cell office:value-type="string" calcext:value-type="string">
            <text:p>https://api.github.com/repos/eclipse/ice</text:p>
          </table:table-cell>
          <table:table-cell table:formula="of:=REPLACE([.B2894]; 1; 29; &quot;&quot;)" office:value-type="string" office:string-value="eclipse/ice" calcext:value-type="string">
            <text:p>eclipse/ice</text:p>
          </table:table-cell>
        </table:table-row>
        <table:table-row table:style-name="ro1">
          <table:table-cell office:value-type="float" office:value="13111574" calcext:value-type="float">
            <text:p>13111574</text:p>
          </table:table-cell>
          <table:table-cell office:value-type="string" calcext:value-type="string">
            <text:p>https://api.github.com/repos/vojtechhabarta/typescript-generator</text:p>
          </table:table-cell>
          <table:table-cell table:formula="of:=REPLACE([.B2895]; 1; 29; &quot;&quot;)" office:value-type="string" office:string-value="vojtechhabarta/typescript-generator" calcext:value-type="string">
            <text:p>vojtechhabarta/typescript-generator</text:p>
          </table:table-cell>
        </table:table-row>
        <table:table-row table:style-name="ro1">
          <table:table-cell office:value-type="float" office:value="13130781" calcext:value-type="float">
            <text:p>13130781</text:p>
          </table:table-cell>
          <table:table-cell office:value-type="string" calcext:value-type="string">
            <text:p>https://api.github.com/repos/mapsforge/mapsforge</text:p>
          </table:table-cell>
          <table:table-cell table:formula="of:=REPLACE([.B2896]; 1; 29; &quot;&quot;)" office:value-type="string" office:string-value="mapsforge/mapsforge" calcext:value-type="string">
            <text:p>mapsforge/mapsforge</text:p>
          </table:table-cell>
        </table:table-row>
        <table:table-row table:style-name="ro1">
          <table:table-cell office:value-type="float" office:value="13131792" calcext:value-type="float">
            <text:p>13131792</text:p>
          </table:table-cell>
          <table:table-cell office:value-type="string" calcext:value-type="string">
            <text:p>https://api.github.com/repos/fabric8io/ipaas-quickstarts</text:p>
          </table:table-cell>
          <table:table-cell table:formula="of:=REPLACE([.B2897]; 1; 29; &quot;&quot;)" office:value-type="string" office:string-value="fabric8io/ipaas-quickstarts" calcext:value-type="string">
            <text:p>fabric8io/ipaas-quickstarts</text:p>
          </table:table-cell>
        </table:table-row>
        <table:table-row table:style-name="ro1">
          <table:table-cell office:value-type="float" office:value="13133973" calcext:value-type="float">
            <text:p>13133973</text:p>
          </table:table-cell>
          <table:table-cell office:value-type="string" calcext:value-type="string">
            <text:p>https://api.github.com/repos/aceleradora/RegistroLivre</text:p>
          </table:table-cell>
          <table:table-cell table:formula="of:=REPLACE([.B2898]; 1; 29; &quot;&quot;)" office:value-type="string" office:string-value="aceleradora/RegistroLivre" calcext:value-type="string">
            <text:p>aceleradora/RegistroLivre</text:p>
          </table:table-cell>
        </table:table-row>
        <table:table-row table:style-name="ro1">
          <table:table-cell office:value-type="float" office:value="13134356" calcext:value-type="float">
            <text:p>13134356</text:p>
          </table:table-cell>
          <table:table-cell office:value-type="string" calcext:value-type="string">
            <text:p>https://api.github.com/repos/jboss-fuse/fabric8</text:p>
          </table:table-cell>
          <table:table-cell table:formula="of:=REPLACE([.B2899]; 1; 29; &quot;&quot;)" office:value-type="string" office:string-value="jboss-fuse/fabric8" calcext:value-type="string">
            <text:p>jboss-fuse/fabric8</text:p>
          </table:table-cell>
        </table:table-row>
        <table:table-row table:style-name="ro1">
          <table:table-cell office:value-type="float" office:value="13136456" calcext:value-type="float">
            <text:p>13136456</text:p>
          </table:table-cell>
          <table:table-cell office:value-type="string" calcext:value-type="string">
            <text:p>https://api.github.com/repos/swt14w01/JRMDS</text:p>
          </table:table-cell>
          <table:table-cell table:formula="of:=REPLACE([.B2900]; 1; 29; &quot;&quot;)" office:value-type="string" office:string-value="swt14w01/JRMDS" calcext:value-type="string">
            <text:p>swt14w01/JRMDS</text:p>
          </table:table-cell>
        </table:table-row>
        <table:table-row table:style-name="ro1">
          <table:table-cell office:value-type="float" office:value="13137891" calcext:value-type="float">
            <text:p>13137891</text:p>
          </table:table-cell>
          <table:table-cell office:value-type="string" calcext:value-type="string">
            <text:p>https://api.github.com/repos/ArcBees/dev-site</text:p>
          </table:table-cell>
          <table:table-cell table:formula="of:=REPLACE([.B2901]; 1; 29; &quot;&quot;)" office:value-type="string" office:string-value="ArcBees/dev-site" calcext:value-type="string">
            <text:p>ArcBees/dev-site</text:p>
          </table:table-cell>
        </table:table-row>
        <table:table-row table:style-name="ro1">
          <table:table-cell office:value-type="float" office:value="13139035" calcext:value-type="float">
            <text:p>13139035</text:p>
          </table:table-cell>
          <table:table-cell office:value-type="string" calcext:value-type="string">
            <text:p>https://api.github.com/repos/FenixEdu/fenixedu-academic</text:p>
          </table:table-cell>
          <table:table-cell table:formula="of:=REPLACE([.B2902]; 1; 29; &quot;&quot;)" office:value-type="string" office:string-value="FenixEdu/fenixedu-academic" calcext:value-type="string">
            <text:p>FenixEdu/fenixedu-academic</text:p>
          </table:table-cell>
        </table:table-row>
        <table:table-row table:style-name="ro1">
          <table:table-cell office:value-type="float" office:value="13139265" calcext:value-type="float">
            <text:p>13139265</text:p>
          </table:table-cell>
          <table:table-cell office:value-type="string" calcext:value-type="string">
            <text:p>https://api.github.com/repos/twizmwazin/CardinalPGM</text:p>
          </table:table-cell>
          <table:table-cell table:formula="of:=REPLACE([.B2903]; 1; 29; &quot;&quot;)" office:value-type="string" office:string-value="twizmwazin/CardinalPGM" calcext:value-type="string">
            <text:p>twizmwazin/CardinalPGM</text:p>
          </table:table-cell>
        </table:table-row>
        <table:table-row table:style-name="ro1">
          <table:table-cell office:value-type="float" office:value="13142116" calcext:value-type="float">
            <text:p>13142116</text:p>
          </table:table-cell>
          <table:table-cell office:value-type="string" calcext:value-type="string">
            <text:p>https://api.github.com/repos/NashLegend/SourceWall</text:p>
          </table:table-cell>
          <table:table-cell table:formula="of:=REPLACE([.B2904]; 1; 29; &quot;&quot;)" office:value-type="string" office:string-value="NashLegend/SourceWall" calcext:value-type="string">
            <text:p>NashLegend/SourceWall</text:p>
          </table:table-cell>
        </table:table-row>
        <table:table-row table:style-name="ro1">
          <table:table-cell office:value-type="float" office:value="13146851" calcext:value-type="float">
            <text:p>13146851</text:p>
          </table:table-cell>
          <table:table-cell office:value-type="string" calcext:value-type="string">
            <text:p>https://api.github.com/repos/serenity-bdd/serenity-core</text:p>
          </table:table-cell>
          <table:table-cell table:formula="of:=REPLACE([.B2905]; 1; 29; &quot;&quot;)" office:value-type="string" office:string-value="serenity-bdd/serenity-core" calcext:value-type="string">
            <text:p>serenity-bdd/serenity-core</text:p>
          </table:table-cell>
        </table:table-row>
        <table:table-row table:style-name="ro1">
          <table:table-cell office:value-type="float" office:value="13148184" calcext:value-type="float">
            <text:p>13148184</text:p>
          </table:table-cell>
          <table:table-cell office:value-type="string" calcext:value-type="string">
            <text:p>https://api.github.com/repos/dls-controls/org.csstudio.dls.product</text:p>
          </table:table-cell>
          <table:table-cell table:formula="of:=REPLACE([.B2906]; 1; 29; &quot;&quot;)" office:value-type="string" office:string-value="dls-controls/org.csstudio.dls.product" calcext:value-type="string">
            <text:p>dls-controls/org.csstudio.dls.product</text:p>
          </table:table-cell>
        </table:table-row>
        <table:table-row table:style-name="ro1">
          <table:table-cell office:value-type="float" office:value="13153910" calcext:value-type="float">
            <text:p>13153910</text:p>
          </table:table-cell>
          <table:table-cell office:value-type="string" calcext:value-type="string">
            <text:p>https://api.github.com/repos/real-logic/Aeron</text:p>
          </table:table-cell>
          <table:table-cell table:formula="of:=REPLACE([.B2907]; 1; 29; &quot;&quot;)" office:value-type="string" office:string-value="real-logic/Aeron" calcext:value-type="string">
            <text:p>real-logic/Aeron</text:p>
          </table:table-cell>
        </table:table-row>
        <table:table-row table:style-name="ro1">
          <table:table-cell office:value-type="float" office:value="13155197" calcext:value-type="float">
            <text:p>13155197</text:p>
          </table:table-cell>
          <table:table-cell office:value-type="string" calcext:value-type="string">
            <text:p>https://api.github.com/repos/colenhyt/cf</text:p>
          </table:table-cell>
          <table:table-cell table:formula="of:=REPLACE([.B2908]; 1; 29; &quot;&quot;)" office:value-type="string" office:string-value="colenhyt/cf" calcext:value-type="string">
            <text:p>colenhyt/cf</text:p>
          </table:table-cell>
        </table:table-row>
        <table:table-row table:style-name="ro1">
          <table:table-cell office:value-type="float" office:value="13155290" calcext:value-type="float">
            <text:p>13155290</text:p>
          </table:table-cell>
          <table:table-cell office:value-type="string" calcext:value-type="string">
            <text:p>https://api.github.com/repos/real-logic/Agrona</text:p>
          </table:table-cell>
          <table:table-cell table:formula="of:=REPLACE([.B2909]; 1; 29; &quot;&quot;)" office:value-type="string" office:string-value="real-logic/Agrona" calcext:value-type="string">
            <text:p>real-logic/Agrona</text:p>
          </table:table-cell>
        </table:table-row>
        <table:table-row table:style-name="ro1">
          <table:table-cell office:value-type="float" office:value="13156671" calcext:value-type="float">
            <text:p>13156671</text:p>
          </table:table-cell>
          <table:table-cell office:value-type="string" calcext:value-type="string">
            <text:p>https://api.github.com/repos/sklintyg/statistik</text:p>
          </table:table-cell>
          <table:table-cell table:formula="of:=REPLACE([.B2910]; 1; 29; &quot;&quot;)" office:value-type="string" office:string-value="sklintyg/statistik" calcext:value-type="string">
            <text:p>sklintyg/statistik</text:p>
          </table:table-cell>
        </table:table-row>
        <table:table-row table:style-name="ro1">
          <table:table-cell office:value-type="float" office:value="13160192" calcext:value-type="float">
            <text:p>13160192</text:p>
          </table:table-cell>
          <table:table-cell office:value-type="string" calcext:value-type="string">
            <text:p>https://api.github.com/repos/SimpleAOSP-Lollipop/platform_frameworks_base</text:p>
          </table:table-cell>
          <table:table-cell table:formula="of:=REPLACE([.B2911]; 1; 29; &quot;&quot;)" office:value-type="string" office:string-value="SimpleAOSP-Lollipop/platform_frameworks_base" calcext:value-type="string">
            <text:p>SimpleAOSP-Lollipop/platform_frameworks_base</text:p>
          </table:table-cell>
        </table:table-row>
        <table:table-row table:style-name="ro1">
          <table:table-cell office:value-type="float" office:value="13161181" calcext:value-type="float">
            <text:p>13161181</text:p>
          </table:table-cell>
          <table:table-cell office:value-type="string" calcext:value-type="string">
            <text:p>https://api.github.com/repos/SimpleAOSP-Lollipop/platform_packages_apps_Settings</text:p>
          </table:table-cell>
          <table:table-cell table:formula="of:=REPLACE([.B2912]; 1; 29; &quot;&quot;)" office:value-type="string" office:string-value="SimpleAOSP-Lollipop/platform_packages_apps_Settings" calcext:value-type="string">
            <text:p>SimpleAOSP-Lollipop/platform_packages_apps_Settings</text:p>
          </table:table-cell>
        </table:table-row>
        <table:table-row table:style-name="ro1">
          <table:table-cell office:value-type="float" office:value="13162463" calcext:value-type="float">
            <text:p>13162463</text:p>
          </table:table-cell>
          <table:table-cell office:value-type="string" calcext:value-type="string">
            <text:p>https://api.github.com/repos/senbox-org/snap-desktop</text:p>
          </table:table-cell>
          <table:table-cell table:formula="of:=REPLACE([.B2913]; 1; 29; &quot;&quot;)" office:value-type="string" office:string-value="senbox-org/snap-desktop" calcext:value-type="string">
            <text:p>senbox-org/snap-desktop</text:p>
          </table:table-cell>
        </table:table-row>
        <table:table-row table:style-name="ro1">
          <table:table-cell office:value-type="float" office:value="13335051" calcext:value-type="float">
            <text:p>13335051</text:p>
          </table:table-cell>
          <table:table-cell office:value-type="string" calcext:value-type="string">
            <text:p>https://api.github.com/repos/crdroidandroid/android_packages_apps_Settings</text:p>
          </table:table-cell>
          <table:table-cell table:formula="of:=REPLACE([.B2914]; 1; 29; &quot;&quot;)" office:value-type="string" office:string-value="crdroidandroid/android_packages_apps_Settings" calcext:value-type="string">
            <text:p>crdroidandroid/android_packages_apps_Settings</text:p>
          </table:table-cell>
        </table:table-row>
        <table:table-row table:style-name="ro1">
          <table:table-cell office:value-type="float" office:value="13357920" calcext:value-type="float">
            <text:p>13357920</text:p>
          </table:table-cell>
          <table:table-cell office:value-type="string" calcext:value-type="string">
            <text:p>https://api.github.com/repos/offensive-security/nethunter-app</text:p>
          </table:table-cell>
          <table:table-cell table:formula="of:=REPLACE([.B2915]; 1; 29; &quot;&quot;)" office:value-type="string" office:string-value="offensive-security/nethunter-app" calcext:value-type="string">
            <text:p>offensive-security/nethunter-app</text:p>
          </table:table-cell>
        </table:table-row>
        <table:table-row table:style-name="ro1">
          <table:table-cell office:value-type="float" office:value="13360823" calcext:value-type="float">
            <text:p>13360823</text:p>
          </table:table-cell>
          <table:table-cell office:value-type="string" calcext:value-type="string">
            <text:p>https://api.github.com/repos/itachi1706/HypixelStatistics</text:p>
          </table:table-cell>
          <table:table-cell table:formula="of:=REPLACE([.B2916]; 1; 29; &quot;&quot;)" office:value-type="string" office:string-value="itachi1706/HypixelStatistics" calcext:value-type="string">
            <text:p>itachi1706/HypixelStatistics</text:p>
          </table:table-cell>
        </table:table-row>
        <table:table-row table:style-name="ro1">
          <table:table-cell office:value-type="float" office:value="13369580" calcext:value-type="float">
            <text:p>13369580</text:p>
          </table:table-cell>
          <table:table-cell office:value-type="string" calcext:value-type="string">
            <text:p>https://api.github.com/repos/reinert/requestor</text:p>
          </table:table-cell>
          <table:table-cell table:formula="of:=REPLACE([.B2917]; 1; 29; &quot;&quot;)" office:value-type="string" office:string-value="reinert/requestor" calcext:value-type="string">
            <text:p>reinert/requestor</text:p>
          </table:table-cell>
        </table:table-row>
        <table:table-row table:style-name="ro1">
          <table:table-cell office:value-type="float" office:value="13378091" calcext:value-type="float">
            <text:p>13378091</text:p>
          </table:table-cell>
          <table:table-cell office:value-type="string" calcext:value-type="string">
            <text:p>https://api.github.com/repos/fp7-netide/IDE</text:p>
          </table:table-cell>
          <table:table-cell table:formula="of:=REPLACE([.B2918]; 1; 29; &quot;&quot;)" office:value-type="string" office:string-value="fp7-netide/IDE" calcext:value-type="string">
            <text:p>fp7-netide/IDE</text:p>
          </table:table-cell>
        </table:table-row>
        <table:table-row table:style-name="ro1">
          <table:table-cell office:value-type="float" office:value="13378383" calcext:value-type="float">
            <text:p>13378383</text:p>
          </table:table-cell>
          <table:table-cell office:value-type="string" calcext:value-type="string">
            <text:p>https://api.github.com/repos/crdroidandroid/android_frameworks_base</text:p>
          </table:table-cell>
          <table:table-cell table:formula="of:=REPLACE([.B2919]; 1; 29; &quot;&quot;)" office:value-type="string" office:string-value="crdroidandroid/android_frameworks_base" calcext:value-type="string">
            <text:p>crdroidandroid/android_frameworks_base</text:p>
          </table:table-cell>
        </table:table-row>
        <table:table-row table:style-name="ro1">
          <table:table-cell office:value-type="float" office:value="13382762" calcext:value-type="float">
            <text:p>13382762</text:p>
          </table:table-cell>
          <table:table-cell office:value-type="string" calcext:value-type="string">
            <text:p>https://api.github.com/repos/Xlythe/AndroidTextManager</text:p>
          </table:table-cell>
          <table:table-cell table:formula="of:=REPLACE([.B2920]; 1; 29; &quot;&quot;)" office:value-type="string" office:string-value="Xlythe/AndroidTextManager" calcext:value-type="string">
            <text:p>Xlythe/AndroidTextManager</text:p>
          </table:table-cell>
        </table:table-row>
        <table:table-row table:style-name="ro1">
          <table:table-cell office:value-type="float" office:value="13383864" calcext:value-type="float">
            <text:p>13383864</text:p>
          </table:table-cell>
          <table:table-cell office:value-type="string" calcext:value-type="string">
            <text:p>https://api.github.com/repos/rancher/cattle</text:p>
          </table:table-cell>
          <table:table-cell table:formula="of:=REPLACE([.B2921]; 1; 29; &quot;&quot;)" office:value-type="string" office:string-value="rancher/cattle" calcext:value-type="string">
            <text:p>rancher/cattle</text:p>
          </table:table-cell>
        </table:table-row>
        <table:table-row table:style-name="ro1">
          <table:table-cell office:value-type="float" office:value="13385733" calcext:value-type="float">
            <text:p>13385733</text:p>
          </table:table-cell>
          <table:table-cell office:value-type="string" calcext:value-type="string">
            <text:p>https://api.github.com/repos/FTSRG/incqueryd</text:p>
          </table:table-cell>
          <table:table-cell table:formula="of:=REPLACE([.B2922]; 1; 29; &quot;&quot;)" office:value-type="string" office:string-value="FTSRG/incqueryd" calcext:value-type="string">
            <text:p>FTSRG/incqueryd</text:p>
          </table:table-cell>
        </table:table-row>
        <table:table-row table:style-name="ro1">
          <table:table-cell office:value-type="float" office:value="13389331" calcext:value-type="float">
            <text:p>13389331</text:p>
          </table:table-cell>
          <table:table-cell office:value-type="string" calcext:value-type="string">
            <text:p>https://api.github.com/repos/h2oai/h2o-3</text:p>
          </table:table-cell>
          <table:table-cell table:formula="of:=REPLACE([.B2923]; 1; 29; &quot;&quot;)" office:value-type="string" office:string-value="h2oai/h2o-3" calcext:value-type="string">
            <text:p>h2oai/h2o-3</text:p>
          </table:table-cell>
        </table:table-row>
        <table:table-row table:style-name="ro1">
          <table:table-cell office:value-type="float" office:value="13389333" calcext:value-type="float">
            <text:p>13389333</text:p>
          </table:table-cell>
          <table:table-cell office:value-type="string" calcext:value-type="string">
            <text:p>https://api.github.com/repos/aboev/photobook-client</text:p>
          </table:table-cell>
          <table:table-cell table:formula="of:=REPLACE([.B2924]; 1; 29; &quot;&quot;)" office:value-type="string" office:string-value="aboev/photobook-client" calcext:value-type="string">
            <text:p>aboev/photobook-client</text:p>
          </table:table-cell>
        </table:table-row>
        <table:table-row table:style-name="ro1">
          <table:table-cell office:value-type="float" office:value="13389946" calcext:value-type="float">
            <text:p>13389946</text:p>
          </table:table-cell>
          <table:table-cell office:value-type="string" calcext:value-type="string">
            <text:p>https://api.github.com/repos/floating-cat/S1-Next</text:p>
          </table:table-cell>
          <table:table-cell table:formula="of:=REPLACE([.B2925]; 1; 29; &quot;&quot;)" office:value-type="string" office:string-value="floating-cat/S1-Next" calcext:value-type="string">
            <text:p>floating-cat/S1-Next</text:p>
          </table:table-cell>
        </table:table-row>
        <table:table-row table:style-name="ro1">
          <table:table-cell office:value-type="float" office:value="13391843" calcext:value-type="float">
            <text:p>13391843</text:p>
          </table:table-cell>
          <table:table-cell office:value-type="string" calcext:value-type="string">
            <text:p>https://api.github.com/repos/drewnoakes/metadata-extractor</text:p>
          </table:table-cell>
          <table:table-cell table:formula="of:=REPLACE([.B2926]; 1; 29; &quot;&quot;)" office:value-type="string" office:string-value="drewnoakes/metadata-extractor" calcext:value-type="string">
            <text:p>drewnoakes/metadata-extractor</text:p>
          </table:table-cell>
        </table:table-row>
        <table:table-row table:style-name="ro1">
          <table:table-cell office:value-type="float" office:value="13393072" calcext:value-type="float">
            <text:p>13393072</text:p>
          </table:table-cell>
          <table:table-cell office:value-type="string" calcext:value-type="string">
            <text:p>https://api.github.com/repos/aaronluo/cuoxiazi</text:p>
          </table:table-cell>
          <table:table-cell table:formula="of:=REPLACE([.B2927]; 1; 29; &quot;&quot;)" office:value-type="string" office:string-value="aaronluo/cuoxiazi" calcext:value-type="string">
            <text:p>aaronluo/cuoxiazi</text:p>
          </table:table-cell>
        </table:table-row>
        <table:table-row table:style-name="ro1">
          <table:table-cell office:value-type="float" office:value="13393988" calcext:value-type="float">
            <text:p>13393988</text:p>
          </table:table-cell>
          <table:table-cell office:value-type="string" calcext:value-type="string">
            <text:p>https://api.github.com/repos/sudhakarDharwada/JavaTraining2014_15</text:p>
          </table:table-cell>
          <table:table-cell table:formula="of:=REPLACE([.B2928]; 1; 29; &quot;&quot;)" office:value-type="string" office:string-value="sudhakarDharwada/JavaTraining2014_15" calcext:value-type="string">
            <text:p>sudhakarDharwada/JavaTraining2014_15</text:p>
          </table:table-cell>
        </table:table-row>
        <table:table-row table:style-name="ro1">
          <table:table-cell office:value-type="float" office:value="13401682" calcext:value-type="float">
            <text:p>13401682</text:p>
          </table:table-cell>
          <table:table-cell office:value-type="string" calcext:value-type="string">
            <text:p>https://api.github.com/repos/BinEP/Games</text:p>
          </table:table-cell>
          <table:table-cell table:formula="of:=REPLACE([.B2929]; 1; 29; &quot;&quot;)" office:value-type="string" office:string-value="BinEP/Games" calcext:value-type="string">
            <text:p>BinEP/Games</text:p>
          </table:table-cell>
        </table:table-row>
        <table:table-row table:style-name="ro1">
          <table:table-cell office:value-type="float" office:value="13415029" calcext:value-type="float">
            <text:p>13415029</text:p>
          </table:table-cell>
          <table:table-cell office:value-type="string" calcext:value-type="string">
            <text:p>https://api.github.com/repos/Pse-Lambda-das-Spiel/LambdaDasSpiel</text:p>
          </table:table-cell>
          <table:table-cell table:formula="of:=REPLACE([.B2930]; 1; 29; &quot;&quot;)" office:value-type="string" office:string-value="Pse-Lambda-das-Spiel/LambdaDasSpiel" calcext:value-type="string">
            <text:p>Pse-Lambda-das-Spiel/LambdaDasSpiel</text:p>
          </table:table-cell>
        </table:table-row>
        <table:table-row table:style-name="ro1">
          <table:table-cell office:value-type="float" office:value="13417005" calcext:value-type="float">
            <text:p>13417005</text:p>
          </table:table-cell>
          <table:table-cell office:value-type="string" calcext:value-type="string">
            <text:p>https://api.github.com/repos/dannylam/ogretel</text:p>
          </table:table-cell>
          <table:table-cell table:formula="of:=REPLACE([.B2931]; 1; 29; &quot;&quot;)" office:value-type="string" office:string-value="dannylam/ogretel" calcext:value-type="string">
            <text:p>dannylam/ogretel</text:p>
          </table:table-cell>
        </table:table-row>
        <table:table-row table:style-name="ro1">
          <table:table-cell office:value-type="float" office:value="13417115" calcext:value-type="float">
            <text:p>13417115</text:p>
          </table:table-cell>
          <table:table-cell office:value-type="string" calcext:value-type="string">
            <text:p>https://api.github.com/repos/benitol87/GEMAO</text:p>
          </table:table-cell>
          <table:table-cell table:formula="of:=REPLACE([.B2932]; 1; 29; &quot;&quot;)" office:value-type="string" office:string-value="benitol87/GEMAO" calcext:value-type="string">
            <text:p>benitol87/GEMAO</text:p>
          </table:table-cell>
        </table:table-row>
        <table:table-row table:style-name="ro1">
          <table:table-cell office:value-type="float" office:value="13423497" calcext:value-type="float">
            <text:p>13423497</text:p>
          </table:table-cell>
          <table:table-cell office:value-type="string" calcext:value-type="string">
            <text:p>https://api.github.com/repos/jahia-qa/selenium226</text:p>
          </table:table-cell>
          <table:table-cell table:formula="of:=REPLACE([.B2933]; 1; 29; &quot;&quot;)" office:value-type="string" office:string-value="jahia-qa/selenium226" calcext:value-type="string">
            <text:p>jahia-qa/selenium226</text:p>
          </table:table-cell>
        </table:table-row>
        <table:table-row table:style-name="ro1">
          <table:table-cell office:value-type="float" office:value="13424821" calcext:value-type="float">
            <text:p>13424821</text:p>
          </table:table-cell>
          <table:table-cell office:value-type="string" calcext:value-type="string">
            <text:p>https://api.github.com/repos/ntn11phm/Exam-Personel-Assignment-Project</text:p>
          </table:table-cell>
          <table:table-cell table:formula="of:=REPLACE([.B2934]; 1; 29; &quot;&quot;)" office:value-type="string" office:string-value="ntn11phm/Exam-Personel-Assignment-Project" calcext:value-type="string">
            <text:p>ntn11phm/Exam-Personel-Assignment-Project</text:p>
          </table:table-cell>
        </table:table-row>
        <table:table-row table:style-name="ro1">
          <table:table-cell office:value-type="float" office:value="13426341" calcext:value-type="float">
            <text:p>13426341</text:p>
          </table:table-cell>
          <table:table-cell office:value-type="string" calcext:value-type="string">
            <text:p>https://api.github.com/repos/markusberget/tda593-hotel</text:p>
          </table:table-cell>
          <table:table-cell table:formula="of:=REPLACE([.B2935]; 1; 29; &quot;&quot;)" office:value-type="string" office:string-value="markusberget/tda593-hotel" calcext:value-type="string">
            <text:p>markusberget/tda593-hotel</text:p>
          </table:table-cell>
        </table:table-row>
        <table:table-row table:style-name="ro1">
          <table:table-cell office:value-type="float" office:value="13429318" calcext:value-type="float">
            <text:p>13429318</text:p>
          </table:table-cell>
          <table:table-cell office:value-type="string" calcext:value-type="string">
            <text:p>https://api.github.com/repos/Helioviewer-Project/JHelioviewer</text:p>
          </table:table-cell>
          <table:table-cell table:formula="of:=REPLACE([.B2936]; 1; 29; &quot;&quot;)" office:value-type="string" office:string-value="Helioviewer-Project/JHelioviewer" calcext:value-type="string">
            <text:p>Helioviewer-Project/JHelioviewer</text:p>
          </table:table-cell>
        </table:table-row>
        <table:table-row table:style-name="ro1">
          <table:table-cell office:value-type="float" office:value="13433605" calcext:value-type="float">
            <text:p>13433605</text:p>
          </table:table-cell>
          <table:table-cell office:value-type="string" calcext:value-type="string">
            <text:p>https://api.github.com/repos/GoranM/bdx</text:p>
          </table:table-cell>
          <table:table-cell table:formula="of:=REPLACE([.B2937]; 1; 29; &quot;&quot;)" office:value-type="string" office:string-value="GoranM/bdx" calcext:value-type="string">
            <text:p>GoranM/bdx</text:p>
          </table:table-cell>
        </table:table-row>
        <table:table-row table:style-name="ro1">
          <table:table-cell office:value-type="float" office:value="13434470" calcext:value-type="float">
            <text:p>13434470</text:p>
          </table:table-cell>
          <table:table-cell office:value-type="string" calcext:value-type="string">
            <text:p>https://api.github.com/repos/fwilchel/gip3</text:p>
          </table:table-cell>
          <table:table-cell table:formula="of:=REPLACE([.B2938]; 1; 29; &quot;&quot;)" office:value-type="string" office:string-value="fwilchel/gip3" calcext:value-type="string">
            <text:p>fwilchel/gip3</text:p>
          </table:table-cell>
        </table:table-row>
        <table:table-row table:style-name="ro1">
          <table:table-cell office:value-type="float" office:value="13437189" calcext:value-type="float">
            <text:p>13437189</text:p>
          </table:table-cell>
          <table:table-cell office:value-type="string" calcext:value-type="string">
            <text:p>https://api.github.com/repos/zhong0711101/o2omall</text:p>
          </table:table-cell>
          <table:table-cell table:formula="of:=REPLACE([.B2939]; 1; 29; &quot;&quot;)" office:value-type="string" office:string-value="zhong0711101/o2omall" calcext:value-type="string">
            <text:p>zhong0711101/o2omall</text:p>
          </table:table-cell>
        </table:table-row>
        <table:table-row table:style-name="ro1">
          <table:table-cell office:value-type="float" office:value="13445288" calcext:value-type="float">
            <text:p>13445288</text:p>
          </table:table-cell>
          <table:table-cell office:value-type="string" calcext:value-type="string">
            <text:p>https://api.github.com/repos/TeamBliss-LP/android_frameworks_base</text:p>
          </table:table-cell>
          <table:table-cell table:formula="of:=REPLACE([.B2940]; 1; 29; &quot;&quot;)" office:value-type="string" office:string-value="TeamBliss-LP/android_frameworks_base" calcext:value-type="string">
            <text:p>TeamBliss-LP/android_frameworks_base</text:p>
          </table:table-cell>
        </table:table-row>
        <table:table-row table:style-name="ro1">
          <table:table-cell office:value-type="float" office:value="13446624" calcext:value-type="float">
            <text:p>13446624</text:p>
          </table:table-cell>
          <table:table-cell office:value-type="string" calcext:value-type="string">
            <text:p>https://api.github.com/repos/matkaczmarski/Praca-inzynierska</text:p>
          </table:table-cell>
          <table:table-cell table:formula="of:=REPLACE([.B2941]; 1; 29; &quot;&quot;)" office:value-type="string" office:string-value="matkaczmarski/Praca-inzynierska" calcext:value-type="string">
            <text:p>matkaczmarski/Praca-inzynierska</text:p>
          </table:table-cell>
        </table:table-row>
        <table:table-row table:style-name="ro1">
          <table:table-cell office:value-type="float" office:value="13450366" calcext:value-type="float">
            <text:p>13450366</text:p>
          </table:table-cell>
          <table:table-cell office:value-type="string" calcext:value-type="string">
            <text:p>https://api.github.com/repos/spinn3r/spinn3r-artemis-client-example</text:p>
          </table:table-cell>
          <table:table-cell table:formula="of:=REPLACE([.B2942]; 1; 29; &quot;&quot;)" office:value-type="string" office:string-value="spinn3r/spinn3r-artemis-client-example" calcext:value-type="string">
            <text:p>spinn3r/spinn3r-artemis-client-example</text:p>
          </table:table-cell>
        </table:table-row>
        <table:table-row table:style-name="ro1">
          <table:table-cell office:value-type="float" office:value="13450901" calcext:value-type="float">
            <text:p>13450901</text:p>
          </table:table-cell>
          <table:table-cell office:value-type="string" calcext:value-type="string">
            <text:p>https://api.github.com/repos/fp7-netide/Engine</text:p>
          </table:table-cell>
          <table:table-cell table:formula="of:=REPLACE([.B2943]; 1; 29; &quot;&quot;)" office:value-type="string" office:string-value="fp7-netide/Engine" calcext:value-type="string">
            <text:p>fp7-netide/Engine</text:p>
          </table:table-cell>
        </table:table-row>
        <table:table-row table:style-name="ro1">
          <table:table-cell office:value-type="float" office:value="13463447" calcext:value-type="float">
            <text:p>13463447</text:p>
          </table:table-cell>
          <table:table-cell office:value-type="string" calcext:value-type="string">
            <text:p>https://api.github.com/repos/Lucas-Andrade/ProjectManager_FLM</text:p>
          </table:table-cell>
          <table:table-cell table:formula="of:=REPLACE([.B2944]; 1; 29; &quot;&quot;)" office:value-type="string" office:string-value="Lucas-Andrade/ProjectManager_FLM" calcext:value-type="string">
            <text:p>Lucas-Andrade/ProjectManager_FLM</text:p>
          </table:table-cell>
        </table:table-row>
        <table:table-row table:style-name="ro1">
          <table:table-cell office:value-type="float" office:value="13466453" calcext:value-type="float">
            <text:p>13466453</text:p>
          </table:table-cell>
          <table:table-cell office:value-type="string" calcext:value-type="string">
            <text:p>https://api.github.com/repos/rlf/uSkyBlock</text:p>
          </table:table-cell>
          <table:table-cell table:formula="of:=REPLACE([.B2945]; 1; 29; &quot;&quot;)" office:value-type="string" office:string-value="rlf/uSkyBlock" calcext:value-type="string">
            <text:p>rlf/uSkyBlock</text:p>
          </table:table-cell>
        </table:table-row>
        <table:table-row table:style-name="ro1">
          <table:table-cell office:value-type="float" office:value="13466873" calcext:value-type="float">
            <text:p>13466873</text:p>
          </table:table-cell>
          <table:table-cell office:value-type="string" calcext:value-type="string">
            <text:p>https://api.github.com/repos/exteso/alf.io</text:p>
          </table:table-cell>
          <table:table-cell table:formula="of:=REPLACE([.B2946]; 1; 29; &quot;&quot;)" office:value-type="string" office:string-value="exteso/alf.io" calcext:value-type="string">
            <text:p>exteso/alf.io</text:p>
          </table:table-cell>
        </table:table-row>
        <table:table-row table:style-name="ro1">
          <table:table-cell office:value-type="float" office:value="13476766" calcext:value-type="float">
            <text:p>13476766</text:p>
          </table:table-cell>
          <table:table-cell office:value-type="string" calcext:value-type="string">
            <text:p>https://api.github.com/repos/mhogrefe/wheels</text:p>
          </table:table-cell>
          <table:table-cell table:formula="of:=REPLACE([.B2947]; 1; 29; &quot;&quot;)" office:value-type="string" office:string-value="mhogrefe/wheels" calcext:value-type="string">
            <text:p>mhogrefe/wheels</text:p>
          </table:table-cell>
        </table:table-row>
        <table:table-row table:style-name="ro1">
          <table:table-cell office:value-type="float" office:value="13485572" calcext:value-type="float">
            <text:p>13485572</text:p>
          </table:table-cell>
          <table:table-cell office:value-type="string" calcext:value-type="string">
            <text:p>https://api.github.com/repos/AiAndroid/mobilevideo</text:p>
          </table:table-cell>
          <table:table-cell table:formula="of:=REPLACE([.B2948]; 1; 29; &quot;&quot;)" office:value-type="string" office:string-value="AiAndroid/mobilevideo" calcext:value-type="string">
            <text:p>AiAndroid/mobilevideo</text:p>
          </table:table-cell>
        </table:table-row>
        <table:table-row table:style-name="ro1">
          <table:table-cell office:value-type="float" office:value="13498710" calcext:value-type="float">
            <text:p>13498710</text:p>
          </table:table-cell>
          <table:table-cell office:value-type="string" calcext:value-type="string">
            <text:p>https://api.github.com/repos/CarbonROM/android_packages_apps_Settings</text:p>
          </table:table-cell>
          <table:table-cell table:formula="of:=REPLACE([.B2949]; 1; 29; &quot;&quot;)" office:value-type="string" office:string-value="CarbonROM/android_packages_apps_Settings" calcext:value-type="string">
            <text:p>CarbonROM/android_packages_apps_Settings</text:p>
          </table:table-cell>
        </table:table-row>
        <table:table-row table:style-name="ro1">
          <table:table-cell office:value-type="float" office:value="13506916" calcext:value-type="float">
            <text:p>13506916</text:p>
          </table:table-cell>
          <table:table-cell office:value-type="string" calcext:value-type="string">
            <text:p>https://api.github.com/repos/pac4j/pac4j</text:p>
          </table:table-cell>
          <table:table-cell table:formula="of:=REPLACE([.B2950]; 1; 29; &quot;&quot;)" office:value-type="string" office:string-value="pac4j/pac4j" calcext:value-type="string">
            <text:p>pac4j/pac4j</text:p>
          </table:table-cell>
        </table:table-row>
        <table:table-row table:style-name="ro1">
          <table:table-cell office:value-type="float" office:value="13507748" calcext:value-type="float">
            <text:p>13507748</text:p>
          </table:table-cell>
          <table:table-cell office:value-type="string" calcext:value-type="string">
            <text:p>https://api.github.com/repos/iSoron/uhabits</text:p>
          </table:table-cell>
          <table:table-cell table:formula="of:=REPLACE([.B2951]; 1; 29; &quot;&quot;)" office:value-type="string" office:string-value="iSoron/uhabits" calcext:value-type="string">
            <text:p>iSoron/uhabits</text:p>
          </table:table-cell>
        </table:table-row>
        <table:table-row table:style-name="ro1">
          <table:table-cell office:value-type="float" office:value="13510243" calcext:value-type="float">
            <text:p>13510243</text:p>
          </table:table-cell>
          <table:table-cell office:value-type="string" calcext:value-type="string">
            <text:p>https://api.github.com/repos/wildfly-extras/wildfly-camel</text:p>
          </table:table-cell>
          <table:table-cell table:formula="of:=REPLACE([.B2952]; 1; 29; &quot;&quot;)" office:value-type="string" office:string-value="wildfly-extras/wildfly-camel" calcext:value-type="string">
            <text:p>wildfly-extras/wildfly-camel</text:p>
          </table:table-cell>
        </table:table-row>
        <table:table-row table:style-name="ro1">
          <table:table-cell office:value-type="float" office:value="13511396" calcext:value-type="float">
            <text:p>13511396</text:p>
          </table:table-cell>
          <table:table-cell office:value-type="string" calcext:value-type="string">
            <text:p>https://api.github.com/repos/divolte/divolte-collector</text:p>
          </table:table-cell>
          <table:table-cell table:formula="of:=REPLACE([.B2953]; 1; 29; &quot;&quot;)" office:value-type="string" office:string-value="divolte/divolte-collector" calcext:value-type="string">
            <text:p>divolte/divolte-collector</text:p>
          </table:table-cell>
        </table:table-row>
        <table:table-row table:style-name="ro1">
          <table:table-cell office:value-type="float" office:value="13522480" calcext:value-type="float">
            <text:p>13522480</text:p>
          </table:table-cell>
          <table:table-cell office:value-type="string" calcext:value-type="string">
            <text:p>https://api.github.com/repos/revapi/revapi</text:p>
          </table:table-cell>
          <table:table-cell table:formula="of:=REPLACE([.B2954]; 1; 29; &quot;&quot;)" office:value-type="string" office:string-value="revapi/revapi" calcext:value-type="string">
            <text:p>revapi/revapi</text:p>
          </table:table-cell>
        </table:table-row>
        <table:table-row table:style-name="ro1">
          <table:table-cell office:value-type="float" office:value="13523263" calcext:value-type="float">
            <text:p>13523263</text:p>
          </table:table-cell>
          <table:table-cell office:value-type="string" calcext:value-type="string">
            <text:p>https://api.github.com/repos/InfinityRaider/AgriCraft</text:p>
          </table:table-cell>
          <table:table-cell table:formula="of:=REPLACE([.B2955]; 1; 29; &quot;&quot;)" office:value-type="string" office:string-value="InfinityRaider/AgriCraft" calcext:value-type="string">
            <text:p>InfinityRaider/AgriCraft</text:p>
          </table:table-cell>
        </table:table-row>
        <table:table-row table:style-name="ro1">
          <table:table-cell office:value-type="float" office:value="13529350" calcext:value-type="float">
            <text:p>13529350</text:p>
          </table:table-cell>
          <table:table-cell office:value-type="string" calcext:value-type="string">
            <text:p>https://api.github.com/repos/eclipsesource/J2V8</text:p>
          </table:table-cell>
          <table:table-cell table:formula="of:=REPLACE([.B2956]; 1; 29; &quot;&quot;)" office:value-type="string" office:string-value="eclipsesource/J2V8" calcext:value-type="string">
            <text:p>eclipsesource/J2V8</text:p>
          </table:table-cell>
        </table:table-row>
        <table:table-row table:style-name="ro1">
          <table:table-cell office:value-type="float" office:value="13532373" calcext:value-type="float">
            <text:p>13532373</text:p>
          </table:table-cell>
          <table:table-cell office:value-type="string" calcext:value-type="string">
            <text:p>https://api.github.com/repos/SoftInstigate/restheart</text:p>
          </table:table-cell>
          <table:table-cell table:formula="of:=REPLACE([.B2957]; 1; 29; &quot;&quot;)" office:value-type="string" office:string-value="SoftInstigate/restheart" calcext:value-type="string">
            <text:p>SoftInstigate/restheart</text:p>
          </table:table-cell>
        </table:table-row>
        <table:table-row table:style-name="ro1">
          <table:table-cell office:value-type="float" office:value="13534407" calcext:value-type="float">
            <text:p>13534407</text:p>
          </table:table-cell>
          <table:table-cell office:value-type="string" calcext:value-type="string">
            <text:p>https://api.github.com/repos/haifengl/smile</text:p>
          </table:table-cell>
          <table:table-cell table:formula="of:=REPLACE([.B2958]; 1; 29; &quot;&quot;)" office:value-type="string" office:string-value="haifengl/smile" calcext:value-type="string">
            <text:p>haifengl/smile</text:p>
          </table:table-cell>
        </table:table-row>
        <table:table-row table:style-name="ro1">
          <table:table-cell office:value-type="float" office:value="13535871" calcext:value-type="float">
            <text:p>13535871</text:p>
          </table:table-cell>
          <table:table-cell office:value-type="string" calcext:value-type="string">
            <text:p>https://api.github.com/repos/GlukKazan/Dagaz</text:p>
          </table:table-cell>
          <table:table-cell table:formula="of:=REPLACE([.B2959]; 1; 29; &quot;&quot;)" office:value-type="string" office:string-value="GlukKazan/Dagaz" calcext:value-type="string">
            <text:p>GlukKazan/Dagaz</text:p>
          </table:table-cell>
        </table:table-row>
        <table:table-row table:style-name="ro1">
          <table:table-cell office:value-type="float" office:value="13544264" calcext:value-type="float">
            <text:p>13544264</text:p>
          </table:table-cell>
          <table:table-cell office:value-type="string" calcext:value-type="string">
            <text:p>https://api.github.com/repos/ProjetTuteure/dev</text:p>
          </table:table-cell>
          <table:table-cell table:formula="of:=REPLACE([.B2960]; 1; 29; &quot;&quot;)" office:value-type="string" office:string-value="ProjetTuteure/dev" calcext:value-type="string">
            <text:p>ProjetTuteure/dev</text:p>
          </table:table-cell>
        </table:table-row>
        <table:table-row table:style-name="ro1">
          <table:table-cell office:value-type="float" office:value="13546287" calcext:value-type="float">
            <text:p>13546287</text:p>
          </table:table-cell>
          <table:table-cell office:value-type="string" calcext:value-type="string">
            <text:p>https://api.github.com/repos/pmwmedia/tinylog</text:p>
          </table:table-cell>
          <table:table-cell table:formula="of:=REPLACE([.B2961]; 1; 29; &quot;&quot;)" office:value-type="string" office:string-value="pmwmedia/tinylog" calcext:value-type="string">
            <text:p>pmwmedia/tinylog</text:p>
          </table:table-cell>
        </table:table-row>
        <table:table-row table:style-name="ro1">
          <table:table-cell office:value-type="float" office:value="13556660" calcext:value-type="float">
            <text:p>13556660</text:p>
          </table:table-cell>
          <table:table-cell office:value-type="string" calcext:value-type="string">
            <text:p>https://api.github.com/repos/Setzo/Learning</text:p>
          </table:table-cell>
          <table:table-cell table:formula="of:=REPLACE([.B2962]; 1; 29; &quot;&quot;)" office:value-type="string" office:string-value="Setzo/Learning" calcext:value-type="string">
            <text:p>Setzo/Learning</text:p>
          </table:table-cell>
        </table:table-row>
        <table:table-row table:style-name="ro1">
          <table:table-cell office:value-type="float" office:value="13557248" calcext:value-type="float">
            <text:p>13557248</text:p>
          </table:table-cell>
          <table:table-cell office:value-type="string" calcext:value-type="string">
            <text:p>https://api.github.com/repos/apache/drill</text:p>
          </table:table-cell>
          <table:table-cell table:formula="of:=REPLACE([.B2963]; 1; 29; &quot;&quot;)" office:value-type="string" office:string-value="apache/drill" calcext:value-type="string">
            <text:p>apache/drill</text:p>
          </table:table-cell>
        </table:table-row>
        <table:table-row table:style-name="ro1">
          <table:table-cell office:value-type="float" office:value="13576064" calcext:value-type="float">
            <text:p>13576064</text:p>
          </table:table-cell>
          <table:table-cell office:value-type="string" calcext:value-type="string">
            <text:p>https://api.github.com/repos/NarongchaiPlaiyim/ese</text:p>
          </table:table-cell>
          <table:table-cell table:formula="of:=REPLACE([.B2964]; 1; 29; &quot;&quot;)" office:value-type="string" office:string-value="NarongchaiPlaiyim/ese" calcext:value-type="string">
            <text:p>NarongchaiPlaiyim/ese</text:p>
          </table:table-cell>
        </table:table-row>
        <table:table-row table:style-name="ro1">
          <table:table-cell office:value-type="float" office:value="13577170" calcext:value-type="float">
            <text:p>13577170</text:p>
          </table:table-cell>
          <table:table-cell office:value-type="string" calcext:value-type="string">
            <text:p>https://api.github.com/repos/syncthing/syncthing-android</text:p>
          </table:table-cell>
          <table:table-cell table:formula="of:=REPLACE([.B2965]; 1; 29; &quot;&quot;)" office:value-type="string" office:string-value="syncthing/syncthing-android" calcext:value-type="string">
            <text:p>syncthing/syncthing-android</text:p>
          </table:table-cell>
        </table:table-row>
        <table:table-row table:style-name="ro1">
          <table:table-cell office:value-type="float" office:value="13582966" calcext:value-type="float">
            <text:p>13582966</text:p>
          </table:table-cell>
          <table:table-cell office:value-type="string" calcext:value-type="string">
            <text:p>https://api.github.com/repos/opennetworkinglab/onos</text:p>
          </table:table-cell>
          <table:table-cell table:formula="of:=REPLACE([.B2966]; 1; 29; &quot;&quot;)" office:value-type="string" office:string-value="opennetworkinglab/onos" calcext:value-type="string">
            <text:p>opennetworkinglab/onos</text:p>
          </table:table-cell>
        </table:table-row>
        <table:table-row table:style-name="ro1">
          <table:table-cell office:value-type="float" office:value="13586908" calcext:value-type="float">
            <text:p>13586908</text:p>
          </table:table-cell>
          <table:table-cell office:value-type="string" calcext:value-type="string">
            <text:p>https://api.github.com/repos/aosn/java8</text:p>
          </table:table-cell>
          <table:table-cell table:formula="of:=REPLACE([.B2967]; 1; 29; &quot;&quot;)" office:value-type="string" office:string-value="aosn/java8" calcext:value-type="string">
            <text:p>aosn/java8</text:p>
          </table:table-cell>
        </table:table-row>
        <table:table-row table:style-name="ro1">
          <table:table-cell office:value-type="float" office:value="13587056" calcext:value-type="float">
            <text:p>13587056</text:p>
          </table:table-cell>
          <table:table-cell office:value-type="string" calcext:value-type="string">
            <text:p>https://api.github.com/repos/asciidocfx/AsciidocFX</text:p>
          </table:table-cell>
          <table:table-cell table:formula="of:=REPLACE([.B2968]; 1; 29; &quot;&quot;)" office:value-type="string" office:string-value="asciidocfx/AsciidocFX" calcext:value-type="string">
            <text:p>asciidocfx/AsciidocFX</text:p>
          </table:table-cell>
        </table:table-row>
        <table:table-row table:style-name="ro1">
          <table:table-cell office:value-type="float" office:value="13588444" calcext:value-type="float">
            <text:p>13588444</text:p>
          </table:table-cell>
          <table:table-cell office:value-type="string" calcext:value-type="string">
            <text:p>https://api.github.com/repos/lutece-platform/lutece-core</text:p>
          </table:table-cell>
          <table:table-cell table:formula="of:=REPLACE([.B2969]; 1; 29; &quot;&quot;)" office:value-type="string" office:string-value="lutece-platform/lutece-core" calcext:value-type="string">
            <text:p>lutece-platform/lutece-core</text:p>
          </table:table-cell>
        </table:table-row>
        <table:table-row table:style-name="ro1">
          <table:table-cell office:value-type="float" office:value="13591071" calcext:value-type="float">
            <text:p>13591071</text:p>
          </table:table-cell>
          <table:table-cell office:value-type="string" calcext:value-type="string">
            <text:p>https://api.github.com/repos/ngageoint/mrgeo</text:p>
          </table:table-cell>
          <table:table-cell table:formula="of:=REPLACE([.B2970]; 1; 29; &quot;&quot;)" office:value-type="string" office:string-value="ngageoint/mrgeo" calcext:value-type="string">
            <text:p>ngageoint/mrgeo</text:p>
          </table:table-cell>
        </table:table-row>
        <table:table-row table:style-name="ro1">
          <table:table-cell office:value-type="float" office:value="13593241" calcext:value-type="float">
            <text:p>13593241</text:p>
          </table:table-cell>
          <table:table-cell office:value-type="string" calcext:value-type="string">
            <text:p>https://api.github.com/repos/spring-projects/spring-data-keyvalue</text:p>
          </table:table-cell>
          <table:table-cell table:formula="of:=REPLACE([.B2971]; 1; 29; &quot;&quot;)" office:value-type="string" office:string-value="spring-projects/spring-data-keyvalue" calcext:value-type="string">
            <text:p>spring-projects/spring-data-keyvalue</text:p>
          </table:table-cell>
        </table:table-row>
        <table:table-row table:style-name="ro1">
          <table:table-cell office:value-type="float" office:value="13596415" calcext:value-type="float">
            <text:p>13596415</text:p>
          </table:table-cell>
          <table:table-cell office:value-type="string" calcext:value-type="string">
            <text:p>https://api.github.com/repos/AnimeNeko/Atarashii</text:p>
          </table:table-cell>
          <table:table-cell table:formula="of:=REPLACE([.B2972]; 1; 29; &quot;&quot;)" office:value-type="string" office:string-value="AnimeNeko/Atarashii" calcext:value-type="string">
            <text:p>AnimeNeko/Atarashii</text:p>
          </table:table-cell>
        </table:table-row>
        <table:table-row table:style-name="ro1">
          <table:table-cell office:value-type="float" office:value="13610079" calcext:value-type="float">
            <text:p>13610079</text:p>
          </table:table-cell>
          <table:table-cell office:value-type="string" calcext:value-type="string">
            <text:p>https://api.github.com/repos/jitsi/jicofo</text:p>
          </table:table-cell>
          <table:table-cell table:formula="of:=REPLACE([.B2973]; 1; 29; &quot;&quot;)" office:value-type="string" office:string-value="jitsi/jicofo" calcext:value-type="string">
            <text:p>jitsi/jicofo</text:p>
          </table:table-cell>
        </table:table-row>
        <table:table-row table:style-name="ro1">
          <table:table-cell office:value-type="float" office:value="13612665" calcext:value-type="float">
            <text:p>13612665</text:p>
          </table:table-cell>
          <table:table-cell office:value-type="string" calcext:value-type="string">
            <text:p>https://api.github.com/repos/OptiPop/frameworks_base</text:p>
          </table:table-cell>
          <table:table-cell table:formula="of:=REPLACE([.B2974]; 1; 29; &quot;&quot;)" office:value-type="string" office:string-value="OptiPop/frameworks_base" calcext:value-type="string">
            <text:p>OptiPop/frameworks_base</text:p>
          </table:table-cell>
        </table:table-row>
        <table:table-row table:style-name="ro1">
          <table:table-cell office:value-type="float" office:value="13614770" calcext:value-type="float">
            <text:p>13614770</text:p>
          </table:table-cell>
          <table:table-cell office:value-type="string" calcext:value-type="string">
            <text:p>https://api.github.com/repos/42IN02VTSOb/deslimstemens-GroepB</text:p>
          </table:table-cell>
          <table:table-cell table:formula="of:=REPLACE([.B2975]; 1; 29; &quot;&quot;)" office:value-type="string" office:string-value="42IN02VTSOb/deslimstemens-GroepB" calcext:value-type="string">
            <text:p>42IN02VTSOb/deslimstemens-GroepB</text:p>
          </table:table-cell>
        </table:table-row>
        <table:table-row table:style-name="ro1">
          <table:table-cell office:value-type="float" office:value="13626469" calcext:value-type="float">
            <text:p>13626469</text:p>
          </table:table-cell>
          <table:table-cell office:value-type="string" calcext:value-type="string">
            <text:p>https://api.github.com/repos/mrv777/NXT</text:p>
          </table:table-cell>
          <table:table-cell table:formula="of:=REPLACE([.B2976]; 1; 29; &quot;&quot;)" office:value-type="string" office:string-value="mrv777/NXT" calcext:value-type="string">
            <text:p>mrv777/NXT</text:p>
          </table:table-cell>
        </table:table-row>
        <table:table-row table:style-name="ro1">
          <table:table-cell office:value-type="float" office:value="13626659" calcext:value-type="float">
            <text:p>13626659</text:p>
          </table:table-cell>
          <table:table-cell office:value-type="string" calcext:value-type="string">
            <text:p>https://api.github.com/repos/Raizlabs/DBFlow</text:p>
          </table:table-cell>
          <table:table-cell table:formula="of:=REPLACE([.B2977]; 1; 29; &quot;&quot;)" office:value-type="string" office:string-value="Raizlabs/DBFlow" calcext:value-type="string">
            <text:p>Raizlabs/DBFlow</text:p>
          </table:table-cell>
        </table:table-row>
        <table:table-row table:style-name="ro1">
          <table:table-cell office:value-type="float" office:value="13627522" calcext:value-type="float">
            <text:p>13627522</text:p>
          </table:table-cell>
          <table:table-cell office:value-type="string" calcext:value-type="string">
            <text:p>https://api.github.com/repos/GeoGuessrCast/GeoGuessrCastReceiver</text:p>
          </table:table-cell>
          <table:table-cell table:formula="of:=REPLACE([.B2978]; 1; 29; &quot;&quot;)" office:value-type="string" office:string-value="GeoGuessrCast/GeoGuessrCastReceiver" calcext:value-type="string">
            <text:p>GeoGuessrCast/GeoGuessrCastReceiver</text:p>
          </table:table-cell>
        </table:table-row>
        <table:table-row table:style-name="ro1">
          <table:table-cell office:value-type="float" office:value="13633470" calcext:value-type="float">
            <text:p>13633470</text:p>
          </table:table-cell>
          <table:table-cell office:value-type="string" calcext:value-type="string">
            <text:p>https://api.github.com/repos/AOSParadox/android_frameworks_base</text:p>
          </table:table-cell>
          <table:table-cell table:formula="of:=REPLACE([.B2979]; 1; 29; &quot;&quot;)" office:value-type="string" office:string-value="AOSParadox/android_frameworks_base" calcext:value-type="string">
            <text:p>AOSParadox/android_frameworks_base</text:p>
          </table:table-cell>
        </table:table-row>
        <table:table-row table:style-name="ro1">
          <table:table-cell office:value-type="float" office:value="13633551" calcext:value-type="float">
            <text:p>13633551</text:p>
          </table:table-cell>
          <table:table-cell office:value-type="string" calcext:value-type="string">
            <text:p>https://api.github.com/repos/AOSParadox/android_packages_apps_Settings</text:p>
          </table:table-cell>
          <table:table-cell table:formula="of:=REPLACE([.B2980]; 1; 29; &quot;&quot;)" office:value-type="string" office:string-value="AOSParadox/android_packages_apps_Settings" calcext:value-type="string">
            <text:p>AOSParadox/android_packages_apps_Settings</text:p>
          </table:table-cell>
        </table:table-row>
        <table:table-row table:style-name="ro1">
          <table:table-cell office:value-type="float" office:value="13636402" calcext:value-type="float">
            <text:p>13636402</text:p>
          </table:table-cell>
          <table:table-cell office:value-type="string" calcext:value-type="string">
            <text:p>https://api.github.com/repos/apache/incubator-tamaya</text:p>
          </table:table-cell>
          <table:table-cell table:formula="of:=REPLACE([.B2981]; 1; 29; &quot;&quot;)" office:value-type="string" office:string-value="apache/incubator-tamaya" calcext:value-type="string">
            <text:p>apache/incubator-tamaya</text:p>
          </table:table-cell>
        </table:table-row>
        <table:table-row table:style-name="ro1">
          <table:table-cell office:value-type="float" office:value="13643386" calcext:value-type="float">
            <text:p>13643386</text:p>
          </table:table-cell>
          <table:table-cell office:value-type="string" calcext:value-type="string">
            <text:p>https://api.github.com/repos/jmxtrans/jmxtrans2</text:p>
          </table:table-cell>
          <table:table-cell table:formula="of:=REPLACE([.B2982]; 1; 29; &quot;&quot;)" office:value-type="string" office:string-value="jmxtrans/jmxtrans2" calcext:value-type="string">
            <text:p>jmxtrans/jmxtrans2</text:p>
          </table:table-cell>
        </table:table-row>
        <table:table-row table:style-name="ro1">
          <table:table-cell office:value-type="float" office:value="13645425" calcext:value-type="float">
            <text:p>13645425</text:p>
          </table:table-cell>
          <table:table-cell office:value-type="string" calcext:value-type="string">
            <text:p>https://api.github.com/repos/h2oai/h2o-2</text:p>
          </table:table-cell>
          <table:table-cell table:formula="of:=REPLACE([.B2983]; 1; 29; &quot;&quot;)" office:value-type="string" office:string-value="h2oai/h2o-2" calcext:value-type="string">
            <text:p>h2oai/h2o-2</text:p>
          </table:table-cell>
        </table:table-row>
        <table:table-row table:style-name="ro1">
          <table:table-cell office:value-type="float" office:value="13651907" calcext:value-type="float">
            <text:p>13651907</text:p>
          </table:table-cell>
          <table:table-cell office:value-type="string" calcext:value-type="string">
            <text:p>https://api.github.com/repos/mxro/FileSync</text:p>
          </table:table-cell>
          <table:table-cell table:formula="of:=REPLACE([.B2984]; 1; 29; &quot;&quot;)" office:value-type="string" office:string-value="mxro/FileSync" calcext:value-type="string">
            <text:p>mxro/FileSync</text:p>
          </table:table-cell>
        </table:table-row>
        <table:table-row table:style-name="ro1">
          <table:table-cell office:value-type="float" office:value="13655088" calcext:value-type="float">
            <text:p>13655088</text:p>
          </table:table-cell>
          <table:table-cell office:value-type="string" calcext:value-type="string">
            <text:p>https://api.github.com/repos/xtuml/bridgepoint</text:p>
          </table:table-cell>
          <table:table-cell table:formula="of:=REPLACE([.B2985]; 1; 29; &quot;&quot;)" office:value-type="string" office:string-value="xtuml/bridgepoint" calcext:value-type="string">
            <text:p>xtuml/bridgepoint</text:p>
          </table:table-cell>
        </table:table-row>
        <table:table-row table:style-name="ro1">
          <table:table-cell office:value-type="float" office:value="13658180" calcext:value-type="float">
            <text:p>13658180</text:p>
          </table:table-cell>
          <table:table-cell office:value-type="string" calcext:value-type="string">
            <text:p>https://api.github.com/repos/aaronjwood/PortAuthority</text:p>
          </table:table-cell>
          <table:table-cell table:formula="of:=REPLACE([.B2986]; 1; 29; &quot;&quot;)" office:value-type="string" office:string-value="aaronjwood/PortAuthority" calcext:value-type="string">
            <text:p>aaronjwood/PortAuthority</text:p>
          </table:table-cell>
        </table:table-row>
        <table:table-row table:style-name="ro1">
          <table:table-cell office:value-type="float" office:value="13662465" calcext:value-type="float">
            <text:p>13662465</text:p>
          </table:table-cell>
          <table:table-cell office:value-type="string" calcext:value-type="string">
            <text:p>https://api.github.com/repos/noisecapella/bostonbusmap</text:p>
          </table:table-cell>
          <table:table-cell table:formula="of:=REPLACE([.B2987]; 1; 29; &quot;&quot;)" office:value-type="string" office:string-value="noisecapella/bostonbusmap" calcext:value-type="string">
            <text:p>noisecapella/bostonbusmap</text:p>
          </table:table-cell>
        </table:table-row>
        <table:table-row table:style-name="ro1">
          <table:table-cell office:value-type="float" office:value="13667392" calcext:value-type="float">
            <text:p>13667392</text:p>
          </table:table-cell>
          <table:table-cell office:value-type="string" calcext:value-type="string">
            <text:p>https://api.github.com/repos/mushishi1213/amateur</text:p>
          </table:table-cell>
          <table:table-cell table:formula="of:=REPLACE([.B2988]; 1; 29; &quot;&quot;)" office:value-type="string" office:string-value="mushishi1213/amateur" calcext:value-type="string">
            <text:p>mushishi1213/amateur</text:p>
          </table:table-cell>
        </table:table-row>
        <table:table-row table:style-name="ro1">
          <table:table-cell office:value-type="float" office:value="13670192" calcext:value-type="float">
            <text:p>13670192</text:p>
          </table:table-cell>
          <table:table-cell office:value-type="string" calcext:value-type="string">
            <text:p>https://api.github.com/repos/JetBrains/xodus</text:p>
          </table:table-cell>
          <table:table-cell table:formula="of:=REPLACE([.B2989]; 1; 29; &quot;&quot;)" office:value-type="string" office:string-value="JetBrains/xodus" calcext:value-type="string">
            <text:p>JetBrains/xodus</text:p>
          </table:table-cell>
        </table:table-row>
        <table:table-row table:style-name="ro1">
          <table:table-cell office:value-type="float" office:value="13673906" calcext:value-type="float">
            <text:p>13673906</text:p>
          </table:table-cell>
          <table:table-cell office:value-type="string" calcext:value-type="string">
            <text:p>https://api.github.com/repos/apache/nifi</text:p>
          </table:table-cell>
          <table:table-cell table:formula="of:=REPLACE([.B2990]; 1; 29; &quot;&quot;)" office:value-type="string" office:string-value="apache/nifi" calcext:value-type="string">
            <text:p>apache/nifi</text:p>
          </table:table-cell>
        </table:table-row>
        <table:table-row table:style-name="ro1">
          <table:table-cell office:value-type="float" office:value="13678473" calcext:value-type="float">
            <text:p>13678473</text:p>
          </table:table-cell>
          <table:table-cell office:value-type="string" calcext:value-type="string">
            <text:p>https://api.github.com/repos/juckele/vivarium</text:p>
          </table:table-cell>
          <table:table-cell table:formula="of:=REPLACE([.B2991]; 1; 29; &quot;&quot;)" office:value-type="string" office:string-value="juckele/vivarium" calcext:value-type="string">
            <text:p>juckele/vivarium</text:p>
          </table:table-cell>
        </table:table-row>
        <table:table-row table:style-name="ro1">
          <table:table-cell office:value-type="float" office:value="13680582" calcext:value-type="float">
            <text:p>13680582</text:p>
          </table:table-cell>
          <table:table-cell office:value-type="string" calcext:value-type="string">
            <text:p>https://api.github.com/repos/XPerience-AOSP-Lollipop/android_frameworks_base</text:p>
          </table:table-cell>
          <table:table-cell table:formula="of:=REPLACE([.B2992]; 1; 29; &quot;&quot;)" office:value-type="string" office:string-value="XPerience-AOSP-Lollipop/android_frameworks_base" calcext:value-type="string">
            <text:p>XPerience-AOSP-Lollipop/android_frameworks_base</text:p>
          </table:table-cell>
        </table:table-row>
        <table:table-row table:style-name="ro1">
          <table:table-cell office:value-type="float" office:value="13684490" calcext:value-type="float">
            <text:p>13684490</text:p>
          </table:table-cell>
          <table:table-cell office:value-type="string" calcext:value-type="string">
            <text:p>https://api.github.com/repos/kingofhawks/yycoin</text:p>
          </table:table-cell>
          <table:table-cell table:formula="of:=REPLACE([.B2993]; 1; 29; &quot;&quot;)" office:value-type="string" office:string-value="kingofhawks/yycoin" calcext:value-type="string">
            <text:p>kingofhawks/yycoin</text:p>
          </table:table-cell>
        </table:table-row>
        <table:table-row table:style-name="ro1">
          <table:table-cell office:value-type="float" office:value="13685502" calcext:value-type="float">
            <text:p>13685502</text:p>
          </table:table-cell>
          <table:table-cell office:value-type="string" calcext:value-type="string">
            <text:p>https://api.github.com/repos/CvO-Theory/apt</text:p>
          </table:table-cell>
          <table:table-cell table:formula="of:=REPLACE([.B2994]; 1; 29; &quot;&quot;)" office:value-type="string" office:string-value="CvO-Theory/apt" calcext:value-type="string">
            <text:p>CvO-Theory/apt</text:p>
          </table:table-cell>
        </table:table-row>
        <table:table-row table:style-name="ro1">
          <table:table-cell office:value-type="float" office:value="13688894" calcext:value-type="float">
            <text:p>13688894</text:p>
          </table:table-cell>
          <table:table-cell office:value-type="string" calcext:value-type="string">
            <text:p>https://api.github.com/repos/skoulouzis/lobcder</text:p>
          </table:table-cell>
          <table:table-cell table:formula="of:=REPLACE([.B2995]; 1; 29; &quot;&quot;)" office:value-type="string" office:string-value="skoulouzis/lobcder" calcext:value-type="string">
            <text:p>skoulouzis/lobcder</text:p>
          </table:table-cell>
        </table:table-row>
        <table:table-row table:style-name="ro1">
          <table:table-cell office:value-type="float" office:value="13706030" calcext:value-type="float">
            <text:p>13706030</text:p>
          </table:table-cell>
          <table:table-cell office:value-type="string" calcext:value-type="string">
            <text:p>https://api.github.com/repos/spring-cloud/spring-cloud-consul</text:p>
          </table:table-cell>
          <table:table-cell table:formula="of:=REPLACE([.B2996]; 1; 29; &quot;&quot;)" office:value-type="string" office:string-value="spring-cloud/spring-cloud-consul" calcext:value-type="string">
            <text:p>spring-cloud/spring-cloud-consul</text:p>
          </table:table-cell>
        </table:table-row>
        <table:table-row table:style-name="ro1">
          <table:table-cell office:value-type="float" office:value="13710636" calcext:value-type="float">
            <text:p>13710636</text:p>
          </table:table-cell>
          <table:table-cell office:value-type="string" calcext:value-type="string">
            <text:p>https://api.github.com/repos/SmokSmog/smoksmog-android</text:p>
          </table:table-cell>
          <table:table-cell table:formula="of:=REPLACE([.B2997]; 1; 29; &quot;&quot;)" office:value-type="string" office:string-value="SmokSmog/smoksmog-android" calcext:value-type="string">
            <text:p>SmokSmog/smoksmog-android</text:p>
          </table:table-cell>
        </table:table-row>
        <table:table-row table:style-name="ro1">
          <table:table-cell office:value-type="float" office:value="13717327" calcext:value-type="float">
            <text:p>13717327</text:p>
          </table:table-cell>
          <table:table-cell office:value-type="string" calcext:value-type="string">
            <text:p>https://api.github.com/repos/xwjchina/fingoo</text:p>
          </table:table-cell>
          <table:table-cell table:formula="of:=REPLACE([.B2998]; 1; 29; &quot;&quot;)" office:value-type="string" office:string-value="xwjchina/fingoo" calcext:value-type="string">
            <text:p>xwjchina/fingoo</text:p>
          </table:table-cell>
        </table:table-row>
        <table:table-row table:style-name="ro1">
          <table:table-cell office:value-type="float" office:value="13721591" calcext:value-type="float">
            <text:p>13721591</text:p>
          </table:table-cell>
          <table:table-cell office:value-type="string" calcext:value-type="string">
            <text:p>https://api.github.com/repos/neikeq/KicksEmu</text:p>
          </table:table-cell>
          <table:table-cell table:formula="of:=REPLACE([.B2999]; 1; 29; &quot;&quot;)" office:value-type="string" office:string-value="neikeq/KicksEmu" calcext:value-type="string">
            <text:p>neikeq/KicksEmu</text:p>
          </table:table-cell>
        </table:table-row>
        <table:table-row table:style-name="ro1">
          <table:table-cell office:value-type="float" office:value="13722856" calcext:value-type="float">
            <text:p>13722856</text:p>
          </table:table-cell>
          <table:table-cell office:value-type="string" calcext:value-type="string">
            <text:p>https://api.github.com/repos/FINEMUGANDA/MIFOSX</text:p>
          </table:table-cell>
          <table:table-cell table:formula="of:=REPLACE([.B3000]; 1; 29; &quot;&quot;)" office:value-type="string" office:string-value="FINEMUGANDA/MIFOSX" calcext:value-type="string">
            <text:p>FINEMUGANDA/MIFOSX</text:p>
          </table:table-cell>
        </table:table-row>
        <table:table-row table:style-name="ro1">
          <table:table-cell office:value-type="float" office:value="13722952" calcext:value-type="float">
            <text:p>13722952</text:p>
          </table:table-cell>
          <table:table-cell office:value-type="string" calcext:value-type="string">
            <text:p>https://api.github.com/repos/dougEfresh/society-leagues</text:p>
          </table:table-cell>
          <table:table-cell table:formula="of:=REPLACE([.B3001]; 1; 29; &quot;&quot;)" office:value-type="string" office:string-value="dougEfresh/society-leagues" calcext:value-type="string">
            <text:p>dougEfresh/society-leagues</text:p>
          </table:table-cell>
        </table:table-row>
        <table:table-row table:style-name="ro1">
          <table:table-cell office:value-type="float" office:value="13724767" calcext:value-type="float">
            <text:p>13724767</text:p>
          </table:table-cell>
          <table:table-cell office:value-type="string" calcext:value-type="string">
            <text:p>https://api.github.com/repos/nagarro-gde/GDE</text:p>
          </table:table-cell>
          <table:table-cell table:formula="of:=REPLACE([.B3002]; 1; 29; &quot;&quot;)" office:value-type="string" office:string-value="nagarro-gde/GDE" calcext:value-type="string">
            <text:p>nagarro-gde/GDE</text:p>
          </table:table-cell>
        </table:table-row>
        <table:table-row table:style-name="ro1">
          <table:table-cell office:value-type="float" office:value="13726816" calcext:value-type="float">
            <text:p>13726816</text:p>
          </table:table-cell>
          <table:table-cell office:value-type="string" calcext:value-type="string">
            <text:p>https://api.github.com/repos/UprootLabs/gngr</text:p>
          </table:table-cell>
          <table:table-cell table:formula="of:=REPLACE([.B3003]; 1; 29; &quot;&quot;)" office:value-type="string" office:string-value="UprootLabs/gngr" calcext:value-type="string">
            <text:p>UprootLabs/gngr</text:p>
          </table:table-cell>
        </table:table-row>
        <table:table-row table:style-name="ro1">
          <table:table-cell office:value-type="float" office:value="13729995" calcext:value-type="float">
            <text:p>13729995</text:p>
          </table:table-cell>
          <table:table-cell office:value-type="string" calcext:value-type="string">
            <text:p>https://api.github.com/repos/ably/ably-java</text:p>
          </table:table-cell>
          <table:table-cell table:formula="of:=REPLACE([.B3004]; 1; 29; &quot;&quot;)" office:value-type="string" office:string-value="ably/ably-java" calcext:value-type="string">
            <text:p>ably/ably-java</text:p>
          </table:table-cell>
        </table:table-row>
        <table:table-row table:style-name="ro1">
          <table:table-cell office:value-type="float" office:value="13734167" calcext:value-type="float">
            <text:p>13734167</text:p>
          </table:table-cell>
          <table:table-cell office:value-type="string" calcext:value-type="string">
            <text:p>https://api.github.com/repos/apache/tomcat80</text:p>
          </table:table-cell>
          <table:table-cell table:formula="of:=REPLACE([.B3005]; 1; 29; &quot;&quot;)" office:value-type="string" office:string-value="apache/tomcat80" calcext:value-type="string">
            <text:p>apache/tomcat80</text:p>
          </table:table-cell>
        </table:table-row>
        <table:table-row table:style-name="ro1">
          <table:table-cell office:value-type="float" office:value="13739317" calcext:value-type="float">
            <text:p>13739317</text:p>
          </table:table-cell>
          <table:table-cell office:value-type="string" calcext:value-type="string">
            <text:p>https://api.github.com/repos/spring-cloud/spring-cloud-commons</text:p>
          </table:table-cell>
          <table:table-cell table:formula="of:=REPLACE([.B3006]; 1; 29; &quot;&quot;)" office:value-type="string" office:string-value="spring-cloud/spring-cloud-commons" calcext:value-type="string">
            <text:p>spring-cloud/spring-cloud-commons</text:p>
          </table:table-cell>
        </table:table-row>
        <table:table-row table:style-name="ro1">
          <table:table-cell office:value-type="float" office:value="13746260" calcext:value-type="float">
            <text:p>13746260</text:p>
          </table:table-cell>
          <table:table-cell office:value-type="string" calcext:value-type="string">
            <text:p>https://api.github.com/repos/sriharshachilakapati/SilenceEngine</text:p>
          </table:table-cell>
          <table:table-cell table:formula="of:=REPLACE([.B3007]; 1; 29; &quot;&quot;)" office:value-type="string" office:string-value="sriharshachilakapati/SilenceEngine" calcext:value-type="string">
            <text:p>sriharshachilakapati/SilenceEngine</text:p>
          </table:table-cell>
        </table:table-row>
        <table:table-row table:style-name="ro1">
          <table:table-cell office:value-type="float" office:value="13752873" calcext:value-type="float">
            <text:p>13752873</text:p>
          </table:table-cell>
          <table:table-cell office:value-type="string" calcext:value-type="string">
            <text:p>https://api.github.com/repos/bnoi/MAARS</text:p>
          </table:table-cell>
          <table:table-cell table:formula="of:=REPLACE([.B3008]; 1; 29; &quot;&quot;)" office:value-type="string" office:string-value="bnoi/MAARS" calcext:value-type="string">
            <text:p>bnoi/MAARS</text:p>
          </table:table-cell>
        </table:table-row>
        <table:table-row table:style-name="ro1">
          <table:table-cell office:value-type="float" office:value="13754421" calcext:value-type="float">
            <text:p>13754421</text:p>
          </table:table-cell>
          <table:table-cell office:value-type="string" calcext:value-type="string">
            <text:p>https://api.github.com/repos/ben-manes/caffeine</text:p>
          </table:table-cell>
          <table:table-cell table:formula="of:=REPLACE([.B3009]; 1; 29; &quot;&quot;)" office:value-type="string" office:string-value="ben-manes/caffeine" calcext:value-type="string">
            <text:p>ben-manes/caffeine</text:p>
          </table:table-cell>
        </table:table-row>
        <table:table-row table:style-name="ro1">
          <table:table-cell office:value-type="float" office:value="13755821" calcext:value-type="float">
            <text:p>13755821</text:p>
          </table:table-cell>
          <table:table-cell office:value-type="string" calcext:value-type="string">
            <text:p>https://api.github.com/repos/Crawlers/NewsStats</text:p>
          </table:table-cell>
          <table:table-cell table:formula="of:=REPLACE([.B3010]; 1; 29; &quot;&quot;)" office:value-type="string" office:string-value="Crawlers/NewsStats" calcext:value-type="string">
            <text:p>Crawlers/NewsStats</text:p>
          </table:table-cell>
        </table:table-row>
        <table:table-row table:style-name="ro1">
          <table:table-cell office:value-type="float" office:value="13769828" calcext:value-type="float">
            <text:p>13769828</text:p>
          </table:table-cell>
          <table:table-cell office:value-type="string" calcext:value-type="string">
            <text:p>https://api.github.com/repos/proteomexchange/px-submission-tool</text:p>
          </table:table-cell>
          <table:table-cell table:formula="of:=REPLACE([.B3011]; 1; 29; &quot;&quot;)" office:value-type="string" office:string-value="proteomexchange/px-submission-tool" calcext:value-type="string">
            <text:p>proteomexchange/px-submission-tool</text:p>
          </table:table-cell>
        </table:table-row>
        <table:table-row table:style-name="ro1">
          <table:table-cell office:value-type="float" office:value="13775287" calcext:value-type="float">
            <text:p>13775287</text:p>
          </table:table-cell>
          <table:table-cell office:value-type="string" calcext:value-type="string">
            <text:p>https://api.github.com/repos/PizzaFactory/a_rtegen</text:p>
          </table:table-cell>
          <table:table-cell table:formula="of:=REPLACE([.B3012]; 1; 29; &quot;&quot;)" office:value-type="string" office:string-value="PizzaFactory/a_rtegen" calcext:value-type="string">
            <text:p>PizzaFactory/a_rtegen</text:p>
          </table:table-cell>
        </table:table-row>
        <table:table-row table:style-name="ro1">
          <table:table-cell office:value-type="float" office:value="13783108" calcext:value-type="float">
            <text:p>13783108</text:p>
          </table:table-cell>
          <table:table-cell office:value-type="string" calcext:value-type="string">
            <text:p>https://api.github.com/repos/gecatar/course</text:p>
          </table:table-cell>
          <table:table-cell table:formula="of:=REPLACE([.B3013]; 1; 29; &quot;&quot;)" office:value-type="string" office:string-value="gecatar/course" calcext:value-type="string">
            <text:p>gecatar/course</text:p>
          </table:table-cell>
        </table:table-row>
        <table:table-row table:style-name="ro1">
          <table:table-cell office:value-type="float" office:value="13792528" calcext:value-type="float">
            <text:p>13792528</text:p>
          </table:table-cell>
          <table:table-cell office:value-type="string" calcext:value-type="string">
            <text:p>https://api.github.com/repos/Opetushallitus/eperusteet-ylops</text:p>
          </table:table-cell>
          <table:table-cell table:formula="of:=REPLACE([.B3014]; 1; 29; &quot;&quot;)" office:value-type="string" office:string-value="Opetushallitus/eperusteet-ylops" calcext:value-type="string">
            <text:p>Opetushallitus/eperusteet-ylops</text:p>
          </table:table-cell>
        </table:table-row>
        <table:table-row table:style-name="ro1">
          <table:table-cell office:value-type="float" office:value="13796172" calcext:value-type="float">
            <text:p>13796172</text:p>
          </table:table-cell>
          <table:table-cell office:value-type="string" calcext:value-type="string">
            <text:p>https://api.github.com/repos/SOCCERManager/official</text:p>
          </table:table-cell>
          <table:table-cell table:formula="of:=REPLACE([.B3015]; 1; 29; &quot;&quot;)" office:value-type="string" office:string-value="SOCCERManager/official" calcext:value-type="string">
            <text:p>SOCCERManager/official</text:p>
          </table:table-cell>
        </table:table-row>
        <table:table-row table:style-name="ro1">
          <table:table-cell office:value-type="float" office:value="13798296" calcext:value-type="float">
            <text:p>13798296</text:p>
          </table:table-cell>
          <table:table-cell office:value-type="string" calcext:value-type="string">
            <text:p>https://api.github.com/repos/VHAINNOVATIONS/ASRCM</text:p>
          </table:table-cell>
          <table:table-cell table:formula="of:=REPLACE([.B3016]; 1; 29; &quot;&quot;)" office:value-type="string" office:string-value="VHAINNOVATIONS/ASRCM" calcext:value-type="string">
            <text:p>VHAINNOVATIONS/ASRCM</text:p>
          </table:table-cell>
        </table:table-row>
        <table:table-row table:style-name="ro1">
          <table:table-cell office:value-type="float" office:value="13798391" calcext:value-type="float">
            <text:p>13798391</text:p>
          </table:table-cell>
          <table:table-cell office:value-type="string" calcext:value-type="string">
            <text:p>https://api.github.com/repos/kotcrab/VisEditor</text:p>
          </table:table-cell>
          <table:table-cell table:formula="of:=REPLACE([.B3017]; 1; 29; &quot;&quot;)" office:value-type="string" office:string-value="kotcrab/VisEditor" calcext:value-type="string">
            <text:p>kotcrab/VisEditor</text:p>
          </table:table-cell>
        </table:table-row>
        <table:table-row table:style-name="ro1">
          <table:table-cell office:value-type="float" office:value="13802015" calcext:value-type="float">
            <text:p>13802015</text:p>
          </table:table-cell>
          <table:table-cell office:value-type="string" calcext:value-type="string">
            <text:p>https://api.github.com/repos/OPENDAP/olfs</text:p>
          </table:table-cell>
          <table:table-cell table:formula="of:=REPLACE([.B3018]; 1; 29; &quot;&quot;)" office:value-type="string" office:string-value="OPENDAP/olfs" calcext:value-type="string">
            <text:p>OPENDAP/olfs</text:p>
          </table:table-cell>
        </table:table-row>
        <table:table-row table:style-name="ro1">
          <table:table-cell office:value-type="float" office:value="13819023" calcext:value-type="float">
            <text:p>13819023</text:p>
          </table:table-cell>
          <table:table-cell office:value-type="string" calcext:value-type="string">
            <text:p>https://api.github.com/repos/jipowi/hiperion</text:p>
          </table:table-cell>
          <table:table-cell table:formula="of:=REPLACE([.B3019]; 1; 29; &quot;&quot;)" office:value-type="string" office:string-value="jipowi/hiperion" calcext:value-type="string">
            <text:p>jipowi/hiperion</text:p>
          </table:table-cell>
        </table:table-row>
        <table:table-row table:style-name="ro1">
          <table:table-cell office:value-type="float" office:value="13823986" calcext:value-type="float">
            <text:p>13823986</text:p>
          </table:table-cell>
          <table:table-cell office:value-type="string" calcext:value-type="string">
            <text:p>https://api.github.com/repos/genericsystem/genericsystem2015</text:p>
          </table:table-cell>
          <table:table-cell table:formula="of:=REPLACE([.B3020]; 1; 29; &quot;&quot;)" office:value-type="string" office:string-value="genericsystem/genericsystem2015" calcext:value-type="string">
            <text:p>genericsystem/genericsystem2015</text:p>
          </table:table-cell>
        </table:table-row>
        <table:table-row table:style-name="ro1">
          <table:table-cell office:value-type="float" office:value="13824706" calcext:value-type="float">
            <text:p>13824706</text:p>
          </table:table-cell>
          <table:table-cell office:value-type="string" calcext:value-type="string">
            <text:p>https://api.github.com/repos/TeamBliss-LP/android_packages_apps_Settings</text:p>
          </table:table-cell>
          <table:table-cell table:formula="of:=REPLACE([.B3021]; 1; 29; &quot;&quot;)" office:value-type="string" office:string-value="TeamBliss-LP/android_packages_apps_Settings" calcext:value-type="string">
            <text:p>TeamBliss-LP/android_packages_apps_Settings</text:p>
          </table:table-cell>
        </table:table-row>
        <table:table-row table:style-name="ro1">
          <table:table-cell office:value-type="float" office:value="13842568" calcext:value-type="float">
            <text:p>13842568</text:p>
          </table:table-cell>
          <table:table-cell office:value-type="string" calcext:value-type="string">
            <text:p>https://api.github.com/repos/phueper/my_intellij_settings</text:p>
          </table:table-cell>
          <table:table-cell table:formula="of:=REPLACE([.B3022]; 1; 29; &quot;&quot;)" office:value-type="string" office:string-value="phueper/my_intellij_settings" calcext:value-type="string">
            <text:p>phueper/my_intellij_settings</text:p>
          </table:table-cell>
        </table:table-row>
        <table:table-row table:style-name="ro1">
          <table:table-cell office:value-type="float" office:value="13872343" calcext:value-type="float">
            <text:p>13872343</text:p>
          </table:table-cell>
          <table:table-cell office:value-type="string" calcext:value-type="string">
            <text:p>https://api.github.com/repos/Somfin/DungeonHarvest</text:p>
          </table:table-cell>
          <table:table-cell table:formula="of:=REPLACE([.B3023]; 1; 29; &quot;&quot;)" office:value-type="string" office:string-value="Somfin/DungeonHarvest" calcext:value-type="string">
            <text:p>Somfin/DungeonHarvest</text:p>
          </table:table-cell>
        </table:table-row>
        <table:table-row table:style-name="ro1">
          <table:table-cell office:value-type="float" office:value="13872968" calcext:value-type="float">
            <text:p>13872968</text:p>
          </table:table-cell>
          <table:table-cell office:value-type="string" calcext:value-type="string">
            <text:p>https://api.github.com/repos/AndreaGhizzoni/JDrive</text:p>
          </table:table-cell>
          <table:table-cell table:formula="of:=REPLACE([.B3024]; 1; 29; &quot;&quot;)" office:value-type="string" office:string-value="AndreaGhizzoni/JDrive" calcext:value-type="string">
            <text:p>AndreaGhizzoni/JDrive</text:p>
          </table:table-cell>
        </table:table-row>
        <table:table-row table:style-name="ro1">
          <table:table-cell office:value-type="float" office:value="13878461" calcext:value-type="float">
            <text:p>13878461</text:p>
          </table:table-cell>
          <table:table-cell office:value-type="string" calcext:value-type="string">
            <text:p>https://api.github.com/repos/LambdaInnovation/AcademyCraft</text:p>
          </table:table-cell>
          <table:table-cell table:formula="of:=REPLACE([.B3025]; 1; 29; &quot;&quot;)" office:value-type="string" office:string-value="LambdaInnovation/AcademyCraft" calcext:value-type="string">
            <text:p>LambdaInnovation/AcademyCraft</text:p>
          </table:table-cell>
        </table:table-row>
        <table:table-row table:style-name="ro1">
          <table:table-cell office:value-type="float" office:value="13880560" calcext:value-type="float">
            <text:p>13880560</text:p>
          </table:table-cell>
          <table:table-cell office:value-type="string" calcext:value-type="string">
            <text:p>https://api.github.com/repos/apache/incubator-ranger</text:p>
          </table:table-cell>
          <table:table-cell table:formula="of:=REPLACE([.B3026]; 1; 29; &quot;&quot;)" office:value-type="string" office:string-value="apache/incubator-ranger" calcext:value-type="string">
            <text:p>apache/incubator-ranger</text:p>
          </table:table-cell>
        </table:table-row>
        <table:table-row table:style-name="ro1">
          <table:table-cell office:value-type="float" office:value="13897299" calcext:value-type="float">
            <text:p>13897299</text:p>
          </table:table-cell>
          <table:table-cell office:value-type="string" calcext:value-type="string">
            <text:p>https://api.github.com/repos/KittehOrg/KittehIRCClientLib</text:p>
          </table:table-cell>
          <table:table-cell table:formula="of:=REPLACE([.B3027]; 1; 29; &quot;&quot;)" office:value-type="string" office:string-value="KittehOrg/KittehIRCClientLib" calcext:value-type="string">
            <text:p>KittehOrg/KittehIRCClientLib</text:p>
          </table:table-cell>
        </table:table-row>
        <table:table-row table:style-name="ro1">
          <table:table-cell office:value-type="float" office:value="13902949" calcext:value-type="float">
            <text:p>13902949</text:p>
          </table:table-cell>
          <table:table-cell office:value-type="string" calcext:value-type="string">
            <text:p>https://api.github.com/repos/xjdr/xio</text:p>
          </table:table-cell>
          <table:table-cell table:formula="of:=REPLACE([.B3028]; 1; 29; &quot;&quot;)" office:value-type="string" office:string-value="xjdr/xio" calcext:value-type="string">
            <text:p>xjdr/xio</text:p>
          </table:table-cell>
        </table:table-row>
        <table:table-row table:style-name="ro1">
          <table:table-cell office:value-type="float" office:value="13920210" calcext:value-type="float">
            <text:p>13920210</text:p>
          </table:table-cell>
          <table:table-cell office:value-type="string" calcext:value-type="string">
            <text:p>https://api.github.com/repos/Dexels/dexels.repository</text:p>
          </table:table-cell>
          <table:table-cell table:formula="of:=REPLACE([.B3029]; 1; 29; &quot;&quot;)" office:value-type="string" office:string-value="Dexels/dexels.repository" calcext:value-type="string">
            <text:p>Dexels/dexels.repository</text:p>
          </table:table-cell>
        </table:table-row>
        <table:table-row table:style-name="ro1">
          <table:table-cell office:value-type="float" office:value="13922821" calcext:value-type="float">
            <text:p>13922821</text:p>
          </table:table-cell>
          <table:table-cell office:value-type="string" calcext:value-type="string">
            <text:p>https://api.github.com/repos/amsa-code/risky</text:p>
          </table:table-cell>
          <table:table-cell table:formula="of:=REPLACE([.B3030]; 1; 29; &quot;&quot;)" office:value-type="string" office:string-value="amsa-code/risky" calcext:value-type="string">
            <text:p>amsa-code/risky</text:p>
          </table:table-cell>
        </table:table-row>
        <table:table-row table:style-name="ro1">
          <table:table-cell office:value-type="float" office:value="13931778" calcext:value-type="float">
            <text:p>13931778</text:p>
          </table:table-cell>
          <table:table-cell office:value-type="string" calcext:value-type="string">
            <text:p>https://api.github.com/repos/davidmoten/rxjava-extras</text:p>
          </table:table-cell>
          <table:table-cell table:formula="of:=REPLACE([.B3031]; 1; 29; &quot;&quot;)" office:value-type="string" office:string-value="davidmoten/rxjava-extras" calcext:value-type="string">
            <text:p>davidmoten/rxjava-extras</text:p>
          </table:table-cell>
        </table:table-row>
        <table:table-row table:style-name="ro1">
          <table:table-cell office:value-type="float" office:value="13941437" calcext:value-type="float">
            <text:p>13941437</text:p>
          </table:table-cell>
          <table:table-cell office:value-type="string" calcext:value-type="string">
            <text:p>https://api.github.com/repos/pixlepix/Aura-Cascade</text:p>
          </table:table-cell>
          <table:table-cell table:formula="of:=REPLACE([.B3032]; 1; 29; &quot;&quot;)" office:value-type="string" office:string-value="pixlepix/Aura-Cascade" calcext:value-type="string">
            <text:p>pixlepix/Aura-Cascade</text:p>
          </table:table-cell>
        </table:table-row>
        <table:table-row table:style-name="ro1">
          <table:table-cell office:value-type="float" office:value="13944612" calcext:value-type="float">
            <text:p>13944612</text:p>
          </table:table-cell>
          <table:table-cell office:value-type="string" calcext:value-type="string">
            <text:p>https://api.github.com/repos/networknt/light</text:p>
          </table:table-cell>
          <table:table-cell table:formula="of:=REPLACE([.B3033]; 1; 29; &quot;&quot;)" office:value-type="string" office:string-value="networknt/light" calcext:value-type="string">
            <text:p>networknt/light</text:p>
          </table:table-cell>
        </table:table-row>
        <table:table-row table:style-name="ro1">
          <table:table-cell office:value-type="float" office:value="13952053" calcext:value-type="float">
            <text:p>13952053</text:p>
          </table:table-cell>
          <table:table-cell office:value-type="string" calcext:value-type="string">
            <text:p>https://api.github.com/repos/SpongePowered/Mixin</text:p>
          </table:table-cell>
          <table:table-cell table:formula="of:=REPLACE([.B3034]; 1; 29; &quot;&quot;)" office:value-type="string" office:string-value="SpongePowered/Mixin" calcext:value-type="string">
            <text:p>SpongePowered/Mixin</text:p>
          </table:table-cell>
        </table:table-row>
        <table:table-row table:style-name="ro1">
          <table:table-cell office:value-type="float" office:value="13964997" calcext:value-type="float">
            <text:p>13964997</text:p>
          </table:table-cell>
          <table:table-cell office:value-type="string" calcext:value-type="string">
            <text:p>https://api.github.com/repos/checkstyle-addons/checkstyle-addons</text:p>
          </table:table-cell>
          <table:table-cell table:formula="of:=REPLACE([.B3035]; 1; 29; &quot;&quot;)" office:value-type="string" office:string-value="checkstyle-addons/checkstyle-addons" calcext:value-type="string">
            <text:p>checkstyle-addons/checkstyle-addons</text:p>
          </table:table-cell>
        </table:table-row>
        <table:table-row table:style-name="ro1">
          <table:table-cell office:value-type="float" office:value="13973336" calcext:value-type="float">
            <text:p>13973336</text:p>
          </table:table-cell>
          <table:table-cell office:value-type="string" calcext:value-type="string">
            <text:p>https://api.github.com/repos/goalhub/runtime</text:p>
          </table:table-cell>
          <table:table-cell table:formula="of:=REPLACE([.B3036]; 1; 29; &quot;&quot;)" office:value-type="string" office:string-value="goalhub/runtime" calcext:value-type="string">
            <text:p>goalhub/runtime</text:p>
          </table:table-cell>
        </table:table-row>
        <table:table-row table:style-name="ro1">
          <table:table-cell office:value-type="float" office:value="13976368" calcext:value-type="float">
            <text:p>13976368</text:p>
          </table:table-cell>
          <table:table-cell office:value-type="string" calcext:value-type="string">
            <text:p>https://api.github.com/repos/PrincetonUniversity/NVJVM</text:p>
          </table:table-cell>
          <table:table-cell table:formula="of:=REPLACE([.B3037]; 1; 29; &quot;&quot;)" office:value-type="string" office:string-value="PrincetonUniversity/NVJVM" calcext:value-type="string">
            <text:p>PrincetonUniversity/NVJVM</text:p>
          </table:table-cell>
        </table:table-row>
        <table:table-row table:style-name="ro1">
          <table:table-cell office:value-type="float" office:value="13979793" calcext:value-type="float">
            <text:p>13979793</text:p>
          </table:table-cell>
          <table:table-cell office:value-type="string" calcext:value-type="string">
            <text:p>https://api.github.com/repos/jonathanmccann/ebay-webapp</text:p>
          </table:table-cell>
          <table:table-cell table:formula="of:=REPLACE([.B3038]; 1; 29; &quot;&quot;)" office:value-type="string" office:string-value="jonathanmccann/ebay-webapp" calcext:value-type="string">
            <text:p>jonathanmccann/ebay-webapp</text:p>
          </table:table-cell>
        </table:table-row>
        <table:table-row table:style-name="ro1">
          <table:table-cell office:value-type="float" office:value="14005305" calcext:value-type="float">
            <text:p>14005305</text:p>
          </table:table-cell>
          <table:table-cell office:value-type="string" calcext:value-type="string">
            <text:p>https://api.github.com/repos/CandyRoms/frameworks_base</text:p>
          </table:table-cell>
          <table:table-cell table:formula="of:=REPLACE([.B3039]; 1; 29; &quot;&quot;)" office:value-type="string" office:string-value="CandyRoms/frameworks_base" calcext:value-type="string">
            <text:p>CandyRoms/frameworks_base</text:p>
          </table:table-cell>
        </table:table-row>
        <table:table-row table:style-name="ro1">
          <table:table-cell office:value-type="float" office:value="14054406" calcext:value-type="float">
            <text:p>14054406</text:p>
          </table:table-cell>
          <table:table-cell office:value-type="string" calcext:value-type="string">
            <text:p>https://api.github.com/repos/informationgrid/ingrid-mdek</text:p>
          </table:table-cell>
          <table:table-cell table:formula="of:=REPLACE([.B3040]; 1; 29; &quot;&quot;)" office:value-type="string" office:string-value="informationgrid/ingrid-mdek" calcext:value-type="string">
            <text:p>informationgrid/ingrid-mdek</text:p>
          </table:table-cell>
        </table:table-row>
        <table:table-row table:style-name="ro1">
          <table:table-cell office:value-type="float" office:value="14054618" calcext:value-type="float">
            <text:p>14054618</text:p>
          </table:table-cell>
          <table:table-cell office:value-type="string" calcext:value-type="string">
            <text:p>https://api.github.com/repos/SpoonLabs/astor</text:p>
          </table:table-cell>
          <table:table-cell table:formula="of:=REPLACE([.B3041]; 1; 29; &quot;&quot;)" office:value-type="string" office:string-value="SpoonLabs/astor" calcext:value-type="string">
            <text:p>SpoonLabs/astor</text:p>
          </table:table-cell>
        </table:table-row>
        <table:table-row table:style-name="ro1">
          <table:table-cell office:value-type="float" office:value="14091622" calcext:value-type="float">
            <text:p>14091622</text:p>
          </table:table-cell>
          <table:table-cell office:value-type="string" calcext:value-type="string">
            <text:p>https://api.github.com/repos/neo4j/neo4j-ogm</text:p>
          </table:table-cell>
          <table:table-cell table:formula="of:=REPLACE([.B3042]; 1; 29; &quot;&quot;)" office:value-type="string" office:string-value="neo4j/neo4j-ogm" calcext:value-type="string">
            <text:p>neo4j/neo4j-ogm</text:p>
          </table:table-cell>
        </table:table-row>
        <table:table-row table:style-name="ro1">
          <table:table-cell office:value-type="float" office:value="14124152" calcext:value-type="float">
            <text:p>14124152</text:p>
          </table:table-cell>
          <table:table-cell office:value-type="string" calcext:value-type="string">
            <text:p>https://api.github.com/repos/MythTV-Clients/MythtvPlayerForAndroid</text:p>
          </table:table-cell>
          <table:table-cell table:formula="of:=REPLACE([.B3043]; 1; 29; &quot;&quot;)" office:value-type="string" office:string-value="MythTV-Clients/MythtvPlayerForAndroid" calcext:value-type="string">
            <text:p>MythTV-Clients/MythtvPlayerForAndroid</text:p>
          </table:table-cell>
        </table:table-row>
        <table:table-row table:style-name="ro1">
          <table:table-cell office:value-type="float" office:value="14125087" calcext:value-type="float">
            <text:p>14125087</text:p>
          </table:table-cell>
          <table:table-cell office:value-type="string" calcext:value-type="string">
            <text:p>https://api.github.com/repos/Esri/arcgis-runtime-samples-android</text:p>
          </table:table-cell>
          <table:table-cell table:formula="of:=REPLACE([.B3044]; 1; 29; &quot;&quot;)" office:value-type="string" office:string-value="Esri/arcgis-runtime-samples-android" calcext:value-type="string">
            <text:p>Esri/arcgis-runtime-samples-android</text:p>
          </table:table-cell>
        </table:table-row>
        <table:table-row table:style-name="ro1">
          <table:table-cell office:value-type="float" office:value="14125268" calcext:value-type="float">
            <text:p>14125268</text:p>
          </table:table-cell>
          <table:table-cell office:value-type="string" calcext:value-type="string">
            <text:p>https://api.github.com/repos/moravianlibrary/RecordManager2</text:p>
          </table:table-cell>
          <table:table-cell table:formula="of:=REPLACE([.B3045]; 1; 29; &quot;&quot;)" office:value-type="string" office:string-value="moravianlibrary/RecordManager2" calcext:value-type="string">
            <text:p>moravianlibrary/RecordManager2</text:p>
          </table:table-cell>
        </table:table-row>
        <table:table-row table:style-name="ro1">
          <table:table-cell office:value-type="float" office:value="14125426" calcext:value-type="float">
            <text:p>14125426</text:p>
          </table:table-cell>
          <table:table-cell office:value-type="string" calcext:value-type="string">
            <text:p>https://api.github.com/repos/jgheerardyn/yields</text:p>
          </table:table-cell>
          <table:table-cell table:formula="of:=REPLACE([.B3046]; 1; 29; &quot;&quot;)" office:value-type="string" office:string-value="jgheerardyn/yields" calcext:value-type="string">
            <text:p>jgheerardyn/yields</text:p>
          </table:table-cell>
        </table:table-row>
        <table:table-row table:style-name="ro1">
          <table:table-cell office:value-type="float" office:value="14126948" calcext:value-type="float">
            <text:p>14126948</text:p>
          </table:table-cell>
          <table:table-cell office:value-type="string" calcext:value-type="string">
            <text:p>https://api.github.com/repos/replimoc/compiler</text:p>
          </table:table-cell>
          <table:table-cell table:formula="of:=REPLACE([.B3047]; 1; 29; &quot;&quot;)" office:value-type="string" office:string-value="replimoc/compiler" calcext:value-type="string">
            <text:p>replimoc/compiler</text:p>
          </table:table-cell>
        </table:table-row>
        <table:table-row table:style-name="ro1">
          <table:table-cell office:value-type="float" office:value="14130562" calcext:value-type="float">
            <text:p>14130562</text:p>
          </table:table-cell>
          <table:table-cell office:value-type="string" calcext:value-type="string">
            <text:p>https://api.github.com/repos/bioinformatics-ua/dicoogle</text:p>
          </table:table-cell>
          <table:table-cell table:formula="of:=REPLACE([.B3048]; 1; 29; &quot;&quot;)" office:value-type="string" office:string-value="bioinformatics-ua/dicoogle" calcext:value-type="string">
            <text:p>bioinformatics-ua/dicoogle</text:p>
          </table:table-cell>
        </table:table-row>
        <table:table-row table:style-name="ro1">
          <table:table-cell office:value-type="float" office:value="14140203" calcext:value-type="float">
            <text:p>14140203</text:p>
          </table:table-cell>
          <table:table-cell office:value-type="string" calcext:value-type="string">
            <text:p>https://api.github.com/repos/GoogleCloudPlatform/DataflowJavaSDK</text:p>
          </table:table-cell>
          <table:table-cell table:formula="of:=REPLACE([.B3049]; 1; 29; &quot;&quot;)" office:value-type="string" office:string-value="GoogleCloudPlatform/DataflowJavaSDK" calcext:value-type="string">
            <text:p>GoogleCloudPlatform/DataflowJavaSDK</text:p>
          </table:table-cell>
        </table:table-row>
        <table:table-row table:style-name="ro1">
          <table:table-cell office:value-type="float" office:value="14147320" calcext:value-type="float">
            <text:p>14147320</text:p>
          </table:table-cell>
          <table:table-cell office:value-type="string" calcext:value-type="string">
            <text:p>https://api.github.com/repos/DirtyUnicorns/android_packages_apps_DU-Tweaks</text:p>
          </table:table-cell>
          <table:table-cell table:formula="of:=REPLACE([.B3050]; 1; 29; &quot;&quot;)" office:value-type="string" office:string-value="DirtyUnicorns/android_packages_apps_DU-Tweaks" calcext:value-type="string">
            <text:p>DirtyUnicorns/android_packages_apps_DU-Tweaks</text:p>
          </table:table-cell>
        </table:table-row>
        <table:table-row table:style-name="ro1">
          <table:table-cell office:value-type="float" office:value="14151313" calcext:value-type="float">
            <text:p>14151313</text:p>
          </table:table-cell>
          <table:table-cell office:value-type="string" calcext:value-type="string">
            <text:p>https://api.github.com/repos/MalcolmPereira/QMe</text:p>
          </table:table-cell>
          <table:table-cell table:formula="of:=REPLACE([.B3051]; 1; 29; &quot;&quot;)" office:value-type="string" office:string-value="MalcolmPereira/QMe" calcext:value-type="string">
            <text:p>MalcolmPereira/QMe</text:p>
          </table:table-cell>
        </table:table-row>
        <table:table-row table:style-name="ro1">
          <table:table-cell office:value-type="float" office:value="14151780" calcext:value-type="float">
            <text:p>14151780</text:p>
          </table:table-cell>
          <table:table-cell office:value-type="string" calcext:value-type="string">
            <text:p>https://api.github.com/repos/albertyang2007/EasyStoGu</text:p>
          </table:table-cell>
          <table:table-cell table:formula="of:=REPLACE([.B3052]; 1; 29; &quot;&quot;)" office:value-type="string" office:string-value="albertyang2007/EasyStoGu" calcext:value-type="string">
            <text:p>albertyang2007/EasyStoGu</text:p>
          </table:table-cell>
        </table:table-row>
        <table:table-row table:style-name="ro1">
          <table:table-cell office:value-type="float" office:value="14158257" calcext:value-type="float">
            <text:p>14158257</text:p>
          </table:table-cell>
          <table:table-cell office:value-type="string" calcext:value-type="string">
            <text:p>https://api.github.com/repos/hsiehpinghan/assistant</text:p>
          </table:table-cell>
          <table:table-cell table:formula="of:=REPLACE([.B3053]; 1; 29; &quot;&quot;)" office:value-type="string" office:string-value="hsiehpinghan/assistant" calcext:value-type="string">
            <text:p>hsiehpinghan/assistant</text:p>
          </table:table-cell>
        </table:table-row>
        <table:table-row table:style-name="ro1">
          <table:table-cell office:value-type="float" office:value="14177458" calcext:value-type="float">
            <text:p>14177458</text:p>
          </table:table-cell>
          <table:table-cell office:value-type="string" calcext:value-type="string">
            <text:p>https://api.github.com/repos/vanilla-music/vanilla</text:p>
          </table:table-cell>
          <table:table-cell table:formula="of:=REPLACE([.B3054]; 1; 29; &quot;&quot;)" office:value-type="string" office:string-value="vanilla-music/vanilla" calcext:value-type="string">
            <text:p>vanilla-music/vanilla</text:p>
          </table:table-cell>
        </table:table-row>
        <table:table-row table:style-name="ro1">
          <table:table-cell office:value-type="float" office:value="14191654" calcext:value-type="float">
            <text:p>14191654</text:p>
          </table:table-cell>
          <table:table-cell office:value-type="string" calcext:value-type="string">
            <text:p>https://api.github.com/repos/sinkillerj/ProjectE</text:p>
          </table:table-cell>
          <table:table-cell table:formula="of:=REPLACE([.B3055]; 1; 29; &quot;&quot;)" office:value-type="string" office:string-value="sinkillerj/ProjectE" calcext:value-type="string">
            <text:p>sinkillerj/ProjectE</text:p>
          </table:table-cell>
        </table:table-row>
        <table:table-row table:style-name="ro1">
          <table:table-cell office:value-type="float" office:value="14223110" calcext:value-type="float">
            <text:p>14223110</text:p>
          </table:table-cell>
          <table:table-cell office:value-type="string" calcext:value-type="string">
            <text:p>https://api.github.com/repos/sgrubsmyon/Weltladenkasse</text:p>
          </table:table-cell>
          <table:table-cell table:formula="of:=REPLACE([.B3056]; 1; 29; &quot;&quot;)" office:value-type="string" office:string-value="sgrubsmyon/Weltladenkasse" calcext:value-type="string">
            <text:p>sgrubsmyon/Weltladenkasse</text:p>
          </table:table-cell>
        </table:table-row>
        <table:table-row table:style-name="ro1">
          <table:table-cell office:value-type="float" office:value="14228131" calcext:value-type="float">
            <text:p>14228131</text:p>
          </table:table-cell>
          <table:table-cell office:value-type="string" calcext:value-type="string">
            <text:p>https://api.github.com/repos/iliterobotics/FRC-Robot</text:p>
          </table:table-cell>
          <table:table-cell table:formula="of:=REPLACE([.B3057]; 1; 29; &quot;&quot;)" office:value-type="string" office:string-value="iliterobotics/FRC-Robot" calcext:value-type="string">
            <text:p>iliterobotics/FRC-Robot</text:p>
          </table:table-cell>
        </table:table-row>
        <table:table-row table:style-name="ro1">
          <table:table-cell office:value-type="float" office:value="14250708" calcext:value-type="float">
            <text:p>14250708</text:p>
          </table:table-cell>
          <table:table-cell office:value-type="string" calcext:value-type="string">
            <text:p>https://api.github.com/repos/mulesoft/mule-agent-modules</text:p>
          </table:table-cell>
          <table:table-cell table:formula="of:=REPLACE([.B3058]; 1; 29; &quot;&quot;)" office:value-type="string" office:string-value="mulesoft/mule-agent-modules" calcext:value-type="string">
            <text:p>mulesoft/mule-agent-modules</text:p>
          </table:table-cell>
        </table:table-row>
        <table:table-row table:style-name="ro1">
          <table:table-cell office:value-type="float" office:value="14284596" calcext:value-type="float">
            <text:p>14284596</text:p>
          </table:table-cell>
          <table:table-cell office:value-type="string" calcext:value-type="string">
            <text:p>https://api.github.com/repos/druid-io/druid</text:p>
          </table:table-cell>
          <table:table-cell table:formula="of:=REPLACE([.B3059]; 1; 29; &quot;&quot;)" office:value-type="string" office:string-value="druid-io/druid" calcext:value-type="string">
            <text:p>druid-io/druid</text:p>
          </table:table-cell>
        </table:table-row>
        <table:table-row table:style-name="ro1">
          <table:table-cell office:value-type="float" office:value="14300634" calcext:value-type="float">
            <text:p>14300634</text:p>
          </table:table-cell>
          <table:table-cell office:value-type="string" calcext:value-type="string">
            <text:p>https://api.github.com/repos/oneilljw/ONC-Client</text:p>
          </table:table-cell>
          <table:table-cell table:formula="of:=REPLACE([.B3060]; 1; 29; &quot;&quot;)" office:value-type="string" office:string-value="oneilljw/ONC-Client" calcext:value-type="string">
            <text:p>oneilljw/ONC-Client</text:p>
          </table:table-cell>
        </table:table-row>
        <table:table-row table:style-name="ro1">
          <table:table-cell office:value-type="float" office:value="14332004" calcext:value-type="float">
            <text:p>14332004</text:p>
          </table:table-cell>
          <table:table-cell office:value-type="string" calcext:value-type="string">
            <text:p>https://api.github.com/repos/CHIRDL-Openmrs-Modules/chica</text:p>
          </table:table-cell>
          <table:table-cell table:formula="of:=REPLACE([.B3061]; 1; 29; &quot;&quot;)" office:value-type="string" office:string-value="CHIRDL-Openmrs-Modules/chica" calcext:value-type="string">
            <text:p>CHIRDL-Openmrs-Modules/chica</text:p>
          </table:table-cell>
        </table:table-row>
        <table:table-row table:style-name="ro1">
          <table:table-cell office:value-type="float" office:value="14336425" calcext:value-type="float">
            <text:p>14336425</text:p>
          </table:table-cell>
          <table:table-cell office:value-type="string" calcext:value-type="string">
            <text:p>https://api.github.com/repos/DSC-SPIDAL/damds</text:p>
          </table:table-cell>
          <table:table-cell table:formula="of:=REPLACE([.B3062]; 1; 29; &quot;&quot;)" office:value-type="string" office:string-value="DSC-SPIDAL/damds" calcext:value-type="string">
            <text:p>DSC-SPIDAL/damds</text:p>
          </table:table-cell>
        </table:table-row>
        <table:table-row table:style-name="ro1">
          <table:table-cell office:value-type="float" office:value="14347338" calcext:value-type="float">
            <text:p>14347338</text:p>
          </table:table-cell>
          <table:table-cell office:value-type="string" calcext:value-type="string">
            <text:p>https://api.github.com/repos/rroart/aether</text:p>
          </table:table-cell>
          <table:table-cell table:formula="of:=REPLACE([.B3063]; 1; 29; &quot;&quot;)" office:value-type="string" office:string-value="rroart/aether" calcext:value-type="string">
            <text:p>rroart/aether</text:p>
          </table:table-cell>
        </table:table-row>
        <table:table-row table:style-name="ro1">
          <table:table-cell office:value-type="float" office:value="14356842" calcext:value-type="float">
            <text:p>14356842</text:p>
          </table:table-cell>
          <table:table-cell office:value-type="string" calcext:value-type="string">
            <text:p>https://api.github.com/repos/intari/readingtracker</text:p>
          </table:table-cell>
          <table:table-cell table:formula="of:=REPLACE([.B3064]; 1; 29; &quot;&quot;)" office:value-type="string" office:string-value="intari/readingtracker" calcext:value-type="string">
            <text:p>intari/readingtracker</text:p>
          </table:table-cell>
        </table:table-row>
        <table:table-row table:style-name="ro1">
          <table:table-cell office:value-type="float" office:value="14381765" calcext:value-type="float">
            <text:p>14381765</text:p>
          </table:table-cell>
          <table:table-cell office:value-type="string" calcext:value-type="string">
            <text:p>https://api.github.com/repos/AppCanOpenSource/appcan-android</text:p>
          </table:table-cell>
          <table:table-cell table:formula="of:=REPLACE([.B3065]; 1; 29; &quot;&quot;)" office:value-type="string" office:string-value="AppCanOpenSource/appcan-android" calcext:value-type="string">
            <text:p>AppCanOpenSource/appcan-android</text:p>
          </table:table-cell>
        </table:table-row>
        <table:table-row table:style-name="ro1">
          <table:table-cell office:value-type="float" office:value="14382605" calcext:value-type="float">
            <text:p>14382605</text:p>
          </table:table-cell>
          <table:table-cell office:value-type="string" calcext:value-type="string">
            <text:p>https://api.github.com/repos/raulhaag/MiMangaNu</text:p>
          </table:table-cell>
          <table:table-cell table:formula="of:=REPLACE([.B3066]; 1; 29; &quot;&quot;)" office:value-type="string" office:string-value="raulhaag/MiMangaNu" calcext:value-type="string">
            <text:p>raulhaag/MiMangaNu</text:p>
          </table:table-cell>
        </table:table-row>
        <table:table-row table:style-name="ro1">
          <table:table-cell office:value-type="float" office:value="14390855" calcext:value-type="float">
            <text:p>14390855</text:p>
          </table:table-cell>
          <table:table-cell office:value-type="string" calcext:value-type="string">
            <text:p>https://api.github.com/repos/EasyinnovaSL/DPFManager</text:p>
          </table:table-cell>
          <table:table-cell table:formula="of:=REPLACE([.B3067]; 1; 29; &quot;&quot;)" office:value-type="string" office:string-value="EasyinnovaSL/DPFManager" calcext:value-type="string">
            <text:p>EasyinnovaSL/DPFManager</text:p>
          </table:table-cell>
        </table:table-row>
        <table:table-row table:style-name="ro1">
          <table:table-cell office:value-type="float" office:value="14390900" calcext:value-type="float">
            <text:p>14390900</text:p>
          </table:table-cell>
          <table:table-cell office:value-type="string" calcext:value-type="string">
            <text:p>https://api.github.com/repos/sics-sse/moped</text:p>
          </table:table-cell>
          <table:table-cell table:formula="of:=REPLACE([.B3068]; 1; 29; &quot;&quot;)" office:value-type="string" office:string-value="sics-sse/moped" calcext:value-type="string">
            <text:p>sics-sse/moped</text:p>
          </table:table-cell>
        </table:table-row>
        <table:table-row table:style-name="ro1">
          <table:table-cell office:value-type="float" office:value="14391222" calcext:value-type="float">
            <text:p>14391222</text:p>
          </table:table-cell>
          <table:table-cell office:value-type="string" calcext:value-type="string">
            <text:p>https://api.github.com/repos/guooscar/JazminServer</text:p>
          </table:table-cell>
          <table:table-cell table:formula="of:=REPLACE([.B3069]; 1; 29; &quot;&quot;)" office:value-type="string" office:string-value="guooscar/JazminServer" calcext:value-type="string">
            <text:p>guooscar/JazminServer</text:p>
          </table:table-cell>
        </table:table-row>
        <table:table-row table:style-name="ro1">
          <table:table-cell office:value-type="float" office:value="14393552" calcext:value-type="float">
            <text:p>14393552</text:p>
          </table:table-cell>
          <table:table-cell office:value-type="string" calcext:value-type="string">
            <text:p>https://api.github.com/repos/jboss-integration/fuse-bxms-integ</text:p>
          </table:table-cell>
          <table:table-cell table:formula="of:=REPLACE([.B3070]; 1; 29; &quot;&quot;)" office:value-type="string" office:string-value="jboss-integration/fuse-bxms-integ" calcext:value-type="string">
            <text:p>jboss-integration/fuse-bxms-integ</text:p>
          </table:table-cell>
        </table:table-row>
        <table:table-row table:style-name="ro1">
          <table:table-cell office:value-type="float" office:value="14449019" calcext:value-type="float">
            <text:p>14449019</text:p>
          </table:table-cell>
          <table:table-cell office:value-type="string" calcext:value-type="string">
            <text:p>https://api.github.com/repos/nalbam/nalbam-demo</text:p>
          </table:table-cell>
          <table:table-cell table:formula="of:=REPLACE([.B3071]; 1; 29; &quot;&quot;)" office:value-type="string" office:string-value="nalbam/nalbam-demo" calcext:value-type="string">
            <text:p>nalbam/nalbam-demo</text:p>
          </table:table-cell>
        </table:table-row>
        <table:table-row table:style-name="ro1">
          <table:table-cell office:value-type="float" office:value="14449758" calcext:value-type="float">
            <text:p>14449758</text:p>
          </table:table-cell>
          <table:table-cell office:value-type="string" calcext:value-type="string">
            <text:p>https://api.github.com/repos/OHDSI/WebAPI</text:p>
          </table:table-cell>
          <table:table-cell table:formula="of:=REPLACE([.B3072]; 1; 29; &quot;&quot;)" office:value-type="string" office:string-value="OHDSI/WebAPI" calcext:value-type="string">
            <text:p>OHDSI/WebAPI</text:p>
          </table:table-cell>
        </table:table-row>
        <table:table-row table:style-name="ro1">
          <table:table-cell office:value-type="float" office:value="14449849" calcext:value-type="float">
            <text:p>14449849</text:p>
          </table:table-cell>
          <table:table-cell office:value-type="string" calcext:value-type="string">
            <text:p>https://api.github.com/repos/nextgis/android_maplib</text:p>
          </table:table-cell>
          <table:table-cell table:formula="of:=REPLACE([.B3073]; 1; 29; &quot;&quot;)" office:value-type="string" office:string-value="nextgis/android_maplib" calcext:value-type="string">
            <text:p>nextgis/android_maplib</text:p>
          </table:table-cell>
        </table:table-row>
        <table:table-row table:style-name="ro1">
          <table:table-cell office:value-type="float" office:value="14450077" calcext:value-type="float">
            <text:p>14450077</text:p>
          </table:table-cell>
          <table:table-cell office:value-type="string" calcext:value-type="string">
            <text:p>https://api.github.com/repos/nextgis/android_maplibui</text:p>
          </table:table-cell>
          <table:table-cell table:formula="of:=REPLACE([.B3074]; 1; 29; &quot;&quot;)" office:value-type="string" office:string-value="nextgis/android_maplibui" calcext:value-type="string">
            <text:p>nextgis/android_maplibui</text:p>
          </table:table-cell>
        </table:table-row>
        <table:table-row table:style-name="ro1">
          <table:table-cell office:value-type="float" office:value="14450205" calcext:value-type="float">
            <text:p>14450205</text:p>
          </table:table-cell>
          <table:table-cell office:value-type="string" calcext:value-type="string">
            <text:p>https://api.github.com/repos/nextgis/android_gisapp</text:p>
          </table:table-cell>
          <table:table-cell table:formula="of:=REPLACE([.B3075]; 1; 29; &quot;&quot;)" office:value-type="string" office:string-value="nextgis/android_gisapp" calcext:value-type="string">
            <text:p>nextgis/android_gisapp</text:p>
          </table:table-cell>
        </table:table-row>
        <table:table-row table:style-name="ro1">
          <table:table-cell office:value-type="float" office:value="14479084" calcext:value-type="float">
            <text:p>14479084</text:p>
          </table:table-cell>
          <table:table-cell office:value-type="string" calcext:value-type="string">
            <text:p>https://api.github.com/repos/fredyw/leetcode</text:p>
          </table:table-cell>
          <table:table-cell table:formula="of:=REPLACE([.B3076]; 1; 29; &quot;&quot;)" office:value-type="string" office:string-value="fredyw/leetcode" calcext:value-type="string">
            <text:p>fredyw/leetcode</text:p>
          </table:table-cell>
        </table:table-row>
        <table:table-row table:style-name="ro1">
          <table:table-cell office:value-type="float" office:value="14480771" calcext:value-type="float">
            <text:p>14480771</text:p>
          </table:table-cell>
          <table:table-cell office:value-type="string" calcext:value-type="string">
            <text:p>https://api.github.com/repos/F-AOSP/platform_frameworks_base</text:p>
          </table:table-cell>
          <table:table-cell table:formula="of:=REPLACE([.B3077]; 1; 29; &quot;&quot;)" office:value-type="string" office:string-value="F-AOSP/platform_frameworks_base" calcext:value-type="string">
            <text:p>F-AOSP/platform_frameworks_base</text:p>
          </table:table-cell>
        </table:table-row>
        <table:table-row table:style-name="ro1">
          <table:table-cell office:value-type="float" office:value="14523341" calcext:value-type="float">
            <text:p>14523341</text:p>
          </table:table-cell>
          <table:table-cell office:value-type="string" calcext:value-type="string">
            <text:p>https://api.github.com/repos/Grarak/KernelAdiutor</text:p>
          </table:table-cell>
          <table:table-cell table:formula="of:=REPLACE([.B3078]; 1; 29; &quot;&quot;)" office:value-type="string" office:string-value="Grarak/KernelAdiutor" calcext:value-type="string">
            <text:p>Grarak/KernelAdiutor</text:p>
          </table:table-cell>
        </table:table-row>
        <table:table-row table:style-name="ro1">
          <table:table-cell office:value-type="float" office:value="14533591" calcext:value-type="float">
            <text:p>14533591</text:p>
          </table:table-cell>
          <table:table-cell office:value-type="string" calcext:value-type="string">
            <text:p>https://api.github.com/repos/Deadrik/TFC2</text:p>
          </table:table-cell>
          <table:table-cell table:formula="of:=REPLACE([.B3079]; 1; 29; &quot;&quot;)" office:value-type="string" office:string-value="Deadrik/TFC2" calcext:value-type="string">
            <text:p>Deadrik/TFC2</text:p>
          </table:table-cell>
        </table:table-row>
        <table:table-row table:style-name="ro1">
          <table:table-cell office:value-type="float" office:value="14560145" calcext:value-type="float">
            <text:p>14560145</text:p>
          </table:table-cell>
          <table:table-cell office:value-type="string" calcext:value-type="string">
            <text:p>https://api.github.com/repos/CS-SI/Orekit</text:p>
          </table:table-cell>
          <table:table-cell table:formula="of:=REPLACE([.B3080]; 1; 29; &quot;&quot;)" office:value-type="string" office:string-value="CS-SI/Orekit" calcext:value-type="string">
            <text:p>CS-SI/Orekit</text:p>
          </table:table-cell>
        </table:table-row>
        <table:table-row table:style-name="ro1">
          <table:table-cell office:value-type="float" office:value="14562695" calcext:value-type="float">
            <text:p>14562695</text:p>
          </table:table-cell>
          <table:table-cell office:value-type="string" calcext:value-type="string">
            <text:p>https://api.github.com/repos/gr8pefish/IronBackpacks</text:p>
          </table:table-cell>
          <table:table-cell table:formula="of:=REPLACE([.B3081]; 1; 29; &quot;&quot;)" office:value-type="string" office:string-value="gr8pefish/IronBackpacks" calcext:value-type="string">
            <text:p>gr8pefish/IronBackpacks</text:p>
          </table:table-cell>
        </table:table-row>
        <table:table-row table:style-name="ro1">
          <table:table-cell office:value-type="float" office:value="14579966" calcext:value-type="float">
            <text:p>14579966</text:p>
          </table:table-cell>
          <table:table-cell office:value-type="string" calcext:value-type="string">
            <text:p>https://api.github.com/repos/sakaiproject/sakai</text:p>
          </table:table-cell>
          <table:table-cell table:formula="of:=REPLACE([.B3082]; 1; 29; &quot;&quot;)" office:value-type="string" office:string-value="sakaiproject/sakai" calcext:value-type="string">
            <text:p>sakaiproject/sakai</text:p>
          </table:table-cell>
        </table:table-row>
        <table:table-row table:style-name="ro1">
          <table:table-cell office:value-type="float" office:value="14594131" calcext:value-type="float">
            <text:p>14594131</text:p>
          </table:table-cell>
          <table:table-cell office:value-type="string" calcext:value-type="string">
            <text:p>https://api.github.com/repos/digitalfondue/lavagna</text:p>
          </table:table-cell>
          <table:table-cell table:formula="of:=REPLACE([.B3083]; 1; 29; &quot;&quot;)" office:value-type="string" office:string-value="digitalfondue/lavagna" calcext:value-type="string">
            <text:p>digitalfondue/lavagna</text:p>
          </table:table-cell>
        </table:table-row>
        <table:table-row table:style-name="ro1">
          <table:table-cell office:value-type="float" office:value="14594596" calcext:value-type="float">
            <text:p>14594596</text:p>
          </table:table-cell>
          <table:table-cell office:value-type="string" calcext:value-type="string">
            <text:p>https://api.github.com/repos/support-project/knowledge</text:p>
          </table:table-cell>
          <table:table-cell table:formula="of:=REPLACE([.B3084]; 1; 29; &quot;&quot;)" office:value-type="string" office:string-value="support-project/knowledge" calcext:value-type="string">
            <text:p>support-project/knowledge</text:p>
          </table:table-cell>
        </table:table-row>
        <table:table-row table:style-name="ro1">
          <table:table-cell office:value-type="float" office:value="14641211" calcext:value-type="float">
            <text:p>14641211</text:p>
          </table:table-cell>
          <table:table-cell office:value-type="string" calcext:value-type="string">
            <text:p>https://api.github.com/repos/herrlock/Manga</text:p>
          </table:table-cell>
          <table:table-cell table:formula="of:=REPLACE([.B3085]; 1; 29; &quot;&quot;)" office:value-type="string" office:string-value="herrlock/Manga" calcext:value-type="string">
            <text:p>herrlock/Manga</text:p>
          </table:table-cell>
        </table:table-row>
        <table:table-row table:style-name="ro1">
          <table:table-cell office:value-type="float" office:value="14644199" calcext:value-type="float">
            <text:p>14644199</text:p>
          </table:table-cell>
          <table:table-cell office:value-type="string" calcext:value-type="string">
            <text:p>https://api.github.com/repos/jdbi/jdbi</text:p>
          </table:table-cell>
          <table:table-cell table:formula="of:=REPLACE([.B3086]; 1; 29; &quot;&quot;)" office:value-type="string" office:string-value="jdbi/jdbi" calcext:value-type="string">
            <text:p>jdbi/jdbi</text:p>
          </table:table-cell>
        </table:table-row>
        <table:table-row table:style-name="ro1">
          <table:table-cell office:value-type="float" office:value="14657494" calcext:value-type="float">
            <text:p>14657494</text:p>
          </table:table-cell>
          <table:table-cell office:value-type="string" calcext:value-type="string">
            <text:p>https://api.github.com/repos/apmckinlay/jsuneido</text:p>
          </table:table-cell>
          <table:table-cell table:formula="of:=REPLACE([.B3087]; 1; 29; &quot;&quot;)" office:value-type="string" office:string-value="apmckinlay/jsuneido" calcext:value-type="string">
            <text:p>apmckinlay/jsuneido</text:p>
          </table:table-cell>
        </table:table-row>
        <table:table-row table:style-name="ro1">
          <table:table-cell office:value-type="float" office:value="14662956" calcext:value-type="float">
            <text:p>14662956</text:p>
          </table:table-cell>
          <table:table-cell office:value-type="string" calcext:value-type="string">
            <text:p>https://api.github.com/repos/Subterranean-Security/Crimson</text:p>
          </table:table-cell>
          <table:table-cell table:formula="of:=REPLACE([.B3088]; 1; 29; &quot;&quot;)" office:value-type="string" office:string-value="Subterranean-Security/Crimson" calcext:value-type="string">
            <text:p>Subterranean-Security/Crimson</text:p>
          </table:table-cell>
        </table:table-row>
        <table:table-row table:style-name="ro1">
          <table:table-cell office:value-type="float" office:value="14663490" calcext:value-type="float">
            <text:p>14663490</text:p>
          </table:table-cell>
          <table:table-cell office:value-type="string" calcext:value-type="string">
            <text:p>https://api.github.com/repos/DyzLecticus/Zeesoft</text:p>
          </table:table-cell>
          <table:table-cell table:formula="of:=REPLACE([.B3089]; 1; 29; &quot;&quot;)" office:value-type="string" office:string-value="DyzLecticus/Zeesoft" calcext:value-type="string">
            <text:p>DyzLecticus/Zeesoft</text:p>
          </table:table-cell>
        </table:table-row>
        <table:table-row table:style-name="ro1">
          <table:table-cell office:value-type="float" office:value="14664906" calcext:value-type="float">
            <text:p>14664906</text:p>
          </table:table-cell>
          <table:table-cell office:value-type="string" calcext:value-type="string">
            <text:p>https://api.github.com/repos/GenProject/GenProject</text:p>
          </table:table-cell>
          <table:table-cell table:formula="of:=REPLACE([.B3090]; 1; 29; &quot;&quot;)" office:value-type="string" office:string-value="GenProject/GenProject" calcext:value-type="string">
            <text:p>GenProject/GenProject</text:p>
          </table:table-cell>
        </table:table-row>
        <table:table-row table:style-name="ro1">
          <table:table-cell office:value-type="float" office:value="14687402" calcext:value-type="float">
            <text:p>14687402</text:p>
          </table:table-cell>
          <table:table-cell office:value-type="string" calcext:value-type="string">
            <text:p>https://api.github.com/repos/zephiK/android_frameworks_base</text:p>
          </table:table-cell>
          <table:table-cell table:formula="of:=REPLACE([.B3091]; 1; 29; &quot;&quot;)" office:value-type="string" office:string-value="zephiK/android_frameworks_base" calcext:value-type="string">
            <text:p>zephiK/android_frameworks_base</text:p>
          </table:table-cell>
        </table:table-row>
        <table:table-row table:style-name="ro1">
          <table:table-cell office:value-type="float" office:value="14689545" calcext:value-type="float">
            <text:p>14689545</text:p>
          </table:table-cell>
          <table:table-cell office:value-type="string" calcext:value-type="string">
            <text:p>https://api.github.com/repos/Longi94/bptf</text:p>
          </table:table-cell>
          <table:table-cell table:formula="of:=REPLACE([.B3092]; 1; 29; &quot;&quot;)" office:value-type="string" office:string-value="Longi94/bptf" calcext:value-type="string">
            <text:p>Longi94/bptf</text:p>
          </table:table-cell>
        </table:table-row>
        <table:table-row table:style-name="ro1">
          <table:table-cell office:value-type="float" office:value="14695357" calcext:value-type="float">
            <text:p>14695357</text:p>
          </table:table-cell>
          <table:table-cell office:value-type="string" calcext:value-type="string">
            <text:p>https://api.github.com/repos/BuiltBrokenModding/ICBM</text:p>
          </table:table-cell>
          <table:table-cell table:formula="of:=REPLACE([.B3093]; 1; 29; &quot;&quot;)" office:value-type="string" office:string-value="BuiltBrokenModding/ICBM" calcext:value-type="string">
            <text:p>BuiltBrokenModding/ICBM</text:p>
          </table:table-cell>
        </table:table-row>
        <table:table-row table:style-name="ro1">
          <table:table-cell office:value-type="float" office:value="14695931" calcext:value-type="float">
            <text:p>14695931</text:p>
          </table:table-cell>
          <table:table-cell office:value-type="string" calcext:value-type="string">
            <text:p>https://api.github.com/repos/dmolony/dm3270</text:p>
          </table:table-cell>
          <table:table-cell table:formula="of:=REPLACE([.B3094]; 1; 29; &quot;&quot;)" office:value-type="string" office:string-value="dmolony/dm3270" calcext:value-type="string">
            <text:p>dmolony/dm3270</text:p>
          </table:table-cell>
        </table:table-row>
        <table:table-row table:style-name="ro1">
          <table:table-cell office:value-type="float" office:value="14722382" calcext:value-type="float">
            <text:p>14722382</text:p>
          </table:table-cell>
          <table:table-cell office:value-type="string" calcext:value-type="string">
            <text:p>https://api.github.com/repos/outbrain/ob1k</text:p>
          </table:table-cell>
          <table:table-cell table:formula="of:=REPLACE([.B3095]; 1; 29; &quot;&quot;)" office:value-type="string" office:string-value="outbrain/ob1k" calcext:value-type="string">
            <text:p>outbrain/ob1k</text:p>
          </table:table-cell>
        </table:table-row>
        <table:table-row table:style-name="ro1">
          <table:table-cell office:value-type="float" office:value="14723664" calcext:value-type="float">
            <text:p>14723664</text:p>
          </table:table-cell>
          <table:table-cell office:value-type="string" calcext:value-type="string">
            <text:p>https://api.github.com/repos/openwms/org.openwms</text:p>
          </table:table-cell>
          <table:table-cell table:formula="of:=REPLACE([.B3096]; 1; 29; &quot;&quot;)" office:value-type="string" office:string-value="openwms/org.openwms" calcext:value-type="string">
            <text:p>openwms/org.openwms</text:p>
          </table:table-cell>
        </table:table-row>
        <table:table-row table:style-name="ro1">
          <table:table-cell office:value-type="float" office:value="14726165" calcext:value-type="float">
            <text:p>14726165</text:p>
          </table:table-cell>
          <table:table-cell office:value-type="string" calcext:value-type="string">
            <text:p>https://api.github.com/repos/oneilljw/ONC-Server</text:p>
          </table:table-cell>
          <table:table-cell table:formula="of:=REPLACE([.B3097]; 1; 29; &quot;&quot;)" office:value-type="string" office:string-value="oneilljw/ONC-Server" calcext:value-type="string">
            <text:p>oneilljw/ONC-Server</text:p>
          </table:table-cell>
        </table:table-row>
        <table:table-row table:style-name="ro1">
          <table:table-cell office:value-type="float" office:value="14740332" calcext:value-type="float">
            <text:p>14740332</text:p>
          </table:table-cell>
          <table:table-cell office:value-type="string" calcext:value-type="string">
            <text:p>https://api.github.com/repos/BuiltBrokenModding/VoltzEngine</text:p>
          </table:table-cell>
          <table:table-cell table:formula="of:=REPLACE([.B3098]; 1; 29; &quot;&quot;)" office:value-type="string" office:string-value="BuiltBrokenModding/VoltzEngine" calcext:value-type="string">
            <text:p>BuiltBrokenModding/VoltzEngine</text:p>
          </table:table-cell>
        </table:table-row>
        <table:table-row table:style-name="ro1">
          <table:table-cell office:value-type="float" office:value="14763263" calcext:value-type="float">
            <text:p>14763263</text:p>
          </table:table-cell>
          <table:table-cell office:value-type="string" calcext:value-type="string">
            <text:p>https://api.github.com/repos/Netcentric/accesscontroltool</text:p>
          </table:table-cell>
          <table:table-cell table:formula="of:=REPLACE([.B3099]; 1; 29; &quot;&quot;)" office:value-type="string" office:string-value="Netcentric/accesscontroltool" calcext:value-type="string">
            <text:p>Netcentric/accesscontroltool</text:p>
          </table:table-cell>
        </table:table-row>
        <table:table-row table:style-name="ro1">
          <table:table-cell office:value-type="float" office:value="14764926" calcext:value-type="float">
            <text:p>14764926</text:p>
          </table:table-cell>
          <table:table-cell office:value-type="string" calcext:value-type="string">
            <text:p>https://api.github.com/repos/google/FreeBuilder</text:p>
          </table:table-cell>
          <table:table-cell table:formula="of:=REPLACE([.B3100]; 1; 29; &quot;&quot;)" office:value-type="string" office:string-value="google/FreeBuilder" calcext:value-type="string">
            <text:p>google/FreeBuilder</text:p>
          </table:table-cell>
        </table:table-row>
        <table:table-row table:style-name="ro1">
          <table:table-cell office:value-type="float" office:value="14767808" calcext:value-type="float">
            <text:p>14767808</text:p>
          </table:table-cell>
          <table:table-cell office:value-type="string" calcext:value-type="string">
            <text:p>https://api.github.com/repos/obiba/mica2</text:p>
          </table:table-cell>
          <table:table-cell table:formula="of:=REPLACE([.B3101]; 1; 29; &quot;&quot;)" office:value-type="string" office:string-value="obiba/mica2" calcext:value-type="string">
            <text:p>obiba/mica2</text:p>
          </table:table-cell>
        </table:table-row>
        <table:table-row table:style-name="ro1">
          <table:table-cell office:value-type="float" office:value="14773650" calcext:value-type="float">
            <text:p>14773650</text:p>
          </table:table-cell>
          <table:table-cell office:value-type="string" calcext:value-type="string">
            <text:p>https://api.github.com/repos/Freeyourgadget/Gadgetbridge</text:p>
          </table:table-cell>
          <table:table-cell table:formula="of:=REPLACE([.B3102]; 1; 29; &quot;&quot;)" office:value-type="string" office:string-value="Freeyourgadget/Gadgetbridge" calcext:value-type="string">
            <text:p>Freeyourgadget/Gadgetbridge</text:p>
          </table:table-cell>
        </table:table-row>
        <table:table-row table:style-name="ro1">
          <table:table-cell office:value-type="float" office:value="14799908" calcext:value-type="float">
            <text:p>14799908</text:p>
          </table:table-cell>
          <table:table-cell office:value-type="string" calcext:value-type="string">
            <text:p>https://api.github.com/repos/rherrmann/eclipse-extras</text:p>
          </table:table-cell>
          <table:table-cell table:formula="of:=REPLACE([.B3103]; 1; 29; &quot;&quot;)" office:value-type="string" office:string-value="rherrmann/eclipse-extras" calcext:value-type="string">
            <text:p>rherrmann/eclipse-extras</text:p>
          </table:table-cell>
        </table:table-row>
        <table:table-row table:style-name="ro1">
          <table:table-cell office:value-type="float" office:value="14806572" calcext:value-type="float">
            <text:p>14806572</text:p>
          </table:table-cell>
          <table:table-cell office:value-type="string" calcext:value-type="string">
            <text:p>https://api.github.com/repos/influitive/influwebdriver</text:p>
          </table:table-cell>
          <table:table-cell table:formula="of:=REPLACE([.B3104]; 1; 29; &quot;&quot;)" office:value-type="string" office:string-value="influitive/influwebdriver" calcext:value-type="string">
            <text:p>influitive/influwebdriver</text:p>
          </table:table-cell>
        </table:table-row>
        <table:table-row table:style-name="ro1">
          <table:table-cell office:value-type="float" office:value="14806969" calcext:value-type="float">
            <text:p>14806969</text:p>
          </table:table-cell>
          <table:table-cell office:value-type="string" calcext:value-type="string">
            <text:p>https://api.github.com/repos/Facu832/Tres-Marias</text:p>
          </table:table-cell>
          <table:table-cell table:formula="of:=REPLACE([.B3105]; 1; 29; &quot;&quot;)" office:value-type="string" office:string-value="Facu832/Tres-Marias" calcext:value-type="string">
            <text:p>Facu832/Tres-Marias</text:p>
          </table:table-cell>
        </table:table-row>
        <table:table-row table:style-name="ro1">
          <table:table-cell office:value-type="float" office:value="14807988" calcext:value-type="float">
            <text:p>14807988</text:p>
          </table:table-cell>
          <table:table-cell office:value-type="string" calcext:value-type="string">
            <text:p>https://api.github.com/repos/apache/flink</text:p>
          </table:table-cell>
          <table:table-cell table:formula="of:=REPLACE([.B3106]; 1; 29; &quot;&quot;)" office:value-type="string" office:string-value="apache/flink" calcext:value-type="string">
            <text:p>apache/flink</text:p>
          </table:table-cell>
        </table:table-row>
        <table:table-row table:style-name="ro1">
          <table:table-cell office:value-type="float" office:value="14823399" calcext:value-type="float">
            <text:p>14823399</text:p>
          </table:table-cell>
          <table:table-cell office:value-type="string" calcext:value-type="string">
            <text:p>https://api.github.com/repos/IOT-DSA/sdk-dslink-java</text:p>
          </table:table-cell>
          <table:table-cell table:formula="of:=REPLACE([.B3107]; 1; 29; &quot;&quot;)" office:value-type="string" office:string-value="IOT-DSA/sdk-dslink-java" calcext:value-type="string">
            <text:p>IOT-DSA/sdk-dslink-java</text:p>
          </table:table-cell>
        </table:table-row>
        <table:table-row table:style-name="ro1">
          <table:table-cell office:value-type="float" office:value="14828420" calcext:value-type="float">
            <text:p>14828420</text:p>
          </table:table-cell>
          <table:table-cell office:value-type="string" calcext:value-type="string">
            <text:p>https://api.github.com/repos/mhus/mhus-lib</text:p>
          </table:table-cell>
          <table:table-cell table:formula="of:=REPLACE([.B3108]; 1; 29; &quot;&quot;)" office:value-type="string" office:string-value="mhus/mhus-lib" calcext:value-type="string">
            <text:p>mhus/mhus-lib</text:p>
          </table:table-cell>
        </table:table-row>
        <table:table-row table:style-name="ro1">
          <table:table-cell office:value-type="float" office:value="14831550" calcext:value-type="float">
            <text:p>14831550</text:p>
          </table:table-cell>
          <table:table-cell office:value-type="string" calcext:value-type="string">
            <text:p>https://api.github.com/repos/chteuchteu/Munin-for-Android</text:p>
          </table:table-cell>
          <table:table-cell table:formula="of:=REPLACE([.B3109]; 1; 29; &quot;&quot;)" office:value-type="string" office:string-value="chteuchteu/Munin-for-Android" calcext:value-type="string">
            <text:p>chteuchteu/Munin-for-Android</text:p>
          </table:table-cell>
        </table:table-row>
        <table:table-row table:style-name="ro1">
          <table:table-cell office:value-type="float" office:value="14836904" calcext:value-type="float">
            <text:p>14836904</text:p>
          </table:table-cell>
          <table:table-cell office:value-type="string" calcext:value-type="string">
            <text:p>https://api.github.com/repos/pubnative/pubnative-android-library</text:p>
          </table:table-cell>
          <table:table-cell table:formula="of:=REPLACE([.B3110]; 1; 29; &quot;&quot;)" office:value-type="string" office:string-value="pubnative/pubnative-android-library" calcext:value-type="string">
            <text:p>pubnative/pubnative-android-library</text:p>
          </table:table-cell>
        </table:table-row>
        <table:table-row table:style-name="ro1">
          <table:table-cell office:value-type="float" office:value="14849038" calcext:value-type="float">
            <text:p>14849038</text:p>
          </table:table-cell>
          <table:table-cell office:value-type="string" calcext:value-type="string">
            <text:p>https://api.github.com/repos/yegor256/takes</text:p>
          </table:table-cell>
          <table:table-cell table:formula="of:=REPLACE([.B3111]; 1; 29; &quot;&quot;)" office:value-type="string" office:string-value="yegor256/takes" calcext:value-type="string">
            <text:p>yegor256/takes</text:p>
          </table:table-cell>
        </table:table-row>
        <table:table-row table:style-name="ro1">
          <table:table-cell office:value-type="float" office:value="14851915" calcext:value-type="float">
            <text:p>14851915</text:p>
          </table:table-cell>
          <table:table-cell office:value-type="string" calcext:value-type="string">
            <text:p>https://api.github.com/repos/k3po/k3po</text:p>
          </table:table-cell>
          <table:table-cell table:formula="of:=REPLACE([.B3112]; 1; 29; &quot;&quot;)" office:value-type="string" office:string-value="k3po/k3po" calcext:value-type="string">
            <text:p>k3po/k3po</text:p>
          </table:table-cell>
        </table:table-row>
        <table:table-row table:style-name="ro1">
          <table:table-cell office:value-type="float" office:value="14873819" calcext:value-type="float">
            <text:p>14873819</text:p>
          </table:table-cell>
          <table:table-cell office:value-type="string" calcext:value-type="string">
            <text:p>https://api.github.com/repos/yegor256/netbout</text:p>
          </table:table-cell>
          <table:table-cell table:formula="of:=REPLACE([.B3113]; 1; 29; &quot;&quot;)" office:value-type="string" office:string-value="yegor256/netbout" calcext:value-type="string">
            <text:p>yegor256/netbout</text:p>
          </table:table-cell>
        </table:table-row>
        <table:table-row table:style-name="ro1">
          <table:table-cell office:value-type="float" office:value="14885336" calcext:value-type="float">
            <text:p>14885336</text:p>
          </table:table-cell>
          <table:table-cell office:value-type="string" calcext:value-type="string">
            <text:p>https://api.github.com/repos/opendaylight/sxp</text:p>
          </table:table-cell>
          <table:table-cell table:formula="of:=REPLACE([.B3114]; 1; 29; &quot;&quot;)" office:value-type="string" office:string-value="opendaylight/sxp" calcext:value-type="string">
            <text:p>opendaylight/sxp</text:p>
          </table:table-cell>
        </table:table-row>
        <table:table-row table:style-name="ro1">
          <table:table-cell office:value-type="float" office:value="14885621" calcext:value-type="float">
            <text:p>14885621</text:p>
          </table:table-cell>
          <table:table-cell office:value-type="string" calcext:value-type="string">
            <text:p>https://api.github.com/repos/opendaylight/topoprocessing</text:p>
          </table:table-cell>
          <table:table-cell table:formula="of:=REPLACE([.B3115]; 1; 29; &quot;&quot;)" office:value-type="string" office:string-value="opendaylight/topoprocessing" calcext:value-type="string">
            <text:p>opendaylight/topoprocessing</text:p>
          </table:table-cell>
        </table:table-row>
        <table:table-row table:style-name="ro1">
          <table:table-cell office:value-type="float" office:value="14886742" calcext:value-type="float">
            <text:p>14886742</text:p>
          </table:table-cell>
          <table:table-cell office:value-type="string" calcext:value-type="string">
            <text:p>https://api.github.com/repos/mulesoft/mule-extensions-api</text:p>
          </table:table-cell>
          <table:table-cell table:formula="of:=REPLACE([.B3116]; 1; 29; &quot;&quot;)" office:value-type="string" office:string-value="mulesoft/mule-extensions-api" calcext:value-type="string">
            <text:p>mulesoft/mule-extensions-api</text:p>
          </table:table-cell>
        </table:table-row>
        <table:table-row table:style-name="ro1">
          <table:table-cell office:value-type="float" office:value="14888093" calcext:value-type="float">
            <text:p>14888093</text:p>
          </table:table-cell>
          <table:table-cell office:value-type="string" calcext:value-type="string">
            <text:p>https://api.github.com/repos/GitHubRGI/swagd</text:p>
          </table:table-cell>
          <table:table-cell table:formula="of:=REPLACE([.B3117]; 1; 29; &quot;&quot;)" office:value-type="string" office:string-value="GitHubRGI/swagd" calcext:value-type="string">
            <text:p>GitHubRGI/swagd</text:p>
          </table:table-cell>
        </table:table-row>
        <table:table-row table:style-name="ro1">
          <table:table-cell office:value-type="float" office:value="14892919" calcext:value-type="float">
            <text:p>14892919</text:p>
          </table:table-cell>
          <table:table-cell office:value-type="string" calcext:value-type="string">
            <text:p>https://api.github.com/repos/CorfuDB/CorfuDB</text:p>
          </table:table-cell>
          <table:table-cell table:formula="of:=REPLACE([.B3118]; 1; 29; &quot;&quot;)" office:value-type="string" office:string-value="CorfuDB/CorfuDB" calcext:value-type="string">
            <text:p>CorfuDB/CorfuDB</text:p>
          </table:table-cell>
        </table:table-row>
        <table:table-row table:style-name="ro1">
          <table:table-cell office:value-type="float" office:value="14897549" calcext:value-type="float">
            <text:p>14897549</text:p>
          </table:table-cell>
          <table:table-cell office:value-type="string" calcext:value-type="string">
            <text:p>https://api.github.com/repos/naver/pinpoint</text:p>
          </table:table-cell>
          <table:table-cell table:formula="of:=REPLACE([.B3119]; 1; 29; &quot;&quot;)" office:value-type="string" office:string-value="naver/pinpoint" calcext:value-type="string">
            <text:p>naver/pinpoint</text:p>
          </table:table-cell>
        </table:table-row>
        <table:table-row table:style-name="ro1">
          <table:table-cell office:value-type="float" office:value="14900333" calcext:value-type="float">
            <text:p>14900333</text:p>
          </table:table-cell>
          <table:table-cell office:value-type="string" calcext:value-type="string">
            <text:p>https://api.github.com/repos/MachinePublishers/jBrowserDriver</text:p>
          </table:table-cell>
          <table:table-cell table:formula="of:=REPLACE([.B3120]; 1; 29; &quot;&quot;)" office:value-type="string" office:string-value="MachinePublishers/jBrowserDriver" calcext:value-type="string">
            <text:p>MachinePublishers/jBrowserDriver</text:p>
          </table:table-cell>
        </table:table-row>
        <table:table-row table:style-name="ro1">
          <table:table-cell office:value-type="float" office:value="14910547" calcext:value-type="float">
            <text:p>14910547</text:p>
          </table:table-cell>
          <table:table-cell office:value-type="string" calcext:value-type="string">
            <text:p>https://api.github.com/repos/apache/falcon</text:p>
          </table:table-cell>
          <table:table-cell table:formula="of:=REPLACE([.B3121]; 1; 29; &quot;&quot;)" office:value-type="string" office:string-value="apache/falcon" calcext:value-type="string">
            <text:p>apache/falcon</text:p>
          </table:table-cell>
        </table:table-row>
        <table:table-row table:style-name="ro1">
          <table:table-cell office:value-type="float" office:value="14926433" calcext:value-type="float">
            <text:p>14926433</text:p>
          </table:table-cell>
          <table:table-cell office:value-type="string" calcext:value-type="string">
            <text:p>https://api.github.com/repos/sba1/ontologizer</text:p>
          </table:table-cell>
          <table:table-cell table:formula="of:=REPLACE([.B3122]; 1; 29; &quot;&quot;)" office:value-type="string" office:string-value="sba1/ontologizer" calcext:value-type="string">
            <text:p>sba1/ontologizer</text:p>
          </table:table-cell>
        </table:table-row>
        <table:table-row table:style-name="ro1">
          <table:table-cell office:value-type="float" office:value="14933302" calcext:value-type="float">
            <text:p>14933302</text:p>
          </table:table-cell>
          <table:table-cell office:value-type="string" calcext:value-type="string">
            <text:p>https://api.github.com/repos/javaparser/javaparser</text:p>
          </table:table-cell>
          <table:table-cell table:formula="of:=REPLACE([.B3123]; 1; 29; &quot;&quot;)" office:value-type="string" office:string-value="javaparser/javaparser" calcext:value-type="string">
            <text:p>javaparser/javaparser</text:p>
          </table:table-cell>
        </table:table-row>
        <table:table-row table:style-name="ro1">
          <table:table-cell office:value-type="float" office:value="14949004" calcext:value-type="float">
            <text:p>14949004</text:p>
          </table:table-cell>
          <table:table-cell office:value-type="string" calcext:value-type="string">
            <text:p>https://api.github.com/repos/svn2github/icu4j</text:p>
          </table:table-cell>
          <table:table-cell table:formula="of:=REPLACE([.B3124]; 1; 29; &quot;&quot;)" office:value-type="string" office:string-value="svn2github/icu4j" calcext:value-type="string">
            <text:p>svn2github/icu4j</text:p>
          </table:table-cell>
        </table:table-row>
        <table:table-row table:style-name="ro1">
          <table:table-cell office:value-type="float" office:value="14956171" calcext:value-type="float">
            <text:p>14956171</text:p>
          </table:table-cell>
          <table:table-cell office:value-type="string" calcext:value-type="string">
            <text:p>https://api.github.com/repos/rjolly/linoleum</text:p>
          </table:table-cell>
          <table:table-cell table:formula="of:=REPLACE([.B3125]; 1; 29; &quot;&quot;)" office:value-type="string" office:string-value="rjolly/linoleum" calcext:value-type="string">
            <text:p>rjolly/linoleum</text:p>
          </table:table-cell>
        </table:table-row>
        <table:table-row table:style-name="ro1">
          <table:table-cell office:value-type="float" office:value="14957073" calcext:value-type="float">
            <text:p>14957073</text:p>
          </table:table-cell>
          <table:table-cell office:value-type="string" calcext:value-type="string">
            <text:p>https://api.github.com/repos/zhou-dong/algorithm</text:p>
          </table:table-cell>
          <table:table-cell table:formula="of:=REPLACE([.B3126]; 1; 29; &quot;&quot;)" office:value-type="string" office:string-value="zhou-dong/algorithm" calcext:value-type="string">
            <text:p>zhou-dong/algorithm</text:p>
          </table:table-cell>
        </table:table-row>
        <table:table-row table:style-name="ro1">
          <table:table-cell office:value-type="float" office:value="14964343" calcext:value-type="float">
            <text:p>14964343</text:p>
          </table:table-cell>
          <table:table-cell office:value-type="string" calcext:value-type="string">
            <text:p>https://api.github.com/repos/mbhushan/injava</text:p>
          </table:table-cell>
          <table:table-cell table:formula="of:=REPLACE([.B3127]; 1; 29; &quot;&quot;)" office:value-type="string" office:string-value="mbhushan/injava" calcext:value-type="string">
            <text:p>mbhushan/injava</text:p>
          </table:table-cell>
        </table:table-row>
        <table:table-row table:style-name="ro1">
          <table:table-cell office:value-type="float" office:value="14976988" calcext:value-type="float">
            <text:p>14976988</text:p>
          </table:table-cell>
          <table:table-cell office:value-type="string" calcext:value-type="string">
            <text:p>https://api.github.com/repos/tharianjk/irev-verdant</text:p>
          </table:table-cell>
          <table:table-cell table:formula="of:=REPLACE([.B3128]; 1; 29; &quot;&quot;)" office:value-type="string" office:string-value="tharianjk/irev-verdant" calcext:value-type="string">
            <text:p>tharianjk/irev-verdant</text:p>
          </table:table-cell>
        </table:table-row>
        <table:table-row table:style-name="ro1">
          <table:table-cell office:value-type="float" office:value="14980273" calcext:value-type="float">
            <text:p>14980273</text:p>
          </table:table-cell>
          <table:table-cell office:value-type="string" calcext:value-type="string">
            <text:p>https://api.github.com/repos/coders-circle/notifica</text:p>
          </table:table-cell>
          <table:table-cell table:formula="of:=REPLACE([.B3129]; 1; 29; &quot;&quot;)" office:value-type="string" office:string-value="coders-circle/notifica" calcext:value-type="string">
            <text:p>coders-circle/notifica</text:p>
          </table:table-cell>
        </table:table-row>
        <table:table-row table:style-name="ro1">
          <table:table-cell office:value-type="float" office:value="14990776" calcext:value-type="float">
            <text:p>14990776</text:p>
          </table:table-cell>
          <table:table-cell office:value-type="string" calcext:value-type="string">
            <text:p>https://api.github.com/repos/TechStack/TechStack-s-HeavyMachineryMod</text:p>
          </table:table-cell>
          <table:table-cell table:formula="of:=REPLACE([.B3130]; 1; 29; &quot;&quot;)" office:value-type="string" office:string-value="TechStack/TechStack-s-HeavyMachineryMod" calcext:value-type="string">
            <text:p>TechStack/TechStack-s-HeavyMachineryMod</text:p>
          </table:table-cell>
        </table:table-row>
        <table:table-row table:style-name="ro1">
          <table:table-cell office:value-type="float" office:value="14991683" calcext:value-type="float">
            <text:p>14991683</text:p>
          </table:table-cell>
          <table:table-cell office:value-type="string" calcext:value-type="string">
            <text:p>https://api.github.com/repos/FreeTymeKiyan/LeetCode-Sol-Res</text:p>
          </table:table-cell>
          <table:table-cell table:formula="of:=REPLACE([.B3131]; 1; 29; &quot;&quot;)" office:value-type="string" office:string-value="FreeTymeKiyan/LeetCode-Sol-Res" calcext:value-type="string">
            <text:p>FreeTymeKiyan/LeetCode-Sol-Res</text:p>
          </table:table-cell>
        </table:table-row>
        <table:table-row table:style-name="ro1">
          <table:table-cell office:value-type="float" office:value="14997726" calcext:value-type="float">
            <text:p>14997726</text:p>
          </table:table-cell>
          <table:table-cell office:value-type="string" calcext:value-type="string">
            <text:p>https://api.github.com/repos/SudaMod/android_frameworks_base</text:p>
          </table:table-cell>
          <table:table-cell table:formula="of:=REPLACE([.B3132]; 1; 29; &quot;&quot;)" office:value-type="string" office:string-value="SudaMod/android_frameworks_base" calcext:value-type="string">
            <text:p>SudaMod/android_frameworks_base</text:p>
          </table:table-cell>
        </table:table-row>
        <table:table-row table:style-name="ro1">
          <table:table-cell office:value-type="float" office:value="14997791" calcext:value-type="float">
            <text:p>14997791</text:p>
          </table:table-cell>
          <table:table-cell office:value-type="string" calcext:value-type="string">
            <text:p>https://api.github.com/repos/junit-team/junit5</text:p>
          </table:table-cell>
          <table:table-cell table:formula="of:=REPLACE([.B3133]; 1; 29; &quot;&quot;)" office:value-type="string" office:string-value="junit-team/junit5" calcext:value-type="string">
            <text:p>junit-team/junit5</text:p>
          </table:table-cell>
        </table:table-row>
        <table:table-row table:style-name="ro1">
          <table:table-cell office:value-type="float" office:value="15015352" calcext:value-type="float">
            <text:p>15015352</text:p>
          </table:table-cell>
          <table:table-cell office:value-type="string" calcext:value-type="string">
            <text:p>https://api.github.com/repos/vzwingma/gestion-budget</text:p>
          </table:table-cell>
          <table:table-cell table:formula="of:=REPLACE([.B3134]; 1; 29; &quot;&quot;)" office:value-type="string" office:string-value="vzwingma/gestion-budget" calcext:value-type="string">
            <text:p>vzwingma/gestion-budget</text:p>
          </table:table-cell>
        </table:table-row>
        <table:table-row table:style-name="ro1">
          <table:table-cell office:value-type="float" office:value="15018649" calcext:value-type="float">
            <text:p>15018649</text:p>
          </table:table-cell>
          <table:table-cell office:value-type="string" calcext:value-type="string">
            <text:p>https://api.github.com/repos/SudaMod/android_packages_apps_Settings</text:p>
          </table:table-cell>
          <table:table-cell table:formula="of:=REPLACE([.B3135]; 1; 29; &quot;&quot;)" office:value-type="string" office:string-value="SudaMod/android_packages_apps_Settings" calcext:value-type="string">
            <text:p>SudaMod/android_packages_apps_Settings</text:p>
          </table:table-cell>
        </table:table-row>
        <table:table-row table:style-name="ro1">
          <table:table-cell office:value-type="float" office:value="15043600" calcext:value-type="float">
            <text:p>15043600</text:p>
          </table:table-cell>
          <table:table-cell office:value-type="string" calcext:value-type="string">
            <text:p>https://api.github.com/repos/edx/edx-app-android</text:p>
          </table:table-cell>
          <table:table-cell table:formula="of:=REPLACE([.B3136]; 1; 29; &quot;&quot;)" office:value-type="string" office:string-value="edx/edx-app-android" calcext:value-type="string">
            <text:p>edx/edx-app-android</text:p>
          </table:table-cell>
        </table:table-row>
        <table:table-row table:style-name="ro1">
          <table:table-cell office:value-type="float" office:value="15065819" calcext:value-type="float">
            <text:p>15065819</text:p>
          </table:table-cell>
          <table:table-cell office:value-type="string" calcext:value-type="string">
            <text:p>https://api.github.com/repos/eclipse/titan.EclipsePlug-ins</text:p>
          </table:table-cell>
          <table:table-cell table:formula="of:=REPLACE([.B3137]; 1; 29; &quot;&quot;)" office:value-type="string" office:string-value="eclipse/titan.EclipsePlug-ins" calcext:value-type="string">
            <text:p>eclipse/titan.EclipsePlug-ins</text:p>
          </table:table-cell>
        </table:table-row>
        <table:table-row table:style-name="ro1">
          <table:table-cell office:value-type="float" office:value="15068526" calcext:value-type="float">
            <text:p>15068526</text:p>
          </table:table-cell>
          <table:table-cell office:value-type="string" calcext:value-type="string">
            <text:p>https://api.github.com/repos/Drombler/drombler-fx</text:p>
          </table:table-cell>
          <table:table-cell table:formula="of:=REPLACE([.B3138]; 1; 29; &quot;&quot;)" office:value-type="string" office:string-value="Drombler/drombler-fx" calcext:value-type="string">
            <text:p>Drombler/drombler-fx</text:p>
          </table:table-cell>
        </table:table-row>
        <table:table-row table:style-name="ro1">
          <table:table-cell office:value-type="float" office:value="15073936" calcext:value-type="float">
            <text:p>15073936</text:p>
          </table:table-cell>
          <table:table-cell office:value-type="string" calcext:value-type="string">
            <text:p>https://api.github.com/repos/OpenHFT/Chronicle-Network</text:p>
          </table:table-cell>
          <table:table-cell table:formula="of:=REPLACE([.B3139]; 1; 29; &quot;&quot;)" office:value-type="string" office:string-value="OpenHFT/Chronicle-Network" calcext:value-type="string">
            <text:p>OpenHFT/Chronicle-Network</text:p>
          </table:table-cell>
        </table:table-row>
        <table:table-row table:style-name="ro1">
          <table:table-cell office:value-type="float" office:value="15081456" calcext:value-type="float">
            <text:p>15081456</text:p>
          </table:table-cell>
          <table:table-cell office:value-type="string" calcext:value-type="string">
            <text:p>https://api.github.com/repos/ismop/eitwid</text:p>
          </table:table-cell>
          <table:table-cell table:formula="of:=REPLACE([.B3140]; 1; 29; &quot;&quot;)" office:value-type="string" office:string-value="ismop/eitwid" calcext:value-type="string">
            <text:p>ismop/eitwid</text:p>
          </table:table-cell>
        </table:table-row>
        <table:table-row table:style-name="ro1">
          <table:table-cell office:value-type="float" office:value="15083603" calcext:value-type="float">
            <text:p>15083603</text:p>
          </table:table-cell>
          <table:table-cell office:value-type="string" calcext:value-type="string">
            <text:p>https://api.github.com/repos/longtaoge/DevelopmentNotes</text:p>
          </table:table-cell>
          <table:table-cell table:formula="of:=REPLACE([.B3141]; 1; 29; &quot;&quot;)" office:value-type="string" office:string-value="longtaoge/DevelopmentNotes" calcext:value-type="string">
            <text:p>longtaoge/DevelopmentNotes</text:p>
          </table:table-cell>
        </table:table-row>
        <table:table-row table:style-name="ro1">
          <table:table-cell office:value-type="float" office:value="15106689" calcext:value-type="float">
            <text:p>15106689</text:p>
          </table:table-cell>
          <table:table-cell office:value-type="string" calcext:value-type="string">
            <text:p>https://api.github.com/repos/CampagneLaboratory/MetaR</text:p>
          </table:table-cell>
          <table:table-cell table:formula="of:=REPLACE([.B3142]; 1; 29; &quot;&quot;)" office:value-type="string" office:string-value="CampagneLaboratory/MetaR" calcext:value-type="string">
            <text:p>CampagneLaboratory/MetaR</text:p>
          </table:table-cell>
        </table:table-row>
        <table:table-row table:style-name="ro1">
          <table:table-cell office:value-type="float" office:value="15113217" calcext:value-type="float">
            <text:p>15113217</text:p>
          </table:table-cell>
          <table:table-cell office:value-type="string" calcext:value-type="string">
            <text:p>https://api.github.com/repos/lucidworks/spark-solr</text:p>
          </table:table-cell>
          <table:table-cell table:formula="of:=REPLACE([.B3143]; 1; 29; &quot;&quot;)" office:value-type="string" office:string-value="lucidworks/spark-solr" calcext:value-type="string">
            <text:p>lucidworks/spark-solr</text:p>
          </table:table-cell>
        </table:table-row>
        <table:table-row table:style-name="ro1">
          <table:table-cell office:value-type="float" office:value="15143820" calcext:value-type="float">
            <text:p>15143820</text:p>
          </table:table-cell>
          <table:table-cell office:value-type="string" calcext:value-type="string">
            <text:p>https://api.github.com/repos/OpenHFT/Chronicle-Wire</text:p>
          </table:table-cell>
          <table:table-cell table:formula="of:=REPLACE([.B3144]; 1; 29; &quot;&quot;)" office:value-type="string" office:string-value="OpenHFT/Chronicle-Wire" calcext:value-type="string">
            <text:p>OpenHFT/Chronicle-Wire</text:p>
          </table:table-cell>
        </table:table-row>
        <table:table-row table:style-name="ro1">
          <table:table-cell office:value-type="float" office:value="15144763" calcext:value-type="float">
            <text:p>15144763</text:p>
          </table:table-cell>
          <table:table-cell office:value-type="string" calcext:value-type="string">
            <text:p>https://api.github.com/repos/isislab-unisa/dmason</text:p>
          </table:table-cell>
          <table:table-cell table:formula="of:=REPLACE([.B3145]; 1; 29; &quot;&quot;)" office:value-type="string" office:string-value="isislab-unisa/dmason" calcext:value-type="string">
            <text:p>isislab-unisa/dmason</text:p>
          </table:table-cell>
        </table:table-row>
        <table:table-row table:style-name="ro1">
          <table:table-cell office:value-type="float" office:value="15178238" calcext:value-type="float">
            <text:p>15178238</text:p>
          </table:table-cell>
          <table:table-cell office:value-type="string" calcext:value-type="string">
            <text:p>https://api.github.com/repos/allenlipeng47/algorithm</text:p>
          </table:table-cell>
          <table:table-cell table:formula="of:=REPLACE([.B3146]; 1; 29; &quot;&quot;)" office:value-type="string" office:string-value="allenlipeng47/algorithm" calcext:value-type="string">
            <text:p>allenlipeng47/algorithm</text:p>
          </table:table-cell>
        </table:table-row>
        <table:table-row table:style-name="ro1">
          <table:table-cell office:value-type="float" office:value="15178299" calcext:value-type="float">
            <text:p>15178299</text:p>
          </table:table-cell>
          <table:table-cell office:value-type="string" calcext:value-type="string">
            <text:p>https://api.github.com/repos/karamelchef/karamel</text:p>
          </table:table-cell>
          <table:table-cell table:formula="of:=REPLACE([.B3147]; 1; 29; &quot;&quot;)" office:value-type="string" office:string-value="karamelchef/karamel" calcext:value-type="string">
            <text:p>karamelchef/karamel</text:p>
          </table:table-cell>
        </table:table-row>
        <table:table-row table:style-name="ro1">
          <table:table-cell office:value-type="float" office:value="15182400" calcext:value-type="float">
            <text:p>15182400</text:p>
          </table:table-cell>
          <table:table-cell office:value-type="string" calcext:value-type="string">
            <text:p>https://api.github.com/repos/seedstack/seed</text:p>
          </table:table-cell>
          <table:table-cell table:formula="of:=REPLACE([.B3148]; 1; 29; &quot;&quot;)" office:value-type="string" office:string-value="seedstack/seed" calcext:value-type="string">
            <text:p>seedstack/seed</text:p>
          </table:table-cell>
        </table:table-row>
        <table:table-row table:style-name="ro1">
          <table:table-cell office:value-type="float" office:value="15184827" calcext:value-type="float">
            <text:p>15184827</text:p>
          </table:table-cell>
          <table:table-cell office:value-type="string" calcext:value-type="string">
            <text:p>https://api.github.com/repos/wangsenyuan/ALG</text:p>
          </table:table-cell>
          <table:table-cell table:formula="of:=REPLACE([.B3149]; 1; 29; &quot;&quot;)" office:value-type="string" office:string-value="wangsenyuan/ALG" calcext:value-type="string">
            <text:p>wangsenyuan/ALG</text:p>
          </table:table-cell>
        </table:table-row>
        <table:table-row table:style-name="ro1">
          <table:table-cell office:value-type="float" office:value="15199210" calcext:value-type="float">
            <text:p>15199210</text:p>
          </table:table-cell>
          <table:table-cell office:value-type="string" calcext:value-type="string">
            <text:p>https://api.github.com/repos/keighrim/mae-annotation</text:p>
          </table:table-cell>
          <table:table-cell table:formula="of:=REPLACE([.B3150]; 1; 29; &quot;&quot;)" office:value-type="string" office:string-value="keighrim/mae-annotation" calcext:value-type="string">
            <text:p>keighrim/mae-annotation</text:p>
          </table:table-cell>
        </table:table-row>
        <table:table-row table:style-name="ro1">
          <table:table-cell office:value-type="float" office:value="15221066" calcext:value-type="float">
            <text:p>15221066</text:p>
          </table:table-cell>
          <table:table-cell office:value-type="string" calcext:value-type="string">
            <text:p>https://api.github.com/repos/kaltura/KalturaGeneratedAPIClientsJava</text:p>
          </table:table-cell>
          <table:table-cell table:formula="of:=REPLACE([.B3151]; 1; 29; &quot;&quot;)" office:value-type="string" office:string-value="kaltura/KalturaGeneratedAPIClientsJava" calcext:value-type="string">
            <text:p>kaltura/KalturaGeneratedAPIClientsJava</text:p>
          </table:table-cell>
        </table:table-row>
        <table:table-row table:style-name="ro1">
          <table:table-cell office:value-type="float" office:value="15236870" calcext:value-type="float">
            <text:p>15236870</text:p>
          </table:table-cell>
          <table:table-cell office:value-type="string" calcext:value-type="string">
            <text:p>https://api.github.com/repos/caseif/TTT</text:p>
          </table:table-cell>
          <table:table-cell table:formula="of:=REPLACE([.B3152]; 1; 29; &quot;&quot;)" office:value-type="string" office:string-value="caseif/TTT" calcext:value-type="string">
            <text:p>caseif/TTT</text:p>
          </table:table-cell>
        </table:table-row>
        <table:table-row table:style-name="ro1">
          <table:table-cell office:value-type="float" office:value="15240811" calcext:value-type="float">
            <text:p>15240811</text:p>
          </table:table-cell>
          <table:table-cell office:value-type="string" calcext:value-type="string">
            <text:p>https://api.github.com/repos/davidfoerster/KaleidOK-examples</text:p>
          </table:table-cell>
          <table:table-cell table:formula="of:=REPLACE([.B3153]; 1; 29; &quot;&quot;)" office:value-type="string" office:string-value="davidfoerster/KaleidOK-examples" calcext:value-type="string">
            <text:p>davidfoerster/KaleidOK-examples</text:p>
          </table:table-cell>
        </table:table-row>
        <table:table-row table:style-name="ro1">
          <table:table-cell office:value-type="float" office:value="15253503" calcext:value-type="float">
            <text:p>15253503</text:p>
          </table:table-cell>
          <table:table-cell office:value-type="string" calcext:value-type="string">
            <text:p>https://api.github.com/repos/wso2/product-app-manager</text:p>
          </table:table-cell>
          <table:table-cell table:formula="of:=REPLACE([.B3154]; 1; 29; &quot;&quot;)" office:value-type="string" office:string-value="wso2/product-app-manager" calcext:value-type="string">
            <text:p>wso2/product-app-manager</text:p>
          </table:table-cell>
        </table:table-row>
        <table:table-row table:style-name="ro1">
          <table:table-cell office:value-type="float" office:value="15262716" calcext:value-type="float">
            <text:p>15262716</text:p>
          </table:table-cell>
          <table:table-cell office:value-type="string" calcext:value-type="string">
            <text:p>https://api.github.com/repos/StrangeSkies/uk.co.strangeskies</text:p>
          </table:table-cell>
          <table:table-cell table:formula="of:=REPLACE([.B3155]; 1; 29; &quot;&quot;)" office:value-type="string" office:string-value="StrangeSkies/uk.co.strangeskies" calcext:value-type="string">
            <text:p>StrangeSkies/uk.co.strangeskies</text:p>
          </table:table-cell>
        </table:table-row>
        <table:table-row table:style-name="ro1">
          <table:table-cell office:value-type="float" office:value="15352649" calcext:value-type="float">
            <text:p>15352649</text:p>
          </table:table-cell>
          <table:table-cell office:value-type="string" calcext:value-type="string">
            <text:p>https://api.github.com/repos/UniTime/unitime</text:p>
          </table:table-cell>
          <table:table-cell table:formula="of:=REPLACE([.B3156]; 1; 29; &quot;&quot;)" office:value-type="string" office:string-value="UniTime/unitime" calcext:value-type="string">
            <text:p>UniTime/unitime</text:p>
          </table:table-cell>
        </table:table-row>
        <table:table-row table:style-name="ro1">
          <table:table-cell office:value-type="float" office:value="15363365" calcext:value-type="float">
            <text:p>15363365</text:p>
          </table:table-cell>
          <table:table-cell office:value-type="string" calcext:value-type="string">
            <text:p>https://api.github.com/repos/hawkular/hawkular-alerts</text:p>
          </table:table-cell>
          <table:table-cell table:formula="of:=REPLACE([.B3157]; 1; 29; &quot;&quot;)" office:value-type="string" office:string-value="hawkular/hawkular-alerts" calcext:value-type="string">
            <text:p>hawkular/hawkular-alerts</text:p>
          </table:table-cell>
        </table:table-row>
        <table:table-row table:style-name="ro1">
          <table:table-cell office:value-type="float" office:value="15378757" calcext:value-type="float">
            <text:p>15378757</text:p>
          </table:table-cell>
          <table:table-cell office:value-type="string" calcext:value-type="string">
            <text:p>https://api.github.com/repos/greenaddress/GreenBits</text:p>
          </table:table-cell>
          <table:table-cell table:formula="of:=REPLACE([.B3158]; 1; 29; &quot;&quot;)" office:value-type="string" office:string-value="greenaddress/GreenBits" calcext:value-type="string">
            <text:p>greenaddress/GreenBits</text:p>
          </table:table-cell>
        </table:table-row>
        <table:table-row table:style-name="ro1">
          <table:table-cell office:value-type="float" office:value="15396296" calcext:value-type="float">
            <text:p>15396296</text:p>
          </table:table-cell>
          <table:table-cell office:value-type="string" calcext:value-type="string">
            <text:p>https://api.github.com/repos/hidroh/materialistic</text:p>
          </table:table-cell>
          <table:table-cell table:formula="of:=REPLACE([.B3159]; 1; 29; &quot;&quot;)" office:value-type="string" office:string-value="hidroh/materialistic" calcext:value-type="string">
            <text:p>hidroh/materialistic</text:p>
          </table:table-cell>
        </table:table-row>
        <table:table-row table:style-name="ro1">
          <table:table-cell office:value-type="float" office:value="15404619" calcext:value-type="float">
            <text:p>15404619</text:p>
          </table:table-cell>
          <table:table-cell office:value-type="string" calcext:value-type="string">
            <text:p>https://api.github.com/repos/yeonjaeyoo/easyjava</text:p>
          </table:table-cell>
          <table:table-cell table:formula="of:=REPLACE([.B3160]; 1; 29; &quot;&quot;)" office:value-type="string" office:string-value="yeonjaeyoo/easyjava" calcext:value-type="string">
            <text:p>yeonjaeyoo/easyjava</text:p>
          </table:table-cell>
        </table:table-row>
        <table:table-row table:style-name="ro1">
          <table:table-cell office:value-type="float" office:value="15418278" calcext:value-type="float">
            <text:p>15418278</text:p>
          </table:table-cell>
          <table:table-cell office:value-type="string" calcext:value-type="string">
            <text:p>https://api.github.com/repos/prmr/JetUML</text:p>
          </table:table-cell>
          <table:table-cell table:formula="of:=REPLACE([.B3161]; 1; 29; &quot;&quot;)" office:value-type="string" office:string-value="prmr/JetUML" calcext:value-type="string">
            <text:p>prmr/JetUML</text:p>
          </table:table-cell>
        </table:table-row>
        <table:table-row table:style-name="ro1">
          <table:table-cell office:value-type="float" office:value="15474645" calcext:value-type="float">
            <text:p>15474645</text:p>
          </table:table-cell>
          <table:table-cell office:value-type="string" calcext:value-type="string">
            <text:p>https://api.github.com/repos/mwohlf/pluto</text:p>
          </table:table-cell>
          <table:table-cell table:formula="of:=REPLACE([.B3162]; 1; 29; &quot;&quot;)" office:value-type="string" office:string-value="mwohlf/pluto" calcext:value-type="string">
            <text:p>mwohlf/pluto</text:p>
          </table:table-cell>
        </table:table-row>
        <table:table-row table:style-name="ro1">
          <table:table-cell office:value-type="float" office:value="15484393" calcext:value-type="float">
            <text:p>15484393</text:p>
          </table:table-cell>
          <table:table-cell office:value-type="string" calcext:value-type="string">
            <text:p>https://api.github.com/repos/sampalmer/android-auto-rotate</text:p>
          </table:table-cell>
          <table:table-cell table:formula="of:=REPLACE([.B3163]; 1; 29; &quot;&quot;)" office:value-type="string" office:string-value="sampalmer/android-auto-rotate" calcext:value-type="string">
            <text:p>sampalmer/android-auto-rotate</text:p>
          </table:table-cell>
        </table:table-row>
        <table:table-row table:style-name="ro1">
          <table:table-cell office:value-type="float" office:value="15500909" calcext:value-type="float">
            <text:p>15500909</text:p>
          </table:table-cell>
          <table:table-cell office:value-type="string" calcext:value-type="string">
            <text:p>https://api.github.com/repos/h6ah4i/android-advancedrecyclerview</text:p>
          </table:table-cell>
          <table:table-cell table:formula="of:=REPLACE([.B3164]; 1; 29; &quot;&quot;)" office:value-type="string" office:string-value="h6ah4i/android-advancedrecyclerview" calcext:value-type="string">
            <text:p>h6ah4i/android-advancedrecyclerview</text:p>
          </table:table-cell>
        </table:table-row>
        <table:table-row table:style-name="ro1">
          <table:table-cell office:value-type="float" office:value="15520855" calcext:value-type="float">
            <text:p>15520855</text:p>
          </table:table-cell>
          <table:table-cell office:value-type="string" calcext:value-type="string">
            <text:p>https://api.github.com/repos/cinquin/mutinack</text:p>
          </table:table-cell>
          <table:table-cell table:formula="of:=REPLACE([.B3165]; 1; 29; &quot;&quot;)" office:value-type="string" office:string-value="cinquin/mutinack" calcext:value-type="string">
            <text:p>cinquin/mutinack</text:p>
          </table:table-cell>
        </table:table-row>
        <table:table-row table:style-name="ro1">
          <table:table-cell office:value-type="float" office:value="15574555" calcext:value-type="float">
            <text:p>15574555</text:p>
          </table:table-cell>
          <table:table-cell office:value-type="string" calcext:value-type="string">
            <text:p>https://api.github.com/repos/EBISPOT/goci</text:p>
          </table:table-cell>
          <table:table-cell table:formula="of:=REPLACE([.B3166]; 1; 29; &quot;&quot;)" office:value-type="string" office:string-value="EBISPOT/goci" calcext:value-type="string">
            <text:p>EBISPOT/goci</text:p>
          </table:table-cell>
        </table:table-row>
        <table:table-row table:style-name="ro1">
          <table:table-cell office:value-type="float" office:value="15584942" calcext:value-type="float">
            <text:p>15584942</text:p>
          </table:table-cell>
          <table:table-cell office:value-type="string" calcext:value-type="string">
            <text:p>https://api.github.com/repos/Wurst-Imperium/Wurst-Client</text:p>
          </table:table-cell>
          <table:table-cell table:formula="of:=REPLACE([.B3167]; 1; 29; &quot;&quot;)" office:value-type="string" office:string-value="Wurst-Imperium/Wurst-Client" calcext:value-type="string">
            <text:p>Wurst-Imperium/Wurst-Client</text:p>
          </table:table-cell>
        </table:table-row>
        <table:table-row table:style-name="ro1">
          <table:table-cell office:value-type="float" office:value="15598636" calcext:value-type="float">
            <text:p>15598636</text:p>
          </table:table-cell>
          <table:table-cell office:value-type="string" calcext:value-type="string">
            <text:p>https://api.github.com/repos/embulk/embulk</text:p>
          </table:table-cell>
          <table:table-cell table:formula="of:=REPLACE([.B3168]; 1; 29; &quot;&quot;)" office:value-type="string" office:string-value="embulk/embulk" calcext:value-type="string">
            <text:p>embulk/embulk</text:p>
          </table:table-cell>
        </table:table-row>
        <table:table-row table:style-name="ro1">
          <table:table-cell office:value-type="float" office:value="15608541" calcext:value-type="float">
            <text:p>15608541</text:p>
          </table:table-cell>
          <table:table-cell office:value-type="string" calcext:value-type="string">
            <text:p>https://api.github.com/repos/Nthdimenzion/pla</text:p>
          </table:table-cell>
          <table:table-cell table:formula="of:=REPLACE([.B3169]; 1; 29; &quot;&quot;)" office:value-type="string" office:string-value="Nthdimenzion/pla" calcext:value-type="string">
            <text:p>Nthdimenzion/pla</text:p>
          </table:table-cell>
        </table:table-row>
        <table:table-row table:style-name="ro1">
          <table:table-cell office:value-type="float" office:value="15612259" calcext:value-type="float">
            <text:p>15612259</text:p>
          </table:table-cell>
          <table:table-cell office:value-type="string" calcext:value-type="string">
            <text:p>https://api.github.com/repos/hawkular/hawkular-inventory</text:p>
          </table:table-cell>
          <table:table-cell table:formula="of:=REPLACE([.B3170]; 1; 29; &quot;&quot;)" office:value-type="string" office:string-value="hawkular/hawkular-inventory" calcext:value-type="string">
            <text:p>hawkular/hawkular-inventory</text:p>
          </table:table-cell>
        </table:table-row>
        <table:table-row table:style-name="ro1">
          <table:table-cell office:value-type="float" office:value="15635803" calcext:value-type="float">
            <text:p>15635803</text:p>
          </table:table-cell>
          <table:table-cell office:value-type="string" calcext:value-type="string">
            <text:p>https://api.github.com/repos/groupby/api-java</text:p>
          </table:table-cell>
          <table:table-cell table:formula="of:=REPLACE([.B3171]; 1; 29; &quot;&quot;)" office:value-type="string" office:string-value="groupby/api-java" calcext:value-type="string">
            <text:p>groupby/api-java</text:p>
          </table:table-cell>
        </table:table-row>
        <table:table-row table:style-name="ro1">
          <table:table-cell office:value-type="float" office:value="15637163" calcext:value-type="float">
            <text:p>15637163</text:p>
          </table:table-cell>
          <table:table-cell office:value-type="string" calcext:value-type="string">
            <text:p>https://api.github.com/repos/cymcsg/UltimateRecyclerView</text:p>
          </table:table-cell>
          <table:table-cell table:formula="of:=REPLACE([.B3172]; 1; 29; &quot;&quot;)" office:value-type="string" office:string-value="cymcsg/UltimateRecyclerView" calcext:value-type="string">
            <text:p>cymcsg/UltimateRecyclerView</text:p>
          </table:table-cell>
        </table:table-row>
        <table:table-row table:style-name="ro1">
          <table:table-cell office:value-type="float" office:value="15638586" calcext:value-type="float">
            <text:p>15638586</text:p>
          </table:table-cell>
          <table:table-cell office:value-type="string" calcext:value-type="string">
            <text:p>https://api.github.com/repos/ctripcorp/hermes</text:p>
          </table:table-cell>
          <table:table-cell table:formula="of:=REPLACE([.B3173]; 1; 29; &quot;&quot;)" office:value-type="string" office:string-value="ctripcorp/hermes" calcext:value-type="string">
            <text:p>ctripcorp/hermes</text:p>
          </table:table-cell>
        </table:table-row>
        <table:table-row table:style-name="ro1">
          <table:table-cell office:value-type="float" office:value="15649683" calcext:value-type="float">
            <text:p>15649683</text:p>
          </table:table-cell>
          <table:table-cell office:value-type="string" calcext:value-type="string">
            <text:p>https://api.github.com/repos/Dica-Developer/weplantaforest</text:p>
          </table:table-cell>
          <table:table-cell table:formula="of:=REPLACE([.B3174]; 1; 29; &quot;&quot;)" office:value-type="string" office:string-value="Dica-Developer/weplantaforest" calcext:value-type="string">
            <text:p>Dica-Developer/weplantaforest</text:p>
          </table:table-cell>
        </table:table-row>
        <table:table-row table:style-name="ro1">
          <table:table-cell office:value-type="float" office:value="15660720" calcext:value-type="float">
            <text:p>15660720</text:p>
          </table:table-cell>
          <table:table-cell office:value-type="string" calcext:value-type="string">
            <text:p>https://api.github.com/repos/hpautonomy/find</text:p>
          </table:table-cell>
          <table:table-cell table:formula="of:=REPLACE([.B3175]; 1; 29; &quot;&quot;)" office:value-type="string" office:string-value="hpautonomy/find" calcext:value-type="string">
            <text:p>hpautonomy/find</text:p>
          </table:table-cell>
        </table:table-row>
        <table:table-row table:style-name="ro1">
          <table:table-cell office:value-type="float" office:value="15661635" calcext:value-type="float">
            <text:p>15661635</text:p>
          </table:table-cell>
          <table:table-cell office:value-type="string" calcext:value-type="string">
            <text:p>https://api.github.com/repos/mlhartme/stool</text:p>
          </table:table-cell>
          <table:table-cell table:formula="of:=REPLACE([.B3176]; 1; 29; &quot;&quot;)" office:value-type="string" office:string-value="mlhartme/stool" calcext:value-type="string">
            <text:p>mlhartme/stool</text:p>
          </table:table-cell>
        </table:table-row>
        <table:table-row table:style-name="ro1">
          <table:table-cell office:value-type="float" office:value="15662822" calcext:value-type="float">
            <text:p>15662822</text:p>
          </table:table-cell>
          <table:table-cell office:value-type="string" calcext:value-type="string">
            <text:p>https://api.github.com/repos/kuali/rice</text:p>
          </table:table-cell>
          <table:table-cell table:formula="of:=REPLACE([.B3177]; 1; 29; &quot;&quot;)" office:value-type="string" office:string-value="kuali/rice" calcext:value-type="string">
            <text:p>kuali/rice</text:p>
          </table:table-cell>
        </table:table-row>
        <table:table-row table:style-name="ro1">
          <table:table-cell office:value-type="float" office:value="15672218" calcext:value-type="float">
            <text:p>15672218</text:p>
          </table:table-cell>
          <table:table-cell office:value-type="string" calcext:value-type="string">
            <text:p>https://api.github.com/repos/spring-cloud/spring-cloud-zookeeper</text:p>
          </table:table-cell>
          <table:table-cell table:formula="of:=REPLACE([.B3178]; 1; 29; &quot;&quot;)" office:value-type="string" office:string-value="spring-cloud/spring-cloud-zookeeper" calcext:value-type="string">
            <text:p>spring-cloud/spring-cloud-zookeeper</text:p>
          </table:table-cell>
        </table:table-row>
        <table:table-row table:style-name="ro1">
          <table:table-cell office:value-type="float" office:value="15683838" calcext:value-type="float">
            <text:p>15683838</text:p>
          </table:table-cell>
          <table:table-cell office:value-type="string" calcext:value-type="string">
            <text:p>https://api.github.com/repos/nom-tam-fits/nom-tam-fits</text:p>
          </table:table-cell>
          <table:table-cell table:formula="of:=REPLACE([.B3179]; 1; 29; &quot;&quot;)" office:value-type="string" office:string-value="nom-tam-fits/nom-tam-fits" calcext:value-type="string">
            <text:p>nom-tam-fits/nom-tam-fits</text:p>
          </table:table-cell>
        </table:table-row>
        <table:table-row table:style-name="ro1">
          <table:table-cell office:value-type="float" office:value="15694644" calcext:value-type="float">
            <text:p>15694644</text:p>
          </table:table-cell>
          <table:table-cell office:value-type="string" calcext:value-type="string">
            <text:p>https://api.github.com/repos/KinkyDesign/JaqpotQuattro</text:p>
          </table:table-cell>
          <table:table-cell table:formula="of:=REPLACE([.B3180]; 1; 29; &quot;&quot;)" office:value-type="string" office:string-value="KinkyDesign/JaqpotQuattro" calcext:value-type="string">
            <text:p>KinkyDesign/JaqpotQuattro</text:p>
          </table:table-cell>
        </table:table-row>
        <table:table-row table:style-name="ro1">
          <table:table-cell office:value-type="float" office:value="15711578" calcext:value-type="float">
            <text:p>15711578</text:p>
          </table:table-cell>
          <table:table-cell office:value-type="string" calcext:value-type="string">
            <text:p>https://api.github.com/repos/jaamsim/jaamsim</text:p>
          </table:table-cell>
          <table:table-cell table:formula="of:=REPLACE([.B3181]; 1; 29; &quot;&quot;)" office:value-type="string" office:string-value="jaamsim/jaamsim" calcext:value-type="string">
            <text:p>jaamsim/jaamsim</text:p>
          </table:table-cell>
        </table:table-row>
        <table:table-row table:style-name="ro1">
          <table:table-cell office:value-type="float" office:value="15716373" calcext:value-type="float">
            <text:p>15716373</text:p>
          </table:table-cell>
          <table:table-cell office:value-type="string" calcext:value-type="string">
            <text:p>https://api.github.com/repos/twasyl/SlideshowFX</text:p>
          </table:table-cell>
          <table:table-cell table:formula="of:=REPLACE([.B3182]; 1; 29; &quot;&quot;)" office:value-type="string" office:string-value="twasyl/SlideshowFX" calcext:value-type="string">
            <text:p>twasyl/SlideshowFX</text:p>
          </table:table-cell>
        </table:table-row>
        <table:table-row table:style-name="ro1">
          <table:table-cell office:value-type="float" office:value="15739643" calcext:value-type="float">
            <text:p>15739643</text:p>
          </table:table-cell>
          <table:table-cell office:value-type="string" calcext:value-type="string">
            <text:p>https://api.github.com/repos/MariaDB/mariadb-connector-j</text:p>
          </table:table-cell>
          <table:table-cell table:formula="of:=REPLACE([.B3183]; 1; 29; &quot;&quot;)" office:value-type="string" office:string-value="MariaDB/mariadb-connector-j" calcext:value-type="string">
            <text:p>MariaDB/mariadb-connector-j</text:p>
          </table:table-cell>
        </table:table-row>
        <table:table-row table:style-name="ro1">
          <table:table-cell office:value-type="float" office:value="15741350" calcext:value-type="float">
            <text:p>15741350</text:p>
          </table:table-cell>
          <table:table-cell office:value-type="string" calcext:value-type="string">
            <text:p>https://api.github.com/repos/esig/dss</text:p>
          </table:table-cell>
          <table:table-cell table:formula="of:=REPLACE([.B3184]; 1; 29; &quot;&quot;)" office:value-type="string" office:string-value="esig/dss" calcext:value-type="string">
            <text:p>esig/dss</text:p>
          </table:table-cell>
        </table:table-row>
        <table:table-row table:style-name="ro1">
          <table:table-cell office:value-type="float" office:value="15742962" calcext:value-type="float">
            <text:p>15742962</text:p>
          </table:table-cell>
          <table:table-cell office:value-type="string" calcext:value-type="string">
            <text:p>https://api.github.com/repos/jahia-qa/selenium232-71</text:p>
          </table:table-cell>
          <table:table-cell table:formula="of:=REPLACE([.B3185]; 1; 29; &quot;&quot;)" office:value-type="string" office:string-value="jahia-qa/selenium232-71" calcext:value-type="string">
            <text:p>jahia-qa/selenium232-71</text:p>
          </table:table-cell>
        </table:table-row>
        <table:table-row table:style-name="ro1">
          <table:table-cell office:value-type="float" office:value="15743336" calcext:value-type="float">
            <text:p>15743336</text:p>
          </table:table-cell>
          <table:table-cell office:value-type="string" calcext:value-type="string">
            <text:p>https://api.github.com/repos/McPringle/sportchef</text:p>
          </table:table-cell>
          <table:table-cell table:formula="of:=REPLACE([.B3186]; 1; 29; &quot;&quot;)" office:value-type="string" office:string-value="McPringle/sportchef" calcext:value-type="string">
            <text:p>McPringle/sportchef</text:p>
          </table:table-cell>
        </table:table-row>
        <table:table-row table:style-name="ro1">
          <table:table-cell office:value-type="float" office:value="15743614" calcext:value-type="float">
            <text:p>15743614</text:p>
          </table:table-cell>
          <table:table-cell office:value-type="string" calcext:value-type="string">
            <text:p>https://api.github.com/repos/jahia-qa/selenium226-71</text:p>
          </table:table-cell>
          <table:table-cell table:formula="of:=REPLACE([.B3187]; 1; 29; &quot;&quot;)" office:value-type="string" office:string-value="jahia-qa/selenium226-71" calcext:value-type="string">
            <text:p>jahia-qa/selenium226-71</text:p>
          </table:table-cell>
        </table:table-row>
        <table:table-row table:style-name="ro1">
          <table:table-cell office:value-type="float" office:value="15751597" calcext:value-type="float">
            <text:p>15751597</text:p>
          </table:table-cell>
          <table:table-cell office:value-type="string" calcext:value-type="string">
            <text:p>https://api.github.com/repos/sker65/go-dmd-clock</text:p>
          </table:table-cell>
          <table:table-cell table:formula="of:=REPLACE([.B3188]; 1; 29; &quot;&quot;)" office:value-type="string" office:string-value="sker65/go-dmd-clock" calcext:value-type="string">
            <text:p>sker65/go-dmd-clock</text:p>
          </table:table-cell>
        </table:table-row>
        <table:table-row table:style-name="ro1">
          <table:table-cell office:value-type="float" office:value="15778405" calcext:value-type="float">
            <text:p>15778405</text:p>
          </table:table-cell>
          <table:table-cell office:value-type="string" calcext:value-type="string">
            <text:p>https://api.github.com/repos/mikepenz/MaterialDrawer</text:p>
          </table:table-cell>
          <table:table-cell table:formula="of:=REPLACE([.B3189]; 1; 29; &quot;&quot;)" office:value-type="string" office:string-value="mikepenz/MaterialDrawer" calcext:value-type="string">
            <text:p>mikepenz/MaterialDrawer</text:p>
          </table:table-cell>
        </table:table-row>
        <table:table-row table:style-name="ro1">
          <table:table-cell office:value-type="float" office:value="15798188" calcext:value-type="float">
            <text:p>15798188</text:p>
          </table:table-cell>
          <table:table-cell office:value-type="string" calcext:value-type="string">
            <text:p>https://api.github.com/repos/kantega/Flyt-cms</text:p>
          </table:table-cell>
          <table:table-cell table:formula="of:=REPLACE([.B3190]; 1; 29; &quot;&quot;)" office:value-type="string" office:string-value="kantega/Flyt-cms" calcext:value-type="string">
            <text:p>kantega/Flyt-cms</text:p>
          </table:table-cell>
        </table:table-row>
        <table:table-row table:style-name="ro1">
          <table:table-cell office:value-type="float" office:value="15803300" calcext:value-type="float">
            <text:p>15803300</text:p>
          </table:table-cell>
          <table:table-cell office:value-type="string" calcext:value-type="string">
            <text:p>https://api.github.com/repos/SSEHUB/EASyProducer</text:p>
          </table:table-cell>
          <table:table-cell table:formula="of:=REPLACE([.B3191]; 1; 29; &quot;&quot;)" office:value-type="string" office:string-value="SSEHUB/EASyProducer" calcext:value-type="string">
            <text:p>SSEHUB/EASyProducer</text:p>
          </table:table-cell>
        </table:table-row>
        <table:table-row table:style-name="ro1">
          <table:table-cell office:value-type="float" office:value="15813315" calcext:value-type="float">
            <text:p>15813315</text:p>
          </table:table-cell>
          <table:table-cell office:value-type="string" calcext:value-type="string">
            <text:p>https://api.github.com/repos/nusla/insights-dataflow</text:p>
          </table:table-cell>
          <table:table-cell table:formula="of:=REPLACE([.B3192]; 1; 29; &quot;&quot;)" office:value-type="string" office:string-value="nusla/insights-dataflow" calcext:value-type="string">
            <text:p>nusla/insights-dataflow</text:p>
          </table:table-cell>
        </table:table-row>
        <table:table-row table:style-name="ro1">
          <table:table-cell office:value-type="float" office:value="15832394" calcext:value-type="float">
            <text:p>15832394</text:p>
          </table:table-cell>
          <table:table-cell office:value-type="string" calcext:value-type="string">
            <text:p>https://api.github.com/repos/hal/testsuite</text:p>
          </table:table-cell>
          <table:table-cell table:formula="of:=REPLACE([.B3193]; 1; 29; &quot;&quot;)" office:value-type="string" office:string-value="hal/testsuite" calcext:value-type="string">
            <text:p>hal/testsuite</text:p>
          </table:table-cell>
        </table:table-row>
        <table:table-row table:style-name="ro1">
          <table:table-cell office:value-type="float" office:value="15834717" calcext:value-type="float">
            <text:p>15834717</text:p>
          </table:table-cell>
          <table:table-cell office:value-type="string" calcext:value-type="string">
            <text:p>https://api.github.com/repos/groupby/quickstart-java</text:p>
          </table:table-cell>
          <table:table-cell table:formula="of:=REPLACE([.B3194]; 1; 29; &quot;&quot;)" office:value-type="string" office:string-value="groupby/quickstart-java" calcext:value-type="string">
            <text:p>groupby/quickstart-java</text:p>
          </table:table-cell>
        </table:table-row>
        <table:table-row table:style-name="ro1">
          <table:table-cell office:value-type="float" office:value="15835286" calcext:value-type="float">
            <text:p>15835286</text:p>
          </table:table-cell>
          <table:table-cell office:value-type="string" calcext:value-type="string">
            <text:p>https://api.github.com/repos/FiskFille/TransformersMod</text:p>
          </table:table-cell>
          <table:table-cell table:formula="of:=REPLACE([.B3195]; 1; 29; &quot;&quot;)" office:value-type="string" office:string-value="FiskFille/TransformersMod" calcext:value-type="string">
            <text:p>FiskFille/TransformersMod</text:p>
          </table:table-cell>
        </table:table-row>
        <table:table-row table:style-name="ro1">
          <table:table-cell office:value-type="float" office:value="15864000" calcext:value-type="float">
            <text:p>15864000</text:p>
          </table:table-cell>
          <table:table-cell office:value-type="string" calcext:value-type="string">
            <text:p>https://api.github.com/repos/MiningMark48/Pearcel-Mod</text:p>
          </table:table-cell>
          <table:table-cell table:formula="of:=REPLACE([.B3196]; 1; 29; &quot;&quot;)" office:value-type="string" office:string-value="MiningMark48/Pearcel-Mod" calcext:value-type="string">
            <text:p>MiningMark48/Pearcel-Mod</text:p>
          </table:table-cell>
        </table:table-row>
        <table:table-row table:style-name="ro1">
          <table:table-cell office:value-type="float" office:value="15866246" calcext:value-type="float">
            <text:p>15866246</text:p>
          </table:table-cell>
          <table:table-cell office:value-type="string" calcext:value-type="string">
            <text:p>https://api.github.com/repos/jspresso/jspresso-ce</text:p>
          </table:table-cell>
          <table:table-cell table:formula="of:=REPLACE([.B3197]; 1; 29; &quot;&quot;)" office:value-type="string" office:string-value="jspresso/jspresso-ce" calcext:value-type="string">
            <text:p>jspresso/jspresso-ce</text:p>
          </table:table-cell>
        </table:table-row>
        <table:table-row table:style-name="ro1">
          <table:table-cell office:value-type="float" office:value="15878600" calcext:value-type="float">
            <text:p>15878600</text:p>
          </table:table-cell>
          <table:table-cell office:value-type="string" calcext:value-type="string">
            <text:p>https://api.github.com/repos/ReseauEntourage/entourage-android</text:p>
          </table:table-cell>
          <table:table-cell table:formula="of:=REPLACE([.B3198]; 1; 29; &quot;&quot;)" office:value-type="string" office:string-value="ReseauEntourage/entourage-android" calcext:value-type="string">
            <text:p>ReseauEntourage/entourage-android</text:p>
          </table:table-cell>
        </table:table-row>
        <table:table-row table:style-name="ro1">
          <table:table-cell office:value-type="float" office:value="15883016" calcext:value-type="float">
            <text:p>15883016</text:p>
          </table:table-cell>
          <table:table-cell office:value-type="string" calcext:value-type="string">
            <text:p>https://api.github.com/repos/checkstyle/contribution</text:p>
          </table:table-cell>
          <table:table-cell table:formula="of:=REPLACE([.B3199]; 1; 29; &quot;&quot;)" office:value-type="string" office:string-value="checkstyle/contribution" calcext:value-type="string">
            <text:p>checkstyle/contribution</text:p>
          </table:table-cell>
        </table:table-row>
        <table:table-row table:style-name="ro1">
          <table:table-cell office:value-type="float" office:value="15887848" calcext:value-type="float">
            <text:p>15887848</text:p>
          </table:table-cell>
          <table:table-cell office:value-type="string" calcext:value-type="string">
            <text:p>https://api.github.com/repos/RustDT/RustDT</text:p>
          </table:table-cell>
          <table:table-cell table:formula="of:=REPLACE([.B3200]; 1; 29; &quot;&quot;)" office:value-type="string" office:string-value="RustDT/RustDT" calcext:value-type="string">
            <text:p>RustDT/RustDT</text:p>
          </table:table-cell>
        </table:table-row>
        <table:table-row table:style-name="ro1">
          <table:table-cell office:value-type="float" office:value="15888097" calcext:value-type="float">
            <text:p>15888097</text:p>
          </table:table-cell>
          <table:table-cell office:value-type="string" calcext:value-type="string">
            <text:p>https://api.github.com/repos/oaplatform/oap</text:p>
          </table:table-cell>
          <table:table-cell table:formula="of:=REPLACE([.B3201]; 1; 29; &quot;&quot;)" office:value-type="string" office:string-value="oaplatform/oap" calcext:value-type="string">
            <text:p>oaplatform/oap</text:p>
          </table:table-cell>
        </table:table-row>
        <table:table-row table:style-name="ro1">
          <table:table-cell office:value-type="float" office:value="15895649" calcext:value-type="float">
            <text:p>15895649</text:p>
          </table:table-cell>
          <table:table-cell office:value-type="string" calcext:value-type="string">
            <text:p>https://api.github.com/repos/tomaslibal/intrographs</text:p>
          </table:table-cell>
          <table:table-cell table:formula="of:=REPLACE([.B3202]; 1; 29; &quot;&quot;)" office:value-type="string" office:string-value="tomaslibal/intrographs" calcext:value-type="string">
            <text:p>tomaslibal/intrographs</text:p>
          </table:table-cell>
        </table:table-row>
        <table:table-row table:style-name="ro1">
          <table:table-cell office:value-type="float" office:value="15903318" calcext:value-type="float">
            <text:p>15903318</text:p>
          </table:table-cell>
          <table:table-cell office:value-type="string" calcext:value-type="string">
            <text:p>https://api.github.com/repos/db1600800/QuotationMarks</text:p>
          </table:table-cell>
          <table:table-cell table:formula="of:=REPLACE([.B3203]; 1; 29; &quot;&quot;)" office:value-type="string" office:string-value="db1600800/QuotationMarks" calcext:value-type="string">
            <text:p>db1600800/QuotationMarks</text:p>
          </table:table-cell>
        </table:table-row>
        <table:table-row table:style-name="ro1">
          <table:table-cell office:value-type="float" office:value="15916007" calcext:value-type="float">
            <text:p>15916007</text:p>
          </table:table-cell>
          <table:table-cell office:value-type="string" calcext:value-type="string">
            <text:p>https://api.github.com/repos/occiware/ecore</text:p>
          </table:table-cell>
          <table:table-cell table:formula="of:=REPLACE([.B3204]; 1; 29; &quot;&quot;)" office:value-type="string" office:string-value="occiware/ecore" calcext:value-type="string">
            <text:p>occiware/ecore</text:p>
          </table:table-cell>
        </table:table-row>
        <table:table-row table:style-name="ro1">
          <table:table-cell office:value-type="float" office:value="15924979" calcext:value-type="float">
            <text:p>15924979</text:p>
          </table:table-cell>
          <table:table-cell office:value-type="string" calcext:value-type="string">
            <text:p>https://api.github.com/repos/petria/hokan_ng_springboot</text:p>
          </table:table-cell>
          <table:table-cell table:formula="of:=REPLACE([.B3205]; 1; 29; &quot;&quot;)" office:value-type="string" office:string-value="petria/hokan_ng_springboot" calcext:value-type="string">
            <text:p>petria/hokan_ng_springboot</text:p>
          </table:table-cell>
        </table:table-row>
        <table:table-row table:style-name="ro1">
          <table:table-cell office:value-type="float" office:value="15942622" calcext:value-type="float">
            <text:p>15942622</text:p>
          </table:table-cell>
          <table:table-cell office:value-type="string" calcext:value-type="string">
            <text:p>https://api.github.com/repos/opendaylight/nic</text:p>
          </table:table-cell>
          <table:table-cell table:formula="of:=REPLACE([.B3206]; 1; 29; &quot;&quot;)" office:value-type="string" office:string-value="opendaylight/nic" calcext:value-type="string">
            <text:p>opendaylight/nic</text:p>
          </table:table-cell>
        </table:table-row>
        <table:table-row table:style-name="ro1">
          <table:table-cell office:value-type="float" office:value="16021162" calcext:value-type="float">
            <text:p>16021162</text:p>
          </table:table-cell>
          <table:table-cell office:value-type="string" calcext:value-type="string">
            <text:p>https://api.github.com/repos/hawkular/hawkular-metrics</text:p>
          </table:table-cell>
          <table:table-cell table:formula="of:=REPLACE([.B3207]; 1; 29; &quot;&quot;)" office:value-type="string" office:string-value="hawkular/hawkular-metrics" calcext:value-type="string">
            <text:p>hawkular/hawkular-metrics</text:p>
          </table:table-cell>
        </table:table-row>
        <table:table-row table:style-name="ro1">
          <table:table-cell office:value-type="float" office:value="16029381" calcext:value-type="float">
            <text:p>16029381</text:p>
          </table:table-cell>
          <table:table-cell office:value-type="string" calcext:value-type="string">
            <text:p>https://api.github.com/repos/vibur/vibur-dbcp</text:p>
          </table:table-cell>
          <table:table-cell table:formula="of:=REPLACE([.B3208]; 1; 29; &quot;&quot;)" office:value-type="string" office:string-value="vibur/vibur-dbcp" calcext:value-type="string">
            <text:p>vibur/vibur-dbcp</text:p>
          </table:table-cell>
        </table:table-row>
        <table:table-row table:style-name="ro1">
          <table:table-cell office:value-type="float" office:value="16043852" calcext:value-type="float">
            <text:p>16043852</text:p>
          </table:table-cell>
          <table:table-cell office:value-type="string" calcext:value-type="string">
            <text:p>https://api.github.com/repos/apache/incubator-tinkerpop</text:p>
          </table:table-cell>
          <table:table-cell table:formula="of:=REPLACE([.B3209]; 1; 29; &quot;&quot;)" office:value-type="string" office:string-value="apache/incubator-tinkerpop" calcext:value-type="string">
            <text:p>apache/incubator-tinkerpop</text:p>
          </table:table-cell>
        </table:table-row>
        <table:table-row table:style-name="ro1">
          <table:table-cell office:value-type="float" office:value="16058726" calcext:value-type="float">
            <text:p>16058726</text:p>
          </table:table-cell>
          <table:table-cell office:value-type="string" calcext:value-type="string">
            <text:p>https://api.github.com/repos/eclipse/leshan</text:p>
          </table:table-cell>
          <table:table-cell table:formula="of:=REPLACE([.B3210]; 1; 29; &quot;&quot;)" office:value-type="string" office:string-value="eclipse/leshan" calcext:value-type="string">
            <text:p>eclipse/leshan</text:p>
          </table:table-cell>
        </table:table-row>
        <table:table-row table:style-name="ro1">
          <table:table-cell office:value-type="float" office:value="16105165" calcext:value-type="float">
            <text:p>16105165</text:p>
          </table:table-cell>
          <table:table-cell office:value-type="string" calcext:value-type="string">
            <text:p>https://api.github.com/repos/wso2/carbon-device-mgt</text:p>
          </table:table-cell>
          <table:table-cell table:formula="of:=REPLACE([.B3211]; 1; 29; &quot;&quot;)" office:value-type="string" office:string-value="wso2/carbon-device-mgt" calcext:value-type="string">
            <text:p>wso2/carbon-device-mgt</text:p>
          </table:table-cell>
        </table:table-row>
        <table:table-row table:style-name="ro1">
          <table:table-cell office:value-type="float" office:value="16105183" calcext:value-type="float">
            <text:p>16105183</text:p>
          </table:table-cell>
          <table:table-cell office:value-type="string" calcext:value-type="string">
            <text:p>https://api.github.com/repos/wso2/carbon-device-mgt-plugins</text:p>
          </table:table-cell>
          <table:table-cell table:formula="of:=REPLACE([.B3212]; 1; 29; &quot;&quot;)" office:value-type="string" office:string-value="wso2/carbon-device-mgt-plugins" calcext:value-type="string">
            <text:p>wso2/carbon-device-mgt-plugins</text:p>
          </table:table-cell>
        </table:table-row>
        <table:table-row table:style-name="ro1">
          <table:table-cell office:value-type="float" office:value="16116562" calcext:value-type="float">
            <text:p>16116562</text:p>
          </table:table-cell>
          <table:table-cell office:value-type="string" calcext:value-type="string">
            <text:p>https://api.github.com/repos/infolis/infoLink</text:p>
          </table:table-cell>
          <table:table-cell table:formula="of:=REPLACE([.B3213]; 1; 29; &quot;&quot;)" office:value-type="string" office:string-value="infolis/infoLink" calcext:value-type="string">
            <text:p>infolis/infoLink</text:p>
          </table:table-cell>
        </table:table-row>
        <table:table-row table:style-name="ro1">
          <table:table-cell office:value-type="float" office:value="16123537" calcext:value-type="float">
            <text:p>16123537</text:p>
          </table:table-cell>
          <table:table-cell office:value-type="string" calcext:value-type="string">
            <text:p>https://api.github.com/repos/wordpress-mobile/WordPress-Editor-Android</text:p>
          </table:table-cell>
          <table:table-cell table:formula="of:=REPLACE([.B3214]; 1; 29; &quot;&quot;)" office:value-type="string" office:string-value="wordpress-mobile/WordPress-Editor-Android" calcext:value-type="string">
            <text:p>wordpress-mobile/WordPress-Editor-Android</text:p>
          </table:table-cell>
        </table:table-row>
        <table:table-row table:style-name="ro1">
          <table:table-cell office:value-type="float" office:value="16136781" calcext:value-type="float">
            <text:p>16136781</text:p>
          </table:table-cell>
          <table:table-cell office:value-type="string" calcext:value-type="string">
            <text:p>https://api.github.com/repos/zendesk/maxwell</text:p>
          </table:table-cell>
          <table:table-cell table:formula="of:=REPLACE([.B3215]; 1; 29; &quot;&quot;)" office:value-type="string" office:string-value="zendesk/maxwell" calcext:value-type="string">
            <text:p>zendesk/maxwell</text:p>
          </table:table-cell>
        </table:table-row>
        <table:table-row table:style-name="ro1">
          <table:table-cell office:value-type="float" office:value="16139487" calcext:value-type="float">
            <text:p>16139487</text:p>
          </table:table-cell>
          <table:table-cell office:value-type="string" calcext:value-type="string">
            <text:p>https://api.github.com/repos/GoogleCloudPlatform/gcloud-java</text:p>
          </table:table-cell>
          <table:table-cell table:formula="of:=REPLACE([.B3216]; 1; 29; &quot;&quot;)" office:value-type="string" office:string-value="GoogleCloudPlatform/gcloud-java" calcext:value-type="string">
            <text:p>GoogleCloudPlatform/gcloud-java</text:p>
          </table:table-cell>
        </table:table-row>
        <table:table-row table:style-name="ro1">
          <table:table-cell office:value-type="float" office:value="16169687" calcext:value-type="float">
            <text:p>16169687</text:p>
          </table:table-cell>
          <table:table-cell office:value-type="string" calcext:value-type="string">
            <text:p>https://api.github.com/repos/eclipse/dawnsci</text:p>
          </table:table-cell>
          <table:table-cell table:formula="of:=REPLACE([.B3217]; 1; 29; &quot;&quot;)" office:value-type="string" office:string-value="eclipse/dawnsci" calcext:value-type="string">
            <text:p>eclipse/dawnsci</text:p>
          </table:table-cell>
        </table:table-row>
        <table:table-row table:style-name="ro1">
          <table:table-cell office:value-type="float" office:value="16171311" calcext:value-type="float">
            <text:p>16171311</text:p>
          </table:table-cell>
          <table:table-cell office:value-type="string" calcext:value-type="string">
            <text:p>https://api.github.com/repos/Produban/OpenbusBR</text:p>
          </table:table-cell>
          <table:table-cell table:formula="of:=REPLACE([.B3218]; 1; 29; &quot;&quot;)" office:value-type="string" office:string-value="Produban/OpenbusBR" calcext:value-type="string">
            <text:p>Produban/OpenbusBR</text:p>
          </table:table-cell>
        </table:table-row>
        <table:table-row table:style-name="ro1">
          <table:table-cell office:value-type="float" office:value="16180909" calcext:value-type="float">
            <text:p>16180909</text:p>
          </table:table-cell>
          <table:table-cell office:value-type="string" calcext:value-type="string">
            <text:p>https://api.github.com/repos/marverenic/Jockey</text:p>
          </table:table-cell>
          <table:table-cell table:formula="of:=REPLACE([.B3219]; 1; 29; &quot;&quot;)" office:value-type="string" office:string-value="marverenic/Jockey" calcext:value-type="string">
            <text:p>marverenic/Jockey</text:p>
          </table:table-cell>
        </table:table-row>
        <table:table-row table:style-name="ro1">
          <table:table-cell office:value-type="float" office:value="16187090" calcext:value-type="float">
            <text:p>16187090</text:p>
          </table:table-cell>
          <table:table-cell office:value-type="string" calcext:value-type="string">
            <text:p>https://api.github.com/repos/cacheonix/cacheonix-core</text:p>
          </table:table-cell>
          <table:table-cell table:formula="of:=REPLACE([.B3220]; 1; 29; &quot;&quot;)" office:value-type="string" office:string-value="cacheonix/cacheonix-core" calcext:value-type="string">
            <text:p>cacheonix/cacheonix-core</text:p>
          </table:table-cell>
        </table:table-row>
        <table:table-row table:style-name="ro1">
          <table:table-cell office:value-type="float" office:value="16208667" calcext:value-type="float">
            <text:p>16208667</text:p>
          </table:table-cell>
          <table:table-cell office:value-type="string" calcext:value-type="string">
            <text:p>https://api.github.com/repos/SeldonIO/seldon-server</text:p>
          </table:table-cell>
          <table:table-cell table:formula="of:=REPLACE([.B3221]; 1; 29; &quot;&quot;)" office:value-type="string" office:string-value="SeldonIO/seldon-server" calcext:value-type="string">
            <text:p>SeldonIO/seldon-server</text:p>
          </table:table-cell>
        </table:table-row>
        <table:table-row table:style-name="ro1">
          <table:table-cell office:value-type="float" office:value="16219356" calcext:value-type="float">
            <text:p>16219356</text:p>
          </table:table-cell>
          <table:table-cell office:value-type="string" calcext:value-type="string">
            <text:p>https://api.github.com/repos/abhinavc/prepwell-neu</text:p>
          </table:table-cell>
          <table:table-cell table:formula="of:=REPLACE([.B3222]; 1; 29; &quot;&quot;)" office:value-type="string" office:string-value="abhinavc/prepwell-neu" calcext:value-type="string">
            <text:p>abhinavc/prepwell-neu</text:p>
          </table:table-cell>
        </table:table-row>
        <table:table-row table:style-name="ro1">
          <table:table-cell office:value-type="float" office:value="16223400" calcext:value-type="float">
            <text:p>16223400</text:p>
          </table:table-cell>
          <table:table-cell office:value-type="string" calcext:value-type="string">
            <text:p>https://api.github.com/repos/RoverPlatform/rover-android</text:p>
          </table:table-cell>
          <table:table-cell table:formula="of:=REPLACE([.B3223]; 1; 29; &quot;&quot;)" office:value-type="string" office:string-value="RoverPlatform/rover-android" calcext:value-type="string">
            <text:p>RoverPlatform/rover-android</text:p>
          </table:table-cell>
        </table:table-row>
        <table:table-row table:style-name="ro1">
          <table:table-cell office:value-type="float" office:value="16226346" calcext:value-type="float">
            <text:p>16226346</text:p>
          </table:table-cell>
          <table:table-cell office:value-type="string" calcext:value-type="string">
            <text:p>https://api.github.com/repos/bdgp/OpenHiCAMM</text:p>
          </table:table-cell>
          <table:table-cell table:formula="of:=REPLACE([.B3224]; 1; 29; &quot;&quot;)" office:value-type="string" office:string-value="bdgp/OpenHiCAMM" calcext:value-type="string">
            <text:p>bdgp/OpenHiCAMM</text:p>
          </table:table-cell>
        </table:table-row>
        <table:table-row table:style-name="ro1">
          <table:table-cell office:value-type="float" office:value="16247753" calcext:value-type="float">
            <text:p>16247753</text:p>
          </table:table-cell>
          <table:table-cell office:value-type="string" calcext:value-type="string">
            <text:p>https://api.github.com/repos/gfbio/GFBio-portal-dev</text:p>
          </table:table-cell>
          <table:table-cell table:formula="of:=REPLACE([.B3225]; 1; 29; &quot;&quot;)" office:value-type="string" office:string-value="gfbio/GFBio-portal-dev" calcext:value-type="string">
            <text:p>gfbio/GFBio-portal-dev</text:p>
          </table:table-cell>
        </table:table-row>
        <table:table-row table:style-name="ro1">
          <table:table-cell office:value-type="float" office:value="16248590" calcext:value-type="float">
            <text:p>16248590</text:p>
          </table:table-cell>
          <table:table-cell office:value-type="string" calcext:value-type="string">
            <text:p>https://api.github.com/repos/JetBrains/intellij-sdk-docs</text:p>
          </table:table-cell>
          <table:table-cell table:formula="of:=REPLACE([.B3226]; 1; 29; &quot;&quot;)" office:value-type="string" office:string-value="JetBrains/intellij-sdk-docs" calcext:value-type="string">
            <text:p>JetBrains/intellij-sdk-docs</text:p>
          </table:table-cell>
        </table:table-row>
        <table:table-row table:style-name="ro1">
          <table:table-cell office:value-type="float" office:value="16259916" calcext:value-type="float">
            <text:p>16259916</text:p>
          </table:table-cell>
          <table:table-cell office:value-type="string" calcext:value-type="string">
            <text:p>https://api.github.com/repos/opendedup/sdfs</text:p>
          </table:table-cell>
          <table:table-cell table:formula="of:=REPLACE([.B3227]; 1; 29; &quot;&quot;)" office:value-type="string" office:string-value="opendedup/sdfs" calcext:value-type="string">
            <text:p>opendedup/sdfs</text:p>
          </table:table-cell>
        </table:table-row>
        <table:table-row table:style-name="ro1">
          <table:table-cell office:value-type="float" office:value="16286325" calcext:value-type="float">
            <text:p>16286325</text:p>
          </table:table-cell>
          <table:table-cell office:value-type="string" calcext:value-type="string">
            <text:p>https://api.github.com/repos/deeplearning4j/deeplearning4j</text:p>
          </table:table-cell>
          <table:table-cell table:formula="of:=REPLACE([.B3228]; 1; 29; &quot;&quot;)" office:value-type="string" office:string-value="deeplearning4j/deeplearning4j" calcext:value-type="string">
            <text:p>deeplearning4j/deeplearning4j</text:p>
          </table:table-cell>
        </table:table-row>
        <table:table-row table:style-name="ro1">
          <table:table-cell office:value-type="float" office:value="16291203" calcext:value-type="float">
            <text:p>16291203</text:p>
          </table:table-cell>
          <table:table-cell office:value-type="string" calcext:value-type="string">
            <text:p>https://api.github.com/repos/james-hu/jabb-core-java8</text:p>
          </table:table-cell>
          <table:table-cell table:formula="of:=REPLACE([.B3229]; 1; 29; &quot;&quot;)" office:value-type="string" office:string-value="james-hu/jabb-core-java8" calcext:value-type="string">
            <text:p>james-hu/jabb-core-java8</text:p>
          </table:table-cell>
        </table:table-row>
        <table:table-row table:style-name="ro1">
          <table:table-cell office:value-type="float" office:value="16300818" calcext:value-type="float">
            <text:p>16300818</text:p>
          </table:table-cell>
          <table:table-cell office:value-type="string" calcext:value-type="string">
            <text:p>https://api.github.com/repos/opendaylight/neutron</text:p>
          </table:table-cell>
          <table:table-cell table:formula="of:=REPLACE([.B3230]; 1; 29; &quot;&quot;)" office:value-type="string" office:string-value="opendaylight/neutron" calcext:value-type="string">
            <text:p>opendaylight/neutron</text:p>
          </table:table-cell>
        </table:table-row>
        <table:table-row table:style-name="ro1">
          <table:table-cell office:value-type="float" office:value="16301652" calcext:value-type="float">
            <text:p>16301652</text:p>
          </table:table-cell>
          <table:table-cell office:value-type="string" calcext:value-type="string">
            <text:p>https://api.github.com/repos/deeplearning4j/nd4j</text:p>
          </table:table-cell>
          <table:table-cell table:formula="of:=REPLACE([.B3231]; 1; 29; &quot;&quot;)" office:value-type="string" office:string-value="deeplearning4j/nd4j" calcext:value-type="string">
            <text:p>deeplearning4j/nd4j</text:p>
          </table:table-cell>
        </table:table-row>
        <table:table-row table:style-name="ro1">
          <table:table-cell office:value-type="float" office:value="16306424" calcext:value-type="float">
            <text:p>16306424</text:p>
          </table:table-cell>
          <table:table-cell office:value-type="string" calcext:value-type="string">
            <text:p>https://api.github.com/repos/enonic/xp</text:p>
          </table:table-cell>
          <table:table-cell table:formula="of:=REPLACE([.B3232]; 1; 29; &quot;&quot;)" office:value-type="string" office:string-value="enonic/xp" calcext:value-type="string">
            <text:p>enonic/xp</text:p>
          </table:table-cell>
        </table:table-row>
        <table:table-row table:style-name="ro1">
          <table:table-cell office:value-type="float" office:value="16345940" calcext:value-type="float">
            <text:p>16345940</text:p>
          </table:table-cell>
          <table:table-cell office:value-type="string" calcext:value-type="string">
            <text:p>https://api.github.com/repos/jflex-de/jflex</text:p>
          </table:table-cell>
          <table:table-cell table:formula="of:=REPLACE([.B3233]; 1; 29; &quot;&quot;)" office:value-type="string" office:string-value="jflex-de/jflex" calcext:value-type="string">
            <text:p>jflex-de/jflex</text:p>
          </table:table-cell>
        </table:table-row>
        <table:table-row table:style-name="ro1">
          <table:table-cell office:value-type="float" office:value="16347359" calcext:value-type="float">
            <text:p>16347359</text:p>
          </table:table-cell>
          <table:table-cell office:value-type="string" calcext:value-type="string">
            <text:p>https://api.github.com/repos/lsst-camera-dh/eTraveler-frontend</text:p>
          </table:table-cell>
          <table:table-cell table:formula="of:=REPLACE([.B3234]; 1; 29; &quot;&quot;)" office:value-type="string" office:string-value="lsst-camera-dh/eTraveler-frontend" calcext:value-type="string">
            <text:p>lsst-camera-dh/eTraveler-frontend</text:p>
          </table:table-cell>
        </table:table-row>
        <table:table-row table:style-name="ro1">
          <table:table-cell office:value-type="float" office:value="16348812" calcext:value-type="float">
            <text:p>16348812</text:p>
          </table:table-cell>
          <table:table-cell office:value-type="string" calcext:value-type="string">
            <text:p>https://api.github.com/repos/rjhdby/motocitizen</text:p>
          </table:table-cell>
          <table:table-cell table:formula="of:=REPLACE([.B3235]; 1; 29; &quot;&quot;)" office:value-type="string" office:string-value="rjhdby/motocitizen" calcext:value-type="string">
            <text:p>rjhdby/motocitizen</text:p>
          </table:table-cell>
        </table:table-row>
        <table:table-row table:style-name="ro1">
          <table:table-cell office:value-type="float" office:value="16356467" calcext:value-type="float">
            <text:p>16356467</text:p>
          </table:table-cell>
          <table:table-cell office:value-type="string" calcext:value-type="string">
            <text:p>https://api.github.com/repos/Captain-Chaos/WorldPainter</text:p>
          </table:table-cell>
          <table:table-cell table:formula="of:=REPLACE([.B3236]; 1; 29; &quot;&quot;)" office:value-type="string" office:string-value="Captain-Chaos/WorldPainter" calcext:value-type="string">
            <text:p>Captain-Chaos/WorldPainter</text:p>
          </table:table-cell>
        </table:table-row>
        <table:table-row table:style-name="ro1">
          <table:table-cell office:value-type="float" office:value="16367070" calcext:value-type="float">
            <text:p>16367070</text:p>
          </table:table-cell>
          <table:table-cell office:value-type="string" calcext:value-type="string">
            <text:p>https://api.github.com/repos/cc2011/practice</text:p>
          </table:table-cell>
          <table:table-cell table:formula="of:=REPLACE([.B3237]; 1; 29; &quot;&quot;)" office:value-type="string" office:string-value="cc2011/practice" calcext:value-type="string">
            <text:p>cc2011/practice</text:p>
          </table:table-cell>
        </table:table-row>
        <table:table-row table:style-name="ro1">
          <table:table-cell office:value-type="float" office:value="16370303" calcext:value-type="float">
            <text:p>16370303</text:p>
          </table:table-cell>
          <table:table-cell office:value-type="string" calcext:value-type="string">
            <text:p>https://api.github.com/repos/restfb/restfb</text:p>
          </table:table-cell>
          <table:table-cell table:formula="of:=REPLACE([.B3238]; 1; 29; &quot;&quot;)" office:value-type="string" office:string-value="restfb/restfb" calcext:value-type="string">
            <text:p>restfb/restfb</text:p>
          </table:table-cell>
        </table:table-row>
        <table:table-row table:style-name="ro1">
          <table:table-cell office:value-type="float" office:value="16386031" calcext:value-type="float">
            <text:p>16386031</text:p>
          </table:table-cell>
          <table:table-cell office:value-type="string" calcext:value-type="string">
            <text:p>https://api.github.com/repos/valis/vclang</text:p>
          </table:table-cell>
          <table:table-cell table:formula="of:=REPLACE([.B3239]; 1; 29; &quot;&quot;)" office:value-type="string" office:string-value="valis/vclang" calcext:value-type="string">
            <text:p>valis/vclang</text:p>
          </table:table-cell>
        </table:table-row>
        <table:table-row table:style-name="ro1">
          <table:table-cell office:value-type="float" office:value="16386279" calcext:value-type="float">
            <text:p>16386279</text:p>
          </table:table-cell>
          <table:table-cell office:value-type="string" calcext:value-type="string">
            <text:p>https://api.github.com/repos/dhis2/dhis2-android-sdk</text:p>
          </table:table-cell>
          <table:table-cell table:formula="of:=REPLACE([.B3240]; 1; 29; &quot;&quot;)" office:value-type="string" office:string-value="dhis2/dhis2-android-sdk" calcext:value-type="string">
            <text:p>dhis2/dhis2-android-sdk</text:p>
          </table:table-cell>
        </table:table-row>
        <table:table-row table:style-name="ro1">
          <table:table-cell office:value-type="float" office:value="16387822" calcext:value-type="float">
            <text:p>16387822</text:p>
          </table:table-cell>
          <table:table-cell office:value-type="string" calcext:value-type="string">
            <text:p>https://api.github.com/repos/spring-projects/spring-restdocs</text:p>
          </table:table-cell>
          <table:table-cell table:formula="of:=REPLACE([.B3241]; 1; 29; &quot;&quot;)" office:value-type="string" office:string-value="spring-projects/spring-restdocs" calcext:value-type="string">
            <text:p>spring-projects/spring-restdocs</text:p>
          </table:table-cell>
        </table:table-row>
        <table:table-row table:style-name="ro1">
          <table:table-cell office:value-type="float" office:value="16388573" calcext:value-type="float">
            <text:p>16388573</text:p>
          </table:table-cell>
          <table:table-cell office:value-type="string" calcext:value-type="string">
            <text:p>https://api.github.com/repos/ONSdigital/florence</text:p>
          </table:table-cell>
          <table:table-cell table:formula="of:=REPLACE([.B3242]; 1; 29; &quot;&quot;)" office:value-type="string" office:string-value="ONSdigital/florence" calcext:value-type="string">
            <text:p>ONSdigital/florence</text:p>
          </table:table-cell>
        </table:table-row>
        <table:table-row table:style-name="ro1">
          <table:table-cell office:value-type="float" office:value="16394089" calcext:value-type="float">
            <text:p>16394089</text:p>
          </table:table-cell>
          <table:table-cell office:value-type="string" calcext:value-type="string">
            <text:p>https://api.github.com/repos/bordozer/totalizator</text:p>
          </table:table-cell>
          <table:table-cell table:formula="of:=REPLACE([.B3243]; 1; 29; &quot;&quot;)" office:value-type="string" office:string-value="bordozer/totalizator" calcext:value-type="string">
            <text:p>bordozer/totalizator</text:p>
          </table:table-cell>
        </table:table-row>
        <table:table-row table:style-name="ro1">
          <table:table-cell office:value-type="float" office:value="16401885" calcext:value-type="float">
            <text:p>16401885</text:p>
          </table:table-cell>
          <table:table-cell office:value-type="string" calcext:value-type="string">
            <text:p>https://api.github.com/repos/stanfordnlp/phrasal</text:p>
          </table:table-cell>
          <table:table-cell table:formula="of:=REPLACE([.B3244]; 1; 29; &quot;&quot;)" office:value-type="string" office:string-value="stanfordnlp/phrasal" calcext:value-type="string">
            <text:p>stanfordnlp/phrasal</text:p>
          </table:table-cell>
        </table:table-row>
        <table:table-row table:style-name="ro1">
          <table:table-cell office:value-type="float" office:value="16421097" calcext:value-type="float">
            <text:p>16421097</text:p>
          </table:table-cell>
          <table:table-cell office:value-type="string" calcext:value-type="string">
            <text:p>https://api.github.com/repos/torakiki/sambox</text:p>
          </table:table-cell>
          <table:table-cell table:formula="of:=REPLACE([.B3245]; 1; 29; &quot;&quot;)" office:value-type="string" office:string-value="torakiki/sambox" calcext:value-type="string">
            <text:p>torakiki/sambox</text:p>
          </table:table-cell>
        </table:table-row>
        <table:table-row table:style-name="ro1">
          <table:table-cell office:value-type="float" office:value="16433770" calcext:value-type="float">
            <text:p>16433770</text:p>
          </table:table-cell>
          <table:table-cell office:value-type="string" calcext:value-type="string">
            <text:p>https://api.github.com/repos/nilsschmidt1337/ldparteditor</text:p>
          </table:table-cell>
          <table:table-cell table:formula="of:=REPLACE([.B3246]; 1; 29; &quot;&quot;)" office:value-type="string" office:string-value="nilsschmidt1337/ldparteditor" calcext:value-type="string">
            <text:p>nilsschmidt1337/ldparteditor</text:p>
          </table:table-cell>
        </table:table-row>
        <table:table-row table:style-name="ro1">
          <table:table-cell office:value-type="float" office:value="16435407" calcext:value-type="float">
            <text:p>16435407</text:p>
          </table:table-cell>
          <table:table-cell office:value-type="string" calcext:value-type="string">
            <text:p>https://api.github.com/repos/windup/windup-rulesets</text:p>
          </table:table-cell>
          <table:table-cell table:formula="of:=REPLACE([.B3247]; 1; 29; &quot;&quot;)" office:value-type="string" office:string-value="windup/windup-rulesets" calcext:value-type="string">
            <text:p>windup/windup-rulesets</text:p>
          </table:table-cell>
        </table:table-row>
        <table:table-row table:style-name="ro1">
          <table:table-cell office:value-type="float" office:value="16476785" calcext:value-type="float">
            <text:p>16476785</text:p>
          </table:table-cell>
          <table:table-cell office:value-type="string" calcext:value-type="string">
            <text:p>https://api.github.com/repos/flightstats/hub</text:p>
          </table:table-cell>
          <table:table-cell table:formula="of:=REPLACE([.B3248]; 1; 29; &quot;&quot;)" office:value-type="string" office:string-value="flightstats/hub" calcext:value-type="string">
            <text:p>flightstats/hub</text:p>
          </table:table-cell>
        </table:table-row>
        <table:table-row table:style-name="ro1">
          <table:table-cell office:value-type="float" office:value="16502330" calcext:value-type="float">
            <text:p>16502330</text:p>
          </table:table-cell>
          <table:table-cell office:value-type="string" calcext:value-type="string">
            <text:p>https://api.github.com/repos/dhis2/dhis2-android-eventcapture</text:p>
          </table:table-cell>
          <table:table-cell table:formula="of:=REPLACE([.B3249]; 1; 29; &quot;&quot;)" office:value-type="string" office:string-value="dhis2/dhis2-android-eventcapture" calcext:value-type="string">
            <text:p>dhis2/dhis2-android-eventcapture</text:p>
          </table:table-cell>
        </table:table-row>
        <table:table-row table:style-name="ro1">
          <table:table-cell office:value-type="float" office:value="16511839" calcext:value-type="float">
            <text:p>16511839</text:p>
          </table:table-cell>
          <table:table-cell office:value-type="string" calcext:value-type="string">
            <text:p>https://api.github.com/repos/otto-de/edison-microservice</text:p>
          </table:table-cell>
          <table:table-cell table:formula="of:=REPLACE([.B3250]; 1; 29; &quot;&quot;)" office:value-type="string" office:string-value="otto-de/edison-microservice" calcext:value-type="string">
            <text:p>otto-de/edison-microservice</text:p>
          </table:table-cell>
        </table:table-row>
        <table:table-row table:style-name="ro1">
          <table:table-cell office:value-type="float" office:value="16552696" calcext:value-type="float">
            <text:p>16552696</text:p>
          </table:table-cell>
          <table:table-cell office:value-type="string" calcext:value-type="string">
            <text:p>https://api.github.com/repos/sockeqwe/mosby</text:p>
          </table:table-cell>
          <table:table-cell table:formula="of:=REPLACE([.B3251]; 1; 29; &quot;&quot;)" office:value-type="string" office:string-value="sockeqwe/mosby" calcext:value-type="string">
            <text:p>sockeqwe/mosby</text:p>
          </table:table-cell>
        </table:table-row>
        <table:table-row table:style-name="ro1">
          <table:table-cell office:value-type="float" office:value="16562333" calcext:value-type="float">
            <text:p>16562333</text:p>
          </table:table-cell>
          <table:table-cell office:value-type="string" calcext:value-type="string">
            <text:p>https://api.github.com/repos/linkedin/gobblin</text:p>
          </table:table-cell>
          <table:table-cell table:formula="of:=REPLACE([.B3252]; 1; 29; &quot;&quot;)" office:value-type="string" office:string-value="linkedin/gobblin" calcext:value-type="string">
            <text:p>linkedin/gobblin</text:p>
          </table:table-cell>
        </table:table-row>
        <table:table-row table:style-name="ro1">
          <table:table-cell office:value-type="float" office:value="16666870" calcext:value-type="float">
            <text:p>16666870</text:p>
          </table:table-cell>
          <table:table-cell office:value-type="string" calcext:value-type="string">
            <text:p>https://api.github.com/repos/forrestguice/SuntimesWidget</text:p>
          </table:table-cell>
          <table:table-cell table:formula="of:=REPLACE([.B3253]; 1; 29; &quot;&quot;)" office:value-type="string" office:string-value="forrestguice/SuntimesWidget" calcext:value-type="string">
            <text:p>forrestguice/SuntimesWidget</text:p>
          </table:table-cell>
        </table:table-row>
        <table:table-row table:style-name="ro1">
          <table:table-cell office:value-type="float" office:value="16680318" calcext:value-type="float">
            <text:p>16680318</text:p>
          </table:table-cell>
          <table:table-cell office:value-type="string" calcext:value-type="string">
            <text:p>https://api.github.com/repos/HuygensING/alexandria</text:p>
          </table:table-cell>
          <table:table-cell table:formula="of:=REPLACE([.B3254]; 1; 29; &quot;&quot;)" office:value-type="string" office:string-value="HuygensING/alexandria" calcext:value-type="string">
            <text:p>HuygensING/alexandria</text:p>
          </table:table-cell>
        </table:table-row>
        <table:table-row table:style-name="ro1">
          <table:table-cell office:value-type="float" office:value="16687006" calcext:value-type="float">
            <text:p>16687006</text:p>
          </table:table-cell>
          <table:table-cell office:value-type="string" calcext:value-type="string">
            <text:p>https://api.github.com/repos/motech-implementations/ebodac</text:p>
          </table:table-cell>
          <table:table-cell table:formula="of:=REPLACE([.B3255]; 1; 29; &quot;&quot;)" office:value-type="string" office:string-value="motech-implementations/ebodac" calcext:value-type="string">
            <text:p>motech-implementations/ebodac</text:p>
          </table:table-cell>
        </table:table-row>
        <table:table-row table:style-name="ro1">
          <table:table-cell office:value-type="float" office:value="16726147" calcext:value-type="float">
            <text:p>16726147</text:p>
          </table:table-cell>
          <table:table-cell office:value-type="string" calcext:value-type="string">
            <text:p>https://api.github.com/repos/OpenHFT/Chronicle-Core</text:p>
          </table:table-cell>
          <table:table-cell table:formula="of:=REPLACE([.B3256]; 1; 29; &quot;&quot;)" office:value-type="string" office:string-value="OpenHFT/Chronicle-Core" calcext:value-type="string">
            <text:p>OpenHFT/Chronicle-Core</text:p>
          </table:table-cell>
        </table:table-row>
        <table:table-row table:style-name="ro1">
          <table:table-cell office:value-type="float" office:value="16726294" calcext:value-type="float">
            <text:p>16726294</text:p>
          </table:table-cell>
          <table:table-cell office:value-type="string" calcext:value-type="string">
            <text:p>https://api.github.com/repos/OpenHFT/Chronicle-Values</text:p>
          </table:table-cell>
          <table:table-cell table:formula="of:=REPLACE([.B3257]; 1; 29; &quot;&quot;)" office:value-type="string" office:string-value="OpenHFT/Chronicle-Values" calcext:value-type="string">
            <text:p>OpenHFT/Chronicle-Values</text:p>
          </table:table-cell>
        </table:table-row>
        <table:table-row table:style-name="ro1">
          <table:table-cell office:value-type="float" office:value="16746846" calcext:value-type="float">
            <text:p>16746846</text:p>
          </table:table-cell>
          <table:table-cell office:value-type="string" calcext:value-type="string">
            <text:p>https://api.github.com/repos/OpenHFT/Chronicle-Threads</text:p>
          </table:table-cell>
          <table:table-cell table:formula="of:=REPLACE([.B3258]; 1; 29; &quot;&quot;)" office:value-type="string" office:string-value="OpenHFT/Chronicle-Threads" calcext:value-type="string">
            <text:p>OpenHFT/Chronicle-Threads</text:p>
          </table:table-cell>
        </table:table-row>
        <table:table-row table:style-name="ro1">
          <table:table-cell office:value-type="float" office:value="16746850" calcext:value-type="float">
            <text:p>16746850</text:p>
          </table:table-cell>
          <table:table-cell office:value-type="string" calcext:value-type="string">
            <text:p>https://api.github.com/repos/OpenHFT/Chronicle-Bytes</text:p>
          </table:table-cell>
          <table:table-cell table:formula="of:=REPLACE([.B3259]; 1; 29; &quot;&quot;)" office:value-type="string" office:string-value="OpenHFT/Chronicle-Bytes" calcext:value-type="string">
            <text:p>OpenHFT/Chronicle-Bytes</text:p>
          </table:table-cell>
        </table:table-row>
        <table:table-row table:style-name="ro1">
          <table:table-cell office:value-type="float" office:value="16770561" calcext:value-type="float">
            <text:p>16770561</text:p>
          </table:table-cell>
          <table:table-cell office:value-type="string" calcext:value-type="string">
            <text:p>https://api.github.com/repos/aol/micro-server</text:p>
          </table:table-cell>
          <table:table-cell table:formula="of:=REPLACE([.B3260]; 1; 29; &quot;&quot;)" office:value-type="string" office:string-value="aol/micro-server" calcext:value-type="string">
            <text:p>aol/micro-server</text:p>
          </table:table-cell>
        </table:table-row>
        <table:table-row table:style-name="ro1">
          <table:table-cell office:value-type="float" office:value="16780963" calcext:value-type="float">
            <text:p>16780963</text:p>
          </table:table-cell>
          <table:table-cell office:value-type="string" calcext:value-type="string">
            <text:p>https://api.github.com/repos/Orasi/Selenium-Java-Core</text:p>
          </table:table-cell>
          <table:table-cell table:formula="of:=REPLACE([.B3261]; 1; 29; &quot;&quot;)" office:value-type="string" office:string-value="Orasi/Selenium-Java-Core" calcext:value-type="string">
            <text:p>Orasi/Selenium-Java-Core</text:p>
          </table:table-cell>
        </table:table-row>
        <table:table-row table:style-name="ro1">
          <table:table-cell office:value-type="float" office:value="16783294" calcext:value-type="float">
            <text:p>16783294</text:p>
          </table:table-cell>
          <table:table-cell office:value-type="string" calcext:value-type="string">
            <text:p>https://api.github.com/repos/openimaj/openimaj</text:p>
          </table:table-cell>
          <table:table-cell table:formula="of:=REPLACE([.B3262]; 1; 29; &quot;&quot;)" office:value-type="string" office:string-value="openimaj/openimaj" calcext:value-type="string">
            <text:p>openimaj/openimaj</text:p>
          </table:table-cell>
        </table:table-row>
        <table:table-row table:style-name="ro1">
          <table:table-cell office:value-type="float" office:value="16783780" calcext:value-type="float">
            <text:p>16783780</text:p>
          </table:table-cell>
          <table:table-cell office:value-type="string" calcext:value-type="string">
            <text:p>https://api.github.com/repos/DashboardHub/PipelineDashboard</text:p>
          </table:table-cell>
          <table:table-cell table:formula="of:=REPLACE([.B3263]; 1; 29; &quot;&quot;)" office:value-type="string" office:string-value="DashboardHub/PipelineDashboard" calcext:value-type="string">
            <text:p>DashboardHub/PipelineDashboard</text:p>
          </table:table-cell>
        </table:table-row>
        <table:table-row table:style-name="ro1">
          <table:table-cell office:value-type="float" office:value="16794597" calcext:value-type="float">
            <text:p>16794597</text:p>
          </table:table-cell>
          <table:table-cell office:value-type="string" calcext:value-type="string">
            <text:p>https://api.github.com/repos/confluentinc/schema-registry</text:p>
          </table:table-cell>
          <table:table-cell table:formula="of:=REPLACE([.B3264]; 1; 29; &quot;&quot;)" office:value-type="string" office:string-value="confluentinc/schema-registry" calcext:value-type="string">
            <text:p>confluentinc/schema-registry</text:p>
          </table:table-cell>
        </table:table-row>
        <table:table-row table:style-name="ro1">
          <table:table-cell office:value-type="float" office:value="16798005" calcext:value-type="float">
            <text:p>16798005</text:p>
          </table:table-cell>
          <table:table-cell office:value-type="string" calcext:value-type="string">
            <text:p>https://api.github.com/repos/xcesco/kripton</text:p>
          </table:table-cell>
          <table:table-cell table:formula="of:=REPLACE([.B3265]; 1; 29; &quot;&quot;)" office:value-type="string" office:string-value="xcesco/kripton" calcext:value-type="string">
            <text:p>xcesco/kripton</text:p>
          </table:table-cell>
        </table:table-row>
        <table:table-row table:style-name="ro1">
          <table:table-cell office:value-type="float" office:value="16822484" calcext:value-type="float">
            <text:p>16822484</text:p>
          </table:table-cell>
          <table:table-cell office:value-type="string" calcext:value-type="string">
            <text:p>https://api.github.com/repos/trungpham90/Codeforces</text:p>
          </table:table-cell>
          <table:table-cell table:formula="of:=REPLACE([.B3266]; 1; 29; &quot;&quot;)" office:value-type="string" office:string-value="trungpham90/Codeforces" calcext:value-type="string">
            <text:p>trungpham90/Codeforces</text:p>
          </table:table-cell>
        </table:table-row>
        <table:table-row table:style-name="ro1">
          <table:table-cell office:value-type="float" office:value="16827424" calcext:value-type="float">
            <text:p>16827424</text:p>
          </table:table-cell>
          <table:table-cell office:value-type="string" calcext:value-type="string">
            <text:p>https://api.github.com/repos/grpc/grpc-java</text:p>
          </table:table-cell>
          <table:table-cell table:formula="of:=REPLACE([.B3267]; 1; 29; &quot;&quot;)" office:value-type="string" office:string-value="grpc/grpc-java" calcext:value-type="string">
            <text:p>grpc/grpc-java</text:p>
          </table:table-cell>
        </table:table-row>
        <table:table-row table:style-name="ro1">
          <table:table-cell office:value-type="float" office:value="16846422" calcext:value-type="float">
            <text:p>16846422</text:p>
          </table:table-cell>
          <table:table-cell office:value-type="string" calcext:value-type="string">
            <text:p>https://api.github.com/repos/code727/workin</text:p>
          </table:table-cell>
          <table:table-cell table:formula="of:=REPLACE([.B3268]; 1; 29; &quot;&quot;)" office:value-type="string" office:string-value="code727/workin" calcext:value-type="string">
            <text:p>code727/workin</text:p>
          </table:table-cell>
        </table:table-row>
        <table:table-row table:style-name="ro1">
          <table:table-cell office:value-type="float" office:value="16898420" calcext:value-type="float">
            <text:p>16898420</text:p>
          </table:table-cell>
          <table:table-cell office:value-type="string" calcext:value-type="string">
            <text:p>https://api.github.com/repos/rjrudin/ml-app-deployer</text:p>
          </table:table-cell>
          <table:table-cell table:formula="of:=REPLACE([.B3269]; 1; 29; &quot;&quot;)" office:value-type="string" office:string-value="rjrudin/ml-app-deployer" calcext:value-type="string">
            <text:p>rjrudin/ml-app-deployer</text:p>
          </table:table-cell>
        </table:table-row>
        <table:table-row table:style-name="ro1">
          <table:table-cell office:value-type="float" office:value="16934168" calcext:value-type="float">
            <text:p>16934168</text:p>
          </table:table-cell>
          <table:table-cell office:value-type="string" calcext:value-type="string">
            <text:p>https://api.github.com/repos/EyeSeeTea/malariapp</text:p>
          </table:table-cell>
          <table:table-cell table:formula="of:=REPLACE([.B3270]; 1; 29; &quot;&quot;)" office:value-type="string" office:string-value="EyeSeeTea/malariapp" calcext:value-type="string">
            <text:p>EyeSeeTea/malariapp</text:p>
          </table:table-cell>
        </table:table-row>
        <table:table-row table:style-name="ro1">
          <table:table-cell office:value-type="float" office:value="16948632" calcext:value-type="float">
            <text:p>16948632</text:p>
          </table:table-cell>
          <table:table-cell office:value-type="string" calcext:value-type="string">
            <text:p>https://api.github.com/repos/danrien/projectBlueWater</text:p>
          </table:table-cell>
          <table:table-cell table:formula="of:=REPLACE([.B3271]; 1; 29; &quot;&quot;)" office:value-type="string" office:string-value="danrien/projectBlueWater" calcext:value-type="string">
            <text:p>danrien/projectBlueWater</text:p>
          </table:table-cell>
        </table:table-row>
        <table:table-row table:style-name="ro1">
          <table:table-cell office:value-type="float" office:value="16974784" calcext:value-type="float">
            <text:p>16974784</text:p>
          </table:table-cell>
          <table:table-cell office:value-type="string" calcext:value-type="string">
            <text:p>https://api.github.com/repos/windup/windup-web</text:p>
          </table:table-cell>
          <table:table-cell table:formula="of:=REPLACE([.B3272]; 1; 29; &quot;&quot;)" office:value-type="string" office:string-value="windup/windup-web" calcext:value-type="string">
            <text:p>windup/windup-web</text:p>
          </table:table-cell>
        </table:table-row>
        <table:table-row table:style-name="ro1">
          <table:table-cell office:value-type="float" office:value="16978916" calcext:value-type="float">
            <text:p>16978916</text:p>
          </table:table-cell>
          <table:table-cell office:value-type="string" calcext:value-type="string">
            <text:p>https://api.github.com/repos/eclipse/vorto</text:p>
          </table:table-cell>
          <table:table-cell table:formula="of:=REPLACE([.B3273]; 1; 29; &quot;&quot;)" office:value-type="string" office:string-value="eclipse/vorto" calcext:value-type="string">
            <text:p>eclipse/vorto</text:p>
          </table:table-cell>
        </table:table-row>
        <table:table-row table:style-name="ro1">
          <table:table-cell office:value-type="float" office:value="16978918" calcext:value-type="float">
            <text:p>16978918</text:p>
          </table:table-cell>
          <table:table-cell office:value-type="string" calcext:value-type="string">
            <text:p>https://api.github.com/repos/GrowControl/pxnCommon</text:p>
          </table:table-cell>
          <table:table-cell table:formula="of:=REPLACE([.B3274]; 1; 29; &quot;&quot;)" office:value-type="string" office:string-value="GrowControl/pxnCommon" calcext:value-type="string">
            <text:p>GrowControl/pxnCommon</text:p>
          </table:table-cell>
        </table:table-row>
        <table:table-row table:style-name="ro1">
          <table:table-cell office:value-type="float" office:value="17046624" calcext:value-type="float">
            <text:p>17046624</text:p>
          </table:table-cell>
          <table:table-cell office:value-type="string" calcext:value-type="string">
            <text:p>https://api.github.com/repos/kaazing/gateway</text:p>
          </table:table-cell>
          <table:table-cell table:formula="of:=REPLACE([.B3275]; 1; 29; &quot;&quot;)" office:value-type="string" office:string-value="kaazing/gateway" calcext:value-type="string">
            <text:p>kaazing/gateway</text:p>
          </table:table-cell>
        </table:table-row>
        <table:table-row table:style-name="ro1">
          <table:table-cell office:value-type="float" office:value="17050816" calcext:value-type="float">
            <text:p>17050816</text:p>
          </table:table-cell>
          <table:table-cell office:value-type="string" calcext:value-type="string">
            <text:p>https://api.github.com/repos/elki-project/elki</text:p>
          </table:table-cell>
          <table:table-cell table:formula="of:=REPLACE([.B3276]; 1; 29; &quot;&quot;)" office:value-type="string" office:string-value="elki-project/elki" calcext:value-type="string">
            <text:p>elki-project/elki</text:p>
          </table:table-cell>
        </table:table-row>
        <table:table-row table:style-name="ro1">
          <table:table-cell office:value-type="float" office:value="17055393" calcext:value-type="float">
            <text:p>17055393</text:p>
          </table:table-cell>
          <table:table-cell office:value-type="string" calcext:value-type="string">
            <text:p>https://api.github.com/repos/ivli/roim</text:p>
          </table:table-cell>
          <table:table-cell table:formula="of:=REPLACE([.B3277]; 1; 29; &quot;&quot;)" office:value-type="string" office:string-value="ivli/roim" calcext:value-type="string">
            <text:p>ivli/roim</text:p>
          </table:table-cell>
        </table:table-row>
        <table:table-row table:style-name="ro1">
          <table:table-cell office:value-type="float" office:value="17083452" calcext:value-type="float">
            <text:p>17083452</text:p>
          </table:table-cell>
          <table:table-cell office:value-type="string" calcext:value-type="string">
            <text:p>https://api.github.com/repos/frink182/stevostat</text:p>
          </table:table-cell>
          <table:table-cell table:formula="of:=REPLACE([.B3278]; 1; 29; &quot;&quot;)" office:value-type="string" office:string-value="frink182/stevostat" calcext:value-type="string">
            <text:p>frink182/stevostat</text:p>
          </table:table-cell>
        </table:table-row>
        <table:table-row table:style-name="ro1">
          <table:table-cell office:value-type="float" office:value="17084881" calcext:value-type="float">
            <text:p>17084881</text:p>
          </table:table-cell>
          <table:table-cell office:value-type="string" calcext:value-type="string">
            <text:p>https://api.github.com/repos/dikshitluthra/enablix</text:p>
          </table:table-cell>
          <table:table-cell table:formula="of:=REPLACE([.B3279]; 1; 29; &quot;&quot;)" office:value-type="string" office:string-value="dikshitluthra/enablix" calcext:value-type="string">
            <text:p>dikshitluthra/enablix</text:p>
          </table:table-cell>
        </table:table-row>
        <table:table-row table:style-name="ro1">
          <table:table-cell office:value-type="float" office:value="17099760" calcext:value-type="float">
            <text:p>17099760</text:p>
          </table:table-cell>
          <table:table-cell office:value-type="string" calcext:value-type="string">
            <text:p>https://api.github.com/repos/NativeScript/android-runtime</text:p>
          </table:table-cell>
          <table:table-cell table:formula="of:=REPLACE([.B3280]; 1; 29; &quot;&quot;)" office:value-type="string" office:string-value="NativeScript/android-runtime" calcext:value-type="string">
            <text:p>NativeScript/android-runtime</text:p>
          </table:table-cell>
        </table:table-row>
        <table:table-row table:style-name="ro1">
          <table:table-cell office:value-type="float" office:value="17105646" calcext:value-type="float">
            <text:p>17105646</text:p>
          </table:table-cell>
          <table:table-cell office:value-type="string" calcext:value-type="string">
            <text:p>https://api.github.com/repos/Valeeeeeeee/fussball</text:p>
          </table:table-cell>
          <table:table-cell table:formula="of:=REPLACE([.B3281]; 1; 29; &quot;&quot;)" office:value-type="string" office:string-value="Valeeeeeeee/fussball" calcext:value-type="string">
            <text:p>Valeeeeeeee/fussball</text:p>
          </table:table-cell>
        </table:table-row>
        <table:table-row table:style-name="ro1">
          <table:table-cell office:value-type="float" office:value="17123904" calcext:value-type="float">
            <text:p>17123904</text:p>
          </table:table-cell>
          <table:table-cell office:value-type="string" calcext:value-type="string">
            <text:p>https://api.github.com/repos/ramram43210/Java</text:p>
          </table:table-cell>
          <table:table-cell table:formula="of:=REPLACE([.B3282]; 1; 29; &quot;&quot;)" office:value-type="string" office:string-value="ramram43210/Java" calcext:value-type="string">
            <text:p>ramram43210/Java</text:p>
          </table:table-cell>
        </table:table-row>
        <table:table-row table:style-name="ro1">
          <table:table-cell office:value-type="float" office:value="17125781" calcext:value-type="float">
            <text:p>17125781</text:p>
          </table:table-cell>
          <table:table-cell office:value-type="string" calcext:value-type="string">
            <text:p>https://api.github.com/repos/EasyBatch/easybatch-framework</text:p>
          </table:table-cell>
          <table:table-cell table:formula="of:=REPLACE([.B3283]; 1; 29; &quot;&quot;)" office:value-type="string" office:string-value="EasyBatch/easybatch-framework" calcext:value-type="string">
            <text:p>EasyBatch/easybatch-framework</text:p>
          </table:table-cell>
        </table:table-row>
        <table:table-row table:style-name="ro1">
          <table:table-cell office:value-type="float" office:value="17130394" calcext:value-type="float">
            <text:p>17130394</text:p>
          </table:table-cell>
          <table:table-cell office:value-type="string" calcext:value-type="string">
            <text:p>https://api.github.com/repos/hazelcast/hazelcast-simulator</text:p>
          </table:table-cell>
          <table:table-cell table:formula="of:=REPLACE([.B3284]; 1; 29; &quot;&quot;)" office:value-type="string" office:string-value="hazelcast/hazelcast-simulator" calcext:value-type="string">
            <text:p>hazelcast/hazelcast-simulator</text:p>
          </table:table-cell>
        </table:table-row>
        <table:table-row table:style-name="ro1">
          <table:table-cell office:value-type="float" office:value="17135195" calcext:value-type="float">
            <text:p>17135195</text:p>
          </table:table-cell>
          <table:table-cell office:value-type="string" calcext:value-type="string">
            <text:p>https://api.github.com/repos/Axellience/gmmemf</text:p>
          </table:table-cell>
          <table:table-cell table:formula="of:=REPLACE([.B3285]; 1; 29; &quot;&quot;)" office:value-type="string" office:string-value="Axellience/gmmemf" calcext:value-type="string">
            <text:p>Axellience/gmmemf</text:p>
          </table:table-cell>
        </table:table-row>
        <table:table-row table:style-name="ro1">
          <table:table-cell office:value-type="float" office:value="17136764" calcext:value-type="float">
            <text:p>17136764</text:p>
          </table:table-cell>
          <table:table-cell office:value-type="string" calcext:value-type="string">
            <text:p>https://api.github.com/repos/mopsalarm/Pr0</text:p>
          </table:table-cell>
          <table:table-cell table:formula="of:=REPLACE([.B3286]; 1; 29; &quot;&quot;)" office:value-type="string" office:string-value="mopsalarm/Pr0" calcext:value-type="string">
            <text:p>mopsalarm/Pr0</text:p>
          </table:table-cell>
        </table:table-row>
        <table:table-row table:style-name="ro1">
          <table:table-cell office:value-type="float" office:value="17146743" calcext:value-type="float">
            <text:p>17146743</text:p>
          </table:table-cell>
          <table:table-cell office:value-type="string" calcext:value-type="string">
            <text:p>https://api.github.com/repos/ooyala/android-sample-apps</text:p>
          </table:table-cell>
          <table:table-cell table:formula="of:=REPLACE([.B3287]; 1; 29; &quot;&quot;)" office:value-type="string" office:string-value="ooyala/android-sample-apps" calcext:value-type="string">
            <text:p>ooyala/android-sample-apps</text:p>
          </table:table-cell>
        </table:table-row>
        <table:table-row table:style-name="ro1">
          <table:table-cell office:value-type="float" office:value="17151034" calcext:value-type="float">
            <text:p>17151034</text:p>
          </table:table-cell>
          <table:table-cell office:value-type="string" calcext:value-type="string">
            <text:p>https://api.github.com/repos/v5analytics/vertexium</text:p>
          </table:table-cell>
          <table:table-cell table:formula="of:=REPLACE([.B3288]; 1; 29; &quot;&quot;)" office:value-type="string" office:string-value="v5analytics/vertexium" calcext:value-type="string">
            <text:p>v5analytics/vertexium</text:p>
          </table:table-cell>
        </table:table-row>
        <table:table-row table:style-name="ro1">
          <table:table-cell office:value-type="float" office:value="17157180" calcext:value-type="float">
            <text:p>17157180</text:p>
          </table:table-cell>
          <table:table-cell office:value-type="string" calcext:value-type="string">
            <text:p>https://api.github.com/repos/DroidPlanner/Tower</text:p>
          </table:table-cell>
          <table:table-cell table:formula="of:=REPLACE([.B3289]; 1; 29; &quot;&quot;)" office:value-type="string" office:string-value="DroidPlanner/Tower" calcext:value-type="string">
            <text:p>DroidPlanner/Tower</text:p>
          </table:table-cell>
        </table:table-row>
        <table:table-row table:style-name="ro1">
          <table:table-cell office:value-type="float" office:value="17168466" calcext:value-type="float">
            <text:p>17168466</text:p>
          </table:table-cell>
          <table:table-cell office:value-type="string" calcext:value-type="string">
            <text:p>https://api.github.com/repos/Ellpeck/ActuallyAdditions</text:p>
          </table:table-cell>
          <table:table-cell table:formula="of:=REPLACE([.B3290]; 1; 29; &quot;&quot;)" office:value-type="string" office:string-value="Ellpeck/ActuallyAdditions" calcext:value-type="string">
            <text:p>Ellpeck/ActuallyAdditions</text:p>
          </table:table-cell>
        </table:table-row>
        <table:table-row table:style-name="ro1">
          <table:table-cell office:value-type="float" office:value="17193148" calcext:value-type="float">
            <text:p>17193148</text:p>
          </table:table-cell>
          <table:table-cell office:value-type="string" calcext:value-type="string">
            <text:p>https://api.github.com/repos/GreenSkinMonster/hipda</text:p>
          </table:table-cell>
          <table:table-cell table:formula="of:=REPLACE([.B3291]; 1; 29; &quot;&quot;)" office:value-type="string" office:string-value="GreenSkinMonster/hipda" calcext:value-type="string">
            <text:p>GreenSkinMonster/hipda</text:p>
          </table:table-cell>
        </table:table-row>
        <table:table-row table:style-name="ro1">
          <table:table-cell office:value-type="float" office:value="17265359" calcext:value-type="float">
            <text:p>17265359</text:p>
          </table:table-cell>
          <table:table-cell office:value-type="string" calcext:value-type="string">
            <text:p>https://api.github.com/repos/isdom/jocean-http</text:p>
          </table:table-cell>
          <table:table-cell table:formula="of:=REPLACE([.B3292]; 1; 29; &quot;&quot;)" office:value-type="string" office:string-value="isdom/jocean-http" calcext:value-type="string">
            <text:p>isdom/jocean-http</text:p>
          </table:table-cell>
        </table:table-row>
        <table:table-row table:style-name="ro1">
          <table:table-cell office:value-type="float" office:value="17289028" calcext:value-type="float">
            <text:p>17289028</text:p>
          </table:table-cell>
          <table:table-cell office:value-type="string" calcext:value-type="string">
            <text:p>https://api.github.com/repos/forcar/fc</text:p>
          </table:table-cell>
          <table:table-cell table:formula="of:=REPLACE([.B3293]; 1; 29; &quot;&quot;)" office:value-type="string" office:string-value="forcar/fc" calcext:value-type="string">
            <text:p>forcar/fc</text:p>
          </table:table-cell>
        </table:table-row>
        <table:table-row table:style-name="ro1">
          <table:table-cell office:value-type="float" office:value="17291152" calcext:value-type="float">
            <text:p>17291152</text:p>
          </table:table-cell>
          <table:table-cell office:value-type="string" calcext:value-type="string">
            <text:p>https://api.github.com/repos/semiotproject/semiot-platform</text:p>
          </table:table-cell>
          <table:table-cell table:formula="of:=REPLACE([.B3294]; 1; 29; &quot;&quot;)" office:value-type="string" office:string-value="semiotproject/semiot-platform" calcext:value-type="string">
            <text:p>semiotproject/semiot-platform</text:p>
          </table:table-cell>
        </table:table-row>
        <table:table-row table:style-name="ro1">
          <table:table-cell office:value-type="float" office:value="17293754" calcext:value-type="float">
            <text:p>17293754</text:p>
          </table:table-cell>
          <table:table-cell office:value-type="string" calcext:value-type="string">
            <text:p>https://api.github.com/repos/elastic/elasticsearch-hadoop</text:p>
          </table:table-cell>
          <table:table-cell table:formula="of:=REPLACE([.B3295]; 1; 29; &quot;&quot;)" office:value-type="string" office:string-value="elastic/elasticsearch-hadoop" calcext:value-type="string">
            <text:p>elastic/elasticsearch-hadoop</text:p>
          </table:table-cell>
        </table:table-row>
        <table:table-row table:style-name="ro1">
          <table:table-cell office:value-type="float" office:value="17295465" calcext:value-type="float">
            <text:p>17295465</text:p>
          </table:table-cell>
          <table:table-cell office:value-type="string" calcext:value-type="string">
            <text:p>https://api.github.com/repos/nmondal/njexl</text:p>
          </table:table-cell>
          <table:table-cell table:formula="of:=REPLACE([.B3296]; 1; 29; &quot;&quot;)" office:value-type="string" office:string-value="nmondal/njexl" calcext:value-type="string">
            <text:p>nmondal/njexl</text:p>
          </table:table-cell>
        </table:table-row>
        <table:table-row table:style-name="ro1">
          <table:table-cell office:value-type="float" office:value="17302594" calcext:value-type="float">
            <text:p>17302594</text:p>
          </table:table-cell>
          <table:table-cell office:value-type="string" calcext:value-type="string">
            <text:p>https://api.github.com/repos/elastic/elasticsearch</text:p>
          </table:table-cell>
          <table:table-cell table:formula="of:=REPLACE([.B3297]; 1; 29; &quot;&quot;)" office:value-type="string" office:string-value="elastic/elasticsearch" calcext:value-type="string">
            <text:p>elastic/elasticsearch</text:p>
          </table:table-cell>
        </table:table-row>
        <table:table-row table:style-name="ro1">
          <table:table-cell office:value-type="float" office:value="17305909" calcext:value-type="float">
            <text:p>17305909</text:p>
          </table:table-cell>
          <table:table-cell office:value-type="string" calcext:value-type="string">
            <text:p>https://api.github.com/repos/8-Bit-Warframe/Lost-Sector</text:p>
          </table:table-cell>
          <table:table-cell table:formula="of:=REPLACE([.B3298]; 1; 29; &quot;&quot;)" office:value-type="string" office:string-value="8-Bit-Warframe/Lost-Sector" calcext:value-type="string">
            <text:p>8-Bit-Warframe/Lost-Sector</text:p>
          </table:table-cell>
        </table:table-row>
        <table:table-row table:style-name="ro1">
          <table:table-cell office:value-type="float" office:value="17333675" calcext:value-type="float">
            <text:p>17333675</text:p>
          </table:table-cell>
          <table:table-cell office:value-type="string" calcext:value-type="string">
            <text:p>https://api.github.com/repos/wso2/carbon-analytics-common</text:p>
          </table:table-cell>
          <table:table-cell table:formula="of:=REPLACE([.B3299]; 1; 29; &quot;&quot;)" office:value-type="string" office:string-value="wso2/carbon-analytics-common" calcext:value-type="string">
            <text:p>wso2/carbon-analytics-common</text:p>
          </table:table-cell>
        </table:table-row>
        <table:table-row table:style-name="ro1">
          <table:table-cell office:value-type="float" office:value="17363138" calcext:value-type="float">
            <text:p>17363138</text:p>
          </table:table-cell>
          <table:table-cell office:value-type="string" calcext:value-type="string">
            <text:p>https://api.github.com/repos/xai/jdime</text:p>
          </table:table-cell>
          <table:table-cell table:formula="of:=REPLACE([.B3300]; 1; 29; &quot;&quot;)" office:value-type="string" office:string-value="xai/jdime" calcext:value-type="string">
            <text:p>xai/jdime</text:p>
          </table:table-cell>
        </table:table-row>
        <table:table-row table:style-name="ro1">
          <table:table-cell office:value-type="float" office:value="17399798" calcext:value-type="float">
            <text:p>17399798</text:p>
          </table:table-cell>
          <table:table-cell office:value-type="string" calcext:value-type="string">
            <text:p>https://api.github.com/repos/opencb/hpg-bigdata</text:p>
          </table:table-cell>
          <table:table-cell table:formula="of:=REPLACE([.B3301]; 1; 29; &quot;&quot;)" office:value-type="string" office:string-value="opencb/hpg-bigdata" calcext:value-type="string">
            <text:p>opencb/hpg-bigdata</text:p>
          </table:table-cell>
        </table:table-row>
        <table:table-row table:style-name="ro1">
          <table:table-cell office:value-type="float" office:value="17401133" calcext:value-type="float">
            <text:p>17401133</text:p>
          </table:table-cell>
          <table:table-cell office:value-type="string" calcext:value-type="string">
            <text:p>https://api.github.com/repos/StephenBlackWasAlreadyTaken/xDrip-Experimental</text:p>
          </table:table-cell>
          <table:table-cell table:formula="of:=REPLACE([.B3302]; 1; 29; &quot;&quot;)" office:value-type="string" office:string-value="StephenBlackWasAlreadyTaken/xDrip-Experimental" calcext:value-type="string">
            <text:p>StephenBlackWasAlreadyTaken/xDrip-Experimental</text:p>
          </table:table-cell>
        </table:table-row>
        <table:table-row table:style-name="ro1">
          <table:table-cell office:value-type="float" office:value="17401177" calcext:value-type="float">
            <text:p>17401177</text:p>
          </table:table-cell>
          <table:table-cell office:value-type="string" calcext:value-type="string">
            <text:p>https://api.github.com/repos/aspectran/aspectran</text:p>
          </table:table-cell>
          <table:table-cell table:formula="of:=REPLACE([.B3303]; 1; 29; &quot;&quot;)" office:value-type="string" office:string-value="aspectran/aspectran" calcext:value-type="string">
            <text:p>aspectran/aspectran</text:p>
          </table:table-cell>
        </table:table-row>
        <table:table-row table:style-name="ro1">
          <table:table-cell office:value-type="float" office:value="17419828" calcext:value-type="float">
            <text:p>17419828</text:p>
          </table:table-cell>
          <table:table-cell office:value-type="string" calcext:value-type="string">
            <text:p>https://api.github.com/repos/marcocorvi/topodroid</text:p>
          </table:table-cell>
          <table:table-cell table:formula="of:=REPLACE([.B3304]; 1; 29; &quot;&quot;)" office:value-type="string" office:string-value="marcocorvi/topodroid" calcext:value-type="string">
            <text:p>marcocorvi/topodroid</text:p>
          </table:table-cell>
        </table:table-row>
        <table:table-row table:style-name="ro1">
          <table:table-cell office:value-type="float" office:value="17429317" calcext:value-type="float">
            <text:p>17429317</text:p>
          </table:table-cell>
          <table:table-cell office:value-type="string" calcext:value-type="string">
            <text:p>https://api.github.com/repos/iDevicesInc/SweetBlue</text:p>
          </table:table-cell>
          <table:table-cell table:formula="of:=REPLACE([.B3305]; 1; 29; &quot;&quot;)" office:value-type="string" office:string-value="iDevicesInc/SweetBlue" calcext:value-type="string">
            <text:p>iDevicesInc/SweetBlue</text:p>
          </table:table-cell>
        </table:table-row>
        <table:table-row table:style-name="ro1">
          <table:table-cell office:value-type="float" office:value="17432574" calcext:value-type="float">
            <text:p>17432574</text:p>
          </table:table-cell>
          <table:table-cell office:value-type="string" calcext:value-type="string">
            <text:p>https://api.github.com/repos/cadpage/cadpage-android</text:p>
          </table:table-cell>
          <table:table-cell table:formula="of:=REPLACE([.B3306]; 1; 29; &quot;&quot;)" office:value-type="string" office:string-value="cadpage/cadpage-android" calcext:value-type="string">
            <text:p>cadpage/cadpage-android</text:p>
          </table:table-cell>
        </table:table-row>
        <table:table-row table:style-name="ro1">
          <table:table-cell office:value-type="float" office:value="17433406" calcext:value-type="float">
            <text:p>17433406</text:p>
          </table:table-cell>
          <table:table-cell office:value-type="string" calcext:value-type="string">
            <text:p>https://api.github.com/repos/effektif/effektif</text:p>
          </table:table-cell>
          <table:table-cell table:formula="of:=REPLACE([.B3307]; 1; 29; &quot;&quot;)" office:value-type="string" office:string-value="effektif/effektif" calcext:value-type="string">
            <text:p>effektif/effektif</text:p>
          </table:table-cell>
        </table:table-row>
        <table:table-row table:style-name="ro1">
          <table:table-cell office:value-type="float" office:value="17436998" calcext:value-type="float">
            <text:p>17436998</text:p>
          </table:table-cell>
          <table:table-cell office:value-type="string" calcext:value-type="string">
            <text:p>https://api.github.com/repos/nacho270/GTL</text:p>
          </table:table-cell>
          <table:table-cell table:formula="of:=REPLACE([.B3308]; 1; 29; &quot;&quot;)" office:value-type="string" office:string-value="nacho270/GTL" calcext:value-type="string">
            <text:p>nacho270/GTL</text:p>
          </table:table-cell>
        </table:table-row>
        <table:table-row table:style-name="ro1">
          <table:table-cell office:value-type="float" office:value="17439762" calcext:value-type="float">
            <text:p>17439762</text:p>
          </table:table-cell>
          <table:table-cell office:value-type="string" calcext:value-type="string">
            <text:p>https://api.github.com/repos/pushtorefresh/storio</text:p>
          </table:table-cell>
          <table:table-cell table:formula="of:=REPLACE([.B3309]; 1; 29; &quot;&quot;)" office:value-type="string" office:string-value="pushtorefresh/storio" calcext:value-type="string">
            <text:p>pushtorefresh/storio</text:p>
          </table:table-cell>
        </table:table-row>
        <table:table-row table:style-name="ro1">
          <table:table-cell office:value-type="float" office:value="17443380" calcext:value-type="float">
            <text:p>17443380</text:p>
          </table:table-cell>
          <table:table-cell office:value-type="string" calcext:value-type="string">
            <text:p>https://api.github.com/repos/apache/servicemix-bundles</text:p>
          </table:table-cell>
          <table:table-cell table:formula="of:=REPLACE([.B3310]; 1; 29; &quot;&quot;)" office:value-type="string" office:string-value="apache/servicemix-bundles" calcext:value-type="string">
            <text:p>apache/servicemix-bundles</text:p>
          </table:table-cell>
        </table:table-row>
        <table:table-row table:style-name="ro1">
          <table:table-cell office:value-type="float" office:value="17444988" calcext:value-type="float">
            <text:p>17444988</text:p>
          </table:table-cell>
          <table:table-cell office:value-type="string" calcext:value-type="string">
            <text:p>https://api.github.com/repos/europeana/europeana-styleguide-ruby</text:p>
          </table:table-cell>
          <table:table-cell table:formula="of:=REPLACE([.B3311]; 1; 29; &quot;&quot;)" office:value-type="string" office:string-value="europeana/europeana-styleguide-ruby" calcext:value-type="string">
            <text:p>europeana/europeana-styleguide-ruby</text:p>
          </table:table-cell>
        </table:table-row>
        <table:table-row table:style-name="ro1">
          <table:table-cell office:value-type="float" office:value="17462063" calcext:value-type="float">
            <text:p>17462063</text:p>
          </table:table-cell>
          <table:table-cell office:value-type="string" calcext:value-type="string">
            <text:p>https://api.github.com/repos/jansorg/BashSupport</text:p>
          </table:table-cell>
          <table:table-cell table:formula="of:=REPLACE([.B3312]; 1; 29; &quot;&quot;)" office:value-type="string" office:string-value="jansorg/BashSupport" calcext:value-type="string">
            <text:p>jansorg/BashSupport</text:p>
          </table:table-cell>
        </table:table-row>
        <table:table-row table:style-name="ro1">
          <table:table-cell office:value-type="float" office:value="17463503" calcext:value-type="float">
            <text:p>17463503</text:p>
          </table:table-cell>
          <table:table-cell office:value-type="string" calcext:value-type="string">
            <text:p>https://api.github.com/repos/eastweb/EastWeb.V2</text:p>
          </table:table-cell>
          <table:table-cell table:formula="of:=REPLACE([.B3313]; 1; 29; &quot;&quot;)" office:value-type="string" office:string-value="eastweb/EastWeb.V2" calcext:value-type="string">
            <text:p>eastweb/EastWeb.V2</text:p>
          </table:table-cell>
        </table:table-row>
        <table:table-row table:style-name="ro1">
          <table:table-cell office:value-type="float" office:value="17491254" calcext:value-type="float">
            <text:p>17491254</text:p>
          </table:table-cell>
          <table:table-cell office:value-type="string" calcext:value-type="string">
            <text:p>https://api.github.com/repos/iLexiconn/LLibrary</text:p>
          </table:table-cell>
          <table:table-cell table:formula="of:=REPLACE([.B3314]; 1; 29; &quot;&quot;)" office:value-type="string" office:string-value="iLexiconn/LLibrary" calcext:value-type="string">
            <text:p>iLexiconn/LLibrary</text:p>
          </table:table-cell>
        </table:table-row>
        <table:table-row table:style-name="ro1">
          <table:table-cell office:value-type="float" office:value="17514580" calcext:value-type="float">
            <text:p>17514580</text:p>
          </table:table-cell>
          <table:table-cell office:value-type="string" calcext:value-type="string">
            <text:p>https://api.github.com/repos/nevella/alcina</text:p>
          </table:table-cell>
          <table:table-cell table:formula="of:=REPLACE([.B3315]; 1; 29; &quot;&quot;)" office:value-type="string" office:string-value="nevella/alcina" calcext:value-type="string">
            <text:p>nevella/alcina</text:p>
          </table:table-cell>
        </table:table-row>
        <table:table-row table:style-name="ro1">
          <table:table-cell office:value-type="float" office:value="17524611" calcext:value-type="float">
            <text:p>17524611</text:p>
          </table:table-cell>
          <table:table-cell office:value-type="string" calcext:value-type="string">
            <text:p>https://api.github.com/repos/ccomeaux/boardgamegeek4android</text:p>
          </table:table-cell>
          <table:table-cell table:formula="of:=REPLACE([.B3316]; 1; 29; &quot;&quot;)" office:value-type="string" office:string-value="ccomeaux/boardgamegeek4android" calcext:value-type="string">
            <text:p>ccomeaux/boardgamegeek4android</text:p>
          </table:table-cell>
        </table:table-row>
        <table:table-row table:style-name="ro1">
          <table:table-cell office:value-type="float" office:value="17535569" calcext:value-type="float">
            <text:p>17535569</text:p>
          </table:table-cell>
          <table:table-cell office:value-type="string" calcext:value-type="string">
            <text:p>https://api.github.com/repos/DAIAD/home-web</text:p>
          </table:table-cell>
          <table:table-cell table:formula="of:=REPLACE([.B3317]; 1; 29; &quot;&quot;)" office:value-type="string" office:string-value="DAIAD/home-web" calcext:value-type="string">
            <text:p>DAIAD/home-web</text:p>
          </table:table-cell>
        </table:table-row>
        <table:table-row table:style-name="ro1">
          <table:table-cell office:value-type="float" office:value="17535812" calcext:value-type="float">
            <text:p>17535812</text:p>
          </table:table-cell>
          <table:table-cell office:value-type="string" calcext:value-type="string">
            <text:p>https://api.github.com/repos/apache/directory-kerby</text:p>
          </table:table-cell>
          <table:table-cell table:formula="of:=REPLACE([.B3318]; 1; 29; &quot;&quot;)" office:value-type="string" office:string-value="apache/directory-kerby" calcext:value-type="string">
            <text:p>apache/directory-kerby</text:p>
          </table:table-cell>
        </table:table-row>
        <table:table-row table:style-name="ro1">
          <table:table-cell office:value-type="float" office:value="17539917" calcext:value-type="float">
            <text:p>17539917</text:p>
          </table:table-cell>
          <table:table-cell office:value-type="string" calcext:value-type="string">
            <text:p>https://api.github.com/repos/nunbitromance/coding_interview_questions</text:p>
          </table:table-cell>
          <table:table-cell table:formula="of:=REPLACE([.B3319]; 1; 29; &quot;&quot;)" office:value-type="string" office:string-value="nunbitromance/coding_interview_questions" calcext:value-type="string">
            <text:p>nunbitromance/coding_interview_questions</text:p>
          </table:table-cell>
        </table:table-row>
        <table:table-row table:style-name="ro1">
          <table:table-cell office:value-type="float" office:value="17542923" calcext:value-type="float">
            <text:p>17542923</text:p>
          </table:table-cell>
          <table:table-cell office:value-type="string" calcext:value-type="string">
            <text:p>https://api.github.com/repos/SleepyTrousers/EnderIO</text:p>
          </table:table-cell>
          <table:table-cell table:formula="of:=REPLACE([.B3320]; 1; 29; &quot;&quot;)" office:value-type="string" office:string-value="SleepyTrousers/EnderIO" calcext:value-type="string">
            <text:p>SleepyTrousers/EnderIO</text:p>
          </table:table-cell>
        </table:table-row>
        <table:table-row table:style-name="ro1">
          <table:table-cell office:value-type="float" office:value="17549975" calcext:value-type="float">
            <text:p>17549975</text:p>
          </table:table-cell>
          <table:table-cell office:value-type="string" calcext:value-type="string">
            <text:p>https://api.github.com/repos/Yannici/bedwars-reloaded</text:p>
          </table:table-cell>
          <table:table-cell table:formula="of:=REPLACE([.B3321]; 1; 29; &quot;&quot;)" office:value-type="string" office:string-value="Yannici/bedwars-reloaded" calcext:value-type="string">
            <text:p>Yannici/bedwars-reloaded</text:p>
          </table:table-cell>
        </table:table-row>
        <table:table-row table:style-name="ro1">
          <table:table-cell office:value-type="float" office:value="17559263" calcext:value-type="float">
            <text:p>17559263</text:p>
          </table:table-cell>
          <table:table-cell office:value-type="string" calcext:value-type="string">
            <text:p>https://api.github.com/repos/Rajawali/Rajawali</text:p>
          </table:table-cell>
          <table:table-cell table:formula="of:=REPLACE([.B3322]; 1; 29; &quot;&quot;)" office:value-type="string" office:string-value="Rajawali/Rajawali" calcext:value-type="string">
            <text:p>Rajawali/Rajawali</text:p>
          </table:table-cell>
        </table:table-row>
        <table:table-row table:style-name="ro1">
          <table:table-cell office:value-type="float" office:value="17563811" calcext:value-type="float">
            <text:p>17563811</text:p>
          </table:table-cell>
          <table:table-cell office:value-type="string" calcext:value-type="string">
            <text:p>https://api.github.com/repos/brianwernick/ExoMedia</text:p>
          </table:table-cell>
          <table:table-cell table:formula="of:=REPLACE([.B3323]; 1; 29; &quot;&quot;)" office:value-type="string" office:string-value="brianwernick/ExoMedia" calcext:value-type="string">
            <text:p>brianwernick/ExoMedia</text:p>
          </table:table-cell>
        </table:table-row>
        <table:table-row table:style-name="ro1">
          <table:table-cell office:value-type="float" office:value="17566102" calcext:value-type="float">
            <text:p>17566102</text:p>
          </table:table-cell>
          <table:table-cell office:value-type="string" calcext:value-type="string">
            <text:p>https://api.github.com/repos/tonihele/OpenKeeper</text:p>
          </table:table-cell>
          <table:table-cell table:formula="of:=REPLACE([.B3324]; 1; 29; &quot;&quot;)" office:value-type="string" office:string-value="tonihele/OpenKeeper" calcext:value-type="string">
            <text:p>tonihele/OpenKeeper</text:p>
          </table:table-cell>
        </table:table-row>
        <table:table-row table:style-name="ro1">
          <table:table-cell office:value-type="float" office:value="17572270" calcext:value-type="float">
            <text:p>17572270</text:p>
          </table:table-cell>
          <table:table-cell office:value-type="string" calcext:value-type="string">
            <text:p>https://api.github.com/repos/coinblesk/coinblesk-server</text:p>
          </table:table-cell>
          <table:table-cell table:formula="of:=REPLACE([.B3325]; 1; 29; &quot;&quot;)" office:value-type="string" office:string-value="coinblesk/coinblesk-server" calcext:value-type="string">
            <text:p>coinblesk/coinblesk-server</text:p>
          </table:table-cell>
        </table:table-row>
        <table:table-row table:style-name="ro1">
          <table:table-cell office:value-type="float" office:value="17587292" calcext:value-type="float">
            <text:p>17587292</text:p>
          </table:table-cell>
          <table:table-cell office:value-type="string" calcext:value-type="string">
            <text:p>https://api.github.com/repos/DSheirer/sdrtrunk</text:p>
          </table:table-cell>
          <table:table-cell table:formula="of:=REPLACE([.B3326]; 1; 29; &quot;&quot;)" office:value-type="string" office:string-value="DSheirer/sdrtrunk" calcext:value-type="string">
            <text:p>DSheirer/sdrtrunk</text:p>
          </table:table-cell>
        </table:table-row>
        <table:table-row table:style-name="ro1">
          <table:table-cell office:value-type="float" office:value="17629563" calcext:value-type="float">
            <text:p>17629563</text:p>
          </table:table-cell>
          <table:table-cell office:value-type="string" calcext:value-type="string">
            <text:p>https://api.github.com/repos/graphik-team/graal</text:p>
          </table:table-cell>
          <table:table-cell table:formula="of:=REPLACE([.B3327]; 1; 29; &quot;&quot;)" office:value-type="string" office:string-value="graphik-team/graal" calcext:value-type="string">
            <text:p>graphik-team/graal</text:p>
          </table:table-cell>
        </table:table-row>
        <table:table-row table:style-name="ro1">
          <table:table-cell office:value-type="float" office:value="17640015" calcext:value-type="float">
            <text:p>17640015</text:p>
          </table:table-cell>
          <table:table-cell office:value-type="string" calcext:value-type="string">
            <text:p>https://api.github.com/repos/apache/openmeetings</text:p>
          </table:table-cell>
          <table:table-cell table:formula="of:=REPLACE([.B3328]; 1; 29; &quot;&quot;)" office:value-type="string" office:string-value="apache/openmeetings" calcext:value-type="string">
            <text:p>apache/openmeetings</text:p>
          </table:table-cell>
        </table:table-row>
        <table:table-row table:style-name="ro1">
          <table:table-cell office:value-type="float" office:value="17653356" calcext:value-type="float">
            <text:p>17653356</text:p>
          </table:table-cell>
          <table:table-cell office:value-type="string" calcext:value-type="string">
            <text:p>https://api.github.com/repos/jub77/grafikon</text:p>
          </table:table-cell>
          <table:table-cell table:formula="of:=REPLACE([.B3329]; 1; 29; &quot;&quot;)" office:value-type="string" office:string-value="jub77/grafikon" calcext:value-type="string">
            <text:p>jub77/grafikon</text:p>
          </table:table-cell>
        </table:table-row>
        <table:table-row table:style-name="ro1">
          <table:table-cell office:value-type="float" office:value="17661749" calcext:value-type="float">
            <text:p>17661749</text:p>
          </table:table-cell>
          <table:table-cell office:value-type="string" calcext:value-type="string">
            <text:p>https://api.github.com/repos/ivandietz/telefoniaproject</text:p>
          </table:table-cell>
          <table:table-cell table:formula="of:=REPLACE([.B3330]; 1; 29; &quot;&quot;)" office:value-type="string" office:string-value="ivandietz/telefoniaproject" calcext:value-type="string">
            <text:p>ivandietz/telefoniaproject</text:p>
          </table:table-cell>
        </table:table-row>
        <table:table-row table:style-name="ro1">
          <table:table-cell office:value-type="float" office:value="17661949" calcext:value-type="float">
            <text:p>17661949</text:p>
          </table:table-cell>
          <table:table-cell office:value-type="string" calcext:value-type="string">
            <text:p>https://api.github.com/repos/jurgendl/jhaws</text:p>
          </table:table-cell>
          <table:table-cell table:formula="of:=REPLACE([.B3331]; 1; 29; &quot;&quot;)" office:value-type="string" office:string-value="jurgendl/jhaws" calcext:value-type="string">
            <text:p>jurgendl/jhaws</text:p>
          </table:table-cell>
        </table:table-row>
        <table:table-row table:style-name="ro1">
          <table:table-cell office:value-type="float" office:value="17664180" calcext:value-type="float">
            <text:p>17664180</text:p>
          </table:table-cell>
          <table:table-cell office:value-type="string" calcext:value-type="string">
            <text:p>https://api.github.com/repos/eFaps/eFapsApp-Sales</text:p>
          </table:table-cell>
          <table:table-cell table:formula="of:=REPLACE([.B3332]; 1; 29; &quot;&quot;)" office:value-type="string" office:string-value="eFaps/eFapsApp-Sales" calcext:value-type="string">
            <text:p>eFaps/eFapsApp-Sales</text:p>
          </table:table-cell>
        </table:table-row>
        <table:table-row table:style-name="ro1">
          <table:table-cell office:value-type="float" office:value="17671565" calcext:value-type="float">
            <text:p>17671565</text:p>
          </table:table-cell>
          <table:table-cell office:value-type="string" calcext:value-type="string">
            <text:p>https://api.github.com/repos/apache/incubator-commonsrdf</text:p>
          </table:table-cell>
          <table:table-cell table:formula="of:=REPLACE([.B3333]; 1; 29; &quot;&quot;)" office:value-type="string" office:string-value="apache/incubator-commonsrdf" calcext:value-type="string">
            <text:p>apache/incubator-commonsrdf</text:p>
          </table:table-cell>
        </table:table-row>
        <table:table-row table:style-name="ro1">
          <table:table-cell office:value-type="float" office:value="17678211" calcext:value-type="float">
            <text:p>17678211</text:p>
          </table:table-cell>
          <table:table-cell office:value-type="string" calcext:value-type="string">
            <text:p>https://api.github.com/repos/ow2-proactive/scheduling</text:p>
          </table:table-cell>
          <table:table-cell table:formula="of:=REPLACE([.B3334]; 1; 29; &quot;&quot;)" office:value-type="string" office:string-value="ow2-proactive/scheduling" calcext:value-type="string">
            <text:p>ow2-proactive/scheduling</text:p>
          </table:table-cell>
        </table:table-row>
        <table:table-row table:style-name="ro1">
          <table:table-cell office:value-type="float" office:value="17679685" calcext:value-type="float">
            <text:p>17679685</text:p>
          </table:table-cell>
          <table:table-cell office:value-type="string" calcext:value-type="string">
            <text:p>https://api.github.com/repos/qub-it/fenixedu-ulisboa-specifications</text:p>
          </table:table-cell>
          <table:table-cell table:formula="of:=REPLACE([.B3335]; 1; 29; &quot;&quot;)" office:value-type="string" office:string-value="qub-it/fenixedu-ulisboa-specifications" calcext:value-type="string">
            <text:p>qub-it/fenixedu-ulisboa-specifications</text:p>
          </table:table-cell>
        </table:table-row>
        <table:table-row table:style-name="ro1">
          <table:table-cell office:value-type="float" office:value="17681075" calcext:value-type="float">
            <text:p>17681075</text:p>
          </table:table-cell>
          <table:table-cell office:value-type="string" calcext:value-type="string">
            <text:p>https://api.github.com/repos/qub-it/fenixedu-treasury</text:p>
          </table:table-cell>
          <table:table-cell table:formula="of:=REPLACE([.B3336]; 1; 29; &quot;&quot;)" office:value-type="string" office:string-value="qub-it/fenixedu-treasury" calcext:value-type="string">
            <text:p>qub-it/fenixedu-treasury</text:p>
          </table:table-cell>
        </table:table-row>
        <table:table-row table:style-name="ro1">
          <table:table-cell office:value-type="float" office:value="17684180" calcext:value-type="float">
            <text:p>17684180</text:p>
          </table:table-cell>
          <table:table-cell office:value-type="string" calcext:value-type="string">
            <text:p>https://api.github.com/repos/zalando-stups/fullstop</text:p>
          </table:table-cell>
          <table:table-cell table:formula="of:=REPLACE([.B3337]; 1; 29; &quot;&quot;)" office:value-type="string" office:string-value="zalando-stups/fullstop" calcext:value-type="string">
            <text:p>zalando-stups/fullstop</text:p>
          </table:table-cell>
        </table:table-row>
        <table:table-row table:style-name="ro1">
          <table:table-cell office:value-type="float" office:value="17690418" calcext:value-type="float">
            <text:p>17690418</text:p>
          </table:table-cell>
          <table:table-cell office:value-type="string" calcext:value-type="string">
            <text:p>https://api.github.com/repos/billchen198318/bamboobsc</text:p>
          </table:table-cell>
          <table:table-cell table:formula="of:=REPLACE([.B3338]; 1; 29; &quot;&quot;)" office:value-type="string" office:string-value="billchen198318/bamboobsc" calcext:value-type="string">
            <text:p>billchen198318/bamboobsc</text:p>
          </table:table-cell>
        </table:table-row>
        <table:table-row table:style-name="ro1">
          <table:table-cell office:value-type="float" office:value="17694986" calcext:value-type="float">
            <text:p>17694986</text:p>
          </table:table-cell>
          <table:table-cell office:value-type="string" calcext:value-type="string">
            <text:p>https://api.github.com/repos/gerrit-review/gerrit</text:p>
          </table:table-cell>
          <table:table-cell table:formula="of:=REPLACE([.B3339]; 1; 29; &quot;&quot;)" office:value-type="string" office:string-value="gerrit-review/gerrit" calcext:value-type="string">
            <text:p>gerrit-review/gerrit</text:p>
          </table:table-cell>
        </table:table-row>
        <table:table-row table:style-name="ro1">
          <table:table-cell office:value-type="float" office:value="17701742" calcext:value-type="float">
            <text:p>17701742</text:p>
          </table:table-cell>
          <table:table-cell office:value-type="string" calcext:value-type="string">
            <text:p>https://api.github.com/repos/ApolloDev/apollo</text:p>
          </table:table-cell>
          <table:table-cell table:formula="of:=REPLACE([.B3340]; 1; 29; &quot;&quot;)" office:value-type="string" office:string-value="ApolloDev/apollo" calcext:value-type="string">
            <text:p>ApolloDev/apollo</text:p>
          </table:table-cell>
        </table:table-row>
        <table:table-row table:style-name="ro1">
          <table:table-cell office:value-type="float" office:value="17702524" calcext:value-type="float">
            <text:p>17702524</text:p>
          </table:table-cell>
          <table:table-cell office:value-type="string" calcext:value-type="string">
            <text:p>https://api.github.com/repos/Updownquark/ObServe</text:p>
          </table:table-cell>
          <table:table-cell table:formula="of:=REPLACE([.B3341]; 1; 29; &quot;&quot;)" office:value-type="string" office:string-value="Updownquark/ObServe" calcext:value-type="string">
            <text:p>Updownquark/ObServe</text:p>
          </table:table-cell>
        </table:table-row>
        <table:table-row table:style-name="ro1">
          <table:table-cell office:value-type="float" office:value="17725157" calcext:value-type="float">
            <text:p>17725157</text:p>
          </table:table-cell>
          <table:table-cell office:value-type="string" calcext:value-type="string">
            <text:p>https://api.github.com/repos/testpress/android</text:p>
          </table:table-cell>
          <table:table-cell table:formula="of:=REPLACE([.B3342]; 1; 29; &quot;&quot;)" office:value-type="string" office:string-value="testpress/android" calcext:value-type="string">
            <text:p>testpress/android</text:p>
          </table:table-cell>
        </table:table-row>
        <table:table-row table:style-name="ro1">
          <table:table-cell office:value-type="float" office:value="17728227" calcext:value-type="float">
            <text:p>17728227</text:p>
          </table:table-cell>
          <table:table-cell office:value-type="string" calcext:value-type="string">
            <text:p>https://api.github.com/repos/thehyve/dntp-portal</text:p>
          </table:table-cell>
          <table:table-cell table:formula="of:=REPLACE([.B3343]; 1; 29; &quot;&quot;)" office:value-type="string" office:string-value="thehyve/dntp-portal" calcext:value-type="string">
            <text:p>thehyve/dntp-portal</text:p>
          </table:table-cell>
        </table:table-row>
        <table:table-row table:style-name="ro1">
          <table:table-cell office:value-type="float" office:value="17740731" calcext:value-type="float">
            <text:p>17740731</text:p>
          </table:table-cell>
          <table:table-cell office:value-type="string" calcext:value-type="string">
            <text:p>https://api.github.com/repos/openlegis-br/sagl</text:p>
          </table:table-cell>
          <table:table-cell table:formula="of:=REPLACE([.B3344]; 1; 29; &quot;&quot;)" office:value-type="string" office:string-value="openlegis-br/sagl" calcext:value-type="string">
            <text:p>openlegis-br/sagl</text:p>
          </table:table-cell>
        </table:table-row>
        <table:table-row table:style-name="ro1">
          <table:table-cell office:value-type="float" office:value="17740973" calcext:value-type="float">
            <text:p>17740973</text:p>
          </table:table-cell>
          <table:table-cell office:value-type="string" calcext:value-type="string">
            <text:p>https://api.github.com/repos/as-ideas/ideas-dash</text:p>
          </table:table-cell>
          <table:table-cell table:formula="of:=REPLACE([.B3345]; 1; 29; &quot;&quot;)" office:value-type="string" office:string-value="as-ideas/ideas-dash" calcext:value-type="string">
            <text:p>as-ideas/ideas-dash</text:p>
          </table:table-cell>
        </table:table-row>
        <table:table-row table:style-name="ro1">
          <table:table-cell office:value-type="float" office:value="17744657" calcext:value-type="float">
            <text:p>17744657</text:p>
          </table:table-cell>
          <table:table-cell office:value-type="string" calcext:value-type="string">
            <text:p>https://api.github.com/repos/gjnathan13/CSSE376-Doctor-Who-Ticket-To-Ride</text:p>
          </table:table-cell>
          <table:table-cell table:formula="of:=REPLACE([.B3346]; 1; 29; &quot;&quot;)" office:value-type="string" office:string-value="gjnathan13/CSSE376-Doctor-Who-Ticket-To-Ride" calcext:value-type="string">
            <text:p>gjnathan13/CSSE376-Doctor-Who-Ticket-To-Ride</text:p>
          </table:table-cell>
        </table:table-row>
        <table:table-row table:style-name="ro1">
          <table:table-cell office:value-type="float" office:value="17747682" calcext:value-type="float">
            <text:p>17747682</text:p>
          </table:table-cell>
          <table:table-cell office:value-type="string" calcext:value-type="string">
            <text:p>https://api.github.com/repos/TU-Berlin/mathosphere</text:p>
          </table:table-cell>
          <table:table-cell table:formula="of:=REPLACE([.B3347]; 1; 29; &quot;&quot;)" office:value-type="string" office:string-value="TU-Berlin/mathosphere" calcext:value-type="string">
            <text:p>TU-Berlin/mathosphere</text:p>
          </table:table-cell>
        </table:table-row>
        <table:table-row table:style-name="ro1">
          <table:table-cell office:value-type="float" office:value="17749950" calcext:value-type="float">
            <text:p>17749950</text:p>
          </table:table-cell>
          <table:table-cell office:value-type="string" calcext:value-type="string">
            <text:p>https://api.github.com/repos/floscher/josm</text:p>
          </table:table-cell>
          <table:table-cell table:formula="of:=REPLACE([.B3348]; 1; 29; &quot;&quot;)" office:value-type="string" office:string-value="floscher/josm" calcext:value-type="string">
            <text:p>floscher/josm</text:p>
          </table:table-cell>
        </table:table-row>
        <table:table-row table:style-name="ro1">
          <table:table-cell office:value-type="float" office:value="17750620" calcext:value-type="float">
            <text:p>17750620</text:p>
          </table:table-cell>
          <table:table-cell office:value-type="string" calcext:value-type="string">
            <text:p>https://api.github.com/repos/wikimedia/wikidata-query-rdf</text:p>
          </table:table-cell>
          <table:table-cell table:formula="of:=REPLACE([.B3349]; 1; 29; &quot;&quot;)" office:value-type="string" office:string-value="wikimedia/wikidata-query-rdf" calcext:value-type="string">
            <text:p>wikimedia/wikidata-query-rdf</text:p>
          </table:table-cell>
        </table:table-row>
        <table:table-row table:style-name="ro1">
          <table:table-cell office:value-type="float" office:value="17754173" calcext:value-type="float">
            <text:p>17754173</text:p>
          </table:table-cell>
          <table:table-cell office:value-type="string" calcext:value-type="string">
            <text:p>https://api.github.com/repos/darkobas/frameworks_base</text:p>
          </table:table-cell>
          <table:table-cell table:formula="of:=REPLACE([.B3350]; 1; 29; &quot;&quot;)" office:value-type="string" office:string-value="darkobas/frameworks_base" calcext:value-type="string">
            <text:p>darkobas/frameworks_base</text:p>
          </table:table-cell>
        </table:table-row>
        <table:table-row table:style-name="ro1">
          <table:table-cell office:value-type="float" office:value="17764414" calcext:value-type="float">
            <text:p>17764414</text:p>
          </table:table-cell>
          <table:table-cell office:value-type="string" calcext:value-type="string">
            <text:p>https://api.github.com/repos/MarcusWolschon/osmeditor4android</text:p>
          </table:table-cell>
          <table:table-cell table:formula="of:=REPLACE([.B3351]; 1; 29; &quot;&quot;)" office:value-type="string" office:string-value="MarcusWolschon/osmeditor4android" calcext:value-type="string">
            <text:p>MarcusWolschon/osmeditor4android</text:p>
          </table:table-cell>
        </table:table-row>
        <table:table-row table:style-name="ro1">
          <table:table-cell office:value-type="float" office:value="17773786" calcext:value-type="float">
            <text:p>17773786</text:p>
          </table:table-cell>
          <table:table-cell office:value-type="string" calcext:value-type="string">
            <text:p>https://api.github.com/repos/rodrif/RecorridasZOTP</text:p>
          </table:table-cell>
          <table:table-cell table:formula="of:=REPLACE([.B3352]; 1; 29; &quot;&quot;)" office:value-type="string" office:string-value="rodrif/RecorridasZOTP" calcext:value-type="string">
            <text:p>rodrif/RecorridasZOTP</text:p>
          </table:table-cell>
        </table:table-row>
        <table:table-row table:style-name="ro1">
          <table:table-cell office:value-type="float" office:value="17777273" calcext:value-type="float">
            <text:p>17777273</text:p>
          </table:table-cell>
          <table:table-cell office:value-type="string" calcext:value-type="string">
            <text:p>https://api.github.com/repos/dankito/DeepThought</text:p>
          </table:table-cell>
          <table:table-cell table:formula="of:=REPLACE([.B3353]; 1; 29; &quot;&quot;)" office:value-type="string" office:string-value="dankito/DeepThought" calcext:value-type="string">
            <text:p>dankito/DeepThought</text:p>
          </table:table-cell>
        </table:table-row>
        <table:table-row table:style-name="ro1">
          <table:table-cell office:value-type="float" office:value="17780355" calcext:value-type="float">
            <text:p>17780355</text:p>
          </table:table-cell>
          <table:table-cell office:value-type="string" calcext:value-type="string">
            <text:p>https://api.github.com/repos/BioMachinesLab/drones</text:p>
          </table:table-cell>
          <table:table-cell table:formula="of:=REPLACE([.B3354]; 1; 29; &quot;&quot;)" office:value-type="string" office:string-value="BioMachinesLab/drones" calcext:value-type="string">
            <text:p>BioMachinesLab/drones</text:p>
          </table:table-cell>
        </table:table-row>
        <table:table-row table:style-name="ro1">
          <table:table-cell office:value-type="float" office:value="17783499" calcext:value-type="float">
            <text:p>17783499</text:p>
          </table:table-cell>
          <table:table-cell office:value-type="string" calcext:value-type="string">
            <text:p>https://api.github.com/repos/UBC-Solar/Simulator</text:p>
          </table:table-cell>
          <table:table-cell table:formula="of:=REPLACE([.B3355]; 1; 29; &quot;&quot;)" office:value-type="string" office:string-value="UBC-Solar/Simulator" calcext:value-type="string">
            <text:p>UBC-Solar/Simulator</text:p>
          </table:table-cell>
        </table:table-row>
        <table:table-row table:style-name="ro1">
          <table:table-cell office:value-type="float" office:value="17790004" calcext:value-type="float">
            <text:p>17790004</text:p>
          </table:table-cell>
          <table:table-cell office:value-type="string" calcext:value-type="string">
            <text:p>https://api.github.com/repos/OlivierLD/raspberry-pi4j-samples</text:p>
          </table:table-cell>
          <table:table-cell table:formula="of:=REPLACE([.B3356]; 1; 29; &quot;&quot;)" office:value-type="string" office:string-value="OlivierLD/raspberry-pi4j-samples" calcext:value-type="string">
            <text:p>OlivierLD/raspberry-pi4j-samples</text:p>
          </table:table-cell>
        </table:table-row>
        <table:table-row table:style-name="ro1">
          <table:table-cell office:value-type="float" office:value="17805107" calcext:value-type="float">
            <text:p>17805107</text:p>
          </table:table-cell>
          <table:table-cell office:value-type="string" calcext:value-type="string">
            <text:p>https://api.github.com/repos/yacy/yacy_search_server</text:p>
          </table:table-cell>
          <table:table-cell table:formula="of:=REPLACE([.B3357]; 1; 29; &quot;&quot;)" office:value-type="string" office:string-value="yacy/yacy_search_server" calcext:value-type="string">
            <text:p>yacy/yacy_search_server</text:p>
          </table:table-cell>
        </table:table-row>
        <table:table-row table:style-name="ro1">
          <table:table-cell office:value-type="float" office:value="17845776" calcext:value-type="float">
            <text:p>17845776</text:p>
          </table:table-cell>
          <table:table-cell office:value-type="string" calcext:value-type="string">
            <text:p>https://api.github.com/repos/CloudSlang/cloud-slang</text:p>
          </table:table-cell>
          <table:table-cell table:formula="of:=REPLACE([.B3358]; 1; 29; &quot;&quot;)" office:value-type="string" office:string-value="CloudSlang/cloud-slang" calcext:value-type="string">
            <text:p>CloudSlang/cloud-slang</text:p>
          </table:table-cell>
        </table:table-row>
        <table:table-row table:style-name="ro1">
          <table:table-cell office:value-type="float" office:value="17846135" calcext:value-type="float">
            <text:p>17846135</text:p>
          </table:table-cell>
          <table:table-cell office:value-type="string" calcext:value-type="string">
            <text:p>https://api.github.com/repos/ist-dsi/fenixedu-ist</text:p>
          </table:table-cell>
          <table:table-cell table:formula="of:=REPLACE([.B3359]; 1; 29; &quot;&quot;)" office:value-type="string" office:string-value="ist-dsi/fenixedu-ist" calcext:value-type="string">
            <text:p>ist-dsi/fenixedu-ist</text:p>
          </table:table-cell>
        </table:table-row>
        <table:table-row table:style-name="ro1">
          <table:table-cell office:value-type="float" office:value="17847645" calcext:value-type="float">
            <text:p>17847645</text:p>
          </table:table-cell>
          <table:table-cell office:value-type="string" calcext:value-type="string">
            <text:p>https://api.github.com/repos/skyforcetw/skygoodjob</text:p>
          </table:table-cell>
          <table:table-cell table:formula="of:=REPLACE([.B3360]; 1; 29; &quot;&quot;)" office:value-type="string" office:string-value="skyforcetw/skygoodjob" calcext:value-type="string">
            <text:p>skyforcetw/skygoodjob</text:p>
          </table:table-cell>
        </table:table-row>
        <table:table-row table:style-name="ro1">
          <table:table-cell office:value-type="float" office:value="17851715" calcext:value-type="float">
            <text:p>17851715</text:p>
          </table:table-cell>
          <table:table-cell office:value-type="string" calcext:value-type="string">
            <text:p>https://api.github.com/repos/B3Partners/brmo</text:p>
          </table:table-cell>
          <table:table-cell table:formula="of:=REPLACE([.B3361]; 1; 29; &quot;&quot;)" office:value-type="string" office:string-value="B3Partners/brmo" calcext:value-type="string">
            <text:p>B3Partners/brmo</text:p>
          </table:table-cell>
        </table:table-row>
        <table:table-row table:style-name="ro1">
          <table:table-cell office:value-type="float" office:value="17854089" calcext:value-type="float">
            <text:p>17854089</text:p>
          </table:table-cell>
          <table:table-cell office:value-type="string" calcext:value-type="string">
            <text:p>https://api.github.com/repos/CloudSlang/score-actions</text:p>
          </table:table-cell>
          <table:table-cell table:formula="of:=REPLACE([.B3362]; 1; 29; &quot;&quot;)" office:value-type="string" office:string-value="CloudSlang/score-actions" calcext:value-type="string">
            <text:p>CloudSlang/score-actions</text:p>
          </table:table-cell>
        </table:table-row>
        <table:table-row table:style-name="ro1">
          <table:table-cell office:value-type="float" office:value="17859690" calcext:value-type="float">
            <text:p>17859690</text:p>
          </table:table-cell>
          <table:table-cell office:value-type="string" calcext:value-type="string">
            <text:p>https://api.github.com/repos/superckl/BiomeTweaker</text:p>
          </table:table-cell>
          <table:table-cell table:formula="of:=REPLACE([.B3363]; 1; 29; &quot;&quot;)" office:value-type="string" office:string-value="superckl/BiomeTweaker" calcext:value-type="string">
            <text:p>superckl/BiomeTweaker</text:p>
          </table:table-cell>
        </table:table-row>
        <table:table-row table:style-name="ro1">
          <table:table-cell office:value-type="float" office:value="17861489" calcext:value-type="float">
            <text:p>17861489</text:p>
          </table:table-cell>
          <table:table-cell office:value-type="string" calcext:value-type="string">
            <text:p>https://api.github.com/repos/loklak/loklak_server</text:p>
          </table:table-cell>
          <table:table-cell table:formula="of:=REPLACE([.B3364]; 1; 29; &quot;&quot;)" office:value-type="string" office:string-value="loklak/loklak_server" calcext:value-type="string">
            <text:p>loklak/loklak_server</text:p>
          </table:table-cell>
        </table:table-row>
        <table:table-row table:style-name="ro1">
          <table:table-cell office:value-type="float" office:value="17862813" calcext:value-type="float">
            <text:p>17862813</text:p>
          </table:table-cell>
          <table:table-cell office:value-type="string" calcext:value-type="string">
            <text:p>https://api.github.com/repos/blynkkk/blynk-server</text:p>
          </table:table-cell>
          <table:table-cell table:formula="of:=REPLACE([.B3365]; 1; 29; &quot;&quot;)" office:value-type="string" office:string-value="blynkkk/blynk-server" calcext:value-type="string">
            <text:p>blynkkk/blynk-server</text:p>
          </table:table-cell>
        </table:table-row>
        <table:table-row table:style-name="ro1">
          <table:table-cell office:value-type="float" office:value="17875557" calcext:value-type="float">
            <text:p>17875557</text:p>
          </table:table-cell>
          <table:table-cell office:value-type="string" calcext:value-type="string">
            <text:p>https://api.github.com/repos/internousdevwork/strutsdb</text:p>
          </table:table-cell>
          <table:table-cell table:formula="of:=REPLACE([.B3366]; 1; 29; &quot;&quot;)" office:value-type="string" office:string-value="internousdevwork/strutsdb" calcext:value-type="string">
            <text:p>internousdevwork/strutsdb</text:p>
          </table:table-cell>
        </table:table-row>
        <table:table-row table:style-name="ro1">
          <table:table-cell office:value-type="float" office:value="17878442" calcext:value-type="float">
            <text:p>17878442</text:p>
          </table:table-cell>
          <table:table-cell office:value-type="string" calcext:value-type="string">
            <text:p>https://api.github.com/repos/phax/peppol-commons</text:p>
          </table:table-cell>
          <table:table-cell table:formula="of:=REPLACE([.B3367]; 1; 29; &quot;&quot;)" office:value-type="string" office:string-value="phax/peppol-commons" calcext:value-type="string">
            <text:p>phax/peppol-commons</text:p>
          </table:table-cell>
        </table:table-row>
        <table:table-row table:style-name="ro1">
          <table:table-cell office:value-type="float" office:value="17888651" calcext:value-type="float">
            <text:p>17888651</text:p>
          </table:table-cell>
          <table:table-cell office:value-type="string" calcext:value-type="string">
            <text:p>https://api.github.com/repos/phax/peppol-smp-server</text:p>
          </table:table-cell>
          <table:table-cell table:formula="of:=REPLACE([.B3368]; 1; 29; &quot;&quot;)" office:value-type="string" office:string-value="phax/peppol-smp-server" calcext:value-type="string">
            <text:p>phax/peppol-smp-server</text:p>
          </table:table-cell>
        </table:table-row>
        <table:table-row table:style-name="ro1">
          <table:table-cell office:value-type="float" office:value="17897014" calcext:value-type="float">
            <text:p>17897014</text:p>
          </table:table-cell>
          <table:table-cell office:value-type="string" calcext:value-type="string">
            <text:p>https://api.github.com/repos/telefonicaid/fiware-cygnus</text:p>
          </table:table-cell>
          <table:table-cell table:formula="of:=REPLACE([.B3369]; 1; 29; &quot;&quot;)" office:value-type="string" office:string-value="telefonicaid/fiware-cygnus" calcext:value-type="string">
            <text:p>telefonicaid/fiware-cygnus</text:p>
          </table:table-cell>
        </table:table-row>
        <table:table-row table:style-name="ro1">
          <table:table-cell office:value-type="float" office:value="17897358" calcext:value-type="float">
            <text:p>17897358</text:p>
          </table:table-cell>
          <table:table-cell office:value-type="string" calcext:value-type="string">
            <text:p>https://api.github.com/repos/black-wolves/black-wolves</text:p>
          </table:table-cell>
          <table:table-cell table:formula="of:=REPLACE([.B3370]; 1; 29; &quot;&quot;)" office:value-type="string" office:string-value="black-wolves/black-wolves" calcext:value-type="string">
            <text:p>black-wolves/black-wolves</text:p>
          </table:table-cell>
        </table:table-row>
        <table:table-row table:style-name="ro1">
          <table:table-cell office:value-type="float" office:value="17906200" calcext:value-type="float">
            <text:p>17906200</text:p>
          </table:table-cell>
          <table:table-cell office:value-type="string" calcext:value-type="string">
            <text:p>https://api.github.com/repos/jmthompson2015/vizzini</text:p>
          </table:table-cell>
          <table:table-cell table:formula="of:=REPLACE([.B3371]; 1; 29; &quot;&quot;)" office:value-type="string" office:string-value="jmthompson2015/vizzini" calcext:value-type="string">
            <text:p>jmthompson2015/vizzini</text:p>
          </table:table-cell>
        </table:table-row>
        <table:table-row table:style-name="ro1">
          <table:table-cell office:value-type="float" office:value="17908109" calcext:value-type="float">
            <text:p>17908109</text:p>
          </table:table-cell>
          <table:table-cell office:value-type="string" calcext:value-type="string">
            <text:p>https://api.github.com/repos/diging/quadriga</text:p>
          </table:table-cell>
          <table:table-cell table:formula="of:=REPLACE([.B3372]; 1; 29; &quot;&quot;)" office:value-type="string" office:string-value="diging/quadriga" calcext:value-type="string">
            <text:p>diging/quadriga</text:p>
          </table:table-cell>
        </table:table-row>
        <table:table-row table:style-name="ro1">
          <table:table-cell office:value-type="float" office:value="17909579" calcext:value-type="float">
            <text:p>17909579</text:p>
          </table:table-cell>
          <table:table-cell office:value-type="string" calcext:value-type="string">
            <text:p>https://api.github.com/repos/AlmasB/FXGL</text:p>
          </table:table-cell>
          <table:table-cell table:formula="of:=REPLACE([.B3373]; 1; 29; &quot;&quot;)" office:value-type="string" office:string-value="AlmasB/FXGL" calcext:value-type="string">
            <text:p>AlmasB/FXGL</text:p>
          </table:table-cell>
        </table:table-row>
        <table:table-row table:style-name="ro1">
          <table:table-cell office:value-type="float" office:value="17911321" calcext:value-type="float">
            <text:p>17911321</text:p>
          </table:table-cell>
          <table:table-cell office:value-type="string" calcext:value-type="string">
            <text:p>https://api.github.com/repos/SpectraLogic/ds3_java_sdk</text:p>
          </table:table-cell>
          <table:table-cell table:formula="of:=REPLACE([.B3374]; 1; 29; &quot;&quot;)" office:value-type="string" office:string-value="SpectraLogic/ds3_java_sdk" calcext:value-type="string">
            <text:p>SpectraLogic/ds3_java_sdk</text:p>
          </table:table-cell>
        </table:table-row>
        <table:table-row table:style-name="ro1">
          <table:table-cell office:value-type="float" office:value="17925170" calcext:value-type="float">
            <text:p>17925170</text:p>
          </table:table-cell>
          <table:table-cell office:value-type="string" calcext:value-type="string">
            <text:p>https://api.github.com/repos/mesos/elasticsearch</text:p>
          </table:table-cell>
          <table:table-cell table:formula="of:=REPLACE([.B3375]; 1; 29; &quot;&quot;)" office:value-type="string" office:string-value="mesos/elasticsearch" calcext:value-type="string">
            <text:p>mesos/elasticsearch</text:p>
          </table:table-cell>
        </table:table-row>
        <table:table-row table:style-name="ro1">
          <table:table-cell office:value-type="float" office:value="17929255" calcext:value-type="float">
            <text:p>17929255</text:p>
          </table:table-cell>
          <table:table-cell office:value-type="string" calcext:value-type="string">
            <text:p>https://api.github.com/repos/apache/incubator-zeppelin</text:p>
          </table:table-cell>
          <table:table-cell table:formula="of:=REPLACE([.B3376]; 1; 29; &quot;&quot;)" office:value-type="string" office:string-value="apache/incubator-zeppelin" calcext:value-type="string">
            <text:p>apache/incubator-zeppelin</text:p>
          </table:table-cell>
        </table:table-row>
        <table:table-row table:style-name="ro1">
          <table:table-cell office:value-type="float" office:value="17943452" calcext:value-type="float">
            <text:p>17943452</text:p>
          </table:table-cell>
          <table:table-cell office:value-type="string" calcext:value-type="string">
            <text:p>https://api.github.com/repos/RishiGupta12/serial-communication-manager</text:p>
          </table:table-cell>
          <table:table-cell table:formula="of:=REPLACE([.B3377]; 1; 29; &quot;&quot;)" office:value-type="string" office:string-value="RishiGupta12/serial-communication-manager" calcext:value-type="string">
            <text:p>RishiGupta12/serial-communication-manager</text:p>
          </table:table-cell>
        </table:table-row>
        <table:table-row table:style-name="ro1">
          <table:table-cell office:value-type="float" office:value="17945784" calcext:value-type="float">
            <text:p>17945784</text:p>
          </table:table-cell>
          <table:table-cell office:value-type="string" calcext:value-type="string">
            <text:p>https://api.github.com/repos/smartcommunitylab/smartcampus.mobilityservice</text:p>
          </table:table-cell>
          <table:table-cell table:formula="of:=REPLACE([.B3378]; 1; 29; &quot;&quot;)" office:value-type="string" office:string-value="smartcommunitylab/smartcampus.mobilityservice" calcext:value-type="string">
            <text:p>smartcommunitylab/smartcampus.mobilityservice</text:p>
          </table:table-cell>
        </table:table-row>
        <table:table-row table:style-name="ro1">
          <table:table-cell office:value-type="float" office:value="17954671" calcext:value-type="float">
            <text:p>17954671</text:p>
          </table:table-cell>
          <table:table-cell office:value-type="string" calcext:value-type="string">
            <text:p>https://api.github.com/repos/xlukema/RemoteLukeMaWorkGit</text:p>
          </table:table-cell>
          <table:table-cell table:formula="of:=REPLACE([.B3379]; 1; 29; &quot;&quot;)" office:value-type="string" office:string-value="xlukema/RemoteLukeMaWorkGit" calcext:value-type="string">
            <text:p>xlukema/RemoteLukeMaWorkGit</text:p>
          </table:table-cell>
        </table:table-row>
        <table:table-row table:style-name="ro1">
          <table:table-cell office:value-type="float" office:value="17957648" calcext:value-type="float">
            <text:p>17957648</text:p>
          </table:table-cell>
          <table:table-cell office:value-type="string" calcext:value-type="string">
            <text:p>https://api.github.com/repos/BrokenROM/frameworks_base</text:p>
          </table:table-cell>
          <table:table-cell table:formula="of:=REPLACE([.B3380]; 1; 29; &quot;&quot;)" office:value-type="string" office:string-value="BrokenROM/frameworks_base" calcext:value-type="string">
            <text:p>BrokenROM/frameworks_base</text:p>
          </table:table-cell>
        </table:table-row>
        <table:table-row table:style-name="ro1">
          <table:table-cell office:value-type="float" office:value="17957713" calcext:value-type="float">
            <text:p>17957713</text:p>
          </table:table-cell>
          <table:table-cell office:value-type="string" calcext:value-type="string">
            <text:p>https://api.github.com/repos/BrokenROM/packages_apps_Settings</text:p>
          </table:table-cell>
          <table:table-cell table:formula="of:=REPLACE([.B3381]; 1; 29; &quot;&quot;)" office:value-type="string" office:string-value="BrokenROM/packages_apps_Settings" calcext:value-type="string">
            <text:p>BrokenROM/packages_apps_Settings</text:p>
          </table:table-cell>
        </table:table-row>
        <table:table-row table:style-name="ro1">
          <table:table-cell office:value-type="float" office:value="17965656" calcext:value-type="float">
            <text:p>17965656</text:p>
          </table:table-cell>
          <table:table-cell office:value-type="string" calcext:value-type="string">
            <text:p>https://api.github.com/repos/pandcorps/pandam</text:p>
          </table:table-cell>
          <table:table-cell table:formula="of:=REPLACE([.B3382]; 1; 29; &quot;&quot;)" office:value-type="string" office:string-value="pandcorps/pandam" calcext:value-type="string">
            <text:p>pandcorps/pandam</text:p>
          </table:table-cell>
        </table:table-row>
        <table:table-row table:style-name="ro1">
          <table:table-cell office:value-type="float" office:value="17988667" calcext:value-type="float">
            <text:p>17988667</text:p>
          </table:table-cell>
          <table:table-cell office:value-type="string" calcext:value-type="string">
            <text:p>https://api.github.com/repos/codenvy/che-plugins</text:p>
          </table:table-cell>
          <table:table-cell table:formula="of:=REPLACE([.B3383]; 1; 29; &quot;&quot;)" office:value-type="string" office:string-value="codenvy/che-plugins" calcext:value-type="string">
            <text:p>codenvy/che-plugins</text:p>
          </table:table-cell>
        </table:table-row>
        <table:table-row table:style-name="ro1">
          <table:table-cell office:value-type="float" office:value="17991525" calcext:value-type="float">
            <text:p>17991525</text:p>
          </table:table-cell>
          <table:table-cell office:value-type="string" calcext:value-type="string">
            <text:p>https://api.github.com/repos/facebook/react-native</text:p>
          </table:table-cell>
          <table:table-cell table:formula="of:=REPLACE([.B3384]; 1; 29; &quot;&quot;)" office:value-type="string" office:string-value="facebook/react-native" calcext:value-type="string">
            <text:p>facebook/react-native</text:p>
          </table:table-cell>
        </table:table-row>
        <table:table-row table:style-name="ro1">
          <table:table-cell office:value-type="float" office:value="18003564" calcext:value-type="float">
            <text:p>18003564</text:p>
          </table:table-cell>
          <table:table-cell office:value-type="string" calcext:value-type="string">
            <text:p>https://api.github.com/repos/ctrosch/bs-tiendavirtual</text:p>
          </table:table-cell>
          <table:table-cell table:formula="of:=REPLACE([.B3385]; 1; 29; &quot;&quot;)" office:value-type="string" office:string-value="ctrosch/bs-tiendavirtual" calcext:value-type="string">
            <text:p>ctrosch/bs-tiendavirtual</text:p>
          </table:table-cell>
        </table:table-row>
        <table:table-row table:style-name="ro1">
          <table:table-cell office:value-type="float" office:value="18004957" calcext:value-type="float">
            <text:p>18004957</text:p>
          </table:table-cell>
          <table:table-cell office:value-type="string" calcext:value-type="string">
            <text:p>https://api.github.com/repos/facebook/fresco</text:p>
          </table:table-cell>
          <table:table-cell table:formula="of:=REPLACE([.B3386]; 1; 29; &quot;&quot;)" office:value-type="string" office:string-value="facebook/fresco" calcext:value-type="string">
            <text:p>facebook/fresco</text:p>
          </table:table-cell>
        </table:table-row>
        <table:table-row table:style-name="ro1">
          <table:table-cell office:value-type="float" office:value="18012234" calcext:value-type="float">
            <text:p>18012234</text:p>
          </table:table-cell>
          <table:table-cell office:value-type="string" calcext:value-type="string">
            <text:p>https://api.github.com/repos/simeonradivoev/MatterOverdrive</text:p>
          </table:table-cell>
          <table:table-cell table:formula="of:=REPLACE([.B3387]; 1; 29; &quot;&quot;)" office:value-type="string" office:string-value="simeonradivoev/MatterOverdrive" calcext:value-type="string">
            <text:p>simeonradivoev/MatterOverdrive</text:p>
          </table:table-cell>
        </table:table-row>
        <table:table-row table:style-name="ro1">
          <table:table-cell office:value-type="float" office:value="18014148" calcext:value-type="float">
            <text:p>18014148</text:p>
          </table:table-cell>
          <table:table-cell office:value-type="string" calcext:value-type="string">
            <text:p>https://api.github.com/repos/dtuma/processdash</text:p>
          </table:table-cell>
          <table:table-cell table:formula="of:=REPLACE([.B3388]; 1; 29; &quot;&quot;)" office:value-type="string" office:string-value="dtuma/processdash" calcext:value-type="string">
            <text:p>dtuma/processdash</text:p>
          </table:table-cell>
        </table:table-row>
        <table:table-row table:style-name="ro1">
          <table:table-cell office:value-type="float" office:value="18014824" calcext:value-type="float">
            <text:p>18014824</text:p>
          </table:table-cell>
          <table:table-cell office:value-type="string" calcext:value-type="string">
            <text:p>https://api.github.com/repos/PIH/openmrs-module-pihcore</text:p>
          </table:table-cell>
          <table:table-cell table:formula="of:=REPLACE([.B3389]; 1; 29; &quot;&quot;)" office:value-type="string" office:string-value="PIH/openmrs-module-pihcore" calcext:value-type="string">
            <text:p>PIH/openmrs-module-pihcore</text:p>
          </table:table-cell>
        </table:table-row>
        <table:table-row table:style-name="ro1">
          <table:table-cell office:value-type="float" office:value="18015930" calcext:value-type="float">
            <text:p>18015930</text:p>
          </table:table-cell>
          <table:table-cell office:value-type="string" calcext:value-type="string">
            <text:p>https://api.github.com/repos/eclipse/buildship</text:p>
          </table:table-cell>
          <table:table-cell table:formula="of:=REPLACE([.B3390]; 1; 29; &quot;&quot;)" office:value-type="string" office:string-value="eclipse/buildship" calcext:value-type="string">
            <text:p>eclipse/buildship</text:p>
          </table:table-cell>
        </table:table-row>
        <table:table-row table:style-name="ro1">
          <table:table-cell office:value-type="float" office:value="18018484" calcext:value-type="float">
            <text:p>18018484</text:p>
          </table:table-cell>
          <table:table-cell office:value-type="string" calcext:value-type="string">
            <text:p>https://api.github.com/repos/apache/aurora</text:p>
          </table:table-cell>
          <table:table-cell table:formula="of:=REPLACE([.B3391]; 1; 29; &quot;&quot;)" office:value-type="string" office:string-value="apache/aurora" calcext:value-type="string">
            <text:p>apache/aurora</text:p>
          </table:table-cell>
        </table:table-row>
        <table:table-row table:style-name="ro1">
          <table:table-cell office:value-type="float" office:value="18024724" calcext:value-type="float">
            <text:p>18024724</text:p>
          </table:table-cell>
          <table:table-cell office:value-type="string" calcext:value-type="string">
            <text:p>https://api.github.com/repos/codenameone/CodenameOne</text:p>
          </table:table-cell>
          <table:table-cell table:formula="of:=REPLACE([.B3392]; 1; 29; &quot;&quot;)" office:value-type="string" office:string-value="codenameone/CodenameOne" calcext:value-type="string">
            <text:p>codenameone/CodenameOne</text:p>
          </table:table-cell>
        </table:table-row>
        <table:table-row table:style-name="ro1">
          <table:table-cell office:value-type="float" office:value="18025548" calcext:value-type="float">
            <text:p>18025548</text:p>
          </table:table-cell>
          <table:table-cell office:value-type="string" calcext:value-type="string">
            <text:p>https://api.github.com/repos/hankcs/HanLP</text:p>
          </table:table-cell>
          <table:table-cell table:formula="of:=REPLACE([.B3393]; 1; 29; &quot;&quot;)" office:value-type="string" office:string-value="hankcs/HanLP" calcext:value-type="string">
            <text:p>hankcs/HanLP</text:p>
          </table:table-cell>
        </table:table-row>
        <table:table-row table:style-name="ro1">
          <table:table-cell office:value-type="float" office:value="18032821" calcext:value-type="float">
            <text:p>18032821</text:p>
          </table:table-cell>
          <table:table-cell office:value-type="string" calcext:value-type="string">
            <text:p>https://api.github.com/repos/codenvy/che-core</text:p>
          </table:table-cell>
          <table:table-cell table:formula="of:=REPLACE([.B3394]; 1; 29; &quot;&quot;)" office:value-type="string" office:string-value="codenvy/che-core" calcext:value-type="string">
            <text:p>codenvy/che-core</text:p>
          </table:table-cell>
        </table:table-row>
        <table:table-row table:style-name="ro1">
          <table:table-cell office:value-type="float" office:value="18045297" calcext:value-type="float">
            <text:p>18045297</text:p>
          </table:table-cell>
          <table:table-cell office:value-type="string" calcext:value-type="string">
            <text:p>https://api.github.com/repos/exedio/persistence</text:p>
          </table:table-cell>
          <table:table-cell table:formula="of:=REPLACE([.B3395]; 1; 29; &quot;&quot;)" office:value-type="string" office:string-value="exedio/persistence" calcext:value-type="string">
            <text:p>exedio/persistence</text:p>
          </table:table-cell>
        </table:table-row>
        <table:table-row table:style-name="ro1">
          <table:table-cell office:value-type="float" office:value="18046960" calcext:value-type="float">
            <text:p>18046960</text:p>
          </table:table-cell>
          <table:table-cell office:value-type="string" calcext:value-type="string">
            <text:p>https://api.github.com/repos/Samsung/GearVRf</text:p>
          </table:table-cell>
          <table:table-cell table:formula="of:=REPLACE([.B3396]; 1; 29; &quot;&quot;)" office:value-type="string" office:string-value="Samsung/GearVRf" calcext:value-type="string">
            <text:p>Samsung/GearVRf</text:p>
          </table:table-cell>
        </table:table-row>
        <table:table-row table:style-name="ro1">
          <table:table-cell office:value-type="float" office:value="18054802" calcext:value-type="float">
            <text:p>18054802</text:p>
          </table:table-cell>
          <table:table-cell office:value-type="string" calcext:value-type="string">
            <text:p>https://api.github.com/repos/xzel23/meja</text:p>
          </table:table-cell>
          <table:table-cell table:formula="of:=REPLACE([.B3397]; 1; 29; &quot;&quot;)" office:value-type="string" office:string-value="xzel23/meja" calcext:value-type="string">
            <text:p>xzel23/meja</text:p>
          </table:table-cell>
        </table:table-row>
        <table:table-row table:style-name="ro1">
          <table:table-cell office:value-type="float" office:value="18055867" calcext:value-type="float">
            <text:p>18055867</text:p>
          </table:table-cell>
          <table:table-cell office:value-type="string" calcext:value-type="string">
            <text:p>https://api.github.com/repos/square/keywhiz</text:p>
          </table:table-cell>
          <table:table-cell table:formula="of:=REPLACE([.B3398]; 1; 29; &quot;&quot;)" office:value-type="string" office:string-value="square/keywhiz" calcext:value-type="string">
            <text:p>square/keywhiz</text:p>
          </table:table-cell>
        </table:table-row>
        <table:table-row table:style-name="ro1">
          <table:table-cell office:value-type="float" office:value="18059072" calcext:value-type="float">
            <text:p>18059072</text:p>
          </table:table-cell>
          <table:table-cell office:value-type="string" calcext:value-type="string">
            <text:p>https://api.github.com/repos/eugenio1590/okiImport</text:p>
          </table:table-cell>
          <table:table-cell table:formula="of:=REPLACE([.B3399]; 1; 29; &quot;&quot;)" office:value-type="string" office:string-value="eugenio1590/okiImport" calcext:value-type="string">
            <text:p>eugenio1590/okiImport</text:p>
          </table:table-cell>
        </table:table-row>
        <table:table-row table:style-name="ro1">
          <table:table-cell office:value-type="float" office:value="18078188" calcext:value-type="float">
            <text:p>18078188</text:p>
          </table:table-cell>
          <table:table-cell office:value-type="string" calcext:value-type="string">
            <text:p>https://api.github.com/repos/wodis/leecode-java</text:p>
          </table:table-cell>
          <table:table-cell table:formula="of:=REPLACE([.B3400]; 1; 29; &quot;&quot;)" office:value-type="string" office:string-value="wodis/leecode-java" calcext:value-type="string">
            <text:p>wodis/leecode-java</text:p>
          </table:table-cell>
        </table:table-row>
        <table:table-row table:style-name="ro1">
          <table:table-cell office:value-type="float" office:value="18088555" calcext:value-type="float">
            <text:p>18088555</text:p>
          </table:table-cell>
          <table:table-cell office:value-type="string" calcext:value-type="string">
            <text:p>https://api.github.com/repos/zmaster587/AdvancedRocketry</text:p>
          </table:table-cell>
          <table:table-cell table:formula="of:=REPLACE([.B3401]; 1; 29; &quot;&quot;)" office:value-type="string" office:string-value="zmaster587/AdvancedRocketry" calcext:value-type="string">
            <text:p>zmaster587/AdvancedRocketry</text:p>
          </table:table-cell>
        </table:table-row>
        <table:table-row table:style-name="ro1">
          <table:table-cell office:value-type="float" office:value="18108239" calcext:value-type="float">
            <text:p>18108239</text:p>
          </table:table-cell>
          <table:table-cell office:value-type="string" calcext:value-type="string">
            <text:p>https://api.github.com/repos/BluSunrize/ImmersiveEngineering</text:p>
          </table:table-cell>
          <table:table-cell table:formula="of:=REPLACE([.B3402]; 1; 29; &quot;&quot;)" office:value-type="string" office:string-value="BluSunrize/ImmersiveEngineering" calcext:value-type="string">
            <text:p>BluSunrize/ImmersiveEngineering</text:p>
          </table:table-cell>
        </table:table-row>
        <table:table-row table:style-name="ro1">
          <table:table-cell office:value-type="float" office:value="18111265" calcext:value-type="float">
            <text:p>18111265</text:p>
          </table:table-cell>
          <table:table-cell office:value-type="string" calcext:value-type="string">
            <text:p>https://api.github.com/repos/damianszczepanik/cucumber-reporting</text:p>
          </table:table-cell>
          <table:table-cell table:formula="of:=REPLACE([.B3403]; 1; 29; &quot;&quot;)" office:value-type="string" office:string-value="damianszczepanik/cucumber-reporting" calcext:value-type="string">
            <text:p>damianszczepanik/cucumber-reporting</text:p>
          </table:table-cell>
        </table:table-row>
        <table:table-row table:style-name="ro1">
          <table:table-cell office:value-type="float" office:value="18115674" calcext:value-type="float">
            <text:p>18115674</text:p>
          </table:table-cell>
          <table:table-cell office:value-type="string" calcext:value-type="string">
            <text:p>https://api.github.com/repos/FableBlaze/RuM</text:p>
          </table:table-cell>
          <table:table-cell table:formula="of:=REPLACE([.B3404]; 1; 29; &quot;&quot;)" office:value-type="string" office:string-value="FableBlaze/RuM" calcext:value-type="string">
            <text:p>FableBlaze/RuM</text:p>
          </table:table-cell>
        </table:table-row>
        <table:table-row table:style-name="ro1">
          <table:table-cell office:value-type="float" office:value="18119956" calcext:value-type="float">
            <text:p>18119956</text:p>
          </table:table-cell>
          <table:table-cell office:value-type="string" calcext:value-type="string">
            <text:p>https://api.github.com/repos/apromore/ApromoreCode</text:p>
          </table:table-cell>
          <table:table-cell table:formula="of:=REPLACE([.B3405]; 1; 29; &quot;&quot;)" office:value-type="string" office:string-value="apromore/ApromoreCode" calcext:value-type="string">
            <text:p>apromore/ApromoreCode</text:p>
          </table:table-cell>
        </table:table-row>
        <table:table-row table:style-name="ro1">
          <table:table-cell office:value-type="float" office:value="18134380" calcext:value-type="float">
            <text:p>18134380</text:p>
          </table:table-cell>
          <table:table-cell office:value-type="string" calcext:value-type="string">
            <text:p>https://api.github.com/repos/JesFot/Plugins</text:p>
          </table:table-cell>
          <table:table-cell table:formula="of:=REPLACE([.B3406]; 1; 29; &quot;&quot;)" office:value-type="string" office:string-value="JesFot/Plugins" calcext:value-type="string">
            <text:p>JesFot/Plugins</text:p>
          </table:table-cell>
        </table:table-row>
        <table:table-row table:style-name="ro1">
          <table:table-cell office:value-type="float" office:value="18143580" calcext:value-type="float">
            <text:p>18143580</text:p>
          </table:table-cell>
          <table:table-cell office:value-type="string" calcext:value-type="string">
            <text:p>https://api.github.com/repos/FlatBallFlyer/IBM-Data-Merge-Utility</text:p>
          </table:table-cell>
          <table:table-cell table:formula="of:=REPLACE([.B3407]; 1; 29; &quot;&quot;)" office:value-type="string" office:string-value="FlatBallFlyer/IBM-Data-Merge-Utility" calcext:value-type="string">
            <text:p>FlatBallFlyer/IBM-Data-Merge-Utility</text:p>
          </table:table-cell>
        </table:table-row>
        <table:table-row table:style-name="ro1">
          <table:table-cell office:value-type="float" office:value="18144398" calcext:value-type="float">
            <text:p>18144398</text:p>
          </table:table-cell>
          <table:table-cell office:value-type="string" calcext:value-type="string">
            <text:p>https://api.github.com/repos/milaboratory/mixcr</text:p>
          </table:table-cell>
          <table:table-cell table:formula="of:=REPLACE([.B3408]; 1; 29; &quot;&quot;)" office:value-type="string" office:string-value="milaboratory/mixcr" calcext:value-type="string">
            <text:p>milaboratory/mixcr</text:p>
          </table:table-cell>
        </table:table-row>
        <table:table-row table:style-name="ro1">
          <table:table-cell office:value-type="float" office:value="18155785" calcext:value-type="float">
            <text:p>18155785</text:p>
          </table:table-cell>
          <table:table-cell office:value-type="string" calcext:value-type="string">
            <text:p>https://api.github.com/repos/CCAFS/ccafs-ap</text:p>
          </table:table-cell>
          <table:table-cell table:formula="of:=REPLACE([.B3409]; 1; 29; &quot;&quot;)" office:value-type="string" office:string-value="CCAFS/ccafs-ap" calcext:value-type="string">
            <text:p>CCAFS/ccafs-ap</text:p>
          </table:table-cell>
        </table:table-row>
        <table:table-row table:style-name="ro1">
          <table:table-cell office:value-type="float" office:value="18158537" calcext:value-type="float">
            <text:p>18158537</text:p>
          </table:table-cell>
          <table:table-cell office:value-type="string" calcext:value-type="string">
            <text:p>https://api.github.com/repos/psi-probe/psi-probe</text:p>
          </table:table-cell>
          <table:table-cell table:formula="of:=REPLACE([.B3410]; 1; 29; &quot;&quot;)" office:value-type="string" office:string-value="psi-probe/psi-probe" calcext:value-type="string">
            <text:p>psi-probe/psi-probe</text:p>
          </table:table-cell>
        </table:table-row>
        <table:table-row table:style-name="ro1">
          <table:table-cell office:value-type="float" office:value="18182397" calcext:value-type="float">
            <text:p>18182397</text:p>
          </table:table-cell>
          <table:table-cell office:value-type="string" calcext:value-type="string">
            <text:p>https://api.github.com/repos/Teletha/Sinobu</text:p>
          </table:table-cell>
          <table:table-cell table:formula="of:=REPLACE([.B3411]; 1; 29; &quot;&quot;)" office:value-type="string" office:string-value="Teletha/Sinobu" calcext:value-type="string">
            <text:p>Teletha/Sinobu</text:p>
          </table:table-cell>
        </table:table-row>
        <table:table-row table:style-name="ro1">
          <table:table-cell office:value-type="float" office:value="18189113" calcext:value-type="float">
            <text:p>18189113</text:p>
          </table:table-cell>
          <table:table-cell office:value-type="string" calcext:value-type="string">
            <text:p>https://api.github.com/repos/dhis2/dhis2-android-dashboard</text:p>
          </table:table-cell>
          <table:table-cell table:formula="of:=REPLACE([.B3412]; 1; 29; &quot;&quot;)" office:value-type="string" office:string-value="dhis2/dhis2-android-dashboard" calcext:value-type="string">
            <text:p>dhis2/dhis2-android-dashboard</text:p>
          </table:table-cell>
        </table:table-row>
        <table:table-row table:style-name="ro1">
          <table:table-cell office:value-type="float" office:value="18189495" calcext:value-type="float">
            <text:p>18189495</text:p>
          </table:table-cell>
          <table:table-cell office:value-type="string" calcext:value-type="string">
            <text:p>https://api.github.com/repos/iCONEXT/SMI_Travel</text:p>
          </table:table-cell>
          <table:table-cell table:formula="of:=REPLACE([.B3413]; 1; 29; &quot;&quot;)" office:value-type="string" office:string-value="iCONEXT/SMI_Travel" calcext:value-type="string">
            <text:p>iCONEXT/SMI_Travel</text:p>
          </table:table-cell>
        </table:table-row>
        <table:table-row table:style-name="ro1">
          <table:table-cell office:value-type="float" office:value="18195143" calcext:value-type="float">
            <text:p>18195143</text:p>
          </table:table-cell>
          <table:table-cell office:value-type="string" calcext:value-type="string">
            <text:p>https://api.github.com/repos/hawkular/hawkular-agent</text:p>
          </table:table-cell>
          <table:table-cell table:formula="of:=REPLACE([.B3414]; 1; 29; &quot;&quot;)" office:value-type="string" office:string-value="hawkular/hawkular-agent" calcext:value-type="string">
            <text:p>hawkular/hawkular-agent</text:p>
          </table:table-cell>
        </table:table-row>
        <table:table-row table:style-name="ro1">
          <table:table-cell office:value-type="float" office:value="18208901" calcext:value-type="float">
            <text:p>18208901</text:p>
          </table:table-cell>
          <table:table-cell office:value-type="string" calcext:value-type="string">
            <text:p>https://api.github.com/repos/chpladmin/chpl-api</text:p>
          </table:table-cell>
          <table:table-cell table:formula="of:=REPLACE([.B3415]; 1; 29; &quot;&quot;)" office:value-type="string" office:string-value="chpladmin/chpl-api" calcext:value-type="string">
            <text:p>chpladmin/chpl-api</text:p>
          </table:table-cell>
        </table:table-row>
        <table:table-row table:style-name="ro1">
          <table:table-cell office:value-type="float" office:value="18212866" calcext:value-type="float">
            <text:p>18212866</text:p>
          </table:table-cell>
          <table:table-cell office:value-type="string" calcext:value-type="string">
            <text:p>https://api.github.com/repos/MarcinWieczorek/NovaGuilds</text:p>
          </table:table-cell>
          <table:table-cell table:formula="of:=REPLACE([.B3416]; 1; 29; &quot;&quot;)" office:value-type="string" office:string-value="MarcinWieczorek/NovaGuilds" calcext:value-type="string">
            <text:p>MarcinWieczorek/NovaGuilds</text:p>
          </table:table-cell>
        </table:table-row>
        <table:table-row table:style-name="ro1">
          <table:table-cell office:value-type="float" office:value="18234542" calcext:value-type="float">
            <text:p>18234542</text:p>
          </table:table-cell>
          <table:table-cell office:value-type="string" calcext:value-type="string">
            <text:p>https://api.github.com/repos/mysql/mysql-connector-j</text:p>
          </table:table-cell>
          <table:table-cell table:formula="of:=REPLACE([.B3417]; 1; 29; &quot;&quot;)" office:value-type="string" office:string-value="mysql/mysql-connector-j" calcext:value-type="string">
            <text:p>mysql/mysql-connector-j</text:p>
          </table:table-cell>
        </table:table-row>
        <table:table-row table:style-name="ro1">
          <table:table-cell office:value-type="float" office:value="18245965" calcext:value-type="float">
            <text:p>18245965</text:p>
          </table:table-cell>
          <table:table-cell office:value-type="string" calcext:value-type="string">
            <text:p>https://api.github.com/repos/compomics/colims</text:p>
          </table:table-cell>
          <table:table-cell table:formula="of:=REPLACE([.B3418]; 1; 29; &quot;&quot;)" office:value-type="string" office:string-value="compomics/colims" calcext:value-type="string">
            <text:p>compomics/colims</text:p>
          </table:table-cell>
        </table:table-row>
        <table:table-row table:style-name="ro1">
          <table:table-cell office:value-type="float" office:value="18259920" calcext:value-type="float">
            <text:p>18259920</text:p>
          </table:table-cell>
          <table:table-cell office:value-type="string" calcext:value-type="string">
            <text:p>https://api.github.com/repos/GwtMaterialDesign/gwt-material</text:p>
          </table:table-cell>
          <table:table-cell table:formula="of:=REPLACE([.B3419]; 1; 29; &quot;&quot;)" office:value-type="string" office:string-value="GwtMaterialDesign/gwt-material" calcext:value-type="string">
            <text:p>GwtMaterialDesign/gwt-material</text:p>
          </table:table-cell>
        </table:table-row>
        <table:table-row table:style-name="ro1">
          <table:table-cell office:value-type="float" office:value="18282488" calcext:value-type="float">
            <text:p>18282488</text:p>
          </table:table-cell>
          <table:table-cell office:value-type="string" calcext:value-type="string">
            <text:p>https://api.github.com/repos/eivindveg/HotSUploader</text:p>
          </table:table-cell>
          <table:table-cell table:formula="of:=REPLACE([.B3420]; 1; 29; &quot;&quot;)" office:value-type="string" office:string-value="eivindveg/HotSUploader" calcext:value-type="string">
            <text:p>eivindveg/HotSUploader</text:p>
          </table:table-cell>
        </table:table-row>
        <table:table-row table:style-name="ro1">
          <table:table-cell office:value-type="float" office:value="18284514" calcext:value-type="float">
            <text:p>18284514</text:p>
          </table:table-cell>
          <table:table-cell office:value-type="string" calcext:value-type="string">
            <text:p>https://api.github.com/repos/RuiLu/Xel-Ha</text:p>
          </table:table-cell>
          <table:table-cell table:formula="of:=REPLACE([.B3421]; 1; 29; &quot;&quot;)" office:value-type="string" office:string-value="RuiLu/Xel-Ha" calcext:value-type="string">
            <text:p>RuiLu/Xel-Ha</text:p>
          </table:table-cell>
        </table:table-row>
        <table:table-row table:style-name="ro1">
          <table:table-cell office:value-type="float" office:value="18287806" calcext:value-type="float">
            <text:p>18287806</text:p>
          </table:table-cell>
          <table:table-cell office:value-type="string" calcext:value-type="string">
            <text:p>https://api.github.com/repos/dingjibang/GDX-RPG</text:p>
          </table:table-cell>
          <table:table-cell table:formula="of:=REPLACE([.B3422]; 1; 29; &quot;&quot;)" office:value-type="string" office:string-value="dingjibang/GDX-RPG" calcext:value-type="string">
            <text:p>dingjibang/GDX-RPG</text:p>
          </table:table-cell>
        </table:table-row>
        <table:table-row table:style-name="ro1">
          <table:table-cell office:value-type="float" office:value="18292426" calcext:value-type="float">
            <text:p>18292426</text:p>
          </table:table-cell>
          <table:table-cell office:value-type="string" calcext:value-type="string">
            <text:p>https://api.github.com/repos/ericoudesu/node</text:p>
          </table:table-cell>
          <table:table-cell table:formula="of:=REPLACE([.B3423]; 1; 29; &quot;&quot;)" office:value-type="string" office:string-value="ericoudesu/node" calcext:value-type="string">
            <text:p>ericoudesu/node</text:p>
          </table:table-cell>
        </table:table-row>
        <table:table-row table:style-name="ro1">
          <table:table-cell office:value-type="float" office:value="18296932" calcext:value-type="float">
            <text:p>18296932</text:p>
          </table:table-cell>
          <table:table-cell office:value-type="string" calcext:value-type="string">
            <text:p>https://api.github.com/repos/GwtMaterialDesign/gwt-material-demo</text:p>
          </table:table-cell>
          <table:table-cell table:formula="of:=REPLACE([.B3424]; 1; 29; &quot;&quot;)" office:value-type="string" office:string-value="GwtMaterialDesign/gwt-material-demo" calcext:value-type="string">
            <text:p>GwtMaterialDesign/gwt-material-demo</text:p>
          </table:table-cell>
        </table:table-row>
        <table:table-row table:style-name="ro1">
          <table:table-cell office:value-type="float" office:value="18309270" calcext:value-type="float">
            <text:p>18309270</text:p>
          </table:table-cell>
          <table:table-cell office:value-type="string" calcext:value-type="string">
            <text:p>https://api.github.com/repos/nez-peg/nez</text:p>
          </table:table-cell>
          <table:table-cell table:formula="of:=REPLACE([.B3425]; 1; 29; &quot;&quot;)" office:value-type="string" office:string-value="nez-peg/nez" calcext:value-type="string">
            <text:p>nez-peg/nez</text:p>
          </table:table-cell>
        </table:table-row>
        <table:table-row table:style-name="ro1">
          <table:table-cell office:value-type="float" office:value="18334010" calcext:value-type="float">
            <text:p>18334010</text:p>
          </table:table-cell>
          <table:table-cell office:value-type="string" calcext:value-type="string">
            <text:p>https://api.github.com/repos/codehaus-cargo/cargo</text:p>
          </table:table-cell>
          <table:table-cell table:formula="of:=REPLACE([.B3426]; 1; 29; &quot;&quot;)" office:value-type="string" office:string-value="codehaus-cargo/cargo" calcext:value-type="string">
            <text:p>codehaus-cargo/cargo</text:p>
          </table:table-cell>
        </table:table-row>
        <table:table-row table:style-name="ro1">
          <table:table-cell office:value-type="float" office:value="18353988" calcext:value-type="float">
            <text:p>18353988</text:p>
          </table:table-cell>
          <table:table-cell office:value-type="string" calcext:value-type="string">
            <text:p>https://api.github.com/repos/ZeusWPI/hydra-android</text:p>
          </table:table-cell>
          <table:table-cell table:formula="of:=REPLACE([.B3427]; 1; 29; &quot;&quot;)" office:value-type="string" office:string-value="ZeusWPI/hydra-android" calcext:value-type="string">
            <text:p>ZeusWPI/hydra-android</text:p>
          </table:table-cell>
        </table:table-row>
        <table:table-row table:style-name="ro1">
          <table:table-cell office:value-type="float" office:value="18361458" calcext:value-type="float">
            <text:p>18361458</text:p>
          </table:table-cell>
          <table:table-cell office:value-type="string" calcext:value-type="string">
            <text:p>https://api.github.com/repos/BrunoEberhard/minimal-j</text:p>
          </table:table-cell>
          <table:table-cell table:formula="of:=REPLACE([.B3428]; 1; 29; &quot;&quot;)" office:value-type="string" office:string-value="BrunoEberhard/minimal-j" calcext:value-type="string">
            <text:p>BrunoEberhard/minimal-j</text:p>
          </table:table-cell>
        </table:table-row>
        <table:table-row table:style-name="ro1">
          <table:table-cell office:value-type="float" office:value="18364406" calcext:value-type="float">
            <text:p>18364406</text:p>
          </table:table-cell>
          <table:table-cell office:value-type="string" calcext:value-type="string">
            <text:p>https://api.github.com/repos/julianmendez/born</text:p>
          </table:table-cell>
          <table:table-cell table:formula="of:=REPLACE([.B3429]; 1; 29; &quot;&quot;)" office:value-type="string" office:string-value="julianmendez/born" calcext:value-type="string">
            <text:p>julianmendez/born</text:p>
          </table:table-cell>
        </table:table-row>
        <table:table-row table:style-name="ro1">
          <table:table-cell office:value-type="float" office:value="18369464" calcext:value-type="float">
            <text:p>18369464</text:p>
          </table:table-cell>
          <table:table-cell office:value-type="string" calcext:value-type="string">
            <text:p>https://api.github.com/repos/zstackorg/zstack</text:p>
          </table:table-cell>
          <table:table-cell table:formula="of:=REPLACE([.B3430]; 1; 29; &quot;&quot;)" office:value-type="string" office:string-value="zstackorg/zstack" calcext:value-type="string">
            <text:p>zstackorg/zstack</text:p>
          </table:table-cell>
        </table:table-row>
        <table:table-row table:style-name="ro1">
          <table:table-cell office:value-type="float" office:value="18382463" calcext:value-type="float">
            <text:p>18382463</text:p>
          </table:table-cell>
          <table:table-cell office:value-type="string" calcext:value-type="string">
            <text:p>https://api.github.com/repos/jsettlers/settlers-remake</text:p>
          </table:table-cell>
          <table:table-cell table:formula="of:=REPLACE([.B3431]; 1; 29; &quot;&quot;)" office:value-type="string" office:string-value="jsettlers/settlers-remake" calcext:value-type="string">
            <text:p>jsettlers/settlers-remake</text:p>
          </table:table-cell>
        </table:table-row>
        <table:table-row table:style-name="ro1">
          <table:table-cell office:value-type="float" office:value="18391524" calcext:value-type="float">
            <text:p>18391524</text:p>
          </table:table-cell>
          <table:table-cell office:value-type="string" calcext:value-type="string">
            <text:p>https://api.github.com/repos/CyclopsMC/CyclopsCore</text:p>
          </table:table-cell>
          <table:table-cell table:formula="of:=REPLACE([.B3432]; 1; 29; &quot;&quot;)" office:value-type="string" office:string-value="CyclopsMC/CyclopsCore" calcext:value-type="string">
            <text:p>CyclopsMC/CyclopsCore</text:p>
          </table:table-cell>
        </table:table-row>
        <table:table-row table:style-name="ro1">
          <table:table-cell office:value-type="float" office:value="18392869" calcext:value-type="float">
            <text:p>18392869</text:p>
          </table:table-cell>
          <table:table-cell office:value-type="string" calcext:value-type="string">
            <text:p>https://api.github.com/repos/CyclopsMC/IntegratedDynamics</text:p>
          </table:table-cell>
          <table:table-cell table:formula="of:=REPLACE([.B3433]; 1; 29; &quot;&quot;)" office:value-type="string" office:string-value="CyclopsMC/IntegratedDynamics" calcext:value-type="string">
            <text:p>CyclopsMC/IntegratedDynamics</text:p>
          </table:table-cell>
        </table:table-row>
        <table:table-row table:style-name="ro1">
          <table:table-cell office:value-type="float" office:value="18395045" calcext:value-type="float">
            <text:p>18395045</text:p>
          </table:table-cell>
          <table:table-cell office:value-type="string" calcext:value-type="string">
            <text:p>https://api.github.com/repos/Esteemed-Innovation/Flaxbeards-Steam-Power</text:p>
          </table:table-cell>
          <table:table-cell table:formula="of:=REPLACE([.B3434]; 1; 29; &quot;&quot;)" office:value-type="string" office:string-value="Esteemed-Innovation/Flaxbeards-Steam-Power" calcext:value-type="string">
            <text:p>Esteemed-Innovation/Flaxbeards-Steam-Power</text:p>
          </table:table-cell>
        </table:table-row>
        <table:table-row table:style-name="ro1">
          <table:table-cell office:value-type="float" office:value="18407331" calcext:value-type="float">
            <text:p>18407331</text:p>
          </table:table-cell>
          <table:table-cell office:value-type="string" calcext:value-type="string">
            <text:p>https://api.github.com/repos/miku-nyan/Overchan-Android</text:p>
          </table:table-cell>
          <table:table-cell table:formula="of:=REPLACE([.B3435]; 1; 29; &quot;&quot;)" office:value-type="string" office:string-value="miku-nyan/Overchan-Android" calcext:value-type="string">
            <text:p>miku-nyan/Overchan-Android</text:p>
          </table:table-cell>
        </table:table-row>
        <table:table-row table:style-name="ro1">
          <table:table-cell office:value-type="float" office:value="18413584" calcext:value-type="float">
            <text:p>18413584</text:p>
          </table:table-cell>
          <table:table-cell office:value-type="string" calcext:value-type="string">
            <text:p>https://api.github.com/repos/Permafrost/Tundra.java</text:p>
          </table:table-cell>
          <table:table-cell table:formula="of:=REPLACE([.B3436]; 1; 29; &quot;&quot;)" office:value-type="string" office:string-value="Permafrost/Tundra.java" calcext:value-type="string">
            <text:p>Permafrost/Tundra.java</text:p>
          </table:table-cell>
        </table:table-row>
        <table:table-row table:style-name="ro1">
          <table:table-cell office:value-type="float" office:value="18425785" calcext:value-type="float">
            <text:p>18425785</text:p>
          </table:table-cell>
          <table:table-cell office:value-type="string" calcext:value-type="string">
            <text:p>https://api.github.com/repos/espertechinc/esper</text:p>
          </table:table-cell>
          <table:table-cell table:formula="of:=REPLACE([.B3437]; 1; 29; &quot;&quot;)" office:value-type="string" office:string-value="espertechinc/esper" calcext:value-type="string">
            <text:p>espertechinc/esper</text:p>
          </table:table-cell>
        </table:table-row>
        <table:table-row table:style-name="ro1">
          <table:table-cell office:value-type="float" office:value="18441503" calcext:value-type="float">
            <text:p>18441503</text:p>
          </table:table-cell>
          <table:table-cell office:value-type="string" calcext:value-type="string">
            <text:p>https://api.github.com/repos/Wehavecookies56/Kingdom-Keys-Re-Coded</text:p>
          </table:table-cell>
          <table:table-cell table:formula="of:=REPLACE([.B3438]; 1; 29; &quot;&quot;)" office:value-type="string" office:string-value="Wehavecookies56/Kingdom-Keys-Re-Coded" calcext:value-type="string">
            <text:p>Wehavecookies56/Kingdom-Keys-Re-Coded</text:p>
          </table:table-cell>
        </table:table-row>
        <table:table-row table:style-name="ro1">
          <table:table-cell office:value-type="float" office:value="18461750" calcext:value-type="float">
            <text:p>18461750</text:p>
          </table:table-cell>
          <table:table-cell office:value-type="string" calcext:value-type="string">
            <text:p>https://api.github.com/repos/squaregoldfish/QuinCe</text:p>
          </table:table-cell>
          <table:table-cell table:formula="of:=REPLACE([.B3439]; 1; 29; &quot;&quot;)" office:value-type="string" office:string-value="squaregoldfish/QuinCe" calcext:value-type="string">
            <text:p>squaregoldfish/QuinCe</text:p>
          </table:table-cell>
        </table:table-row>
        <table:table-row table:style-name="ro1">
          <table:table-cell office:value-type="float" office:value="18481858" calcext:value-type="float">
            <text:p>18481858</text:p>
          </table:table-cell>
          <table:table-cell office:value-type="string" calcext:value-type="string">
            <text:p>https://api.github.com/repos/vickychijwani/quill</text:p>
          </table:table-cell>
          <table:table-cell table:formula="of:=REPLACE([.B3440]; 1; 29; &quot;&quot;)" office:value-type="string" office:string-value="vickychijwani/quill" calcext:value-type="string">
            <text:p>vickychijwani/quill</text:p>
          </table:table-cell>
        </table:table-row>
        <table:table-row table:style-name="ro1">
          <table:table-cell office:value-type="float" office:value="18498821" calcext:value-type="float">
            <text:p>18498821</text:p>
          </table:table-cell>
          <table:table-cell office:value-type="string" calcext:value-type="string">
            <text:p>https://api.github.com/repos/rickshory/VegNabAS</text:p>
          </table:table-cell>
          <table:table-cell table:formula="of:=REPLACE([.B3441]; 1; 29; &quot;&quot;)" office:value-type="string" office:string-value="rickshory/VegNabAS" calcext:value-type="string">
            <text:p>rickshory/VegNabAS</text:p>
          </table:table-cell>
        </table:table-row>
        <table:table-row table:style-name="ro1">
          <table:table-cell office:value-type="float" office:value="18518824" calcext:value-type="float">
            <text:p>18518824</text:p>
          </table:table-cell>
          <table:table-cell office:value-type="string" calcext:value-type="string">
            <text:p>https://api.github.com/repos/Choonster/TestMod3</text:p>
          </table:table-cell>
          <table:table-cell table:formula="of:=REPLACE([.B3442]; 1; 29; &quot;&quot;)" office:value-type="string" office:string-value="Choonster/TestMod3" calcext:value-type="string">
            <text:p>Choonster/TestMod3</text:p>
          </table:table-cell>
        </table:table-row>
        <table:table-row table:style-name="ro1">
          <table:table-cell office:value-type="float" office:value="18528394" calcext:value-type="float">
            <text:p>18528394</text:p>
          </table:table-cell>
          <table:table-cell office:value-type="string" calcext:value-type="string">
            <text:p>https://api.github.com/repos/cryptomator/cryptomator</text:p>
          </table:table-cell>
          <table:table-cell table:formula="of:=REPLACE([.B3443]; 1; 29; &quot;&quot;)" office:value-type="string" office:string-value="cryptomator/cryptomator" calcext:value-type="string">
            <text:p>cryptomator/cryptomator</text:p>
          </table:table-cell>
        </table:table-row>
        <table:table-row table:style-name="ro1">
          <table:table-cell office:value-type="float" office:value="18560654" calcext:value-type="float">
            <text:p>18560654</text:p>
          </table:table-cell>
          <table:table-cell office:value-type="string" calcext:value-type="string">
            <text:p>https://api.github.com/repos/rowiki/wikiro</text:p>
          </table:table-cell>
          <table:table-cell table:formula="of:=REPLACE([.B3444]; 1; 29; &quot;&quot;)" office:value-type="string" office:string-value="rowiki/wikiro" calcext:value-type="string">
            <text:p>rowiki/wikiro</text:p>
          </table:table-cell>
        </table:table-row>
        <table:table-row table:style-name="ro1">
          <table:table-cell office:value-type="float" office:value="18561033" calcext:value-type="float">
            <text:p>18561033</text:p>
          </table:table-cell>
          <table:table-cell office:value-type="string" calcext:value-type="string">
            <text:p>https://api.github.com/repos/TechReborn/TechReborn</text:p>
          </table:table-cell>
          <table:table-cell table:formula="of:=REPLACE([.B3445]; 1; 29; &quot;&quot;)" office:value-type="string" office:string-value="TechReborn/TechReborn" calcext:value-type="string">
            <text:p>TechReborn/TechReborn</text:p>
          </table:table-cell>
        </table:table-row>
        <table:table-row table:style-name="ro1">
          <table:table-cell office:value-type="float" office:value="18570200" calcext:value-type="float">
            <text:p>18570200</text:p>
          </table:table-cell>
          <table:table-cell office:value-type="string" calcext:value-type="string">
            <text:p>https://api.github.com/repos/nextbreakpoint/nextfractal</text:p>
          </table:table-cell>
          <table:table-cell table:formula="of:=REPLACE([.B3446]; 1; 29; &quot;&quot;)" office:value-type="string" office:string-value="nextbreakpoint/nextfractal" calcext:value-type="string">
            <text:p>nextbreakpoint/nextfractal</text:p>
          </table:table-cell>
        </table:table-row>
        <table:table-row table:style-name="ro1">
          <table:table-cell office:value-type="float" office:value="18578837" calcext:value-type="float">
            <text:p>18578837</text:p>
          </table:table-cell>
          <table:table-cell office:value-type="string" calcext:value-type="string">
            <text:p>https://api.github.com/repos/IKANOW/Aleph2</text:p>
          </table:table-cell>
          <table:table-cell table:formula="of:=REPLACE([.B3447]; 1; 29; &quot;&quot;)" office:value-type="string" office:string-value="IKANOW/Aleph2" calcext:value-type="string">
            <text:p>IKANOW/Aleph2</text:p>
          </table:table-cell>
        </table:table-row>
        <table:table-row table:style-name="ro1">
          <table:table-cell office:value-type="float" office:value="18581459" calcext:value-type="float">
            <text:p>18581459</text:p>
          </table:table-cell>
          <table:table-cell office:value-type="string" calcext:value-type="string">
            <text:p>https://api.github.com/repos/IKANOW/Aleph2-contrib</text:p>
          </table:table-cell>
          <table:table-cell table:formula="of:=REPLACE([.B3448]; 1; 29; &quot;&quot;)" office:value-type="string" office:string-value="IKANOW/Aleph2-contrib" calcext:value-type="string">
            <text:p>IKANOW/Aleph2-contrib</text:p>
          </table:table-cell>
        </table:table-row>
        <table:table-row table:style-name="ro1">
          <table:table-cell office:value-type="float" office:value="18586581" calcext:value-type="float">
            <text:p>18586581</text:p>
          </table:table-cell>
          <table:table-cell office:value-type="string" calcext:value-type="string">
            <text:p>https://api.github.com/repos/pwillhan/java</text:p>
          </table:table-cell>
          <table:table-cell table:formula="of:=REPLACE([.B3449]; 1; 29; &quot;&quot;)" office:value-type="string" office:string-value="pwillhan/java" calcext:value-type="string">
            <text:p>pwillhan/java</text:p>
          </table:table-cell>
        </table:table-row>
        <table:table-row table:style-name="ro1">
          <table:table-cell office:value-type="float" office:value="18598886" calcext:value-type="float">
            <text:p>18598886</text:p>
          </table:table-cell>
          <table:table-cell office:value-type="string" calcext:value-type="string">
            <text:p>https://api.github.com/repos/gasdoc11/Diplomarbeit</text:p>
          </table:table-cell>
          <table:table-cell table:formula="of:=REPLACE([.B3450]; 1; 29; &quot;&quot;)" office:value-type="string" office:string-value="gasdoc11/Diplomarbeit" calcext:value-type="string">
            <text:p>gasdoc11/Diplomarbeit</text:p>
          </table:table-cell>
        </table:table-row>
        <table:table-row table:style-name="ro1">
          <table:table-cell office:value-type="float" office:value="18620611" calcext:value-type="float">
            <text:p>18620611</text:p>
          </table:table-cell>
          <table:table-cell office:value-type="string" calcext:value-type="string">
            <text:p>https://api.github.com/repos/amaembo/streamex</text:p>
          </table:table-cell>
          <table:table-cell table:formula="of:=REPLACE([.B3451]; 1; 29; &quot;&quot;)" office:value-type="string" office:string-value="amaembo/streamex" calcext:value-type="string">
            <text:p>amaembo/streamex</text:p>
          </table:table-cell>
        </table:table-row>
        <table:table-row table:style-name="ro1">
          <table:table-cell office:value-type="float" office:value="18626606" calcext:value-type="float">
            <text:p>18626606</text:p>
          </table:table-cell>
          <table:table-cell office:value-type="string" calcext:value-type="string">
            <text:p>https://api.github.com/repos/h2database/h2database</text:p>
          </table:table-cell>
          <table:table-cell table:formula="of:=REPLACE([.B3452]; 1; 29; &quot;&quot;)" office:value-type="string" office:string-value="h2database/h2database" calcext:value-type="string">
            <text:p>h2database/h2database</text:p>
          </table:table-cell>
        </table:table-row>
        <table:table-row table:style-name="ro1">
          <table:table-cell office:value-type="float" office:value="18640610" calcext:value-type="float">
            <text:p>18640610</text:p>
          </table:table-cell>
          <table:table-cell office:value-type="string" calcext:value-type="string">
            <text:p>https://api.github.com/repos/javaslang/javaslang</text:p>
          </table:table-cell>
          <table:table-cell table:formula="of:=REPLACE([.B3453]; 1; 29; &quot;&quot;)" office:value-type="string" office:string-value="javaslang/javaslang" calcext:value-type="string">
            <text:p>javaslang/javaslang</text:p>
          </table:table-cell>
        </table:table-row>
        <table:table-row table:style-name="ro1">
          <table:table-cell office:value-type="float" office:value="18644840" calcext:value-type="float">
            <text:p>18644840</text:p>
          </table:table-cell>
          <table:table-cell office:value-type="string" calcext:value-type="string">
            <text:p>https://api.github.com/repos/jerkar/jerkar</text:p>
          </table:table-cell>
          <table:table-cell table:formula="of:=REPLACE([.B3454]; 1; 29; &quot;&quot;)" office:value-type="string" office:string-value="jerkar/jerkar" calcext:value-type="string">
            <text:p>jerkar/jerkar</text:p>
          </table:table-cell>
        </table:table-row>
        <table:table-row table:style-name="ro1">
          <table:table-cell office:value-type="float" office:value="18670862" calcext:value-type="float">
            <text:p>18670862</text:p>
          </table:table-cell>
          <table:table-cell office:value-type="string" calcext:value-type="string">
            <text:p>https://api.github.com/repos/cincheo/jsweet</text:p>
          </table:table-cell>
          <table:table-cell table:formula="of:=REPLACE([.B3455]; 1; 29; &quot;&quot;)" office:value-type="string" office:string-value="cincheo/jsweet" calcext:value-type="string">
            <text:p>cincheo/jsweet</text:p>
          </table:table-cell>
        </table:table-row>
        <table:table-row table:style-name="ro1">
          <table:table-cell office:value-type="float" office:value="18677284" calcext:value-type="float">
            <text:p>18677284</text:p>
          </table:table-cell>
          <table:table-cell office:value-type="string" calcext:value-type="string">
            <text:p>https://api.github.com/repos/SpongePowered/SpongeCommon</text:p>
          </table:table-cell>
          <table:table-cell table:formula="of:=REPLACE([.B3456]; 1; 29; &quot;&quot;)" office:value-type="string" office:string-value="SpongePowered/SpongeCommon" calcext:value-type="string">
            <text:p>SpongePowered/SpongeCommon</text:p>
          </table:table-cell>
        </table:table-row>
        <table:table-row table:style-name="ro1">
          <table:table-cell office:value-type="float" office:value="18677295" calcext:value-type="float">
            <text:p>18677295</text:p>
          </table:table-cell>
          <table:table-cell office:value-type="string" calcext:value-type="string">
            <text:p>https://api.github.com/repos/SpongePowered/SpongeVanilla</text:p>
          </table:table-cell>
          <table:table-cell table:formula="of:=REPLACE([.B3457]; 1; 29; &quot;&quot;)" office:value-type="string" office:string-value="SpongePowered/SpongeVanilla" calcext:value-type="string">
            <text:p>SpongePowered/SpongeVanilla</text:p>
          </table:table-cell>
        </table:table-row>
        <table:table-row table:style-name="ro1">
          <table:table-cell office:value-type="float" office:value="18688910" calcext:value-type="float">
            <text:p>18688910</text:p>
          </table:table-cell>
          <table:table-cell office:value-type="string" calcext:value-type="string">
            <text:p>https://api.github.com/repos/hurricup/Perl5-IDEA</text:p>
          </table:table-cell>
          <table:table-cell table:formula="of:=REPLACE([.B3458]; 1; 29; &quot;&quot;)" office:value-type="string" office:string-value="hurricup/Perl5-IDEA" calcext:value-type="string">
            <text:p>hurricup/Perl5-IDEA</text:p>
          </table:table-cell>
        </table:table-row>
        <table:table-row table:style-name="ro1">
          <table:table-cell office:value-type="float" office:value="18693916" calcext:value-type="float">
            <text:p>18693916</text:p>
          </table:table-cell>
          <table:table-cell office:value-type="string" calcext:value-type="string">
            <text:p>https://api.github.com/repos/PlayOnLinux/POL-POM-5</text:p>
          </table:table-cell>
          <table:table-cell table:formula="of:=REPLACE([.B3459]; 1; 29; &quot;&quot;)" office:value-type="string" office:string-value="PlayOnLinux/POL-POM-5" calcext:value-type="string">
            <text:p>PlayOnLinux/POL-POM-5</text:p>
          </table:table-cell>
        </table:table-row>
        <table:table-row table:style-name="ro1">
          <table:table-cell office:value-type="float" office:value="18707295" calcext:value-type="float">
            <text:p>18707295</text:p>
          </table:table-cell>
          <table:table-cell office:value-type="string" calcext:value-type="string">
            <text:p>https://api.github.com/repos/Pokechu22/WorldDownloader</text:p>
          </table:table-cell>
          <table:table-cell table:formula="of:=REPLACE([.B3460]; 1; 29; &quot;&quot;)" office:value-type="string" office:string-value="Pokechu22/WorldDownloader" calcext:value-type="string">
            <text:p>Pokechu22/WorldDownloader</text:p>
          </table:table-cell>
        </table:table-row>
        <table:table-row table:style-name="ro1">
          <table:table-cell office:value-type="float" office:value="18728803" calcext:value-type="float">
            <text:p>18728803</text:p>
          </table:table-cell>
          <table:table-cell office:value-type="string" calcext:value-type="string">
            <text:p>https://api.github.com/repos/OpenEndedGroup/Field2</text:p>
          </table:table-cell>
          <table:table-cell table:formula="of:=REPLACE([.B3461]; 1; 29; &quot;&quot;)" office:value-type="string" office:string-value="OpenEndedGroup/Field2" calcext:value-type="string">
            <text:p>OpenEndedGroup/Field2</text:p>
          </table:table-cell>
        </table:table-row>
        <table:table-row table:style-name="ro1">
          <table:table-cell office:value-type="float" office:value="18740233" calcext:value-type="float">
            <text:p>18740233</text:p>
          </table:table-cell>
          <table:table-cell office:value-type="string" calcext:value-type="string">
            <text:p>https://api.github.com/repos/capitalone/Hygieia</text:p>
          </table:table-cell>
          <table:table-cell table:formula="of:=REPLACE([.B3462]; 1; 29; &quot;&quot;)" office:value-type="string" office:string-value="capitalone/Hygieia" calcext:value-type="string">
            <text:p>capitalone/Hygieia</text:p>
          </table:table-cell>
        </table:table-row>
        <table:table-row table:style-name="ro1">
          <table:table-cell office:value-type="float" office:value="18777395" calcext:value-type="float">
            <text:p>18777395</text:p>
          </table:table-cell>
          <table:table-cell office:value-type="string" calcext:value-type="string">
            <text:p>https://api.github.com/repos/JanDebiec/Aspectra</text:p>
          </table:table-cell>
          <table:table-cell table:formula="of:=REPLACE([.B3463]; 1; 29; &quot;&quot;)" office:value-type="string" office:string-value="JanDebiec/Aspectra" calcext:value-type="string">
            <text:p>JanDebiec/Aspectra</text:p>
          </table:table-cell>
        </table:table-row>
        <table:table-row table:style-name="ro1">
          <table:table-cell office:value-type="float" office:value="18789046" calcext:value-type="float">
            <text:p>18789046</text:p>
          </table:table-cell>
          <table:table-cell office:value-type="string" calcext:value-type="string">
            <text:p>https://api.github.com/repos/epomayay/bbva</text:p>
          </table:table-cell>
          <table:table-cell table:formula="of:=REPLACE([.B3464]; 1; 29; &quot;&quot;)" office:value-type="string" office:string-value="epomayay/bbva" calcext:value-type="string">
            <text:p>epomayay/bbva</text:p>
          </table:table-cell>
        </table:table-row>
        <table:table-row table:style-name="ro1">
          <table:table-cell office:value-type="float" office:value="18793221" calcext:value-type="float">
            <text:p>18793221</text:p>
          </table:table-cell>
          <table:table-cell office:value-type="string" calcext:value-type="string">
            <text:p>https://api.github.com/repos/Microsoft/ApplicationInsights-Java</text:p>
          </table:table-cell>
          <table:table-cell table:formula="of:=REPLACE([.B3465]; 1; 29; &quot;&quot;)" office:value-type="string" office:string-value="Microsoft/ApplicationInsights-Java" calcext:value-type="string">
            <text:p>Microsoft/ApplicationInsights-Java</text:p>
          </table:table-cell>
        </table:table-row>
        <table:table-row table:style-name="ro1">
          <table:table-cell office:value-type="float" office:value="18808914" calcext:value-type="float">
            <text:p>18808914</text:p>
          </table:table-cell>
          <table:table-cell office:value-type="string" calcext:value-type="string">
            <text:p>https://api.github.com/repos/sundrio/sundrio</text:p>
          </table:table-cell>
          <table:table-cell table:formula="of:=REPLACE([.B3466]; 1; 29; &quot;&quot;)" office:value-type="string" office:string-value="sundrio/sundrio" calcext:value-type="string">
            <text:p>sundrio/sundrio</text:p>
          </table:table-cell>
        </table:table-row>
        <table:table-row table:style-name="ro1">
          <table:table-cell office:value-type="float" office:value="18812483" calcext:value-type="float">
            <text:p>18812483</text:p>
          </table:table-cell>
          <table:table-cell office:value-type="string" calcext:value-type="string">
            <text:p>https://api.github.com/repos/evercam/evercam-play-android</text:p>
          </table:table-cell>
          <table:table-cell table:formula="of:=REPLACE([.B3467]; 1; 29; &quot;&quot;)" office:value-type="string" office:string-value="evercam/evercam-play-android" calcext:value-type="string">
            <text:p>evercam/evercam-play-android</text:p>
          </table:table-cell>
        </table:table-row>
        <table:table-row table:style-name="ro1">
          <table:table-cell office:value-type="float" office:value="18819777" calcext:value-type="float">
            <text:p>18819777</text:p>
          </table:table-cell>
          <table:table-cell office:value-type="string" calcext:value-type="string">
            <text:p>https://api.github.com/repos/egovernments/eGov</text:p>
          </table:table-cell>
          <table:table-cell table:formula="of:=REPLACE([.B3468]; 1; 29; &quot;&quot;)" office:value-type="string" office:string-value="egovernments/eGov" calcext:value-type="string">
            <text:p>egovernments/eGov</text:p>
          </table:table-cell>
        </table:table-row>
        <table:table-row table:style-name="ro1">
          <table:table-cell office:value-type="float" office:value="18827970" calcext:value-type="float">
            <text:p>18827970</text:p>
          </table:table-cell>
          <table:table-cell office:value-type="string" calcext:value-type="string">
            <text:p>https://api.github.com/repos/DoSomething/LetsDoThis-Android</text:p>
          </table:table-cell>
          <table:table-cell table:formula="of:=REPLACE([.B3469]; 1; 29; &quot;&quot;)" office:value-type="string" office:string-value="DoSomething/LetsDoThis-Android" calcext:value-type="string">
            <text:p>DoSomething/LetsDoThis-Android</text:p>
          </table:table-cell>
        </table:table-row>
        <table:table-row table:style-name="ro1">
          <table:table-cell office:value-type="float" office:value="18838220" calcext:value-type="float">
            <text:p>18838220</text:p>
          </table:table-cell>
          <table:table-cell office:value-type="string" calcext:value-type="string">
            <text:p>https://api.github.com/repos/yahoo/squidb</text:p>
          </table:table-cell>
          <table:table-cell table:formula="of:=REPLACE([.B3470]; 1; 29; &quot;&quot;)" office:value-type="string" office:string-value="yahoo/squidb" calcext:value-type="string">
            <text:p>yahoo/squidb</text:p>
          </table:table-cell>
        </table:table-row>
        <table:table-row table:style-name="ro1">
          <table:table-cell office:value-type="float" office:value="18856551" calcext:value-type="float">
            <text:p>18856551</text:p>
          </table:table-cell>
          <table:table-cell office:value-type="string" calcext:value-type="string">
            <text:p>https://api.github.com/repos/apache/qpid-java</text:p>
          </table:table-cell>
          <table:table-cell table:formula="of:=REPLACE([.B3471]; 1; 29; &quot;&quot;)" office:value-type="string" office:string-value="apache/qpid-java" calcext:value-type="string">
            <text:p>apache/qpid-java</text:p>
          </table:table-cell>
        </table:table-row>
        <table:table-row table:style-name="ro1">
          <table:table-cell office:value-type="float" office:value="18871320" calcext:value-type="float">
            <text:p>18871320</text:p>
          </table:table-cell>
          <table:table-cell office:value-type="string" calcext:value-type="string">
            <text:p>https://api.github.com/repos/wildfly-swarm/wildfly-swarm</text:p>
          </table:table-cell>
          <table:table-cell table:formula="of:=REPLACE([.B3472]; 1; 29; &quot;&quot;)" office:value-type="string" office:string-value="wildfly-swarm/wildfly-swarm" calcext:value-type="string">
            <text:p>wildfly-swarm/wildfly-swarm</text:p>
          </table:table-cell>
        </table:table-row>
        <table:table-row table:style-name="ro1">
          <table:table-cell office:value-type="float" office:value="18875172" calcext:value-type="float">
            <text:p>18875172</text:p>
          </table:table-cell>
          <table:table-cell office:value-type="string" calcext:value-type="string">
            <text:p>https://api.github.com/repos/giga-dev/newman</text:p>
          </table:table-cell>
          <table:table-cell table:formula="of:=REPLACE([.B3473]; 1; 29; &quot;&quot;)" office:value-type="string" office:string-value="giga-dev/newman" calcext:value-type="string">
            <text:p>giga-dev/newman</text:p>
          </table:table-cell>
        </table:table-row>
        <table:table-row table:style-name="ro1">
          <table:table-cell office:value-type="float" office:value="18903322" calcext:value-type="float">
            <text:p>18903322</text:p>
          </table:table-cell>
          <table:table-cell office:value-type="string" calcext:value-type="string">
            <text:p>https://api.github.com/repos/gitskarios/Gitskarios</text:p>
          </table:table-cell>
          <table:table-cell table:formula="of:=REPLACE([.B3474]; 1; 29; &quot;&quot;)" office:value-type="string" office:string-value="gitskarios/Gitskarios" calcext:value-type="string">
            <text:p>gitskarios/Gitskarios</text:p>
          </table:table-cell>
        </table:table-row>
        <table:table-row table:style-name="ro1">
          <table:table-cell office:value-type="float" office:value="18911202" calcext:value-type="float">
            <text:p>18911202</text:p>
          </table:table-cell>
          <table:table-cell office:value-type="string" calcext:value-type="string">
            <text:p>https://api.github.com/repos/stanislas/intellij-settings</text:p>
          </table:table-cell>
          <table:table-cell table:formula="of:=REPLACE([.B3475]; 1; 29; &quot;&quot;)" office:value-type="string" office:string-value="stanislas/intellij-settings" calcext:value-type="string">
            <text:p>stanislas/intellij-settings</text:p>
          </table:table-cell>
        </table:table-row>
        <table:table-row table:style-name="ro1">
          <table:table-cell office:value-type="float" office:value="18916689" calcext:value-type="float">
            <text:p>18916689</text:p>
          </table:table-cell>
          <table:table-cell office:value-type="string" calcext:value-type="string">
            <text:p>https://api.github.com/repos/sitkatech/miradi-client</text:p>
          </table:table-cell>
          <table:table-cell table:formula="of:=REPLACE([.B3476]; 1; 29; &quot;&quot;)" office:value-type="string" office:string-value="sitkatech/miradi-client" calcext:value-type="string">
            <text:p>sitkatech/miradi-client</text:p>
          </table:table-cell>
        </table:table-row>
        <table:table-row table:style-name="ro1">
          <table:table-cell office:value-type="float" office:value="18931503" calcext:value-type="float">
            <text:p>18931503</text:p>
          </table:table-cell>
          <table:table-cell office:value-type="string" calcext:value-type="string">
            <text:p>https://api.github.com/repos/Data-to-Insight-Center/sead2</text:p>
          </table:table-cell>
          <table:table-cell table:formula="of:=REPLACE([.B3477]; 1; 29; &quot;&quot;)" office:value-type="string" office:string-value="Data-to-Insight-Center/sead2" calcext:value-type="string">
            <text:p>Data-to-Insight-Center/sead2</text:p>
          </table:table-cell>
        </table:table-row>
        <table:table-row table:style-name="ro1">
          <table:table-cell office:value-type="float" office:value="18938793" calcext:value-type="float">
            <text:p>18938793</text:p>
          </table:table-cell>
          <table:table-cell office:value-type="string" calcext:value-type="string">
            <text:p>https://api.github.com/repos/Narimm/OpenVPMS</text:p>
          </table:table-cell>
          <table:table-cell table:formula="of:=REPLACE([.B3478]; 1; 29; &quot;&quot;)" office:value-type="string" office:string-value="Narimm/OpenVPMS" calcext:value-type="string">
            <text:p>Narimm/OpenVPMS</text:p>
          </table:table-cell>
        </table:table-row>
        <table:table-row table:style-name="ro1">
          <table:table-cell office:value-type="float" office:value="18962765" calcext:value-type="float">
            <text:p>18962765</text:p>
          </table:table-cell>
          <table:table-cell office:value-type="string" calcext:value-type="string">
            <text:p>https://api.github.com/repos/Team488/SeriouslyCommonLib</text:p>
          </table:table-cell>
          <table:table-cell table:formula="of:=REPLACE([.B3479]; 1; 29; &quot;&quot;)" office:value-type="string" office:string-value="Team488/SeriouslyCommonLib" calcext:value-type="string">
            <text:p>Team488/SeriouslyCommonLib</text:p>
          </table:table-cell>
        </table:table-row>
        <table:table-row table:style-name="ro1">
          <table:table-cell office:value-type="float" office:value="18965346" calcext:value-type="float">
            <text:p>18965346</text:p>
          </table:table-cell>
          <table:table-cell office:value-type="string" calcext:value-type="string">
            <text:p>https://api.github.com/repos/qwazr/QWAZR</text:p>
          </table:table-cell>
          <table:table-cell table:formula="of:=REPLACE([.B3480]; 1; 29; &quot;&quot;)" office:value-type="string" office:string-value="qwazr/QWAZR" calcext:value-type="string">
            <text:p>qwazr/QWAZR</text:p>
          </table:table-cell>
        </table:table-row>
        <table:table-row table:style-name="ro1">
          <table:table-cell office:value-type="float" office:value="18998245" calcext:value-type="float">
            <text:p>18998245</text:p>
          </table:table-cell>
          <table:table-cell office:value-type="string" calcext:value-type="string">
            <text:p>https://api.github.com/repos/codeaurora-unoffical/platform-frameworks-opt-telephony</text:p>
          </table:table-cell>
          <table:table-cell table:formula="of:=REPLACE([.B3481]; 1; 29; &quot;&quot;)" office:value-type="string" office:string-value="codeaurora-unoffical/platform-frameworks-opt-telephony" calcext:value-type="string">
            <text:p>codeaurora-unoffical/platform-frameworks-opt-telephony</text:p>
          </table:table-cell>
        </table:table-row>
        <table:table-row table:style-name="ro1">
          <table:table-cell office:value-type="float" office:value="18998518" calcext:value-type="float">
            <text:p>18998518</text:p>
          </table:table-cell>
          <table:table-cell office:value-type="string" calcext:value-type="string">
            <text:p>https://api.github.com/repos/codeaurora-unoffical/platform-frameworks-base</text:p>
          </table:table-cell>
          <table:table-cell table:formula="of:=REPLACE([.B3482]; 1; 29; &quot;&quot;)" office:value-type="string" office:string-value="codeaurora-unoffical/platform-frameworks-base" calcext:value-type="string">
            <text:p>codeaurora-unoffical/platform-frameworks-base</text:p>
          </table:table-cell>
        </table:table-row>
        <table:table-row table:style-name="ro1">
          <table:table-cell office:value-type="float" office:value="19000027" calcext:value-type="float">
            <text:p>19000027</text:p>
          </table:table-cell>
          <table:table-cell office:value-type="string" calcext:value-type="string">
            <text:p>https://api.github.com/repos/codeaurora-unoffical/platform-frameworks-opt-net-wifi</text:p>
          </table:table-cell>
          <table:table-cell table:formula="of:=REPLACE([.B3483]; 1; 29; &quot;&quot;)" office:value-type="string" office:string-value="codeaurora-unoffical/platform-frameworks-opt-net-wifi" calcext:value-type="string">
            <text:p>codeaurora-unoffical/platform-frameworks-opt-net-wifi</text:p>
          </table:table-cell>
        </table:table-row>
        <table:table-row table:style-name="ro1">
          <table:table-cell office:value-type="float" office:value="19002843" calcext:value-type="float">
            <text:p>19002843</text:p>
          </table:table-cell>
          <table:table-cell office:value-type="string" calcext:value-type="string">
            <text:p>https://api.github.com/repos/vmware/lightwave</text:p>
          </table:table-cell>
          <table:table-cell table:formula="of:=REPLACE([.B3484]; 1; 29; &quot;&quot;)" office:value-type="string" office:string-value="vmware/lightwave" calcext:value-type="string">
            <text:p>vmware/lightwave</text:p>
          </table:table-cell>
        </table:table-row>
        <table:table-row table:style-name="ro1">
          <table:table-cell office:value-type="float" office:value="19003289" calcext:value-type="float">
            <text:p>19003289</text:p>
          </table:table-cell>
          <table:table-cell office:value-type="string" calcext:value-type="string">
            <text:p>https://api.github.com/repos/codeaurora-unoffical/platform-libcore</text:p>
          </table:table-cell>
          <table:table-cell table:formula="of:=REPLACE([.B3485]; 1; 29; &quot;&quot;)" office:value-type="string" office:string-value="codeaurora-unoffical/platform-libcore" calcext:value-type="string">
            <text:p>codeaurora-unoffical/platform-libcore</text:p>
          </table:table-cell>
        </table:table-row>
        <table:table-row table:style-name="ro1">
          <table:table-cell office:value-type="float" office:value="19003689" calcext:value-type="float">
            <text:p>19003689</text:p>
          </table:table-cell>
          <table:table-cell office:value-type="string" calcext:value-type="string">
            <text:p>https://api.github.com/repos/codeaurora-unoffical/platform-packages-apps-Settings</text:p>
          </table:table-cell>
          <table:table-cell table:formula="of:=REPLACE([.B3486]; 1; 29; &quot;&quot;)" office:value-type="string" office:string-value="codeaurora-unoffical/platform-packages-apps-Settings" calcext:value-type="string">
            <text:p>codeaurora-unoffical/platform-packages-apps-Settings</text:p>
          </table:table-cell>
        </table:table-row>
        <table:table-row table:style-name="ro1">
          <table:table-cell office:value-type="float" office:value="19005521" calcext:value-type="float">
            <text:p>19005521</text:p>
          </table:table-cell>
          <table:table-cell office:value-type="string" calcext:value-type="string">
            <text:p>https://api.github.com/repos/codeaurora-unoffical/platform-packages-apps-InCallUI</text:p>
          </table:table-cell>
          <table:table-cell table:formula="of:=REPLACE([.B3487]; 1; 29; &quot;&quot;)" office:value-type="string" office:string-value="codeaurora-unoffical/platform-packages-apps-InCallUI" calcext:value-type="string">
            <text:p>codeaurora-unoffical/platform-packages-apps-InCallUI</text:p>
          </table:table-cell>
        </table:table-row>
        <table:table-row table:style-name="ro1">
          <table:table-cell office:value-type="float" office:value="19005847" calcext:value-type="float">
            <text:p>19005847</text:p>
          </table:table-cell>
          <table:table-cell office:value-type="string" calcext:value-type="string">
            <text:p>https://api.github.com/repos/codeaurora-unoffical/platform-packages-apps-Mms</text:p>
          </table:table-cell>
          <table:table-cell table:formula="of:=REPLACE([.B3488]; 1; 29; &quot;&quot;)" office:value-type="string" office:string-value="codeaurora-unoffical/platform-packages-apps-Mms" calcext:value-type="string">
            <text:p>codeaurora-unoffical/platform-packages-apps-Mms</text:p>
          </table:table-cell>
        </table:table-row>
        <table:table-row table:style-name="ro1">
          <table:table-cell office:value-type="float" office:value="19005974" calcext:value-type="float">
            <text:p>19005974</text:p>
          </table:table-cell>
          <table:table-cell office:value-type="string" calcext:value-type="string">
            <text:p>https://api.github.com/repos/codeaurora-unoffical/packages-services-Telephony</text:p>
          </table:table-cell>
          <table:table-cell table:formula="of:=REPLACE([.B3489]; 1; 29; &quot;&quot;)" office:value-type="string" office:string-value="codeaurora-unoffical/packages-services-Telephony" calcext:value-type="string">
            <text:p>codeaurora-unoffical/packages-services-Telephony</text:p>
          </table:table-cell>
        </table:table-row>
        <table:table-row table:style-name="ro1">
          <table:table-cell office:value-type="float" office:value="19017803" calcext:value-type="float">
            <text:p>19017803</text:p>
          </table:table-cell>
          <table:table-cell office:value-type="string" calcext:value-type="string">
            <text:p>https://api.github.com/repos/GoldenGnu/jeveassets</text:p>
          </table:table-cell>
          <table:table-cell table:formula="of:=REPLACE([.B3490]; 1; 29; &quot;&quot;)" office:value-type="string" office:string-value="GoldenGnu/jeveassets" calcext:value-type="string">
            <text:p>GoldenGnu/jeveassets</text:p>
          </table:table-cell>
        </table:table-row>
        <table:table-row table:style-name="ro1">
          <table:table-cell office:value-type="float" office:value="19079357" calcext:value-type="float">
            <text:p>19079357</text:p>
          </table:table-cell>
          <table:table-cell office:value-type="string" calcext:value-type="string">
            <text:p>https://api.github.com/repos/P2Pvalue/swellrt</text:p>
          </table:table-cell>
          <table:table-cell table:formula="of:=REPLACE([.B3491]; 1; 29; &quot;&quot;)" office:value-type="string" office:string-value="P2Pvalue/swellrt" calcext:value-type="string">
            <text:p>P2Pvalue/swellrt</text:p>
          </table:table-cell>
        </table:table-row>
        <table:table-row table:style-name="ro1">
          <table:table-cell office:value-type="float" office:value="19094530" calcext:value-type="float">
            <text:p>19094530</text:p>
          </table:table-cell>
          <table:table-cell office:value-type="string" calcext:value-type="string">
            <text:p>https://api.github.com/repos/projectbuendia/client</text:p>
          </table:table-cell>
          <table:table-cell table:formula="of:=REPLACE([.B3492]; 1; 29; &quot;&quot;)" office:value-type="string" office:string-value="projectbuendia/client" calcext:value-type="string">
            <text:p>projectbuendia/client</text:p>
          </table:table-cell>
        </table:table-row>
        <table:table-row table:style-name="ro1">
          <table:table-cell office:value-type="float" office:value="19096318" calcext:value-type="float">
            <text:p>19096318</text:p>
          </table:table-cell>
          <table:table-cell office:value-type="string" calcext:value-type="string">
            <text:p>https://api.github.com/repos/selenium-webdriver-in-practice/source</text:p>
          </table:table-cell>
          <table:table-cell table:formula="of:=REPLACE([.B3493]; 1; 29; &quot;&quot;)" office:value-type="string" office:string-value="selenium-webdriver-in-practice/source" calcext:value-type="string">
            <text:p>selenium-webdriver-in-practice/source</text:p>
          </table:table-cell>
        </table:table-row>
        <table:table-row table:style-name="ro1">
          <table:table-cell office:value-type="float" office:value="19102548" calcext:value-type="float">
            <text:p>19102548</text:p>
          </table:table-cell>
          <table:table-cell office:value-type="string" calcext:value-type="string">
            <text:p>https://api.github.com/repos/moonlight-stream/moonlight-android</text:p>
          </table:table-cell>
          <table:table-cell table:formula="of:=REPLACE([.B3494]; 1; 29; &quot;&quot;)" office:value-type="string" office:string-value="moonlight-stream/moonlight-android" calcext:value-type="string">
            <text:p>moonlight-stream/moonlight-android</text:p>
          </table:table-cell>
        </table:table-row>
        <table:table-row table:style-name="ro1">
          <table:table-cell office:value-type="float" office:value="19119681" calcext:value-type="float">
            <text:p>19119681</text:p>
          </table:table-cell>
          <table:table-cell office:value-type="string" calcext:value-type="string">
            <text:p>https://api.github.com/repos/veraPDF/veraPDF-library</text:p>
          </table:table-cell>
          <table:table-cell table:formula="of:=REPLACE([.B3495]; 1; 29; &quot;&quot;)" office:value-type="string" office:string-value="veraPDF/veraPDF-library" calcext:value-type="string">
            <text:p>veraPDF/veraPDF-library</text:p>
          </table:table-cell>
        </table:table-row>
        <table:table-row table:style-name="ro1">
          <table:table-cell office:value-type="float" office:value="19122515" calcext:value-type="float">
            <text:p>19122515</text:p>
          </table:table-cell>
          <table:table-cell office:value-type="string" calcext:value-type="string">
            <text:p>https://api.github.com/repos/bonitasoft/bonita-ui-designer</text:p>
          </table:table-cell>
          <table:table-cell table:formula="of:=REPLACE([.B3496]; 1; 29; &quot;&quot;)" office:value-type="string" office:string-value="bonitasoft/bonita-ui-designer" calcext:value-type="string">
            <text:p>bonitasoft/bonita-ui-designer</text:p>
          </table:table-cell>
        </table:table-row>
        <table:table-row table:style-name="ro1">
          <table:table-cell office:value-type="float" office:value="19126982" calcext:value-type="float">
            <text:p>19126982</text:p>
          </table:table-cell>
          <table:table-cell office:value-type="string" calcext:value-type="string">
            <text:p>https://api.github.com/repos/Javlo/javlo</text:p>
          </table:table-cell>
          <table:table-cell table:formula="of:=REPLACE([.B3497]; 1; 29; &quot;&quot;)" office:value-type="string" office:string-value="Javlo/javlo" calcext:value-type="string">
            <text:p>Javlo/javlo</text:p>
          </table:table-cell>
        </table:table-row>
        <table:table-row table:style-name="ro1">
          <table:table-cell office:value-type="float" office:value="19127843" calcext:value-type="float">
            <text:p>19127843</text:p>
          </table:table-cell>
          <table:table-cell office:value-type="string" calcext:value-type="string">
            <text:p>https://api.github.com/repos/henrytao-me/android-md-core</text:p>
          </table:table-cell>
          <table:table-cell table:formula="of:=REPLACE([.B3498]; 1; 29; &quot;&quot;)" office:value-type="string" office:string-value="henrytao-me/android-md-core" calcext:value-type="string">
            <text:p>henrytao-me/android-md-core</text:p>
          </table:table-cell>
        </table:table-row>
        <table:table-row table:style-name="ro1">
          <table:table-cell office:value-type="float" office:value="19140725" calcext:value-type="float">
            <text:p>19140725</text:p>
          </table:table-cell>
          <table:table-cell office:value-type="string" calcext:value-type="string">
            <text:p>https://api.github.com/repos/CyanogenMod/cm_platform_sdk</text:p>
          </table:table-cell>
          <table:table-cell table:formula="of:=REPLACE([.B3499]; 1; 29; &quot;&quot;)" office:value-type="string" office:string-value="CyanogenMod/cm_platform_sdk" calcext:value-type="string">
            <text:p>CyanogenMod/cm_platform_sdk</text:p>
          </table:table-cell>
        </table:table-row>
        <table:table-row table:style-name="ro1">
          <table:table-cell office:value-type="float" office:value="19141125" calcext:value-type="float">
            <text:p>19141125</text:p>
          </table:table-cell>
          <table:table-cell office:value-type="string" calcext:value-type="string">
            <text:p>https://api.github.com/repos/doculibre/constellio</text:p>
          </table:table-cell>
          <table:table-cell table:formula="of:=REPLACE([.B3500]; 1; 29; &quot;&quot;)" office:value-type="string" office:string-value="doculibre/constellio" calcext:value-type="string">
            <text:p>doculibre/constellio</text:p>
          </table:table-cell>
        </table:table-row>
        <table:table-row table:style-name="ro1">
          <table:table-cell office:value-type="float" office:value="19142376" calcext:value-type="float">
            <text:p>19142376</text:p>
          </table:table-cell>
          <table:table-cell office:value-type="string" calcext:value-type="string">
            <text:p>https://api.github.com/repos/TeamTwisted/packages_apps_Settings</text:p>
          </table:table-cell>
          <table:table-cell table:formula="of:=REPLACE([.B3501]; 1; 29; &quot;&quot;)" office:value-type="string" office:string-value="TeamTwisted/packages_apps_Settings" calcext:value-type="string">
            <text:p>TeamTwisted/packages_apps_Settings</text:p>
          </table:table-cell>
        </table:table-row>
        <table:table-row table:style-name="ro1">
          <table:table-cell office:value-type="float" office:value="19143805" calcext:value-type="float">
            <text:p>19143805</text:p>
          </table:table-cell>
          <table:table-cell office:value-type="string" calcext:value-type="string">
            <text:p>https://api.github.com/repos/matthiaskoenig/cy3sbml</text:p>
          </table:table-cell>
          <table:table-cell table:formula="of:=REPLACE([.B3502]; 1; 29; &quot;&quot;)" office:value-type="string" office:string-value="matthiaskoenig/cy3sbml" calcext:value-type="string">
            <text:p>matthiaskoenig/cy3sbml</text:p>
          </table:table-cell>
        </table:table-row>
        <table:table-row table:style-name="ro1">
          <table:table-cell office:value-type="float" office:value="19153795" calcext:value-type="float">
            <text:p>19153795</text:p>
          </table:table-cell>
          <table:table-cell office:value-type="string" calcext:value-type="string">
            <text:p>https://api.github.com/repos/ojbc/main</text:p>
          </table:table-cell>
          <table:table-cell table:formula="of:=REPLACE([.B3503]; 1; 29; &quot;&quot;)" office:value-type="string" office:string-value="ojbc/main" calcext:value-type="string">
            <text:p>ojbc/main</text:p>
          </table:table-cell>
        </table:table-row>
        <table:table-row table:style-name="ro1">
          <table:table-cell office:value-type="float" office:value="19165783" calcext:value-type="float">
            <text:p>19165783</text:p>
          </table:table-cell>
          <table:table-cell office:value-type="string" calcext:value-type="string">
            <text:p>https://api.github.com/repos/abstools/abstools</text:p>
          </table:table-cell>
          <table:table-cell table:formula="of:=REPLACE([.B3504]; 1; 29; &quot;&quot;)" office:value-type="string" office:string-value="abstools/abstools" calcext:value-type="string">
            <text:p>abstools/abstools</text:p>
          </table:table-cell>
        </table:table-row>
        <table:table-row table:style-name="ro1">
          <table:table-cell office:value-type="float" office:value="19179619" calcext:value-type="float">
            <text:p>19179619</text:p>
          </table:table-cell>
          <table:table-cell office:value-type="string" calcext:value-type="string">
            <text:p>https://api.github.com/repos/Blood-Asp/GT5-Unofficial</text:p>
          </table:table-cell>
          <table:table-cell table:formula="of:=REPLACE([.B3505]; 1; 29; &quot;&quot;)" office:value-type="string" office:string-value="Blood-Asp/GT5-Unofficial" calcext:value-type="string">
            <text:p>Blood-Asp/GT5-Unofficial</text:p>
          </table:table-cell>
        </table:table-row>
        <table:table-row table:style-name="ro1">
          <table:table-cell office:value-type="float" office:value="19224064" calcext:value-type="float">
            <text:p>19224064</text:p>
          </table:table-cell>
          <table:table-cell office:value-type="string" calcext:value-type="string">
            <text:p>https://api.github.com/repos/Yakindu/statecharts</text:p>
          </table:table-cell>
          <table:table-cell table:formula="of:=REPLACE([.B3506]; 1; 29; &quot;&quot;)" office:value-type="string" office:string-value="Yakindu/statecharts" calcext:value-type="string">
            <text:p>Yakindu/statecharts</text:p>
          </table:table-cell>
        </table:table-row>
        <table:table-row table:style-name="ro1">
          <table:table-cell office:value-type="float" office:value="19252277" calcext:value-type="float">
            <text:p>19252277</text:p>
          </table:table-cell>
          <table:table-cell office:value-type="string" calcext:value-type="string">
            <text:p>https://api.github.com/repos/FirebirdSQL/jaybird</text:p>
          </table:table-cell>
          <table:table-cell table:formula="of:=REPLACE([.B3507]; 1; 29; &quot;&quot;)" office:value-type="string" office:string-value="FirebirdSQL/jaybird" calcext:value-type="string">
            <text:p>FirebirdSQL/jaybird</text:p>
          </table:table-cell>
        </table:table-row>
        <table:table-row table:style-name="ro1">
          <table:table-cell office:value-type="float" office:value="19263230" calcext:value-type="float">
            <text:p>19263230</text:p>
          </table:table-cell>
          <table:table-cell office:value-type="string" calcext:value-type="string">
            <text:p>https://api.github.com/repos/beast-dev/beast-mcmc</text:p>
          </table:table-cell>
          <table:table-cell table:formula="of:=REPLACE([.B3508]; 1; 29; &quot;&quot;)" office:value-type="string" office:string-value="beast-dev/beast-mcmc" calcext:value-type="string">
            <text:p>beast-dev/beast-mcmc</text:p>
          </table:table-cell>
        </table:table-row>
        <table:table-row table:style-name="ro1">
          <table:table-cell office:value-type="float" office:value="19269544" calcext:value-type="float">
            <text:p>19269544</text:p>
          </table:table-cell>
          <table:table-cell office:value-type="string" calcext:value-type="string">
            <text:p>https://api.github.com/repos/Albertus82/RouterLogger</text:p>
          </table:table-cell>
          <table:table-cell table:formula="of:=REPLACE([.B3509]; 1; 29; &quot;&quot;)" office:value-type="string" office:string-value="Albertus82/RouterLogger" calcext:value-type="string">
            <text:p>Albertus82/RouterLogger</text:p>
          </table:table-cell>
        </table:table-row>
        <table:table-row table:style-name="ro1">
          <table:table-cell office:value-type="float" office:value="19270089" calcext:value-type="float">
            <text:p>19270089</text:p>
          </table:table-cell>
          <table:table-cell office:value-type="string" calcext:value-type="string">
            <text:p>https://api.github.com/repos/nitrogen-project/android_packages_apps_Settings</text:p>
          </table:table-cell>
          <table:table-cell table:formula="of:=REPLACE([.B3510]; 1; 29; &quot;&quot;)" office:value-type="string" office:string-value="nitrogen-project/android_packages_apps_Settings" calcext:value-type="string">
            <text:p>nitrogen-project/android_packages_apps_Settings</text:p>
          </table:table-cell>
        </table:table-row>
        <table:table-row table:style-name="ro1">
          <table:table-cell office:value-type="float" office:value="19278762" calcext:value-type="float">
            <text:p>19278762</text:p>
          </table:table-cell>
          <table:table-cell office:value-type="string" calcext:value-type="string">
            <text:p>https://api.github.com/repos/charles-wangkai/hackerrank</text:p>
          </table:table-cell>
          <table:table-cell table:formula="of:=REPLACE([.B3511]; 1; 29; &quot;&quot;)" office:value-type="string" office:string-value="charles-wangkai/hackerrank" calcext:value-type="string">
            <text:p>charles-wangkai/hackerrank</text:p>
          </table:table-cell>
        </table:table-row>
        <table:table-row table:style-name="ro1">
          <table:table-cell office:value-type="float" office:value="19300992" calcext:value-type="float">
            <text:p>19300992</text:p>
          </table:table-cell>
          <table:table-cell office:value-type="string" calcext:value-type="string">
            <text:p>https://api.github.com/repos/mcekovic/tennis-crystal-ball</text:p>
          </table:table-cell>
          <table:table-cell table:formula="of:=REPLACE([.B3512]; 1; 29; &quot;&quot;)" office:value-type="string" office:string-value="mcekovic/tennis-crystal-ball" calcext:value-type="string">
            <text:p>mcekovic/tennis-crystal-ball</text:p>
          </table:table-cell>
        </table:table-row>
        <table:table-row table:style-name="ro1">
          <table:table-cell office:value-type="float" office:value="19305703" calcext:value-type="float">
            <text:p>19305703</text:p>
          </table:table-cell>
          <table:table-cell office:value-type="string" calcext:value-type="string">
            <text:p>https://api.github.com/repos/Integreight/1Sheeld-Android-App</text:p>
          </table:table-cell>
          <table:table-cell table:formula="of:=REPLACE([.B3513]; 1; 29; &quot;&quot;)" office:value-type="string" office:string-value="Integreight/1Sheeld-Android-App" calcext:value-type="string">
            <text:p>Integreight/1Sheeld-Android-App</text:p>
          </table:table-cell>
        </table:table-row>
        <table:table-row table:style-name="ro1">
          <table:table-cell office:value-type="float" office:value="19330712" calcext:value-type="float">
            <text:p>19330712</text:p>
          </table:table-cell>
          <table:table-cell office:value-type="string" calcext:value-type="string">
            <text:p>https://api.github.com/repos/codeaurora-unoffical/platform-packages-apps-Bluetooth</text:p>
          </table:table-cell>
          <table:table-cell table:formula="of:=REPLACE([.B3514]; 1; 29; &quot;&quot;)" office:value-type="string" office:string-value="codeaurora-unoffical/platform-packages-apps-Bluetooth" calcext:value-type="string">
            <text:p>codeaurora-unoffical/platform-packages-apps-Bluetooth</text:p>
          </table:table-cell>
        </table:table-row>
        <table:table-row table:style-name="ro1">
          <table:table-cell office:value-type="float" office:value="19332276" calcext:value-type="float">
            <text:p>19332276</text:p>
          </table:table-cell>
          <table:table-cell office:value-type="string" calcext:value-type="string">
            <text:p>https://api.github.com/repos/x-stream/xstream</text:p>
          </table:table-cell>
          <table:table-cell table:formula="of:=REPLACE([.B3515]; 1; 29; &quot;&quot;)" office:value-type="string" office:string-value="x-stream/xstream" calcext:value-type="string">
            <text:p>x-stream/xstream</text:p>
          </table:table-cell>
        </table:table-row>
        <table:table-row table:style-name="ro1">
          <table:table-cell office:value-type="float" office:value="19338183" calcext:value-type="float">
            <text:p>19338183</text:p>
          </table:table-cell>
          <table:table-cell office:value-type="string" calcext:value-type="string">
            <text:p>https://api.github.com/repos/E-musu/tutorial</text:p>
          </table:table-cell>
          <table:table-cell table:formula="of:=REPLACE([.B3516]; 1; 29; &quot;&quot;)" office:value-type="string" office:string-value="E-musu/tutorial" calcext:value-type="string">
            <text:p>E-musu/tutorial</text:p>
          </table:table-cell>
        </table:table-row>
        <table:table-row table:style-name="ro1">
          <table:table-cell office:value-type="float" office:value="19345229" calcext:value-type="float">
            <text:p>19345229</text:p>
          </table:table-cell>
          <table:table-cell office:value-type="string" calcext:value-type="string">
            <text:p>https://api.github.com/repos/kTT/adjule</text:p>
          </table:table-cell>
          <table:table-cell table:formula="of:=REPLACE([.B3517]; 1; 29; &quot;&quot;)" office:value-type="string" office:string-value="kTT/adjule" calcext:value-type="string">
            <text:p>kTT/adjule</text:p>
          </table:table-cell>
        </table:table-row>
        <table:table-row table:style-name="ro1">
          <table:table-cell office:value-type="float" office:value="19348849" calcext:value-type="float">
            <text:p>19348849</text:p>
          </table:table-cell>
          <table:table-cell office:value-type="string" calcext:value-type="string">
            <text:p>https://api.github.com/repos/diffplug/spotless</text:p>
          </table:table-cell>
          <table:table-cell table:formula="of:=REPLACE([.B3518]; 1; 29; &quot;&quot;)" office:value-type="string" office:string-value="diffplug/spotless" calcext:value-type="string">
            <text:p>diffplug/spotless</text:p>
          </table:table-cell>
        </table:table-row>
        <table:table-row table:style-name="ro1">
          <table:table-cell office:value-type="float" office:value="19387306" calcext:value-type="float">
            <text:p>19387306</text:p>
          </table:table-cell>
          <table:table-cell office:value-type="string" calcext:value-type="string">
            <text:p>https://api.github.com/repos/Allen5413/tm</text:p>
          </table:table-cell>
          <table:table-cell table:formula="of:=REPLACE([.B3519]; 1; 29; &quot;&quot;)" office:value-type="string" office:string-value="Allen5413/tm" calcext:value-type="string">
            <text:p>Allen5413/tm</text:p>
          </table:table-cell>
        </table:table-row>
        <table:table-row table:style-name="ro1">
          <table:table-cell office:value-type="float" office:value="19413633" calcext:value-type="float">
            <text:p>19413633</text:p>
          </table:table-cell>
          <table:table-cell office:value-type="string" calcext:value-type="string">
            <text:p>https://api.github.com/repos/hidlng/gsilSafetySystem</text:p>
          </table:table-cell>
          <table:table-cell table:formula="of:=REPLACE([.B3520]; 1; 29; &quot;&quot;)" office:value-type="string" office:string-value="hidlng/gsilSafetySystem" calcext:value-type="string">
            <text:p>hidlng/gsilSafetySystem</text:p>
          </table:table-cell>
        </table:table-row>
        <table:table-row table:style-name="ro1">
          <table:table-cell office:value-type="float" office:value="19418898" calcext:value-type="float">
            <text:p>19418898</text:p>
          </table:table-cell>
          <table:table-cell office:value-type="string" calcext:value-type="string">
            <text:p>https://api.github.com/repos/orbisgis/orbisgis</text:p>
          </table:table-cell>
          <table:table-cell table:formula="of:=REPLACE([.B3521]; 1; 29; &quot;&quot;)" office:value-type="string" office:string-value="orbisgis/orbisgis" calcext:value-type="string">
            <text:p>orbisgis/orbisgis</text:p>
          </table:table-cell>
        </table:table-row>
        <table:table-row table:style-name="ro1">
          <table:table-cell office:value-type="float" office:value="19424161" calcext:value-type="float">
            <text:p>19424161</text:p>
          </table:table-cell>
          <table:table-cell office:value-type="string" calcext:value-type="string">
            <text:p>https://api.github.com/repos/apache/activemq-artemis</text:p>
          </table:table-cell>
          <table:table-cell table:formula="of:=REPLACE([.B3522]; 1; 29; &quot;&quot;)" office:value-type="string" office:string-value="apache/activemq-artemis" calcext:value-type="string">
            <text:p>apache/activemq-artemis</text:p>
          </table:table-cell>
        </table:table-row>
        <table:table-row table:style-name="ro1">
          <table:table-cell office:value-type="float" office:value="19450617" calcext:value-type="float">
            <text:p>19450617</text:p>
          </table:table-cell>
          <table:table-cell office:value-type="string" calcext:value-type="string">
            <text:p>https://api.github.com/repos/BuildmLearn/BuildmLearn-Toolkit-Android</text:p>
          </table:table-cell>
          <table:table-cell table:formula="of:=REPLACE([.B3523]; 1; 29; &quot;&quot;)" office:value-type="string" office:string-value="BuildmLearn/BuildmLearn-Toolkit-Android" calcext:value-type="string">
            <text:p>BuildmLearn/BuildmLearn-Toolkit-Android</text:p>
          </table:table-cell>
        </table:table-row>
        <table:table-row table:style-name="ro1">
          <table:table-cell office:value-type="float" office:value="19457765" calcext:value-type="float">
            <text:p>19457765</text:p>
          </table:table-cell>
          <table:table-cell office:value-type="string" calcext:value-type="string">
            <text:p>https://api.github.com/repos/helyho/Voovan</text:p>
          </table:table-cell>
          <table:table-cell table:formula="of:=REPLACE([.B3524]; 1; 29; &quot;&quot;)" office:value-type="string" office:string-value="helyho/Voovan" calcext:value-type="string">
            <text:p>helyho/Voovan</text:p>
          </table:table-cell>
        </table:table-row>
        <table:table-row table:style-name="ro1">
          <table:table-cell office:value-type="float" office:value="19459930" calcext:value-type="float">
            <text:p>19459930</text:p>
          </table:table-cell>
          <table:table-cell office:value-type="string" calcext:value-type="string">
            <text:p>https://api.github.com/repos/apache/incubator-geode</text:p>
          </table:table-cell>
          <table:table-cell table:formula="of:=REPLACE([.B3525]; 1; 29; &quot;&quot;)" office:value-type="string" office:string-value="apache/incubator-geode" calcext:value-type="string">
            <text:p>apache/incubator-geode</text:p>
          </table:table-cell>
        </table:table-row>
        <table:table-row table:style-name="ro1">
          <table:table-cell office:value-type="float" office:value="19464891" calcext:value-type="float">
            <text:p>19464891</text:p>
          </table:table-cell>
          <table:table-cell office:value-type="string" calcext:value-type="string">
            <text:p>https://api.github.com/repos/gradle/tooling-commons</text:p>
          </table:table-cell>
          <table:table-cell table:formula="of:=REPLACE([.B3526]; 1; 29; &quot;&quot;)" office:value-type="string" office:string-value="gradle/tooling-commons" calcext:value-type="string">
            <text:p>gradle/tooling-commons</text:p>
          </table:table-cell>
        </table:table-row>
        <table:table-row table:style-name="ro1">
          <table:table-cell office:value-type="float" office:value="19467013" calcext:value-type="float">
            <text:p>19467013</text:p>
          </table:table-cell>
          <table:table-cell office:value-type="string" calcext:value-type="string">
            <text:p>https://api.github.com/repos/CloudOpting/cloudopting-manager</text:p>
          </table:table-cell>
          <table:table-cell table:formula="of:=REPLACE([.B3527]; 1; 29; &quot;&quot;)" office:value-type="string" office:string-value="CloudOpting/cloudopting-manager" calcext:value-type="string">
            <text:p>CloudOpting/cloudopting-manager</text:p>
          </table:table-cell>
        </table:table-row>
        <table:table-row table:style-name="ro1">
          <table:table-cell office:value-type="float" office:value="19484754" calcext:value-type="float">
            <text:p>19484754</text:p>
          </table:table-cell>
          <table:table-cell office:value-type="string" calcext:value-type="string">
            <text:p>https://api.github.com/repos/b3dgs/lionengine</text:p>
          </table:table-cell>
          <table:table-cell table:formula="of:=REPLACE([.B3528]; 1; 29; &quot;&quot;)" office:value-type="string" office:string-value="b3dgs/lionengine" calcext:value-type="string">
            <text:p>b3dgs/lionengine</text:p>
          </table:table-cell>
        </table:table-row>
        <table:table-row table:style-name="ro1">
          <table:table-cell office:value-type="float" office:value="19499524" calcext:value-type="float">
            <text:p>19499524</text:p>
          </table:table-cell>
          <table:table-cell office:value-type="string" calcext:value-type="string">
            <text:p>https://api.github.com/repos/ElvisResearchGroup/L42</text:p>
          </table:table-cell>
          <table:table-cell table:formula="of:=REPLACE([.B3529]; 1; 29; &quot;&quot;)" office:value-type="string" office:string-value="ElvisResearchGroup/L42" calcext:value-type="string">
            <text:p>ElvisResearchGroup/L42</text:p>
          </table:table-cell>
        </table:table-row>
        <table:table-row table:style-name="ro1">
          <table:table-cell office:value-type="float" office:value="19501429" calcext:value-type="float">
            <text:p>19501429</text:p>
          </table:table-cell>
          <table:table-cell office:value-type="string" calcext:value-type="string">
            <text:p>https://api.github.com/repos/dbahat/conventions</text:p>
          </table:table-cell>
          <table:table-cell table:formula="of:=REPLACE([.B3530]; 1; 29; &quot;&quot;)" office:value-type="string" office:string-value="dbahat/conventions" calcext:value-type="string">
            <text:p>dbahat/conventions</text:p>
          </table:table-cell>
        </table:table-row>
        <table:table-row table:style-name="ro1">
          <table:table-cell office:value-type="float" office:value="19508483" calcext:value-type="float">
            <text:p>19508483</text:p>
          </table:table-cell>
          <table:table-cell office:value-type="string" calcext:value-type="string">
            <text:p>https://api.github.com/repos/lastaflute/lastaflute</text:p>
          </table:table-cell>
          <table:table-cell table:formula="of:=REPLACE([.B3531]; 1; 29; &quot;&quot;)" office:value-type="string" office:string-value="lastaflute/lastaflute" calcext:value-type="string">
            <text:p>lastaflute/lastaflute</text:p>
          </table:table-cell>
        </table:table-row>
        <table:table-row table:style-name="ro1">
          <table:table-cell office:value-type="float" office:value="19540112" calcext:value-type="float">
            <text:p>19540112</text:p>
          </table:table-cell>
          <table:table-cell office:value-type="string" calcext:value-type="string">
            <text:p>https://api.github.com/repos/billy1380/blogwt</text:p>
          </table:table-cell>
          <table:table-cell table:formula="of:=REPLACE([.B3532]; 1; 29; &quot;&quot;)" office:value-type="string" office:string-value="billy1380/blogwt" calcext:value-type="string">
            <text:p>billy1380/blogwt</text:p>
          </table:table-cell>
        </table:table-row>
        <table:table-row table:style-name="ro1">
          <table:table-cell office:value-type="float" office:value="19549456" calcext:value-type="float">
            <text:p>19549456</text:p>
          </table:table-cell>
          <table:table-cell office:value-type="string" calcext:value-type="string">
            <text:p>https://api.github.com/repos/Pzazz/Zing</text:p>
          </table:table-cell>
          <table:table-cell table:formula="of:=REPLACE([.B3533]; 1; 29; &quot;&quot;)" office:value-type="string" office:string-value="Pzazz/Zing" calcext:value-type="string">
            <text:p>Pzazz/Zing</text:p>
          </table:table-cell>
        </table:table-row>
        <table:table-row table:style-name="ro1">
          <table:table-cell office:value-type="float" office:value="19549782" calcext:value-type="float">
            <text:p>19549782</text:p>
          </table:table-cell>
          <table:table-cell office:value-type="string" calcext:value-type="string">
            <text:p>https://api.github.com/repos/Skelril/Skree</text:p>
          </table:table-cell>
          <table:table-cell table:formula="of:=REPLACE([.B3534]; 1; 29; &quot;&quot;)" office:value-type="string" office:string-value="Skelril/Skree" calcext:value-type="string">
            <text:p>Skelril/Skree</text:p>
          </table:table-cell>
        </table:table-row>
        <table:table-row table:style-name="ro1">
          <table:table-cell office:value-type="float" office:value="19568325" calcext:value-type="float">
            <text:p>19568325</text:p>
          </table:table-cell>
          <table:table-cell office:value-type="string" calcext:value-type="string">
            <text:p>https://api.github.com/repos/katharsis-project/katharsis-core</text:p>
          </table:table-cell>
          <table:table-cell table:formula="of:=REPLACE([.B3535]; 1; 29; &quot;&quot;)" office:value-type="string" office:string-value="katharsis-project/katharsis-core" calcext:value-type="string">
            <text:p>katharsis-project/katharsis-core</text:p>
          </table:table-cell>
        </table:table-row>
        <table:table-row table:style-name="ro1">
          <table:table-cell office:value-type="float" office:value="19584662" calcext:value-type="float">
            <text:p>19584662</text:p>
          </table:table-cell>
          <table:table-cell office:value-type="string" calcext:value-type="string">
            <text:p>https://api.github.com/repos/limpoxe/Android-Plugin-Framework</text:p>
          </table:table-cell>
          <table:table-cell table:formula="of:=REPLACE([.B3536]; 1; 29; &quot;&quot;)" office:value-type="string" office:string-value="limpoxe/Android-Plugin-Framework" calcext:value-type="string">
            <text:p>limpoxe/Android-Plugin-Framework</text:p>
          </table:table-cell>
        </table:table-row>
        <table:table-row table:style-name="ro1">
          <table:table-cell office:value-type="float" office:value="19619652" calcext:value-type="float">
            <text:p>19619652</text:p>
          </table:table-cell>
          <table:table-cell office:value-type="string" calcext:value-type="string">
            <text:p>https://api.github.com/repos/uber/phabricator-jenkins-plugin</text:p>
          </table:table-cell>
          <table:table-cell table:formula="of:=REPLACE([.B3537]; 1; 29; &quot;&quot;)" office:value-type="string" office:string-value="uber/phabricator-jenkins-plugin" calcext:value-type="string">
            <text:p>uber/phabricator-jenkins-plugin</text:p>
          </table:table-cell>
        </table:table-row>
        <table:table-row table:style-name="ro1">
          <table:table-cell office:value-type="float" office:value="19641438" calcext:value-type="float">
            <text:p>19641438</text:p>
          </table:table-cell>
          <table:table-cell office:value-type="string" calcext:value-type="string">
            <text:p>https://api.github.com/repos/tcdl/msb-java</text:p>
          </table:table-cell>
          <table:table-cell table:formula="of:=REPLACE([.B3538]; 1; 29; &quot;&quot;)" office:value-type="string" office:string-value="tcdl/msb-java" calcext:value-type="string">
            <text:p>tcdl/msb-java</text:p>
          </table:table-cell>
        </table:table-row>
        <table:table-row table:style-name="ro1">
          <table:table-cell office:value-type="float" office:value="19658391" calcext:value-type="float">
            <text:p>19658391</text:p>
          </table:table-cell>
          <table:table-cell office:value-type="string" calcext:value-type="string">
            <text:p>https://api.github.com/repos/neo4j/neo4j-java-driver</text:p>
          </table:table-cell>
          <table:table-cell table:formula="of:=REPLACE([.B3539]; 1; 29; &quot;&quot;)" office:value-type="string" office:string-value="neo4j/neo4j-java-driver" calcext:value-type="string">
            <text:p>neo4j/neo4j-java-driver</text:p>
          </table:table-cell>
        </table:table-row>
        <table:table-row table:style-name="ro1">
          <table:table-cell office:value-type="float" office:value="19660280" calcext:value-type="float">
            <text:p>19660280</text:p>
          </table:table-cell>
          <table:table-cell office:value-type="string" calcext:value-type="string">
            <text:p>https://api.github.com/repos/GoogleCloudPlatform/java-docs-samples</text:p>
          </table:table-cell>
          <table:table-cell table:formula="of:=REPLACE([.B3540]; 1; 29; &quot;&quot;)" office:value-type="string" office:string-value="GoogleCloudPlatform/java-docs-samples" calcext:value-type="string">
            <text:p>GoogleCloudPlatform/java-docs-samples</text:p>
          </table:table-cell>
        </table:table-row>
        <table:table-row table:style-name="ro1">
          <table:table-cell office:value-type="float" office:value="19666202" calcext:value-type="float">
            <text:p>19666202</text:p>
          </table:table-cell>
          <table:table-cell office:value-type="string" calcext:value-type="string">
            <text:p>https://api.github.com/repos/igvteam/igv</text:p>
          </table:table-cell>
          <table:table-cell table:formula="of:=REPLACE([.B3541]; 1; 29; &quot;&quot;)" office:value-type="string" office:string-value="igvteam/igv" calcext:value-type="string">
            <text:p>igvteam/igv</text:p>
          </table:table-cell>
        </table:table-row>
        <table:table-row table:style-name="ro1">
          <table:table-cell office:value-type="float" office:value="19693512" calcext:value-type="float">
            <text:p>19693512</text:p>
          </table:table-cell>
          <table:table-cell office:value-type="string" calcext:value-type="string">
            <text:p>https://api.github.com/repos/GoogleCloudPlatform/cloud-bigtable-examples</text:p>
          </table:table-cell>
          <table:table-cell table:formula="of:=REPLACE([.B3542]; 1; 29; &quot;&quot;)" office:value-type="string" office:string-value="GoogleCloudPlatform/cloud-bigtable-examples" calcext:value-type="string">
            <text:p>GoogleCloudPlatform/cloud-bigtable-examples</text:p>
          </table:table-cell>
        </table:table-row>
        <table:table-row table:style-name="ro1">
          <table:table-cell office:value-type="float" office:value="19694675" calcext:value-type="float">
            <text:p>19694675</text:p>
          </table:table-cell>
          <table:table-cell office:value-type="string" calcext:value-type="string">
            <text:p>https://api.github.com/repos/GoogleCloudPlatform/cloud-bigtable-client</text:p>
          </table:table-cell>
          <table:table-cell table:formula="of:=REPLACE([.B3543]; 1; 29; &quot;&quot;)" office:value-type="string" office:string-value="GoogleCloudPlatform/cloud-bigtable-client" calcext:value-type="string">
            <text:p>GoogleCloudPlatform/cloud-bigtable-client</text:p>
          </table:table-cell>
        </table:table-row>
        <table:table-row table:style-name="ro1">
          <table:table-cell office:value-type="float" office:value="19699617" calcext:value-type="float">
            <text:p>19699617</text:p>
          </table:table-cell>
          <table:table-cell office:value-type="string" calcext:value-type="string">
            <text:p>https://api.github.com/repos/cloudiator/colosseum</text:p>
          </table:table-cell>
          <table:table-cell table:formula="of:=REPLACE([.B3544]; 1; 29; &quot;&quot;)" office:value-type="string" office:string-value="cloudiator/colosseum" calcext:value-type="string">
            <text:p>cloudiator/colosseum</text:p>
          </table:table-cell>
        </table:table-row>
        <table:table-row table:style-name="ro1">
          <table:table-cell office:value-type="float" office:value="19716679" calcext:value-type="float">
            <text:p>19716679</text:p>
          </table:table-cell>
          <table:table-cell office:value-type="string" calcext:value-type="string">
            <text:p>https://api.github.com/repos/orc-lang/orc</text:p>
          </table:table-cell>
          <table:table-cell table:formula="of:=REPLACE([.B3545]; 1; 29; &quot;&quot;)" office:value-type="string" office:string-value="orc-lang/orc" calcext:value-type="string">
            <text:p>orc-lang/orc</text:p>
          </table:table-cell>
        </table:table-row>
        <table:table-row table:style-name="ro1">
          <table:table-cell office:value-type="float" office:value="19734011" calcext:value-type="float">
            <text:p>19734011</text:p>
          </table:table-cell>
          <table:table-cell office:value-type="string" calcext:value-type="string">
            <text:p>https://api.github.com/repos/apache/incubator-atlas</text:p>
          </table:table-cell>
          <table:table-cell table:formula="of:=REPLACE([.B3546]; 1; 29; &quot;&quot;)" office:value-type="string" office:string-value="apache/incubator-atlas" calcext:value-type="string">
            <text:p>apache/incubator-atlas</text:p>
          </table:table-cell>
        </table:table-row>
        <table:table-row table:style-name="ro1">
          <table:table-cell office:value-type="float" office:value="19741451" calcext:value-type="float">
            <text:p>19741451</text:p>
          </table:table-cell>
          <table:table-cell office:value-type="string" calcext:value-type="string">
            <text:p>https://api.github.com/repos/spinfo/Strings</text:p>
          </table:table-cell>
          <table:table-cell table:formula="of:=REPLACE([.B3547]; 1; 29; &quot;&quot;)" office:value-type="string" office:string-value="spinfo/Strings" calcext:value-type="string">
            <text:p>spinfo/Strings</text:p>
          </table:table-cell>
        </table:table-row>
        <table:table-row table:style-name="ro1">
          <table:table-cell office:value-type="float" office:value="19780142" calcext:value-type="float">
            <text:p>19780142</text:p>
          </table:table-cell>
          <table:table-cell office:value-type="string" calcext:value-type="string">
            <text:p>https://api.github.com/repos/as-ideas/crowdsource</text:p>
          </table:table-cell>
          <table:table-cell table:formula="of:=REPLACE([.B3548]; 1; 29; &quot;&quot;)" office:value-type="string" office:string-value="as-ideas/crowdsource" calcext:value-type="string">
            <text:p>as-ideas/crowdsource</text:p>
          </table:table-cell>
        </table:table-row>
        <table:table-row table:style-name="ro1">
          <table:table-cell office:value-type="float" office:value="19782390" calcext:value-type="float">
            <text:p>19782390</text:p>
          </table:table-cell>
          <table:table-cell office:value-type="string" calcext:value-type="string">
            <text:p>https://api.github.com/repos/novoda/download-manager</text:p>
          </table:table-cell>
          <table:table-cell table:formula="of:=REPLACE([.B3549]; 1; 29; &quot;&quot;)" office:value-type="string" office:string-value="novoda/download-manager" calcext:value-type="string">
            <text:p>novoda/download-manager</text:p>
          </table:table-cell>
        </table:table-row>
        <table:table-row table:style-name="ro1">
          <table:table-cell office:value-type="float" office:value="19783090" calcext:value-type="float">
            <text:p>19783090</text:p>
          </table:table-cell>
          <table:table-cell office:value-type="string" calcext:value-type="string">
            <text:p>https://api.github.com/repos/cmunell/micro-util</text:p>
          </table:table-cell>
          <table:table-cell table:formula="of:=REPLACE([.B3550]; 1; 29; &quot;&quot;)" office:value-type="string" office:string-value="cmunell/micro-util" calcext:value-type="string">
            <text:p>cmunell/micro-util</text:p>
          </table:table-cell>
        </table:table-row>
        <table:table-row table:style-name="ro1">
          <table:table-cell office:value-type="float" office:value="19783445" calcext:value-type="float">
            <text:p>19783445</text:p>
          </table:table-cell>
          <table:table-cell office:value-type="string" calcext:value-type="string">
            <text:p>https://api.github.com/repos/zinikiGareth/flasckfl</text:p>
          </table:table-cell>
          <table:table-cell table:formula="of:=REPLACE([.B3551]; 1; 29; &quot;&quot;)" office:value-type="string" office:string-value="zinikiGareth/flasckfl" calcext:value-type="string">
            <text:p>zinikiGareth/flasckfl</text:p>
          </table:table-cell>
        </table:table-row>
        <table:table-row table:style-name="ro1">
          <table:table-cell office:value-type="float" office:value="19784448" calcext:value-type="float">
            <text:p>19784448</text:p>
          </table:table-cell>
          <table:table-cell office:value-type="string" calcext:value-type="string">
            <text:p>https://api.github.com/repos/fossasia/open-event-android</text:p>
          </table:table-cell>
          <table:table-cell table:formula="of:=REPLACE([.B3552]; 1; 29; &quot;&quot;)" office:value-type="string" office:string-value="fossasia/open-event-android" calcext:value-type="string">
            <text:p>fossasia/open-event-android</text:p>
          </table:table-cell>
        </table:table-row>
        <table:table-row table:style-name="ro1">
          <table:table-cell office:value-type="float" office:value="19795940" calcext:value-type="float">
            <text:p>19795940</text:p>
          </table:table-cell>
          <table:table-cell office:value-type="string" calcext:value-type="string">
            <text:p>https://api.github.com/repos/square/leakcanary</text:p>
          </table:table-cell>
          <table:table-cell table:formula="of:=REPLACE([.B3553]; 1; 29; &quot;&quot;)" office:value-type="string" office:string-value="square/leakcanary" calcext:value-type="string">
            <text:p>square/leakcanary</text:p>
          </table:table-cell>
        </table:table-row>
        <table:table-row table:style-name="ro1">
          <table:table-cell office:value-type="float" office:value="19824036" calcext:value-type="float">
            <text:p>19824036</text:p>
          </table:table-cell>
          <table:table-cell office:value-type="string" calcext:value-type="string">
            <text:p>https://api.github.com/repos/link-it/GovPay</text:p>
          </table:table-cell>
          <table:table-cell table:formula="of:=REPLACE([.B3554]; 1; 29; &quot;&quot;)" office:value-type="string" office:string-value="link-it/GovPay" calcext:value-type="string">
            <text:p>link-it/GovPay</text:p>
          </table:table-cell>
        </table:table-row>
        <table:table-row table:style-name="ro1">
          <table:table-cell office:value-type="float" office:value="19824607" calcext:value-type="float">
            <text:p>19824607</text:p>
          </table:table-cell>
          <table:table-cell office:value-type="string" calcext:value-type="string">
            <text:p>https://api.github.com/repos/lexek/chat</text:p>
          </table:table-cell>
          <table:table-cell table:formula="of:=REPLACE([.B3555]; 1; 29; &quot;&quot;)" office:value-type="string" office:string-value="lexek/chat" calcext:value-type="string">
            <text:p>lexek/chat</text:p>
          </table:table-cell>
        </table:table-row>
        <table:table-row table:style-name="ro1">
          <table:table-cell office:value-type="float" office:value="19825112" calcext:value-type="float">
            <text:p>19825112</text:p>
          </table:table-cell>
          <table:table-cell office:value-type="string" calcext:value-type="string">
            <text:p>https://api.github.com/repos/aic-sri-international/aic-expresso</text:p>
          </table:table-cell>
          <table:table-cell table:formula="of:=REPLACE([.B3556]; 1; 29; &quot;&quot;)" office:value-type="string" office:string-value="aic-sri-international/aic-expresso" calcext:value-type="string">
            <text:p>aic-sri-international/aic-expresso</text:p>
          </table:table-cell>
        </table:table-row>
        <table:table-row table:style-name="ro1">
          <table:table-cell office:value-type="float" office:value="19846465" calcext:value-type="float">
            <text:p>19846465</text:p>
          </table:table-cell>
          <table:table-cell office:value-type="string" calcext:value-type="string">
            <text:p>https://api.github.com/repos/stormenta/pic</text:p>
          </table:table-cell>
          <table:table-cell table:formula="of:=REPLACE([.B3557]; 1; 29; &quot;&quot;)" office:value-type="string" office:string-value="stormenta/pic" calcext:value-type="string">
            <text:p>stormenta/pic</text:p>
          </table:table-cell>
        </table:table-row>
        <table:table-row table:style-name="ro1">
          <table:table-cell office:value-type="float" office:value="19864967" calcext:value-type="float">
            <text:p>19864967</text:p>
          </table:table-cell>
          <table:table-cell office:value-type="string" calcext:value-type="string">
            <text:p>https://api.github.com/repos/The-Ark-Informatics/ark</text:p>
          </table:table-cell>
          <table:table-cell table:formula="of:=REPLACE([.B3558]; 1; 29; &quot;&quot;)" office:value-type="string" office:string-value="The-Ark-Informatics/ark" calcext:value-type="string">
            <text:p>The-Ark-Informatics/ark</text:p>
          </table:table-cell>
        </table:table-row>
        <table:table-row table:style-name="ro1">
          <table:table-cell office:value-type="float" office:value="19883089" calcext:value-type="float">
            <text:p>19883089</text:p>
          </table:table-cell>
          <table:table-cell office:value-type="string" calcext:value-type="string">
            <text:p>https://api.github.com/repos/ModernAristotle/aristotle</text:p>
          </table:table-cell>
          <table:table-cell table:formula="of:=REPLACE([.B3559]; 1; 29; &quot;&quot;)" office:value-type="string" office:string-value="ModernAristotle/aristotle" calcext:value-type="string">
            <text:p>ModernAristotle/aristotle</text:p>
          </table:table-cell>
        </table:table-row>
        <table:table-row table:style-name="ro1">
          <table:table-cell office:value-type="float" office:value="19917445" calcext:value-type="float">
            <text:p>19917445</text:p>
          </table:table-cell>
          <table:table-cell office:value-type="string" calcext:value-type="string">
            <text:p>https://api.github.com/repos/GeePawHill/contentment</text:p>
          </table:table-cell>
          <table:table-cell table:formula="of:=REPLACE([.B3560]; 1; 29; &quot;&quot;)" office:value-type="string" office:string-value="GeePawHill/contentment" calcext:value-type="string">
            <text:p>GeePawHill/contentment</text:p>
          </table:table-cell>
        </table:table-row>
        <table:table-row table:style-name="ro1">
          <table:table-cell office:value-type="float" office:value="19937293" calcext:value-type="float">
            <text:p>19937293</text:p>
          </table:table-cell>
          <table:table-cell office:value-type="string" calcext:value-type="string">
            <text:p>https://api.github.com/repos/smarr/SOMns</text:p>
          </table:table-cell>
          <table:table-cell table:formula="of:=REPLACE([.B3561]; 1; 29; &quot;&quot;)" office:value-type="string" office:string-value="smarr/SOMns" calcext:value-type="string">
            <text:p>smarr/SOMns</text:p>
          </table:table-cell>
        </table:table-row>
        <table:table-row table:style-name="ro1">
          <table:table-cell office:value-type="float" office:value="19939357" calcext:value-type="float">
            <text:p>19939357</text:p>
          </table:table-cell>
          <table:table-cell office:value-type="string" calcext:value-type="string">
            <text:p>https://api.github.com/repos/rage/tmc-cli</text:p>
          </table:table-cell>
          <table:table-cell table:formula="of:=REPLACE([.B3562]; 1; 29; &quot;&quot;)" office:value-type="string" office:string-value="rage/tmc-cli" calcext:value-type="string">
            <text:p>rage/tmc-cli</text:p>
          </table:table-cell>
        </table:table-row>
        <table:table-row table:style-name="ro1">
          <table:table-cell office:value-type="float" office:value="19948759" calcext:value-type="float">
            <text:p>19948759</text:p>
          </table:table-cell>
          <table:table-cell office:value-type="string" calcext:value-type="string">
            <text:p>https://api.github.com/repos/dkpro/dkpro-core</text:p>
          </table:table-cell>
          <table:table-cell table:formula="of:=REPLACE([.B3563]; 1; 29; &quot;&quot;)" office:value-type="string" office:string-value="dkpro/dkpro-core" calcext:value-type="string">
            <text:p>dkpro/dkpro-core</text:p>
          </table:table-cell>
        </table:table-row>
        <table:table-row table:style-name="ro1">
          <table:table-cell office:value-type="float" office:value="19956590" calcext:value-type="float">
            <text:p>19956590</text:p>
          </table:table-cell>
          <table:table-cell office:value-type="string" calcext:value-type="string">
            <text:p>https://api.github.com/repos/kejunxia/AndroidMvc</text:p>
          </table:table-cell>
          <table:table-cell table:formula="of:=REPLACE([.B3564]; 1; 29; &quot;&quot;)" office:value-type="string" office:string-value="kejunxia/AndroidMvc" calcext:value-type="string">
            <text:p>kejunxia/AndroidMvc</text:p>
          </table:table-cell>
        </table:table-row>
        <table:table-row table:style-name="ro1">
          <table:table-cell office:value-type="float" office:value="19968081" calcext:value-type="float">
            <text:p>19968081</text:p>
          </table:table-cell>
          <table:table-cell office:value-type="string" calcext:value-type="string">
            <text:p>https://api.github.com/repos/webanno/webanno</text:p>
          </table:table-cell>
          <table:table-cell table:formula="of:=REPLACE([.B3565]; 1; 29; &quot;&quot;)" office:value-type="string" office:string-value="webanno/webanno" calcext:value-type="string">
            <text:p>webanno/webanno</text:p>
          </table:table-cell>
        </table:table-row>
        <table:table-row table:style-name="ro1">
          <table:table-cell office:value-type="float" office:value="19980536" calcext:value-type="float">
            <text:p>19980536</text:p>
          </table:table-cell>
          <table:table-cell office:value-type="string" calcext:value-type="string">
            <text:p>https://api.github.com/repos/wyldmods/ChanceCubes</text:p>
          </table:table-cell>
          <table:table-cell table:formula="of:=REPLACE([.B3566]; 1; 29; &quot;&quot;)" office:value-type="string" office:string-value="wyldmods/ChanceCubes" calcext:value-type="string">
            <text:p>wyldmods/ChanceCubes</text:p>
          </table:table-cell>
        </table:table-row>
        <table:table-row table:style-name="ro1">
          <table:table-cell office:value-type="float" office:value="19996823" calcext:value-type="float">
            <text:p>19996823</text:p>
          </table:table-cell>
          <table:table-cell office:value-type="string" calcext:value-type="string">
            <text:p>https://api.github.com/repos/a-pavlov/jed2k</text:p>
          </table:table-cell>
          <table:table-cell table:formula="of:=REPLACE([.B3567]; 1; 29; &quot;&quot;)" office:value-type="string" office:string-value="a-pavlov/jed2k" calcext:value-type="string">
            <text:p>a-pavlov/jed2k</text:p>
          </table:table-cell>
        </table:table-row>
        <table:table-row table:style-name="ro1">
          <table:table-cell office:value-type="float" office:value="20000151" calcext:value-type="float">
            <text:p>20000151</text:p>
          </table:table-cell>
          <table:table-cell office:value-type="string" calcext:value-type="string">
            <text:p>https://api.github.com/repos/anno4j/anno4j</text:p>
          </table:table-cell>
          <table:table-cell table:formula="of:=REPLACE([.B3568]; 1; 29; &quot;&quot;)" office:value-type="string" office:string-value="anno4j/anno4j" calcext:value-type="string">
            <text:p>anno4j/anno4j</text:p>
          </table:table-cell>
        </table:table-row>
        <table:table-row table:style-name="ro1">
          <table:table-cell office:value-type="float" office:value="20006636" calcext:value-type="float">
            <text:p>20006636</text:p>
          </table:table-cell>
          <table:table-cell office:value-type="string" calcext:value-type="string">
            <text:p>https://api.github.com/repos/simbrain/simbrain</text:p>
          </table:table-cell>
          <table:table-cell table:formula="of:=REPLACE([.B3569]; 1; 29; &quot;&quot;)" office:value-type="string" office:string-value="simbrain/simbrain" calcext:value-type="string">
            <text:p>simbrain/simbrain</text:p>
          </table:table-cell>
        </table:table-row>
        <table:table-row table:style-name="ro1">
          <table:table-cell office:value-type="float" office:value="20010953" calcext:value-type="float">
            <text:p>20010953</text:p>
          </table:table-cell>
          <table:table-cell office:value-type="string" calcext:value-type="string">
            <text:p>https://api.github.com/repos/speedment/speedment</text:p>
          </table:table-cell>
          <table:table-cell table:formula="of:=REPLACE([.B3570]; 1; 29; &quot;&quot;)" office:value-type="string" office:string-value="speedment/speedment" calcext:value-type="string">
            <text:p>speedment/speedment</text:p>
          </table:table-cell>
        </table:table-row>
        <table:table-row table:style-name="ro1">
          <table:table-cell office:value-type="float" office:value="20014106" calcext:value-type="float">
            <text:p>20014106</text:p>
          </table:table-cell>
          <table:table-cell office:value-type="string" calcext:value-type="string">
            <text:p>https://api.github.com/repos/jpcsp/jpcsp</text:p>
          </table:table-cell>
          <table:table-cell table:formula="of:=REPLACE([.B3571]; 1; 29; &quot;&quot;)" office:value-type="string" office:string-value="jpcsp/jpcsp" calcext:value-type="string">
            <text:p>jpcsp/jpcsp</text:p>
          </table:table-cell>
        </table:table-row>
        <table:table-row table:style-name="ro1">
          <table:table-cell office:value-type="float" office:value="20035983" calcext:value-type="float">
            <text:p>20035983</text:p>
          </table:table-cell>
          <table:table-cell office:value-type="string" calcext:value-type="string">
            <text:p>https://api.github.com/repos/Kennyc1012/Opengur</text:p>
          </table:table-cell>
          <table:table-cell table:formula="of:=REPLACE([.B3572]; 1; 29; &quot;&quot;)" office:value-type="string" office:string-value="Kennyc1012/Opengur" calcext:value-type="string">
            <text:p>Kennyc1012/Opengur</text:p>
          </table:table-cell>
        </table:table-row>
        <table:table-row table:style-name="ro1">
          <table:table-cell office:value-type="float" office:value="20050878" calcext:value-type="float">
            <text:p>20050878</text:p>
          </table:table-cell>
          <table:table-cell office:value-type="string" calcext:value-type="string">
            <text:p>https://api.github.com/repos/allegro/hermes</text:p>
          </table:table-cell>
          <table:table-cell table:formula="of:=REPLACE([.B3573]; 1; 29; &quot;&quot;)" office:value-type="string" office:string-value="allegro/hermes" calcext:value-type="string">
            <text:p>allegro/hermes</text:p>
          </table:table-cell>
        </table:table-row>
        <table:table-row table:style-name="ro1">
          <table:table-cell office:value-type="float" office:value="20079763" calcext:value-type="float">
            <text:p>20079763</text:p>
          </table:table-cell>
          <table:table-cell office:value-type="string" calcext:value-type="string">
            <text:p>https://api.github.com/repos/magnetsystems/message-samples-android</text:p>
          </table:table-cell>
          <table:table-cell table:formula="of:=REPLACE([.B3574]; 1; 29; &quot;&quot;)" office:value-type="string" office:string-value="magnetsystems/message-samples-android" calcext:value-type="string">
            <text:p>magnetsystems/message-samples-android</text:p>
          </table:table-cell>
        </table:table-row>
        <table:table-row table:style-name="ro1">
          <table:table-cell office:value-type="float" office:value="20101072" calcext:value-type="float">
            <text:p>20101072</text:p>
          </table:table-cell>
          <table:table-cell office:value-type="string" calcext:value-type="string">
            <text:p>https://api.github.com/repos/rgorosito/ejbca</text:p>
          </table:table-cell>
          <table:table-cell table:formula="of:=REPLACE([.B3575]; 1; 29; &quot;&quot;)" office:value-type="string" office:string-value="rgorosito/ejbca" calcext:value-type="string">
            <text:p>rgorosito/ejbca</text:p>
          </table:table-cell>
        </table:table-row>
        <table:table-row table:style-name="ro1">
          <table:table-cell office:value-type="float" office:value="20105303" calcext:value-type="float">
            <text:p>20105303</text:p>
          </table:table-cell>
          <table:table-cell office:value-type="string" calcext:value-type="string">
            <text:p>https://api.github.com/repos/nitrogen-project/android_frameworks_base</text:p>
          </table:table-cell>
          <table:table-cell table:formula="of:=REPLACE([.B3576]; 1; 29; &quot;&quot;)" office:value-type="string" office:string-value="nitrogen-project/android_frameworks_base" calcext:value-type="string">
            <text:p>nitrogen-project/android_frameworks_base</text:p>
          </table:table-cell>
        </table:table-row>
        <table:table-row table:style-name="ro1">
          <table:table-cell office:value-type="float" office:value="20113366" calcext:value-type="float">
            <text:p>20113366</text:p>
          </table:table-cell>
          <table:table-cell office:value-type="string" calcext:value-type="string">
            <text:p>https://api.github.com/repos/atlanmod/NeoEMF</text:p>
          </table:table-cell>
          <table:table-cell table:formula="of:=REPLACE([.B3577]; 1; 29; &quot;&quot;)" office:value-type="string" office:string-value="atlanmod/NeoEMF" calcext:value-type="string">
            <text:p>atlanmod/NeoEMF</text:p>
          </table:table-cell>
        </table:table-row>
        <table:table-row table:style-name="ro1">
          <table:table-cell office:value-type="float" office:value="20146573" calcext:value-type="float">
            <text:p>20146573</text:p>
          </table:table-cell>
          <table:table-cell office:value-type="string" calcext:value-type="string">
            <text:p>https://api.github.com/repos/biezhi/blade</text:p>
          </table:table-cell>
          <table:table-cell table:formula="of:=REPLACE([.B3578]; 1; 29; &quot;&quot;)" office:value-type="string" office:string-value="biezhi/blade" calcext:value-type="string">
            <text:p>biezhi/blade</text:p>
          </table:table-cell>
        </table:table-row>
        <table:table-row table:style-name="ro1">
          <table:table-cell office:value-type="float" office:value="20151226" calcext:value-type="float">
            <text:p>20151226</text:p>
          </table:table-cell>
          <table:table-cell office:value-type="string" calcext:value-type="string">
            <text:p>https://api.github.com/repos/InfinniPlatform/InfinniUI</text:p>
          </table:table-cell>
          <table:table-cell table:formula="of:=REPLACE([.B3579]; 1; 29; &quot;&quot;)" office:value-type="string" office:string-value="InfinniPlatform/InfinniUI" calcext:value-type="string">
            <text:p>InfinniPlatform/InfinniUI</text:p>
          </table:table-cell>
        </table:table-row>
        <table:table-row table:style-name="ro1">
          <table:table-cell office:value-type="float" office:value="20163441" calcext:value-type="float">
            <text:p>20163441</text:p>
          </table:table-cell>
          <table:table-cell office:value-type="string" calcext:value-type="string">
            <text:p>https://api.github.com/repos/dkpro/dkpro-tc</text:p>
          </table:table-cell>
          <table:table-cell table:formula="of:=REPLACE([.B3580]; 1; 29; &quot;&quot;)" office:value-type="string" office:string-value="dkpro/dkpro-tc" calcext:value-type="string">
            <text:p>dkpro/dkpro-tc</text:p>
          </table:table-cell>
        </table:table-row>
        <table:table-row table:style-name="ro1">
          <table:table-cell office:value-type="float" office:value="20165505" calcext:value-type="float">
            <text:p>20165505</text:p>
          </table:table-cell>
          <table:table-cell office:value-type="string" calcext:value-type="string">
            <text:p>https://api.github.com/repos/futurice/cascade</text:p>
          </table:table-cell>
          <table:table-cell table:formula="of:=REPLACE([.B3581]; 1; 29; &quot;&quot;)" office:value-type="string" office:string-value="futurice/cascade" calcext:value-type="string">
            <text:p>futurice/cascade</text:p>
          </table:table-cell>
        </table:table-row>
        <table:table-row table:style-name="ro1">
          <table:table-cell office:value-type="float" office:value="20172075" calcext:value-type="float">
            <text:p>20172075</text:p>
          </table:table-cell>
          <table:table-cell office:value-type="string" calcext:value-type="string">
            <text:p>https://api.github.com/repos/inofix/liferay-modules</text:p>
          </table:table-cell>
          <table:table-cell table:formula="of:=REPLACE([.B3582]; 1; 29; &quot;&quot;)" office:value-type="string" office:string-value="inofix/liferay-modules" calcext:value-type="string">
            <text:p>inofix/liferay-modules</text:p>
          </table:table-cell>
        </table:table-row>
        <table:table-row table:style-name="ro1">
          <table:table-cell office:value-type="float" office:value="20177868" calcext:value-type="float">
            <text:p>20177868</text:p>
          </table:table-cell>
          <table:table-cell office:value-type="string" calcext:value-type="string">
            <text:p>https://api.github.com/repos/apvancedemo/quickdemo</text:p>
          </table:table-cell>
          <table:table-cell table:formula="of:=REPLACE([.B3583]; 1; 29; &quot;&quot;)" office:value-type="string" office:string-value="apvancedemo/quickdemo" calcext:value-type="string">
            <text:p>apvancedemo/quickdemo</text:p>
          </table:table-cell>
        </table:table-row>
        <table:table-row table:style-name="ro1">
          <table:table-cell office:value-type="float" office:value="20214965" calcext:value-type="float">
            <text:p>20214965</text:p>
          </table:table-cell>
          <table:table-cell office:value-type="string" calcext:value-type="string">
            <text:p>https://api.github.com/repos/vert-x3/vertx-web</text:p>
          </table:table-cell>
          <table:table-cell table:formula="of:=REPLACE([.B3584]; 1; 29; &quot;&quot;)" office:value-type="string" office:string-value="vert-x3/vertx-web" calcext:value-type="string">
            <text:p>vert-x3/vertx-web</text:p>
          </table:table-cell>
        </table:table-row>
        <table:table-row table:style-name="ro1">
          <table:table-cell office:value-type="float" office:value="20232468" calcext:value-type="float">
            <text:p>20232468</text:p>
          </table:table-cell>
          <table:table-cell office:value-type="string" calcext:value-type="string">
            <text:p>https://api.github.com/repos/LanternPowered/LanternServer</text:p>
          </table:table-cell>
          <table:table-cell table:formula="of:=REPLACE([.B3585]; 1; 29; &quot;&quot;)" office:value-type="string" office:string-value="LanternPowered/LanternServer" calcext:value-type="string">
            <text:p>LanternPowered/LanternServer</text:p>
          </table:table-cell>
        </table:table-row>
        <table:table-row table:style-name="ro1">
          <table:table-cell office:value-type="float" office:value="20241758" calcext:value-type="float">
            <text:p>20241758</text:p>
          </table:table-cell>
          <table:table-cell office:value-type="string" calcext:value-type="string">
            <text:p>https://api.github.com/repos/schwabea/Research</text:p>
          </table:table-cell>
          <table:table-cell table:formula="of:=REPLACE([.B3586]; 1; 29; &quot;&quot;)" office:value-type="string" office:string-value="schwabea/Research" calcext:value-type="string">
            <text:p>schwabea/Research</text:p>
          </table:table-cell>
        </table:table-row>
        <table:table-row table:style-name="ro1">
          <table:table-cell office:value-type="float" office:value="20245177" calcext:value-type="float">
            <text:p>20245177</text:p>
          </table:table-cell>
          <table:table-cell office:value-type="string" calcext:value-type="string">
            <text:p>https://api.github.com/repos/DAVID-GITAR/tercer-proyecto-david</text:p>
          </table:table-cell>
          <table:table-cell table:formula="of:=REPLACE([.B3587]; 1; 29; &quot;&quot;)" office:value-type="string" office:string-value="DAVID-GITAR/tercer-proyecto-david" calcext:value-type="string">
            <text:p>DAVID-GITAR/tercer-proyecto-david</text:p>
          </table:table-cell>
        </table:table-row>
        <table:table-row table:style-name="ro1">
          <table:table-cell office:value-type="float" office:value="20252815" calcext:value-type="float">
            <text:p>20252815</text:p>
          </table:table-cell>
          <table:table-cell office:value-type="string" calcext:value-type="string">
            <text:p>https://api.github.com/repos/amplab/succinct</text:p>
          </table:table-cell>
          <table:table-cell table:formula="of:=REPLACE([.B3588]; 1; 29; &quot;&quot;)" office:value-type="string" office:string-value="amplab/succinct" calcext:value-type="string">
            <text:p>amplab/succinct</text:p>
          </table:table-cell>
        </table:table-row>
        <table:table-row table:style-name="ro1">
          <table:table-cell office:value-type="float" office:value="20262504" calcext:value-type="float">
            <text:p>20262504</text:p>
          </table:table-cell>
          <table:table-cell office:value-type="string" calcext:value-type="string">
            <text:p>https://api.github.com/repos/abraxas-labs/ameba-lib</text:p>
          </table:table-cell>
          <table:table-cell table:formula="of:=REPLACE([.B3589]; 1; 29; &quot;&quot;)" office:value-type="string" office:string-value="abraxas-labs/ameba-lib" calcext:value-type="string">
            <text:p>abraxas-labs/ameba-lib</text:p>
          </table:table-cell>
        </table:table-row>
        <table:table-row table:style-name="ro1">
          <table:table-cell office:value-type="float" office:value="20276968" calcext:value-type="float">
            <text:p>20276968</text:p>
          </table:table-cell>
          <table:table-cell office:value-type="string" calcext:value-type="string">
            <text:p>https://api.github.com/repos/RelayQA/Automation</text:p>
          </table:table-cell>
          <table:table-cell table:formula="of:=REPLACE([.B3590]; 1; 29; &quot;&quot;)" office:value-type="string" office:string-value="RelayQA/Automation" calcext:value-type="string">
            <text:p>RelayQA/Automation</text:p>
          </table:table-cell>
        </table:table-row>
        <table:table-row table:style-name="ro1">
          <table:table-cell office:value-type="float" office:value="20278436" calcext:value-type="float">
            <text:p>20278436</text:p>
          </table:table-cell>
          <table:table-cell office:value-type="string" calcext:value-type="string">
            <text:p>https://api.github.com/repos/LatvianModder/FTBUtilities</text:p>
          </table:table-cell>
          <table:table-cell table:formula="of:=REPLACE([.B3591]; 1; 29; &quot;&quot;)" office:value-type="string" office:string-value="LatvianModder/FTBUtilities" calcext:value-type="string">
            <text:p>LatvianModder/FTBUtilities</text:p>
          </table:table-cell>
        </table:table-row>
        <table:table-row table:style-name="ro1">
          <table:table-cell office:value-type="float" office:value="20281899" calcext:value-type="float">
            <text:p>20281899</text:p>
          </table:table-cell>
          <table:table-cell office:value-type="string" calcext:value-type="string">
            <text:p>https://api.github.com/repos/PSLCL/testing-framework</text:p>
          </table:table-cell>
          <table:table-cell table:formula="of:=REPLACE([.B3592]; 1; 29; &quot;&quot;)" office:value-type="string" office:string-value="PSLCL/testing-framework" calcext:value-type="string">
            <text:p>PSLCL/testing-framework</text:p>
          </table:table-cell>
        </table:table-row>
        <table:table-row table:style-name="ro1">
          <table:table-cell office:value-type="float" office:value="20300237" calcext:value-type="float">
            <text:p>20300237</text:p>
          </table:table-cell>
          <table:table-cell office:value-type="string" calcext:value-type="string">
            <text:p>https://api.github.com/repos/uom-daris/daris</text:p>
          </table:table-cell>
          <table:table-cell table:formula="of:=REPLACE([.B3593]; 1; 29; &quot;&quot;)" office:value-type="string" office:string-value="uom-daris/daris" calcext:value-type="string">
            <text:p>uom-daris/daris</text:p>
          </table:table-cell>
        </table:table-row>
        <table:table-row table:style-name="ro1">
          <table:table-cell office:value-type="float" office:value="20312780" calcext:value-type="float">
            <text:p>20312780</text:p>
          </table:table-cell>
          <table:table-cell office:value-type="string" calcext:value-type="string">
            <text:p>https://api.github.com/repos/Neamar/KISS</text:p>
          </table:table-cell>
          <table:table-cell table:formula="of:=REPLACE([.B3594]; 1; 29; &quot;&quot;)" office:value-type="string" office:string-value="Neamar/KISS" calcext:value-type="string">
            <text:p>Neamar/KISS</text:p>
          </table:table-cell>
        </table:table-row>
        <table:table-row table:style-name="ro1">
          <table:table-cell office:value-type="float" office:value="20328727" calcext:value-type="float">
            <text:p>20328727</text:p>
          </table:table-cell>
          <table:table-cell office:value-type="string" calcext:value-type="string">
            <text:p>https://api.github.com/repos/stefvanschie/buildinggame</text:p>
          </table:table-cell>
          <table:table-cell table:formula="of:=REPLACE([.B3595]; 1; 29; &quot;&quot;)" office:value-type="string" office:string-value="stefvanschie/buildinggame" calcext:value-type="string">
            <text:p>stefvanschie/buildinggame</text:p>
          </table:table-cell>
        </table:table-row>
        <table:table-row table:style-name="ro1">
          <table:table-cell office:value-type="float" office:value="20329966" calcext:value-type="float">
            <text:p>20329966</text:p>
          </table:table-cell>
          <table:table-cell office:value-type="string" calcext:value-type="string">
            <text:p>https://api.github.com/repos/ThreatConnect-Inc/threatconnect-java</text:p>
          </table:table-cell>
          <table:table-cell table:formula="of:=REPLACE([.B3596]; 1; 29; &quot;&quot;)" office:value-type="string" office:string-value="ThreatConnect-Inc/threatconnect-java" calcext:value-type="string">
            <text:p>ThreatConnect-Inc/threatconnect-java</text:p>
          </table:table-cell>
        </table:table-row>
        <table:table-row table:style-name="ro1">
          <table:table-cell office:value-type="float" office:value="20337473" calcext:value-type="float">
            <text:p>20337473</text:p>
          </table:table-cell>
          <table:table-cell office:value-type="string" calcext:value-type="string">
            <text:p>https://api.github.com/repos/h2oai/h2o-3</text:p>
          </table:table-cell>
          <table:table-cell table:formula="of:=REPLACE([.B3597]; 1; 29; &quot;&quot;)" office:value-type="string" office:string-value="h2oai/h2o-3" calcext:value-type="string">
            <text:p>h2oai/h2o-3</text:p>
          </table:table-cell>
        </table:table-row>
        <table:table-row table:style-name="ro1">
          <table:table-cell office:value-type="float" office:value="20364911" calcext:value-type="float">
            <text:p>20364911</text:p>
          </table:table-cell>
          <table:table-cell office:value-type="string" calcext:value-type="string">
            <text:p>https://api.github.com/repos/fimtra/clearconnect</text:p>
          </table:table-cell>
          <table:table-cell table:formula="of:=REPLACE([.B3598]; 1; 29; &quot;&quot;)" office:value-type="string" office:string-value="fimtra/clearconnect" calcext:value-type="string">
            <text:p>fimtra/clearconnect</text:p>
          </table:table-cell>
        </table:table-row>
        <table:table-row table:style-name="ro1">
          <table:table-cell office:value-type="float" office:value="20435105" calcext:value-type="float">
            <text:p>20435105</text:p>
          </table:table-cell>
          <table:table-cell office:value-type="string" calcext:value-type="string">
            <text:p>https://api.github.com/repos/GlenKPeterson/UncleJim</text:p>
          </table:table-cell>
          <table:table-cell table:formula="of:=REPLACE([.B3599]; 1; 29; &quot;&quot;)" office:value-type="string" office:string-value="GlenKPeterson/UncleJim" calcext:value-type="string">
            <text:p>GlenKPeterson/UncleJim</text:p>
          </table:table-cell>
        </table:table-row>
        <table:table-row table:style-name="ro1">
          <table:table-cell office:value-type="float" office:value="20443401" calcext:value-type="float">
            <text:p>20443401</text:p>
          </table:table-cell>
          <table:table-cell office:value-type="string" calcext:value-type="string">
            <text:p>https://api.github.com/repos/actframework/actframework</text:p>
          </table:table-cell>
          <table:table-cell table:formula="of:=REPLACE([.B3600]; 1; 29; &quot;&quot;)" office:value-type="string" office:string-value="actframework/actframework" calcext:value-type="string">
            <text:p>actframework/actframework</text:p>
          </table:table-cell>
        </table:table-row>
        <table:table-row table:style-name="ro1">
          <table:table-cell office:value-type="float" office:value="20447209" calcext:value-type="float">
            <text:p>20447209</text:p>
          </table:table-cell>
          <table:table-cell office:value-type="string" calcext:value-type="string">
            <text:p>https://api.github.com/repos/floragunncom/search-guard</text:p>
          </table:table-cell>
          <table:table-cell table:formula="of:=REPLACE([.B3601]; 1; 29; &quot;&quot;)" office:value-type="string" office:string-value="floragunncom/search-guard" calcext:value-type="string">
            <text:p>floragunncom/search-guard</text:p>
          </table:table-cell>
        </table:table-row>
        <table:table-row table:style-name="ro1">
          <table:table-cell office:value-type="float" office:value="20449427" calcext:value-type="float">
            <text:p>20449427</text:p>
          </table:table-cell>
          <table:table-cell office:value-type="string" calcext:value-type="string">
            <text:p>https://api.github.com/repos/shepherdviolet/turquoise</text:p>
          </table:table-cell>
          <table:table-cell table:formula="of:=REPLACE([.B3602]; 1; 29; &quot;&quot;)" office:value-type="string" office:string-value="shepherdviolet/turquoise" calcext:value-type="string">
            <text:p>shepherdviolet/turquoise</text:p>
          </table:table-cell>
        </table:table-row>
        <table:table-row table:style-name="ro1">
          <table:table-cell office:value-type="float" office:value="20453125" calcext:value-type="float">
            <text:p>20453125</text:p>
          </table:table-cell>
          <table:table-cell office:value-type="string" calcext:value-type="string">
            <text:p>https://api.github.com/repos/venusdrogon/feilong-core</text:p>
          </table:table-cell>
          <table:table-cell table:formula="of:=REPLACE([.B3603]; 1; 29; &quot;&quot;)" office:value-type="string" office:string-value="venusdrogon/feilong-core" calcext:value-type="string">
            <text:p>venusdrogon/feilong-core</text:p>
          </table:table-cell>
        </table:table-row>
        <table:table-row table:style-name="ro1">
          <table:table-cell office:value-type="float" office:value="20461289" calcext:value-type="float">
            <text:p>20461289</text:p>
          </table:table-cell>
          <table:table-cell office:value-type="string" calcext:value-type="string">
            <text:p>https://api.github.com/repos/CzBiX/v2ex-android</text:p>
          </table:table-cell>
          <table:table-cell table:formula="of:=REPLACE([.B3604]; 1; 29; &quot;&quot;)" office:value-type="string" office:string-value="CzBiX/v2ex-android" calcext:value-type="string">
            <text:p>CzBiX/v2ex-android</text:p>
          </table:table-cell>
        </table:table-row>
        <table:table-row table:style-name="ro1">
          <table:table-cell office:value-type="float" office:value="20462217" calcext:value-type="float">
            <text:p>20462217</text:p>
          </table:table-cell>
          <table:table-cell office:value-type="string" calcext:value-type="string">
            <text:p>https://api.github.com/repos/exo-addons/social-rdbms</text:p>
          </table:table-cell>
          <table:table-cell table:formula="of:=REPLACE([.B3605]; 1; 29; &quot;&quot;)" office:value-type="string" office:string-value="exo-addons/social-rdbms" calcext:value-type="string">
            <text:p>exo-addons/social-rdbms</text:p>
          </table:table-cell>
        </table:table-row>
        <table:table-row table:style-name="ro1">
          <table:table-cell office:value-type="float" office:value="20479273" calcext:value-type="float">
            <text:p>20479273</text:p>
          </table:table-cell>
          <table:table-cell office:value-type="string" calcext:value-type="string">
            <text:p>https://api.github.com/repos/donaldlab/OSPREY_refactor</text:p>
          </table:table-cell>
          <table:table-cell table:formula="of:=REPLACE([.B3606]; 1; 29; &quot;&quot;)" office:value-type="string" office:string-value="donaldlab/OSPREY_refactor" calcext:value-type="string">
            <text:p>donaldlab/OSPREY_refactor</text:p>
          </table:table-cell>
        </table:table-row>
        <table:table-row table:style-name="ro1">
          <table:table-cell office:value-type="float" office:value="20506930" calcext:value-type="float">
            <text:p>20506930</text:p>
          </table:table-cell>
          <table:table-cell office:value-type="string" calcext:value-type="string">
            <text:p>https://api.github.com/repos/elmokki/nationgen</text:p>
          </table:table-cell>
          <table:table-cell table:formula="of:=REPLACE([.B3607]; 1; 29; &quot;&quot;)" office:value-type="string" office:string-value="elmokki/nationgen" calcext:value-type="string">
            <text:p>elmokki/nationgen</text:p>
          </table:table-cell>
        </table:table-row>
        <table:table-row table:style-name="ro1">
          <table:table-cell office:value-type="float" office:value="20509333" calcext:value-type="float">
            <text:p>20509333</text:p>
          </table:table-cell>
          <table:table-cell office:value-type="string" calcext:value-type="string">
            <text:p>https://api.github.com/repos/Nventdata/NeverwinterDP</text:p>
          </table:table-cell>
          <table:table-cell table:formula="of:=REPLACE([.B3608]; 1; 29; &quot;&quot;)" office:value-type="string" office:string-value="Nventdata/NeverwinterDP" calcext:value-type="string">
            <text:p>Nventdata/NeverwinterDP</text:p>
          </table:table-cell>
        </table:table-row>
        <table:table-row table:style-name="ro1">
          <table:table-cell office:value-type="float" office:value="20543557" calcext:value-type="float">
            <text:p>20543557</text:p>
          </table:table-cell>
          <table:table-cell office:value-type="string" calcext:value-type="string">
            <text:p>https://api.github.com/repos/gama-platform/gama</text:p>
          </table:table-cell>
          <table:table-cell table:formula="of:=REPLACE([.B3609]; 1; 29; &quot;&quot;)" office:value-type="string" office:string-value="gama-platform/gama" calcext:value-type="string">
            <text:p>gama-platform/gama</text:p>
          </table:table-cell>
        </table:table-row>
        <table:table-row table:style-name="ro1">
          <table:table-cell office:value-type="float" office:value="20565232" calcext:value-type="float">
            <text:p>20565232</text:p>
          </table:table-cell>
          <table:table-cell office:value-type="string" calcext:value-type="string">
            <text:p>https://api.github.com/repos/sturtesm/appdynamics-paypal-integration-auth-service</text:p>
          </table:table-cell>
          <table:table-cell table:formula="of:=REPLACE([.B3610]; 1; 29; &quot;&quot;)" office:value-type="string" office:string-value="sturtesm/appdynamics-paypal-integration-auth-service" calcext:value-type="string">
            <text:p>sturtesm/appdynamics-paypal-integration-auth-service</text:p>
          </table:table-cell>
        </table:table-row>
        <table:table-row table:style-name="ro1">
          <table:table-cell office:value-type="float" office:value="20565522" calcext:value-type="float">
            <text:p>20565522</text:p>
          </table:table-cell>
          <table:table-cell office:value-type="string" calcext:value-type="string">
            <text:p>https://api.github.com/repos/sturtesm/appdynamics-paypal-integration-java-checkout</text:p>
          </table:table-cell>
          <table:table-cell table:formula="of:=REPLACE([.B3611]; 1; 29; &quot;&quot;)" office:value-type="string" office:string-value="sturtesm/appdynamics-paypal-integration-java-checkout" calcext:value-type="string">
            <text:p>sturtesm/appdynamics-paypal-integration-java-checkout</text:p>
          </table:table-cell>
        </table:table-row>
        <table:table-row table:style-name="ro1">
          <table:table-cell office:value-type="float" office:value="20585183" calcext:value-type="float">
            <text:p>20585183</text:p>
          </table:table-cell>
          <table:table-cell office:value-type="string" calcext:value-type="string">
            <text:p>https://api.github.com/repos/Vastra-Gotalandsregionen/oppna-program-alfresco</text:p>
          </table:table-cell>
          <table:table-cell table:formula="of:=REPLACE([.B3612]; 1; 29; &quot;&quot;)" office:value-type="string" office:string-value="Vastra-Gotalandsregionen/oppna-program-alfresco" calcext:value-type="string">
            <text:p>Vastra-Gotalandsregionen/oppna-program-alfresco</text:p>
          </table:table-cell>
        </table:table-row>
        <table:table-row table:style-name="ro1">
          <table:table-cell office:value-type="float" office:value="20602917" calcext:value-type="float">
            <text:p>20602917</text:p>
          </table:table-cell>
          <table:table-cell office:value-type="string" calcext:value-type="string">
            <text:p>https://api.github.com/repos/EmergentOrganization/cell-rpg</text:p>
          </table:table-cell>
          <table:table-cell table:formula="of:=REPLACE([.B3613]; 1; 29; &quot;&quot;)" office:value-type="string" office:string-value="EmergentOrganization/cell-rpg" calcext:value-type="string">
            <text:p>EmergentOrganization/cell-rpg</text:p>
          </table:table-cell>
        </table:table-row>
        <table:table-row table:style-name="ro1">
          <table:table-cell office:value-type="float" office:value="20604613" calcext:value-type="float">
            <text:p>20604613</text:p>
          </table:table-cell>
          <table:table-cell office:value-type="string" calcext:value-type="string">
            <text:p>https://api.github.com/repos/IBMStreams/streamsx.topology</text:p>
          </table:table-cell>
          <table:table-cell table:formula="of:=REPLACE([.B3614]; 1; 29; &quot;&quot;)" office:value-type="string" office:string-value="IBMStreams/streamsx.topology" calcext:value-type="string">
            <text:p>IBMStreams/streamsx.topology</text:p>
          </table:table-cell>
        </table:table-row>
        <table:table-row table:style-name="ro1">
          <table:table-cell office:value-type="float" office:value="20607197" calcext:value-type="float">
            <text:p>20607197</text:p>
          </table:table-cell>
          <table:table-cell office:value-type="string" calcext:value-type="string">
            <text:p>https://api.github.com/repos/smeup/asup</text:p>
          </table:table-cell>
          <table:table-cell table:formula="of:=REPLACE([.B3615]; 1; 29; &quot;&quot;)" office:value-type="string" office:string-value="smeup/asup" calcext:value-type="string">
            <text:p>smeup/asup</text:p>
          </table:table-cell>
        </table:table-row>
        <table:table-row table:style-name="ro1">
          <table:table-cell office:value-type="float" office:value="20623549" calcext:value-type="float">
            <text:p>20623549</text:p>
          </table:table-cell>
          <table:table-cell office:value-type="string" calcext:value-type="string">
            <text:p>https://api.github.com/repos/layerhq/Atlas-Android</text:p>
          </table:table-cell>
          <table:table-cell table:formula="of:=REPLACE([.B3616]; 1; 29; &quot;&quot;)" office:value-type="string" office:string-value="layerhq/Atlas-Android" calcext:value-type="string">
            <text:p>layerhq/Atlas-Android</text:p>
          </table:table-cell>
        </table:table-row>
        <table:table-row table:style-name="ro1">
          <table:table-cell office:value-type="float" office:value="20627926" calcext:value-type="float">
            <text:p>20627926</text:p>
          </table:table-cell>
          <table:table-cell office:value-type="string" calcext:value-type="string">
            <text:p>https://api.github.com/repos/pughlab/tracker</text:p>
          </table:table-cell>
          <table:table-cell table:formula="of:=REPLACE([.B3617]; 1; 29; &quot;&quot;)" office:value-type="string" office:string-value="pughlab/tracker" calcext:value-type="string">
            <text:p>pughlab/tracker</text:p>
          </table:table-cell>
        </table:table-row>
        <table:table-row table:style-name="ro1">
          <table:table-cell office:value-type="float" office:value="20631171" calcext:value-type="float">
            <text:p>20631171</text:p>
          </table:table-cell>
          <table:table-cell office:value-type="string" calcext:value-type="string">
            <text:p>https://api.github.com/repos/ggear/cloudera-framework</text:p>
          </table:table-cell>
          <table:table-cell table:formula="of:=REPLACE([.B3618]; 1; 29; &quot;&quot;)" office:value-type="string" office:string-value="ggear/cloudera-framework" calcext:value-type="string">
            <text:p>ggear/cloudera-framework</text:p>
          </table:table-cell>
        </table:table-row>
        <table:table-row table:style-name="ro1">
          <table:table-cell office:value-type="float" office:value="20649408" calcext:value-type="float">
            <text:p>20649408</text:p>
          </table:table-cell>
          <table:table-cell office:value-type="string" calcext:value-type="string">
            <text:p>https://api.github.com/repos/NOVA-Team/NOVA-Core</text:p>
          </table:table-cell>
          <table:table-cell table:formula="of:=REPLACE([.B3619]; 1; 29; &quot;&quot;)" office:value-type="string" office:string-value="NOVA-Team/NOVA-Core" calcext:value-type="string">
            <text:p>NOVA-Team/NOVA-Core</text:p>
          </table:table-cell>
        </table:table-row>
        <table:table-row table:style-name="ro1">
          <table:table-cell office:value-type="float" office:value="20651906" calcext:value-type="float">
            <text:p>20651906</text:p>
          </table:table-cell>
          <table:table-cell office:value-type="string" calcext:value-type="string">
            <text:p>https://api.github.com/repos/geth1b/h1b-coding-interview</text:p>
          </table:table-cell>
          <table:table-cell table:formula="of:=REPLACE([.B3620]; 1; 29; &quot;&quot;)" office:value-type="string" office:string-value="geth1b/h1b-coding-interview" calcext:value-type="string">
            <text:p>geth1b/h1b-coding-interview</text:p>
          </table:table-cell>
        </table:table-row>
        <table:table-row table:style-name="ro1">
          <table:table-cell office:value-type="float" office:value="20654710" calcext:value-type="float">
            <text:p>20654710</text:p>
          </table:table-cell>
          <table:table-cell office:value-type="string" calcext:value-type="string">
            <text:p>https://api.github.com/repos/felipebz/sonar-plsql</text:p>
          </table:table-cell>
          <table:table-cell table:formula="of:=REPLACE([.B3621]; 1; 29; &quot;&quot;)" office:value-type="string" office:string-value="felipebz/sonar-plsql" calcext:value-type="string">
            <text:p>felipebz/sonar-plsql</text:p>
          </table:table-cell>
        </table:table-row>
        <table:table-row table:style-name="ro1">
          <table:table-cell office:value-type="float" office:value="20668016" calcext:value-type="float">
            <text:p>20668016</text:p>
          </table:table-cell>
          <table:table-cell office:value-type="string" calcext:value-type="string">
            <text:p>https://api.github.com/repos/Drombler/drombler-commons</text:p>
          </table:table-cell>
          <table:table-cell table:formula="of:=REPLACE([.B3622]; 1; 29; &quot;&quot;)" office:value-type="string" office:string-value="Drombler/drombler-commons" calcext:value-type="string">
            <text:p>Drombler/drombler-commons</text:p>
          </table:table-cell>
        </table:table-row>
        <table:table-row table:style-name="ro1">
          <table:table-cell office:value-type="float" office:value="20668084" calcext:value-type="float">
            <text:p>20668084</text:p>
          </table:table-cell>
          <table:table-cell office:value-type="string" calcext:value-type="string">
            <text:p>https://api.github.com/repos/Drombler/drombler-acp</text:p>
          </table:table-cell>
          <table:table-cell table:formula="of:=REPLACE([.B3623]; 1; 29; &quot;&quot;)" office:value-type="string" office:string-value="Drombler/drombler-acp" calcext:value-type="string">
            <text:p>Drombler/drombler-acp</text:p>
          </table:table-cell>
        </table:table-row>
        <table:table-row table:style-name="ro1">
          <table:table-cell office:value-type="float" office:value="20684770" calcext:value-type="float">
            <text:p>20684770</text:p>
          </table:table-cell>
          <table:table-cell office:value-type="string" calcext:value-type="string">
            <text:p>https://api.github.com/repos/b3log/solo</text:p>
          </table:table-cell>
          <table:table-cell table:formula="of:=REPLACE([.B3624]; 1; 29; &quot;&quot;)" office:value-type="string" office:string-value="b3log/solo" calcext:value-type="string">
            <text:p>b3log/solo</text:p>
          </table:table-cell>
        </table:table-row>
        <table:table-row table:style-name="ro1">
          <table:table-cell office:value-type="float" office:value="20684774" calcext:value-type="float">
            <text:p>20684774</text:p>
          </table:table-cell>
          <table:table-cell office:value-type="string" calcext:value-type="string">
            <text:p>https://api.github.com/repos/b3log/symphony</text:p>
          </table:table-cell>
          <table:table-cell table:formula="of:=REPLACE([.B3625]; 1; 29; &quot;&quot;)" office:value-type="string" office:string-value="b3log/symphony" calcext:value-type="string">
            <text:p>b3log/symphony</text:p>
          </table:table-cell>
        </table:table-row>
        <table:table-row table:style-name="ro1">
          <table:table-cell office:value-type="float" office:value="20707479" calcext:value-type="float">
            <text:p>20707479</text:p>
          </table:table-cell>
          <table:table-cell office:value-type="string" calcext:value-type="string">
            <text:p>https://api.github.com/repos/aol/cyclops</text:p>
          </table:table-cell>
          <table:table-cell table:formula="of:=REPLACE([.B3626]; 1; 29; &quot;&quot;)" office:value-type="string" office:string-value="aol/cyclops" calcext:value-type="string">
            <text:p>aol/cyclops</text:p>
          </table:table-cell>
        </table:table-row>
        <table:table-row table:style-name="ro1">
          <table:table-cell office:value-type="float" office:value="20723034" calcext:value-type="float">
            <text:p>20723034</text:p>
          </table:table-cell>
          <table:table-cell office:value-type="string" calcext:value-type="string">
            <text:p>https://api.github.com/repos/lovemomia/service</text:p>
          </table:table-cell>
          <table:table-cell table:formula="of:=REPLACE([.B3627]; 1; 29; &quot;&quot;)" office:value-type="string" office:string-value="lovemomia/service" calcext:value-type="string">
            <text:p>lovemomia/service</text:p>
          </table:table-cell>
        </table:table-row>
        <table:table-row table:style-name="ro1">
          <table:table-cell office:value-type="float" office:value="20732253" calcext:value-type="float">
            <text:p>20732253</text:p>
          </table:table-cell>
          <table:table-cell office:value-type="string" calcext:value-type="string">
            <text:p>https://api.github.com/repos/JOML-CI/JOML</text:p>
          </table:table-cell>
          <table:table-cell table:formula="of:=REPLACE([.B3628]; 1; 29; &quot;&quot;)" office:value-type="string" office:string-value="JOML-CI/JOML" calcext:value-type="string">
            <text:p>JOML-CI/JOML</text:p>
          </table:table-cell>
        </table:table-row>
        <table:table-row table:style-name="ro1">
          <table:table-cell office:value-type="float" office:value="20735037" calcext:value-type="float">
            <text:p>20735037</text:p>
          </table:table-cell>
          <table:table-cell office:value-type="string" calcext:value-type="string">
            <text:p>https://api.github.com/repos/OSGP/Protocol-Adapter-OSLP</text:p>
          </table:table-cell>
          <table:table-cell table:formula="of:=REPLACE([.B3629]; 1; 29; &quot;&quot;)" office:value-type="string" office:string-value="OSGP/Protocol-Adapter-OSLP" calcext:value-type="string">
            <text:p>OSGP/Protocol-Adapter-OSLP</text:p>
          </table:table-cell>
        </table:table-row>
        <table:table-row table:style-name="ro1">
          <table:table-cell office:value-type="float" office:value="20735103" calcext:value-type="float">
            <text:p>20735103</text:p>
          </table:table-cell>
          <table:table-cell office:value-type="string" calcext:value-type="string">
            <text:p>https://api.github.com/repos/OSGP/Protocol-Adapter-DLMS</text:p>
          </table:table-cell>
          <table:table-cell table:formula="of:=REPLACE([.B3630]; 1; 29; &quot;&quot;)" office:value-type="string" office:string-value="OSGP/Protocol-Adapter-DLMS" calcext:value-type="string">
            <text:p>OSGP/Protocol-Adapter-DLMS</text:p>
          </table:table-cell>
        </table:table-row>
        <table:table-row table:style-name="ro1">
          <table:table-cell office:value-type="float" office:value="20735136" calcext:value-type="float">
            <text:p>20735136</text:p>
          </table:table-cell>
          <table:table-cell office:value-type="string" calcext:value-type="string">
            <text:p>https://api.github.com/repos/OSGP/Platform</text:p>
          </table:table-cell>
          <table:table-cell table:formula="of:=REPLACE([.B3631]; 1; 29; &quot;&quot;)" office:value-type="string" office:string-value="OSGP/Platform" calcext:value-type="string">
            <text:p>OSGP/Platform</text:p>
          </table:table-cell>
        </table:table-row>
        <table:table-row table:style-name="ro1">
          <table:table-cell office:value-type="float" office:value="20735207" calcext:value-type="float">
            <text:p>20735207</text:p>
          </table:table-cell>
          <table:table-cell office:value-type="string" calcext:value-type="string">
            <text:p>https://api.github.com/repos/OSGP/Integration-Tests</text:p>
          </table:table-cell>
          <table:table-cell table:formula="of:=REPLACE([.B3632]; 1; 29; &quot;&quot;)" office:value-type="string" office:string-value="OSGP/Integration-Tests" calcext:value-type="string">
            <text:p>OSGP/Integration-Tests</text:p>
          </table:table-cell>
        </table:table-row>
        <table:table-row table:style-name="ro1">
          <table:table-cell office:value-type="float" office:value="20736600" calcext:value-type="float">
            <text:p>20736600</text:p>
          </table:table-cell>
          <table:table-cell office:value-type="string" calcext:value-type="string">
            <text:p>https://api.github.com/repos/svenkubiak/mangooio</text:p>
          </table:table-cell>
          <table:table-cell table:formula="of:=REPLACE([.B3633]; 1; 29; &quot;&quot;)" office:value-type="string" office:string-value="svenkubiak/mangooio" calcext:value-type="string">
            <text:p>svenkubiak/mangooio</text:p>
          </table:table-cell>
        </table:table-row>
        <table:table-row table:style-name="ro1">
          <table:table-cell office:value-type="float" office:value="20740589" calcext:value-type="float">
            <text:p>20740589</text:p>
          </table:table-cell>
          <table:table-cell office:value-type="string" calcext:value-type="string">
            <text:p>https://api.github.com/repos/OSGP/Shared</text:p>
          </table:table-cell>
          <table:table-cell table:formula="of:=REPLACE([.B3634]; 1; 29; &quot;&quot;)" office:value-type="string" office:string-value="OSGP/Shared" calcext:value-type="string">
            <text:p>OSGP/Shared</text:p>
          </table:table-cell>
        </table:table-row>
        <table:table-row table:style-name="ro1">
          <table:table-cell office:value-type="float" office:value="20752733" calcext:value-type="float">
            <text:p>20752733</text:p>
          </table:table-cell>
          <table:table-cell office:value-type="string" calcext:value-type="string">
            <text:p>https://api.github.com/repos/DesolationRom/frameworks_base</text:p>
          </table:table-cell>
          <table:table-cell table:formula="of:=REPLACE([.B3635]; 1; 29; &quot;&quot;)" office:value-type="string" office:string-value="DesolationRom/frameworks_base" calcext:value-type="string">
            <text:p>DesolationRom/frameworks_base</text:p>
          </table:table-cell>
        </table:table-row>
        <table:table-row table:style-name="ro1">
          <table:table-cell office:value-type="float" office:value="20773058" calcext:value-type="float">
            <text:p>20773058</text:p>
          </table:table-cell>
          <table:table-cell office:value-type="string" calcext:value-type="string">
            <text:p>https://api.github.com/repos/scouter-project/scouter</text:p>
          </table:table-cell>
          <table:table-cell table:formula="of:=REPLACE([.B3636]; 1; 29; &quot;&quot;)" office:value-type="string" office:string-value="scouter-project/scouter" calcext:value-type="string">
            <text:p>scouter-project/scouter</text:p>
          </table:table-cell>
        </table:table-row>
        <table:table-row table:style-name="ro1">
          <table:table-cell office:value-type="float" office:value="20792753" calcext:value-type="float">
            <text:p>20792753</text:p>
          </table:table-cell>
          <table:table-cell office:value-type="string" calcext:value-type="string">
            <text:p>https://api.github.com/repos/xiaopansky/Sketch</text:p>
          </table:table-cell>
          <table:table-cell table:formula="of:=REPLACE([.B3637]; 1; 29; &quot;&quot;)" office:value-type="string" office:string-value="xiaopansky/Sketch" calcext:value-type="string">
            <text:p>xiaopansky/Sketch</text:p>
          </table:table-cell>
        </table:table-row>
        <table:table-row table:style-name="ro1">
          <table:table-cell office:value-type="float" office:value="20797173" calcext:value-type="float">
            <text:p>20797173</text:p>
          </table:table-cell>
          <table:table-cell office:value-type="string" calcext:value-type="string">
            <text:p>https://api.github.com/repos/duggankimani/icpakportal</text:p>
          </table:table-cell>
          <table:table-cell table:formula="of:=REPLACE([.B3638]; 1; 29; &quot;&quot;)" office:value-type="string" office:string-value="duggankimani/icpakportal" calcext:value-type="string">
            <text:p>duggankimani/icpakportal</text:p>
          </table:table-cell>
        </table:table-row>
        <table:table-row table:style-name="ro1">
          <table:table-cell office:value-type="float" office:value="20799328" calcext:value-type="float">
            <text:p>20799328</text:p>
          </table:table-cell>
          <table:table-cell office:value-type="string" calcext:value-type="string">
            <text:p>https://api.github.com/repos/basimkhajwal/LSD</text:p>
          </table:table-cell>
          <table:table-cell table:formula="of:=REPLACE([.B3639]; 1; 29; &quot;&quot;)" office:value-type="string" office:string-value="basimkhajwal/LSD" calcext:value-type="string">
            <text:p>basimkhajwal/LSD</text:p>
          </table:table-cell>
        </table:table-row>
        <table:table-row table:style-name="ro1">
          <table:table-cell office:value-type="float" office:value="20802704" calcext:value-type="float">
            <text:p>20802704</text:p>
          </table:table-cell>
          <table:table-cell office:value-type="string" calcext:value-type="string">
            <text:p>https://api.github.com/repos/confluentinc/examples</text:p>
          </table:table-cell>
          <table:table-cell table:formula="of:=REPLACE([.B3640]; 1; 29; &quot;&quot;)" office:value-type="string" office:string-value="confluentinc/examples" calcext:value-type="string">
            <text:p>confluentinc/examples</text:p>
          </table:table-cell>
        </table:table-row>
        <table:table-row table:style-name="ro1">
          <table:table-cell office:value-type="float" office:value="20809408" calcext:value-type="float">
            <text:p>20809408</text:p>
          </table:table-cell>
          <table:table-cell office:value-type="string" calcext:value-type="string">
            <text:p>https://api.github.com/repos/lovemomia/mapi</text:p>
          </table:table-cell>
          <table:table-cell table:formula="of:=REPLACE([.B3641]; 1; 29; &quot;&quot;)" office:value-type="string" office:string-value="lovemomia/mapi" calcext:value-type="string">
            <text:p>lovemomia/mapi</text:p>
          </table:table-cell>
        </table:table-row>
        <table:table-row table:style-name="ro1">
          <table:table-cell office:value-type="float" office:value="20827946" calcext:value-type="float">
            <text:p>20827946</text:p>
          </table:table-cell>
          <table:table-cell office:value-type="string" calcext:value-type="string">
            <text:p>https://api.github.com/repos/rega-cev/rega-genotype</text:p>
          </table:table-cell>
          <table:table-cell table:formula="of:=REPLACE([.B3642]; 1; 29; &quot;&quot;)" office:value-type="string" office:string-value="rega-cev/rega-genotype" calcext:value-type="string">
            <text:p>rega-cev/rega-genotype</text:p>
          </table:table-cell>
        </table:table-row>
        <table:table-row table:style-name="ro1">
          <table:table-cell office:value-type="float" office:value="20833581" calcext:value-type="float">
            <text:p>20833581</text:p>
          </table:table-cell>
          <table:table-cell office:value-type="string" calcext:value-type="string">
            <text:p>https://api.github.com/repos/yefengsheji/javaGameJS</text:p>
          </table:table-cell>
          <table:table-cell table:formula="of:=REPLACE([.B3643]; 1; 29; &quot;&quot;)" office:value-type="string" office:string-value="yefengsheji/javaGameJS" calcext:value-type="string">
            <text:p>yefengsheji/javaGameJS</text:p>
          </table:table-cell>
        </table:table-row>
        <table:table-row table:style-name="ro1">
          <table:table-cell office:value-type="float" office:value="20839102" calcext:value-type="float">
            <text:p>20839102</text:p>
          </table:table-cell>
          <table:table-cell office:value-type="string" calcext:value-type="string">
            <text:p>https://api.github.com/repos/f8full/ludOScity</text:p>
          </table:table-cell>
          <table:table-cell table:formula="of:=REPLACE([.B3644]; 1; 29; &quot;&quot;)" office:value-type="string" office:string-value="f8full/ludOScity" calcext:value-type="string">
            <text:p>f8full/ludOScity</text:p>
          </table:table-cell>
        </table:table-row>
        <table:table-row table:style-name="ro1">
          <table:table-cell office:value-type="float" office:value="20839830" calcext:value-type="float">
            <text:p>20839830</text:p>
          </table:table-cell>
          <table:table-cell office:value-type="string" calcext:value-type="string">
            <text:p>https://api.github.com/repos/zaproxy/zaproxy</text:p>
          </table:table-cell>
          <table:table-cell table:formula="of:=REPLACE([.B3645]; 1; 29; &quot;&quot;)" office:value-type="string" office:string-value="zaproxy/zaproxy" calcext:value-type="string">
            <text:p>zaproxy/zaproxy</text:p>
          </table:table-cell>
        </table:table-row>
        <table:table-row table:style-name="ro1">
          <table:table-cell office:value-type="float" office:value="20844036" calcext:value-type="float">
            <text:p>20844036</text:p>
          </table:table-cell>
          <table:table-cell office:value-type="string" calcext:value-type="string">
            <text:p>https://api.github.com/repos/CapsicoHealth/Tilda</text:p>
          </table:table-cell>
          <table:table-cell table:formula="of:=REPLACE([.B3646]; 1; 29; &quot;&quot;)" office:value-type="string" office:string-value="CapsicoHealth/Tilda" calcext:value-type="string">
            <text:p>CapsicoHealth/Tilda</text:p>
          </table:table-cell>
        </table:table-row>
        <table:table-row table:style-name="ro1">
          <table:table-cell office:value-type="float" office:value="20849270" calcext:value-type="float">
            <text:p>20849270</text:p>
          </table:table-cell>
          <table:table-cell office:value-type="string" calcext:value-type="string">
            <text:p>https://api.github.com/repos/micheljung/downlords-faf-client</text:p>
          </table:table-cell>
          <table:table-cell table:formula="of:=REPLACE([.B3647]; 1; 29; &quot;&quot;)" office:value-type="string" office:string-value="micheljung/downlords-faf-client" calcext:value-type="string">
            <text:p>micheljung/downlords-faf-client</text:p>
          </table:table-cell>
        </table:table-row>
        <table:table-row table:style-name="ro1">
          <table:table-cell office:value-type="float" office:value="20879781" calcext:value-type="float">
            <text:p>20879781</text:p>
          </table:table-cell>
          <table:table-cell office:value-type="string" calcext:value-type="string">
            <text:p>https://api.github.com/repos/dbs-leipzig/gradoop</text:p>
          </table:table-cell>
          <table:table-cell table:formula="of:=REPLACE([.B3648]; 1; 29; &quot;&quot;)" office:value-type="string" office:string-value="dbs-leipzig/gradoop" calcext:value-type="string">
            <text:p>dbs-leipzig/gradoop</text:p>
          </table:table-cell>
        </table:table-row>
        <table:table-row table:style-name="ro1">
          <table:table-cell office:value-type="float" office:value="20880472" calcext:value-type="float">
            <text:p>20880472</text:p>
          </table:table-cell>
          <table:table-cell office:value-type="string" calcext:value-type="string">
            <text:p>https://api.github.com/repos/achoraev/RunnerMeter</text:p>
          </table:table-cell>
          <table:table-cell table:formula="of:=REPLACE([.B3649]; 1; 29; &quot;&quot;)" office:value-type="string" office:string-value="achoraev/RunnerMeter" calcext:value-type="string">
            <text:p>achoraev/RunnerMeter</text:p>
          </table:table-cell>
        </table:table-row>
        <table:table-row table:style-name="ro1">
          <table:table-cell office:value-type="float" office:value="20881107" calcext:value-type="float">
            <text:p>20881107</text:p>
          </table:table-cell>
          <table:table-cell office:value-type="string" calcext:value-type="string">
            <text:p>https://api.github.com/repos/airbnb/aerosolve</text:p>
          </table:table-cell>
          <table:table-cell table:formula="of:=REPLACE([.B3650]; 1; 29; &quot;&quot;)" office:value-type="string" office:string-value="airbnb/aerosolve" calcext:value-type="string">
            <text:p>airbnb/aerosolve</text:p>
          </table:table-cell>
        </table:table-row>
        <table:table-row table:style-name="ro1">
          <table:table-cell office:value-type="float" office:value="20895628" calcext:value-type="float">
            <text:p>20895628</text:p>
          </table:table-cell>
          <table:table-cell office:value-type="string" calcext:value-type="string">
            <text:p>https://api.github.com/repos/zalando/riptide</text:p>
          </table:table-cell>
          <table:table-cell table:formula="of:=REPLACE([.B3651]; 1; 29; &quot;&quot;)" office:value-type="string" office:string-value="zalando/riptide" calcext:value-type="string">
            <text:p>zalando/riptide</text:p>
          </table:table-cell>
        </table:table-row>
        <table:table-row table:style-name="ro1">
          <table:table-cell office:value-type="float" office:value="20937322" calcext:value-type="float">
            <text:p>20937322</text:p>
          </table:table-cell>
          <table:table-cell office:value-type="string" calcext:value-type="string">
            <text:p>https://api.github.com/repos/CoprHD/coprhd-controller</text:p>
          </table:table-cell>
          <table:table-cell table:formula="of:=REPLACE([.B3652]; 1; 29; &quot;&quot;)" office:value-type="string" office:string-value="CoprHD/coprhd-controller" calcext:value-type="string">
            <text:p>CoprHD/coprhd-controller</text:p>
          </table:table-cell>
        </table:table-row>
        <table:table-row table:style-name="ro1">
          <table:table-cell office:value-type="float" office:value="20975267" calcext:value-type="float">
            <text:p>20975267</text:p>
          </table:table-cell>
          <table:table-cell office:value-type="string" calcext:value-type="string">
            <text:p>https://api.github.com/repos/isax/Leetcode2</text:p>
          </table:table-cell>
          <table:table-cell table:formula="of:=REPLACE([.B3653]; 1; 29; &quot;&quot;)" office:value-type="string" office:string-value="isax/Leetcode2" calcext:value-type="string">
            <text:p>isax/Leetcode2</text:p>
          </table:table-cell>
        </table:table-row>
        <table:table-row table:style-name="ro1">
          <table:table-cell office:value-type="float" office:value="20982596" calcext:value-type="float">
            <text:p>20982596</text:p>
          </table:table-cell>
          <table:table-cell office:value-type="string" calcext:value-type="string">
            <text:p>https://api.github.com/repos/joniles/mpxj</text:p>
          </table:table-cell>
          <table:table-cell table:formula="of:=REPLACE([.B3654]; 1; 29; &quot;&quot;)" office:value-type="string" office:string-value="joniles/mpxj" calcext:value-type="string">
            <text:p>joniles/mpxj</text:p>
          </table:table-cell>
        </table:table-row>
        <table:table-row table:style-name="ro1">
          <table:table-cell office:value-type="float" office:value="20986643" calcext:value-type="float">
            <text:p>20986643</text:p>
          </table:table-cell>
          <table:table-cell office:value-type="string" calcext:value-type="string">
            <text:p>https://api.github.com/repos/piotr-j/libgdxplayground</text:p>
          </table:table-cell>
          <table:table-cell table:formula="of:=REPLACE([.B3655]; 1; 29; &quot;&quot;)" office:value-type="string" office:string-value="piotr-j/libgdxplayground" calcext:value-type="string">
            <text:p>piotr-j/libgdxplayground</text:p>
          </table:table-cell>
        </table:table-row>
        <table:table-row table:style-name="ro1">
          <table:table-cell office:value-type="float" office:value="21002286" calcext:value-type="float">
            <text:p>21002286</text:p>
          </table:table-cell>
          <table:table-cell office:value-type="string" calcext:value-type="string">
            <text:p>https://api.github.com/repos/QuantiModo/QuantiModo-SDK-Android</text:p>
          </table:table-cell>
          <table:table-cell table:formula="of:=REPLACE([.B3656]; 1; 29; &quot;&quot;)" office:value-type="string" office:string-value="QuantiModo/QuantiModo-SDK-Android" calcext:value-type="string">
            <text:p>QuantiModo/QuantiModo-SDK-Android</text:p>
          </table:table-cell>
        </table:table-row>
        <table:table-row table:style-name="ro1">
          <table:table-cell office:value-type="float" office:value="21010307" calcext:value-type="float">
            <text:p>21010307</text:p>
          </table:table-cell>
          <table:table-cell office:value-type="string" calcext:value-type="string">
            <text:p>https://api.github.com/repos/GTNewHorizons/NewHorizonsCoreMod</text:p>
          </table:table-cell>
          <table:table-cell table:formula="of:=REPLACE([.B3657]; 1; 29; &quot;&quot;)" office:value-type="string" office:string-value="GTNewHorizons/NewHorizonsCoreMod" calcext:value-type="string">
            <text:p>GTNewHorizons/NewHorizonsCoreMod</text:p>
          </table:table-cell>
        </table:table-row>
        <table:table-row table:style-name="ro1">
          <table:table-cell office:value-type="float" office:value="21011396" calcext:value-type="float">
            <text:p>21011396</text:p>
          </table:table-cell>
          <table:table-cell office:value-type="string" calcext:value-type="string">
            <text:p>https://api.github.com/repos/charliechang/myexam</text:p>
          </table:table-cell>
          <table:table-cell table:formula="of:=REPLACE([.B3658]; 1; 29; &quot;&quot;)" office:value-type="string" office:string-value="charliechang/myexam" calcext:value-type="string">
            <text:p>charliechang/myexam</text:p>
          </table:table-cell>
        </table:table-row>
        <table:table-row table:style-name="ro1">
          <table:table-cell office:value-type="float" office:value="21035850" calcext:value-type="float">
            <text:p>21035850</text:p>
          </table:table-cell>
          <table:table-cell office:value-type="string" calcext:value-type="string">
            <text:p>https://api.github.com/repos/LapwingOrg/vowel</text:p>
          </table:table-cell>
          <table:table-cell table:formula="of:=REPLACE([.B3659]; 1; 29; &quot;&quot;)" office:value-type="string" office:string-value="LapwingOrg/vowel" calcext:value-type="string">
            <text:p>LapwingOrg/vowel</text:p>
          </table:table-cell>
        </table:table-row>
        <table:table-row table:style-name="ro1">
          <table:table-cell office:value-type="float" office:value="21044613" calcext:value-type="float">
            <text:p>21044613</text:p>
          </table:table-cell>
          <table:table-cell office:value-type="string" calcext:value-type="string">
            <text:p>https://api.github.com/repos/Stratio/cassandra-lucene-index</text:p>
          </table:table-cell>
          <table:table-cell table:formula="of:=REPLACE([.B3660]; 1; 29; &quot;&quot;)" office:value-type="string" office:string-value="Stratio/cassandra-lucene-index" calcext:value-type="string">
            <text:p>Stratio/cassandra-lucene-index</text:p>
          </table:table-cell>
        </table:table-row>
        <table:table-row table:style-name="ro1">
          <table:table-cell office:value-type="float" office:value="21053586" calcext:value-type="float">
            <text:p>21053586</text:p>
          </table:table-cell>
          <table:table-cell office:value-type="string" calcext:value-type="string">
            <text:p>https://api.github.com/repos/blueschen/angrycat-app</text:p>
          </table:table-cell>
          <table:table-cell table:formula="of:=REPLACE([.B3661]; 1; 29; &quot;&quot;)" office:value-type="string" office:string-value="blueschen/angrycat-app" calcext:value-type="string">
            <text:p>blueschen/angrycat-app</text:p>
          </table:table-cell>
        </table:table-row>
        <table:table-row table:style-name="ro1">
          <table:table-cell office:value-type="float" office:value="21058264" calcext:value-type="float">
            <text:p>21058264</text:p>
          </table:table-cell>
          <table:table-cell office:value-type="string" calcext:value-type="string">
            <text:p>https://api.github.com/repos/viskell/viskell</text:p>
          </table:table-cell>
          <table:table-cell table:formula="of:=REPLACE([.B3662]; 1; 29; &quot;&quot;)" office:value-type="string" office:string-value="viskell/viskell" calcext:value-type="string">
            <text:p>viskell/viskell</text:p>
          </table:table-cell>
        </table:table-row>
        <table:table-row table:style-name="ro1">
          <table:table-cell office:value-type="float" office:value="21070489" calcext:value-type="float">
            <text:p>21070489</text:p>
          </table:table-cell>
          <table:table-cell office:value-type="string" calcext:value-type="string">
            <text:p>https://api.github.com/repos/prestodb/tempto</text:p>
          </table:table-cell>
          <table:table-cell table:formula="of:=REPLACE([.B3663]; 1; 29; &quot;&quot;)" office:value-type="string" office:string-value="prestodb/tempto" calcext:value-type="string">
            <text:p>prestodb/tempto</text:p>
          </table:table-cell>
        </table:table-row>
        <table:table-row table:style-name="ro1">
          <table:table-cell office:value-type="float" office:value="21078264" calcext:value-type="float">
            <text:p>21078264</text:p>
          </table:table-cell>
          <table:table-cell office:value-type="string" calcext:value-type="string">
            <text:p>https://api.github.com/repos/tinyMediaManager/tinyMediaManager</text:p>
          </table:table-cell>
          <table:table-cell table:formula="of:=REPLACE([.B3664]; 1; 29; &quot;&quot;)" office:value-type="string" office:string-value="tinyMediaManager/tinyMediaManager" calcext:value-type="string">
            <text:p>tinyMediaManager/tinyMediaManager</text:p>
          </table:table-cell>
        </table:table-row>
        <table:table-row table:style-name="ro1">
          <table:table-cell office:value-type="float" office:value="21082463" calcext:value-type="float">
            <text:p>21082463</text:p>
          </table:table-cell>
          <table:table-cell office:value-type="string" calcext:value-type="string">
            <text:p>https://api.github.com/repos/pquiring/javaforce</text:p>
          </table:table-cell>
          <table:table-cell table:formula="of:=REPLACE([.B3665]; 1; 29; &quot;&quot;)" office:value-type="string" office:string-value="pquiring/javaforce" calcext:value-type="string">
            <text:p>pquiring/javaforce</text:p>
          </table:table-cell>
        </table:table-row>
        <table:table-row table:style-name="ro1">
          <table:table-cell office:value-type="float" office:value="21083554" calcext:value-type="float">
            <text:p>21083554</text:p>
          </table:table-cell>
          <table:table-cell office:value-type="string" calcext:value-type="string">
            <text:p>https://api.github.com/repos/Ainege/ShoppingList</text:p>
          </table:table-cell>
          <table:table-cell table:formula="of:=REPLACE([.B3666]; 1; 29; &quot;&quot;)" office:value-type="string" office:string-value="Ainege/ShoppingList" calcext:value-type="string">
            <text:p>Ainege/ShoppingList</text:p>
          </table:table-cell>
        </table:table-row>
        <table:table-row table:style-name="ro1">
          <table:table-cell office:value-type="float" office:value="21107109" calcext:value-type="float">
            <text:p>21107109</text:p>
          </table:table-cell>
          <table:table-cell office:value-type="string" calcext:value-type="string">
            <text:p>https://api.github.com/repos/EDRN/labcas-backend</text:p>
          </table:table-cell>
          <table:table-cell table:formula="of:=REPLACE([.B3667]; 1; 29; &quot;&quot;)" office:value-type="string" office:string-value="EDRN/labcas-backend" calcext:value-type="string">
            <text:p>EDRN/labcas-backend</text:p>
          </table:table-cell>
        </table:table-row>
        <table:table-row table:style-name="ro1">
          <table:table-cell office:value-type="float" office:value="21130722" calcext:value-type="float">
            <text:p>21130722</text:p>
          </table:table-cell>
          <table:table-cell office:value-type="string" calcext:value-type="string">
            <text:p>https://api.github.com/repos/servicosgovbr/portal-de-servicos</text:p>
          </table:table-cell>
          <table:table-cell table:formula="of:=REPLACE([.B3668]; 1; 29; &quot;&quot;)" office:value-type="string" office:string-value="servicosgovbr/portal-de-servicos" calcext:value-type="string">
            <text:p>servicosgovbr/portal-de-servicos</text:p>
          </table:table-cell>
        </table:table-row>
        <table:table-row table:style-name="ro1">
          <table:table-cell office:value-type="float" office:value="21146340" calcext:value-type="float">
            <text:p>21146340</text:p>
          </table:table-cell>
          <table:table-cell office:value-type="string" calcext:value-type="string">
            <text:p>https://api.github.com/repos/sklintyg/privatlakarportal</text:p>
          </table:table-cell>
          <table:table-cell table:formula="of:=REPLACE([.B3669]; 1; 29; &quot;&quot;)" office:value-type="string" office:string-value="sklintyg/privatlakarportal" calcext:value-type="string">
            <text:p>sklintyg/privatlakarportal</text:p>
          </table:table-cell>
        </table:table-row>
        <table:table-row table:style-name="ro1">
          <table:table-cell office:value-type="float" office:value="21153296" calcext:value-type="float">
            <text:p>21153296</text:p>
          </table:table-cell>
          <table:table-cell office:value-type="string" calcext:value-type="string">
            <text:p>https://api.github.com/repos/getsmp/LOR-for-Android</text:p>
          </table:table-cell>
          <table:table-cell table:formula="of:=REPLACE([.B3670]; 1; 29; &quot;&quot;)" office:value-type="string" office:string-value="getsmp/LOR-for-Android" calcext:value-type="string">
            <text:p>getsmp/LOR-for-Android</text:p>
          </table:table-cell>
        </table:table-row>
        <table:table-row table:style-name="ro1">
          <table:table-cell office:value-type="float" office:value="21176286" calcext:value-type="float">
            <text:p>21176286</text:p>
          </table:table-cell>
          <table:table-cell office:value-type="string" calcext:value-type="string">
            <text:p>https://api.github.com/repos/ndegendogo/katas</text:p>
          </table:table-cell>
          <table:table-cell table:formula="of:=REPLACE([.B3671]; 1; 29; &quot;&quot;)" office:value-type="string" office:string-value="ndegendogo/katas" calcext:value-type="string">
            <text:p>ndegendogo/katas</text:p>
          </table:table-cell>
        </table:table-row>
        <table:table-row table:style-name="ro1">
          <table:table-cell office:value-type="float" office:value="21185936" calcext:value-type="float">
            <text:p>21185936</text:p>
          </table:table-cell>
          <table:table-cell office:value-type="string" calcext:value-type="string">
            <text:p>https://api.github.com/repos/jivesoftware/routing-bird</text:p>
          </table:table-cell>
          <table:table-cell table:formula="of:=REPLACE([.B3672]; 1; 29; &quot;&quot;)" office:value-type="string" office:string-value="jivesoftware/routing-bird" calcext:value-type="string">
            <text:p>jivesoftware/routing-bird</text:p>
          </table:table-cell>
        </table:table-row>
        <table:table-row table:style-name="ro1">
          <table:table-cell office:value-type="float" office:value="21189799" calcext:value-type="float">
            <text:p>21189799</text:p>
          </table:table-cell>
          <table:table-cell office:value-type="string" calcext:value-type="string">
            <text:p>https://api.github.com/repos/ludekbartek/SPZ</text:p>
          </table:table-cell>
          <table:table-cell table:formula="of:=REPLACE([.B3673]; 1; 29; &quot;&quot;)" office:value-type="string" office:string-value="ludekbartek/SPZ" calcext:value-type="string">
            <text:p>ludekbartek/SPZ</text:p>
          </table:table-cell>
        </table:table-row>
        <table:table-row table:style-name="ro1">
          <table:table-cell office:value-type="float" office:value="21196989" calcext:value-type="float">
            <text:p>21196989</text:p>
          </table:table-cell>
          <table:table-cell office:value-type="string" calcext:value-type="string">
            <text:p>https://api.github.com/repos/mpi2/PhenotypeData</text:p>
          </table:table-cell>
          <table:table-cell table:formula="of:=REPLACE([.B3674]; 1; 29; &quot;&quot;)" office:value-type="string" office:string-value="mpi2/PhenotypeData" calcext:value-type="string">
            <text:p>mpi2/PhenotypeData</text:p>
          </table:table-cell>
        </table:table-row>
        <table:table-row table:style-name="ro1">
          <table:table-cell office:value-type="float" office:value="21209226" calcext:value-type="float">
            <text:p>21209226</text:p>
          </table:table-cell>
          <table:table-cell office:value-type="string" calcext:value-type="string">
            <text:p>https://api.github.com/repos/dcubillor/QA_repository_2</text:p>
          </table:table-cell>
          <table:table-cell table:formula="of:=REPLACE([.B3675]; 1; 29; &quot;&quot;)" office:value-type="string" office:string-value="dcubillor/QA_repository_2" calcext:value-type="string">
            <text:p>dcubillor/QA_repository_2</text:p>
          </table:table-cell>
        </table:table-row>
        <table:table-row table:style-name="ro1">
          <table:table-cell office:value-type="float" office:value="21215940" calcext:value-type="float">
            <text:p>21215940</text:p>
          </table:table-cell>
          <table:table-cell office:value-type="string" calcext:value-type="string">
            <text:p>https://api.github.com/repos/iPoli/iPoli-android</text:p>
          </table:table-cell>
          <table:table-cell table:formula="of:=REPLACE([.B3676]; 1; 29; &quot;&quot;)" office:value-type="string" office:string-value="iPoli/iPoli-android" calcext:value-type="string">
            <text:p>iPoli/iPoli-android</text:p>
          </table:table-cell>
        </table:table-row>
        <table:table-row table:style-name="ro1">
          <table:table-cell office:value-type="float" office:value="21246597" calcext:value-type="float">
            <text:p>21246597</text:p>
          </table:table-cell>
          <table:table-cell office:value-type="string" calcext:value-type="string">
            <text:p>https://api.github.com/repos/aroelke/deck-editor</text:p>
          </table:table-cell>
          <table:table-cell table:formula="of:=REPLACE([.B3677]; 1; 29; &quot;&quot;)" office:value-type="string" office:string-value="aroelke/deck-editor" calcext:value-type="string">
            <text:p>aroelke/deck-editor</text:p>
          </table:table-cell>
        </table:table-row>
        <table:table-row table:style-name="ro1">
          <table:table-cell office:value-type="float" office:value="21294656" calcext:value-type="float">
            <text:p>21294656</text:p>
          </table:table-cell>
          <table:table-cell office:value-type="string" calcext:value-type="string">
            <text:p>https://api.github.com/repos/i-net-software/SetupBuilder</text:p>
          </table:table-cell>
          <table:table-cell table:formula="of:=REPLACE([.B3678]; 1; 29; &quot;&quot;)" office:value-type="string" office:string-value="i-net-software/SetupBuilder" calcext:value-type="string">
            <text:p>i-net-software/SetupBuilder</text:p>
          </table:table-cell>
        </table:table-row>
        <table:table-row table:style-name="ro1">
          <table:table-cell office:value-type="float" office:value="21295578" calcext:value-type="float">
            <text:p>21295578</text:p>
          </table:table-cell>
          <table:table-cell office:value-type="string" calcext:value-type="string">
            <text:p>https://api.github.com/repos/sos-berlin/commons-jobscheduler</text:p>
          </table:table-cell>
          <table:table-cell table:formula="of:=REPLACE([.B3679]; 1; 29; &quot;&quot;)" office:value-type="string" office:string-value="sos-berlin/commons-jobscheduler" calcext:value-type="string">
            <text:p>sos-berlin/commons-jobscheduler</text:p>
          </table:table-cell>
        </table:table-row>
        <table:table-row table:style-name="ro1">
          <table:table-cell office:value-type="float" office:value="21296575" calcext:value-type="float">
            <text:p>21296575</text:p>
          </table:table-cell>
          <table:table-cell office:value-type="string" calcext:value-type="string">
            <text:p>https://api.github.com/repos/thinkfree2015/p10</text:p>
          </table:table-cell>
          <table:table-cell table:formula="of:=REPLACE([.B3680]; 1; 29; &quot;&quot;)" office:value-type="string" office:string-value="thinkfree2015/p10" calcext:value-type="string">
            <text:p>thinkfree2015/p10</text:p>
          </table:table-cell>
        </table:table-row>
        <table:table-row table:style-name="ro1">
          <table:table-cell office:value-type="float" office:value="21296885" calcext:value-type="float">
            <text:p>21296885</text:p>
          </table:table-cell>
          <table:table-cell office:value-type="string" calcext:value-type="string">
            <text:p>https://api.github.com/repos/sos-berlin/jitl</text:p>
          </table:table-cell>
          <table:table-cell table:formula="of:=REPLACE([.B3681]; 1; 29; &quot;&quot;)" office:value-type="string" office:string-value="sos-berlin/jitl" calcext:value-type="string">
            <text:p>sos-berlin/jitl</text:p>
          </table:table-cell>
        </table:table-row>
        <table:table-row table:style-name="ro1">
          <table:table-cell office:value-type="float" office:value="21300912" calcext:value-type="float">
            <text:p>21300912</text:p>
          </table:table-cell>
          <table:table-cell office:value-type="string" calcext:value-type="string">
            <text:p>https://api.github.com/repos/ontopia/ontopia</text:p>
          </table:table-cell>
          <table:table-cell table:formula="of:=REPLACE([.B3682]; 1; 29; &quot;&quot;)" office:value-type="string" office:string-value="ontopia/ontopia" calcext:value-type="string">
            <text:p>ontopia/ontopia</text:p>
          </table:table-cell>
        </table:table-row>
        <table:table-row table:style-name="ro1">
          <table:table-cell office:value-type="float" office:value="21309955" calcext:value-type="float">
            <text:p>21309955</text:p>
          </table:table-cell>
          <table:table-cell office:value-type="string" calcext:value-type="string">
            <text:p>https://api.github.com/repos/sos-berlin/joe</text:p>
          </table:table-cell>
          <table:table-cell table:formula="of:=REPLACE([.B3683]; 1; 29; &quot;&quot;)" office:value-type="string" office:string-value="sos-berlin/joe" calcext:value-type="string">
            <text:p>sos-berlin/joe</text:p>
          </table:table-cell>
        </table:table-row>
        <table:table-row table:style-name="ro1">
          <table:table-cell office:value-type="float" office:value="21309970" calcext:value-type="float">
            <text:p>21309970</text:p>
          </table:table-cell>
          <table:table-cell office:value-type="string" calcext:value-type="string">
            <text:p>https://api.github.com/repos/sos-berlin/jade</text:p>
          </table:table-cell>
          <table:table-cell table:formula="of:=REPLACE([.B3684]; 1; 29; &quot;&quot;)" office:value-type="string" office:string-value="sos-berlin/jade" calcext:value-type="string">
            <text:p>sos-berlin/jade</text:p>
          </table:table-cell>
        </table:table-row>
        <table:table-row table:style-name="ro1">
          <table:table-cell office:value-type="float" office:value="21314453" calcext:value-type="float">
            <text:p>21314453</text:p>
          </table:table-cell>
          <table:table-cell office:value-type="string" calcext:value-type="string">
            <text:p>https://api.github.com/repos/OpenJML/OpenJML</text:p>
          </table:table-cell>
          <table:table-cell table:formula="of:=REPLACE([.B3685]; 1; 29; &quot;&quot;)" office:value-type="string" office:string-value="OpenJML/OpenJML" calcext:value-type="string">
            <text:p>OpenJML/OpenJML</text:p>
          </table:table-cell>
        </table:table-row>
        <table:table-row table:style-name="ro1">
          <table:table-cell office:value-type="float" office:value="21321262" calcext:value-type="float">
            <text:p>21321262</text:p>
          </table:table-cell>
          <table:table-cell office:value-type="string" calcext:value-type="string">
            <text:p>https://api.github.com/repos/ashish-gehani/SPADE</text:p>
          </table:table-cell>
          <table:table-cell table:formula="of:=REPLACE([.B3686]; 1; 29; &quot;&quot;)" office:value-type="string" office:string-value="ashish-gehani/SPADE" calcext:value-type="string">
            <text:p>ashish-gehani/SPADE</text:p>
          </table:table-cell>
        </table:table-row>
        <table:table-row table:style-name="ro1">
          <table:table-cell office:value-type="float" office:value="21366032" calcext:value-type="float">
            <text:p>21366032</text:p>
          </table:table-cell>
          <table:table-cell office:value-type="string" calcext:value-type="string">
            <text:p>https://api.github.com/repos/huangyingw/blablacode</text:p>
          </table:table-cell>
          <table:table-cell table:formula="of:=REPLACE([.B3687]; 1; 29; &quot;&quot;)" office:value-type="string" office:string-value="huangyingw/blablacode" calcext:value-type="string">
            <text:p>huangyingw/blablacode</text:p>
          </table:table-cell>
        </table:table-row>
        <table:table-row table:style-name="ro1">
          <table:table-cell office:value-type="float" office:value="21380523" calcext:value-type="float">
            <text:p>21380523</text:p>
          </table:table-cell>
          <table:table-cell office:value-type="string" calcext:value-type="string">
            <text:p>https://api.github.com/repos/openmhealth/shimmer</text:p>
          </table:table-cell>
          <table:table-cell table:formula="of:=REPLACE([.B3688]; 1; 29; &quot;&quot;)" office:value-type="string" office:string-value="openmhealth/shimmer" calcext:value-type="string">
            <text:p>openmhealth/shimmer</text:p>
          </table:table-cell>
        </table:table-row>
        <table:table-row table:style-name="ro1">
          <table:table-cell office:value-type="float" office:value="21384215" calcext:value-type="float">
            <text:p>21384215</text:p>
          </table:table-cell>
          <table:table-cell office:value-type="string" calcext:value-type="string">
            <text:p>https://api.github.com/repos/GeoscienceAustralia/geodesy-domain-model</text:p>
          </table:table-cell>
          <table:table-cell table:formula="of:=REPLACE([.B3689]; 1; 29; &quot;&quot;)" office:value-type="string" office:string-value="GeoscienceAustralia/geodesy-domain-model" calcext:value-type="string">
            <text:p>GeoscienceAustralia/geodesy-domain-model</text:p>
          </table:table-cell>
        </table:table-row>
        <table:table-row table:style-name="ro1">
          <table:table-cell office:value-type="float" office:value="21409243" calcext:value-type="float">
            <text:p>21409243</text:p>
          </table:table-cell>
          <table:table-cell office:value-type="string" calcext:value-type="string">
            <text:p>https://api.github.com/repos/ViktorC/DETROID</text:p>
          </table:table-cell>
          <table:table-cell table:formula="of:=REPLACE([.B3690]; 1; 29; &quot;&quot;)" office:value-type="string" office:string-value="ViktorC/DETROID" calcext:value-type="string">
            <text:p>ViktorC/DETROID</text:p>
          </table:table-cell>
        </table:table-row>
        <table:table-row table:style-name="ro1">
          <table:table-cell office:value-type="float" office:value="21416621" calcext:value-type="float">
            <text:p>21416621</text:p>
          </table:table-cell>
          <table:table-cell office:value-type="string" calcext:value-type="string">
            <text:p>https://api.github.com/repos/tangydoris/WormGUIDES</text:p>
          </table:table-cell>
          <table:table-cell table:formula="of:=REPLACE([.B3691]; 1; 29; &quot;&quot;)" office:value-type="string" office:string-value="tangydoris/WormGUIDES" calcext:value-type="string">
            <text:p>tangydoris/WormGUIDES</text:p>
          </table:table-cell>
        </table:table-row>
        <table:table-row table:style-name="ro1">
          <table:table-cell office:value-type="float" office:value="21435093" calcext:value-type="float">
            <text:p>21435093</text:p>
          </table:table-cell>
          <table:table-cell office:value-type="string" calcext:value-type="string">
            <text:p>https://api.github.com/repos/Excelian/Mache</text:p>
          </table:table-cell>
          <table:table-cell table:formula="of:=REPLACE([.B3692]; 1; 29; &quot;&quot;)" office:value-type="string" office:string-value="Excelian/Mache" calcext:value-type="string">
            <text:p>Excelian/Mache</text:p>
          </table:table-cell>
        </table:table-row>
        <table:table-row table:style-name="ro1">
          <table:table-cell office:value-type="float" office:value="21442172" calcext:value-type="float">
            <text:p>21442172</text:p>
          </table:table-cell>
          <table:table-cell office:value-type="string" calcext:value-type="string">
            <text:p>https://api.github.com/repos/jbossws/jbossws-cxf</text:p>
          </table:table-cell>
          <table:table-cell table:formula="of:=REPLACE([.B3693]; 1; 29; &quot;&quot;)" office:value-type="string" office:string-value="jbossws/jbossws-cxf" calcext:value-type="string">
            <text:p>jbossws/jbossws-cxf</text:p>
          </table:table-cell>
        </table:table-row>
        <table:table-row table:style-name="ro1">
          <table:table-cell office:value-type="float" office:value="21477070" calcext:value-type="float">
            <text:p>21477070</text:p>
          </table:table-cell>
          <table:table-cell office:value-type="string" calcext:value-type="string">
            <text:p>https://api.github.com/repos/lucee/Lucee</text:p>
          </table:table-cell>
          <table:table-cell table:formula="of:=REPLACE([.B3694]; 1; 29; &quot;&quot;)" office:value-type="string" office:string-value="lucee/Lucee" calcext:value-type="string">
            <text:p>lucee/Lucee</text:p>
          </table:table-cell>
        </table:table-row>
        <table:table-row table:style-name="ro1">
          <table:table-cell office:value-type="float" office:value="21551313" calcext:value-type="float">
            <text:p>21551313</text:p>
          </table:table-cell>
          <table:table-cell office:value-type="string" calcext:value-type="string">
            <text:p>https://api.github.com/repos/EngineHub/CommandHelper</text:p>
          </table:table-cell>
          <table:table-cell table:formula="of:=REPLACE([.B3695]; 1; 29; &quot;&quot;)" office:value-type="string" office:string-value="EngineHub/CommandHelper" calcext:value-type="string">
            <text:p>EngineHub/CommandHelper</text:p>
          </table:table-cell>
        </table:table-row>
        <table:table-row table:style-name="ro1">
          <table:table-cell office:value-type="float" office:value="21559988" calcext:value-type="float">
            <text:p>21559988</text:p>
          </table:table-cell>
          <table:table-cell office:value-type="string" calcext:value-type="string">
            <text:p>https://api.github.com/repos/ProjectWolf/Bubbles</text:p>
          </table:table-cell>
          <table:table-cell table:formula="of:=REPLACE([.B3696]; 1; 29; &quot;&quot;)" office:value-type="string" office:string-value="ProjectWolf/Bubbles" calcext:value-type="string">
            <text:p>ProjectWolf/Bubbles</text:p>
          </table:table-cell>
        </table:table-row>
        <table:table-row table:style-name="ro1">
          <table:table-cell office:value-type="float" office:value="21581043" calcext:value-type="float">
            <text:p>21581043</text:p>
          </table:table-cell>
          <table:table-cell office:value-type="string" calcext:value-type="string">
            <text:p>https://api.github.com/repos/unfoldingWord-dev/ts-android</text:p>
          </table:table-cell>
          <table:table-cell table:formula="of:=REPLACE([.B3697]; 1; 29; &quot;&quot;)" office:value-type="string" office:string-value="unfoldingWord-dev/ts-android" calcext:value-type="string">
            <text:p>unfoldingWord-dev/ts-android</text:p>
          </table:table-cell>
        </table:table-row>
        <table:table-row table:style-name="ro1">
          <table:table-cell office:value-type="float" office:value="21583749" calcext:value-type="float">
            <text:p>21583749</text:p>
          </table:table-cell>
          <table:table-cell office:value-type="string" calcext:value-type="string">
            <text:p>https://api.github.com/repos/tbrooks8/Precipice</text:p>
          </table:table-cell>
          <table:table-cell table:formula="of:=REPLACE([.B3698]; 1; 29; &quot;&quot;)" office:value-type="string" office:string-value="tbrooks8/Precipice" calcext:value-type="string">
            <text:p>tbrooks8/Precipice</text:p>
          </table:table-cell>
        </table:table-row>
        <table:table-row table:style-name="ro1">
          <table:table-cell office:value-type="float" office:value="21623743" calcext:value-type="float">
            <text:p>21623743</text:p>
          </table:table-cell>
          <table:table-cell office:value-type="string" calcext:value-type="string">
            <text:p>https://api.github.com/repos/RippleOSI/Demonstrator</text:p>
          </table:table-cell>
          <table:table-cell table:formula="of:=REPLACE([.B3699]; 1; 29; &quot;&quot;)" office:value-type="string" office:string-value="RippleOSI/Demonstrator" calcext:value-type="string">
            <text:p>RippleOSI/Demonstrator</text:p>
          </table:table-cell>
        </table:table-row>
        <table:table-row table:style-name="ro1">
          <table:table-cell office:value-type="float" office:value="21631483" calcext:value-type="float">
            <text:p>21631483</text:p>
          </table:table-cell>
          <table:table-cell office:value-type="string" calcext:value-type="string">
            <text:p>https://api.github.com/repos/Vazkii/Quark</text:p>
          </table:table-cell>
          <table:table-cell table:formula="of:=REPLACE([.B3700]; 1; 29; &quot;&quot;)" office:value-type="string" office:string-value="Vazkii/Quark" calcext:value-type="string">
            <text:p>Vazkii/Quark</text:p>
          </table:table-cell>
        </table:table-row>
        <table:table-row table:style-name="ro1">
          <table:table-cell office:value-type="float" office:value="21633386" calcext:value-type="float">
            <text:p>21633386</text:p>
          </table:table-cell>
          <table:table-cell office:value-type="string" calcext:value-type="string">
            <text:p>https://api.github.com/repos/devicehive/devicehive-java-server</text:p>
          </table:table-cell>
          <table:table-cell table:formula="of:=REPLACE([.B3701]; 1; 29; &quot;&quot;)" office:value-type="string" office:string-value="devicehive/devicehive-java-server" calcext:value-type="string">
            <text:p>devicehive/devicehive-java-server</text:p>
          </table:table-cell>
        </table:table-row>
        <table:table-row table:style-name="ro1">
          <table:table-cell office:value-type="float" office:value="21640551" calcext:value-type="float">
            <text:p>21640551</text:p>
          </table:table-cell>
          <table:table-cell office:value-type="string" calcext:value-type="string">
            <text:p>https://api.github.com/repos/Mercandj/FileSpace-Android</text:p>
          </table:table-cell>
          <table:table-cell table:formula="of:=REPLACE([.B3702]; 1; 29; &quot;&quot;)" office:value-type="string" office:string-value="Mercandj/FileSpace-Android" calcext:value-type="string">
            <text:p>Mercandj/FileSpace-Android</text:p>
          </table:table-cell>
        </table:table-row>
        <table:table-row table:style-name="ro1">
          <table:table-cell office:value-type="float" office:value="21644786" calcext:value-type="float">
            <text:p>21644786</text:p>
          </table:table-cell>
          <table:table-cell office:value-type="string" calcext:value-type="string">
            <text:p>https://api.github.com/repos/PeterBowman/wikibot</text:p>
          </table:table-cell>
          <table:table-cell table:formula="of:=REPLACE([.B3703]; 1; 29; &quot;&quot;)" office:value-type="string" office:string-value="PeterBowman/wikibot" calcext:value-type="string">
            <text:p>PeterBowman/wikibot</text:p>
          </table:table-cell>
        </table:table-row>
        <table:table-row table:style-name="ro1">
          <table:table-cell office:value-type="float" office:value="21645813" calcext:value-type="float">
            <text:p>21645813</text:p>
          </table:table-cell>
          <table:table-cell office:value-type="string" calcext:value-type="string">
            <text:p>https://api.github.com/repos/yiyiyayahu/2nd_round</text:p>
          </table:table-cell>
          <table:table-cell table:formula="of:=REPLACE([.B3704]; 1; 29; &quot;&quot;)" office:value-type="string" office:string-value="yiyiyayahu/2nd_round" calcext:value-type="string">
            <text:p>yiyiyayahu/2nd_round</text:p>
          </table:table-cell>
        </table:table-row>
        <table:table-row table:style-name="ro1">
          <table:table-cell office:value-type="float" office:value="21677762" calcext:value-type="float">
            <text:p>21677762</text:p>
          </table:table-cell>
          <table:table-cell office:value-type="string" calcext:value-type="string">
            <text:p>https://api.github.com/repos/sujavabot/sujavabot</text:p>
          </table:table-cell>
          <table:table-cell table:formula="of:=REPLACE([.B3705]; 1; 29; &quot;&quot;)" office:value-type="string" office:string-value="sujavabot/sujavabot" calcext:value-type="string">
            <text:p>sujavabot/sujavabot</text:p>
          </table:table-cell>
        </table:table-row>
        <table:table-row table:style-name="ro1">
          <table:table-cell office:value-type="float" office:value="21681711" calcext:value-type="float">
            <text:p>21681711</text:p>
          </table:table-cell>
          <table:table-cell office:value-type="string" calcext:value-type="string">
            <text:p>https://api.github.com/repos/theAgileFactory/maf-desktop-app</text:p>
          </table:table-cell>
          <table:table-cell table:formula="of:=REPLACE([.B3706]; 1; 29; &quot;&quot;)" office:value-type="string" office:string-value="theAgileFactory/maf-desktop-app" calcext:value-type="string">
            <text:p>theAgileFactory/maf-desktop-app</text:p>
          </table:table-cell>
        </table:table-row>
        <table:table-row table:style-name="ro1">
          <table:table-cell office:value-type="float" office:value="21696106" calcext:value-type="float">
            <text:p>21696106</text:p>
          </table:table-cell>
          <table:table-cell office:value-type="string" calcext:value-type="string">
            <text:p>https://api.github.com/repos/is51/catan</text:p>
          </table:table-cell>
          <table:table-cell table:formula="of:=REPLACE([.B3707]; 1; 29; &quot;&quot;)" office:value-type="string" office:string-value="is51/catan" calcext:value-type="string">
            <text:p>is51/catan</text:p>
          </table:table-cell>
        </table:table-row>
        <table:table-row table:style-name="ro1">
          <table:table-cell office:value-type="float" office:value="21697957" calcext:value-type="float">
            <text:p>21697957</text:p>
          </table:table-cell>
          <table:table-cell office:value-type="string" calcext:value-type="string">
            <text:p>https://api.github.com/repos/theAgileFactory/app-framework</text:p>
          </table:table-cell>
          <table:table-cell table:formula="of:=REPLACE([.B3708]; 1; 29; &quot;&quot;)" office:value-type="string" office:string-value="theAgileFactory/app-framework" calcext:value-type="string">
            <text:p>theAgileFactory/app-framework</text:p>
          </table:table-cell>
        </table:table-row>
        <table:table-row table:style-name="ro1">
          <table:table-cell office:value-type="float" office:value="21713699" calcext:value-type="float">
            <text:p>21713699</text:p>
          </table:table-cell>
          <table:table-cell office:value-type="string" calcext:value-type="string">
            <text:p>https://api.github.com/repos/kieker-monitoring/kieker</text:p>
          </table:table-cell>
          <table:table-cell table:formula="of:=REPLACE([.B3709]; 1; 29; &quot;&quot;)" office:value-type="string" office:string-value="kieker-monitoring/kieker" calcext:value-type="string">
            <text:p>kieker-monitoring/kieker</text:p>
          </table:table-cell>
        </table:table-row>
        <table:table-row table:style-name="ro1">
          <table:table-cell office:value-type="float" office:value="21720668" calcext:value-type="float">
            <text:p>21720668</text:p>
          </table:table-cell>
          <table:table-cell office:value-type="string" calcext:value-type="string">
            <text:p>https://api.github.com/repos/MGaetan89/ShowsRage</text:p>
          </table:table-cell>
          <table:table-cell table:formula="of:=REPLACE([.B3710]; 1; 29; &quot;&quot;)" office:value-type="string" office:string-value="MGaetan89/ShowsRage" calcext:value-type="string">
            <text:p>MGaetan89/ShowsRage</text:p>
          </table:table-cell>
        </table:table-row>
        <table:table-row table:style-name="ro1">
          <table:table-cell office:value-type="float" office:value="21728191" calcext:value-type="float">
            <text:p>21728191</text:p>
          </table:table-cell>
          <table:table-cell office:value-type="string" calcext:value-type="string">
            <text:p>https://api.github.com/repos/openfoodfacts/OpenFoodFacts-androidApp</text:p>
          </table:table-cell>
          <table:table-cell table:formula="of:=REPLACE([.B3711]; 1; 29; &quot;&quot;)" office:value-type="string" office:string-value="openfoodfacts/OpenFoodFacts-androidApp" calcext:value-type="string">
            <text:p>openfoodfacts/OpenFoodFacts-androidApp</text:p>
          </table:table-cell>
        </table:table-row>
        <table:table-row table:style-name="ro1">
          <table:table-cell office:value-type="float" office:value="21735382" calcext:value-type="float">
            <text:p>21735382</text:p>
          </table:table-cell>
          <table:table-cell office:value-type="string" calcext:value-type="string">
            <text:p>https://api.github.com/repos/davideas/FlexibleAdapter</text:p>
          </table:table-cell>
          <table:table-cell table:formula="of:=REPLACE([.B3712]; 1; 29; &quot;&quot;)" office:value-type="string" office:string-value="davideas/FlexibleAdapter" calcext:value-type="string">
            <text:p>davideas/FlexibleAdapter</text:p>
          </table:table-cell>
        </table:table-row>
        <table:table-row table:style-name="ro1">
          <table:table-cell office:value-type="float" office:value="21756414" calcext:value-type="float">
            <text:p>21756414</text:p>
          </table:table-cell>
          <table:table-cell office:value-type="string" calcext:value-type="string">
            <text:p>https://api.github.com/repos/ePADD/muse</text:p>
          </table:table-cell>
          <table:table-cell table:formula="of:=REPLACE([.B3713]; 1; 29; &quot;&quot;)" office:value-type="string" office:string-value="ePADD/muse" calcext:value-type="string">
            <text:p>ePADD/muse</text:p>
          </table:table-cell>
        </table:table-row>
        <table:table-row table:style-name="ro1">
          <table:table-cell office:value-type="float" office:value="21760532" calcext:value-type="float">
            <text:p>21760532</text:p>
          </table:table-cell>
          <table:table-cell office:value-type="string" calcext:value-type="string">
            <text:p>https://api.github.com/repos/jeanollion/functional-bioImage-core</text:p>
          </table:table-cell>
          <table:table-cell table:formula="of:=REPLACE([.B3714]; 1; 29; &quot;&quot;)" office:value-type="string" office:string-value="jeanollion/functional-bioImage-core" calcext:value-type="string">
            <text:p>jeanollion/functional-bioImage-core</text:p>
          </table:table-cell>
        </table:table-row>
        <table:table-row table:style-name="ro1">
          <table:table-cell office:value-type="float" office:value="21764817" calcext:value-type="float">
            <text:p>21764817</text:p>
          </table:table-cell>
          <table:table-cell office:value-type="string" calcext:value-type="string">
            <text:p>https://api.github.com/repos/tndatacommons/android-app</text:p>
          </table:table-cell>
          <table:table-cell table:formula="of:=REPLACE([.B3715]; 1; 29; &quot;&quot;)" office:value-type="string" office:string-value="tndatacommons/android-app" calcext:value-type="string">
            <text:p>tndatacommons/android-app</text:p>
          </table:table-cell>
        </table:table-row>
        <table:table-row table:style-name="ro1">
          <table:table-cell office:value-type="float" office:value="21776528" calcext:value-type="float">
            <text:p>21776528</text:p>
          </table:table-cell>
          <table:table-cell office:value-type="string" calcext:value-type="string">
            <text:p>https://api.github.com/repos/igapyon/igapyonv3</text:p>
          </table:table-cell>
          <table:table-cell table:formula="of:=REPLACE([.B3716]; 1; 29; &quot;&quot;)" office:value-type="string" office:string-value="igapyon/igapyonv3" calcext:value-type="string">
            <text:p>igapyon/igapyonv3</text:p>
          </table:table-cell>
        </table:table-row>
        <table:table-row table:style-name="ro1">
          <table:table-cell office:value-type="float" office:value="21780863" calcext:value-type="float">
            <text:p>21780863</text:p>
          </table:table-cell>
          <table:table-cell office:value-type="string" calcext:value-type="string">
            <text:p>https://api.github.com/repos/chrde/toys</text:p>
          </table:table-cell>
          <table:table-cell table:formula="of:=REPLACE([.B3717]; 1; 29; &quot;&quot;)" office:value-type="string" office:string-value="chrde/toys" calcext:value-type="string">
            <text:p>chrde/toys</text:p>
          </table:table-cell>
        </table:table-row>
        <table:table-row table:style-name="ro1">
          <table:table-cell office:value-type="float" office:value="21834669" calcext:value-type="float">
            <text:p>21834669</text:p>
          </table:table-cell>
          <table:table-cell office:value-type="string" calcext:value-type="string">
            <text:p>https://api.github.com/repos/Team-IO/taam</text:p>
          </table:table-cell>
          <table:table-cell table:formula="of:=REPLACE([.B3718]; 1; 29; &quot;&quot;)" office:value-type="string" office:string-value="Team-IO/taam" calcext:value-type="string">
            <text:p>Team-IO/taam</text:p>
          </table:table-cell>
        </table:table-row>
        <table:table-row table:style-name="ro1">
          <table:table-cell office:value-type="float" office:value="21837980" calcext:value-type="float">
            <text:p>21837980</text:p>
          </table:table-cell>
          <table:table-cell office:value-type="string" calcext:value-type="string">
            <text:p>https://api.github.com/repos/amosov-f/hypernavi</text:p>
          </table:table-cell>
          <table:table-cell table:formula="of:=REPLACE([.B3719]; 1; 29; &quot;&quot;)" office:value-type="string" office:string-value="amosov-f/hypernavi" calcext:value-type="string">
            <text:p>amosov-f/hypernavi</text:p>
          </table:table-cell>
        </table:table-row>
        <table:table-row table:style-name="ro1">
          <table:table-cell office:value-type="float" office:value="21848657" calcext:value-type="float">
            <text:p>21848657</text:p>
          </table:table-cell>
          <table:table-cell office:value-type="string" calcext:value-type="string">
            <text:p>https://api.github.com/repos/Clay-Ferguson/meta64</text:p>
          </table:table-cell>
          <table:table-cell table:formula="of:=REPLACE([.B3720]; 1; 29; &quot;&quot;)" office:value-type="string" office:string-value="Clay-Ferguson/meta64" calcext:value-type="string">
            <text:p>Clay-Ferguson/meta64</text:p>
          </table:table-cell>
        </table:table-row>
        <table:table-row table:style-name="ro1">
          <table:table-cell office:value-type="float" office:value="21850607" calcext:value-type="float">
            <text:p>21850607</text:p>
          </table:table-cell>
          <table:table-cell office:value-type="string" calcext:value-type="string">
            <text:p>https://api.github.com/repos/LazzyBee/LazyBee-Android</text:p>
          </table:table-cell>
          <table:table-cell table:formula="of:=REPLACE([.B3721]; 1; 29; &quot;&quot;)" office:value-type="string" office:string-value="LazzyBee/LazyBee-Android" calcext:value-type="string">
            <text:p>LazzyBee/LazyBee-Android</text:p>
          </table:table-cell>
        </table:table-row>
        <table:table-row table:style-name="ro1">
          <table:table-cell office:value-type="float" office:value="21854562" calcext:value-type="float">
            <text:p>21854562</text:p>
          </table:table-cell>
          <table:table-cell office:value-type="string" calcext:value-type="string">
            <text:p>https://api.github.com/repos/mabe02/lanterna</text:p>
          </table:table-cell>
          <table:table-cell table:formula="of:=REPLACE([.B3722]; 1; 29; &quot;&quot;)" office:value-type="string" office:string-value="mabe02/lanterna" calcext:value-type="string">
            <text:p>mabe02/lanterna</text:p>
          </table:table-cell>
        </table:table-row>
        <table:table-row table:style-name="ro1">
          <table:table-cell office:value-type="float" office:value="21905494" calcext:value-type="float">
            <text:p>21905494</text:p>
          </table:table-cell>
          <table:table-cell office:value-type="string" calcext:value-type="string">
            <text:p>https://api.github.com/repos/autocomple/autocomple-widget</text:p>
          </table:table-cell>
          <table:table-cell table:formula="of:=REPLACE([.B3723]; 1; 29; &quot;&quot;)" office:value-type="string" office:string-value="autocomple/autocomple-widget" calcext:value-type="string">
            <text:p>autocomple/autocomple-widget</text:p>
          </table:table-cell>
        </table:table-row>
        <table:table-row table:style-name="ro1">
          <table:table-cell office:value-type="float" office:value="21917472" calcext:value-type="float">
            <text:p>21917472</text:p>
          </table:table-cell>
          <table:table-cell office:value-type="string" calcext:value-type="string">
            <text:p>https://api.github.com/repos/android-rcs/rcsjta</text:p>
          </table:table-cell>
          <table:table-cell table:formula="of:=REPLACE([.B3724]; 1; 29; &quot;&quot;)" office:value-type="string" office:string-value="android-rcs/rcsjta" calcext:value-type="string">
            <text:p>android-rcs/rcsjta</text:p>
          </table:table-cell>
        </table:table-row>
        <table:table-row table:style-name="ro1">
          <table:table-cell office:value-type="float" office:value="21921018" calcext:value-type="float">
            <text:p>21921018</text:p>
          </table:table-cell>
          <table:table-cell office:value-type="string" calcext:value-type="string">
            <text:p>https://api.github.com/repos/SpineEventEngine/core-java</text:p>
          </table:table-cell>
          <table:table-cell table:formula="of:=REPLACE([.B3725]; 1; 29; &quot;&quot;)" office:value-type="string" office:string-value="SpineEventEngine/core-java" calcext:value-type="string">
            <text:p>SpineEventEngine/core-java</text:p>
          </table:table-cell>
        </table:table-row>
        <table:table-row table:style-name="ro1">
          <table:table-cell office:value-type="float" office:value="21929297" calcext:value-type="float">
            <text:p>21929297</text:p>
          </table:table-cell>
          <table:table-cell office:value-type="string" calcext:value-type="string">
            <text:p>https://api.github.com/repos/kasemir/org.csstudio.display.builder</text:p>
          </table:table-cell>
          <table:table-cell table:formula="of:=REPLACE([.B3726]; 1; 29; &quot;&quot;)" office:value-type="string" office:string-value="kasemir/org.csstudio.display.builder" calcext:value-type="string">
            <text:p>kasemir/org.csstudio.display.builder</text:p>
          </table:table-cell>
        </table:table-row>
        <table:table-row table:style-name="ro1">
          <table:table-cell office:value-type="float" office:value="21934884" calcext:value-type="float">
            <text:p>21934884</text:p>
          </table:table-cell>
          <table:table-cell office:value-type="string" calcext:value-type="string">
            <text:p>https://api.github.com/repos/JakeWharton/RxBinding</text:p>
          </table:table-cell>
          <table:table-cell table:formula="of:=REPLACE([.B3727]; 1; 29; &quot;&quot;)" office:value-type="string" office:string-value="JakeWharton/RxBinding" calcext:value-type="string">
            <text:p>JakeWharton/RxBinding</text:p>
          </table:table-cell>
        </table:table-row>
        <table:table-row table:style-name="ro1">
          <table:table-cell office:value-type="float" office:value="21936840" calcext:value-type="float">
            <text:p>21936840</text:p>
          </table:table-cell>
          <table:table-cell office:value-type="string" calcext:value-type="string">
            <text:p>https://api.github.com/repos/opendatakit/androidlibrary</text:p>
          </table:table-cell>
          <table:table-cell table:formula="of:=REPLACE([.B3728]; 1; 29; &quot;&quot;)" office:value-type="string" office:string-value="opendatakit/androidlibrary" calcext:value-type="string">
            <text:p>opendatakit/androidlibrary</text:p>
          </table:table-cell>
        </table:table-row>
        <table:table-row table:style-name="ro1">
          <table:table-cell office:value-type="float" office:value="21979771" calcext:value-type="float">
            <text:p>21979771</text:p>
          </table:table-cell>
          <table:table-cell office:value-type="string" calcext:value-type="string">
            <text:p>https://api.github.com/repos/openregister/presentation</text:p>
          </table:table-cell>
          <table:table-cell table:formula="of:=REPLACE([.B3729]; 1; 29; &quot;&quot;)" office:value-type="string" office:string-value="openregister/presentation" calcext:value-type="string">
            <text:p>openregister/presentation</text:p>
          </table:table-cell>
        </table:table-row>
        <table:table-row table:style-name="ro1">
          <table:table-cell office:value-type="float" office:value="21989759" calcext:value-type="float">
            <text:p>21989759</text:p>
          </table:table-cell>
          <table:table-cell office:value-type="string" calcext:value-type="string">
            <text:p>https://api.github.com/repos/terraframe/geodashboard</text:p>
          </table:table-cell>
          <table:table-cell table:formula="of:=REPLACE([.B3730]; 1; 29; &quot;&quot;)" office:value-type="string" office:string-value="terraframe/geodashboard" calcext:value-type="string">
            <text:p>terraframe/geodashboard</text:p>
          </table:table-cell>
        </table:table-row>
        <table:table-row table:style-name="ro1">
          <table:table-cell office:value-type="float" office:value="21994967" calcext:value-type="float">
            <text:p>21994967</text:p>
          </table:table-cell>
          <table:table-cell office:value-type="string" calcext:value-type="string">
            <text:p>https://api.github.com/repos/opendatakit/collect</text:p>
          </table:table-cell>
          <table:table-cell table:formula="of:=REPLACE([.B3731]; 1; 29; &quot;&quot;)" office:value-type="string" office:string-value="opendatakit/collect" calcext:value-type="string">
            <text:p>opendatakit/collect</text:p>
          </table:table-cell>
        </table:table-row>
        <table:table-row table:style-name="ro1">
          <table:table-cell office:value-type="float" office:value="22004228" calcext:value-type="float">
            <text:p>22004228</text:p>
          </table:table-cell>
          <table:table-cell office:value-type="string" calcext:value-type="string">
            <text:p>https://api.github.com/repos/maxiee/HeartBeat</text:p>
          </table:table-cell>
          <table:table-cell table:formula="of:=REPLACE([.B3732]; 1; 29; &quot;&quot;)" office:value-type="string" office:string-value="maxiee/HeartBeat" calcext:value-type="string">
            <text:p>maxiee/HeartBeat</text:p>
          </table:table-cell>
        </table:table-row>
        <table:table-row table:style-name="ro1">
          <table:table-cell office:value-type="float" office:value="22013262" calcext:value-type="float">
            <text:p>22013262</text:p>
          </table:table-cell>
          <table:table-cell office:value-type="string" calcext:value-type="string">
            <text:p>https://api.github.com/repos/gstamatelat/social-influence</text:p>
          </table:table-cell>
          <table:table-cell table:formula="of:=REPLACE([.B3733]; 1; 29; &quot;&quot;)" office:value-type="string" office:string-value="gstamatelat/social-influence" calcext:value-type="string">
            <text:p>gstamatelat/social-influence</text:p>
          </table:table-cell>
        </table:table-row>
        <table:table-row table:style-name="ro1">
          <table:table-cell office:value-type="float" office:value="22015318" calcext:value-type="float">
            <text:p>22015318</text:p>
          </table:table-cell>
          <table:table-cell office:value-type="string" calcext:value-type="string">
            <text:p>https://api.github.com/repos/ptitjes/jlato</text:p>
          </table:table-cell>
          <table:table-cell table:formula="of:=REPLACE([.B3734]; 1; 29; &quot;&quot;)" office:value-type="string" office:string-value="ptitjes/jlato" calcext:value-type="string">
            <text:p>ptitjes/jlato</text:p>
          </table:table-cell>
        </table:table-row>
        <table:table-row table:style-name="ro1">
          <table:table-cell office:value-type="float" office:value="22027538" calcext:value-type="float">
            <text:p>22027538</text:p>
          </table:table-cell>
          <table:table-cell office:value-type="string" calcext:value-type="string">
            <text:p>https://api.github.com/repos/storagerepo/WPR_V1.0_INJURY</text:p>
          </table:table-cell>
          <table:table-cell table:formula="of:=REPLACE([.B3735]; 1; 29; &quot;&quot;)" office:value-type="string" office:string-value="storagerepo/WPR_V1.0_INJURY" calcext:value-type="string">
            <text:p>storagerepo/WPR_V1.0_INJURY</text:p>
          </table:table-cell>
        </table:table-row>
        <table:table-row table:style-name="ro1">
          <table:table-cell office:value-type="float" office:value="22042072" calcext:value-type="float">
            <text:p>22042072</text:p>
          </table:table-cell>
          <table:table-cell office:value-type="string" calcext:value-type="string">
            <text:p>https://api.github.com/repos/amidst/toolbox</text:p>
          </table:table-cell>
          <table:table-cell table:formula="of:=REPLACE([.B3736]; 1; 29; &quot;&quot;)" office:value-type="string" office:string-value="amidst/toolbox" calcext:value-type="string">
            <text:p>amidst/toolbox</text:p>
          </table:table-cell>
        </table:table-row>
        <table:table-row table:style-name="ro1">
          <table:table-cell office:value-type="float" office:value="22042237" calcext:value-type="float">
            <text:p>22042237</text:p>
          </table:table-cell>
          <table:table-cell office:value-type="string" calcext:value-type="string">
            <text:p>https://api.github.com/repos/actorapp/actor-platform</text:p>
          </table:table-cell>
          <table:table-cell table:formula="of:=REPLACE([.B3737]; 1; 29; &quot;&quot;)" office:value-type="string" office:string-value="actorapp/actor-platform" calcext:value-type="string">
            <text:p>actorapp/actor-platform</text:p>
          </table:table-cell>
        </table:table-row>
        <table:table-row table:style-name="ro1">
          <table:table-cell office:value-type="float" office:value="22043353" calcext:value-type="float">
            <text:p>22043353</text:p>
          </table:table-cell>
          <table:table-cell office:value-type="string" calcext:value-type="string">
            <text:p>https://api.github.com/repos/MyAnimeManager/MyAnimeManager</text:p>
          </table:table-cell>
          <table:table-cell table:formula="of:=REPLACE([.B3738]; 1; 29; &quot;&quot;)" office:value-type="string" office:string-value="MyAnimeManager/MyAnimeManager" calcext:value-type="string">
            <text:p>MyAnimeManager/MyAnimeManager</text:p>
          </table:table-cell>
        </table:table-row>
        <table:table-row table:style-name="ro1">
          <table:table-cell office:value-type="float" office:value="22043561" calcext:value-type="float">
            <text:p>22043561</text:p>
          </table:table-cell>
          <table:table-cell office:value-type="string" calcext:value-type="string">
            <text:p>https://api.github.com/repos/Spepsi/RTS2</text:p>
          </table:table-cell>
          <table:table-cell table:formula="of:=REPLACE([.B3739]; 1; 29; &quot;&quot;)" office:value-type="string" office:string-value="Spepsi/RTS2" calcext:value-type="string">
            <text:p>Spepsi/RTS2</text:p>
          </table:table-cell>
        </table:table-row>
        <table:table-row table:style-name="ro1">
          <table:table-cell office:value-type="float" office:value="22044970" calcext:value-type="float">
            <text:p>22044970</text:p>
          </table:table-cell>
          <table:table-cell office:value-type="string" calcext:value-type="string">
            <text:p>https://api.github.com/repos/CjHare/systematic-trading</text:p>
          </table:table-cell>
          <table:table-cell table:formula="of:=REPLACE([.B3740]; 1; 29; &quot;&quot;)" office:value-type="string" office:string-value="CjHare/systematic-trading" calcext:value-type="string">
            <text:p>CjHare/systematic-trading</text:p>
          </table:table-cell>
        </table:table-row>
        <table:table-row table:style-name="ro1">
          <table:table-cell office:value-type="float" office:value="22045127" calcext:value-type="float">
            <text:p>22045127</text:p>
          </table:table-cell>
          <table:table-cell office:value-type="string" calcext:value-type="string">
            <text:p>https://api.github.com/repos/McJty/DeepResonance</text:p>
          </table:table-cell>
          <table:table-cell table:formula="of:=REPLACE([.B3741]; 1; 29; &quot;&quot;)" office:value-type="string" office:string-value="McJty/DeepResonance" calcext:value-type="string">
            <text:p>McJty/DeepResonance</text:p>
          </table:table-cell>
        </table:table-row>
        <table:table-row table:style-name="ro1">
          <table:table-cell office:value-type="float" office:value="22045242" calcext:value-type="float">
            <text:p>22045242</text:p>
          </table:table-cell>
          <table:table-cell office:value-type="string" calcext:value-type="string">
            <text:p>https://api.github.com/repos/testcontainers/testcontainers-java</text:p>
          </table:table-cell>
          <table:table-cell table:formula="of:=REPLACE([.B3742]; 1; 29; &quot;&quot;)" office:value-type="string" office:string-value="testcontainers/testcontainers-java" calcext:value-type="string">
            <text:p>testcontainers/testcontainers-java</text:p>
          </table:table-cell>
        </table:table-row>
        <table:table-row table:style-name="ro1">
          <table:table-cell office:value-type="float" office:value="22045790" calcext:value-type="float">
            <text:p>22045790</text:p>
          </table:table-cell>
          <table:table-cell office:value-type="string" calcext:value-type="string">
            <text:p>https://api.github.com/repos/typetools/checker-framework</text:p>
          </table:table-cell>
          <table:table-cell table:formula="of:=REPLACE([.B3743]; 1; 29; &quot;&quot;)" office:value-type="string" office:string-value="typetools/checker-framework" calcext:value-type="string">
            <text:p>typetools/checker-framework</text:p>
          </table:table-cell>
        </table:table-row>
        <table:table-row table:style-name="ro1">
          <table:table-cell office:value-type="float" office:value="22045848" calcext:value-type="float">
            <text:p>22045848</text:p>
          </table:table-cell>
          <table:table-cell office:value-type="string" calcext:value-type="string">
            <text:p>https://api.github.com/repos/oci-pronghorn/PronghornPipes</text:p>
          </table:table-cell>
          <table:table-cell table:formula="of:=REPLACE([.B3744]; 1; 29; &quot;&quot;)" office:value-type="string" office:string-value="oci-pronghorn/PronghornPipes" calcext:value-type="string">
            <text:p>oci-pronghorn/PronghornPipes</text:p>
          </table:table-cell>
        </table:table-row>
        <table:table-row table:style-name="ro1">
          <table:table-cell office:value-type="float" office:value="22046099" calcext:value-type="float">
            <text:p>22046099</text:p>
          </table:table-cell>
          <table:table-cell office:value-type="string" calcext:value-type="string">
            <text:p>https://api.github.com/repos/suzic/mgandroid</text:p>
          </table:table-cell>
          <table:table-cell table:formula="of:=REPLACE([.B3745]; 1; 29; &quot;&quot;)" office:value-type="string" office:string-value="suzic/mgandroid" calcext:value-type="string">
            <text:p>suzic/mgandroid</text:p>
          </table:table-cell>
        </table:table-row>
        <table:table-row table:style-name="ro1">
          <table:table-cell office:value-type="float" office:value="22046283" calcext:value-type="float">
            <text:p>22046283</text:p>
          </table:table-cell>
          <table:table-cell office:value-type="string" calcext:value-type="string">
            <text:p>https://api.github.com/repos/SolarCactus/ARKCraft-Code</text:p>
          </table:table-cell>
          <table:table-cell table:formula="of:=REPLACE([.B3746]; 1; 29; &quot;&quot;)" office:value-type="string" office:string-value="SolarCactus/ARKCraft-Code" calcext:value-type="string">
            <text:p>SolarCactus/ARKCraft-Code</text:p>
          </table:table-cell>
        </table:table-row>
        <table:table-row table:style-name="ro1">
          <table:table-cell office:value-type="float" office:value="22046395" calcext:value-type="float">
            <text:p>22046395</text:p>
          </table:table-cell>
          <table:table-cell office:value-type="string" calcext:value-type="string">
            <text:p>https://api.github.com/repos/taskcluster/taskcluster-client-java</text:p>
          </table:table-cell>
          <table:table-cell table:formula="of:=REPLACE([.B3747]; 1; 29; &quot;&quot;)" office:value-type="string" office:string-value="taskcluster/taskcluster-client-java" calcext:value-type="string">
            <text:p>taskcluster/taskcluster-client-java</text:p>
          </table:table-cell>
        </table:table-row>
        <table:table-row table:style-name="ro1">
          <table:table-cell office:value-type="float" office:value="22046873" calcext:value-type="float">
            <text:p>22046873</text:p>
          </table:table-cell>
          <table:table-cell office:value-type="string" calcext:value-type="string">
            <text:p>https://api.github.com/repos/fabric8io/kubernetes-client</text:p>
          </table:table-cell>
          <table:table-cell table:formula="of:=REPLACE([.B3748]; 1; 29; &quot;&quot;)" office:value-type="string" office:string-value="fabric8io/kubernetes-client" calcext:value-type="string">
            <text:p>fabric8io/kubernetes-client</text:p>
          </table:table-cell>
        </table:table-row>
        <table:table-row table:style-name="ro1">
          <table:table-cell office:value-type="float" office:value="22047063" calcext:value-type="float">
            <text:p>22047063</text:p>
          </table:table-cell>
          <table:table-cell office:value-type="string" calcext:value-type="string">
            <text:p>https://api.github.com/repos/termsuite/termsuite-core</text:p>
          </table:table-cell>
          <table:table-cell table:formula="of:=REPLACE([.B3749]; 1; 29; &quot;&quot;)" office:value-type="string" office:string-value="termsuite/termsuite-core" calcext:value-type="string">
            <text:p>termsuite/termsuite-core</text:p>
          </table:table-cell>
        </table:table-row>
        <table:table-row table:style-name="ro1">
          <table:table-cell office:value-type="float" office:value="22047474" calcext:value-type="float">
            <text:p>22047474</text:p>
          </table:table-cell>
          <table:table-cell office:value-type="string" calcext:value-type="string">
            <text:p>https://api.github.com/repos/typetools/annotation-tools</text:p>
          </table:table-cell>
          <table:table-cell table:formula="of:=REPLACE([.B3750]; 1; 29; &quot;&quot;)" office:value-type="string" office:string-value="typetools/annotation-tools" calcext:value-type="string">
            <text:p>typetools/annotation-tools</text:p>
          </table:table-cell>
        </table:table-row>
        <table:table-row table:style-name="ro1">
          <table:table-cell office:value-type="float" office:value="22047704" calcext:value-type="float">
            <text:p>22047704</text:p>
          </table:table-cell>
          <table:table-cell office:value-type="string" calcext:value-type="string">
            <text:p>https://api.github.com/repos/bcdev/fiduceo</text:p>
          </table:table-cell>
          <table:table-cell table:formula="of:=REPLACE([.B3751]; 1; 29; &quot;&quot;)" office:value-type="string" office:string-value="bcdev/fiduceo" calcext:value-type="string">
            <text:p>bcdev/fiduceo</text:p>
          </table:table-cell>
        </table:table-row>
        <table:table-row table:style-name="ro1">
          <table:table-cell office:value-type="float" office:value="22047978" calcext:value-type="float">
            <text:p>22047978</text:p>
          </table:table-cell>
          <table:table-cell office:value-type="string" calcext:value-type="string">
            <text:p>https://api.github.com/repos/EyeSeeTea/pictureapp</text:p>
          </table:table-cell>
          <table:table-cell table:formula="of:=REPLACE([.B3752]; 1; 29; &quot;&quot;)" office:value-type="string" office:string-value="EyeSeeTea/pictureapp" calcext:value-type="string">
            <text:p>EyeSeeTea/pictureapp</text:p>
          </table:table-cell>
        </table:table-row>
        <table:table-row table:style-name="ro1">
          <table:table-cell office:value-type="float" office:value="22049045" calcext:value-type="float">
            <text:p>22049045</text:p>
          </table:table-cell>
          <table:table-cell office:value-type="string" calcext:value-type="string">
            <text:p>https://api.github.com/repos/TetsuyaKomota/GitforEclipseTest</text:p>
          </table:table-cell>
          <table:table-cell table:formula="of:=REPLACE([.B3753]; 1; 29; &quot;&quot;)" office:value-type="string" office:string-value="TetsuyaKomota/GitforEclipseTest" calcext:value-type="string">
            <text:p>TetsuyaKomota/GitforEclipseTest</text:p>
          </table:table-cell>
        </table:table-row>
        <table:table-row table:style-name="ro1">
          <table:table-cell office:value-type="float" office:value="22049048" calcext:value-type="float">
            <text:p>22049048</text:p>
          </table:table-cell>
          <table:table-cell office:value-type="string" calcext:value-type="string">
            <text:p>https://api.github.com/repos/sunwww/ecom-ast-ru</text:p>
          </table:table-cell>
          <table:table-cell table:formula="of:=REPLACE([.B3754]; 1; 29; &quot;&quot;)" office:value-type="string" office:string-value="sunwww/ecom-ast-ru" calcext:value-type="string">
            <text:p>sunwww/ecom-ast-ru</text:p>
          </table:table-cell>
        </table:table-row>
        <table:table-row table:style-name="ro1">
          <table:table-cell office:value-type="float" office:value="22049440" calcext:value-type="float">
            <text:p>22049440</text:p>
          </table:table-cell>
          <table:table-cell office:value-type="string" calcext:value-type="string">
            <text:p>https://api.github.com/repos/inspire-software/yes-cart</text:p>
          </table:table-cell>
          <table:table-cell table:formula="of:=REPLACE([.B3755]; 1; 29; &quot;&quot;)" office:value-type="string" office:string-value="inspire-software/yes-cart" calcext:value-type="string">
            <text:p>inspire-software/yes-cart</text:p>
          </table:table-cell>
        </table:table-row>
        <table:table-row table:style-name="ro1">
          <table:table-cell office:value-type="float" office:value="22050438" calcext:value-type="float">
            <text:p>22050438</text:p>
          </table:table-cell>
          <table:table-cell office:value-type="string" calcext:value-type="string">
            <text:p>https://api.github.com/repos/jackhatedance/plum</text:p>
          </table:table-cell>
          <table:table-cell table:formula="of:=REPLACE([.B3756]; 1; 29; &quot;&quot;)" office:value-type="string" office:string-value="jackhatedance/plum" calcext:value-type="string">
            <text:p>jackhatedance/plum</text:p>
          </table:table-cell>
        </table:table-row>
        <table:table-row table:style-name="ro1">
          <table:table-cell office:value-type="float" office:value="22052719" calcext:value-type="float">
            <text:p>22052719</text:p>
          </table:table-cell>
          <table:table-cell office:value-type="string" calcext:value-type="string">
            <text:p>https://api.github.com/repos/HubSpot/Blazar</text:p>
          </table:table-cell>
          <table:table-cell table:formula="of:=REPLACE([.B3757]; 1; 29; &quot;&quot;)" office:value-type="string" office:string-value="HubSpot/Blazar" calcext:value-type="string">
            <text:p>HubSpot/Blazar</text:p>
          </table:table-cell>
        </table:table-row>
        <table:table-row table:style-name="ro1">
          <table:table-cell office:value-type="float" office:value="22053622" calcext:value-type="float">
            <text:p>22053622</text:p>
          </table:table-cell>
          <table:table-cell office:value-type="string" calcext:value-type="string">
            <text:p>https://api.github.com/repos/IntellectualSites/PlotSquared</text:p>
          </table:table-cell>
          <table:table-cell table:formula="of:=REPLACE([.B3758]; 1; 29; &quot;&quot;)" office:value-type="string" office:string-value="IntellectualSites/PlotSquared" calcext:value-type="string">
            <text:p>IntellectualSites/PlotSquared</text:p>
          </table:table-cell>
        </table:table-row>
        <table:table-row table:style-name="ro1">
          <table:table-cell office:value-type="float" office:value="22053690" calcext:value-type="float">
            <text:p>22053690</text:p>
          </table:table-cell>
          <table:table-cell office:value-type="string" calcext:value-type="string">
            <text:p>https://api.github.com/repos/dzhw/metadatamanagement</text:p>
          </table:table-cell>
          <table:table-cell table:formula="of:=REPLACE([.B3759]; 1; 29; &quot;&quot;)" office:value-type="string" office:string-value="dzhw/metadatamanagement" calcext:value-type="string">
            <text:p>dzhw/metadatamanagement</text:p>
          </table:table-cell>
        </table:table-row>
        <table:table-row table:style-name="ro1">
          <table:table-cell office:value-type="float" office:value="22054229" calcext:value-type="float">
            <text:p>22054229</text:p>
          </table:table-cell>
          <table:table-cell office:value-type="string" calcext:value-type="string">
            <text:p>https://api.github.com/repos/gravitee-io/gravitee-management-rest-api</text:p>
          </table:table-cell>
          <table:table-cell table:formula="of:=REPLACE([.B3760]; 1; 29; &quot;&quot;)" office:value-type="string" office:string-value="gravitee-io/gravitee-management-rest-api" calcext:value-type="string">
            <text:p>gravitee-io/gravitee-management-rest-api</text:p>
          </table:table-cell>
        </table:table-row>
        <table:table-row table:style-name="ro1">
          <table:table-cell office:value-type="float" office:value="22054756" calcext:value-type="float">
            <text:p>22054756</text:p>
          </table:table-cell>
          <table:table-cell office:value-type="string" calcext:value-type="string">
            <text:p>https://api.github.com/repos/Decentrify/KompicsToolbox</text:p>
          </table:table-cell>
          <table:table-cell table:formula="of:=REPLACE([.B3761]; 1; 29; &quot;&quot;)" office:value-type="string" office:string-value="Decentrify/KompicsToolbox" calcext:value-type="string">
            <text:p>Decentrify/KompicsToolbox</text:p>
          </table:table-cell>
        </table:table-row>
        <table:table-row table:style-name="ro1">
          <table:table-cell office:value-type="float" office:value="22057574" calcext:value-type="float">
            <text:p>22057574</text:p>
          </table:table-cell>
          <table:table-cell office:value-type="string" calcext:value-type="string">
            <text:p>https://api.github.com/repos/tomwang2011/Liferay-Source-Netbeans-Project-Builder</text:p>
          </table:table-cell>
          <table:table-cell table:formula="of:=REPLACE([.B3762]; 1; 29; &quot;&quot;)" office:value-type="string" office:string-value="tomwang2011/Liferay-Source-Netbeans-Project-Builder" calcext:value-type="string">
            <text:p>tomwang2011/Liferay-Source-Netbeans-Project-Builder</text:p>
          </table:table-cell>
        </table:table-row>
        <table:table-row table:style-name="ro1">
          <table:table-cell office:value-type="float" office:value="22060730" calcext:value-type="float">
            <text:p>22060730</text:p>
          </table:table-cell>
          <table:table-cell office:value-type="string" calcext:value-type="string">
            <text:p>https://api.github.com/repos/rancher/cattle</text:p>
          </table:table-cell>
          <table:table-cell table:formula="of:=REPLACE([.B3763]; 1; 29; &quot;&quot;)" office:value-type="string" office:string-value="rancher/cattle" calcext:value-type="string">
            <text:p>rancher/cattle</text:p>
          </table:table-cell>
        </table:table-row>
        <table:table-row table:style-name="ro1">
          <table:table-cell office:value-type="float" office:value="22061213" calcext:value-type="float">
            <text:p>22061213</text:p>
          </table:table-cell>
          <table:table-cell office:value-type="string" calcext:value-type="string">
            <text:p>https://api.github.com/repos/openzipkin/brave</text:p>
          </table:table-cell>
          <table:table-cell table:formula="of:=REPLACE([.B3764]; 1; 29; &quot;&quot;)" office:value-type="string" office:string-value="openzipkin/brave" calcext:value-type="string">
            <text:p>openzipkin/brave</text:p>
          </table:table-cell>
        </table:table-row>
        <table:table-row table:style-name="ro1">
          <table:table-cell office:value-type="float" office:value="22061914" calcext:value-type="float">
            <text:p>22061914</text:p>
          </table:table-cell>
          <table:table-cell office:value-type="string" calcext:value-type="string">
            <text:p>https://api.github.com/repos/floscher/josm-mapillary-plugin</text:p>
          </table:table-cell>
          <table:table-cell table:formula="of:=REPLACE([.B3765]; 1; 29; &quot;&quot;)" office:value-type="string" office:string-value="floscher/josm-mapillary-plugin" calcext:value-type="string">
            <text:p>floscher/josm-mapillary-plugin</text:p>
          </table:table-cell>
        </table:table-row>
        <table:table-row table:style-name="ro1">
          <table:table-cell office:value-type="float" office:value="22062249" calcext:value-type="float">
            <text:p>22062249</text:p>
          </table:table-cell>
          <table:table-cell office:value-type="string" calcext:value-type="string">
            <text:p>https://api.github.com/repos/aht-group/utils</text:p>
          </table:table-cell>
          <table:table-cell table:formula="of:=REPLACE([.B3766]; 1; 29; &quot;&quot;)" office:value-type="string" office:string-value="aht-group/utils" calcext:value-type="string">
            <text:p>aht-group/utils</text:p>
          </table:table-cell>
        </table:table-row>
        <table:table-row table:style-name="ro1">
          <table:table-cell office:value-type="float" office:value="22063582" calcext:value-type="float">
            <text:p>22063582</text:p>
          </table:table-cell>
          <table:table-cell office:value-type="string" calcext:value-type="string">
            <text:p>https://api.github.com/repos/triplea-game/triplea</text:p>
          </table:table-cell>
          <table:table-cell table:formula="of:=REPLACE([.B3767]; 1; 29; &quot;&quot;)" office:value-type="string" office:string-value="triplea-game/triplea" calcext:value-type="string">
            <text:p>triplea-game/triplea</text:p>
          </table:table-cell>
        </table:table-row>
        <table:table-row table:style-name="ro1">
          <table:table-cell office:value-type="float" office:value="22064870" calcext:value-type="float">
            <text:p>22064870</text:p>
          </table:table-cell>
          <table:table-cell office:value-type="string" calcext:value-type="string">
            <text:p>https://api.github.com/repos/jeremydeanlakey/json</text:p>
          </table:table-cell>
          <table:table-cell table:formula="of:=REPLACE([.B3768]; 1; 29; &quot;&quot;)" office:value-type="string" office:string-value="jeremydeanlakey/json" calcext:value-type="string">
            <text:p>jeremydeanlakey/json</text:p>
          </table:table-cell>
        </table:table-row>
        <table:table-row table:style-name="ro1">
          <table:table-cell office:value-type="float" office:value="22065124" calcext:value-type="float">
            <text:p>22065124</text:p>
          </table:table-cell>
          <table:table-cell office:value-type="string" calcext:value-type="string">
            <text:p>https://api.github.com/repos/matsim-org/matsim</text:p>
          </table:table-cell>
          <table:table-cell table:formula="of:=REPLACE([.B3769]; 1; 29; &quot;&quot;)" office:value-type="string" office:string-value="matsim-org/matsim" calcext:value-type="string">
            <text:p>matsim-org/matsim</text:p>
          </table:table-cell>
        </table:table-row>
        <table:table-row table:style-name="ro1">
          <table:table-cell office:value-type="float" office:value="22066558" calcext:value-type="float">
            <text:p>22066558</text:p>
          </table:table-cell>
          <table:table-cell office:value-type="string" calcext:value-type="string">
            <text:p>https://api.github.com/repos/spring-cloud/spring-cloud-stream</text:p>
          </table:table-cell>
          <table:table-cell table:formula="of:=REPLACE([.B3770]; 1; 29; &quot;&quot;)" office:value-type="string" office:string-value="spring-cloud/spring-cloud-stream" calcext:value-type="string">
            <text:p>spring-cloud/spring-cloud-stream</text:p>
          </table:table-cell>
        </table:table-row>
        <table:table-row table:style-name="ro1">
          <table:table-cell office:value-type="float" office:value="22067455" calcext:value-type="float">
            <text:p>22067455</text:p>
          </table:table-cell>
          <table:table-cell office:value-type="string" calcext:value-type="string">
            <text:p>https://api.github.com/repos/openl-tablets/openl-tablets</text:p>
          </table:table-cell>
          <table:table-cell table:formula="of:=REPLACE([.B3771]; 1; 29; &quot;&quot;)" office:value-type="string" office:string-value="openl-tablets/openl-tablets" calcext:value-type="string">
            <text:p>openl-tablets/openl-tablets</text:p>
          </table:table-cell>
        </table:table-row>
        <table:table-row table:style-name="ro1">
          <table:table-cell office:value-type="float" office:value="22068151" calcext:value-type="float">
            <text:p>22068151</text:p>
          </table:table-cell>
          <table:table-cell office:value-type="string" calcext:value-type="string">
            <text:p>https://api.github.com/repos/takayanagi2087/dataforms</text:p>
          </table:table-cell>
          <table:table-cell table:formula="of:=REPLACE([.B3772]; 1; 29; &quot;&quot;)" office:value-type="string" office:string-value="takayanagi2087/dataforms" calcext:value-type="string">
            <text:p>takayanagi2087/dataforms</text:p>
          </table:table-cell>
        </table:table-row>
        <table:table-row table:style-name="ro1">
          <table:table-cell office:value-type="float" office:value="22069563" calcext:value-type="float">
            <text:p>22069563</text:p>
          </table:table-cell>
          <table:table-cell office:value-type="string" calcext:value-type="string">
            <text:p>https://api.github.com/repos/apache/nifi</text:p>
          </table:table-cell>
          <table:table-cell table:formula="of:=REPLACE([.B3773]; 1; 29; &quot;&quot;)" office:value-type="string" office:string-value="apache/nifi" calcext:value-type="string">
            <text:p>apache/nifi</text:p>
          </table:table-cell>
        </table:table-row>
        <table:table-row table:style-name="ro1">
          <table:table-cell office:value-type="float" office:value="22069931" calcext:value-type="float">
            <text:p>22069931</text:p>
          </table:table-cell>
          <table:table-cell office:value-type="string" calcext:value-type="string">
            <text:p>https://api.github.com/repos/firefoxpdm/gamebooks</text:p>
          </table:table-cell>
          <table:table-cell table:formula="of:=REPLACE([.B3774]; 1; 29; &quot;&quot;)" office:value-type="string" office:string-value="firefoxpdm/gamebooks" calcext:value-type="string">
            <text:p>firefoxpdm/gamebooks</text:p>
          </table:table-cell>
        </table:table-row>
        <table:table-row table:style-name="ro1">
          <table:table-cell office:value-type="float" office:value="22069972" calcext:value-type="float">
            <text:p>22069972</text:p>
          </table:table-cell>
          <table:table-cell office:value-type="string" calcext:value-type="string">
            <text:p>https://api.github.com/repos/zenframework/z8</text:p>
          </table:table-cell>
          <table:table-cell table:formula="of:=REPLACE([.B3775]; 1; 29; &quot;&quot;)" office:value-type="string" office:string-value="zenframework/z8" calcext:value-type="string">
            <text:p>zenframework/z8</text:p>
          </table:table-cell>
        </table:table-row>
        <table:table-row table:style-name="ro1">
          <table:table-cell office:value-type="float" office:value="22071643" calcext:value-type="float">
            <text:p>22071643</text:p>
          </table:table-cell>
          <table:table-cell office:value-type="string" calcext:value-type="string">
            <text:p>https://api.github.com/repos/PotcFdk/jsidplay2</text:p>
          </table:table-cell>
          <table:table-cell table:formula="of:=REPLACE([.B3776]; 1; 29; &quot;&quot;)" office:value-type="string" office:string-value="PotcFdk/jsidplay2" calcext:value-type="string">
            <text:p>PotcFdk/jsidplay2</text:p>
          </table:table-cell>
        </table:table-row>
        <table:table-row table:style-name="ro1">
          <table:table-cell office:value-type="float" office:value="22073882" calcext:value-type="float">
            <text:p>22073882</text:p>
          </table:table-cell>
          <table:table-cell office:value-type="string" calcext:value-type="string">
            <text:p>https://api.github.com/repos/YanlinWang/MixinAnnoProcessor</text:p>
          </table:table-cell>
          <table:table-cell table:formula="of:=REPLACE([.B3777]; 1; 29; &quot;&quot;)" office:value-type="string" office:string-value="YanlinWang/MixinAnnoProcessor" calcext:value-type="string">
            <text:p>YanlinWang/MixinAnnoProcessor</text:p>
          </table:table-cell>
        </table:table-row>
        <table:table-row table:style-name="ro1">
          <table:table-cell office:value-type="float" office:value="22074368" calcext:value-type="float">
            <text:p>22074368</text:p>
          </table:table-cell>
          <table:table-cell office:value-type="string" calcext:value-type="string">
            <text:p>https://api.github.com/repos/HP-Enterprise/Triclops</text:p>
          </table:table-cell>
          <table:table-cell table:formula="of:=REPLACE([.B3778]; 1; 29; &quot;&quot;)" office:value-type="string" office:string-value="HP-Enterprise/Triclops" calcext:value-type="string">
            <text:p>HP-Enterprise/Triclops</text:p>
          </table:table-cell>
        </table:table-row>
        <table:table-row table:style-name="ro1">
          <table:table-cell office:value-type="float" office:value="22078064" calcext:value-type="float">
            <text:p>22078064</text:p>
          </table:table-cell>
          <table:table-cell office:value-type="string" calcext:value-type="string">
            <text:p>https://api.github.com/repos/f-droid/fdroidclient</text:p>
          </table:table-cell>
          <table:table-cell table:formula="of:=REPLACE([.B3779]; 1; 29; &quot;&quot;)" office:value-type="string" office:string-value="f-droid/fdroidclient" calcext:value-type="string">
            <text:p>f-droid/fdroidclient</text:p>
          </table:table-cell>
        </table:table-row>
        <table:table-row table:style-name="ro1">
          <table:table-cell office:value-type="float" office:value="22081011" calcext:value-type="float">
            <text:p>22081011</text:p>
          </table:table-cell>
          <table:table-cell office:value-type="string" calcext:value-type="string">
            <text:p>https://api.github.com/repos/zackevans/In-Depth-Utility-Beta-2.0</text:p>
          </table:table-cell>
          <table:table-cell table:formula="of:=REPLACE([.B3780]; 1; 29; &quot;&quot;)" office:value-type="string" office:string-value="zackevans/In-Depth-Utility-Beta-2.0" calcext:value-type="string">
            <text:p>zackevans/In-Depth-Utility-Beta-2.0</text:p>
          </table:table-cell>
        </table:table-row>
        <table:table-row table:style-name="ro1">
          <table:table-cell office:value-type="float" office:value="22081181" calcext:value-type="float">
            <text:p>22081181</text:p>
          </table:table-cell>
          <table:table-cell office:value-type="string" calcext:value-type="string">
            <text:p>https://api.github.com/repos/mesos/logstash</text:p>
          </table:table-cell>
          <table:table-cell table:formula="of:=REPLACE([.B3781]; 1; 29; &quot;&quot;)" office:value-type="string" office:string-value="mesos/logstash" calcext:value-type="string">
            <text:p>mesos/logstash</text:p>
          </table:table-cell>
        </table:table-row>
        <table:table-row table:style-name="ro1">
          <table:table-cell office:value-type="float" office:value="22081510" calcext:value-type="float">
            <text:p>22081510</text:p>
          </table:table-cell>
          <table:table-cell office:value-type="string" calcext:value-type="string">
            <text:p>https://api.github.com/repos/spring-cloud/spring-cloud-sleuth</text:p>
          </table:table-cell>
          <table:table-cell table:formula="of:=REPLACE([.B3782]; 1; 29; &quot;&quot;)" office:value-type="string" office:string-value="spring-cloud/spring-cloud-sleuth" calcext:value-type="string">
            <text:p>spring-cloud/spring-cloud-sleuth</text:p>
          </table:table-cell>
        </table:table-row>
        <table:table-row table:style-name="ro1">
          <table:table-cell office:value-type="float" office:value="22082044" calcext:value-type="float">
            <text:p>22082044</text:p>
          </table:table-cell>
          <table:table-cell office:value-type="string" calcext:value-type="string">
            <text:p>https://api.github.com/repos/k-o-r-t-o/gdxDune</text:p>
          </table:table-cell>
          <table:table-cell table:formula="of:=REPLACE([.B3783]; 1; 29; &quot;&quot;)" office:value-type="string" office:string-value="k-o-r-t-o/gdxDune" calcext:value-type="string">
            <text:p>k-o-r-t-o/gdxDune</text:p>
          </table:table-cell>
        </table:table-row>
        <table:table-row table:style-name="ro1">
          <table:table-cell office:value-type="float" office:value="22084256" calcext:value-type="float">
            <text:p>22084256</text:p>
          </table:table-cell>
          <table:table-cell office:value-type="string" calcext:value-type="string">
            <text:p>https://api.github.com/repos/paulopinheiro1234/hadatac</text:p>
          </table:table-cell>
          <table:table-cell table:formula="of:=REPLACE([.B3784]; 1; 29; &quot;&quot;)" office:value-type="string" office:string-value="paulopinheiro1234/hadatac" calcext:value-type="string">
            <text:p>paulopinheiro1234/hadatac</text:p>
          </table:table-cell>
        </table:table-row>
        <table:table-row table:style-name="ro1">
          <table:table-cell office:value-type="float" office:value="22086156" calcext:value-type="float">
            <text:p>22086156</text:p>
          </table:table-cell>
          <table:table-cell office:value-type="string" calcext:value-type="string">
            <text:p>https://api.github.com/repos/wolfgang-ch/mytourbook</text:p>
          </table:table-cell>
          <table:table-cell table:formula="of:=REPLACE([.B3785]; 1; 29; &quot;&quot;)" office:value-type="string" office:string-value="wolfgang-ch/mytourbook" calcext:value-type="string">
            <text:p>wolfgang-ch/mytourbook</text:p>
          </table:table-cell>
        </table:table-row>
        <table:table-row table:style-name="ro1">
          <table:table-cell office:value-type="float" office:value="22086257" calcext:value-type="float">
            <text:p>22086257</text:p>
          </table:table-cell>
          <table:table-cell office:value-type="string" calcext:value-type="string">
            <text:p>https://api.github.com/repos/sigonasr2/TwosideKeeper</text:p>
          </table:table-cell>
          <table:table-cell table:formula="of:=REPLACE([.B3786]; 1; 29; &quot;&quot;)" office:value-type="string" office:string-value="sigonasr2/TwosideKeeper" calcext:value-type="string">
            <text:p>sigonasr2/TwosideKeeper</text:p>
          </table:table-cell>
        </table:table-row>
        <table:table-row table:style-name="ro1">
          <table:table-cell office:value-type="float" office:value="22086464" calcext:value-type="float">
            <text:p>22086464</text:p>
          </table:table-cell>
          <table:table-cell office:value-type="string" calcext:value-type="string">
            <text:p>https://api.github.com/repos/VTUL/vtechworks</text:p>
          </table:table-cell>
          <table:table-cell table:formula="of:=REPLACE([.B3787]; 1; 29; &quot;&quot;)" office:value-type="string" office:string-value="VTUL/vtechworks" calcext:value-type="string">
            <text:p>VTUL/vtechworks</text:p>
          </table:table-cell>
        </table:table-row>
        <table:table-row table:style-name="ro1">
          <table:table-cell office:value-type="float" office:value="22086969" calcext:value-type="float">
            <text:p>22086969</text:p>
          </table:table-cell>
          <table:table-cell office:value-type="string" calcext:value-type="string">
            <text:p>https://api.github.com/repos/oci-pronghorn/Pronghorn</text:p>
          </table:table-cell>
          <table:table-cell table:formula="of:=REPLACE([.B3788]; 1; 29; &quot;&quot;)" office:value-type="string" office:string-value="oci-pronghorn/Pronghorn" calcext:value-type="string">
            <text:p>oci-pronghorn/Pronghorn</text:p>
          </table:table-cell>
        </table:table-row>
        <table:table-row table:style-name="ro1">
          <table:table-cell office:value-type="float" office:value="22087446" calcext:value-type="float">
            <text:p>22087446</text:p>
          </table:table-cell>
          <table:table-cell office:value-type="string" calcext:value-type="string">
            <text:p>https://api.github.com/repos/sawhsong/nony-new</text:p>
          </table:table-cell>
          <table:table-cell table:formula="of:=REPLACE([.B3789]; 1; 29; &quot;&quot;)" office:value-type="string" office:string-value="sawhsong/nony-new" calcext:value-type="string">
            <text:p>sawhsong/nony-new</text:p>
          </table:table-cell>
        </table:table-row>
        <table:table-row table:style-name="ro1">
          <table:table-cell office:value-type="float" office:value="22089154" calcext:value-type="float">
            <text:p>22089154</text:p>
          </table:table-cell>
          <table:table-cell office:value-type="string" calcext:value-type="string">
            <text:p>https://api.github.com/repos/Guild-Hall/MHFC</text:p>
          </table:table-cell>
          <table:table-cell table:formula="of:=REPLACE([.B3790]; 1; 29; &quot;&quot;)" office:value-type="string" office:string-value="Guild-Hall/MHFC" calcext:value-type="string">
            <text:p>Guild-Hall/MHFC</text:p>
          </table:table-cell>
        </table:table-row>
        <table:table-row table:style-name="ro1">
          <table:table-cell office:value-type="float" office:value="22092402" calcext:value-type="float">
            <text:p>22092402</text:p>
          </table:table-cell>
          <table:table-cell office:value-type="string" calcext:value-type="string">
            <text:p>https://api.github.com/repos/7LPdWcaW/GrowTracker-Android</text:p>
          </table:table-cell>
          <table:table-cell table:formula="of:=REPLACE([.B3791]; 1; 29; &quot;&quot;)" office:value-type="string" office:string-value="7LPdWcaW/GrowTracker-Android" calcext:value-type="string">
            <text:p>7LPdWcaW/GrowTracker-Android</text:p>
          </table:table-cell>
        </table:table-row>
        <table:table-row table:style-name="ro1">
          <table:table-cell office:value-type="float" office:value="22094076" calcext:value-type="float">
            <text:p>22094076</text:p>
          </table:table-cell>
          <table:table-cell office:value-type="string" calcext:value-type="string">
            <text:p>https://api.github.com/repos/OpenGamma/Strata</text:p>
          </table:table-cell>
          <table:table-cell table:formula="of:=REPLACE([.B3792]; 1; 29; &quot;&quot;)" office:value-type="string" office:string-value="OpenGamma/Strata" calcext:value-type="string">
            <text:p>OpenGamma/Strata</text:p>
          </table:table-cell>
        </table:table-row>
        <table:table-row table:style-name="ro1">
          <table:table-cell office:value-type="float" office:value="22094795" calcext:value-type="float">
            <text:p>22094795</text:p>
          </table:table-cell>
          <table:table-cell office:value-type="string" calcext:value-type="string">
            <text:p>https://api.github.com/repos/DataSketches/sketches-core</text:p>
          </table:table-cell>
          <table:table-cell table:formula="of:=REPLACE([.B3793]; 1; 29; &quot;&quot;)" office:value-type="string" office:string-value="DataSketches/sketches-core" calcext:value-type="string">
            <text:p>DataSketches/sketches-core</text:p>
          </table:table-cell>
        </table:table-row>
        <table:table-row table:style-name="ro1">
          <table:table-cell office:value-type="float" office:value="22094983" calcext:value-type="float">
            <text:p>22094983</text:p>
          </table:table-cell>
          <table:table-cell office:value-type="string" calcext:value-type="string">
            <text:p>https://api.github.com/repos/bignerdranch/expandable-recycler-view</text:p>
          </table:table-cell>
          <table:table-cell table:formula="of:=REPLACE([.B3794]; 1; 29; &quot;&quot;)" office:value-type="string" office:string-value="bignerdranch/expandable-recycler-view" calcext:value-type="string">
            <text:p>bignerdranch/expandable-recycler-view</text:p>
          </table:table-cell>
        </table:table-row>
        <table:table-row table:style-name="ro1">
          <table:table-cell office:value-type="float" office:value="22095345" calcext:value-type="float">
            <text:p>22095345</text:p>
          </table:table-cell>
          <table:table-cell office:value-type="string" calcext:value-type="string">
            <text:p>https://api.github.com/repos/DuoMeiTi/DuoMeiTi</text:p>
          </table:table-cell>
          <table:table-cell table:formula="of:=REPLACE([.B3795]; 1; 29; &quot;&quot;)" office:value-type="string" office:string-value="DuoMeiTi/DuoMeiTi" calcext:value-type="string">
            <text:p>DuoMeiTi/DuoMeiTi</text:p>
          </table:table-cell>
        </table:table-row>
        <table:table-row table:style-name="ro1">
          <table:table-cell office:value-type="float" office:value="22095551" calcext:value-type="float">
            <text:p>22095551</text:p>
          </table:table-cell>
          <table:table-cell office:value-type="string" calcext:value-type="string">
            <text:p>https://api.github.com/repos/TakWolf/CNode-Material-Design</text:p>
          </table:table-cell>
          <table:table-cell table:formula="of:=REPLACE([.B3796]; 1; 29; &quot;&quot;)" office:value-type="string" office:string-value="TakWolf/CNode-Material-Design" calcext:value-type="string">
            <text:p>TakWolf/CNode-Material-Design</text:p>
          </table:table-cell>
        </table:table-row>
        <table:table-row table:style-name="ro1">
          <table:table-cell office:value-type="float" office:value="22097004" calcext:value-type="float">
            <text:p>22097004</text:p>
          </table:table-cell>
          <table:table-cell office:value-type="string" calcext:value-type="string">
            <text:p>https://api.github.com/repos/algos-soft/webbase</text:p>
          </table:table-cell>
          <table:table-cell table:formula="of:=REPLACE([.B3797]; 1; 29; &quot;&quot;)" office:value-type="string" office:string-value="algos-soft/webbase" calcext:value-type="string">
            <text:p>algos-soft/webbase</text:p>
          </table:table-cell>
        </table:table-row>
        <table:table-row table:style-name="ro1">
          <table:table-cell office:value-type="float" office:value="22101032" calcext:value-type="float">
            <text:p>22101032</text:p>
          </table:table-cell>
          <table:table-cell office:value-type="string" calcext:value-type="string">
            <text:p>https://api.github.com/repos/clintonhealthaccess/lmis-moz-mobile</text:p>
          </table:table-cell>
          <table:table-cell table:formula="of:=REPLACE([.B3798]; 1; 29; &quot;&quot;)" office:value-type="string" office:string-value="clintonhealthaccess/lmis-moz-mobile" calcext:value-type="string">
            <text:p>clintonhealthaccess/lmis-moz-mobile</text:p>
          </table:table-cell>
        </table:table-row>
        <table:table-row table:style-name="ro1">
          <table:table-cell office:value-type="float" office:value="22109766" calcext:value-type="float">
            <text:p>22109766</text:p>
          </table:table-cell>
          <table:table-cell office:value-type="string" calcext:value-type="string">
            <text:p>https://api.github.com/repos/dmusican/Elegit</text:p>
          </table:table-cell>
          <table:table-cell table:formula="of:=REPLACE([.B3799]; 1; 29; &quot;&quot;)" office:value-type="string" office:string-value="dmusican/Elegit" calcext:value-type="string">
            <text:p>dmusican/Elegit</text:p>
          </table:table-cell>
        </table:table-row>
        <table:table-row table:style-name="ro1">
          <table:table-cell office:value-type="float" office:value="22110185" calcext:value-type="float">
            <text:p>22110185</text:p>
          </table:table-cell>
          <table:table-cell office:value-type="string" calcext:value-type="string">
            <text:p>https://api.github.com/repos/dronekit/dronekit-android</text:p>
          </table:table-cell>
          <table:table-cell table:formula="of:=REPLACE([.B3800]; 1; 29; &quot;&quot;)" office:value-type="string" office:string-value="dronekit/dronekit-android" calcext:value-type="string">
            <text:p>dronekit/dronekit-android</text:p>
          </table:table-cell>
        </table:table-row>
        <table:table-row table:style-name="ro1">
          <table:table-cell office:value-type="float" office:value="22116029" calcext:value-type="float">
            <text:p>22116029</text:p>
          </table:table-cell>
          <table:table-cell office:value-type="string" calcext:value-type="string">
            <text:p>https://api.github.com/repos/neowu/core-ng-project</text:p>
          </table:table-cell>
          <table:table-cell table:formula="of:=REPLACE([.B3801]; 1; 29; &quot;&quot;)" office:value-type="string" office:string-value="neowu/core-ng-project" calcext:value-type="string">
            <text:p>neowu/core-ng-project</text:p>
          </table:table-cell>
        </table:table-row>
        <table:table-row table:style-name="ro1">
          <table:table-cell office:value-type="float" office:value="22124539" calcext:value-type="float">
            <text:p>22124539</text:p>
          </table:table-cell>
          <table:table-cell office:value-type="string" calcext:value-type="string">
            <text:p>https://api.github.com/repos/Tricar/py_cobranzas</text:p>
          </table:table-cell>
          <table:table-cell table:formula="of:=REPLACE([.B3802]; 1; 29; &quot;&quot;)" office:value-type="string" office:string-value="Tricar/py_cobranzas" calcext:value-type="string">
            <text:p>Tricar/py_cobranzas</text:p>
          </table:table-cell>
        </table:table-row>
        <table:table-row table:style-name="ro1">
          <table:table-cell office:value-type="float" office:value="22127270" calcext:value-type="float">
            <text:p>22127270</text:p>
          </table:table-cell>
          <table:table-cell office:value-type="string" calcext:value-type="string">
            <text:p>https://api.github.com/repos/corbel-platform/corbel</text:p>
          </table:table-cell>
          <table:table-cell table:formula="of:=REPLACE([.B3803]; 1; 29; &quot;&quot;)" office:value-type="string" office:string-value="corbel-platform/corbel" calcext:value-type="string">
            <text:p>corbel-platform/corbel</text:p>
          </table:table-cell>
        </table:table-row>
        <table:table-row table:style-name="ro1">
          <table:table-cell office:value-type="float" office:value="22130730" calcext:value-type="float">
            <text:p>22130730</text:p>
          </table:table-cell>
          <table:table-cell office:value-type="string" calcext:value-type="string">
            <text:p>https://api.github.com/repos/gravitee-io/gravitee-gateway</text:p>
          </table:table-cell>
          <table:table-cell table:formula="of:=REPLACE([.B3804]; 1; 29; &quot;&quot;)" office:value-type="string" office:string-value="gravitee-io/gravitee-gateway" calcext:value-type="string">
            <text:p>gravitee-io/gravitee-gateway</text:p>
          </table:table-cell>
        </table:table-row>
        <table:table-row table:style-name="ro1">
          <table:table-cell office:value-type="float" office:value="22134309" calcext:value-type="float">
            <text:p>22134309</text:p>
          </table:table-cell>
          <table:table-cell office:value-type="string" calcext:value-type="string">
            <text:p>https://api.github.com/repos/sbalazote/gtmApp</text:p>
          </table:table-cell>
          <table:table-cell table:formula="of:=REPLACE([.B3805]; 1; 29; &quot;&quot;)" office:value-type="string" office:string-value="sbalazote/gtmApp" calcext:value-type="string">
            <text:p>sbalazote/gtmApp</text:p>
          </table:table-cell>
        </table:table-row>
        <table:table-row table:style-name="ro1">
          <table:table-cell office:value-type="float" office:value="22150646" calcext:value-type="float">
            <text:p>22150646</text:p>
          </table:table-cell>
          <table:table-cell office:value-type="string" calcext:value-type="string">
            <text:p>https://api.github.com/repos/prompto/prompto-java</text:p>
          </table:table-cell>
          <table:table-cell table:formula="of:=REPLACE([.B3806]; 1; 29; &quot;&quot;)" office:value-type="string" office:string-value="prompto/prompto-java" calcext:value-type="string">
            <text:p>prompto/prompto-java</text:p>
          </table:table-cell>
        </table:table-row>
        <table:table-row table:style-name="ro1">
          <table:table-cell office:value-type="float" office:value="22151209" calcext:value-type="float">
            <text:p>22151209</text:p>
          </table:table-cell>
          <table:table-cell office:value-type="string" calcext:value-type="string">
            <text:p>https://api.github.com/repos/qub-it/test-web-app</text:p>
          </table:table-cell>
          <table:table-cell table:formula="of:=REPLACE([.B3807]; 1; 29; &quot;&quot;)" office:value-type="string" office:string-value="qub-it/test-web-app" calcext:value-type="string">
            <text:p>qub-it/test-web-app</text:p>
          </table:table-cell>
        </table:table-row>
        <table:table-row table:style-name="ro1">
          <table:table-cell office:value-type="float" office:value="22151818" calcext:value-type="float">
            <text:p>22151818</text:p>
          </table:table-cell>
          <table:table-cell office:value-type="string" calcext:value-type="string">
            <text:p>https://api.github.com/repos/rhiot/rhiot</text:p>
          </table:table-cell>
          <table:table-cell table:formula="of:=REPLACE([.B3808]; 1; 29; &quot;&quot;)" office:value-type="string" office:string-value="rhiot/rhiot" calcext:value-type="string">
            <text:p>rhiot/rhiot</text:p>
          </table:table-cell>
        </table:table-row>
        <table:table-row table:style-name="ro1">
          <table:table-cell office:value-type="float" office:value="22157386" calcext:value-type="float">
            <text:p>22157386</text:p>
          </table:table-cell>
          <table:table-cell office:value-type="string" calcext:value-type="string">
            <text:p>https://api.github.com/repos/softindex/datakernel</text:p>
          </table:table-cell>
          <table:table-cell table:formula="of:=REPLACE([.B3809]; 1; 29; &quot;&quot;)" office:value-type="string" office:string-value="softindex/datakernel" calcext:value-type="string">
            <text:p>softindex/datakernel</text:p>
          </table:table-cell>
        </table:table-row>
        <table:table-row table:style-name="ro1">
          <table:table-cell office:value-type="float" office:value="22157647" calcext:value-type="float">
            <text:p>22157647</text:p>
          </table:table-cell>
          <table:table-cell office:value-type="string" calcext:value-type="string">
            <text:p>https://api.github.com/repos/Caltech-IPAC/firefly</text:p>
          </table:table-cell>
          <table:table-cell table:formula="of:=REPLACE([.B3810]; 1; 29; &quot;&quot;)" office:value-type="string" office:string-value="Caltech-IPAC/firefly" calcext:value-type="string">
            <text:p>Caltech-IPAC/firefly</text:p>
          </table:table-cell>
        </table:table-row>
        <table:table-row table:style-name="ro1">
          <table:table-cell office:value-type="float" office:value="22158417" calcext:value-type="float">
            <text:p>22158417</text:p>
          </table:table-cell>
          <table:table-cell office:value-type="string" calcext:value-type="string">
            <text:p>https://api.github.com/repos/camelinaction/camelinaction2</text:p>
          </table:table-cell>
          <table:table-cell table:formula="of:=REPLACE([.B3811]; 1; 29; &quot;&quot;)" office:value-type="string" office:string-value="camelinaction/camelinaction2" calcext:value-type="string">
            <text:p>camelinaction/camelinaction2</text:p>
          </table:table-cell>
        </table:table-row>
        <table:table-row table:style-name="ro1">
          <table:table-cell office:value-type="float" office:value="22158895" calcext:value-type="float">
            <text:p>22158895</text:p>
          </table:table-cell>
          <table:table-cell office:value-type="string" calcext:value-type="string">
            <text:p>https://api.github.com/repos/rosette-api/java</text:p>
          </table:table-cell>
          <table:table-cell table:formula="of:=REPLACE([.B3812]; 1; 29; &quot;&quot;)" office:value-type="string" office:string-value="rosette-api/java" calcext:value-type="string">
            <text:p>rosette-api/java</text:p>
          </table:table-cell>
        </table:table-row>
        <table:table-row table:style-name="ro1">
          <table:table-cell office:value-type="float" office:value="22159911" calcext:value-type="float">
            <text:p>22159911</text:p>
          </table:table-cell>
          <table:table-cell office:value-type="string" calcext:value-type="string">
            <text:p>https://api.github.com/repos/evrignaud/fim</text:p>
          </table:table-cell>
          <table:table-cell table:formula="of:=REPLACE([.B3813]; 1; 29; &quot;&quot;)" office:value-type="string" office:string-value="evrignaud/fim" calcext:value-type="string">
            <text:p>evrignaud/fim</text:p>
          </table:table-cell>
        </table:table-row>
        <table:table-row table:style-name="ro1">
          <table:table-cell office:value-type="float" office:value="22164867" calcext:value-type="float">
            <text:p>22164867</text:p>
          </table:table-cell>
          <table:table-cell office:value-type="string" calcext:value-type="string">
            <text:p>https://api.github.com/repos/Echogene/Jokatu</text:p>
          </table:table-cell>
          <table:table-cell table:formula="of:=REPLACE([.B3814]; 1; 29; &quot;&quot;)" office:value-type="string" office:string-value="Echogene/Jokatu" calcext:value-type="string">
            <text:p>Echogene/Jokatu</text:p>
          </table:table-cell>
        </table:table-row>
        <table:table-row table:style-name="ro1">
          <table:table-cell office:value-type="float" office:value="22173545" calcext:value-type="float">
            <text:p>22173545</text:p>
          </table:table-cell>
          <table:table-cell office:value-type="string" calcext:value-type="string">
            <text:p>https://api.github.com/repos/Consonance/consonance</text:p>
          </table:table-cell>
          <table:table-cell table:formula="of:=REPLACE([.B3815]; 1; 29; &quot;&quot;)" office:value-type="string" office:string-value="Consonance/consonance" calcext:value-type="string">
            <text:p>Consonance/consonance</text:p>
          </table:table-cell>
        </table:table-row>
        <table:table-row table:style-name="ro1">
          <table:table-cell office:value-type="float" office:value="22175850" calcext:value-type="float">
            <text:p>22175850</text:p>
          </table:table-cell>
          <table:table-cell office:value-type="string" calcext:value-type="string">
            <text:p>https://api.github.com/repos/akvo/akvo-caddisfly</text:p>
          </table:table-cell>
          <table:table-cell table:formula="of:=REPLACE([.B3816]; 1; 29; &quot;&quot;)" office:value-type="string" office:string-value="akvo/akvo-caddisfly" calcext:value-type="string">
            <text:p>akvo/akvo-caddisfly</text:p>
          </table:table-cell>
        </table:table-row>
        <table:table-row table:style-name="ro1">
          <table:table-cell office:value-type="float" office:value="22179217" calcext:value-type="float">
            <text:p>22179217</text:p>
          </table:table-cell>
          <table:table-cell office:value-type="string" calcext:value-type="string">
            <text:p>https://api.github.com/repos/camunda/camunda-bpm-spring-boot-starter</text:p>
          </table:table-cell>
          <table:table-cell table:formula="of:=REPLACE([.B3817]; 1; 29; &quot;&quot;)" office:value-type="string" office:string-value="camunda/camunda-bpm-spring-boot-starter" calcext:value-type="string">
            <text:p>camunda/camunda-bpm-spring-boot-starter</text:p>
          </table:table-cell>
        </table:table-row>
        <table:table-row table:style-name="ro1">
          <table:table-cell office:value-type="float" office:value="22180712" calcext:value-type="float">
            <text:p>22180712</text:p>
          </table:table-cell>
          <table:table-cell office:value-type="string" calcext:value-type="string">
            <text:p>https://api.github.com/repos/rapidpro/ureport-android</text:p>
          </table:table-cell>
          <table:table-cell table:formula="of:=REPLACE([.B3818]; 1; 29; &quot;&quot;)" office:value-type="string" office:string-value="rapidpro/ureport-android" calcext:value-type="string">
            <text:p>rapidpro/ureport-android</text:p>
          </table:table-cell>
        </table:table-row>
        <table:table-row table:style-name="ro1">
          <table:table-cell office:value-type="float" office:value="22181752" calcext:value-type="float">
            <text:p>22181752</text:p>
          </table:table-cell>
          <table:table-cell office:value-type="string" calcext:value-type="string">
            <text:p>https://api.github.com/repos/MJRLegends/ExtraPlanets</text:p>
          </table:table-cell>
          <table:table-cell table:formula="of:=REPLACE([.B3819]; 1; 29; &quot;&quot;)" office:value-type="string" office:string-value="MJRLegends/ExtraPlanets" calcext:value-type="string">
            <text:p>MJRLegends/ExtraPlanets</text:p>
          </table:table-cell>
        </table:table-row>
        <table:table-row table:style-name="ro1">
          <table:table-cell office:value-type="float" office:value="22184658" calcext:value-type="float">
            <text:p>22184658</text:p>
          </table:table-cell>
          <table:table-cell office:value-type="string" calcext:value-type="string">
            <text:p>https://api.github.com/repos/dschadow/ApplicationIntrusionDetection</text:p>
          </table:table-cell>
          <table:table-cell table:formula="of:=REPLACE([.B3820]; 1; 29; &quot;&quot;)" office:value-type="string" office:string-value="dschadow/ApplicationIntrusionDetection" calcext:value-type="string">
            <text:p>dschadow/ApplicationIntrusionDetection</text:p>
          </table:table-cell>
        </table:table-row>
        <table:table-row table:style-name="ro1">
          <table:table-cell office:value-type="float" office:value="22197463" calcext:value-type="float">
            <text:p>22197463</text:p>
          </table:table-cell>
          <table:table-cell office:value-type="string" calcext:value-type="string">
            <text:p>https://api.github.com/repos/suewonjp/civilizer</text:p>
          </table:table-cell>
          <table:table-cell table:formula="of:=REPLACE([.B3821]; 1; 29; &quot;&quot;)" office:value-type="string" office:string-value="suewonjp/civilizer" calcext:value-type="string">
            <text:p>suewonjp/civilizer</text:p>
          </table:table-cell>
        </table:table-row>
        <table:table-row table:style-name="ro1">
          <table:table-cell office:value-type="float" office:value="22198236" calcext:value-type="float">
            <text:p>22198236</text:p>
          </table:table-cell>
          <table:table-cell office:value-type="string" calcext:value-type="string">
            <text:p>https://api.github.com/repos/gesellix/docker-client</text:p>
          </table:table-cell>
          <table:table-cell table:formula="of:=REPLACE([.B3822]; 1; 29; &quot;&quot;)" office:value-type="string" office:string-value="gesellix/docker-client" calcext:value-type="string">
            <text:p>gesellix/docker-client</text:p>
          </table:table-cell>
        </table:table-row>
        <table:table-row table:style-name="ro1">
          <table:table-cell office:value-type="float" office:value="22200295" calcext:value-type="float">
            <text:p>22200295</text:p>
          </table:table-cell>
          <table:table-cell office:value-type="string" calcext:value-type="string">
            <text:p>https://api.github.com/repos/DDT-IDE/DDT</text:p>
          </table:table-cell>
          <table:table-cell table:formula="of:=REPLACE([.B3823]; 1; 29; &quot;&quot;)" office:value-type="string" office:string-value="DDT-IDE/DDT" calcext:value-type="string">
            <text:p>DDT-IDE/DDT</text:p>
          </table:table-cell>
        </table:table-row>
        <table:table-row table:style-name="ro1">
          <table:table-cell office:value-type="float" office:value="22200460" calcext:value-type="float">
            <text:p>22200460</text:p>
          </table:table-cell>
          <table:table-cell office:value-type="string" calcext:value-type="string">
            <text:p>https://api.github.com/repos/beecloud/beecloud-java</text:p>
          </table:table-cell>
          <table:table-cell table:formula="of:=REPLACE([.B3824]; 1; 29; &quot;&quot;)" office:value-type="string" office:string-value="beecloud/beecloud-java" calcext:value-type="string">
            <text:p>beecloud/beecloud-java</text:p>
          </table:table-cell>
        </table:table-row>
        <table:table-row table:style-name="ro1">
          <table:table-cell office:value-type="float" office:value="22202274" calcext:value-type="float">
            <text:p>22202274</text:p>
          </table:table-cell>
          <table:table-cell office:value-type="string" calcext:value-type="string">
            <text:p>https://api.github.com/repos/mdssjc/study</text:p>
          </table:table-cell>
          <table:table-cell table:formula="of:=REPLACE([.B3825]; 1; 29; &quot;&quot;)" office:value-type="string" office:string-value="mdssjc/study" calcext:value-type="string">
            <text:p>mdssjc/study</text:p>
          </table:table-cell>
        </table:table-row>
        <table:table-row table:style-name="ro1">
          <table:table-cell office:value-type="float" office:value="22203879" calcext:value-type="float">
            <text:p>22203879</text:p>
          </table:table-cell>
          <table:table-cell office:value-type="string" calcext:value-type="string">
            <text:p>https://api.github.com/repos/flabbergast-config/flabbergast</text:p>
          </table:table-cell>
          <table:table-cell table:formula="of:=REPLACE([.B3826]; 1; 29; &quot;&quot;)" office:value-type="string" office:string-value="flabbergast-config/flabbergast" calcext:value-type="string">
            <text:p>flabbergast-config/flabbergast</text:p>
          </table:table-cell>
        </table:table-row>
        <table:table-row table:style-name="ro1">
          <table:table-cell office:value-type="float" office:value="22205189" calcext:value-type="float">
            <text:p>22205189</text:p>
          </table:table-cell>
          <table:table-cell office:value-type="string" calcext:value-type="string">
            <text:p>https://api.github.com/repos/apache/ignite</text:p>
          </table:table-cell>
          <table:table-cell table:formula="of:=REPLACE([.B3827]; 1; 29; &quot;&quot;)" office:value-type="string" office:string-value="apache/ignite" calcext:value-type="string">
            <text:p>apache/ignite</text:p>
          </table:table-cell>
        </table:table-row>
        <table:table-row table:style-name="ro1">
          <table:table-cell office:value-type="float" office:value="22206580" calcext:value-type="float">
            <text:p>22206580</text:p>
          </table:table-cell>
          <table:table-cell office:value-type="string" calcext:value-type="string">
            <text:p>https://api.github.com/repos/firebase/FirebaseUI-Android</text:p>
          </table:table-cell>
          <table:table-cell table:formula="of:=REPLACE([.B3828]; 1; 29; &quot;&quot;)" office:value-type="string" office:string-value="firebase/FirebaseUI-Android" calcext:value-type="string">
            <text:p>firebase/FirebaseUI-Android</text:p>
          </table:table-cell>
        </table:table-row>
        <table:table-row table:style-name="ro1">
          <table:table-cell office:value-type="float" office:value="22210909" calcext:value-type="float">
            <text:p>22210909</text:p>
          </table:table-cell>
          <table:table-cell office:value-type="string" calcext:value-type="string">
            <text:p>https://api.github.com/repos/apache/usergrid</text:p>
          </table:table-cell>
          <table:table-cell table:formula="of:=REPLACE([.B3829]; 1; 29; &quot;&quot;)" office:value-type="string" office:string-value="apache/usergrid" calcext:value-type="string">
            <text:p>apache/usergrid</text:p>
          </table:table-cell>
        </table:table-row>
        <table:table-row table:style-name="ro1">
          <table:table-cell office:value-type="float" office:value="22218097" calcext:value-type="float">
            <text:p>22218097</text:p>
          </table:table-cell>
          <table:table-cell office:value-type="string" calcext:value-type="string">
            <text:p>https://api.github.com/repos/leonamp/SPFBL</text:p>
          </table:table-cell>
          <table:table-cell table:formula="of:=REPLACE([.B3830]; 1; 29; &quot;&quot;)" office:value-type="string" office:string-value="leonamp/SPFBL" calcext:value-type="string">
            <text:p>leonamp/SPFBL</text:p>
          </table:table-cell>
        </table:table-row>
        <table:table-row table:style-name="ro1">
          <table:table-cell office:value-type="float" office:value="22221289" calcext:value-type="float">
            <text:p>22221289</text:p>
          </table:table-cell>
          <table:table-cell office:value-type="string" calcext:value-type="string">
            <text:p>https://api.github.com/repos/saalfeldlab/bigcat</text:p>
          </table:table-cell>
          <table:table-cell table:formula="of:=REPLACE([.B3831]; 1; 29; &quot;&quot;)" office:value-type="string" office:string-value="saalfeldlab/bigcat" calcext:value-type="string">
            <text:p>saalfeldlab/bigcat</text:p>
          </table:table-cell>
        </table:table-row>
        <table:table-row table:style-name="ro1">
          <table:table-cell office:value-type="float" office:value="22226179" calcext:value-type="float">
            <text:p>22226179</text:p>
          </table:table-cell>
          <table:table-cell office:value-type="string" calcext:value-type="string">
            <text:p>https://api.github.com/repos/billdavidson/JSONUtil</text:p>
          </table:table-cell>
          <table:table-cell table:formula="of:=REPLACE([.B3832]; 1; 29; &quot;&quot;)" office:value-type="string" office:string-value="billdavidson/JSONUtil" calcext:value-type="string">
            <text:p>billdavidson/JSONUtil</text:p>
          </table:table-cell>
        </table:table-row>
        <table:table-row table:style-name="ro1">
          <table:table-cell office:value-type="float" office:value="22231406" calcext:value-type="float">
            <text:p>22231406</text:p>
          </table:table-cell>
          <table:table-cell office:value-type="string" calcext:value-type="string">
            <text:p>https://api.github.com/repos/lkiesow/opencast</text:p>
          </table:table-cell>
          <table:table-cell table:formula="of:=REPLACE([.B3833]; 1; 29; &quot;&quot;)" office:value-type="string" office:string-value="lkiesow/opencast" calcext:value-type="string">
            <text:p>lkiesow/opencast</text:p>
          </table:table-cell>
        </table:table-row>
        <table:table-row table:style-name="ro1">
          <table:table-cell office:value-type="float" office:value="22233213" calcext:value-type="float">
            <text:p>22233213</text:p>
          </table:table-cell>
          <table:table-cell office:value-type="string" calcext:value-type="string">
            <text:p>https://api.github.com/repos/sualeh/SchemaCrawler</text:p>
          </table:table-cell>
          <table:table-cell table:formula="of:=REPLACE([.B3834]; 1; 29; &quot;&quot;)" office:value-type="string" office:string-value="sualeh/SchemaCrawler" calcext:value-type="string">
            <text:p>sualeh/SchemaCrawler</text:p>
          </table:table-cell>
        </table:table-row>
        <table:table-row table:style-name="ro1">
          <table:table-cell office:value-type="float" office:value="22234664" calcext:value-type="float">
            <text:p>22234664</text:p>
          </table:table-cell>
          <table:table-cell office:value-type="string" calcext:value-type="string">
            <text:p>https://api.github.com/repos/WorldGrower/WorldGrower</text:p>
          </table:table-cell>
          <table:table-cell table:formula="of:=REPLACE([.B3835]; 1; 29; &quot;&quot;)" office:value-type="string" office:string-value="WorldGrower/WorldGrower" calcext:value-type="string">
            <text:p>WorldGrower/WorldGrower</text:p>
          </table:table-cell>
        </table:table-row>
        <table:table-row table:style-name="ro1">
          <table:table-cell office:value-type="float" office:value="22236774" calcext:value-type="float">
            <text:p>22236774</text:p>
          </table:table-cell>
          <table:table-cell office:value-type="string" calcext:value-type="string">
            <text:p>https://api.github.com/repos/Softmotions/ncms</text:p>
          </table:table-cell>
          <table:table-cell table:formula="of:=REPLACE([.B3836]; 1; 29; &quot;&quot;)" office:value-type="string" office:string-value="Softmotions/ncms" calcext:value-type="string">
            <text:p>Softmotions/ncms</text:p>
          </table:table-cell>
        </table:table-row>
        <table:table-row table:style-name="ro1">
          <table:table-cell office:value-type="float" office:value="22244711" calcext:value-type="float">
            <text:p>22244711</text:p>
          </table:table-cell>
          <table:table-cell office:value-type="string" calcext:value-type="string">
            <text:p>https://api.github.com/repos/fred4jupiter/fredbet</text:p>
          </table:table-cell>
          <table:table-cell table:formula="of:=REPLACE([.B3837]; 1; 29; &quot;&quot;)" office:value-type="string" office:string-value="fred4jupiter/fredbet" calcext:value-type="string">
            <text:p>fred4jupiter/fredbet</text:p>
          </table:table-cell>
        </table:table-row>
        <table:table-row table:style-name="ro1">
          <table:table-cell office:value-type="float" office:value="22244768" calcext:value-type="float">
            <text:p>22244768</text:p>
          </table:table-cell>
          <table:table-cell office:value-type="string" calcext:value-type="string">
            <text:p>https://api.github.com/repos/Dyvil/Dyvil</text:p>
          </table:table-cell>
          <table:table-cell table:formula="of:=REPLACE([.B3838]; 1; 29; &quot;&quot;)" office:value-type="string" office:string-value="Dyvil/Dyvil" calcext:value-type="string">
            <text:p>Dyvil/Dyvil</text:p>
          </table:table-cell>
        </table:table-row>
        <table:table-row table:style-name="ro1">
          <table:table-cell office:value-type="float" office:value="22258130" calcext:value-type="float">
            <text:p>22258130</text:p>
          </table:table-cell>
          <table:table-cell office:value-type="string" calcext:value-type="string">
            <text:p>https://api.github.com/repos/Phil-Ba/ijSettings</text:p>
          </table:table-cell>
          <table:table-cell table:formula="of:=REPLACE([.B3839]; 1; 29; &quot;&quot;)" office:value-type="string" office:string-value="Phil-Ba/ijSettings" calcext:value-type="string">
            <text:p>Phil-Ba/ijSettings</text:p>
          </table:table-cell>
        </table:table-row>
        <table:table-row table:style-name="ro1">
          <table:table-cell office:value-type="float" office:value="22262583" calcext:value-type="float">
            <text:p>22262583</text:p>
          </table:table-cell>
          <table:table-cell office:value-type="string" calcext:value-type="string">
            <text:p>https://api.github.com/repos/cims-bioko/cims-tablet</text:p>
          </table:table-cell>
          <table:table-cell table:formula="of:=REPLACE([.B3840]; 1; 29; &quot;&quot;)" office:value-type="string" office:string-value="cims-bioko/cims-tablet" calcext:value-type="string">
            <text:p>cims-bioko/cims-tablet</text:p>
          </table:table-cell>
        </table:table-row>
        <table:table-row table:style-name="ro1">
          <table:table-cell office:value-type="float" office:value="22269327" calcext:value-type="float">
            <text:p>22269327</text:p>
          </table:table-cell>
          <table:table-cell office:value-type="string" calcext:value-type="string">
            <text:p>https://api.github.com/repos/CyclopsMC/EvilCraft</text:p>
          </table:table-cell>
          <table:table-cell table:formula="of:=REPLACE([.B3841]; 1; 29; &quot;&quot;)" office:value-type="string" office:string-value="CyclopsMC/EvilCraft" calcext:value-type="string">
            <text:p>CyclopsMC/EvilCraft</text:p>
          </table:table-cell>
        </table:table-row>
        <table:table-row table:style-name="ro1">
          <table:table-cell office:value-type="float" office:value="22271331" calcext:value-type="float">
            <text:p>22271331</text:p>
          </table:table-cell>
          <table:table-cell office:value-type="string" calcext:value-type="string">
            <text:p>https://api.github.com/repos/AICP/vendor_cmsdk</text:p>
          </table:table-cell>
          <table:table-cell table:formula="of:=REPLACE([.B3842]; 1; 29; &quot;&quot;)" office:value-type="string" office:string-value="AICP/vendor_cmsdk" calcext:value-type="string">
            <text:p>AICP/vendor_cmsdk</text:p>
          </table:table-cell>
        </table:table-row>
        <table:table-row table:style-name="ro1">
          <table:table-cell office:value-type="float" office:value="22274185" calcext:value-type="float">
            <text:p>22274185</text:p>
          </table:table-cell>
          <table:table-cell office:value-type="string" calcext:value-type="string">
            <text:p>https://api.github.com/repos/raydac/netbeans-mmd-plugin</text:p>
          </table:table-cell>
          <table:table-cell table:formula="of:=REPLACE([.B3843]; 1; 29; &quot;&quot;)" office:value-type="string" office:string-value="raydac/netbeans-mmd-plugin" calcext:value-type="string">
            <text:p>raydac/netbeans-mmd-plugin</text:p>
          </table:table-cell>
        </table:table-row>
        <table:table-row table:style-name="ro1">
          <table:table-cell office:value-type="float" office:value="22283902" calcext:value-type="float">
            <text:p>22283902</text:p>
          </table:table-cell>
          <table:table-cell office:value-type="string" calcext:value-type="string">
            <text:p>https://api.github.com/repos/clulab/processors</text:p>
          </table:table-cell>
          <table:table-cell table:formula="of:=REPLACE([.B3844]; 1; 29; &quot;&quot;)" office:value-type="string" office:string-value="clulab/processors" calcext:value-type="string">
            <text:p>clulab/processors</text:p>
          </table:table-cell>
        </table:table-row>
        <table:table-row table:style-name="ro1">
          <table:table-cell office:value-type="float" office:value="22315235" calcext:value-type="float">
            <text:p>22315235</text:p>
          </table:table-cell>
          <table:table-cell office:value-type="string" calcext:value-type="string">
            <text:p>https://api.github.com/repos/anonl/nvlist</text:p>
          </table:table-cell>
          <table:table-cell table:formula="of:=REPLACE([.B3845]; 1; 29; &quot;&quot;)" office:value-type="string" office:string-value="anonl/nvlist" calcext:value-type="string">
            <text:p>anonl/nvlist</text:p>
          </table:table-cell>
        </table:table-row>
        <table:table-row table:style-name="ro1">
          <table:table-cell office:value-type="float" office:value="22346030" calcext:value-type="float">
            <text:p>22346030</text:p>
          </table:table-cell>
          <table:table-cell office:value-type="string" calcext:value-type="string">
            <text:p>https://api.github.com/repos/Impro-Visor/Impro-Visor</text:p>
          </table:table-cell>
          <table:table-cell table:formula="of:=REPLACE([.B3846]; 1; 29; &quot;&quot;)" office:value-type="string" office:string-value="Impro-Visor/Impro-Visor" calcext:value-type="string">
            <text:p>Impro-Visor/Impro-Visor</text:p>
          </table:table-cell>
        </table:table-row>
        <table:table-row table:style-name="ro1">
          <table:table-cell office:value-type="float" office:value="22363472" calcext:value-type="float">
            <text:p>22363472</text:p>
          </table:table-cell>
          <table:table-cell office:value-type="string" calcext:value-type="string">
            <text:p>https://api.github.com/repos/mars7105/JKLubTV</text:p>
          </table:table-cell>
          <table:table-cell table:formula="of:=REPLACE([.B3847]; 1; 29; &quot;&quot;)" office:value-type="string" office:string-value="mars7105/JKLubTV" calcext:value-type="string">
            <text:p>mars7105/JKLubTV</text:p>
          </table:table-cell>
        </table:table-row>
        <table:table-row table:style-name="ro1">
          <table:table-cell office:value-type="float" office:value="22365739" calcext:value-type="float">
            <text:p>22365739</text:p>
          </table:table-cell>
          <table:table-cell office:value-type="string" calcext:value-type="string">
            <text:p>https://api.github.com/repos/Heifara/maohifx</text:p>
          </table:table-cell>
          <table:table-cell table:formula="of:=REPLACE([.B3848]; 1; 29; &quot;&quot;)" office:value-type="string" office:string-value="Heifara/maohifx" calcext:value-type="string">
            <text:p>Heifara/maohifx</text:p>
          </table:table-cell>
        </table:table-row>
        <table:table-row table:style-name="ro1">
          <table:table-cell office:value-type="float" office:value="22368477" calcext:value-type="float">
            <text:p>22368477</text:p>
          </table:table-cell>
          <table:table-cell office:value-type="string" calcext:value-type="string">
            <text:p>https://api.github.com/repos/subes/invesdwin-util</text:p>
          </table:table-cell>
          <table:table-cell table:formula="of:=REPLACE([.B3849]; 1; 29; &quot;&quot;)" office:value-type="string" office:string-value="subes/invesdwin-util" calcext:value-type="string">
            <text:p>subes/invesdwin-util</text:p>
          </table:table-cell>
        </table:table-row>
        <table:table-row table:style-name="ro1">
          <table:table-cell office:value-type="float" office:value="22376229" calcext:value-type="float">
            <text:p>22376229</text:p>
          </table:table-cell>
          <table:table-cell office:value-type="string" calcext:value-type="string">
            <text:p>https://api.github.com/repos/reactome-pwp/diagram</text:p>
          </table:table-cell>
          <table:table-cell table:formula="of:=REPLACE([.B3850]; 1; 29; &quot;&quot;)" office:value-type="string" office:string-value="reactome-pwp/diagram" calcext:value-type="string">
            <text:p>reactome-pwp/diagram</text:p>
          </table:table-cell>
        </table:table-row>
        <table:table-row table:style-name="ro1">
          <table:table-cell office:value-type="float" office:value="22484240" calcext:value-type="float">
            <text:p>22484240</text:p>
          </table:table-cell>
          <table:table-cell office:value-type="string" calcext:value-type="string">
            <text:p>https://api.github.com/repos/PizzaFactory/model-asam</text:p>
          </table:table-cell>
          <table:table-cell table:formula="of:=REPLACE([.B3851]; 1; 29; &quot;&quot;)" office:value-type="string" office:string-value="PizzaFactory/model-asam" calcext:value-type="string">
            <text:p>PizzaFactory/model-asam</text:p>
          </table:table-cell>
        </table:table-row>
        <table:table-row table:style-name="ro1">
          <table:table-cell office:value-type="float" office:value="22521616" calcext:value-type="float">
            <text:p>22521616</text:p>
          </table:table-cell>
          <table:table-cell office:value-type="string" calcext:value-type="string">
            <text:p>https://api.github.com/repos/scwang90/AndFrameWorks</text:p>
          </table:table-cell>
          <table:table-cell table:formula="of:=REPLACE([.B3852]; 1; 29; &quot;&quot;)" office:value-type="string" office:string-value="scwang90/AndFrameWorks" calcext:value-type="string">
            <text:p>scwang90/AndFrameWorks</text:p>
          </table:table-cell>
        </table:table-row>
        <table:table-row table:style-name="ro1">
          <table:table-cell office:value-type="float" office:value="22527841" calcext:value-type="float">
            <text:p>22527841</text:p>
          </table:table-cell>
          <table:table-cell office:value-type="string" calcext:value-type="string">
            <text:p>https://api.github.com/repos/andreiyv/Fotobot</text:p>
          </table:table-cell>
          <table:table-cell table:formula="of:=REPLACE([.B3853]; 1; 29; &quot;&quot;)" office:value-type="string" office:string-value="andreiyv/Fotobot" calcext:value-type="string">
            <text:p>andreiyv/Fotobot</text:p>
          </table:table-cell>
        </table:table-row>
        <table:table-row table:style-name="ro1">
          <table:table-cell office:value-type="float" office:value="22548095" calcext:value-type="float">
            <text:p>22548095</text:p>
          </table:table-cell>
          <table:table-cell office:value-type="string" calcext:value-type="string">
            <text:p>https://api.github.com/repos/mix-it/cesar</text:p>
          </table:table-cell>
          <table:table-cell table:formula="of:=REPLACE([.B3854]; 1; 29; &quot;&quot;)" office:value-type="string" office:string-value="mix-it/cesar" calcext:value-type="string">
            <text:p>mix-it/cesar</text:p>
          </table:table-cell>
        </table:table-row>
        <table:table-row table:style-name="ro1">
          <table:table-cell office:value-type="float" office:value="22589584" calcext:value-type="float">
            <text:p>22589584</text:p>
          </table:table-cell>
          <table:table-cell office:value-type="string" calcext:value-type="string">
            <text:p>https://api.github.com/repos/AndurilCSE/Anduril</text:p>
          </table:table-cell>
          <table:table-cell table:formula="of:=REPLACE([.B3855]; 1; 29; &quot;&quot;)" office:value-type="string" office:string-value="AndurilCSE/Anduril" calcext:value-type="string">
            <text:p>AndurilCSE/Anduril</text:p>
          </table:table-cell>
        </table:table-row>
        <table:table-row table:style-name="ro1">
          <table:table-cell office:value-type="float" office:value="22592879" calcext:value-type="float">
            <text:p>22592879</text:p>
          </table:table-cell>
          <table:table-cell office:value-type="string" calcext:value-type="string">
            <text:p>https://api.github.com/repos/Loreinator/Shuffle-Move</text:p>
          </table:table-cell>
          <table:table-cell table:formula="of:=REPLACE([.B3856]; 1; 29; &quot;&quot;)" office:value-type="string" office:string-value="Loreinator/Shuffle-Move" calcext:value-type="string">
            <text:p>Loreinator/Shuffle-Move</text:p>
          </table:table-cell>
        </table:table-row>
        <table:table-row table:style-name="ro1">
          <table:table-cell office:value-type="float" office:value="22594453" calcext:value-type="float">
            <text:p>22594453</text:p>
          </table:table-cell>
          <table:table-cell office:value-type="string" calcext:value-type="string">
            <text:p>https://api.github.com/repos/ebi-pf-team/interproscan</text:p>
          </table:table-cell>
          <table:table-cell table:formula="of:=REPLACE([.B3857]; 1; 29; &quot;&quot;)" office:value-type="string" office:string-value="ebi-pf-team/interproscan" calcext:value-type="string">
            <text:p>ebi-pf-team/interproscan</text:p>
          </table:table-cell>
        </table:table-row>
        <table:table-row table:style-name="ro1">
          <table:table-cell office:value-type="float" office:value="22623225" calcext:value-type="float">
            <text:p>22623225</text:p>
          </table:table-cell>
          <table:table-cell office:value-type="string" calcext:value-type="string">
            <text:p>https://api.github.com/repos/rmpestano/dbunit-rules</text:p>
          </table:table-cell>
          <table:table-cell table:formula="of:=REPLACE([.B3858]; 1; 29; &quot;&quot;)" office:value-type="string" office:string-value="rmpestano/dbunit-rules" calcext:value-type="string">
            <text:p>rmpestano/dbunit-rules</text:p>
          </table:table-cell>
        </table:table-row>
        <table:table-row table:style-name="ro1">
          <table:table-cell office:value-type="float" office:value="22641292" calcext:value-type="float">
            <text:p>22641292</text:p>
          </table:table-cell>
          <table:table-cell office:value-type="string" calcext:value-type="string">
            <text:p>https://api.github.com/repos/Treeptik/cloudunit</text:p>
          </table:table-cell>
          <table:table-cell table:formula="of:=REPLACE([.B3859]; 1; 29; &quot;&quot;)" office:value-type="string" office:string-value="Treeptik/cloudunit" calcext:value-type="string">
            <text:p>Treeptik/cloudunit</text:p>
          </table:table-cell>
        </table:table-row>
        <table:table-row table:style-name="ro1">
          <table:table-cell office:value-type="float" office:value="22732270" calcext:value-type="float">
            <text:p>22732270</text:p>
          </table:table-cell>
          <table:table-cell office:value-type="string" calcext:value-type="string">
            <text:p>https://api.github.com/repos/hazelcast-incubator/cascading-prototype</text:p>
          </table:table-cell>
          <table:table-cell table:formula="of:=REPLACE([.B3860]; 1; 29; &quot;&quot;)" office:value-type="string" office:string-value="hazelcast-incubator/cascading-prototype" calcext:value-type="string">
            <text:p>hazelcast-incubator/cascading-prototype</text:p>
          </table:table-cell>
        </table:table-row>
        <table:table-row table:style-name="ro1">
          <table:table-cell office:value-type="float" office:value="22756801" calcext:value-type="float">
            <text:p>22756801</text:p>
          </table:table-cell>
          <table:table-cell office:value-type="string" calcext:value-type="string">
            <text:p>https://api.github.com/repos/iig-uni-freiburg/SWAT20</text:p>
          </table:table-cell>
          <table:table-cell table:formula="of:=REPLACE([.B3861]; 1; 29; &quot;&quot;)" office:value-type="string" office:string-value="iig-uni-freiburg/SWAT20" calcext:value-type="string">
            <text:p>iig-uni-freiburg/SWAT20</text:p>
          </table:table-cell>
        </table:table-row>
        <table:table-row table:style-name="ro1">
          <table:table-cell office:value-type="float" office:value="22768377" calcext:value-type="float">
            <text:p>22768377</text:p>
          </table:table-cell>
          <table:table-cell office:value-type="string" calcext:value-type="string">
            <text:p>https://api.github.com/repos/SAFSDEV/Core</text:p>
          </table:table-cell>
          <table:table-cell table:formula="of:=REPLACE([.B3862]; 1; 29; &quot;&quot;)" office:value-type="string" office:string-value="SAFSDEV/Core" calcext:value-type="string">
            <text:p>SAFSDEV/Core</text:p>
          </table:table-cell>
        </table:table-row>
        <table:table-row table:style-name="ro1">
          <table:table-cell office:value-type="float" office:value="22769750" calcext:value-type="float">
            <text:p>22769750</text:p>
          </table:table-cell>
          <table:table-cell office:value-type="string" calcext:value-type="string">
            <text:p>https://api.github.com/repos/wcm-io/wcm-io-tooling</text:p>
          </table:table-cell>
          <table:table-cell table:formula="of:=REPLACE([.B3863]; 1; 29; &quot;&quot;)" office:value-type="string" office:string-value="wcm-io/wcm-io-tooling" calcext:value-type="string">
            <text:p>wcm-io/wcm-io-tooling</text:p>
          </table:table-cell>
        </table:table-row>
        <table:table-row table:style-name="ro1">
          <table:table-cell office:value-type="float" office:value="22782019" calcext:value-type="float">
            <text:p>22782019</text:p>
          </table:table-cell>
          <table:table-cell office:value-type="string" calcext:value-type="string">
            <text:p>https://api.github.com/repos/wcm-io-caravan/caravan-pipeline</text:p>
          </table:table-cell>
          <table:table-cell table:formula="of:=REPLACE([.B3864]; 1; 29; &quot;&quot;)" office:value-type="string" office:string-value="wcm-io-caravan/caravan-pipeline" calcext:value-type="string">
            <text:p>wcm-io-caravan/caravan-pipeline</text:p>
          </table:table-cell>
        </table:table-row>
        <table:table-row table:style-name="ro1">
          <table:table-cell office:value-type="float" office:value="22805054" calcext:value-type="float">
            <text:p>22805054</text:p>
          </table:table-cell>
          <table:table-cell office:value-type="string" calcext:value-type="string">
            <text:p>https://api.github.com/repos/cezarykluczynski/Carmen</text:p>
          </table:table-cell>
          <table:table-cell table:formula="of:=REPLACE([.B3865]; 1; 29; &quot;&quot;)" office:value-type="string" office:string-value="cezarykluczynski/Carmen" calcext:value-type="string">
            <text:p>cezarykluczynski/Carmen</text:p>
          </table:table-cell>
        </table:table-row>
        <table:table-row table:style-name="ro1">
          <table:table-cell office:value-type="float" office:value="22843815" calcext:value-type="float">
            <text:p>22843815</text:p>
          </table:table-cell>
          <table:table-cell office:value-type="string" calcext:value-type="string">
            <text:p>https://api.github.com/repos/apache/lens</text:p>
          </table:table-cell>
          <table:table-cell table:formula="of:=REPLACE([.B3866]; 1; 29; &quot;&quot;)" office:value-type="string" office:string-value="apache/lens" calcext:value-type="string">
            <text:p>apache/lens</text:p>
          </table:table-cell>
        </table:table-row>
        <table:table-row table:style-name="ro1">
          <table:table-cell office:value-type="float" office:value="22863595" calcext:value-type="float">
            <text:p>22863595</text:p>
          </table:table-cell>
          <table:table-cell office:value-type="string" calcext:value-type="string">
            <text:p>https://api.github.com/repos/SmallTigerBrother/TigerFrameworkForAS</text:p>
          </table:table-cell>
          <table:table-cell table:formula="of:=REPLACE([.B3867]; 1; 29; &quot;&quot;)" office:value-type="string" office:string-value="SmallTigerBrother/TigerFrameworkForAS" calcext:value-type="string">
            <text:p>SmallTigerBrother/TigerFrameworkForAS</text:p>
          </table:table-cell>
        </table:table-row>
        <table:table-row table:style-name="ro1">
          <table:table-cell office:value-type="float" office:value="22871497" calcext:value-type="float">
            <text:p>22871497</text:p>
          </table:table-cell>
          <table:table-cell office:value-type="string" calcext:value-type="string">
            <text:p>https://api.github.com/repos/nkoiv/mists</text:p>
          </table:table-cell>
          <table:table-cell table:formula="of:=REPLACE([.B3868]; 1; 29; &quot;&quot;)" office:value-type="string" office:string-value="nkoiv/mists" calcext:value-type="string">
            <text:p>nkoiv/mists</text:p>
          </table:table-cell>
        </table:table-row>
        <table:table-row table:style-name="ro1">
          <table:table-cell office:value-type="float" office:value="22898042" calcext:value-type="float">
            <text:p>22898042</text:p>
          </table:table-cell>
          <table:table-cell office:value-type="string" calcext:value-type="string">
            <text:p>https://api.github.com/repos/BenzoRom/frameworks_base</text:p>
          </table:table-cell>
          <table:table-cell table:formula="of:=REPLACE([.B3869]; 1; 29; &quot;&quot;)" office:value-type="string" office:string-value="BenzoRom/frameworks_base" calcext:value-type="string">
            <text:p>BenzoRom/frameworks_base</text:p>
          </table:table-cell>
        </table:table-row>
        <table:table-row table:style-name="ro1">
          <table:table-cell office:value-type="float" office:value="22902961" calcext:value-type="float">
            <text:p>22902961</text:p>
          </table:table-cell>
          <table:table-cell office:value-type="string" calcext:value-type="string">
            <text:p>https://api.github.com/repos/BenzoRom/packages_apps_Settings</text:p>
          </table:table-cell>
          <table:table-cell table:formula="of:=REPLACE([.B3870]; 1; 29; &quot;&quot;)" office:value-type="string" office:string-value="BenzoRom/packages_apps_Settings" calcext:value-type="string">
            <text:p>BenzoRom/packages_apps_Settings</text:p>
          </table:table-cell>
        </table:table-row>
        <table:table-row table:style-name="ro1">
          <table:table-cell office:value-type="float" office:value="23067431" calcext:value-type="float">
            <text:p>23067431</text:p>
          </table:table-cell>
          <table:table-cell office:value-type="string" calcext:value-type="string">
            <text:p>https://api.github.com/repos/yokwe/finance</text:p>
          </table:table-cell>
          <table:table-cell table:formula="of:=REPLACE([.B3871]; 1; 29; &quot;&quot;)" office:value-type="string" office:string-value="yokwe/finance" calcext:value-type="string">
            <text:p>yokwe/finance</text:p>
          </table:table-cell>
        </table:table-row>
        <table:table-row table:style-name="ro1">
          <table:table-cell office:value-type="float" office:value="23120691" calcext:value-type="float">
            <text:p>23120691</text:p>
          </table:table-cell>
          <table:table-cell office:value-type="string" calcext:value-type="string">
            <text:p>https://api.github.com/repos/654980058/qlkproject</text:p>
          </table:table-cell>
          <table:table-cell table:formula="of:=REPLACE([.B3872]; 1; 29; &quot;&quot;)" office:value-type="string" office:string-value="654980058/qlkproject" calcext:value-type="string">
            <text:p>654980058/qlkproject</text:p>
          </table:table-cell>
        </table:table-row>
        <table:table-row table:style-name="ro1">
          <table:table-cell office:value-type="float" office:value="23167785" calcext:value-type="float">
            <text:p>23167785</text:p>
          </table:table-cell>
          <table:table-cell office:value-type="string" calcext:value-type="string">
            <text:p>https://api.github.com/repos/PAC-ROM/android_frameworks_base</text:p>
          </table:table-cell>
          <table:table-cell table:formula="of:=REPLACE([.B3873]; 1; 29; &quot;&quot;)" office:value-type="string" office:string-value="PAC-ROM/android_frameworks_base" calcext:value-type="string">
            <text:p>PAC-ROM/android_frameworks_base</text:p>
          </table:table-cell>
        </table:table-row>
        <table:table-row table:style-name="ro1">
          <table:table-cell office:value-type="float" office:value="23271508" calcext:value-type="float">
            <text:p>23271508</text:p>
          </table:table-cell>
          <table:table-cell office:value-type="string" calcext:value-type="string">
            <text:p>https://api.github.com/repos/LeonTG77/Ultra-Hardcore</text:p>
          </table:table-cell>
          <table:table-cell table:formula="of:=REPLACE([.B3874]; 1; 29; &quot;&quot;)" office:value-type="string" office:string-value="LeonTG77/Ultra-Hardcore" calcext:value-type="string">
            <text:p>LeonTG77/Ultra-Hardcore</text:p>
          </table:table-cell>
        </table:table-row>
        <table:table-row table:style-name="ro1">
          <table:table-cell office:value-type="float" office:value="23359861" calcext:value-type="float">
            <text:p>23359861</text:p>
          </table:table-cell>
          <table:table-cell office:value-type="string" calcext:value-type="string">
            <text:p>https://api.github.com/repos/Hack23/cia</text:p>
          </table:table-cell>
          <table:table-cell table:formula="of:=REPLACE([.B3875]; 1; 29; &quot;&quot;)" office:value-type="string" office:string-value="Hack23/cia" calcext:value-type="string">
            <text:p>Hack23/cia</text:p>
          </table:table-cell>
        </table:table-row>
        <table:table-row table:style-name="ro1">
          <table:table-cell office:value-type="float" office:value="23370520" calcext:value-type="float">
            <text:p>23370520</text:p>
          </table:table-cell>
          <table:table-cell office:value-type="string" calcext:value-type="string">
            <text:p>https://api.github.com/repos/sergueik/selenium_java</text:p>
          </table:table-cell>
          <table:table-cell table:formula="of:=REPLACE([.B3876]; 1; 29; &quot;&quot;)" office:value-type="string" office:string-value="sergueik/selenium_java" calcext:value-type="string">
            <text:p>sergueik/selenium_java</text:p>
          </table:table-cell>
        </table:table-row>
        <table:table-row table:style-name="ro1">
          <table:table-cell office:value-type="float" office:value="23371058" calcext:value-type="float">
            <text:p>23371058</text:p>
          </table:table-cell>
          <table:table-cell office:value-type="string" calcext:value-type="string">
            <text:p>https://api.github.com/repos/AreaFiftyLAN/lancie-api</text:p>
          </table:table-cell>
          <table:table-cell table:formula="of:=REPLACE([.B3877]; 1; 29; &quot;&quot;)" office:value-type="string" office:string-value="AreaFiftyLAN/lancie-api" calcext:value-type="string">
            <text:p>AreaFiftyLAN/lancie-api</text:p>
          </table:table-cell>
        </table:table-row>
        <table:table-row table:style-name="ro1">
          <table:table-cell office:value-type="float" office:value="23376378" calcext:value-type="float">
            <text:p>23376378</text:p>
          </table:table-cell>
          <table:table-cell office:value-type="string" calcext:value-type="string">
            <text:p>https://api.github.com/repos/PyvesB/AdvancedAchievements</text:p>
          </table:table-cell>
          <table:table-cell table:formula="of:=REPLACE([.B3878]; 1; 29; &quot;&quot;)" office:value-type="string" office:string-value="PyvesB/AdvancedAchievements" calcext:value-type="string">
            <text:p>PyvesB/AdvancedAchievements</text:p>
          </table:table-cell>
        </table:table-row>
        <table:table-row table:style-name="ro1">
          <table:table-cell office:value-type="float" office:value="23384615" calcext:value-type="float">
            <text:p>23384615</text:p>
          </table:table-cell>
          <table:table-cell office:value-type="string" calcext:value-type="string">
            <text:p>https://api.github.com/repos/openzipkin/zipkin-java</text:p>
          </table:table-cell>
          <table:table-cell table:formula="of:=REPLACE([.B3879]; 1; 29; &quot;&quot;)" office:value-type="string" office:string-value="openzipkin/zipkin-java" calcext:value-type="string">
            <text:p>openzipkin/zipkin-java</text:p>
          </table:table-cell>
        </table:table-row>
        <table:table-row table:style-name="ro1">
          <table:table-cell office:value-type="float" office:value="23392990" calcext:value-type="float">
            <text:p>23392990</text:p>
          </table:table-cell>
          <table:table-cell office:value-type="string" calcext:value-type="string">
            <text:p>https://api.github.com/repos/Diorite/Diorite</text:p>
          </table:table-cell>
          <table:table-cell table:formula="of:=REPLACE([.B3880]; 1; 29; &quot;&quot;)" office:value-type="string" office:string-value="Diorite/Diorite" calcext:value-type="string">
            <text:p>Diorite/Diorite</text:p>
          </table:table-cell>
        </table:table-row>
        <table:table-row table:style-name="ro1">
          <table:table-cell office:value-type="float" office:value="23396257" calcext:value-type="float">
            <text:p>23396257</text:p>
          </table:table-cell>
          <table:table-cell office:value-type="string" calcext:value-type="string">
            <text:p>https://api.github.com/repos/testmycode/tmc-core</text:p>
          </table:table-cell>
          <table:table-cell table:formula="of:=REPLACE([.B3881]; 1; 29; &quot;&quot;)" office:value-type="string" office:string-value="testmycode/tmc-core" calcext:value-type="string">
            <text:p>testmycode/tmc-core</text:p>
          </table:table-cell>
        </table:table-row>
        <table:table-row table:style-name="ro1">
          <table:table-cell office:value-type="float" office:value="23397225" calcext:value-type="float">
            <text:p>23397225</text:p>
          </table:table-cell>
          <table:table-cell office:value-type="string" calcext:value-type="string">
            <text:p>https://api.github.com/repos/arianne/stendhal</text:p>
          </table:table-cell>
          <table:table-cell table:formula="of:=REPLACE([.B3882]; 1; 29; &quot;&quot;)" office:value-type="string" office:string-value="arianne/stendhal" calcext:value-type="string">
            <text:p>arianne/stendhal</text:p>
          </table:table-cell>
        </table:table-row>
        <table:table-row table:style-name="ro1">
          <table:table-cell office:value-type="float" office:value="23448389" calcext:value-type="float">
            <text:p>23448389</text:p>
          </table:table-cell>
          <table:table-cell office:value-type="string" calcext:value-type="string">
            <text:p>https://api.github.com/repos/galeb/galeb-manager</text:p>
          </table:table-cell>
          <table:table-cell table:formula="of:=REPLACE([.B3883]; 1; 29; &quot;&quot;)" office:value-type="string" office:string-value="galeb/galeb-manager" calcext:value-type="string">
            <text:p>galeb/galeb-manager</text:p>
          </table:table-cell>
        </table:table-row>
        <table:table-row table:style-name="ro1">
          <table:table-cell office:value-type="float" office:value="23472581" calcext:value-type="float">
            <text:p>23472581</text:p>
          </table:table-cell>
          <table:table-cell office:value-type="string" calcext:value-type="string">
            <text:p>https://api.github.com/repos/mulesoft/mulesoft-docs</text:p>
          </table:table-cell>
          <table:table-cell table:formula="of:=REPLACE([.B3884]; 1; 29; &quot;&quot;)" office:value-type="string" office:string-value="mulesoft/mulesoft-docs" calcext:value-type="string">
            <text:p>mulesoft/mulesoft-docs</text:p>
          </table:table-cell>
        </table:table-row>
        <table:table-row table:style-name="ro1">
          <table:table-cell office:value-type="float" office:value="23477895" calcext:value-type="float">
            <text:p>23477895</text:p>
          </table:table-cell>
          <table:table-cell office:value-type="string" calcext:value-type="string">
            <text:p>https://api.github.com/repos/fengjiachun/Jupiter</text:p>
          </table:table-cell>
          <table:table-cell table:formula="of:=REPLACE([.B3885]; 1; 29; &quot;&quot;)" office:value-type="string" office:string-value="fengjiachun/Jupiter" calcext:value-type="string">
            <text:p>fengjiachun/Jupiter</text:p>
          </table:table-cell>
        </table:table-row>
        <table:table-row table:style-name="ro1">
          <table:table-cell office:value-type="float" office:value="23525575" calcext:value-type="float">
            <text:p>23525575</text:p>
          </table:table-cell>
          <table:table-cell office:value-type="string" calcext:value-type="string">
            <text:p>https://api.github.com/repos/KleeGroup/vertigo-extensions</text:p>
          </table:table-cell>
          <table:table-cell table:formula="of:=REPLACE([.B3886]; 1; 29; &quot;&quot;)" office:value-type="string" office:string-value="KleeGroup/vertigo-extensions" calcext:value-type="string">
            <text:p>KleeGroup/vertigo-extensions</text:p>
          </table:table-cell>
        </table:table-row>
        <table:table-row table:style-name="ro1">
          <table:table-cell office:value-type="float" office:value="23536604" calcext:value-type="float">
            <text:p>23536604</text:p>
          </table:table-cell>
          <table:table-cell office:value-type="string" calcext:value-type="string">
            <text:p>https://api.github.com/repos/MediaBrowser/Emby.AndroidTv</text:p>
          </table:table-cell>
          <table:table-cell table:formula="of:=REPLACE([.B3887]; 1; 29; &quot;&quot;)" office:value-type="string" office:string-value="MediaBrowser/Emby.AndroidTv" calcext:value-type="string">
            <text:p>MediaBrowser/Emby.AndroidTv</text:p>
          </table:table-cell>
        </table:table-row>
        <table:table-row table:style-name="ro1">
          <table:table-cell office:value-type="float" office:value="23543936" calcext:value-type="float">
            <text:p>23543936</text:p>
          </table:table-cell>
          <table:table-cell office:value-type="string" calcext:value-type="string">
            <text:p>https://api.github.com/repos/jayhorn/jayhorn</text:p>
          </table:table-cell>
          <table:table-cell table:formula="of:=REPLACE([.B3888]; 1; 29; &quot;&quot;)" office:value-type="string" office:string-value="jayhorn/jayhorn" calcext:value-type="string">
            <text:p>jayhorn/jayhorn</text:p>
          </table:table-cell>
        </table:table-row>
        <table:table-row table:style-name="ro1">
          <table:table-cell office:value-type="float" office:value="23560840" calcext:value-type="float">
            <text:p>23560840</text:p>
          </table:table-cell>
          <table:table-cell office:value-type="string" calcext:value-type="string">
            <text:p>https://api.github.com/repos/WPCleaner/wpcleaner</text:p>
          </table:table-cell>
          <table:table-cell table:formula="of:=REPLACE([.B3889]; 1; 29; &quot;&quot;)" office:value-type="string" office:string-value="WPCleaner/wpcleaner" calcext:value-type="string">
            <text:p>WPCleaner/wpcleaner</text:p>
          </table:table-cell>
        </table:table-row>
        <table:table-row table:style-name="ro1">
          <table:table-cell office:value-type="float" office:value="23567754" calcext:value-type="float">
            <text:p>23567754</text:p>
          </table:table-cell>
          <table:table-cell office:value-type="string" calcext:value-type="string">
            <text:p>https://api.github.com/repos/mozvip/dynamo</text:p>
          </table:table-cell>
          <table:table-cell table:formula="of:=REPLACE([.B3890]; 1; 29; &quot;&quot;)" office:value-type="string" office:string-value="mozvip/dynamo" calcext:value-type="string">
            <text:p>mozvip/dynamo</text:p>
          </table:table-cell>
        </table:table-row>
        <table:table-row table:style-name="ro1">
          <table:table-cell office:value-type="float" office:value="23575439" calcext:value-type="float">
            <text:p>23575439</text:p>
          </table:table-cell>
          <table:table-cell office:value-type="string" calcext:value-type="string">
            <text:p>https://api.github.com/repos/motech/motech</text:p>
          </table:table-cell>
          <table:table-cell table:formula="of:=REPLACE([.B3891]; 1; 29; &quot;&quot;)" office:value-type="string" office:string-value="motech/motech" calcext:value-type="string">
            <text:p>motech/motech</text:p>
          </table:table-cell>
        </table:table-row>
        <table:table-row table:style-name="ro1">
          <table:table-cell office:value-type="float" office:value="23595100" calcext:value-type="float">
            <text:p>23595100</text:p>
          </table:table-cell>
          <table:table-cell office:value-type="string" calcext:value-type="string">
            <text:p>https://api.github.com/repos/memoryleak47/arrows</text:p>
          </table:table-cell>
          <table:table-cell table:formula="of:=REPLACE([.B3892]; 1; 29; &quot;&quot;)" office:value-type="string" office:string-value="memoryleak47/arrows" calcext:value-type="string">
            <text:p>memoryleak47/arrows</text:p>
          </table:table-cell>
        </table:table-row>
        <table:table-row table:style-name="ro1">
          <table:table-cell office:value-type="float" office:value="23599187" calcext:value-type="float">
            <text:p>23599187</text:p>
          </table:table-cell>
          <table:table-cell office:value-type="string" calcext:value-type="string">
            <text:p>https://api.github.com/repos/bazelbuild/bazel</text:p>
          </table:table-cell>
          <table:table-cell table:formula="of:=REPLACE([.B3893]; 1; 29; &quot;&quot;)" office:value-type="string" office:string-value="bazelbuild/bazel" calcext:value-type="string">
            <text:p>bazelbuild/bazel</text:p>
          </table:table-cell>
        </table:table-row>
        <table:table-row table:style-name="ro1">
          <table:table-cell office:value-type="float" office:value="23604504" calcext:value-type="float">
            <text:p>23604504</text:p>
          </table:table-cell>
          <table:table-cell office:value-type="string" calcext:value-type="string">
            <text:p>https://api.github.com/repos/magnetsystems/message-sdk-java-android</text:p>
          </table:table-cell>
          <table:table-cell table:formula="of:=REPLACE([.B3894]; 1; 29; &quot;&quot;)" office:value-type="string" office:string-value="magnetsystems/message-sdk-java-android" calcext:value-type="string">
            <text:p>magnetsystems/message-sdk-java-android</text:p>
          </table:table-cell>
        </table:table-row>
        <table:table-row table:style-name="ro1">
          <table:table-cell office:value-type="float" office:value="23605196" calcext:value-type="float">
            <text:p>23605196</text:p>
          </table:table-cell>
          <table:table-cell office:value-type="string" calcext:value-type="string">
            <text:p>https://api.github.com/repos/magnetsystems/message-server</text:p>
          </table:table-cell>
          <table:table-cell table:formula="of:=REPLACE([.B3895]; 1; 29; &quot;&quot;)" office:value-type="string" office:string-value="magnetsystems/message-server" calcext:value-type="string">
            <text:p>magnetsystems/message-server</text:p>
          </table:table-cell>
        </table:table-row>
        <table:table-row table:style-name="ro1">
          <table:table-cell office:value-type="float" office:value="23606261" calcext:value-type="float">
            <text:p>23606261</text:p>
          </table:table-cell>
          <table:table-cell office:value-type="string" calcext:value-type="string">
            <text:p>https://api.github.com/repos/javaserverfaces/mojarra</text:p>
          </table:table-cell>
          <table:table-cell table:formula="of:=REPLACE([.B3896]; 1; 29; &quot;&quot;)" office:value-type="string" office:string-value="javaserverfaces/mojarra" calcext:value-type="string">
            <text:p>javaserverfaces/mojarra</text:p>
          </table:table-cell>
        </table:table-row>
        <table:table-row table:style-name="ro1">
          <table:table-cell office:value-type="float" office:value="23685207" calcext:value-type="float">
            <text:p>23685207</text:p>
          </table:table-cell>
          <table:table-cell office:value-type="string" calcext:value-type="string">
            <text:p>https://api.github.com/repos/bluebird-tech/puffin_android</text:p>
          </table:table-cell>
          <table:table-cell table:formula="of:=REPLACE([.B3897]; 1; 29; &quot;&quot;)" office:value-type="string" office:string-value="bluebird-tech/puffin_android" calcext:value-type="string">
            <text:p>bluebird-tech/puffin_android</text:p>
          </table:table-cell>
        </table:table-row>
        <table:table-row table:style-name="ro1">
          <table:table-cell office:value-type="float" office:value="23703690" calcext:value-type="float">
            <text:p>23703690</text:p>
          </table:table-cell>
          <table:table-cell office:value-type="string" calcext:value-type="string">
            <text:p>https://api.github.com/repos/sdl/dxa-web-application-java</text:p>
          </table:table-cell>
          <table:table-cell table:formula="of:=REPLACE([.B3898]; 1; 29; &quot;&quot;)" office:value-type="string" office:string-value="sdl/dxa-web-application-java" calcext:value-type="string">
            <text:p>sdl/dxa-web-application-java</text:p>
          </table:table-cell>
        </table:table-row>
        <table:table-row table:style-name="ro1">
          <table:table-cell office:value-type="float" office:value="23703714" calcext:value-type="float">
            <text:p>23703714</text:p>
          </table:table-cell>
          <table:table-cell office:value-type="string" calcext:value-type="string">
            <text:p>https://api.github.com/repos/sdl/dxa-modules</text:p>
          </table:table-cell>
          <table:table-cell table:formula="of:=REPLACE([.B3899]; 1; 29; &quot;&quot;)" office:value-type="string" office:string-value="sdl/dxa-modules" calcext:value-type="string">
            <text:p>sdl/dxa-modules</text:p>
          </table:table-cell>
        </table:table-row>
        <table:table-row table:style-name="ro1">
          <table:table-cell office:value-type="float" office:value="23705526" calcext:value-type="float">
            <text:p>23705526</text:p>
          </table:table-cell>
          <table:table-cell office:value-type="string" calcext:value-type="string">
            <text:p>https://api.github.com/repos/hbtelecom/RiseSysManage</text:p>
          </table:table-cell>
          <table:table-cell table:formula="of:=REPLACE([.B3900]; 1; 29; &quot;&quot;)" office:value-type="string" office:string-value="hbtelecom/RiseSysManage" calcext:value-type="string">
            <text:p>hbtelecom/RiseSysManage</text:p>
          </table:table-cell>
        </table:table-row>
        <table:table-row table:style-name="ro1">
          <table:table-cell office:value-type="float" office:value="23727217" calcext:value-type="float">
            <text:p>23727217</text:p>
          </table:table-cell>
          <table:table-cell office:value-type="string" calcext:value-type="string">
            <text:p>https://api.github.com/repos/loen-collabo/ww_android</text:p>
          </table:table-cell>
          <table:table-cell table:formula="of:=REPLACE([.B3901]; 1; 29; &quot;&quot;)" office:value-type="string" office:string-value="loen-collabo/ww_android" calcext:value-type="string">
            <text:p>loen-collabo/ww_android</text:p>
          </table:table-cell>
        </table:table-row>
        <table:table-row table:style-name="ro1">
          <table:table-cell office:value-type="float" office:value="23736136" calcext:value-type="float">
            <text:p>23736136</text:p>
          </table:table-cell>
          <table:table-cell office:value-type="string" calcext:value-type="string">
            <text:p>https://api.github.com/repos/SpaceMadness/lunar-unity-console</text:p>
          </table:table-cell>
          <table:table-cell table:formula="of:=REPLACE([.B3902]; 1; 29; &quot;&quot;)" office:value-type="string" office:string-value="SpaceMadness/lunar-unity-console" calcext:value-type="string">
            <text:p>SpaceMadness/lunar-unity-console</text:p>
          </table:table-cell>
        </table:table-row>
        <table:table-row table:style-name="ro1">
          <table:table-cell office:value-type="float" office:value="23765419" calcext:value-type="float">
            <text:p>23765419</text:p>
          </table:table-cell>
          <table:table-cell office:value-type="string" calcext:value-type="string">
            <text:p>https://api.github.com/repos/andrewchelladurai/SimpleBible</text:p>
          </table:table-cell>
          <table:table-cell table:formula="of:=REPLACE([.B3903]; 1; 29; &quot;&quot;)" office:value-type="string" office:string-value="andrewchelladurai/SimpleBible" calcext:value-type="string">
            <text:p>andrewchelladurai/SimpleBible</text:p>
          </table:table-cell>
        </table:table-row>
        <table:table-row table:style-name="ro1">
          <table:table-cell office:value-type="float" office:value="23776407" calcext:value-type="float">
            <text:p>23776407</text:p>
          </table:table-cell>
          <table:table-cell office:value-type="string" calcext:value-type="string">
            <text:p>https://api.github.com/repos/hbtelecom/RiseSysEngine</text:p>
          </table:table-cell>
          <table:table-cell table:formula="of:=REPLACE([.B3904]; 1; 29; &quot;&quot;)" office:value-type="string" office:string-value="hbtelecom/RiseSysEngine" calcext:value-type="string">
            <text:p>hbtelecom/RiseSysEngine</text:p>
          </table:table-cell>
        </table:table-row>
        <table:table-row table:style-name="ro1">
          <table:table-cell office:value-type="float" office:value="23796587" calcext:value-type="float">
            <text:p>23796587</text:p>
          </table:table-cell>
          <table:table-cell office:value-type="string" calcext:value-type="string">
            <text:p>https://api.github.com/repos/robingrether/iDisguise</text:p>
          </table:table-cell>
          <table:table-cell table:formula="of:=REPLACE([.B3905]; 1; 29; &quot;&quot;)" office:value-type="string" office:string-value="robingrether/iDisguise" calcext:value-type="string">
            <text:p>robingrether/iDisguise</text:p>
          </table:table-cell>
        </table:table-row>
        <table:table-row table:style-name="ro1">
          <table:table-cell office:value-type="float" office:value="23888954" calcext:value-type="float">
            <text:p>23888954</text:p>
          </table:table-cell>
          <table:table-cell office:value-type="string" calcext:value-type="string">
            <text:p>https://api.github.com/repos/jorgegalvez/funeralesmodernos</text:p>
          </table:table-cell>
          <table:table-cell table:formula="of:=REPLACE([.B3906]; 1; 29; &quot;&quot;)" office:value-type="string" office:string-value="jorgegalvez/funeralesmodernos" calcext:value-type="string">
            <text:p>jorgegalvez/funeralesmodernos</text:p>
          </table:table-cell>
        </table:table-row>
        <table:table-row table:style-name="ro1">
          <table:table-cell office:value-type="float" office:value="23918981" calcext:value-type="float">
            <text:p>23918981</text:p>
          </table:table-cell>
          <table:table-cell office:value-type="string" calcext:value-type="string">
            <text:p>https://api.github.com/repos/mathm07008/alexrepo</text:p>
          </table:table-cell>
          <table:table-cell table:formula="of:=REPLACE([.B3907]; 1; 29; &quot;&quot;)" office:value-type="string" office:string-value="mathm07008/alexrepo" calcext:value-type="string">
            <text:p>mathm07008/alexrepo</text:p>
          </table:table-cell>
        </table:table-row>
        <table:table-row table:style-name="ro1">
          <table:table-cell office:value-type="float" office:value="23960676" calcext:value-type="float">
            <text:p>23960676</text:p>
          </table:table-cell>
          <table:table-cell office:value-type="string" calcext:value-type="string">
            <text:p>https://api.github.com/repos/AppLozic/Applozic-Android-SDK</text:p>
          </table:table-cell>
          <table:table-cell table:formula="of:=REPLACE([.B3908]; 1; 29; &quot;&quot;)" office:value-type="string" office:string-value="AppLozic/Applozic-Android-SDK" calcext:value-type="string">
            <text:p>AppLozic/Applozic-Android-SDK</text:p>
          </table:table-cell>
        </table:table-row>
        <table:table-row table:style-name="ro1">
          <table:table-cell office:value-type="float" office:value="24068345" calcext:value-type="float">
            <text:p>24068345</text:p>
          </table:table-cell>
          <table:table-cell office:value-type="string" calcext:value-type="string">
            <text:p>https://api.github.com/repos/AlanMurphy924/ColossusMobileOil</text:p>
          </table:table-cell>
          <table:table-cell table:formula="of:=REPLACE([.B3909]; 1; 29; &quot;&quot;)" office:value-type="string" office:string-value="AlanMurphy924/ColossusMobileOil" calcext:value-type="string">
            <text:p>AlanMurphy924/ColossusMobileOil</text:p>
          </table:table-cell>
        </table:table-row>
        <table:table-row table:style-name="ro1">
          <table:table-cell office:value-type="float" office:value="24068660" calcext:value-type="float">
            <text:p>24068660</text:p>
          </table:table-cell>
          <table:table-cell office:value-type="string" calcext:value-type="string">
            <text:p>https://api.github.com/repos/RobertGollagher/Freeputer</text:p>
          </table:table-cell>
          <table:table-cell table:formula="of:=REPLACE([.B3910]; 1; 29; &quot;&quot;)" office:value-type="string" office:string-value="RobertGollagher/Freeputer" calcext:value-type="string">
            <text:p>RobertGollagher/Freeputer</text:p>
          </table:table-cell>
        </table:table-row>
        <table:table-row table:style-name="ro1">
          <table:table-cell office:value-type="float" office:value="24071610" calcext:value-type="float">
            <text:p>24071610</text:p>
          </table:table-cell>
          <table:table-cell office:value-type="string" calcext:value-type="string">
            <text:p>https://api.github.com/repos/brzaskun/NetBeansProjects</text:p>
          </table:table-cell>
          <table:table-cell table:formula="of:=REPLACE([.B3911]; 1; 29; &quot;&quot;)" office:value-type="string" office:string-value="brzaskun/NetBeansProjects" calcext:value-type="string">
            <text:p>brzaskun/NetBeansProjects</text:p>
          </table:table-cell>
        </table:table-row>
        <table:table-row table:style-name="ro1">
          <table:table-cell office:value-type="float" office:value="24127664" calcext:value-type="float">
            <text:p>24127664</text:p>
          </table:table-cell>
          <table:table-cell office:value-type="string" calcext:value-type="string">
            <text:p>https://api.github.com/repos/yzhang1981/wireless-order-solution</text:p>
          </table:table-cell>
          <table:table-cell table:formula="of:=REPLACE([.B3912]; 1; 29; &quot;&quot;)" office:value-type="string" office:string-value="yzhang1981/wireless-order-solution" calcext:value-type="string">
            <text:p>yzhang1981/wireless-order-solution</text:p>
          </table:table-cell>
        </table:table-row>
        <table:table-row table:style-name="ro1">
          <table:table-cell office:value-type="float" office:value="24128497" calcext:value-type="float">
            <text:p>24128497</text:p>
          </table:table-cell>
          <table:table-cell office:value-type="string" calcext:value-type="string">
            <text:p>https://api.github.com/repos/haffonist/igamt</text:p>
          </table:table-cell>
          <table:table-cell table:formula="of:=REPLACE([.B3913]; 1; 29; &quot;&quot;)" office:value-type="string" office:string-value="haffonist/igamt" calcext:value-type="string">
            <text:p>haffonist/igamt</text:p>
          </table:table-cell>
        </table:table-row>
        <table:table-row table:style-name="ro1">
          <table:table-cell office:value-type="float" office:value="24129244" calcext:value-type="float">
            <text:p>24129244</text:p>
          </table:table-cell>
          <table:table-cell office:value-type="string" calcext:value-type="string">
            <text:p>https://api.github.com/repos/qklabs/qksms</text:p>
          </table:table-cell>
          <table:table-cell table:formula="of:=REPLACE([.B3914]; 1; 29; &quot;&quot;)" office:value-type="string" office:string-value="qklabs/qksms" calcext:value-type="string">
            <text:p>qklabs/qksms</text:p>
          </table:table-cell>
        </table:table-row>
        <table:table-row table:style-name="ro1">
          <table:table-cell office:value-type="float" office:value="24133111" calcext:value-type="float">
            <text:p>24133111</text:p>
          </table:table-cell>
          <table:table-cell office:value-type="string" calcext:value-type="string">
            <text:p>https://api.github.com/repos/douglasquintanilha/geradordeprovas</text:p>
          </table:table-cell>
          <table:table-cell table:formula="of:=REPLACE([.B3915]; 1; 29; &quot;&quot;)" office:value-type="string" office:string-value="douglasquintanilha/geradordeprovas" calcext:value-type="string">
            <text:p>douglasquintanilha/geradordeprovas</text:p>
          </table:table-cell>
        </table:table-row>
        <table:table-row table:style-name="ro1">
          <table:table-cell office:value-type="float" office:value="24133887" calcext:value-type="float">
            <text:p>24133887</text:p>
          </table:table-cell>
          <table:table-cell office:value-type="string" calcext:value-type="string">
            <text:p>https://api.github.com/repos/siyan/starbucks</text:p>
          </table:table-cell>
          <table:table-cell table:formula="of:=REPLACE([.B3916]; 1; 29; &quot;&quot;)" office:value-type="string" office:string-value="siyan/starbucks" calcext:value-type="string">
            <text:p>siyan/starbucks</text:p>
          </table:table-cell>
        </table:table-row>
        <table:table-row table:style-name="ro1">
          <table:table-cell office:value-type="float" office:value="24137894" calcext:value-type="float">
            <text:p>24137894</text:p>
          </table:table-cell>
          <table:table-cell office:value-type="string" calcext:value-type="string">
            <text:p>https://api.github.com/repos/pepgonzalez/Secopre</text:p>
          </table:table-cell>
          <table:table-cell table:formula="of:=REPLACE([.B3917]; 1; 29; &quot;&quot;)" office:value-type="string" office:string-value="pepgonzalez/Secopre" calcext:value-type="string">
            <text:p>pepgonzalez/Secopre</text:p>
          </table:table-cell>
        </table:table-row>
        <table:table-row table:style-name="ro1">
          <table:table-cell office:value-type="float" office:value="24139050" calcext:value-type="float">
            <text:p>24139050</text:p>
          </table:table-cell>
          <table:table-cell office:value-type="string" calcext:value-type="string">
            <text:p>https://api.github.com/repos/ffrazao/projeto</text:p>
          </table:table-cell>
          <table:table-cell table:formula="of:=REPLACE([.B3918]; 1; 29; &quot;&quot;)" office:value-type="string" office:string-value="ffrazao/projeto" calcext:value-type="string">
            <text:p>ffrazao/projeto</text:p>
          </table:table-cell>
        </table:table-row>
        <table:table-row table:style-name="ro1">
          <table:table-cell office:value-type="float" office:value="24151788" calcext:value-type="float">
            <text:p>24151788</text:p>
          </table:table-cell>
          <table:table-cell office:value-type="string" calcext:value-type="string">
            <text:p>https://api.github.com/repos/RoboticsTeam4904/standard</text:p>
          </table:table-cell>
          <table:table-cell table:formula="of:=REPLACE([.B3919]; 1; 29; &quot;&quot;)" office:value-type="string" office:string-value="RoboticsTeam4904/standard" calcext:value-type="string">
            <text:p>RoboticsTeam4904/standard</text:p>
          </table:table-cell>
        </table:table-row>
        <table:table-row table:style-name="ro1">
          <table:table-cell office:value-type="float" office:value="24152608" calcext:value-type="float">
            <text:p>24152608</text:p>
          </table:table-cell>
          <table:table-cell office:value-type="string" calcext:value-type="string">
            <text:p>https://api.github.com/repos/spring-cloud/spring-cloud-dataflow</text:p>
          </table:table-cell>
          <table:table-cell table:formula="of:=REPLACE([.B3920]; 1; 29; &quot;&quot;)" office:value-type="string" office:string-value="spring-cloud/spring-cloud-dataflow" calcext:value-type="string">
            <text:p>spring-cloud/spring-cloud-dataflow</text:p>
          </table:table-cell>
        </table:table-row>
        <table:table-row table:style-name="ro1">
          <table:table-cell office:value-type="float" office:value="24152623" calcext:value-type="float">
            <text:p>24152623</text:p>
          </table:table-cell>
          <table:table-cell office:value-type="string" calcext:value-type="string">
            <text:p>https://api.github.com/repos/alvin319/competitive-programming</text:p>
          </table:table-cell>
          <table:table-cell table:formula="of:=REPLACE([.B3921]; 1; 29; &quot;&quot;)" office:value-type="string" office:string-value="alvin319/competitive-programming" calcext:value-type="string">
            <text:p>alvin319/competitive-programming</text:p>
          </table:table-cell>
        </table:table-row>
        <table:table-row table:style-name="ro1">
          <table:table-cell office:value-type="float" office:value="24168054" calcext:value-type="float">
            <text:p>24168054</text:p>
          </table:table-cell>
          <table:table-cell office:value-type="string" calcext:value-type="string">
            <text:p>https://api.github.com/repos/jettmarks/clueRide-angular</text:p>
          </table:table-cell>
          <table:table-cell table:formula="of:=REPLACE([.B3922]; 1; 29; &quot;&quot;)" office:value-type="string" office:string-value="jettmarks/clueRide-angular" calcext:value-type="string">
            <text:p>jettmarks/clueRide-angular</text:p>
          </table:table-cell>
        </table:table-row>
        <table:table-row table:style-name="ro1">
          <table:table-cell office:value-type="float" office:value="24170727" calcext:value-type="float">
            <text:p>24170727</text:p>
          </table:table-cell>
          <table:table-cell office:value-type="string" calcext:value-type="string">
            <text:p>https://api.github.com/repos/opendaylight/netconf</text:p>
          </table:table-cell>
          <table:table-cell table:formula="of:=REPLACE([.B3923]; 1; 29; &quot;&quot;)" office:value-type="string" office:string-value="opendaylight/netconf" calcext:value-type="string">
            <text:p>opendaylight/netconf</text:p>
          </table:table-cell>
        </table:table-row>
        <table:table-row table:style-name="ro1">
          <table:table-cell office:value-type="float" office:value="24177542" calcext:value-type="float">
            <text:p>24177542</text:p>
          </table:table-cell>
          <table:table-cell office:value-type="string" calcext:value-type="string">
            <text:p>https://api.github.com/repos/GarrettPeggy/garrett</text:p>
          </table:table-cell>
          <table:table-cell table:formula="of:=REPLACE([.B3924]; 1; 29; &quot;&quot;)" office:value-type="string" office:string-value="GarrettPeggy/garrett" calcext:value-type="string">
            <text:p>GarrettPeggy/garrett</text:p>
          </table:table-cell>
        </table:table-row>
        <table:table-row table:style-name="ro1">
          <table:table-cell office:value-type="float" office:value="24179116" calcext:value-type="float">
            <text:p>24179116</text:p>
          </table:table-cell>
          <table:table-cell office:value-type="string" calcext:value-type="string">
            <text:p>https://api.github.com/repos/lasarobotics/FTCVision</text:p>
          </table:table-cell>
          <table:table-cell table:formula="of:=REPLACE([.B3925]; 1; 29; &quot;&quot;)" office:value-type="string" office:string-value="lasarobotics/FTCVision" calcext:value-type="string">
            <text:p>lasarobotics/FTCVision</text:p>
          </table:table-cell>
        </table:table-row>
        <table:table-row table:style-name="ro1">
          <table:table-cell office:value-type="float" office:value="24185421" calcext:value-type="float">
            <text:p>24185421</text:p>
          </table:table-cell>
          <table:table-cell office:value-type="string" calcext:value-type="string">
            <text:p>https://api.github.com/repos/bridje/bridje-framework</text:p>
          </table:table-cell>
          <table:table-cell table:formula="of:=REPLACE([.B3926]; 1; 29; &quot;&quot;)" office:value-type="string" office:string-value="bridje/bridje-framework" calcext:value-type="string">
            <text:p>bridje/bridje-framework</text:p>
          </table:table-cell>
        </table:table-row>
        <table:table-row table:style-name="ro1">
          <table:table-cell office:value-type="float" office:value="24187288" calcext:value-type="float">
            <text:p>24187288</text:p>
          </table:table-cell>
          <table:table-cell office:value-type="string" calcext:value-type="string">
            <text:p>https://api.github.com/repos/MegaMek/megamek</text:p>
          </table:table-cell>
          <table:table-cell table:formula="of:=REPLACE([.B3927]; 1; 29; &quot;&quot;)" office:value-type="string" office:string-value="MegaMek/megamek" calcext:value-type="string">
            <text:p>MegaMek/megamek</text:p>
          </table:table-cell>
        </table:table-row>
        <table:table-row table:style-name="ro1">
          <table:table-cell office:value-type="float" office:value="24187291" calcext:value-type="float">
            <text:p>24187291</text:p>
          </table:table-cell>
          <table:table-cell office:value-type="string" calcext:value-type="string">
            <text:p>https://api.github.com/repos/MegaMek/mekhq</text:p>
          </table:table-cell>
          <table:table-cell table:formula="of:=REPLACE([.B3928]; 1; 29; &quot;&quot;)" office:value-type="string" office:string-value="MegaMek/mekhq" calcext:value-type="string">
            <text:p>MegaMek/mekhq</text:p>
          </table:table-cell>
        </table:table-row>
        <table:table-row table:style-name="ro1">
          <table:table-cell office:value-type="float" office:value="24198275" calcext:value-type="float">
            <text:p>24198275</text:p>
          </table:table-cell>
          <table:table-cell office:value-type="string" calcext:value-type="string">
            <text:p>https://api.github.com/repos/cohenadair/AnglersLog-Android</text:p>
          </table:table-cell>
          <table:table-cell table:formula="of:=REPLACE([.B3929]; 1; 29; &quot;&quot;)" office:value-type="string" office:string-value="cohenadair/AnglersLog-Android" calcext:value-type="string">
            <text:p>cohenadair/AnglersLog-Android</text:p>
          </table:table-cell>
        </table:table-row>
        <table:table-row table:style-name="ro1">
          <table:table-cell office:value-type="float" office:value="24200341" calcext:value-type="float">
            <text:p>24200341</text:p>
          </table:table-cell>
          <table:table-cell office:value-type="string" calcext:value-type="string">
            <text:p>https://api.github.com/repos/jeffrey-xiao/Competitive-Programming</text:p>
          </table:table-cell>
          <table:table-cell table:formula="of:=REPLACE([.B3930]; 1; 29; &quot;&quot;)" office:value-type="string" office:string-value="jeffrey-xiao/Competitive-Programming" calcext:value-type="string">
            <text:p>jeffrey-xiao/Competitive-Programming</text:p>
          </table:table-cell>
        </table:table-row>
        <table:table-row table:style-name="ro1">
          <table:table-cell office:value-type="float" office:value="24203553" calcext:value-type="float">
            <text:p>24203553</text:p>
          </table:table-cell>
          <table:table-cell office:value-type="string" calcext:value-type="string">
            <text:p>https://api.github.com/repos/eclipse/che</text:p>
          </table:table-cell>
          <table:table-cell table:formula="of:=REPLACE([.B3931]; 1; 29; &quot;&quot;)" office:value-type="string" office:string-value="eclipse/che" calcext:value-type="string">
            <text:p>eclipse/che</text:p>
          </table:table-cell>
        </table:table-row>
        <table:table-row table:style-name="ro1">
          <table:table-cell office:value-type="float" office:value="24217046" calcext:value-type="float">
            <text:p>24217046</text:p>
          </table:table-cell>
          <table:table-cell office:value-type="string" calcext:value-type="string">
            <text:p>https://api.github.com/repos/MegaMek/megameklab</text:p>
          </table:table-cell>
          <table:table-cell table:formula="of:=REPLACE([.B3932]; 1; 29; &quot;&quot;)" office:value-type="string" office:string-value="MegaMek/megameklab" calcext:value-type="string">
            <text:p>MegaMek/megameklab</text:p>
          </table:table-cell>
        </table:table-row>
        <table:table-row table:style-name="ro1">
          <table:table-cell office:value-type="float" office:value="24236489" calcext:value-type="float">
            <text:p>24236489</text:p>
          </table:table-cell>
          <table:table-cell office:value-type="string" calcext:value-type="string">
            <text:p>https://api.github.com/repos/ibm-bluemix-mobile-services/bms-clientsdk-cordova-plugin-core</text:p>
          </table:table-cell>
          <table:table-cell table:formula="of:=REPLACE([.B3933]; 1; 29; &quot;&quot;)" office:value-type="string" office:string-value="ibm-bluemix-mobile-services/bms-clientsdk-cordova-plugin-core" calcext:value-type="string">
            <text:p>ibm-bluemix-mobile-services/bms-clientsdk-cordova-plugin-core</text:p>
          </table:table-cell>
        </table:table-row>
        <table:table-row table:style-name="ro1">
          <table:table-cell office:value-type="float" office:value="24244216" calcext:value-type="float">
            <text:p>24244216</text:p>
          </table:table-cell>
          <table:table-cell office:value-type="string" calcext:value-type="string">
            <text:p>https://api.github.com/repos/Tobi29/ScapesEngine</text:p>
          </table:table-cell>
          <table:table-cell table:formula="of:=REPLACE([.B3934]; 1; 29; &quot;&quot;)" office:value-type="string" office:string-value="Tobi29/ScapesEngine" calcext:value-type="string">
            <text:p>Tobi29/ScapesEngine</text:p>
          </table:table-cell>
        </table:table-row>
        <table:table-row table:style-name="ro1">
          <table:table-cell office:value-type="float" office:value="24244269" calcext:value-type="float">
            <text:p>24244269</text:p>
          </table:table-cell>
          <table:table-cell office:value-type="string" calcext:value-type="string">
            <text:p>https://api.github.com/repos/kingjon3377/strategicprimer-viewer</text:p>
          </table:table-cell>
          <table:table-cell table:formula="of:=REPLACE([.B3935]; 1; 29; &quot;&quot;)" office:value-type="string" office:string-value="kingjon3377/strategicprimer-viewer" calcext:value-type="string">
            <text:p>kingjon3377/strategicprimer-viewer</text:p>
          </table:table-cell>
        </table:table-row>
        <table:table-row table:style-name="ro1">
          <table:table-cell office:value-type="float" office:value="24293736" calcext:value-type="float">
            <text:p>24293736</text:p>
          </table:table-cell>
          <table:table-cell office:value-type="string" calcext:value-type="string">
            <text:p>https://api.github.com/repos/Chisel-Team/Chisel</text:p>
          </table:table-cell>
          <table:table-cell table:formula="of:=REPLACE([.B3936]; 1; 29; &quot;&quot;)" office:value-type="string" office:string-value="Chisel-Team/Chisel" calcext:value-type="string">
            <text:p>Chisel-Team/Chisel</text:p>
          </table:table-cell>
        </table:table-row>
        <table:table-row table:style-name="ro1">
          <table:table-cell office:value-type="float" office:value="24295806" calcext:value-type="float">
            <text:p>24295806</text:p>
          </table:table-cell>
          <table:table-cell office:value-type="string" calcext:value-type="string">
            <text:p>https://api.github.com/repos/khasang/Cachoeira</text:p>
          </table:table-cell>
          <table:table-cell table:formula="of:=REPLACE([.B3937]; 1; 29; &quot;&quot;)" office:value-type="string" office:string-value="khasang/Cachoeira" calcext:value-type="string">
            <text:p>khasang/Cachoeira</text:p>
          </table:table-cell>
        </table:table-row>
        <table:table-row table:style-name="ro1">
          <table:table-cell office:value-type="float" office:value="24299960" calcext:value-type="float">
            <text:p>24299960</text:p>
          </table:table-cell>
          <table:table-cell office:value-type="string" calcext:value-type="string">
            <text:p>https://api.github.com/repos/hbz/lobid-resources</text:p>
          </table:table-cell>
          <table:table-cell table:formula="of:=REPLACE([.B3938]; 1; 29; &quot;&quot;)" office:value-type="string" office:string-value="hbz/lobid-resources" calcext:value-type="string">
            <text:p>hbz/lobid-resources</text:p>
          </table:table-cell>
        </table:table-row>
        <table:table-row table:style-name="ro1">
          <table:table-cell office:value-type="float" office:value="24350320" calcext:value-type="float">
            <text:p>24350320</text:p>
          </table:table-cell>
          <table:table-cell office:value-type="string" calcext:value-type="string">
            <text:p>https://api.github.com/repos/fabric8io/ipaas-quickstarts</text:p>
          </table:table-cell>
          <table:table-cell table:formula="of:=REPLACE([.B3939]; 1; 29; &quot;&quot;)" office:value-type="string" office:string-value="fabric8io/ipaas-quickstarts" calcext:value-type="string">
            <text:p>fabric8io/ipaas-quickstarts</text:p>
          </table:table-cell>
        </table:table-row>
        <table:table-row table:style-name="ro1">
          <table:table-cell office:value-type="float" office:value="24358697" calcext:value-type="float">
            <text:p>24358697</text:p>
          </table:table-cell>
          <table:table-cell office:value-type="string" calcext:value-type="string">
            <text:p>https://api.github.com/repos/uber/tchannel-java</text:p>
          </table:table-cell>
          <table:table-cell table:formula="of:=REPLACE([.B3940]; 1; 29; &quot;&quot;)" office:value-type="string" office:string-value="uber/tchannel-java" calcext:value-type="string">
            <text:p>uber/tchannel-java</text:p>
          </table:table-cell>
        </table:table-row>
        <table:table-row table:style-name="ro1">
          <table:table-cell office:value-type="float" office:value="24367041" calcext:value-type="float">
            <text:p>24367041</text:p>
          </table:table-cell>
          <table:table-cell office:value-type="string" calcext:value-type="string">
            <text:p>https://api.github.com/repos/apache/incubator-apex-core</text:p>
          </table:table-cell>
          <table:table-cell table:formula="of:=REPLACE([.B3941]; 1; 29; &quot;&quot;)" office:value-type="string" office:string-value="apache/incubator-apex-core" calcext:value-type="string">
            <text:p>apache/incubator-apex-core</text:p>
          </table:table-cell>
        </table:table-row>
        <table:table-row table:style-name="ro1">
          <table:table-cell office:value-type="float" office:value="24371521" calcext:value-type="float">
            <text:p>24371521</text:p>
          </table:table-cell>
          <table:table-cell office:value-type="string" calcext:value-type="string">
            <text:p>https://api.github.com/repos/vaadin/vaadin-grid</text:p>
          </table:table-cell>
          <table:table-cell table:formula="of:=REPLACE([.B3942]; 1; 29; &quot;&quot;)" office:value-type="string" office:string-value="vaadin/vaadin-grid" calcext:value-type="string">
            <text:p>vaadin/vaadin-grid</text:p>
          </table:table-cell>
        </table:table-row>
        <table:table-row table:style-name="ro1">
          <table:table-cell office:value-type="float" office:value="24425318" calcext:value-type="float">
            <text:p>24425318</text:p>
          </table:table-cell>
          <table:table-cell office:value-type="string" calcext:value-type="string">
            <text:p>https://api.github.com/repos/RocketChat/Rocket.Chat.Android</text:p>
          </table:table-cell>
          <table:table-cell table:formula="of:=REPLACE([.B3943]; 1; 29; &quot;&quot;)" office:value-type="string" office:string-value="RocketChat/Rocket.Chat.Android" calcext:value-type="string">
            <text:p>RocketChat/Rocket.Chat.Android</text:p>
          </table:table-cell>
        </table:table-row>
        <table:table-row table:style-name="ro1">
          <table:table-cell office:value-type="float" office:value="24473798" calcext:value-type="float">
            <text:p>24473798</text:p>
          </table:table-cell>
          <table:table-cell office:value-type="string" calcext:value-type="string">
            <text:p>https://api.github.com/repos/ludoviko/codeRacing</text:p>
          </table:table-cell>
          <table:table-cell table:formula="of:=REPLACE([.B3944]; 1; 29; &quot;&quot;)" office:value-type="string" office:string-value="ludoviko/codeRacing" calcext:value-type="string">
            <text:p>ludoviko/codeRacing</text:p>
          </table:table-cell>
        </table:table-row>
        <table:table-row table:style-name="ro1">
          <table:table-cell office:value-type="float" office:value="24479741" calcext:value-type="float">
            <text:p>24479741</text:p>
          </table:table-cell>
          <table:table-cell office:value-type="string" calcext:value-type="string">
            <text:p>https://api.github.com/repos/mycontroller-org/mycontroller</text:p>
          </table:table-cell>
          <table:table-cell table:formula="of:=REPLACE([.B3945]; 1; 29; &quot;&quot;)" office:value-type="string" office:string-value="mycontroller-org/mycontroller" calcext:value-type="string">
            <text:p>mycontroller-org/mycontroller</text:p>
          </table:table-cell>
        </table:table-row>
        <table:table-row table:style-name="ro1">
          <table:table-cell office:value-type="float" office:value="24484067" calcext:value-type="float">
            <text:p>24484067</text:p>
          </table:table-cell>
          <table:table-cell office:value-type="string" calcext:value-type="string">
            <text:p>https://api.github.com/repos/MenoData/Time4A</text:p>
          </table:table-cell>
          <table:table-cell table:formula="of:=REPLACE([.B3946]; 1; 29; &quot;&quot;)" office:value-type="string" office:string-value="MenoData/Time4A" calcext:value-type="string">
            <text:p>MenoData/Time4A</text:p>
          </table:table-cell>
        </table:table-row>
        <table:table-row table:style-name="ro1">
          <table:table-cell office:value-type="float" office:value="24535217" calcext:value-type="float">
            <text:p>24535217</text:p>
          </table:table-cell>
          <table:table-cell office:value-type="string" calcext:value-type="string">
            <text:p>https://api.github.com/repos/dmfs/opentasks</text:p>
          </table:table-cell>
          <table:table-cell table:formula="of:=REPLACE([.B3947]; 1; 29; &quot;&quot;)" office:value-type="string" office:string-value="dmfs/opentasks" calcext:value-type="string">
            <text:p>dmfs/opentasks</text:p>
          </table:table-cell>
        </table:table-row>
        <table:table-row table:style-name="ro1">
          <table:table-cell office:value-type="float" office:value="24540805" calcext:value-type="float">
            <text:p>24540805</text:p>
          </table:table-cell>
          <table:table-cell office:value-type="string" calcext:value-type="string">
            <text:p>https://api.github.com/repos/Dreamteam2015-LBSLund/Village-Tycoon-RTS</text:p>
          </table:table-cell>
          <table:table-cell table:formula="of:=REPLACE([.B3948]; 1; 29; &quot;&quot;)" office:value-type="string" office:string-value="Dreamteam2015-LBSLund/Village-Tycoon-RTS" calcext:value-type="string">
            <text:p>Dreamteam2015-LBSLund/Village-Tycoon-RTS</text:p>
          </table:table-cell>
        </table:table-row>
        <table:table-row table:style-name="ro1">
          <table:table-cell office:value-type="float" office:value="24541723" calcext:value-type="float">
            <text:p>24541723</text:p>
          </table:table-cell>
          <table:table-cell office:value-type="string" calcext:value-type="string">
            <text:p>https://api.github.com/repos/unicesi/pascani</text:p>
          </table:table-cell>
          <table:table-cell table:formula="of:=REPLACE([.B3949]; 1; 29; &quot;&quot;)" office:value-type="string" office:string-value="unicesi/pascani" calcext:value-type="string">
            <text:p>unicesi/pascani</text:p>
          </table:table-cell>
        </table:table-row>
        <table:table-row table:style-name="ro1">
          <table:table-cell office:value-type="float" office:value="24543952" calcext:value-type="float">
            <text:p>24543952</text:p>
          </table:table-cell>
          <table:table-cell office:value-type="string" calcext:value-type="string">
            <text:p>https://api.github.com/repos/PracticaProfesional/Practica</text:p>
          </table:table-cell>
          <table:table-cell table:formula="of:=REPLACE([.B3950]; 1; 29; &quot;&quot;)" office:value-type="string" office:string-value="PracticaProfesional/Practica" calcext:value-type="string">
            <text:p>PracticaProfesional/Practica</text:p>
          </table:table-cell>
        </table:table-row>
        <table:table-row table:style-name="ro1">
          <table:table-cell office:value-type="float" office:value="24608310" calcext:value-type="float">
            <text:p>24608310</text:p>
          </table:table-cell>
          <table:table-cell office:value-type="string" calcext:value-type="string">
            <text:p>https://api.github.com/repos/tweetweetarnold/eureka_webservice</text:p>
          </table:table-cell>
          <table:table-cell table:formula="of:=REPLACE([.B3951]; 1; 29; &quot;&quot;)" office:value-type="string" office:string-value="tweetweetarnold/eureka_webservice" calcext:value-type="string">
            <text:p>tweetweetarnold/eureka_webservice</text:p>
          </table:table-cell>
        </table:table-row>
        <table:table-row table:style-name="ro1">
          <table:table-cell office:value-type="float" office:value="24646473" calcext:value-type="float">
            <text:p>24646473</text:p>
          </table:table-cell>
          <table:table-cell office:value-type="string" calcext:value-type="string">
            <text:p>https://api.github.com/repos/Mgamerz/me3modmanager</text:p>
          </table:table-cell>
          <table:table-cell table:formula="of:=REPLACE([.B3952]; 1; 29; &quot;&quot;)" office:value-type="string" office:string-value="Mgamerz/me3modmanager" calcext:value-type="string">
            <text:p>Mgamerz/me3modmanager</text:p>
          </table:table-cell>
        </table:table-row>
        <table:table-row table:style-name="ro1">
          <table:table-cell office:value-type="float" office:value="24667882" calcext:value-type="float">
            <text:p>24667882</text:p>
          </table:table-cell>
          <table:table-cell office:value-type="string" calcext:value-type="string">
            <text:p>https://api.github.com/repos/dcm4che/dcm4chee-arc-light</text:p>
          </table:table-cell>
          <table:table-cell table:formula="of:=REPLACE([.B3953]; 1; 29; &quot;&quot;)" office:value-type="string" office:string-value="dcm4che/dcm4chee-arc-light" calcext:value-type="string">
            <text:p>dcm4che/dcm4chee-arc-light</text:p>
          </table:table-cell>
        </table:table-row>
        <table:table-row table:style-name="ro1">
          <table:table-cell office:value-type="float" office:value="24701699" calcext:value-type="float">
            <text:p>24701699</text:p>
          </table:table-cell>
          <table:table-cell office:value-type="string" calcext:value-type="string">
            <text:p>https://api.github.com/repos/olegkleiman/FreeRide</text:p>
          </table:table-cell>
          <table:table-cell table:formula="of:=REPLACE([.B3954]; 1; 29; &quot;&quot;)" office:value-type="string" office:string-value="olegkleiman/FreeRide" calcext:value-type="string">
            <text:p>olegkleiman/FreeRide</text:p>
          </table:table-cell>
        </table:table-row>
        <table:table-row table:style-name="ro1">
          <table:table-cell office:value-type="float" office:value="24701885" calcext:value-type="float">
            <text:p>24701885</text:p>
          </table:table-cell>
          <table:table-cell office:value-type="string" calcext:value-type="string">
            <text:p>https://api.github.com/repos/Vidada-Project/Vidada-Server</text:p>
          </table:table-cell>
          <table:table-cell table:formula="of:=REPLACE([.B3955]; 1; 29; &quot;&quot;)" office:value-type="string" office:string-value="Vidada-Project/Vidada-Server" calcext:value-type="string">
            <text:p>Vidada-Project/Vidada-Server</text:p>
          </table:table-cell>
        </table:table-row>
        <table:table-row table:style-name="ro1">
          <table:table-cell office:value-type="float" office:value="24763660" calcext:value-type="float">
            <text:p>24763660</text:p>
          </table:table-cell>
          <table:table-cell office:value-type="string" calcext:value-type="string">
            <text:p>https://api.github.com/repos/suportertools/sindical</text:p>
          </table:table-cell>
          <table:table-cell table:formula="of:=REPLACE([.B3956]; 1; 29; &quot;&quot;)" office:value-type="string" office:string-value="suportertools/sindical" calcext:value-type="string">
            <text:p>suportertools/sindical</text:p>
          </table:table-cell>
        </table:table-row>
        <table:table-row table:style-name="ro1">
          <table:table-cell office:value-type="float" office:value="24784926" calcext:value-type="float">
            <text:p>24784926</text:p>
          </table:table-cell>
          <table:table-cell office:value-type="string" calcext:value-type="string">
            <text:p>https://api.github.com/repos/tanhaichao/leopard-mvc</text:p>
          </table:table-cell>
          <table:table-cell table:formula="of:=REPLACE([.B3957]; 1; 29; &quot;&quot;)" office:value-type="string" office:string-value="tanhaichao/leopard-mvc" calcext:value-type="string">
            <text:p>tanhaichao/leopard-mvc</text:p>
          </table:table-cell>
        </table:table-row>
        <table:table-row table:style-name="ro1">
          <table:table-cell office:value-type="float" office:value="24791090" calcext:value-type="float">
            <text:p>24791090</text:p>
          </table:table-cell>
          <table:table-cell office:value-type="string" calcext:value-type="string">
            <text:p>https://api.github.com/repos/evgmik/robocode_bots.frame-lib</text:p>
          </table:table-cell>
          <table:table-cell table:formula="of:=REPLACE([.B3958]; 1; 29; &quot;&quot;)" office:value-type="string" office:string-value="evgmik/robocode_bots.frame-lib" calcext:value-type="string">
            <text:p>evgmik/robocode_bots.frame-lib</text:p>
          </table:table-cell>
        </table:table-row>
        <table:table-row table:style-name="ro1">
          <table:table-cell office:value-type="float" office:value="24800234" calcext:value-type="float">
            <text:p>24800234</text:p>
          </table:table-cell>
          <table:table-cell office:value-type="string" calcext:value-type="string">
            <text:p>https://api.github.com/repos/zhaojian770627/MyStudy</text:p>
          </table:table-cell>
          <table:table-cell table:formula="of:=REPLACE([.B3959]; 1; 29; &quot;&quot;)" office:value-type="string" office:string-value="zhaojian770627/MyStudy" calcext:value-type="string">
            <text:p>zhaojian770627/MyStudy</text:p>
          </table:table-cell>
        </table:table-row>
        <table:table-row table:style-name="ro1">
          <table:table-cell office:value-type="float" office:value="24800526" calcext:value-type="float">
            <text:p>24800526</text:p>
          </table:table-cell>
          <table:table-cell office:value-type="string" calcext:value-type="string">
            <text:p>https://api.github.com/repos/iabakoproject/iabako</text:p>
          </table:table-cell>
          <table:table-cell table:formula="of:=REPLACE([.B3960]; 1; 29; &quot;&quot;)" office:value-type="string" office:string-value="iabakoproject/iabako" calcext:value-type="string">
            <text:p>iabakoproject/iabako</text:p>
          </table:table-cell>
        </table:table-row>
        <table:table-row table:style-name="ro1">
          <table:table-cell office:value-type="float" office:value="24807510" calcext:value-type="float">
            <text:p>24807510</text:p>
          </table:table-cell>
          <table:table-cell office:value-type="string" calcext:value-type="string">
            <text:p>https://api.github.com/repos/gemoc/concurrency</text:p>
          </table:table-cell>
          <table:table-cell table:formula="of:=REPLACE([.B3961]; 1; 29; &quot;&quot;)" office:value-type="string" office:string-value="gemoc/concurrency" calcext:value-type="string">
            <text:p>gemoc/concurrency</text:p>
          </table:table-cell>
        </table:table-row>
        <table:table-row table:style-name="ro1">
          <table:table-cell office:value-type="float" office:value="24810085" calcext:value-type="float">
            <text:p>24810085</text:p>
          </table:table-cell>
          <table:table-cell office:value-type="string" calcext:value-type="string">
            <text:p>https://api.github.com/repos/gemoc/modelanimation</text:p>
          </table:table-cell>
          <table:table-cell table:formula="of:=REPLACE([.B3962]; 1; 29; &quot;&quot;)" office:value-type="string" office:string-value="gemoc/modelanimation" calcext:value-type="string">
            <text:p>gemoc/modelanimation</text:p>
          </table:table-cell>
        </table:table-row>
        <table:table-row table:style-name="ro1">
          <table:table-cell office:value-type="float" office:value="24812337" calcext:value-type="float">
            <text:p>24812337</text:p>
          </table:table-cell>
          <table:table-cell office:value-type="string" calcext:value-type="string">
            <text:p>https://api.github.com/repos/opendaylight/mdsal</text:p>
          </table:table-cell>
          <table:table-cell table:formula="of:=REPLACE([.B3963]; 1; 29; &quot;&quot;)" office:value-type="string" office:string-value="opendaylight/mdsal" calcext:value-type="string">
            <text:p>opendaylight/mdsal</text:p>
          </table:table-cell>
        </table:table-row>
        <table:table-row table:style-name="ro1">
          <table:table-cell office:value-type="float" office:value="24836057" calcext:value-type="float">
            <text:p>24836057</text:p>
          </table:table-cell>
          <table:table-cell office:value-type="string" calcext:value-type="string">
            <text:p>https://api.github.com/repos/apache/incubator-apex-malhar</text:p>
          </table:table-cell>
          <table:table-cell table:formula="of:=REPLACE([.B3964]; 1; 29; &quot;&quot;)" office:value-type="string" office:string-value="apache/incubator-apex-malhar" calcext:value-type="string">
            <text:p>apache/incubator-apex-malhar</text:p>
          </table:table-cell>
        </table:table-row>
        <table:table-row table:style-name="ro1">
          <table:table-cell office:value-type="float" office:value="24854286" calcext:value-type="float">
            <text:p>24854286</text:p>
          </table:table-cell>
          <table:table-cell office:value-type="string" calcext:value-type="string">
            <text:p>https://api.github.com/repos/darshanhs90/Java-InterviewPrep</text:p>
          </table:table-cell>
          <table:table-cell table:formula="of:=REPLACE([.B3965]; 1; 29; &quot;&quot;)" office:value-type="string" office:string-value="darshanhs90/Java-InterviewPrep" calcext:value-type="string">
            <text:p>darshanhs90/Java-InterviewPrep</text:p>
          </table:table-cell>
        </table:table-row>
        <table:table-row table:style-name="ro1">
          <table:table-cell office:value-type="float" office:value="24857986" calcext:value-type="float">
            <text:p>24857986</text:p>
          </table:table-cell>
          <table:table-cell office:value-type="string" calcext:value-type="string">
            <text:p>https://api.github.com/repos/ProteinsWebTeam/ebi-metagenomics</text:p>
          </table:table-cell>
          <table:table-cell table:formula="of:=REPLACE([.B3966]; 1; 29; &quot;&quot;)" office:value-type="string" office:string-value="ProteinsWebTeam/ebi-metagenomics" calcext:value-type="string">
            <text:p>ProteinsWebTeam/ebi-metagenomics</text:p>
          </table:table-cell>
        </table:table-row>
        <table:table-row table:style-name="ro1">
          <table:table-cell office:value-type="float" office:value="24865072" calcext:value-type="float">
            <text:p>24865072</text:p>
          </table:table-cell>
          <table:table-cell office:value-type="string" calcext:value-type="string">
            <text:p>https://api.github.com/repos/xamoom/xamoom-android-sdk</text:p>
          </table:table-cell>
          <table:table-cell table:formula="of:=REPLACE([.B3967]; 1; 29; &quot;&quot;)" office:value-type="string" office:string-value="xamoom/xamoom-android-sdk" calcext:value-type="string">
            <text:p>xamoom/xamoom-android-sdk</text:p>
          </table:table-cell>
        </table:table-row>
        <table:table-row table:style-name="ro1">
          <table:table-cell office:value-type="float" office:value="24873280" calcext:value-type="float">
            <text:p>24873280</text:p>
          </table:table-cell>
          <table:table-cell office:value-type="string" calcext:value-type="string">
            <text:p>https://api.github.com/repos/compomics/peptide-shaker</text:p>
          </table:table-cell>
          <table:table-cell table:formula="of:=REPLACE([.B3968]; 1; 29; &quot;&quot;)" office:value-type="string" office:string-value="compomics/peptide-shaker" calcext:value-type="string">
            <text:p>compomics/peptide-shaker</text:p>
          </table:table-cell>
        </table:table-row>
        <table:table-row table:style-name="ro1">
          <table:table-cell office:value-type="float" office:value="24878683" calcext:value-type="float">
            <text:p>24878683</text:p>
          </table:table-cell>
          <table:table-cell office:value-type="string" calcext:value-type="string">
            <text:p>https://api.github.com/repos/compomics/compomics-utilities</text:p>
          </table:table-cell>
          <table:table-cell table:formula="of:=REPLACE([.B3969]; 1; 29; &quot;&quot;)" office:value-type="string" office:string-value="compomics/compomics-utilities" calcext:value-type="string">
            <text:p>compomics/compomics-utilities</text:p>
          </table:table-cell>
        </table:table-row>
        <table:table-row table:style-name="ro1">
          <table:table-cell office:value-type="float" office:value="24884408" calcext:value-type="float">
            <text:p>24884408</text:p>
          </table:table-cell>
          <table:table-cell office:value-type="string" calcext:value-type="string">
            <text:p>https://api.github.com/repos/nking/curvature-scale-space-corners-and-transformations</text:p>
          </table:table-cell>
          <table:table-cell table:formula="of:=REPLACE([.B3970]; 1; 29; &quot;&quot;)" office:value-type="string" office:string-value="nking/curvature-scale-space-corners-and-transformations" calcext:value-type="string">
            <text:p>nking/curvature-scale-space-corners-and-transformations</text:p>
          </table:table-cell>
        </table:table-row>
        <table:table-row table:style-name="ro1">
          <table:table-cell office:value-type="float" office:value="24888054" calcext:value-type="float">
            <text:p>24888054</text:p>
          </table:table-cell>
          <table:table-cell office:value-type="string" calcext:value-type="string">
            <text:p>https://api.github.com/repos/BorderTech/wcomponents</text:p>
          </table:table-cell>
          <table:table-cell table:formula="of:=REPLACE([.B3971]; 1; 29; &quot;&quot;)" office:value-type="string" office:string-value="BorderTech/wcomponents" calcext:value-type="string">
            <text:p>BorderTech/wcomponents</text:p>
          </table:table-cell>
        </table:table-row>
        <table:table-row table:style-name="ro1">
          <table:table-cell office:value-type="float" office:value="24919921" calcext:value-type="float">
            <text:p>24919921</text:p>
          </table:table-cell>
          <table:table-cell office:value-type="string" calcext:value-type="string">
            <text:p>https://api.github.com/repos/jhoaquinsito/vet</text:p>
          </table:table-cell>
          <table:table-cell table:formula="of:=REPLACE([.B3972]; 1; 29; &quot;&quot;)" office:value-type="string" office:string-value="jhoaquinsito/vet" calcext:value-type="string">
            <text:p>jhoaquinsito/vet</text:p>
          </table:table-cell>
        </table:table-row>
        <table:table-row table:style-name="ro1">
          <table:table-cell office:value-type="float" office:value="24923057" calcext:value-type="float">
            <text:p>24923057</text:p>
          </table:table-cell>
          <table:table-cell office:value-type="string" calcext:value-type="string">
            <text:p>https://api.github.com/repos/dolda2000/hafen-client</text:p>
          </table:table-cell>
          <table:table-cell table:formula="of:=REPLACE([.B3973]; 1; 29; &quot;&quot;)" office:value-type="string" office:string-value="dolda2000/hafen-client" calcext:value-type="string">
            <text:p>dolda2000/hafen-client</text:p>
          </table:table-cell>
        </table:table-row>
        <table:table-row table:style-name="ro1">
          <table:table-cell office:value-type="float" office:value="24925338" calcext:value-type="float">
            <text:p>24925338</text:p>
          </table:table-cell>
          <table:table-cell office:value-type="string" calcext:value-type="string">
            <text:p>https://api.github.com/repos/GuusHamm/Call-of-Cactus</text:p>
          </table:table-cell>
          <table:table-cell table:formula="of:=REPLACE([.B3974]; 1; 29; &quot;&quot;)" office:value-type="string" office:string-value="GuusHamm/Call-of-Cactus" calcext:value-type="string">
            <text:p>GuusHamm/Call-of-Cactus</text:p>
          </table:table-cell>
        </table:table-row>
        <table:table-row table:style-name="ro1">
          <table:table-cell office:value-type="float" office:value="24928224" calcext:value-type="float">
            <text:p>24928224</text:p>
          </table:table-cell>
          <table:table-cell office:value-type="string" calcext:value-type="string">
            <text:p>https://api.github.com/repos/WPIRoboticsProjects/GRIP</text:p>
          </table:table-cell>
          <table:table-cell table:formula="of:=REPLACE([.B3975]; 1; 29; &quot;&quot;)" office:value-type="string" office:string-value="WPIRoboticsProjects/GRIP" calcext:value-type="string">
            <text:p>WPIRoboticsProjects/GRIP</text:p>
          </table:table-cell>
        </table:table-row>
        <table:table-row table:style-name="ro1">
          <table:table-cell office:value-type="float" office:value="24930566" calcext:value-type="float">
            <text:p>24930566</text:p>
          </table:table-cell>
          <table:table-cell office:value-type="string" calcext:value-type="string">
            <text:p>https://api.github.com/repos/Brunel-Visualization/Brunel</text:p>
          </table:table-cell>
          <table:table-cell table:formula="of:=REPLACE([.B3976]; 1; 29; &quot;&quot;)" office:value-type="string" office:string-value="Brunel-Visualization/Brunel" calcext:value-type="string">
            <text:p>Brunel-Visualization/Brunel</text:p>
          </table:table-cell>
        </table:table-row>
        <table:table-row table:style-name="ro1">
          <table:table-cell office:value-type="float" office:value="24931161" calcext:value-type="float">
            <text:p>24931161</text:p>
          </table:table-cell>
          <table:table-cell office:value-type="string" calcext:value-type="string">
            <text:p>https://api.github.com/repos/debrief/limpet</text:p>
          </table:table-cell>
          <table:table-cell table:formula="of:=REPLACE([.B3977]; 1; 29; &quot;&quot;)" office:value-type="string" office:string-value="debrief/limpet" calcext:value-type="string">
            <text:p>debrief/limpet</text:p>
          </table:table-cell>
        </table:table-row>
        <table:table-row table:style-name="ro1">
          <table:table-cell office:value-type="float" office:value="24933721" calcext:value-type="float">
            <text:p>24933721</text:p>
          </table:table-cell>
          <table:table-cell office:value-type="string" calcext:value-type="string">
            <text:p>https://api.github.com/repos/MensObscura/FeedMe</text:p>
          </table:table-cell>
          <table:table-cell table:formula="of:=REPLACE([.B3978]; 1; 29; &quot;&quot;)" office:value-type="string" office:string-value="MensObscura/FeedMe" calcext:value-type="string">
            <text:p>MensObscura/FeedMe</text:p>
          </table:table-cell>
        </table:table-row>
        <table:table-row table:style-name="ro1">
          <table:table-cell office:value-type="float" office:value="24936068" calcext:value-type="float">
            <text:p>24936068</text:p>
          </table:table-cell>
          <table:table-cell office:value-type="string" calcext:value-type="string">
            <text:p>https://api.github.com/repos/Bisharp/AppliedJava</text:p>
          </table:table-cell>
          <table:table-cell table:formula="of:=REPLACE([.B3979]; 1; 29; &quot;&quot;)" office:value-type="string" office:string-value="Bisharp/AppliedJava" calcext:value-type="string">
            <text:p>Bisharp/AppliedJava</text:p>
          </table:table-cell>
        </table:table-row>
        <table:table-row table:style-name="ro1">
          <table:table-cell office:value-type="float" office:value="24940690" calcext:value-type="float">
            <text:p>24940690</text:p>
          </table:table-cell>
          <table:table-cell office:value-type="string" calcext:value-type="string">
            <text:p>https://api.github.com/repos/baygoit/GoJava</text:p>
          </table:table-cell>
          <table:table-cell table:formula="of:=REPLACE([.B3980]; 1; 29; &quot;&quot;)" office:value-type="string" office:string-value="baygoit/GoJava" calcext:value-type="string">
            <text:p>baygoit/GoJava</text:p>
          </table:table-cell>
        </table:table-row>
        <table:table-row table:style-name="ro1">
          <table:table-cell office:value-type="float" office:value="24949735" calcext:value-type="float">
            <text:p>24949735</text:p>
          </table:table-cell>
          <table:table-cell office:value-type="string" calcext:value-type="string">
            <text:p>https://api.github.com/repos/PlayFab/JavaSDK</text:p>
          </table:table-cell>
          <table:table-cell table:formula="of:=REPLACE([.B3981]; 1; 29; &quot;&quot;)" office:value-type="string" office:string-value="PlayFab/JavaSDK" calcext:value-type="string">
            <text:p>PlayFab/JavaSDK</text:p>
          </table:table-cell>
        </table:table-row>
        <table:table-row table:style-name="ro1">
          <table:table-cell office:value-type="float" office:value="24961813" calcext:value-type="float">
            <text:p>24961813</text:p>
          </table:table-cell>
          <table:table-cell office:value-type="string" calcext:value-type="string">
            <text:p>https://api.github.com/repos/OpenGGEngine/OpenGG-Project</text:p>
          </table:table-cell>
          <table:table-cell table:formula="of:=REPLACE([.B3982]; 1; 29; &quot;&quot;)" office:value-type="string" office:string-value="OpenGGEngine/OpenGG-Project" calcext:value-type="string">
            <text:p>OpenGGEngine/OpenGG-Project</text:p>
          </table:table-cell>
        </table:table-row>
        <table:table-row table:style-name="ro1">
          <table:table-cell office:value-type="float" office:value="24976537" calcext:value-type="float">
            <text:p>24976537</text:p>
          </table:table-cell>
          <table:table-cell office:value-type="string" calcext:value-type="string">
            <text:p>https://api.github.com/repos/fesch/CanZE</text:p>
          </table:table-cell>
          <table:table-cell table:formula="of:=REPLACE([.B3983]; 1; 29; &quot;&quot;)" office:value-type="string" office:string-value="fesch/CanZE" calcext:value-type="string">
            <text:p>fesch/CanZE</text:p>
          </table:table-cell>
        </table:table-row>
        <table:table-row table:style-name="ro1">
          <table:table-cell office:value-type="float" office:value="24979586" calcext:value-type="float">
            <text:p>24979586</text:p>
          </table:table-cell>
          <table:table-cell office:value-type="string" calcext:value-type="string">
            <text:p>https://api.github.com/repos/bprollinson/robotzombieninjawizard</text:p>
          </table:table-cell>
          <table:table-cell table:formula="of:=REPLACE([.B3984]; 1; 29; &quot;&quot;)" office:value-type="string" office:string-value="bprollinson/robotzombieninjawizard" calcext:value-type="string">
            <text:p>bprollinson/robotzombieninjawizard</text:p>
          </table:table-cell>
        </table:table-row>
        <table:table-row table:style-name="ro1">
          <table:table-cell office:value-type="float" office:value="25007096" calcext:value-type="float">
            <text:p>25007096</text:p>
          </table:table-cell>
          <table:table-cell office:value-type="string" calcext:value-type="string">
            <text:p>https://api.github.com/repos/timeraider4u/xtext-predicates</text:p>
          </table:table-cell>
          <table:table-cell table:formula="of:=REPLACE([.B3985]; 1; 29; &quot;&quot;)" office:value-type="string" office:string-value="timeraider4u/xtext-predicates" calcext:value-type="string">
            <text:p>timeraider4u/xtext-predicates</text:p>
          </table:table-cell>
        </table:table-row>
        <table:table-row table:style-name="ro1">
          <table:table-cell office:value-type="float" office:value="25025145" calcext:value-type="float">
            <text:p>25025145</text:p>
          </table:table-cell>
          <table:table-cell office:value-type="string" calcext:value-type="string">
            <text:p>https://api.github.com/repos/TelefonicaED/liferaylms-portlet</text:p>
          </table:table-cell>
          <table:table-cell table:formula="of:=REPLACE([.B3986]; 1; 29; &quot;&quot;)" office:value-type="string" office:string-value="TelefonicaED/liferaylms-portlet" calcext:value-type="string">
            <text:p>TelefonicaED/liferaylms-portlet</text:p>
          </table:table-cell>
        </table:table-row>
        <table:table-row table:style-name="ro1">
          <table:table-cell office:value-type="float" office:value="25033125" calcext:value-type="float">
            <text:p>25033125</text:p>
          </table:table-cell>
          <table:table-cell office:value-type="string" calcext:value-type="string">
            <text:p>https://api.github.com/repos/lockss/lockss-daemon</text:p>
          </table:table-cell>
          <table:table-cell table:formula="of:=REPLACE([.B3987]; 1; 29; &quot;&quot;)" office:value-type="string" office:string-value="lockss/lockss-daemon" calcext:value-type="string">
            <text:p>lockss/lockss-daemon</text:p>
          </table:table-cell>
        </table:table-row>
        <table:table-row table:style-name="ro1">
          <table:table-cell office:value-type="float" office:value="25033273" calcext:value-type="float">
            <text:p>25033273</text:p>
          </table:table-cell>
          <table:table-cell office:value-type="string" calcext:value-type="string">
            <text:p>https://api.github.com/repos/juanpb/jpb-667</text:p>
          </table:table-cell>
          <table:table-cell table:formula="of:=REPLACE([.B3988]; 1; 29; &quot;&quot;)" office:value-type="string" office:string-value="juanpb/jpb-667" calcext:value-type="string">
            <text:p>juanpb/jpb-667</text:p>
          </table:table-cell>
        </table:table-row>
        <table:table-row table:style-name="ro1">
          <table:table-cell office:value-type="float" office:value="25042077" calcext:value-type="float">
            <text:p>25042077</text:p>
          </table:table-cell>
          <table:table-cell office:value-type="string" calcext:value-type="string">
            <text:p>https://api.github.com/repos/Nastel/tnt4j-streams</text:p>
          </table:table-cell>
          <table:table-cell table:formula="of:=REPLACE([.B3989]; 1; 29; &quot;&quot;)" office:value-type="string" office:string-value="Nastel/tnt4j-streams" calcext:value-type="string">
            <text:p>Nastel/tnt4j-streams</text:p>
          </table:table-cell>
        </table:table-row>
        <table:table-row table:style-name="ro1">
          <table:table-cell office:value-type="float" office:value="25054120" calcext:value-type="float">
            <text:p>25054120</text:p>
          </table:table-cell>
          <table:table-cell office:value-type="string" calcext:value-type="string">
            <text:p>https://api.github.com/repos/dbracewell/hermes</text:p>
          </table:table-cell>
          <table:table-cell table:formula="of:=REPLACE([.B3990]; 1; 29; &quot;&quot;)" office:value-type="string" office:string-value="dbracewell/hermes" calcext:value-type="string">
            <text:p>dbracewell/hermes</text:p>
          </table:table-cell>
        </table:table-row>
        <table:table-row table:style-name="ro1">
          <table:table-cell office:value-type="float" office:value="25068862" calcext:value-type="float">
            <text:p>25068862</text:p>
          </table:table-cell>
          <table:table-cell office:value-type="string" calcext:value-type="string">
            <text:p>https://api.github.com/repos/Teatree/Krashe3</text:p>
          </table:table-cell>
          <table:table-cell table:formula="of:=REPLACE([.B3991]; 1; 29; &quot;&quot;)" office:value-type="string" office:string-value="Teatree/Krashe3" calcext:value-type="string">
            <text:p>Teatree/Krashe3</text:p>
          </table:table-cell>
        </table:table-row>
        <table:table-row table:style-name="ro1">
          <table:table-cell office:value-type="float" office:value="25142183" calcext:value-type="float">
            <text:p>25142183</text:p>
          </table:table-cell>
          <table:table-cell office:value-type="string" calcext:value-type="string">
            <text:p>https://api.github.com/repos/orzechowskikamil/motoresponder</text:p>
          </table:table-cell>
          <table:table-cell table:formula="of:=REPLACE([.B3992]; 1; 29; &quot;&quot;)" office:value-type="string" office:string-value="orzechowskikamil/motoresponder" calcext:value-type="string">
            <text:p>orzechowskikamil/motoresponder</text:p>
          </table:table-cell>
        </table:table-row>
        <table:table-row table:style-name="ro1">
          <table:table-cell office:value-type="float" office:value="25161613" calcext:value-type="float">
            <text:p>25161613</text:p>
          </table:table-cell>
          <table:table-cell office:value-type="string" calcext:value-type="string">
            <text:p>https://api.github.com/repos/kingraser/leetcode</text:p>
          </table:table-cell>
          <table:table-cell table:formula="of:=REPLACE([.B3993]; 1; 29; &quot;&quot;)" office:value-type="string" office:string-value="kingraser/leetcode" calcext:value-type="string">
            <text:p>kingraser/leetcode</text:p>
          </table:table-cell>
        </table:table-row>
        <table:table-row table:style-name="ro1">
          <table:table-cell office:value-type="float" office:value="25165638" calcext:value-type="float">
            <text:p>25165638</text:p>
          </table:table-cell>
          <table:table-cell office:value-type="string" calcext:value-type="string">
            <text:p>https://api.github.com/repos/theScrabi/NewPipe</text:p>
          </table:table-cell>
          <table:table-cell table:formula="of:=REPLACE([.B3994]; 1; 29; &quot;&quot;)" office:value-type="string" office:string-value="theScrabi/NewPipe" calcext:value-type="string">
            <text:p>theScrabi/NewPipe</text:p>
          </table:table-cell>
        </table:table-row>
        <table:table-row table:style-name="ro1">
          <table:table-cell office:value-type="float" office:value="25167056" calcext:value-type="float">
            <text:p>25167056</text:p>
          </table:table-cell>
          <table:table-cell office:value-type="string" calcext:value-type="string">
            <text:p>https://api.github.com/repos/BraintagsGmbH/vertx-pojo-mapper</text:p>
          </table:table-cell>
          <table:table-cell table:formula="of:=REPLACE([.B3995]; 1; 29; &quot;&quot;)" office:value-type="string" office:string-value="BraintagsGmbH/vertx-pojo-mapper" calcext:value-type="string">
            <text:p>BraintagsGmbH/vertx-pojo-mapper</text:p>
          </table:table-cell>
        </table:table-row>
        <table:table-row table:style-name="ro1">
          <table:table-cell office:value-type="float" office:value="25173981" calcext:value-type="float">
            <text:p>25173981</text:p>
          </table:table-cell>
          <table:table-cell office:value-type="string" calcext:value-type="string">
            <text:p>https://api.github.com/repos/JFixby/jfixby-commons</text:p>
          </table:table-cell>
          <table:table-cell table:formula="of:=REPLACE([.B3996]; 1; 29; &quot;&quot;)" office:value-type="string" office:string-value="JFixby/jfixby-commons" calcext:value-type="string">
            <text:p>JFixby/jfixby-commons</text:p>
          </table:table-cell>
        </table:table-row>
        <table:table-row table:style-name="ro1">
          <table:table-cell office:value-type="float" office:value="25174959" calcext:value-type="float">
            <text:p>25174959</text:p>
          </table:table-cell>
          <table:table-cell office:value-type="string" calcext:value-type="string">
            <text:p>https://api.github.com/repos/pennlabs/penn-mobile-android</text:p>
          </table:table-cell>
          <table:table-cell table:formula="of:=REPLACE([.B3997]; 1; 29; &quot;&quot;)" office:value-type="string" office:string-value="pennlabs/penn-mobile-android" calcext:value-type="string">
            <text:p>pennlabs/penn-mobile-android</text:p>
          </table:table-cell>
        </table:table-row>
        <table:table-row table:style-name="ro1">
          <table:table-cell office:value-type="float" office:value="25175558" calcext:value-type="float">
            <text:p>25175558</text:p>
          </table:table-cell>
          <table:table-cell office:value-type="string" calcext:value-type="string">
            <text:p>https://api.github.com/repos/elsiklab/bovinemine</text:p>
          </table:table-cell>
          <table:table-cell table:formula="of:=REPLACE([.B3998]; 1; 29; &quot;&quot;)" office:value-type="string" office:string-value="elsiklab/bovinemine" calcext:value-type="string">
            <text:p>elsiklab/bovinemine</text:p>
          </table:table-cell>
        </table:table-row>
        <table:table-row table:style-name="ro1">
          <table:table-cell office:value-type="float" office:value="25177561" calcext:value-type="float">
            <text:p>25177561</text:p>
          </table:table-cell>
          <table:table-cell office:value-type="string" calcext:value-type="string">
            <text:p>https://api.github.com/repos/liferay/liferay-faces-bridge-api</text:p>
          </table:table-cell>
          <table:table-cell table:formula="of:=REPLACE([.B3999]; 1; 29; &quot;&quot;)" office:value-type="string" office:string-value="liferay/liferay-faces-bridge-api" calcext:value-type="string">
            <text:p>liferay/liferay-faces-bridge-api</text:p>
          </table:table-cell>
        </table:table-row>
        <table:table-row table:style-name="ro1">
          <table:table-cell office:value-type="float" office:value="25177982" calcext:value-type="float">
            <text:p>25177982</text:p>
          </table:table-cell>
          <table:table-cell office:value-type="string" calcext:value-type="string">
            <text:p>https://api.github.com/repos/liferay/liferay-faces-bridge-impl</text:p>
          </table:table-cell>
          <table:table-cell table:formula="of:=REPLACE([.B4000]; 1; 29; &quot;&quot;)" office:value-type="string" office:string-value="liferay/liferay-faces-bridge-impl" calcext:value-type="string">
            <text:p>liferay/liferay-faces-bridge-impl</text:p>
          </table:table-cell>
        </table:table-row>
        <table:table-row table:style-name="ro1">
          <table:table-cell office:value-type="float" office:value="25184327" calcext:value-type="float">
            <text:p>25184327</text:p>
          </table:table-cell>
          <table:table-cell office:value-type="string" calcext:value-type="string">
            <text:p>https://api.github.com/repos/collectivemedia/celos</text:p>
          </table:table-cell>
          <table:table-cell table:formula="of:=REPLACE([.B4001]; 1; 29; &quot;&quot;)" office:value-type="string" office:string-value="collectivemedia/celos" calcext:value-type="string">
            <text:p>collectivemedia/celos</text:p>
          </table:table-cell>
        </table:table-row>
        <table:table-row table:style-name="ro1">
          <table:table-cell office:value-type="float" office:value="25193139" calcext:value-type="float">
            <text:p>25193139</text:p>
          </table:table-cell>
          <table:table-cell office:value-type="string" calcext:value-type="string">
            <text:p>https://api.github.com/repos/Fundynamic/dune2themaker4j</text:p>
          </table:table-cell>
          <table:table-cell table:formula="of:=REPLACE([.B4002]; 1; 29; &quot;&quot;)" office:value-type="string" office:string-value="Fundynamic/dune2themaker4j" calcext:value-type="string">
            <text:p>Fundynamic/dune2themaker4j</text:p>
          </table:table-cell>
        </table:table-row>
        <table:table-row table:style-name="ro1">
          <table:table-cell office:value-type="float" office:value="25195709" calcext:value-type="float">
            <text:p>25195709</text:p>
          </table:table-cell>
          <table:table-cell office:value-type="string" calcext:value-type="string">
            <text:p>https://api.github.com/repos/mllofriu/scs</text:p>
          </table:table-cell>
          <table:table-cell table:formula="of:=REPLACE([.B4003]; 1; 29; &quot;&quot;)" office:value-type="string" office:string-value="mllofriu/scs" calcext:value-type="string">
            <text:p>mllofriu/scs</text:p>
          </table:table-cell>
        </table:table-row>
        <table:table-row table:style-name="ro1">
          <table:table-cell office:value-type="float" office:value="25197771" calcext:value-type="float">
            <text:p>25197771</text:p>
          </table:table-cell>
          <table:table-cell office:value-type="string" calcext:value-type="string">
            <text:p>https://api.github.com/repos/openaire/iis</text:p>
          </table:table-cell>
          <table:table-cell table:formula="of:=REPLACE([.B4004]; 1; 29; &quot;&quot;)" office:value-type="string" office:string-value="openaire/iis" calcext:value-type="string">
            <text:p>openaire/iis</text:p>
          </table:table-cell>
        </table:table-row>
        <table:table-row table:style-name="ro1">
          <table:table-cell office:value-type="float" office:value="25199990" calcext:value-type="float">
            <text:p>25199990</text:p>
          </table:table-cell>
          <table:table-cell office:value-type="string" calcext:value-type="string">
            <text:p>https://api.github.com/repos/winglam/dependent-tests-impact</text:p>
          </table:table-cell>
          <table:table-cell table:formula="of:=REPLACE([.B4005]; 1; 29; &quot;&quot;)" office:value-type="string" office:string-value="winglam/dependent-tests-impact" calcext:value-type="string">
            <text:p>winglam/dependent-tests-impact</text:p>
          </table:table-cell>
        </table:table-row>
        <table:table-row table:style-name="ro1">
          <table:table-cell office:value-type="float" office:value="25203933" calcext:value-type="float">
            <text:p>25203933</text:p>
          </table:table-cell>
          <table:table-cell office:value-type="string" calcext:value-type="string">
            <text:p>https://api.github.com/repos/fabric8io/fabric8-ipaas</text:p>
          </table:table-cell>
          <table:table-cell table:formula="of:=REPLACE([.B4006]; 1; 29; &quot;&quot;)" office:value-type="string" office:string-value="fabric8io/fabric8-ipaas" calcext:value-type="string">
            <text:p>fabric8io/fabric8-ipaas</text:p>
          </table:table-cell>
        </table:table-row>
        <table:table-row table:style-name="ro1">
          <table:table-cell office:value-type="float" office:value="25219482" calcext:value-type="float">
            <text:p>25219482</text:p>
          </table:table-cell>
          <table:table-cell office:value-type="string" calcext:value-type="string">
            <text:p>https://api.github.com/repos/andela/helpmebuy</text:p>
          </table:table-cell>
          <table:table-cell table:formula="of:=REPLACE([.B4007]; 1; 29; &quot;&quot;)" office:value-type="string" office:string-value="andela/helpmebuy" calcext:value-type="string">
            <text:p>andela/helpmebuy</text:p>
          </table:table-cell>
        </table:table-row>
        <table:table-row table:style-name="ro1">
          <table:table-cell office:value-type="float" office:value="25226095" calcext:value-type="float">
            <text:p>25226095</text:p>
          </table:table-cell>
          <table:table-cell office:value-type="string" calcext:value-type="string">
            <text:p>https://api.github.com/repos/EstiNet/gFeatures</text:p>
          </table:table-cell>
          <table:table-cell table:formula="of:=REPLACE([.B4008]; 1; 29; &quot;&quot;)" office:value-type="string" office:string-value="EstiNet/gFeatures" calcext:value-type="string">
            <text:p>EstiNet/gFeatures</text:p>
          </table:table-cell>
        </table:table-row>
        <table:table-row table:style-name="ro1">
          <table:table-cell office:value-type="float" office:value="25242603" calcext:value-type="float">
            <text:p>25242603</text:p>
          </table:table-cell>
          <table:table-cell office:value-type="string" calcext:value-type="string">
            <text:p>https://api.github.com/repos/atomix/copycat</text:p>
          </table:table-cell>
          <table:table-cell table:formula="of:=REPLACE([.B4009]; 1; 29; &quot;&quot;)" office:value-type="string" office:string-value="atomix/copycat" calcext:value-type="string">
            <text:p>atomix/copycat</text:p>
          </table:table-cell>
        </table:table-row>
        <table:table-row table:style-name="ro1">
          <table:table-cell office:value-type="float" office:value="25273616" calcext:value-type="float">
            <text:p>25273616</text:p>
          </table:table-cell>
          <table:table-cell office:value-type="string" calcext:value-type="string">
            <text:p>https://api.github.com/repos/liferay/liferay-faces-portal</text:p>
          </table:table-cell>
          <table:table-cell table:formula="of:=REPLACE([.B4010]; 1; 29; &quot;&quot;)" office:value-type="string" office:string-value="liferay/liferay-faces-portal" calcext:value-type="string">
            <text:p>liferay/liferay-faces-portal</text:p>
          </table:table-cell>
        </table:table-row>
        <table:table-row table:style-name="ro1">
          <table:table-cell office:value-type="float" office:value="25276005" calcext:value-type="float">
            <text:p>25276005</text:p>
          </table:table-cell>
          <table:table-cell office:value-type="string" calcext:value-type="string">
            <text:p>https://api.github.com/repos/MontiCore/monticore</text:p>
          </table:table-cell>
          <table:table-cell table:formula="of:=REPLACE([.B4011]; 1; 29; &quot;&quot;)" office:value-type="string" office:string-value="MontiCore/monticore" calcext:value-type="string">
            <text:p>MontiCore/monticore</text:p>
          </table:table-cell>
        </table:table-row>
        <table:table-row table:style-name="ro1">
          <table:table-cell office:value-type="float" office:value="25282303" calcext:value-type="float">
            <text:p>25282303</text:p>
          </table:table-cell>
          <table:table-cell office:value-type="string" calcext:value-type="string">
            <text:p>https://api.github.com/repos/jfoenixadmin/JFoenix</text:p>
          </table:table-cell>
          <table:table-cell table:formula="of:=REPLACE([.B4012]; 1; 29; &quot;&quot;)" office:value-type="string" office:string-value="jfoenixadmin/JFoenix" calcext:value-type="string">
            <text:p>jfoenixadmin/JFoenix</text:p>
          </table:table-cell>
        </table:table-row>
        <table:table-row table:style-name="ro1">
          <table:table-cell office:value-type="float" office:value="25292286" calcext:value-type="float">
            <text:p>25292286</text:p>
          </table:table-cell>
          <table:table-cell office:value-type="string" calcext:value-type="string">
            <text:p>https://api.github.com/repos/claeis/iox-ili</text:p>
          </table:table-cell>
          <table:table-cell table:formula="of:=REPLACE([.B4013]; 1; 29; &quot;&quot;)" office:value-type="string" office:string-value="claeis/iox-ili" calcext:value-type="string">
            <text:p>claeis/iox-ili</text:p>
          </table:table-cell>
        </table:table-row>
        <table:table-row table:style-name="ro1">
          <table:table-cell office:value-type="float" office:value="25296899" calcext:value-type="float">
            <text:p>25296899</text:p>
          </table:table-cell>
          <table:table-cell office:value-type="string" calcext:value-type="string">
            <text:p>https://api.github.com/repos/SRGSSR/SRGMediaPlayer-Android</text:p>
          </table:table-cell>
          <table:table-cell table:formula="of:=REPLACE([.B4014]; 1; 29; &quot;&quot;)" office:value-type="string" office:string-value="SRGSSR/SRGMediaPlayer-Android" calcext:value-type="string">
            <text:p>SRGSSR/SRGMediaPlayer-Android</text:p>
          </table:table-cell>
        </table:table-row>
        <table:table-row table:style-name="ro1">
          <table:table-cell office:value-type="float" office:value="25297071" calcext:value-type="float">
            <text:p>25297071</text:p>
          </table:table-cell>
          <table:table-cell office:value-type="string" calcext:value-type="string">
            <text:p>https://api.github.com/repos/liferay/liferay-faces-bridge-ext</text:p>
          </table:table-cell>
          <table:table-cell table:formula="of:=REPLACE([.B4015]; 1; 29; &quot;&quot;)" office:value-type="string" office:string-value="liferay/liferay-faces-bridge-ext" calcext:value-type="string">
            <text:p>liferay/liferay-faces-bridge-ext</text:p>
          </table:table-cell>
        </table:table-row>
        <table:table-row table:style-name="ro1">
          <table:table-cell office:value-type="float" office:value="25298403" calcext:value-type="float">
            <text:p>25298403</text:p>
          </table:table-cell>
          <table:table-cell office:value-type="string" calcext:value-type="string">
            <text:p>https://api.github.com/repos/ossbase/p1</text:p>
          </table:table-cell>
          <table:table-cell table:formula="of:=REPLACE([.B4016]; 1; 29; &quot;&quot;)" office:value-type="string" office:string-value="ossbase/p1" calcext:value-type="string">
            <text:p>ossbase/p1</text:p>
          </table:table-cell>
        </table:table-row>
        <table:table-row table:style-name="ro1">
          <table:table-cell office:value-type="float" office:value="25303359" calcext:value-type="float">
            <text:p>25303359</text:p>
          </table:table-cell>
          <table:table-cell office:value-type="string" calcext:value-type="string">
            <text:p>https://api.github.com/repos/Coding/Coding-Android</text:p>
          </table:table-cell>
          <table:table-cell table:formula="of:=REPLACE([.B4017]; 1; 29; &quot;&quot;)" office:value-type="string" office:string-value="Coding/Coding-Android" calcext:value-type="string">
            <text:p>Coding/Coding-Android</text:p>
          </table:table-cell>
        </table:table-row>
        <table:table-row table:style-name="ro1">
          <table:table-cell office:value-type="float" office:value="25319725" calcext:value-type="float">
            <text:p>25319725</text:p>
          </table:table-cell>
          <table:table-cell office:value-type="string" calcext:value-type="string">
            <text:p>https://api.github.com/repos/apache/incubator-freemarker</text:p>
          </table:table-cell>
          <table:table-cell table:formula="of:=REPLACE([.B4018]; 1; 29; &quot;&quot;)" office:value-type="string" office:string-value="apache/incubator-freemarker" calcext:value-type="string">
            <text:p>apache/incubator-freemarker</text:p>
          </table:table-cell>
        </table:table-row>
        <table:table-row table:style-name="ro1">
          <table:table-cell office:value-type="float" office:value="25350298" calcext:value-type="float">
            <text:p>25350298</text:p>
          </table:table-cell>
          <table:table-cell office:value-type="string" calcext:value-type="string">
            <text:p>https://api.github.com/repos/angrymidiao/AProject</text:p>
          </table:table-cell>
          <table:table-cell table:formula="of:=REPLACE([.B4019]; 1; 29; &quot;&quot;)" office:value-type="string" office:string-value="angrymidiao/AProject" calcext:value-type="string">
            <text:p>angrymidiao/AProject</text:p>
          </table:table-cell>
        </table:table-row>
        <table:table-row table:style-name="ro1">
          <table:table-cell office:value-type="float" office:value="25366557" calcext:value-type="float">
            <text:p>25366557</text:p>
          </table:table-cell>
          <table:table-cell office:value-type="string" calcext:value-type="string">
            <text:p>https://api.github.com/repos/dangdangdotcom/elastic-job</text:p>
          </table:table-cell>
          <table:table-cell table:formula="of:=REPLACE([.B4020]; 1; 29; &quot;&quot;)" office:value-type="string" office:string-value="dangdangdotcom/elastic-job" calcext:value-type="string">
            <text:p>dangdangdotcom/elastic-job</text:p>
          </table:table-cell>
        </table:table-row>
        <table:table-row table:style-name="ro1">
          <table:table-cell office:value-type="float" office:value="25383959" calcext:value-type="float">
            <text:p>25383959</text:p>
          </table:table-cell>
          <table:table-cell office:value-type="string" calcext:value-type="string">
            <text:p>https://api.github.com/repos/ngageoint/mage-android</text:p>
          </table:table-cell>
          <table:table-cell table:formula="of:=REPLACE([.B4021]; 1; 29; &quot;&quot;)" office:value-type="string" office:string-value="ngageoint/mage-android" calcext:value-type="string">
            <text:p>ngageoint/mage-android</text:p>
          </table:table-cell>
        </table:table-row>
        <table:table-row table:style-name="ro1">
          <table:table-cell office:value-type="float" office:value="25400412" calcext:value-type="float">
            <text:p>25400412</text:p>
          </table:table-cell>
          <table:table-cell office:value-type="string" calcext:value-type="string">
            <text:p>https://api.github.com/repos/mkalus/segrada</text:p>
          </table:table-cell>
          <table:table-cell table:formula="of:=REPLACE([.B4022]; 1; 29; &quot;&quot;)" office:value-type="string" office:string-value="mkalus/segrada" calcext:value-type="string">
            <text:p>mkalus/segrada</text:p>
          </table:table-cell>
        </table:table-row>
        <table:table-row table:style-name="ro1">
          <table:table-cell office:value-type="float" office:value="25428033" calcext:value-type="float">
            <text:p>25428033</text:p>
          </table:table-cell>
          <table:table-cell office:value-type="string" calcext:value-type="string">
            <text:p>https://api.github.com/repos/StepicOrg/stepic-android</text:p>
          </table:table-cell>
          <table:table-cell table:formula="of:=REPLACE([.B4023]; 1; 29; &quot;&quot;)" office:value-type="string" office:string-value="StepicOrg/stepic-android" calcext:value-type="string">
            <text:p>StepicOrg/stepic-android</text:p>
          </table:table-cell>
        </table:table-row>
        <table:table-row table:style-name="ro1">
          <table:table-cell office:value-type="float" office:value="25445898" calcext:value-type="float">
            <text:p>25445898</text:p>
          </table:table-cell>
          <table:table-cell office:value-type="string" calcext:value-type="string">
            <text:p>https://api.github.com/repos/medusa-project/cantaloupe</text:p>
          </table:table-cell>
          <table:table-cell table:formula="of:=REPLACE([.B4024]; 1; 29; &quot;&quot;)" office:value-type="string" office:string-value="medusa-project/cantaloupe" calcext:value-type="string">
            <text:p>medusa-project/cantaloupe</text:p>
          </table:table-cell>
        </table:table-row>
        <table:table-row table:style-name="ro1">
          <table:table-cell office:value-type="float" office:value="25466744" calcext:value-type="float">
            <text:p>25466744</text:p>
          </table:table-cell>
          <table:table-cell office:value-type="string" calcext:value-type="string">
            <text:p>https://api.github.com/repos/AlexYursha/notes</text:p>
          </table:table-cell>
          <table:table-cell table:formula="of:=REPLACE([.B4025]; 1; 29; &quot;&quot;)" office:value-type="string" office:string-value="AlexYursha/notes" calcext:value-type="string">
            <text:p>AlexYursha/notes</text:p>
          </table:table-cell>
        </table:table-row>
        <table:table-row table:style-name="ro1">
          <table:table-cell office:value-type="float" office:value="25477790" calcext:value-type="float">
            <text:p>25477790</text:p>
          </table:table-cell>
          <table:table-cell office:value-type="string" calcext:value-type="string">
            <text:p>https://api.github.com/repos/servinglynk/hmis-lynk-open-source</text:p>
          </table:table-cell>
          <table:table-cell table:formula="of:=REPLACE([.B4026]; 1; 29; &quot;&quot;)" office:value-type="string" office:string-value="servinglynk/hmis-lynk-open-source" calcext:value-type="string">
            <text:p>servinglynk/hmis-lynk-open-source</text:p>
          </table:table-cell>
        </table:table-row>
        <table:table-row table:style-name="ro1">
          <table:table-cell office:value-type="float" office:value="25498939" calcext:value-type="float">
            <text:p>25498939</text:p>
          </table:table-cell>
          <table:table-cell office:value-type="string" calcext:value-type="string">
            <text:p>https://api.github.com/repos/EvoSuite/evosuite</text:p>
          </table:table-cell>
          <table:table-cell table:formula="of:=REPLACE([.B4027]; 1; 29; &quot;&quot;)" office:value-type="string" office:string-value="EvoSuite/evosuite" calcext:value-type="string">
            <text:p>EvoSuite/evosuite</text:p>
          </table:table-cell>
        </table:table-row>
        <table:table-row table:style-name="ro1">
          <table:table-cell office:value-type="float" office:value="25548905" calcext:value-type="float">
            <text:p>25548905</text:p>
          </table:table-cell>
          <table:table-cell office:value-type="string" calcext:value-type="string">
            <text:p>https://api.github.com/repos/utah-department-of-health/epitrax</text:p>
          </table:table-cell>
          <table:table-cell table:formula="of:=REPLACE([.B4028]; 1; 29; &quot;&quot;)" office:value-type="string" office:string-value="utah-department-of-health/epitrax" calcext:value-type="string">
            <text:p>utah-department-of-health/epitrax</text:p>
          </table:table-cell>
        </table:table-row>
        <table:table-row table:style-name="ro1">
          <table:table-cell office:value-type="float" office:value="25657027" calcext:value-type="float">
            <text:p>25657027</text:p>
          </table:table-cell>
          <table:table-cell office:value-type="string" calcext:value-type="string">
            <text:p>https://api.github.com/repos/OnePageCRM/java-wrapper</text:p>
          </table:table-cell>
          <table:table-cell table:formula="of:=REPLACE([.B4029]; 1; 29; &quot;&quot;)" office:value-type="string" office:string-value="OnePageCRM/java-wrapper" calcext:value-type="string">
            <text:p>OnePageCRM/java-wrapper</text:p>
          </table:table-cell>
        </table:table-row>
        <table:table-row table:style-name="ro1">
          <table:table-cell office:value-type="float" office:value="25661680" calcext:value-type="float">
            <text:p>25661680</text:p>
          </table:table-cell>
          <table:table-cell office:value-type="string" calcext:value-type="string">
            <text:p>https://api.github.com/repos/qdodoo/addons</text:p>
          </table:table-cell>
          <table:table-cell table:formula="of:=REPLACE([.B4030]; 1; 29; &quot;&quot;)" office:value-type="string" office:string-value="qdodoo/addons" calcext:value-type="string">
            <text:p>qdodoo/addons</text:p>
          </table:table-cell>
        </table:table-row>
        <table:table-row table:style-name="ro1">
          <table:table-cell office:value-type="float" office:value="25672356" calcext:value-type="float">
            <text:p>25672356</text:p>
          </table:table-cell>
          <table:table-cell office:value-type="string" calcext:value-type="string">
            <text:p>https://api.github.com/repos/swaplicado/siie32</text:p>
          </table:table-cell>
          <table:table-cell table:formula="of:=REPLACE([.B4031]; 1; 29; &quot;&quot;)" office:value-type="string" office:string-value="swaplicado/siie32" calcext:value-type="string">
            <text:p>swaplicado/siie32</text:p>
          </table:table-cell>
        </table:table-row>
        <table:table-row table:style-name="ro1">
          <table:table-cell office:value-type="float" office:value="25680554" calcext:value-type="float">
            <text:p>25680554</text:p>
          </table:table-cell>
          <table:table-cell office:value-type="string" calcext:value-type="string">
            <text:p>https://api.github.com/repos/sunjun-group/Ziyuan</text:p>
          </table:table-cell>
          <table:table-cell table:formula="of:=REPLACE([.B4032]; 1; 29; &quot;&quot;)" office:value-type="string" office:string-value="sunjun-group/Ziyuan" calcext:value-type="string">
            <text:p>sunjun-group/Ziyuan</text:p>
          </table:table-cell>
        </table:table-row>
        <table:table-row table:style-name="ro1">
          <table:table-cell office:value-type="float" office:value="25685036" calcext:value-type="float">
            <text:p>25685036</text:p>
          </table:table-cell>
          <table:table-cell office:value-type="string" calcext:value-type="string">
            <text:p>https://api.github.com/repos/bobkubista/examples</text:p>
          </table:table-cell>
          <table:table-cell table:formula="of:=REPLACE([.B4033]; 1; 29; &quot;&quot;)" office:value-type="string" office:string-value="bobkubista/examples" calcext:value-type="string">
            <text:p>bobkubista/examples</text:p>
          </table:table-cell>
        </table:table-row>
        <table:table-row table:style-name="ro1">
          <table:table-cell office:value-type="float" office:value="25730266" calcext:value-type="float">
            <text:p>25730266</text:p>
          </table:table-cell>
          <table:table-cell office:value-type="string" calcext:value-type="string">
            <text:p>https://api.github.com/repos/lutece-secteur-public/gru-plugin-appointment</text:p>
          </table:table-cell>
          <table:table-cell table:formula="of:=REPLACE([.B4034]; 1; 29; &quot;&quot;)" office:value-type="string" office:string-value="lutece-secteur-public/gru-plugin-appointment" calcext:value-type="string">
            <text:p>lutece-secteur-public/gru-plugin-appointment</text:p>
          </table:table-cell>
        </table:table-row>
        <table:table-row table:style-name="ro1">
          <table:table-cell office:value-type="float" office:value="25791918" calcext:value-type="float">
            <text:p>25791918</text:p>
          </table:table-cell>
          <table:table-cell office:value-type="string" calcext:value-type="string">
            <text:p>https://api.github.com/repos/streamsets/datacollector</text:p>
          </table:table-cell>
          <table:table-cell table:formula="of:=REPLACE([.B4035]; 1; 29; &quot;&quot;)" office:value-type="string" office:string-value="streamsets/datacollector" calcext:value-type="string">
            <text:p>streamsets/datacollector</text:p>
          </table:table-cell>
        </table:table-row>
        <table:table-row table:style-name="ro1">
          <table:table-cell office:value-type="float" office:value="25814041" calcext:value-type="float">
            <text:p>25814041</text:p>
          </table:table-cell>
          <table:table-cell office:value-type="string" calcext:value-type="string">
            <text:p>https://api.github.com/repos/InspectorIncognito/androidApp</text:p>
          </table:table-cell>
          <table:table-cell table:formula="of:=REPLACE([.B4036]; 1; 29; &quot;&quot;)" office:value-type="string" office:string-value="InspectorIncognito/androidApp" calcext:value-type="string">
            <text:p>InspectorIncognito/androidApp</text:p>
          </table:table-cell>
        </table:table-row>
        <table:table-row table:style-name="ro1">
          <table:table-cell office:value-type="float" office:value="25836933" calcext:value-type="float">
            <text:p>25836933</text:p>
          </table:table-cell>
          <table:table-cell office:value-type="string" calcext:value-type="string">
            <text:p>https://api.github.com/repos/bsenechal/API13</text:p>
          </table:table-cell>
          <table:table-cell table:formula="of:=REPLACE([.B4037]; 1; 29; &quot;&quot;)" office:value-type="string" office:string-value="bsenechal/API13" calcext:value-type="string">
            <text:p>bsenechal/API13</text:p>
          </table:table-cell>
        </table:table-row>
        <table:table-row table:style-name="ro1">
          <table:table-cell office:value-type="float" office:value="25839911" calcext:value-type="float">
            <text:p>25839911</text:p>
          </table:table-cell>
          <table:table-cell office:value-type="string" calcext:value-type="string">
            <text:p>https://api.github.com/repos/DrFair/Game</text:p>
          </table:table-cell>
          <table:table-cell table:formula="of:=REPLACE([.B4038]; 1; 29; &quot;&quot;)" office:value-type="string" office:string-value="DrFair/Game" calcext:value-type="string">
            <text:p>DrFair/Game</text:p>
          </table:table-cell>
        </table:table-row>
        <table:table-row table:style-name="ro1">
          <table:table-cell office:value-type="float" office:value="25847744" calcext:value-type="float">
            <text:p>25847744</text:p>
          </table:table-cell>
          <table:table-cell office:value-type="string" calcext:value-type="string">
            <text:p>https://api.github.com/repos/Team-RTG/Realistic-Terrain-Generation</text:p>
          </table:table-cell>
          <table:table-cell table:formula="of:=REPLACE([.B4039]; 1; 29; &quot;&quot;)" office:value-type="string" office:string-value="Team-RTG/Realistic-Terrain-Generation" calcext:value-type="string">
            <text:p>Team-RTG/Realistic-Terrain-Generation</text:p>
          </table:table-cell>
        </table:table-row>
        <table:table-row table:style-name="ro1">
          <table:table-cell office:value-type="float" office:value="25850247" calcext:value-type="float">
            <text:p>25850247</text:p>
          </table:table-cell>
          <table:table-cell office:value-type="string" calcext:value-type="string">
            <text:p>https://api.github.com/repos/damien5314/HoldTheNarwhal</text:p>
          </table:table-cell>
          <table:table-cell table:formula="of:=REPLACE([.B4040]; 1; 29; &quot;&quot;)" office:value-type="string" office:string-value="damien5314/HoldTheNarwhal" calcext:value-type="string">
            <text:p>damien5314/HoldTheNarwhal</text:p>
          </table:table-cell>
        </table:table-row>
        <table:table-row table:style-name="ro1">
          <table:table-cell office:value-type="float" office:value="25852376" calcext:value-type="float">
            <text:p>25852376</text:p>
          </table:table-cell>
          <table:table-cell office:value-type="string" calcext:value-type="string">
            <text:p>https://api.github.com/repos/TomKim2012/EditorialWorkflow</text:p>
          </table:table-cell>
          <table:table-cell table:formula="of:=REPLACE([.B4041]; 1; 29; &quot;&quot;)" office:value-type="string" office:string-value="TomKim2012/EditorialWorkflow" calcext:value-type="string">
            <text:p>TomKim2012/EditorialWorkflow</text:p>
          </table:table-cell>
        </table:table-row>
        <table:table-row table:style-name="ro1">
          <table:table-cell office:value-type="float" office:value="25861051" calcext:value-type="float">
            <text:p>25861051</text:p>
          </table:table-cell>
          <table:table-cell office:value-type="string" calcext:value-type="string">
            <text:p>https://api.github.com/repos/treesea2014/gxb-web-test</text:p>
          </table:table-cell>
          <table:table-cell table:formula="of:=REPLACE([.B4042]; 1; 29; &quot;&quot;)" office:value-type="string" office:string-value="treesea2014/gxb-web-test" calcext:value-type="string">
            <text:p>treesea2014/gxb-web-test</text:p>
          </table:table-cell>
        </table:table-row>
        <table:table-row table:style-name="ro1">
          <table:table-cell office:value-type="float" office:value="25861655" calcext:value-type="float">
            <text:p>25861655</text:p>
          </table:table-cell>
          <table:table-cell office:value-type="string" calcext:value-type="string">
            <text:p>https://api.github.com/repos/marschraner/svm</text:p>
          </table:table-cell>
          <table:table-cell table:formula="of:=REPLACE([.B4043]; 1; 29; &quot;&quot;)" office:value-type="string" office:string-value="marschraner/svm" calcext:value-type="string">
            <text:p>marschraner/svm</text:p>
          </table:table-cell>
        </table:table-row>
        <table:table-row table:style-name="ro1">
          <table:table-cell office:value-type="float" office:value="25881431" calcext:value-type="float">
            <text:p>25881431</text:p>
          </table:table-cell>
          <table:table-cell office:value-type="string" calcext:value-type="string">
            <text:p>https://api.github.com/repos/zerghua/leetcode</text:p>
          </table:table-cell>
          <table:table-cell table:formula="of:=REPLACE([.B4044]; 1; 29; &quot;&quot;)" office:value-type="string" office:string-value="zerghua/leetcode" calcext:value-type="string">
            <text:p>zerghua/leetcode</text:p>
          </table:table-cell>
        </table:table-row>
        <table:table-row table:style-name="ro1">
          <table:table-cell office:value-type="float" office:value="25907491" calcext:value-type="float">
            <text:p>25907491</text:p>
          </table:table-cell>
          <table:table-cell office:value-type="string" calcext:value-type="string">
            <text:p>https://api.github.com/repos/gmillz/device_motorola_clark</text:p>
          </table:table-cell>
          <table:table-cell table:formula="of:=REPLACE([.B4045]; 1; 29; &quot;&quot;)" office:value-type="string" office:string-value="gmillz/device_motorola_clark" calcext:value-type="string">
            <text:p>gmillz/device_motorola_clark</text:p>
          </table:table-cell>
        </table:table-row>
        <table:table-row table:style-name="ro1">
          <table:table-cell office:value-type="float" office:value="25927103" calcext:value-type="float">
            <text:p>25927103</text:p>
          </table:table-cell>
          <table:table-cell office:value-type="string" calcext:value-type="string">
            <text:p>https://api.github.com/repos/Disguiser-w/SE2</text:p>
          </table:table-cell>
          <table:table-cell table:formula="of:=REPLACE([.B4046]; 1; 29; &quot;&quot;)" office:value-type="string" office:string-value="Disguiser-w/SE2" calcext:value-type="string">
            <text:p>Disguiser-w/SE2</text:p>
          </table:table-cell>
        </table:table-row>
        <table:table-row table:style-name="ro1">
          <table:table-cell office:value-type="float" office:value="25957196" calcext:value-type="float">
            <text:p>25957196</text:p>
          </table:table-cell>
          <table:table-cell office:value-type="string" calcext:value-type="string">
            <text:p>https://api.github.com/repos/JikesRVM/JikesRVM</text:p>
          </table:table-cell>
          <table:table-cell table:formula="of:=REPLACE([.B4047]; 1; 29; &quot;&quot;)" office:value-type="string" office:string-value="JikesRVM/JikesRVM" calcext:value-type="string">
            <text:p>JikesRVM/JikesRVM</text:p>
          </table:table-cell>
        </table:table-row>
        <table:table-row table:style-name="ro1">
          <table:table-cell office:value-type="float" office:value="25968877" calcext:value-type="float">
            <text:p>25968877</text:p>
          </table:table-cell>
          <table:table-cell office:value-type="string" calcext:value-type="string">
            <text:p>https://api.github.com/repos/kbase/kb_sdk</text:p>
          </table:table-cell>
          <table:table-cell table:formula="of:=REPLACE([.B4048]; 1; 29; &quot;&quot;)" office:value-type="string" office:string-value="kbase/kb_sdk" calcext:value-type="string">
            <text:p>kbase/kb_sdk</text:p>
          </table:table-cell>
        </table:table-row>
        <table:table-row table:style-name="ro1">
          <table:table-cell office:value-type="float" office:value="25992187" calcext:value-type="float">
            <text:p>25992187</text:p>
          </table:table-cell>
          <table:table-cell office:value-type="string" calcext:value-type="string">
            <text:p>https://api.github.com/repos/childe/hangout</text:p>
          </table:table-cell>
          <table:table-cell table:formula="of:=REPLACE([.B4049]; 1; 29; &quot;&quot;)" office:value-type="string" office:string-value="childe/hangout" calcext:value-type="string">
            <text:p>childe/hangout</text:p>
          </table:table-cell>
        </table:table-row>
        <table:table-row table:style-name="ro1">
          <table:table-cell office:value-type="float" office:value="25998935" calcext:value-type="float">
            <text:p>25998935</text:p>
          </table:table-cell>
          <table:table-cell office:value-type="string" calcext:value-type="string">
            <text:p>https://api.github.com/repos/elexis/elexis-server</text:p>
          </table:table-cell>
          <table:table-cell table:formula="of:=REPLACE([.B4050]; 1; 29; &quot;&quot;)" office:value-type="string" office:string-value="elexis/elexis-server" calcext:value-type="string">
            <text:p>elexis/elexis-server</text:p>
          </table:table-cell>
        </table:table-row>
        <table:table-row table:style-name="ro1">
          <table:table-cell office:value-type="float" office:value="26000791" calcext:value-type="float">
            <text:p>26000791</text:p>
          </table:table-cell>
          <table:table-cell office:value-type="string" calcext:value-type="string">
            <text:p>https://api.github.com/repos/zjnu-acm/judge</text:p>
          </table:table-cell>
          <table:table-cell table:formula="of:=REPLACE([.B4051]; 1; 29; &quot;&quot;)" office:value-type="string" office:string-value="zjnu-acm/judge" calcext:value-type="string">
            <text:p>zjnu-acm/judge</text:p>
          </table:table-cell>
        </table:table-row>
        <table:table-row table:style-name="ro1">
          <table:table-cell office:value-type="float" office:value="26026024" calcext:value-type="float">
            <text:p>26026024</text:p>
          </table:table-cell>
          <table:table-cell office:value-type="string" calcext:value-type="string">
            <text:p>https://api.github.com/repos/sleekbyte/tailor</text:p>
          </table:table-cell>
          <table:table-cell table:formula="of:=REPLACE([.B4052]; 1; 29; &quot;&quot;)" office:value-type="string" office:string-value="sleekbyte/tailor" calcext:value-type="string">
            <text:p>sleekbyte/tailor</text:p>
          </table:table-cell>
        </table:table-row>
        <table:table-row table:style-name="ro1">
          <table:table-cell office:value-type="float" office:value="26032743" calcext:value-type="float">
            <text:p>26032743</text:p>
          </table:table-cell>
          <table:table-cell office:value-type="string" calcext:value-type="string">
            <text:p>https://api.github.com/repos/gatzka/android-scan</text:p>
          </table:table-cell>
          <table:table-cell table:formula="of:=REPLACE([.B4053]; 1; 29; &quot;&quot;)" office:value-type="string" office:string-value="gatzka/android-scan" calcext:value-type="string">
            <text:p>gatzka/android-scan</text:p>
          </table:table-cell>
        </table:table-row>
        <table:table-row table:style-name="ro1">
          <table:table-cell office:value-type="float" office:value="26038204" calcext:value-type="float">
            <text:p>26038204</text:p>
          </table:table-cell>
          <table:table-cell office:value-type="string" calcext:value-type="string">
            <text:p>https://api.github.com/repos/atomix/atomix</text:p>
          </table:table-cell>
          <table:table-cell table:formula="of:=REPLACE([.B4054]; 1; 29; &quot;&quot;)" office:value-type="string" office:string-value="atomix/atomix" calcext:value-type="string">
            <text:p>atomix/atomix</text:p>
          </table:table-cell>
        </table:table-row>
        <table:table-row table:style-name="ro1">
          <table:table-cell office:value-type="float" office:value="26040451" calcext:value-type="float">
            <text:p>26040451</text:p>
          </table:table-cell>
          <table:table-cell office:value-type="string" calcext:value-type="string">
            <text:p>https://api.github.com/repos/htl-leonding/2015_fiply</text:p>
          </table:table-cell>
          <table:table-cell table:formula="of:=REPLACE([.B4055]; 1; 29; &quot;&quot;)" office:value-type="string" office:string-value="htl-leonding/2015_fiply" calcext:value-type="string">
            <text:p>htl-leonding/2015_fiply</text:p>
          </table:table-cell>
        </table:table-row>
        <table:table-row table:style-name="ro1">
          <table:table-cell office:value-type="float" office:value="26047825" calcext:value-type="float">
            <text:p>26047825</text:p>
          </table:table-cell>
          <table:table-cell office:value-type="string" calcext:value-type="string">
            <text:p>https://api.github.com/repos/WISVCH/events</text:p>
          </table:table-cell>
          <table:table-cell table:formula="of:=REPLACE([.B4056]; 1; 29; &quot;&quot;)" office:value-type="string" office:string-value="WISVCH/events" calcext:value-type="string">
            <text:p>WISVCH/events</text:p>
          </table:table-cell>
        </table:table-row>
        <table:table-row table:style-name="ro1">
          <table:table-cell office:value-type="float" office:value="26051414" calcext:value-type="float">
            <text:p>26051414</text:p>
          </table:table-cell>
          <table:table-cell office:value-type="string" calcext:value-type="string">
            <text:p>https://api.github.com/repos/zulip/zulip-android</text:p>
          </table:table-cell>
          <table:table-cell table:formula="of:=REPLACE([.B4057]; 1; 29; &quot;&quot;)" office:value-type="string" office:string-value="zulip/zulip-android" calcext:value-type="string">
            <text:p>zulip/zulip-android</text:p>
          </table:table-cell>
        </table:table-row>
        <table:table-row table:style-name="ro1">
          <table:table-cell office:value-type="float" office:value="26051663" calcext:value-type="float">
            <text:p>26051663</text:p>
          </table:table-cell>
          <table:table-cell office:value-type="string" calcext:value-type="string">
            <text:p>https://api.github.com/repos/JMRI/JMRI</text:p>
          </table:table-cell>
          <table:table-cell table:formula="of:=REPLACE([.B4058]; 1; 29; &quot;&quot;)" office:value-type="string" office:string-value="JMRI/JMRI" calcext:value-type="string">
            <text:p>JMRI/JMRI</text:p>
          </table:table-cell>
        </table:table-row>
        <table:table-row table:style-name="ro1">
          <table:table-cell office:value-type="float" office:value="26055900" calcext:value-type="float">
            <text:p>26055900</text:p>
          </table:table-cell>
          <table:table-cell office:value-type="string" calcext:value-type="string">
            <text:p>https://api.github.com/repos/GregWagner/Projects</text:p>
          </table:table-cell>
          <table:table-cell table:formula="of:=REPLACE([.B4059]; 1; 29; &quot;&quot;)" office:value-type="string" office:string-value="GregWagner/Projects" calcext:value-type="string">
            <text:p>GregWagner/Projects</text:p>
          </table:table-cell>
        </table:table-row>
        <table:table-row table:style-name="ro1">
          <table:table-cell office:value-type="float" office:value="26070595" calcext:value-type="float">
            <text:p>26070595</text:p>
          </table:table-cell>
          <table:table-cell office:value-type="string" calcext:value-type="string">
            <text:p>https://api.github.com/repos/DenisMd/PlatformGetKnowledge</text:p>
          </table:table-cell>
          <table:table-cell table:formula="of:=REPLACE([.B4060]; 1; 29; &quot;&quot;)" office:value-type="string" office:string-value="DenisMd/PlatformGetKnowledge" calcext:value-type="string">
            <text:p>DenisMd/PlatformGetKnowledge</text:p>
          </table:table-cell>
        </table:table-row>
        <table:table-row table:style-name="ro1">
          <table:table-cell office:value-type="float" office:value="26071853" calcext:value-type="float">
            <text:p>26071853</text:p>
          </table:table-cell>
          <table:table-cell office:value-type="string" calcext:value-type="string">
            <text:p>https://api.github.com/repos/tchegito/zildo</text:p>
          </table:table-cell>
          <table:table-cell table:formula="of:=REPLACE([.B4061]; 1; 29; &quot;&quot;)" office:value-type="string" office:string-value="tchegito/zildo" calcext:value-type="string">
            <text:p>tchegito/zildo</text:p>
          </table:table-cell>
        </table:table-row>
        <table:table-row table:style-name="ro1">
          <table:table-cell office:value-type="float" office:value="26094213" calcext:value-type="float">
            <text:p>26094213</text:p>
          </table:table-cell>
          <table:table-cell office:value-type="string" calcext:value-type="string">
            <text:p>https://api.github.com/repos/tl-its-umich-edu/ctools-project-migration</text:p>
          </table:table-cell>
          <table:table-cell table:formula="of:=REPLACE([.B4062]; 1; 29; &quot;&quot;)" office:value-type="string" office:string-value="tl-its-umich-edu/ctools-project-migration" calcext:value-type="string">
            <text:p>tl-its-umich-edu/ctools-project-migration</text:p>
          </table:table-cell>
        </table:table-row>
        <table:table-row table:style-name="ro1">
          <table:table-cell office:value-type="float" office:value="26107975" calcext:value-type="float">
            <text:p>26107975</text:p>
          </table:table-cell>
          <table:table-cell office:value-type="string" calcext:value-type="string">
            <text:p>https://api.github.com/repos/tansir1/thesis</text:p>
          </table:table-cell>
          <table:table-cell table:formula="of:=REPLACE([.B4063]; 1; 29; &quot;&quot;)" office:value-type="string" office:string-value="tansir1/thesis" calcext:value-type="string">
            <text:p>tansir1/thesis</text:p>
          </table:table-cell>
        </table:table-row>
        <table:table-row table:style-name="ro1">
          <table:table-cell office:value-type="float" office:value="26109774" calcext:value-type="float">
            <text:p>26109774</text:p>
          </table:table-cell>
          <table:table-cell office:value-type="string" calcext:value-type="string">
            <text:p>https://api.github.com/repos/agespucrs/fluxoAges</text:p>
          </table:table-cell>
          <table:table-cell table:formula="of:=REPLACE([.B4064]; 1; 29; &quot;&quot;)" office:value-type="string" office:string-value="agespucrs/fluxoAges" calcext:value-type="string">
            <text:p>agespucrs/fluxoAges</text:p>
          </table:table-cell>
        </table:table-row>
        <table:table-row table:style-name="ro1">
          <table:table-cell office:value-type="float" office:value="26125615" calcext:value-type="float">
            <text:p>26125615</text:p>
          </table:table-cell>
          <table:table-cell office:value-type="string" calcext:value-type="string">
            <text:p>https://api.github.com/repos/P-EDMS/edms-gmc</text:p>
          </table:table-cell>
          <table:table-cell table:formula="of:=REPLACE([.B4065]; 1; 29; &quot;&quot;)" office:value-type="string" office:string-value="P-EDMS/edms-gmc" calcext:value-type="string">
            <text:p>P-EDMS/edms-gmc</text:p>
          </table:table-cell>
        </table:table-row>
        <table:table-row table:style-name="ro1">
          <table:table-cell office:value-type="float" office:value="26126528" calcext:value-type="float">
            <text:p>26126528</text:p>
          </table:table-cell>
          <table:table-cell office:value-type="string" calcext:value-type="string">
            <text:p>https://api.github.com/repos/ngallagher/snapscript</text:p>
          </table:table-cell>
          <table:table-cell table:formula="of:=REPLACE([.B4066]; 1; 29; &quot;&quot;)" office:value-type="string" office:string-value="ngallagher/snapscript" calcext:value-type="string">
            <text:p>ngallagher/snapscript</text:p>
          </table:table-cell>
        </table:table-row>
        <table:table-row table:style-name="ro1">
          <table:table-cell office:value-type="float" office:value="26127315" calcext:value-type="float">
            <text:p>26127315</text:p>
          </table:table-cell>
          <table:table-cell office:value-type="string" calcext:value-type="string">
            <text:p>https://api.github.com/repos/apixandru/rummikub-java</text:p>
          </table:table-cell>
          <table:table-cell table:formula="of:=REPLACE([.B4067]; 1; 29; &quot;&quot;)" office:value-type="string" office:string-value="apixandru/rummikub-java" calcext:value-type="string">
            <text:p>apixandru/rummikub-java</text:p>
          </table:table-cell>
        </table:table-row>
        <table:table-row table:style-name="ro1">
          <table:table-cell office:value-type="float" office:value="26133515" calcext:value-type="float">
            <text:p>26133515</text:p>
          </table:table-cell>
          <table:table-cell office:value-type="string" calcext:value-type="string">
            <text:p>https://api.github.com/repos/RGLab/immport</text:p>
          </table:table-cell>
          <table:table-cell table:formula="of:=REPLACE([.B4068]; 1; 29; &quot;&quot;)" office:value-type="string" office:string-value="RGLab/immport" calcext:value-type="string">
            <text:p>RGLab/immport</text:p>
          </table:table-cell>
        </table:table-row>
        <table:table-row table:style-name="ro1">
          <table:table-cell office:value-type="float" office:value="26141574" calcext:value-type="float">
            <text:p>26141574</text:p>
          </table:table-cell>
          <table:table-cell office:value-type="string" calcext:value-type="string">
            <text:p>https://api.github.com/repos/zom/Zom-Android</text:p>
          </table:table-cell>
          <table:table-cell table:formula="of:=REPLACE([.B4069]; 1; 29; &quot;&quot;)" office:value-type="string" office:string-value="zom/Zom-Android" calcext:value-type="string">
            <text:p>zom/Zom-Android</text:p>
          </table:table-cell>
        </table:table-row>
        <table:table-row table:style-name="ro1">
          <table:table-cell office:value-type="float" office:value="26143292" calcext:value-type="float">
            <text:p>26143292</text:p>
          </table:table-cell>
          <table:table-cell office:value-type="string" calcext:value-type="string">
            <text:p>https://api.github.com/repos/openwide-java/owsi-core-parent</text:p>
          </table:table-cell>
          <table:table-cell table:formula="of:=REPLACE([.B4070]; 1; 29; &quot;&quot;)" office:value-type="string" office:string-value="openwide-java/owsi-core-parent" calcext:value-type="string">
            <text:p>openwide-java/owsi-core-parent</text:p>
          </table:table-cell>
        </table:table-row>
        <table:table-row table:style-name="ro1">
          <table:table-cell office:value-type="float" office:value="26170712" calcext:value-type="float">
            <text:p>26170712</text:p>
          </table:table-cell>
          <table:table-cell office:value-type="string" calcext:value-type="string">
            <text:p>https://api.github.com/repos/wso2/carbon-transports</text:p>
          </table:table-cell>
          <table:table-cell table:formula="of:=REPLACE([.B4071]; 1; 29; &quot;&quot;)" office:value-type="string" office:string-value="wso2/carbon-transports" calcext:value-type="string">
            <text:p>wso2/carbon-transports</text:p>
          </table:table-cell>
        </table:table-row>
        <table:table-row table:style-name="ro1">
          <table:table-cell office:value-type="float" office:value="26170742" calcext:value-type="float">
            <text:p>26170742</text:p>
          </table:table-cell>
          <table:table-cell office:value-type="string" calcext:value-type="string">
            <text:p>https://api.github.com/repos/keeps/roda-in</text:p>
          </table:table-cell>
          <table:table-cell table:formula="of:=REPLACE([.B4072]; 1; 29; &quot;&quot;)" office:value-type="string" office:string-value="keeps/roda-in" calcext:value-type="string">
            <text:p>keeps/roda-in</text:p>
          </table:table-cell>
        </table:table-row>
        <table:table-row table:style-name="ro1">
          <table:table-cell office:value-type="float" office:value="26176586" calcext:value-type="float">
            <text:p>26176586</text:p>
          </table:table-cell>
          <table:table-cell office:value-type="string" calcext:value-type="string">
            <text:p>https://api.github.com/repos/tinspin/fuse</text:p>
          </table:table-cell>
          <table:table-cell table:formula="of:=REPLACE([.B4073]; 1; 29; &quot;&quot;)" office:value-type="string" office:string-value="tinspin/fuse" calcext:value-type="string">
            <text:p>tinspin/fuse</text:p>
          </table:table-cell>
        </table:table-row>
        <table:table-row table:style-name="ro1">
          <table:table-cell office:value-type="float" office:value="26192936" calcext:value-type="float">
            <text:p>26192936</text:p>
          </table:table-cell>
          <table:table-cell office:value-type="string" calcext:value-type="string">
            <text:p>https://api.github.com/repos/reikimitsu/dam2</text:p>
          </table:table-cell>
          <table:table-cell table:formula="of:=REPLACE([.B4074]; 1; 29; &quot;&quot;)" office:value-type="string" office:string-value="reikimitsu/dam2" calcext:value-type="string">
            <text:p>reikimitsu/dam2</text:p>
          </table:table-cell>
        </table:table-row>
        <table:table-row table:style-name="ro1">
          <table:table-cell office:value-type="float" office:value="26222911" calcext:value-type="float">
            <text:p>26222911</text:p>
          </table:table-cell>
          <table:table-cell office:value-type="string" calcext:value-type="string">
            <text:p>https://api.github.com/repos/graalvm/fastr</text:p>
          </table:table-cell>
          <table:table-cell table:formula="of:=REPLACE([.B4075]; 1; 29; &quot;&quot;)" office:value-type="string" office:string-value="graalvm/fastr" calcext:value-type="string">
            <text:p>graalvm/fastr</text:p>
          </table:table-cell>
        </table:table-row>
        <table:table-row table:style-name="ro1">
          <table:table-cell office:value-type="float" office:value="26224418" calcext:value-type="float">
            <text:p>26224418</text:p>
          </table:table-cell>
          <table:table-cell office:value-type="string" calcext:value-type="string">
            <text:p>https://api.github.com/repos/calblueprint/sage-mobile</text:p>
          </table:table-cell>
          <table:table-cell table:formula="of:=REPLACE([.B4076]; 1; 29; &quot;&quot;)" office:value-type="string" office:string-value="calblueprint/sage-mobile" calcext:value-type="string">
            <text:p>calblueprint/sage-mobile</text:p>
          </table:table-cell>
        </table:table-row>
        <table:table-row table:style-name="ro1">
          <table:table-cell office:value-type="float" office:value="26238577" calcext:value-type="float">
            <text:p>26238577</text:p>
          </table:table-cell>
          <table:table-cell office:value-type="string" calcext:value-type="string">
            <text:p>https://api.github.com/repos/FINRAOS/herd</text:p>
          </table:table-cell>
          <table:table-cell table:formula="of:=REPLACE([.B4077]; 1; 29; &quot;&quot;)" office:value-type="string" office:string-value="FINRAOS/herd" calcext:value-type="string">
            <text:p>FINRAOS/herd</text:p>
          </table:table-cell>
        </table:table-row>
        <table:table-row table:style-name="ro1">
          <table:table-cell office:value-type="float" office:value="26247462" calcext:value-type="float">
            <text:p>26247462</text:p>
          </table:table-cell>
          <table:table-cell office:value-type="string" calcext:value-type="string">
            <text:p>https://api.github.com/repos/1and1/TypedRest-Java</text:p>
          </table:table-cell>
          <table:table-cell table:formula="of:=REPLACE([.B4078]; 1; 29; &quot;&quot;)" office:value-type="string" office:string-value="1and1/TypedRest-Java" calcext:value-type="string">
            <text:p>1and1/TypedRest-Java</text:p>
          </table:table-cell>
        </table:table-row>
        <table:table-row table:style-name="ro1">
          <table:table-cell office:value-type="float" office:value="26252405" calcext:value-type="float">
            <text:p>26252405</text:p>
          </table:table-cell>
          <table:table-cell office:value-type="string" calcext:value-type="string">
            <text:p>https://api.github.com/repos/SMARTRACTECHNOLOGY/smartcosmos-framework</text:p>
          </table:table-cell>
          <table:table-cell table:formula="of:=REPLACE([.B4079]; 1; 29; &quot;&quot;)" office:value-type="string" office:string-value="SMARTRACTECHNOLOGY/smartcosmos-framework" calcext:value-type="string">
            <text:p>SMARTRACTECHNOLOGY/smartcosmos-framework</text:p>
          </table:table-cell>
        </table:table-row>
        <table:table-row table:style-name="ro1">
          <table:table-cell office:value-type="float" office:value="26252478" calcext:value-type="float">
            <text:p>26252478</text:p>
          </table:table-cell>
          <table:table-cell office:value-type="string" calcext:value-type="string">
            <text:p>https://api.github.com/repos/KDE/kdeconnect-android</text:p>
          </table:table-cell>
          <table:table-cell table:formula="of:=REPLACE([.B4080]; 1; 29; &quot;&quot;)" office:value-type="string" office:string-value="KDE/kdeconnect-android" calcext:value-type="string">
            <text:p>KDE/kdeconnect-android</text:p>
          </table:table-cell>
        </table:table-row>
        <table:table-row table:style-name="ro1">
          <table:table-cell office:value-type="float" office:value="26259333" calcext:value-type="float">
            <text:p>26259333</text:p>
          </table:table-cell>
          <table:table-cell office:value-type="string" calcext:value-type="string">
            <text:p>https://api.github.com/repos/palm-toolkit/palm-core</text:p>
          </table:table-cell>
          <table:table-cell table:formula="of:=REPLACE([.B4081]; 1; 29; &quot;&quot;)" office:value-type="string" office:string-value="palm-toolkit/palm-core" calcext:value-type="string">
            <text:p>palm-toolkit/palm-core</text:p>
          </table:table-cell>
        </table:table-row>
        <table:table-row table:style-name="ro1">
          <table:table-cell office:value-type="float" office:value="26274253" calcext:value-type="float">
            <text:p>26274253</text:p>
          </table:table-cell>
          <table:table-cell office:value-type="string" calcext:value-type="string">
            <text:p>https://api.github.com/repos/Stratio/Decision</text:p>
          </table:table-cell>
          <table:table-cell table:formula="of:=REPLACE([.B4082]; 1; 29; &quot;&quot;)" office:value-type="string" office:string-value="Stratio/Decision" calcext:value-type="string">
            <text:p>Stratio/Decision</text:p>
          </table:table-cell>
        </table:table-row>
        <table:table-row table:style-name="ro1">
          <table:table-cell office:value-type="float" office:value="26300088" calcext:value-type="float">
            <text:p>26300088</text:p>
          </table:table-cell>
          <table:table-cell office:value-type="string" calcext:value-type="string">
            <text:p>https://api.github.com/repos/openbaton/NFVO</text:p>
          </table:table-cell>
          <table:table-cell table:formula="of:=REPLACE([.B4083]; 1; 29; &quot;&quot;)" office:value-type="string" office:string-value="openbaton/NFVO" calcext:value-type="string">
            <text:p>openbaton/NFVO</text:p>
          </table:table-cell>
        </table:table-row>
        <table:table-row table:style-name="ro1">
          <table:table-cell office:value-type="float" office:value="26300840" calcext:value-type="float">
            <text:p>26300840</text:p>
          </table:table-cell>
          <table:table-cell office:value-type="string" calcext:value-type="string">
            <text:p>https://api.github.com/repos/NERC-CEH/catalogue</text:p>
          </table:table-cell>
          <table:table-cell table:formula="of:=REPLACE([.B4084]; 1; 29; &quot;&quot;)" office:value-type="string" office:string-value="NERC-CEH/catalogue" calcext:value-type="string">
            <text:p>NERC-CEH/catalogue</text:p>
          </table:table-cell>
        </table:table-row>
        <table:table-row table:style-name="ro1">
          <table:table-cell office:value-type="float" office:value="26313051" calcext:value-type="float">
            <text:p>26313051</text:p>
          </table:table-cell>
          <table:table-cell office:value-type="string" calcext:value-type="string">
            <text:p>https://api.github.com/repos/banbara23/Yaeyama-Liner-Checker</text:p>
          </table:table-cell>
          <table:table-cell table:formula="of:=REPLACE([.B4085]; 1; 29; &quot;&quot;)" office:value-type="string" office:string-value="banbara23/Yaeyama-Liner-Checker" calcext:value-type="string">
            <text:p>banbara23/Yaeyama-Liner-Checker</text:p>
          </table:table-cell>
        </table:table-row>
        <table:table-row table:style-name="ro1">
          <table:table-cell office:value-type="float" office:value="26353587" calcext:value-type="float">
            <text:p>26353587</text:p>
          </table:table-cell>
          <table:table-cell office:value-type="string" calcext:value-type="string">
            <text:p>https://api.github.com/repos/TeamTotemic/Totemic</text:p>
          </table:table-cell>
          <table:table-cell table:formula="of:=REPLACE([.B4086]; 1; 29; &quot;&quot;)" office:value-type="string" office:string-value="TeamTotemic/Totemic" calcext:value-type="string">
            <text:p>TeamTotemic/Totemic</text:p>
          </table:table-cell>
        </table:table-row>
        <table:table-row table:style-name="ro1">
          <table:table-cell office:value-type="float" office:value="26373298" calcext:value-type="float">
            <text:p>26373298</text:p>
          </table:table-cell>
          <table:table-cell office:value-type="string" calcext:value-type="string">
            <text:p>https://api.github.com/repos/palantir/atlasdb</text:p>
          </table:table-cell>
          <table:table-cell table:formula="of:=REPLACE([.B4087]; 1; 29; &quot;&quot;)" office:value-type="string" office:string-value="palantir/atlasdb" calcext:value-type="string">
            <text:p>palantir/atlasdb</text:p>
          </table:table-cell>
        </table:table-row>
        <table:table-row table:style-name="ro1">
          <table:table-cell office:value-type="float" office:value="26408025" calcext:value-type="float">
            <text:p>26408025</text:p>
          </table:table-cell>
          <table:table-cell office:value-type="string" calcext:value-type="string">
            <text:p>https://api.github.com/repos/gtu001/gtu-test-code</text:p>
          </table:table-cell>
          <table:table-cell table:formula="of:=REPLACE([.B4088]; 1; 29; &quot;&quot;)" office:value-type="string" office:string-value="gtu001/gtu-test-code" calcext:value-type="string">
            <text:p>gtu001/gtu-test-code</text:p>
          </table:table-cell>
        </table:table-row>
        <table:table-row table:style-name="ro1">
          <table:table-cell office:value-type="float" office:value="26467385" calcext:value-type="float">
            <text:p>26467385</text:p>
          </table:table-cell>
          <table:table-cell office:value-type="string" calcext:value-type="string">
            <text:p>https://api.github.com/repos/SungardAS/enhanced-snapshots</text:p>
          </table:table-cell>
          <table:table-cell table:formula="of:=REPLACE([.B4089]; 1; 29; &quot;&quot;)" office:value-type="string" office:string-value="SungardAS/enhanced-snapshots" calcext:value-type="string">
            <text:p>SungardAS/enhanced-snapshots</text:p>
          </table:table-cell>
        </table:table-row>
        <table:table-row table:style-name="ro1">
          <table:table-cell office:value-type="float" office:value="26473784" calcext:value-type="float">
            <text:p>26473784</text:p>
          </table:table-cell>
          <table:table-cell office:value-type="string" calcext:value-type="string">
            <text:p>https://api.github.com/repos/stkent/amplify</text:p>
          </table:table-cell>
          <table:table-cell table:formula="of:=REPLACE([.B4090]; 1; 29; &quot;&quot;)" office:value-type="string" office:string-value="stkent/amplify" calcext:value-type="string">
            <text:p>stkent/amplify</text:p>
          </table:table-cell>
        </table:table-row>
        <table:table-row table:style-name="ro1">
          <table:table-cell office:value-type="float" office:value="26491374" calcext:value-type="float">
            <text:p>26491374</text:p>
          </table:table-cell>
          <table:table-cell office:value-type="string" calcext:value-type="string">
            <text:p>https://api.github.com/repos/servicecatalog/development</text:p>
          </table:table-cell>
          <table:table-cell table:formula="of:=REPLACE([.B4091]; 1; 29; &quot;&quot;)" office:value-type="string" office:string-value="servicecatalog/development" calcext:value-type="string">
            <text:p>servicecatalog/development</text:p>
          </table:table-cell>
        </table:table-row>
        <table:table-row table:style-name="ro1">
          <table:table-cell office:value-type="float" office:value="26511905" calcext:value-type="float">
            <text:p>26511905</text:p>
          </table:table-cell>
          <table:table-cell office:value-type="string" calcext:value-type="string">
            <text:p>https://api.github.com/repos/ButterFaces/ButterFaces</text:p>
          </table:table-cell>
          <table:table-cell table:formula="of:=REPLACE([.B4092]; 1; 29; &quot;&quot;)" office:value-type="string" office:string-value="ButterFaces/ButterFaces" calcext:value-type="string">
            <text:p>ButterFaces/ButterFaces</text:p>
          </table:table-cell>
        </table:table-row>
        <table:table-row table:style-name="ro1">
          <table:table-cell office:value-type="float" office:value="26529872" calcext:value-type="float">
            <text:p>26529872</text:p>
          </table:table-cell>
          <table:table-cell office:value-type="string" calcext:value-type="string">
            <text:p>https://api.github.com/repos/Fedict/dcattools</text:p>
          </table:table-cell>
          <table:table-cell table:formula="of:=REPLACE([.B4093]; 1; 29; &quot;&quot;)" office:value-type="string" office:string-value="Fedict/dcattools" calcext:value-type="string">
            <text:p>Fedict/dcattools</text:p>
          </table:table-cell>
        </table:table-row>
        <table:table-row table:style-name="ro1">
          <table:table-cell office:value-type="float" office:value="26590633" calcext:value-type="float">
            <text:p>26590633</text:p>
          </table:table-cell>
          <table:table-cell office:value-type="string" calcext:value-type="string">
            <text:p>https://api.github.com/repos/lastaflute/lastaflute-example-maihama</text:p>
          </table:table-cell>
          <table:table-cell table:formula="of:=REPLACE([.B4094]; 1; 29; &quot;&quot;)" office:value-type="string" office:string-value="lastaflute/lastaflute-example-maihama" calcext:value-type="string">
            <text:p>lastaflute/lastaflute-example-maihama</text:p>
          </table:table-cell>
        </table:table-row>
        <table:table-row table:style-name="ro1">
          <table:table-cell office:value-type="float" office:value="26594054" calcext:value-type="float">
            <text:p>26594054</text:p>
          </table:table-cell>
          <table:table-cell office:value-type="string" calcext:value-type="string">
            <text:p>https://api.github.com/repos/chr-krenn/fhj-ws2015-sd13-pse</text:p>
          </table:table-cell>
          <table:table-cell table:formula="of:=REPLACE([.B4095]; 1; 29; &quot;&quot;)" office:value-type="string" office:string-value="chr-krenn/fhj-ws2015-sd13-pse" calcext:value-type="string">
            <text:p>chr-krenn/fhj-ws2015-sd13-pse</text:p>
          </table:table-cell>
        </table:table-row>
        <table:table-row table:style-name="ro1">
          <table:table-cell office:value-type="float" office:value="26615745" calcext:value-type="float">
            <text:p>26615745</text:p>
          </table:table-cell>
          <table:table-cell office:value-type="string" calcext:value-type="string">
            <text:p>https://api.github.com/repos/ac2cz/FoxTelem</text:p>
          </table:table-cell>
          <table:table-cell table:formula="of:=REPLACE([.B4096]; 1; 29; &quot;&quot;)" office:value-type="string" office:string-value="ac2cz/FoxTelem" calcext:value-type="string">
            <text:p>ac2cz/FoxTelem</text:p>
          </table:table-cell>
        </table:table-row>
        <table:table-row table:style-name="ro1">
          <table:table-cell office:value-type="float" office:value="26673397" calcext:value-type="float">
            <text:p>26673397</text:p>
          </table:table-cell>
          <table:table-cell office:value-type="string" calcext:value-type="string">
            <text:p>https://api.github.com/repos/epam-debrecen-rft-2015/atsy</text:p>
          </table:table-cell>
          <table:table-cell table:formula="of:=REPLACE([.B4097]; 1; 29; &quot;&quot;)" office:value-type="string" office:string-value="epam-debrecen-rft-2015/atsy" calcext:value-type="string">
            <text:p>epam-debrecen-rft-2015/atsy</text:p>
          </table:table-cell>
        </table:table-row>
        <table:table-row table:style-name="ro1">
          <table:table-cell office:value-type="float" office:value="26807934" calcext:value-type="float">
            <text:p>26807934</text:p>
          </table:table-cell>
          <table:table-cell office:value-type="string" calcext:value-type="string">
            <text:p>https://api.github.com/repos/danielmroczka/auto-tethering</text:p>
          </table:table-cell>
          <table:table-cell table:formula="of:=REPLACE([.B4098]; 1; 29; &quot;&quot;)" office:value-type="string" office:string-value="danielmroczka/auto-tethering" calcext:value-type="string">
            <text:p>danielmroczka/auto-tethering</text:p>
          </table:table-cell>
        </table:table-row>
        <table:table-row table:style-name="ro1">
          <table:table-cell office:value-type="float" office:value="26811213" calcext:value-type="float">
            <text:p>26811213</text:p>
          </table:table-cell>
          <table:table-cell office:value-type="string" calcext:value-type="string">
            <text:p>https://api.github.com/repos/CeriAvignon/Projet2015</text:p>
          </table:table-cell>
          <table:table-cell table:formula="of:=REPLACE([.B4099]; 1; 29; &quot;&quot;)" office:value-type="string" office:string-value="CeriAvignon/Projet2015" calcext:value-type="string">
            <text:p>CeriAvignon/Projet2015</text:p>
          </table:table-cell>
        </table:table-row>
        <table:table-row table:style-name="ro1">
          <table:table-cell office:value-type="float" office:value="26858660" calcext:value-type="float">
            <text:p>26858660</text:p>
          </table:table-cell>
          <table:table-cell office:value-type="string" calcext:value-type="string">
            <text:p>https://api.github.com/repos/mwilliamson/java-couscous</text:p>
          </table:table-cell>
          <table:table-cell table:formula="of:=REPLACE([.B4100]; 1; 29; &quot;&quot;)" office:value-type="string" office:string-value="mwilliamson/java-couscous" calcext:value-type="string">
            <text:p>mwilliamson/java-couscous</text:p>
          </table:table-cell>
        </table:table-row>
        <table:table-row table:style-name="ro1">
          <table:table-cell office:value-type="float" office:value="26897436" calcext:value-type="float">
            <text:p>26897436</text:p>
          </table:table-cell>
          <table:table-cell office:value-type="string" calcext:value-type="string">
            <text:p>https://api.github.com/repos/nappydevelopment/Nappy-the-ingenious</text:p>
          </table:table-cell>
          <table:table-cell table:formula="of:=REPLACE([.B4101]; 1; 29; &quot;&quot;)" office:value-type="string" office:string-value="nappydevelopment/Nappy-the-ingenious" calcext:value-type="string">
            <text:p>nappydevelopment/Nappy-the-ingenious</text:p>
          </table:table-cell>
        </table:table-row>
        <table:table-row table:style-name="ro1">
          <table:table-cell office:value-type="float" office:value="26917958" calcext:value-type="float">
            <text:p>26917958</text:p>
          </table:table-cell>
          <table:table-cell office:value-type="string" calcext:value-type="string">
            <text:p>https://api.github.com/repos/VenRaaS/rec-api</text:p>
          </table:table-cell>
          <table:table-cell table:formula="of:=REPLACE([.B4102]; 1; 29; &quot;&quot;)" office:value-type="string" office:string-value="VenRaaS/rec-api" calcext:value-type="string">
            <text:p>VenRaaS/rec-api</text:p>
          </table:table-cell>
        </table:table-row>
        <table:table-row table:style-name="ro1">
          <table:table-cell office:value-type="float" office:value="26957811" calcext:value-type="float">
            <text:p>26957811</text:p>
          </table:table-cell>
          <table:table-cell office:value-type="string" calcext:value-type="string">
            <text:p>https://api.github.com/repos/GraffiTab/GraffiTab-Backend</text:p>
          </table:table-cell>
          <table:table-cell table:formula="of:=REPLACE([.B4103]; 1; 29; &quot;&quot;)" office:value-type="string" office:string-value="GraffiTab/GraffiTab-Backend" calcext:value-type="string">
            <text:p>GraffiTab/GraffiTab-Backend</text:p>
          </table:table-cell>
        </table:table-row>
        <table:table-row table:style-name="ro1">
          <table:table-cell office:value-type="float" office:value="26969533" calcext:value-type="float">
            <text:p>26969533</text:p>
          </table:table-cell>
          <table:table-cell office:value-type="string" calcext:value-type="string">
            <text:p>https://api.github.com/repos/y20k/transistor</text:p>
          </table:table-cell>
          <table:table-cell table:formula="of:=REPLACE([.B4104]; 1; 29; &quot;&quot;)" office:value-type="string" office:string-value="y20k/transistor" calcext:value-type="string">
            <text:p>y20k/transistor</text:p>
          </table:table-cell>
        </table:table-row>
        <table:table-row table:style-name="ro1">
          <table:table-cell office:value-type="float" office:value="26973238" calcext:value-type="float">
            <text:p>26973238</text:p>
          </table:table-cell>
          <table:table-cell office:value-type="string" calcext:value-type="string">
            <text:p>https://api.github.com/repos/openbaton/generic-vnfm</text:p>
          </table:table-cell>
          <table:table-cell table:formula="of:=REPLACE([.B4105]; 1; 29; &quot;&quot;)" office:value-type="string" office:string-value="openbaton/generic-vnfm" calcext:value-type="string">
            <text:p>openbaton/generic-vnfm</text:p>
          </table:table-cell>
        </table:table-row>
        <table:table-row table:style-name="ro1">
          <table:table-cell office:value-type="float" office:value="26986889" calcext:value-type="float">
            <text:p>26986889</text:p>
          </table:table-cell>
          <table:table-cell office:value-type="string" calcext:value-type="string">
            <text:p>https://api.github.com/repos/openbaton/openbaton-libs</text:p>
          </table:table-cell>
          <table:table-cell table:formula="of:=REPLACE([.B4106]; 1; 29; &quot;&quot;)" office:value-type="string" office:string-value="openbaton/openbaton-libs" calcext:value-type="string">
            <text:p>openbaton/openbaton-libs</text:p>
          </table:table-cell>
        </table:table-row>
        <table:table-row table:style-name="ro1">
          <table:table-cell office:value-type="float" office:value="27006385" calcext:value-type="float">
            <text:p>27006385</text:p>
          </table:table-cell>
          <table:table-cell office:value-type="string" calcext:value-type="string">
            <text:p>https://api.github.com/repos/apache/directory-fortress-core</text:p>
          </table:table-cell>
          <table:table-cell table:formula="of:=REPLACE([.B4107]; 1; 29; &quot;&quot;)" office:value-type="string" office:string-value="apache/directory-fortress-core" calcext:value-type="string">
            <text:p>apache/directory-fortress-core</text:p>
          </table:table-cell>
        </table:table-row>
        <table:table-row table:style-name="ro1">
          <table:table-cell office:value-type="float" office:value="27013334" calcext:value-type="float">
            <text:p>27013334</text:p>
          </table:table-cell>
          <table:table-cell office:value-type="string" calcext:value-type="string">
            <text:p>https://api.github.com/repos/OpenRoberta/robertalab</text:p>
          </table:table-cell>
          <table:table-cell table:formula="of:=REPLACE([.B4108]; 1; 29; &quot;&quot;)" office:value-type="string" office:string-value="OpenRoberta/robertalab" calcext:value-type="string">
            <text:p>OpenRoberta/robertalab</text:p>
          </table:table-cell>
        </table:table-row>
        <table:table-row table:style-name="ro1">
          <table:table-cell office:value-type="float" office:value="27053633" calcext:value-type="float">
            <text:p>27053633</text:p>
          </table:table-cell>
          <table:table-cell office:value-type="string" calcext:value-type="string">
            <text:p>https://api.github.com/repos/yonadev/yona-server</text:p>
          </table:table-cell>
          <table:table-cell table:formula="of:=REPLACE([.B4109]; 1; 29; &quot;&quot;)" office:value-type="string" office:string-value="yonadev/yona-server" calcext:value-type="string">
            <text:p>yonadev/yona-server</text:p>
          </table:table-cell>
        </table:table-row>
        <table:table-row table:style-name="ro1">
          <table:table-cell office:value-type="float" office:value="27062471" calcext:value-type="float">
            <text:p>27062471</text:p>
          </table:table-cell>
          <table:table-cell office:value-type="string" calcext:value-type="string">
            <text:p>https://api.github.com/repos/awadTeam/smacrs</text:p>
          </table:table-cell>
          <table:table-cell table:formula="of:=REPLACE([.B4110]; 1; 29; &quot;&quot;)" office:value-type="string" office:string-value="awadTeam/smacrs" calcext:value-type="string">
            <text:p>awadTeam/smacrs</text:p>
          </table:table-cell>
        </table:table-row>
        <table:table-row table:style-name="ro1">
          <table:table-cell office:value-type="float" office:value="27108056" calcext:value-type="float">
            <text:p>27108056</text:p>
          </table:table-cell>
          <table:table-cell office:value-type="string" calcext:value-type="string">
            <text:p>https://api.github.com/repos/nv95/OpenManga</text:p>
          </table:table-cell>
          <table:table-cell table:formula="of:=REPLACE([.B4111]; 1; 29; &quot;&quot;)" office:value-type="string" office:string-value="nv95/OpenManga" calcext:value-type="string">
            <text:p>nv95/OpenManga</text:p>
          </table:table-cell>
        </table:table-row>
        <table:table-row table:style-name="ro1">
          <table:table-cell office:value-type="float" office:value="27113478" calcext:value-type="float">
            <text:p>27113478</text:p>
          </table:table-cell>
          <table:table-cell office:value-type="string" calcext:value-type="string">
            <text:p>https://api.github.com/repos/tombriden/passwdsafe</text:p>
          </table:table-cell>
          <table:table-cell table:formula="of:=REPLACE([.B4112]; 1; 29; &quot;&quot;)" office:value-type="string" office:string-value="tombriden/passwdsafe" calcext:value-type="string">
            <text:p>tombriden/passwdsafe</text:p>
          </table:table-cell>
        </table:table-row>
        <table:table-row table:style-name="ro1">
          <table:table-cell office:value-type="float" office:value="27118042" calcext:value-type="float">
            <text:p>27118042</text:p>
          </table:table-cell>
          <table:table-cell office:value-type="string" calcext:value-type="string">
            <text:p>https://api.github.com/repos/Orange-OpenSource/autosleep</text:p>
          </table:table-cell>
          <table:table-cell table:formula="of:=REPLACE([.B4113]; 1; 29; &quot;&quot;)" office:value-type="string" office:string-value="Orange-OpenSource/autosleep" calcext:value-type="string">
            <text:p>Orange-OpenSource/autosleep</text:p>
          </table:table-cell>
        </table:table-row>
        <table:table-row table:style-name="ro1">
          <table:table-cell office:value-type="float" office:value="27145008" calcext:value-type="float">
            <text:p>27145008</text:p>
          </table:table-cell>
          <table:table-cell office:value-type="string" calcext:value-type="string">
            <text:p>https://api.github.com/repos/KangDroidAOSP/platform_frameworks_base</text:p>
          </table:table-cell>
          <table:table-cell table:formula="of:=REPLACE([.B4114]; 1; 29; &quot;&quot;)" office:value-type="string" office:string-value="KangDroidAOSP/platform_frameworks_base" calcext:value-type="string">
            <text:p>KangDroidAOSP/platform_frameworks_base</text:p>
          </table:table-cell>
        </table:table-row>
        <table:table-row table:style-name="ro1">
          <table:table-cell office:value-type="float" office:value="27145780" calcext:value-type="float">
            <text:p>27145780</text:p>
          </table:table-cell>
          <table:table-cell office:value-type="string" calcext:value-type="string">
            <text:p>https://api.github.com/repos/KangDroidAOSP/platform_packages_apps_Settings</text:p>
          </table:table-cell>
          <table:table-cell table:formula="of:=REPLACE([.B4115]; 1; 29; &quot;&quot;)" office:value-type="string" office:string-value="KangDroidAOSP/platform_packages_apps_Settings" calcext:value-type="string">
            <text:p>KangDroidAOSP/platform_packages_apps_Settings</text:p>
          </table:table-cell>
        </table:table-row>
        <table:table-row table:style-name="ro1">
          <table:table-cell office:value-type="float" office:value="27164684" calcext:value-type="float">
            <text:p>27164684</text:p>
          </table:table-cell>
          <table:table-cell office:value-type="string" calcext:value-type="string">
            <text:p>https://api.github.com/repos/sanaehirotaka/logbook-kai</text:p>
          </table:table-cell>
          <table:table-cell table:formula="of:=REPLACE([.B4116]; 1; 29; &quot;&quot;)" office:value-type="string" office:string-value="sanaehirotaka/logbook-kai" calcext:value-type="string">
            <text:p>sanaehirotaka/logbook-kai</text:p>
          </table:table-cell>
        </table:table-row>
        <table:table-row table:style-name="ro1">
          <table:table-cell office:value-type="float" office:value="27198296" calcext:value-type="float">
            <text:p>27198296</text:p>
          </table:table-cell>
          <table:table-cell office:value-type="string" calcext:value-type="string">
            <text:p>https://api.github.com/repos/nayuki/MamIRC</text:p>
          </table:table-cell>
          <table:table-cell table:formula="of:=REPLACE([.B4117]; 1; 29; &quot;&quot;)" office:value-type="string" office:string-value="nayuki/MamIRC" calcext:value-type="string">
            <text:p>nayuki/MamIRC</text:p>
          </table:table-cell>
        </table:table-row>
        <table:table-row table:style-name="ro1">
          <table:table-cell office:value-type="float" office:value="27219072" calcext:value-type="float">
            <text:p>27219072</text:p>
          </table:table-cell>
          <table:table-cell office:value-type="string" calcext:value-type="string">
            <text:p>https://api.github.com/repos/digipost/signature-api-client-java</text:p>
          </table:table-cell>
          <table:table-cell table:formula="of:=REPLACE([.B4118]; 1; 29; &quot;&quot;)" office:value-type="string" office:string-value="digipost/signature-api-client-java" calcext:value-type="string">
            <text:p>digipost/signature-api-client-java</text:p>
          </table:table-cell>
        </table:table-row>
        <table:table-row table:style-name="ro1">
          <table:table-cell office:value-type="float" office:value="27228394" calcext:value-type="float">
            <text:p>27228394</text:p>
          </table:table-cell>
          <table:table-cell office:value-type="string" calcext:value-type="string">
            <text:p>https://api.github.com/repos/grassrootza/grassroot-platform</text:p>
          </table:table-cell>
          <table:table-cell table:formula="of:=REPLACE([.B4119]; 1; 29; &quot;&quot;)" office:value-type="string" office:string-value="grassrootza/grassroot-platform" calcext:value-type="string">
            <text:p>grassrootza/grassroot-platform</text:p>
          </table:table-cell>
        </table:table-row>
        <table:table-row table:style-name="ro1">
          <table:table-cell office:value-type="float" office:value="27239483" calcext:value-type="float">
            <text:p>27239483</text:p>
          </table:table-cell>
          <table:table-cell office:value-type="string" calcext:value-type="string">
            <text:p>https://api.github.com/repos/iquesters/ams</text:p>
          </table:table-cell>
          <table:table-cell table:formula="of:=REPLACE([.B4120]; 1; 29; &quot;&quot;)" office:value-type="string" office:string-value="iquesters/ams" calcext:value-type="string">
            <text:p>iquesters/ams</text:p>
          </table:table-cell>
        </table:table-row>
        <table:table-row table:style-name="ro1">
          <table:table-cell office:value-type="float" office:value="27260690" calcext:value-type="float">
            <text:p>27260690</text:p>
          </table:table-cell>
          <table:table-cell office:value-type="string" calcext:value-type="string">
            <text:p>https://api.github.com/repos/graalvm/truffle</text:p>
          </table:table-cell>
          <table:table-cell table:formula="of:=REPLACE([.B4121]; 1; 29; &quot;&quot;)" office:value-type="string" office:string-value="graalvm/truffle" calcext:value-type="string">
            <text:p>graalvm/truffle</text:p>
          </table:table-cell>
        </table:table-row>
        <table:table-row table:style-name="ro1">
          <table:table-cell office:value-type="float" office:value="27267332" calcext:value-type="float">
            <text:p>27267332</text:p>
          </table:table-cell>
          <table:table-cell office:value-type="string" calcext:value-type="string">
            <text:p>https://api.github.com/repos/HTAustin/LeetCode</text:p>
          </table:table-cell>
          <table:table-cell table:formula="of:=REPLACE([.B4122]; 1; 29; &quot;&quot;)" office:value-type="string" office:string-value="HTAustin/LeetCode" calcext:value-type="string">
            <text:p>HTAustin/LeetCode</text:p>
          </table:table-cell>
        </table:table-row>
        <table:table-row table:style-name="ro1">
          <table:table-cell office:value-type="float" office:value="27270881" calcext:value-type="float">
            <text:p>27270881</text:p>
          </table:table-cell>
          <table:table-cell office:value-type="string" calcext:value-type="string">
            <text:p>https://api.github.com/repos/icatproject/dashboard</text:p>
          </table:table-cell>
          <table:table-cell table:formula="of:=REPLACE([.B4123]; 1; 29; &quot;&quot;)" office:value-type="string" office:string-value="icatproject/dashboard" calcext:value-type="string">
            <text:p>icatproject/dashboard</text:p>
          </table:table-cell>
        </table:table-row>
        <table:table-row table:style-name="ro1">
          <table:table-cell office:value-type="float" office:value="27294528" calcext:value-type="float">
            <text:p>27294528</text:p>
          </table:table-cell>
          <table:table-cell office:value-type="string" calcext:value-type="string">
            <text:p>https://api.github.com/repos/apache/james-project</text:p>
          </table:table-cell>
          <table:table-cell table:formula="of:=REPLACE([.B4124]; 1; 29; &quot;&quot;)" office:value-type="string" office:string-value="apache/james-project" calcext:value-type="string">
            <text:p>apache/james-project</text:p>
          </table:table-cell>
        </table:table-row>
        <table:table-row table:style-name="ro1">
          <table:table-cell office:value-type="float" office:value="27301198" calcext:value-type="float">
            <text:p>27301198</text:p>
          </table:table-cell>
          <table:table-cell office:value-type="string" calcext:value-type="string">
            <text:p>https://api.github.com/repos/GoogleCloudPlatform/gcloud-intellij</text:p>
          </table:table-cell>
          <table:table-cell table:formula="of:=REPLACE([.B4125]; 1; 29; &quot;&quot;)" office:value-type="string" office:string-value="GoogleCloudPlatform/gcloud-intellij" calcext:value-type="string">
            <text:p>GoogleCloudPlatform/gcloud-intellij</text:p>
          </table:table-cell>
        </table:table-row>
        <table:table-row table:style-name="ro1">
          <table:table-cell office:value-type="float" office:value="27301245" calcext:value-type="float">
            <text:p>27301245</text:p>
          </table:table-cell>
          <table:table-cell office:value-type="string" calcext:value-type="string">
            <text:p>https://api.github.com/repos/Nic30/HWToolkit</text:p>
          </table:table-cell>
          <table:table-cell table:formula="of:=REPLACE([.B4126]; 1; 29; &quot;&quot;)" office:value-type="string" office:string-value="Nic30/HWToolkit" calcext:value-type="string">
            <text:p>Nic30/HWToolkit</text:p>
          </table:table-cell>
        </table:table-row>
        <table:table-row table:style-name="ro1">
          <table:table-cell office:value-type="float" office:value="27303285" calcext:value-type="float">
            <text:p>27303285</text:p>
          </table:table-cell>
          <table:table-cell office:value-type="string" calcext:value-type="string">
            <text:p>https://api.github.com/repos/ccrama/Slide</text:p>
          </table:table-cell>
          <table:table-cell table:formula="of:=REPLACE([.B4127]; 1; 29; &quot;&quot;)" office:value-type="string" office:string-value="ccrama/Slide" calcext:value-type="string">
            <text:p>ccrama/Slide</text:p>
          </table:table-cell>
        </table:table-row>
        <table:table-row table:style-name="ro1">
          <table:table-cell office:value-type="float" office:value="27316045" calcext:value-type="float">
            <text:p>27316045</text:p>
          </table:table-cell>
          <table:table-cell office:value-type="string" calcext:value-type="string">
            <text:p>https://api.github.com/repos/vanadium/java</text:p>
          </table:table-cell>
          <table:table-cell table:formula="of:=REPLACE([.B4128]; 1; 29; &quot;&quot;)" office:value-type="string" office:string-value="vanadium/java" calcext:value-type="string">
            <text:p>vanadium/java</text:p>
          </table:table-cell>
        </table:table-row>
        <table:table-row table:style-name="ro1">
          <table:table-cell office:value-type="float" office:value="27321438" calcext:value-type="float">
            <text:p>27321438</text:p>
          </table:table-cell>
          <table:table-cell office:value-type="string" calcext:value-type="string">
            <text:p>https://api.github.com/repos/nwillc/mysnipserver</text:p>
          </table:table-cell>
          <table:table-cell table:formula="of:=REPLACE([.B4129]; 1; 29; &quot;&quot;)" office:value-type="string" office:string-value="nwillc/mysnipserver" calcext:value-type="string">
            <text:p>nwillc/mysnipserver</text:p>
          </table:table-cell>
        </table:table-row>
        <table:table-row table:style-name="ro1">
          <table:table-cell office:value-type="float" office:value="27321561" calcext:value-type="float">
            <text:p>27321561</text:p>
          </table:table-cell>
          <table:table-cell office:value-type="string" calcext:value-type="string">
            <text:p>https://api.github.com/repos/broadinstitute/gatk</text:p>
          </table:table-cell>
          <table:table-cell table:formula="of:=REPLACE([.B4130]; 1; 29; &quot;&quot;)" office:value-type="string" office:string-value="broadinstitute/gatk" calcext:value-type="string">
            <text:p>broadinstitute/gatk</text:p>
          </table:table-cell>
        </table:table-row>
        <table:table-row table:style-name="ro1">
          <table:table-cell office:value-type="float" office:value="27330921" calcext:value-type="float">
            <text:p>27330921</text:p>
          </table:table-cell>
          <table:table-cell office:value-type="string" calcext:value-type="string">
            <text:p>https://api.github.com/repos/nano-projects/nano-framework</text:p>
          </table:table-cell>
          <table:table-cell table:formula="of:=REPLACE([.B4131]; 1; 29; &quot;&quot;)" office:value-type="string" office:string-value="nano-projects/nano-framework" calcext:value-type="string">
            <text:p>nano-projects/nano-framework</text:p>
          </table:table-cell>
        </table:table-row>
        <table:table-row table:style-name="ro1">
          <table:table-cell office:value-type="float" office:value="27355549" calcext:value-type="float">
            <text:p>27355549</text:p>
          </table:table-cell>
          <table:table-cell office:value-type="string" calcext:value-type="string">
            <text:p>https://api.github.com/repos/Shopify/mobile-buy-sdk-android</text:p>
          </table:table-cell>
          <table:table-cell table:formula="of:=REPLACE([.B4132]; 1; 29; &quot;&quot;)" office:value-type="string" office:string-value="Shopify/mobile-buy-sdk-android" calcext:value-type="string">
            <text:p>Shopify/mobile-buy-sdk-android</text:p>
          </table:table-cell>
        </table:table-row>
        <table:table-row table:style-name="ro1">
          <table:table-cell office:value-type="float" office:value="27358569" calcext:value-type="float">
            <text:p>27358569</text:p>
          </table:table-cell>
          <table:table-cell office:value-type="string" calcext:value-type="string">
            <text:p>https://api.github.com/repos/ultimate-pa/smtinterpol</text:p>
          </table:table-cell>
          <table:table-cell table:formula="of:=REPLACE([.B4133]; 1; 29; &quot;&quot;)" office:value-type="string" office:string-value="ultimate-pa/smtinterpol" calcext:value-type="string">
            <text:p>ultimate-pa/smtinterpol</text:p>
          </table:table-cell>
        </table:table-row>
        <table:table-row table:style-name="ro1">
          <table:table-cell office:value-type="float" office:value="27361794" calcext:value-type="float">
            <text:p>27361794</text:p>
          </table:table-cell>
          <table:table-cell office:value-type="string" calcext:value-type="string">
            <text:p>https://api.github.com/repos/koa73/P4Pay</text:p>
          </table:table-cell>
          <table:table-cell table:formula="of:=REPLACE([.B4134]; 1; 29; &quot;&quot;)" office:value-type="string" office:string-value="koa73/P4Pay" calcext:value-type="string">
            <text:p>koa73/P4Pay</text:p>
          </table:table-cell>
        </table:table-row>
        <table:table-row table:style-name="ro1">
          <table:table-cell office:value-type="float" office:value="27370762" calcext:value-type="float">
            <text:p>27370762</text:p>
          </table:table-cell>
          <table:table-cell office:value-type="string" calcext:value-type="string">
            <text:p>https://api.github.com/repos/randoop/randoop</text:p>
          </table:table-cell>
          <table:table-cell table:formula="of:=REPLACE([.B4135]; 1; 29; &quot;&quot;)" office:value-type="string" office:string-value="randoop/randoop" calcext:value-type="string">
            <text:p>randoop/randoop</text:p>
          </table:table-cell>
        </table:table-row>
        <table:table-row table:style-name="ro1">
          <table:table-cell office:value-type="float" office:value="27386430" calcext:value-type="float">
            <text:p>27386430</text:p>
          </table:table-cell>
          <table:table-cell office:value-type="string" calcext:value-type="string">
            <text:p>https://api.github.com/repos/internousdevwork/openconnect</text:p>
          </table:table-cell>
          <table:table-cell table:formula="of:=REPLACE([.B4136]; 1; 29; &quot;&quot;)" office:value-type="string" office:string-value="internousdevwork/openconnect" calcext:value-type="string">
            <text:p>internousdevwork/openconnect</text:p>
          </table:table-cell>
        </table:table-row>
        <table:table-row table:style-name="ro1">
          <table:table-cell office:value-type="float" office:value="27390440" calcext:value-type="float">
            <text:p>27390440</text:p>
          </table:table-cell>
          <table:table-cell office:value-type="string" calcext:value-type="string">
            <text:p>https://api.github.com/repos/TimeSeriesProject/TimeSeriesAnalysis</text:p>
          </table:table-cell>
          <table:table-cell table:formula="of:=REPLACE([.B4137]; 1; 29; &quot;&quot;)" office:value-type="string" office:string-value="TimeSeriesProject/TimeSeriesAnalysis" calcext:value-type="string">
            <text:p>TimeSeriesProject/TimeSeriesAnalysis</text:p>
          </table:table-cell>
        </table:table-row>
        <table:table-row table:style-name="ro1">
          <table:table-cell office:value-type="float" office:value="27394708" calcext:value-type="float">
            <text:p>27394708</text:p>
          </table:table-cell>
          <table:table-cell office:value-type="string" calcext:value-type="string">
            <text:p>https://api.github.com/repos/watson-developer-cloud/java-sdk</text:p>
          </table:table-cell>
          <table:table-cell table:formula="of:=REPLACE([.B4138]; 1; 29; &quot;&quot;)" office:value-type="string" office:string-value="watson-developer-cloud/java-sdk" calcext:value-type="string">
            <text:p>watson-developer-cloud/java-sdk</text:p>
          </table:table-cell>
        </table:table-row>
        <table:table-row table:style-name="ro1">
          <table:table-cell office:value-type="float" office:value="27397674" calcext:value-type="float">
            <text:p>27397674</text:p>
          </table:table-cell>
          <table:table-cell office:value-type="string" calcext:value-type="string">
            <text:p>https://api.github.com/repos/saikrishna321/AppiumTestDistribution</text:p>
          </table:table-cell>
          <table:table-cell table:formula="of:=REPLACE([.B4139]; 1; 29; &quot;&quot;)" office:value-type="string" office:string-value="saikrishna321/AppiumTestDistribution" calcext:value-type="string">
            <text:p>saikrishna321/AppiumTestDistribution</text:p>
          </table:table-cell>
        </table:table-row>
        <table:table-row table:style-name="ro1">
          <table:table-cell office:value-type="float" office:value="27402020" calcext:value-type="float">
            <text:p>27402020</text:p>
          </table:table-cell>
          <table:table-cell office:value-type="string" calcext:value-type="string">
            <text:p>https://api.github.com/repos/sgmap/retraite</text:p>
          </table:table-cell>
          <table:table-cell table:formula="of:=REPLACE([.B4140]; 1; 29; &quot;&quot;)" office:value-type="string" office:string-value="sgmap/retraite" calcext:value-type="string">
            <text:p>sgmap/retraite</text:p>
          </table:table-cell>
        </table:table-row>
        <table:table-row table:style-name="ro1">
          <table:table-cell office:value-type="float" office:value="27402286" calcext:value-type="float">
            <text:p>27402286</text:p>
          </table:table-cell>
          <table:table-cell office:value-type="string" calcext:value-type="string">
            <text:p>https://api.github.com/repos/scalecube/scalecube</text:p>
          </table:table-cell>
          <table:table-cell table:formula="of:=REPLACE([.B4141]; 1; 29; &quot;&quot;)" office:value-type="string" office:string-value="scalecube/scalecube" calcext:value-type="string">
            <text:p>scalecube/scalecube</text:p>
          </table:table-cell>
        </table:table-row>
        <table:table-row table:style-name="ro1">
          <table:table-cell office:value-type="float" office:value="27406058" calcext:value-type="float">
            <text:p>27406058</text:p>
          </table:table-cell>
          <table:table-cell office:value-type="string" calcext:value-type="string">
            <text:p>https://api.github.com/repos/proxer/ProxerAndroid</text:p>
          </table:table-cell>
          <table:table-cell table:formula="of:=REPLACE([.B4142]; 1; 29; &quot;&quot;)" office:value-type="string" office:string-value="proxer/ProxerAndroid" calcext:value-type="string">
            <text:p>proxer/ProxerAndroid</text:p>
          </table:table-cell>
        </table:table-row>
        <table:table-row table:style-name="ro1">
          <table:table-cell office:value-type="float" office:value="27408121" calcext:value-type="float">
            <text:p>27408121</text:p>
          </table:table-cell>
          <table:table-cell office:value-type="string" calcext:value-type="string">
            <text:p>https://api.github.com/repos/edgardavtyan/material-player</text:p>
          </table:table-cell>
          <table:table-cell table:formula="of:=REPLACE([.B4143]; 1; 29; &quot;&quot;)" office:value-type="string" office:string-value="edgardavtyan/material-player" calcext:value-type="string">
            <text:p>edgardavtyan/material-player</text:p>
          </table:table-cell>
        </table:table-row>
        <table:table-row table:style-name="ro1">
          <table:table-cell office:value-type="float" office:value="27409627" calcext:value-type="float">
            <text:p>27409627</text:p>
          </table:table-cell>
          <table:table-cell office:value-type="string" calcext:value-type="string">
            <text:p>https://api.github.com/repos/limaofeng/jfantasy</text:p>
          </table:table-cell>
          <table:table-cell table:formula="of:=REPLACE([.B4144]; 1; 29; &quot;&quot;)" office:value-type="string" office:string-value="limaofeng/jfantasy" calcext:value-type="string">
            <text:p>limaofeng/jfantasy</text:p>
          </table:table-cell>
        </table:table-row>
        <table:table-row table:style-name="ro1">
          <table:table-cell office:value-type="float" office:value="27409808" calcext:value-type="float">
            <text:p>27409808</text:p>
          </table:table-cell>
          <table:table-cell office:value-type="string" calcext:value-type="string">
            <text:p>https://api.github.com/repos/ELTE-Soft/txtUML</text:p>
          </table:table-cell>
          <table:table-cell table:formula="of:=REPLACE([.B4145]; 1; 29; &quot;&quot;)" office:value-type="string" office:string-value="ELTE-Soft/txtUML" calcext:value-type="string">
            <text:p>ELTE-Soft/txtUML</text:p>
          </table:table-cell>
        </table:table-row>
        <table:table-row table:style-name="ro1">
          <table:table-cell office:value-type="float" office:value="27410592" calcext:value-type="float">
            <text:p>27410592</text:p>
          </table:table-cell>
          <table:table-cell office:value-type="string" calcext:value-type="string">
            <text:p>https://api.github.com/repos/ianbattin/Rising</text:p>
          </table:table-cell>
          <table:table-cell table:formula="of:=REPLACE([.B4146]; 1; 29; &quot;&quot;)" office:value-type="string" office:string-value="ianbattin/Rising" calcext:value-type="string">
            <text:p>ianbattin/Rising</text:p>
          </table:table-cell>
        </table:table-row>
        <table:table-row table:style-name="ro1">
          <table:table-cell office:value-type="float" office:value="27413046" calcext:value-type="float">
            <text:p>27413046</text:p>
          </table:table-cell>
          <table:table-cell office:value-type="string" calcext:value-type="string">
            <text:p>https://api.github.com/repos/cangjie/d1web</text:p>
          </table:table-cell>
          <table:table-cell table:formula="of:=REPLACE([.B4147]; 1; 29; &quot;&quot;)" office:value-type="string" office:string-value="cangjie/d1web" calcext:value-type="string">
            <text:p>cangjie/d1web</text:p>
          </table:table-cell>
        </table:table-row>
        <table:table-row table:style-name="ro1">
          <table:table-cell office:value-type="float" office:value="27420505" calcext:value-type="float">
            <text:p>27420505</text:p>
          </table:table-cell>
          <table:table-cell office:value-type="string" calcext:value-type="string">
            <text:p>https://api.github.com/repos/magicDGS/ReadTools</text:p>
          </table:table-cell>
          <table:table-cell table:formula="of:=REPLACE([.B4148]; 1; 29; &quot;&quot;)" office:value-type="string" office:string-value="magicDGS/ReadTools" calcext:value-type="string">
            <text:p>magicDGS/ReadTools</text:p>
          </table:table-cell>
        </table:table-row>
        <table:table-row table:style-name="ro1">
          <table:table-cell office:value-type="float" office:value="27425113" calcext:value-type="float">
            <text:p>27425113</text:p>
          </table:table-cell>
          <table:table-cell office:value-type="string" calcext:value-type="string">
            <text:p>https://api.github.com/repos/kuzzleio/sdk-android</text:p>
          </table:table-cell>
          <table:table-cell table:formula="of:=REPLACE([.B4149]; 1; 29; &quot;&quot;)" office:value-type="string" office:string-value="kuzzleio/sdk-android" calcext:value-type="string">
            <text:p>kuzzleio/sdk-android</text:p>
          </table:table-cell>
        </table:table-row>
        <table:table-row table:style-name="ro1">
          <table:table-cell office:value-type="float" office:value="27432115" calcext:value-type="float">
            <text:p>27432115</text:p>
          </table:table-cell>
          <table:table-cell office:value-type="string" calcext:value-type="string">
            <text:p>https://api.github.com/repos/unicesi/amelia</text:p>
          </table:table-cell>
          <table:table-cell table:formula="of:=REPLACE([.B4150]; 1; 29; &quot;&quot;)" office:value-type="string" office:string-value="unicesi/amelia" calcext:value-type="string">
            <text:p>unicesi/amelia</text:p>
          </table:table-cell>
        </table:table-row>
        <table:table-row table:style-name="ro1">
          <table:table-cell office:value-type="float" office:value="27432522" calcext:value-type="float">
            <text:p>27432522</text:p>
          </table:table-cell>
          <table:table-cell office:value-type="string" calcext:value-type="string">
            <text:p>https://api.github.com/repos/CSUN-Comp490/smartmirror</text:p>
          </table:table-cell>
          <table:table-cell table:formula="of:=REPLACE([.B4151]; 1; 29; &quot;&quot;)" office:value-type="string" office:string-value="CSUN-Comp490/smartmirror" calcext:value-type="string">
            <text:p>CSUN-Comp490/smartmirror</text:p>
          </table:table-cell>
        </table:table-row>
        <table:table-row table:style-name="ro1">
          <table:table-cell office:value-type="float" office:value="27439294" calcext:value-type="float">
            <text:p>27439294</text:p>
          </table:table-cell>
          <table:table-cell office:value-type="string" calcext:value-type="string">
            <text:p>https://api.github.com/repos/MallowRom/packages_apps_Settings</text:p>
          </table:table-cell>
          <table:table-cell table:formula="of:=REPLACE([.B4152]; 1; 29; &quot;&quot;)" office:value-type="string" office:string-value="MallowRom/packages_apps_Settings" calcext:value-type="string">
            <text:p>MallowRom/packages_apps_Settings</text:p>
          </table:table-cell>
        </table:table-row>
        <table:table-row table:style-name="ro1">
          <table:table-cell office:value-type="float" office:value="27439966" calcext:value-type="float">
            <text:p>27439966</text:p>
          </table:table-cell>
          <table:table-cell office:value-type="string" calcext:value-type="string">
            <text:p>https://api.github.com/repos/datamade/django-councilmatic</text:p>
          </table:table-cell>
          <table:table-cell table:formula="of:=REPLACE([.B4153]; 1; 29; &quot;&quot;)" office:value-type="string" office:string-value="datamade/django-councilmatic" calcext:value-type="string">
            <text:p>datamade/django-councilmatic</text:p>
          </table:table-cell>
        </table:table-row>
        <table:table-row table:style-name="ro1">
          <table:table-cell office:value-type="float" office:value="27441868" calcext:value-type="float">
            <text:p>27441868</text:p>
          </table:table-cell>
          <table:table-cell office:value-type="string" calcext:value-type="string">
            <text:p>https://api.github.com/repos/MallowRom/frameworks_base</text:p>
          </table:table-cell>
          <table:table-cell table:formula="of:=REPLACE([.B4154]; 1; 29; &quot;&quot;)" office:value-type="string" office:string-value="MallowRom/frameworks_base" calcext:value-type="string">
            <text:p>MallowRom/frameworks_base</text:p>
          </table:table-cell>
        </table:table-row>
        <table:table-row table:style-name="ro1">
          <table:table-cell office:value-type="float" office:value="27446737" calcext:value-type="float">
            <text:p>27446737</text:p>
          </table:table-cell>
          <table:table-cell office:value-type="string" calcext:value-type="string">
            <text:p>https://api.github.com/repos/Nexmo/nexmo-java</text:p>
          </table:table-cell>
          <table:table-cell table:formula="of:=REPLACE([.B4155]; 1; 29; &quot;&quot;)" office:value-type="string" office:string-value="Nexmo/nexmo-java" calcext:value-type="string">
            <text:p>Nexmo/nexmo-java</text:p>
          </table:table-cell>
        </table:table-row>
        <table:table-row table:style-name="ro1">
          <table:table-cell office:value-type="float" office:value="27466532" calcext:value-type="float">
            <text:p>27466532</text:p>
          </table:table-cell>
          <table:table-cell office:value-type="string" calcext:value-type="string">
            <text:p>https://api.github.com/repos/adaptris/interlok</text:p>
          </table:table-cell>
          <table:table-cell table:formula="of:=REPLACE([.B4156]; 1; 29; &quot;&quot;)" office:value-type="string" office:string-value="adaptris/interlok" calcext:value-type="string">
            <text:p>adaptris/interlok</text:p>
          </table:table-cell>
        </table:table-row>
        <table:table-row table:style-name="ro1">
          <table:table-cell office:value-type="float" office:value="27468441" calcext:value-type="float">
            <text:p>27468441</text:p>
          </table:table-cell>
          <table:table-cell office:value-type="string" calcext:value-type="string">
            <text:p>https://api.github.com/repos/sweng2/sweng2</text:p>
          </table:table-cell>
          <table:table-cell table:formula="of:=REPLACE([.B4157]; 1; 29; &quot;&quot;)" office:value-type="string" office:string-value="sweng2/sweng2" calcext:value-type="string">
            <text:p>sweng2/sweng2</text:p>
          </table:table-cell>
        </table:table-row>
        <table:table-row table:style-name="ro1">
          <table:table-cell office:value-type="float" office:value="27473479" calcext:value-type="float">
            <text:p>27473479</text:p>
          </table:table-cell>
          <table:table-cell office:value-type="string" calcext:value-type="string">
            <text:p>https://api.github.com/repos/ArpNetworking/metrics-portal</text:p>
          </table:table-cell>
          <table:table-cell table:formula="of:=REPLACE([.B4158]; 1; 29; &quot;&quot;)" office:value-type="string" office:string-value="ArpNetworking/metrics-portal" calcext:value-type="string">
            <text:p>ArpNetworking/metrics-portal</text:p>
          </table:table-cell>
        </table:table-row>
        <table:table-row table:style-name="ro1">
          <table:table-cell office:value-type="float" office:value="27489431" calcext:value-type="float">
            <text:p>27489431</text:p>
          </table:table-cell>
          <table:table-cell office:value-type="string" calcext:value-type="string">
            <text:p>https://api.github.com/repos/angular/clutz</text:p>
          </table:table-cell>
          <table:table-cell table:formula="of:=REPLACE([.B4159]; 1; 29; &quot;&quot;)" office:value-type="string" office:string-value="angular/clutz" calcext:value-type="string">
            <text:p>angular/clutz</text:p>
          </table:table-cell>
        </table:table-row>
        <table:table-row table:style-name="ro1">
          <table:table-cell office:value-type="float" office:value="27508059" calcext:value-type="float">
            <text:p>27508059</text:p>
          </table:table-cell>
          <table:table-cell office:value-type="string" calcext:value-type="string">
            <text:p>https://api.github.com/repos/BlissRoms/platform_frameworks_base</text:p>
          </table:table-cell>
          <table:table-cell table:formula="of:=REPLACE([.B4160]; 1; 29; &quot;&quot;)" office:value-type="string" office:string-value="BlissRoms/platform_frameworks_base" calcext:value-type="string">
            <text:p>BlissRoms/platform_frameworks_base</text:p>
          </table:table-cell>
        </table:table-row>
        <table:table-row table:style-name="ro1">
          <table:table-cell office:value-type="float" office:value="27508386" calcext:value-type="float">
            <text:p>27508386</text:p>
          </table:table-cell>
          <table:table-cell office:value-type="string" calcext:value-type="string">
            <text:p>https://api.github.com/repos/BlissRoms/platform_packages_apps_Settings</text:p>
          </table:table-cell>
          <table:table-cell table:formula="of:=REPLACE([.B4161]; 1; 29; &quot;&quot;)" office:value-type="string" office:string-value="BlissRoms/platform_packages_apps_Settings" calcext:value-type="string">
            <text:p>BlissRoms/platform_packages_apps_Settings</text:p>
          </table:table-cell>
        </table:table-row>
        <table:table-row table:style-name="ro1">
          <table:table-cell office:value-type="float" office:value="27534716" calcext:value-type="float">
            <text:p>27534716</text:p>
          </table:table-cell>
          <table:table-cell office:value-type="string" calcext:value-type="string">
            <text:p>https://api.github.com/repos/Cantara/Whydah-TypeLib</text:p>
          </table:table-cell>
          <table:table-cell table:formula="of:=REPLACE([.B4162]; 1; 29; &quot;&quot;)" office:value-type="string" office:string-value="Cantara/Whydah-TypeLib" calcext:value-type="string">
            <text:p>Cantara/Whydah-TypeLib</text:p>
          </table:table-cell>
        </table:table-row>
        <table:table-row table:style-name="ro1">
          <table:table-cell office:value-type="float" office:value="27552956" calcext:value-type="float">
            <text:p>27552956</text:p>
          </table:table-cell>
          <table:table-cell office:value-type="string" calcext:value-type="string">
            <text:p>https://api.github.com/repos/yahoo/elide</text:p>
          </table:table-cell>
          <table:table-cell table:formula="of:=REPLACE([.B4163]; 1; 29; &quot;&quot;)" office:value-type="string" office:string-value="yahoo/elide" calcext:value-type="string">
            <text:p>yahoo/elide</text:p>
          </table:table-cell>
        </table:table-row>
        <table:table-row table:style-name="ro1">
          <table:table-cell office:value-type="float" office:value="27554553" calcext:value-type="float">
            <text:p>27554553</text:p>
          </table:table-cell>
          <table:table-cell office:value-type="string" calcext:value-type="string">
            <text:p>https://api.github.com/repos/doctor-g/social-startup-game</text:p>
          </table:table-cell>
          <table:table-cell table:formula="of:=REPLACE([.B4164]; 1; 29; &quot;&quot;)" office:value-type="string" office:string-value="doctor-g/social-startup-game" calcext:value-type="string">
            <text:p>doctor-g/social-startup-game</text:p>
          </table:table-cell>
        </table:table-row>
        <table:table-row table:style-name="ro1">
          <table:table-cell office:value-type="float" office:value="27557084" calcext:value-type="float">
            <text:p>27557084</text:p>
          </table:table-cell>
          <table:table-cell office:value-type="string" calcext:value-type="string">
            <text:p>https://api.github.com/repos/Microsoft/vso-intellij</text:p>
          </table:table-cell>
          <table:table-cell table:formula="of:=REPLACE([.B4165]; 1; 29; &quot;&quot;)" office:value-type="string" office:string-value="Microsoft/vso-intellij" calcext:value-type="string">
            <text:p>Microsoft/vso-intellij</text:p>
          </table:table-cell>
        </table:table-row>
        <table:table-row table:style-name="ro1">
          <table:table-cell office:value-type="float" office:value="27568159" calcext:value-type="float">
            <text:p>27568159</text:p>
          </table:table-cell>
          <table:table-cell office:value-type="string" calcext:value-type="string">
            <text:p>https://api.github.com/repos/grote/Transportr</text:p>
          </table:table-cell>
          <table:table-cell table:formula="of:=REPLACE([.B4166]; 1; 29; &quot;&quot;)" office:value-type="string" office:string-value="grote/Transportr" calcext:value-type="string">
            <text:p>grote/Transportr</text:p>
          </table:table-cell>
        </table:table-row>
        <table:table-row table:style-name="ro1">
          <table:table-cell office:value-type="float" office:value="27570294" calcext:value-type="float">
            <text:p>27570294</text:p>
          </table:table-cell>
          <table:table-cell office:value-type="string" calcext:value-type="string">
            <text:p>https://api.github.com/repos/proxer/ProxerLibAndroid</text:p>
          </table:table-cell>
          <table:table-cell table:formula="of:=REPLACE([.B4167]; 1; 29; &quot;&quot;)" office:value-type="string" office:string-value="proxer/ProxerLibAndroid" calcext:value-type="string">
            <text:p>proxer/ProxerLibAndroid</text:p>
          </table:table-cell>
        </table:table-row>
        <table:table-row table:style-name="ro1">
          <table:table-cell office:value-type="float" office:value="27593786" calcext:value-type="float">
            <text:p>27593786</text:p>
          </table:table-cell>
          <table:table-cell office:value-type="string" calcext:value-type="string">
            <text:p>https://api.github.com/repos/openstack/monasca-api</text:p>
          </table:table-cell>
          <table:table-cell table:formula="of:=REPLACE([.B4168]; 1; 29; &quot;&quot;)" office:value-type="string" office:string-value="openstack/monasca-api" calcext:value-type="string">
            <text:p>openstack/monasca-api</text:p>
          </table:table-cell>
        </table:table-row>
        <table:table-row table:style-name="ro1">
          <table:table-cell office:value-type="float" office:value="27596253" calcext:value-type="float">
            <text:p>27596253</text:p>
          </table:table-cell>
          <table:table-cell office:value-type="string" calcext:value-type="string">
            <text:p>https://api.github.com/repos/caskdata/hydrator-plugins</text:p>
          </table:table-cell>
          <table:table-cell table:formula="of:=REPLACE([.B4169]; 1; 29; &quot;&quot;)" office:value-type="string" office:string-value="caskdata/hydrator-plugins" calcext:value-type="string">
            <text:p>caskdata/hydrator-plugins</text:p>
          </table:table-cell>
        </table:table-row>
        <table:table-row table:style-name="ro1">
          <table:table-cell office:value-type="float" office:value="27607650" calcext:value-type="float">
            <text:p>27607650</text:p>
          </table:table-cell>
          <table:table-cell office:value-type="string" calcext:value-type="string">
            <text:p>https://api.github.com/repos/eM4Mark/android_frameworks_base</text:p>
          </table:table-cell>
          <table:table-cell table:formula="of:=REPLACE([.B4170]; 1; 29; &quot;&quot;)" office:value-type="string" office:string-value="eM4Mark/android_frameworks_base" calcext:value-type="string">
            <text:p>eM4Mark/android_frameworks_base</text:p>
          </table:table-cell>
        </table:table-row>
        <table:table-row table:style-name="ro1">
          <table:table-cell office:value-type="float" office:value="27607671" calcext:value-type="float">
            <text:p>27607671</text:p>
          </table:table-cell>
          <table:table-cell office:value-type="string" calcext:value-type="string">
            <text:p>https://api.github.com/repos/eM4Mark/android_packages_apps_Settings</text:p>
          </table:table-cell>
          <table:table-cell table:formula="of:=REPLACE([.B4171]; 1; 29; &quot;&quot;)" office:value-type="string" office:string-value="eM4Mark/android_packages_apps_Settings" calcext:value-type="string">
            <text:p>eM4Mark/android_packages_apps_Settings</text:p>
          </table:table-cell>
        </table:table-row>
        <table:table-row table:style-name="ro1">
          <table:table-cell office:value-type="float" office:value="27607733" calcext:value-type="float">
            <text:p>27607733</text:p>
          </table:table-cell>
          <table:table-cell office:value-type="string" calcext:value-type="string">
            <text:p>https://api.github.com/repos/akihito104/UdonRoad</text:p>
          </table:table-cell>
          <table:table-cell table:formula="of:=REPLACE([.B4172]; 1; 29; &quot;&quot;)" office:value-type="string" office:string-value="akihito104/UdonRoad" calcext:value-type="string">
            <text:p>akihito104/UdonRoad</text:p>
          </table:table-cell>
        </table:table-row>
        <table:table-row table:style-name="ro1">
          <table:table-cell office:value-type="float" office:value="27610468" calcext:value-type="float">
            <text:p>27610468</text:p>
          </table:table-cell>
          <table:table-cell office:value-type="string" calcext:value-type="string">
            <text:p>https://api.github.com/repos/firebirdberlin/nightdream</text:p>
          </table:table-cell>
          <table:table-cell table:formula="of:=REPLACE([.B4173]; 1; 29; &quot;&quot;)" office:value-type="string" office:string-value="firebirdberlin/nightdream" calcext:value-type="string">
            <text:p>firebirdberlin/nightdream</text:p>
          </table:table-cell>
        </table:table-row>
        <table:table-row table:style-name="ro1">
          <table:table-cell office:value-type="float" office:value="27615925" calcext:value-type="float">
            <text:p>27615925</text:p>
          </table:table-cell>
          <table:table-cell office:value-type="string" calcext:value-type="string">
            <text:p>https://api.github.com/repos/SpongePowered/SpongeForge</text:p>
          </table:table-cell>
          <table:table-cell table:formula="of:=REPLACE([.B4174]; 1; 29; &quot;&quot;)" office:value-type="string" office:string-value="SpongePowered/SpongeForge" calcext:value-type="string">
            <text:p>SpongePowered/SpongeForge</text:p>
          </table:table-cell>
        </table:table-row>
        <table:table-row table:style-name="ro1">
          <table:table-cell office:value-type="float" office:value="27629501" calcext:value-type="float">
            <text:p>27629501</text:p>
          </table:table-cell>
          <table:table-cell office:value-type="string" calcext:value-type="string">
            <text:p>https://api.github.com/repos/KiiPlatform/thing-if-AndroidSDK</text:p>
          </table:table-cell>
          <table:table-cell table:formula="of:=REPLACE([.B4175]; 1; 29; &quot;&quot;)" office:value-type="string" office:string-value="KiiPlatform/thing-if-AndroidSDK" calcext:value-type="string">
            <text:p>KiiPlatform/thing-if-AndroidSDK</text:p>
          </table:table-cell>
        </table:table-row>
        <table:table-row table:style-name="ro1">
          <table:table-cell office:value-type="float" office:value="27634998" calcext:value-type="float">
            <text:p>27634998</text:p>
          </table:table-cell>
          <table:table-cell office:value-type="string" calcext:value-type="string">
            <text:p>https://api.github.com/repos/canoo/dolphin-platform</text:p>
          </table:table-cell>
          <table:table-cell table:formula="of:=REPLACE([.B4176]; 1; 29; &quot;&quot;)" office:value-type="string" office:string-value="canoo/dolphin-platform" calcext:value-type="string">
            <text:p>canoo/dolphin-platform</text:p>
          </table:table-cell>
        </table:table-row>
        <table:table-row table:style-name="ro1">
          <table:table-cell office:value-type="float" office:value="27645164" calcext:value-type="float">
            <text:p>27645164</text:p>
          </table:table-cell>
          <table:table-cell office:value-type="string" calcext:value-type="string">
            <text:p>https://api.github.com/repos/gochaorg/cofe.xyz</text:p>
          </table:table-cell>
          <table:table-cell table:formula="of:=REPLACE([.B4177]; 1; 29; &quot;&quot;)" office:value-type="string" office:string-value="gochaorg/cofe.xyz" calcext:value-type="string">
            <text:p>gochaorg/cofe.xyz</text:p>
          </table:table-cell>
        </table:table-row>
        <table:table-row table:style-name="ro1">
          <table:table-cell office:value-type="float" office:value="27645535" calcext:value-type="float">
            <text:p>27645535</text:p>
          </table:table-cell>
          <table:table-cell office:value-type="string" calcext:value-type="string">
            <text:p>https://api.github.com/repos/zalando/nakadi</text:p>
          </table:table-cell>
          <table:table-cell table:formula="of:=REPLACE([.B4178]; 1; 29; &quot;&quot;)" office:value-type="string" office:string-value="zalando/nakadi" calcext:value-type="string">
            <text:p>zalando/nakadi</text:p>
          </table:table-cell>
        </table:table-row>
        <table:table-row table:style-name="ro1">
          <table:table-cell office:value-type="float" office:value="27648188" calcext:value-type="float">
            <text:p>27648188</text:p>
          </table:table-cell>
          <table:table-cell office:value-type="string" calcext:value-type="string">
            <text:p>https://api.github.com/repos/AICP/packages_apps_AicpExtras</text:p>
          </table:table-cell>
          <table:table-cell table:formula="of:=REPLACE([.B4179]; 1; 29; &quot;&quot;)" office:value-type="string" office:string-value="AICP/packages_apps_AicpExtras" calcext:value-type="string">
            <text:p>AICP/packages_apps_AicpExtras</text:p>
          </table:table-cell>
        </table:table-row>
        <table:table-row table:style-name="ro1">
          <table:table-cell office:value-type="float" office:value="27654403" calcext:value-type="float">
            <text:p>27654403</text:p>
          </table:table-cell>
          <table:table-cell office:value-type="string" calcext:value-type="string">
            <text:p>https://api.github.com/repos/eclipse/elk</text:p>
          </table:table-cell>
          <table:table-cell table:formula="of:=REPLACE([.B4180]; 1; 29; &quot;&quot;)" office:value-type="string" office:string-value="eclipse/elk" calcext:value-type="string">
            <text:p>eclipse/elk</text:p>
          </table:table-cell>
        </table:table-row>
        <table:table-row table:style-name="ro1">
          <table:table-cell office:value-type="float" office:value="27662891" calcext:value-type="float">
            <text:p>27662891</text:p>
          </table:table-cell>
          <table:table-cell office:value-type="string" calcext:value-type="string">
            <text:p>https://api.github.com/repos/pwm-project/pwm</text:p>
          </table:table-cell>
          <table:table-cell table:formula="of:=REPLACE([.B4181]; 1; 29; &quot;&quot;)" office:value-type="string" office:string-value="pwm-project/pwm" calcext:value-type="string">
            <text:p>pwm-project/pwm</text:p>
          </table:table-cell>
        </table:table-row>
        <table:table-row table:style-name="ro1">
          <table:table-cell office:value-type="float" office:value="27687010" calcext:value-type="float">
            <text:p>27687010</text:p>
          </table:table-cell>
          <table:table-cell office:value-type="string" calcext:value-type="string">
            <text:p>https://api.github.com/repos/santosh32/spring-blog</text:p>
          </table:table-cell>
          <table:table-cell table:formula="of:=REPLACE([.B4182]; 1; 29; &quot;&quot;)" office:value-type="string" office:string-value="santosh32/spring-blog" calcext:value-type="string">
            <text:p>santosh32/spring-blog</text:p>
          </table:table-cell>
        </table:table-row>
        <table:table-row table:style-name="ro1">
          <table:table-cell office:value-type="float" office:value="27691835" calcext:value-type="float">
            <text:p>27691835</text:p>
          </table:table-cell>
          <table:table-cell office:value-type="string" calcext:value-type="string">
            <text:p>https://api.github.com/repos/nedap/archie</text:p>
          </table:table-cell>
          <table:table-cell table:formula="of:=REPLACE([.B4183]; 1; 29; &quot;&quot;)" office:value-type="string" office:string-value="nedap/archie" calcext:value-type="string">
            <text:p>nedap/archie</text:p>
          </table:table-cell>
        </table:table-row>
        <table:table-row table:style-name="ro1">
          <table:table-cell office:value-type="float" office:value="27705010" calcext:value-type="float">
            <text:p>27705010</text:p>
          </table:table-cell>
          <table:table-cell office:value-type="string" calcext:value-type="string">
            <text:p>https://api.github.com/repos/ContainerSolutions/minimesos</text:p>
          </table:table-cell>
          <table:table-cell table:formula="of:=REPLACE([.B4184]; 1; 29; &quot;&quot;)" office:value-type="string" office:string-value="ContainerSolutions/minimesos" calcext:value-type="string">
            <text:p>ContainerSolutions/minimesos</text:p>
          </table:table-cell>
        </table:table-row>
        <table:table-row table:style-name="ro1">
          <table:table-cell office:value-type="float" office:value="27710429" calcext:value-type="float">
            <text:p>27710429</text:p>
          </table:table-cell>
          <table:table-cell office:value-type="string" calcext:value-type="string">
            <text:p>https://api.github.com/repos/serge-rider/dbeaver</text:p>
          </table:table-cell>
          <table:table-cell table:formula="of:=REPLACE([.B4185]; 1; 29; &quot;&quot;)" office:value-type="string" office:string-value="serge-rider/dbeaver" calcext:value-type="string">
            <text:p>serge-rider/dbeaver</text:p>
          </table:table-cell>
        </table:table-row>
        <table:table-row table:style-name="ro1">
          <table:table-cell office:value-type="float" office:value="27710619" calcext:value-type="float">
            <text:p>27710619</text:p>
          </table:table-cell>
          <table:table-cell office:value-type="string" calcext:value-type="string">
            <text:p>https://api.github.com/repos/pablote3/nba-accumulator-rest</text:p>
          </table:table-cell>
          <table:table-cell table:formula="of:=REPLACE([.B4186]; 1; 29; &quot;&quot;)" office:value-type="string" office:string-value="pablote3/nba-accumulator-rest" calcext:value-type="string">
            <text:p>pablote3/nba-accumulator-rest</text:p>
          </table:table-cell>
        </table:table-row>
        <table:table-row table:style-name="ro1">
          <table:table-cell office:value-type="float" office:value="27716215" calcext:value-type="float">
            <text:p>27716215</text:p>
          </table:table-cell>
          <table:table-cell office:value-type="string" calcext:value-type="string">
            <text:p>https://api.github.com/repos/naga-project/naga</text:p>
          </table:table-cell>
          <table:table-cell table:formula="of:=REPLACE([.B4187]; 1; 29; &quot;&quot;)" office:value-type="string" office:string-value="naga-project/naga" calcext:value-type="string">
            <text:p>naga-project/naga</text:p>
          </table:table-cell>
        </table:table-row>
        <table:table-row table:style-name="ro1">
          <table:table-cell office:value-type="float" office:value="27716816" calcext:value-type="float">
            <text:p>27716816</text:p>
          </table:table-cell>
          <table:table-cell office:value-type="string" calcext:value-type="string">
            <text:p>https://api.github.com/repos/sage417/kancolle-server</text:p>
          </table:table-cell>
          <table:table-cell table:formula="of:=REPLACE([.B4188]; 1; 29; &quot;&quot;)" office:value-type="string" office:string-value="sage417/kancolle-server" calcext:value-type="string">
            <text:p>sage417/kancolle-server</text:p>
          </table:table-cell>
        </table:table-row>
        <table:table-row table:style-name="ro1">
          <table:table-cell office:value-type="float" office:value="27749348" calcext:value-type="float">
            <text:p>27749348</text:p>
          </table:table-cell>
          <table:table-cell office:value-type="string" calcext:value-type="string">
            <text:p>https://api.github.com/repos/vincentzhang96/VahrhedralBot</text:p>
          </table:table-cell>
          <table:table-cell table:formula="of:=REPLACE([.B4189]; 1; 29; &quot;&quot;)" office:value-type="string" office:string-value="vincentzhang96/VahrhedralBot" calcext:value-type="string">
            <text:p>vincentzhang96/VahrhedralBot</text:p>
          </table:table-cell>
        </table:table-row>
        <table:table-row table:style-name="ro1">
          <table:table-cell office:value-type="float" office:value="27760206" calcext:value-type="float">
            <text:p>27760206</text:p>
          </table:table-cell>
          <table:table-cell office:value-type="string" calcext:value-type="string">
            <text:p>https://api.github.com/repos/ustc-zzzz/fmltutor</text:p>
          </table:table-cell>
          <table:table-cell table:formula="of:=REPLACE([.B4190]; 1; 29; &quot;&quot;)" office:value-type="string" office:string-value="ustc-zzzz/fmltutor" calcext:value-type="string">
            <text:p>ustc-zzzz/fmltutor</text:p>
          </table:table-cell>
        </table:table-row>
        <table:table-row table:style-name="ro1">
          <table:table-cell office:value-type="float" office:value="27778541" calcext:value-type="float">
            <text:p>27778541</text:p>
          </table:table-cell>
          <table:table-cell office:value-type="string" calcext:value-type="string">
            <text:p>https://api.github.com/repos/conveyal/r5</text:p>
          </table:table-cell>
          <table:table-cell table:formula="of:=REPLACE([.B4191]; 1; 29; &quot;&quot;)" office:value-type="string" office:string-value="conveyal/r5" calcext:value-type="string">
            <text:p>conveyal/r5</text:p>
          </table:table-cell>
        </table:table-row>
        <table:table-row table:style-name="ro1">
          <table:table-cell office:value-type="float" office:value="27784798" calcext:value-type="float">
            <text:p>27784798</text:p>
          </table:table-cell>
          <table:table-cell office:value-type="string" calcext:value-type="string">
            <text:p>https://api.github.com/repos/c0c0n3/ome-smuggler</text:p>
          </table:table-cell>
          <table:table-cell table:formula="of:=REPLACE([.B4192]; 1; 29; &quot;&quot;)" office:value-type="string" office:string-value="c0c0n3/ome-smuggler" calcext:value-type="string">
            <text:p>c0c0n3/ome-smuggler</text:p>
          </table:table-cell>
        </table:table-row>
        <table:table-row table:style-name="ro1">
          <table:table-cell office:value-type="float" office:value="27820453" calcext:value-type="float">
            <text:p>27820453</text:p>
          </table:table-cell>
          <table:table-cell office:value-type="string" calcext:value-type="string">
            <text:p>https://api.github.com/repos/lemmy/tlaplus</text:p>
          </table:table-cell>
          <table:table-cell table:formula="of:=REPLACE([.B4193]; 1; 29; &quot;&quot;)" office:value-type="string" office:string-value="lemmy/tlaplus" calcext:value-type="string">
            <text:p>lemmy/tlaplus</text:p>
          </table:table-cell>
        </table:table-row>
        <table:table-row table:style-name="ro1">
          <table:table-cell office:value-type="float" office:value="27828072" calcext:value-type="float">
            <text:p>27828072</text:p>
          </table:table-cell>
          <table:table-cell office:value-type="string" calcext:value-type="string">
            <text:p>https://api.github.com/repos/JULIELab/jcore-base</text:p>
          </table:table-cell>
          <table:table-cell table:formula="of:=REPLACE([.B4194]; 1; 29; &quot;&quot;)" office:value-type="string" office:string-value="JULIELab/jcore-base" calcext:value-type="string">
            <text:p>JULIELab/jcore-base</text:p>
          </table:table-cell>
        </table:table-row>
        <table:table-row table:style-name="ro1">
          <table:table-cell office:value-type="float" office:value="27829416" calcext:value-type="float">
            <text:p>27829416</text:p>
          </table:table-cell>
          <table:table-cell office:value-type="string" calcext:value-type="string">
            <text:p>https://api.github.com/repos/e-government-ua/iTest</text:p>
          </table:table-cell>
          <table:table-cell table:formula="of:=REPLACE([.B4195]; 1; 29; &quot;&quot;)" office:value-type="string" office:string-value="e-government-ua/iTest" calcext:value-type="string">
            <text:p>e-government-ua/iTest</text:p>
          </table:table-cell>
        </table:table-row>
        <table:table-row table:style-name="ro1">
          <table:table-cell office:value-type="float" office:value="27859955" calcext:value-type="float">
            <text:p>27859955</text:p>
          </table:table-cell>
          <table:table-cell office:value-type="string" calcext:value-type="string">
            <text:p>https://api.github.com/repos/Power-Switch/PowerSwitch_Android</text:p>
          </table:table-cell>
          <table:table-cell table:formula="of:=REPLACE([.B4196]; 1; 29; &quot;&quot;)" office:value-type="string" office:string-value="Power-Switch/PowerSwitch_Android" calcext:value-type="string">
            <text:p>Power-Switch/PowerSwitch_Android</text:p>
          </table:table-cell>
        </table:table-row>
        <table:table-row table:style-name="ro1">
          <table:table-cell office:value-type="float" office:value="27866382" calcext:value-type="float">
            <text:p>27866382</text:p>
          </table:table-cell>
          <table:table-cell office:value-type="string" calcext:value-type="string">
            <text:p>https://api.github.com/repos/monowai/flockdata.org</text:p>
          </table:table-cell>
          <table:table-cell table:formula="of:=REPLACE([.B4197]; 1; 29; &quot;&quot;)" office:value-type="string" office:string-value="monowai/flockdata.org" calcext:value-type="string">
            <text:p>monowai/flockdata.org</text:p>
          </table:table-cell>
        </table:table-row>
        <table:table-row table:style-name="ro1">
          <table:table-cell office:value-type="float" office:value="27880392" calcext:value-type="float">
            <text:p>27880392</text:p>
          </table:table-cell>
          <table:table-cell office:value-type="string" calcext:value-type="string">
            <text:p>https://api.github.com/repos/BrantK/CDAutomationJava</text:p>
          </table:table-cell>
          <table:table-cell table:formula="of:=REPLACE([.B4198]; 1; 29; &quot;&quot;)" office:value-type="string" office:string-value="BrantK/CDAutomationJava" calcext:value-type="string">
            <text:p>BrantK/CDAutomationJava</text:p>
          </table:table-cell>
        </table:table-row>
        <table:table-row table:style-name="ro1">
          <table:table-cell office:value-type="float" office:value="27881024" calcext:value-type="float">
            <text:p>27881024</text:p>
          </table:table-cell>
          <table:table-cell office:value-type="string" calcext:value-type="string">
            <text:p>https://api.github.com/repos/mbedded-ninja/NinjaCalc</text:p>
          </table:table-cell>
          <table:table-cell table:formula="of:=REPLACE([.B4199]; 1; 29; &quot;&quot;)" office:value-type="string" office:string-value="mbedded-ninja/NinjaCalc" calcext:value-type="string">
            <text:p>mbedded-ninja/NinjaCalc</text:p>
          </table:table-cell>
        </table:table-row>
        <table:table-row table:style-name="ro1">
          <table:table-cell office:value-type="float" office:value="27899963" calcext:value-type="float">
            <text:p>27899963</text:p>
          </table:table-cell>
          <table:table-cell office:value-type="string" calcext:value-type="string">
            <text:p>https://api.github.com/repos/fandan-nyc/leetcode</text:p>
          </table:table-cell>
          <table:table-cell table:formula="of:=REPLACE([.B4200]; 1; 29; &quot;&quot;)" office:value-type="string" office:string-value="fandan-nyc/leetcode" calcext:value-type="string">
            <text:p>fandan-nyc/leetcode</text:p>
          </table:table-cell>
        </table:table-row>
        <table:table-row table:style-name="ro1">
          <table:table-cell office:value-type="float" office:value="27907777" calcext:value-type="float">
            <text:p>27907777</text:p>
          </table:table-cell>
          <table:table-cell office:value-type="string" calcext:value-type="string">
            <text:p>https://api.github.com/repos/collinsmith/diablo</text:p>
          </table:table-cell>
          <table:table-cell table:formula="of:=REPLACE([.B4201]; 1; 29; &quot;&quot;)" office:value-type="string" office:string-value="collinsmith/diablo" calcext:value-type="string">
            <text:p>collinsmith/diablo</text:p>
          </table:table-cell>
        </table:table-row>
        <table:table-row table:style-name="ro1">
          <table:table-cell office:value-type="float" office:value="27935040" calcext:value-type="float">
            <text:p>27935040</text:p>
          </table:table-cell>
          <table:table-cell office:value-type="string" calcext:value-type="string">
            <text:p>https://api.github.com/repos/M66B/NetGuard</text:p>
          </table:table-cell>
          <table:table-cell table:formula="of:=REPLACE([.B4202]; 1; 29; &quot;&quot;)" office:value-type="string" office:string-value="M66B/NetGuard" calcext:value-type="string">
            <text:p>M66B/NetGuard</text:p>
          </table:table-cell>
        </table:table-row>
        <table:table-row table:style-name="ro1">
          <table:table-cell office:value-type="float" office:value="27968513" calcext:value-type="float">
            <text:p>27968513</text:p>
          </table:table-cell>
          <table:table-cell office:value-type="string" calcext:value-type="string">
            <text:p>https://api.github.com/repos/InfinityStudioSingularity/Singularity</text:p>
          </table:table-cell>
          <table:table-cell table:formula="of:=REPLACE([.B4203]; 1; 29; &quot;&quot;)" office:value-type="string" office:string-value="InfinityStudioSingularity/Singularity" calcext:value-type="string">
            <text:p>InfinityStudioSingularity/Singularity</text:p>
          </table:table-cell>
        </table:table-row>
        <table:table-row table:style-name="ro1">
          <table:table-cell office:value-type="float" office:value="27993185" calcext:value-type="float">
            <text:p>27993185</text:p>
          </table:table-cell>
          <table:table-cell office:value-type="string" calcext:value-type="string">
            <text:p>https://api.github.com/repos/hobinyoon/apache-cassandra-2.2.3-src</text:p>
          </table:table-cell>
          <table:table-cell table:formula="of:=REPLACE([.B4204]; 1; 29; &quot;&quot;)" office:value-type="string" office:string-value="hobinyoon/apache-cassandra-2.2.3-src" calcext:value-type="string">
            <text:p>hobinyoon/apache-cassandra-2.2.3-src</text:p>
          </table:table-cell>
        </table:table-row>
        <table:table-row table:style-name="ro1">
          <table:table-cell office:value-type="float" office:value="28030525" calcext:value-type="float">
            <text:p>28030525</text:p>
          </table:table-cell>
          <table:table-cell office:value-type="string" calcext:value-type="string">
            <text:p>https://api.github.com/repos/yeastrc/proxl-web-app</text:p>
          </table:table-cell>
          <table:table-cell table:formula="of:=REPLACE([.B4205]; 1; 29; &quot;&quot;)" office:value-type="string" office:string-value="yeastrc/proxl-web-app" calcext:value-type="string">
            <text:p>yeastrc/proxl-web-app</text:p>
          </table:table-cell>
        </table:table-row>
        <table:table-row table:style-name="ro1">
          <table:table-cell office:value-type="float" office:value="28034343" calcext:value-type="float">
            <text:p>28034343</text:p>
          </table:table-cell>
          <table:table-cell office:value-type="string" calcext:value-type="string">
            <text:p>https://api.github.com/repos/bugvm/bugvm</text:p>
          </table:table-cell>
          <table:table-cell table:formula="of:=REPLACE([.B4206]; 1; 29; &quot;&quot;)" office:value-type="string" office:string-value="bugvm/bugvm" calcext:value-type="string">
            <text:p>bugvm/bugvm</text:p>
          </table:table-cell>
        </table:table-row>
        <table:table-row table:style-name="ro1">
          <table:table-cell office:value-type="float" office:value="28043140" calcext:value-type="float">
            <text:p>28043140</text:p>
          </table:table-cell>
          <table:table-cell office:value-type="string" calcext:value-type="string">
            <text:p>https://api.github.com/repos/Sungsonic/frameworks_base</text:p>
          </table:table-cell>
          <table:table-cell table:formula="of:=REPLACE([.B4207]; 1; 29; &quot;&quot;)" office:value-type="string" office:string-value="Sungsonic/frameworks_base" calcext:value-type="string">
            <text:p>Sungsonic/frameworks_base</text:p>
          </table:table-cell>
        </table:table-row>
        <table:table-row table:style-name="ro1">
          <table:table-cell office:value-type="float" office:value="28044739" calcext:value-type="float">
            <text:p>28044739</text:p>
          </table:table-cell>
          <table:table-cell office:value-type="string" calcext:value-type="string">
            <text:p>https://api.github.com/repos/Sungsonic/packages_apps_Settings</text:p>
          </table:table-cell>
          <table:table-cell table:formula="of:=REPLACE([.B4208]; 1; 29; &quot;&quot;)" office:value-type="string" office:string-value="Sungsonic/packages_apps_Settings" calcext:value-type="string">
            <text:p>Sungsonic/packages_apps_Settings</text:p>
          </table:table-cell>
        </table:table-row>
        <table:table-row table:style-name="ro1">
          <table:table-cell office:value-type="float" office:value="28052172" calcext:value-type="float">
            <text:p>28052172</text:p>
          </table:table-cell>
          <table:table-cell office:value-type="string" calcext:value-type="string">
            <text:p>https://api.github.com/repos/mondo-project/mondo-hawk</text:p>
          </table:table-cell>
          <table:table-cell table:formula="of:=REPLACE([.B4209]; 1; 29; &quot;&quot;)" office:value-type="string" office:string-value="mondo-project/mondo-hawk" calcext:value-type="string">
            <text:p>mondo-project/mondo-hawk</text:p>
          </table:table-cell>
        </table:table-row>
        <table:table-row table:style-name="ro1">
          <table:table-cell office:value-type="float" office:value="28057973" calcext:value-type="float">
            <text:p>28057973</text:p>
          </table:table-cell>
          <table:table-cell office:value-type="string" calcext:value-type="string">
            <text:p>https://api.github.com/repos/coduno/platform</text:p>
          </table:table-cell>
          <table:table-cell table:formula="of:=REPLACE([.B4210]; 1; 29; &quot;&quot;)" office:value-type="string" office:string-value="coduno/platform" calcext:value-type="string">
            <text:p>coduno/platform</text:p>
          </table:table-cell>
        </table:table-row>
        <table:table-row table:style-name="ro1">
          <table:table-cell office:value-type="float" office:value="28063133" calcext:value-type="float">
            <text:p>28063133</text:p>
          </table:table-cell>
          <table:table-cell office:value-type="string" calcext:value-type="string">
            <text:p>https://api.github.com/repos/cmu-phil/tetrad</text:p>
          </table:table-cell>
          <table:table-cell table:formula="of:=REPLACE([.B4211]; 1; 29; &quot;&quot;)" office:value-type="string" office:string-value="cmu-phil/tetrad" calcext:value-type="string">
            <text:p>cmu-phil/tetrad</text:p>
          </table:table-cell>
        </table:table-row>
        <table:table-row table:style-name="ro1">
          <table:table-cell office:value-type="float" office:value="28065939" calcext:value-type="float">
            <text:p>28065939</text:p>
          </table:table-cell>
          <table:table-cell office:value-type="string" calcext:value-type="string">
            <text:p>https://api.github.com/repos/hci-gnomex/gnomex</text:p>
          </table:table-cell>
          <table:table-cell table:formula="of:=REPLACE([.B4212]; 1; 29; &quot;&quot;)" office:value-type="string" office:string-value="hci-gnomex/gnomex" calcext:value-type="string">
            <text:p>hci-gnomex/gnomex</text:p>
          </table:table-cell>
        </table:table-row>
        <table:table-row table:style-name="ro1">
          <table:table-cell office:value-type="float" office:value="28071782" calcext:value-type="float">
            <text:p>28071782</text:p>
          </table:table-cell>
          <table:table-cell office:value-type="string" calcext:value-type="string">
            <text:p>https://api.github.com/repos/apache/calcite</text:p>
          </table:table-cell>
          <table:table-cell table:formula="of:=REPLACE([.B4213]; 1; 29; &quot;&quot;)" office:value-type="string" office:string-value="apache/calcite" calcext:value-type="string">
            <text:p>apache/calcite</text:p>
          </table:table-cell>
        </table:table-row>
        <table:table-row table:style-name="ro1">
          <table:table-cell office:value-type="float" office:value="28072899" calcext:value-type="float">
            <text:p>28072899</text:p>
          </table:table-cell>
          <table:table-cell office:value-type="string" calcext:value-type="string">
            <text:p>https://api.github.com/repos/nxbt/dungeon-game</text:p>
          </table:table-cell>
          <table:table-cell table:formula="of:=REPLACE([.B4214]; 1; 29; &quot;&quot;)" office:value-type="string" office:string-value="nxbt/dungeon-game" calcext:value-type="string">
            <text:p>nxbt/dungeon-game</text:p>
          </table:table-cell>
        </table:table-row>
        <table:table-row table:style-name="ro1">
          <table:table-cell office:value-type="float" office:value="28098094" calcext:value-type="float">
            <text:p>28098094</text:p>
          </table:table-cell>
          <table:table-cell office:value-type="string" calcext:value-type="string">
            <text:p>https://api.github.com/repos/Poorvankbhatia/Data-Structures-In-Java</text:p>
          </table:table-cell>
          <table:table-cell table:formula="of:=REPLACE([.B4215]; 1; 29; &quot;&quot;)" office:value-type="string" office:string-value="Poorvankbhatia/Data-Structures-In-Java" calcext:value-type="string">
            <text:p>Poorvankbhatia/Data-Structures-In-Java</text:p>
          </table:table-cell>
        </table:table-row>
        <table:table-row table:style-name="ro1">
          <table:table-cell office:value-type="float" office:value="28107347" calcext:value-type="float">
            <text:p>28107347</text:p>
          </table:table-cell>
          <table:table-cell office:value-type="string" calcext:value-type="string">
            <text:p>https://api.github.com/repos/presly808/StudyArt</text:p>
          </table:table-cell>
          <table:table-cell table:formula="of:=REPLACE([.B4216]; 1; 29; &quot;&quot;)" office:value-type="string" office:string-value="presly808/StudyArt" calcext:value-type="string">
            <text:p>presly808/StudyArt</text:p>
          </table:table-cell>
        </table:table-row>
        <table:table-row table:style-name="ro1">
          <table:table-cell office:value-type="float" office:value="28111039" calcext:value-type="float">
            <text:p>28111039</text:p>
          </table:table-cell>
          <table:table-cell office:value-type="string" calcext:value-type="string">
            <text:p>https://api.github.com/repos/bitquest/bitquest</text:p>
          </table:table-cell>
          <table:table-cell table:formula="of:=REPLACE([.B4217]; 1; 29; &quot;&quot;)" office:value-type="string" office:string-value="bitquest/bitquest" calcext:value-type="string">
            <text:p>bitquest/bitquest</text:p>
          </table:table-cell>
        </table:table-row>
        <table:table-row table:style-name="ro1">
          <table:table-cell office:value-type="float" office:value="28132028" calcext:value-type="float">
            <text:p>28132028</text:p>
          </table:table-cell>
          <table:table-cell office:value-type="string" calcext:value-type="string">
            <text:p>https://api.github.com/repos/boy0001/FastAsyncWorldedit</text:p>
          </table:table-cell>
          <table:table-cell table:formula="of:=REPLACE([.B4218]; 1; 29; &quot;&quot;)" office:value-type="string" office:string-value="boy0001/FastAsyncWorldedit" calcext:value-type="string">
            <text:p>boy0001/FastAsyncWorldedit</text:p>
          </table:table-cell>
        </table:table-row>
        <table:table-row table:style-name="ro1">
          <table:table-cell office:value-type="float" office:value="28132883" calcext:value-type="float">
            <text:p>28132883</text:p>
          </table:table-cell>
          <table:table-cell office:value-type="string" calcext:value-type="string">
            <text:p>https://api.github.com/repos/llmhyy/microbat</text:p>
          </table:table-cell>
          <table:table-cell table:formula="of:=REPLACE([.B4219]; 1; 29; &quot;&quot;)" office:value-type="string" office:string-value="llmhyy/microbat" calcext:value-type="string">
            <text:p>llmhyy/microbat</text:p>
          </table:table-cell>
        </table:table-row>
        <table:table-row table:style-name="ro1">
          <table:table-cell office:value-type="float" office:value="28142321" calcext:value-type="float">
            <text:p>28142321</text:p>
          </table:table-cell>
          <table:table-cell office:value-type="string" calcext:value-type="string">
            <text:p>https://api.github.com/repos/vilnius/tvarkau-vilniu</text:p>
          </table:table-cell>
          <table:table-cell table:formula="of:=REPLACE([.B4220]; 1; 29; &quot;&quot;)" office:value-type="string" office:string-value="vilnius/tvarkau-vilniu" calcext:value-type="string">
            <text:p>vilnius/tvarkau-vilniu</text:p>
          </table:table-cell>
        </table:table-row>
        <table:table-row table:style-name="ro1">
          <table:table-cell office:value-type="float" office:value="28144095" calcext:value-type="float">
            <text:p>28144095</text:p>
          </table:table-cell>
          <table:table-cell office:value-type="string" calcext:value-type="string">
            <text:p>https://api.github.com/repos/mattncc1701/mattncc1701.github.io</text:p>
          </table:table-cell>
          <table:table-cell table:formula="of:=REPLACE([.B4221]; 1; 29; &quot;&quot;)" office:value-type="string" office:string-value="mattncc1701/mattncc1701.github.io" calcext:value-type="string">
            <text:p>mattncc1701/mattncc1701.github.io</text:p>
          </table:table-cell>
        </table:table-row>
        <table:table-row table:style-name="ro1">
          <table:table-cell office:value-type="float" office:value="28155589" calcext:value-type="float">
            <text:p>28155589</text:p>
          </table:table-cell>
          <table:table-cell office:value-type="string" calcext:value-type="string">
            <text:p>https://api.github.com/repos/Glucosio/glucosio-android</text:p>
          </table:table-cell>
          <table:table-cell table:formula="of:=REPLACE([.B4222]; 1; 29; &quot;&quot;)" office:value-type="string" office:string-value="Glucosio/glucosio-android" calcext:value-type="string">
            <text:p>Glucosio/glucosio-android</text:p>
          </table:table-cell>
        </table:table-row>
        <table:table-row table:style-name="ro1">
          <table:table-cell office:value-type="float" office:value="28157652" calcext:value-type="float">
            <text:p>28157652</text:p>
          </table:table-cell>
          <table:table-cell office:value-type="string" calcext:value-type="string">
            <text:p>https://api.github.com/repos/mabuchan006/Sotsuken</text:p>
          </table:table-cell>
          <table:table-cell table:formula="of:=REPLACE([.B4223]; 1; 29; &quot;&quot;)" office:value-type="string" office:string-value="mabuchan006/Sotsuken" calcext:value-type="string">
            <text:p>mabuchan006/Sotsuken</text:p>
          </table:table-cell>
        </table:table-row>
        <table:table-row table:style-name="ro1">
          <table:table-cell office:value-type="float" office:value="28158152" calcext:value-type="float">
            <text:p>28158152</text:p>
          </table:table-cell>
          <table:table-cell office:value-type="string" calcext:value-type="string">
            <text:p>https://api.github.com/repos/aegisql/conveyor</text:p>
          </table:table-cell>
          <table:table-cell table:formula="of:=REPLACE([.B4224]; 1; 29; &quot;&quot;)" office:value-type="string" office:string-value="aegisql/conveyor" calcext:value-type="string">
            <text:p>aegisql/conveyor</text:p>
          </table:table-cell>
        </table:table-row>
        <table:table-row table:style-name="ro1">
          <table:table-cell office:value-type="float" office:value="28172416" calcext:value-type="float">
            <text:p>28172416</text:p>
          </table:table-cell>
          <table:table-cell office:value-type="string" calcext:value-type="string">
            <text:p>https://api.github.com/repos/jtransc/jtransc</text:p>
          </table:table-cell>
          <table:table-cell table:formula="of:=REPLACE([.B4225]; 1; 29; &quot;&quot;)" office:value-type="string" office:string-value="jtransc/jtransc" calcext:value-type="string">
            <text:p>jtransc/jtransc</text:p>
          </table:table-cell>
        </table:table-row>
        <table:table-row table:style-name="ro1">
          <table:table-cell office:value-type="float" office:value="28174577" calcext:value-type="float">
            <text:p>28174577</text:p>
          </table:table-cell>
          <table:table-cell office:value-type="string" calcext:value-type="string">
            <text:p>https://api.github.com/repos/dadoonet/fscrawler</text:p>
          </table:table-cell>
          <table:table-cell table:formula="of:=REPLACE([.B4226]; 1; 29; &quot;&quot;)" office:value-type="string" office:string-value="dadoonet/fscrawler" calcext:value-type="string">
            <text:p>dadoonet/fscrawler</text:p>
          </table:table-cell>
        </table:table-row>
        <table:table-row table:style-name="ro1">
          <table:table-cell office:value-type="float" office:value="28174972" calcext:value-type="float">
            <text:p>28174972</text:p>
          </table:table-cell>
          <table:table-cell office:value-type="string" calcext:value-type="string">
            <text:p>https://api.github.com/repos/NextBook-organisation/nextbook</text:p>
          </table:table-cell>
          <table:table-cell table:formula="of:=REPLACE([.B4227]; 1; 29; &quot;&quot;)" office:value-type="string" office:string-value="NextBook-organisation/nextbook" calcext:value-type="string">
            <text:p>NextBook-organisation/nextbook</text:p>
          </table:table-cell>
        </table:table-row>
        <table:table-row table:style-name="ro1">
          <table:table-cell office:value-type="float" office:value="28176026" calcext:value-type="float">
            <text:p>28176026</text:p>
          </table:table-cell>
          <table:table-cell office:value-type="string" calcext:value-type="string">
            <text:p>https://api.github.com/repos/tohemidevelopment/justparty</text:p>
          </table:table-cell>
          <table:table-cell table:formula="of:=REPLACE([.B4228]; 1; 29; &quot;&quot;)" office:value-type="string" office:string-value="tohemidevelopment/justparty" calcext:value-type="string">
            <text:p>tohemidevelopment/justparty</text:p>
          </table:table-cell>
        </table:table-row>
        <table:table-row table:style-name="ro1">
          <table:table-cell office:value-type="float" office:value="28188055" calcext:value-type="float">
            <text:p>28188055</text:p>
          </table:table-cell>
          <table:table-cell office:value-type="string" calcext:value-type="string">
            <text:p>https://api.github.com/repos/zcmoore/plpTool-prototype</text:p>
          </table:table-cell>
          <table:table-cell table:formula="of:=REPLACE([.B4229]; 1; 29; &quot;&quot;)" office:value-type="string" office:string-value="zcmoore/plpTool-prototype" calcext:value-type="string">
            <text:p>zcmoore/plpTool-prototype</text:p>
          </table:table-cell>
        </table:table-row>
        <table:table-row table:style-name="ro1">
          <table:table-cell office:value-type="float" office:value="28207210" calcext:value-type="float">
            <text:p>28207210</text:p>
          </table:table-cell>
          <table:table-cell office:value-type="string" calcext:value-type="string">
            <text:p>https://api.github.com/repos/eeichinger/jdbc-service-virtualisation</text:p>
          </table:table-cell>
          <table:table-cell table:formula="of:=REPLACE([.B4230]; 1; 29; &quot;&quot;)" office:value-type="string" office:string-value="eeichinger/jdbc-service-virtualisation" calcext:value-type="string">
            <text:p>eeichinger/jdbc-service-virtualisation</text:p>
          </table:table-cell>
        </table:table-row>
        <table:table-row table:style-name="ro1">
          <table:table-cell office:value-type="float" office:value="28218660" calcext:value-type="float">
            <text:p>28218660</text:p>
          </table:table-cell>
          <table:table-cell office:value-type="string" calcext:value-type="string">
            <text:p>https://api.github.com/repos/krexus/frameworks_base</text:p>
          </table:table-cell>
          <table:table-cell table:formula="of:=REPLACE([.B4231]; 1; 29; &quot;&quot;)" office:value-type="string" office:string-value="krexus/frameworks_base" calcext:value-type="string">
            <text:p>krexus/frameworks_base</text:p>
          </table:table-cell>
        </table:table-row>
        <table:table-row table:style-name="ro1">
          <table:table-cell office:value-type="float" office:value="28222163" calcext:value-type="float">
            <text:p>28222163</text:p>
          </table:table-cell>
          <table:table-cell office:value-type="string" calcext:value-type="string">
            <text:p>https://api.github.com/repos/nectec-wisru/android-TanrabadSurvey</text:p>
          </table:table-cell>
          <table:table-cell table:formula="of:=REPLACE([.B4232]; 1; 29; &quot;&quot;)" office:value-type="string" office:string-value="nectec-wisru/android-TanrabadSurvey" calcext:value-type="string">
            <text:p>nectec-wisru/android-TanrabadSurvey</text:p>
          </table:table-cell>
        </table:table-row>
        <table:table-row table:style-name="ro1">
          <table:table-cell office:value-type="float" office:value="28230064" calcext:value-type="float">
            <text:p>28230064</text:p>
          </table:table-cell>
          <table:table-cell office:value-type="string" calcext:value-type="string">
            <text:p>https://api.github.com/repos/kocko/algorithms</text:p>
          </table:table-cell>
          <table:table-cell table:formula="of:=REPLACE([.B4233]; 1; 29; &quot;&quot;)" office:value-type="string" office:string-value="kocko/algorithms" calcext:value-type="string">
            <text:p>kocko/algorithms</text:p>
          </table:table-cell>
        </table:table-row>
        <table:table-row table:style-name="ro1">
          <table:table-cell office:value-type="float" office:value="28230868" calcext:value-type="float">
            <text:p>28230868</text:p>
          </table:table-cell>
          <table:table-cell office:value-type="string" calcext:value-type="string">
            <text:p>https://api.github.com/repos/minorg/dressdiscover</text:p>
          </table:table-cell>
          <table:table-cell table:formula="of:=REPLACE([.B4234]; 1; 29; &quot;&quot;)" office:value-type="string" office:string-value="minorg/dressdiscover" calcext:value-type="string">
            <text:p>minorg/dressdiscover</text:p>
          </table:table-cell>
        </table:table-row>
        <table:table-row table:style-name="ro1">
          <table:table-cell office:value-type="float" office:value="28238875" calcext:value-type="float">
            <text:p>28238875</text:p>
          </table:table-cell>
          <table:table-cell office:value-type="string" calcext:value-type="string">
            <text:p>https://api.github.com/repos/grondag/Adversity</text:p>
          </table:table-cell>
          <table:table-cell table:formula="of:=REPLACE([.B4235]; 1; 29; &quot;&quot;)" office:value-type="string" office:string-value="grondag/Adversity" calcext:value-type="string">
            <text:p>grondag/Adversity</text:p>
          </table:table-cell>
        </table:table-row>
        <table:table-row table:style-name="ro1">
          <table:table-cell office:value-type="float" office:value="28263979" calcext:value-type="float">
            <text:p>28263979</text:p>
          </table:table-cell>
          <table:table-cell office:value-type="string" calcext:value-type="string">
            <text:p>https://api.github.com/repos/DiamondLightSource/daq-eclipse</text:p>
          </table:table-cell>
          <table:table-cell table:formula="of:=REPLACE([.B4236]; 1; 29; &quot;&quot;)" office:value-type="string" office:string-value="DiamondLightSource/daq-eclipse" calcext:value-type="string">
            <text:p>DiamondLightSource/daq-eclipse</text:p>
          </table:table-cell>
        </table:table-row>
        <table:table-row table:style-name="ro1">
          <table:table-cell office:value-type="float" office:value="28316503" calcext:value-type="float">
            <text:p>28316503</text:p>
          </table:table-cell>
          <table:table-cell office:value-type="string" calcext:value-type="string">
            <text:p>https://api.github.com/repos/FashionTips/fashion_tips</text:p>
          </table:table-cell>
          <table:table-cell table:formula="of:=REPLACE([.B4237]; 1; 29; &quot;&quot;)" office:value-type="string" office:string-value="FashionTips/fashion_tips" calcext:value-type="string">
            <text:p>FashionTips/fashion_tips</text:p>
          </table:table-cell>
        </table:table-row>
        <table:table-row table:style-name="ro1">
          <table:table-cell office:value-type="float" office:value="28320769" calcext:value-type="float">
            <text:p>28320769</text:p>
          </table:table-cell>
          <table:table-cell office:value-type="string" calcext:value-type="string">
            <text:p>https://api.github.com/repos/KostyaSha/yet-another-docker-plugin</text:p>
          </table:table-cell>
          <table:table-cell table:formula="of:=REPLACE([.B4238]; 1; 29; &quot;&quot;)" office:value-type="string" office:string-value="KostyaSha/yet-another-docker-plugin" calcext:value-type="string">
            <text:p>KostyaSha/yet-another-docker-plugin</text:p>
          </table:table-cell>
        </table:table-row>
        <table:table-row table:style-name="ro1">
          <table:table-cell office:value-type="float" office:value="28320795" calcext:value-type="float">
            <text:p>28320795</text:p>
          </table:table-cell>
          <table:table-cell office:value-type="string" calcext:value-type="string">
            <text:p>https://api.github.com/repos/andreynovikov/maptrek</text:p>
          </table:table-cell>
          <table:table-cell table:formula="of:=REPLACE([.B4239]; 1; 29; &quot;&quot;)" office:value-type="string" office:string-value="andreynovikov/maptrek" calcext:value-type="string">
            <text:p>andreynovikov/maptrek</text:p>
          </table:table-cell>
        </table:table-row>
        <table:table-row table:style-name="ro1">
          <table:table-cell office:value-type="float" office:value="28321706" calcext:value-type="float">
            <text:p>28321706</text:p>
          </table:table-cell>
          <table:table-cell office:value-type="string" calcext:value-type="string">
            <text:p>https://api.github.com/repos/frostwire/frostwire</text:p>
          </table:table-cell>
          <table:table-cell table:formula="of:=REPLACE([.B4240]; 1; 29; &quot;&quot;)" office:value-type="string" office:string-value="frostwire/frostwire" calcext:value-type="string">
            <text:p>frostwire/frostwire</text:p>
          </table:table-cell>
        </table:table-row>
        <table:table-row table:style-name="ro1">
          <table:table-cell office:value-type="float" office:value="28326336" calcext:value-type="float">
            <text:p>28326336</text:p>
          </table:table-cell>
          <table:table-cell office:value-type="string" calcext:value-type="string">
            <text:p>https://api.github.com/repos/SpectraLogic/ds3_autogen</text:p>
          </table:table-cell>
          <table:table-cell table:formula="of:=REPLACE([.B4241]; 1; 29; &quot;&quot;)" office:value-type="string" office:string-value="SpectraLogic/ds3_autogen" calcext:value-type="string">
            <text:p>SpectraLogic/ds3_autogen</text:p>
          </table:table-cell>
        </table:table-row>
        <table:table-row table:style-name="ro1">
          <table:table-cell office:value-type="float" office:value="28328715" calcext:value-type="float">
            <text:p>28328715</text:p>
          </table:table-cell>
          <table:table-cell office:value-type="string" calcext:value-type="string">
            <text:p>https://api.github.com/repos/spinn3r/noxy</text:p>
          </table:table-cell>
          <table:table-cell table:formula="of:=REPLACE([.B4242]; 1; 29; &quot;&quot;)" office:value-type="string" office:string-value="spinn3r/noxy" calcext:value-type="string">
            <text:p>spinn3r/noxy</text:p>
          </table:table-cell>
        </table:table-row>
        <table:table-row table:style-name="ro1">
          <table:table-cell office:value-type="float" office:value="28329629" calcext:value-type="float">
            <text:p>28329629</text:p>
          </table:table-cell>
          <table:table-cell office:value-type="string" calcext:value-type="string">
            <text:p>https://api.github.com/repos/spinn3r/artemis-framework</text:p>
          </table:table-cell>
          <table:table-cell table:formula="of:=REPLACE([.B4243]; 1; 29; &quot;&quot;)" office:value-type="string" office:string-value="spinn3r/artemis-framework" calcext:value-type="string">
            <text:p>spinn3r/artemis-framework</text:p>
          </table:table-cell>
        </table:table-row>
        <table:table-row table:style-name="ro1">
          <table:table-cell office:value-type="float" office:value="28341060" calcext:value-type="float">
            <text:p>28341060</text:p>
          </table:table-cell>
          <table:table-cell office:value-type="string" calcext:value-type="string">
            <text:p>https://api.github.com/repos/castellanos70/StarvationEvasion</text:p>
          </table:table-cell>
          <table:table-cell table:formula="of:=REPLACE([.B4244]; 1; 29; &quot;&quot;)" office:value-type="string" office:string-value="castellanos70/StarvationEvasion" calcext:value-type="string">
            <text:p>castellanos70/StarvationEvasion</text:p>
          </table:table-cell>
        </table:table-row>
        <table:table-row table:style-name="ro1">
          <table:table-cell office:value-type="float" office:value="28364359" calcext:value-type="float">
            <text:p>28364359</text:p>
          </table:table-cell>
          <table:table-cell office:value-type="string" calcext:value-type="string">
            <text:p>https://api.github.com/repos/condevops/hello-world-jenkins</text:p>
          </table:table-cell>
          <table:table-cell table:formula="of:=REPLACE([.B4245]; 1; 29; &quot;&quot;)" office:value-type="string" office:string-value="condevops/hello-world-jenkins" calcext:value-type="string">
            <text:p>condevops/hello-world-jenkins</text:p>
          </table:table-cell>
        </table:table-row>
        <table:table-row table:style-name="ro1">
          <table:table-cell office:value-type="float" office:value="28368360" calcext:value-type="float">
            <text:p>28368360</text:p>
          </table:table-cell>
          <table:table-cell office:value-type="string" calcext:value-type="string">
            <text:p>https://api.github.com/repos/comdata/HomeAutomation</text:p>
          </table:table-cell>
          <table:table-cell table:formula="of:=REPLACE([.B4246]; 1; 29; &quot;&quot;)" office:value-type="string" office:string-value="comdata/HomeAutomation" calcext:value-type="string">
            <text:p>comdata/HomeAutomation</text:p>
          </table:table-cell>
        </table:table-row>
        <table:table-row table:style-name="ro1">
          <table:table-cell office:value-type="float" office:value="28392976" calcext:value-type="float">
            <text:p>28392976</text:p>
          </table:table-cell>
          <table:table-cell office:value-type="string" calcext:value-type="string">
            <text:p>https://api.github.com/repos/MyRealityCoding/scope</text:p>
          </table:table-cell>
          <table:table-cell table:formula="of:=REPLACE([.B4247]; 1; 29; &quot;&quot;)" office:value-type="string" office:string-value="MyRealityCoding/scope" calcext:value-type="string">
            <text:p>MyRealityCoding/scope</text:p>
          </table:table-cell>
        </table:table-row>
        <table:table-row table:style-name="ro1">
          <table:table-cell office:value-type="float" office:value="28401797" calcext:value-type="float">
            <text:p>28401797</text:p>
          </table:table-cell>
          <table:table-cell office:value-type="string" calcext:value-type="string">
            <text:p>https://api.github.com/repos/lutece-platform/lutece-collab-plugin-ticketing</text:p>
          </table:table-cell>
          <table:table-cell table:formula="of:=REPLACE([.B4248]; 1; 29; &quot;&quot;)" office:value-type="string" office:string-value="lutece-platform/lutece-collab-plugin-ticketing" calcext:value-type="string">
            <text:p>lutece-platform/lutece-collab-plugin-ticketing</text:p>
          </table:table-cell>
        </table:table-row>
        <table:table-row table:style-name="ro1">
          <table:table-cell office:value-type="float" office:value="28411514" calcext:value-type="float">
            <text:p>28411514</text:p>
          </table:table-cell>
          <table:table-cell office:value-type="string" calcext:value-type="string">
            <text:p>https://api.github.com/repos/AOSP-JF-MM/platform_packages_apps_Settings</text:p>
          </table:table-cell>
          <table:table-cell table:formula="of:=REPLACE([.B4249]; 1; 29; &quot;&quot;)" office:value-type="string" office:string-value="AOSP-JF-MM/platform_packages_apps_Settings" calcext:value-type="string">
            <text:p>AOSP-JF-MM/platform_packages_apps_Settings</text:p>
          </table:table-cell>
        </table:table-row>
        <table:table-row table:style-name="ro1">
          <table:table-cell office:value-type="float" office:value="28413100" calcext:value-type="float">
            <text:p>28413100</text:p>
          </table:table-cell>
          <table:table-cell office:value-type="string" calcext:value-type="string">
            <text:p>https://api.github.com/repos/rsv355/SchoolConnect</text:p>
          </table:table-cell>
          <table:table-cell table:formula="of:=REPLACE([.B4250]; 1; 29; &quot;&quot;)" office:value-type="string" office:string-value="rsv355/SchoolConnect" calcext:value-type="string">
            <text:p>rsv355/SchoolConnect</text:p>
          </table:table-cell>
        </table:table-row>
        <table:table-row table:style-name="ro1">
          <table:table-cell office:value-type="float" office:value="28415244" calcext:value-type="float">
            <text:p>28415244</text:p>
          </table:table-cell>
          <table:table-cell office:value-type="string" calcext:value-type="string">
            <text:p>https://api.github.com/repos/boalang/compiler</text:p>
          </table:table-cell>
          <table:table-cell table:formula="of:=REPLACE([.B4251]; 1; 29; &quot;&quot;)" office:value-type="string" office:string-value="boalang/compiler" calcext:value-type="string">
            <text:p>boalang/compiler</text:p>
          </table:table-cell>
        </table:table-row>
        <table:table-row table:style-name="ro1">
          <table:table-cell office:value-type="float" office:value="28416018" calcext:value-type="float">
            <text:p>28416018</text:p>
          </table:table-cell>
          <table:table-cell office:value-type="string" calcext:value-type="string">
            <text:p>https://api.github.com/repos/savoirfairelinux/ring-client-android</text:p>
          </table:table-cell>
          <table:table-cell table:formula="of:=REPLACE([.B4252]; 1; 29; &quot;&quot;)" office:value-type="string" office:string-value="savoirfairelinux/ring-client-android" calcext:value-type="string">
            <text:p>savoirfairelinux/ring-client-android</text:p>
          </table:table-cell>
        </table:table-row>
        <table:table-row table:style-name="ro1">
          <table:table-cell office:value-type="float" office:value="28417893" calcext:value-type="float">
            <text:p>28417893</text:p>
          </table:table-cell>
          <table:table-cell office:value-type="string" calcext:value-type="string">
            <text:p>https://api.github.com/repos/HitkoDev/chemApp</text:p>
          </table:table-cell>
          <table:table-cell table:formula="of:=REPLACE([.B4253]; 1; 29; &quot;&quot;)" office:value-type="string" office:string-value="HitkoDev/chemApp" calcext:value-type="string">
            <text:p>HitkoDev/chemApp</text:p>
          </table:table-cell>
        </table:table-row>
        <table:table-row table:style-name="ro1">
          <table:table-cell office:value-type="float" office:value="28429139" calcext:value-type="float">
            <text:p>28429139</text:p>
          </table:table-cell>
          <table:table-cell office:value-type="string" calcext:value-type="string">
            <text:p>https://api.github.com/repos/WycliffeAssociates/translationRecorder</text:p>
          </table:table-cell>
          <table:table-cell table:formula="of:=REPLACE([.B4254]; 1; 29; &quot;&quot;)" office:value-type="string" office:string-value="WycliffeAssociates/translationRecorder" calcext:value-type="string">
            <text:p>WycliffeAssociates/translationRecorder</text:p>
          </table:table-cell>
        </table:table-row>
        <table:table-row table:style-name="ro1">
          <table:table-cell office:value-type="float" office:value="28437339" calcext:value-type="float">
            <text:p>28437339</text:p>
          </table:table-cell>
          <table:table-cell office:value-type="string" calcext:value-type="string">
            <text:p>https://api.github.com/repos/OmegaT-Project/OmegaT</text:p>
          </table:table-cell>
          <table:table-cell table:formula="of:=REPLACE([.B4255]; 1; 29; &quot;&quot;)" office:value-type="string" office:string-value="OmegaT-Project/OmegaT" calcext:value-type="string">
            <text:p>OmegaT-Project/OmegaT</text:p>
          </table:table-cell>
        </table:table-row>
        <table:table-row table:style-name="ro1">
          <table:table-cell office:value-type="float" office:value="28485595" calcext:value-type="float">
            <text:p>28485595</text:p>
          </table:table-cell>
          <table:table-cell office:value-type="string" calcext:value-type="string">
            <text:p>https://api.github.com/repos/jnidzwetzki/scalephant</text:p>
          </table:table-cell>
          <table:table-cell table:formula="of:=REPLACE([.B4256]; 1; 29; &quot;&quot;)" office:value-type="string" office:string-value="jnidzwetzki/scalephant" calcext:value-type="string">
            <text:p>jnidzwetzki/scalephant</text:p>
          </table:table-cell>
        </table:table-row>
        <table:table-row table:style-name="ro1">
          <table:table-cell office:value-type="float" office:value="28517765" calcext:value-type="float">
            <text:p>28517765</text:p>
          </table:table-cell>
          <table:table-cell office:value-type="string" calcext:value-type="string">
            <text:p>https://api.github.com/repos/TechReborn/RebornCore</text:p>
          </table:table-cell>
          <table:table-cell table:formula="of:=REPLACE([.B4257]; 1; 29; &quot;&quot;)" office:value-type="string" office:string-value="TechReborn/RebornCore" calcext:value-type="string">
            <text:p>TechReborn/RebornCore</text:p>
          </table:table-cell>
        </table:table-row>
        <table:table-row table:style-name="ro1">
          <table:table-cell office:value-type="float" office:value="28518653" calcext:value-type="float">
            <text:p>28518653</text:p>
          </table:table-cell>
          <table:table-cell office:value-type="string" calcext:value-type="string">
            <text:p>https://api.github.com/repos/esoco/sdack</text:p>
          </table:table-cell>
          <table:table-cell table:formula="of:=REPLACE([.B4258]; 1; 29; &quot;&quot;)" office:value-type="string" office:string-value="esoco/sdack" calcext:value-type="string">
            <text:p>esoco/sdack</text:p>
          </table:table-cell>
        </table:table-row>
        <table:table-row table:style-name="ro1">
          <table:table-cell office:value-type="float" office:value="28523642" calcext:value-type="float">
            <text:p>28523642</text:p>
          </table:table-cell>
          <table:table-cell office:value-type="string" calcext:value-type="string">
            <text:p>https://api.github.com/repos/raatiniemi/worker</text:p>
          </table:table-cell>
          <table:table-cell table:formula="of:=REPLACE([.B4259]; 1; 29; &quot;&quot;)" office:value-type="string" office:string-value="raatiniemi/worker" calcext:value-type="string">
            <text:p>raatiniemi/worker</text:p>
          </table:table-cell>
        </table:table-row>
        <table:table-row table:style-name="ro1">
          <table:table-cell office:value-type="float" office:value="28536593" calcext:value-type="float">
            <text:p>28536593</text:p>
          </table:table-cell>
          <table:table-cell office:value-type="string" calcext:value-type="string">
            <text:p>https://api.github.com/repos/gk-brown/HTTP-RPC</text:p>
          </table:table-cell>
          <table:table-cell table:formula="of:=REPLACE([.B4260]; 1; 29; &quot;&quot;)" office:value-type="string" office:string-value="gk-brown/HTTP-RPC" calcext:value-type="string">
            <text:p>gk-brown/HTTP-RPC</text:p>
          </table:table-cell>
        </table:table-row>
        <table:table-row table:style-name="ro1">
          <table:table-cell office:value-type="float" office:value="28556242" calcext:value-type="float">
            <text:p>28556242</text:p>
          </table:table-cell>
          <table:table-cell office:value-type="string" calcext:value-type="string">
            <text:p>https://api.github.com/repos/vitalii-dmytruk/ConfLab</text:p>
          </table:table-cell>
          <table:table-cell table:formula="of:=REPLACE([.B4261]; 1; 29; &quot;&quot;)" office:value-type="string" office:string-value="vitalii-dmytruk/ConfLab" calcext:value-type="string">
            <text:p>vitalii-dmytruk/ConfLab</text:p>
          </table:table-cell>
        </table:table-row>
        <table:table-row table:style-name="ro1">
          <table:table-cell office:value-type="float" office:value="28563495" calcext:value-type="float">
            <text:p>28563495</text:p>
          </table:table-cell>
          <table:table-cell office:value-type="string" calcext:value-type="string">
            <text:p>https://api.github.com/repos/ProtocolSupport/ProtocolSupport</text:p>
          </table:table-cell>
          <table:table-cell table:formula="of:=REPLACE([.B4262]; 1; 29; &quot;&quot;)" office:value-type="string" office:string-value="ProtocolSupport/ProtocolSupport" calcext:value-type="string">
            <text:p>ProtocolSupport/ProtocolSupport</text:p>
          </table:table-cell>
        </table:table-row>
        <table:table-row table:style-name="ro1">
          <table:table-cell office:value-type="float" office:value="28571928" calcext:value-type="float">
            <text:p>28571928</text:p>
          </table:table-cell>
          <table:table-cell office:value-type="string" calcext:value-type="string">
            <text:p>https://api.github.com/repos/Tamaized/VoidCraft</text:p>
          </table:table-cell>
          <table:table-cell table:formula="of:=REPLACE([.B4263]; 1; 29; &quot;&quot;)" office:value-type="string" office:string-value="Tamaized/VoidCraft" calcext:value-type="string">
            <text:p>Tamaized/VoidCraft</text:p>
          </table:table-cell>
        </table:table-row>
        <table:table-row table:style-name="ro1">
          <table:table-cell office:value-type="float" office:value="28572761" calcext:value-type="float">
            <text:p>28572761</text:p>
          </table:table-cell>
          <table:table-cell office:value-type="string" calcext:value-type="string">
            <text:p>https://api.github.com/repos/eclipse/hawkbit</text:p>
          </table:table-cell>
          <table:table-cell table:formula="of:=REPLACE([.B4264]; 1; 29; &quot;&quot;)" office:value-type="string" office:string-value="eclipse/hawkbit" calcext:value-type="string">
            <text:p>eclipse/hawkbit</text:p>
          </table:table-cell>
        </table:table-row>
        <table:table-row table:style-name="ro1">
          <table:table-cell office:value-type="float" office:value="28575545" calcext:value-type="float">
            <text:p>28575545</text:p>
          </table:table-cell>
          <table:table-cell office:value-type="string" calcext:value-type="string">
            <text:p>https://api.github.com/repos/DreierF/MyTargets</text:p>
          </table:table-cell>
          <table:table-cell table:formula="of:=REPLACE([.B4265]; 1; 29; &quot;&quot;)" office:value-type="string" office:string-value="DreierF/MyTargets" calcext:value-type="string">
            <text:p>DreierF/MyTargets</text:p>
          </table:table-cell>
        </table:table-row>
        <table:table-row table:style-name="ro1">
          <table:table-cell office:value-type="float" office:value="28578886" calcext:value-type="float">
            <text:p>28578886</text:p>
          </table:table-cell>
          <table:table-cell office:value-type="string" calcext:value-type="string">
            <text:p>https://api.github.com/repos/adventurerok/Colony-Wars</text:p>
          </table:table-cell>
          <table:table-cell table:formula="of:=REPLACE([.B4266]; 1; 29; &quot;&quot;)" office:value-type="string" office:string-value="adventurerok/Colony-Wars" calcext:value-type="string">
            <text:p>adventurerok/Colony-Wars</text:p>
          </table:table-cell>
        </table:table-row>
        <table:table-row table:style-name="ro1">
          <table:table-cell office:value-type="float" office:value="28597630" calcext:value-type="float">
            <text:p>28597630</text:p>
          </table:table-cell>
          <table:table-cell office:value-type="string" calcext:value-type="string">
            <text:p>https://api.github.com/repos/apache/incubator-systemml</text:p>
          </table:table-cell>
          <table:table-cell table:formula="of:=REPLACE([.B4267]; 1; 29; &quot;&quot;)" office:value-type="string" office:string-value="apache/incubator-systemml" calcext:value-type="string">
            <text:p>apache/incubator-systemml</text:p>
          </table:table-cell>
        </table:table-row>
        <table:table-row table:style-name="ro1">
          <table:table-cell office:value-type="float" office:value="28602846" calcext:value-type="float">
            <text:p>28602846</text:p>
          </table:table-cell>
          <table:table-cell office:value-type="string" calcext:value-type="string">
            <text:p>https://api.github.com/repos/reactor/reactor-core</text:p>
          </table:table-cell>
          <table:table-cell table:formula="of:=REPLACE([.B4268]; 1; 29; &quot;&quot;)" office:value-type="string" office:string-value="reactor/reactor-core" calcext:value-type="string">
            <text:p>reactor/reactor-core</text:p>
          </table:table-cell>
        </table:table-row>
        <table:table-row table:style-name="ro1">
          <table:table-cell office:value-type="float" office:value="28604082" calcext:value-type="float">
            <text:p>28604082</text:p>
          </table:table-cell>
          <table:table-cell office:value-type="string" calcext:value-type="string">
            <text:p>https://api.github.com/repos/reactor/reactor-io</text:p>
          </table:table-cell>
          <table:table-cell table:formula="of:=REPLACE([.B4269]; 1; 29; &quot;&quot;)" office:value-type="string" office:string-value="reactor/reactor-io" calcext:value-type="string">
            <text:p>reactor/reactor-io</text:p>
          </table:table-cell>
        </table:table-row>
        <table:table-row table:style-name="ro1">
          <table:table-cell office:value-type="float" office:value="28608062" calcext:value-type="float">
            <text:p>28608062</text:p>
          </table:table-cell>
          <table:table-cell office:value-type="string" calcext:value-type="string">
            <text:p>https://api.github.com/repos/marekpribyl/intellij-idea</text:p>
          </table:table-cell>
          <table:table-cell table:formula="of:=REPLACE([.B4270]; 1; 29; &quot;&quot;)" office:value-type="string" office:string-value="marekpribyl/intellij-idea" calcext:value-type="string">
            <text:p>marekpribyl/intellij-idea</text:p>
          </table:table-cell>
        </table:table-row>
        <table:table-row table:style-name="ro1">
          <table:table-cell office:value-type="float" office:value="28608087" calcext:value-type="float">
            <text:p>28608087</text:p>
          </table:table-cell>
          <table:table-cell office:value-type="string" calcext:value-type="string">
            <text:p>https://api.github.com/repos/ca057/kirjanystaevaet</text:p>
          </table:table-cell>
          <table:table-cell table:formula="of:=REPLACE([.B4271]; 1; 29; &quot;&quot;)" office:value-type="string" office:string-value="ca057/kirjanystaevaet" calcext:value-type="string">
            <text:p>ca057/kirjanystaevaet</text:p>
          </table:table-cell>
        </table:table-row>
        <table:table-row table:style-name="ro1">
          <table:table-cell office:value-type="float" office:value="28615699" calcext:value-type="float">
            <text:p>28615699</text:p>
          </table:table-cell>
          <table:table-cell office:value-type="string" calcext:value-type="string">
            <text:p>https://api.github.com/repos/Beagle-PSE/Beagle</text:p>
          </table:table-cell>
          <table:table-cell table:formula="of:=REPLACE([.B4272]; 1; 29; &quot;&quot;)" office:value-type="string" office:string-value="Beagle-PSE/Beagle" calcext:value-type="string">
            <text:p>Beagle-PSE/Beagle</text:p>
          </table:table-cell>
        </table:table-row>
        <table:table-row table:style-name="ro1">
          <table:table-cell office:value-type="float" office:value="28618340" calcext:value-type="float">
            <text:p>28618340</text:p>
          </table:table-cell>
          <table:table-cell office:value-type="string" calcext:value-type="string">
            <text:p>https://api.github.com/repos/MobilityFirst/GNS</text:p>
          </table:table-cell>
          <table:table-cell table:formula="of:=REPLACE([.B4273]; 1; 29; &quot;&quot;)" office:value-type="string" office:string-value="MobilityFirst/GNS" calcext:value-type="string">
            <text:p>MobilityFirst/GNS</text:p>
          </table:table-cell>
        </table:table-row>
        <table:table-row table:style-name="ro1">
          <table:table-cell office:value-type="float" office:value="28631801" calcext:value-type="float">
            <text:p>28631801</text:p>
          </table:table-cell>
          <table:table-cell office:value-type="string" calcext:value-type="string">
            <text:p>https://api.github.com/repos/wu-sheng/sky-walking</text:p>
          </table:table-cell>
          <table:table-cell table:formula="of:=REPLACE([.B4274]; 1; 29; &quot;&quot;)" office:value-type="string" office:string-value="wu-sheng/sky-walking" calcext:value-type="string">
            <text:p>wu-sheng/sky-walking</text:p>
          </table:table-cell>
        </table:table-row>
        <table:table-row table:style-name="ro1">
          <table:table-cell office:value-type="float" office:value="28636743" calcext:value-type="float">
            <text:p>28636743</text:p>
          </table:table-cell>
          <table:table-cell office:value-type="string" calcext:value-type="string">
            <text:p>https://api.github.com/repos/perfectsense/brightspot-styleguide</text:p>
          </table:table-cell>
          <table:table-cell table:formula="of:=REPLACE([.B4275]; 1; 29; &quot;&quot;)" office:value-type="string" office:string-value="perfectsense/brightspot-styleguide" calcext:value-type="string">
            <text:p>perfectsense/brightspot-styleguide</text:p>
          </table:table-cell>
        </table:table-row>
        <table:table-row table:style-name="ro1">
          <table:table-cell office:value-type="float" office:value="28688952" calcext:value-type="float">
            <text:p>28688952</text:p>
          </table:table-cell>
          <table:table-cell office:value-type="string" calcext:value-type="string">
            <text:p>https://api.github.com/repos/Aksenov239/icpc-live-v2</text:p>
          </table:table-cell>
          <table:table-cell table:formula="of:=REPLACE([.B4276]; 1; 29; &quot;&quot;)" office:value-type="string" office:string-value="Aksenov239/icpc-live-v2" calcext:value-type="string">
            <text:p>Aksenov239/icpc-live-v2</text:p>
          </table:table-cell>
        </table:table-row>
        <table:table-row table:style-name="ro1">
          <table:table-cell office:value-type="float" office:value="28692939" calcext:value-type="float">
            <text:p>28692939</text:p>
          </table:table-cell>
          <table:table-cell office:value-type="string" calcext:value-type="string">
            <text:p>https://api.github.com/repos/credentials/irma_android_cardemu</text:p>
          </table:table-cell>
          <table:table-cell table:formula="of:=REPLACE([.B4277]; 1; 29; &quot;&quot;)" office:value-type="string" office:string-value="credentials/irma_android_cardemu" calcext:value-type="string">
            <text:p>credentials/irma_android_cardemu</text:p>
          </table:table-cell>
        </table:table-row>
        <table:table-row table:style-name="ro1">
          <table:table-cell office:value-type="float" office:value="28715778" calcext:value-type="float">
            <text:p>28715778</text:p>
          </table:table-cell>
          <table:table-cell office:value-type="string" calcext:value-type="string">
            <text:p>https://api.github.com/repos/398907877/XMpro</text:p>
          </table:table-cell>
          <table:table-cell table:formula="of:=REPLACE([.B4278]; 1; 29; &quot;&quot;)" office:value-type="string" office:string-value="398907877/XMpro" calcext:value-type="string">
            <text:p>398907877/XMpro</text:p>
          </table:table-cell>
        </table:table-row>
        <table:table-row table:style-name="ro1">
          <table:table-cell office:value-type="float" office:value="28727526" calcext:value-type="float">
            <text:p>28727526</text:p>
          </table:table-cell>
          <table:table-cell office:value-type="string" calcext:value-type="string">
            <text:p>https://api.github.com/repos/PAMCollegeShawinigan/Hippie</text:p>
          </table:table-cell>
          <table:table-cell table:formula="of:=REPLACE([.B4279]; 1; 29; &quot;&quot;)" office:value-type="string" office:string-value="PAMCollegeShawinigan/Hippie" calcext:value-type="string">
            <text:p>PAMCollegeShawinigan/Hippie</text:p>
          </table:table-cell>
        </table:table-row>
        <table:table-row table:style-name="ro1">
          <table:table-cell office:value-type="float" office:value="28728936" calcext:value-type="float">
            <text:p>28728936</text:p>
          </table:table-cell>
          <table:table-cell office:value-type="string" calcext:value-type="string">
            <text:p>https://api.github.com/repos/gfx/Android-Orma</text:p>
          </table:table-cell>
          <table:table-cell table:formula="of:=REPLACE([.B4280]; 1; 29; &quot;&quot;)" office:value-type="string" office:string-value="gfx/Android-Orma" calcext:value-type="string">
            <text:p>gfx/Android-Orma</text:p>
          </table:table-cell>
        </table:table-row>
        <table:table-row table:style-name="ro1">
          <table:table-cell office:value-type="float" office:value="28731991" calcext:value-type="float">
            <text:p>28731991</text:p>
          </table:table-cell>
          <table:table-cell office:value-type="string" calcext:value-type="string">
            <text:p>https://api.github.com/repos/sytac/resumator</text:p>
          </table:table-cell>
          <table:table-cell table:formula="of:=REPLACE([.B4281]; 1; 29; &quot;&quot;)" office:value-type="string" office:string-value="sytac/resumator" calcext:value-type="string">
            <text:p>sytac/resumator</text:p>
          </table:table-cell>
        </table:table-row>
        <table:table-row table:style-name="ro1">
          <table:table-cell office:value-type="float" office:value="28736640" calcext:value-type="float">
            <text:p>28736640</text:p>
          </table:table-cell>
          <table:table-cell office:value-type="string" calcext:value-type="string">
            <text:p>https://api.github.com/repos/angelozerr/typescript.java</text:p>
          </table:table-cell>
          <table:table-cell table:formula="of:=REPLACE([.B4282]; 1; 29; &quot;&quot;)" office:value-type="string" office:string-value="angelozerr/typescript.java" calcext:value-type="string">
            <text:p>angelozerr/typescript.java</text:p>
          </table:table-cell>
        </table:table-row>
        <table:table-row table:style-name="ro1">
          <table:table-cell office:value-type="float" office:value="28740611" calcext:value-type="float">
            <text:p>28740611</text:p>
          </table:table-cell>
          <table:table-cell office:value-type="string" calcext:value-type="string">
            <text:p>https://api.github.com/repos/Wenneguen/Projet-MiND</text:p>
          </table:table-cell>
          <table:table-cell table:formula="of:=REPLACE([.B4283]; 1; 29; &quot;&quot;)" office:value-type="string" office:string-value="Wenneguen/Projet-MiND" calcext:value-type="string">
            <text:p>Wenneguen/Projet-MiND</text:p>
          </table:table-cell>
        </table:table-row>
        <table:table-row table:style-name="ro1">
          <table:table-cell office:value-type="float" office:value="28741236" calcext:value-type="float">
            <text:p>28741236</text:p>
          </table:table-cell>
          <table:table-cell office:value-type="string" calcext:value-type="string">
            <text:p>https://api.github.com/repos/zademaxfield/Appium-LDSTools-Master</text:p>
          </table:table-cell>
          <table:table-cell table:formula="of:=REPLACE([.B4284]; 1; 29; &quot;&quot;)" office:value-type="string" office:string-value="zademaxfield/Appium-LDSTools-Master" calcext:value-type="string">
            <text:p>zademaxfield/Appium-LDSTools-Master</text:p>
          </table:table-cell>
        </table:table-row>
        <table:table-row table:style-name="ro1">
          <table:table-cell office:value-type="float" office:value="28756572" calcext:value-type="float">
            <text:p>28756572</text:p>
          </table:table-cell>
          <table:table-cell office:value-type="string" calcext:value-type="string">
            <text:p>https://api.github.com/repos/shreyabhatnagar/OVWMigration</text:p>
          </table:table-cell>
          <table:table-cell table:formula="of:=REPLACE([.B4285]; 1; 29; &quot;&quot;)" office:value-type="string" office:string-value="shreyabhatnagar/OVWMigration" calcext:value-type="string">
            <text:p>shreyabhatnagar/OVWMigration</text:p>
          </table:table-cell>
        </table:table-row>
        <table:table-row table:style-name="ro1">
          <table:table-cell office:value-type="float" office:value="28760908" calcext:value-type="float">
            <text:p>28760908</text:p>
          </table:table-cell>
          <table:table-cell office:value-type="string" calcext:value-type="string">
            <text:p>https://api.github.com/repos/nyyppa/BizFit</text:p>
          </table:table-cell>
          <table:table-cell table:formula="of:=REPLACE([.B4286]; 1; 29; &quot;&quot;)" office:value-type="string" office:string-value="nyyppa/BizFit" calcext:value-type="string">
            <text:p>nyyppa/BizFit</text:p>
          </table:table-cell>
        </table:table-row>
        <table:table-row table:style-name="ro1">
          <table:table-cell office:value-type="float" office:value="28766848" calcext:value-type="float">
            <text:p>28766848</text:p>
          </table:table-cell>
          <table:table-cell office:value-type="string" calcext:value-type="string">
            <text:p>https://api.github.com/repos/Mario-S/nb-bamboo-plugin</text:p>
          </table:table-cell>
          <table:table-cell table:formula="of:=REPLACE([.B4287]; 1; 29; &quot;&quot;)" office:value-type="string" office:string-value="Mario-S/nb-bamboo-plugin" calcext:value-type="string">
            <text:p>Mario-S/nb-bamboo-plugin</text:p>
          </table:table-cell>
        </table:table-row>
        <table:table-row table:style-name="ro1">
          <table:table-cell office:value-type="float" office:value="28771725" calcext:value-type="float">
            <text:p>28771725</text:p>
          </table:table-cell>
          <table:table-cell office:value-type="string" calcext:value-type="string">
            <text:p>https://api.github.com/repos/RubinLab/epad-ws</text:p>
          </table:table-cell>
          <table:table-cell table:formula="of:=REPLACE([.B4288]; 1; 29; &quot;&quot;)" office:value-type="string" office:string-value="RubinLab/epad-ws" calcext:value-type="string">
            <text:p>RubinLab/epad-ws</text:p>
          </table:table-cell>
        </table:table-row>
        <table:table-row table:style-name="ro1">
          <table:table-cell office:value-type="float" office:value="28784137" calcext:value-type="float">
            <text:p>28784137</text:p>
          </table:table-cell>
          <table:table-cell office:value-type="string" calcext:value-type="string">
            <text:p>https://api.github.com/repos/requery/requery</text:p>
          </table:table-cell>
          <table:table-cell table:formula="of:=REPLACE([.B4289]; 1; 29; &quot;&quot;)" office:value-type="string" office:string-value="requery/requery" calcext:value-type="string">
            <text:p>requery/requery</text:p>
          </table:table-cell>
        </table:table-row>
        <table:table-row table:style-name="ro1">
          <table:table-cell office:value-type="float" office:value="28795638" calcext:value-type="float">
            <text:p>28795638</text:p>
          </table:table-cell>
          <table:table-cell office:value-type="string" calcext:value-type="string">
            <text:p>https://api.github.com/repos/ksokol/carldav</text:p>
          </table:table-cell>
          <table:table-cell table:formula="of:=REPLACE([.B4290]; 1; 29; &quot;&quot;)" office:value-type="string" office:string-value="ksokol/carldav" calcext:value-type="string">
            <text:p>ksokol/carldav</text:p>
          </table:table-cell>
        </table:table-row>
        <table:table-row table:style-name="ro1">
          <table:table-cell office:value-type="float" office:value="28799931" calcext:value-type="float">
            <text:p>28799931</text:p>
          </table:table-cell>
          <table:table-cell office:value-type="string" calcext:value-type="string">
            <text:p>https://api.github.com/repos/sprpgs/CrimsonGlow</text:p>
          </table:table-cell>
          <table:table-cell table:formula="of:=REPLACE([.B4291]; 1; 29; &quot;&quot;)" office:value-type="string" office:string-value="sprpgs/CrimsonGlow" calcext:value-type="string">
            <text:p>sprpgs/CrimsonGlow</text:p>
          </table:table-cell>
        </table:table-row>
        <table:table-row table:style-name="ro1">
          <table:table-cell office:value-type="float" office:value="28811652" calcext:value-type="float">
            <text:p>28811652</text:p>
          </table:table-cell>
          <table:table-cell office:value-type="string" calcext:value-type="string">
            <text:p>https://api.github.com/repos/ceylon/ceylon</text:p>
          </table:table-cell>
          <table:table-cell table:formula="of:=REPLACE([.B4292]; 1; 29; &quot;&quot;)" office:value-type="string" office:string-value="ceylon/ceylon" calcext:value-type="string">
            <text:p>ceylon/ceylon</text:p>
          </table:table-cell>
        </table:table-row>
        <table:table-row table:style-name="ro1">
          <table:table-cell office:value-type="float" office:value="28820234" calcext:value-type="float">
            <text:p>28820234</text:p>
          </table:table-cell>
          <table:table-cell office:value-type="string" calcext:value-type="string">
            <text:p>https://api.github.com/repos/grayben/10K-item-extractor</text:p>
          </table:table-cell>
          <table:table-cell table:formula="of:=REPLACE([.B4293]; 1; 29; &quot;&quot;)" office:value-type="string" office:string-value="grayben/10K-item-extractor" calcext:value-type="string">
            <text:p>grayben/10K-item-extractor</text:p>
          </table:table-cell>
        </table:table-row>
        <table:table-row table:style-name="ro1">
          <table:table-cell office:value-type="float" office:value="28820615" calcext:value-type="float">
            <text:p>28820615</text:p>
          </table:table-cell>
          <table:table-cell office:value-type="string" calcext:value-type="string">
            <text:p>https://api.github.com/repos/webfirmframework/wff</text:p>
          </table:table-cell>
          <table:table-cell table:formula="of:=REPLACE([.B4294]; 1; 29; &quot;&quot;)" office:value-type="string" office:string-value="webfirmframework/wff" calcext:value-type="string">
            <text:p>webfirmframework/wff</text:p>
          </table:table-cell>
        </table:table-row>
        <table:table-row table:style-name="ro1">
          <table:table-cell office:value-type="float" office:value="28844549" calcext:value-type="float">
            <text:p>28844549</text:p>
          </table:table-cell>
          <table:table-cell office:value-type="string" calcext:value-type="string">
            <text:p>https://api.github.com/repos/vmware/photon-controller</text:p>
          </table:table-cell>
          <table:table-cell table:formula="of:=REPLACE([.B4295]; 1; 29; &quot;&quot;)" office:value-type="string" office:string-value="vmware/photon-controller" calcext:value-type="string">
            <text:p>vmware/photon-controller</text:p>
          </table:table-cell>
        </table:table-row>
        <table:table-row table:style-name="ro1">
          <table:table-cell office:value-type="float" office:value="28846340" calcext:value-type="float">
            <text:p>28846340</text:p>
          </table:table-cell>
          <table:table-cell office:value-type="string" calcext:value-type="string">
            <text:p>https://api.github.com/repos/CaMnter/AndroidLife</text:p>
          </table:table-cell>
          <table:table-cell table:formula="of:=REPLACE([.B4296]; 1; 29; &quot;&quot;)" office:value-type="string" office:string-value="CaMnter/AndroidLife" calcext:value-type="string">
            <text:p>CaMnter/AndroidLife</text:p>
          </table:table-cell>
        </table:table-row>
        <table:table-row table:style-name="ro1">
          <table:table-cell office:value-type="float" office:value="28852079" calcext:value-type="float">
            <text:p>28852079</text:p>
          </table:table-cell>
          <table:table-cell office:value-type="string" calcext:value-type="string">
            <text:p>https://api.github.com/repos/vmware/xenon</text:p>
          </table:table-cell>
          <table:table-cell table:formula="of:=REPLACE([.B4297]; 1; 29; &quot;&quot;)" office:value-type="string" office:string-value="vmware/xenon" calcext:value-type="string">
            <text:p>vmware/xenon</text:p>
          </table:table-cell>
        </table:table-row>
        <table:table-row table:style-name="ro1">
          <table:table-cell office:value-type="float" office:value="28854094" calcext:value-type="float">
            <text:p>28854094</text:p>
          </table:table-cell>
          <table:table-cell office:value-type="string" calcext:value-type="string">
            <text:p>https://api.github.com/repos/jinahya/verbose-java</text:p>
          </table:table-cell>
          <table:table-cell table:formula="of:=REPLACE([.B4298]; 1; 29; &quot;&quot;)" office:value-type="string" office:string-value="jinahya/verbose-java" calcext:value-type="string">
            <text:p>jinahya/verbose-java</text:p>
          </table:table-cell>
        </table:table-row>
        <table:table-row table:style-name="ro1">
          <table:table-cell office:value-type="float" office:value="28857557" calcext:value-type="float">
            <text:p>28857557</text:p>
          </table:table-cell>
          <table:table-cell office:value-type="string" calcext:value-type="string">
            <text:p>https://api.github.com/repos/line/armeria</text:p>
          </table:table-cell>
          <table:table-cell table:formula="of:=REPLACE([.B4299]; 1; 29; &quot;&quot;)" office:value-type="string" office:string-value="line/armeria" calcext:value-type="string">
            <text:p>line/armeria</text:p>
          </table:table-cell>
        </table:table-row>
        <table:table-row table:style-name="ro1">
          <table:table-cell office:value-type="float" office:value="28881894" calcext:value-type="float">
            <text:p>28881894</text:p>
          </table:table-cell>
          <table:table-cell office:value-type="string" calcext:value-type="string">
            <text:p>https://api.github.com/repos/Microsoft/Git-Credential-Manager-for-Mac-and-Linux</text:p>
          </table:table-cell>
          <table:table-cell table:formula="of:=REPLACE([.B4300]; 1; 29; &quot;&quot;)" office:value-type="string" office:string-value="Microsoft/Git-Credential-Manager-for-Mac-and-Linux" calcext:value-type="string">
            <text:p>Microsoft/Git-Credential-Manager-for-Mac-and-Linux</text:p>
          </table:table-cell>
        </table:table-row>
        <table:table-row table:style-name="ro1">
          <table:table-cell office:value-type="float" office:value="28886474" calcext:value-type="float">
            <text:p>28886474</text:p>
          </table:table-cell>
          <table:table-cell office:value-type="string" calcext:value-type="string">
            <text:p>https://api.github.com/repos/amiprojects/inventory</text:p>
          </table:table-cell>
          <table:table-cell table:formula="of:=REPLACE([.B4301]; 1; 29; &quot;&quot;)" office:value-type="string" office:string-value="amiprojects/inventory" calcext:value-type="string">
            <text:p>amiprojects/inventory</text:p>
          </table:table-cell>
        </table:table-row>
        <table:table-row table:style-name="ro1">
          <table:table-cell office:value-type="float" office:value="28893386" calcext:value-type="float">
            <text:p>28893386</text:p>
          </table:table-cell>
          <table:table-cell office:value-type="string" calcext:value-type="string">
            <text:p>https://api.github.com/repos/spotify/heroic</text:p>
          </table:table-cell>
          <table:table-cell table:formula="of:=REPLACE([.B4302]; 1; 29; &quot;&quot;)" office:value-type="string" office:string-value="spotify/heroic" calcext:value-type="string">
            <text:p>spotify/heroic</text:p>
          </table:table-cell>
        </table:table-row>
        <table:table-row table:style-name="ro1">
          <table:table-cell office:value-type="float" office:value="28904453" calcext:value-type="float">
            <text:p>28904453</text:p>
          </table:table-cell>
          <table:table-cell office:value-type="string" calcext:value-type="string">
            <text:p>https://api.github.com/repos/SpineEventEngine/gae-java</text:p>
          </table:table-cell>
          <table:table-cell table:formula="of:=REPLACE([.B4303]; 1; 29; &quot;&quot;)" office:value-type="string" office:string-value="SpineEventEngine/gae-java" calcext:value-type="string">
            <text:p>SpineEventEngine/gae-java</text:p>
          </table:table-cell>
        </table:table-row>
        <table:table-row table:style-name="ro1">
          <table:table-cell office:value-type="float" office:value="28925442" calcext:value-type="float">
            <text:p>28925442</text:p>
          </table:table-cell>
          <table:table-cell office:value-type="string" calcext:value-type="string">
            <text:p>https://api.github.com/repos/DSI-Ville-Noumea/contrats-particuliers</text:p>
          </table:table-cell>
          <table:table-cell table:formula="of:=REPLACE([.B4304]; 1; 29; &quot;&quot;)" office:value-type="string" office:string-value="DSI-Ville-Noumea/contrats-particuliers" calcext:value-type="string">
            <text:p>DSI-Ville-Noumea/contrats-particuliers</text:p>
          </table:table-cell>
        </table:table-row>
        <table:table-row table:style-name="ro1">
          <table:table-cell office:value-type="float" office:value="28937864" calcext:value-type="float">
            <text:p>28937864</text:p>
          </table:table-cell>
          <table:table-cell office:value-type="string" calcext:value-type="string">
            <text:p>https://api.github.com/repos/clarin-eric/VLO</text:p>
          </table:table-cell>
          <table:table-cell table:formula="of:=REPLACE([.B4305]; 1; 29; &quot;&quot;)" office:value-type="string" office:string-value="clarin-eric/VLO" calcext:value-type="string">
            <text:p>clarin-eric/VLO</text:p>
          </table:table-cell>
        </table:table-row>
        <table:table-row table:style-name="ro1">
          <table:table-cell office:value-type="float" office:value="28945007" calcext:value-type="float">
            <text:p>28945007</text:p>
          </table:table-cell>
          <table:table-cell office:value-type="string" calcext:value-type="string">
            <text:p>https://api.github.com/repos/debueb/padel.koeln</text:p>
          </table:table-cell>
          <table:table-cell table:formula="of:=REPLACE([.B4306]; 1; 29; &quot;&quot;)" office:value-type="string" office:string-value="debueb/padel.koeln" calcext:value-type="string">
            <text:p>debueb/padel.koeln</text:p>
          </table:table-cell>
        </table:table-row>
        <table:table-row table:style-name="ro1">
          <table:table-cell office:value-type="float" office:value="28958218" calcext:value-type="float">
            <text:p>28958218</text:p>
          </table:table-cell>
          <table:table-cell office:value-type="string" calcext:value-type="string">
            <text:p>https://api.github.com/repos/sniffy/sniffy</text:p>
          </table:table-cell>
          <table:table-cell table:formula="of:=REPLACE([.B4307]; 1; 29; &quot;&quot;)" office:value-type="string" office:string-value="sniffy/sniffy" calcext:value-type="string">
            <text:p>sniffy/sniffy</text:p>
          </table:table-cell>
        </table:table-row>
        <table:table-row table:style-name="ro1">
          <table:table-cell office:value-type="float" office:value="28959836" calcext:value-type="float">
            <text:p>28959836</text:p>
          </table:table-cell>
          <table:table-cell office:value-type="string" calcext:value-type="string">
            <text:p>https://api.github.com/repos/pupnewfster/Lavasurvival</text:p>
          </table:table-cell>
          <table:table-cell table:formula="of:=REPLACE([.B4308]; 1; 29; &quot;&quot;)" office:value-type="string" office:string-value="pupnewfster/Lavasurvival" calcext:value-type="string">
            <text:p>pupnewfster/Lavasurvival</text:p>
          </table:table-cell>
        </table:table-row>
        <table:table-row table:style-name="ro1">
          <table:table-cell office:value-type="float" office:value="28961530" calcext:value-type="float">
            <text:p>28961530</text:p>
          </table:table-cell>
          <table:table-cell office:value-type="string" calcext:value-type="string">
            <text:p>https://api.github.com/repos/layerhq/Atlas-Android-Messenger</text:p>
          </table:table-cell>
          <table:table-cell table:formula="of:=REPLACE([.B4309]; 1; 29; &quot;&quot;)" office:value-type="string" office:string-value="layerhq/Atlas-Android-Messenger" calcext:value-type="string">
            <text:p>layerhq/Atlas-Android-Messenger</text:p>
          </table:table-cell>
        </table:table-row>
        <table:table-row table:style-name="ro1">
          <table:table-cell office:value-type="float" office:value="28969605" calcext:value-type="float">
            <text:p>28969605</text:p>
          </table:table-cell>
          <table:table-cell office:value-type="string" calcext:value-type="string">
            <text:p>https://api.github.com/repos/JasonILTG/Minecraft-Modding</text:p>
          </table:table-cell>
          <table:table-cell table:formula="of:=REPLACE([.B4310]; 1; 29; &quot;&quot;)" office:value-type="string" office:string-value="JasonILTG/Minecraft-Modding" calcext:value-type="string">
            <text:p>JasonILTG/Minecraft-Modding</text:p>
          </table:table-cell>
        </table:table-row>
        <table:table-row table:style-name="ro1">
          <table:table-cell office:value-type="float" office:value="28975639" calcext:value-type="float">
            <text:p>28975639</text:p>
          </table:table-cell>
          <table:table-cell office:value-type="string" calcext:value-type="string">
            <text:p>https://api.github.com/repos/flashpixx/Light-Jason</text:p>
          </table:table-cell>
          <table:table-cell table:formula="of:=REPLACE([.B4311]; 1; 29; &quot;&quot;)" office:value-type="string" office:string-value="flashpixx/Light-Jason" calcext:value-type="string">
            <text:p>flashpixx/Light-Jason</text:p>
          </table:table-cell>
        </table:table-row>
        <table:table-row table:style-name="ro1">
          <table:table-cell office:value-type="float" office:value="28979916" calcext:value-type="float">
            <text:p>28979916</text:p>
          </table:table-cell>
          <table:table-cell office:value-type="string" calcext:value-type="string">
            <text:p>https://api.github.com/repos/RedrockMobile/CyxbsMobile_Android</text:p>
          </table:table-cell>
          <table:table-cell table:formula="of:=REPLACE([.B4312]; 1; 29; &quot;&quot;)" office:value-type="string" office:string-value="RedrockMobile/CyxbsMobile_Android" calcext:value-type="string">
            <text:p>RedrockMobile/CyxbsMobile_Android</text:p>
          </table:table-cell>
        </table:table-row>
        <table:table-row table:style-name="ro1">
          <table:table-cell office:value-type="float" office:value="28999530" calcext:value-type="float">
            <text:p>28999530</text:p>
          </table:table-cell>
          <table:table-cell office:value-type="string" calcext:value-type="string">
            <text:p>https://api.github.com/repos/GoogleCloudPlatform/getting-started-java</text:p>
          </table:table-cell>
          <table:table-cell table:formula="of:=REPLACE([.B4313]; 1; 29; &quot;&quot;)" office:value-type="string" office:string-value="GoogleCloudPlatform/getting-started-java" calcext:value-type="string">
            <text:p>GoogleCloudPlatform/getting-started-java</text:p>
          </table:table-cell>
        </table:table-row>
        <table:table-row table:style-name="ro1">
          <table:table-cell office:value-type="float" office:value="29000633" calcext:value-type="float">
            <text:p>29000633</text:p>
          </table:table-cell>
          <table:table-cell office:value-type="string" calcext:value-type="string">
            <text:p>https://api.github.com/repos/cul-it/da-solr</text:p>
          </table:table-cell>
          <table:table-cell table:formula="of:=REPLACE([.B4314]; 1; 29; &quot;&quot;)" office:value-type="string" office:string-value="cul-it/da-solr" calcext:value-type="string">
            <text:p>cul-it/da-solr</text:p>
          </table:table-cell>
        </table:table-row>
        <table:table-row table:style-name="ro1">
          <table:table-cell office:value-type="float" office:value="29020873" calcext:value-type="float">
            <text:p>29020873</text:p>
          </table:table-cell>
          <table:table-cell office:value-type="string" calcext:value-type="string">
            <text:p>https://api.github.com/repos/ram-on/SkyTube</text:p>
          </table:table-cell>
          <table:table-cell table:formula="of:=REPLACE([.B4315]; 1; 29; &quot;&quot;)" office:value-type="string" office:string-value="ram-on/SkyTube" calcext:value-type="string">
            <text:p>ram-on/SkyTube</text:p>
          </table:table-cell>
        </table:table-row>
        <table:table-row table:style-name="ro1">
          <table:table-cell office:value-type="float" office:value="29021454" calcext:value-type="float">
            <text:p>29021454</text:p>
          </table:table-cell>
          <table:table-cell office:value-type="string" calcext:value-type="string">
            <text:p>https://api.github.com/repos/bitDubai/fermat</text:p>
          </table:table-cell>
          <table:table-cell table:formula="of:=REPLACE([.B4316]; 1; 29; &quot;&quot;)" office:value-type="string" office:string-value="bitDubai/fermat" calcext:value-type="string">
            <text:p>bitDubai/fermat</text:p>
          </table:table-cell>
        </table:table-row>
        <table:table-row table:style-name="ro1">
          <table:table-cell office:value-type="float" office:value="29029464" calcext:value-type="float">
            <text:p>29029464</text:p>
          </table:table-cell>
          <table:table-cell office:value-type="string" calcext:value-type="string">
            <text:p>https://api.github.com/repos/devgateway/ocvn</text:p>
          </table:table-cell>
          <table:table-cell table:formula="of:=REPLACE([.B4317]; 1; 29; &quot;&quot;)" office:value-type="string" office:string-value="devgateway/ocvn" calcext:value-type="string">
            <text:p>devgateway/ocvn</text:p>
          </table:table-cell>
        </table:table-row>
        <table:table-row table:style-name="ro1">
          <table:table-cell office:value-type="float" office:value="29042140" calcext:value-type="float">
            <text:p>29042140</text:p>
          </table:table-cell>
          <table:table-cell office:value-type="string" calcext:value-type="string">
            <text:p>https://api.github.com/repos/claudiomenghi/CHIA</text:p>
          </table:table-cell>
          <table:table-cell table:formula="of:=REPLACE([.B4318]; 1; 29; &quot;&quot;)" office:value-type="string" office:string-value="claudiomenghi/CHIA" calcext:value-type="string">
            <text:p>claudiomenghi/CHIA</text:p>
          </table:table-cell>
        </table:table-row>
        <table:table-row table:style-name="ro1">
          <table:table-cell office:value-type="float" office:value="29046629" calcext:value-type="float">
            <text:p>29046629</text:p>
          </table:table-cell>
          <table:table-cell office:value-type="string" calcext:value-type="string">
            <text:p>https://api.github.com/repos/szeke/ld-joins</text:p>
          </table:table-cell>
          <table:table-cell table:formula="of:=REPLACE([.B4319]; 1; 29; &quot;&quot;)" office:value-type="string" office:string-value="szeke/ld-joins" calcext:value-type="string">
            <text:p>szeke/ld-joins</text:p>
          </table:table-cell>
        </table:table-row>
        <table:table-row table:style-name="ro1">
          <table:table-cell office:value-type="float" office:value="29049642" calcext:value-type="float">
            <text:p>29049642</text:p>
          </table:table-cell>
          <table:table-cell office:value-type="string" calcext:value-type="string">
            <text:p>https://api.github.com/repos/erhaosan/new_seastar</text:p>
          </table:table-cell>
          <table:table-cell table:formula="of:=REPLACE([.B4320]; 1; 29; &quot;&quot;)" office:value-type="string" office:string-value="erhaosan/new_seastar" calcext:value-type="string">
            <text:p>erhaosan/new_seastar</text:p>
          </table:table-cell>
        </table:table-row>
        <table:table-row table:style-name="ro1">
          <table:table-cell office:value-type="float" office:value="29073229" calcext:value-type="float">
            <text:p>29073229</text:p>
          </table:table-cell>
          <table:table-cell office:value-type="string" calcext:value-type="string">
            <text:p>https://api.github.com/repos/sanusi87/new_android_app</text:p>
          </table:table-cell>
          <table:table-cell table:formula="of:=REPLACE([.B4321]; 1; 29; &quot;&quot;)" office:value-type="string" office:string-value="sanusi87/new_android_app" calcext:value-type="string">
            <text:p>sanusi87/new_android_app</text:p>
          </table:table-cell>
        </table:table-row>
        <table:table-row table:style-name="ro1">
          <table:table-cell office:value-type="float" office:value="29076454" calcext:value-type="float">
            <text:p>29076454</text:p>
          </table:table-cell>
          <table:table-cell office:value-type="string" calcext:value-type="string">
            <text:p>https://api.github.com/repos/aripd/aricom</text:p>
          </table:table-cell>
          <table:table-cell table:formula="of:=REPLACE([.B4322]; 1; 29; &quot;&quot;)" office:value-type="string" office:string-value="aripd/aricom" calcext:value-type="string">
            <text:p>aripd/aricom</text:p>
          </table:table-cell>
        </table:table-row>
        <table:table-row table:style-name="ro1">
          <table:table-cell office:value-type="float" office:value="29085411" calcext:value-type="float">
            <text:p>29085411</text:p>
          </table:table-cell>
          <table:table-cell office:value-type="string" calcext:value-type="string">
            <text:p>https://api.github.com/repos/danijelz/gurella</text:p>
          </table:table-cell>
          <table:table-cell table:formula="of:=REPLACE([.B4323]; 1; 29; &quot;&quot;)" office:value-type="string" office:string-value="danijelz/gurella" calcext:value-type="string">
            <text:p>danijelz/gurella</text:p>
          </table:table-cell>
        </table:table-row>
        <table:table-row table:style-name="ro1">
          <table:table-cell office:value-type="float" office:value="29087718" calcext:value-type="float">
            <text:p>29087718</text:p>
          </table:table-cell>
          <table:table-cell office:value-type="string" calcext:value-type="string">
            <text:p>https://api.github.com/repos/aicis/fresco</text:p>
          </table:table-cell>
          <table:table-cell table:formula="of:=REPLACE([.B4324]; 1; 29; &quot;&quot;)" office:value-type="string" office:string-value="aicis/fresco" calcext:value-type="string">
            <text:p>aicis/fresco</text:p>
          </table:table-cell>
        </table:table-row>
        <table:table-row table:style-name="ro1">
          <table:table-cell office:value-type="float" office:value="29087848" calcext:value-type="float">
            <text:p>29087848</text:p>
          </table:table-cell>
          <table:table-cell office:value-type="string" calcext:value-type="string">
            <text:p>https://api.github.com/repos/Wayne-Zen/Leetcode</text:p>
          </table:table-cell>
          <table:table-cell table:formula="of:=REPLACE([.B4325]; 1; 29; &quot;&quot;)" office:value-type="string" office:string-value="Wayne-Zen/Leetcode" calcext:value-type="string">
            <text:p>Wayne-Zen/Leetcode</text:p>
          </table:table-cell>
        </table:table-row>
        <table:table-row table:style-name="ro1">
          <table:table-cell office:value-type="float" office:value="29095908" calcext:value-type="float">
            <text:p>29095908</text:p>
          </table:table-cell>
          <table:table-cell office:value-type="string" calcext:value-type="string">
            <text:p>https://api.github.com/repos/broadinstitute/gatk-protected</text:p>
          </table:table-cell>
          <table:table-cell table:formula="of:=REPLACE([.B4326]; 1; 29; &quot;&quot;)" office:value-type="string" office:string-value="broadinstitute/gatk-protected" calcext:value-type="string">
            <text:p>broadinstitute/gatk-protected</text:p>
          </table:table-cell>
        </table:table-row>
        <table:table-row table:style-name="ro1">
          <table:table-cell office:value-type="float" office:value="29100664" calcext:value-type="float">
            <text:p>29100664</text:p>
          </table:table-cell>
          <table:table-cell office:value-type="string" calcext:value-type="string">
            <text:p>https://api.github.com/repos/Premx/fuelbomb</text:p>
          </table:table-cell>
          <table:table-cell table:formula="of:=REPLACE([.B4327]; 1; 29; &quot;&quot;)" office:value-type="string" office:string-value="Premx/fuelbomb" calcext:value-type="string">
            <text:p>Premx/fuelbomb</text:p>
          </table:table-cell>
        </table:table-row>
        <table:table-row table:style-name="ro1">
          <table:table-cell office:value-type="float" office:value="29111528" calcext:value-type="float">
            <text:p>29111528</text:p>
          </table:table-cell>
          <table:table-cell office:value-type="string" calcext:value-type="string">
            <text:p>https://api.github.com/repos/phac-nml/irida</text:p>
          </table:table-cell>
          <table:table-cell table:formula="of:=REPLACE([.B4328]; 1; 29; &quot;&quot;)" office:value-type="string" office:string-value="phac-nml/irida" calcext:value-type="string">
            <text:p>phac-nml/irida</text:p>
          </table:table-cell>
        </table:table-row>
        <table:table-row table:style-name="ro1">
          <table:table-cell office:value-type="float" office:value="29121347" calcext:value-type="float">
            <text:p>29121347</text:p>
          </table:table-cell>
          <table:table-cell office:value-type="string" calcext:value-type="string">
            <text:p>https://api.github.com/repos/softservedata/resources</text:p>
          </table:table-cell>
          <table:table-cell table:formula="of:=REPLACE([.B4329]; 1; 29; &quot;&quot;)" office:value-type="string" office:string-value="softservedata/resources" calcext:value-type="string">
            <text:p>softservedata/resources</text:p>
          </table:table-cell>
        </table:table-row>
        <table:table-row table:style-name="ro1">
          <table:table-cell office:value-type="float" office:value="29123534" calcext:value-type="float">
            <text:p>29123534</text:p>
          </table:table-cell>
          <table:table-cell office:value-type="string" calcext:value-type="string">
            <text:p>https://api.github.com/repos/JumpMind/metl</text:p>
          </table:table-cell>
          <table:table-cell table:formula="of:=REPLACE([.B4330]; 1; 29; &quot;&quot;)" office:value-type="string" office:string-value="JumpMind/metl" calcext:value-type="string">
            <text:p>JumpMind/metl</text:p>
          </table:table-cell>
        </table:table-row>
        <table:table-row table:style-name="ro1">
          <table:table-cell office:value-type="float" office:value="29124570" calcext:value-type="float">
            <text:p>29124570</text:p>
          </table:table-cell>
          <table:table-cell office:value-type="string" calcext:value-type="string">
            <text:p>https://api.github.com/repos/diego10j/rua</text:p>
          </table:table-cell>
          <table:table-cell table:formula="of:=REPLACE([.B4331]; 1; 29; &quot;&quot;)" office:value-type="string" office:string-value="diego10j/rua" calcext:value-type="string">
            <text:p>diego10j/rua</text:p>
          </table:table-cell>
        </table:table-row>
        <table:table-row table:style-name="ro1">
          <table:table-cell office:value-type="float" office:value="29131012" calcext:value-type="float">
            <text:p>29131012</text:p>
          </table:table-cell>
          <table:table-cell office:value-type="string" calcext:value-type="string">
            <text:p>https://api.github.com/repos/lydxlx1/LeetCode</text:p>
          </table:table-cell>
          <table:table-cell table:formula="of:=REPLACE([.B4332]; 1; 29; &quot;&quot;)" office:value-type="string" office:string-value="lydxlx1/LeetCode" calcext:value-type="string">
            <text:p>lydxlx1/LeetCode</text:p>
          </table:table-cell>
        </table:table-row>
        <table:table-row table:style-name="ro1">
          <table:table-cell office:value-type="float" office:value="29131220" calcext:value-type="float">
            <text:p>29131220</text:p>
          </table:table-cell>
          <table:table-cell office:value-type="string" calcext:value-type="string">
            <text:p>https://api.github.com/repos/julioizidoro/systm-eclipse</text:p>
          </table:table-cell>
          <table:table-cell table:formula="of:=REPLACE([.B4333]; 1; 29; &quot;&quot;)" office:value-type="string" office:string-value="julioizidoro/systm-eclipse" calcext:value-type="string">
            <text:p>julioizidoro/systm-eclipse</text:p>
          </table:table-cell>
        </table:table-row>
        <table:table-row table:style-name="ro1">
          <table:table-cell office:value-type="float" office:value="29135957" calcext:value-type="float">
            <text:p>29135957</text:p>
          </table:table-cell>
          <table:table-cell office:value-type="string" calcext:value-type="string">
            <text:p>https://api.github.com/repos/Thutmose/Pokecube</text:p>
          </table:table-cell>
          <table:table-cell table:formula="of:=REPLACE([.B4334]; 1; 29; &quot;&quot;)" office:value-type="string" office:string-value="Thutmose/Pokecube" calcext:value-type="string">
            <text:p>Thutmose/Pokecube</text:p>
          </table:table-cell>
        </table:table-row>
        <table:table-row table:style-name="ro1">
          <table:table-cell office:value-type="float" office:value="29136768" calcext:value-type="float">
            <text:p>29136768</text:p>
          </table:table-cell>
          <table:table-cell office:value-type="string" calcext:value-type="string">
            <text:p>https://api.github.com/repos/eugenestepanenkov/idea-settings</text:p>
          </table:table-cell>
          <table:table-cell table:formula="of:=REPLACE([.B4335]; 1; 29; &quot;&quot;)" office:value-type="string" office:string-value="eugenestepanenkov/idea-settings" calcext:value-type="string">
            <text:p>eugenestepanenkov/idea-settings</text:p>
          </table:table-cell>
        </table:table-row>
        <table:table-row table:style-name="ro1">
          <table:table-cell office:value-type="float" office:value="29149179" calcext:value-type="float">
            <text:p>29149179</text:p>
          </table:table-cell>
          <table:table-cell office:value-type="string" calcext:value-type="string">
            <text:p>https://api.github.com/repos/trujunzhang/IEATTA-APPLE-ANDROID</text:p>
          </table:table-cell>
          <table:table-cell table:formula="of:=REPLACE([.B4336]; 1; 29; &quot;&quot;)" office:value-type="string" office:string-value="trujunzhang/IEATTA-APPLE-ANDROID" calcext:value-type="string">
            <text:p>trujunzhang/IEATTA-APPLE-ANDROID</text:p>
          </table:table-cell>
        </table:table-row>
        <table:table-row table:style-name="ro1">
          <table:table-cell office:value-type="float" office:value="29149642" calcext:value-type="float">
            <text:p>29149642</text:p>
          </table:table-cell>
          <table:table-cell office:value-type="string" calcext:value-type="string">
            <text:p>https://api.github.com/repos/apache/reef</text:p>
          </table:table-cell>
          <table:table-cell table:formula="of:=REPLACE([.B4337]; 1; 29; &quot;&quot;)" office:value-type="string" office:string-value="apache/reef" calcext:value-type="string">
            <text:p>apache/reef</text:p>
          </table:table-cell>
        </table:table-row>
        <table:table-row table:style-name="ro1">
          <table:table-cell office:value-type="float" office:value="29156201" calcext:value-type="float">
            <text:p>29156201</text:p>
          </table:table-cell>
          <table:table-cell office:value-type="string" calcext:value-type="string">
            <text:p>https://api.github.com/repos/USC-CSSL/TACIT</text:p>
          </table:table-cell>
          <table:table-cell table:formula="of:=REPLACE([.B4338]; 1; 29; &quot;&quot;)" office:value-type="string" office:string-value="USC-CSSL/TACIT" calcext:value-type="string">
            <text:p>USC-CSSL/TACIT</text:p>
          </table:table-cell>
        </table:table-row>
        <table:table-row table:style-name="ro1">
          <table:table-cell office:value-type="float" office:value="29167693" calcext:value-type="float">
            <text:p>29167693</text:p>
          </table:table-cell>
          <table:table-cell office:value-type="string" calcext:value-type="string">
            <text:p>https://api.github.com/repos/apache/groovy</text:p>
          </table:table-cell>
          <table:table-cell table:formula="of:=REPLACE([.B4339]; 1; 29; &quot;&quot;)" office:value-type="string" office:string-value="apache/groovy" calcext:value-type="string">
            <text:p>apache/groovy</text:p>
          </table:table-cell>
        </table:table-row>
        <table:table-row table:style-name="ro1">
          <table:table-cell office:value-type="float" office:value="29168209" calcext:value-type="float">
            <text:p>29168209</text:p>
          </table:table-cell>
          <table:table-cell office:value-type="string" calcext:value-type="string">
            <text:p>https://api.github.com/repos/dimMaryanto/dallastools</text:p>
          </table:table-cell>
          <table:table-cell table:formula="of:=REPLACE([.B4340]; 1; 29; &quot;&quot;)" office:value-type="string" office:string-value="dimMaryanto/dallastools" calcext:value-type="string">
            <text:p>dimMaryanto/dallastools</text:p>
          </table:table-cell>
        </table:table-row>
        <table:table-row table:style-name="ro1">
          <table:table-cell office:value-type="float" office:value="29170758" calcext:value-type="float">
            <text:p>29170758</text:p>
          </table:table-cell>
          <table:table-cell office:value-type="string" calcext:value-type="string">
            <text:p>https://api.github.com/repos/apache/kylin</text:p>
          </table:table-cell>
          <table:table-cell table:formula="of:=REPLACE([.B4341]; 1; 29; &quot;&quot;)" office:value-type="string" office:string-value="apache/kylin" calcext:value-type="string">
            <text:p>apache/kylin</text:p>
          </table:table-cell>
        </table:table-row>
        <table:table-row table:style-name="ro1">
          <table:table-cell office:value-type="float" office:value="29176176" calcext:value-type="float">
            <text:p>29176176</text:p>
          </table:table-cell>
          <table:table-cell office:value-type="string" calcext:value-type="string">
            <text:p>https://api.github.com/repos/apache/brooklyn-server</text:p>
          </table:table-cell>
          <table:table-cell table:formula="of:=REPLACE([.B4342]; 1; 29; &quot;&quot;)" office:value-type="string" office:string-value="apache/brooklyn-server" calcext:value-type="string">
            <text:p>apache/brooklyn-server</text:p>
          </table:table-cell>
        </table:table-row>
        <table:table-row table:style-name="ro1">
          <table:table-cell office:value-type="float" office:value="29177596" calcext:value-type="float">
            <text:p>29177596</text:p>
          </table:table-cell>
          <table:table-cell office:value-type="string" calcext:value-type="string">
            <text:p>https://api.github.com/repos/cmongis/imagejfx</text:p>
          </table:table-cell>
          <table:table-cell table:formula="of:=REPLACE([.B4343]; 1; 29; &quot;&quot;)" office:value-type="string" office:string-value="cmongis/imagejfx" calcext:value-type="string">
            <text:p>cmongis/imagejfx</text:p>
          </table:table-cell>
        </table:table-row>
        <table:table-row table:style-name="ro1">
          <table:table-cell office:value-type="float" office:value="29180269" calcext:value-type="float">
            <text:p>29180269</text:p>
          </table:table-cell>
          <table:table-cell office:value-type="string" calcext:value-type="string">
            <text:p>https://api.github.com/repos/indigo-dc/orchestrator</text:p>
          </table:table-cell>
          <table:table-cell table:formula="of:=REPLACE([.B4344]; 1; 29; &quot;&quot;)" office:value-type="string" office:string-value="indigo-dc/orchestrator" calcext:value-type="string">
            <text:p>indigo-dc/orchestrator</text:p>
          </table:table-cell>
        </table:table-row>
        <table:table-row table:style-name="ro1">
          <table:table-cell office:value-type="float" office:value="29182888" calcext:value-type="float">
            <text:p>29182888</text:p>
          </table:table-cell>
          <table:table-cell office:value-type="string" calcext:value-type="string">
            <text:p>https://api.github.com/repos/XOSP-Project/android_packages_apps_Settings</text:p>
          </table:table-cell>
          <table:table-cell table:formula="of:=REPLACE([.B4345]; 1; 29; &quot;&quot;)" office:value-type="string" office:string-value="XOSP-Project/android_packages_apps_Settings" calcext:value-type="string">
            <text:p>XOSP-Project/android_packages_apps_Settings</text:p>
          </table:table-cell>
        </table:table-row>
        <table:table-row table:style-name="ro1">
          <table:table-cell office:value-type="float" office:value="29182891" calcext:value-type="float">
            <text:p>29182891</text:p>
          </table:table-cell>
          <table:table-cell office:value-type="string" calcext:value-type="string">
            <text:p>https://api.github.com/repos/XOSP-Project/android_frameworks_base</text:p>
          </table:table-cell>
          <table:table-cell table:formula="of:=REPLACE([.B4346]; 1; 29; &quot;&quot;)" office:value-type="string" office:string-value="XOSP-Project/android_frameworks_base" calcext:value-type="string">
            <text:p>XOSP-Project/android_frameworks_base</text:p>
          </table:table-cell>
        </table:table-row>
        <table:table-row table:style-name="ro1">
          <table:table-cell office:value-type="float" office:value="29196436" calcext:value-type="float">
            <text:p>29196436</text:p>
          </table:table-cell>
          <table:table-cell office:value-type="string" calcext:value-type="string">
            <text:p>https://api.github.com/repos/osate/alisa</text:p>
          </table:table-cell>
          <table:table-cell table:formula="of:=REPLACE([.B4347]; 1; 29; &quot;&quot;)" office:value-type="string" office:string-value="osate/alisa" calcext:value-type="string">
            <text:p>osate/alisa</text:p>
          </table:table-cell>
        </table:table-row>
        <table:table-row table:style-name="ro1">
          <table:table-cell office:value-type="float" office:value="29200593" calcext:value-type="float">
            <text:p>29200593</text:p>
          </table:table-cell>
          <table:table-cell office:value-type="string" calcext:value-type="string">
            <text:p>https://api.github.com/repos/blue-210/TeraNavi</text:p>
          </table:table-cell>
          <table:table-cell table:formula="of:=REPLACE([.B4348]; 1; 29; &quot;&quot;)" office:value-type="string" office:string-value="blue-210/TeraNavi" calcext:value-type="string">
            <text:p>blue-210/TeraNavi</text:p>
          </table:table-cell>
        </table:table-row>
        <table:table-row table:style-name="ro1">
          <table:table-cell office:value-type="float" office:value="29203721" calcext:value-type="float">
            <text:p>29203721</text:p>
          </table:table-cell>
          <table:table-cell office:value-type="string" calcext:value-type="string">
            <text:p>https://api.github.com/repos/xuduo/socket.io-push</text:p>
          </table:table-cell>
          <table:table-cell table:formula="of:=REPLACE([.B4349]; 1; 29; &quot;&quot;)" office:value-type="string" office:string-value="xuduo/socket.io-push" calcext:value-type="string">
            <text:p>xuduo/socket.io-push</text:p>
          </table:table-cell>
        </table:table-row>
        <table:table-row table:style-name="ro1">
          <table:table-cell office:value-type="float" office:value="29205529" calcext:value-type="float">
            <text:p>29205529</text:p>
          </table:table-cell>
          <table:table-cell office:value-type="string" calcext:value-type="string">
            <text:p>https://api.github.com/repos/Hearen/AlgorithmHackers</text:p>
          </table:table-cell>
          <table:table-cell table:formula="of:=REPLACE([.B4350]; 1; 29; &quot;&quot;)" office:value-type="string" office:string-value="Hearen/AlgorithmHackers" calcext:value-type="string">
            <text:p>Hearen/AlgorithmHackers</text:p>
          </table:table-cell>
        </table:table-row>
        <table:table-row table:style-name="ro1">
          <table:table-cell office:value-type="float" office:value="29205567" calcext:value-type="float">
            <text:p>29205567</text:p>
          </table:table-cell>
          <table:table-cell office:value-type="string" calcext:value-type="string">
            <text:p>https://api.github.com/repos/UH-StudentServices/mystudies-myteaching-backend</text:p>
          </table:table-cell>
          <table:table-cell table:formula="of:=REPLACE([.B4351]; 1; 29; &quot;&quot;)" office:value-type="string" office:string-value="UH-StudentServices/mystudies-myteaching-backend" calcext:value-type="string">
            <text:p>UH-StudentServices/mystudies-myteaching-backend</text:p>
          </table:table-cell>
        </table:table-row>
        <table:table-row table:style-name="ro1">
          <table:table-cell office:value-type="float" office:value="29210215" calcext:value-type="float">
            <text:p>29210215</text:p>
          </table:table-cell>
          <table:table-cell office:value-type="string" calcext:value-type="string">
            <text:p>https://api.github.com/repos/JumpMind/symmetric-ds</text:p>
          </table:table-cell>
          <table:table-cell table:formula="of:=REPLACE([.B4352]; 1; 29; &quot;&quot;)" office:value-type="string" office:string-value="JumpMind/symmetric-ds" calcext:value-type="string">
            <text:p>JumpMind/symmetric-ds</text:p>
          </table:table-cell>
        </table:table-row>
        <table:table-row table:style-name="ro1">
          <table:table-cell office:value-type="float" office:value="29211946" calcext:value-type="float">
            <text:p>29211946</text:p>
          </table:table-cell>
          <table:table-cell office:value-type="string" calcext:value-type="string">
            <text:p>https://api.github.com/repos/saman-aghazadeh/hadoop-2.5.2-netcdf</text:p>
          </table:table-cell>
          <table:table-cell table:formula="of:=REPLACE([.B4353]; 1; 29; &quot;&quot;)" office:value-type="string" office:string-value="saman-aghazadeh/hadoop-2.5.2-netcdf" calcext:value-type="string">
            <text:p>saman-aghazadeh/hadoop-2.5.2-netcdf</text:p>
          </table:table-cell>
        </table:table-row>
        <table:table-row table:style-name="ro1">
          <table:table-cell office:value-type="float" office:value="29214363" calcext:value-type="float">
            <text:p>29214363</text:p>
          </table:table-cell>
          <table:table-cell office:value-type="string" calcext:value-type="string">
            <text:p>https://api.github.com/repos/Asqatasun/Asqatasun</text:p>
          </table:table-cell>
          <table:table-cell table:formula="of:=REPLACE([.B4354]; 1; 29; &quot;&quot;)" office:value-type="string" office:string-value="Asqatasun/Asqatasun" calcext:value-type="string">
            <text:p>Asqatasun/Asqatasun</text:p>
          </table:table-cell>
        </table:table-row>
        <table:table-row table:style-name="ro1">
          <table:table-cell office:value-type="float" office:value="29216147" calcext:value-type="float">
            <text:p>29216147</text:p>
          </table:table-cell>
          <table:table-cell office:value-type="string" calcext:value-type="string">
            <text:p>https://api.github.com/repos/ocelotds/ocelot</text:p>
          </table:table-cell>
          <table:table-cell table:formula="of:=REPLACE([.B4355]; 1; 29; &quot;&quot;)" office:value-type="string" office:string-value="ocelotds/ocelot" calcext:value-type="string">
            <text:p>ocelotds/ocelot</text:p>
          </table:table-cell>
        </table:table-row>
        <table:table-row table:style-name="ro1">
          <table:table-cell office:value-type="float" office:value="29236502" calcext:value-type="float">
            <text:p>29236502</text:p>
          </table:table-cell>
          <table:table-cell office:value-type="string" calcext:value-type="string">
            <text:p>https://api.github.com/repos/sosy-lab/java-smt</text:p>
          </table:table-cell>
          <table:table-cell table:formula="of:=REPLACE([.B4356]; 1; 29; &quot;&quot;)" office:value-type="string" office:string-value="sosy-lab/java-smt" calcext:value-type="string">
            <text:p>sosy-lab/java-smt</text:p>
          </table:table-cell>
        </table:table-row>
        <table:table-row table:style-name="ro1">
          <table:table-cell office:value-type="float" office:value="29252744" calcext:value-type="float">
            <text:p>29252744</text:p>
          </table:table-cell>
          <table:table-cell office:value-type="string" calcext:value-type="string">
            <text:p>https://api.github.com/repos/pdp10/AstroJournal</text:p>
          </table:table-cell>
          <table:table-cell table:formula="of:=REPLACE([.B4357]; 1; 29; &quot;&quot;)" office:value-type="string" office:string-value="pdp10/AstroJournal" calcext:value-type="string">
            <text:p>pdp10/AstroJournal</text:p>
          </table:table-cell>
        </table:table-row>
        <table:table-row table:style-name="ro1">
          <table:table-cell office:value-type="float" office:value="29256371" calcext:value-type="float">
            <text:p>29256371</text:p>
          </table:table-cell>
          <table:table-cell office:value-type="string" calcext:value-type="string">
            <text:p>https://api.github.com/repos/dezi/xavaro</text:p>
          </table:table-cell>
          <table:table-cell table:formula="of:=REPLACE([.B4358]; 1; 29; &quot;&quot;)" office:value-type="string" office:string-value="dezi/xavaro" calcext:value-type="string">
            <text:p>dezi/xavaro</text:p>
          </table:table-cell>
        </table:table-row>
        <table:table-row table:style-name="ro1">
          <table:table-cell office:value-type="float" office:value="29262019" calcext:value-type="float">
            <text:p>29262019</text:p>
          </table:table-cell>
          <table:table-cell office:value-type="string" calcext:value-type="string">
            <text:p>https://api.github.com/repos/jzqf/obo-birt-viewer</text:p>
          </table:table-cell>
          <table:table-cell table:formula="of:=REPLACE([.B4359]; 1; 29; &quot;&quot;)" office:value-type="string" office:string-value="jzqf/obo-birt-viewer" calcext:value-type="string">
            <text:p>jzqf/obo-birt-viewer</text:p>
          </table:table-cell>
        </table:table-row>
        <table:table-row table:style-name="ro1">
          <table:table-cell office:value-type="float" office:value="29265805" calcext:value-type="float">
            <text:p>29265805</text:p>
          </table:table-cell>
          <table:table-cell office:value-type="string" calcext:value-type="string">
            <text:p>https://api.github.com/repos/abarsys/zeus</text:p>
          </table:table-cell>
          <table:table-cell table:formula="of:=REPLACE([.B4360]; 1; 29; &quot;&quot;)" office:value-type="string" office:string-value="abarsys/zeus" calcext:value-type="string">
            <text:p>abarsys/zeus</text:p>
          </table:table-cell>
        </table:table-row>
        <table:table-row table:style-name="ro1">
          <table:table-cell office:value-type="float" office:value="29266532" calcext:value-type="float">
            <text:p>29266532</text:p>
          </table:table-cell>
          <table:table-cell office:value-type="string" calcext:value-type="string">
            <text:p>https://api.github.com/repos/ibcn-cloudlet/dianne</text:p>
          </table:table-cell>
          <table:table-cell table:formula="of:=REPLACE([.B4361]; 1; 29; &quot;&quot;)" office:value-type="string" office:string-value="ibcn-cloudlet/dianne" calcext:value-type="string">
            <text:p>ibcn-cloudlet/dianne</text:p>
          </table:table-cell>
        </table:table-row>
        <table:table-row table:style-name="ro1">
          <table:table-cell office:value-type="float" office:value="29279399" calcext:value-type="float">
            <text:p>29279399</text:p>
          </table:table-cell>
          <table:table-cell office:value-type="string" calcext:value-type="string">
            <text:p>https://api.github.com/repos/palantir/http-remoting</text:p>
          </table:table-cell>
          <table:table-cell table:formula="of:=REPLACE([.B4362]; 1; 29; &quot;&quot;)" office:value-type="string" office:string-value="palantir/http-remoting" calcext:value-type="string">
            <text:p>palantir/http-remoting</text:p>
          </table:table-cell>
        </table:table-row>
        <table:table-row table:style-name="ro1">
          <table:table-cell office:value-type="float" office:value="29291138" calcext:value-type="float">
            <text:p>29291138</text:p>
          </table:table-cell>
          <table:table-cell office:value-type="string" calcext:value-type="string">
            <text:p>https://api.github.com/repos/Danny-Hazelcast/hzCmd</text:p>
          </table:table-cell>
          <table:table-cell table:formula="of:=REPLACE([.B4363]; 1; 29; &quot;&quot;)" office:value-type="string" office:string-value="Danny-Hazelcast/hzCmd" calcext:value-type="string">
            <text:p>Danny-Hazelcast/hzCmd</text:p>
          </table:table-cell>
        </table:table-row>
        <table:table-row table:style-name="ro1">
          <table:table-cell office:value-type="float" office:value="29292433" calcext:value-type="float">
            <text:p>29292433</text:p>
          </table:table-cell>
          <table:table-cell office:value-type="string" calcext:value-type="string">
            <text:p>https://api.github.com/repos/locator-kn/android-app</text:p>
          </table:table-cell>
          <table:table-cell table:formula="of:=REPLACE([.B4364]; 1; 29; &quot;&quot;)" office:value-type="string" office:string-value="locator-kn/android-app" calcext:value-type="string">
            <text:p>locator-kn/android-app</text:p>
          </table:table-cell>
        </table:table-row>
        <table:table-row table:style-name="ro1">
          <table:table-cell office:value-type="float" office:value="29308186" calcext:value-type="float">
            <text:p>29308186</text:p>
          </table:table-cell>
          <table:table-cell office:value-type="string" calcext:value-type="string">
            <text:p>https://api.github.com/repos/SonarSource/sonar-csharp</text:p>
          </table:table-cell>
          <table:table-cell table:formula="of:=REPLACE([.B4365]; 1; 29; &quot;&quot;)" office:value-type="string" office:string-value="SonarSource/sonar-csharp" calcext:value-type="string">
            <text:p>SonarSource/sonar-csharp</text:p>
          </table:table-cell>
        </table:table-row>
        <table:table-row table:style-name="ro1">
          <table:table-cell office:value-type="float" office:value="29318825" calcext:value-type="float">
            <text:p>29318825</text:p>
          </table:table-cell>
          <table:table-cell office:value-type="string" calcext:value-type="string">
            <text:p>https://api.github.com/repos/msulista/SgrStefanini</text:p>
          </table:table-cell>
          <table:table-cell table:formula="of:=REPLACE([.B4366]; 1; 29; &quot;&quot;)" office:value-type="string" office:string-value="msulista/SgrStefanini" calcext:value-type="string">
            <text:p>msulista/SgrStefanini</text:p>
          </table:table-cell>
        </table:table-row>
        <table:table-row table:style-name="ro1">
          <table:table-cell office:value-type="float" office:value="29321758" calcext:value-type="float">
            <text:p>29321758</text:p>
          </table:table-cell>
          <table:table-cell office:value-type="string" calcext:value-type="string">
            <text:p>https://api.github.com/repos/futurice/vor</text:p>
          </table:table-cell>
          <table:table-cell table:formula="of:=REPLACE([.B4367]; 1; 29; &quot;&quot;)" office:value-type="string" office:string-value="futurice/vor" calcext:value-type="string">
            <text:p>futurice/vor</text:p>
          </table:table-cell>
        </table:table-row>
        <table:table-row table:style-name="ro1">
          <table:table-cell office:value-type="float" office:value="29342141" calcext:value-type="float">
            <text:p>29342141</text:p>
          </table:table-cell>
          <table:table-cell office:value-type="string" calcext:value-type="string">
            <text:p>https://api.github.com/repos/Talend/daikon</text:p>
          </table:table-cell>
          <table:table-cell table:formula="of:=REPLACE([.B4368]; 1; 29; &quot;&quot;)" office:value-type="string" office:string-value="Talend/daikon" calcext:value-type="string">
            <text:p>Talend/daikon</text:p>
          </table:table-cell>
        </table:table-row>
        <table:table-row table:style-name="ro1">
          <table:table-cell office:value-type="float" office:value="29372779" calcext:value-type="float">
            <text:p>29372779</text:p>
          </table:table-cell>
          <table:table-cell office:value-type="string" calcext:value-type="string">
            <text:p>https://api.github.com/repos/sunnwind/ohs-general</text:p>
          </table:table-cell>
          <table:table-cell table:formula="of:=REPLACE([.B4369]; 1; 29; &quot;&quot;)" office:value-type="string" office:string-value="sunnwind/ohs-general" calcext:value-type="string">
            <text:p>sunnwind/ohs-general</text:p>
          </table:table-cell>
        </table:table-row>
        <table:table-row table:style-name="ro1">
          <table:table-cell office:value-type="float" office:value="29378429" calcext:value-type="float">
            <text:p>29378429</text:p>
          </table:table-cell>
          <table:table-cell office:value-type="string" calcext:value-type="string">
            <text:p>https://api.github.com/repos/SonarSource/sonar-python</text:p>
          </table:table-cell>
          <table:table-cell table:formula="of:=REPLACE([.B4370]; 1; 29; &quot;&quot;)" office:value-type="string" office:string-value="SonarSource/sonar-python" calcext:value-type="string">
            <text:p>SonarSource/sonar-python</text:p>
          </table:table-cell>
        </table:table-row>
        <table:table-row table:style-name="ro1">
          <table:table-cell office:value-type="float" office:value="29448105" calcext:value-type="float">
            <text:p>29448105</text:p>
          </table:table-cell>
          <table:table-cell office:value-type="string" calcext:value-type="string">
            <text:p>https://api.github.com/repos/energyexplorer/vyy</text:p>
          </table:table-cell>
          <table:table-cell table:formula="of:=REPLACE([.B4371]; 1; 29; &quot;&quot;)" office:value-type="string" office:string-value="energyexplorer/vyy" calcext:value-type="string">
            <text:p>energyexplorer/vyy</text:p>
          </table:table-cell>
        </table:table-row>
        <table:table-row table:style-name="ro1">
          <table:table-cell office:value-type="float" office:value="29473979" calcext:value-type="float">
            <text:p>29473979</text:p>
          </table:table-cell>
          <table:table-cell office:value-type="string" calcext:value-type="string">
            <text:p>https://api.github.com/repos/eclipse/triquetrum</text:p>
          </table:table-cell>
          <table:table-cell table:formula="of:=REPLACE([.B4372]; 1; 29; &quot;&quot;)" office:value-type="string" office:string-value="eclipse/triquetrum" calcext:value-type="string">
            <text:p>eclipse/triquetrum</text:p>
          </table:table-cell>
        </table:table-row>
        <table:table-row table:style-name="ro1">
          <table:table-cell office:value-type="float" office:value="29519121" calcext:value-type="float">
            <text:p>29519121</text:p>
          </table:table-cell>
          <table:table-cell office:value-type="string" calcext:value-type="string">
            <text:p>https://api.github.com/repos/smarr/are-we-fast-yet</text:p>
          </table:table-cell>
          <table:table-cell table:formula="of:=REPLACE([.B4373]; 1; 29; &quot;&quot;)" office:value-type="string" office:string-value="smarr/are-we-fast-yet" calcext:value-type="string">
            <text:p>smarr/are-we-fast-yet</text:p>
          </table:table-cell>
        </table:table-row>
        <table:table-row table:style-name="ro1">
          <table:table-cell office:value-type="float" office:value="29618262" calcext:value-type="float">
            <text:p>29618262</text:p>
          </table:table-cell>
          <table:table-cell office:value-type="string" calcext:value-type="string">
            <text:p>https://api.github.com/repos/UNIVALI-LITE/Portugol-Studio</text:p>
          </table:table-cell>
          <table:table-cell table:formula="of:=REPLACE([.B4374]; 1; 29; &quot;&quot;)" office:value-type="string" office:string-value="UNIVALI-LITE/Portugol-Studio" calcext:value-type="string">
            <text:p>UNIVALI-LITE/Portugol-Studio</text:p>
          </table:table-cell>
        </table:table-row>
        <table:table-row table:style-name="ro1">
          <table:table-cell office:value-type="float" office:value="29619047" calcext:value-type="float">
            <text:p>29619047</text:p>
          </table:table-cell>
          <table:table-cell office:value-type="string" calcext:value-type="string">
            <text:p>https://api.github.com/repos/Adrodoc55/MPL</text:p>
          </table:table-cell>
          <table:table-cell table:formula="of:=REPLACE([.B4375]; 1; 29; &quot;&quot;)" office:value-type="string" office:string-value="Adrodoc55/MPL" calcext:value-type="string">
            <text:p>Adrodoc55/MPL</text:p>
          </table:table-cell>
        </table:table-row>
        <table:table-row table:style-name="ro1">
          <table:table-cell office:value-type="float" office:value="29629951" calcext:value-type="float">
            <text:p>29629951</text:p>
          </table:table-cell>
          <table:table-cell office:value-type="string" calcext:value-type="string">
            <text:p>https://api.github.com/repos/kiltz/Verbund-V</text:p>
          </table:table-cell>
          <table:table-cell table:formula="of:=REPLACE([.B4376]; 1; 29; &quot;&quot;)" office:value-type="string" office:string-value="kiltz/Verbund-V" calcext:value-type="string">
            <text:p>kiltz/Verbund-V</text:p>
          </table:table-cell>
        </table:table-row>
        <table:table-row table:style-name="ro1">
          <table:table-cell office:value-type="float" office:value="29638067" calcext:value-type="float">
            <text:p>29638067</text:p>
          </table:table-cell>
          <table:table-cell office:value-type="string" calcext:value-type="string">
            <text:p>https://api.github.com/repos/dmygaienko/practice</text:p>
          </table:table-cell>
          <table:table-cell table:formula="of:=REPLACE([.B4377]; 1; 29; &quot;&quot;)" office:value-type="string" office:string-value="dmygaienko/practice" calcext:value-type="string">
            <text:p>dmygaienko/practice</text:p>
          </table:table-cell>
        </table:table-row>
        <table:table-row table:style-name="ro1">
          <table:table-cell office:value-type="float" office:value="29662558" calcext:value-type="float">
            <text:p>29662558</text:p>
          </table:table-cell>
          <table:table-cell office:value-type="string" calcext:value-type="string">
            <text:p>https://api.github.com/repos/hepin1989/idea-settings-repository</text:p>
          </table:table-cell>
          <table:table-cell table:formula="of:=REPLACE([.B4378]; 1; 29; &quot;&quot;)" office:value-type="string" office:string-value="hepin1989/idea-settings-repository" calcext:value-type="string">
            <text:p>hepin1989/idea-settings-repository</text:p>
          </table:table-cell>
        </table:table-row>
        <table:table-row table:style-name="ro1">
          <table:table-cell office:value-type="float" office:value="29663178" calcext:value-type="float">
            <text:p>29663178</text:p>
          </table:table-cell>
          <table:table-cell office:value-type="string" calcext:value-type="string">
            <text:p>https://api.github.com/repos/apache/incubator-metron</text:p>
          </table:table-cell>
          <table:table-cell table:formula="of:=REPLACE([.B4379]; 1; 29; &quot;&quot;)" office:value-type="string" office:string-value="apache/incubator-metron" calcext:value-type="string">
            <text:p>apache/incubator-metron</text:p>
          </table:table-cell>
        </table:table-row>
        <table:table-row table:style-name="ro1">
          <table:table-cell office:value-type="float" office:value="29664706" calcext:value-type="float">
            <text:p>29664706</text:p>
          </table:table-cell>
          <table:table-cell office:value-type="string" calcext:value-type="string">
            <text:p>https://api.github.com/repos/SonarSource/sonar-php</text:p>
          </table:table-cell>
          <table:table-cell table:formula="of:=REPLACE([.B4380]; 1; 29; &quot;&quot;)" office:value-type="string" office:string-value="SonarSource/sonar-php" calcext:value-type="string">
            <text:p>SonarSource/sonar-php</text:p>
          </table:table-cell>
        </table:table-row>
        <table:table-row table:style-name="ro1">
          <table:table-cell office:value-type="float" office:value="29673841" calcext:value-type="float">
            <text:p>29673841</text:p>
          </table:table-cell>
          <table:table-cell office:value-type="string" calcext:value-type="string">
            <text:p>https://api.github.com/repos/Opetushallitus/eperusteet-amosaa</text:p>
          </table:table-cell>
          <table:table-cell table:formula="of:=REPLACE([.B4381]; 1; 29; &quot;&quot;)" office:value-type="string" office:string-value="Opetushallitus/eperusteet-amosaa" calcext:value-type="string">
            <text:p>Opetushallitus/eperusteet-amosaa</text:p>
          </table:table-cell>
        </table:table-row>
        <table:table-row table:style-name="ro1">
          <table:table-cell office:value-type="float" office:value="29697695" calcext:value-type="float">
            <text:p>29697695</text:p>
          </table:table-cell>
          <table:table-cell office:value-type="string" calcext:value-type="string">
            <text:p>https://api.github.com/repos/Terracotta-OSS/terracotta-core</text:p>
          </table:table-cell>
          <table:table-cell table:formula="of:=REPLACE([.B4382]; 1; 29; &quot;&quot;)" office:value-type="string" office:string-value="Terracotta-OSS/terracotta-core" calcext:value-type="string">
            <text:p>Terracotta-OSS/terracotta-core</text:p>
          </table:table-cell>
        </table:table-row>
        <table:table-row table:style-name="ro1">
          <table:table-cell office:value-type="float" office:value="29699612" calcext:value-type="float">
            <text:p>29699612</text:p>
          </table:table-cell>
          <table:table-cell office:value-type="string" calcext:value-type="string">
            <text:p>https://api.github.com/repos/PhantomBot/PhantomBot</text:p>
          </table:table-cell>
          <table:table-cell table:formula="of:=REPLACE([.B4383]; 1; 29; &quot;&quot;)" office:value-type="string" office:string-value="PhantomBot/PhantomBot" calcext:value-type="string">
            <text:p>PhantomBot/PhantomBot</text:p>
          </table:table-cell>
        </table:table-row>
        <table:table-row table:style-name="ro1">
          <table:table-cell office:value-type="float" office:value="29701403" calcext:value-type="float">
            <text:p>29701403</text:p>
          </table:table-cell>
          <table:table-cell office:value-type="string" calcext:value-type="string">
            <text:p>https://api.github.com/repos/VREMSoftwareDevelopment/WifiAnalyzer</text:p>
          </table:table-cell>
          <table:table-cell table:formula="of:=REPLACE([.B4384]; 1; 29; &quot;&quot;)" office:value-type="string" office:string-value="VREMSoftwareDevelopment/WifiAnalyzer" calcext:value-type="string">
            <text:p>VREMSoftwareDevelopment/WifiAnalyzer</text:p>
          </table:table-cell>
        </table:table-row>
        <table:table-row table:style-name="ro1">
          <table:table-cell office:value-type="float" office:value="29722960" calcext:value-type="float">
            <text:p>29722960</text:p>
          </table:table-cell>
          <table:table-cell office:value-type="string" calcext:value-type="string">
            <text:p>https://api.github.com/repos/GoCarrot/teak-android</text:p>
          </table:table-cell>
          <table:table-cell table:formula="of:=REPLACE([.B4385]; 1; 29; &quot;&quot;)" office:value-type="string" office:string-value="GoCarrot/teak-android" calcext:value-type="string">
            <text:p>GoCarrot/teak-android</text:p>
          </table:table-cell>
        </table:table-row>
        <table:table-row table:style-name="ro1">
          <table:table-cell office:value-type="float" office:value="29750680" calcext:value-type="float">
            <text:p>29750680</text:p>
          </table:table-cell>
          <table:table-cell office:value-type="string" calcext:value-type="string">
            <text:p>https://api.github.com/repos/GerritCodeReview/gerrit</text:p>
          </table:table-cell>
          <table:table-cell table:formula="of:=REPLACE([.B4386]; 1; 29; &quot;&quot;)" office:value-type="string" office:string-value="GerritCodeReview/gerrit" calcext:value-type="string">
            <text:p>GerritCodeReview/gerrit</text:p>
          </table:table-cell>
        </table:table-row>
        <table:table-row table:style-name="ro1">
          <table:table-cell office:value-type="float" office:value="29761669" calcext:value-type="float">
            <text:p>29761669</text:p>
          </table:table-cell>
          <table:table-cell office:value-type="string" calcext:value-type="string">
            <text:p>https://api.github.com/repos/ONSdigital/zebedee</text:p>
          </table:table-cell>
          <table:table-cell table:formula="of:=REPLACE([.B4387]; 1; 29; &quot;&quot;)" office:value-type="string" office:string-value="ONSdigital/zebedee" calcext:value-type="string">
            <text:p>ONSdigital/zebedee</text:p>
          </table:table-cell>
        </table:table-row>
        <table:table-row table:style-name="ro1">
          <table:table-cell office:value-type="float" office:value="29796617" calcext:value-type="float">
            <text:p>29796617</text:p>
          </table:table-cell>
          <table:table-cell office:value-type="string" calcext:value-type="string">
            <text:p>https://api.github.com/repos/DragonetMC/DragonProxy</text:p>
          </table:table-cell>
          <table:table-cell table:formula="of:=REPLACE([.B4388]; 1; 29; &quot;&quot;)" office:value-type="string" office:string-value="DragonetMC/DragonProxy" calcext:value-type="string">
            <text:p>DragonetMC/DragonProxy</text:p>
          </table:table-cell>
        </table:table-row>
        <table:table-row table:style-name="ro1">
          <table:table-cell office:value-type="float" office:value="29799325" calcext:value-type="float">
            <text:p>29799325</text:p>
          </table:table-cell>
          <table:table-cell office:value-type="string" calcext:value-type="string">
            <text:p>https://api.github.com/repos/acras01/DualSimTrafficCounter</text:p>
          </table:table-cell>
          <table:table-cell table:formula="of:=REPLACE([.B4389]; 1; 29; &quot;&quot;)" office:value-type="string" office:string-value="acras01/DualSimTrafficCounter" calcext:value-type="string">
            <text:p>acras01/DualSimTrafficCounter</text:p>
          </table:table-cell>
        </table:table-row>
        <table:table-row table:style-name="ro1">
          <table:table-cell office:value-type="float" office:value="29812736" calcext:value-type="float">
            <text:p>29812736</text:p>
          </table:table-cell>
          <table:table-cell office:value-type="string" calcext:value-type="string">
            <text:p>https://api.github.com/repos/gearvrf/GearVRf-Demos</text:p>
          </table:table-cell>
          <table:table-cell table:formula="of:=REPLACE([.B4390]; 1; 29; &quot;&quot;)" office:value-type="string" office:string-value="gearvrf/GearVRf-Demos" calcext:value-type="string">
            <text:p>gearvrf/GearVRf-Demos</text:p>
          </table:table-cell>
        </table:table-row>
        <table:table-row table:style-name="ro1">
          <table:table-cell office:value-type="float" office:value="29820884" calcext:value-type="float">
            <text:p>29820884</text:p>
          </table:table-cell>
          <table:table-cell office:value-type="string" calcext:value-type="string">
            <text:p>https://api.github.com/repos/stefanrinderle/softvis3d</text:p>
          </table:table-cell>
          <table:table-cell table:formula="of:=REPLACE([.B4391]; 1; 29; &quot;&quot;)" office:value-type="string" office:string-value="stefanrinderle/softvis3d" calcext:value-type="string">
            <text:p>stefanrinderle/softvis3d</text:p>
          </table:table-cell>
        </table:table-row>
        <table:table-row table:style-name="ro1">
          <table:table-cell office:value-type="float" office:value="29831135" calcext:value-type="float">
            <text:p>29831135</text:p>
          </table:table-cell>
          <table:table-cell office:value-type="string" calcext:value-type="string">
            <text:p>https://api.github.com/repos/DV8FromTheWorld/JDA</text:p>
          </table:table-cell>
          <table:table-cell table:formula="of:=REPLACE([.B4392]; 1; 29; &quot;&quot;)" office:value-type="string" office:string-value="DV8FromTheWorld/JDA" calcext:value-type="string">
            <text:p>DV8FromTheWorld/JDA</text:p>
          </table:table-cell>
        </table:table-row>
        <table:table-row table:style-name="ro1">
          <table:table-cell office:value-type="float" office:value="29831569" calcext:value-type="float">
            <text:p>29831569</text:p>
          </table:table-cell>
          <table:table-cell office:value-type="string" calcext:value-type="string">
            <text:p>https://api.github.com/repos/floragunncom/search-guard-ssl</text:p>
          </table:table-cell>
          <table:table-cell table:formula="of:=REPLACE([.B4393]; 1; 29; &quot;&quot;)" office:value-type="string" office:string-value="floragunncom/search-guard-ssl" calcext:value-type="string">
            <text:p>floragunncom/search-guard-ssl</text:p>
          </table:table-cell>
        </table:table-row>
        <table:table-row table:style-name="ro1">
          <table:table-cell office:value-type="float" office:value="29858394" calcext:value-type="float">
            <text:p>29858394</text:p>
          </table:table-cell>
          <table:table-cell office:value-type="string" calcext:value-type="string">
            <text:p>https://api.github.com/repos/openhsorg/openhs</text:p>
          </table:table-cell>
          <table:table-cell table:formula="of:=REPLACE([.B4394]; 1; 29; &quot;&quot;)" office:value-type="string" office:string-value="openhsorg/openhs" calcext:value-type="string">
            <text:p>openhsorg/openhs</text:p>
          </table:table-cell>
        </table:table-row>
        <table:table-row table:style-name="ro1">
          <table:table-cell office:value-type="float" office:value="29866802" calcext:value-type="float">
            <text:p>29866802</text:p>
          </table:table-cell>
          <table:table-cell office:value-type="string" calcext:value-type="string">
            <text:p>https://api.github.com/repos/PrinceOfAmber/CyclicMagic</text:p>
          </table:table-cell>
          <table:table-cell table:formula="of:=REPLACE([.B4395]; 1; 29; &quot;&quot;)" office:value-type="string" office:string-value="PrinceOfAmber/CyclicMagic" calcext:value-type="string">
            <text:p>PrinceOfAmber/CyclicMagic</text:p>
          </table:table-cell>
        </table:table-row>
        <table:table-row table:style-name="ro1">
          <table:table-cell office:value-type="float" office:value="29872173" calcext:value-type="float">
            <text:p>29872173</text:p>
          </table:table-cell>
          <table:table-cell office:value-type="string" calcext:value-type="string">
            <text:p>https://api.github.com/repos/denkers/graphi</text:p>
          </table:table-cell>
          <table:table-cell table:formula="of:=REPLACE([.B4396]; 1; 29; &quot;&quot;)" office:value-type="string" office:string-value="denkers/graphi" calcext:value-type="string">
            <text:p>denkers/graphi</text:p>
          </table:table-cell>
        </table:table-row>
        <table:table-row table:style-name="ro1">
          <table:table-cell office:value-type="float" office:value="29886138" calcext:value-type="float">
            <text:p>29886138</text:p>
          </table:table-cell>
          <table:table-cell office:value-type="string" calcext:value-type="string">
            <text:p>https://api.github.com/repos/YannickBu/glp</text:p>
          </table:table-cell>
          <table:table-cell table:formula="of:=REPLACE([.B4397]; 1; 29; &quot;&quot;)" office:value-type="string" office:string-value="YannickBu/glp" calcext:value-type="string">
            <text:p>YannickBu/glp</text:p>
          </table:table-cell>
        </table:table-row>
        <table:table-row table:style-name="ro1">
          <table:table-cell office:value-type="float" office:value="29900486" calcext:value-type="float">
            <text:p>29900486</text:p>
          </table:table-cell>
          <table:table-cell office:value-type="string" calcext:value-type="string">
            <text:p>https://api.github.com/repos/ecnivo/Flow</text:p>
          </table:table-cell>
          <table:table-cell table:formula="of:=REPLACE([.B4398]; 1; 29; &quot;&quot;)" office:value-type="string" office:string-value="ecnivo/Flow" calcext:value-type="string">
            <text:p>ecnivo/Flow</text:p>
          </table:table-cell>
        </table:table-row>
        <table:table-row table:style-name="ro1">
          <table:table-cell office:value-type="float" office:value="29904070" calcext:value-type="float">
            <text:p>29904070</text:p>
          </table:table-cell>
          <table:table-cell office:value-type="string" calcext:value-type="string">
            <text:p>https://api.github.com/repos/keypointt/leetcode</text:p>
          </table:table-cell>
          <table:table-cell table:formula="of:=REPLACE([.B4399]; 1; 29; &quot;&quot;)" office:value-type="string" office:string-value="keypointt/leetcode" calcext:value-type="string">
            <text:p>keypointt/leetcode</text:p>
          </table:table-cell>
        </table:table-row>
        <table:table-row table:style-name="ro1">
          <table:table-cell office:value-type="float" office:value="29912946" calcext:value-type="float">
            <text:p>29912946</text:p>
          </table:table-cell>
          <table:table-cell office:value-type="string" calcext:value-type="string">
            <text:p>https://api.github.com/repos/salviof/SuperBits_FrameWork</text:p>
          </table:table-cell>
          <table:table-cell table:formula="of:=REPLACE([.B4400]; 1; 29; &quot;&quot;)" office:value-type="string" office:string-value="salviof/SuperBits_FrameWork" calcext:value-type="string">
            <text:p>salviof/SuperBits_FrameWork</text:p>
          </table:table-cell>
        </table:table-row>
        <table:table-row table:style-name="ro1">
          <table:table-cell office:value-type="float" office:value="29918464" calcext:value-type="float">
            <text:p>29918464</text:p>
          </table:table-cell>
          <table:table-cell office:value-type="string" calcext:value-type="string">
            <text:p>https://api.github.com/repos/zhanhui913/Budget</text:p>
          </table:table-cell>
          <table:table-cell table:formula="of:=REPLACE([.B4401]; 1; 29; &quot;&quot;)" office:value-type="string" office:string-value="zhanhui913/Budget" calcext:value-type="string">
            <text:p>zhanhui913/Budget</text:p>
          </table:table-cell>
        </table:table-row>
        <table:table-row table:style-name="ro1">
          <table:table-cell office:value-type="float" office:value="29938381" calcext:value-type="float">
            <text:p>29938381</text:p>
          </table:table-cell>
          <table:table-cell office:value-type="string" calcext:value-type="string">
            <text:p>https://api.github.com/repos/venicegeo/pz-gateway</text:p>
          </table:table-cell>
          <table:table-cell table:formula="of:=REPLACE([.B4402]; 1; 29; &quot;&quot;)" office:value-type="string" office:string-value="venicegeo/pz-gateway" calcext:value-type="string">
            <text:p>venicegeo/pz-gateway</text:p>
          </table:table-cell>
        </table:table-row>
        <table:table-row table:style-name="ro1">
          <table:table-cell office:value-type="float" office:value="29938741" calcext:value-type="float">
            <text:p>29938741</text:p>
          </table:table-cell>
          <table:table-cell office:value-type="string" calcext:value-type="string">
            <text:p>https://api.github.com/repos/venicegeo/pz-jobcommon</text:p>
          </table:table-cell>
          <table:table-cell table:formula="of:=REPLACE([.B4403]; 1; 29; &quot;&quot;)" office:value-type="string" office:string-value="venicegeo/pz-jobcommon" calcext:value-type="string">
            <text:p>venicegeo/pz-jobcommon</text:p>
          </table:table-cell>
        </table:table-row>
        <table:table-row table:style-name="ro1">
          <table:table-cell office:value-type="float" office:value="29942958" calcext:value-type="float">
            <text:p>29942958</text:p>
          </table:table-cell>
          <table:table-cell office:value-type="string" calcext:value-type="string">
            <text:p>https://api.github.com/repos/Williamxu98/WorldQuestOnline</text:p>
          </table:table-cell>
          <table:table-cell table:formula="of:=REPLACE([.B4404]; 1; 29; &quot;&quot;)" office:value-type="string" office:string-value="Williamxu98/WorldQuestOnline" calcext:value-type="string">
            <text:p>Williamxu98/WorldQuestOnline</text:p>
          </table:table-cell>
        </table:table-row>
        <table:table-row table:style-name="ro1">
          <table:table-cell office:value-type="float" office:value="29951010" calcext:value-type="float">
            <text:p>29951010</text:p>
          </table:table-cell>
          <table:table-cell office:value-type="string" calcext:value-type="string">
            <text:p>https://api.github.com/repos/CopperheadOS/platform_frameworks_base</text:p>
          </table:table-cell>
          <table:table-cell table:formula="of:=REPLACE([.B4405]; 1; 29; &quot;&quot;)" office:value-type="string" office:string-value="CopperheadOS/platform_frameworks_base" calcext:value-type="string">
            <text:p>CopperheadOS/platform_frameworks_base</text:p>
          </table:table-cell>
        </table:table-row>
        <table:table-row table:style-name="ro1">
          <table:table-cell office:value-type="float" office:value="29951018" calcext:value-type="float">
            <text:p>29951018</text:p>
          </table:table-cell>
          <table:table-cell office:value-type="string" calcext:value-type="string">
            <text:p>https://api.github.com/repos/CopperheadOS/platform_packages_apps_Camera2</text:p>
          </table:table-cell>
          <table:table-cell table:formula="of:=REPLACE([.B4406]; 1; 29; &quot;&quot;)" office:value-type="string" office:string-value="CopperheadOS/platform_packages_apps_Camera2" calcext:value-type="string">
            <text:p>CopperheadOS/platform_packages_apps_Camera2</text:p>
          </table:table-cell>
        </table:table-row>
        <table:table-row table:style-name="ro1">
          <table:table-cell office:value-type="float" office:value="29951024" calcext:value-type="float">
            <text:p>29951024</text:p>
          </table:table-cell>
          <table:table-cell office:value-type="string" calcext:value-type="string">
            <text:p>https://api.github.com/repos/CopperheadOS/platform_packages_apps_Nfc</text:p>
          </table:table-cell>
          <table:table-cell table:formula="of:=REPLACE([.B4407]; 1; 29; &quot;&quot;)" office:value-type="string" office:string-value="CopperheadOS/platform_packages_apps_Nfc" calcext:value-type="string">
            <text:p>CopperheadOS/platform_packages_apps_Nfc</text:p>
          </table:table-cell>
        </table:table-row>
        <table:table-row table:style-name="ro1">
          <table:table-cell office:value-type="float" office:value="29951028" calcext:value-type="float">
            <text:p>29951028</text:p>
          </table:table-cell>
          <table:table-cell office:value-type="string" calcext:value-type="string">
            <text:p>https://api.github.com/repos/CopperheadOS/platform_packages_apps_Settings</text:p>
          </table:table-cell>
          <table:table-cell table:formula="of:=REPLACE([.B4408]; 1; 29; &quot;&quot;)" office:value-type="string" office:string-value="CopperheadOS/platform_packages_apps_Settings" calcext:value-type="string">
            <text:p>CopperheadOS/platform_packages_apps_Settings</text:p>
          </table:table-cell>
        </table:table-row>
        <table:table-row table:style-name="ro1">
          <table:table-cell office:value-type="float" office:value="29951034" calcext:value-type="float">
            <text:p>29951034</text:p>
          </table:table-cell>
          <table:table-cell office:value-type="string" calcext:value-type="string">
            <text:p>https://api.github.com/repos/CopperheadOS/platform_packages_inputmethods_LatinIME</text:p>
          </table:table-cell>
          <table:table-cell table:formula="of:=REPLACE([.B4409]; 1; 29; &quot;&quot;)" office:value-type="string" office:string-value="CopperheadOS/platform_packages_inputmethods_LatinIME" calcext:value-type="string">
            <text:p>CopperheadOS/platform_packages_inputmethods_LatinIME</text:p>
          </table:table-cell>
        </table:table-row>
        <table:table-row table:style-name="ro1">
          <table:table-cell office:value-type="float" office:value="29963656" calcext:value-type="float">
            <text:p>29963656</text:p>
          </table:table-cell>
          <table:table-cell office:value-type="string" calcext:value-type="string">
            <text:p>https://api.github.com/repos/opacapp/opacclient</text:p>
          </table:table-cell>
          <table:table-cell table:formula="of:=REPLACE([.B4410]; 1; 29; &quot;&quot;)" office:value-type="string" office:string-value="opacapp/opacclient" calcext:value-type="string">
            <text:p>opacapp/opacclient</text:p>
          </table:table-cell>
        </table:table-row>
        <table:table-row table:style-name="ro1">
          <table:table-cell office:value-type="float" office:value="29977318" calcext:value-type="float">
            <text:p>29977318</text:p>
          </table:table-cell>
          <table:table-cell office:value-type="string" calcext:value-type="string">
            <text:p>https://api.github.com/repos/nickmalleson/surf</text:p>
          </table:table-cell>
          <table:table-cell table:formula="of:=REPLACE([.B4411]; 1; 29; &quot;&quot;)" office:value-type="string" office:string-value="nickmalleson/surf" calcext:value-type="string">
            <text:p>nickmalleson/surf</text:p>
          </table:table-cell>
        </table:table-row>
        <table:table-row table:style-name="ro1">
          <table:table-cell office:value-type="float" office:value="29978087" calcext:value-type="float">
            <text:p>29978087</text:p>
          </table:table-cell>
          <table:table-cell office:value-type="string" calcext:value-type="string">
            <text:p>https://api.github.com/repos/MaxTenco/Development</text:p>
          </table:table-cell>
          <table:table-cell table:formula="of:=REPLACE([.B4412]; 1; 29; &quot;&quot;)" office:value-type="string" office:string-value="MaxTenco/Development" calcext:value-type="string">
            <text:p>MaxTenco/Development</text:p>
          </table:table-cell>
        </table:table-row>
        <table:table-row table:style-name="ro1">
          <table:table-cell office:value-type="float" office:value="30000352" calcext:value-type="float">
            <text:p>30000352</text:p>
          </table:table-cell>
          <table:table-cell office:value-type="string" calcext:value-type="string">
            <text:p>https://api.github.com/repos/wequick/Small</text:p>
          </table:table-cell>
          <table:table-cell table:formula="of:=REPLACE([.B4413]; 1; 29; &quot;&quot;)" office:value-type="string" office:string-value="wequick/Small" calcext:value-type="string">
            <text:p>wequick/Small</text:p>
          </table:table-cell>
        </table:table-row>
        <table:table-row table:style-name="ro1">
          <table:table-cell office:value-type="float" office:value="30006107" calcext:value-type="float">
            <text:p>30006107</text:p>
          </table:table-cell>
          <table:table-cell office:value-type="string" calcext:value-type="string">
            <text:p>https://api.github.com/repos/nicho92/MtgDesktopCompanion</text:p>
          </table:table-cell>
          <table:table-cell table:formula="of:=REPLACE([.B4414]; 1; 29; &quot;&quot;)" office:value-type="string" office:string-value="nicho92/MtgDesktopCompanion" calcext:value-type="string">
            <text:p>nicho92/MtgDesktopCompanion</text:p>
          </table:table-cell>
        </table:table-row>
        <table:table-row table:style-name="ro1">
          <table:table-cell office:value-type="float" office:value="30011247" calcext:value-type="float">
            <text:p>30011247</text:p>
          </table:table-cell>
          <table:table-cell office:value-type="string" calcext:value-type="string">
            <text:p>https://api.github.com/repos/SerNet/verinice</text:p>
          </table:table-cell>
          <table:table-cell table:formula="of:=REPLACE([.B4415]; 1; 29; &quot;&quot;)" office:value-type="string" office:string-value="SerNet/verinice" calcext:value-type="string">
            <text:p>SerNet/verinice</text:p>
          </table:table-cell>
        </table:table-row>
        <table:table-row table:style-name="ro1">
          <table:table-cell office:value-type="float" office:value="30038730" calcext:value-type="float">
            <text:p>30038730</text:p>
          </table:table-cell>
          <table:table-cell office:value-type="string" calcext:value-type="string">
            <text:p>https://api.github.com/repos/tidalwave-it/bluemarine2-src</text:p>
          </table:table-cell>
          <table:table-cell table:formula="of:=REPLACE([.B4416]; 1; 29; &quot;&quot;)" office:value-type="string" office:string-value="tidalwave-it/bluemarine2-src" calcext:value-type="string">
            <text:p>tidalwave-it/bluemarine2-src</text:p>
          </table:table-cell>
        </table:table-row>
        <table:table-row table:style-name="ro1">
          <table:table-cell office:value-type="float" office:value="30045161" calcext:value-type="float">
            <text:p>30045161</text:p>
          </table:table-cell>
          <table:table-cell office:value-type="string" calcext:value-type="string">
            <text:p>https://api.github.com/repos/oVirt/ovirt-engine-api-model</text:p>
          </table:table-cell>
          <table:table-cell table:formula="of:=REPLACE([.B4417]; 1; 29; &quot;&quot;)" office:value-type="string" office:string-value="oVirt/ovirt-engine-api-model" calcext:value-type="string">
            <text:p>oVirt/ovirt-engine-api-model</text:p>
          </table:table-cell>
        </table:table-row>
        <table:table-row table:style-name="ro1">
          <table:table-cell office:value-type="float" office:value="30049597" calcext:value-type="float">
            <text:p>30049597</text:p>
          </table:table-cell>
          <table:table-cell office:value-type="string" calcext:value-type="string">
            <text:p>https://api.github.com/repos/blockchain/My-Wallet-V3-Android</text:p>
          </table:table-cell>
          <table:table-cell table:formula="of:=REPLACE([.B4418]; 1; 29; &quot;&quot;)" office:value-type="string" office:string-value="blockchain/My-Wallet-V3-Android" calcext:value-type="string">
            <text:p>blockchain/My-Wallet-V3-Android</text:p>
          </table:table-cell>
        </table:table-row>
        <table:table-row table:style-name="ro1">
          <table:table-cell office:value-type="float" office:value="30050877" calcext:value-type="float">
            <text:p>30050877</text:p>
          </table:table-cell>
          <table:table-cell office:value-type="string" calcext:value-type="string">
            <text:p>https://api.github.com/repos/stanford-futuredata/macrobase</text:p>
          </table:table-cell>
          <table:table-cell table:formula="of:=REPLACE([.B4419]; 1; 29; &quot;&quot;)" office:value-type="string" office:string-value="stanford-futuredata/macrobase" calcext:value-type="string">
            <text:p>stanford-futuredata/macrobase</text:p>
          </table:table-cell>
        </table:table-row>
        <table:table-row table:style-name="ro1">
          <table:table-cell office:value-type="float" office:value="30052165" calcext:value-type="float">
            <text:p>30052165</text:p>
          </table:table-cell>
          <table:table-cell office:value-type="string" calcext:value-type="string">
            <text:p>https://api.github.com/repos/chaeMil/oazatv-android</text:p>
          </table:table-cell>
          <table:table-cell table:formula="of:=REPLACE([.B4420]; 1; 29; &quot;&quot;)" office:value-type="string" office:string-value="chaeMil/oazatv-android" calcext:value-type="string">
            <text:p>chaeMil/oazatv-android</text:p>
          </table:table-cell>
        </table:table-row>
        <table:table-row table:style-name="ro1">
          <table:table-cell office:value-type="float" office:value="30058616" calcext:value-type="float">
            <text:p>30058616</text:p>
          </table:table-cell>
          <table:table-cell office:value-type="string" calcext:value-type="string">
            <text:p>https://api.github.com/repos/meltingpotteam/geeft</text:p>
          </table:table-cell>
          <table:table-cell table:formula="of:=REPLACE([.B4421]; 1; 29; &quot;&quot;)" office:value-type="string" office:string-value="meltingpotteam/geeft" calcext:value-type="string">
            <text:p>meltingpotteam/geeft</text:p>
          </table:table-cell>
        </table:table-row>
        <table:table-row table:style-name="ro1">
          <table:table-cell office:value-type="float" office:value="30065024" calcext:value-type="float">
            <text:p>30065024</text:p>
          </table:table-cell>
          <table:table-cell office:value-type="string" calcext:value-type="string">
            <text:p>https://api.github.com/repos/AOSP-CAF/platform_frameworks_base</text:p>
          </table:table-cell>
          <table:table-cell table:formula="of:=REPLACE([.B4422]; 1; 29; &quot;&quot;)" office:value-type="string" office:string-value="AOSP-CAF/platform_frameworks_base" calcext:value-type="string">
            <text:p>AOSP-CAF/platform_frameworks_base</text:p>
          </table:table-cell>
        </table:table-row>
        <table:table-row table:style-name="ro1">
          <table:table-cell office:value-type="float" office:value="30070085" calcext:value-type="float">
            <text:p>30070085</text:p>
          </table:table-cell>
          <table:table-cell office:value-type="string" calcext:value-type="string">
            <text:p>https://api.github.com/repos/bidnfix/agg</text:p>
          </table:table-cell>
          <table:table-cell table:formula="of:=REPLACE([.B4423]; 1; 29; &quot;&quot;)" office:value-type="string" office:string-value="bidnfix/agg" calcext:value-type="string">
            <text:p>bidnfix/agg</text:p>
          </table:table-cell>
        </table:table-row>
        <table:table-row table:style-name="ro1">
          <table:table-cell office:value-type="float" office:value="30074079" calcext:value-type="float">
            <text:p>30074079</text:p>
          </table:table-cell>
          <table:table-cell office:value-type="string" calcext:value-type="string">
            <text:p>https://api.github.com/repos/Ann40a/WarehouseOnline</text:p>
          </table:table-cell>
          <table:table-cell table:formula="of:=REPLACE([.B4424]; 1; 29; &quot;&quot;)" office:value-type="string" office:string-value="Ann40a/WarehouseOnline" calcext:value-type="string">
            <text:p>Ann40a/WarehouseOnline</text:p>
          </table:table-cell>
        </table:table-row>
        <table:table-row table:style-name="ro1">
          <table:table-cell office:value-type="float" office:value="30084173" calcext:value-type="float">
            <text:p>30084173</text:p>
          </table:table-cell>
          <table:table-cell office:value-type="string" calcext:value-type="string">
            <text:p>https://api.github.com/repos/sastafford/marklogic-spring-batch</text:p>
          </table:table-cell>
          <table:table-cell table:formula="of:=REPLACE([.B4425]; 1; 29; &quot;&quot;)" office:value-type="string" office:string-value="sastafford/marklogic-spring-batch" calcext:value-type="string">
            <text:p>sastafford/marklogic-spring-batch</text:p>
          </table:table-cell>
        </table:table-row>
        <table:table-row table:style-name="ro1">
          <table:table-cell office:value-type="float" office:value="30088531" calcext:value-type="float">
            <text:p>30088531</text:p>
          </table:table-cell>
          <table:table-cell office:value-type="string" calcext:value-type="string">
            <text:p>https://api.github.com/repos/benas/random-beans</text:p>
          </table:table-cell>
          <table:table-cell table:formula="of:=REPLACE([.B4426]; 1; 29; &quot;&quot;)" office:value-type="string" office:string-value="benas/random-beans" calcext:value-type="string">
            <text:p>benas/random-beans</text:p>
          </table:table-cell>
        </table:table-row>
        <table:table-row table:style-name="ro1">
          <table:table-cell office:value-type="float" office:value="30098905" calcext:value-type="float">
            <text:p>30098905</text:p>
          </table:table-cell>
          <table:table-cell office:value-type="string" calcext:value-type="string">
            <text:p>https://api.github.com/repos/blockchain/My-Wallet-V3-jar</text:p>
          </table:table-cell>
          <table:table-cell table:formula="of:=REPLACE([.B4427]; 1; 29; &quot;&quot;)" office:value-type="string" office:string-value="blockchain/My-Wallet-V3-jar" calcext:value-type="string">
            <text:p>blockchain/My-Wallet-V3-jar</text:p>
          </table:table-cell>
        </table:table-row>
        <table:table-row table:style-name="ro1">
          <table:table-cell office:value-type="float" office:value="30106183" calcext:value-type="float">
            <text:p>30106183</text:p>
          </table:table-cell>
          <table:table-cell office:value-type="string" calcext:value-type="string">
            <text:p>https://api.github.com/repos/yschimke/oksocial</text:p>
          </table:table-cell>
          <table:table-cell table:formula="of:=REPLACE([.B4428]; 1; 29; &quot;&quot;)" office:value-type="string" office:string-value="yschimke/oksocial" calcext:value-type="string">
            <text:p>yschimke/oksocial</text:p>
          </table:table-cell>
        </table:table-row>
        <table:table-row table:style-name="ro1">
          <table:table-cell office:value-type="float" office:value="30145678" calcext:value-type="float">
            <text:p>30145678</text:p>
          </table:table-cell>
          <table:table-cell office:value-type="string" calcext:value-type="string">
            <text:p>https://api.github.com/repos/ifqthenp/Big-Java</text:p>
          </table:table-cell>
          <table:table-cell table:formula="of:=REPLACE([.B4429]; 1; 29; &quot;&quot;)" office:value-type="string" office:string-value="ifqthenp/Big-Java" calcext:value-type="string">
            <text:p>ifqthenp/Big-Java</text:p>
          </table:table-cell>
        </table:table-row>
        <table:table-row table:style-name="ro1">
          <table:table-cell office:value-type="float" office:value="30155281" calcext:value-type="float">
            <text:p>30155281</text:p>
          </table:table-cell>
          <table:table-cell office:value-type="string" calcext:value-type="string">
            <text:p>https://api.github.com/repos/lingochamp/FileDownloader</text:p>
          </table:table-cell>
          <table:table-cell table:formula="of:=REPLACE([.B4430]; 1; 29; &quot;&quot;)" office:value-type="string" office:string-value="lingochamp/FileDownloader" calcext:value-type="string">
            <text:p>lingochamp/FileDownloader</text:p>
          </table:table-cell>
        </table:table-row>
        <table:table-row table:style-name="ro1">
          <table:table-cell office:value-type="float" office:value="30160476" calcext:value-type="float">
            <text:p>30160476</text:p>
          </table:table-cell>
          <table:table-cell office:value-type="string" calcext:value-type="string">
            <text:p>https://api.github.com/repos/macfol/Kamienica</text:p>
          </table:table-cell>
          <table:table-cell table:formula="of:=REPLACE([.B4431]; 1; 29; &quot;&quot;)" office:value-type="string" office:string-value="macfol/Kamienica" calcext:value-type="string">
            <text:p>macfol/Kamienica</text:p>
          </table:table-cell>
        </table:table-row>
        <table:table-row table:style-name="ro1">
          <table:table-cell office:value-type="float" office:value="30163200" calcext:value-type="float">
            <text:p>30163200</text:p>
          </table:table-cell>
          <table:table-cell office:value-type="string" calcext:value-type="string">
            <text:p>https://api.github.com/repos/dewtx29/my_game_ai</text:p>
          </table:table-cell>
          <table:table-cell table:formula="of:=REPLACE([.B4432]; 1; 29; &quot;&quot;)" office:value-type="string" office:string-value="dewtx29/my_game_ai" calcext:value-type="string">
            <text:p>dewtx29/my_game_ai</text:p>
          </table:table-cell>
        </table:table-row>
        <table:table-row table:style-name="ro1">
          <table:table-cell office:value-type="float" office:value="30181429" calcext:value-type="float">
            <text:p>30181429</text:p>
          </table:table-cell>
          <table:table-cell office:value-type="string" calcext:value-type="string">
            <text:p>https://api.github.com/repos/mgryszko/intellij-settings</text:p>
          </table:table-cell>
          <table:table-cell table:formula="of:=REPLACE([.B4433]; 1; 29; &quot;&quot;)" office:value-type="string" office:string-value="mgryszko/intellij-settings" calcext:value-type="string">
            <text:p>mgryszko/intellij-settings</text:p>
          </table:table-cell>
        </table:table-row>
        <table:table-row table:style-name="ro1">
          <table:table-cell office:value-type="float" office:value="30187231" calcext:value-type="float">
            <text:p>30187231</text:p>
          </table:table-cell>
          <table:table-cell office:value-type="string" calcext:value-type="string">
            <text:p>https://api.github.com/repos/NCU-Anti-Java/Marjio</text:p>
          </table:table-cell>
          <table:table-cell table:formula="of:=REPLACE([.B4434]; 1; 29; &quot;&quot;)" office:value-type="string" office:string-value="NCU-Anti-Java/Marjio" calcext:value-type="string">
            <text:p>NCU-Anti-Java/Marjio</text:p>
          </table:table-cell>
        </table:table-row>
        <table:table-row table:style-name="ro1">
          <table:table-cell office:value-type="float" office:value="30188426" calcext:value-type="float">
            <text:p>30188426</text:p>
          </table:table-cell>
          <table:table-cell office:value-type="string" calcext:value-type="string">
            <text:p>https://api.github.com/repos/flipkart-incubator/Poseidon</text:p>
          </table:table-cell>
          <table:table-cell table:formula="of:=REPLACE([.B4435]; 1; 29; &quot;&quot;)" office:value-type="string" office:string-value="flipkart-incubator/Poseidon" calcext:value-type="string">
            <text:p>flipkart-incubator/Poseidon</text:p>
          </table:table-cell>
        </table:table-row>
        <table:table-row table:style-name="ro1">
          <table:table-cell office:value-type="float" office:value="30198469" calcext:value-type="float">
            <text:p>30198469</text:p>
          </table:table-cell>
          <table:table-cell office:value-type="string" calcext:value-type="string">
            <text:p>https://api.github.com/repos/fomjar/fomjar</text:p>
          </table:table-cell>
          <table:table-cell table:formula="of:=REPLACE([.B4436]; 1; 29; &quot;&quot;)" office:value-type="string" office:string-value="fomjar/fomjar" calcext:value-type="string">
            <text:p>fomjar/fomjar</text:p>
          </table:table-cell>
        </table:table-row>
        <table:table-row table:style-name="ro1">
          <table:table-cell office:value-type="float" office:value="30230814" calcext:value-type="float">
            <text:p>30230814</text:p>
          </table:table-cell>
          <table:table-cell office:value-type="string" calcext:value-type="string">
            <text:p>https://api.github.com/repos/fidusio/zoxweb-core</text:p>
          </table:table-cell>
          <table:table-cell table:formula="of:=REPLACE([.B4437]; 1; 29; &quot;&quot;)" office:value-type="string" office:string-value="fidusio/zoxweb-core" calcext:value-type="string">
            <text:p>fidusio/zoxweb-core</text:p>
          </table:table-cell>
        </table:table-row>
        <table:table-row table:style-name="ro1">
          <table:table-cell office:value-type="float" office:value="30234385" calcext:value-type="float">
            <text:p>30234385</text:p>
          </table:table-cell>
          <table:table-cell office:value-type="string" calcext:value-type="string">
            <text:p>https://api.github.com/repos/leapframework/framework</text:p>
          </table:table-cell>
          <table:table-cell table:formula="of:=REPLACE([.B4438]; 1; 29; &quot;&quot;)" office:value-type="string" office:string-value="leapframework/framework" calcext:value-type="string">
            <text:p>leapframework/framework</text:p>
          </table:table-cell>
        </table:table-row>
        <table:table-row table:style-name="ro1">
          <table:table-cell office:value-type="float" office:value="30234511" calcext:value-type="float">
            <text:p>30234511</text:p>
          </table:table-cell>
          <table:table-cell office:value-type="string" calcext:value-type="string">
            <text:p>https://api.github.com/repos/pyamsoft/pydroid</text:p>
          </table:table-cell>
          <table:table-cell table:formula="of:=REPLACE([.B4439]; 1; 29; &quot;&quot;)" office:value-type="string" office:string-value="pyamsoft/pydroid" calcext:value-type="string">
            <text:p>pyamsoft/pydroid</text:p>
          </table:table-cell>
        </table:table-row>
        <table:table-row table:style-name="ro1">
          <table:table-cell office:value-type="float" office:value="30238473" calcext:value-type="float">
            <text:p>30238473</text:p>
          </table:table-cell>
          <table:table-cell office:value-type="string" calcext:value-type="string">
            <text:p>https://api.github.com/repos/Champyapp/ChampyAndroid</text:p>
          </table:table-cell>
          <table:table-cell table:formula="of:=REPLACE([.B4440]; 1; 29; &quot;&quot;)" office:value-type="string" office:string-value="Champyapp/ChampyAndroid" calcext:value-type="string">
            <text:p>Champyapp/ChampyAndroid</text:p>
          </table:table-cell>
        </table:table-row>
        <table:table-row table:style-name="ro1">
          <table:table-cell office:value-type="float" office:value="30245482" calcext:value-type="float">
            <text:p>30245482</text:p>
          </table:table-cell>
          <table:table-cell office:value-type="string" calcext:value-type="string">
            <text:p>https://api.github.com/repos/nbossard/packlist</text:p>
          </table:table-cell>
          <table:table-cell table:formula="of:=REPLACE([.B4441]; 1; 29; &quot;&quot;)" office:value-type="string" office:string-value="nbossard/packlist" calcext:value-type="string">
            <text:p>nbossard/packlist</text:p>
          </table:table-cell>
        </table:table-row>
        <table:table-row table:style-name="ro1">
          <table:table-cell office:value-type="float" office:value="30273798" calcext:value-type="float">
            <text:p>30273798</text:p>
          </table:table-cell>
          <table:table-cell office:value-type="string" calcext:value-type="string">
            <text:p>https://api.github.com/repos/PureNexusProject/android_packages_apps_Settings</text:p>
          </table:table-cell>
          <table:table-cell table:formula="of:=REPLACE([.B4442]; 1; 29; &quot;&quot;)" office:value-type="string" office:string-value="PureNexusProject/android_packages_apps_Settings" calcext:value-type="string">
            <text:p>PureNexusProject/android_packages_apps_Settings</text:p>
          </table:table-cell>
        </table:table-row>
        <table:table-row table:style-name="ro1">
          <table:table-cell office:value-type="float" office:value="30309115" calcext:value-type="float">
            <text:p>30309115</text:p>
          </table:table-cell>
          <table:table-cell office:value-type="string" calcext:value-type="string">
            <text:p>https://api.github.com/repos/mikepenz/FastAdapter</text:p>
          </table:table-cell>
          <table:table-cell table:formula="of:=REPLACE([.B4443]; 1; 29; &quot;&quot;)" office:value-type="string" office:string-value="mikepenz/FastAdapter" calcext:value-type="string">
            <text:p>mikepenz/FastAdapter</text:p>
          </table:table-cell>
        </table:table-row>
        <table:table-row table:style-name="ro1">
          <table:table-cell office:value-type="float" office:value="30352973" calcext:value-type="float">
            <text:p>30352973</text:p>
          </table:table-cell>
          <table:table-cell office:value-type="string" calcext:value-type="string">
            <text:p>https://api.github.com/repos/Electrical-Age/ElectricalAge</text:p>
          </table:table-cell>
          <table:table-cell table:formula="of:=REPLACE([.B4444]; 1; 29; &quot;&quot;)" office:value-type="string" office:string-value="Electrical-Age/ElectricalAge" calcext:value-type="string">
            <text:p>Electrical-Age/ElectricalAge</text:p>
          </table:table-cell>
        </table:table-row>
        <table:table-row table:style-name="ro1">
          <table:table-cell office:value-type="float" office:value="30359896" calcext:value-type="float">
            <text:p>30359896</text:p>
          </table:table-cell>
          <table:table-cell office:value-type="string" calcext:value-type="string">
            <text:p>https://api.github.com/repos/SpineEventEngine/jdbc-storage</text:p>
          </table:table-cell>
          <table:table-cell table:formula="of:=REPLACE([.B4445]; 1; 29; &quot;&quot;)" office:value-type="string" office:string-value="SpineEventEngine/jdbc-storage" calcext:value-type="string">
            <text:p>SpineEventEngine/jdbc-storage</text:p>
          </table:table-cell>
        </table:table-row>
        <table:table-row table:style-name="ro1">
          <table:table-cell office:value-type="float" office:value="30379340" calcext:value-type="float">
            <text:p>30379340</text:p>
          </table:table-cell>
          <table:table-cell office:value-type="string" calcext:value-type="string">
            <text:p>https://api.github.com/repos/deanhiller/webpieces</text:p>
          </table:table-cell>
          <table:table-cell table:formula="of:=REPLACE([.B4446]; 1; 29; &quot;&quot;)" office:value-type="string" office:string-value="deanhiller/webpieces" calcext:value-type="string">
            <text:p>deanhiller/webpieces</text:p>
          </table:table-cell>
        </table:table-row>
        <table:table-row table:style-name="ro1">
          <table:table-cell office:value-type="float" office:value="30381328" calcext:value-type="float">
            <text:p>30381328</text:p>
          </table:table-cell>
          <table:table-cell office:value-type="string" calcext:value-type="string">
            <text:p>https://api.github.com/repos/toolbox4minecraft/amidst</text:p>
          </table:table-cell>
          <table:table-cell table:formula="of:=REPLACE([.B4447]; 1; 29; &quot;&quot;)" office:value-type="string" office:string-value="toolbox4minecraft/amidst" calcext:value-type="string">
            <text:p>toolbox4minecraft/amidst</text:p>
          </table:table-cell>
        </table:table-row>
        <table:table-row table:style-name="ro1">
          <table:table-cell office:value-type="float" office:value="30397823" calcext:value-type="float">
            <text:p>30397823</text:p>
          </table:table-cell>
          <table:table-cell office:value-type="string" calcext:value-type="string">
            <text:p>https://api.github.com/repos/BtoBastian/Javacord</text:p>
          </table:table-cell>
          <table:table-cell table:formula="of:=REPLACE([.B4448]; 1; 29; &quot;&quot;)" office:value-type="string" office:string-value="BtoBastian/Javacord" calcext:value-type="string">
            <text:p>BtoBastian/Javacord</text:p>
          </table:table-cell>
        </table:table-row>
        <table:table-row table:style-name="ro1">
          <table:table-cell office:value-type="float" office:value="30422046" calcext:value-type="float">
            <text:p>30422046</text:p>
          </table:table-cell>
          <table:table-cell office:value-type="string" calcext:value-type="string">
            <text:p>https://api.github.com/repos/leahfortier/pokemon</text:p>
          </table:table-cell>
          <table:table-cell table:formula="of:=REPLACE([.B4449]; 1; 29; &quot;&quot;)" office:value-type="string" office:string-value="leahfortier/pokemon" calcext:value-type="string">
            <text:p>leahfortier/pokemon</text:p>
          </table:table-cell>
        </table:table-row>
        <table:table-row table:style-name="ro1">
          <table:table-cell office:value-type="float" office:value="30436754" calcext:value-type="float">
            <text:p>30436754</text:p>
          </table:table-cell>
          <table:table-cell office:value-type="string" calcext:value-type="string">
            <text:p>https://api.github.com/repos/liangchengcheng/ZSBPJ</text:p>
          </table:table-cell>
          <table:table-cell table:formula="of:=REPLACE([.B4450]; 1; 29; &quot;&quot;)" office:value-type="string" office:string-value="liangchengcheng/ZSBPJ" calcext:value-type="string">
            <text:p>liangchengcheng/ZSBPJ</text:p>
          </table:table-cell>
        </table:table-row>
        <table:table-row table:style-name="ro1">
          <table:table-cell office:value-type="float" office:value="30438961" calcext:value-type="float">
            <text:p>30438961</text:p>
          </table:table-cell>
          <table:table-cell office:value-type="string" calcext:value-type="string">
            <text:p>https://api.github.com/repos/literacyapp-org/literacyapp-web</text:p>
          </table:table-cell>
          <table:table-cell table:formula="of:=REPLACE([.B4451]; 1; 29; &quot;&quot;)" office:value-type="string" office:string-value="literacyapp-org/literacyapp-web" calcext:value-type="string">
            <text:p>literacyapp-org/literacyapp-web</text:p>
          </table:table-cell>
        </table:table-row>
        <table:table-row table:style-name="ro1">
          <table:table-cell office:value-type="float" office:value="30447913" calcext:value-type="float">
            <text:p>30447913</text:p>
          </table:table-cell>
          <table:table-cell office:value-type="string" calcext:value-type="string">
            <text:p>https://api.github.com/repos/domoticz/domoticz-android</text:p>
          </table:table-cell>
          <table:table-cell table:formula="of:=REPLACE([.B4452]; 1; 29; &quot;&quot;)" office:value-type="string" office:string-value="domoticz/domoticz-android" calcext:value-type="string">
            <text:p>domoticz/domoticz-android</text:p>
          </table:table-cell>
        </table:table-row>
        <table:table-row table:style-name="ro1">
          <table:table-cell office:value-type="float" office:value="30485841" calcext:value-type="float">
            <text:p>30485841</text:p>
          </table:table-cell>
          <table:table-cell office:value-type="string" calcext:value-type="string">
            <text:p>https://api.github.com/repos/fabric8io/fabric8-forge</text:p>
          </table:table-cell>
          <table:table-cell table:formula="of:=REPLACE([.B4453]; 1; 29; &quot;&quot;)" office:value-type="string" office:string-value="fabric8io/fabric8-forge" calcext:value-type="string">
            <text:p>fabric8io/fabric8-forge</text:p>
          </table:table-cell>
        </table:table-row>
        <table:table-row table:style-name="ro1">
          <table:table-cell office:value-type="float" office:value="30498955" calcext:value-type="float">
            <text:p>30498955</text:p>
          </table:table-cell>
          <table:table-cell office:value-type="string" calcext:value-type="string">
            <text:p>https://api.github.com/repos/cyverse/DE</text:p>
          </table:table-cell>
          <table:table-cell table:formula="of:=REPLACE([.B4454]; 1; 29; &quot;&quot;)" office:value-type="string" office:string-value="cyverse/DE" calcext:value-type="string">
            <text:p>cyverse/DE</text:p>
          </table:table-cell>
        </table:table-row>
        <table:table-row table:style-name="ro1">
          <table:table-cell office:value-type="float" office:value="30514508" calcext:value-type="float">
            <text:p>30514508</text:p>
          </table:table-cell>
          <table:table-cell office:value-type="string" calcext:value-type="string">
            <text:p>https://api.github.com/repos/xueshirong/leecode</text:p>
          </table:table-cell>
          <table:table-cell table:formula="of:=REPLACE([.B4455]; 1; 29; &quot;&quot;)" office:value-type="string" office:string-value="xueshirong/leecode" calcext:value-type="string">
            <text:p>xueshirong/leecode</text:p>
          </table:table-cell>
        </table:table-row>
        <table:table-row table:style-name="ro1">
          <table:table-cell office:value-type="float" office:value="30523206" calcext:value-type="float">
            <text:p>30523206</text:p>
          </table:table-cell>
          <table:table-cell office:value-type="string" calcext:value-type="string">
            <text:p>https://api.github.com/repos/schaal/ocreader</text:p>
          </table:table-cell>
          <table:table-cell table:formula="of:=REPLACE([.B4456]; 1; 29; &quot;&quot;)" office:value-type="string" office:string-value="schaal/ocreader" calcext:value-type="string">
            <text:p>schaal/ocreader</text:p>
          </table:table-cell>
        </table:table-row>
        <table:table-row table:style-name="ro1">
          <table:table-cell office:value-type="float" office:value="30535940" calcext:value-type="float">
            <text:p>30535940</text:p>
          </table:table-cell>
          <table:table-cell office:value-type="string" calcext:value-type="string">
            <text:p>https://api.github.com/repos/ludomuse/Ludomuse</text:p>
          </table:table-cell>
          <table:table-cell table:formula="of:=REPLACE([.B4457]; 1; 29; &quot;&quot;)" office:value-type="string" office:string-value="ludomuse/Ludomuse" calcext:value-type="string">
            <text:p>ludomuse/Ludomuse</text:p>
          </table:table-cell>
        </table:table-row>
        <table:table-row table:style-name="ro1">
          <table:table-cell office:value-type="float" office:value="30539340" calcext:value-type="float">
            <text:p>30539340</text:p>
          </table:table-cell>
          <table:table-cell office:value-type="string" calcext:value-type="string">
            <text:p>https://api.github.com/repos/RoaringBitmap/RoaringBitmap</text:p>
          </table:table-cell>
          <table:table-cell table:formula="of:=REPLACE([.B4458]; 1; 29; &quot;&quot;)" office:value-type="string" office:string-value="RoaringBitmap/RoaringBitmap" calcext:value-type="string">
            <text:p>RoaringBitmap/RoaringBitmap</text:p>
          </table:table-cell>
        </table:table-row>
        <table:table-row table:style-name="ro1">
          <table:table-cell office:value-type="float" office:value="30551421" calcext:value-type="float">
            <text:p>30551421</text:p>
          </table:table-cell>
          <table:table-cell office:value-type="string" calcext:value-type="string">
            <text:p>https://api.github.com/repos/landawn/AbacusUtil</text:p>
          </table:table-cell>
          <table:table-cell table:formula="of:=REPLACE([.B4459]; 1; 29; &quot;&quot;)" office:value-type="string" office:string-value="landawn/AbacusUtil" calcext:value-type="string">
            <text:p>landawn/AbacusUtil</text:p>
          </table:table-cell>
        </table:table-row>
        <table:table-row table:style-name="ro1">
          <table:table-cell office:value-type="float" office:value="30560379" calcext:value-type="float">
            <text:p>30560379</text:p>
          </table:table-cell>
          <table:table-cell office:value-type="string" calcext:value-type="string">
            <text:p>https://api.github.com/repos/ryansgot/forsuredbcompiler</text:p>
          </table:table-cell>
          <table:table-cell table:formula="of:=REPLACE([.B4460]; 1; 29; &quot;&quot;)" office:value-type="string" office:string-value="ryansgot/forsuredbcompiler" calcext:value-type="string">
            <text:p>ryansgot/forsuredbcompiler</text:p>
          </table:table-cell>
        </table:table-row>
        <table:table-row table:style-name="ro1">
          <table:table-cell office:value-type="float" office:value="30582462" calcext:value-type="float">
            <text:p>30582462</text:p>
          </table:table-cell>
          <table:table-cell office:value-type="string" calcext:value-type="string">
            <text:p>https://api.github.com/repos/CopperheadOS/platform_packages_apps_Updater</text:p>
          </table:table-cell>
          <table:table-cell table:formula="of:=REPLACE([.B4461]; 1; 29; &quot;&quot;)" office:value-type="string" office:string-value="CopperheadOS/platform_packages_apps_Updater" calcext:value-type="string">
            <text:p>CopperheadOS/platform_packages_apps_Updater</text:p>
          </table:table-cell>
        </table:table-row>
        <table:table-row table:style-name="ro1">
          <table:table-cell office:value-type="float" office:value="30592676" calcext:value-type="float">
            <text:p>30592676</text:p>
          </table:table-cell>
          <table:table-cell office:value-type="string" calcext:value-type="string">
            <text:p>https://api.github.com/repos/venicegeo/pz-servicecontroller</text:p>
          </table:table-cell>
          <table:table-cell table:formula="of:=REPLACE([.B4462]; 1; 29; &quot;&quot;)" office:value-type="string" office:string-value="venicegeo/pz-servicecontroller" calcext:value-type="string">
            <text:p>venicegeo/pz-servicecontroller</text:p>
          </table:table-cell>
        </table:table-row>
        <table:table-row table:style-name="ro1">
          <table:table-cell office:value-type="float" office:value="30592889" calcext:value-type="float">
            <text:p>30592889</text:p>
          </table:table-cell>
          <table:table-cell office:value-type="string" calcext:value-type="string">
            <text:p>https://api.github.com/repos/Sundays211/VirtueRS3</text:p>
          </table:table-cell>
          <table:table-cell table:formula="of:=REPLACE([.B4463]; 1; 29; &quot;&quot;)" office:value-type="string" office:string-value="Sundays211/VirtueRS3" calcext:value-type="string">
            <text:p>Sundays211/VirtueRS3</text:p>
          </table:table-cell>
        </table:table-row>
        <table:table-row table:style-name="ro1">
          <table:table-cell office:value-type="float" office:value="30600355" calcext:value-type="float">
            <text:p>30600355</text:p>
          </table:table-cell>
          <table:table-cell office:value-type="string" calcext:value-type="string">
            <text:p>https://api.github.com/repos/alibaba/LuaViewSDK</text:p>
          </table:table-cell>
          <table:table-cell table:formula="of:=REPLACE([.B4464]; 1; 29; &quot;&quot;)" office:value-type="string" office:string-value="alibaba/LuaViewSDK" calcext:value-type="string">
            <text:p>alibaba/LuaViewSDK</text:p>
          </table:table-cell>
        </table:table-row>
        <table:table-row table:style-name="ro1">
          <table:table-cell office:value-type="float" office:value="30617752" calcext:value-type="float">
            <text:p>30617752</text:p>
          </table:table-cell>
          <table:table-cell office:value-type="string" calcext:value-type="string">
            <text:p>https://api.github.com/repos/Kolorob/Kolorob</text:p>
          </table:table-cell>
          <table:table-cell table:formula="of:=REPLACE([.B4465]; 1; 29; &quot;&quot;)" office:value-type="string" office:string-value="Kolorob/Kolorob" calcext:value-type="string">
            <text:p>Kolorob/Kolorob</text:p>
          </table:table-cell>
        </table:table-row>
        <table:table-row table:style-name="ro1">
          <table:table-cell office:value-type="float" office:value="30640343" calcext:value-type="float">
            <text:p>30640343</text:p>
          </table:table-cell>
          <table:table-cell office:value-type="string" calcext:value-type="string">
            <text:p>https://api.github.com/repos/pyamsoft/padlock</text:p>
          </table:table-cell>
          <table:table-cell table:formula="of:=REPLACE([.B4466]; 1; 29; &quot;&quot;)" office:value-type="string" office:string-value="pyamsoft/padlock" calcext:value-type="string">
            <text:p>pyamsoft/padlock</text:p>
          </table:table-cell>
        </table:table-row>
        <table:table-row table:style-name="ro1">
          <table:table-cell office:value-type="float" office:value="30658230" calcext:value-type="float">
            <text:p>30658230</text:p>
          </table:table-cell>
          <table:table-cell office:value-type="string" calcext:value-type="string">
            <text:p>https://api.github.com/repos/HanSolo/Medusa</text:p>
          </table:table-cell>
          <table:table-cell table:formula="of:=REPLACE([.B4467]; 1; 29; &quot;&quot;)" office:value-type="string" office:string-value="HanSolo/Medusa" calcext:value-type="string">
            <text:p>HanSolo/Medusa</text:p>
          </table:table-cell>
        </table:table-row>
        <table:table-row table:style-name="ro1">
          <table:table-cell office:value-type="float" office:value="30670224" calcext:value-type="float">
            <text:p>30670224</text:p>
          </table:table-cell>
          <table:table-cell office:value-type="string" calcext:value-type="string">
            <text:p>https://api.github.com/repos/morimekta/providence</text:p>
          </table:table-cell>
          <table:table-cell table:formula="of:=REPLACE([.B4468]; 1; 29; &quot;&quot;)" office:value-type="string" office:string-value="morimekta/providence" calcext:value-type="string">
            <text:p>morimekta/providence</text:p>
          </table:table-cell>
        </table:table-row>
        <table:table-row table:style-name="ro1">
          <table:table-cell office:value-type="float" office:value="30719239" calcext:value-type="float">
            <text:p>30719239</text:p>
          </table:table-cell>
          <table:table-cell office:value-type="string" calcext:value-type="string">
            <text:p>https://api.github.com/repos/broadinstitute/wdl4s</text:p>
          </table:table-cell>
          <table:table-cell table:formula="of:=REPLACE([.B4469]; 1; 29; &quot;&quot;)" office:value-type="string" office:string-value="broadinstitute/wdl4s" calcext:value-type="string">
            <text:p>broadinstitute/wdl4s</text:p>
          </table:table-cell>
        </table:table-row>
        <table:table-row table:style-name="ro1">
          <table:table-cell office:value-type="float" office:value="30729904" calcext:value-type="float">
            <text:p>30729904</text:p>
          </table:table-cell>
          <table:table-cell office:value-type="string" calcext:value-type="string">
            <text:p>https://api.github.com/repos/Darkhax-Minecraft/Dark-Utilities</text:p>
          </table:table-cell>
          <table:table-cell table:formula="of:=REPLACE([.B4470]; 1; 29; &quot;&quot;)" office:value-type="string" office:string-value="Darkhax-Minecraft/Dark-Utilities" calcext:value-type="string">
            <text:p>Darkhax-Minecraft/Dark-Utilities</text:p>
          </table:table-cell>
        </table:table-row>
        <table:table-row table:style-name="ro1">
          <table:table-cell office:value-type="float" office:value="30752717" calcext:value-type="float">
            <text:p>30752717</text:p>
          </table:table-cell>
          <table:table-cell office:value-type="string" calcext:value-type="string">
            <text:p>https://api.github.com/repos/overturetool/vdm2c</text:p>
          </table:table-cell>
          <table:table-cell table:formula="of:=REPLACE([.B4471]; 1; 29; &quot;&quot;)" office:value-type="string" office:string-value="overturetool/vdm2c" calcext:value-type="string">
            <text:p>overturetool/vdm2c</text:p>
          </table:table-cell>
        </table:table-row>
        <table:table-row table:style-name="ro1">
          <table:table-cell office:value-type="float" office:value="30757507" calcext:value-type="float">
            <text:p>30757507</text:p>
          </table:table-cell>
          <table:table-cell office:value-type="string" calcext:value-type="string">
            <text:p>https://api.github.com/repos/Scarsz/DiscordSRV</text:p>
          </table:table-cell>
          <table:table-cell table:formula="of:=REPLACE([.B4472]; 1; 29; &quot;&quot;)" office:value-type="string" office:string-value="Scarsz/DiscordSRV" calcext:value-type="string">
            <text:p>Scarsz/DiscordSRV</text:p>
          </table:table-cell>
        </table:table-row>
        <table:table-row table:style-name="ro1">
          <table:table-cell office:value-type="float" office:value="30762679" calcext:value-type="float">
            <text:p>30762679</text:p>
          </table:table-cell>
          <table:table-cell office:value-type="string" calcext:value-type="string">
            <text:p>https://api.github.com/repos/cache2k/cache2k</text:p>
          </table:table-cell>
          <table:table-cell table:formula="of:=REPLACE([.B4473]; 1; 29; &quot;&quot;)" office:value-type="string" office:string-value="cache2k/cache2k" calcext:value-type="string">
            <text:p>cache2k/cache2k</text:p>
          </table:table-cell>
        </table:table-row>
        <table:table-row table:style-name="ro1">
          <table:table-cell office:value-type="float" office:value="30765688" calcext:value-type="float">
            <text:p>30765688</text:p>
          </table:table-cell>
          <table:table-cell office:value-type="string" calcext:value-type="string">
            <text:p>https://api.github.com/repos/SimpleMobileTools/Simple-Music-Player</text:p>
          </table:table-cell>
          <table:table-cell table:formula="of:=REPLACE([.B4474]; 1; 29; &quot;&quot;)" office:value-type="string" office:string-value="SimpleMobileTools/Simple-Music-Player" calcext:value-type="string">
            <text:p>SimpleMobileTools/Simple-Music-Player</text:p>
          </table:table-cell>
        </table:table-row>
        <table:table-row table:style-name="ro1">
          <table:table-cell office:value-type="float" office:value="30777963" calcext:value-type="float">
            <text:p>30777963</text:p>
          </table:table-cell>
          <table:table-cell office:value-type="string" calcext:value-type="string">
            <text:p>https://api.github.com/repos/openhab/openhab2-addons</text:p>
          </table:table-cell>
          <table:table-cell table:formula="of:=REPLACE([.B4475]; 1; 29; &quot;&quot;)" office:value-type="string" office:string-value="openhab/openhab2-addons" calcext:value-type="string">
            <text:p>openhab/openhab2-addons</text:p>
          </table:table-cell>
        </table:table-row>
        <table:table-row table:style-name="ro1">
          <table:table-cell office:value-type="float" office:value="30808440" calcext:value-type="float">
            <text:p>30808440</text:p>
          </table:table-cell>
          <table:table-cell office:value-type="string" calcext:value-type="string">
            <text:p>https://api.github.com/repos/VHAINNOVATIONS/BCDS</text:p>
          </table:table-cell>
          <table:table-cell table:formula="of:=REPLACE([.B4476]; 1; 29; &quot;&quot;)" office:value-type="string" office:string-value="VHAINNOVATIONS/BCDS" calcext:value-type="string">
            <text:p>VHAINNOVATIONS/BCDS</text:p>
          </table:table-cell>
        </table:table-row>
        <table:table-row table:style-name="ro1">
          <table:table-cell office:value-type="float" office:value="30839384" calcext:value-type="float">
            <text:p>30839384</text:p>
          </table:table-cell>
          <table:table-cell office:value-type="string" calcext:value-type="string">
            <text:p>https://api.github.com/repos/junit-team/junit5</text:p>
          </table:table-cell>
          <table:table-cell table:formula="of:=REPLACE([.B4477]; 1; 29; &quot;&quot;)" office:value-type="string" office:string-value="junit-team/junit5" calcext:value-type="string">
            <text:p>junit-team/junit5</text:p>
          </table:table-cell>
        </table:table-row>
        <table:table-row table:style-name="ro1">
          <table:table-cell office:value-type="float" office:value="30842222" calcext:value-type="float">
            <text:p>30842222</text:p>
          </table:table-cell>
          <table:table-cell office:value-type="string" calcext:value-type="string">
            <text:p>https://api.github.com/repos/digitalinteraction/intake24</text:p>
          </table:table-cell>
          <table:table-cell table:formula="of:=REPLACE([.B4478]; 1; 29; &quot;&quot;)" office:value-type="string" office:string-value="digitalinteraction/intake24" calcext:value-type="string">
            <text:p>digitalinteraction/intake24</text:p>
          </table:table-cell>
        </table:table-row>
        <table:table-row table:style-name="ro1">
          <table:table-cell office:value-type="float" office:value="30843456" calcext:value-type="float">
            <text:p>30843456</text:p>
          </table:table-cell>
          <table:table-cell office:value-type="string" calcext:value-type="string">
            <text:p>https://api.github.com/repos/RestComm/mediaserver</text:p>
          </table:table-cell>
          <table:table-cell table:formula="of:=REPLACE([.B4479]; 1; 29; &quot;&quot;)" office:value-type="string" office:string-value="RestComm/mediaserver" calcext:value-type="string">
            <text:p>RestComm/mediaserver</text:p>
          </table:table-cell>
        </table:table-row>
        <table:table-row table:style-name="ro1">
          <table:table-cell office:value-type="float" office:value="30845919" calcext:value-type="float">
            <text:p>30845919</text:p>
          </table:table-cell>
          <table:table-cell office:value-type="string" calcext:value-type="string">
            <text:p>https://api.github.com/repos/FTSRG/BME-MODES3</text:p>
          </table:table-cell>
          <table:table-cell table:formula="of:=REPLACE([.B4480]; 1; 29; &quot;&quot;)" office:value-type="string" office:string-value="FTSRG/BME-MODES3" calcext:value-type="string">
            <text:p>FTSRG/BME-MODES3</text:p>
          </table:table-cell>
        </table:table-row>
        <table:table-row table:style-name="ro1">
          <table:table-cell office:value-type="float" office:value="30860913" calcext:value-type="float">
            <text:p>30860913</text:p>
          </table:table-cell>
          <table:table-cell office:value-type="string" calcext:value-type="string">
            <text:p>https://api.github.com/repos/haved/DafCompiler</text:p>
          </table:table-cell>
          <table:table-cell table:formula="of:=REPLACE([.B4481]; 1; 29; &quot;&quot;)" office:value-type="string" office:string-value="haved/DafCompiler" calcext:value-type="string">
            <text:p>haved/DafCompiler</text:p>
          </table:table-cell>
        </table:table-row>
        <table:table-row table:style-name="ro1">
          <table:table-cell office:value-type="float" office:value="30862626" calcext:value-type="float">
            <text:p>30862626</text:p>
          </table:table-cell>
          <table:table-cell office:value-type="string" calcext:value-type="string">
            <text:p>https://api.github.com/repos/igm-team/atav</text:p>
          </table:table-cell>
          <table:table-cell table:formula="of:=REPLACE([.B4482]; 1; 29; &quot;&quot;)" office:value-type="string" office:string-value="igm-team/atav" calcext:value-type="string">
            <text:p>igm-team/atav</text:p>
          </table:table-cell>
        </table:table-row>
        <table:table-row table:style-name="ro1">
          <table:table-cell office:value-type="float" office:value="30863000" calcext:value-type="float">
            <text:p>30863000</text:p>
          </table:table-cell>
          <table:table-cell office:value-type="string" calcext:value-type="string">
            <text:p>https://api.github.com/repos/gkislin/javaops</text:p>
          </table:table-cell>
          <table:table-cell table:formula="of:=REPLACE([.B4483]; 1; 29; &quot;&quot;)" office:value-type="string" office:string-value="gkislin/javaops" calcext:value-type="string">
            <text:p>gkislin/javaops</text:p>
          </table:table-cell>
        </table:table-row>
        <table:table-row table:style-name="ro1">
          <table:table-cell office:value-type="float" office:value="30871083" calcext:value-type="float">
            <text:p>30871083</text:p>
          </table:table-cell>
          <table:table-cell office:value-type="string" calcext:value-type="string">
            <text:p>https://api.github.com/repos/McJty/RFToolsDimensions</text:p>
          </table:table-cell>
          <table:table-cell table:formula="of:=REPLACE([.B4484]; 1; 29; &quot;&quot;)" office:value-type="string" office:string-value="McJty/RFToolsDimensions" calcext:value-type="string">
            <text:p>McJty/RFToolsDimensions</text:p>
          </table:table-cell>
        </table:table-row>
        <table:table-row table:style-name="ro1">
          <table:table-cell office:value-type="float" office:value="30873000" calcext:value-type="float">
            <text:p>30873000</text:p>
          </table:table-cell>
          <table:table-cell office:value-type="string" calcext:value-type="string">
            <text:p>https://api.github.com/repos/TylerCarberry/PTSD-Aid</text:p>
          </table:table-cell>
          <table:table-cell table:formula="of:=REPLACE([.B4485]; 1; 29; &quot;&quot;)" office:value-type="string" office:string-value="TylerCarberry/PTSD-Aid" calcext:value-type="string">
            <text:p>TylerCarberry/PTSD-Aid</text:p>
          </table:table-cell>
        </table:table-row>
        <table:table-row table:style-name="ro1">
          <table:table-cell office:value-type="float" office:value="30880186" calcext:value-type="float">
            <text:p>30880186</text:p>
          </table:table-cell>
          <table:table-cell office:value-type="string" calcext:value-type="string">
            <text:p>https://api.github.com/repos/RestComm/restcomm-android-sdk</text:p>
          </table:table-cell>
          <table:table-cell table:formula="of:=REPLACE([.B4486]; 1; 29; &quot;&quot;)" office:value-type="string" office:string-value="RestComm/restcomm-android-sdk" calcext:value-type="string">
            <text:p>RestComm/restcomm-android-sdk</text:p>
          </table:table-cell>
        </table:table-row>
        <table:table-row table:style-name="ro1">
          <table:table-cell office:value-type="float" office:value="30926482" calcext:value-type="float">
            <text:p>30926482</text:p>
          </table:table-cell>
          <table:table-cell office:value-type="string" calcext:value-type="string">
            <text:p>https://api.github.com/repos/TDesjardins/gwt-ol3</text:p>
          </table:table-cell>
          <table:table-cell table:formula="of:=REPLACE([.B4487]; 1; 29; &quot;&quot;)" office:value-type="string" office:string-value="TDesjardins/gwt-ol3" calcext:value-type="string">
            <text:p>TDesjardins/gwt-ol3</text:p>
          </table:table-cell>
        </table:table-row>
        <table:table-row table:style-name="ro1">
          <table:table-cell office:value-type="float" office:value="30929002" calcext:value-type="float">
            <text:p>30929002</text:p>
          </table:table-cell>
          <table:table-cell office:value-type="string" calcext:value-type="string">
            <text:p>https://api.github.com/repos/metasfresh/metasfresh</text:p>
          </table:table-cell>
          <table:table-cell table:formula="of:=REPLACE([.B4488]; 1; 29; &quot;&quot;)" office:value-type="string" office:string-value="metasfresh/metasfresh" calcext:value-type="string">
            <text:p>metasfresh/metasfresh</text:p>
          </table:table-cell>
        </table:table-row>
        <table:table-row table:style-name="ro1">
          <table:table-cell office:value-type="float" office:value="30938108" calcext:value-type="float">
            <text:p>30938108</text:p>
          </table:table-cell>
          <table:table-cell office:value-type="string" calcext:value-type="string">
            <text:p>https://api.github.com/repos/lithiumtech/mineraloil-selenium</text:p>
          </table:table-cell>
          <table:table-cell table:formula="of:=REPLACE([.B4489]; 1; 29; &quot;&quot;)" office:value-type="string" office:string-value="lithiumtech/mineraloil-selenium" calcext:value-type="string">
            <text:p>lithiumtech/mineraloil-selenium</text:p>
          </table:table-cell>
        </table:table-row>
        <table:table-row table:style-name="ro1">
          <table:table-cell office:value-type="float" office:value="30940386" calcext:value-type="float">
            <text:p>30940386</text:p>
          </table:table-cell>
          <table:table-cell office:value-type="string" calcext:value-type="string">
            <text:p>https://api.github.com/repos/eclipse/rdf4j</text:p>
          </table:table-cell>
          <table:table-cell table:formula="of:=REPLACE([.B4490]; 1; 29; &quot;&quot;)" office:value-type="string" office:string-value="eclipse/rdf4j" calcext:value-type="string">
            <text:p>eclipse/rdf4j</text:p>
          </table:table-cell>
        </table:table-row>
        <table:table-row table:style-name="ro1">
          <table:table-cell office:value-type="float" office:value="30952191" calcext:value-type="float">
            <text:p>30952191</text:p>
          </table:table-cell>
          <table:table-cell office:value-type="string" calcext:value-type="string">
            <text:p>https://api.github.com/repos/dhavalengg06/DrilAndDropSenTek</text:p>
          </table:table-cell>
          <table:table-cell table:formula="of:=REPLACE([.B4491]; 1; 29; &quot;&quot;)" office:value-type="string" office:string-value="dhavalengg06/DrilAndDropSenTek" calcext:value-type="string">
            <text:p>dhavalengg06/DrilAndDropSenTek</text:p>
          </table:table-cell>
        </table:table-row>
        <table:table-row table:style-name="ro1">
          <table:table-cell office:value-type="float" office:value="30966738" calcext:value-type="float">
            <text:p>30966738</text:p>
          </table:table-cell>
          <table:table-cell office:value-type="string" calcext:value-type="string">
            <text:p>https://api.github.com/repos/finnishtransportagency/digitraffic-ais</text:p>
          </table:table-cell>
          <table:table-cell table:formula="of:=REPLACE([.B4492]; 1; 29; &quot;&quot;)" office:value-type="string" office:string-value="finnishtransportagency/digitraffic-ais" calcext:value-type="string">
            <text:p>finnishtransportagency/digitraffic-ais</text:p>
          </table:table-cell>
        </table:table-row>
        <table:table-row table:style-name="ro1">
          <table:table-cell office:value-type="float" office:value="30966784" calcext:value-type="float">
            <text:p>30966784</text:p>
          </table:table-cell>
          <table:table-cell office:value-type="string" calcext:value-type="string">
            <text:p>https://api.github.com/repos/finnishtransportagency/digitraffic-metadata</text:p>
          </table:table-cell>
          <table:table-cell table:formula="of:=REPLACE([.B4493]; 1; 29; &quot;&quot;)" office:value-type="string" office:string-value="finnishtransportagency/digitraffic-metadata" calcext:value-type="string">
            <text:p>finnishtransportagency/digitraffic-metadata</text:p>
          </table:table-cell>
        </table:table-row>
        <table:table-row table:style-name="ro1">
          <table:table-cell office:value-type="float" office:value="30967333" calcext:value-type="float">
            <text:p>30967333</text:p>
          </table:table-cell>
          <table:table-cell office:value-type="string" calcext:value-type="string">
            <text:p>https://api.github.com/repos/core-lib/jestful</text:p>
          </table:table-cell>
          <table:table-cell table:formula="of:=REPLACE([.B4494]; 1; 29; &quot;&quot;)" office:value-type="string" office:string-value="core-lib/jestful" calcext:value-type="string">
            <text:p>core-lib/jestful</text:p>
          </table:table-cell>
        </table:table-row>
        <table:table-row table:style-name="ro1">
          <table:table-cell office:value-type="float" office:value="30975367" calcext:value-type="float">
            <text:p>30975367</text:p>
          </table:table-cell>
          <table:table-cell office:value-type="string" calcext:value-type="string">
            <text:p>https://api.github.com/repos/Domyf/Impiccato</text:p>
          </table:table-cell>
          <table:table-cell table:formula="of:=REPLACE([.B4495]; 1; 29; &quot;&quot;)" office:value-type="string" office:string-value="Domyf/Impiccato" calcext:value-type="string">
            <text:p>Domyf/Impiccato</text:p>
          </table:table-cell>
        </table:table-row>
        <table:table-row table:style-name="ro1">
          <table:table-cell office:value-type="float" office:value="30977457" calcext:value-type="float">
            <text:p>30977457</text:p>
          </table:table-cell>
          <table:table-cell office:value-type="string" calcext:value-type="string">
            <text:p>https://api.github.com/repos/bulktrade/SMSC</text:p>
          </table:table-cell>
          <table:table-cell table:formula="of:=REPLACE([.B4496]; 1; 29; &quot;&quot;)" office:value-type="string" office:string-value="bulktrade/SMSC" calcext:value-type="string">
            <text:p>bulktrade/SMSC</text:p>
          </table:table-cell>
        </table:table-row>
        <table:table-row table:style-name="ro1">
          <table:table-cell office:value-type="float" office:value="30988896" calcext:value-type="float">
            <text:p>30988896</text:p>
          </table:table-cell>
          <table:table-cell office:value-type="string" calcext:value-type="string">
            <text:p>https://api.github.com/repos/songzhw/AndroidAdvanced</text:p>
          </table:table-cell>
          <table:table-cell table:formula="of:=REPLACE([.B4497]; 1; 29; &quot;&quot;)" office:value-type="string" office:string-value="songzhw/AndroidAdvanced" calcext:value-type="string">
            <text:p>songzhw/AndroidAdvanced</text:p>
          </table:table-cell>
        </table:table-row>
        <table:table-row table:style-name="ro1">
          <table:table-cell office:value-type="float" office:value="31001762" calcext:value-type="float">
            <text:p>31001762</text:p>
          </table:table-cell>
          <table:table-cell office:value-type="string" calcext:value-type="string">
            <text:p>https://api.github.com/repos/brarcher/budget-watch</text:p>
          </table:table-cell>
          <table:table-cell table:formula="of:=REPLACE([.B4498]; 1; 29; &quot;&quot;)" office:value-type="string" office:string-value="brarcher/budget-watch" calcext:value-type="string">
            <text:p>brarcher/budget-watch</text:p>
          </table:table-cell>
        </table:table-row>
        <table:table-row table:style-name="ro1">
          <table:table-cell office:value-type="float" office:value="31009518" calcext:value-type="float">
            <text:p>31009518</text:p>
          </table:table-cell>
          <table:table-cell office:value-type="string" calcext:value-type="string">
            <text:p>https://api.github.com/repos/inorichi/tachiyomi</text:p>
          </table:table-cell>
          <table:table-cell table:formula="of:=REPLACE([.B4499]; 1; 29; &quot;&quot;)" office:value-type="string" office:string-value="inorichi/tachiyomi" calcext:value-type="string">
            <text:p>inorichi/tachiyomi</text:p>
          </table:table-cell>
        </table:table-row>
        <table:table-row table:style-name="ro1">
          <table:table-cell office:value-type="float" office:value="31016384" calcext:value-type="float">
            <text:p>31016384</text:p>
          </table:table-cell>
          <table:table-cell office:value-type="string" calcext:value-type="string">
            <text:p>https://api.github.com/repos/grace0927/JavaPractice</text:p>
          </table:table-cell>
          <table:table-cell table:formula="of:=REPLACE([.B4500]; 1; 29; &quot;&quot;)" office:value-type="string" office:string-value="grace0927/JavaPractice" calcext:value-type="string">
            <text:p>grace0927/JavaPractice</text:p>
          </table:table-cell>
        </table:table-row>
        <table:table-row table:style-name="ro1">
          <table:table-cell office:value-type="float" office:value="31030952" calcext:value-type="float">
            <text:p>31030952</text:p>
          </table:table-cell>
          <table:table-cell office:value-type="string" calcext:value-type="string">
            <text:p>https://api.github.com/repos/jojo8775/leet-code</text:p>
          </table:table-cell>
          <table:table-cell table:formula="of:=REPLACE([.B4501]; 1; 29; &quot;&quot;)" office:value-type="string" office:string-value="jojo8775/leet-code" calcext:value-type="string">
            <text:p>jojo8775/leet-code</text:p>
          </table:table-cell>
        </table:table-row>
        <table:table-row table:style-name="ro1">
          <table:table-cell office:value-type="float" office:value="31047441" calcext:value-type="float">
            <text:p>31047441</text:p>
          </table:table-cell>
          <table:table-cell office:value-type="string" calcext:value-type="string">
            <text:p>https://api.github.com/repos/hs-web/hsweb-framework</text:p>
          </table:table-cell>
          <table:table-cell table:formula="of:=REPLACE([.B4502]; 1; 29; &quot;&quot;)" office:value-type="string" office:string-value="hs-web/hsweb-framework" calcext:value-type="string">
            <text:p>hs-web/hsweb-framework</text:p>
          </table:table-cell>
        </table:table-row>
        <table:table-row table:style-name="ro1">
          <table:table-cell office:value-type="float" office:value="31052916" calcext:value-type="float">
            <text:p>31052916</text:p>
          </table:table-cell>
          <table:table-cell office:value-type="string" calcext:value-type="string">
            <text:p>https://api.github.com/repos/sklintyg/rehabstod</text:p>
          </table:table-cell>
          <table:table-cell table:formula="of:=REPLACE([.B4503]; 1; 29; &quot;&quot;)" office:value-type="string" office:string-value="sklintyg/rehabstod" calcext:value-type="string">
            <text:p>sklintyg/rehabstod</text:p>
          </table:table-cell>
        </table:table-row>
        <table:table-row table:style-name="ro1">
          <table:table-cell office:value-type="float" office:value="31053550" calcext:value-type="float">
            <text:p>31053550</text:p>
          </table:table-cell>
          <table:table-cell office:value-type="string" calcext:value-type="string">
            <text:p>https://api.github.com/repos/C2SM-RCM/claw-compiler</text:p>
          </table:table-cell>
          <table:table-cell table:formula="of:=REPLACE([.B4504]; 1; 29; &quot;&quot;)" office:value-type="string" office:string-value="C2SM-RCM/claw-compiler" calcext:value-type="string">
            <text:p>C2SM-RCM/claw-compiler</text:p>
          </table:table-cell>
        </table:table-row>
        <table:table-row table:style-name="ro1">
          <table:table-cell office:value-type="float" office:value="31054494" calcext:value-type="float">
            <text:p>31054494</text:p>
          </table:table-cell>
          <table:table-cell office:value-type="string" calcext:value-type="string">
            <text:p>https://api.github.com/repos/FeatureIDE/FeatureIDE</text:p>
          </table:table-cell>
          <table:table-cell table:formula="of:=REPLACE([.B4505]; 1; 29; &quot;&quot;)" office:value-type="string" office:string-value="FeatureIDE/FeatureIDE" calcext:value-type="string">
            <text:p>FeatureIDE/FeatureIDE</text:p>
          </table:table-cell>
        </table:table-row>
        <table:table-row table:style-name="ro1">
          <table:table-cell office:value-type="float" office:value="31056780" calcext:value-type="float">
            <text:p>31056780</text:p>
          </table:table-cell>
          <table:table-cell office:value-type="string" calcext:value-type="string">
            <text:p>https://api.github.com/repos/graalvm/sulong</text:p>
          </table:table-cell>
          <table:table-cell table:formula="of:=REPLACE([.B4506]; 1; 29; &quot;&quot;)" office:value-type="string" office:string-value="graalvm/sulong" calcext:value-type="string">
            <text:p>graalvm/sulong</text:p>
          </table:table-cell>
        </table:table-row>
        <table:table-row table:style-name="ro1">
          <table:table-cell office:value-type="float" office:value="31061087" calcext:value-type="float">
            <text:p>31061087</text:p>
          </table:table-cell>
          <table:table-cell office:value-type="string" calcext:value-type="string">
            <text:p>https://api.github.com/repos/dangdangdotcom/sharding-jdbc</text:p>
          </table:table-cell>
          <table:table-cell table:formula="of:=REPLACE([.B4507]; 1; 29; &quot;&quot;)" office:value-type="string" office:string-value="dangdangdotcom/sharding-jdbc" calcext:value-type="string">
            <text:p>dangdangdotcom/sharding-jdbc</text:p>
          </table:table-cell>
        </table:table-row>
        <table:table-row table:style-name="ro1">
          <table:table-cell office:value-type="float" office:value="31090584" calcext:value-type="float">
            <text:p>31090584</text:p>
          </table:table-cell>
          <table:table-cell office:value-type="string" calcext:value-type="string">
            <text:p>https://api.github.com/repos/yona-projects/yona</text:p>
          </table:table-cell>
          <table:table-cell table:formula="of:=REPLACE([.B4508]; 1; 29; &quot;&quot;)" office:value-type="string" office:string-value="yona-projects/yona" calcext:value-type="string">
            <text:p>yona-projects/yona</text:p>
          </table:table-cell>
        </table:table-row>
        <table:table-row table:style-name="ro1">
          <table:table-cell office:value-type="float" office:value="31103209" calcext:value-type="float">
            <text:p>31103209</text:p>
          </table:table-cell>
          <table:table-cell office:value-type="string" calcext:value-type="string">
            <text:p>https://api.github.com/repos/Riverside-Software/sonar-openedge</text:p>
          </table:table-cell>
          <table:table-cell table:formula="of:=REPLACE([.B4509]; 1; 29; &quot;&quot;)" office:value-type="string" office:string-value="Riverside-Software/sonar-openedge" calcext:value-type="string">
            <text:p>Riverside-Software/sonar-openedge</text:p>
          </table:table-cell>
        </table:table-row>
        <table:table-row table:style-name="ro1">
          <table:table-cell office:value-type="float" office:value="31111670" calcext:value-type="float">
            <text:p>31111670</text:p>
          </table:table-cell>
          <table:table-cell office:value-type="string" calcext:value-type="string">
            <text:p>https://api.github.com/repos/TwilioDevEd/api-snippets</text:p>
          </table:table-cell>
          <table:table-cell table:formula="of:=REPLACE([.B4510]; 1; 29; &quot;&quot;)" office:value-type="string" office:string-value="TwilioDevEd/api-snippets" calcext:value-type="string">
            <text:p>TwilioDevEd/api-snippets</text:p>
          </table:table-cell>
        </table:table-row>
        <table:table-row table:style-name="ro1">
          <table:table-cell office:value-type="float" office:value="31119378" calcext:value-type="float">
            <text:p>31119378</text:p>
          </table:table-cell>
          <table:table-cell office:value-type="string" calcext:value-type="string">
            <text:p>https://api.github.com/repos/KonkerLabs/konker-platform</text:p>
          </table:table-cell>
          <table:table-cell table:formula="of:=REPLACE([.B4511]; 1; 29; &quot;&quot;)" office:value-type="string" office:string-value="KonkerLabs/konker-platform" calcext:value-type="string">
            <text:p>KonkerLabs/konker-platform</text:p>
          </table:table-cell>
        </table:table-row>
        <table:table-row table:style-name="ro1">
          <table:table-cell office:value-type="float" office:value="31126329" calcext:value-type="float">
            <text:p>31126329</text:p>
          </table:table-cell>
          <table:table-cell office:value-type="string" calcext:value-type="string">
            <text:p>https://api.github.com/repos/Phylogeny/ExtraBitManipulation</text:p>
          </table:table-cell>
          <table:table-cell table:formula="of:=REPLACE([.B4512]; 1; 29; &quot;&quot;)" office:value-type="string" office:string-value="Phylogeny/ExtraBitManipulation" calcext:value-type="string">
            <text:p>Phylogeny/ExtraBitManipulation</text:p>
          </table:table-cell>
        </table:table-row>
        <table:table-row table:style-name="ro1">
          <table:table-cell office:value-type="float" office:value="31132739" calcext:value-type="float">
            <text:p>31132739</text:p>
          </table:table-cell>
          <table:table-cell office:value-type="string" calcext:value-type="string">
            <text:p>https://api.github.com/repos/shurui91/idk_playground</text:p>
          </table:table-cell>
          <table:table-cell table:formula="of:=REPLACE([.B4513]; 1; 29; &quot;&quot;)" office:value-type="string" office:string-value="shurui91/idk_playground" calcext:value-type="string">
            <text:p>shurui91/idk_playground</text:p>
          </table:table-cell>
        </table:table-row>
        <table:table-row table:style-name="ro1">
          <table:table-cell office:value-type="float" office:value="31140004" calcext:value-type="float">
            <text:p>31140004</text:p>
          </table:table-cell>
          <table:table-cell office:value-type="string" calcext:value-type="string">
            <text:p>https://api.github.com/repos/terasolunaorg/tutorial-apps</text:p>
          </table:table-cell>
          <table:table-cell table:formula="of:=REPLACE([.B4514]; 1; 29; &quot;&quot;)" office:value-type="string" office:string-value="terasolunaorg/tutorial-apps" calcext:value-type="string">
            <text:p>terasolunaorg/tutorial-apps</text:p>
          </table:table-cell>
        </table:table-row>
        <table:table-row table:style-name="ro1">
          <table:table-cell office:value-type="float" office:value="31146347" calcext:value-type="float">
            <text:p>31146347</text:p>
          </table:table-cell>
          <table:table-cell office:value-type="string" calcext:value-type="string">
            <text:p>https://api.github.com/repos/Talend/data-quality</text:p>
          </table:table-cell>
          <table:table-cell table:formula="of:=REPLACE([.B4515]; 1; 29; &quot;&quot;)" office:value-type="string" office:string-value="Talend/data-quality" calcext:value-type="string">
            <text:p>Talend/data-quality</text:p>
          </table:table-cell>
        </table:table-row>
        <table:table-row table:style-name="ro1">
          <table:table-cell office:value-type="float" office:value="31161000" calcext:value-type="float">
            <text:p>31161000</text:p>
          </table:table-cell>
          <table:table-cell office:value-type="string" calcext:value-type="string">
            <text:p>https://api.github.com/repos/dimagi/formplayer</text:p>
          </table:table-cell>
          <table:table-cell table:formula="of:=REPLACE([.B4516]; 1; 29; &quot;&quot;)" office:value-type="string" office:string-value="dimagi/formplayer" calcext:value-type="string">
            <text:p>dimagi/formplayer</text:p>
          </table:table-cell>
        </table:table-row>
        <table:table-row table:style-name="ro1">
          <table:table-cell office:value-type="float" office:value="31186839" calcext:value-type="float">
            <text:p>31186839</text:p>
          </table:table-cell>
          <table:table-cell office:value-type="string" calcext:value-type="string">
            <text:p>https://api.github.com/repos/Helioviewer-Project/JHelioviewer-SWHV</text:p>
          </table:table-cell>
          <table:table-cell table:formula="of:=REPLACE([.B4517]; 1; 29; &quot;&quot;)" office:value-type="string" office:string-value="Helioviewer-Project/JHelioviewer-SWHV" calcext:value-type="string">
            <text:p>Helioviewer-Project/JHelioviewer-SWHV</text:p>
          </table:table-cell>
        </table:table-row>
        <table:table-row table:style-name="ro1">
          <table:table-cell office:value-type="float" office:value="31208917" calcext:value-type="float">
            <text:p>31208917</text:p>
          </table:table-cell>
          <table:table-cell office:value-type="string" calcext:value-type="string">
            <text:p>https://api.github.com/repos/khartec/waltz</text:p>
          </table:table-cell>
          <table:table-cell table:formula="of:=REPLACE([.B4518]; 1; 29; &quot;&quot;)" office:value-type="string" office:string-value="khartec/waltz" calcext:value-type="string">
            <text:p>khartec/waltz</text:p>
          </table:table-cell>
        </table:table-row>
        <table:table-row table:style-name="ro1">
          <table:table-cell office:value-type="float" office:value="31249556" calcext:value-type="float">
            <text:p>31249556</text:p>
          </table:table-cell>
          <table:table-cell office:value-type="string" calcext:value-type="string">
            <text:p>https://api.github.com/repos/debezium/debezium</text:p>
          </table:table-cell>
          <table:table-cell table:formula="of:=REPLACE([.B4519]; 1; 29; &quot;&quot;)" office:value-type="string" office:string-value="debezium/debezium" calcext:value-type="string">
            <text:p>debezium/debezium</text:p>
          </table:table-cell>
        </table:table-row>
        <table:table-row table:style-name="ro1">
          <table:table-cell office:value-type="float" office:value="31254264" calcext:value-type="float">
            <text:p>31254264</text:p>
          </table:table-cell>
          <table:table-cell office:value-type="string" calcext:value-type="string">
            <text:p>https://api.github.com/repos/norvek/AdminiBot</text:p>
          </table:table-cell>
          <table:table-cell table:formula="of:=REPLACE([.B4520]; 1; 29; &quot;&quot;)" office:value-type="string" office:string-value="norvek/AdminiBot" calcext:value-type="string">
            <text:p>norvek/AdminiBot</text:p>
          </table:table-cell>
        </table:table-row>
        <table:table-row table:style-name="ro1">
          <table:table-cell office:value-type="float" office:value="31265594" calcext:value-type="float">
            <text:p>31265594</text:p>
          </table:table-cell>
          <table:table-cell office:value-type="string" calcext:value-type="string">
            <text:p>https://api.github.com/repos/fkzhang/WechatUnrecalled</text:p>
          </table:table-cell>
          <table:table-cell table:formula="of:=REPLACE([.B4521]; 1; 29; &quot;&quot;)" office:value-type="string" office:string-value="fkzhang/WechatUnrecalled" calcext:value-type="string">
            <text:p>fkzhang/WechatUnrecalled</text:p>
          </table:table-cell>
        </table:table-row>
        <table:table-row table:style-name="ro1">
          <table:table-cell office:value-type="float" office:value="31295044" calcext:value-type="float">
            <text:p>31295044</text:p>
          </table:table-cell>
          <table:table-cell office:value-type="string" calcext:value-type="string">
            <text:p>https://api.github.com/repos/hegeduscs/arrowhead</text:p>
          </table:table-cell>
          <table:table-cell table:formula="of:=REPLACE([.B4522]; 1; 29; &quot;&quot;)" office:value-type="string" office:string-value="hegeduscs/arrowhead" calcext:value-type="string">
            <text:p>hegeduscs/arrowhead</text:p>
          </table:table-cell>
        </table:table-row>
        <table:table-row table:style-name="ro1">
          <table:table-cell office:value-type="float" office:value="31314107" calcext:value-type="float">
            <text:p>31314107</text:p>
          </table:table-cell>
          <table:table-cell office:value-type="string" calcext:value-type="string">
            <text:p>https://api.github.com/repos/HellFirePvP/AstralSorcery</text:p>
          </table:table-cell>
          <table:table-cell table:formula="of:=REPLACE([.B4523]; 1; 29; &quot;&quot;)" office:value-type="string" office:string-value="HellFirePvP/AstralSorcery" calcext:value-type="string">
            <text:p>HellFirePvP/AstralSorcery</text:p>
          </table:table-cell>
        </table:table-row>
        <table:table-row table:style-name="ro1">
          <table:table-cell office:value-type="float" office:value="31316087" calcext:value-type="float">
            <text:p>31316087</text:p>
          </table:table-cell>
          <table:table-cell office:value-type="string" calcext:value-type="string">
            <text:p>https://api.github.com/repos/Ensemplix/Bundle</text:p>
          </table:table-cell>
          <table:table-cell table:formula="of:=REPLACE([.B4524]; 1; 29; &quot;&quot;)" office:value-type="string" office:string-value="Ensemplix/Bundle" calcext:value-type="string">
            <text:p>Ensemplix/Bundle</text:p>
          </table:table-cell>
        </table:table-row>
        <table:table-row table:style-name="ro1">
          <table:table-cell office:value-type="float" office:value="31320875" calcext:value-type="float">
            <text:p>31320875</text:p>
          </table:table-cell>
          <table:table-cell office:value-type="string" calcext:value-type="string">
            <text:p>https://api.github.com/repos/agentsoz/bdi-abm-integration</text:p>
          </table:table-cell>
          <table:table-cell table:formula="of:=REPLACE([.B4525]; 1; 29; &quot;&quot;)" office:value-type="string" office:string-value="agentsoz/bdi-abm-integration" calcext:value-type="string">
            <text:p>agentsoz/bdi-abm-integration</text:p>
          </table:table-cell>
        </table:table-row>
        <table:table-row table:style-name="ro1">
          <table:table-cell office:value-type="float" office:value="31333119" calcext:value-type="float">
            <text:p>31333119</text:p>
          </table:table-cell>
          <table:table-cell office:value-type="string" calcext:value-type="string">
            <text:p>https://api.github.com/repos/SonarSource/sonarlint-core</text:p>
          </table:table-cell>
          <table:table-cell table:formula="of:=REPLACE([.B4526]; 1; 29; &quot;&quot;)" office:value-type="string" office:string-value="SonarSource/sonarlint-core" calcext:value-type="string">
            <text:p>SonarSource/sonarlint-core</text:p>
          </table:table-cell>
        </table:table-row>
        <table:table-row table:style-name="ro1">
          <table:table-cell office:value-type="float" office:value="31340005" calcext:value-type="float">
            <text:p>31340005</text:p>
          </table:table-cell>
          <table:table-cell office:value-type="string" calcext:value-type="string">
            <text:p>https://api.github.com/repos/venicegeo/pz-ingest</text:p>
          </table:table-cell>
          <table:table-cell table:formula="of:=REPLACE([.B4527]; 1; 29; &quot;&quot;)" office:value-type="string" office:string-value="venicegeo/pz-ingest" calcext:value-type="string">
            <text:p>venicegeo/pz-ingest</text:p>
          </table:table-cell>
        </table:table-row>
        <table:table-row table:style-name="ro1">
          <table:table-cell office:value-type="float" office:value="31375872" calcext:value-type="float">
            <text:p>31375872</text:p>
          </table:table-cell>
          <table:table-cell office:value-type="string" calcext:value-type="string">
            <text:p>https://api.github.com/repos/yarpc/yarpc-java</text:p>
          </table:table-cell>
          <table:table-cell table:formula="of:=REPLACE([.B4528]; 1; 29; &quot;&quot;)" office:value-type="string" office:string-value="yarpc/yarpc-java" calcext:value-type="string">
            <text:p>yarpc/yarpc-java</text:p>
          </table:table-cell>
        </table:table-row>
        <table:table-row table:style-name="ro1">
          <table:table-cell office:value-type="float" office:value="31377315" calcext:value-type="float">
            <text:p>31377315</text:p>
          </table:table-cell>
          <table:table-cell office:value-type="string" calcext:value-type="string">
            <text:p>https://api.github.com/repos/jonathanrz/myexpenses-android</text:p>
          </table:table-cell>
          <table:table-cell table:formula="of:=REPLACE([.B4529]; 1; 29; &quot;&quot;)" office:value-type="string" office:string-value="jonathanrz/myexpenses-android" calcext:value-type="string">
            <text:p>jonathanrz/myexpenses-android</text:p>
          </table:table-cell>
        </table:table-row>
        <table:table-row table:style-name="ro1">
          <table:table-cell office:value-type="float" office:value="31391376" calcext:value-type="float">
            <text:p>31391376</text:p>
          </table:table-cell>
          <table:table-cell office:value-type="string" calcext:value-type="string">
            <text:p>https://api.github.com/repos/hualuomoli/java</text:p>
          </table:table-cell>
          <table:table-cell table:formula="of:=REPLACE([.B4530]; 1; 29; &quot;&quot;)" office:value-type="string" office:string-value="hualuomoli/java" calcext:value-type="string">
            <text:p>hualuomoli/java</text:p>
          </table:table-cell>
        </table:table-row>
        <table:table-row table:style-name="ro1">
          <table:table-cell office:value-type="float" office:value="31408710" calcext:value-type="float">
            <text:p>31408710</text:p>
          </table:table-cell>
          <table:table-cell office:value-type="string" calcext:value-type="string">
            <text:p>https://api.github.com/repos/hartwigmedical/hmftools</text:p>
          </table:table-cell>
          <table:table-cell table:formula="of:=REPLACE([.B4531]; 1; 29; &quot;&quot;)" office:value-type="string" office:string-value="hartwigmedical/hmftools" calcext:value-type="string">
            <text:p>hartwigmedical/hmftools</text:p>
          </table:table-cell>
        </table:table-row>
        <table:table-row table:style-name="ro1">
          <table:table-cell office:value-type="float" office:value="31429689" calcext:value-type="float">
            <text:p>31429689</text:p>
          </table:table-cell>
          <table:table-cell office:value-type="string" calcext:value-type="string">
            <text:p>https://api.github.com/repos/SimpleMobileTools/Simple-Calendar</text:p>
          </table:table-cell>
          <table:table-cell table:formula="of:=REPLACE([.B4532]; 1; 29; &quot;&quot;)" office:value-type="string" office:string-value="SimpleMobileTools/Simple-Calendar" calcext:value-type="string">
            <text:p>SimpleMobileTools/Simple-Calendar</text:p>
          </table:table-cell>
        </table:table-row>
        <table:table-row table:style-name="ro1">
          <table:table-cell office:value-type="float" office:value="31463602" calcext:value-type="float">
            <text:p>31463602</text:p>
          </table:table-cell>
          <table:table-cell office:value-type="string" calcext:value-type="string">
            <text:p>https://api.github.com/repos/erikkemperman/visualizer2</text:p>
          </table:table-cell>
          <table:table-cell table:formula="of:=REPLACE([.B4533]; 1; 29; &quot;&quot;)" office:value-type="string" office:string-value="erikkemperman/visualizer2" calcext:value-type="string">
            <text:p>erikkemperman/visualizer2</text:p>
          </table:table-cell>
        </table:table-row>
        <table:table-row table:style-name="ro1">
          <table:table-cell office:value-type="float" office:value="31467866" calcext:value-type="float">
            <text:p>31467866</text:p>
          </table:table-cell>
          <table:table-cell office:value-type="string" calcext:value-type="string">
            <text:p>https://api.github.com/repos/Talend/components</text:p>
          </table:table-cell>
          <table:table-cell table:formula="of:=REPLACE([.B4534]; 1; 29; &quot;&quot;)" office:value-type="string" office:string-value="Talend/components" calcext:value-type="string">
            <text:p>Talend/components</text:p>
          </table:table-cell>
        </table:table-row>
        <table:table-row table:style-name="ro1">
          <table:table-cell office:value-type="float" office:value="31477854" calcext:value-type="float">
            <text:p>31477854</text:p>
          </table:table-cell>
          <table:table-cell office:value-type="string" calcext:value-type="string">
            <text:p>https://api.github.com/repos/NYPL-Simplified/android</text:p>
          </table:table-cell>
          <table:table-cell table:formula="of:=REPLACE([.B4535]; 1; 29; &quot;&quot;)" office:value-type="string" office:string-value="NYPL-Simplified/android" calcext:value-type="string">
            <text:p>NYPL-Simplified/android</text:p>
          </table:table-cell>
        </table:table-row>
        <table:table-row table:style-name="ro1">
          <table:table-cell office:value-type="float" office:value="31483823" calcext:value-type="float">
            <text:p>31483823</text:p>
          </table:table-cell>
          <table:table-cell office:value-type="string" calcext:value-type="string">
            <text:p>https://api.github.com/repos/ansell/csvsum</text:p>
          </table:table-cell>
          <table:table-cell table:formula="of:=REPLACE([.B4536]; 1; 29; &quot;&quot;)" office:value-type="string" office:string-value="ansell/csvsum" calcext:value-type="string">
            <text:p>ansell/csvsum</text:p>
          </table:table-cell>
        </table:table-row>
        <table:table-row table:style-name="ro1">
          <table:table-cell office:value-type="float" office:value="31493644" calcext:value-type="float">
            <text:p>31493644</text:p>
          </table:table-cell>
          <table:table-cell office:value-type="string" calcext:value-type="string">
            <text:p>https://api.github.com/repos/intranda/goobi</text:p>
          </table:table-cell>
          <table:table-cell table:formula="of:=REPLACE([.B4537]; 1; 29; &quot;&quot;)" office:value-type="string" office:string-value="intranda/goobi" calcext:value-type="string">
            <text:p>intranda/goobi</text:p>
          </table:table-cell>
        </table:table-row>
        <table:table-row table:style-name="ro1">
          <table:table-cell office:value-type="float" office:value="31497848" calcext:value-type="float">
            <text:p>31497848</text:p>
          </table:table-cell>
          <table:table-cell office:value-type="string" calcext:value-type="string">
            <text:p>https://api.github.com/repos/mmarquee/ui-automation</text:p>
          </table:table-cell>
          <table:table-cell table:formula="of:=REPLACE([.B4538]; 1; 29; &quot;&quot;)" office:value-type="string" office:string-value="mmarquee/ui-automation" calcext:value-type="string">
            <text:p>mmarquee/ui-automation</text:p>
          </table:table-cell>
        </table:table-row>
        <table:table-row table:style-name="ro1">
          <table:table-cell office:value-type="float" office:value="31503656" calcext:value-type="float">
            <text:p>31503656</text:p>
          </table:table-cell>
          <table:table-cell office:value-type="string" calcext:value-type="string">
            <text:p>https://api.github.com/repos/cityzendata/warp10-platform</text:p>
          </table:table-cell>
          <table:table-cell table:formula="of:=REPLACE([.B4539]; 1; 29; &quot;&quot;)" office:value-type="string" office:string-value="cityzendata/warp10-platform" calcext:value-type="string">
            <text:p>cityzendata/warp10-platform</text:p>
          </table:table-cell>
        </table:table-row>
        <table:table-row table:style-name="ro1">
          <table:table-cell office:value-type="float" office:value="31515051" calcext:value-type="float">
            <text:p>31515051</text:p>
          </table:table-cell>
          <table:table-cell office:value-type="string" calcext:value-type="string">
            <text:p>https://api.github.com/repos/ihmcrobotics/ihmc-open-robotics-software</text:p>
          </table:table-cell>
          <table:table-cell table:formula="of:=REPLACE([.B4540]; 1; 29; &quot;&quot;)" office:value-type="string" office:string-value="ihmcrobotics/ihmc-open-robotics-software" calcext:value-type="string">
            <text:p>ihmcrobotics/ihmc-open-robotics-software</text:p>
          </table:table-cell>
        </table:table-row>
        <table:table-row table:style-name="ro1">
          <table:table-cell office:value-type="float" office:value="31524596" calcext:value-type="float">
            <text:p>31524596</text:p>
          </table:table-cell>
          <table:table-cell office:value-type="string" calcext:value-type="string">
            <text:p>https://api.github.com/repos/redkale/redkale</text:p>
          </table:table-cell>
          <table:table-cell table:formula="of:=REPLACE([.B4541]; 1; 29; &quot;&quot;)" office:value-type="string" office:string-value="redkale/redkale" calcext:value-type="string">
            <text:p>redkale/redkale</text:p>
          </table:table-cell>
        </table:table-row>
        <table:table-row table:style-name="ro1">
          <table:table-cell office:value-type="float" office:value="31577487" calcext:value-type="float">
            <text:p>31577487</text:p>
          </table:table-cell>
          <table:table-cell office:value-type="string" calcext:value-type="string">
            <text:p>https://api.github.com/repos/iqcz/juice</text:p>
          </table:table-cell>
          <table:table-cell table:formula="of:=REPLACE([.B4542]; 1; 29; &quot;&quot;)" office:value-type="string" office:string-value="iqcz/juice" calcext:value-type="string">
            <text:p>iqcz/juice</text:p>
          </table:table-cell>
        </table:table-row>
        <table:table-row table:style-name="ro1">
          <table:table-cell office:value-type="float" office:value="31581738" calcext:value-type="float">
            <text:p>31581738</text:p>
          </table:table-cell>
          <table:table-cell office:value-type="string" calcext:value-type="string">
            <text:p>https://api.github.com/repos/Ipsis/Woot</text:p>
          </table:table-cell>
          <table:table-cell table:formula="of:=REPLACE([.B4543]; 1; 29; &quot;&quot;)" office:value-type="string" office:string-value="Ipsis/Woot" calcext:value-type="string">
            <text:p>Ipsis/Woot</text:p>
          </table:table-cell>
        </table:table-row>
        <table:table-row table:style-name="ro1">
          <table:table-cell office:value-type="float" office:value="31614103" calcext:value-type="float">
            <text:p>31614103</text:p>
          </table:table-cell>
          <table:table-cell office:value-type="string" calcext:value-type="string">
            <text:p>https://api.github.com/repos/TheDrHax/mosmetro-android</text:p>
          </table:table-cell>
          <table:table-cell table:formula="of:=REPLACE([.B4544]; 1; 29; &quot;&quot;)" office:value-type="string" office:string-value="TheDrHax/mosmetro-android" calcext:value-type="string">
            <text:p>TheDrHax/mosmetro-android</text:p>
          </table:table-cell>
        </table:table-row>
        <table:table-row table:style-name="ro1">
          <table:table-cell office:value-type="float" office:value="31616520" calcext:value-type="float">
            <text:p>31616520</text:p>
          </table:table-cell>
          <table:table-cell office:value-type="string" calcext:value-type="string">
            <text:p>https://api.github.com/repos/marquies/cot-java-rest-sdk</text:p>
          </table:table-cell>
          <table:table-cell table:formula="of:=REPLACE([.B4545]; 1; 29; &quot;&quot;)" office:value-type="string" office:string-value="marquies/cot-java-rest-sdk" calcext:value-type="string">
            <text:p>marquies/cot-java-rest-sdk</text:p>
          </table:table-cell>
        </table:table-row>
        <table:table-row table:style-name="ro1">
          <table:table-cell office:value-type="float" office:value="31619275" calcext:value-type="float">
            <text:p>31619275</text:p>
          </table:table-cell>
          <table:table-cell office:value-type="string" calcext:value-type="string">
            <text:p>https://api.github.com/repos/samebug/samebug-idea-plugin</text:p>
          </table:table-cell>
          <table:table-cell table:formula="of:=REPLACE([.B4546]; 1; 29; &quot;&quot;)" office:value-type="string" office:string-value="samebug/samebug-idea-plugin" calcext:value-type="string">
            <text:p>samebug/samebug-idea-plugin</text:p>
          </table:table-cell>
        </table:table-row>
        <table:table-row table:style-name="ro1">
          <table:table-cell office:value-type="float" office:value="31621377" calcext:value-type="float">
            <text:p>31621377</text:p>
          </table:table-cell>
          <table:table-cell office:value-type="string" calcext:value-type="string">
            <text:p>https://api.github.com/repos/eneim/Toro</text:p>
          </table:table-cell>
          <table:table-cell table:formula="of:=REPLACE([.B4547]; 1; 29; &quot;&quot;)" office:value-type="string" office:string-value="eneim/Toro" calcext:value-type="string">
            <text:p>eneim/Toro</text:p>
          </table:table-cell>
        </table:table-row>
        <table:table-row table:style-name="ro1">
          <table:table-cell office:value-type="float" office:value="31648160" calcext:value-type="float">
            <text:p>31648160</text:p>
          </table:table-cell>
          <table:table-cell office:value-type="string" calcext:value-type="string">
            <text:p>https://api.github.com/repos/wso2/msf4j</text:p>
          </table:table-cell>
          <table:table-cell table:formula="of:=REPLACE([.B4548]; 1; 29; &quot;&quot;)" office:value-type="string" office:string-value="wso2/msf4j" calcext:value-type="string">
            <text:p>wso2/msf4j</text:p>
          </table:table-cell>
        </table:table-row>
        <table:table-row table:style-name="ro1">
          <table:table-cell office:value-type="float" office:value="31650899" calcext:value-type="float">
            <text:p>31650899</text:p>
          </table:table-cell>
          <table:table-cell office:value-type="string" calcext:value-type="string">
            <text:p>https://api.github.com/repos/Danny-Hazelcast/hzCmd-bench</text:p>
          </table:table-cell>
          <table:table-cell table:formula="of:=REPLACE([.B4549]; 1; 29; &quot;&quot;)" office:value-type="string" office:string-value="Danny-Hazelcast/hzCmd-bench" calcext:value-type="string">
            <text:p>Danny-Hazelcast/hzCmd-bench</text:p>
          </table:table-cell>
        </table:table-row>
        <table:table-row table:style-name="ro1">
          <table:table-cell office:value-type="float" office:value="31654114" calcext:value-type="float">
            <text:p>31654114</text:p>
          </table:table-cell>
          <table:table-cell office:value-type="string" calcext:value-type="string">
            <text:p>https://api.github.com/repos/pkolmykov/IdeaSettings</text:p>
          </table:table-cell>
          <table:table-cell table:formula="of:=REPLACE([.B4550]; 1; 29; &quot;&quot;)" office:value-type="string" office:string-value="pkolmykov/IdeaSettings" calcext:value-type="string">
            <text:p>pkolmykov/IdeaSettings</text:p>
          </table:table-cell>
        </table:table-row>
        <table:table-row table:style-name="ro1">
          <table:table-cell office:value-type="float" office:value="31656440" calcext:value-type="float">
            <text:p>31656440</text:p>
          </table:table-cell>
          <table:table-cell office:value-type="string" calcext:value-type="string">
            <text:p>https://api.github.com/repos/opencirclesolutions/dynamo</text:p>
          </table:table-cell>
          <table:table-cell table:formula="of:=REPLACE([.B4551]; 1; 29; &quot;&quot;)" office:value-type="string" office:string-value="opencirclesolutions/dynamo" calcext:value-type="string">
            <text:p>opencirclesolutions/dynamo</text:p>
          </table:table-cell>
        </table:table-row>
        <table:table-row table:style-name="ro1">
          <table:table-cell office:value-type="float" office:value="31657945" calcext:value-type="float">
            <text:p>31657945</text:p>
          </table:table-cell>
          <table:table-cell office:value-type="string" calcext:value-type="string">
            <text:p>https://api.github.com/repos/openbouquet/bouquet-server</text:p>
          </table:table-cell>
          <table:table-cell table:formula="of:=REPLACE([.B4552]; 1; 29; &quot;&quot;)" office:value-type="string" office:string-value="openbouquet/bouquet-server" calcext:value-type="string">
            <text:p>openbouquet/bouquet-server</text:p>
          </table:table-cell>
        </table:table-row>
        <table:table-row table:style-name="ro1">
          <table:table-cell office:value-type="float" office:value="31663600" calcext:value-type="float">
            <text:p>31663600</text:p>
          </table:table-cell>
          <table:table-cell office:value-type="string" calcext:value-type="string">
            <text:p>https://api.github.com/repos/fact-project/fact-tools</text:p>
          </table:table-cell>
          <table:table-cell table:formula="of:=REPLACE([.B4553]; 1; 29; &quot;&quot;)" office:value-type="string" office:string-value="fact-project/fact-tools" calcext:value-type="string">
            <text:p>fact-project/fact-tools</text:p>
          </table:table-cell>
        </table:table-row>
        <table:table-row table:style-name="ro1">
          <table:table-cell office:value-type="float" office:value="31692512" calcext:value-type="float">
            <text:p>31692512</text:p>
          </table:table-cell>
          <table:table-cell office:value-type="string" calcext:value-type="string">
            <text:p>https://api.github.com/repos/tlaplus/tlaplus</text:p>
          </table:table-cell>
          <table:table-cell table:formula="of:=REPLACE([.B4554]; 1; 29; &quot;&quot;)" office:value-type="string" office:string-value="tlaplus/tlaplus" calcext:value-type="string">
            <text:p>tlaplus/tlaplus</text:p>
          </table:table-cell>
        </table:table-row>
        <table:table-row table:style-name="ro1">
          <table:table-cell office:value-type="float" office:value="31708211" calcext:value-type="float">
            <text:p>31708211</text:p>
          </table:table-cell>
          <table:table-cell office:value-type="string" calcext:value-type="string">
            <text:p>https://api.github.com/repos/pdvrieze/ProcessManager</text:p>
          </table:table-cell>
          <table:table-cell table:formula="of:=REPLACE([.B4555]; 1; 29; &quot;&quot;)" office:value-type="string" office:string-value="pdvrieze/ProcessManager" calcext:value-type="string">
            <text:p>pdvrieze/ProcessManager</text:p>
          </table:table-cell>
        </table:table-row>
        <table:table-row table:style-name="ro1">
          <table:table-cell office:value-type="float" office:value="31797185" calcext:value-type="float">
            <text:p>31797185</text:p>
          </table:table-cell>
          <table:table-cell office:value-type="string" calcext:value-type="string">
            <text:p>https://api.github.com/repos/research-iobserve/iobserve-analysis</text:p>
          </table:table-cell>
          <table:table-cell table:formula="of:=REPLACE([.B4556]; 1; 29; &quot;&quot;)" office:value-type="string" office:string-value="research-iobserve/iobserve-analysis" calcext:value-type="string">
            <text:p>research-iobserve/iobserve-analysis</text:p>
          </table:table-cell>
        </table:table-row>
        <table:table-row table:style-name="ro1">
          <table:table-cell office:value-type="float" office:value="31825855" calcext:value-type="float">
            <text:p>31825855</text:p>
          </table:table-cell>
          <table:table-cell office:value-type="string" calcext:value-type="string">
            <text:p>https://api.github.com/repos/Pearson-Higher-Ed/ux-test-platform</text:p>
          </table:table-cell>
          <table:table-cell table:formula="of:=REPLACE([.B4557]; 1; 29; &quot;&quot;)" office:value-type="string" office:string-value="Pearson-Higher-Ed/ux-test-platform" calcext:value-type="string">
            <text:p>Pearson-Higher-Ed/ux-test-platform</text:p>
          </table:table-cell>
        </table:table-row>
        <table:table-row table:style-name="ro1">
          <table:table-cell office:value-type="float" office:value="31826344" calcext:value-type="float">
            <text:p>31826344</text:p>
          </table:table-cell>
          <table:table-cell office:value-type="string" calcext:value-type="string">
            <text:p>https://api.github.com/repos/algorithmiaio/sample-apps</text:p>
          </table:table-cell>
          <table:table-cell table:formula="of:=REPLACE([.B4558]; 1; 29; &quot;&quot;)" office:value-type="string" office:string-value="algorithmiaio/sample-apps" calcext:value-type="string">
            <text:p>algorithmiaio/sample-apps</text:p>
          </table:table-cell>
        </table:table-row>
        <table:table-row table:style-name="ro1">
          <table:table-cell office:value-type="float" office:value="31846614" calcext:value-type="float">
            <text:p>31846614</text:p>
          </table:table-cell>
          <table:table-cell office:value-type="string" calcext:value-type="string">
            <text:p>https://api.github.com/repos/stg-tud/kave-java</text:p>
          </table:table-cell>
          <table:table-cell table:formula="of:=REPLACE([.B4559]; 1; 29; &quot;&quot;)" office:value-type="string" office:string-value="stg-tud/kave-java" calcext:value-type="string">
            <text:p>stg-tud/kave-java</text:p>
          </table:table-cell>
        </table:table-row>
        <table:table-row table:style-name="ro1">
          <table:table-cell office:value-type="float" office:value="31850182" calcext:value-type="float">
            <text:p>31850182</text:p>
          </table:table-cell>
          <table:table-cell office:value-type="string" calcext:value-type="string">
            <text:p>https://api.github.com/repos/icgc-dcc/dcc-portal</text:p>
          </table:table-cell>
          <table:table-cell table:formula="of:=REPLACE([.B4560]; 1; 29; &quot;&quot;)" office:value-type="string" office:string-value="icgc-dcc/dcc-portal" calcext:value-type="string">
            <text:p>icgc-dcc/dcc-portal</text:p>
          </table:table-cell>
        </table:table-row>
        <table:table-row table:style-name="ro1">
          <table:table-cell office:value-type="float" office:value="31920303" calcext:value-type="float">
            <text:p>31920303</text:p>
          </table:table-cell>
          <table:table-cell office:value-type="string" calcext:value-type="string">
            <text:p>https://api.github.com/repos/Polidea/RxAndroidBle</text:p>
          </table:table-cell>
          <table:table-cell table:formula="of:=REPLACE([.B4561]; 1; 29; &quot;&quot;)" office:value-type="string" office:string-value="Polidea/RxAndroidBle" calcext:value-type="string">
            <text:p>Polidea/RxAndroidBle</text:p>
          </table:table-cell>
        </table:table-row>
        <table:table-row table:style-name="ro1">
          <table:table-cell office:value-type="float" office:value="31935543" calcext:value-type="float">
            <text:p>31935543</text:p>
          </table:table-cell>
          <table:table-cell office:value-type="string" calcext:value-type="string">
            <text:p>https://api.github.com/repos/vimeo/vimeo-networking-java</text:p>
          </table:table-cell>
          <table:table-cell table:formula="of:=REPLACE([.B4562]; 1; 29; &quot;&quot;)" office:value-type="string" office:string-value="vimeo/vimeo-networking-java" calcext:value-type="string">
            <text:p>vimeo/vimeo-networking-java</text:p>
          </table:table-cell>
        </table:table-row>
        <table:table-row table:style-name="ro1">
          <table:table-cell office:value-type="float" office:value="32004408" calcext:value-type="float">
            <text:p>32004408</text:p>
          </table:table-cell>
          <table:table-cell office:value-type="string" calcext:value-type="string">
            <text:p>https://api.github.com/repos/jcastro-inf/delfos</text:p>
          </table:table-cell>
          <table:table-cell table:formula="of:=REPLACE([.B4563]; 1; 29; &quot;&quot;)" office:value-type="string" office:string-value="jcastro-inf/delfos" calcext:value-type="string">
            <text:p>jcastro-inf/delfos</text:p>
          </table:table-cell>
        </table:table-row>
        <table:table-row table:style-name="ro1">
          <table:table-cell office:value-type="float" office:value="32015310" calcext:value-type="float">
            <text:p>32015310</text:p>
          </table:table-cell>
          <table:table-cell office:value-type="string" calcext:value-type="string">
            <text:p>https://api.github.com/repos/SonarSource/sonarlint-intellij</text:p>
          </table:table-cell>
          <table:table-cell table:formula="of:=REPLACE([.B4564]; 1; 29; &quot;&quot;)" office:value-type="string" office:string-value="SonarSource/sonarlint-intellij" calcext:value-type="string">
            <text:p>SonarSource/sonarlint-intellij</text:p>
          </table:table-cell>
        </table:table-row>
        <table:table-row table:style-name="ro1">
          <table:table-cell office:value-type="float" office:value="32045042" calcext:value-type="float">
            <text:p>32045042</text:p>
          </table:table-cell>
          <table:table-cell office:value-type="string" calcext:value-type="string">
            <text:p>https://api.github.com/repos/SonarSource/sonarlint-eclipse</text:p>
          </table:table-cell>
          <table:table-cell table:formula="of:=REPLACE([.B4565]; 1; 29; &quot;&quot;)" office:value-type="string" office:string-value="SonarSource/sonarlint-eclipse" calcext:value-type="string">
            <text:p>SonarSource/sonarlint-eclipse</text:p>
          </table:table-cell>
        </table:table-row>
        <table:table-row table:style-name="ro1">
          <table:table-cell office:value-type="float" office:value="32151324" calcext:value-type="float">
            <text:p>32151324</text:p>
          </table:table-cell>
          <table:table-cell office:value-type="string" calcext:value-type="string">
            <text:p>https://api.github.com/repos/morimekta/utils</text:p>
          </table:table-cell>
          <table:table-cell table:formula="of:=REPLACE([.B4566]; 1; 29; &quot;&quot;)" office:value-type="string" office:string-value="morimekta/utils" calcext:value-type="string">
            <text:p>morimekta/utils</text:p>
          </table:table-cell>
        </table:table-row>
        <table:table-row table:style-name="ro1">
          <table:table-cell office:value-type="float" office:value="32157397" calcext:value-type="float">
            <text:p>32157397</text:p>
          </table:table-cell>
          <table:table-cell office:value-type="string" calcext:value-type="string">
            <text:p>https://api.github.com/repos/SimpleMobileTools/Simple-Notes</text:p>
          </table:table-cell>
          <table:table-cell table:formula="of:=REPLACE([.B4567]; 1; 29; &quot;&quot;)" office:value-type="string" office:string-value="SimpleMobileTools/Simple-Notes" calcext:value-type="string">
            <text:p>SimpleMobileTools/Simple-Notes</text:p>
          </table:table-cell>
        </table:table-row>
        <table:table-row table:style-name="ro1">
          <table:table-cell office:value-type="float" office:value="32170637" calcext:value-type="float">
            <text:p>32170637</text:p>
          </table:table-cell>
          <table:table-cell office:value-type="string" calcext:value-type="string">
            <text:p>https://api.github.com/repos/aimacode/aima-java</text:p>
          </table:table-cell>
          <table:table-cell table:formula="of:=REPLACE([.B4568]; 1; 29; &quot;&quot;)" office:value-type="string" office:string-value="aimacode/aima-java" calcext:value-type="string">
            <text:p>aimacode/aima-java</text:p>
          </table:table-cell>
        </table:table-row>
        <table:table-row table:style-name="ro1">
          <table:table-cell office:value-type="float" office:value="32184504" calcext:value-type="float">
            <text:p>32184504</text:p>
          </table:table-cell>
          <table:table-cell office:value-type="string" calcext:value-type="string">
            <text:p>https://api.github.com/repos/fesskiev/MediaCenter</text:p>
          </table:table-cell>
          <table:table-cell table:formula="of:=REPLACE([.B4569]; 1; 29; &quot;&quot;)" office:value-type="string" office:string-value="fesskiev/MediaCenter" calcext:value-type="string">
            <text:p>fesskiev/MediaCenter</text:p>
          </table:table-cell>
        </table:table-row>
        <table:table-row table:style-name="ro1">
          <table:table-cell office:value-type="float" office:value="32237626" calcext:value-type="float">
            <text:p>32237626</text:p>
          </table:table-cell>
          <table:table-cell office:value-type="string" calcext:value-type="string">
            <text:p>https://api.github.com/repos/RxBroadcast/RxBroadcast</text:p>
          </table:table-cell>
          <table:table-cell table:formula="of:=REPLACE([.B4570]; 1; 29; &quot;&quot;)" office:value-type="string" office:string-value="RxBroadcast/RxBroadcast" calcext:value-type="string">
            <text:p>RxBroadcast/RxBroadcast</text:p>
          </table:table-cell>
        </table:table-row>
        <table:table-row table:style-name="ro1">
          <table:table-cell office:value-type="float" office:value="32285135" calcext:value-type="float">
            <text:p>32285135</text:p>
          </table:table-cell>
          <table:table-cell office:value-type="string" calcext:value-type="string">
            <text:p>https://api.github.com/repos/SimpleMobileTools/Simple-Gallery</text:p>
          </table:table-cell>
          <table:table-cell table:formula="of:=REPLACE([.B4571]; 1; 29; &quot;&quot;)" office:value-type="string" office:string-value="SimpleMobileTools/Simple-Gallery" calcext:value-type="string">
            <text:p>SimpleMobileTools/Simple-Gallery</text:p>
          </table:table-cell>
        </table:table-row>
        <table:table-row table:style-name="ro1">
          <table:table-cell office:value-type="float" office:value="32315612" calcext:value-type="float">
            <text:p>32315612</text:p>
          </table:table-cell>
          <table:table-cell office:value-type="string" calcext:value-type="string">
            <text:p>https://api.github.com/repos/europeana/metis-framework</text:p>
          </table:table-cell>
          <table:table-cell table:formula="of:=REPLACE([.B4572]; 1; 29; &quot;&quot;)" office:value-type="string" office:string-value="europeana/metis-framework" calcext:value-type="string">
            <text:p>europeana/metis-framework</text:p>
          </table:table-cell>
        </table:table-row>
        <table:table-row table:style-name="ro1">
          <table:table-cell office:value-type="float" office:value="32363022" calcext:value-type="float">
            <text:p>32363022</text:p>
          </table:table-cell>
          <table:table-cell office:value-type="string" calcext:value-type="string">
            <text:p>https://api.github.com/repos/difi/move-service-registry</text:p>
          </table:table-cell>
          <table:table-cell table:formula="of:=REPLACE([.B4573]; 1; 29; &quot;&quot;)" office:value-type="string" office:string-value="difi/move-service-registry" calcext:value-type="string">
            <text:p>difi/move-service-registry</text:p>
          </table:table-cell>
        </table:table-row>
        <table:table-row table:style-name="ro1">
          <table:table-cell office:value-type="float" office:value="32379468" calcext:value-type="float">
            <text:p>32379468</text:p>
          </table:table-cell>
          <table:table-cell office:value-type="string" calcext:value-type="string">
            <text:p>https://api.github.com/repos/radiodee1/awesome-tag</text:p>
          </table:table-cell>
          <table:table-cell table:formula="of:=REPLACE([.B4574]; 1; 29; &quot;&quot;)" office:value-type="string" office:string-value="radiodee1/awesome-tag" calcext:value-type="string">
            <text:p>radiodee1/awesome-tag</text:p>
          </table:table-cell>
        </table:table-row>
        <table:table-row table:style-name="ro1">
          <table:table-cell office:value-type="float" office:value="32381723" calcext:value-type="float">
            <text:p>32381723</text:p>
          </table:table-cell>
          <table:table-cell office:value-type="string" calcext:value-type="string">
            <text:p>https://api.github.com/repos/TouchInstinct/RoboSwag-components</text:p>
          </table:table-cell>
          <table:table-cell table:formula="of:=REPLACE([.B4575]; 1; 29; &quot;&quot;)" office:value-type="string" office:string-value="TouchInstinct/RoboSwag-components" calcext:value-type="string">
            <text:p>TouchInstinct/RoboSwag-components</text:p>
          </table:table-cell>
        </table:table-row>
        <table:table-row table:style-name="ro1">
          <table:table-cell office:value-type="float" office:value="32398786" calcext:value-type="float">
            <text:p>32398786</text:p>
          </table:table-cell>
          <table:table-cell office:value-type="string" calcext:value-type="string">
            <text:p>https://api.github.com/repos/bullhorn/sdk-rest</text:p>
          </table:table-cell>
          <table:table-cell table:formula="of:=REPLACE([.B4576]; 1; 29; &quot;&quot;)" office:value-type="string" office:string-value="bullhorn/sdk-rest" calcext:value-type="string">
            <text:p>bullhorn/sdk-rest</text:p>
          </table:table-cell>
        </table:table-row>
        <table:table-row table:style-name="ro1">
          <table:table-cell office:value-type="float" office:value="32409826" calcext:value-type="float">
            <text:p>32409826</text:p>
          </table:table-cell>
          <table:table-cell office:value-type="string" calcext:value-type="string">
            <text:p>https://api.github.com/repos/bdionne/nci-edit-tab</text:p>
          </table:table-cell>
          <table:table-cell table:formula="of:=REPLACE([.B4577]; 1; 29; &quot;&quot;)" office:value-type="string" office:string-value="bdionne/nci-edit-tab" calcext:value-type="string">
            <text:p>bdionne/nci-edit-tab</text:p>
          </table:table-cell>
        </table:table-row>
        <table:table-row table:style-name="ro1">
          <table:table-cell office:value-type="float" office:value="32412186" calcext:value-type="float">
            <text:p>32412186</text:p>
          </table:table-cell>
          <table:table-cell office:value-type="string" calcext:value-type="string">
            <text:p>https://api.github.com/repos/WASdev/tool.accelerate.core</text:p>
          </table:table-cell>
          <table:table-cell table:formula="of:=REPLACE([.B4578]; 1; 29; &quot;&quot;)" office:value-type="string" office:string-value="WASdev/tool.accelerate.core" calcext:value-type="string">
            <text:p>WASdev/tool.accelerate.core</text:p>
          </table:table-cell>
        </table:table-row>
        <table:table-row table:style-name="ro1">
          <table:table-cell office:value-type="float" office:value="32417628" calcext:value-type="float">
            <text:p>32417628</text:p>
          </table:table-cell>
          <table:table-cell office:value-type="string" calcext:value-type="string">
            <text:p>https://api.github.com/repos/Qballl/WildernessTp</text:p>
          </table:table-cell>
          <table:table-cell table:formula="of:=REPLACE([.B4579]; 1; 29; &quot;&quot;)" office:value-type="string" office:string-value="Qballl/WildernessTp" calcext:value-type="string">
            <text:p>Qballl/WildernessTp</text:p>
          </table:table-cell>
        </table:table-row>
        <table:table-row table:style-name="ro1">
          <table:table-cell office:value-type="float" office:value="32427846" calcext:value-type="float">
            <text:p>32427846</text:p>
          </table:table-cell>
          <table:table-cell office:value-type="string" calcext:value-type="string">
            <text:p>https://api.github.com/repos/hpe-idol/find</text:p>
          </table:table-cell>
          <table:table-cell table:formula="of:=REPLACE([.B4580]; 1; 29; &quot;&quot;)" office:value-type="string" office:string-value="hpe-idol/find" calcext:value-type="string">
            <text:p>hpe-idol/find</text:p>
          </table:table-cell>
        </table:table-row>
        <table:table-row table:style-name="ro1">
          <table:table-cell office:value-type="float" office:value="32429176" calcext:value-type="float">
            <text:p>32429176</text:p>
          </table:table-cell>
          <table:table-cell office:value-type="string" calcext:value-type="string">
            <text:p>https://api.github.com/repos/googleapis/gax-java</text:p>
          </table:table-cell>
          <table:table-cell table:formula="of:=REPLACE([.B4581]; 1; 29; &quot;&quot;)" office:value-type="string" office:string-value="googleapis/gax-java" calcext:value-type="string">
            <text:p>googleapis/gax-java</text:p>
          </table:table-cell>
        </table:table-row>
        <table:table-row table:style-name="ro1">
          <table:table-cell office:value-type="float" office:value="32438885" calcext:value-type="float">
            <text:p>32438885</text:p>
          </table:table-cell>
          <table:table-cell office:value-type="string" calcext:value-type="string">
            <text:p>https://api.github.com/repos/hpe-idol/haven-search-components</text:p>
          </table:table-cell>
          <table:table-cell table:formula="of:=REPLACE([.B4582]; 1; 29; &quot;&quot;)" office:value-type="string" office:string-value="hpe-idol/haven-search-components" calcext:value-type="string">
            <text:p>hpe-idol/haven-search-components</text:p>
          </table:table-cell>
        </table:table-row>
        <table:table-row table:style-name="ro1">
          <table:table-cell office:value-type="float" office:value="32465194" calcext:value-type="float">
            <text:p>32465194</text:p>
          </table:table-cell>
          <table:table-cell office:value-type="string" calcext:value-type="string">
            <text:p>https://api.github.com/repos/RedRoma/aroma-data-operations</text:p>
          </table:table-cell>
          <table:table-cell table:formula="of:=REPLACE([.B4583]; 1; 29; &quot;&quot;)" office:value-type="string" office:string-value="RedRoma/aroma-data-operations" calcext:value-type="string">
            <text:p>RedRoma/aroma-data-operations</text:p>
          </table:table-cell>
        </table:table-row>
        <table:table-row table:style-name="ro1">
          <table:table-cell office:value-type="float" office:value="32536206" calcext:value-type="float">
            <text:p>32536206</text:p>
          </table:table-cell>
          <table:table-cell office:value-type="string" calcext:value-type="string">
            <text:p>https://api.github.com/repos/SparkTC/stocator</text:p>
          </table:table-cell>
          <table:table-cell table:formula="of:=REPLACE([.B4584]; 1; 29; &quot;&quot;)" office:value-type="string" office:string-value="SparkTC/stocator" calcext:value-type="string">
            <text:p>SparkTC/stocator</text:p>
          </table:table-cell>
        </table:table-row>
        <table:table-row table:style-name="ro1">
          <table:table-cell office:value-type="float" office:value="32539671" calcext:value-type="float">
            <text:p>32539671</text:p>
          </table:table-cell>
          <table:table-cell office:value-type="string" calcext:value-type="string">
            <text:p>https://api.github.com/repos/Transkribus/TranskribusCore</text:p>
          </table:table-cell>
          <table:table-cell table:formula="of:=REPLACE([.B4585]; 1; 29; &quot;&quot;)" office:value-type="string" office:string-value="Transkribus/TranskribusCore" calcext:value-type="string">
            <text:p>Transkribus/TranskribusCore</text:p>
          </table:table-cell>
        </table:table-row>
        <table:table-row table:style-name="ro1">
          <table:table-cell office:value-type="float" office:value="32542998" calcext:value-type="float">
            <text:p>32542998</text:p>
          </table:table-cell>
          <table:table-cell office:value-type="string" calcext:value-type="string">
            <text:p>https://api.github.com/repos/Transkribus/TranskribusSwtGui</text:p>
          </table:table-cell>
          <table:table-cell table:formula="of:=REPLACE([.B4586]; 1; 29; &quot;&quot;)" office:value-type="string" office:string-value="Transkribus/TranskribusSwtGui" calcext:value-type="string">
            <text:p>Transkribus/TranskribusSwtGui</text:p>
          </table:table-cell>
        </table:table-row>
        <table:table-row table:style-name="ro1">
          <table:table-cell office:value-type="float" office:value="32549395" calcext:value-type="float">
            <text:p>32549395</text:p>
          </table:table-cell>
          <table:table-cell office:value-type="string" calcext:value-type="string">
            <text:p>https://api.github.com/repos/domjos1994/MyArchive</text:p>
          </table:table-cell>
          <table:table-cell table:formula="of:=REPLACE([.B4587]; 1; 29; &quot;&quot;)" office:value-type="string" office:string-value="domjos1994/MyArchive" calcext:value-type="string">
            <text:p>domjos1994/MyArchive</text:p>
          </table:table-cell>
        </table:table-row>
        <table:table-row table:style-name="ro1">
          <table:table-cell office:value-type="float" office:value="32551404" calcext:value-type="float">
            <text:p>32551404</text:p>
          </table:table-cell>
          <table:table-cell office:value-type="string" calcext:value-type="string">
            <text:p>https://api.github.com/repos/aol/cyclops-react</text:p>
          </table:table-cell>
          <table:table-cell table:formula="of:=REPLACE([.B4588]; 1; 29; &quot;&quot;)" office:value-type="string" office:string-value="aol/cyclops-react" calcext:value-type="string">
            <text:p>aol/cyclops-react</text:p>
          </table:table-cell>
        </table:table-row>
        <table:table-row table:style-name="ro1">
          <table:table-cell office:value-type="float" office:value="32567918" calcext:value-type="float">
            <text:p>32567918</text:p>
          </table:table-cell>
          <table:table-cell office:value-type="string" calcext:value-type="string">
            <text:p>https://api.github.com/repos/Alluxio/alluxio</text:p>
          </table:table-cell>
          <table:table-cell table:formula="of:=REPLACE([.B4589]; 1; 29; &quot;&quot;)" office:value-type="string" office:string-value="Alluxio/alluxio" calcext:value-type="string">
            <text:p>Alluxio/alluxio</text:p>
          </table:table-cell>
        </table:table-row>
        <table:table-row table:style-name="ro1">
          <table:table-cell office:value-type="float" office:value="32581390" calcext:value-type="float">
            <text:p>32581390</text:p>
          </table:table-cell>
          <table:table-cell office:value-type="string" calcext:value-type="string">
            <text:p>https://api.github.com/repos/fabric8io/docker-maven-plugin</text:p>
          </table:table-cell>
          <table:table-cell table:formula="of:=REPLACE([.B4590]; 1; 29; &quot;&quot;)" office:value-type="string" office:string-value="fabric8io/docker-maven-plugin" calcext:value-type="string">
            <text:p>fabric8io/docker-maven-plugin</text:p>
          </table:table-cell>
        </table:table-row>
        <table:table-row table:style-name="ro1">
          <table:table-cell office:value-type="float" office:value="32581622" calcext:value-type="float">
            <text:p>32581622</text:p>
          </table:table-cell>
          <table:table-cell office:value-type="string" calcext:value-type="string">
            <text:p>https://api.github.com/repos/nowellpoint/nowellpoint-integration-platform-parent</text:p>
          </table:table-cell>
          <table:table-cell table:formula="of:=REPLACE([.B4591]; 1; 29; &quot;&quot;)" office:value-type="string" office:string-value="nowellpoint/nowellpoint-integration-platform-parent" calcext:value-type="string">
            <text:p>nowellpoint/nowellpoint-integration-platform-parent</text:p>
          </table:table-cell>
        </table:table-row>
        <table:table-row table:style-name="ro1">
          <table:table-cell office:value-type="float" office:value="32589637" calcext:value-type="float">
            <text:p>32589637</text:p>
          </table:table-cell>
          <table:table-cell office:value-type="string" calcext:value-type="string">
            <text:p>https://api.github.com/repos/chocoteam/choco-solver</text:p>
          </table:table-cell>
          <table:table-cell table:formula="of:=REPLACE([.B4592]; 1; 29; &quot;&quot;)" office:value-type="string" office:string-value="chocoteam/choco-solver" calcext:value-type="string">
            <text:p>chocoteam/choco-solver</text:p>
          </table:table-cell>
        </table:table-row>
        <table:table-row table:style-name="ro1">
          <table:table-cell office:value-type="float" office:value="32723884" calcext:value-type="float">
            <text:p>32723884</text:p>
          </table:table-cell>
          <table:table-cell office:value-type="string" calcext:value-type="string">
            <text:p>https://api.github.com/repos/minorg/dressdiscover</text:p>
          </table:table-cell>
          <table:table-cell table:formula="of:=REPLACE([.B4593]; 1; 29; &quot;&quot;)" office:value-type="string" office:string-value="minorg/dressdiscover" calcext:value-type="string">
            <text:p>minorg/dressdiscover</text:p>
          </table:table-cell>
        </table:table-row>
        <table:table-row table:style-name="ro1">
          <table:table-cell office:value-type="float" office:value="32745156" calcext:value-type="float">
            <text:p>32745156</text:p>
          </table:table-cell>
          <table:table-cell office:value-type="string" calcext:value-type="string">
            <text:p>https://api.github.com/repos/dannil/scb-java-client</text:p>
          </table:table-cell>
          <table:table-cell table:formula="of:=REPLACE([.B4594]; 1; 29; &quot;&quot;)" office:value-type="string" office:string-value="dannil/scb-java-client" calcext:value-type="string">
            <text:p>dannil/scb-java-client</text:p>
          </table:table-cell>
        </table:table-row>
        <table:table-row table:style-name="ro1">
          <table:table-cell office:value-type="float" office:value="32762514" calcext:value-type="float">
            <text:p>32762514</text:p>
          </table:table-cell>
          <table:table-cell office:value-type="string" calcext:value-type="string">
            <text:p>https://api.github.com/repos/sudhansusingh22/JavaTestCodes</text:p>
          </table:table-cell>
          <table:table-cell table:formula="of:=REPLACE([.B4595]; 1; 29; &quot;&quot;)" office:value-type="string" office:string-value="sudhansusingh22/JavaTestCodes" calcext:value-type="string">
            <text:p>sudhansusingh22/JavaTestCodes</text:p>
          </table:table-cell>
        </table:table-row>
        <table:table-row table:style-name="ro1">
          <table:table-cell office:value-type="float" office:value="32882747" calcext:value-type="float">
            <text:p>32882747</text:p>
          </table:table-cell>
          <table:table-cell office:value-type="string" calcext:value-type="string">
            <text:p>https://api.github.com/repos/haschi/dominium</text:p>
          </table:table-cell>
          <table:table-cell table:formula="of:=REPLACE([.B4596]; 1; 29; &quot;&quot;)" office:value-type="string" office:string-value="haschi/dominium" calcext:value-type="string">
            <text:p>haschi/dominium</text:p>
          </table:table-cell>
        </table:table-row>
        <table:table-row table:style-name="ro1">
          <table:table-cell office:value-type="float" office:value="32900606" calcext:value-type="float">
            <text:p>32900606</text:p>
          </table:table-cell>
          <table:table-cell office:value-type="string" calcext:value-type="string">
            <text:p>https://api.github.com/repos/formkiq/formkiq-server</text:p>
          </table:table-cell>
          <table:table-cell table:formula="of:=REPLACE([.B4597]; 1; 29; &quot;&quot;)" office:value-type="string" office:string-value="formkiq/formkiq-server" calcext:value-type="string">
            <text:p>formkiq/formkiq-server</text:p>
          </table:table-cell>
        </table:table-row>
        <table:table-row table:style-name="ro1">
          <table:table-cell office:value-type="float" office:value="32920681" calcext:value-type="float">
            <text:p>32920681</text:p>
          </table:table-cell>
          <table:table-cell office:value-type="string" calcext:value-type="string">
            <text:p>https://api.github.com/repos/ISISComputingGroup/ibex_gui</text:p>
          </table:table-cell>
          <table:table-cell table:formula="of:=REPLACE([.B4598]; 1; 29; &quot;&quot;)" office:value-type="string" office:string-value="ISISComputingGroup/ibex_gui" calcext:value-type="string">
            <text:p>ISISComputingGroup/ibex_gui</text:p>
          </table:table-cell>
        </table:table-row>
        <table:table-row table:style-name="ro1">
          <table:table-cell office:value-type="float" office:value="32937137" calcext:value-type="float">
            <text:p>32937137</text:p>
          </table:table-cell>
          <table:table-cell office:value-type="string" calcext:value-type="string">
            <text:p>https://api.github.com/repos/maddick/peci</text:p>
          </table:table-cell>
          <table:table-cell table:formula="of:=REPLACE([.B4599]; 1; 29; &quot;&quot;)" office:value-type="string" office:string-value="maddick/peci" calcext:value-type="string">
            <text:p>maddick/peci</text:p>
          </table:table-cell>
        </table:table-row>
        <table:table-row table:style-name="ro1">
          <table:table-cell office:value-type="float" office:value="32977128" calcext:value-type="float">
            <text:p>32977128</text:p>
          </table:table-cell>
          <table:table-cell office:value-type="string" calcext:value-type="string">
            <text:p>https://api.github.com/repos/reTHINK-project/dev-registry-domain</text:p>
          </table:table-cell>
          <table:table-cell table:formula="of:=REPLACE([.B4600]; 1; 29; &quot;&quot;)" office:value-type="string" office:string-value="reTHINK-project/dev-registry-domain" calcext:value-type="string">
            <text:p>reTHINK-project/dev-registry-domain</text:p>
          </table:table-cell>
        </table:table-row>
        <table:table-row table:style-name="ro1">
          <table:table-cell office:value-type="float" office:value="32998332" calcext:value-type="float">
            <text:p>32998332</text:p>
          </table:table-cell>
          <table:table-cell office:value-type="string" calcext:value-type="string">
            <text:p>https://api.github.com/repos/fulcrumgenomics/fgbio</text:p>
          </table:table-cell>
          <table:table-cell table:formula="of:=REPLACE([.B4601]; 1; 29; &quot;&quot;)" office:value-type="string" office:string-value="fulcrumgenomics/fgbio" calcext:value-type="string">
            <text:p>fulcrumgenomics/fgbio</text:p>
          </table:table-cell>
        </table:table-row>
        <table:table-row table:style-name="ro1">
          <table:table-cell office:value-type="float" office:value="33029881" calcext:value-type="float">
            <text:p>33029881</text:p>
          </table:table-cell>
          <table:table-cell office:value-type="string" calcext:value-type="string">
            <text:p>https://api.github.com/repos/linkedin/WhereHows</text:p>
          </table:table-cell>
          <table:table-cell table:formula="of:=REPLACE([.B4602]; 1; 29; &quot;&quot;)" office:value-type="string" office:string-value="linkedin/WhereHows" calcext:value-type="string">
            <text:p>linkedin/WhereHows</text:p>
          </table:table-cell>
        </table:table-row>
        <table:table-row table:style-name="ro1">
          <table:table-cell office:value-type="float" office:value="33115458" calcext:value-type="float">
            <text:p>33115458</text:p>
          </table:table-cell>
          <table:table-cell office:value-type="string" calcext:value-type="string">
            <text:p>https://api.github.com/repos/NucleusPowered/Nucleus</text:p>
          </table:table-cell>
          <table:table-cell table:formula="of:=REPLACE([.B4603]; 1; 29; &quot;&quot;)" office:value-type="string" office:string-value="NucleusPowered/Nucleus" calcext:value-type="string">
            <text:p>NucleusPowered/Nucleus</text:p>
          </table:table-cell>
        </table:table-row>
        <table:table-row table:style-name="ro1">
          <table:table-cell office:value-type="float" office:value="33135808" calcext:value-type="float">
            <text:p>33135808</text:p>
          </table:table-cell>
          <table:table-cell office:value-type="string" calcext:value-type="string">
            <text:p>https://api.github.com/repos/subutai-io/base</text:p>
          </table:table-cell>
          <table:table-cell table:formula="of:=REPLACE([.B4604]; 1; 29; &quot;&quot;)" office:value-type="string" office:string-value="subutai-io/base" calcext:value-type="string">
            <text:p>subutai-io/base</text:p>
          </table:table-cell>
        </table:table-row>
        <table:table-row table:style-name="ro1">
          <table:table-cell office:value-type="float" office:value="33184341" calcext:value-type="float">
            <text:p>33184341</text:p>
          </table:table-cell>
          <table:table-cell office:value-type="string" calcext:value-type="string">
            <text:p>https://api.github.com/repos/Graylog2/graylog-plugin-pipeline-processor</text:p>
          </table:table-cell>
          <table:table-cell table:formula="of:=REPLACE([.B4605]; 1; 29; &quot;&quot;)" office:value-type="string" office:string-value="Graylog2/graylog-plugin-pipeline-processor" calcext:value-type="string">
            <text:p>Graylog2/graylog-plugin-pipeline-processor</text:p>
          </table:table-cell>
        </table:table-row>
        <table:table-row table:style-name="ro1">
          <table:table-cell office:value-type="float" office:value="33196701" calcext:value-type="float">
            <text:p>33196701</text:p>
          </table:table-cell>
          <table:table-cell office:value-type="string" calcext:value-type="string">
            <text:p>https://api.github.com/repos/RestComm/Restcomm-Connect</text:p>
          </table:table-cell>
          <table:table-cell table:formula="of:=REPLACE([.B4606]; 1; 29; &quot;&quot;)" office:value-type="string" office:string-value="RestComm/Restcomm-Connect" calcext:value-type="string">
            <text:p>RestComm/Restcomm-Connect</text:p>
          </table:table-cell>
        </table:table-row>
        <table:table-row table:style-name="ro1">
          <table:table-cell office:value-type="float" office:value="33222114" calcext:value-type="float">
            <text:p>33222114</text:p>
          </table:table-cell>
          <table:table-cell office:value-type="string" calcext:value-type="string">
            <text:p>https://api.github.com/repos/lloydtorres/stately</text:p>
          </table:table-cell>
          <table:table-cell table:formula="of:=REPLACE([.B4607]; 1; 29; &quot;&quot;)" office:value-type="string" office:string-value="lloydtorres/stately" calcext:value-type="string">
            <text:p>lloydtorres/stately</text:p>
          </table:table-cell>
        </table:table-row>
        <table:table-row table:style-name="ro1">
          <table:table-cell office:value-type="float" office:value="33238632" calcext:value-type="float">
            <text:p>33238632</text:p>
          </table:table-cell>
          <table:table-cell office:value-type="string" calcext:value-type="string">
            <text:p>https://api.github.com/repos/difi/move-integrasjonspunkt</text:p>
          </table:table-cell>
          <table:table-cell table:formula="of:=REPLACE([.B4608]; 1; 29; &quot;&quot;)" office:value-type="string" office:string-value="difi/move-integrasjonspunkt" calcext:value-type="string">
            <text:p>difi/move-integrasjonspunkt</text:p>
          </table:table-cell>
        </table:table-row>
        <table:table-row table:style-name="ro1">
          <table:table-cell office:value-type="float" office:value="33244201" calcext:value-type="float">
            <text:p>33244201</text:p>
          </table:table-cell>
          <table:table-cell office:value-type="string" calcext:value-type="string">
            <text:p>https://api.github.com/repos/Microsoft/team-explorer-everywhere</text:p>
          </table:table-cell>
          <table:table-cell table:formula="of:=REPLACE([.B4609]; 1; 29; &quot;&quot;)" office:value-type="string" office:string-value="Microsoft/team-explorer-everywhere" calcext:value-type="string">
            <text:p>Microsoft/team-explorer-everywhere</text:p>
          </table:table-cell>
        </table:table-row>
        <table:table-row table:style-name="ro1">
          <table:table-cell office:value-type="float" office:value="33359069" calcext:value-type="float">
            <text:p>33359069</text:p>
          </table:table-cell>
          <table:table-cell office:value-type="string" calcext:value-type="string">
            <text:p>https://api.github.com/repos/CruGlobal/android-gto-support</text:p>
          </table:table-cell>
          <table:table-cell table:formula="of:=REPLACE([.B4610]; 1; 29; &quot;&quot;)" office:value-type="string" office:string-value="CruGlobal/android-gto-support" calcext:value-type="string">
            <text:p>CruGlobal/android-gto-support</text:p>
          </table:table-cell>
        </table:table-row>
        <table:table-row table:style-name="ro1">
          <table:table-cell office:value-type="float" office:value="33393590" calcext:value-type="float">
            <text:p>33393590</text:p>
          </table:table-cell>
          <table:table-cell office:value-type="string" calcext:value-type="string">
            <text:p>https://api.github.com/repos/usethesource/rascal</text:p>
          </table:table-cell>
          <table:table-cell table:formula="of:=REPLACE([.B4611]; 1; 29; &quot;&quot;)" office:value-type="string" office:string-value="usethesource/rascal" calcext:value-type="string">
            <text:p>usethesource/rascal</text:p>
          </table:table-cell>
        </table:table-row>
        <table:table-row table:style-name="ro1">
          <table:table-cell office:value-type="float" office:value="33393957" calcext:value-type="float">
            <text:p>33393957</text:p>
          </table:table-cell>
          <table:table-cell office:value-type="string" calcext:value-type="string">
            <text:p>https://api.github.com/repos/bitcoin-wallet/bitcoin-wallet</text:p>
          </table:table-cell>
          <table:table-cell table:formula="of:=REPLACE([.B4612]; 1; 29; &quot;&quot;)" office:value-type="string" office:string-value="bitcoin-wallet/bitcoin-wallet" calcext:value-type="string">
            <text:p>bitcoin-wallet/bitcoin-wallet</text:p>
          </table:table-cell>
        </table:table-row>
        <table:table-row table:style-name="ro1">
          <table:table-cell office:value-type="float" office:value="33414193" calcext:value-type="float">
            <text:p>33414193</text:p>
          </table:table-cell>
          <table:table-cell office:value-type="string" calcext:value-type="string">
            <text:p>https://api.github.com/repos/terraframe/geoprism</text:p>
          </table:table-cell>
          <table:table-cell table:formula="of:=REPLACE([.B4613]; 1; 29; &quot;&quot;)" office:value-type="string" office:string-value="terraframe/geoprism" calcext:value-type="string">
            <text:p>terraframe/geoprism</text:p>
          </table:table-cell>
        </table:table-row>
        <table:table-row table:style-name="ro1">
          <table:table-cell office:value-type="float" office:value="33417001" calcext:value-type="float">
            <text:p>33417001</text:p>
          </table:table-cell>
          <table:table-cell office:value-type="string" calcext:value-type="string">
            <text:p>https://api.github.com/repos/ctripcorp/apollo</text:p>
          </table:table-cell>
          <table:table-cell table:formula="of:=REPLACE([.B4614]; 1; 29; &quot;&quot;)" office:value-type="string" office:string-value="ctripcorp/apollo" calcext:value-type="string">
            <text:p>ctripcorp/apollo</text:p>
          </table:table-cell>
        </table:table-row>
        <table:table-row table:style-name="ro1">
          <table:table-cell office:value-type="float" office:value="33467904" calcext:value-type="float">
            <text:p>33467904</text:p>
          </table:table-cell>
          <table:table-cell office:value-type="string" calcext:value-type="string">
            <text:p>https://api.github.com/repos/NumberFour/n4js</text:p>
          </table:table-cell>
          <table:table-cell table:formula="of:=REPLACE([.B4615]; 1; 29; &quot;&quot;)" office:value-type="string" office:string-value="NumberFour/n4js" calcext:value-type="string">
            <text:p>NumberFour/n4js</text:p>
          </table:table-cell>
        </table:table-row>
        <table:table-row table:style-name="ro1">
          <table:table-cell office:value-type="float" office:value="33584352" calcext:value-type="float">
            <text:p>33584352</text:p>
          </table:table-cell>
          <table:table-cell office:value-type="string" calcext:value-type="string">
            <text:p>https://api.github.com/repos/roughike/BottomBar</text:p>
          </table:table-cell>
          <table:table-cell table:formula="of:=REPLACE([.B4616]; 1; 29; &quot;&quot;)" office:value-type="string" office:string-value="roughike/BottomBar" calcext:value-type="string">
            <text:p>roughike/BottomBar</text:p>
          </table:table-cell>
        </table:table-row>
        <table:table-row table:style-name="ro1">
          <table:table-cell office:value-type="float" office:value="33649807" calcext:value-type="float">
            <text:p>33649807</text:p>
          </table:table-cell>
          <table:table-cell office:value-type="string" calcext:value-type="string">
            <text:p>https://api.github.com/repos/METS-Programme/openmrs-module-aijar</text:p>
          </table:table-cell>
          <table:table-cell table:formula="of:=REPLACE([.B4617]; 1; 29; &quot;&quot;)" office:value-type="string" office:string-value="METS-Programme/openmrs-module-aijar" calcext:value-type="string">
            <text:p>METS-Programme/openmrs-module-aijar</text:p>
          </table:table-cell>
        </table:table-row>
        <table:table-row table:style-name="ro1">
          <table:table-cell office:value-type="float" office:value="33657314" calcext:value-type="float">
            <text:p>33657314</text:p>
          </table:table-cell>
          <table:table-cell office:value-type="string" calcext:value-type="string">
            <text:p>https://api.github.com/repos/crispab/codekvast</text:p>
          </table:table-cell>
          <table:table-cell table:formula="of:=REPLACE([.B4618]; 1; 29; &quot;&quot;)" office:value-type="string" office:string-value="crispab/codekvast" calcext:value-type="string">
            <text:p>crispab/codekvast</text:p>
          </table:table-cell>
        </table:table-row>
        <table:table-row table:style-name="ro1">
          <table:table-cell office:value-type="float" office:value="33685085" calcext:value-type="float">
            <text:p>33685085</text:p>
          </table:table-cell>
          <table:table-cell office:value-type="string" calcext:value-type="string">
            <text:p>https://api.github.com/repos/prestodb/presto</text:p>
          </table:table-cell>
          <table:table-cell table:formula="of:=REPLACE([.B4619]; 1; 29; &quot;&quot;)" office:value-type="string" office:string-value="prestodb/presto" calcext:value-type="string">
            <text:p>prestodb/presto</text:p>
          </table:table-cell>
        </table:table-row>
        <table:table-row table:style-name="ro1">
          <table:table-cell office:value-type="float" office:value="33735184" calcext:value-type="float">
            <text:p>33735184</text:p>
          </table:table-cell>
          <table:table-cell office:value-type="string" calcext:value-type="string">
            <text:p>https://api.github.com/repos/carlphilipp/chicago-commutes</text:p>
          </table:table-cell>
          <table:table-cell table:formula="of:=REPLACE([.B4620]; 1; 29; &quot;&quot;)" office:value-type="string" office:string-value="carlphilipp/chicago-commutes" calcext:value-type="string">
            <text:p>carlphilipp/chicago-commutes</text:p>
          </table:table-cell>
        </table:table-row>
        <table:table-row table:style-name="ro1">
          <table:table-cell office:value-type="float" office:value="33886258" calcext:value-type="float">
            <text:p>33886258</text:p>
          </table:table-cell>
          <table:table-cell office:value-type="string" calcext:value-type="string">
            <text:p>https://api.github.com/repos/raoulvdberge/refinedstorage</text:p>
          </table:table-cell>
          <table:table-cell table:formula="of:=REPLACE([.B4621]; 1; 29; &quot;&quot;)" office:value-type="string" office:string-value="raoulvdberge/refinedstorage" calcext:value-type="string">
            <text:p>raoulvdberge/refinedstorage</text:p>
          </table:table-cell>
        </table:table-row>
        <table:table-row table:style-name="ro1">
          <table:table-cell office:value-type="float" office:value="33928140" calcext:value-type="float">
            <text:p>33928140</text:p>
          </table:table-cell>
          <table:table-cell office:value-type="string" calcext:value-type="string">
            <text:p>https://api.github.com/repos/sw360/sw360portal</text:p>
          </table:table-cell>
          <table:table-cell table:formula="of:=REPLACE([.B4622]; 1; 29; &quot;&quot;)" office:value-type="string" office:string-value="sw360/sw360portal" calcext:value-type="string">
            <text:p>sw360/sw360portal</text:p>
          </table:table-cell>
        </table:table-row>
        <table:table-row table:style-name="ro1">
          <table:table-cell office:value-type="float" office:value="33953531" calcext:value-type="float">
            <text:p>33953531</text:p>
          </table:table-cell>
          <table:table-cell office:value-type="string" calcext:value-type="string">
            <text:p>https://api.github.com/repos/predix/acs</text:p>
          </table:table-cell>
          <table:table-cell table:formula="of:=REPLACE([.B4623]; 1; 29; &quot;&quot;)" office:value-type="string" office:string-value="predix/acs" calcext:value-type="string">
            <text:p>predix/acs</text:p>
          </table:table-cell>
        </table:table-row>
        <table:table-row table:style-name="ro1">
          <table:table-cell office:value-type="float" office:value="34120129" calcext:value-type="float">
            <text:p>34120129</text:p>
          </table:table-cell>
          <table:table-cell office:value-type="string" calcext:value-type="string">
            <text:p>https://api.github.com/repos/codenvy/codenvy</text:p>
          </table:table-cell>
          <table:table-cell table:formula="of:=REPLACE([.B4624]; 1; 29; &quot;&quot;)" office:value-type="string" office:string-value="codenvy/codenvy" calcext:value-type="string">
            <text:p>codenvy/codenvy</text:p>
          </table:table-cell>
        </table:table-row>
        <table:table-row table:style-name="ro1">
          <table:table-cell office:value-type="float" office:value="34133109" calcext:value-type="float">
            <text:p>34133109</text:p>
          </table:table-cell>
          <table:table-cell office:value-type="string" calcext:value-type="string">
            <text:p>https://api.github.com/repos/mnlipp/jgrapes</text:p>
          </table:table-cell>
          <table:table-cell table:formula="of:=REPLACE([.B4625]; 1; 29; &quot;&quot;)" office:value-type="string" office:string-value="mnlipp/jgrapes" calcext:value-type="string">
            <text:p>mnlipp/jgrapes</text:p>
          </table:table-cell>
        </table:table-row>
        <table:table-row table:style-name="ro1">
          <table:table-cell office:value-type="float" office:value="34145971" calcext:value-type="float">
            <text:p>34145971</text:p>
          </table:table-cell>
          <table:table-cell office:value-type="string" calcext:value-type="string">
            <text:p>https://api.github.com/repos/TextDB/textdb</text:p>
          </table:table-cell>
          <table:table-cell table:formula="of:=REPLACE([.B4626]; 1; 29; &quot;&quot;)" office:value-type="string" office:string-value="TextDB/textdb" calcext:value-type="string">
            <text:p>TextDB/textdb</text:p>
          </table:table-cell>
        </table:table-row>
        <table:table-row table:style-name="ro1">
          <table:table-cell office:value-type="float" office:value="34263553" calcext:value-type="float">
            <text:p>34263553</text:p>
          </table:table-cell>
          <table:table-cell office:value-type="string" calcext:value-type="string">
            <text:p>https://api.github.com/repos/FNNDSC/ami</text:p>
          </table:table-cell>
          <table:table-cell table:formula="of:=REPLACE([.B4627]; 1; 29; &quot;&quot;)" office:value-type="string" office:string-value="FNNDSC/ami" calcext:value-type="string">
            <text:p>FNNDSC/ami</text:p>
          </table:table-cell>
        </table:table-row>
        <table:table-row table:style-name="ro1">
          <table:table-cell office:value-type="float" office:value="34292776" calcext:value-type="float">
            <text:p>34292776</text:p>
          </table:table-cell>
          <table:table-cell office:value-type="string" calcext:value-type="string">
            <text:p>https://api.github.com/repos/rakam-io/rakam</text:p>
          </table:table-cell>
          <table:table-cell table:formula="of:=REPLACE([.B4628]; 1; 29; &quot;&quot;)" office:value-type="string" office:string-value="rakam-io/rakam" calcext:value-type="string">
            <text:p>rakam-io/rakam</text:p>
          </table:table-cell>
        </table:table-row>
        <table:table-row table:style-name="ro1">
          <table:table-cell office:value-type="float" office:value="34311756" calcext:value-type="float">
            <text:p>34311756</text:p>
          </table:table-cell>
          <table:table-cell office:value-type="string" calcext:value-type="string">
            <text:p>https://api.github.com/repos/CypherOS/packages_apps_Settings</text:p>
          </table:table-cell>
          <table:table-cell table:formula="of:=REPLACE([.B4629]; 1; 29; &quot;&quot;)" office:value-type="string" office:string-value="CypherOS/packages_apps_Settings" calcext:value-type="string">
            <text:p>CypherOS/packages_apps_Settings</text:p>
          </table:table-cell>
        </table:table-row>
        <table:table-row table:style-name="ro1">
          <table:table-cell office:value-type="float" office:value="34331154" calcext:value-type="float">
            <text:p>34331154</text:p>
          </table:table-cell>
          <table:table-cell office:value-type="string" calcext:value-type="string">
            <text:p>https://api.github.com/repos/epam/JDI</text:p>
          </table:table-cell>
          <table:table-cell table:formula="of:=REPLACE([.B4630]; 1; 29; &quot;&quot;)" office:value-type="string" office:string-value="epam/JDI" calcext:value-type="string">
            <text:p>epam/JDI</text:p>
          </table:table-cell>
        </table:table-row>
        <table:table-row table:style-name="ro1">
          <table:table-cell office:value-type="float" office:value="34455479" calcext:value-type="float">
            <text:p>34455479</text:p>
          </table:table-cell>
          <table:table-cell office:value-type="string" calcext:value-type="string">
            <text:p>https://api.github.com/repos/touist/touist</text:p>
          </table:table-cell>
          <table:table-cell table:formula="of:=REPLACE([.B4631]; 1; 29; &quot;&quot;)" office:value-type="string" office:string-value="touist/touist" calcext:value-type="string">
            <text:p>touist/touist</text:p>
          </table:table-cell>
        </table:table-row>
        <table:table-row table:style-name="ro1">
          <table:table-cell office:value-type="float" office:value="34516893" calcext:value-type="float">
            <text:p>34516893</text:p>
          </table:table-cell>
          <table:table-cell office:value-type="string" calcext:value-type="string">
            <text:p>https://api.github.com/repos/weizhiping/ebook</text:p>
          </table:table-cell>
          <table:table-cell table:formula="of:=REPLACE([.B4632]; 1; 29; &quot;&quot;)" office:value-type="string" office:string-value="weizhiping/ebook" calcext:value-type="string">
            <text:p>weizhiping/ebook</text:p>
          </table:table-cell>
        </table:table-row>
        <table:table-row table:style-name="ro1">
          <table:table-cell office:value-type="float" office:value="34577372" calcext:value-type="float">
            <text:p>34577372</text:p>
          </table:table-cell>
          <table:table-cell office:value-type="string" calcext:value-type="string">
            <text:p>https://api.github.com/repos/itesla/ipst</text:p>
          </table:table-cell>
          <table:table-cell table:formula="of:=REPLACE([.B4633]; 1; 29; &quot;&quot;)" office:value-type="string" office:string-value="itesla/ipst" calcext:value-type="string">
            <text:p>itesla/ipst</text:p>
          </table:table-cell>
        </table:table-row>
        <table:table-row table:style-name="ro1">
          <table:table-cell office:value-type="float" office:value="34584582" calcext:value-type="float">
            <text:p>34584582</text:p>
          </table:table-cell>
          <table:table-cell office:value-type="string" calcext:value-type="string">
            <text:p>https://api.github.com/repos/AlchemistSimulator/Alchemist</text:p>
          </table:table-cell>
          <table:table-cell table:formula="of:=REPLACE([.B4634]; 1; 29; &quot;&quot;)" office:value-type="string" office:string-value="AlchemistSimulator/Alchemist" calcext:value-type="string">
            <text:p>AlchemistSimulator/Alchemist</text:p>
          </table:table-cell>
        </table:table-row>
        <table:table-row table:style-name="ro1">
          <table:table-cell office:value-type="float" office:value="34598753" calcext:value-type="float">
            <text:p>34598753</text:p>
          </table:table-cell>
          <table:table-cell office:value-type="string" calcext:value-type="string">
            <text:p>https://api.github.com/repos/openremote/openremote</text:p>
          </table:table-cell>
          <table:table-cell table:formula="of:=REPLACE([.B4635]; 1; 29; &quot;&quot;)" office:value-type="string" office:string-value="openremote/openremote" calcext:value-type="string">
            <text:p>openremote/openremote</text:p>
          </table:table-cell>
        </table:table-row>
        <table:table-row table:style-name="ro1">
          <table:table-cell office:value-type="float" office:value="34620164" calcext:value-type="float">
            <text:p>34620164</text:p>
          </table:table-cell>
          <table:table-cell office:value-type="string" calcext:value-type="string">
            <text:p>https://api.github.com/repos/nhs-t10/Fractal</text:p>
          </table:table-cell>
          <table:table-cell table:formula="of:=REPLACE([.B4636]; 1; 29; &quot;&quot;)" office:value-type="string" office:string-value="nhs-t10/Fractal" calcext:value-type="string">
            <text:p>nhs-t10/Fractal</text:p>
          </table:table-cell>
        </table:table-row>
        <table:table-row table:style-name="ro1">
          <table:table-cell office:value-type="float" office:value="34620762" calcext:value-type="float">
            <text:p>34620762</text:p>
          </table:table-cell>
          <table:table-cell office:value-type="string" calcext:value-type="string">
            <text:p>https://api.github.com/repos/Neamar/teamward-client</text:p>
          </table:table-cell>
          <table:table-cell table:formula="of:=REPLACE([.B4637]; 1; 29; &quot;&quot;)" office:value-type="string" office:string-value="Neamar/teamward-client" calcext:value-type="string">
            <text:p>Neamar/teamward-client</text:p>
          </table:table-cell>
        </table:table-row>
        <table:table-row table:style-name="ro1">
          <table:table-cell office:value-type="float" office:value="34630317" calcext:value-type="float">
            <text:p>34630317</text:p>
          </table:table-cell>
          <table:table-cell office:value-type="string" calcext:value-type="string">
            <text:p>https://api.github.com/repos/blackducksoftware/hub-common</text:p>
          </table:table-cell>
          <table:table-cell table:formula="of:=REPLACE([.B4638]; 1; 29; &quot;&quot;)" office:value-type="string" office:string-value="blackducksoftware/hub-common" calcext:value-type="string">
            <text:p>blackducksoftware/hub-common</text:p>
          </table:table-cell>
        </table:table-row>
        <table:table-row table:style-name="ro1">
          <table:table-cell office:value-type="float" office:value="34643946" calcext:value-type="float">
            <text:p>34643946</text:p>
          </table:table-cell>
          <table:table-cell office:value-type="string" calcext:value-type="string">
            <text:p>https://api.github.com/repos/MontclairRobotics/Sprocket</text:p>
          </table:table-cell>
          <table:table-cell table:formula="of:=REPLACE([.B4639]; 1; 29; &quot;&quot;)" office:value-type="string" office:string-value="MontclairRobotics/Sprocket" calcext:value-type="string">
            <text:p>MontclairRobotics/Sprocket</text:p>
          </table:table-cell>
        </table:table-row>
        <table:table-row table:style-name="ro1">
          <table:table-cell office:value-type="float" office:value="34665209" calcext:value-type="float">
            <text:p>34665209</text:p>
          </table:table-cell>
          <table:table-cell office:value-type="string" calcext:value-type="string">
            <text:p>https://api.github.com/repos/sunshinezxf/Selling</text:p>
          </table:table-cell>
          <table:table-cell table:formula="of:=REPLACE([.B4640]; 1; 29; &quot;&quot;)" office:value-type="string" office:string-value="sunshinezxf/Selling" calcext:value-type="string">
            <text:p>sunshinezxf/Selling</text:p>
          </table:table-cell>
        </table:table-row>
        <table:table-row table:style-name="ro1">
          <table:table-cell office:value-type="float" office:value="34717639" calcext:value-type="float">
            <text:p>34717639</text:p>
          </table:table-cell>
          <table:table-cell office:value-type="string" calcext:value-type="string">
            <text:p>https://api.github.com/repos/markgray/ApiDemos</text:p>
          </table:table-cell>
          <table:table-cell table:formula="of:=REPLACE([.B4641]; 1; 29; &quot;&quot;)" office:value-type="string" office:string-value="markgray/ApiDemos" calcext:value-type="string">
            <text:p>markgray/ApiDemos</text:p>
          </table:table-cell>
        </table:table-row>
        <table:table-row table:style-name="ro1">
          <table:table-cell office:value-type="float" office:value="34754970" calcext:value-type="float">
            <text:p>34754970</text:p>
          </table:table-cell>
          <table:table-cell office:value-type="string" calcext:value-type="string">
            <text:p>https://api.github.com/repos/CymChad/BaseRecyclerViewAdapterHelper</text:p>
          </table:table-cell>
          <table:table-cell table:formula="of:=REPLACE([.B4642]; 1; 29; &quot;&quot;)" office:value-type="string" office:string-value="CymChad/BaseRecyclerViewAdapterHelper" calcext:value-type="string">
            <text:p>CymChad/BaseRecyclerViewAdapterHelper</text:p>
          </table:table-cell>
        </table:table-row>
        <table:table-row table:style-name="ro1">
          <table:table-cell office:value-type="float" office:value="34765880" calcext:value-type="float">
            <text:p>34765880</text:p>
          </table:table-cell>
          <table:table-cell office:value-type="string" calcext:value-type="string">
            <text:p>https://api.github.com/repos/HalogenOS/android_packages_apps_Settings</text:p>
          </table:table-cell>
          <table:table-cell table:formula="of:=REPLACE([.B4643]; 1; 29; &quot;&quot;)" office:value-type="string" office:string-value="HalogenOS/android_packages_apps_Settings" calcext:value-type="string">
            <text:p>HalogenOS/android_packages_apps_Settings</text:p>
          </table:table-cell>
        </table:table-row>
        <table:table-row table:style-name="ro1">
          <table:table-cell office:value-type="float" office:value="34770719" calcext:value-type="float">
            <text:p>34770719</text:p>
          </table:table-cell>
          <table:table-cell office:value-type="string" calcext:value-type="string">
            <text:p>https://api.github.com/repos/DrAcHe981/NeoPowerMenu</text:p>
          </table:table-cell>
          <table:table-cell table:formula="of:=REPLACE([.B4644]; 1; 29; &quot;&quot;)" office:value-type="string" office:string-value="DrAcHe981/NeoPowerMenu" calcext:value-type="string">
            <text:p>DrAcHe981/NeoPowerMenu</text:p>
          </table:table-cell>
        </table:table-row>
        <table:table-row table:style-name="ro1">
          <table:table-cell office:value-type="float" office:value="34835674" calcext:value-type="float">
            <text:p>34835674</text:p>
          </table:table-cell>
          <table:table-cell office:value-type="string" calcext:value-type="string">
            <text:p>https://api.github.com/repos/processtech/runawfe-server</text:p>
          </table:table-cell>
          <table:table-cell table:formula="of:=REPLACE([.B4645]; 1; 29; &quot;&quot;)" office:value-type="string" office:string-value="processtech/runawfe-server" calcext:value-type="string">
            <text:p>processtech/runawfe-server</text:p>
          </table:table-cell>
        </table:table-row>
        <table:table-row table:style-name="ro1">
          <table:table-cell office:value-type="float" office:value="34857281" calcext:value-type="float">
            <text:p>34857281</text:p>
          </table:table-cell>
          <table:table-cell office:value-type="string" calcext:value-type="string">
            <text:p>https://api.github.com/repos/opendaylight/netvirt</text:p>
          </table:table-cell>
          <table:table-cell table:formula="of:=REPLACE([.B4646]; 1; 29; &quot;&quot;)" office:value-type="string" office:string-value="opendaylight/netvirt" calcext:value-type="string">
            <text:p>opendaylight/netvirt</text:p>
          </table:table-cell>
        </table:table-row>
        <table:table-row table:style-name="ro1">
          <table:table-cell office:value-type="float" office:value="34858929" calcext:value-type="float">
            <text:p>34858929</text:p>
          </table:table-cell>
          <table:table-cell office:value-type="string" calcext:value-type="string">
            <text:p>https://api.github.com/repos/opendaylight/genius</text:p>
          </table:table-cell>
          <table:table-cell table:formula="of:=REPLACE([.B4647]; 1; 29; &quot;&quot;)" office:value-type="string" office:string-value="opendaylight/genius" calcext:value-type="string">
            <text:p>opendaylight/genius</text:p>
          </table:table-cell>
        </table:table-row>
        <table:table-row table:style-name="ro1">
          <table:table-cell office:value-type="float" office:value="34859199" calcext:value-type="float">
            <text:p>34859199</text:p>
          </table:table-cell>
          <table:table-cell office:value-type="string" calcext:value-type="string">
            <text:p>https://api.github.com/repos/viatra/org.eclipse.viatra</text:p>
          </table:table-cell>
          <table:table-cell table:formula="of:=REPLACE([.B4648]; 1; 29; &quot;&quot;)" office:value-type="string" office:string-value="viatra/org.eclipse.viatra" calcext:value-type="string">
            <text:p>viatra/org.eclipse.viatra</text:p>
          </table:table-cell>
        </table:table-row>
        <table:table-row table:style-name="ro1">
          <table:table-cell office:value-type="float" office:value="34869078" calcext:value-type="float">
            <text:p>34869078</text:p>
          </table:table-cell>
          <table:table-cell office:value-type="string" calcext:value-type="string">
            <text:p>https://api.github.com/repos/arusselkm/HRApp</text:p>
          </table:table-cell>
          <table:table-cell table:formula="of:=REPLACE([.B4649]; 1; 29; &quot;&quot;)" office:value-type="string" office:string-value="arusselkm/HRApp" calcext:value-type="string">
            <text:p>arusselkm/HRApp</text:p>
          </table:table-cell>
        </table:table-row>
        <table:table-row table:style-name="ro1">
          <table:table-cell office:value-type="float" office:value="34880843" calcext:value-type="float">
            <text:p>34880843</text:p>
          </table:table-cell>
          <table:table-cell office:value-type="string" calcext:value-type="string">
            <text:p>https://api.github.com/repos/GovernIB/helium</text:p>
          </table:table-cell>
          <table:table-cell table:formula="of:=REPLACE([.B4650]; 1; 29; &quot;&quot;)" office:value-type="string" office:string-value="GovernIB/helium" calcext:value-type="string">
            <text:p>GovernIB/helium</text:p>
          </table:table-cell>
        </table:table-row>
        <table:table-row table:style-name="ro1">
          <table:table-cell office:value-type="float" office:value="34912735" calcext:value-type="float">
            <text:p>34912735</text:p>
          </table:table-cell>
          <table:table-cell office:value-type="string" calcext:value-type="string">
            <text:p>https://api.github.com/repos/HCALRunControl/levelOneHCALFM</text:p>
          </table:table-cell>
          <table:table-cell table:formula="of:=REPLACE([.B4651]; 1; 29; &quot;&quot;)" office:value-type="string" office:string-value="HCALRunControl/levelOneHCALFM" calcext:value-type="string">
            <text:p>HCALRunControl/levelOneHCALFM</text:p>
          </table:table-cell>
        </table:table-row>
        <table:table-row table:style-name="ro1">
          <table:table-cell office:value-type="float" office:value="34941646" calcext:value-type="float">
            <text:p>34941646</text:p>
          </table:table-cell>
          <table:table-cell office:value-type="string" calcext:value-type="string">
            <text:p>https://api.github.com/repos/MichaelKazarian/WordRunner</text:p>
          </table:table-cell>
          <table:table-cell table:formula="of:=REPLACE([.B4652]; 1; 29; &quot;&quot;)" office:value-type="string" office:string-value="MichaelKazarian/WordRunner" calcext:value-type="string">
            <text:p>MichaelKazarian/WordRunner</text:p>
          </table:table-cell>
        </table:table-row>
        <table:table-row table:style-name="ro1">
          <table:table-cell office:value-type="float" office:value="34942042" calcext:value-type="float">
            <text:p>34942042</text:p>
          </table:table-cell>
          <table:table-cell office:value-type="string" calcext:value-type="string">
            <text:p>https://api.github.com/repos/davidmoten/state-machine</text:p>
          </table:table-cell>
          <table:table-cell table:formula="of:=REPLACE([.B4653]; 1; 29; &quot;&quot;)" office:value-type="string" office:string-value="davidmoten/state-machine" calcext:value-type="string">
            <text:p>davidmoten/state-machine</text:p>
          </table:table-cell>
        </table:table-row>
        <table:table-row table:style-name="ro1">
          <table:table-cell office:value-type="float" office:value="34952729" calcext:value-type="float">
            <text:p>34952729</text:p>
          </table:table-cell>
          <table:table-cell office:value-type="string" calcext:value-type="string">
            <text:p>https://api.github.com/repos/SimpleMobileTools/Simple-Camera</text:p>
          </table:table-cell>
          <table:table-cell table:formula="of:=REPLACE([.B4654]; 1; 29; &quot;&quot;)" office:value-type="string" office:string-value="SimpleMobileTools/Simple-Camera" calcext:value-type="string">
            <text:p>SimpleMobileTools/Simple-Camera</text:p>
          </table:table-cell>
        </table:table-row>
        <table:table-row table:style-name="ro1">
          <table:table-cell office:value-type="float" office:value="35033181" calcext:value-type="float">
            <text:p>35033181</text:p>
          </table:table-cell>
          <table:table-cell office:value-type="string" calcext:value-type="string">
            <text:p>https://api.github.com/repos/F1rst-Unicorn/stocks</text:p>
          </table:table-cell>
          <table:table-cell table:formula="of:=REPLACE([.B4655]; 1; 29; &quot;&quot;)" office:value-type="string" office:string-value="F1rst-Unicorn/stocks" calcext:value-type="string">
            <text:p>F1rst-Unicorn/stocks</text:p>
          </table:table-cell>
        </table:table-row>
        <table:table-row table:style-name="ro1">
          <table:table-cell office:value-type="float" office:value="35081865" calcext:value-type="float">
            <text:p>35081865</text:p>
          </table:table-cell>
          <table:table-cell office:value-type="string" calcext:value-type="string">
            <text:p>https://api.github.com/repos/exponentus/nb</text:p>
          </table:table-cell>
          <table:table-cell table:formula="of:=REPLACE([.B4656]; 1; 29; &quot;&quot;)" office:value-type="string" office:string-value="exponentus/nb" calcext:value-type="string">
            <text:p>exponentus/nb</text:p>
          </table:table-cell>
        </table:table-row>
        <table:table-row table:style-name="ro1">
          <table:table-cell office:value-type="float" office:value="35109266" calcext:value-type="float">
            <text:p>35109266</text:p>
          </table:table-cell>
          <table:table-cell office:value-type="string" calcext:value-type="string">
            <text:p>https://api.github.com/repos/neo4j-contrib/neo4j-apoc-procedures</text:p>
          </table:table-cell>
          <table:table-cell table:formula="of:=REPLACE([.B4657]; 1; 29; &quot;&quot;)" office:value-type="string" office:string-value="neo4j-contrib/neo4j-apoc-procedures" calcext:value-type="string">
            <text:p>neo4j-contrib/neo4j-apoc-procedures</text:p>
          </table:table-cell>
        </table:table-row>
        <table:table-row table:style-name="ro1">
          <table:table-cell office:value-type="float" office:value="35121207" calcext:value-type="float">
            <text:p>35121207</text:p>
          </table:table-cell>
          <table:table-cell office:value-type="string" calcext:value-type="string">
            <text:p>https://api.github.com/repos/AI-OPT/slp-product</text:p>
          </table:table-cell>
          <table:table-cell table:formula="of:=REPLACE([.B4658]; 1; 29; &quot;&quot;)" office:value-type="string" office:string-value="AI-OPT/slp-product" calcext:value-type="string">
            <text:p>AI-OPT/slp-product</text:p>
          </table:table-cell>
        </table:table-row>
        <table:table-row table:style-name="ro1">
          <table:table-cell office:value-type="float" office:value="35322539" calcext:value-type="float">
            <text:p>35322539</text:p>
          </table:table-cell>
          <table:table-cell office:value-type="string" calcext:value-type="string">
            <text:p>https://api.github.com/repos/mapbox/mapbox-java</text:p>
          </table:table-cell>
          <table:table-cell table:formula="of:=REPLACE([.B4659]; 1; 29; &quot;&quot;)" office:value-type="string" office:string-value="mapbox/mapbox-java" calcext:value-type="string">
            <text:p>mapbox/mapbox-java</text:p>
          </table:table-cell>
        </table:table-row>
        <table:table-row table:style-name="ro1">
          <table:table-cell office:value-type="float" office:value="35363417" calcext:value-type="float">
            <text:p>35363417</text:p>
          </table:table-cell>
          <table:table-cell office:value-type="string" calcext:value-type="string">
            <text:p>https://api.github.com/repos/openthos/oto_frameworks_base</text:p>
          </table:table-cell>
          <table:table-cell table:formula="of:=REPLACE([.B4660]; 1; 29; &quot;&quot;)" office:value-type="string" office:string-value="openthos/oto_frameworks_base" calcext:value-type="string">
            <text:p>openthos/oto_frameworks_base</text:p>
          </table:table-cell>
        </table:table-row>
        <table:table-row table:style-name="ro1">
          <table:table-cell office:value-type="float" office:value="35366325" calcext:value-type="float">
            <text:p>35366325</text:p>
          </table:table-cell>
          <table:table-cell office:value-type="string" calcext:value-type="string">
            <text:p>https://api.github.com/repos/omegat-org/omegat</text:p>
          </table:table-cell>
          <table:table-cell table:formula="of:=REPLACE([.B4661]; 1; 29; &quot;&quot;)" office:value-type="string" office:string-value="omegat-org/omegat" calcext:value-type="string">
            <text:p>omegat-org/omegat</text:p>
          </table:table-cell>
        </table:table-row>
        <table:table-row table:style-name="ro1">
          <table:table-cell office:value-type="float" office:value="35420257" calcext:value-type="float">
            <text:p>35420257</text:p>
          </table:table-cell>
          <table:table-cell office:value-type="string" calcext:value-type="string">
            <text:p>https://api.github.com/repos/streamsupport/streamsupport</text:p>
          </table:table-cell>
          <table:table-cell table:formula="of:=REPLACE([.B4662]; 1; 29; &quot;&quot;)" office:value-type="string" office:string-value="streamsupport/streamsupport" calcext:value-type="string">
            <text:p>streamsupport/streamsupport</text:p>
          </table:table-cell>
        </table:table-row>
        <table:table-row table:style-name="ro1">
          <table:table-cell office:value-type="float" office:value="35453474" calcext:value-type="float">
            <text:p>35453474</text:p>
          </table:table-cell>
          <table:table-cell office:value-type="string" calcext:value-type="string">
            <text:p>https://api.github.com/repos/bluestreak01/questdb</text:p>
          </table:table-cell>
          <table:table-cell table:formula="of:=REPLACE([.B4663]; 1; 29; &quot;&quot;)" office:value-type="string" office:string-value="bluestreak01/questdb" calcext:value-type="string">
            <text:p>bluestreak01/questdb</text:p>
          </table:table-cell>
        </table:table-row>
        <table:table-row table:style-name="ro1">
          <table:table-cell office:value-type="float" office:value="35476560" calcext:value-type="float">
            <text:p>35476560</text:p>
          </table:table-cell>
          <table:table-cell office:value-type="string" calcext:value-type="string">
            <text:p>https://api.github.com/repos/googleapis/toolkit</text:p>
          </table:table-cell>
          <table:table-cell table:formula="of:=REPLACE([.B4664]; 1; 29; &quot;&quot;)" office:value-type="string" office:string-value="googleapis/toolkit" calcext:value-type="string">
            <text:p>googleapis/toolkit</text:p>
          </table:table-cell>
        </table:table-row>
        <table:table-row table:style-name="ro1">
          <table:table-cell office:value-type="float" office:value="35488627" calcext:value-type="float">
            <text:p>35488627</text:p>
          </table:table-cell>
          <table:table-cell office:value-type="string" calcext:value-type="string">
            <text:p>https://api.github.com/repos/thiki-org/thiki-kanban-backend</text:p>
          </table:table-cell>
          <table:table-cell table:formula="of:=REPLACE([.B4665]; 1; 29; &quot;&quot;)" office:value-type="string" office:string-value="thiki-org/thiki-kanban-backend" calcext:value-type="string">
            <text:p>thiki-org/thiki-kanban-backend</text:p>
          </table:table-cell>
        </table:table-row>
        <table:table-row table:style-name="ro1">
          <table:table-cell office:value-type="float" office:value="35533776" calcext:value-type="float">
            <text:p>35533776</text:p>
          </table:table-cell>
          <table:table-cell office:value-type="string" calcext:value-type="string">
            <text:p>https://api.github.com/repos/wso2/carbon-identity-framework</text:p>
          </table:table-cell>
          <table:table-cell table:formula="of:=REPLACE([.B4666]; 1; 29; &quot;&quot;)" office:value-type="string" office:string-value="wso2/carbon-identity-framework" calcext:value-type="string">
            <text:p>wso2/carbon-identity-framework</text:p>
          </table:table-cell>
        </table:table-row>
        <table:table-row table:style-name="ro1">
          <table:table-cell office:value-type="float" office:value="35557182" calcext:value-type="float">
            <text:p>35557182</text:p>
          </table:table-cell>
          <table:table-cell office:value-type="string" calcext:value-type="string">
            <text:p>https://api.github.com/repos/SilenceIM/Silence</text:p>
          </table:table-cell>
          <table:table-cell table:formula="of:=REPLACE([.B4667]; 1; 29; &quot;&quot;)" office:value-type="string" office:string-value="SilenceIM/Silence" calcext:value-type="string">
            <text:p>SilenceIM/Silence</text:p>
          </table:table-cell>
        </table:table-row>
        <table:table-row table:style-name="ro1">
          <table:table-cell office:value-type="float" office:value="35654124" calcext:value-type="float">
            <text:p>35654124</text:p>
          </table:table-cell>
          <table:table-cell office:value-type="string" calcext:value-type="string">
            <text:p>https://api.github.com/repos/Alfresco/rest-api-explorer</text:p>
          </table:table-cell>
          <table:table-cell table:formula="of:=REPLACE([.B4668]; 1; 29; &quot;&quot;)" office:value-type="string" office:string-value="Alfresco/rest-api-explorer" calcext:value-type="string">
            <text:p>Alfresco/rest-api-explorer</text:p>
          </table:table-cell>
        </table:table-row>
        <table:table-row table:style-name="ro1">
          <table:table-cell office:value-type="float" office:value="35740240" calcext:value-type="float">
            <text:p>35740240</text:p>
          </table:table-cell>
          <table:table-cell office:value-type="string" calcext:value-type="string">
            <text:p>https://api.github.com/repos/denkbares/d3web-KnowWE</text:p>
          </table:table-cell>
          <table:table-cell table:formula="of:=REPLACE([.B4669]; 1; 29; &quot;&quot;)" office:value-type="string" office:string-value="denkbares/d3web-KnowWE" calcext:value-type="string">
            <text:p>denkbares/d3web-KnowWE</text:p>
          </table:table-cell>
        </table:table-row>
        <table:table-row table:style-name="ro1">
          <table:table-cell office:value-type="float" office:value="35769879" calcext:value-type="float">
            <text:p>35769879</text:p>
          </table:table-cell>
          <table:table-cell office:value-type="string" calcext:value-type="string">
            <text:p>https://api.github.com/repos/lightstep/lightstep-tracer-java</text:p>
          </table:table-cell>
          <table:table-cell table:formula="of:=REPLACE([.B4670]; 1; 29; &quot;&quot;)" office:value-type="string" office:string-value="lightstep/lightstep-tracer-java" calcext:value-type="string">
            <text:p>lightstep/lightstep-tracer-java</text:p>
          </table:table-cell>
        </table:table-row>
        <table:table-row table:style-name="ro1">
          <table:table-cell office:value-type="float" office:value="35797107" calcext:value-type="float">
            <text:p>35797107</text:p>
          </table:table-cell>
          <table:table-cell office:value-type="string" calcext:value-type="string">
            <text:p>https://api.github.com/repos/52North/series-rest-api</text:p>
          </table:table-cell>
          <table:table-cell table:formula="of:=REPLACE([.B4671]; 1; 29; &quot;&quot;)" office:value-type="string" office:string-value="52North/series-rest-api" calcext:value-type="string">
            <text:p>52North/series-rest-api</text:p>
          </table:table-cell>
        </table:table-row>
        <table:table-row table:style-name="ro1">
          <table:table-cell office:value-type="float" office:value="35873253" calcext:value-type="float">
            <text:p>35873253</text:p>
          </table:table-cell>
          <table:table-cell office:value-type="string" calcext:value-type="string">
            <text:p>https://api.github.com/repos/metasfresh/metasfresh-webui</text:p>
          </table:table-cell>
          <table:table-cell table:formula="of:=REPLACE([.B4672]; 1; 29; &quot;&quot;)" office:value-type="string" office:string-value="metasfresh/metasfresh-webui" calcext:value-type="string">
            <text:p>metasfresh/metasfresh-webui</text:p>
          </table:table-cell>
        </table:table-row>
        <table:table-row table:style-name="ro1">
          <table:table-cell office:value-type="float" office:value="35886555" calcext:value-type="float">
            <text:p>35886555</text:p>
          </table:table-cell>
          <table:table-cell office:value-type="string" calcext:value-type="string">
            <text:p>https://api.github.com/repos/IllinoisCogComp/illinois-cogcomp-nlp</text:p>
          </table:table-cell>
          <table:table-cell table:formula="of:=REPLACE([.B4673]; 1; 29; &quot;&quot;)" office:value-type="string" office:string-value="IllinoisCogComp/illinois-cogcomp-nlp" calcext:value-type="string">
            <text:p>IllinoisCogComp/illinois-cogcomp-nlp</text:p>
          </table:table-cell>
        </table:table-row>
        <table:table-row table:style-name="ro1">
          <table:table-cell office:value-type="float" office:value="35972620" calcext:value-type="float">
            <text:p>35972620</text:p>
          </table:table-cell>
          <table:table-cell office:value-type="string" calcext:value-type="string">
            <text:p>https://api.github.com/repos/jorgegil96/All-NBA</text:p>
          </table:table-cell>
          <table:table-cell table:formula="of:=REPLACE([.B4674]; 1; 29; &quot;&quot;)" office:value-type="string" office:string-value="jorgegil96/All-NBA" calcext:value-type="string">
            <text:p>jorgegil96/All-NBA</text:p>
          </table:table-cell>
        </table:table-row>
        <table:table-row table:style-name="ro1">
          <table:table-cell office:value-type="float" office:value="36191082" calcext:value-type="float">
            <text:p>36191082</text:p>
          </table:table-cell>
          <table:table-cell office:value-type="string" calcext:value-type="string">
            <text:p>https://api.github.com/repos/UltraPoulet2/WifeyGame</text:p>
          </table:table-cell>
          <table:table-cell table:formula="of:=REPLACE([.B4675]; 1; 29; &quot;&quot;)" office:value-type="string" office:string-value="UltraPoulet2/WifeyGame" calcext:value-type="string">
            <text:p>UltraPoulet2/WifeyGame</text:p>
          </table:table-cell>
        </table:table-row>
        <table:table-row table:style-name="ro1">
          <table:table-cell office:value-type="float" office:value="36277065" calcext:value-type="float">
            <text:p>36277065</text:p>
          </table:table-cell>
          <table:table-cell office:value-type="string" calcext:value-type="string">
            <text:p>https://api.github.com/repos/GeoscienceAustralia/geodesy-web-services</text:p>
          </table:table-cell>
          <table:table-cell table:formula="of:=REPLACE([.B4676]; 1; 29; &quot;&quot;)" office:value-type="string" office:string-value="GeoscienceAustralia/geodesy-web-services" calcext:value-type="string">
            <text:p>GeoscienceAustralia/geodesy-web-services</text:p>
          </table:table-cell>
        </table:table-row>
        <table:table-row table:style-name="ro1">
          <table:table-cell office:value-type="float" office:value="36317322" calcext:value-type="float">
            <text:p>36317322</text:p>
          </table:table-cell>
          <table:table-cell office:value-type="string" calcext:value-type="string">
            <text:p>https://api.github.com/repos/linkedin/ambry</text:p>
          </table:table-cell>
          <table:table-cell table:formula="of:=REPLACE([.B4677]; 1; 29; &quot;&quot;)" office:value-type="string" office:string-value="linkedin/ambry" calcext:value-type="string">
            <text:p>linkedin/ambry</text:p>
          </table:table-cell>
        </table:table-row>
        <table:table-row table:style-name="ro1">
          <table:table-cell office:value-type="float" office:value="36322407" calcext:value-type="float">
            <text:p>36322407</text:p>
          </table:table-cell>
          <table:table-cell office:value-type="string" calcext:value-type="string">
            <text:p>https://api.github.com/repos/vgkholla/ambry</text:p>
          </table:table-cell>
          <table:table-cell table:formula="of:=REPLACE([.B4678]; 1; 29; &quot;&quot;)" office:value-type="string" office:string-value="vgkholla/ambry" calcext:value-type="string">
            <text:p>vgkholla/ambry</text:p>
          </table:table-cell>
        </table:table-row>
        <table:table-row table:style-name="ro1">
          <table:table-cell office:value-type="float" office:value="36386432" calcext:value-type="float">
            <text:p>36386432</text:p>
          </table:table-cell>
          <table:table-cell office:value-type="string" calcext:value-type="string">
            <text:p>https://api.github.com/repos/stocksoftware/dev-template</text:p>
          </table:table-cell>
          <table:table-cell table:formula="of:=REPLACE([.B4679]; 1; 29; &quot;&quot;)" office:value-type="string" office:string-value="stocksoftware/dev-template" calcext:value-type="string">
            <text:p>stocksoftware/dev-template</text:p>
          </table:table-cell>
        </table:table-row>
        <table:table-row table:style-name="ro1">
          <table:table-cell office:value-type="float" office:value="36387434" calcext:value-type="float">
            <text:p>36387434</text:p>
          </table:table-cell>
          <table:table-cell office:value-type="string" calcext:value-type="string">
            <text:p>https://api.github.com/repos/Stanford-Mobisocial-IoT-Lab/thingengine-platform-android</text:p>
          </table:table-cell>
          <table:table-cell table:formula="of:=REPLACE([.B4680]; 1; 29; &quot;&quot;)" office:value-type="string" office:string-value="Stanford-Mobisocial-IoT-Lab/thingengine-platform-android" calcext:value-type="string">
            <text:p>Stanford-Mobisocial-IoT-Lab/thingengine-platform-android</text:p>
          </table:table-cell>
        </table:table-row>
        <table:table-row table:style-name="ro1">
          <table:table-cell office:value-type="float" office:value="36389598" calcext:value-type="float">
            <text:p>36389598</text:p>
          </table:table-cell>
          <table:table-cell office:value-type="string" calcext:value-type="string">
            <text:p>https://api.github.com/repos/stocksoftware/iris-syncrecord</text:p>
          </table:table-cell>
          <table:table-cell table:formula="of:=REPLACE([.B4681]; 1; 29; &quot;&quot;)" office:value-type="string" office:string-value="stocksoftware/iris-syncrecord" calcext:value-type="string">
            <text:p>stocksoftware/iris-syncrecord</text:p>
          </table:table-cell>
        </table:table-row>
        <table:table-row table:style-name="ro1">
          <table:table-cell office:value-type="float" office:value="36425677" calcext:value-type="float">
            <text:p>36425677</text:p>
          </table:table-cell>
          <table:table-cell office:value-type="string" calcext:value-type="string">
            <text:p>https://api.github.com/repos/meganz/android</text:p>
          </table:table-cell>
          <table:table-cell table:formula="of:=REPLACE([.B4682]; 1; 29; &quot;&quot;)" office:value-type="string" office:string-value="meganz/android" calcext:value-type="string">
            <text:p>meganz/android</text:p>
          </table:table-cell>
        </table:table-row>
        <table:table-row table:style-name="ro1">
          <table:table-cell office:value-type="float" office:value="36440177" calcext:value-type="float">
            <text:p>36440177</text:p>
          </table:table-cell>
          <table:table-cell office:value-type="string" calcext:value-type="string">
            <text:p>https://api.github.com/repos/fitpay/fitpay-android-sdk</text:p>
          </table:table-cell>
          <table:table-cell table:formula="of:=REPLACE([.B4683]; 1; 29; &quot;&quot;)" office:value-type="string" office:string-value="fitpay/fitpay-android-sdk" calcext:value-type="string">
            <text:p>fitpay/fitpay-android-sdk</text:p>
          </table:table-cell>
        </table:table-row>
        <table:table-row table:style-name="ro1">
          <table:table-cell office:value-type="float" office:value="36450777" calcext:value-type="float">
            <text:p>36450777</text:p>
          </table:table-cell>
          <table:table-cell office:value-type="string" calcext:value-type="string">
            <text:p>https://api.github.com/repos/graphql-java/graphql-java</text:p>
          </table:table-cell>
          <table:table-cell table:formula="of:=REPLACE([.B4684]; 1; 29; &quot;&quot;)" office:value-type="string" office:string-value="graphql-java/graphql-java" calcext:value-type="string">
            <text:p>graphql-java/graphql-java</text:p>
          </table:table-cell>
        </table:table-row>
        <table:table-row table:style-name="ro1">
          <table:table-cell office:value-type="float" office:value="36495039" calcext:value-type="float">
            <text:p>36495039</text:p>
          </table:table-cell>
          <table:table-cell office:value-type="string" calcext:value-type="string">
            <text:p>https://api.github.com/repos/google/flexbox-layout</text:p>
          </table:table-cell>
          <table:table-cell table:formula="of:=REPLACE([.B4685]; 1; 29; &quot;&quot;)" office:value-type="string" office:string-value="google/flexbox-layout" calcext:value-type="string">
            <text:p>google/flexbox-layout</text:p>
          </table:table-cell>
        </table:table-row>
        <table:table-row table:style-name="ro1">
          <table:table-cell office:value-type="float" office:value="36527018" calcext:value-type="float">
            <text:p>36527018</text:p>
          </table:table-cell>
          <table:table-cell office:value-type="string" calcext:value-type="string">
            <text:p>https://api.github.com/repos/georocket/georocket</text:p>
          </table:table-cell>
          <table:table-cell table:formula="of:=REPLACE([.B4686]; 1; 29; &quot;&quot;)" office:value-type="string" office:string-value="georocket/georocket" calcext:value-type="string">
            <text:p>georocket/georocket</text:p>
          </table:table-cell>
        </table:table-row>
        <table:table-row table:style-name="ro1">
          <table:table-cell office:value-type="float" office:value="36535636" calcext:value-type="float">
            <text:p>36535636</text:p>
          </table:table-cell>
          <table:table-cell office:value-type="string" calcext:value-type="string">
            <text:p>https://api.github.com/repos/PrinceOfAmber/Cyclic</text:p>
          </table:table-cell>
          <table:table-cell table:formula="of:=REPLACE([.B4687]; 1; 29; &quot;&quot;)" office:value-type="string" office:string-value="PrinceOfAmber/Cyclic" calcext:value-type="string">
            <text:p>PrinceOfAmber/Cyclic</text:p>
          </table:table-cell>
        </table:table-row>
        <table:table-row table:style-name="ro1">
          <table:table-cell office:value-type="float" office:value="36544019" calcext:value-type="float">
            <text:p>36544019</text:p>
          </table:table-cell>
          <table:table-cell office:value-type="string" calcext:value-type="string">
            <text:p>https://api.github.com/repos/apereo/cas</text:p>
          </table:table-cell>
          <table:table-cell table:formula="of:=REPLACE([.B4688]; 1; 29; &quot;&quot;)" office:value-type="string" office:string-value="apereo/cas" calcext:value-type="string">
            <text:p>apereo/cas</text:p>
          </table:table-cell>
        </table:table-row>
        <table:table-row table:style-name="ro1">
          <table:table-cell office:value-type="float" office:value="36594122" calcext:value-type="float">
            <text:p>36594122</text:p>
          </table:table-cell>
          <table:table-cell office:value-type="string" calcext:value-type="string">
            <text:p>https://api.github.com/repos/Siterwell/CloudHandler</text:p>
          </table:table-cell>
          <table:table-cell table:formula="of:=REPLACE([.B4689]; 1; 29; &quot;&quot;)" office:value-type="string" office:string-value="Siterwell/CloudHandler" calcext:value-type="string">
            <text:p>Siterwell/CloudHandler</text:p>
          </table:table-cell>
        </table:table-row>
        <table:table-row table:style-name="ro1">
          <table:table-cell office:value-type="float" office:value="36621736" calcext:value-type="float">
            <text:p>36621736</text:p>
          </table:table-cell>
          <table:table-cell office:value-type="string" calcext:value-type="string">
            <text:p>https://api.github.com/repos/90301/Crescent-CRM-V</text:p>
          </table:table-cell>
          <table:table-cell table:formula="of:=REPLACE([.B4690]; 1; 29; &quot;&quot;)" office:value-type="string" office:string-value="90301/Crescent-CRM-V" calcext:value-type="string">
            <text:p>90301/Crescent-CRM-V</text:p>
          </table:table-cell>
        </table:table-row>
        <table:table-row table:style-name="ro1">
          <table:table-cell office:value-type="float" office:value="36736223" calcext:value-type="float">
            <text:p>36736223</text:p>
          </table:table-cell>
          <table:table-cell office:value-type="string" calcext:value-type="string">
            <text:p>https://api.github.com/repos/JonathanxD/CodeAPI</text:p>
          </table:table-cell>
          <table:table-cell table:formula="of:=REPLACE([.B4691]; 1; 29; &quot;&quot;)" office:value-type="string" office:string-value="JonathanxD/CodeAPI" calcext:value-type="string">
            <text:p>JonathanxD/CodeAPI</text:p>
          </table:table-cell>
        </table:table-row>
        <table:table-row table:style-name="ro1">
          <table:table-cell office:value-type="float" office:value="36868573" calcext:value-type="float">
            <text:p>36868573</text:p>
          </table:table-cell>
          <table:table-cell office:value-type="string" calcext:value-type="string">
            <text:p>https://api.github.com/repos/BradYan/skillsDocuments</text:p>
          </table:table-cell>
          <table:table-cell table:formula="of:=REPLACE([.B4692]; 1; 29; &quot;&quot;)" office:value-type="string" office:string-value="BradYan/skillsDocuments" calcext:value-type="string">
            <text:p>BradYan/skillsDocuments</text:p>
          </table:table-cell>
        </table:table-row>
        <table:table-row table:style-name="ro1">
          <table:table-cell office:value-type="float" office:value="37102765" calcext:value-type="float">
            <text:p>37102765</text:p>
          </table:table-cell>
          <table:table-cell office:value-type="string" calcext:value-type="string">
            <text:p>https://api.github.com/repos/CrazyJK/flayon-crazy</text:p>
          </table:table-cell>
          <table:table-cell table:formula="of:=REPLACE([.B4693]; 1; 29; &quot;&quot;)" office:value-type="string" office:string-value="CrazyJK/flayon-crazy" calcext:value-type="string">
            <text:p>CrazyJK/flayon-crazy</text:p>
          </table:table-cell>
        </table:table-row>
        <table:table-row table:style-name="ro1">
          <table:table-cell office:value-type="float" office:value="37120946" calcext:value-type="float">
            <text:p>37120946</text:p>
          </table:table-cell>
          <table:table-cell office:value-type="string" calcext:value-type="string">
            <text:p>https://api.github.com/repos/popkit/pelpa</text:p>
          </table:table-cell>
          <table:table-cell table:formula="of:=REPLACE([.B4694]; 1; 29; &quot;&quot;)" office:value-type="string" office:string-value="popkit/pelpa" calcext:value-type="string">
            <text:p>popkit/pelpa</text:p>
          </table:table-cell>
        </table:table-row>
        <table:table-row table:style-name="ro1">
          <table:table-cell office:value-type="float" office:value="37121328" calcext:value-type="float">
            <text:p>37121328</text:p>
          </table:table-cell>
          <table:table-cell office:value-type="string" calcext:value-type="string">
            <text:p>https://api.github.com/repos/osipov/java.util</text:p>
          </table:table-cell>
          <table:table-cell table:formula="of:=REPLACE([.B4695]; 1; 29; &quot;&quot;)" office:value-type="string" office:string-value="osipov/java.util" calcext:value-type="string">
            <text:p>osipov/java.util</text:p>
          </table:table-cell>
        </table:table-row>
        <table:table-row table:style-name="ro1">
          <table:table-cell office:value-type="float" office:value="37197513" calcext:value-type="float">
            <text:p>37197513</text:p>
          </table:table-cell>
          <table:table-cell office:value-type="string" calcext:value-type="string">
            <text:p>https://api.github.com/repos/google/blockly-android</text:p>
          </table:table-cell>
          <table:table-cell table:formula="of:=REPLACE([.B4696]; 1; 29; &quot;&quot;)" office:value-type="string" office:string-value="google/blockly-android" calcext:value-type="string">
            <text:p>google/blockly-android</text:p>
          </table:table-cell>
        </table:table-row>
        <table:table-row table:style-name="ro1">
          <table:table-cell office:value-type="float" office:value="37238006" calcext:value-type="float">
            <text:p>37238006</text:p>
          </table:table-cell>
          <table:table-cell office:value-type="string" calcext:value-type="string">
            <text:p>https://api.github.com/repos/zcfjjzcfjj/mina_mina_example_sshd</text:p>
          </table:table-cell>
          <table:table-cell table:formula="of:=REPLACE([.B4697]; 1; 29; &quot;&quot;)" office:value-type="string" office:string-value="zcfjjzcfjj/mina_mina_example_sshd" calcext:value-type="string">
            <text:p>zcfjjzcfjj/mina_mina_example_sshd</text:p>
          </table:table-cell>
        </table:table-row>
        <table:table-row table:style-name="ro1">
          <table:table-cell office:value-type="float" office:value="37260608" calcext:value-type="float">
            <text:p>37260608</text:p>
          </table:table-cell>
          <table:table-cell office:value-type="string" calcext:value-type="string">
            <text:p>https://api.github.com/repos/devgateway/oc-explorer</text:p>
          </table:table-cell>
          <table:table-cell table:formula="of:=REPLACE([.B4698]; 1; 29; &quot;&quot;)" office:value-type="string" office:string-value="devgateway/oc-explorer" calcext:value-type="string">
            <text:p>devgateway/oc-explorer</text:p>
          </table:table-cell>
        </table:table-row>
        <table:table-row table:style-name="ro1">
          <table:table-cell office:value-type="float" office:value="37288712" calcext:value-type="float">
            <text:p>37288712</text:p>
          </table:table-cell>
          <table:table-cell office:value-type="string" calcext:value-type="string">
            <text:p>https://api.github.com/repos/LightJason/AgentSpeak</text:p>
          </table:table-cell>
          <table:table-cell table:formula="of:=REPLACE([.B4699]; 1; 29; &quot;&quot;)" office:value-type="string" office:string-value="LightJason/AgentSpeak" calcext:value-type="string">
            <text:p>LightJason/AgentSpeak</text:p>
          </table:table-cell>
        </table:table-row>
        <table:table-row table:style-name="ro1">
          <table:table-cell office:value-type="float" office:value="37292894" calcext:value-type="float">
            <text:p>37292894</text:p>
          </table:table-cell>
          <table:table-cell office:value-type="string" calcext:value-type="string">
            <text:p>https://api.github.com/repos/commercetools/commercetools-jvm-sdk</text:p>
          </table:table-cell>
          <table:table-cell table:formula="of:=REPLACE([.B4700]; 1; 29; &quot;&quot;)" office:value-type="string" office:string-value="commercetools/commercetools-jvm-sdk" calcext:value-type="string">
            <text:p>commercetools/commercetools-jvm-sdk</text:p>
          </table:table-cell>
        </table:table-row>
        <table:table-row table:style-name="ro1">
          <table:table-cell office:value-type="float" office:value="37295370" calcext:value-type="float">
            <text:p>37295370</text:p>
          </table:table-cell>
          <table:table-cell office:value-type="string" calcext:value-type="string">
            <text:p>https://api.github.com/repos/commercetools/commercetools-sunrise-java</text:p>
          </table:table-cell>
          <table:table-cell table:formula="of:=REPLACE([.B4701]; 1; 29; &quot;&quot;)" office:value-type="string" office:string-value="commercetools/commercetools-sunrise-java" calcext:value-type="string">
            <text:p>commercetools/commercetools-sunrise-java</text:p>
          </table:table-cell>
        </table:table-row>
        <table:table-row table:style-name="ro1">
          <table:table-cell office:value-type="float" office:value="37295992" calcext:value-type="float">
            <text:p>37295992</text:p>
          </table:table-cell>
          <table:table-cell office:value-type="string" calcext:value-type="string">
            <text:p>https://api.github.com/repos/codingchili/chili-core</text:p>
          </table:table-cell>
          <table:table-cell table:formula="of:=REPLACE([.B4702]; 1; 29; &quot;&quot;)" office:value-type="string" office:string-value="codingchili/chili-core" calcext:value-type="string">
            <text:p>codingchili/chili-core</text:p>
          </table:table-cell>
        </table:table-row>
        <table:table-row table:style-name="ro1">
          <table:table-cell office:value-type="float" office:value="37308808" calcext:value-type="float">
            <text:p>37308808</text:p>
          </table:table-cell>
          <table:table-cell office:value-type="string" calcext:value-type="string">
            <text:p>https://api.github.com/repos/byu-oit-appdev/android-byu-suite-v2</text:p>
          </table:table-cell>
          <table:table-cell table:formula="of:=REPLACE([.B4703]; 1; 29; &quot;&quot;)" office:value-type="string" office:string-value="byu-oit-appdev/android-byu-suite-v2" calcext:value-type="string">
            <text:p>byu-oit-appdev/android-byu-suite-v2</text:p>
          </table:table-cell>
        </table:table-row>
        <table:table-row table:style-name="ro1">
          <table:table-cell office:value-type="float" office:value="37308921" calcext:value-type="float">
            <text:p>37308921</text:p>
          </table:table-cell>
          <table:table-cell office:value-type="string" calcext:value-type="string">
            <text:p>https://api.github.com/repos/SDS-Studios/ScoreKeeper</text:p>
          </table:table-cell>
          <table:table-cell table:formula="of:=REPLACE([.B4704]; 1; 29; &quot;&quot;)" office:value-type="string" office:string-value="SDS-Studios/ScoreKeeper" calcext:value-type="string">
            <text:p>SDS-Studios/ScoreKeeper</text:p>
          </table:table-cell>
        </table:table-row>
        <table:table-row table:style-name="ro1">
          <table:table-cell office:value-type="float" office:value="37326391" calcext:value-type="float">
            <text:p>37326391</text:p>
          </table:table-cell>
          <table:table-cell office:value-type="string" calcext:value-type="string">
            <text:p>https://api.github.com/repos/jiangjiuxing/Molecular_Sieve</text:p>
          </table:table-cell>
          <table:table-cell table:formula="of:=REPLACE([.B4705]; 1; 29; &quot;&quot;)" office:value-type="string" office:string-value="jiangjiuxing/Molecular_Sieve" calcext:value-type="string">
            <text:p>jiangjiuxing/Molecular_Sieve</text:p>
          </table:table-cell>
        </table:table-row>
        <table:table-row table:style-name="ro1">
          <table:table-cell office:value-type="float" office:value="37374147" calcext:value-type="float">
            <text:p>37374147</text:p>
          </table:table-cell>
          <table:table-cell office:value-type="string" calcext:value-type="string">
            <text:p>https://api.github.com/repos/triceo/robozonky</text:p>
          </table:table-cell>
          <table:table-cell table:formula="of:=REPLACE([.B4706]; 1; 29; &quot;&quot;)" office:value-type="string" office:string-value="triceo/robozonky" calcext:value-type="string">
            <text:p>triceo/robozonky</text:p>
          </table:table-cell>
        </table:table-row>
        <table:table-row table:style-name="ro1">
          <table:table-cell office:value-type="float" office:value="37563783" calcext:value-type="float">
            <text:p>37563783</text:p>
          </table:table-cell>
          <table:table-cell office:value-type="string" calcext:value-type="string">
            <text:p>https://api.github.com/repos/twitter/heron</text:p>
          </table:table-cell>
          <table:table-cell table:formula="of:=REPLACE([.B4707]; 1; 29; &quot;&quot;)" office:value-type="string" office:string-value="twitter/heron" calcext:value-type="string">
            <text:p>twitter/heron</text:p>
          </table:table-cell>
        </table:table-row>
        <table:table-row table:style-name="ro1">
          <table:table-cell office:value-type="float" office:value="37589684" calcext:value-type="float">
            <text:p>37589684</text:p>
          </table:table-cell>
          <table:table-cell office:value-type="string" calcext:value-type="string">
            <text:p>https://api.github.com/repos/OpenLMIS/openlmis-requisition</text:p>
          </table:table-cell>
          <table:table-cell table:formula="of:=REPLACE([.B4708]; 1; 29; &quot;&quot;)" office:value-type="string" office:string-value="OpenLMIS/openlmis-requisition" calcext:value-type="string">
            <text:p>OpenLMIS/openlmis-requisition</text:p>
          </table:table-cell>
        </table:table-row>
        <table:table-row table:style-name="ro1">
          <table:table-cell office:value-type="float" office:value="37638686" calcext:value-type="float">
            <text:p>37638686</text:p>
          </table:table-cell>
          <table:table-cell office:value-type="string" calcext:value-type="string">
            <text:p>https://api.github.com/repos/exomiser/Exomiser</text:p>
          </table:table-cell>
          <table:table-cell table:formula="of:=REPLACE([.B4709]; 1; 29; &quot;&quot;)" office:value-type="string" office:string-value="exomiser/Exomiser" calcext:value-type="string">
            <text:p>exomiser/Exomiser</text:p>
          </table:table-cell>
        </table:table-row>
        <table:table-row table:style-name="ro1">
          <table:table-cell office:value-type="float" office:value="37842188" calcext:value-type="float">
            <text:p>37842188</text:p>
          </table:table-cell>
          <table:table-cell office:value-type="string" calcext:value-type="string">
            <text:p>https://api.github.com/repos/veritrans/veritrans-android</text:p>
          </table:table-cell>
          <table:table-cell table:formula="of:=REPLACE([.B4710]; 1; 29; &quot;&quot;)" office:value-type="string" office:string-value="veritrans/veritrans-android" calcext:value-type="string">
            <text:p>veritrans/veritrans-android</text:p>
          </table:table-cell>
        </table:table-row>
        <table:table-row table:style-name="ro1">
          <table:table-cell office:value-type="float" office:value="37860280" calcext:value-type="float">
            <text:p>37860280</text:p>
          </table:table-cell>
          <table:table-cell office:value-type="string" calcext:value-type="string">
            <text:p>https://api.github.com/repos/cheng-li/pyramid</text:p>
          </table:table-cell>
          <table:table-cell table:formula="of:=REPLACE([.B4711]; 1; 29; &quot;&quot;)" office:value-type="string" office:string-value="cheng-li/pyramid" calcext:value-type="string">
            <text:p>cheng-li/pyramid</text:p>
          </table:table-cell>
        </table:table-row>
        <table:table-row table:style-name="ro1">
          <table:table-cell office:value-type="float" office:value="37906014" calcext:value-type="float">
            <text:p>37906014</text:p>
          </table:table-cell>
          <table:table-cell office:value-type="string" calcext:value-type="string">
            <text:p>https://api.github.com/repos/Camelcade/Perl5-IDEA</text:p>
          </table:table-cell>
          <table:table-cell table:formula="of:=REPLACE([.B4712]; 1; 29; &quot;&quot;)" office:value-type="string" office:string-value="Camelcade/Perl5-IDEA" calcext:value-type="string">
            <text:p>Camelcade/Perl5-IDEA</text:p>
          </table:table-cell>
        </table:table-row>
        <table:table-row table:style-name="ro1">
          <table:table-cell office:value-type="float" office:value="37930098" calcext:value-type="float">
            <text:p>37930098</text:p>
          </table:table-cell>
          <table:table-cell office:value-type="string" calcext:value-type="string">
            <text:p>https://api.github.com/repos/nus-ncl/services-in-one</text:p>
          </table:table-cell>
          <table:table-cell table:formula="of:=REPLACE([.B4713]; 1; 29; &quot;&quot;)" office:value-type="string" office:string-value="nus-ncl/services-in-one" calcext:value-type="string">
            <text:p>nus-ncl/services-in-one</text:p>
          </table:table-cell>
        </table:table-row>
        <table:table-row table:style-name="ro1">
          <table:table-cell office:value-type="float" office:value="37983540" calcext:value-type="float">
            <text:p>37983540</text:p>
          </table:table-cell>
          <table:table-cell office:value-type="string" calcext:value-type="string">
            <text:p>https://api.github.com/repos/ONSdigital/sdx-collect</text:p>
          </table:table-cell>
          <table:table-cell table:formula="of:=REPLACE([.B4714]; 1; 29; &quot;&quot;)" office:value-type="string" office:string-value="ONSdigital/sdx-collect" calcext:value-type="string">
            <text:p>ONSdigital/sdx-collect</text:p>
          </table:table-cell>
        </table:table-row>
        <table:table-row table:style-name="ro1">
          <table:table-cell office:value-type="float" office:value="38028482" calcext:value-type="float">
            <text:p>38028482</text:p>
          </table:table-cell>
          <table:table-cell office:value-type="string" calcext:value-type="string">
            <text:p>https://api.github.com/repos/YiiGuxing/TranslationPlugin</text:p>
          </table:table-cell>
          <table:table-cell table:formula="of:=REPLACE([.B4715]; 1; 29; &quot;&quot;)" office:value-type="string" office:string-value="YiiGuxing/TranslationPlugin" calcext:value-type="string">
            <text:p>YiiGuxing/TranslationPlugin</text:p>
          </table:table-cell>
        </table:table-row>
        <table:table-row table:style-name="ro1">
          <table:table-cell office:value-type="float" office:value="38044826" calcext:value-type="float">
            <text:p>38044826</text:p>
          </table:table-cell>
          <table:table-cell office:value-type="string" calcext:value-type="string">
            <text:p>https://api.github.com/repos/influunt/influunt</text:p>
          </table:table-cell>
          <table:table-cell table:formula="of:=REPLACE([.B4716]; 1; 29; &quot;&quot;)" office:value-type="string" office:string-value="influunt/influunt" calcext:value-type="string">
            <text:p>influunt/influunt</text:p>
          </table:table-cell>
        </table:table-row>
        <table:table-row table:style-name="ro1">
          <table:table-cell office:value-type="float" office:value="38056028" calcext:value-type="float">
            <text:p>38056028</text:p>
          </table:table-cell>
          <table:table-cell office:value-type="string" calcext:value-type="string">
            <text:p>https://api.github.com/repos/mesosphere/dcos-cassandra-service</text:p>
          </table:table-cell>
          <table:table-cell table:formula="of:=REPLACE([.B4717]; 1; 29; &quot;&quot;)" office:value-type="string" office:string-value="mesosphere/dcos-cassandra-service" calcext:value-type="string">
            <text:p>mesosphere/dcos-cassandra-service</text:p>
          </table:table-cell>
        </table:table-row>
        <table:table-row table:style-name="ro1">
          <table:table-cell office:value-type="float" office:value="38101669" calcext:value-type="float">
            <text:p>38101669</text:p>
          </table:table-cell>
          <table:table-cell office:value-type="string" calcext:value-type="string">
            <text:p>https://api.github.com/repos/Divisors/js_ast</text:p>
          </table:table-cell>
          <table:table-cell table:formula="of:=REPLACE([.B4718]; 1; 29; &quot;&quot;)" office:value-type="string" office:string-value="Divisors/js_ast" calcext:value-type="string">
            <text:p>Divisors/js_ast</text:p>
          </table:table-cell>
        </table:table-row>
        <table:table-row table:style-name="ro1">
          <table:table-cell office:value-type="float" office:value="38197876" calcext:value-type="float">
            <text:p>38197876</text:p>
          </table:table-cell>
          <table:table-cell office:value-type="string" calcext:value-type="string">
            <text:p>https://api.github.com/repos/SystemaAS/espedsg</text:p>
          </table:table-cell>
          <table:table-cell table:formula="of:=REPLACE([.B4719]; 1; 29; &quot;&quot;)" office:value-type="string" office:string-value="SystemaAS/espedsg" calcext:value-type="string">
            <text:p>SystemaAS/espedsg</text:p>
          </table:table-cell>
        </table:table-row>
        <table:table-row table:style-name="ro1">
          <table:table-cell office:value-type="float" office:value="38213324" calcext:value-type="float">
            <text:p>38213324</text:p>
          </table:table-cell>
          <table:table-cell office:value-type="string" calcext:value-type="string">
            <text:p>https://api.github.com/repos/aloubyansky/pm</text:p>
          </table:table-cell>
          <table:table-cell table:formula="of:=REPLACE([.B4720]; 1; 29; &quot;&quot;)" office:value-type="string" office:string-value="aloubyansky/pm" calcext:value-type="string">
            <text:p>aloubyansky/pm</text:p>
          </table:table-cell>
        </table:table-row>
        <table:table-row table:style-name="ro1">
          <table:table-cell office:value-type="float" office:value="38419186" calcext:value-type="float">
            <text:p>38419186</text:p>
          </table:table-cell>
          <table:table-cell office:value-type="string" calcext:value-type="string">
            <text:p>https://api.github.com/repos/ilscipio/scipio-erp</text:p>
          </table:table-cell>
          <table:table-cell table:formula="of:=REPLACE([.B4721]; 1; 29; &quot;&quot;)" office:value-type="string" office:string-value="ilscipio/scipio-erp" calcext:value-type="string">
            <text:p>ilscipio/scipio-erp</text:p>
          </table:table-cell>
        </table:table-row>
        <table:table-row table:style-name="ro1">
          <table:table-cell office:value-type="float" office:value="38512928" calcext:value-type="float">
            <text:p>38512928</text:p>
          </table:table-cell>
          <table:table-cell office:value-type="string" calcext:value-type="string">
            <text:p>https://api.github.com/repos/nysenate/Employee-Self-Service</text:p>
          </table:table-cell>
          <table:table-cell table:formula="of:=REPLACE([.B4722]; 1; 29; &quot;&quot;)" office:value-type="string" office:string-value="nysenate/Employee-Self-Service" calcext:value-type="string">
            <text:p>nysenate/Employee-Self-Service</text:p>
          </table:table-cell>
        </table:table-row>
        <table:table-row table:style-name="ro1">
          <table:table-cell office:value-type="float" office:value="38520832" calcext:value-type="float">
            <text:p>38520832</text:p>
          </table:table-cell>
          <table:table-cell office:value-type="string" calcext:value-type="string">
            <text:p>https://api.github.com/repos/nextcloud/android</text:p>
          </table:table-cell>
          <table:table-cell table:formula="of:=REPLACE([.B4723]; 1; 29; &quot;&quot;)" office:value-type="string" office:string-value="nextcloud/android" calcext:value-type="string">
            <text:p>nextcloud/android</text:p>
          </table:table-cell>
        </table:table-row>
        <table:table-row table:style-name="ro1">
          <table:table-cell office:value-type="float" office:value="38581581" calcext:value-type="float">
            <text:p>38581581</text:p>
          </table:table-cell>
          <table:table-cell office:value-type="string" calcext:value-type="string">
            <text:p>https://api.github.com/repos/openbase/bco.manager</text:p>
          </table:table-cell>
          <table:table-cell table:formula="of:=REPLACE([.B4724]; 1; 29; &quot;&quot;)" office:value-type="string" office:string-value="openbase/bco.manager" calcext:value-type="string">
            <text:p>openbase/bco.manager</text:p>
          </table:table-cell>
        </table:table-row>
        <table:table-row table:style-name="ro1">
          <table:table-cell office:value-type="float" office:value="38597549" calcext:value-type="float">
            <text:p>38597549</text:p>
          </table:table-cell>
          <table:table-cell office:value-type="string" calcext:value-type="string">
            <text:p>https://api.github.com/repos/openbase/jul</text:p>
          </table:table-cell>
          <table:table-cell table:formula="of:=REPLACE([.B4725]; 1; 29; &quot;&quot;)" office:value-type="string" office:string-value="openbase/jul" calcext:value-type="string">
            <text:p>openbase/jul</text:p>
          </table:table-cell>
        </table:table-row>
        <table:table-row table:style-name="ro1">
          <table:table-cell office:value-type="float" office:value="38619513" calcext:value-type="float">
            <text:p>38619513</text:p>
          </table:table-cell>
          <table:table-cell office:value-type="string" calcext:value-type="string">
            <text:p>https://api.github.com/repos/openbase/bco.dal</text:p>
          </table:table-cell>
          <table:table-cell table:formula="of:=REPLACE([.B4726]; 1; 29; &quot;&quot;)" office:value-type="string" office:string-value="openbase/bco.dal" calcext:value-type="string">
            <text:p>openbase/bco.dal</text:p>
          </table:table-cell>
        </table:table-row>
        <table:table-row table:style-name="ro1">
          <table:table-cell office:value-type="float" office:value="38676267" calcext:value-type="float">
            <text:p>38676267</text:p>
          </table:table-cell>
          <table:table-cell office:value-type="string" calcext:value-type="string">
            <text:p>https://api.github.com/repos/RongzhiLiu/v2.0.0_re</text:p>
          </table:table-cell>
          <table:table-cell table:formula="of:=REPLACE([.B4727]; 1; 29; &quot;&quot;)" office:value-type="string" office:string-value="RongzhiLiu/v2.0.0_re" calcext:value-type="string">
            <text:p>RongzhiLiu/v2.0.0_re</text:p>
          </table:table-cell>
        </table:table-row>
        <table:table-row table:style-name="ro1">
          <table:table-cell office:value-type="float" office:value="38717234" calcext:value-type="float">
            <text:p>38717234</text:p>
          </table:table-cell>
          <table:table-cell office:value-type="string" calcext:value-type="string">
            <text:p>https://api.github.com/repos/JetBrains/android</text:p>
          </table:table-cell>
          <table:table-cell table:formula="of:=REPLACE([.B4728]; 1; 29; &quot;&quot;)" office:value-type="string" office:string-value="JetBrains/android" calcext:value-type="string">
            <text:p>JetBrains/android</text:p>
          </table:table-cell>
        </table:table-row>
        <table:table-row table:style-name="ro1">
          <table:table-cell office:value-type="float" office:value="38759320" calcext:value-type="float">
            <text:p>38759320</text:p>
          </table:table-cell>
          <table:table-cell office:value-type="string" calcext:value-type="string">
            <text:p>https://api.github.com/repos/mattunderscorechampion/specky</text:p>
          </table:table-cell>
          <table:table-cell table:formula="of:=REPLACE([.B4729]; 1; 29; &quot;&quot;)" office:value-type="string" office:string-value="mattunderscorechampion/specky" calcext:value-type="string">
            <text:p>mattunderscorechampion/specky</text:p>
          </table:table-cell>
        </table:table-row>
        <table:table-row table:style-name="ro1">
          <table:table-cell office:value-type="float" office:value="38783591" calcext:value-type="float">
            <text:p>38783591</text:p>
          </table:table-cell>
          <table:table-cell office:value-type="string" calcext:value-type="string">
            <text:p>https://api.github.com/repos/openbase/bco.registry</text:p>
          </table:table-cell>
          <table:table-cell table:formula="of:=REPLACE([.B4730]; 1; 29; &quot;&quot;)" office:value-type="string" office:string-value="openbase/bco.registry" calcext:value-type="string">
            <text:p>openbase/bco.registry</text:p>
          </table:table-cell>
        </table:table-row>
        <table:table-row table:style-name="ro1">
          <table:table-cell office:value-type="float" office:value="38843634" calcext:value-type="float">
            <text:p>38843634</text:p>
          </table:table-cell>
          <table:table-cell office:value-type="string" calcext:value-type="string">
            <text:p>https://api.github.com/repos/apache/zeppelin</text:p>
          </table:table-cell>
          <table:table-cell table:formula="of:=REPLACE([.B4731]; 1; 29; &quot;&quot;)" office:value-type="string" office:string-value="apache/zeppelin" calcext:value-type="string">
            <text:p>apache/zeppelin</text:p>
          </table:table-cell>
        </table:table-row>
        <table:table-row table:style-name="ro1">
          <table:table-cell office:value-type="float" office:value="38852445" calcext:value-type="float">
            <text:p>38852445</text:p>
          </table:table-cell>
          <table:table-cell office:value-type="string" calcext:value-type="string">
            <text:p>https://api.github.com/repos/apache/asterixdb</text:p>
          </table:table-cell>
          <table:table-cell table:formula="of:=REPLACE([.B4732]; 1; 29; &quot;&quot;)" office:value-type="string" office:string-value="apache/asterixdb" calcext:value-type="string">
            <text:p>apache/asterixdb</text:p>
          </table:table-cell>
        </table:table-row>
        <table:table-row table:style-name="ro1">
          <table:table-cell office:value-type="float" office:value="38875632" calcext:value-type="float">
            <text:p>38875632</text:p>
          </table:table-cell>
          <table:table-cell office:value-type="string" calcext:value-type="string">
            <text:p>https://api.github.com/repos/apache/tinkerpop</text:p>
          </table:table-cell>
          <table:table-cell table:formula="of:=REPLACE([.B4733]; 1; 29; &quot;&quot;)" office:value-type="string" office:string-value="apache/tinkerpop" calcext:value-type="string">
            <text:p>apache/tinkerpop</text:p>
          </table:table-cell>
        </table:table-row>
        <table:table-row table:style-name="ro1">
          <table:table-cell office:value-type="float" office:value="39074688" calcext:value-type="float">
            <text:p>39074688</text:p>
          </table:table-cell>
          <table:table-cell office:value-type="string" calcext:value-type="string">
            <text:p>https://api.github.com/repos/openbase/bco.bcozy</text:p>
          </table:table-cell>
          <table:table-cell table:formula="of:=REPLACE([.B4734]; 1; 29; &quot;&quot;)" office:value-type="string" office:string-value="openbase/bco.bcozy" calcext:value-type="string">
            <text:p>openbase/bco.bcozy</text:p>
          </table:table-cell>
        </table:table-row>
        <table:table-row table:style-name="ro1">
          <table:table-cell office:value-type="float" office:value="39126489" calcext:value-type="float">
            <text:p>39126489</text:p>
          </table:table-cell>
          <table:table-cell office:value-type="string" calcext:value-type="string">
            <text:p>https://api.github.com/repos/mercadopago/px-android</text:p>
          </table:table-cell>
          <table:table-cell table:formula="of:=REPLACE([.B4735]; 1; 29; &quot;&quot;)" office:value-type="string" office:string-value="mercadopago/px-android" calcext:value-type="string">
            <text:p>mercadopago/px-android</text:p>
          </table:table-cell>
        </table:table-row>
        <table:table-row table:style-name="ro1">
          <table:table-cell office:value-type="float" office:value="39128700" calcext:value-type="float">
            <text:p>39128700</text:p>
          </table:table-cell>
          <table:table-cell office:value-type="string" calcext:value-type="string">
            <text:p>https://api.github.com/repos/Enterprise-Content-Management/infoarchive-sip-sdk</text:p>
          </table:table-cell>
          <table:table-cell table:formula="of:=REPLACE([.B4736]; 1; 29; &quot;&quot;)" office:value-type="string" office:string-value="Enterprise-Content-Management/infoarchive-sip-sdk" calcext:value-type="string">
            <text:p>Enterprise-Content-Management/infoarchive-sip-sdk</text:p>
          </table:table-cell>
        </table:table-row>
        <table:table-row table:style-name="ro1">
          <table:table-cell office:value-type="float" office:value="39152853" calcext:value-type="float">
            <text:p>39152853</text:p>
          </table:table-cell>
          <table:table-cell office:value-type="string" calcext:value-type="string">
            <text:p>https://api.github.com/repos/treasure-data/digdag</text:p>
          </table:table-cell>
          <table:table-cell table:formula="of:=REPLACE([.B4737]; 1; 29; &quot;&quot;)" office:value-type="string" office:string-value="treasure-data/digdag" calcext:value-type="string">
            <text:p>treasure-data/digdag</text:p>
          </table:table-cell>
        </table:table-row>
        <table:table-row table:style-name="ro1">
          <table:table-cell office:value-type="float" office:value="39281943" calcext:value-type="float">
            <text:p>39281943</text:p>
          </table:table-cell>
          <table:table-cell office:value-type="string" calcext:value-type="string">
            <text:p>https://api.github.com/repos/input-output-hk/scrypto</text:p>
          </table:table-cell>
          <table:table-cell table:formula="of:=REPLACE([.B4738]; 1; 29; &quot;&quot;)" office:value-type="string" office:string-value="input-output-hk/scrypto" calcext:value-type="string">
            <text:p>input-output-hk/scrypto</text:p>
          </table:table-cell>
        </table:table-row>
        <table:table-row table:style-name="ro1">
          <table:table-cell office:value-type="float" office:value="39289027" calcext:value-type="float">
            <text:p>39289027</text:p>
          </table:table-cell>
          <table:table-cell office:value-type="string" calcext:value-type="string">
            <text:p>https://api.github.com/repos/difi/poc-statistics</text:p>
          </table:table-cell>
          <table:table-cell table:formula="of:=REPLACE([.B4739]; 1; 29; &quot;&quot;)" office:value-type="string" office:string-value="difi/poc-statistics" calcext:value-type="string">
            <text:p>difi/poc-statistics</text:p>
          </table:table-cell>
        </table:table-row>
        <table:table-row table:style-name="ro1">
          <table:table-cell office:value-type="float" office:value="39627904" calcext:value-type="float">
            <text:p>39627904</text:p>
          </table:table-cell>
          <table:table-cell office:value-type="string" calcext:value-type="string">
            <text:p>https://api.github.com/repos/yahoo/fili</text:p>
          </table:table-cell>
          <table:table-cell table:formula="of:=REPLACE([.B4740]; 1; 29; &quot;&quot;)" office:value-type="string" office:string-value="yahoo/fili" calcext:value-type="string">
            <text:p>yahoo/fili</text:p>
          </table:table-cell>
        </table:table-row>
        <table:table-row table:style-name="ro1">
          <table:table-cell office:value-type="float" office:value="39755323" calcext:value-type="float">
            <text:p>39755323</text:p>
          </table:table-cell>
          <table:table-cell office:value-type="string" calcext:value-type="string">
            <text:p>https://api.github.com/repos/halestudio/hale</text:p>
          </table:table-cell>
          <table:table-cell table:formula="of:=REPLACE([.B4741]; 1; 29; &quot;&quot;)" office:value-type="string" office:string-value="halestudio/hale" calcext:value-type="string">
            <text:p>halestudio/hale</text:p>
          </table:table-cell>
        </table:table-row>
        <table:table-row table:style-name="ro1">
          <table:table-cell office:value-type="float" office:value="39764249" calcext:value-type="float">
            <text:p>39764249</text:p>
          </table:table-cell>
          <table:table-cell office:value-type="string" calcext:value-type="string">
            <text:p>https://api.github.com/repos/usnistgov/iheos-toolkit2</text:p>
          </table:table-cell>
          <table:table-cell table:formula="of:=REPLACE([.B4742]; 1; 29; &quot;&quot;)" office:value-type="string" office:string-value="usnistgov/iheos-toolkit2" calcext:value-type="string">
            <text:p>usnistgov/iheos-toolkit2</text:p>
          </table:table-cell>
        </table:table-row>
        <table:table-row table:style-name="ro1">
          <table:table-cell office:value-type="float" office:value="39824666" calcext:value-type="float">
            <text:p>39824666</text:p>
          </table:table-cell>
          <table:table-cell office:value-type="string" calcext:value-type="string">
            <text:p>https://api.github.com/repos/kangaroo-server/kangaroo</text:p>
          </table:table-cell>
          <table:table-cell table:formula="of:=REPLACE([.B4743]; 1; 29; &quot;&quot;)" office:value-type="string" office:string-value="kangaroo-server/kangaroo" calcext:value-type="string">
            <text:p>kangaroo-server/kangaroo</text:p>
          </table:table-cell>
        </table:table-row>
        <table:table-row table:style-name="ro1">
          <table:table-cell office:value-type="float" office:value="39950283" calcext:value-type="float">
            <text:p>39950283</text:p>
          </table:table-cell>
          <table:table-cell office:value-type="string" calcext:value-type="string">
            <text:p>https://api.github.com/repos/hoangtungdinh/BeSwarm</text:p>
          </table:table-cell>
          <table:table-cell table:formula="of:=REPLACE([.B4744]; 1; 29; &quot;&quot;)" office:value-type="string" office:string-value="hoangtungdinh/BeSwarm" calcext:value-type="string">
            <text:p>hoangtungdinh/BeSwarm</text:p>
          </table:table-cell>
        </table:table-row>
        <table:table-row table:style-name="ro1">
          <table:table-cell office:value-type="float" office:value="40001234" calcext:value-type="float">
            <text:p>40001234</text:p>
          </table:table-cell>
          <table:table-cell office:value-type="string" calcext:value-type="string">
            <text:p>https://api.github.com/repos/sparker0i/Weather</text:p>
          </table:table-cell>
          <table:table-cell table:formula="of:=REPLACE([.B4745]; 1; 29; &quot;&quot;)" office:value-type="string" office:string-value="sparker0i/Weather" calcext:value-type="string">
            <text:p>sparker0i/Weather</text:p>
          </table:table-cell>
        </table:table-row>
        <table:table-row table:style-name="ro1">
          <table:table-cell office:value-type="float" office:value="40019417" calcext:value-type="float">
            <text:p>40019417</text:p>
          </table:table-cell>
          <table:table-cell office:value-type="string" calcext:value-type="string">
            <text:p>https://api.github.com/repos/dimagi/commcare-android</text:p>
          </table:table-cell>
          <table:table-cell table:formula="of:=REPLACE([.B4746]; 1; 29; &quot;&quot;)" office:value-type="string" office:string-value="dimagi/commcare-android" calcext:value-type="string">
            <text:p>dimagi/commcare-android</text:p>
          </table:table-cell>
        </table:table-row>
        <table:table-row table:style-name="ro1">
          <table:table-cell office:value-type="float" office:value="40068787" calcext:value-type="float">
            <text:p>40068787</text:p>
          </table:table-cell>
          <table:table-cell office:value-type="string" calcext:value-type="string">
            <text:p>https://api.github.com/repos/dimagi/commcare-core</text:p>
          </table:table-cell>
          <table:table-cell table:formula="of:=REPLACE([.B4747]; 1; 29; &quot;&quot;)" office:value-type="string" office:string-value="dimagi/commcare-core" calcext:value-type="string">
            <text:p>dimagi/commcare-core</text:p>
          </table:table-cell>
        </table:table-row>
        <table:table-row table:style-name="ro1">
          <table:table-cell office:value-type="float" office:value="40154447" calcext:value-type="float">
            <text:p>40154447</text:p>
          </table:table-cell>
          <table:table-cell office:value-type="string" calcext:value-type="string">
            <text:p>https://api.github.com/repos/TeamWizardry/Wizardry</text:p>
          </table:table-cell>
          <table:table-cell table:formula="of:=REPLACE([.B4748]; 1; 29; &quot;&quot;)" office:value-type="string" office:string-value="TeamWizardry/Wizardry" calcext:value-type="string">
            <text:p>TeamWizardry/Wizardry</text:p>
          </table:table-cell>
        </table:table-row>
        <table:table-row table:style-name="ro1">
          <table:table-cell office:value-type="float" office:value="40227304" calcext:value-type="float">
            <text:p>40227304</text:p>
          </table:table-cell>
          <table:table-cell office:value-type="string" calcext:value-type="string">
            <text:p>https://api.github.com/repos/BedwarsRel/BedwarsRel</text:p>
          </table:table-cell>
          <table:table-cell table:formula="of:=REPLACE([.B4749]; 1; 29; &quot;&quot;)" office:value-type="string" office:string-value="BedwarsRel/BedwarsRel" calcext:value-type="string">
            <text:p>BedwarsRel/BedwarsRel</text:p>
          </table:table-cell>
        </table:table-row>
        <table:table-row table:style-name="ro1">
          <table:table-cell office:value-type="float" office:value="40273200" calcext:value-type="float">
            <text:p>40273200</text:p>
          </table:table-cell>
          <table:table-cell office:value-type="string" calcext:value-type="string">
            <text:p>https://api.github.com/repos/nus-ncl/service-web</text:p>
          </table:table-cell>
          <table:table-cell table:formula="of:=REPLACE([.B4750]; 1; 29; &quot;&quot;)" office:value-type="string" office:string-value="nus-ncl/service-web" calcext:value-type="string">
            <text:p>nus-ncl/service-web</text:p>
          </table:table-cell>
        </table:table-row>
        <table:table-row table:style-name="ro1">
          <table:table-cell office:value-type="float" office:value="40281297" calcext:value-type="float">
            <text:p>40281297</text:p>
          </table:table-cell>
          <table:table-cell office:value-type="string" calcext:value-type="string">
            <text:p>https://api.github.com/repos/alibaba/weex</text:p>
          </table:table-cell>
          <table:table-cell table:formula="of:=REPLACE([.B4751]; 1; 29; &quot;&quot;)" office:value-type="string" office:string-value="alibaba/weex" calcext:value-type="string">
            <text:p>alibaba/weex</text:p>
          </table:table-cell>
        </table:table-row>
        <table:table-row table:style-name="ro1">
          <table:table-cell office:value-type="float" office:value="40284326" calcext:value-type="float">
            <text:p>40284326</text:p>
          </table:table-cell>
          <table:table-cell office:value-type="string" calcext:value-type="string">
            <text:p>https://api.github.com/repos/sospartan/weex</text:p>
          </table:table-cell>
          <table:table-cell table:formula="of:=REPLACE([.B4752]; 1; 29; &quot;&quot;)" office:value-type="string" office:string-value="sospartan/weex" calcext:value-type="string">
            <text:p>sospartan/weex</text:p>
          </table:table-cell>
        </table:table-row>
        <table:table-row table:style-name="ro1">
          <table:table-cell office:value-type="float" office:value="40308584" calcext:value-type="float">
            <text:p>40308584</text:p>
          </table:table-cell>
          <table:table-cell office:value-type="string" calcext:value-type="string">
            <text:p>https://api.github.com/repos/rhdunn/xquery-intellij-plugin</text:p>
          </table:table-cell>
          <table:table-cell table:formula="of:=REPLACE([.B4753]; 1; 29; &quot;&quot;)" office:value-type="string" office:string-value="rhdunn/xquery-intellij-plugin" calcext:value-type="string">
            <text:p>rhdunn/xquery-intellij-plugin</text:p>
          </table:table-cell>
        </table:table-row>
        <table:table-row table:style-name="ro1">
          <table:table-cell office:value-type="float" office:value="40364892" calcext:value-type="float">
            <text:p>40364892</text:p>
          </table:table-cell>
          <table:table-cell office:value-type="string" calcext:value-type="string">
            <text:p>https://api.github.com/repos/groupon/monsoon</text:p>
          </table:table-cell>
          <table:table-cell table:formula="of:=REPLACE([.B4754]; 1; 29; &quot;&quot;)" office:value-type="string" office:string-value="groupon/monsoon" calcext:value-type="string">
            <text:p>groupon/monsoon</text:p>
          </table:table-cell>
        </table:table-row>
        <table:table-row table:style-name="ro1">
          <table:table-cell office:value-type="float" office:value="40531913" calcext:value-type="float">
            <text:p>40531913</text:p>
          </table:table-cell>
          <table:table-cell office:value-type="string" calcext:value-type="string">
            <text:p>https://api.github.com/repos/deeplin/DavidConsole</text:p>
          </table:table-cell>
          <table:table-cell table:formula="of:=REPLACE([.B4755]; 1; 29; &quot;&quot;)" office:value-type="string" office:string-value="deeplin/DavidConsole" calcext:value-type="string">
            <text:p>deeplin/DavidConsole</text:p>
          </table:table-cell>
        </table:table-row>
        <table:table-row table:style-name="ro1">
          <table:table-cell office:value-type="float" office:value="40534924" calcext:value-type="float">
            <text:p>40534924</text:p>
          </table:table-cell>
          <table:table-cell office:value-type="string" calcext:value-type="string">
            <text:p>https://api.github.com/repos/testpress/android-sdk</text:p>
          </table:table-cell>
          <table:table-cell table:formula="of:=REPLACE([.B4756]; 1; 29; &quot;&quot;)" office:value-type="string" office:string-value="testpress/android-sdk" calcext:value-type="string">
            <text:p>testpress/android-sdk</text:p>
          </table:table-cell>
        </table:table-row>
        <table:table-row table:style-name="ro1">
          <table:table-cell office:value-type="float" office:value="40552428" calcext:value-type="float">
            <text:p>40552428</text:p>
          </table:table-cell>
          <table:table-cell office:value-type="string" calcext:value-type="string">
            <text:p>https://api.github.com/repos/nielsbasjes/yauaa</text:p>
          </table:table-cell>
          <table:table-cell table:formula="of:=REPLACE([.B4757]; 1; 29; &quot;&quot;)" office:value-type="string" office:string-value="nielsbasjes/yauaa" calcext:value-type="string">
            <text:p>nielsbasjes/yauaa</text:p>
          </table:table-cell>
        </table:table-row>
        <table:table-row table:style-name="ro1">
          <table:table-cell office:value-type="float" office:value="40553314" calcext:value-type="float">
            <text:p>40553314</text:p>
          </table:table-cell>
          <table:table-cell office:value-type="string" calcext:value-type="string">
            <text:p>https://api.github.com/repos/Cognifide/knotx</text:p>
          </table:table-cell>
          <table:table-cell table:formula="of:=REPLACE([.B4758]; 1; 29; &quot;&quot;)" office:value-type="string" office:string-value="Cognifide/knotx" calcext:value-type="string">
            <text:p>Cognifide/knotx</text:p>
          </table:table-cell>
        </table:table-row>
        <table:table-row table:style-name="ro1">
          <table:table-cell office:value-type="float" office:value="40689648" calcext:value-type="float">
            <text:p>40689648</text:p>
          </table:table-cell>
          <table:table-cell office:value-type="string" calcext:value-type="string">
            <text:p>https://api.github.com/repos/callakrsos/Gargoyle</text:p>
          </table:table-cell>
          <table:table-cell table:formula="of:=REPLACE([.B4759]; 1; 29; &quot;&quot;)" office:value-type="string" office:string-value="callakrsos/Gargoyle" calcext:value-type="string">
            <text:p>callakrsos/Gargoyle</text:p>
          </table:table-cell>
        </table:table-row>
        <table:table-row table:style-name="ro1">
          <table:table-cell office:value-type="float" office:value="40709642" calcext:value-type="float">
            <text:p>40709642</text:p>
          </table:table-cell>
          <table:table-cell office:value-type="string" calcext:value-type="string">
            <text:p>https://api.github.com/repos/openregister/openregister-java</text:p>
          </table:table-cell>
          <table:table-cell table:formula="of:=REPLACE([.B4760]; 1; 29; &quot;&quot;)" office:value-type="string" office:string-value="openregister/openregister-java" calcext:value-type="string">
            <text:p>openregister/openregister-java</text:p>
          </table:table-cell>
        </table:table-row>
        <table:table-row table:style-name="ro1">
          <table:table-cell office:value-type="float" office:value="40744416" calcext:value-type="float">
            <text:p>40744416</text:p>
          </table:table-cell>
          <table:table-cell office:value-type="string" calcext:value-type="string">
            <text:p>https://api.github.com/repos/rayliu/eeda_yq</text:p>
          </table:table-cell>
          <table:table-cell table:formula="of:=REPLACE([.B4761]; 1; 29; &quot;&quot;)" office:value-type="string" office:string-value="rayliu/eeda_yq" calcext:value-type="string">
            <text:p>rayliu/eeda_yq</text:p>
          </table:table-cell>
        </table:table-row>
        <table:table-row table:style-name="ro1">
          <table:table-cell office:value-type="float" office:value="40837277" calcext:value-type="float">
            <text:p>40837277</text:p>
          </table:table-cell>
          <table:table-cell office:value-type="string" calcext:value-type="string">
            <text:p>https://api.github.com/repos/deeplearning4j/DataVec</text:p>
          </table:table-cell>
          <table:table-cell table:formula="of:=REPLACE([.B4762]; 1; 29; &quot;&quot;)" office:value-type="string" office:string-value="deeplearning4j/DataVec" calcext:value-type="string">
            <text:p>deeplearning4j/DataVec</text:p>
          </table:table-cell>
        </table:table-row>
        <table:table-row table:style-name="ro1">
          <table:table-cell office:value-type="float" office:value="40881084" calcext:value-type="float">
            <text:p>40881084</text:p>
          </table:table-cell>
          <table:table-cell office:value-type="string" calcext:value-type="string">
            <text:p>https://api.github.com/repos/Microsoft/malmo</text:p>
          </table:table-cell>
          <table:table-cell table:formula="of:=REPLACE([.B4763]; 1; 29; &quot;&quot;)" office:value-type="string" office:string-value="Microsoft/malmo" calcext:value-type="string">
            <text:p>Microsoft/malmo</text:p>
          </table:table-cell>
        </table:table-row>
        <table:table-row table:style-name="ro1">
          <table:table-cell office:value-type="float" office:value="40907133" calcext:value-type="float">
            <text:p>40907133</text:p>
          </table:table-cell>
          <table:table-cell office:value-type="string" calcext:value-type="string">
            <text:p>https://api.github.com/repos/UnionVMS/UVMS-RulesModule-APP</text:p>
          </table:table-cell>
          <table:table-cell table:formula="of:=REPLACE([.B4764]; 1; 29; &quot;&quot;)" office:value-type="string" office:string-value="UnionVMS/UVMS-RulesModule-APP" calcext:value-type="string">
            <text:p>UnionVMS/UVMS-RulesModule-APP</text:p>
          </table:table-cell>
        </table:table-row>
        <table:table-row table:style-name="ro1">
          <table:table-cell office:value-type="float" office:value="40908070" calcext:value-type="float">
            <text:p>40908070</text:p>
          </table:table-cell>
          <table:table-cell office:value-type="string" calcext:value-type="string">
            <text:p>https://api.github.com/repos/uber/jaeger-client-java</text:p>
          </table:table-cell>
          <table:table-cell table:formula="of:=REPLACE([.B4765]; 1; 29; &quot;&quot;)" office:value-type="string" office:string-value="uber/jaeger-client-java" calcext:value-type="string">
            <text:p>uber/jaeger-client-java</text:p>
          </table:table-cell>
        </table:table-row>
        <table:table-row table:style-name="ro1">
          <table:table-cell office:value-type="float" office:value="40922348" calcext:value-type="float">
            <text:p>40922348</text:p>
          </table:table-cell>
          <table:table-cell office:value-type="string" calcext:value-type="string">
            <text:p>https://api.github.com/repos/gantsign/java-application-maven-archetype</text:p>
          </table:table-cell>
          <table:table-cell table:formula="of:=REPLACE([.B4766]; 1; 29; &quot;&quot;)" office:value-type="string" office:string-value="gantsign/java-application-maven-archetype" calcext:value-type="string">
            <text:p>gantsign/java-application-maven-archetype</text:p>
          </table:table-cell>
        </table:table-row>
        <table:table-row table:style-name="ro1">
          <table:table-cell office:value-type="float" office:value="40928199" calcext:value-type="float">
            <text:p>40928199</text:p>
          </table:table-cell>
          <table:table-cell office:value-type="string" calcext:value-type="string">
            <text:p>https://api.github.com/repos/eltmon/auricle</text:p>
          </table:table-cell>
          <table:table-cell table:formula="of:=REPLACE([.B4767]; 1; 29; &quot;&quot;)" office:value-type="string" office:string-value="eltmon/auricle" calcext:value-type="string">
            <text:p>eltmon/auricle</text:p>
          </table:table-cell>
        </table:table-row>
        <table:table-row table:style-name="ro1">
          <table:table-cell office:value-type="float" office:value="41005386" calcext:value-type="float">
            <text:p>41005386</text:p>
          </table:table-cell>
          <table:table-cell office:value-type="string" calcext:value-type="string">
            <text:p>https://api.github.com/repos/socialedge/hermes</text:p>
          </table:table-cell>
          <table:table-cell table:formula="of:=REPLACE([.B4768]; 1; 29; &quot;&quot;)" office:value-type="string" office:string-value="socialedge/hermes" calcext:value-type="string">
            <text:p>socialedge/hermes</text:p>
          </table:table-cell>
        </table:table-row>
        <table:table-row table:style-name="ro1">
          <table:table-cell office:value-type="float" office:value="41034556" calcext:value-type="float">
            <text:p>41034556</text:p>
          </table:table-cell>
          <table:table-cell office:value-type="string" calcext:value-type="string">
            <text:p>https://api.github.com/repos/SimpleMobileTools/Simple-File-Manager</text:p>
          </table:table-cell>
          <table:table-cell table:formula="of:=REPLACE([.B4769]; 1; 29; &quot;&quot;)" office:value-type="string" office:string-value="SimpleMobileTools/Simple-File-Manager" calcext:value-type="string">
            <text:p>SimpleMobileTools/Simple-File-Manager</text:p>
          </table:table-cell>
        </table:table-row>
        <table:table-row table:style-name="ro1">
          <table:table-cell office:value-type="float" office:value="41036823" calcext:value-type="float">
            <text:p>41036823</text:p>
          </table:table-cell>
          <table:table-cell office:value-type="string" calcext:value-type="string">
            <text:p>https://api.github.com/repos/NoodlePartners/sakai_work</text:p>
          </table:table-cell>
          <table:table-cell table:formula="of:=REPLACE([.B4770]; 1; 29; &quot;&quot;)" office:value-type="string" office:string-value="NoodlePartners/sakai_work" calcext:value-type="string">
            <text:p>NoodlePartners/sakai_work</text:p>
          </table:table-cell>
        </table:table-row>
        <table:table-row table:style-name="ro1">
          <table:table-cell office:value-type="float" office:value="41101447" calcext:value-type="float">
            <text:p>41101447</text:p>
          </table:table-cell>
          <table:table-cell office:value-type="string" calcext:value-type="string">
            <text:p>https://api.github.com/repos/1060680253/phyt</text:p>
          </table:table-cell>
          <table:table-cell table:formula="of:=REPLACE([.B4771]; 1; 29; &quot;&quot;)" office:value-type="string" office:string-value="1060680253/phyt" calcext:value-type="string">
            <text:p>1060680253/phyt</text:p>
          </table:table-cell>
        </table:table-row>
        <table:table-row table:style-name="ro1">
          <table:table-cell office:value-type="float" office:value="41110076" calcext:value-type="float">
            <text:p>41110076</text:p>
          </table:table-cell>
          <table:table-cell office:value-type="string" calcext:value-type="string">
            <text:p>https://api.github.com/repos/Aeronica/mxTune</text:p>
          </table:table-cell>
          <table:table-cell table:formula="of:=REPLACE([.B4772]; 1; 29; &quot;&quot;)" office:value-type="string" office:string-value="Aeronica/mxTune" calcext:value-type="string">
            <text:p>Aeronica/mxTune</text:p>
          </table:table-cell>
        </table:table-row>
        <table:table-row table:style-name="ro1">
          <table:table-cell office:value-type="float" office:value="41181820" calcext:value-type="float">
            <text:p>41181820</text:p>
          </table:table-cell>
          <table:table-cell office:value-type="string" calcext:value-type="string">
            <text:p>https://api.github.com/repos/flipkart-incubator/proteus</text:p>
          </table:table-cell>
          <table:table-cell table:formula="of:=REPLACE([.B4773]; 1; 29; &quot;&quot;)" office:value-type="string" office:string-value="flipkart-incubator/proteus" calcext:value-type="string">
            <text:p>flipkart-incubator/proteus</text:p>
          </table:table-cell>
        </table:table-row>
        <table:table-row table:style-name="ro1">
          <table:table-cell office:value-type="float" office:value="41419541" calcext:value-type="float">
            <text:p>41419541</text:p>
          </table:table-cell>
          <table:table-cell office:value-type="string" calcext:value-type="string">
            <text:p>https://api.github.com/repos/splicemachine/spliceengine</text:p>
          </table:table-cell>
          <table:table-cell table:formula="of:=REPLACE([.B4774]; 1; 29; &quot;&quot;)" office:value-type="string" office:string-value="splicemachine/spliceengine" calcext:value-type="string">
            <text:p>splicemachine/spliceengine</text:p>
          </table:table-cell>
        </table:table-row>
        <table:table-row table:style-name="ro1">
          <table:table-cell office:value-type="float" office:value="41430140" calcext:value-type="float">
            <text:p>41430140</text:p>
          </table:table-cell>
          <table:table-cell office:value-type="string" calcext:value-type="string">
            <text:p>https://api.github.com/repos/ecfeed/ecFeed</text:p>
          </table:table-cell>
          <table:table-cell table:formula="of:=REPLACE([.B4775]; 1; 29; &quot;&quot;)" office:value-type="string" office:string-value="ecfeed/ecFeed" calcext:value-type="string">
            <text:p>ecfeed/ecFeed</text:p>
          </table:table-cell>
        </table:table-row>
        <table:table-row table:style-name="ro1">
          <table:table-cell office:value-type="float" office:value="41473858" calcext:value-type="float">
            <text:p>41473858</text:p>
          </table:table-cell>
          <table:table-cell office:value-type="string" calcext:value-type="string">
            <text:p>https://api.github.com/repos/gnastnosaj/Ashley</text:p>
          </table:table-cell>
          <table:table-cell table:formula="of:=REPLACE([.B4776]; 1; 29; &quot;&quot;)" office:value-type="string" office:string-value="gnastnosaj/Ashley" calcext:value-type="string">
            <text:p>gnastnosaj/Ashley</text:p>
          </table:table-cell>
        </table:table-row>
        <table:table-row table:style-name="ro1">
          <table:table-cell office:value-type="float" office:value="41506696" calcext:value-type="float">
            <text:p>41506696</text:p>
          </table:table-cell>
          <table:table-cell office:value-type="string" calcext:value-type="string">
            <text:p>https://api.github.com/repos/verabai/webtest</text:p>
          </table:table-cell>
          <table:table-cell table:formula="of:=REPLACE([.B4777]; 1; 29; &quot;&quot;)" office:value-type="string" office:string-value="verabai/webtest" calcext:value-type="string">
            <text:p>verabai/webtest</text:p>
          </table:table-cell>
        </table:table-row>
        <table:table-row table:style-name="ro1">
          <table:table-cell office:value-type="float" office:value="41604435" calcext:value-type="float">
            <text:p>41604435</text:p>
          </table:table-cell>
          <table:table-cell office:value-type="string" calcext:value-type="string">
            <text:p>https://api.github.com/repos/P1514/Diversity</text:p>
          </table:table-cell>
          <table:table-cell table:formula="of:=REPLACE([.B4778]; 1; 29; &quot;&quot;)" office:value-type="string" office:string-value="P1514/Diversity" calcext:value-type="string">
            <text:p>P1514/Diversity</text:p>
          </table:table-cell>
        </table:table-row>
        <table:table-row table:style-name="ro1">
          <table:table-cell office:value-type="float" office:value="41608865" calcext:value-type="float">
            <text:p>41608865</text:p>
          </table:table-cell>
          <table:table-cell office:value-type="string" calcext:value-type="string">
            <text:p>https://api.github.com/repos/robert-schmidtke/hdfs-statistics-adapter</text:p>
          </table:table-cell>
          <table:table-cell table:formula="of:=REPLACE([.B4779]; 1; 29; &quot;&quot;)" office:value-type="string" office:string-value="robert-schmidtke/hdfs-statistics-adapter" calcext:value-type="string">
            <text:p>robert-schmidtke/hdfs-statistics-adapter</text:p>
          </table:table-cell>
        </table:table-row>
        <table:table-row table:style-name="ro1">
          <table:table-cell office:value-type="float" office:value="41616440" calcext:value-type="float">
            <text:p>41616440</text:p>
          </table:table-cell>
          <table:table-cell office:value-type="string" calcext:value-type="string">
            <text:p>https://api.github.com/repos/CenterForDigitalHumanities/TPEN28</text:p>
          </table:table-cell>
          <table:table-cell table:formula="of:=REPLACE([.B4780]; 1; 29; &quot;&quot;)" office:value-type="string" office:string-value="CenterForDigitalHumanities/TPEN28" calcext:value-type="string">
            <text:p>CenterForDigitalHumanities/TPEN28</text:p>
          </table:table-cell>
        </table:table-row>
        <table:table-row table:style-name="ro1">
          <table:table-cell office:value-type="float" office:value="41623169" calcext:value-type="float">
            <text:p>41623169</text:p>
          </table:table-cell>
          <table:table-cell office:value-type="string" calcext:value-type="string">
            <text:p>https://api.github.com/repos/SevaSafris/java</text:p>
          </table:table-cell>
          <table:table-cell table:formula="of:=REPLACE([.B4781]; 1; 29; &quot;&quot;)" office:value-type="string" office:string-value="SevaSafris/java" calcext:value-type="string">
            <text:p>SevaSafris/java</text:p>
          </table:table-cell>
        </table:table-row>
        <table:table-row table:style-name="ro1">
          <table:table-cell office:value-type="float" office:value="41683858" calcext:value-type="float">
            <text:p>41683858</text:p>
          </table:table-cell>
          <table:table-cell office:value-type="string" calcext:value-type="string">
            <text:p>https://api.github.com/repos/niravPercept/MyPlan</text:p>
          </table:table-cell>
          <table:table-cell table:formula="of:=REPLACE([.B4782]; 1; 29; &quot;&quot;)" office:value-type="string" office:string-value="niravPercept/MyPlan" calcext:value-type="string">
            <text:p>niravPercept/MyPlan</text:p>
          </table:table-cell>
        </table:table-row>
        <table:table-row table:style-name="ro1">
          <table:table-cell office:value-type="float" office:value="41758019" calcext:value-type="float">
            <text:p>41758019</text:p>
          </table:table-cell>
          <table:table-cell office:value-type="string" calcext:value-type="string">
            <text:p>https://api.github.com/repos/wireapp/wire-android</text:p>
          </table:table-cell>
          <table:table-cell table:formula="of:=REPLACE([.B4783]; 1; 29; &quot;&quot;)" office:value-type="string" office:string-value="wireapp/wire-android" calcext:value-type="string">
            <text:p>wireapp/wire-android</text:p>
          </table:table-cell>
        </table:table-row>
        <table:table-row table:style-name="ro1">
          <table:table-cell office:value-type="float" office:value="41780076" calcext:value-type="float">
            <text:p>41780076</text:p>
          </table:table-cell>
          <table:table-cell office:value-type="string" calcext:value-type="string">
            <text:p>https://api.github.com/repos/breadwallet/breadwallet-android</text:p>
          </table:table-cell>
          <table:table-cell table:formula="of:=REPLACE([.B4784]; 1; 29; &quot;&quot;)" office:value-type="string" office:string-value="breadwallet/breadwallet-android" calcext:value-type="string">
            <text:p>breadwallet/breadwallet-android</text:p>
          </table:table-cell>
        </table:table-row>
        <table:table-row table:style-name="ro1">
          <table:table-cell office:value-type="float" office:value="41800443" calcext:value-type="float">
            <text:p>41800443</text:p>
          </table:table-cell>
          <table:table-cell office:value-type="string" calcext:value-type="string">
            <text:p>https://api.github.com/repos/pagarme/pagarme-java</text:p>
          </table:table-cell>
          <table:table-cell table:formula="of:=REPLACE([.B4785]; 1; 29; &quot;&quot;)" office:value-type="string" office:string-value="pagarme/pagarme-java" calcext:value-type="string">
            <text:p>pagarme/pagarme-java</text:p>
          </table:table-cell>
        </table:table-row>
        <table:table-row table:style-name="ro1">
          <table:table-cell office:value-type="float" office:value="41961099" calcext:value-type="float">
            <text:p>41961099</text:p>
          </table:table-cell>
          <table:table-cell office:value-type="string" calcext:value-type="string">
            <text:p>https://api.github.com/repos/Hubertus248/warp</text:p>
          </table:table-cell>
          <table:table-cell table:formula="of:=REPLACE([.B4786]; 1; 29; &quot;&quot;)" office:value-type="string" office:string-value="Hubertus248/warp" calcext:value-type="string">
            <text:p>Hubertus248/warp</text:p>
          </table:table-cell>
        </table:table-row>
        <table:table-row table:style-name="ro1">
          <table:table-cell office:value-type="float" office:value="42210023" calcext:value-type="float">
            <text:p>42210023</text:p>
          </table:table-cell>
          <table:table-cell office:value-type="string" calcext:value-type="string">
            <text:p>https://api.github.com/repos/PenguinSquad/Harvest-Festival</text:p>
          </table:table-cell>
          <table:table-cell table:formula="of:=REPLACE([.B4787]; 1; 29; &quot;&quot;)" office:value-type="string" office:string-value="PenguinSquad/Harvest-Festival" calcext:value-type="string">
            <text:p>PenguinSquad/Harvest-Festival</text:p>
          </table:table-cell>
        </table:table-row>
        <table:table-row table:style-name="ro1">
          <table:table-cell office:value-type="float" office:value="42288359" calcext:value-type="float">
            <text:p>42288359</text:p>
          </table:table-cell>
          <table:table-cell office:value-type="string" calcext:value-type="string">
            <text:p>https://api.github.com/repos/SonarQubeCommunity/sonar-lua</text:p>
          </table:table-cell>
          <table:table-cell table:formula="of:=REPLACE([.B4788]; 1; 29; &quot;&quot;)" office:value-type="string" office:string-value="SonarQubeCommunity/sonar-lua" calcext:value-type="string">
            <text:p>SonarQubeCommunity/sonar-lua</text:p>
          </table:table-cell>
        </table:table-row>
        <table:table-row table:style-name="ro1">
          <table:table-cell office:value-type="float" office:value="42293832" calcext:value-type="float">
            <text:p>42293832</text:p>
          </table:table-cell>
          <table:table-cell office:value-type="string" calcext:value-type="string">
            <text:p>https://api.github.com/repos/BowlerHatLLC/vscode-nextgenas</text:p>
          </table:table-cell>
          <table:table-cell table:formula="of:=REPLACE([.B4789]; 1; 29; &quot;&quot;)" office:value-type="string" office:string-value="BowlerHatLLC/vscode-nextgenas" calcext:value-type="string">
            <text:p>BowlerHatLLC/vscode-nextgenas</text:p>
          </table:table-cell>
        </table:table-row>
        <table:table-row table:style-name="ro1">
          <table:table-cell office:value-type="float" office:value="42305301" calcext:value-type="float">
            <text:p>42305301</text:p>
          </table:table-cell>
          <table:table-cell office:value-type="string" calcext:value-type="string">
            <text:p>https://api.github.com/repos/Kilograpp/Mattermost-Android-Native</text:p>
          </table:table-cell>
          <table:table-cell table:formula="of:=REPLACE([.B4790]; 1; 29; &quot;&quot;)" office:value-type="string" office:string-value="Kilograpp/Mattermost-Android-Native" calcext:value-type="string">
            <text:p>Kilograpp/Mattermost-Android-Native</text:p>
          </table:table-cell>
        </table:table-row>
        <table:table-row table:style-name="ro1">
          <table:table-cell office:value-type="float" office:value="42331099" calcext:value-type="float">
            <text:p>42331099</text:p>
          </table:table-cell>
          <table:table-cell office:value-type="string" calcext:value-type="string">
            <text:p>https://api.github.com/repos/GoogleCloudPlatform/appengine-plugins-core</text:p>
          </table:table-cell>
          <table:table-cell table:formula="of:=REPLACE([.B4791]; 1; 29; &quot;&quot;)" office:value-type="string" office:string-value="GoogleCloudPlatform/appengine-plugins-core" calcext:value-type="string">
            <text:p>GoogleCloudPlatform/appengine-plugins-core</text:p>
          </table:table-cell>
        </table:table-row>
        <table:table-row table:style-name="ro1">
          <table:table-cell office:value-type="float" office:value="42387335" calcext:value-type="float">
            <text:p>42387335</text:p>
          </table:table-cell>
          <table:table-cell office:value-type="string" calcext:value-type="string">
            <text:p>https://api.github.com/repos/Jahia/dxm</text:p>
          </table:table-cell>
          <table:table-cell table:formula="of:=REPLACE([.B4792]; 1; 29; &quot;&quot;)" office:value-type="string" office:string-value="Jahia/dxm" calcext:value-type="string">
            <text:p>Jahia/dxm</text:p>
          </table:table-cell>
        </table:table-row>
        <table:table-row table:style-name="ro1">
          <table:table-cell office:value-type="float" office:value="42401093" calcext:value-type="float">
            <text:p>42401093</text:p>
          </table:table-cell>
          <table:table-cell office:value-type="string" calcext:value-type="string">
            <text:p>https://api.github.com/repos/plues/plues</text:p>
          </table:table-cell>
          <table:table-cell table:formula="of:=REPLACE([.B4793]; 1; 29; &quot;&quot;)" office:value-type="string" office:string-value="plues/plues" calcext:value-type="string">
            <text:p>plues/plues</text:p>
          </table:table-cell>
        </table:table-row>
        <table:table-row table:style-name="ro1">
          <table:table-cell office:value-type="float" office:value="42584322" calcext:value-type="float">
            <text:p>42584322</text:p>
          </table:table-cell>
          <table:table-cell office:value-type="string" calcext:value-type="string">
            <text:p>https://api.github.com/repos/mesosphere/dcos-kafka-service</text:p>
          </table:table-cell>
          <table:table-cell table:formula="of:=REPLACE([.B4794]; 1; 29; &quot;&quot;)" office:value-type="string" office:string-value="mesosphere/dcos-kafka-service" calcext:value-type="string">
            <text:p>mesosphere/dcos-kafka-service</text:p>
          </table:table-cell>
        </table:table-row>
        <table:table-row table:style-name="ro1">
          <table:table-cell office:value-type="float" office:value="42628598" calcext:value-type="float">
            <text:p>42628598</text:p>
          </table:table-cell>
          <table:table-cell office:value-type="string" calcext:value-type="string">
            <text:p>https://api.github.com/repos/apache/incubator-juneau</text:p>
          </table:table-cell>
          <table:table-cell table:formula="of:=REPLACE([.B4795]; 1; 29; &quot;&quot;)" office:value-type="string" office:string-value="apache/incubator-juneau" calcext:value-type="string">
            <text:p>apache/incubator-juneau</text:p>
          </table:table-cell>
        </table:table-row>
        <table:table-row table:style-name="ro1">
          <table:table-cell office:value-type="float" office:value="42639030" calcext:value-type="float">
            <text:p>42639030</text:p>
          </table:table-cell>
          <table:table-cell office:value-type="string" calcext:value-type="string">
            <text:p>https://api.github.com/repos/wordpress-mobile/WordPress-FluxC-Android</text:p>
          </table:table-cell>
          <table:table-cell table:formula="of:=REPLACE([.B4796]; 1; 29; &quot;&quot;)" office:value-type="string" office:string-value="wordpress-mobile/WordPress-FluxC-Android" calcext:value-type="string">
            <text:p>wordpress-mobile/WordPress-FluxC-Android</text:p>
          </table:table-cell>
        </table:table-row>
        <table:table-row table:style-name="ro1">
          <table:table-cell office:value-type="float" office:value="42647488" calcext:value-type="float">
            <text:p>42647488</text:p>
          </table:table-cell>
          <table:table-cell office:value-type="string" calcext:value-type="string">
            <text:p>https://api.github.com/repos/koldovsky/kids-room</text:p>
          </table:table-cell>
          <table:table-cell table:formula="of:=REPLACE([.B4797]; 1; 29; &quot;&quot;)" office:value-type="string" office:string-value="koldovsky/kids-room" calcext:value-type="string">
            <text:p>koldovsky/kids-room</text:p>
          </table:table-cell>
        </table:table-row>
        <table:table-row table:style-name="ro1">
          <table:table-cell office:value-type="float" office:value="42727512" calcext:value-type="float">
            <text:p>42727512</text:p>
          </table:table-cell>
          <table:table-cell office:value-type="string" calcext:value-type="string">
            <text:p>https://api.github.com/repos/ebean-orm/ebean</text:p>
          </table:table-cell>
          <table:table-cell table:formula="of:=REPLACE([.B4798]; 1; 29; &quot;&quot;)" office:value-type="string" office:string-value="ebean-orm/ebean" calcext:value-type="string">
            <text:p>ebean-orm/ebean</text:p>
          </table:table-cell>
        </table:table-row>
        <table:table-row table:style-name="ro1">
          <table:table-cell office:value-type="float" office:value="42740827" calcext:value-type="float">
            <text:p>42740827</text:p>
          </table:table-cell>
          <table:table-cell office:value-type="string" calcext:value-type="string">
            <text:p>https://api.github.com/repos/marklogic/marklogic-contentpump</text:p>
          </table:table-cell>
          <table:table-cell table:formula="of:=REPLACE([.B4799]; 1; 29; &quot;&quot;)" office:value-type="string" office:string-value="marklogic/marklogic-contentpump" calcext:value-type="string">
            <text:p>marklogic/marklogic-contentpump</text:p>
          </table:table-cell>
        </table:table-row>
        <table:table-row table:style-name="ro1">
          <table:table-cell office:value-type="float" office:value="42762325" calcext:value-type="float">
            <text:p>42762325</text:p>
          </table:table-cell>
          <table:table-cell office:value-type="string" calcext:value-type="string">
            <text:p>https://api.github.com/repos/Cognifide/bobcat</text:p>
          </table:table-cell>
          <table:table-cell table:formula="of:=REPLACE([.B4800]; 1; 29; &quot;&quot;)" office:value-type="string" office:string-value="Cognifide/bobcat" calcext:value-type="string">
            <text:p>Cognifide/bobcat</text:p>
          </table:table-cell>
        </table:table-row>
        <table:table-row table:style-name="ro1">
          <table:table-cell office:value-type="float" office:value="42775898" calcext:value-type="float">
            <text:p>42775898</text:p>
          </table:table-cell>
          <table:table-cell office:value-type="string" calcext:value-type="string">
            <text:p>https://api.github.com/repos/deeplearning4j/dl4j-examples</text:p>
          </table:table-cell>
          <table:table-cell table:formula="of:=REPLACE([.B4801]; 1; 29; &quot;&quot;)" office:value-type="string" office:string-value="deeplearning4j/dl4j-examples" calcext:value-type="string">
            <text:p>deeplearning4j/dl4j-examples</text:p>
          </table:table-cell>
        </table:table-row>
        <table:table-row table:style-name="ro1">
          <table:table-cell office:value-type="float" office:value="42784272" calcext:value-type="float">
            <text:p>42784272</text:p>
          </table:table-cell>
          <table:table-cell office:value-type="string" calcext:value-type="string">
            <text:p>https://api.github.com/repos/TheDragonTeam/ArmorPlus</text:p>
          </table:table-cell>
          <table:table-cell table:formula="of:=REPLACE([.B4802]; 1; 29; &quot;&quot;)" office:value-type="string" office:string-value="TheDragonTeam/ArmorPlus" calcext:value-type="string">
            <text:p>TheDragonTeam/ArmorPlus</text:p>
          </table:table-cell>
        </table:table-row>
        <table:table-row table:style-name="ro1">
          <table:table-cell office:value-type="float" office:value="42796729" calcext:value-type="float">
            <text:p>42796729</text:p>
          </table:table-cell>
          <table:table-cell office:value-type="string" calcext:value-type="string">
            <text:p>https://api.github.com/repos/RENCI-NRIG/orca5</text:p>
          </table:table-cell>
          <table:table-cell table:formula="of:=REPLACE([.B4803]; 1; 29; &quot;&quot;)" office:value-type="string" office:string-value="RENCI-NRIG/orca5" calcext:value-type="string">
            <text:p>RENCI-NRIG/orca5</text:p>
          </table:table-cell>
        </table:table-row>
        <table:table-row table:style-name="ro1">
          <table:table-cell office:value-type="float" office:value="42856215" calcext:value-type="float">
            <text:p>42856215</text:p>
          </table:table-cell>
          <table:table-cell office:value-type="string" calcext:value-type="string">
            <text:p>https://api.github.com/repos/topjohnwu/MagiskManager</text:p>
          </table:table-cell>
          <table:table-cell table:formula="of:=REPLACE([.B4804]; 1; 29; &quot;&quot;)" office:value-type="string" office:string-value="topjohnwu/MagiskManager" calcext:value-type="string">
            <text:p>topjohnwu/MagiskManager</text:p>
          </table:table-cell>
        </table:table-row>
        <table:table-row table:style-name="ro1">
          <table:table-cell office:value-type="float" office:value="42886668" calcext:value-type="float">
            <text:p>42886668</text:p>
          </table:table-cell>
          <table:table-cell office:value-type="string" calcext:value-type="string">
            <text:p>https://api.github.com/repos/aht-group/jeesl</text:p>
          </table:table-cell>
          <table:table-cell table:formula="of:=REPLACE([.B4805]; 1; 29; &quot;&quot;)" office:value-type="string" office:string-value="aht-group/jeesl" calcext:value-type="string">
            <text:p>aht-group/jeesl</text:p>
          </table:table-cell>
        </table:table-row>
        <table:table-row table:style-name="ro1">
          <table:table-cell office:value-type="float" office:value="42951103" calcext:value-type="float">
            <text:p>42951103</text:p>
          </table:table-cell>
          <table:table-cell office:value-type="string" calcext:value-type="string">
            <text:p>https://api.github.com/repos/xap/xap</text:p>
          </table:table-cell>
          <table:table-cell table:formula="of:=REPLACE([.B4806]; 1; 29; &quot;&quot;)" office:value-type="string" office:string-value="xap/xap" calcext:value-type="string">
            <text:p>xap/xap</text:p>
          </table:table-cell>
        </table:table-row>
        <table:table-row table:style-name="ro1">
          <table:table-cell office:value-type="float" office:value="42952700" calcext:value-type="float">
            <text:p>42952700</text:p>
          </table:table-cell>
          <table:table-cell office:value-type="string" calcext:value-type="string">
            <text:p>https://api.github.com/repos/se-edu/addressbook-level4</text:p>
          </table:table-cell>
          <table:table-cell table:formula="of:=REPLACE([.B4807]; 1; 29; &quot;&quot;)" office:value-type="string" office:string-value="se-edu/addressbook-level4" calcext:value-type="string">
            <text:p>se-edu/addressbook-level4</text:p>
          </table:table-cell>
        </table:table-row>
        <table:table-row table:style-name="ro1">
          <table:table-cell office:value-type="float" office:value="42954485" calcext:value-type="float">
            <text:p>42954485</text:p>
          </table:table-cell>
          <table:table-cell office:value-type="string" calcext:value-type="string">
            <text:p>https://api.github.com/repos/de-jcup/egradle</text:p>
          </table:table-cell>
          <table:table-cell table:formula="of:=REPLACE([.B4808]; 1; 29; &quot;&quot;)" office:value-type="string" office:string-value="de-jcup/egradle" calcext:value-type="string">
            <text:p>de-jcup/egradle</text:p>
          </table:table-cell>
        </table:table-row>
        <table:table-row table:style-name="ro1">
          <table:table-cell office:value-type="float" office:value="42970777" calcext:value-type="float">
            <text:p>42970777</text:p>
          </table:table-cell>
          <table:table-cell office:value-type="string" calcext:value-type="string">
            <text:p>https://api.github.com/repos/farmerbb/Taskbar</text:p>
          </table:table-cell>
          <table:table-cell table:formula="of:=REPLACE([.B4809]; 1; 29; &quot;&quot;)" office:value-type="string" office:string-value="farmerbb/Taskbar" calcext:value-type="string">
            <text:p>farmerbb/Taskbar</text:p>
          </table:table-cell>
        </table:table-row>
        <table:table-row table:style-name="ro1">
          <table:table-cell office:value-type="float" office:value="43003764" calcext:value-type="float">
            <text:p>43003764</text:p>
          </table:table-cell>
          <table:table-cell office:value-type="string" calcext:value-type="string">
            <text:p>https://api.github.com/repos/optimizely/java-sdk</text:p>
          </table:table-cell>
          <table:table-cell table:formula="of:=REPLACE([.B4810]; 1; 29; &quot;&quot;)" office:value-type="string" office:string-value="optimizely/java-sdk" calcext:value-type="string">
            <text:p>optimizely/java-sdk</text:p>
          </table:table-cell>
        </table:table-row>
        <table:table-row table:style-name="ro1">
          <table:table-cell office:value-type="float" office:value="43098486" calcext:value-type="float">
            <text:p>43098486</text:p>
          </table:table-cell>
          <table:table-cell office:value-type="string" calcext:value-type="string">
            <text:p>https://api.github.com/repos/s966060/projecteuler</text:p>
          </table:table-cell>
          <table:table-cell table:formula="of:=REPLACE([.B4811]; 1; 29; &quot;&quot;)" office:value-type="string" office:string-value="s966060/projecteuler" calcext:value-type="string">
            <text:p>s966060/projecteuler</text:p>
          </table:table-cell>
        </table:table-row>
        <table:table-row table:style-name="ro1">
          <table:table-cell office:value-type="float" office:value="43112296" calcext:value-type="float">
            <text:p>43112296</text:p>
          </table:table-cell>
          <table:table-cell office:value-type="string" calcext:value-type="string">
            <text:p>https://api.github.com/repos/saego/RepositBasic</text:p>
          </table:table-cell>
          <table:table-cell table:formula="of:=REPLACE([.B4812]; 1; 29; &quot;&quot;)" office:value-type="string" office:string-value="saego/RepositBasic" calcext:value-type="string">
            <text:p>saego/RepositBasic</text:p>
          </table:table-cell>
        </table:table-row>
        <table:table-row table:style-name="ro1">
          <table:table-cell office:value-type="float" office:value="43142421" calcext:value-type="float">
            <text:p>43142421</text:p>
          </table:table-cell>
          <table:table-cell office:value-type="string" calcext:value-type="string">
            <text:p>https://api.github.com/repos/siteadmin/ett</text:p>
          </table:table-cell>
          <table:table-cell table:formula="of:=REPLACE([.B4813]; 1; 29; &quot;&quot;)" office:value-type="string" office:string-value="siteadmin/ett" calcext:value-type="string">
            <text:p>siteadmin/ett</text:p>
          </table:table-cell>
        </table:table-row>
        <table:table-row table:style-name="ro1">
          <table:table-cell office:value-type="float" office:value="43173133" calcext:value-type="float">
            <text:p>43173133</text:p>
          </table:table-cell>
          <table:table-cell office:value-type="string" calcext:value-type="string">
            <text:p>https://api.github.com/repos/untangle/ngfw_src</text:p>
          </table:table-cell>
          <table:table-cell table:formula="of:=REPLACE([.B4814]; 1; 29; &quot;&quot;)" office:value-type="string" office:string-value="untangle/ngfw_src" calcext:value-type="string">
            <text:p>untangle/ngfw_src</text:p>
          </table:table-cell>
        </table:table-row>
        <table:table-row table:style-name="ro1">
          <table:table-cell office:value-type="float" office:value="43179058" calcext:value-type="float">
            <text:p>43179058</text:p>
          </table:table-cell>
          <table:table-cell office:value-type="string" calcext:value-type="string">
            <text:p>https://api.github.com/repos/datamatica-pl/traccar-api</text:p>
          </table:table-cell>
          <table:table-cell table:formula="of:=REPLACE([.B4815]; 1; 29; &quot;&quot;)" office:value-type="string" office:string-value="datamatica-pl/traccar-api" calcext:value-type="string">
            <text:p>datamatica-pl/traccar-api</text:p>
          </table:table-cell>
        </table:table-row>
        <table:table-row table:style-name="ro1">
          <table:table-cell office:value-type="float" office:value="43221434" calcext:value-type="float">
            <text:p>43221434</text:p>
          </table:table-cell>
          <table:table-cell office:value-type="string" calcext:value-type="string">
            <text:p>https://api.github.com/repos/VelaDev/Repo</text:p>
          </table:table-cell>
          <table:table-cell table:formula="of:=REPLACE([.B4816]; 1; 29; &quot;&quot;)" office:value-type="string" office:string-value="VelaDev/Repo" calcext:value-type="string">
            <text:p>VelaDev/Repo</text:p>
          </table:table-cell>
        </table:table-row>
        <table:table-row table:style-name="ro1">
          <table:table-cell office:value-type="float" office:value="43257050" calcext:value-type="float">
            <text:p>43257050</text:p>
          </table:table-cell>
          <table:table-cell office:value-type="string" calcext:value-type="string">
            <text:p>https://api.github.com/repos/jojoldu/blog-code</text:p>
          </table:table-cell>
          <table:table-cell table:formula="of:=REPLACE([.B4817]; 1; 29; &quot;&quot;)" office:value-type="string" office:string-value="jojoldu/blog-code" calcext:value-type="string">
            <text:p>jojoldu/blog-code</text:p>
          </table:table-cell>
        </table:table-row>
        <table:table-row table:style-name="ro1">
          <table:table-cell office:value-type="float" office:value="43301802" calcext:value-type="float">
            <text:p>43301802</text:p>
          </table:table-cell>
          <table:table-cell office:value-type="string" calcext:value-type="string">
            <text:p>https://api.github.com/repos/craigmiller160/OrgBuilder</text:p>
          </table:table-cell>
          <table:table-cell table:formula="of:=REPLACE([.B4818]; 1; 29; &quot;&quot;)" office:value-type="string" office:string-value="craigmiller160/OrgBuilder" calcext:value-type="string">
            <text:p>craigmiller160/OrgBuilder</text:p>
          </table:table-cell>
        </table:table-row>
        <table:table-row table:style-name="ro1">
          <table:table-cell office:value-type="float" office:value="43351192" calcext:value-type="float">
            <text:p>43351192</text:p>
          </table:table-cell>
          <table:table-cell office:value-type="string" calcext:value-type="string">
            <text:p>https://api.github.com/repos/vimeo/stag-java</text:p>
          </table:table-cell>
          <table:table-cell table:formula="of:=REPLACE([.B4819]; 1; 29; &quot;&quot;)" office:value-type="string" office:string-value="vimeo/stag-java" calcext:value-type="string">
            <text:p>vimeo/stag-java</text:p>
          </table:table-cell>
        </table:table-row>
        <table:table-row table:style-name="ro1">
          <table:table-cell office:value-type="float" office:value="43372017" calcext:value-type="float">
            <text:p>43372017</text:p>
          </table:table-cell>
          <table:table-cell office:value-type="string" calcext:value-type="string">
            <text:p>https://api.github.com/repos/commons-app/apps-android-commons</text:p>
          </table:table-cell>
          <table:table-cell table:formula="of:=REPLACE([.B4820]; 1; 29; &quot;&quot;)" office:value-type="string" office:string-value="commons-app/apps-android-commons" calcext:value-type="string">
            <text:p>commons-app/apps-android-commons</text:p>
          </table:table-cell>
        </table:table-row>
        <table:table-row table:style-name="ro1">
          <table:table-cell office:value-type="float" office:value="43381165" calcext:value-type="float">
            <text:p>43381165</text:p>
          </table:table-cell>
          <table:table-cell office:value-type="string" calcext:value-type="string">
            <text:p>https://api.github.com/repos/jrachiele/java-timeseries</text:p>
          </table:table-cell>
          <table:table-cell table:formula="of:=REPLACE([.B4821]; 1; 29; &quot;&quot;)" office:value-type="string" office:string-value="jrachiele/java-timeseries" calcext:value-type="string">
            <text:p>jrachiele/java-timeseries</text:p>
          </table:table-cell>
        </table:table-row>
        <table:table-row table:style-name="ro1">
          <table:table-cell office:value-type="float" office:value="43435730" calcext:value-type="float">
            <text:p>43435730</text:p>
          </table:table-cell>
          <table:table-cell office:value-type="string" calcext:value-type="string">
            <text:p>https://api.github.com/repos/jruesga/rview</text:p>
          </table:table-cell>
          <table:table-cell table:formula="of:=REPLACE([.B4822]; 1; 29; &quot;&quot;)" office:value-type="string" office:string-value="jruesga/rview" calcext:value-type="string">
            <text:p>jruesga/rview</text:p>
          </table:table-cell>
        </table:table-row>
        <table:table-row table:style-name="ro1">
          <table:table-cell office:value-type="float" office:value="43455855" calcext:value-type="float">
            <text:p>43455855</text:p>
          </table:table-cell>
          <table:table-cell office:value-type="string" calcext:value-type="string">
            <text:p>https://api.github.com/repos/DarkLBP/Krothium-Launcher</text:p>
          </table:table-cell>
          <table:table-cell table:formula="of:=REPLACE([.B4823]; 1; 29; &quot;&quot;)" office:value-type="string" office:string-value="DarkLBP/Krothium-Launcher" calcext:value-type="string">
            <text:p>DarkLBP/Krothium-Launcher</text:p>
          </table:table-cell>
        </table:table-row>
        <table:table-row table:style-name="ro1">
          <table:table-cell office:value-type="float" office:value="43585156" calcext:value-type="float">
            <text:p>43585156</text:p>
          </table:table-cell>
          <table:table-cell office:value-type="string" calcext:value-type="string">
            <text:p>https://api.github.com/repos/K-Games/Ascension</text:p>
          </table:table-cell>
          <table:table-cell table:formula="of:=REPLACE([.B4824]; 1; 29; &quot;&quot;)" office:value-type="string" office:string-value="K-Games/Ascension" calcext:value-type="string">
            <text:p>K-Games/Ascension</text:p>
          </table:table-cell>
        </table:table-row>
        <table:table-row table:style-name="ro1">
          <table:table-cell office:value-type="float" office:value="43588489" calcext:value-type="float">
            <text:p>43588489</text:p>
          </table:table-cell>
          <table:table-cell office:value-type="string" calcext:value-type="string">
            <text:p>https://api.github.com/repos/caskdata/cdap-security-extn</text:p>
          </table:table-cell>
          <table:table-cell table:formula="of:=REPLACE([.B4825]; 1; 29; &quot;&quot;)" office:value-type="string" office:string-value="caskdata/cdap-security-extn" calcext:value-type="string">
            <text:p>caskdata/cdap-security-extn</text:p>
          </table:table-cell>
        </table:table-row>
        <table:table-row table:style-name="ro1">
          <table:table-cell office:value-type="float" office:value="43605780" calcext:value-type="float">
            <text:p>43605780</text:p>
          </table:table-cell>
          <table:table-cell office:value-type="string" calcext:value-type="string">
            <text:p>https://api.github.com/repos/CloudSlang/cs-actions</text:p>
          </table:table-cell>
          <table:table-cell table:formula="of:=REPLACE([.B4826]; 1; 29; &quot;&quot;)" office:value-type="string" office:string-value="CloudSlang/cs-actions" calcext:value-type="string">
            <text:p>CloudSlang/cs-actions</text:p>
          </table:table-cell>
        </table:table-row>
        <table:table-row table:style-name="ro1">
          <table:table-cell office:value-type="float" office:value="43624041" calcext:value-type="float">
            <text:p>43624041</text:p>
          </table:table-cell>
          <table:table-cell office:value-type="string" calcext:value-type="string">
            <text:p>https://api.github.com/repos/MPDL/INGe</text:p>
          </table:table-cell>
          <table:table-cell table:formula="of:=REPLACE([.B4827]; 1; 29; &quot;&quot;)" office:value-type="string" office:string-value="MPDL/INGe" calcext:value-type="string">
            <text:p>MPDL/INGe</text:p>
          </table:table-cell>
        </table:table-row>
        <table:table-row table:style-name="ro1">
          <table:table-cell office:value-type="float" office:value="43704073" calcext:value-type="float">
            <text:p>43704073</text:p>
          </table:table-cell>
          <table:table-cell office:value-type="string" calcext:value-type="string">
            <text:p>https://api.github.com/repos/jimregan/gramadanj</text:p>
          </table:table-cell>
          <table:table-cell table:formula="of:=REPLACE([.B4828]; 1; 29; &quot;&quot;)" office:value-type="string" office:string-value="jimregan/gramadanj" calcext:value-type="string">
            <text:p>jimregan/gramadanj</text:p>
          </table:table-cell>
        </table:table-row>
        <table:table-row table:style-name="ro1">
          <table:table-cell office:value-type="float" office:value="43753669" calcext:value-type="float">
            <text:p>43753669</text:p>
          </table:table-cell>
          <table:table-cell office:value-type="string" calcext:value-type="string">
            <text:p>https://api.github.com/repos/box/mojito</text:p>
          </table:table-cell>
          <table:table-cell table:formula="of:=REPLACE([.B4829]; 1; 29; &quot;&quot;)" office:value-type="string" office:string-value="box/mojito" calcext:value-type="string">
            <text:p>box/mojito</text:p>
          </table:table-cell>
        </table:table-row>
        <table:table-row table:style-name="ro1">
          <table:table-cell office:value-type="float" office:value="43825932" calcext:value-type="float">
            <text:p>43825932</text:p>
          </table:table-cell>
          <table:table-cell office:value-type="string" calcext:value-type="string">
            <text:p>https://api.github.com/repos/kyu-sz/LaS-VPE-Platform</text:p>
          </table:table-cell>
          <table:table-cell table:formula="of:=REPLACE([.B4830]; 1; 29; &quot;&quot;)" office:value-type="string" office:string-value="kyu-sz/LaS-VPE-Platform" calcext:value-type="string">
            <text:p>kyu-sz/LaS-VPE-Platform</text:p>
          </table:table-cell>
        </table:table-row>
        <table:table-row table:style-name="ro1">
          <table:table-cell office:value-type="float" office:value="43872339" calcext:value-type="float">
            <text:p>43872339</text:p>
          </table:table-cell>
          <table:table-cell office:value-type="string" calcext:value-type="string">
            <text:p>https://api.github.com/repos/metinkale38/prayer-times-android</text:p>
          </table:table-cell>
          <table:table-cell table:formula="of:=REPLACE([.B4831]; 1; 29; &quot;&quot;)" office:value-type="string" office:string-value="metinkale38/prayer-times-android" calcext:value-type="string">
            <text:p>metinkale38/prayer-times-android</text:p>
          </table:table-cell>
        </table:table-row>
        <table:table-row table:style-name="ro1">
          <table:table-cell office:value-type="float" office:value="43952421" calcext:value-type="float">
            <text:p>43952421</text:p>
          </table:table-cell>
          <table:table-cell office:value-type="string" calcext:value-type="string">
            <text:p>https://api.github.com/repos/gazbert/bxbot</text:p>
          </table:table-cell>
          <table:table-cell table:formula="of:=REPLACE([.B4832]; 1; 29; &quot;&quot;)" office:value-type="string" office:string-value="gazbert/bxbot" calcext:value-type="string">
            <text:p>gazbert/bxbot</text:p>
          </table:table-cell>
        </table:table-row>
        <table:table-row table:style-name="ro1">
          <table:table-cell office:value-type="float" office:value="43962199" calcext:value-type="float">
            <text:p>43962199</text:p>
          </table:table-cell>
          <table:table-cell office:value-type="string" calcext:value-type="string">
            <text:p>https://api.github.com/repos/truesik/Montao</text:p>
          </table:table-cell>
          <table:table-cell table:formula="of:=REPLACE([.B4833]; 1; 29; &quot;&quot;)" office:value-type="string" office:string-value="truesik/Montao" calcext:value-type="string">
            <text:p>truesik/Montao</text:p>
          </table:table-cell>
        </table:table-row>
        <table:table-row table:style-name="ro1">
          <table:table-cell office:value-type="float" office:value="44040825" calcext:value-type="float">
            <text:p>44040825</text:p>
          </table:table-cell>
          <table:table-cell office:value-type="string" calcext:value-type="string">
            <text:p>https://api.github.com/repos/nicholaschum/substratum</text:p>
          </table:table-cell>
          <table:table-cell table:formula="of:=REPLACE([.B4834]; 1; 29; &quot;&quot;)" office:value-type="string" office:string-value="nicholaschum/substratum" calcext:value-type="string">
            <text:p>nicholaschum/substratum</text:p>
          </table:table-cell>
        </table:table-row>
        <table:table-row table:style-name="ro1">
          <table:table-cell office:value-type="float" office:value="44113312" calcext:value-type="float">
            <text:p>44113312</text:p>
          </table:table-cell>
          <table:table-cell office:value-type="string" calcext:value-type="string">
            <text:p>https://api.github.com/repos/gateship-one/odyssey</text:p>
          </table:table-cell>
          <table:table-cell table:formula="of:=REPLACE([.B4835]; 1; 29; &quot;&quot;)" office:value-type="string" office:string-value="gateship-one/odyssey" calcext:value-type="string">
            <text:p>gateship-one/odyssey</text:p>
          </table:table-cell>
        </table:table-row>
        <table:table-row table:style-name="ro1">
          <table:table-cell office:value-type="float" office:value="44114075" calcext:value-type="float">
            <text:p>44114075</text:p>
          </table:table-cell>
          <table:table-cell office:value-type="string" calcext:value-type="string">
            <text:p>https://api.github.com/repos/gateship-one/malp</text:p>
          </table:table-cell>
          <table:table-cell table:formula="of:=REPLACE([.B4836]; 1; 29; &quot;&quot;)" office:value-type="string" office:string-value="gateship-one/malp" calcext:value-type="string">
            <text:p>gateship-one/malp</text:p>
          </table:table-cell>
        </table:table-row>
        <table:table-row table:style-name="ro1">
          <table:table-cell office:value-type="float" office:value="44122841" calcext:value-type="float">
            <text:p>44122841</text:p>
          </table:table-cell>
          <table:table-cell office:value-type="string" calcext:value-type="string">
            <text:p>https://api.github.com/repos/CAAPIM/Android-MAS-SDK</text:p>
          </table:table-cell>
          <table:table-cell table:formula="of:=REPLACE([.B4837]; 1; 29; &quot;&quot;)" office:value-type="string" office:string-value="CAAPIM/Android-MAS-SDK" calcext:value-type="string">
            <text:p>CAAPIM/Android-MAS-SDK</text:p>
          </table:table-cell>
        </table:table-row>
        <table:table-row table:style-name="ro1">
          <table:table-cell office:value-type="float" office:value="44231744" calcext:value-type="float">
            <text:p>44231744</text:p>
          </table:table-cell>
          <table:table-cell office:value-type="string" calcext:value-type="string">
            <text:p>https://api.github.com/repos/Team-Fruit/SignPicture</text:p>
          </table:table-cell>
          <table:table-cell table:formula="of:=REPLACE([.B4838]; 1; 29; &quot;&quot;)" office:value-type="string" office:string-value="Team-Fruit/SignPicture" calcext:value-type="string">
            <text:p>Team-Fruit/SignPicture</text:p>
          </table:table-cell>
        </table:table-row>
        <table:table-row table:style-name="ro1">
          <table:table-cell office:value-type="float" office:value="44298858" calcext:value-type="float">
            <text:p>44298858</text:p>
          </table:table-cell>
          <table:table-cell office:value-type="string" calcext:value-type="string">
            <text:p>https://api.github.com/repos/hub-se/BugLoRD</text:p>
          </table:table-cell>
          <table:table-cell table:formula="of:=REPLACE([.B4839]; 1; 29; &quot;&quot;)" office:value-type="string" office:string-value="hub-se/BugLoRD" calcext:value-type="string">
            <text:p>hub-se/BugLoRD</text:p>
          </table:table-cell>
        </table:table-row>
        <table:table-row table:style-name="ro1">
          <table:table-cell office:value-type="float" office:value="44318853" calcext:value-type="float">
            <text:p>44318853</text:p>
          </table:table-cell>
          <table:table-cell office:value-type="string" calcext:value-type="string">
            <text:p>https://api.github.com/repos/ONSdigital/response-management-service</text:p>
          </table:table-cell>
          <table:table-cell table:formula="of:=REPLACE([.B4840]; 1; 29; &quot;&quot;)" office:value-type="string" office:string-value="ONSdigital/response-management-service" calcext:value-type="string">
            <text:p>ONSdigital/response-management-service</text:p>
          </table:table-cell>
        </table:table-row>
        <table:table-row table:style-name="ro1">
          <table:table-cell office:value-type="float" office:value="44336639" calcext:value-type="float">
            <text:p>44336639</text:p>
          </table:table-cell>
          <table:table-cell office:value-type="string" calcext:value-type="string">
            <text:p>https://api.github.com/repos/folio-org/okapi</text:p>
          </table:table-cell>
          <table:table-cell table:formula="of:=REPLACE([.B4841]; 1; 29; &quot;&quot;)" office:value-type="string" office:string-value="folio-org/okapi" calcext:value-type="string">
            <text:p>folio-org/okapi</text:p>
          </table:table-cell>
        </table:table-row>
        <table:table-row table:style-name="ro1">
          <table:table-cell office:value-type="float" office:value="44337838" calcext:value-type="float">
            <text:p>44337838</text:p>
          </table:table-cell>
          <table:table-cell office:value-type="string" calcext:value-type="string">
            <text:p>https://api.github.com/repos/Albertus82/JFaceUtils</text:p>
          </table:table-cell>
          <table:table-cell table:formula="of:=REPLACE([.B4842]; 1; 29; &quot;&quot;)" office:value-type="string" office:string-value="Albertus82/JFaceUtils" calcext:value-type="string">
            <text:p>Albertus82/JFaceUtils</text:p>
          </table:table-cell>
        </table:table-row>
        <table:table-row table:style-name="ro1">
          <table:table-cell office:value-type="float" office:value="44463576" calcext:value-type="float">
            <text:p>44463576</text:p>
          </table:table-cell>
          <table:table-cell office:value-type="string" calcext:value-type="string">
            <text:p>https://api.github.com/repos/Incuube/Hyber-SDK-Android</text:p>
          </table:table-cell>
          <table:table-cell table:formula="of:=REPLACE([.B4843]; 1; 29; &quot;&quot;)" office:value-type="string" office:string-value="Incuube/Hyber-SDK-Android" calcext:value-type="string">
            <text:p>Incuube/Hyber-SDK-Android</text:p>
          </table:table-cell>
        </table:table-row>
        <table:table-row table:style-name="ro1">
          <table:table-cell office:value-type="float" office:value="44498165" calcext:value-type="float">
            <text:p>44498165</text:p>
          </table:table-cell>
          <table:table-cell office:value-type="string" calcext:value-type="string">
            <text:p>https://api.github.com/repos/TheDudes/LODDS</text:p>
          </table:table-cell>
          <table:table-cell table:formula="of:=REPLACE([.B4844]; 1; 29; &quot;&quot;)" office:value-type="string" office:string-value="TheDudes/LODDS" calcext:value-type="string">
            <text:p>TheDudes/LODDS</text:p>
          </table:table-cell>
        </table:table-row>
        <table:table-row table:style-name="ro1">
          <table:table-cell office:value-type="float" office:value="44513793" calcext:value-type="float">
            <text:p>44513793</text:p>
          </table:table-cell>
          <table:table-cell office:value-type="string" calcext:value-type="string">
            <text:p>https://api.github.com/repos/vmware/admiral</text:p>
          </table:table-cell>
          <table:table-cell table:formula="of:=REPLACE([.B4845]; 1; 29; &quot;&quot;)" office:value-type="string" office:string-value="vmware/admiral" calcext:value-type="string">
            <text:p>vmware/admiral</text:p>
          </table:table-cell>
        </table:table-row>
        <table:table-row table:style-name="ro1">
          <table:table-cell office:value-type="float" office:value="44548520" calcext:value-type="float">
            <text:p>44548520</text:p>
          </table:table-cell>
          <table:table-cell office:value-type="string" calcext:value-type="string">
            <text:p>https://api.github.com/repos/commercetools/commercetools-payone-integration</text:p>
          </table:table-cell>
          <table:table-cell table:formula="of:=REPLACE([.B4846]; 1; 29; &quot;&quot;)" office:value-type="string" office:string-value="commercetools/commercetools-payone-integration" calcext:value-type="string">
            <text:p>commercetools/commercetools-payone-integration</text:p>
          </table:table-cell>
        </table:table-row>
        <table:table-row table:style-name="ro1">
          <table:table-cell office:value-type="float" office:value="44561068" calcext:value-type="float">
            <text:p>44561068</text:p>
          </table:table-cell>
          <table:table-cell office:value-type="string" calcext:value-type="string">
            <text:p>https://api.github.com/repos/GoogleCloudPlatform/google-cloud-java</text:p>
          </table:table-cell>
          <table:table-cell table:formula="of:=REPLACE([.B4847]; 1; 29; &quot;&quot;)" office:value-type="string" office:string-value="GoogleCloudPlatform/google-cloud-java" calcext:value-type="string">
            <text:p>GoogleCloudPlatform/google-cloud-java</text:p>
          </table:table-cell>
        </table:table-row>
        <table:table-row table:style-name="ro1">
          <table:table-cell office:value-type="float" office:value="44561402" calcext:value-type="float">
            <text:p>44561402</text:p>
          </table:table-cell>
          <table:table-cell office:value-type="string" calcext:value-type="string">
            <text:p>https://api.github.com/repos/dhis2/dhis2-core</text:p>
          </table:table-cell>
          <table:table-cell table:formula="of:=REPLACE([.B4848]; 1; 29; &quot;&quot;)" office:value-type="string" office:string-value="dhis2/dhis2-core" calcext:value-type="string">
            <text:p>dhis2/dhis2-core</text:p>
          </table:table-cell>
        </table:table-row>
        <table:table-row table:style-name="ro1">
          <table:table-cell office:value-type="float" office:value="44578398" calcext:value-type="float">
            <text:p>44578398</text:p>
          </table:table-cell>
          <table:table-cell office:value-type="string" calcext:value-type="string">
            <text:p>https://api.github.com/repos/cyverse-de/ui</text:p>
          </table:table-cell>
          <table:table-cell table:formula="of:=REPLACE([.B4849]; 1; 29; &quot;&quot;)" office:value-type="string" office:string-value="cyverse-de/ui" calcext:value-type="string">
            <text:p>cyverse-de/ui</text:p>
          </table:table-cell>
        </table:table-row>
        <table:table-row table:style-name="ro1">
          <table:table-cell office:value-type="float" office:value="44668746" calcext:value-type="float">
            <text:p>44668746</text:p>
          </table:table-cell>
          <table:table-cell office:value-type="string" calcext:value-type="string">
            <text:p>https://api.github.com/repos/zhouyifeng1234/AsSlashYouth</text:p>
          </table:table-cell>
          <table:table-cell table:formula="of:=REPLACE([.B4850]; 1; 29; &quot;&quot;)" office:value-type="string" office:string-value="zhouyifeng1234/AsSlashYouth" calcext:value-type="string">
            <text:p>zhouyifeng1234/AsSlashYouth</text:p>
          </table:table-cell>
        </table:table-row>
        <table:table-row table:style-name="ro1">
          <table:table-cell office:value-type="float" office:value="44675492" calcext:value-type="float">
            <text:p>44675492</text:p>
          </table:table-cell>
          <table:table-cell office:value-type="string" calcext:value-type="string">
            <text:p>https://api.github.com/repos/double-cute/note</text:p>
          </table:table-cell>
          <table:table-cell table:formula="of:=REPLACE([.B4851]; 1; 29; &quot;&quot;)" office:value-type="string" office:string-value="double-cute/note" calcext:value-type="string">
            <text:p>double-cute/note</text:p>
          </table:table-cell>
        </table:table-row>
        <table:table-row table:style-name="ro1">
          <table:table-cell office:value-type="float" office:value="44697152" calcext:value-type="float">
            <text:p>44697152</text:p>
          </table:table-cell>
          <table:table-cell office:value-type="string" calcext:value-type="string">
            <text:p>https://api.github.com/repos/mopemope/meghanada-server</text:p>
          </table:table-cell>
          <table:table-cell table:formula="of:=REPLACE([.B4852]; 1; 29; &quot;&quot;)" office:value-type="string" office:string-value="mopemope/meghanada-server" calcext:value-type="string">
            <text:p>mopemope/meghanada-server</text:p>
          </table:table-cell>
        </table:table-row>
        <table:table-row table:style-name="ro1">
          <table:table-cell office:value-type="float" office:value="44729242" calcext:value-type="float">
            <text:p>44729242</text:p>
          </table:table-cell>
          <table:table-cell office:value-type="string" calcext:value-type="string">
            <text:p>https://api.github.com/repos/FraunhoferCESE/madcap</text:p>
          </table:table-cell>
          <table:table-cell table:formula="of:=REPLACE([.B4853]; 1; 29; &quot;&quot;)" office:value-type="string" office:string-value="FraunhoferCESE/madcap" calcext:value-type="string">
            <text:p>FraunhoferCESE/madcap</text:p>
          </table:table-cell>
        </table:table-row>
        <table:table-row table:style-name="ro1">
          <table:table-cell office:value-type="float" office:value="44806191" calcext:value-type="float">
            <text:p>44806191</text:p>
          </table:table-cell>
          <table:table-cell office:value-type="string" calcext:value-type="string">
            <text:p>https://api.github.com/repos/lightart/net.cloudkit</text:p>
          </table:table-cell>
          <table:table-cell table:formula="of:=REPLACE([.B4854]; 1; 29; &quot;&quot;)" office:value-type="string" office:string-value="lightart/net.cloudkit" calcext:value-type="string">
            <text:p>lightart/net.cloudkit</text:p>
          </table:table-cell>
        </table:table-row>
        <table:table-row table:style-name="ro1">
          <table:table-cell office:value-type="float" office:value="44806963" calcext:value-type="float">
            <text:p>44806963</text:p>
          </table:table-cell>
          <table:table-cell office:value-type="string" calcext:value-type="string">
            <text:p>https://api.github.com/repos/futurice/freesound-android</text:p>
          </table:table-cell>
          <table:table-cell table:formula="of:=REPLACE([.B4855]; 1; 29; &quot;&quot;)" office:value-type="string" office:string-value="futurice/freesound-android" calcext:value-type="string">
            <text:p>futurice/freesound-android</text:p>
          </table:table-cell>
        </table:table-row>
        <table:table-row table:style-name="ro1">
          <table:table-cell office:value-type="float" office:value="44851664" calcext:value-type="float">
            <text:p>44851664</text:p>
          </table:table-cell>
          <table:table-cell office:value-type="string" calcext:value-type="string">
            <text:p>https://api.github.com/repos/mozack/abra2</text:p>
          </table:table-cell>
          <table:table-cell table:formula="of:=REPLACE([.B4856]; 1; 29; &quot;&quot;)" office:value-type="string" office:string-value="mozack/abra2" calcext:value-type="string">
            <text:p>mozack/abra2</text:p>
          </table:table-cell>
        </table:table-row>
        <table:table-row table:style-name="ro1">
          <table:table-cell office:value-type="float" office:value="44874469" calcext:value-type="float">
            <text:p>44874469</text:p>
          </table:table-cell>
          <table:table-cell office:value-type="string" calcext:value-type="string">
            <text:p>https://api.github.com/repos/qmetry/qaf</text:p>
          </table:table-cell>
          <table:table-cell table:formula="of:=REPLACE([.B4857]; 1; 29; &quot;&quot;)" office:value-type="string" office:string-value="qmetry/qaf" calcext:value-type="string">
            <text:p>qmetry/qaf</text:p>
          </table:table-cell>
        </table:table-row>
        <table:table-row table:style-name="ro1">
          <table:table-cell office:value-type="float" office:value="44931891" calcext:value-type="float">
            <text:p>44931891</text:p>
          </table:table-cell>
          <table:table-cell office:value-type="string" calcext:value-type="string">
            <text:p>https://api.github.com/repos/flutter/flutter-intellij</text:p>
          </table:table-cell>
          <table:table-cell table:formula="of:=REPLACE([.B4858]; 1; 29; &quot;&quot;)" office:value-type="string" office:string-value="flutter/flutter-intellij" calcext:value-type="string">
            <text:p>flutter/flutter-intellij</text:p>
          </table:table-cell>
        </table:table-row>
        <table:table-row table:style-name="ro1">
          <table:table-cell office:value-type="float" office:value="44932339" calcext:value-type="float">
            <text:p>44932339</text:p>
          </table:table-cell>
          <table:table-cell office:value-type="string" calcext:value-type="string">
            <text:p>https://api.github.com/repos/nitrogen-project/android_packages_apps_NitrogenSettings</text:p>
          </table:table-cell>
          <table:table-cell table:formula="of:=REPLACE([.B4859]; 1; 29; &quot;&quot;)" office:value-type="string" office:string-value="nitrogen-project/android_packages_apps_NitrogenSettings" calcext:value-type="string">
            <text:p>nitrogen-project/android_packages_apps_NitrogenSettings</text:p>
          </table:table-cell>
        </table:table-row>
        <table:table-row table:style-name="ro1">
          <table:table-cell office:value-type="float" office:value="45129358" calcext:value-type="float">
            <text:p>45129358</text:p>
          </table:table-cell>
          <table:table-cell office:value-type="string" calcext:value-type="string">
            <text:p>https://api.github.com/repos/draknyte1/GTplusplus</text:p>
          </table:table-cell>
          <table:table-cell table:formula="of:=REPLACE([.B4860]; 1; 29; &quot;&quot;)" office:value-type="string" office:string-value="draknyte1/GTplusplus" calcext:value-type="string">
            <text:p>draknyte1/GTplusplus</text:p>
          </table:table-cell>
        </table:table-row>
        <table:table-row table:style-name="ro1">
          <table:table-cell office:value-type="float" office:value="45216693" calcext:value-type="float">
            <text:p>45216693</text:p>
          </table:table-cell>
          <table:table-cell office:value-type="string" calcext:value-type="string">
            <text:p>https://api.github.com/repos/SpartanRefactoring/spartanizer</text:p>
          </table:table-cell>
          <table:table-cell table:formula="of:=REPLACE([.B4861]; 1; 29; &quot;&quot;)" office:value-type="string" office:string-value="SpartanRefactoring/spartanizer" calcext:value-type="string">
            <text:p>SpartanRefactoring/spartanizer</text:p>
          </table:table-cell>
        </table:table-row>
        <table:table-row table:style-name="ro1">
          <table:table-cell office:value-type="float" office:value="45219042" calcext:value-type="float">
            <text:p>45219042</text:p>
          </table:table-cell>
          <table:table-cell office:value-type="string" calcext:value-type="string">
            <text:p>https://api.github.com/repos/spacedog-io/spacedog-server</text:p>
          </table:table-cell>
          <table:table-cell table:formula="of:=REPLACE([.B4862]; 1; 29; &quot;&quot;)" office:value-type="string" office:string-value="spacedog-io/spacedog-server" calcext:value-type="string">
            <text:p>spacedog-io/spacedog-server</text:p>
          </table:table-cell>
        </table:table-row>
        <table:table-row table:style-name="ro1">
          <table:table-cell office:value-type="float" office:value="45281943" calcext:value-type="float">
            <text:p>45281943</text:p>
          </table:table-cell>
          <table:table-cell office:value-type="string" calcext:value-type="string">
            <text:p>https://api.github.com/repos/yahoo/pulsar</text:p>
          </table:table-cell>
          <table:table-cell table:formula="of:=REPLACE([.B4863]; 1; 29; &quot;&quot;)" office:value-type="string" office:string-value="yahoo/pulsar" calcext:value-type="string">
            <text:p>yahoo/pulsar</text:p>
          </table:table-cell>
        </table:table-row>
        <table:table-row table:style-name="ro1">
          <table:table-cell office:value-type="float" office:value="45287608" calcext:value-type="float">
            <text:p>45287608</text:p>
          </table:table-cell>
          <table:table-cell office:value-type="string" calcext:value-type="string">
            <text:p>https://api.github.com/repos/merlimat/pulsar</text:p>
          </table:table-cell>
          <table:table-cell table:formula="of:=REPLACE([.B4864]; 1; 29; &quot;&quot;)" office:value-type="string" office:string-value="merlimat/pulsar" calcext:value-type="string">
            <text:p>merlimat/pulsar</text:p>
          </table:table-cell>
        </table:table-row>
        <table:table-row table:style-name="ro1">
          <table:table-cell office:value-type="float" office:value="45421390" calcext:value-type="float">
            <text:p>45421390</text:p>
          </table:table-cell>
          <table:table-cell office:value-type="string" calcext:value-type="string">
            <text:p>https://api.github.com/repos/vitruv-tools/Vitruv</text:p>
          </table:table-cell>
          <table:table-cell table:formula="of:=REPLACE([.B4865]; 1; 29; &quot;&quot;)" office:value-type="string" office:string-value="vitruv-tools/Vitruv" calcext:value-type="string">
            <text:p>vitruv-tools/Vitruv</text:p>
          </table:table-cell>
        </table:table-row>
        <table:table-row table:style-name="ro1">
          <table:table-cell office:value-type="float" office:value="45575366" calcext:value-type="float">
            <text:p>45575366</text:p>
          </table:table-cell>
          <table:table-cell office:value-type="string" calcext:value-type="string">
            <text:p>https://api.github.com/repos/travelibroWohlig/Safar</text:p>
          </table:table-cell>
          <table:table-cell table:formula="of:=REPLACE([.B4866]; 1; 29; &quot;&quot;)" office:value-type="string" office:string-value="travelibroWohlig/Safar" calcext:value-type="string">
            <text:p>travelibroWohlig/Safar</text:p>
          </table:table-cell>
        </table:table-row>
        <table:table-row table:style-name="ro1">
          <table:table-cell office:value-type="float" office:value="45628325" calcext:value-type="float">
            <text:p>45628325</text:p>
          </table:table-cell>
          <table:table-cell office:value-type="string" calcext:value-type="string">
            <text:p>https://api.github.com/repos/GoogleCloudPlatform/google-cloud-intellij</text:p>
          </table:table-cell>
          <table:table-cell table:formula="of:=REPLACE([.B4867]; 1; 29; &quot;&quot;)" office:value-type="string" office:string-value="GoogleCloudPlatform/google-cloud-intellij" calcext:value-type="string">
            <text:p>GoogleCloudPlatform/google-cloud-intellij</text:p>
          </table:table-cell>
        </table:table-row>
        <table:table-row table:style-name="ro1">
          <table:table-cell office:value-type="float" office:value="45628863" calcext:value-type="float">
            <text:p>45628863</text:p>
          </table:table-cell>
          <table:table-cell office:value-type="string" calcext:value-type="string">
            <text:p>https://api.github.com/repos/GoogleCloudPlatform/pubsub</text:p>
          </table:table-cell>
          <table:table-cell table:formula="of:=REPLACE([.B4868]; 1; 29; &quot;&quot;)" office:value-type="string" office:string-value="GoogleCloudPlatform/pubsub" calcext:value-type="string">
            <text:p>GoogleCloudPlatform/pubsub</text:p>
          </table:table-cell>
        </table:table-row>
        <table:table-row table:style-name="ro1">
          <table:table-cell office:value-type="float" office:value="45685850" calcext:value-type="float">
            <text:p>45685850</text:p>
          </table:table-cell>
          <table:table-cell office:value-type="string" calcext:value-type="string">
            <text:p>https://api.github.com/repos/vase4kin/TeamCityApp</text:p>
          </table:table-cell>
          <table:table-cell table:formula="of:=REPLACE([.B4869]; 1; 29; &quot;&quot;)" office:value-type="string" office:string-value="vase4kin/TeamCityApp" calcext:value-type="string">
            <text:p>vase4kin/TeamCityApp</text:p>
          </table:table-cell>
        </table:table-row>
        <table:table-row table:style-name="ro1">
          <table:table-cell office:value-type="float" office:value="45711403" calcext:value-type="float">
            <text:p>45711403</text:p>
          </table:table-cell>
          <table:table-cell office:value-type="string" calcext:value-type="string">
            <text:p>https://api.github.com/repos/StepicOrg/stepik-android</text:p>
          </table:table-cell>
          <table:table-cell table:formula="of:=REPLACE([.B4870]; 1; 29; &quot;&quot;)" office:value-type="string" office:string-value="StepicOrg/stepik-android" calcext:value-type="string">
            <text:p>StepicOrg/stepik-android</text:p>
          </table:table-cell>
        </table:table-row>
        <table:table-row table:style-name="ro1">
          <table:table-cell office:value-type="float" office:value="45837708" calcext:value-type="float">
            <text:p>45837708</text:p>
          </table:table-cell>
          <table:table-cell office:value-type="string" calcext:value-type="string">
            <text:p>https://api.github.com/repos/OrdinaryDude/elastic-core</text:p>
          </table:table-cell>
          <table:table-cell table:formula="of:=REPLACE([.B4871]; 1; 29; &quot;&quot;)" office:value-type="string" office:string-value="OrdinaryDude/elastic-core" calcext:value-type="string">
            <text:p>OrdinaryDude/elastic-core</text:p>
          </table:table-cell>
        </table:table-row>
        <table:table-row table:style-name="ro1">
          <table:table-cell office:value-type="float" office:value="45954863" calcext:value-type="float">
            <text:p>45954863</text:p>
          </table:table-cell>
          <table:table-cell office:value-type="string" calcext:value-type="string">
            <text:p>https://api.github.com/repos/Albertus82/EarthquakeBulletin</text:p>
          </table:table-cell>
          <table:table-cell table:formula="of:=REPLACE([.B4872]; 1; 29; &quot;&quot;)" office:value-type="string" office:string-value="Albertus82/EarthquakeBulletin" calcext:value-type="string">
            <text:p>Albertus82/EarthquakeBulletin</text:p>
          </table:table-cell>
        </table:table-row>
        <table:table-row table:style-name="ro1">
          <table:table-cell office:value-type="float" office:value="46071681" calcext:value-type="float">
            <text:p>46071681</text:p>
          </table:table-cell>
          <table:table-cell office:value-type="string" calcext:value-type="string">
            <text:p>https://api.github.com/repos/INTechSenpai/moon-rover</text:p>
          </table:table-cell>
          <table:table-cell table:formula="of:=REPLACE([.B4873]; 1; 29; &quot;&quot;)" office:value-type="string" office:string-value="INTechSenpai/moon-rover" calcext:value-type="string">
            <text:p>INTechSenpai/moon-rover</text:p>
          </table:table-cell>
        </table:table-row>
        <table:table-row table:style-name="ro1">
          <table:table-cell office:value-type="float" office:value="46083313" calcext:value-type="float">
            <text:p>46083313</text:p>
          </table:table-cell>
          <table:table-cell office:value-type="string" calcext:value-type="string">
            <text:p>https://api.github.com/repos/redisson/redisson</text:p>
          </table:table-cell>
          <table:table-cell table:formula="of:=REPLACE([.B4874]; 1; 29; &quot;&quot;)" office:value-type="string" office:string-value="redisson/redisson" calcext:value-type="string">
            <text:p>redisson/redisson</text:p>
          </table:table-cell>
        </table:table-row>
        <table:table-row table:style-name="ro1">
          <table:table-cell office:value-type="float" office:value="46090577" calcext:value-type="float">
            <text:p>46090577</text:p>
          </table:table-cell>
          <table:table-cell office:value-type="string" calcext:value-type="string">
            <text:p>https://api.github.com/repos/alittlemind/junior</text:p>
          </table:table-cell>
          <table:table-cell table:formula="of:=REPLACE([.B4875]; 1; 29; &quot;&quot;)" office:value-type="string" office:string-value="alittlemind/junior" calcext:value-type="string">
            <text:p>alittlemind/junior</text:p>
          </table:table-cell>
        </table:table-row>
        <table:table-row table:style-name="ro1">
          <table:table-cell office:value-type="float" office:value="46116807" calcext:value-type="float">
            <text:p>46116807</text:p>
          </table:table-cell>
          <table:table-cell office:value-type="string" calcext:value-type="string">
            <text:p>https://api.github.com/repos/googleapis/api-client-staging</text:p>
          </table:table-cell>
          <table:table-cell table:formula="of:=REPLACE([.B4876]; 1; 29; &quot;&quot;)" office:value-type="string" office:string-value="googleapis/api-client-staging" calcext:value-type="string">
            <text:p>googleapis/api-client-staging</text:p>
          </table:table-cell>
        </table:table-row>
        <table:table-row table:style-name="ro1">
          <table:table-cell office:value-type="float" office:value="46169987" calcext:value-type="float">
            <text:p>46169987</text:p>
          </table:table-cell>
          <table:table-cell office:value-type="string" calcext:value-type="string">
            <text:p>https://api.github.com/repos/BandUp/band-up-android</text:p>
          </table:table-cell>
          <table:table-cell table:formula="of:=REPLACE([.B4877]; 1; 29; &quot;&quot;)" office:value-type="string" office:string-value="BandUp/band-up-android" calcext:value-type="string">
            <text:p>BandUp/band-up-android</text:p>
          </table:table-cell>
        </table:table-row>
        <table:table-row table:style-name="ro1">
          <table:table-cell office:value-type="float" office:value="46449270" calcext:value-type="float">
            <text:p>46449270</text:p>
          </table:table-cell>
          <table:table-cell office:value-type="string" calcext:value-type="string">
            <text:p>https://api.github.com/repos/NightscoutFoundation/xDrip</text:p>
          </table:table-cell>
          <table:table-cell table:formula="of:=REPLACE([.B4878]; 1; 29; &quot;&quot;)" office:value-type="string" office:string-value="NightscoutFoundation/xDrip" calcext:value-type="string">
            <text:p>NightscoutFoundation/xDrip</text:p>
          </table:table-cell>
        </table:table-row>
        <table:table-row table:style-name="ro1">
          <table:table-cell office:value-type="float" office:value="46459922" calcext:value-type="float">
            <text:p>46459922</text:p>
          </table:table-cell>
          <table:table-cell office:value-type="string" calcext:value-type="string">
            <text:p>https://api.github.com/repos/h2oai/steam</text:p>
          </table:table-cell>
          <table:table-cell table:formula="of:=REPLACE([.B4879]; 1; 29; &quot;&quot;)" office:value-type="string" office:string-value="h2oai/steam" calcext:value-type="string">
            <text:p>h2oai/steam</text:p>
          </table:table-cell>
        </table:table-row>
        <table:table-row table:style-name="ro1">
          <table:table-cell office:value-type="float" office:value="46471050" calcext:value-type="float">
            <text:p>46471050</text:p>
          </table:table-cell>
          <table:table-cell office:value-type="string" calcext:value-type="string">
            <text:p>https://api.github.com/repos/StonedOSP/frameworks_base</text:p>
          </table:table-cell>
          <table:table-cell table:formula="of:=REPLACE([.B4880]; 1; 29; &quot;&quot;)" office:value-type="string" office:string-value="StonedOSP/frameworks_base" calcext:value-type="string">
            <text:p>StonedOSP/frameworks_base</text:p>
          </table:table-cell>
        </table:table-row>
        <table:table-row table:style-name="ro1">
          <table:table-cell office:value-type="float" office:value="46570587" calcext:value-type="float">
            <text:p>46570587</text:p>
          </table:table-cell>
          <table:table-cell office:value-type="string" calcext:value-type="string">
            <text:p>https://api.github.com/repos/TeamNewPipe/NewPipe</text:p>
          </table:table-cell>
          <table:table-cell table:formula="of:=REPLACE([.B4881]; 1; 29; &quot;&quot;)" office:value-type="string" office:string-value="TeamNewPipe/NewPipe" calcext:value-type="string">
            <text:p>TeamNewPipe/NewPipe</text:p>
          </table:table-cell>
        </table:table-row>
        <table:table-row table:style-name="ro1">
          <table:table-cell office:value-type="float" office:value="46634954" calcext:value-type="float">
            <text:p>46634954</text:p>
          </table:table-cell>
          <table:table-cell office:value-type="string" calcext:value-type="string">
            <text:p>https://api.github.com/repos/GoogleCloudPlatform/google-cloud-eclipse</text:p>
          </table:table-cell>
          <table:table-cell table:formula="of:=REPLACE([.B4882]; 1; 29; &quot;&quot;)" office:value-type="string" office:string-value="GoogleCloudPlatform/google-cloud-eclipse" calcext:value-type="string">
            <text:p>GoogleCloudPlatform/google-cloud-eclipse</text:p>
          </table:table-cell>
        </table:table-row>
        <table:table-row table:style-name="ro1">
          <table:table-cell office:value-type="float" office:value="46765257" calcext:value-type="float">
            <text:p>46765257</text:p>
          </table:table-cell>
          <table:table-cell office:value-type="string" calcext:value-type="string">
            <text:p>https://api.github.com/repos/gchq/Gaffer</text:p>
          </table:table-cell>
          <table:table-cell table:formula="of:=REPLACE([.B4883]; 1; 29; &quot;&quot;)" office:value-type="string" office:string-value="gchq/Gaffer" calcext:value-type="string">
            <text:p>gchq/Gaffer</text:p>
          </table:table-cell>
        </table:table-row>
        <table:table-row table:style-name="ro1">
          <table:table-cell office:value-type="float" office:value="46771507" calcext:value-type="float">
            <text:p>46771507</text:p>
          </table:table-cell>
          <table:table-cell office:value-type="string" calcext:value-type="string">
            <text:p>https://api.github.com/repos/hermanbanken/RxFiddle</text:p>
          </table:table-cell>
          <table:table-cell table:formula="of:=REPLACE([.B4884]; 1; 29; &quot;&quot;)" office:value-type="string" office:string-value="hermanbanken/RxFiddle" calcext:value-type="string">
            <text:p>hermanbanken/RxFiddle</text:p>
          </table:table-cell>
        </table:table-row>
        <table:table-row table:style-name="ro1">
          <table:table-cell office:value-type="float" office:value="46863937" calcext:value-type="float">
            <text:p>46863937</text:p>
          </table:table-cell>
          <table:table-cell office:value-type="string" calcext:value-type="string">
            <text:p>https://api.github.com/repos/FTSRG/ingraph</text:p>
          </table:table-cell>
          <table:table-cell table:formula="of:=REPLACE([.B4885]; 1; 29; &quot;&quot;)" office:value-type="string" office:string-value="FTSRG/ingraph" calcext:value-type="string">
            <text:p>FTSRG/ingraph</text:p>
          </table:table-cell>
        </table:table-row>
        <table:table-row table:style-name="ro1">
          <table:table-cell office:value-type="float" office:value="46907645" calcext:value-type="float">
            <text:p>46907645</text:p>
          </table:table-cell>
          <table:table-cell office:value-type="string" calcext:value-type="string">
            <text:p>https://api.github.com/repos/ursjoss/sipamato</text:p>
          </table:table-cell>
          <table:table-cell table:formula="of:=REPLACE([.B4886]; 1; 29; &quot;&quot;)" office:value-type="string" office:string-value="ursjoss/sipamato" calcext:value-type="string">
            <text:p>ursjoss/sipamato</text:p>
          </table:table-cell>
        </table:table-row>
        <table:table-row table:style-name="ro1">
          <table:table-cell office:value-type="float" office:value="46924550" calcext:value-type="float">
            <text:p>46924550</text:p>
          </table:table-cell>
          <table:table-cell office:value-type="string" calcext:value-type="string">
            <text:p>https://api.github.com/repos/yolo3301/Mars</text:p>
          </table:table-cell>
          <table:table-cell table:formula="of:=REPLACE([.B4887]; 1; 29; &quot;&quot;)" office:value-type="string" office:string-value="yolo3301/Mars" calcext:value-type="string">
            <text:p>yolo3301/Mars</text:p>
          </table:table-cell>
        </table:table-row>
        <table:table-row table:style-name="ro1">
          <table:table-cell office:value-type="float" office:value="46966256" calcext:value-type="float">
            <text:p>46966256</text:p>
          </table:table-cell>
          <table:table-cell office:value-type="string" calcext:value-type="string">
            <text:p>https://api.github.com/repos/centic9/github-version-statistics</text:p>
          </table:table-cell>
          <table:table-cell table:formula="of:=REPLACE([.B4888]; 1; 29; &quot;&quot;)" office:value-type="string" office:string-value="centic9/github-version-statistics" calcext:value-type="string">
            <text:p>centic9/github-version-statistics</text:p>
          </table:table-cell>
        </table:table-row>
        <table:table-row table:style-name="ro1">
          <table:table-cell office:value-type="float" office:value="47104886" calcext:value-type="float">
            <text:p>47104886</text:p>
          </table:table-cell>
          <table:table-cell office:value-type="string" calcext:value-type="string">
            <text:p>https://api.github.com/repos/SudesiAniket/IDBILifeInsurance</text:p>
          </table:table-cell>
          <table:table-cell table:formula="of:=REPLACE([.B4889]; 1; 29; &quot;&quot;)" office:value-type="string" office:string-value="SudesiAniket/IDBILifeInsurance" calcext:value-type="string">
            <text:p>SudesiAniket/IDBILifeInsurance</text:p>
          </table:table-cell>
        </table:table-row>
        <table:table-row table:style-name="ro1">
          <table:table-cell office:value-type="float" office:value="47468117" calcext:value-type="float">
            <text:p>47468117</text:p>
          </table:table-cell>
          <table:table-cell office:value-type="string" calcext:value-type="string">
            <text:p>https://api.github.com/repos/Respekto/posesor</text:p>
          </table:table-cell>
          <table:table-cell table:formula="of:=REPLACE([.B4890]; 1; 29; &quot;&quot;)" office:value-type="string" office:string-value="Respekto/posesor" calcext:value-type="string">
            <text:p>Respekto/posesor</text:p>
          </table:table-cell>
        </table:table-row>
        <table:table-row table:style-name="ro1">
          <table:table-cell office:value-type="float" office:value="47498166" calcext:value-type="float">
            <text:p>47498166</text:p>
          </table:table-cell>
          <table:table-cell office:value-type="string" calcext:value-type="string">
            <text:p>https://api.github.com/repos/HabitRPG/habitica-android</text:p>
          </table:table-cell>
          <table:table-cell table:formula="of:=REPLACE([.B4891]; 1; 29; &quot;&quot;)" office:value-type="string" office:string-value="HabitRPG/habitica-android" calcext:value-type="string">
            <text:p>HabitRPG/habitica-android</text:p>
          </table:table-cell>
        </table:table-row>
        <table:table-row table:style-name="ro1">
          <table:table-cell office:value-type="float" office:value="47554728" calcext:value-type="float">
            <text:p>47554728</text:p>
          </table:table-cell>
          <table:table-cell office:value-type="string" calcext:value-type="string">
            <text:p>https://api.github.com/repos/aldrinjoemathew/CrickR</text:p>
          </table:table-cell>
          <table:table-cell table:formula="of:=REPLACE([.B4892]; 1; 29; &quot;&quot;)" office:value-type="string" office:string-value="aldrinjoemathew/CrickR" calcext:value-type="string">
            <text:p>aldrinjoemathew/CrickR</text:p>
          </table:table-cell>
        </table:table-row>
        <table:table-row table:style-name="ro1">
          <table:table-cell office:value-type="float" office:value="47620247" calcext:value-type="float">
            <text:p>47620247</text:p>
          </table:table-cell>
          <table:table-cell office:value-type="string" calcext:value-type="string">
            <text:p>https://api.github.com/repos/varunn12/Reweyou</text:p>
          </table:table-cell>
          <table:table-cell table:formula="of:=REPLACE([.B4893]; 1; 29; &quot;&quot;)" office:value-type="string" office:string-value="varunn12/Reweyou" calcext:value-type="string">
            <text:p>varunn12/Reweyou</text:p>
          </table:table-cell>
        </table:table-row>
        <table:table-row table:style-name="ro1">
          <table:table-cell office:value-type="float" office:value="47630261" calcext:value-type="float">
            <text:p>47630261</text:p>
          </table:table-cell>
          <table:table-cell office:value-type="string" calcext:value-type="string">
            <text:p>https://api.github.com/repos/bhb27/isu</text:p>
          </table:table-cell>
          <table:table-cell table:formula="of:=REPLACE([.B4894]; 1; 29; &quot;&quot;)" office:value-type="string" office:string-value="bhb27/isu" calcext:value-type="string">
            <text:p>bhb27/isu</text:p>
          </table:table-cell>
        </table:table-row>
        <table:table-row table:style-name="ro1">
          <table:table-cell office:value-type="float" office:value="47651091" calcext:value-type="float">
            <text:p>47651091</text:p>
          </table:table-cell>
          <table:table-cell office:value-type="string" calcext:value-type="string">
            <text:p>https://api.github.com/repos/shuzheng/zheng</text:p>
          </table:table-cell>
          <table:table-cell table:formula="of:=REPLACE([.B4895]; 1; 29; &quot;&quot;)" office:value-type="string" office:string-value="shuzheng/zheng" calcext:value-type="string">
            <text:p>shuzheng/zheng</text:p>
          </table:table-cell>
        </table:table-row>
        <table:table-row table:style-name="ro1">
          <table:table-cell office:value-type="float" office:value="47675636" calcext:value-type="float">
            <text:p>47675636</text:p>
          </table:table-cell>
          <table:table-cell office:value-type="string" calcext:value-type="string">
            <text:p>https://api.github.com/repos/AospExtended/platform_packages_apps_Extensions</text:p>
          </table:table-cell>
          <table:table-cell table:formula="of:=REPLACE([.B4896]; 1; 29; &quot;&quot;)" office:value-type="string" office:string-value="AospExtended/platform_packages_apps_Extensions" calcext:value-type="string">
            <text:p>AospExtended/platform_packages_apps_Extensions</text:p>
          </table:table-cell>
        </table:table-row>
        <table:table-row table:style-name="ro1">
          <table:table-cell office:value-type="float" office:value="47711935" calcext:value-type="float">
            <text:p>47711935</text:p>
          </table:table-cell>
          <table:table-cell office:value-type="string" calcext:value-type="string">
            <text:p>https://api.github.com/repos/Regzox/GPSTL-KasuKasu</text:p>
          </table:table-cell>
          <table:table-cell table:formula="of:=REPLACE([.B4897]; 1; 29; &quot;&quot;)" office:value-type="string" office:string-value="Regzox/GPSTL-KasuKasu" calcext:value-type="string">
            <text:p>Regzox/GPSTL-KasuKasu</text:p>
          </table:table-cell>
        </table:table-row>
        <table:table-row table:style-name="ro1">
          <table:table-cell office:value-type="float" office:value="47736455" calcext:value-type="float">
            <text:p>47736455</text:p>
          </table:table-cell>
          <table:table-cell office:value-type="string" calcext:value-type="string">
            <text:p>https://api.github.com/repos/PhantomAPI/Phantom</text:p>
          </table:table-cell>
          <table:table-cell table:formula="of:=REPLACE([.B4898]; 1; 29; &quot;&quot;)" office:value-type="string" office:string-value="PhantomAPI/Phantom" calcext:value-type="string">
            <text:p>PhantomAPI/Phantom</text:p>
          </table:table-cell>
        </table:table-row>
        <table:table-row table:style-name="ro1">
          <table:table-cell office:value-type="float" office:value="47769099" calcext:value-type="float">
            <text:p>47769099</text:p>
          </table:table-cell>
          <table:table-cell office:value-type="string" calcext:value-type="string">
            <text:p>https://api.github.com/repos/Snoblomma/HackerRank</text:p>
          </table:table-cell>
          <table:table-cell table:formula="of:=REPLACE([.B4899]; 1; 29; &quot;&quot;)" office:value-type="string" office:string-value="Snoblomma/HackerRank" calcext:value-type="string">
            <text:p>Snoblomma/HackerRank</text:p>
          </table:table-cell>
        </table:table-row>
        <table:table-row table:style-name="ro1">
          <table:table-cell office:value-type="float" office:value="47779370" calcext:value-type="float">
            <text:p>47779370</text:p>
          </table:table-cell>
          <table:table-cell office:value-type="string" calcext:value-type="string">
            <text:p>https://api.github.com/repos/Sergey34/diplom</text:p>
          </table:table-cell>
          <table:table-cell table:formula="of:=REPLACE([.B4900]; 1; 29; &quot;&quot;)" office:value-type="string" office:string-value="Sergey34/diplom" calcext:value-type="string">
            <text:p>Sergey34/diplom</text:p>
          </table:table-cell>
        </table:table-row>
        <table:table-row table:style-name="ro1">
          <table:table-cell office:value-type="float" office:value="47782467" calcext:value-type="float">
            <text:p>47782467</text:p>
          </table:table-cell>
          <table:table-cell office:value-type="string" calcext:value-type="string">
            <text:p>https://api.github.com/repos/MXCong/eteacher</text:p>
          </table:table-cell>
          <table:table-cell table:formula="of:=REPLACE([.B4901]; 1; 29; &quot;&quot;)" office:value-type="string" office:string-value="MXCong/eteacher" calcext:value-type="string">
            <text:p>MXCong/eteacher</text:p>
          </table:table-cell>
        </table:table-row>
        <table:table-row table:style-name="ro1">
          <table:table-cell office:value-type="float" office:value="47797475" calcext:value-type="float">
            <text:p>47797475</text:p>
          </table:table-cell>
          <table:table-cell office:value-type="string" calcext:value-type="string">
            <text:p>https://api.github.com/repos/Cosmic-OS/platform_packages_apps_Settings</text:p>
          </table:table-cell>
          <table:table-cell table:formula="of:=REPLACE([.B4902]; 1; 29; &quot;&quot;)" office:value-type="string" office:string-value="Cosmic-OS/platform_packages_apps_Settings" calcext:value-type="string">
            <text:p>Cosmic-OS/platform_packages_apps_Settings</text:p>
          </table:table-cell>
        </table:table-row>
        <table:table-row table:style-name="ro1">
          <table:table-cell office:value-type="float" office:value="47817402" calcext:value-type="float">
            <text:p>47817402</text:p>
          </table:table-cell>
          <table:table-cell office:value-type="string" calcext:value-type="string">
            <text:p>https://api.github.com/repos/cezarykluczynski/stapi</text:p>
          </table:table-cell>
          <table:table-cell table:formula="of:=REPLACE([.B4903]; 1; 29; &quot;&quot;)" office:value-type="string" office:string-value="cezarykluczynski/stapi" calcext:value-type="string">
            <text:p>cezarykluczynski/stapi</text:p>
          </table:table-cell>
        </table:table-row>
        <table:table-row table:style-name="ro1">
          <table:table-cell office:value-type="float" office:value="47855130" calcext:value-type="float">
            <text:p>47855130</text:p>
          </table:table-cell>
          <table:table-cell office:value-type="string" calcext:value-type="string">
            <text:p>https://api.github.com/repos/oldergod/red</text:p>
          </table:table-cell>
          <table:table-cell table:formula="of:=REPLACE([.B4904]; 1; 29; &quot;&quot;)" office:value-type="string" office:string-value="oldergod/red" calcext:value-type="string">
            <text:p>oldergod/red</text:p>
          </table:table-cell>
        </table:table-row>
        <table:table-row table:style-name="ro1">
          <table:table-cell office:value-type="float" office:value="47878521" calcext:value-type="float">
            <text:p>47878521</text:p>
          </table:table-cell>
          <table:table-cell office:value-type="string" calcext:value-type="string">
            <text:p>https://api.github.com/repos/algolia/instantsearch-android</text:p>
          </table:table-cell>
          <table:table-cell table:formula="of:=REPLACE([.B4905]; 1; 29; &quot;&quot;)" office:value-type="string" office:string-value="algolia/instantsearch-android" calcext:value-type="string">
            <text:p>algolia/instantsearch-android</text:p>
          </table:table-cell>
        </table:table-row>
        <table:table-row table:style-name="ro1">
          <table:table-cell office:value-type="float" office:value="47879072" calcext:value-type="float">
            <text:p>47879072</text:p>
          </table:table-cell>
          <table:table-cell office:value-type="string" calcext:value-type="string">
            <text:p>https://api.github.com/repos/GLodi/GitNav</text:p>
          </table:table-cell>
          <table:table-cell table:formula="of:=REPLACE([.B4906]; 1; 29; &quot;&quot;)" office:value-type="string" office:string-value="GLodi/GitNav" calcext:value-type="string">
            <text:p>GLodi/GitNav</text:p>
          </table:table-cell>
        </table:table-row>
        <table:table-row table:style-name="ro1">
          <table:table-cell office:value-type="float" office:value="47885833" calcext:value-type="float">
            <text:p>47885833</text:p>
          </table:table-cell>
          <table:table-cell office:value-type="string" calcext:value-type="string">
            <text:p>https://api.github.com/repos/wafer-li/JetbrainsSettings</text:p>
          </table:table-cell>
          <table:table-cell table:formula="of:=REPLACE([.B4907]; 1; 29; &quot;&quot;)" office:value-type="string" office:string-value="wafer-li/JetbrainsSettings" calcext:value-type="string">
            <text:p>wafer-li/JetbrainsSettings</text:p>
          </table:table-cell>
        </table:table-row>
        <table:table-row table:style-name="ro1">
          <table:table-cell office:value-type="float" office:value="47990972" calcext:value-type="float">
            <text:p>47990972</text:p>
          </table:table-cell>
          <table:table-cell office:value-type="string" calcext:value-type="string">
            <text:p>https://api.github.com/repos/Wurst-Imperium/Wurst-MC-1.10</text:p>
          </table:table-cell>
          <table:table-cell table:formula="of:=REPLACE([.B4908]; 1; 29; &quot;&quot;)" office:value-type="string" office:string-value="Wurst-Imperium/Wurst-MC-1.10" calcext:value-type="string">
            <text:p>Wurst-Imperium/Wurst-MC-1.10</text:p>
          </table:table-cell>
        </table:table-row>
        <table:table-row table:style-name="ro1">
          <table:table-cell office:value-type="float" office:value="47997850" calcext:value-type="float">
            <text:p>47997850</text:p>
          </table:table-cell>
          <table:table-cell office:value-type="string" calcext:value-type="string">
            <text:p>https://api.github.com/repos/brutusin/wava</text:p>
          </table:table-cell>
          <table:table-cell table:formula="of:=REPLACE([.B4909]; 1; 29; &quot;&quot;)" office:value-type="string" office:string-value="brutusin/wava" calcext:value-type="string">
            <text:p>brutusin/wava</text:p>
          </table:table-cell>
        </table:table-row>
        <table:table-row table:style-name="ro1">
          <table:table-cell office:value-type="float" office:value="48259641" calcext:value-type="float">
            <text:p>48259641</text:p>
          </table:table-cell>
          <table:table-cell office:value-type="string" calcext:value-type="string">
            <text:p>https://api.github.com/repos/mulesoft/mule-api</text:p>
          </table:table-cell>
          <table:table-cell table:formula="of:=REPLACE([.B4910]; 1; 29; &quot;&quot;)" office:value-type="string" office:string-value="mulesoft/mule-api" calcext:value-type="string">
            <text:p>mulesoft/mule-api</text:p>
          </table:table-cell>
        </table:table-row>
        <table:table-row table:style-name="ro1">
          <table:table-cell office:value-type="float" office:value="48299997" calcext:value-type="float">
            <text:p>48299997</text:p>
          </table:table-cell>
          <table:table-cell office:value-type="string" calcext:value-type="string">
            <text:p>https://api.github.com/repos/McMoonLakeDev/MoonLake</text:p>
          </table:table-cell>
          <table:table-cell table:formula="of:=REPLACE([.B4911]; 1; 29; &quot;&quot;)" office:value-type="string" office:string-value="McMoonLakeDev/MoonLake" calcext:value-type="string">
            <text:p>McMoonLakeDev/MoonLake</text:p>
          </table:table-cell>
        </table:table-row>
        <table:table-row table:style-name="ro1">
          <table:table-cell office:value-type="float" office:value="48327538" calcext:value-type="float">
            <text:p>48327538</text:p>
          </table:table-cell>
          <table:table-cell office:value-type="string" calcext:value-type="string">
            <text:p>https://api.github.com/repos/wengelef/Halo-5-API-Hackathon</text:p>
          </table:table-cell>
          <table:table-cell table:formula="of:=REPLACE([.B4912]; 1; 29; &quot;&quot;)" office:value-type="string" office:string-value="wengelef/Halo-5-API-Hackathon" calcext:value-type="string">
            <text:p>wengelef/Halo-5-API-Hackathon</text:p>
          </table:table-cell>
        </table:table-row>
        <table:table-row table:style-name="ro1">
          <table:table-cell office:value-type="float" office:value="48594328" calcext:value-type="float">
            <text:p>48594328</text:p>
          </table:table-cell>
          <table:table-cell office:value-type="string" calcext:value-type="string">
            <text:p>https://api.github.com/repos/ChristianUlrichRoth/itprojektws1617-noteit</text:p>
          </table:table-cell>
          <table:table-cell table:formula="of:=REPLACE([.B4913]; 1; 29; &quot;&quot;)" office:value-type="string" office:string-value="ChristianUlrichRoth/itprojektws1617-noteit" calcext:value-type="string">
            <text:p>ChristianUlrichRoth/itprojektws1617-noteit</text:p>
          </table:table-cell>
        </table:table-row>
        <table:table-row table:style-name="ro1">
          <table:table-cell office:value-type="float" office:value="48622861" calcext:value-type="float">
            <text:p>48622861</text:p>
          </table:table-cell>
          <table:table-cell office:value-type="string" calcext:value-type="string">
            <text:p>https://api.github.com/repos/google/nomulus</text:p>
          </table:table-cell>
          <table:table-cell table:formula="of:=REPLACE([.B4914]; 1; 29; &quot;&quot;)" office:value-type="string" office:string-value="google/nomulus" calcext:value-type="string">
            <text:p>google/nomulus</text:p>
          </table:table-cell>
        </table:table-row>
        <table:table-row table:style-name="ro1">
          <table:table-cell office:value-type="float" office:value="48650173" calcext:value-type="float">
            <text:p>48650173</text:p>
          </table:table-cell>
          <table:table-cell office:value-type="string" calcext:value-type="string">
            <text:p>https://api.github.com/repos/boxmediapp/box-mule-api</text:p>
          </table:table-cell>
          <table:table-cell table:formula="of:=REPLACE([.B4915]; 1; 29; &quot;&quot;)" office:value-type="string" office:string-value="boxmediapp/box-mule-api" calcext:value-type="string">
            <text:p>boxmediapp/box-mule-api</text:p>
          </table:table-cell>
        </table:table-row>
        <table:table-row table:style-name="ro1">
          <table:table-cell office:value-type="float" office:value="48700831" calcext:value-type="float">
            <text:p>48700831</text:p>
          </table:table-cell>
          <table:table-cell office:value-type="string" calcext:value-type="string">
            <text:p>https://api.github.com/repos/nadee158/scss</text:p>
          </table:table-cell>
          <table:table-cell table:formula="of:=REPLACE([.B4916]; 1; 29; &quot;&quot;)" office:value-type="string" office:string-value="nadee158/scss" calcext:value-type="string">
            <text:p>nadee158/scss</text:p>
          </table:table-cell>
        </table:table-row>
        <table:table-row table:style-name="ro1">
          <table:table-cell office:value-type="float" office:value="48709033" calcext:value-type="float">
            <text:p>48709033</text:p>
          </table:table-cell>
          <table:table-cell office:value-type="string" calcext:value-type="string">
            <text:p>https://api.github.com/repos/javaparser/javasymbolsolver</text:p>
          </table:table-cell>
          <table:table-cell table:formula="of:=REPLACE([.B4917]; 1; 29; &quot;&quot;)" office:value-type="string" office:string-value="javaparser/javasymbolsolver" calcext:value-type="string">
            <text:p>javaparser/javasymbolsolver</text:p>
          </table:table-cell>
        </table:table-row>
        <table:table-row table:style-name="ro1">
          <table:table-cell office:value-type="float" office:value="48710735" calcext:value-type="float">
            <text:p>48710735</text:p>
          </table:table-cell>
          <table:table-cell office:value-type="string" calcext:value-type="string">
            <text:p>https://api.github.com/repos/zanata/zanata-platform</text:p>
          </table:table-cell>
          <table:table-cell table:formula="of:=REPLACE([.B4918]; 1; 29; &quot;&quot;)" office:value-type="string" office:string-value="zanata/zanata-platform" calcext:value-type="string">
            <text:p>zanata/zanata-platform</text:p>
          </table:table-cell>
        </table:table-row>
        <table:table-row table:style-name="ro1">
          <table:table-cell office:value-type="float" office:value="48739112" calcext:value-type="float">
            <text:p>48739112</text:p>
          </table:table-cell>
          <table:table-cell office:value-type="string" calcext:value-type="string">
            <text:p>https://api.github.com/repos/cerberustesting/cerberus-source</text:p>
          </table:table-cell>
          <table:table-cell table:formula="of:=REPLACE([.B4919]; 1; 29; &quot;&quot;)" office:value-type="string" office:string-value="cerberustesting/cerberus-source" calcext:value-type="string">
            <text:p>cerberustesting/cerberus-source</text:p>
          </table:table-cell>
        </table:table-row>
        <table:table-row table:style-name="ro1">
          <table:table-cell office:value-type="float" office:value="48784125" calcext:value-type="float">
            <text:p>48784125</text:p>
          </table:table-cell>
          <table:table-cell office:value-type="string" calcext:value-type="string">
            <text:p>https://api.github.com/repos/generallycloud/baseio</text:p>
          </table:table-cell>
          <table:table-cell table:formula="of:=REPLACE([.B4920]; 1; 29; &quot;&quot;)" office:value-type="string" office:string-value="generallycloud/baseio" calcext:value-type="string">
            <text:p>generallycloud/baseio</text:p>
          </table:table-cell>
        </table:table-row>
        <table:table-row table:style-name="ro1">
          <table:table-cell office:value-type="float" office:value="48788235" calcext:value-type="float">
            <text:p>48788235</text:p>
          </table:table-cell>
          <table:table-cell office:value-type="string" calcext:value-type="string">
            <text:p>https://api.github.com/repos/HochschuleHofStundenplanapp/AndroidStundenplanHof</text:p>
          </table:table-cell>
          <table:table-cell table:formula="of:=REPLACE([.B4921]; 1; 29; &quot;&quot;)" office:value-type="string" office:string-value="HochschuleHofStundenplanapp/AndroidStundenplanHof" calcext:value-type="string">
            <text:p>HochschuleHofStundenplanapp/AndroidStundenplanHof</text:p>
          </table:table-cell>
        </table:table-row>
        <table:table-row table:style-name="ro1">
          <table:table-cell office:value-type="float" office:value="48790397" calcext:value-type="float">
            <text:p>48790397</text:p>
          </table:table-cell>
          <table:table-cell office:value-type="string" calcext:value-type="string">
            <text:p>https://api.github.com/repos/The-Acronym-Coders/BASE</text:p>
          </table:table-cell>
          <table:table-cell table:formula="of:=REPLACE([.B4922]; 1; 29; &quot;&quot;)" office:value-type="string" office:string-value="The-Acronym-Coders/BASE" calcext:value-type="string">
            <text:p>The-Acronym-Coders/BASE</text:p>
          </table:table-cell>
        </table:table-row>
        <table:table-row table:style-name="ro1">
          <table:table-cell office:value-type="float" office:value="48938985" calcext:value-type="float">
            <text:p>48938985</text:p>
          </table:table-cell>
          <table:table-cell office:value-type="string" calcext:value-type="string">
            <text:p>https://api.github.com/repos/optimizely/android-sdk</text:p>
          </table:table-cell>
          <table:table-cell table:formula="of:=REPLACE([.B4923]; 1; 29; &quot;&quot;)" office:value-type="string" office:string-value="optimizely/android-sdk" calcext:value-type="string">
            <text:p>optimizely/android-sdk</text:p>
          </table:table-cell>
        </table:table-row>
        <table:table-row table:style-name="ro1">
          <table:table-cell office:value-type="float" office:value="48976048" calcext:value-type="float">
            <text:p>48976048</text:p>
          </table:table-cell>
          <table:table-cell office:value-type="string" calcext:value-type="string">
            <text:p>https://api.github.com/repos/alexstyl/Memento-Calendar</text:p>
          </table:table-cell>
          <table:table-cell table:formula="of:=REPLACE([.B4924]; 1; 29; &quot;&quot;)" office:value-type="string" office:string-value="alexstyl/Memento-Calendar" calcext:value-type="string">
            <text:p>alexstyl/Memento-Calendar</text:p>
          </table:table-cell>
        </table:table-row>
        <table:table-row table:style-name="ro1">
          <table:table-cell office:value-type="float" office:value="49034777" calcext:value-type="float">
            <text:p>49034777</text:p>
          </table:table-cell>
          <table:table-cell office:value-type="string" calcext:value-type="string">
            <text:p>https://api.github.com/repos/megadethov/book</text:p>
          </table:table-cell>
          <table:table-cell table:formula="of:=REPLACE([.B4925]; 1; 29; &quot;&quot;)" office:value-type="string" office:string-value="megadethov/book" calcext:value-type="string">
            <text:p>megadethov/book</text:p>
          </table:table-cell>
        </table:table-row>
        <table:table-row table:style-name="ro1">
          <table:table-cell office:value-type="float" office:value="49101063" calcext:value-type="float">
            <text:p>49101063</text:p>
          </table:table-cell>
          <table:table-cell office:value-type="string" calcext:value-type="string">
            <text:p>https://api.github.com/repos/iot-labs/dashboard</text:p>
          </table:table-cell>
          <table:table-cell table:formula="of:=REPLACE([.B4926]; 1; 29; &quot;&quot;)" office:value-type="string" office:string-value="iot-labs/dashboard" calcext:value-type="string">
            <text:p>iot-labs/dashboard</text:p>
          </table:table-cell>
        </table:table-row>
        <table:table-row table:style-name="ro1">
          <table:table-cell office:value-type="float" office:value="49308459" calcext:value-type="float">
            <text:p>49308459</text:p>
          </table:table-cell>
          <table:table-cell office:value-type="string" calcext:value-type="string">
            <text:p>https://api.github.com/repos/minecraft-dev/MinecraftDev</text:p>
          </table:table-cell>
          <table:table-cell table:formula="of:=REPLACE([.B4927]; 1; 29; &quot;&quot;)" office:value-type="string" office:string-value="minecraft-dev/MinecraftDev" calcext:value-type="string">
            <text:p>minecraft-dev/MinecraftDev</text:p>
          </table:table-cell>
        </table:table-row>
        <table:table-row table:style-name="ro1">
          <table:table-cell office:value-type="float" office:value="49392893" calcext:value-type="float">
            <text:p>49392893</text:p>
          </table:table-cell>
          <table:table-cell office:value-type="string" calcext:value-type="string">
            <text:p>https://api.github.com/repos/psean21c/Algorithm</text:p>
          </table:table-cell>
          <table:table-cell table:formula="of:=REPLACE([.B4928]; 1; 29; &quot;&quot;)" office:value-type="string" office:string-value="psean21c/Algorithm" calcext:value-type="string">
            <text:p>psean21c/Algorithm</text:p>
          </table:table-cell>
        </table:table-row>
        <table:table-row table:style-name="ro1">
          <table:table-cell office:value-type="float" office:value="49475001" calcext:value-type="float">
            <text:p>49475001</text:p>
          </table:table-cell>
          <table:table-cell office:value-type="string" calcext:value-type="string">
            <text:p>https://api.github.com/repos/BeardlessBrady/Currency-Mod</text:p>
          </table:table-cell>
          <table:table-cell table:formula="of:=REPLACE([.B4929]; 1; 29; &quot;&quot;)" office:value-type="string" office:string-value="BeardlessBrady/Currency-Mod" calcext:value-type="string">
            <text:p>BeardlessBrady/Currency-Mod</text:p>
          </table:table-cell>
        </table:table-row>
        <table:table-row table:style-name="ro1">
          <table:table-cell office:value-type="float" office:value="49540399" calcext:value-type="float">
            <text:p>49540399</text:p>
          </table:table-cell>
          <table:table-cell office:value-type="string" calcext:value-type="string">
            <text:p>https://api.github.com/repos/graknlabs/grakn</text:p>
          </table:table-cell>
          <table:table-cell table:formula="of:=REPLACE([.B4930]; 1; 29; &quot;&quot;)" office:value-type="string" office:string-value="graknlabs/grakn" calcext:value-type="string">
            <text:p>graknlabs/grakn</text:p>
          </table:table-cell>
        </table:table-row>
        <table:table-row table:style-name="ro1">
          <table:table-cell office:value-type="float" office:value="49823349" calcext:value-type="float">
            <text:p>49823349</text:p>
          </table:table-cell>
          <table:table-cell office:value-type="string" calcext:value-type="string">
            <text:p>https://api.github.com/repos/susanev/UWStarsCSE</text:p>
          </table:table-cell>
          <table:table-cell table:formula="of:=REPLACE([.B4931]; 1; 29; &quot;&quot;)" office:value-type="string" office:string-value="susanev/UWStarsCSE" calcext:value-type="string">
            <text:p>susanev/UWStarsCSE</text:p>
          </table:table-cell>
        </table:table-row>
        <table:table-row table:style-name="ro1">
          <table:table-cell office:value-type="float" office:value="50156457" calcext:value-type="float">
            <text:p>50156457</text:p>
          </table:table-cell>
          <table:table-cell office:value-type="string" calcext:value-type="string">
            <text:p>https://api.github.com/repos/CodecoolBP20161/from-python-to-java-codecool-shop-berko-egyud-feher-lombos</text:p>
          </table:table-cell>
          <table:table-cell table:formula="of:=REPLACE([.B4932]; 1; 29; &quot;&quot;)" office:value-type="string" office:string-value="CodecoolBP20161/from-python-to-java-codecool-shop-berko-egyud-feher-lombos" calcext:value-type="string">
            <text:p>CodecoolBP20161/from-python-to-java-codecool-shop-berko-egyud-feher-lombos</text:p>
          </table:table-cell>
        </table:table-row>
        <table:table-row table:style-name="ro1">
          <table:table-cell office:value-type="float" office:value="50184063" calcext:value-type="float">
            <text:p>50184063</text:p>
          </table:table-cell>
          <table:table-cell office:value-type="string" calcext:value-type="string">
            <text:p>https://api.github.com/repos/remipassmoilesel/abc-map2</text:p>
          </table:table-cell>
          <table:table-cell table:formula="of:=REPLACE([.B4933]; 1; 29; &quot;&quot;)" office:value-type="string" office:string-value="remipassmoilesel/abc-map2" calcext:value-type="string">
            <text:p>remipassmoilesel/abc-map2</text:p>
          </table:table-cell>
        </table:table-row>
        <table:table-row table:style-name="ro1">
          <table:table-cell office:value-type="float" office:value="50191587" calcext:value-type="float">
            <text:p>50191587</text:p>
          </table:table-cell>
          <table:table-cell office:value-type="string" calcext:value-type="string">
            <text:p>https://api.github.com/repos/salesforce/Argus</text:p>
          </table:table-cell>
          <table:table-cell table:formula="of:=REPLACE([.B4934]; 1; 29; &quot;&quot;)" office:value-type="string" office:string-value="salesforce/Argus" calcext:value-type="string">
            <text:p>salesforce/Argus</text:p>
          </table:table-cell>
        </table:table-row>
        <table:table-row table:style-name="ro1">
          <table:table-cell office:value-type="float" office:value="50324503" calcext:value-type="float">
            <text:p>50324503</text:p>
          </table:table-cell>
          <table:table-cell office:value-type="string" calcext:value-type="string">
            <text:p>https://api.github.com/repos/zalando-incubator/nakadi-java</text:p>
          </table:table-cell>
          <table:table-cell table:formula="of:=REPLACE([.B4935]; 1; 29; &quot;&quot;)" office:value-type="string" office:string-value="zalando-incubator/nakadi-java" calcext:value-type="string">
            <text:p>zalando-incubator/nakadi-java</text:p>
          </table:table-cell>
        </table:table-row>
        <table:table-row table:style-name="ro1">
          <table:table-cell office:value-type="float" office:value="50986906" calcext:value-type="float">
            <text:p>50986906</text:p>
          </table:table-cell>
          <table:table-cell office:value-type="string" calcext:value-type="string">
            <text:p>https://api.github.com/repos/FranckRJ/RespawnIRC-Android</text:p>
          </table:table-cell>
          <table:table-cell table:formula="of:=REPLACE([.B4936]; 1; 29; &quot;&quot;)" office:value-type="string" office:string-value="FranckRJ/RespawnIRC-Android" calcext:value-type="string">
            <text:p>FranckRJ/RespawnIRC-Android</text:p>
          </table:table-cell>
        </table:table-row>
        <table:table-row table:style-name="ro1">
          <table:table-cell office:value-type="float" office:value="51062562" calcext:value-type="float">
            <text:p>51062562</text:p>
          </table:table-cell>
          <table:table-cell office:value-type="string" calcext:value-type="string">
            <text:p>https://api.github.com/repos/oskopek/TransportEditor</text:p>
          </table:table-cell>
          <table:table-cell table:formula="of:=REPLACE([.B4937]; 1; 29; &quot;&quot;)" office:value-type="string" office:string-value="oskopek/TransportEditor" calcext:value-type="string">
            <text:p>oskopek/TransportEditor</text:p>
          </table:table-cell>
        </table:table-row>
        <table:table-row table:style-name="ro1">
          <table:table-cell office:value-type="float" office:value="51158252" calcext:value-type="float">
            <text:p>51158252</text:p>
          </table:table-cell>
          <table:table-cell office:value-type="string" calcext:value-type="string">
            <text:p>https://api.github.com/repos/Diaspora-for-Android/dandelion</text:p>
          </table:table-cell>
          <table:table-cell table:formula="of:=REPLACE([.B4938]; 1; 29; &quot;&quot;)" office:value-type="string" office:string-value="Diaspora-for-Android/dandelion" calcext:value-type="string">
            <text:p>Diaspora-for-Android/dandelion</text:p>
          </table:table-cell>
        </table:table-row>
        <table:table-row table:style-name="ro1">
          <table:table-cell office:value-type="float" office:value="51221341" calcext:value-type="float">
            <text:p>51221341</text:p>
          </table:table-cell>
          <table:table-cell office:value-type="string" calcext:value-type="string">
            <text:p>https://api.github.com/repos/Cooperate-Project/CooperateModelingEnvironment</text:p>
          </table:table-cell>
          <table:table-cell table:formula="of:=REPLACE([.B4939]; 1; 29; &quot;&quot;)" office:value-type="string" office:string-value="Cooperate-Project/CooperateModelingEnvironment" calcext:value-type="string">
            <text:p>Cooperate-Project/CooperateModelingEnvironment</text:p>
          </table:table-cell>
        </table:table-row>
        <table:table-row table:style-name="ro1">
          <table:table-cell office:value-type="float" office:value="51270884" calcext:value-type="float">
            <text:p>51270884</text:p>
          </table:table-cell>
          <table:table-cell office:value-type="string" calcext:value-type="string">
            <text:p>https://api.github.com/repos/SumoLogic/epigraph</text:p>
          </table:table-cell>
          <table:table-cell table:formula="of:=REPLACE([.B4940]; 1; 29; &quot;&quot;)" office:value-type="string" office:string-value="SumoLogic/epigraph" calcext:value-type="string">
            <text:p>SumoLogic/epigraph</text:p>
          </table:table-cell>
        </table:table-row>
        <table:table-row table:style-name="ro1">
          <table:table-cell office:value-type="float" office:value="51345616" calcext:value-type="float">
            <text:p>51345616</text:p>
          </table:table-cell>
          <table:table-cell office:value-type="string" calcext:value-type="string">
            <text:p>https://api.github.com/repos/Orange-OpenSource/documentare-simdoc</text:p>
          </table:table-cell>
          <table:table-cell table:formula="of:=REPLACE([.B4941]; 1; 29; &quot;&quot;)" office:value-type="string" office:string-value="Orange-OpenSource/documentare-simdoc" calcext:value-type="string">
            <text:p>Orange-OpenSource/documentare-simdoc</text:p>
          </table:table-cell>
        </table:table-row>
        <table:table-row table:style-name="ro1">
          <table:table-cell office:value-type="float" office:value="51424134" calcext:value-type="float">
            <text:p>51424134</text:p>
          </table:table-cell>
          <table:table-cell office:value-type="string" calcext:value-type="string">
            <text:p>https://api.github.com/repos/Microsoft/mobile-center-sdk-android</text:p>
          </table:table-cell>
          <table:table-cell table:formula="of:=REPLACE([.B4942]; 1; 29; &quot;&quot;)" office:value-type="string" office:string-value="Microsoft/mobile-center-sdk-android" calcext:value-type="string">
            <text:p>Microsoft/mobile-center-sdk-android</text:p>
          </table:table-cell>
        </table:table-row>
        <table:table-row table:style-name="ro1">
          <table:table-cell office:value-type="float" office:value="51562044" calcext:value-type="float">
            <text:p>51562044</text:p>
          </table:table-cell>
          <table:table-cell office:value-type="string" calcext:value-type="string">
            <text:p>https://api.github.com/repos/spotify/styx</text:p>
          </table:table-cell>
          <table:table-cell table:formula="of:=REPLACE([.B4943]; 1; 29; &quot;&quot;)" office:value-type="string" office:string-value="spotify/styx" calcext:value-type="string">
            <text:p>spotify/styx</text:p>
          </table:table-cell>
        </table:table-row>
        <table:table-row table:style-name="ro1">
          <table:table-cell office:value-type="float" office:value="51626618" calcext:value-type="float">
            <text:p>51626618</text:p>
          </table:table-cell>
          <table:table-cell office:value-type="string" calcext:value-type="string">
            <text:p>https://api.github.com/repos/codeabovelab/haven-platform</text:p>
          </table:table-cell>
          <table:table-cell table:formula="of:=REPLACE([.B4944]; 1; 29; &quot;&quot;)" office:value-type="string" office:string-value="codeabovelab/haven-platform" calcext:value-type="string">
            <text:p>codeabovelab/haven-platform</text:p>
          </table:table-cell>
        </table:table-row>
        <table:table-row table:style-name="ro1">
          <table:table-cell office:value-type="float" office:value="51733399" calcext:value-type="float">
            <text:p>51733399</text:p>
          </table:table-cell>
          <table:table-cell office:value-type="string" calcext:value-type="string">
            <text:p>https://api.github.com/repos/witoza/postscriptum.co</text:p>
          </table:table-cell>
          <table:table-cell table:formula="of:=REPLACE([.B4945]; 1; 29; &quot;&quot;)" office:value-type="string" office:string-value="witoza/postscriptum.co" calcext:value-type="string">
            <text:p>witoza/postscriptum.co</text:p>
          </table:table-cell>
        </table:table-row>
        <table:table-row table:style-name="ro1">
          <table:table-cell office:value-type="float" office:value="51750915" calcext:value-type="float">
            <text:p>51750915</text:p>
          </table:table-cell>
          <table:table-cell office:value-type="string" calcext:value-type="string">
            <text:p>https://api.github.com/repos/jiapengliu613/LeetCode-Solution</text:p>
          </table:table-cell>
          <table:table-cell table:formula="of:=REPLACE([.B4946]; 1; 29; &quot;&quot;)" office:value-type="string" office:string-value="jiapengliu613/LeetCode-Solution" calcext:value-type="string">
            <text:p>jiapengliu613/LeetCode-Solution</text:p>
          </table:table-cell>
        </table:table-row>
        <table:table-row table:style-name="ro1">
          <table:table-cell office:value-type="float" office:value="51889979" calcext:value-type="float">
            <text:p>51889979</text:p>
          </table:table-cell>
          <table:table-cell office:value-type="string" calcext:value-type="string">
            <text:p>https://api.github.com/repos/myui/incubator-hivemall</text:p>
          </table:table-cell>
          <table:table-cell table:formula="of:=REPLACE([.B4947]; 1; 29; &quot;&quot;)" office:value-type="string" office:string-value="myui/incubator-hivemall" calcext:value-type="string">
            <text:p>myui/incubator-hivemall</text:p>
          </table:table-cell>
        </table:table-row>
        <table:table-row table:style-name="ro1">
          <table:table-cell office:value-type="float" office:value="51967694" calcext:value-type="float">
            <text:p>51967694</text:p>
          </table:table-cell>
          <table:table-cell office:value-type="string" calcext:value-type="string">
            <text:p>https://api.github.com/repos/chiliego/jportal</text:p>
          </table:table-cell>
          <table:table-cell table:formula="of:=REPLACE([.B4948]; 1; 29; &quot;&quot;)" office:value-type="string" office:string-value="chiliego/jportal" calcext:value-type="string">
            <text:p>chiliego/jportal</text:p>
          </table:table-cell>
        </table:table-row>
        <table:table-row table:style-name="ro1">
          <table:table-cell office:value-type="float" office:value="51971992" calcext:value-type="float">
            <text:p>51971992</text:p>
          </table:table-cell>
          <table:table-cell office:value-type="string" calcext:value-type="string">
            <text:p>https://api.github.com/repos/Onegini/cordova-plugin-onegini</text:p>
          </table:table-cell>
          <table:table-cell table:formula="of:=REPLACE([.B4949]; 1; 29; &quot;&quot;)" office:value-type="string" office:string-value="Onegini/cordova-plugin-onegini" calcext:value-type="string">
            <text:p>Onegini/cordova-plugin-onegini</text:p>
          </table:table-cell>
        </table:table-row>
        <table:table-row table:style-name="ro1">
          <table:table-cell office:value-type="float" office:value="51984741" calcext:value-type="float">
            <text:p>51984741</text:p>
          </table:table-cell>
          <table:table-cell office:value-type="string" calcext:value-type="string">
            <text:p>https://api.github.com/repos/sqsgalaxys/SettingsRepository</text:p>
          </table:table-cell>
          <table:table-cell table:formula="of:=REPLACE([.B4950]; 1; 29; &quot;&quot;)" office:value-type="string" office:string-value="sqsgalaxys/SettingsRepository" calcext:value-type="string">
            <text:p>sqsgalaxys/SettingsRepository</text:p>
          </table:table-cell>
        </table:table-row>
        <table:table-row table:style-name="ro1">
          <table:table-cell office:value-type="float" office:value="51988728" calcext:value-type="float">
            <text:p>51988728</text:p>
          </table:table-cell>
          <table:table-cell office:value-type="string" calcext:value-type="string">
            <text:p>https://api.github.com/repos/BoZhangYL/DORO</text:p>
          </table:table-cell>
          <table:table-cell table:formula="of:=REPLACE([.B4951]; 1; 29; &quot;&quot;)" office:value-type="string" office:string-value="BoZhangYL/DORO" calcext:value-type="string">
            <text:p>BoZhangYL/DORO</text:p>
          </table:table-cell>
        </table:table-row>
        <table:table-row table:style-name="ro1">
          <table:table-cell office:value-type="float" office:value="51996169" calcext:value-type="float">
            <text:p>51996169</text:p>
          </table:table-cell>
          <table:table-cell office:value-type="string" calcext:value-type="string">
            <text:p>https://api.github.com/repos/oss-qm/freecol</text:p>
          </table:table-cell>
          <table:table-cell table:formula="of:=REPLACE([.B4952]; 1; 29; &quot;&quot;)" office:value-type="string" office:string-value="oss-qm/freecol" calcext:value-type="string">
            <text:p>oss-qm/freecol</text:p>
          </table:table-cell>
        </table:table-row>
        <table:table-row table:style-name="ro1">
          <table:table-cell office:value-type="float" office:value="52012068" calcext:value-type="float">
            <text:p>52012068</text:p>
          </table:table-cell>
          <table:table-cell office:value-type="string" calcext:value-type="string">
            <text:p>https://api.github.com/repos/vaadin/framework</text:p>
          </table:table-cell>
          <table:table-cell table:formula="of:=REPLACE([.B4953]; 1; 29; &quot;&quot;)" office:value-type="string" office:string-value="vaadin/framework" calcext:value-type="string">
            <text:p>vaadin/framework</text:p>
          </table:table-cell>
        </table:table-row>
        <table:table-row table:style-name="ro1">
          <table:table-cell office:value-type="float" office:value="52030840" calcext:value-type="float">
            <text:p>52030840</text:p>
          </table:table-cell>
          <table:table-cell office:value-type="string" calcext:value-type="string">
            <text:p>https://api.github.com/repos/BlackSourceLabs/BlackNectar-Service</text:p>
          </table:table-cell>
          <table:table-cell table:formula="of:=REPLACE([.B4954]; 1; 29; &quot;&quot;)" office:value-type="string" office:string-value="BlackSourceLabs/BlackNectar-Service" calcext:value-type="string">
            <text:p>BlackSourceLabs/BlackNectar-Service</text:p>
          </table:table-cell>
        </table:table-row>
        <table:table-row table:style-name="ro1">
          <table:table-cell office:value-type="float" office:value="52036596" calcext:value-type="float">
            <text:p>52036596</text:p>
          </table:table-cell>
          <table:table-cell office:value-type="string" calcext:value-type="string">
            <text:p>https://api.github.com/repos/schedjoules/android-event-discovery-sdk</text:p>
          </table:table-cell>
          <table:table-cell table:formula="of:=REPLACE([.B4955]; 1; 29; &quot;&quot;)" office:value-type="string" office:string-value="schedjoules/android-event-discovery-sdk" calcext:value-type="string">
            <text:p>schedjoules/android-event-discovery-sdk</text:p>
          </table:table-cell>
        </table:table-row>
        <table:table-row table:style-name="ro1">
          <table:table-cell office:value-type="float" office:value="52066301" calcext:value-type="float">
            <text:p>52066301</text:p>
          </table:table-cell>
          <table:table-cell office:value-type="string" calcext:value-type="string">
            <text:p>https://api.github.com/repos/oncokb/oncokb</text:p>
          </table:table-cell>
          <table:table-cell table:formula="of:=REPLACE([.B4956]; 1; 29; &quot;&quot;)" office:value-type="string" office:string-value="oncokb/oncokb" calcext:value-type="string">
            <text:p>oncokb/oncokb</text:p>
          </table:table-cell>
        </table:table-row>
        <table:table-row table:style-name="ro1">
          <table:table-cell office:value-type="float" office:value="52126250" calcext:value-type="float">
            <text:p>52126250</text:p>
          </table:table-cell>
          <table:table-cell office:value-type="string" calcext:value-type="string">
            <text:p>https://api.github.com/repos/eeverman/andhow</text:p>
          </table:table-cell>
          <table:table-cell table:formula="of:=REPLACE([.B4957]; 1; 29; &quot;&quot;)" office:value-type="string" office:string-value="eeverman/andhow" calcext:value-type="string">
            <text:p>eeverman/andhow</text:p>
          </table:table-cell>
        </table:table-row>
        <table:table-row table:style-name="ro1">
          <table:table-cell office:value-type="float" office:value="52297059" calcext:value-type="float">
            <text:p>52297059</text:p>
          </table:table-cell>
          <table:table-cell office:value-type="string" calcext:value-type="string">
            <text:p>https://api.github.com/repos/apache/geode</text:p>
          </table:table-cell>
          <table:table-cell table:formula="of:=REPLACE([.B4958]; 1; 29; &quot;&quot;)" office:value-type="string" office:string-value="apache/geode" calcext:value-type="string">
            <text:p>apache/geode</text:p>
          </table:table-cell>
        </table:table-row>
        <table:table-row table:style-name="ro1">
          <table:table-cell office:value-type="float" office:value="52423761" calcext:value-type="float">
            <text:p>52423761</text:p>
          </table:table-cell>
          <table:table-cell office:value-type="string" calcext:value-type="string">
            <text:p>https://api.github.com/repos/WongWeiXuan/OOPPTheFridge</text:p>
          </table:table-cell>
          <table:table-cell table:formula="of:=REPLACE([.B4959]; 1; 29; &quot;&quot;)" office:value-type="string" office:string-value="WongWeiXuan/OOPPTheFridge" calcext:value-type="string">
            <text:p>WongWeiXuan/OOPPTheFridge</text:p>
          </table:table-cell>
        </table:table-row>
        <table:table-row table:style-name="ro1">
          <table:table-cell office:value-type="float" office:value="52479122" calcext:value-type="float">
            <text:p>52479122</text:p>
          </table:table-cell>
          <table:table-cell office:value-type="string" calcext:value-type="string">
            <text:p>https://api.github.com/repos/CopperheadOS/platform_packages_apps_Launcher3</text:p>
          </table:table-cell>
          <table:table-cell table:formula="of:=REPLACE([.B4960]; 1; 29; &quot;&quot;)" office:value-type="string" office:string-value="CopperheadOS/platform_packages_apps_Launcher3" calcext:value-type="string">
            <text:p>CopperheadOS/platform_packages_apps_Launcher3</text:p>
          </table:table-cell>
        </table:table-row>
        <table:table-row table:style-name="ro1">
          <table:table-cell office:value-type="float" office:value="52508042" calcext:value-type="float">
            <text:p>52508042</text:p>
          </table:table-cell>
          <table:table-cell office:value-type="string" calcext:value-type="string">
            <text:p>https://api.github.com/repos/davidmoten/rxjava2-extras</text:p>
          </table:table-cell>
          <table:table-cell table:formula="of:=REPLACE([.B4961]; 1; 29; &quot;&quot;)" office:value-type="string" office:string-value="davidmoten/rxjava2-extras" calcext:value-type="string">
            <text:p>davidmoten/rxjava2-extras</text:p>
          </table:table-cell>
        </table:table-row>
        <table:table-row table:style-name="ro1">
          <table:table-cell office:value-type="float" office:value="52580727" calcext:value-type="float">
            <text:p>52580727</text:p>
          </table:table-cell>
          <table:table-cell office:value-type="string" calcext:value-type="string">
            <text:p>https://api.github.com/repos/qwazr/search</text:p>
          </table:table-cell>
          <table:table-cell table:formula="of:=REPLACE([.B4962]; 1; 29; &quot;&quot;)" office:value-type="string" office:string-value="qwazr/search" calcext:value-type="string">
            <text:p>qwazr/search</text:p>
          </table:table-cell>
        </table:table-row>
        <table:table-row table:style-name="ro1">
          <table:table-cell office:value-type="float" office:value="52595785" calcext:value-type="float">
            <text:p>52595785</text:p>
          </table:table-cell>
          <table:table-cell office:value-type="string" calcext:value-type="string">
            <text:p>https://api.github.com/repos/TechnionYP5777/UpAndGo</text:p>
          </table:table-cell>
          <table:table-cell table:formula="of:=REPLACE([.B4963]; 1; 29; &quot;&quot;)" office:value-type="string" office:string-value="TechnionYP5777/UpAndGo" calcext:value-type="string">
            <text:p>TechnionYP5777/UpAndGo</text:p>
          </table:table-cell>
        </table:table-row>
        <table:table-row table:style-name="ro1">
          <table:table-cell office:value-type="float" office:value="52702249" calcext:value-type="float">
            <text:p>52702249</text:p>
          </table:table-cell>
          <table:table-cell office:value-type="string" calcext:value-type="string">
            <text:p>https://api.github.com/repos/tpb1908/AndroidProjectsClient</text:p>
          </table:table-cell>
          <table:table-cell table:formula="of:=REPLACE([.B4964]; 1; 29; &quot;&quot;)" office:value-type="string" office:string-value="tpb1908/AndroidProjectsClient" calcext:value-type="string">
            <text:p>tpb1908/AndroidProjectsClient</text:p>
          </table:table-cell>
        </table:table-row>
        <table:table-row table:style-name="ro1">
          <table:table-cell office:value-type="float" office:value="52800564" calcext:value-type="float">
            <text:p>52800564</text:p>
          </table:table-cell>
          <table:table-cell office:value-type="string" calcext:value-type="string">
            <text:p>https://api.github.com/repos/jnidzwetzki/bboxdb</text:p>
          </table:table-cell>
          <table:table-cell table:formula="of:=REPLACE([.B4965]; 1; 29; &quot;&quot;)" office:value-type="string" office:string-value="jnidzwetzki/bboxdb" calcext:value-type="string">
            <text:p>jnidzwetzki/bboxdb</text:p>
          </table:table-cell>
        </table:table-row>
        <table:table-row table:style-name="ro1">
          <table:table-cell office:value-type="float" office:value="53021821" calcext:value-type="float">
            <text:p>53021821</text:p>
          </table:table-cell>
          <table:table-cell office:value-type="string" calcext:value-type="string">
            <text:p>https://api.github.com/repos/VertexOS/android_packages_apps_Settings</text:p>
          </table:table-cell>
          <table:table-cell table:formula="of:=REPLACE([.B4966]; 1; 29; &quot;&quot;)" office:value-type="string" office:string-value="VertexOS/android_packages_apps_Settings" calcext:value-type="string">
            <text:p>VertexOS/android_packages_apps_Settings</text:p>
          </table:table-cell>
        </table:table-row>
        <table:table-row table:style-name="ro1">
          <table:table-cell office:value-type="float" office:value="53025975" calcext:value-type="float">
            <text:p>53025975</text:p>
          </table:table-cell>
          <table:table-cell office:value-type="string" calcext:value-type="string">
            <text:p>https://api.github.com/repos/cerhy/cerhy</text:p>
          </table:table-cell>
          <table:table-cell table:formula="of:=REPLACE([.B4967]; 1; 29; &quot;&quot;)" office:value-type="string" office:string-value="cerhy/cerhy" calcext:value-type="string">
            <text:p>cerhy/cerhy</text:p>
          </table:table-cell>
        </table:table-row>
        <table:table-row table:style-name="ro1">
          <table:table-cell office:value-type="float" office:value="53109790" calcext:value-type="float">
            <text:p>53109790</text:p>
          </table:table-cell>
          <table:table-cell office:value-type="string" calcext:value-type="string">
            <text:p>https://api.github.com/repos/eomjinyoung/java89-project-team</text:p>
          </table:table-cell>
          <table:table-cell table:formula="of:=REPLACE([.B4968]; 1; 29; &quot;&quot;)" office:value-type="string" office:string-value="eomjinyoung/java89-project-team" calcext:value-type="string">
            <text:p>eomjinyoung/java89-project-team</text:p>
          </table:table-cell>
        </table:table-row>
        <table:table-row table:style-name="ro1">
          <table:table-cell office:value-type="float" office:value="53179643" calcext:value-type="float">
            <text:p>53179643</text:p>
          </table:table-cell>
          <table:table-cell office:value-type="string" calcext:value-type="string">
            <text:p>https://api.github.com/repos/spikespiegel5112/volunteer4SH</text:p>
          </table:table-cell>
          <table:table-cell table:formula="of:=REPLACE([.B4969]; 1; 29; &quot;&quot;)" office:value-type="string" office:string-value="spikespiegel5112/volunteer4SH" calcext:value-type="string">
            <text:p>spikespiegel5112/volunteer4SH</text:p>
          </table:table-cell>
        </table:table-row>
        <table:table-row table:style-name="ro1">
          <table:table-cell office:value-type="float" office:value="53248566" calcext:value-type="float">
            <text:p>53248566</text:p>
          </table:table-cell>
          <table:table-cell office:value-type="string" calcext:value-type="string">
            <text:p>https://api.github.com/repos/dmc-uilabs/dmcrest</text:p>
          </table:table-cell>
          <table:table-cell table:formula="of:=REPLACE([.B4970]; 1; 29; &quot;&quot;)" office:value-type="string" office:string-value="dmc-uilabs/dmcrest" calcext:value-type="string">
            <text:p>dmc-uilabs/dmcrest</text:p>
          </table:table-cell>
        </table:table-row>
        <table:table-row table:style-name="ro1">
          <table:table-cell office:value-type="float" office:value="53301494" calcext:value-type="float">
            <text:p>53301494</text:p>
          </table:table-cell>
          <table:table-cell office:value-type="string" calcext:value-type="string">
            <text:p>https://api.github.com/repos/kgoto-brando/intellij-settings</text:p>
          </table:table-cell>
          <table:table-cell table:formula="of:=REPLACE([.B4971]; 1; 29; &quot;&quot;)" office:value-type="string" office:string-value="kgoto-brando/intellij-settings" calcext:value-type="string">
            <text:p>kgoto-brando/intellij-settings</text:p>
          </table:table-cell>
        </table:table-row>
        <table:table-row table:style-name="ro1">
          <table:table-cell office:value-type="float" office:value="53446170" calcext:value-type="float">
            <text:p>53446170</text:p>
          </table:table-cell>
          <table:table-cell office:value-type="string" calcext:value-type="string">
            <text:p>https://api.github.com/repos/codeaurora-unofficial/platform-frameworks-opt-net-wifi</text:p>
          </table:table-cell>
          <table:table-cell table:formula="of:=REPLACE([.B4972]; 1; 29; &quot;&quot;)" office:value-type="string" office:string-value="codeaurora-unofficial/platform-frameworks-opt-net-wifi" calcext:value-type="string">
            <text:p>codeaurora-unofficial/platform-frameworks-opt-net-wifi</text:p>
          </table:table-cell>
        </table:table-row>
        <table:table-row table:style-name="ro1">
          <table:table-cell office:value-type="float" office:value="53446178" calcext:value-type="float">
            <text:p>53446178</text:p>
          </table:table-cell>
          <table:table-cell office:value-type="string" calcext:value-type="string">
            <text:p>https://api.github.com/repos/codeaurora-unofficial/platform-frameworks-base</text:p>
          </table:table-cell>
          <table:table-cell table:formula="of:=REPLACE([.B4973]; 1; 29; &quot;&quot;)" office:value-type="string" office:string-value="codeaurora-unofficial/platform-frameworks-base" calcext:value-type="string">
            <text:p>codeaurora-unofficial/platform-frameworks-base</text:p>
          </table:table-cell>
        </table:table-row>
        <table:table-row table:style-name="ro1">
          <table:table-cell office:value-type="float" office:value="53446179" calcext:value-type="float">
            <text:p>53446179</text:p>
          </table:table-cell>
          <table:table-cell office:value-type="string" calcext:value-type="string">
            <text:p>https://api.github.com/repos/codeaurora-unofficial/platform-frameworks-opt-telephony</text:p>
          </table:table-cell>
          <table:table-cell table:formula="of:=REPLACE([.B4974]; 1; 29; &quot;&quot;)" office:value-type="string" office:string-value="codeaurora-unofficial/platform-frameworks-opt-telephony" calcext:value-type="string">
            <text:p>codeaurora-unofficial/platform-frameworks-opt-telephony</text:p>
          </table:table-cell>
        </table:table-row>
        <table:table-row table:style-name="ro1">
          <table:table-cell office:value-type="float" office:value="53446198" calcext:value-type="float">
            <text:p>53446198</text:p>
          </table:table-cell>
          <table:table-cell office:value-type="string" calcext:value-type="string">
            <text:p>https://api.github.com/repos/codeaurora-unofficial/platform-packages-apps-Bluetooth</text:p>
          </table:table-cell>
          <table:table-cell table:formula="of:=REPLACE([.B4975]; 1; 29; &quot;&quot;)" office:value-type="string" office:string-value="codeaurora-unofficial/platform-packages-apps-Bluetooth" calcext:value-type="string">
            <text:p>codeaurora-unofficial/platform-packages-apps-Bluetooth</text:p>
          </table:table-cell>
        </table:table-row>
        <table:table-row table:style-name="ro1">
          <table:table-cell office:value-type="float" office:value="53446263" calcext:value-type="float">
            <text:p>53446263</text:p>
          </table:table-cell>
          <table:table-cell office:value-type="string" calcext:value-type="string">
            <text:p>https://api.github.com/repos/codeaurora-unofficial/packages-services-Telecomm</text:p>
          </table:table-cell>
          <table:table-cell table:formula="of:=REPLACE([.B4976]; 1; 29; &quot;&quot;)" office:value-type="string" office:string-value="codeaurora-unofficial/packages-services-Telecomm" calcext:value-type="string">
            <text:p>codeaurora-unofficial/packages-services-Telecomm</text:p>
          </table:table-cell>
        </table:table-row>
        <table:table-row table:style-name="ro1">
          <table:table-cell office:value-type="float" office:value="53446315" calcext:value-type="float">
            <text:p>53446315</text:p>
          </table:table-cell>
          <table:table-cell office:value-type="string" calcext:value-type="string">
            <text:p>https://api.github.com/repos/codeaurora-unofficial/platform-libcore</text:p>
          </table:table-cell>
          <table:table-cell table:formula="of:=REPLACE([.B4977]; 1; 29; &quot;&quot;)" office:value-type="string" office:string-value="codeaurora-unofficial/platform-libcore" calcext:value-type="string">
            <text:p>codeaurora-unofficial/platform-libcore</text:p>
          </table:table-cell>
        </table:table-row>
        <table:table-row table:style-name="ro1">
          <table:table-cell office:value-type="float" office:value="53458215" calcext:value-type="float">
            <text:p>53458215</text:p>
          </table:table-cell>
          <table:table-cell office:value-type="string" calcext:value-type="string">
            <text:p>https://api.github.com/repos/spring-projects/sts4</text:p>
          </table:table-cell>
          <table:table-cell table:formula="of:=REPLACE([.B4978]; 1; 29; &quot;&quot;)" office:value-type="string" office:string-value="spring-projects/sts4" calcext:value-type="string">
            <text:p>spring-projects/sts4</text:p>
          </table:table-cell>
        </table:table-row>
        <table:table-row table:style-name="ro1">
          <table:table-cell office:value-type="float" office:value="53548598" calcext:value-type="float">
            <text:p>53548598</text:p>
          </table:table-cell>
          <table:table-cell office:value-type="string" calcext:value-type="string">
            <text:p>https://api.github.com/repos/kaltura/playkit-android</text:p>
          </table:table-cell>
          <table:table-cell table:formula="of:=REPLACE([.B4979]; 1; 29; &quot;&quot;)" office:value-type="string" office:string-value="kaltura/playkit-android" calcext:value-type="string">
            <text:p>kaltura/playkit-android</text:p>
          </table:table-cell>
        </table:table-row>
        <table:table-row table:style-name="ro1">
          <table:table-cell office:value-type="float" office:value="53564232" calcext:value-type="float">
            <text:p>53564232</text:p>
          </table:table-cell>
          <table:table-cell office:value-type="string" calcext:value-type="string">
            <text:p>https://api.github.com/repos/apache/beam</text:p>
          </table:table-cell>
          <table:table-cell table:formula="of:=REPLACE([.B4980]; 1; 29; &quot;&quot;)" office:value-type="string" office:string-value="apache/beam" calcext:value-type="string">
            <text:p>apache/beam</text:p>
          </table:table-cell>
        </table:table-row>
        <table:table-row table:style-name="ro1">
          <table:table-cell office:value-type="float" office:value="53796337" calcext:value-type="float">
            <text:p>53796337</text:p>
          </table:table-cell>
          <table:table-cell office:value-type="string" calcext:value-type="string">
            <text:p>https://api.github.com/repos/codeaurora-unofficial/packages-services-Telephony</text:p>
          </table:table-cell>
          <table:table-cell table:formula="of:=REPLACE([.B4981]; 1; 29; &quot;&quot;)" office:value-type="string" office:string-value="codeaurora-unofficial/packages-services-Telephony" calcext:value-type="string">
            <text:p>codeaurora-unofficial/packages-services-Telephony</text:p>
          </table:table-cell>
        </table:table-row>
        <table:table-row table:style-name="ro1">
          <table:table-cell office:value-type="float" office:value="55544509" calcext:value-type="float">
            <text:p>55544509</text:p>
          </table:table-cell>
          <table:table-cell office:value-type="string" calcext:value-type="string">
            <text:p>https://api.github.com/repos/ucdavis/ipa-web</text:p>
          </table:table-cell>
          <table:table-cell table:formula="of:=REPLACE([.B4982]; 1; 29; &quot;&quot;)" office:value-type="string" office:string-value="ucdavis/ipa-web" calcext:value-type="string">
            <text:p>ucdavis/ipa-web</text:p>
          </table:table-cell>
        </table:table-row>
        <table:table-row table:style-name="ro1">
          <table:table-cell office:value-type="float" office:value="56297701" calcext:value-type="float">
            <text:p>56297701</text:p>
          </table:table-cell>
          <table:table-cell office:value-type="string" calcext:value-type="string">
            <text:p>https://api.github.com/repos/b2ihealthcare/snow-owl</text:p>
          </table:table-cell>
          <table:table-cell table:formula="of:=REPLACE([.B4983]; 1; 29; &quot;&quot;)" office:value-type="string" office:string-value="b2ihealthcare/snow-owl" calcext:value-type="string">
            <text:p>b2ihealthcare/snow-owl</text:p>
          </table:table-cell>
        </table:table-row>
        <table:table-row table:style-name="ro1">
          <table:table-cell office:value-type="float" office:value="56299159" calcext:value-type="float">
            <text:p>56299159</text:p>
          </table:table-cell>
          <table:table-cell office:value-type="string" calcext:value-type="string">
            <text:p>https://api.github.com/repos/IHTSDO/snow-owl</text:p>
          </table:table-cell>
          <table:table-cell table:formula="of:=REPLACE([.B4984]; 1; 29; &quot;&quot;)" office:value-type="string" office:string-value="IHTSDO/snow-owl" calcext:value-type="string">
            <text:p>IHTSDO/snow-owl</text:p>
          </table:table-cell>
        </table:table-row>
        <table:table-row table:style-name="ro1">
          <table:table-cell office:value-type="float" office:value="57774466" calcext:value-type="float">
            <text:p>57774466</text:p>
          </table:table-cell>
          <table:table-cell office:value-type="string" calcext:value-type="string">
            <text:p>https://api.github.com/repos/marcelovca90/anti-spam-weka</text:p>
          </table:table-cell>
          <table:table-cell table:formula="of:=REPLACE([.B4985]; 1; 29; &quot;&quot;)" office:value-type="string" office:string-value="marcelovca90/anti-spam-weka" calcext:value-type="string">
            <text:p>marcelovca90/anti-spam-weka</text:p>
          </table:table-cell>
        </table:table-row>
        <table:table-row table:style-name="ro1">
          <table:table-cell office:value-type="float" office:value="59140562" calcext:value-type="float">
            <text:p>59140562</text:p>
          </table:table-cell>
          <table:table-cell office:value-type="string" calcext:value-type="string">
            <text:p>https://api.github.com/repos/kabouzeid/Phonograph</text:p>
          </table:table-cell>
          <table:table-cell table:formula="of:=REPLACE([.B4986]; 1; 29; &quot;&quot;)" office:value-type="string" office:string-value="kabouzeid/Phonograph" calcext:value-type="string">
            <text:p>kabouzeid/Phonograph</text:p>
          </table:table-cell>
        </table:table-row>
        <table:table-row table:style-name="ro1">
          <table:table-cell office:value-type="float" office:value="59568028" calcext:value-type="float">
            <text:p>59568028</text:p>
          </table:table-cell>
          <table:table-cell office:value-type="string" calcext:value-type="string">
            <text:p>https://api.github.com/repos/kiegroup/drools</text:p>
          </table:table-cell>
          <table:table-cell table:formula="of:=REPLACE([.B4987]; 1; 29; &quot;&quot;)" office:value-type="string" office:string-value="kiegroup/drools" calcext:value-type="string">
            <text:p>kiegroup/drools</text:p>
          </table:table-cell>
        </table:table-row>
        <table:table-row table:style-name="ro1">
          <table:table-cell office:value-type="float" office:value="62572562" calcext:value-type="float">
            <text:p>62572562</text:p>
          </table:table-cell>
          <table:table-cell office:value-type="string" calcext:value-type="string">
            <text:p>https://api.github.com/repos/AppFormer/uberfire</text:p>
          </table:table-cell>
          <table:table-cell table:formula="of:=REPLACE([.B4988]; 1; 29; &quot;&quot;)" office:value-type="string" office:string-value="AppFormer/uberfire" calcext:value-type="string">
            <text:p>AppFormer/uberfire</text:p>
          </table:table-cell>
        </table:table-row>
        <table:table-row table:style-name="ro1">
          <table:table-cell office:value-type="float" office:value="63824321" calcext:value-type="float">
            <text:p>63824321</text:p>
          </table:table-cell>
          <table:table-cell office:value-type="string" calcext:value-type="string">
            <text:p>https://api.github.com/repos/SpartanRefactoring/Main</text:p>
          </table:table-cell>
          <table:table-cell table:formula="of:=REPLACE([.B4989]; 1; 29; &quot;&quot;)" office:value-type="string" office:string-value="SpartanRefactoring/Main" calcext:value-type="string">
            <text:p>SpartanRefactoring/Main</text:p>
          </table:table-cell>
        </table:table-row>
        <table:table-row table:style-name="ro1">
          <table:table-cell office:value-type="float" office:value="63839055" calcext:value-type="float">
            <text:p>63839055</text:p>
          </table:table-cell>
          <table:table-cell office:value-type="string" calcext:value-type="string">
            <text:p>https://api.github.com/repos/bcdev/calvalus2</text:p>
          </table:table-cell>
          <table:table-cell table:formula="of:=REPLACE([.B4990]; 1; 29; &quot;&quot;)" office:value-type="string" office:string-value="bcdev/calvalus2" calcext:value-type="string">
            <text:p>bcdev/calvalus2</text:p>
          </table:table-cell>
        </table:table-row>
        <table:table-row table:style-name="ro1">
          <table:table-cell office:value-type="float" office:value="66438665" calcext:value-type="float">
            <text:p>66438665</text:p>
          </table:table-cell>
          <table:table-cell office:value-type="string" calcext:value-type="string">
            <text:p>https://api.github.com/repos/Aptoide/aptoide-client-v8</text:p>
          </table:table-cell>
          <table:table-cell table:formula="of:=REPLACE([.B4991]; 1; 29; &quot;&quot;)" office:value-type="string" office:string-value="Aptoide/aptoide-client-v8" calcext:value-type="string">
            <text:p>Aptoide/aptoide-client-v8</text:p>
          </table:table-cell>
        </table:table-row>
        <table:table-row table:style-name="ro1">
          <table:table-cell office:value-type="float" office:value="70170254" calcext:value-type="float">
            <text:p>70170254</text:p>
          </table:table-cell>
          <table:table-cell office:value-type="string" calcext:value-type="string">
            <text:p>https://api.github.com/repos/gentics/mesh</text:p>
          </table:table-cell>
          <table:table-cell table:formula="of:=REPLACE([.B4992]; 1; 29; &quot;&quot;)" office:value-type="string" office:string-value="gentics/mesh" calcext:value-type="string">
            <text:p>gentics/mesh</text:p>
          </table:table-cell>
        </table:table-row>
        <table:table-row table:style-name="ro1">
          <table:table-cell office:value-type="float" office:value="73702261" calcext:value-type="float">
            <text:p>73702261</text:p>
          </table:table-cell>
          <table:table-cell office:value-type="string" calcext:value-type="string">
            <text:p>https://api.github.com/repos/JetBrains/educational-plugin</text:p>
          </table:table-cell>
          <table:table-cell table:formula="of:=REPLACE([.B4993]; 1; 29; &quot;&quot;)" office:value-type="string" office:string-value="JetBrains/educational-plugin" calcext:value-type="string">
            <text:p>JetBrains/educational-plugin</text:p>
          </table:table-cell>
        </table:table-row>
        <table:table-row table:style-name="ro1">
          <table:table-cell office:value-type="float" office:value="78442155" calcext:value-type="float">
            <text:p>78442155</text:p>
          </table:table-cell>
          <table:table-cell office:value-type="string" calcext:value-type="string">
            <text:p>https://api.github.com/repos/xtonousou/SoundBoardX</text:p>
          </table:table-cell>
          <table:table-cell table:formula="of:=REPLACE([.B4994]; 1; 29; &quot;&quot;)" office:value-type="string" office:string-value="xtonousou/SoundBoardX" calcext:value-type="string">
            <text:p>xtonousou/SoundBoardX</text:p>
          </table:table-cell>
        </table:table-row>
        <table:table-row table:style-name="ro1">
          <table:table-cell office:value-type="float" office:value="80256030" calcext:value-type="float">
            <text:p>80256030</text:p>
          </table:table-cell>
          <table:table-cell office:value-type="string" calcext:value-type="string">
            <text:p>https://api.github.com/repos/qaprosoft/carina</text:p>
          </table:table-cell>
          <table:table-cell table:formula="of:=REPLACE([.B4995]; 1; 29; &quot;&quot;)" office:value-type="string" office:string-value="qaprosoft/carina" calcext:value-type="string">
            <text:p>qaprosoft/car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0T15:28:27.893240395</dc:date>
    <meta:editing-duration>PT35S</meta:editing-duration>
    <meta:editing-cycles>1</meta:editing-cycles>
    <meta:document-statistic meta:table-count="1" meta:cell-count="14985" meta:object-count="0"/>
    <meta:generator>LibreOffice_Vanilla/6.2.6.2$MacOSX_X86_64 LibreOffice_project/684e730861356e74889dfe6dbddd3562aae2e6ad</meta:generator>
  </office:meta>
</office:document-meta>
</file>